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823cm"/>
    </style:style>
    <style:style style:name="co3" style:family="table-column">
      <style:table-column-properties fo:break-before="auto" style:column-width="7.491cm"/>
    </style:style>
    <style:style style:name="co4" style:family="table-column">
      <style:table-column-properties fo:break-before="auto" style:column-width="10.211cm"/>
    </style:style>
    <style:style style:name="co5" style:family="table-column">
      <style:table-column-properties fo:break-before="auto" style:column-width="6.7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8.475cm" fo:break-before="auto" style:use-optimal-row-height="true"/>
    </style:style>
    <style:style style:name="ro6" style:family="table-row">
      <style:table-row-properties style:row-height="4.263cm" fo:break-before="auto" style:use-optimal-row-height="true"/>
    </style:style>
    <style:style style:name="ta1" style:family="table" style:master-page-name="Default">
      <style:table-properties table:display="true" style:writing-mode="lr-tb"/>
    </style:style>
  </office:automatic-styles>
  <office:body>
    <office:spreadsheet>
      <table:table table:name="ERP version 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8" table:default-cell-style-name="Default"/>
        <table:table-column table:style-name="co4" table:default-cell-style-name="Default"/>
        <table:table-column table:style-name="co5" table:default-cell-style-name="Default"/>
        <table:table-column table:style-name="co1" table:number-columns-repeated="19" table:default-cell-style-name="Default"/>
        <table:table-row table:style-name="ro1">
          <table:table-cell office:value-type="string">
            <text:p>ID_MTPWEB</text:p>
          </table:table-cell>
          <table:table-cell office:value-type="string">
            <text:p>CATEGORIE</text:p>
          </table:table-cell>
          <table:table-cell office:value-type="string">
            <text:p>NOM</text:p>
          </table:table-cell>
          <table:table-cell office:value-type="string">
            <text:p>QUARTIER</text:p>
          </table:table-cell>
          <table:table-cell office:value-type="string">
            <text:p>SOUSQUARTIER</text:p>
          </table:table-cell>
          <table:table-cell office:value-type="string">
            <text:p>TELEPHONE</text:p>
          </table:table-cell>
          <table:table-cell office:value-type="string">
            <text:p>FAX</text:p>
          </table:table-cell>
          <table:table-cell office:value-type="string">
            <text:p>COURRIEL</text:p>
          </table:table-cell>
          <table:table-cell office:value-type="string">
            <text:p>SITEWEB</text:p>
          </table:table-cell>
          <table:table-cell office:value-type="string">
            <text:p>STATIONNEMENT</text:p>
          </table:table-cell>
          <table:table-cell office:value-type="string">
            <text:p>ID_GIS_DELTA</text:p>
          </table:table-cell>
          <table:table-cell office:value-type="string">
            <text:p>LATITUDE</text:p>
          </table:table-cell>
          <table:table-cell office:value-type="string">
            <text:p>LONGITUDE</text:p>
          </table:table-cell>
          <table:table-cell office:value-type="string">
            <text:p>ADDR_NUMERO</text:p>
          </table:table-cell>
          <table:table-cell office:value-type="string">
            <text:p>ADDR_SUFFIXE</text:p>
          </table:table-cell>
          <table:table-cell office:value-type="string">
            <text:p>ADDR_VOIETYPE</text:p>
          </table:table-cell>
          <table:table-cell office:value-type="string">
            <text:p>ADDR_NOMVOIE</text:p>
          </table:table-cell>
          <table:table-cell office:value-type="string">
            <text:p>ADDR_COMPLEMENTAIRE</text:p>
          </table:table-cell>
          <table:table-cell office:value-type="string">
            <text:p>ADDR_CODEPOSTAL</text:p>
          </table:table-cell>
          <table:table-cell office:value-type="string">
            <text:p>ADDR_VILLE</text:p>
          </table:table-cell>
          <table:table-cell office:value-type="string">
            <text:p>ADDR_CEDEX</text:p>
          </table:table-cell>
          <table:table-cell office:value-type="string">
            <text:p>AME_ACCESSIBILITEGENERALE</text:p>
          </table:table-cell>
          <table:table-cell office:value-type="string">
            <text:p>AME_BOUCLEMAGNETIQUE</text:p>
          </table:table-cell>
          <table:table-cell office:value-type="string">
            <text:p>AME_TOILETTE</text:p>
          </table:table-cell>
          <table:table-cell office:value-type="string">
            <text:p>AME_ASCENSEUR</text:p>
          </table:table-cell>
          <table:table-cell office:value-type="string">
            <text:p>AME_PLACESTATIONNEMENT</text:p>
          </table:table-cell>
          <table:table-cell office:value-type="string">
            <text:p>AME_ACCESSIBILITESTATIONNEMENT</text:p>
          </table:table-cell>
          <table:table-cell office:value-type="string">
            <text:p>ACCES_PRECISION</text:p>
          </table:table-cell>
          <table:table-cell office:value-type="string">
            <text:p>ACCES_TRAM</text:p>
          </table:table-cell>
          <table:table-cell office:value-type="string">
            <text:p>ACCES_BUS</text:p>
          </table:table-cell>
          <table:table-cell office:value-type="string">
            <text:p>COMMENTAIRE</text:p>
          </table:table-cell>
          <table:table-cell office:value-type="string">
            <text:p>ENSAVOIRPLUS</text:p>
          </table:table-cell>
        </table:table-row>
        <table:table-row table:style-name="ro2">
          <table:table-cell office:value-type="float" office:value="8">
            <text:p>8</text:p>
          </table:table-cell>
          <table:table-cell office:value-type="string">
            <text:p>Piscines</text:p>
          </table:table-cell>
          <table:table-cell office:value-type="string">
            <text:p>Piscine de Maurin</text:p>
          </table:table-cell>
          <table:table-cell office:value-type="string">
            <text:p>Prés d'Arènes</text:p>
          </table:table-cell>
          <table:table-cell/>
          <table:table-cell office:value-type="string">
            <text:p>04 67 27 74 79</text:p>
          </table:table-cell>
          <table:table-cell table:number-columns-repeated="7"/>
          <table:table-cell office:value-type="string">
            <text:p>1933</text:p>
          </table:table-cell>
          <table:table-cell/>
          <table:table-cell office:value-type="string">
            <text:p>avenue de Maur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7 - Arrêt : "Passerines"</text:p>
            <text:p/>
          </table:table-cell>
          <table:table-cell office:value-type="string">
            <text:p>&lt;p&gt; &lt;/p&gt;</text:p>
          </table:table-cell>
          <table:table-cell/>
        </table:table-row>
        <table:table-row table:style-name="ro1">
          <table:table-cell office:value-type="float" office:value="12">
            <text:p>12</text:p>
          </table:table-cell>
          <table:table-cell office:value-type="string">
            <text:p>Gymnases</text:p>
          </table:table-cell>
          <table:table-cell office:value-type="string">
            <text:p>Gymnase Jean-Ramel</text:p>
          </table:table-cell>
          <table:table-cell office:value-type="string">
            <text:p>Montpellier Centre</text:p>
          </table:table-cell>
          <table:table-cell/>
          <table:table-cell office:value-type="string">
            <text:p>04 67 27 49 14</text:p>
          </table:table-cell>
          <table:table-cell table:number-columns-repeated="4"/>
          <table:table-cell office:value-type="string">
            <text:p>1324</text:p>
          </table:table-cell>
          <table:table-cell office:value-type="string">
            <text:p>43.6052194736</text:p>
          </table:table-cell>
          <table:table-cell office:value-type="string">
            <text:p>3.85650336448</text:p>
          </table:table-cell>
          <table:table-cell table:number-columns-repeated="2"/>
          <table:table-cell office:value-type="string">
            <text:p>Rue José-Maria-de-Hérédia</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 </text:p>
          </table:table-cell>
          <table:table-cell office:value-type="string">
            <text:p>&lt;h5&gt;Clubs sportifs&lt;br /&gt; &lt;/h5&gt;&lt;ul&gt;&lt;li&gt;A.M.R.S Volley loisir (04 67 66 34 42) &lt;/li&gt;&lt;li&gt;A.R.E.C.R.E.E Basket loisir (04 67 27 91 70)&lt;/li&gt;&lt;li&gt;COOLVolley (06 03 20 62 33) &lt;/li&gt;&lt;li&gt;ASPTT Volley loisir (04 99 52 60 70) &lt;/li&gt;&lt;li&gt;Montpellier VBA Volley loisir (04 67 40 05 72) &lt;/li&gt;&lt;li&gt; ASEM Volley  Mme Olivier (04 67 34 70 00) &lt;/li&gt;&lt;li&gt;&lt;p&gt; SAMA Volley (04 67 69 45 39) &lt;br /&gt; &lt;/p&gt;&lt;/li&gt;&lt;/ul&gt;&lt;h5&gt;Horaires&lt;/h5&gt;&lt;ul&gt;&lt;li&gt;Dans la journée : écoles, collèges&lt;/li&gt;&lt;li&gt;18h - 22h : clubs &lt;/li&gt;&lt;/ul&gt;&lt;p&gt;Dans tous les cas, une demande de créneaux devra être faite auprès du service des Sports. &lt;/p&gt;&lt;h5&gt; &lt;br /&gt; &lt;br /&gt;Tarifs&lt;/h5&gt;&lt;ul&gt;&lt;li&gt;Gratuit pour les écoles primaires et clubs sportifs. &lt;/li&gt;&lt;li&gt;Sous convention pour les collèges et les lycées.&lt;/li&gt;&lt;/ul&gt;</text:p>
          </table:table-cell>
          <table:table-cell/>
        </table:table-row>
        <table:table-row table:style-name="ro1">
          <table:table-cell office:value-type="float" office:value="13">
            <text:p>13</text:p>
          </table:table-cell>
          <table:table-cell office:value-type="string">
            <text:p>Gymnases</text:p>
          </table:table-cell>
          <table:table-cell office:value-type="string">
            <text:p>Gymnase Alain Le Hetet</text:p>
          </table:table-cell>
          <table:table-cell office:value-type="string">
            <text:p>Port Marianne</text:p>
          </table:table-cell>
          <table:table-cell table:number-columns-repeated="6"/>
          <table:table-cell office:value-type="string">
            <text:p>1640</text:p>
          </table:table-cell>
          <table:table-cell office:value-type="string">
            <text:p>43.6055840514</text:p>
          </table:table-cell>
          <table:table-cell office:value-type="string">
            <text:p>3.90606562509</text:p>
          </table:table-cell>
          <table:table-cell office:value-type="string">
            <text:p>237</text:p>
          </table:table-cell>
          <table:table-cell/>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1 : station Odysseum </text:p>
          </table:table-cell>
          <table:table-cell office:value-type="string">
            <text:p>Lignes de bus : "la ronde", N°29</text:p>
          </table:table-cell>
          <table:table-cell office:value-type="string">
            <text:p>&lt;p&gt;&lt;strong&gt;Horaires&lt;/strong&gt;&lt;br /&gt;&lt;br /&gt;Dans la journée : écoles et collèges &lt;br /&gt;18h-22h : clubs &lt;/p&gt;&lt;p&gt;Dans tous les cas une demande de créneaux devra être faites auprès du service des Sports.&lt;br /&gt;  &lt;br /&gt;&lt;strong&gt;Tarifs&lt;/strong&gt;&lt;br /&gt;Gratuits pour les écoles primaires et clubs sportifs. &lt;br /&gt;Sous convention pour les collèges et les lycées.&lt;br /&gt; &lt;/p&gt;</text:p>
          </table:table-cell>
          <table:table-cell/>
        </table:table-row>
        <table:table-row table:style-name="ro1">
          <table:table-cell office:value-type="float" office:value="15">
            <text:p>15</text:p>
          </table:table-cell>
          <table:table-cell office:value-type="string">
            <text:p>Gymnases</text:p>
          </table:table-cell>
          <table:table-cell office:value-type="string">
            <text:p>Gymnase Bernard-Jouanique</text:p>
          </table:table-cell>
          <table:table-cell office:value-type="string">
            <text:p>Les Cévennes</text:p>
          </table:table-cell>
          <table:table-cell/>
          <table:table-cell office:value-type="string">
            <text:p>04 67 54 63 99</text:p>
          </table:table-cell>
          <table:table-cell table:number-columns-repeated="4"/>
          <table:table-cell office:value-type="string">
            <text:p>1319</text:p>
          </table:table-cell>
          <table:table-cell office:value-type="string">
            <text:p>43.6209756200</text:p>
          </table:table-cell>
          <table:table-cell office:value-type="string">
            <text:p>3.84697268194</text:p>
          </table:table-cell>
          <table:table-cell table:number-columns-repeated="2"/>
          <table:table-cell office:value-type="string">
            <text:p>Rue </text:p>
          </table:table-cell>
          <table:table-cell office:value-type="string">
            <text:p>Jacques-Dalcroze</text:p>
          </table:table-cell>
          <table:table-cell/>
          <table:table-cell office:value-type="string">
            <text:p>34080</text:p>
          </table:table-cell>
          <table:table-cell office:value-type="string">
            <text:p>Montpellier</text:p>
          </table:table-cell>
          <table:table-cell office:value-type="string">
            <text:p>1319</text:p>
          </table:table-cell>
          <table:table-cell/>
          <table:table-cell office:value-type="float" office:value="0">
            <text:p>0</text:p>
          </table:table-cell>
          <table:table-cell table:number-columns-repeated="6"/>
          <table:table-cell office:value-type="string">
            <text:p>ligne 16 </text:p>
          </table:table-cell>
          <table:table-cell office:value-type="string">
            <text:p>&lt;p&gt;&lt;strong&gt;Les clubs et disciplines &lt;/strong&gt;&lt;/p&gt; &lt;ul&gt; &lt;li&gt;Montpellier (Basket) Club Basket, &amp;#160;04 67 59 91 34&lt;/li&gt; &lt;li&gt;Montpellier GRS (Gymnastique Rythmique et Sportive), &amp;#160;04 67 63 04 26 &lt;/li&gt; &lt;li&gt;MUC Basket (Basket), &amp;#160;04 99 58 35 35 &lt;/li&gt; &lt;li&gt;ASPTT Basket (Basket), &amp;#160;04 99 52 60 70 &lt;/li&gt; &lt;/ul&gt; &lt;p&gt;&lt;strong&gt;Horaires&lt;/strong&gt;&lt;br&gt;Dans la journ&amp;#233;e : &amp;#233;coles, coll&amp;#232;ges &lt;br&gt;18h - 22h : clubs &lt;br&gt;Dans tous les cas, une demande de cr&amp;#233;neaux devra &amp;#234;tre faite aupr&amp;#232;s du service des Sports.&lt;br&gt;&amp;#160;&lt;/p&gt; &lt;p&gt;&lt;strong&gt;Tarifs&lt;/strong&gt;&lt;br&gt;Gratuit pour les &amp;#233;coles primaires et clubs sportifs. &lt;br&gt;Sous convention pour les coll&amp;#232;ges et les lyc&amp;#233;es.&lt;/p&gt; &lt;p&gt;&amp;#160;&lt;/p&gt; &lt;p&gt;&lt;strong&gt;&lt;img src="/uploads/Image/9c/IMF_PORTRAITFORMAT2_WEB_CHEMIN_10906_1285681757.jpg" alt="" align="left" idtf="10906" format="IMF_PORTRAITFORMAT2" popup="1"&gt;MUC LUTTE MONTPELLIER&lt;/strong&gt;&lt;br&gt;Horaires d'entra&amp;#238;nement et Lieu :&lt;br&gt;Gymnase Jouanique - Rue Jacques Dalcroze - quartier des Cevennes - Montpellier&lt;/p&gt; &lt;p&gt;Mardi 17h30 - 18h30 -&amp;gt; cours enfants de 04 &amp;#224; 12ans Lutte Olympique / Lutte f&amp;#233;minine&lt;br&gt;Mardi 18h30-20h -&amp;gt; cours ados - adulte Lutte Olympique/ Lutte f&amp;#233;minine&lt;br&gt;Mercredi 15h-17h -&amp;gt; cours enfants de 04 &amp;#224; 12 ansLutte Olympique / Lutte f&amp;#233;minine&lt;br&gt;jeudi 18h-20h -&amp;gt; cours ados adulte Lutte Olympique/ Lutte f&amp;#233;minine&lt;br&gt;Samedi 10h-12h-&amp;gt; cours enfants de 04 &amp;#224; 12 ans Lutte Olympique/ Lutte f&amp;#233;minine&lt;br&gt;Samedi 14h-17h-&amp;gt; cours adulte Lutte Olympique/ Lutte f&amp;#233;minine&lt;br&gt;&lt;strong&gt;Tarif:&lt;/strong&gt;&lt;br&gt;2 s&amp;#233;ances de d&amp;#233;couverte gratuites&lt;br&gt;&lt;br&gt;90&amp;#8364; l'ann&amp;#233;e (short et t-shirt FFL fournis, chaussures de lutte obligatoires &amp;#224; acheter d&amp;#232;s l'inscription)&lt;br&gt;&lt;strong&gt;&lt;/strong&gt;&lt;/p&gt; &lt;p&gt;&lt;strong&gt;Renseignements&lt;/strong&gt; &lt;br&gt;Contact lutte :&lt;br&gt;Pr&amp;#233;sident du Muc Lutte: Polyn C&amp;#233;dric - 13003@fflutte.org - 06 20 53 36 81&lt;br&gt;Coordinateur de D&amp;#233;veloppement Local Muc Lutte Montellier : Tieche Edisson: edisson.tieche@ahoo.fr / 06 13 16 69 21&lt;/p&gt; &lt;p&gt;&lt;br&gt;Liens : &lt;a id="10904" href="#" typelien="LienExterne"&gt;http://www.montpellier-uc.org/lutte/infos.htm&lt;br&gt;&lt;/a&gt;http://www.fflutte.com/&lt;/p&gt; &lt;p&gt;&amp;#160;&lt;/p&gt;</text:p>
          </table:table-cell>
          <table:table-cell/>
        </table:table-row>
        <table:table-row table:style-name="ro1">
          <table:table-cell office:value-type="float" office:value="16">
            <text:p>16</text:p>
          </table:table-cell>
          <table:table-cell office:value-type="string">
            <text:p>Gymnases</text:p>
          </table:table-cell>
          <table:table-cell office:value-type="string">
            <text:p>Gymnase Georges-Busnel</text:p>
          </table:table-cell>
          <table:table-cell office:value-type="string">
            <text:p>Prés d'Arènes</text:p>
          </table:table-cell>
          <table:table-cell/>
          <table:table-cell office:value-type="string">
            <text:p>04 67 20 05 68</text:p>
          </table:table-cell>
          <table:table-cell table:number-columns-repeated="4"/>
          <table:table-cell office:value-type="string">
            <text:p>1506</text:p>
          </table:table-cell>
          <table:table-cell office:value-type="string">
            <text:p>43.5957978696</text:p>
          </table:table-cell>
          <table:table-cell office:value-type="string">
            <text:p>3.88479876453</text:p>
          </table:table-cell>
          <table:table-cell table:number-columns-repeated="2"/>
          <table:table-cell office:value-type="string">
            <text:p>Rue des Razeteur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h5&gt;Les clubs et disciplines&lt;/h5&gt;&lt;ul&gt;&lt;li&gt;&lt;p&gt;MUC Handball Handball (04 67 79 13 25)  &lt;br /&gt; &lt;/p&gt;&lt;/li&gt;&lt;/ul&gt;&lt;h5&gt;Horaires&lt;/h5&gt;&lt;ul&gt;&lt;li&gt;dans la journée : écoles, collèges&lt;/li&gt;&lt;li&gt;18h - 22h : clubs &lt;/li&gt;&lt;/ul&gt;&lt;p&gt;Dans tous les cas, une demande de créneaux devra être faite auprès du service des Sports.&lt;br /&gt; &lt;/p&gt;&lt;h5&gt;Tarifs&lt;/h5&gt;&lt;ul&gt;&lt;li&gt;Gratuit pour les écoles primaires et clubs sportifs.&lt;/li&gt;&lt;li&gt; Sous convention pour les collèges et les lycées. &lt;/li&gt;&lt;/ul&gt;</text:p>
          </table:table-cell>
          <table:table-cell/>
        </table:table-row>
        <table:table-row table:style-name="ro1">
          <table:table-cell office:value-type="float" office:value="18">
            <text:p>18</text:p>
          </table:table-cell>
          <table:table-cell office:value-type="string">
            <text:p>Cinémas</text:p>
          </table:table-cell>
          <table:table-cell office:value-type="string">
            <text:p>Diagonal Capitole</text:p>
          </table:table-cell>
          <table:table-cell office:value-type="string">
            <text:p>Montpellier Centre</text:p>
          </table:table-cell>
          <table:table-cell office:value-type="string">
            <text:p>Comédie</text:p>
          </table:table-cell>
          <table:table-cell office:value-type="string">
            <text:p>04 67 58 58 10 + 08 92 68 00 29</text:p>
          </table:table-cell>
          <table:table-cell table:number-columns-repeated="2"/>
          <table:table-cell office:value-type="string">
            <text:p>www.cinediagonal.com</text:p>
          </table:table-cell>
          <table:table-cell office:value-type="string">
            <text:p>Comédie</text:p>
          </table:table-cell>
          <table:table-cell table:number-columns-repeated="3"/>
          <table:table-cell office:value-type="string">
            <text:p>7</text:p>
          </table:table-cell>
          <table:table-cell/>
          <table:table-cell office:value-type="string">
            <text:p>rue de Verdu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1, station Comédie</text:p>
          </table:table-cell>
          <table:table-cell table:number-columns-repeated="3"/>
        </table:table-row>
        <table:table-row table:style-name="ro2">
          <table:table-cell office:value-type="float" office:value="19">
            <text:p>19</text:p>
          </table:table-cell>
          <table:table-cell office:value-type="string">
            <text:p>Services municipaux</text:p>
          </table:table-cell>
          <table:table-cell office:value-type="string">
            <text:p>Archives municipales</text:p>
          </table:table-cell>
          <table:table-cell office:value-type="string">
            <text:p>Montpellier Centre</text:p>
          </table:table-cell>
          <table:table-cell office:value-type="string">
            <text:p>Antigone</text:p>
          </table:table-cell>
          <table:table-cell office:value-type="string">
            <text:p>04 67 34 87 50</text:p>
          </table:table-cell>
          <table:table-cell office:value-type="string">
            <text:p>04 67 34 87 51</text:p>
          </table:table-cell>
          <table:table-cell table:number-columns-repeated="2"/>
          <table:table-cell office:value-type="string">
            <text:p>Parking Europa</text:p>
          </table:table-cell>
          <table:table-cell table:number-columns-repeated="3"/>
          <table:table-cell office:value-type="string">
            <text:p>287</text:p>
          </table:table-cell>
          <table:table-cell/>
          <table:table-cell office:value-type="string">
            <text:p>rue </text:p>
          </table:table-cell>
          <table:table-cell office:value-type="string">
            <text:p>Poséidon</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AUX_NORMES</text:p>
          </table:table-cell>
          <table:table-cell table:number-columns-repeated="3"/>
          <table:table-cell office:value-type="string">
            <text:p>ligne 1 - station Léon Blum ou Place de l'Europe</text:p>
            <text:p>ligne 2 - Place de l'Europe</text:p>
          </table:table-cell>
          <table:table-cell office:value-type="string">
            <text:p>ligne 12 - arrêt Piscine Olympique</text:p>
          </table:table-cell>
          <table:table-cell office:value-type="string">
            <text:p>&lt;p&gt;L&amp;#8217;accueil, l&amp;#8217;orientation des lecteurs et la communication des documents sont assur&amp;#233;es par le personnel des Archives pendant les heures d&amp;#8217;ouverture au public&amp;#160; &lt;strong&gt;du lundi au vendredi de 10 heures &amp;#224; 17 heures sans interruption&lt;/strong&gt;.&lt;/p&gt; &lt;p&gt;L&amp;#8217;acc&amp;#232;s &amp;#224; la salle de lecture se fait par &lt;strong&gt;la M&amp;#233;diath&amp;#232;que centrale Emile Zola&lt;/strong&gt;, 218 Bd de l&amp;#8217;A&amp;#233;roport international, les :&lt;/p&gt; &lt;ul&gt; &lt;li&gt;&lt;strong&gt;Mardi, Jeudi, Vendredi&amp;#160;&lt;/strong&gt;&amp;#160;&amp;#160; 12h-17h&lt;/li&gt; &lt;li&gt;&lt;strong&gt;Mercredi&amp;#160;&lt;/strong&gt;&amp;#160;&amp;#160; 10h-17h&lt;/li&gt; &lt;/ul&gt; &lt;p&gt;&lt;br&gt;&lt;strong&gt;Le lundi&lt;/strong&gt; toute la journ&amp;#233;e et&lt;strong&gt; les mardi, jeudi et vendredi matin&lt;/strong&gt;, l&amp;#8217;entr&amp;#233;e se fait par le 287 rue Pos&amp;#233;idon.&lt;/p&gt;</text:p>
          </table:table-cell>
          <table:table-cell/>
        </table:table-row>
        <table:table-row table:style-name="ro1">
          <table:table-cell office:value-type="float" office:value="20">
            <text:p>20</text:p>
          </table:table-cell>
          <table:table-cell office:value-type="string">
            <text:p>Ecoles maternelles</text:p>
          </table:table-cell>
          <table:table-cell office:value-type="string">
            <text:p>Ecole maternelle Bertie-Albrecht</text:p>
          </table:table-cell>
          <table:table-cell office:value-type="string">
            <text:p>Croix d'Argent</text:p>
          </table:table-cell>
          <table:table-cell/>
          <table:table-cell office:value-type="string">
            <text:p>04 67 42 40 74</text:p>
          </table:table-cell>
          <table:table-cell table:number-columns-repeated="4"/>
          <table:table-cell office:value-type="string">
            <text:p>1222</text:p>
          </table:table-cell>
          <table:table-cell office:value-type="string">
            <text:p>43.5925026798</text:p>
          </table:table-cell>
          <table:table-cell office:value-type="string">
            <text:p>3.86879878965</text:p>
          </table:table-cell>
          <table:table-cell office:value-type="string">
            <text:p>1</text:p>
          </table:table-cell>
          <table:table-cell/>
          <table:table-cell office:value-type="string">
            <text:p>place de Fontju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1">
            <text:p>21</text:p>
          </table:table-cell>
          <table:table-cell office:value-type="string">
            <text:p>Ecoles maternelles</text:p>
          </table:table-cell>
          <table:table-cell office:value-type="string">
            <text:p>Ecole maternelle Aliénor-d'Aquitaine</text:p>
          </table:table-cell>
          <table:table-cell office:value-type="string">
            <text:p>Croix d'Argent</text:p>
          </table:table-cell>
          <table:table-cell/>
          <table:table-cell office:value-type="string">
            <text:p>04 67 27 46 12</text:p>
          </table:table-cell>
          <table:table-cell table:number-columns-repeated="4"/>
          <table:table-cell office:value-type="string">
            <text:p>1307</text:p>
          </table:table-cell>
          <table:table-cell office:value-type="string">
            <text:p>43.5885411200</text:p>
          </table:table-cell>
          <table:table-cell office:value-type="string">
            <text:p>3.86455419126</text:p>
          </table:table-cell>
          <table:table-cell office:value-type="string">
            <text:p>694</text:p>
          </table:table-cell>
          <table:table-cell/>
          <table:table-cell office:value-type="string">
            <text:p>rue Jacques-Boun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2">
            <text:p>22</text:p>
          </table:table-cell>
          <table:table-cell office:value-type="string">
            <text:p>Ecoles maternelles</text:p>
          </table:table-cell>
          <table:table-cell office:value-type="string">
            <text:p>Ecole maternelle Ludwig-Van-Beethoven</text:p>
          </table:table-cell>
          <table:table-cell office:value-type="string">
            <text:p>Croix d'Argent</text:p>
          </table:table-cell>
          <table:table-cell/>
          <table:table-cell office:value-type="string">
            <text:p>04 67 27 66 71</text:p>
          </table:table-cell>
          <table:table-cell table:number-columns-repeated="4"/>
          <table:table-cell office:value-type="string">
            <text:p>1213</text:p>
          </table:table-cell>
          <table:table-cell office:value-type="string">
            <text:p>43.5847791280</text:p>
          </table:table-cell>
          <table:table-cell office:value-type="string">
            <text:p>3.85631902246</text:p>
          </table:table-cell>
          <table:table-cell office:value-type="string">
            <text:p>381</text:p>
          </table:table-cell>
          <table:table-cell/>
          <table:table-cell office:value-type="string">
            <text:p>chemin de Poutin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3">
            <text:p>23</text:p>
          </table:table-cell>
          <table:table-cell office:value-type="string">
            <text:p>Ecoles maternelles</text:p>
          </table:table-cell>
          <table:table-cell office:value-type="string">
            <text:p>Ecole maternelle Hélène-Boucher</text:p>
          </table:table-cell>
          <table:table-cell office:value-type="string">
            <text:p>Croix d'Argent</text:p>
          </table:table-cell>
          <table:table-cell/>
          <table:table-cell office:value-type="string">
            <text:p>04 67 42 52 84</text:p>
          </table:table-cell>
          <table:table-cell table:number-columns-repeated="4"/>
          <table:table-cell office:value-type="string">
            <text:p>1296</text:p>
          </table:table-cell>
          <table:table-cell office:value-type="string">
            <text:p>43.5965377794</text:p>
          </table:table-cell>
          <table:table-cell office:value-type="string">
            <text:p>3.83962872900</text:p>
          </table:table-cell>
          <table:table-cell office:value-type="string">
            <text:p>240</text:p>
          </table:table-cell>
          <table:table-cell/>
          <table:table-cell office:value-type="string">
            <text:p>quai Flora-Trista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4">
            <text:p>24</text:p>
          </table:table-cell>
          <table:table-cell office:value-type="string">
            <text:p>Ecoles maternelles</text:p>
          </table:table-cell>
          <table:table-cell office:value-type="string">
            <text:p>Ecole maternelle Lily-Boulanger</text:p>
          </table:table-cell>
          <table:table-cell office:value-type="string">
            <text:p>Croix d'Argent</text:p>
          </table:table-cell>
          <table:table-cell/>
          <table:table-cell office:value-type="string">
            <text:p>04 67 42 77 40</text:p>
          </table:table-cell>
          <table:table-cell table:number-columns-repeated="4"/>
          <table:table-cell office:value-type="string">
            <text:p>1259</text:p>
          </table:table-cell>
          <table:table-cell office:value-type="string">
            <text:p>43.6003886963</text:p>
          </table:table-cell>
          <table:table-cell office:value-type="string">
            <text:p>3.84606264702</text:p>
          </table:table-cell>
          <table:table-cell office:value-type="string">
            <text:p>25</text:p>
          </table:table-cell>
          <table:table-cell/>
          <table:table-cell office:value-type="string">
            <text:p>rue Robespierr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5">
            <text:p>25</text:p>
          </table:table-cell>
          <table:table-cell office:value-type="string">
            <text:p>Ecoles maternelles</text:p>
          </table:table-cell>
          <table:table-cell office:value-type="string">
            <text:p>Ecole maternelle Alphonse-Daudet</text:p>
          </table:table-cell>
          <table:table-cell office:value-type="string">
            <text:p>Croix d'Argent</text:p>
          </table:table-cell>
          <table:table-cell/>
          <table:table-cell office:value-type="string">
            <text:p>04 67 42 42 84</text:p>
          </table:table-cell>
          <table:table-cell table:number-columns-repeated="4"/>
          <table:table-cell office:value-type="string">
            <text:p>1206</text:p>
          </table:table-cell>
          <table:table-cell office:value-type="string">
            <text:p>43.6004788314</text:p>
          </table:table-cell>
          <table:table-cell office:value-type="string">
            <text:p>3.86853188282</text:p>
          </table:table-cell>
          <table:table-cell office:value-type="string">
            <text:p>2</text:p>
          </table:table-cell>
          <table:table-cell/>
          <table:table-cell office:value-type="string">
            <text:p>allée des Sophor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6">
            <text:p>26</text:p>
          </table:table-cell>
          <table:table-cell office:value-type="string">
            <text:p>Ecoles maternelles</text:p>
          </table:table-cell>
          <table:table-cell office:value-type="string">
            <text:p>Ecole maternelle Marcelline Desbordes-Valmore</text:p>
          </table:table-cell>
          <table:table-cell office:value-type="string">
            <text:p>Croix d'Argent</text:p>
          </table:table-cell>
          <table:table-cell/>
          <table:table-cell office:value-type="string">
            <text:p>04 67 42 63 15</text:p>
          </table:table-cell>
          <table:table-cell table:number-columns-repeated="4"/>
          <table:table-cell office:value-type="string">
            <text:p>1005</text:p>
          </table:table-cell>
          <table:table-cell office:value-type="string">
            <text:p>43.5994235033</text:p>
          </table:table-cell>
          <table:table-cell office:value-type="string">
            <text:p>3.85524069865</text:p>
          </table:table-cell>
          <table:table-cell office:value-type="string">
            <text:p>460</text:p>
          </table:table-cell>
          <table:table-cell/>
          <table:table-cell office:value-type="string">
            <text:p>rue du Lavand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7">
            <text:p>27</text:p>
          </table:table-cell>
          <table:table-cell office:value-type="string">
            <text:p>Ecoles maternelles</text:p>
          </table:table-cell>
          <table:table-cell office:value-type="string">
            <text:p>Ecole maternelle Marcel-Pagnol</text:p>
          </table:table-cell>
          <table:table-cell office:value-type="string">
            <text:p>Croix d'Argent</text:p>
          </table:table-cell>
          <table:table-cell/>
          <table:table-cell office:value-type="string">
            <text:p>04 67 27 53 78</text:p>
          </table:table-cell>
          <table:table-cell table:number-columns-repeated="4"/>
          <table:table-cell office:value-type="string">
            <text:p>1210</text:p>
          </table:table-cell>
          <table:table-cell office:value-type="string">
            <text:p>43.5941210728</text:p>
          </table:table-cell>
          <table:table-cell office:value-type="string">
            <text:p>3.86548701436</text:p>
          </table:table-cell>
          <table:table-cell office:value-type="string">
            <text:p>305</text:p>
          </table:table-cell>
          <table:table-cell/>
          <table:table-cell office:value-type="string">
            <text:p>rue Georges-Brassen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8">
            <text:p>28</text:p>
          </table:table-cell>
          <table:table-cell office:value-type="string">
            <text:p>Ecoles maternelles</text:p>
          </table:table-cell>
          <table:table-cell office:value-type="string">
            <text:p>Ecole maternelle Robert-Surcouf</text:p>
          </table:table-cell>
          <table:table-cell office:value-type="string">
            <text:p>Croix d'Argent</text:p>
          </table:table-cell>
          <table:table-cell/>
          <table:table-cell office:value-type="string">
            <text:p>04 67 42 45 23</text:p>
          </table:table-cell>
          <table:table-cell table:number-columns-repeated="4"/>
          <table:table-cell office:value-type="string">
            <text:p>1109</text:p>
          </table:table-cell>
          <table:table-cell office:value-type="string">
            <text:p>43.5952410270</text:p>
          </table:table-cell>
          <table:table-cell office:value-type="string">
            <text:p>3.87135172465</text:p>
          </table:table-cell>
          <table:table-cell office:value-type="string">
            <text:p>215</text:p>
          </table:table-cell>
          <table:table-cell/>
          <table:table-cell office:value-type="string">
            <text:p>boulevard Pédro-de-Luna</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9">
            <text:p>29</text:p>
          </table:table-cell>
          <table:table-cell office:value-type="string">
            <text:p>Ecoles maternelles</text:p>
          </table:table-cell>
          <table:table-cell office:value-type="string">
            <text:p>Ecole maternelle Agrippa d'Aubigné</text:p>
          </table:table-cell>
          <table:table-cell office:value-type="string">
            <text:p>Hôpitaux - Facultés</text:p>
          </table:table-cell>
          <table:table-cell/>
          <table:table-cell office:value-type="string">
            <text:p>04 67 63 24 20</text:p>
          </table:table-cell>
          <table:table-cell table:number-columns-repeated="4"/>
          <table:table-cell office:value-type="string">
            <text:p>951</text:p>
          </table:table-cell>
          <table:table-cell office:value-type="string">
            <text:p>43.6421198487</text:p>
          </table:table-cell>
          <table:table-cell office:value-type="string">
            <text:p>3.85650119060</text:p>
          </table:table-cell>
          <table:table-cell office:value-type="string">
            <text:p>147</text:p>
          </table:table-cell>
          <table:table-cell/>
          <table:table-cell office:value-type="string">
            <text:p>rue des Quatre Seigneur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30">
            <text:p>30</text:p>
          </table:table-cell>
          <table:table-cell office:value-type="string">
            <text:p>Ecoles maternelles</text:p>
          </table:table-cell>
          <table:table-cell office:value-type="string">
            <text:p>Ecole maternelle Luis-de-Camoens</text:p>
          </table:table-cell>
          <table:table-cell office:value-type="string">
            <text:p>Hôpitaux - Facultés</text:p>
          </table:table-cell>
          <table:table-cell/>
          <table:table-cell office:value-type="string">
            <text:p>04 67 72 42 54</text:p>
          </table:table-cell>
          <table:table-cell table:number-columns-repeated="4"/>
          <table:table-cell office:value-type="string">
            <text:p>868</text:p>
          </table:table-cell>
          <table:table-cell office:value-type="string">
            <text:p>43.6260589267</text:p>
          </table:table-cell>
          <table:table-cell office:value-type="string">
            <text:p>3.87988666568</text:p>
          </table:table-cell>
          <table:table-cell office:value-type="string">
            <text:p>2</text:p>
          </table:table-cell>
          <table:table-cell/>
          <table:table-cell office:value-type="string">
            <text:p>rue des Tourterell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1">
            <text:p>31</text:p>
          </table:table-cell>
          <table:table-cell office:value-type="string">
            <text:p>Ecoles maternelles</text:p>
          </table:table-cell>
          <table:table-cell office:value-type="string">
            <text:p>Ecole maternelle Charlie-Chaplin</text:p>
          </table:table-cell>
          <table:table-cell office:value-type="string">
            <text:p>Hôpitaux - Facultés</text:p>
          </table:table-cell>
          <table:table-cell/>
          <table:table-cell office:value-type="string">
            <text:p>04 67 63 35 60</text:p>
          </table:table-cell>
          <table:table-cell table:number-columns-repeated="4"/>
          <table:table-cell office:value-type="string">
            <text:p>1076</text:p>
          </table:table-cell>
          <table:table-cell office:value-type="string">
            <text:p>43.6268870356</text:p>
          </table:table-cell>
          <table:table-cell office:value-type="string">
            <text:p>3.86393264210</text:p>
          </table:table-cell>
          <table:table-cell office:value-type="string">
            <text:p>120</text:p>
          </table:table-cell>
          <table:table-cell/>
          <table:table-cell office:value-type="string">
            <text:p>rue de la Jala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2">
            <text:p>32</text:p>
          </table:table-cell>
          <table:table-cell office:value-type="string">
            <text:p>Ecoles maternelles</text:p>
          </table:table-cell>
          <table:table-cell office:value-type="string">
            <text:p>Ecole maternelle Pauline-Kergomard</text:p>
          </table:table-cell>
          <table:table-cell office:value-type="string">
            <text:p>Montpellier Centre</text:p>
          </table:table-cell>
          <table:table-cell/>
          <table:table-cell office:value-type="string">
            <text:p>04 67 63 33 71</text:p>
          </table:table-cell>
          <table:table-cell table:number-columns-repeated="4"/>
          <table:table-cell office:value-type="string">
            <text:p>890</text:p>
          </table:table-cell>
          <table:table-cell office:value-type="string">
            <text:p>43.6224747489</text:p>
          </table:table-cell>
          <table:table-cell office:value-type="string">
            <text:p>3.87089082009</text:p>
          </table:table-cell>
          <table:table-cell office:value-type="string">
            <text:p>5</text:p>
          </table:table-cell>
          <table:table-cell/>
          <table:table-cell office:value-type="string">
            <text:p>rue Colonel March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33">
            <text:p>33</text:p>
          </table:table-cell>
          <table:table-cell office:value-type="string">
            <text:p>Ecoles maternelles</text:p>
          </table:table-cell>
          <table:table-cell office:value-type="string">
            <text:p>Ecole maternelle Teresa</text:p>
          </table:table-cell>
          <table:table-cell office:value-type="string">
            <text:p>Hôpitaux - Facultés</text:p>
          </table:table-cell>
          <table:table-cell/>
          <table:table-cell office:value-type="string">
            <text:p>04 67 54 65 67</text:p>
          </table:table-cell>
          <table:table-cell/>
          <table:table-cell office:value-type="string">
            <text:p>ce.0341554e@ac-montpellier.fr</text:p>
          </table:table-cell>
          <table:table-cell table:number-columns-repeated="2"/>
          <table:table-cell office:value-type="string">
            <text:p>1301</text:p>
          </table:table-cell>
          <table:table-cell office:value-type="string">
            <text:p>43.6362565010</text:p>
          </table:table-cell>
          <table:table-cell office:value-type="string">
            <text:p>3.87411233580</text:p>
          </table:table-cell>
          <table:table-cell office:value-type="string">
            <text:p>30,</text:p>
          </table:table-cell>
          <table:table-cell/>
          <table:table-cell office:value-type="string">
            <text:p>rue</text:p>
          </table:table-cell>
          <table:table-cell office:value-type="string">
            <text:p>Antoine-Laurent-de-Jussieu</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4">
            <text:p>34</text:p>
          </table:table-cell>
          <table:table-cell office:value-type="string">
            <text:p>Ecoles maternelles</text:p>
          </table:table-cell>
          <table:table-cell office:value-type="string">
            <text:p>Ecole maternelle Marguerite-Yourcenar</text:p>
          </table:table-cell>
          <table:table-cell office:value-type="string">
            <text:p>Hôpitaux - Facultés</text:p>
          </table:table-cell>
          <table:table-cell/>
          <table:table-cell office:value-type="string">
            <text:p>04 67 57 06 90</text:p>
          </table:table-cell>
          <table:table-cell table:number-columns-repeated="4"/>
          <table:table-cell office:value-type="string">
            <text:p>1622</text:p>
          </table:table-cell>
          <table:table-cell office:value-type="string">
            <text:p>43.6340346279</text:p>
          </table:table-cell>
          <table:table-cell office:value-type="string">
            <text:p>3.83158975693</text:p>
          </table:table-cell>
          <table:table-cell office:value-type="string">
            <text:p>71</text:p>
          </table:table-cell>
          <table:table-cell/>
          <table:table-cell office:value-type="string">
            <text:p>rue Jean Joseph Labor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35">
            <text:p>35</text:p>
          </table:table-cell>
          <table:table-cell office:value-type="string">
            <text:p>Ecoles maternelles</text:p>
          </table:table-cell>
          <table:table-cell office:value-type="string">
            <text:p>Ecole maternelle Pablo-Neruda</text:p>
          </table:table-cell>
          <table:table-cell office:value-type="string">
            <text:p>Mosson</text:p>
          </table:table-cell>
          <table:table-cell/>
          <table:table-cell office:value-type="string">
            <text:p>04 67 75 42 26</text:p>
          </table:table-cell>
          <table:table-cell table:number-columns-repeated="4"/>
          <table:table-cell office:value-type="string">
            <text:p>909</text:p>
          </table:table-cell>
          <table:table-cell office:value-type="string">
            <text:p>43.6233840255</text:p>
          </table:table-cell>
          <table:table-cell office:value-type="string">
            <text:p>3.81838762608</text:p>
          </table:table-cell>
          <table:table-cell office:value-type="string">
            <text:p>53</text:p>
          </table:table-cell>
          <table:table-cell/>
          <table:table-cell office:value-type="string">
            <text:p>rue de Salamanqu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6">
            <text:p>36</text:p>
          </table:table-cell>
          <table:table-cell office:value-type="string">
            <text:p>Ecoles maternelles</text:p>
          </table:table-cell>
          <table:table-cell office:value-type="string">
            <text:p>Ecole maternelle Marie-Pape-Carpantier</text:p>
          </table:table-cell>
          <table:table-cell office:value-type="string">
            <text:p>Mosson</text:p>
          </table:table-cell>
          <table:table-cell/>
          <table:table-cell office:value-type="string">
            <text:p>04 67 75 25 35</text:p>
          </table:table-cell>
          <table:table-cell table:number-columns-repeated="4"/>
          <table:table-cell office:value-type="string">
            <text:p>1251</text:p>
          </table:table-cell>
          <table:table-cell office:value-type="string">
            <text:p>43.6136694866</text:p>
          </table:table-cell>
          <table:table-cell office:value-type="string">
            <text:p>3.82758327838</text:p>
          </table:table-cell>
          <table:table-cell office:value-type="string">
            <text:p>12</text:p>
          </table:table-cell>
          <table:table-cell/>
          <table:table-cell office:value-type="string">
            <text:p>rue des Ecol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7">
            <text:p>37</text:p>
          </table:table-cell>
          <table:table-cell office:value-type="string">
            <text:p>Ecoles maternelles</text:p>
          </table:table-cell>
          <table:table-cell office:value-type="string">
            <text:p>Ecole maternelle Pablo-Picasso</text:p>
          </table:table-cell>
          <table:table-cell office:value-type="string">
            <text:p>Mosson</text:p>
          </table:table-cell>
          <table:table-cell/>
          <table:table-cell office:value-type="string">
            <text:p>04 67 40 06 97</text:p>
          </table:table-cell>
          <table:table-cell table:number-columns-repeated="4"/>
          <table:table-cell office:value-type="string">
            <text:p>1242</text:p>
          </table:table-cell>
          <table:table-cell office:value-type="string">
            <text:p>43.6409024204</text:p>
          </table:table-cell>
          <table:table-cell office:value-type="string">
            <text:p>3.81721500782</text:p>
          </table:table-cell>
          <table:table-cell office:value-type="string">
            <text:p>41</text:p>
          </table:table-cell>
          <table:table-cell/>
          <table:table-cell office:value-type="string">
            <text:p>avenue Guilhem de Poitier</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8">
            <text:p>38</text:p>
          </table:table-cell>
          <table:table-cell office:value-type="string">
            <text:p>Ecoles maternelles</text:p>
          </table:table-cell>
          <table:table-cell office:value-type="string">
            <text:p>Ecole maternelle Jacques-Prévert</text:p>
          </table:table-cell>
          <table:table-cell office:value-type="string">
            <text:p>Mosson</text:p>
          </table:table-cell>
          <table:table-cell/>
          <table:table-cell office:value-type="string">
            <text:p>04 67 75 64 66</text:p>
          </table:table-cell>
          <table:table-cell table:number-columns-repeated="4"/>
          <table:table-cell office:value-type="string">
            <text:p>1040</text:p>
          </table:table-cell>
          <table:table-cell office:value-type="string">
            <text:p>43.6426142643</text:p>
          </table:table-cell>
          <table:table-cell office:value-type="string">
            <text:p>3.81573258262</text:p>
          </table:table-cell>
          <table:table-cell office:value-type="string">
            <text:p>209</text:p>
          </table:table-cell>
          <table:table-cell/>
          <table:table-cell office:value-type="string">
            <text:p>avenue du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9">
            <text:p>39</text:p>
          </table:table-cell>
          <table:table-cell office:value-type="string">
            <text:p>Ecoles maternelles</text:p>
          </table:table-cell>
          <table:table-cell office:value-type="string">
            <text:p>Ecole maternelle Madeleine-Renaud</text:p>
          </table:table-cell>
          <table:table-cell office:value-type="string">
            <text:p>Mosson</text:p>
          </table:table-cell>
          <table:table-cell/>
          <table:table-cell office:value-type="string">
            <text:p>04 67 75 43 00</text:p>
          </table:table-cell>
          <table:table-cell table:number-columns-repeated="4"/>
          <table:table-cell office:value-type="string">
            <text:p>1282</text:p>
          </table:table-cell>
          <table:table-cell office:value-type="string">
            <text:p>43.6237745438</text:p>
          </table:table-cell>
          <table:table-cell office:value-type="string">
            <text:p>3.81779523266</text:p>
          </table:table-cell>
          <table:table-cell office:value-type="string">
            <text:p>360</text:p>
          </table:table-cell>
          <table:table-cell/>
          <table:table-cell office:value-type="string">
            <text:p>avenue de Barcelo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0">
            <text:p>40</text:p>
          </table:table-cell>
          <table:table-cell office:value-type="string">
            <text:p>Ecoles maternelles</text:p>
          </table:table-cell>
          <table:table-cell office:value-type="string">
            <text:p>Ecole maternelle Vincent-Van-Gogh</text:p>
          </table:table-cell>
          <table:table-cell office:value-type="string">
            <text:p>Mosson</text:p>
          </table:table-cell>
          <table:table-cell/>
          <table:table-cell office:value-type="string">
            <text:p>04 67 75 36 46</text:p>
          </table:table-cell>
          <table:table-cell table:number-columns-repeated="4"/>
          <table:table-cell office:value-type="string">
            <text:p>1228</text:p>
          </table:table-cell>
          <table:table-cell office:value-type="string">
            <text:p>43.6273383699</text:p>
          </table:table-cell>
          <table:table-cell office:value-type="string">
            <text:p>3.81904976561</text:p>
          </table:table-cell>
          <table:table-cell office:value-type="string">
            <text:p>242</text:p>
          </table:table-cell>
          <table:table-cell/>
          <table:table-cell office:value-type="string">
            <text:p>rue d'Oxfor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1">
            <text:p>41</text:p>
          </table:table-cell>
          <table:table-cell office:value-type="string">
            <text:p>Ecoles maternelles</text:p>
          </table:table-cell>
          <table:table-cell office:value-type="string">
            <text:p>Ecole maternelle Virginia-Woolf</text:p>
          </table:table-cell>
          <table:table-cell office:value-type="string">
            <text:p>Mosson</text:p>
          </table:table-cell>
          <table:table-cell/>
          <table:table-cell office:value-type="string">
            <text:p>04 67 75 37 34</text:p>
          </table:table-cell>
          <table:table-cell table:number-columns-repeated="4"/>
          <table:table-cell office:value-type="string">
            <text:p>929</text:p>
          </table:table-cell>
          <table:table-cell office:value-type="string">
            <text:p>43.6280222948</text:p>
          </table:table-cell>
          <table:table-cell office:value-type="string">
            <text:p>3.81907135939</text:p>
          </table:table-cell>
          <table:table-cell office:value-type="string">
            <text:p>255</text:p>
          </table:table-cell>
          <table:table-cell/>
          <table:table-cell office:value-type="string">
            <text:p>rue de Bari</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2">
            <text:p>42</text:p>
          </table:table-cell>
          <table:table-cell office:value-type="string">
            <text:p>Ecoles maternelles</text:p>
          </table:table-cell>
          <table:table-cell office:value-type="string">
            <text:p>Ecole maternelle Geneviève-Bon</text:p>
          </table:table-cell>
          <table:table-cell office:value-type="string">
            <text:p>Les Cévennes</text:p>
          </table:table-cell>
          <table:table-cell/>
          <table:table-cell office:value-type="string">
            <text:p>04 67 75 02 34</text:p>
          </table:table-cell>
          <table:table-cell table:number-columns-repeated="4"/>
          <table:table-cell office:value-type="string">
            <text:p>1268</text:p>
          </table:table-cell>
          <table:table-cell office:value-type="string">
            <text:p>43.6173923471</text:p>
          </table:table-cell>
          <table:table-cell office:value-type="string">
            <text:p>3.83874367897</text:p>
          </table:table-cell>
          <table:table-cell office:value-type="string">
            <text:p>971</text:p>
          </table:table-cell>
          <table:table-cell/>
          <table:table-cell office:value-type="string">
            <text:p>rue Paul-Rimb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3">
            <text:p>43</text:p>
          </table:table-cell>
          <table:table-cell office:value-type="string">
            <text:p>Ecoles maternelles</text:p>
          </table:table-cell>
          <table:table-cell office:value-type="string">
            <text:p>Ecole maternelle Madeleine-Bres</text:p>
          </table:table-cell>
          <table:table-cell office:value-type="string">
            <text:p>Les Cévennes</text:p>
          </table:table-cell>
          <table:table-cell/>
          <table:table-cell office:value-type="string">
            <text:p>04 67 63 01 19</text:p>
          </table:table-cell>
          <table:table-cell table:number-columns-repeated="4"/>
          <table:table-cell office:value-type="string">
            <text:p>1125</text:p>
          </table:table-cell>
          <table:table-cell office:value-type="string">
            <text:p>43.6197254595</text:p>
          </table:table-cell>
          <table:table-cell office:value-type="string">
            <text:p>3.84183653872</text:p>
          </table:table-cell>
          <table:table-cell office:value-type="string">
            <text:p>183</text:p>
          </table:table-cell>
          <table:table-cell/>
          <table:table-cell office:value-type="string">
            <text:p>allée de l'Aquedu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4">
            <text:p>44</text:p>
          </table:table-cell>
          <table:table-cell office:value-type="string">
            <text:p>Ecoles maternelles</text:p>
          </table:table-cell>
          <table:table-cell office:value-type="string">
            <text:p>Ecole maternelle Maria-Callas</text:p>
          </table:table-cell>
          <table:table-cell office:value-type="string">
            <text:p>Les Cévennes</text:p>
          </table:table-cell>
          <table:table-cell/>
          <table:table-cell office:value-type="string">
            <text:p>04 67 75 56 55</text:p>
          </table:table-cell>
          <table:table-cell table:number-columns-repeated="4"/>
          <table:table-cell office:value-type="string">
            <text:p>1339</text:p>
          </table:table-cell>
          <table:table-cell office:value-type="string">
            <text:p>43.6040783987</text:p>
          </table:table-cell>
          <table:table-cell office:value-type="string">
            <text:p>3.84340841978</text:p>
          </table:table-cell>
          <table:table-cell office:value-type="string">
            <text:p>843</text:p>
          </table:table-cell>
          <table:table-cell/>
          <table:table-cell office:value-type="string">
            <text:p>rue de la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5">
            <text:p>45</text:p>
          </table:table-cell>
          <table:table-cell office:value-type="string">
            <text:p>Ecoles maternelles</text:p>
          </table:table-cell>
          <table:table-cell office:value-type="string">
            <text:p>Ecole maternelle Jeanne-Deroin</text:p>
          </table:table-cell>
          <table:table-cell office:value-type="string">
            <text:p>Les Cévennes</text:p>
          </table:table-cell>
          <table:table-cell/>
          <table:table-cell office:value-type="string">
            <text:p>04 67 75 59 85</text:p>
          </table:table-cell>
          <table:table-cell table:number-columns-repeated="4"/>
          <table:table-cell office:value-type="string">
            <text:p>1096</text:p>
          </table:table-cell>
          <table:table-cell office:value-type="string">
            <text:p>43.6083819834</text:p>
          </table:table-cell>
          <table:table-cell office:value-type="string">
            <text:p>3.83659712356</text:p>
          </table:table-cell>
          <table:table-cell office:value-type="string">
            <text:p>88</text:p>
          </table:table-cell>
          <table:table-cell/>
          <table:table-cell office:value-type="string">
            <text:p>rue Viollet le Du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6">
            <text:p>46</text:p>
          </table:table-cell>
          <table:table-cell office:value-type="string">
            <text:p>Ecoles maternelles</text:p>
          </table:table-cell>
          <table:table-cell office:value-type="string">
            <text:p>Ecole maternelle Victor-Duruy</text:p>
          </table:table-cell>
          <table:table-cell office:value-type="string">
            <text:p>Les Cévennes</text:p>
          </table:table-cell>
          <table:table-cell/>
          <table:table-cell office:value-type="string">
            <text:p>04 67 63 73 90</text:p>
          </table:table-cell>
          <table:table-cell table:number-columns-repeated="4"/>
          <table:table-cell office:value-type="string">
            <text:p>881</text:p>
          </table:table-cell>
          <table:table-cell office:value-type="string">
            <text:p>43.6231122653</text:p>
          </table:table-cell>
          <table:table-cell office:value-type="string">
            <text:p>3.84041122136</text:p>
          </table:table-cell>
          <table:table-cell office:value-type="string">
            <text:p>20</text:p>
          </table:table-cell>
          <table:table-cell/>
          <table:table-cell office:value-type="string">
            <text:p>rue Edmond Lautar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7">
            <text:p>47</text:p>
          </table:table-cell>
          <table:table-cell office:value-type="string">
            <text:p>Ecoles maternelles</text:p>
          </table:table-cell>
          <table:table-cell office:value-type="string">
            <text:p>Ecole maternelle Johann Wolfgang Von Goethe</text:p>
          </table:table-cell>
          <table:table-cell office:value-type="string">
            <text:p>Les Cévennes</text:p>
          </table:table-cell>
          <table:table-cell/>
          <table:table-cell office:value-type="string">
            <text:p>04 67 92 75 38</text:p>
          </table:table-cell>
          <table:table-cell table:number-columns-repeated="4"/>
          <table:table-cell office:value-type="string">
            <text:p>968</text:p>
          </table:table-cell>
          <table:table-cell office:value-type="string">
            <text:p>43.6110284910</text:p>
          </table:table-cell>
          <table:table-cell office:value-type="string">
            <text:p>3.85327359844</text:p>
          </table:table-cell>
          <table:table-cell office:value-type="string">
            <text:p>3</text:p>
          </table:table-cell>
          <table:table-cell/>
          <table:table-cell office:value-type="string">
            <text:p>rue des Coroni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48">
            <text:p>48</text:p>
          </table:table-cell>
          <table:table-cell office:value-type="string">
            <text:p>Ecoles maternelles</text:p>
          </table:table-cell>
          <table:table-cell office:value-type="string">
            <text:p>Ecole maternelle Rudyard-Kipling</text:p>
          </table:table-cell>
          <table:table-cell office:value-type="string">
            <text:p>Les Cévennes</text:p>
          </table:table-cell>
          <table:table-cell/>
          <table:table-cell office:value-type="string">
            <text:p>04 67 63 09 65</text:p>
          </table:table-cell>
          <table:table-cell table:number-columns-repeated="4"/>
          <table:table-cell office:value-type="string">
            <text:p>1145</text:p>
          </table:table-cell>
          <table:table-cell office:value-type="string">
            <text:p>43.6165276363</text:p>
          </table:table-cell>
          <table:table-cell office:value-type="string">
            <text:p>3.84545273486</text:p>
          </table:table-cell>
          <table:table-cell office:value-type="string">
            <text:p>311</text:p>
          </table:table-cell>
          <table:table-cell/>
          <table:table-cell office:value-type="string">
            <text:p>avenue Saint Cléme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9">
            <text:p>49</text:p>
          </table:table-cell>
          <table:table-cell office:value-type="string">
            <text:p>Ecoles maternelles</text:p>
          </table:table-cell>
          <table:table-cell office:value-type="string">
            <text:p>Ecole maternelle Jules-Michelet</text:p>
          </table:table-cell>
          <table:table-cell office:value-type="string">
            <text:p>Les Cévennes</text:p>
          </table:table-cell>
          <table:table-cell/>
          <table:table-cell office:value-type="string">
            <text:p>04 67 10 06 05</text:p>
          </table:table-cell>
          <table:table-cell table:number-columns-repeated="4"/>
          <table:table-cell office:value-type="string">
            <text:p>1469</text:p>
          </table:table-cell>
          <table:table-cell office:value-type="string">
            <text:p>43.6156990884</text:p>
          </table:table-cell>
          <table:table-cell office:value-type="string">
            <text:p>3.83879952964</text:p>
          </table:table-cell>
          <table:table-cell table:number-columns-repeated="2"/>
          <table:table-cell office:value-type="string">
            <text:p>Rue des Araucari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0">
            <text:p>50</text:p>
          </table:table-cell>
          <table:table-cell office:value-type="string">
            <text:p>Ecoles maternelles</text:p>
          </table:table-cell>
          <table:table-cell office:value-type="string">
            <text:p>Ecole maternelle Aristote</text:p>
          </table:table-cell>
          <table:table-cell office:value-type="string">
            <text:p>Montpellier Centre</text:p>
          </table:table-cell>
          <table:table-cell/>
          <table:table-cell office:value-type="string">
            <text:p>04 67 65 49 03</text:p>
          </table:table-cell>
          <table:table-cell table:number-columns-repeated="4"/>
          <table:table-cell office:value-type="string">
            <text:p>895</text:p>
          </table:table-cell>
          <table:table-cell office:value-type="string">
            <text:p>43.6089024401</text:p>
          </table:table-cell>
          <table:table-cell office:value-type="string">
            <text:p>3.88877771819</text:p>
          </table:table-cell>
          <table:table-cell office:value-type="string">
            <text:p>446</text:p>
          </table:table-cell>
          <table:table-cell/>
          <table:table-cell office:value-type="string">
            <text:p>boulevard d'Anti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1">
            <text:p>51</text:p>
          </table:table-cell>
          <table:table-cell office:value-type="string">
            <text:p>Ecoles maternelles</text:p>
          </table:table-cell>
          <table:table-cell office:value-type="string">
            <text:p>Ecole maternelle Ingrid Bergman</text:p>
          </table:table-cell>
          <table:table-cell office:value-type="string">
            <text:p>Montpellier Centre</text:p>
          </table:table-cell>
          <table:table-cell/>
          <table:table-cell office:value-type="string">
            <text:p>04 67 72 35 58</text:p>
          </table:table-cell>
          <table:table-cell table:number-columns-repeated="7"/>
          <table:table-cell office:value-type="string">
            <text:p>20</text:p>
          </table:table-cell>
          <table:table-cell/>
          <table:table-cell office:value-type="string">
            <text:p>boulevard Mouni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2">
            <text:p>52</text:p>
          </table:table-cell>
          <table:table-cell office:value-type="string">
            <text:p>Ecoles maternelles</text:p>
          </table:table-cell>
          <table:table-cell office:value-type="string">
            <text:p>Ecole maternelle Chaptal</text:p>
          </table:table-cell>
          <table:table-cell office:value-type="string">
            <text:p>Montpellier Centre</text:p>
          </table:table-cell>
          <table:table-cell/>
          <table:table-cell office:value-type="string">
            <text:p>04 67 92 35 43</text:p>
          </table:table-cell>
          <table:table-cell table:number-columns-repeated="4"/>
          <table:table-cell office:value-type="string">
            <text:p>961</text:p>
          </table:table-cell>
          <table:table-cell office:value-type="string">
            <text:p>43.6112981601</text:p>
          </table:table-cell>
          <table:table-cell office:value-type="string">
            <text:p>3.86630945320</text:p>
          </table:table-cell>
          <table:table-cell office:value-type="string">
            <text:p>9</text:p>
          </table:table-cell>
          <table:table-cell/>
          <table:table-cell office:value-type="string">
            <text:p>boulevard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3">
            <text:p>53</text:p>
          </table:table-cell>
          <table:table-cell office:value-type="string">
            <text:p>Ecoles maternelles</text:p>
          </table:table-cell>
          <table:table-cell office:value-type="string">
            <text:p>Ecole maternelle Louis-Figuier</text:p>
          </table:table-cell>
          <table:table-cell office:value-type="string">
            <text:p>Montpellier Centre</text:p>
          </table:table-cell>
          <table:table-cell/>
          <table:table-cell office:value-type="string">
            <text:p>04 67 65 64 89</text:p>
          </table:table-cell>
          <table:table-cell table:number-columns-repeated="4"/>
          <table:table-cell office:value-type="string">
            <text:p>1187</text:p>
          </table:table-cell>
          <table:table-cell office:value-type="string">
            <text:p>43.6040977751</text:p>
          </table:table-cell>
          <table:table-cell office:value-type="string">
            <text:p>3.88210817966</text:p>
          </table:table-cell>
          <table:table-cell office:value-type="string">
            <text:p>14</text:p>
          </table:table-cell>
          <table:table-cell/>
          <table:table-cell office:value-type="string">
            <text:p>rue Farg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4">
            <text:p>54</text:p>
          </table:table-cell>
          <table:table-cell office:value-type="string">
            <text:p>Ecoles maternelles</text:p>
          </table:table-cell>
          <table:table-cell office:value-type="string">
            <text:p>Ecole maternelle Pierre-Claris-de-Florian</text:p>
          </table:table-cell>
          <table:table-cell office:value-type="string">
            <text:p>Montpellier Centre</text:p>
          </table:table-cell>
          <table:table-cell/>
          <table:table-cell office:value-type="string">
            <text:p>04 67 65 73 50</text:p>
          </table:table-cell>
          <table:table-cell table:number-columns-repeated="4"/>
          <table:table-cell office:value-type="string">
            <text:p>0030802</text:p>
          </table:table-cell>
          <table:table-cell table:number-columns-repeated="2"/>
          <table:table-cell office:value-type="string">
            <text:p>49</text:p>
          </table:table-cell>
          <table:table-cell/>
          <table:table-cell office:value-type="string">
            <text:p>rue de la Méditerrané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5">
            <text:p>55</text:p>
          </table:table-cell>
          <table:table-cell office:value-type="string">
            <text:p>Ecoles maternelles</text:p>
          </table:table-cell>
          <table:table-cell office:value-type="string">
            <text:p>Ecole maternelle Anatole-France</text:p>
          </table:table-cell>
          <table:table-cell office:value-type="string">
            <text:p>Montpellier Centre</text:p>
          </table:table-cell>
          <table:table-cell/>
          <table:table-cell office:value-type="string">
            <text:p>04 67 92 02 96</text:p>
          </table:table-cell>
          <table:table-cell table:number-columns-repeated="4"/>
          <table:table-cell office:value-type="string">
            <text:p>885</text:p>
          </table:table-cell>
          <table:table-cell office:value-type="string">
            <text:p>43.6045679749</text:p>
          </table:table-cell>
          <table:table-cell office:value-type="string">
            <text:p>3.87590423137</text:p>
          </table:table-cell>
          <table:table-cell office:value-type="string">
            <text:p>10</text:p>
          </table:table-cell>
          <table:table-cell/>
          <table:table-cell office:value-type="string">
            <text:p>rue du Général Lafo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6">
            <text:p>56</text:p>
          </table:table-cell>
          <table:table-cell office:value-type="string">
            <text:p>Ecoles maternelles</text:p>
          </table:table-cell>
          <table:table-cell office:value-type="string">
            <text:p>Ecole maternelle Vasco-de-Gama</text:p>
          </table:table-cell>
          <table:table-cell office:value-type="string">
            <text:p>Montpellier Centre</text:p>
          </table:table-cell>
          <table:table-cell/>
          <table:table-cell office:value-type="string">
            <text:p>04 67 65 04 92</text:p>
          </table:table-cell>
          <table:table-cell table:number-columns-repeated="4"/>
          <table:table-cell office:value-type="string">
            <text:p>1045</text:p>
          </table:table-cell>
          <table:table-cell office:value-type="string">
            <text:p>43.6141657094</text:p>
          </table:table-cell>
          <table:table-cell office:value-type="string">
            <text:p>3.89212769105</text:p>
          </table:table-cell>
          <table:table-cell office:value-type="string">
            <text:p>156</text:p>
          </table:table-cell>
          <table:table-cell/>
          <table:table-cell office:value-type="string">
            <text:p>rue de la Croix du s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7">
            <text:p>57</text:p>
          </table:table-cell>
          <table:table-cell office:value-type="string">
            <text:p>Ecoles maternelles</text:p>
          </table:table-cell>
          <table:table-cell office:value-type="string">
            <text:p>Ecole maternelle Francis-Garnier</text:p>
          </table:table-cell>
          <table:table-cell office:value-type="string">
            <text:p>Montpellier Centre</text:p>
          </table:table-cell>
          <table:table-cell/>
          <table:table-cell office:value-type="string">
            <text:p>04 67 92 35 42</text:p>
          </table:table-cell>
          <table:table-cell table:number-columns-repeated="4"/>
          <table:table-cell office:value-type="string">
            <text:p>1015</text:p>
          </table:table-cell>
          <table:table-cell office:value-type="string">
            <text:p>43.6078366904</text:p>
          </table:table-cell>
          <table:table-cell office:value-type="string">
            <text:p>3.87164629280</text:p>
          </table:table-cell>
          <table:table-cell office:value-type="string">
            <text:p>2</text:p>
          </table:table-cell>
          <table:table-cell/>
          <table:table-cell office:value-type="string">
            <text:p>rue Général-Ren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58">
            <text:p>58</text:p>
          </table:table-cell>
          <table:table-cell office:value-type="string">
            <text:p>Ecoles maternelles</text:p>
          </table:table-cell>
          <table:table-cell office:value-type="string">
            <text:p>Ecole maternelle Jean-de-la-Fontaine</text:p>
          </table:table-cell>
          <table:table-cell office:value-type="string">
            <text:p>Montpellier Centre</text:p>
          </table:table-cell>
          <table:table-cell/>
          <table:table-cell office:value-type="string">
            <text:p>04 67 72 35 57</text:p>
          </table:table-cell>
          <table:table-cell table:number-columns-repeated="4"/>
          <table:table-cell office:value-type="string">
            <text:p>1086</text:p>
          </table:table-cell>
          <table:table-cell office:value-type="string">
            <text:p>43.6153667043</text:p>
          </table:table-cell>
          <table:table-cell office:value-type="string">
            <text:p>3.87830466969</text:p>
          </table:table-cell>
          <table:table-cell office:value-type="string">
            <text:p>27</text:p>
          </table:table-cell>
          <table:table-cell/>
          <table:table-cell office:value-type="string">
            <text:p>quai des Taneu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9">
            <text:p>59</text:p>
          </table:table-cell>
          <table:table-cell office:value-type="string">
            <text:p>Ecoles maternelles</text:p>
          </table:table-cell>
          <table:table-cell office:value-type="string">
            <text:p>Ecole maternelle Mozart</text:p>
          </table:table-cell>
          <table:table-cell office:value-type="string">
            <text:p>Montpellier Centre</text:p>
          </table:table-cell>
          <table:table-cell/>
          <table:table-cell office:value-type="string">
            <text:p>04 67 63 15 61</text:p>
          </table:table-cell>
          <table:table-cell table:number-columns-repeated="4"/>
          <table:table-cell office:value-type="string">
            <text:p>901</text:p>
          </table:table-cell>
          <table:table-cell office:value-type="string">
            <text:p>43.6169500248</text:p>
          </table:table-cell>
          <table:table-cell office:value-type="string">
            <text:p>3.86169012353</text:p>
          </table:table-cell>
          <table:table-cell office:value-type="string">
            <text:p>60</text:p>
          </table:table-cell>
          <table:table-cell/>
          <table:table-cell office:value-type="string">
            <text:p>avenue d'Ass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0">
            <text:p>60</text:p>
          </table:table-cell>
          <table:table-cell office:value-type="string">
            <text:p>Ecoles maternelles</text:p>
          </table:table-cell>
          <table:table-cell office:value-type="string">
            <text:p>Ecole maternelle Louis-Pasteur</text:p>
          </table:table-cell>
          <table:table-cell office:value-type="string">
            <text:p>Montpellier Centre</text:p>
          </table:table-cell>
          <table:table-cell/>
          <table:table-cell office:value-type="string">
            <text:p>04 67 60 64 96</text:p>
          </table:table-cell>
          <table:table-cell table:number-columns-repeated="4"/>
          <table:table-cell office:value-type="string">
            <text:p>1107</text:p>
          </table:table-cell>
          <table:table-cell office:value-type="string">
            <text:p>43.6092055185</text:p>
          </table:table-cell>
          <table:table-cell office:value-type="string">
            <text:p>3.87331755262</text:p>
          </table:table-cell>
          <table:table-cell office:value-type="string">
            <text:p>15</text:p>
          </table:table-cell>
          <table:table-cell/>
          <table:table-cell office:value-type="string">
            <text:p>rue Saint Sépulc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1">
            <text:p>61</text:p>
          </table:table-cell>
          <table:table-cell office:value-type="string">
            <text:p>Ecoles maternelles</text:p>
          </table:table-cell>
          <table:table-cell office:value-type="string">
            <text:p>Ecole maternelle Jean-Jacques-Rousseau</text:p>
          </table:table-cell>
          <table:table-cell office:value-type="string">
            <text:p>Montpellier Centre</text:p>
          </table:table-cell>
          <table:table-cell/>
          <table:table-cell office:value-type="string">
            <text:p>04 67 60 61 94</text:p>
          </table:table-cell>
          <table:table-cell table:number-columns-repeated="4"/>
          <table:table-cell office:value-type="string">
            <text:p>1274</text:p>
          </table:table-cell>
          <table:table-cell office:value-type="string">
            <text:p>43.6124867085</text:p>
          </table:table-cell>
          <table:table-cell office:value-type="string">
            <text:p>3.87592396932</text:p>
          </table:table-cell>
          <table:table-cell office:value-type="string">
            <text:p>21</text:p>
          </table:table-cell>
          <table:table-cell/>
          <table:table-cell office:value-type="string">
            <text:p>rue d'Aigrefeu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2">
            <text:p>62</text:p>
          </table:table-cell>
          <table:table-cell office:value-type="string">
            <text:p>Ecoles maternelles</text:p>
          </table:table-cell>
          <table:table-cell office:value-type="string">
            <text:p>Ecole maternelle Docteur Roux</text:p>
          </table:table-cell>
          <table:table-cell office:value-type="string">
            <text:p>Montpellier Centre</text:p>
          </table:table-cell>
          <table:table-cell/>
          <table:table-cell office:value-type="string">
            <text:p>04 67 92 35 40</text:p>
          </table:table-cell>
          <table:table-cell table:number-columns-repeated="4"/>
          <table:table-cell office:value-type="string">
            <text:p>999</text:p>
          </table:table-cell>
          <table:table-cell office:value-type="string">
            <text:p>43.6061105023</text:p>
          </table:table-cell>
          <table:table-cell office:value-type="string">
            <text:p>3.86194207219</text:p>
          </table:table-cell>
          <table:table-cell office:value-type="string">
            <text:p>96</text:p>
          </table:table-cell>
          <table:table-cell/>
          <table:table-cell office:value-type="string">
            <text:p>rue du Faubourg Figuero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3">
            <text:p>63</text:p>
          </table:table-cell>
          <table:table-cell office:value-type="string">
            <text:p>Ecoles maternelles</text:p>
          </table:table-cell>
          <table:table-cell office:value-type="string">
            <text:p>Ecole maternelle Averroès</text:p>
          </table:table-cell>
          <table:table-cell office:value-type="string">
            <text:p>Mosson</text:p>
          </table:table-cell>
          <table:table-cell/>
          <table:table-cell office:value-type="string">
            <text:p>04 67 75 27 10</text:p>
          </table:table-cell>
          <table:table-cell table:number-columns-repeated="4"/>
          <table:table-cell office:value-type="string">
            <text:p>1166</text:p>
          </table:table-cell>
          <table:table-cell office:value-type="string">
            <text:p>43.6380013025</text:p>
          </table:table-cell>
          <table:table-cell office:value-type="string">
            <text:p>3.81912427078</text:p>
          </table:table-cell>
          <table:table-cell office:value-type="string">
            <text:p>47</text:p>
          </table:table-cell>
          <table:table-cell/>
          <table:table-cell office:value-type="string">
            <text:p>rue Jaufré Rude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4">
            <text:p>64</text:p>
          </table:table-cell>
          <table:table-cell office:value-type="string">
            <text:p>Ecoles maternelles</text:p>
          </table:table-cell>
          <table:table-cell office:value-type="string">
            <text:p>Ecole maternelle Miguel-de-Cervantès</text:p>
          </table:table-cell>
          <table:table-cell office:value-type="string">
            <text:p>Mosson</text:p>
          </table:table-cell>
          <table:table-cell/>
          <table:table-cell office:value-type="string">
            <text:p>04 67 75 42 11</text:p>
          </table:table-cell>
          <table:table-cell table:number-columns-repeated="4"/>
          <table:table-cell office:value-type="string">
            <text:p>1029</text:p>
          </table:table-cell>
          <table:table-cell office:value-type="string">
            <text:p>43.6250592435</text:p>
          </table:table-cell>
          <table:table-cell office:value-type="string">
            <text:p>3.81432961986</text:p>
          </table:table-cell>
          <table:table-cell office:value-type="string">
            <text:p>91</text:p>
          </table:table-cell>
          <table:table-cell/>
          <table:table-cell office:value-type="string">
            <text:p>rue Charles-Bonapart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5">
            <text:p>65</text:p>
          </table:table-cell>
          <table:table-cell office:value-type="string">
            <text:p>Ecoles maternelles</text:p>
          </table:table-cell>
          <table:table-cell office:value-type="string">
            <text:p>Ecole maternelle Nicolas-Copernic</text:p>
          </table:table-cell>
          <table:table-cell office:value-type="string">
            <text:p>Mosson</text:p>
          </table:table-cell>
          <table:table-cell/>
          <table:table-cell office:value-type="string">
            <text:p>04 67 75 49 31</text:p>
          </table:table-cell>
          <table:table-cell table:number-columns-repeated="4"/>
          <table:table-cell office:value-type="string">
            <text:p>1163</text:p>
          </table:table-cell>
          <table:table-cell office:value-type="string">
            <text:p>43.6397733543</text:p>
          </table:table-cell>
          <table:table-cell office:value-type="string">
            <text:p>3.81266401842</text:p>
          </table:table-cell>
          <table:table-cell table:number-columns-repeated="2"/>
          <table:table-cell office:value-type="string">
            <text:p>Rue Pierre-Nicol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6">
            <text:p>66</text:p>
          </table:table-cell>
          <table:table-cell office:value-type="string">
            <text:p>Ecoles maternelles</text:p>
          </table:table-cell>
          <table:table-cell office:value-type="string">
            <text:p>Ecole maternelle Indira-Gandhi</text:p>
          </table:table-cell>
          <table:table-cell office:value-type="string">
            <text:p>Mosson</text:p>
          </table:table-cell>
          <table:table-cell/>
          <table:table-cell office:value-type="string">
            <text:p>04 67 75 35 45</text:p>
          </table:table-cell>
          <table:table-cell table:number-columns-repeated="4"/>
          <table:table-cell office:value-type="string">
            <text:p>1142</text:p>
          </table:table-cell>
          <table:table-cell office:value-type="string">
            <text:p>43.6399291351</text:p>
          </table:table-cell>
          <table:table-cell office:value-type="string">
            <text:p>3.81974628874</text:p>
          </table:table-cell>
          <table:table-cell office:value-type="string">
            <text:p>380</text:p>
          </table:table-cell>
          <table:table-cell/>
          <table:table-cell office:value-type="string">
            <text:p>rue Pierre-Cardena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67">
            <text:p>67</text:p>
          </table:table-cell>
          <table:table-cell office:value-type="string">
            <text:p>Ecoles maternelles</text:p>
          </table:table-cell>
          <table:table-cell office:value-type="string">
            <text:p>Ecole maternelle James-Joyce</text:p>
          </table:table-cell>
          <table:table-cell office:value-type="string">
            <text:p>Mosson</text:p>
          </table:table-cell>
          <table:table-cell/>
          <table:table-cell office:value-type="string">
            <text:p>04 67 75 34 87</text:p>
          </table:table-cell>
          <table:table-cell table:number-columns-repeated="4"/>
          <table:table-cell office:value-type="string">
            <text:p>932</text:p>
          </table:table-cell>
          <table:table-cell office:value-type="string">
            <text:p>43.6280012451</text:p>
          </table:table-cell>
          <table:table-cell office:value-type="string">
            <text:p>3.81792596876</text:p>
          </table:table-cell>
          <table:table-cell office:value-type="string">
            <text:p>122</text:p>
          </table:table-cell>
          <table:table-cell/>
          <table:table-cell office:value-type="string">
            <text:p>rue de Bolog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8">
            <text:p>68</text:p>
          </table:table-cell>
          <table:table-cell office:value-type="string">
            <text:p>Ecoles maternelles</text:p>
          </table:table-cell>
          <table:table-cell office:value-type="string">
            <text:p>Ecole maternelle Martin-Luther-King</text:p>
          </table:table-cell>
          <table:table-cell office:value-type="string">
            <text:p>Mosson</text:p>
          </table:table-cell>
          <table:table-cell/>
          <table:table-cell office:value-type="string">
            <text:p>04 67 75 35 25</text:p>
          </table:table-cell>
          <table:table-cell table:number-columns-repeated="4"/>
          <table:table-cell office:value-type="string">
            <text:p>1189</text:p>
          </table:table-cell>
          <table:table-cell office:value-type="string">
            <text:p>43.6248740621</text:p>
          </table:table-cell>
          <table:table-cell office:value-type="string">
            <text:p>3.81472317314</text:p>
          </table:table-cell>
          <table:table-cell office:value-type="string">
            <text:p>65</text:p>
          </table:table-cell>
          <table:table-cell/>
          <table:table-cell office:value-type="string">
            <text:p>rue Charles-Bonapart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9">
            <text:p>69</text:p>
          </table:table-cell>
          <table:table-cell office:value-type="string">
            <text:p>Ecoles maternelles</text:p>
          </table:table-cell>
          <table:table-cell office:value-type="string">
            <text:p>Ecole maternelle Sarah-Bernhardt</text:p>
          </table:table-cell>
          <table:table-cell office:value-type="string">
            <text:p>Port Marianne</text:p>
          </table:table-cell>
          <table:table-cell/>
          <table:table-cell office:value-type="string">
            <text:p>04 67 22 39 12</text:p>
          </table:table-cell>
          <table:table-cell table:number-columns-repeated="4"/>
          <table:table-cell office:value-type="string">
            <text:p>1472</text:p>
          </table:table-cell>
          <table:table-cell office:value-type="string">
            <text:p>43.6116705104</text:p>
          </table:table-cell>
          <table:table-cell office:value-type="string">
            <text:p>3.90756543583</text:p>
          </table:table-cell>
          <table:table-cell office:value-type="string">
            <text:p>175</text:p>
          </table:table-cell>
          <table:table-cell/>
          <table:table-cell office:value-type="string">
            <text:p>Rue Villalong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1">
            <text:p>71</text:p>
          </table:table-cell>
          <table:table-cell office:value-type="string">
            <text:p>Ecoles maternelles</text:p>
          </table:table-cell>
          <table:table-cell office:value-type="string">
            <text:p>Ecole maternelle Louise-Michel</text:p>
          </table:table-cell>
          <table:table-cell office:value-type="string">
            <text:p>Port Marianne</text:p>
          </table:table-cell>
          <table:table-cell/>
          <table:table-cell office:value-type="string">
            <text:p>04 67 65 73 72</text:p>
          </table:table-cell>
          <table:table-cell table:number-columns-repeated="4"/>
          <table:table-cell office:value-type="string">
            <text:p>1246</text:p>
          </table:table-cell>
          <table:table-cell office:value-type="string">
            <text:p>43.6103215663</text:p>
          </table:table-cell>
          <table:table-cell office:value-type="string">
            <text:p>3.89828069683</text:p>
          </table:table-cell>
          <table:table-cell office:value-type="string">
            <text:p>501</text:p>
          </table:table-cell>
          <table:table-cell/>
          <table:table-cell office:value-type="string">
            <text:p>avenue de la Pompigna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2">
            <text:p>72</text:p>
          </table:table-cell>
          <table:table-cell office:value-type="string">
            <text:p>Ecoles maternelles</text:p>
          </table:table-cell>
          <table:table-cell office:value-type="string">
            <text:p>Ecole maternelle Sergueï-Prokofiev</text:p>
          </table:table-cell>
          <table:table-cell office:value-type="string">
            <text:p>Port Marianne</text:p>
          </table:table-cell>
          <table:table-cell/>
          <table:table-cell office:value-type="string">
            <text:p>04 67 02 66 35</text:p>
          </table:table-cell>
          <table:table-cell table:number-columns-repeated="4"/>
          <table:table-cell office:value-type="string">
            <text:p>1120</text:p>
          </table:table-cell>
          <table:table-cell office:value-type="string">
            <text:p>43.6189952198</text:p>
          </table:table-cell>
          <table:table-cell office:value-type="string">
            <text:p>3.89831162976</text:p>
          </table:table-cell>
          <table:table-cell office:value-type="string">
            <text:p>85</text:p>
          </table:table-cell>
          <table:table-cell/>
          <table:table-cell office:value-type="string">
            <text:p>avenue Alphonse-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3">
            <text:p>73</text:p>
          </table:table-cell>
          <table:table-cell office:value-type="string">
            <text:p>Ecoles maternelles</text:p>
          </table:table-cell>
          <table:table-cell office:value-type="string">
            <text:p>Ecole maternelle Jean-Cocteau</text:p>
          </table:table-cell>
          <table:table-cell office:value-type="string">
            <text:p>Prés d'Arènes</text:p>
          </table:table-cell>
          <table:table-cell/>
          <table:table-cell office:value-type="string">
            <text:p>04 67 92 15 80</text:p>
          </table:table-cell>
          <table:table-cell table:number-columns-repeated="4"/>
          <table:table-cell office:value-type="string">
            <text:p>1066</text:p>
          </table:table-cell>
          <table:table-cell office:value-type="string">
            <text:p>43.5914697508</text:p>
          </table:table-cell>
          <table:table-cell office:value-type="string">
            <text:p>3.88655927632</text:p>
          </table:table-cell>
          <table:table-cell office:value-type="string">
            <text:p>16</text:p>
          </table:table-cell>
          <table:table-cell/>
          <table:table-cell office:value-type="string">
            <text:p>rue de la Bandid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4">
            <text:p>74</text:p>
          </table:table-cell>
          <table:table-cell office:value-type="string">
            <text:p>Ecoles maternelles</text:p>
          </table:table-cell>
          <table:table-cell office:value-type="string">
            <text:p>Ecole maternelle Paul-Eluard</text:p>
          </table:table-cell>
          <table:table-cell office:value-type="string">
            <text:p>Prés d'Arènes</text:p>
          </table:table-cell>
          <table:table-cell/>
          <table:table-cell office:value-type="string">
            <text:p>04 67 64 40 54</text:p>
          </table:table-cell>
          <table:table-cell table:number-columns-repeated="4"/>
          <table:table-cell office:value-type="string">
            <text:p>1099</text:p>
          </table:table-cell>
          <table:table-cell office:value-type="string">
            <text:p>43.5929184461</text:p>
          </table:table-cell>
          <table:table-cell office:value-type="string">
            <text:p>3.89641146081</text:p>
          </table:table-cell>
          <table:table-cell office:value-type="string">
            <text:p>219</text:p>
          </table:table-cell>
          <table:table-cell/>
          <table:table-cell office:value-type="string">
            <text:p>rue de Saint Hilai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
            <text:p>75</text:p>
          </table:table-cell>
          <table:table-cell office:value-type="string">
            <text:p>Ecoles maternelles</text:p>
          </table:table-cell>
          <table:table-cell office:value-type="string">
            <text:p>Ecole maternelle Anne-Frank</text:p>
          </table:table-cell>
          <table:table-cell office:value-type="string">
            <text:p>Prés d'Arènes</text:p>
          </table:table-cell>
          <table:table-cell/>
          <table:table-cell office:value-type="string">
            <text:p>04 67 65 47 82</text:p>
          </table:table-cell>
          <table:table-cell table:number-columns-repeated="4"/>
          <table:table-cell office:value-type="string">
            <text:p>879</text:p>
          </table:table-cell>
          <table:table-cell office:value-type="string">
            <text:p>43.5974310239</text:p>
          </table:table-cell>
          <table:table-cell office:value-type="string">
            <text:p>3.89180163145</text:p>
          </table:table-cell>
          <table:table-cell office:value-type="string">
            <text:p>686</text:p>
          </table:table-cell>
          <table:table-cell/>
          <table:table-cell office:value-type="string">
            <text:p>avenue du Pont Trinqu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6">
            <text:p>76</text:p>
          </table:table-cell>
          <table:table-cell office:value-type="string">
            <text:p>Ecoles maternelles</text:p>
          </table:table-cell>
          <table:table-cell office:value-type="string">
            <text:p>Ecole maternelle Simone-Signoret</text:p>
          </table:table-cell>
          <table:table-cell office:value-type="string">
            <text:p>Prés d'Arènes</text:p>
          </table:table-cell>
          <table:table-cell/>
          <table:table-cell office:value-type="string">
            <text:p>04 67 64 08 73</text:p>
          </table:table-cell>
          <table:table-cell table:number-columns-repeated="4"/>
          <table:table-cell office:value-type="string">
            <text:p>985</text:p>
          </table:table-cell>
          <table:table-cell office:value-type="string">
            <text:p>43.5982243190</text:p>
          </table:table-cell>
          <table:table-cell office:value-type="string">
            <text:p>3.88258421659</text:p>
          </table:table-cell>
          <table:table-cell office:value-type="string">
            <text:p>1</text:p>
          </table:table-cell>
          <table:table-cell/>
          <table:table-cell office:value-type="string">
            <text:p>impasse des Marmouset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
            <text:p>77</text:p>
          </table:table-cell>
          <table:table-cell office:value-type="string">
            <text:p>Ecoles élémentaires</text:p>
          </table:table-cell>
          <table:table-cell office:value-type="string">
            <text:p>Ecole élémentaire Winston Churchill</text:p>
          </table:table-cell>
          <table:table-cell office:value-type="string">
            <text:p>Croix d'Argent</text:p>
          </table:table-cell>
          <table:table-cell/>
          <table:table-cell office:value-type="string">
            <text:p>04 67 42 54 64</text:p>
          </table:table-cell>
          <table:table-cell table:number-columns-repeated="4"/>
          <table:table-cell office:value-type="string">
            <text:p>1002</text:p>
          </table:table-cell>
          <table:table-cell office:value-type="string">
            <text:p>43.5995638203</text:p>
          </table:table-cell>
          <table:table-cell office:value-type="string">
            <text:p>3.85455149907</text:p>
          </table:table-cell>
          <table:table-cell office:value-type="string">
            <text:p>424</text:p>
          </table:table-cell>
          <table:table-cell/>
          <table:table-cell office:value-type="string">
            <text:p>rue du lavand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8">
            <text:p>78</text:p>
          </table:table-cell>
          <table:table-cell office:value-type="string">
            <text:p>Ecoles élémentaires</text:p>
          </table:table-cell>
          <table:table-cell office:value-type="string">
            <text:p>Ecole élémentaire Marie Curie</text:p>
          </table:table-cell>
          <table:table-cell office:value-type="string">
            <text:p>Croix d'Argent</text:p>
          </table:table-cell>
          <table:table-cell/>
          <table:table-cell office:value-type="string">
            <text:p>04 67 42 52 54</text:p>
          </table:table-cell>
          <table:table-cell table:number-columns-repeated="4"/>
          <table:table-cell office:value-type="string">
            <text:p>1204</text:p>
          </table:table-cell>
          <table:table-cell office:value-type="string">
            <text:p>43.6001504186</text:p>
          </table:table-cell>
          <table:table-cell office:value-type="string">
            <text:p>3.86919745661</text:p>
          </table:table-cell>
          <table:table-cell office:value-type="string">
            <text:p>6</text:p>
          </table:table-cell>
          <table:table-cell/>
          <table:table-cell office:value-type="string">
            <text:p>allée des Sophor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9">
            <text:p>79</text:p>
          </table:table-cell>
          <table:table-cell office:value-type="string">
            <text:p>Ecoles élémentaires</text:p>
          </table:table-cell>
          <table:table-cell office:value-type="string">
            <text:p>Ecole élémentaire Garibaldi</text:p>
          </table:table-cell>
          <table:table-cell office:value-type="string">
            <text:p>Croix d'Argent</text:p>
          </table:table-cell>
          <table:table-cell/>
          <table:table-cell office:value-type="string">
            <text:p>04 67 42 77 13</text:p>
          </table:table-cell>
          <table:table-cell table:number-columns-repeated="4"/>
          <table:table-cell office:value-type="string">
            <text:p>1220</text:p>
          </table:table-cell>
          <table:table-cell office:value-type="string">
            <text:p>43.5929373954</text:p>
          </table:table-cell>
          <table:table-cell office:value-type="string">
            <text:p>3.86860786205</text:p>
          </table:table-cell>
          <table:table-cell office:value-type="string">
            <text:p>2</text:p>
          </table:table-cell>
          <table:table-cell/>
          <table:table-cell office:value-type="string">
            <text:p>place de Fontju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0">
            <text:p>80</text:p>
          </table:table-cell>
          <table:table-cell office:value-type="string">
            <text:p>Ecoles élémentaires</text:p>
          </table:table-cell>
          <table:table-cell office:value-type="string">
            <text:p>Ecole élémentaire Ronsard</text:p>
          </table:table-cell>
          <table:table-cell office:value-type="string">
            <text:p>Croix d'Argent</text:p>
          </table:table-cell>
          <table:table-cell/>
          <table:table-cell office:value-type="string">
            <text:p>04 67 27 82 03</text:p>
          </table:table-cell>
          <table:table-cell table:number-columns-repeated="4"/>
          <table:table-cell office:value-type="string">
            <text:p>1306</text:p>
          </table:table-cell>
          <table:table-cell office:value-type="string">
            <text:p>43.5883651192</text:p>
          </table:table-cell>
          <table:table-cell office:value-type="string">
            <text:p>3.86478629353</text:p>
          </table:table-cell>
          <table:table-cell office:value-type="string">
            <text:p>700</text:p>
          </table:table-cell>
          <table:table-cell/>
          <table:table-cell office:value-type="string">
            <text:p>rue Jacques Boun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1">
            <text:p>81</text:p>
          </table:table-cell>
          <table:table-cell office:value-type="string">
            <text:p>Ecoles élémentaires</text:p>
          </table:table-cell>
          <table:table-cell office:value-type="string">
            <text:p>Ecole élémentaire Alain Savary</text:p>
          </table:table-cell>
          <table:table-cell office:value-type="string">
            <text:p>Croix d'Argent</text:p>
          </table:table-cell>
          <table:table-cell/>
          <table:table-cell office:value-type="string">
            <text:p>04 67 42 02 57</text:p>
          </table:table-cell>
          <table:table-cell table:number-columns-repeated="4"/>
          <table:table-cell office:value-type="string">
            <text:p>1297</text:p>
          </table:table-cell>
          <table:table-cell office:value-type="string">
            <text:p>43.5965354863</text:p>
          </table:table-cell>
          <table:table-cell office:value-type="string">
            <text:p>3.83889178718</text:p>
          </table:table-cell>
          <table:table-cell office:value-type="string">
            <text:p>240</text:p>
          </table:table-cell>
          <table:table-cell/>
          <table:table-cell office:value-type="string">
            <text:p>quai Flora Trista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2">
            <text:p>82</text:p>
          </table:table-cell>
          <table:table-cell office:value-type="string">
            <text:p>Ecoles élémentaires</text:p>
          </table:table-cell>
          <table:table-cell office:value-type="string">
            <text:p>Ecole élémentaire Victor Schoelcher</text:p>
          </table:table-cell>
          <table:table-cell office:value-type="string">
            <text:p>Croix d'Argent</text:p>
          </table:table-cell>
          <table:table-cell/>
          <table:table-cell office:value-type="string">
            <text:p>04 67 42 69 66</text:p>
          </table:table-cell>
          <table:table-cell table:number-columns-repeated="4"/>
          <table:table-cell office:value-type="string">
            <text:p>1257</text:p>
          </table:table-cell>
          <table:table-cell office:value-type="string">
            <text:p>43.6007422491</text:p>
          </table:table-cell>
          <table:table-cell office:value-type="string">
            <text:p>3.84585188151</text:p>
          </table:table-cell>
          <table:table-cell office:value-type="string">
            <text:p>65</text:p>
          </table:table-cell>
          <table:table-cell/>
          <table:table-cell office:value-type="string">
            <text:p>rue Robespierr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3">
            <text:p>83</text:p>
          </table:table-cell>
          <table:table-cell office:value-type="string">
            <text:p>Ecoles élémentaires</text:p>
          </table:table-cell>
          <table:table-cell office:value-type="string">
            <text:p>Ecole élémentaire Georges Simenon</text:p>
          </table:table-cell>
          <table:table-cell office:value-type="string">
            <text:p>Croix d'Argent</text:p>
          </table:table-cell>
          <table:table-cell/>
          <table:table-cell office:value-type="string">
            <text:p>04 67 42 47 20</text:p>
          </table:table-cell>
          <table:table-cell table:number-columns-repeated="4"/>
          <table:table-cell office:value-type="string">
            <text:p>1111</text:p>
          </table:table-cell>
          <table:table-cell office:value-type="string">
            <text:p>43.5953185127</text:p>
          </table:table-cell>
          <table:table-cell office:value-type="string">
            <text:p>3.87094803471</text:p>
          </table:table-cell>
          <table:table-cell office:value-type="string">
            <text:p>215</text:p>
          </table:table-cell>
          <table:table-cell/>
          <table:table-cell office:value-type="string">
            <text:p>boulevard Pédro de Luna</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4">
            <text:p>84</text:p>
          </table:table-cell>
          <table:table-cell office:value-type="string">
            <text:p>Ecoles élémentaires</text:p>
          </table:table-cell>
          <table:table-cell office:value-type="string">
            <text:p>Ecole élémentaire Voltaire</text:p>
          </table:table-cell>
          <table:table-cell office:value-type="string">
            <text:p>Croix d'Argent</text:p>
          </table:table-cell>
          <table:table-cell/>
          <table:table-cell office:value-type="string">
            <text:p>04 67 47 19 65</text:p>
          </table:table-cell>
          <table:table-cell table:number-columns-repeated="4"/>
          <table:table-cell office:value-type="string">
            <text:p>1311</text:p>
          </table:table-cell>
          <table:table-cell office:value-type="string">
            <text:p>43.5953454274</text:p>
          </table:table-cell>
          <table:table-cell office:value-type="string">
            <text:p>3.86361867221</text:p>
          </table:table-cell>
          <table:table-cell office:value-type="string">
            <text:p>157</text:p>
          </table:table-cell>
          <table:table-cell/>
          <table:table-cell office:value-type="string">
            <text:p>rue Henri Sellier</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5">
            <text:p>85</text:p>
          </table:table-cell>
          <table:table-cell office:value-type="string">
            <text:p>Ecoles élémentaires</text:p>
          </table:table-cell>
          <table:table-cell office:value-type="string">
            <text:p>Ecole élémentaire Docteur Calmette</text:p>
          </table:table-cell>
          <table:table-cell office:value-type="string">
            <text:p>Hôpitaux - Facultés</text:p>
          </table:table-cell>
          <table:table-cell/>
          <table:table-cell office:value-type="string">
            <text:p>04 67 63 47 25</text:p>
          </table:table-cell>
          <table:table-cell table:number-columns-repeated="4"/>
          <table:table-cell office:value-type="string">
            <text:p>947</text:p>
          </table:table-cell>
          <table:table-cell office:value-type="string">
            <text:p>43.6413822065</text:p>
          </table:table-cell>
          <table:table-cell office:value-type="string">
            <text:p>3.85664148479</text:p>
          </table:table-cell>
          <table:table-cell office:value-type="string">
            <text:p>147</text:p>
          </table:table-cell>
          <table:table-cell/>
          <table:table-cell office:value-type="string">
            <text:p>rue des Quatre Seigneur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6">
            <text:p>86</text:p>
          </table:table-cell>
          <table:table-cell office:value-type="string">
            <text:p>Ecoles élémentaires</text:p>
          </table:table-cell>
          <table:table-cell office:value-type="string">
            <text:p>Ecole élémentaire Jules Ferry</text:p>
          </table:table-cell>
          <table:table-cell office:value-type="string">
            <text:p>Hôpitaux - Facultés</text:p>
          </table:table-cell>
          <table:table-cell/>
          <table:table-cell office:value-type="string">
            <text:p>04 67 54 41 71</text:p>
          </table:table-cell>
          <table:table-cell table:number-columns-repeated="4"/>
          <table:table-cell office:value-type="string">
            <text:p>1299</text:p>
          </table:table-cell>
          <table:table-cell office:value-type="string">
            <text:p>43.6361758681</text:p>
          </table:table-cell>
          <table:table-cell office:value-type="string">
            <text:p>3.87452471554</text:p>
          </table:table-cell>
          <table:table-cell office:value-type="string">
            <text:p>88</text:p>
          </table:table-cell>
          <table:table-cell/>
          <table:table-cell office:value-type="string">
            <text:p>rue Antoine-Laurent de Jussieu</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7">
            <text:p>87</text:p>
          </table:table-cell>
          <table:table-cell office:value-type="string">
            <text:p>Ecoles élémentaires</text:p>
          </table:table-cell>
          <table:table-cell office:value-type="string">
            <text:p>Ecole élémentaire Sigmund Freud</text:p>
          </table:table-cell>
          <table:table-cell office:value-type="string">
            <text:p>Hôpitaux - Facultés</text:p>
          </table:table-cell>
          <table:table-cell/>
          <table:table-cell office:value-type="string">
            <text:p>04 67 72 42 53</text:p>
          </table:table-cell>
          <table:table-cell table:number-columns-repeated="4"/>
          <table:table-cell office:value-type="string">
            <text:p>872</text:p>
          </table:table-cell>
          <table:table-cell office:value-type="string">
            <text:p>43.6264928760</text:p>
          </table:table-cell>
          <table:table-cell office:value-type="string">
            <text:p>3.88020353718</text:p>
          </table:table-cell>
          <table:table-cell office:value-type="string">
            <text:p>2</text:p>
          </table:table-cell>
          <table:table-cell/>
          <table:table-cell office:value-type="string">
            <text:p>rue des Tourterell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blockquote dir="ltr" style="MARGIN-RIGHT: 0px"&gt;&lt;p&gt; &lt;/p&gt;&lt;/blockquote&gt;</text:p>
          </table:table-cell>
          <table:table-cell/>
        </table:table-row>
        <table:table-row table:style-name="ro1">
          <table:table-cell office:value-type="float" office:value="88">
            <text:p>88</text:p>
          </table:table-cell>
          <table:table-cell office:value-type="string">
            <text:p>Ecoles élémentaires</text:p>
          </table:table-cell>
          <table:table-cell office:value-type="string">
            <text:p>Ecole élémentaire Eugène Pottier</text:p>
          </table:table-cell>
          <table:table-cell office:value-type="string">
            <text:p>Hôpitaux - Facultés</text:p>
          </table:table-cell>
          <table:table-cell/>
          <table:table-cell office:value-type="string">
            <text:p>04 67 63 35 68</text:p>
          </table:table-cell>
          <table:table-cell table:number-columns-repeated="4"/>
          <table:table-cell office:value-type="string">
            <text:p>1070</text:p>
          </table:table-cell>
          <table:table-cell office:value-type="string">
            <text:p>43.6267366696</text:p>
          </table:table-cell>
          <table:table-cell office:value-type="string">
            <text:p>3.86440208309</text:p>
          </table:table-cell>
          <table:table-cell office:value-type="string">
            <text:p>120</text:p>
          </table:table-cell>
          <table:table-cell/>
          <table:table-cell office:value-type="string">
            <text:p>rue de la Jala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9">
            <text:p>89</text:p>
          </table:table-cell>
          <table:table-cell office:value-type="string">
            <text:p>Ecoles élémentaires</text:p>
          </table:table-cell>
          <table:table-cell office:value-type="string">
            <text:p>Ecole élémentaire Jean Sibelius</text:p>
          </table:table-cell>
          <table:table-cell office:value-type="string">
            <text:p>Hôpitaux - Facultés</text:p>
          </table:table-cell>
          <table:table-cell/>
          <table:table-cell office:value-type="string">
            <text:p>04 67 63 51 39</text:p>
          </table:table-cell>
          <table:table-cell table:number-columns-repeated="4"/>
          <table:table-cell office:value-type="string">
            <text:p>1073</text:p>
          </table:table-cell>
          <table:table-cell office:value-type="string">
            <text:p>43.6262672353</text:p>
          </table:table-cell>
          <table:table-cell office:value-type="string">
            <text:p>3.86449776385</text:p>
          </table:table-cell>
          <table:table-cell office:value-type="string">
            <text:p>120</text:p>
          </table:table-cell>
          <table:table-cell/>
          <table:table-cell office:value-type="string">
            <text:p>rue de la Jala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0">
            <text:p>90</text:p>
          </table:table-cell>
          <table:table-cell office:value-type="string">
            <text:p>Ecoles élémentaires</text:p>
          </table:table-cell>
          <table:table-cell office:value-type="string">
            <text:p>Ecole élémentaire Louis Armstrong</text:p>
          </table:table-cell>
          <table:table-cell office:value-type="string">
            <text:p>Les Cévennes</text:p>
          </table:table-cell>
          <table:table-cell/>
          <table:table-cell office:value-type="string">
            <text:p>04 67 75 61 77</text:p>
          </table:table-cell>
          <table:table-cell table:number-columns-repeated="4"/>
          <table:table-cell office:value-type="string">
            <text:p>1269</text:p>
          </table:table-cell>
          <table:table-cell office:value-type="string">
            <text:p>43.6175004911</text:p>
          </table:table-cell>
          <table:table-cell office:value-type="string">
            <text:p>3.83903550184</text:p>
          </table:table-cell>
          <table:table-cell office:value-type="string">
            <text:p>971</text:p>
          </table:table-cell>
          <table:table-cell/>
          <table:table-cell office:value-type="string">
            <text:p>rue Paul Rimb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1">
            <text:p>91</text:p>
          </table:table-cell>
          <table:table-cell office:value-type="string">
            <text:p>Ecoles élémentaires</text:p>
          </table:table-cell>
          <table:table-cell office:value-type="string">
            <text:p>Ecole élémentaire Charles Baudelaire</text:p>
          </table:table-cell>
          <table:table-cell office:value-type="string">
            <text:p>Les Cévennes</text:p>
          </table:table-cell>
          <table:table-cell/>
          <table:table-cell office:value-type="string">
            <text:p>04 67 63 08 53</text:p>
          </table:table-cell>
          <table:table-cell table:number-columns-repeated="4"/>
          <table:table-cell office:value-type="string">
            <text:p>1147</text:p>
          </table:table-cell>
          <table:table-cell office:value-type="string">
            <text:p>43.6166694458</text:p>
          </table:table-cell>
          <table:table-cell office:value-type="string">
            <text:p>3.84610756762</text:p>
          </table:table-cell>
          <table:table-cell office:value-type="string">
            <text:p>311</text:p>
          </table:table-cell>
          <table:table-cell/>
          <table:table-cell office:value-type="string">
            <text:p>avenue Saint-Cléme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2">
            <text:p>92</text:p>
          </table:table-cell>
          <table:table-cell office:value-type="string">
            <text:p>Ecoles élémentaires</text:p>
          </table:table-cell>
          <table:table-cell office:value-type="string">
            <text:p>Ecole élémentaire Emile Combes</text:p>
          </table:table-cell>
          <table:table-cell office:value-type="string">
            <text:p>Les Cévennes</text:p>
          </table:table-cell>
          <table:table-cell/>
          <table:table-cell office:value-type="string">
            <text:p>04 67 63 28 45</text:p>
          </table:table-cell>
          <table:table-cell table:number-columns-repeated="4"/>
          <table:table-cell office:value-type="string">
            <text:p>883</text:p>
          </table:table-cell>
          <table:table-cell office:value-type="string">
            <text:p>43.6229607040</text:p>
          </table:table-cell>
          <table:table-cell office:value-type="string">
            <text:p>3.84066829995</text:p>
          </table:table-cell>
          <table:table-cell office:value-type="string">
            <text:p>20</text:p>
          </table:table-cell>
          <table:table-cell/>
          <table:table-cell office:value-type="string">
            <text:p>rue Edmond Lautard</text:p>
          </table:table-cell>
          <table:table-cell table:number-columns-repeated="2"/>
          <table:table-cell office:value-type="string">
            <text:p>34081</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3">
            <text:p>93</text:p>
          </table:table-cell>
          <table:table-cell office:value-type="string">
            <text:p>Ecoles élémentaires</text:p>
          </table:table-cell>
          <table:table-cell office:value-type="string">
            <text:p>Ecole élémentaire Dante Alighieri</text:p>
          </table:table-cell>
          <table:table-cell office:value-type="string">
            <text:p>Les Cévennes</text:p>
          </table:table-cell>
          <table:table-cell/>
          <table:table-cell office:value-type="string">
            <text:p>04 67 75 64 98</text:p>
          </table:table-cell>
          <table:table-cell table:number-columns-repeated="4"/>
          <table:table-cell office:value-type="string">
            <text:p>1334</text:p>
          </table:table-cell>
          <table:table-cell office:value-type="string">
            <text:p>43.6040401106</text:p>
          </table:table-cell>
          <table:table-cell office:value-type="string">
            <text:p>3.84496191466</text:p>
          </table:table-cell>
          <table:table-cell office:value-type="string">
            <text:p>759</text:p>
          </table:table-cell>
          <table:table-cell/>
          <table:table-cell office:value-type="string">
            <text:p>rue de la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4">
            <text:p>94</text:p>
          </table:table-cell>
          <table:table-cell office:value-type="string">
            <text:p>Ecoles élémentaires</text:p>
          </table:table-cell>
          <table:table-cell office:value-type="string">
            <text:p>Ecole élémentaire Julie Daubie</text:p>
          </table:table-cell>
          <table:table-cell office:value-type="string">
            <text:p>Les Cévennes</text:p>
          </table:table-cell>
          <table:table-cell/>
          <table:table-cell office:value-type="string">
            <text:p>04 67 63 01 26</text:p>
          </table:table-cell>
          <table:table-cell table:number-columns-repeated="4"/>
          <table:table-cell office:value-type="string">
            <text:p>1127</text:p>
          </table:table-cell>
          <table:table-cell office:value-type="string">
            <text:p>43.6195415429</text:p>
          </table:table-cell>
          <table:table-cell office:value-type="string">
            <text:p>3.84232470988</text:p>
          </table:table-cell>
          <table:table-cell office:value-type="string">
            <text:p>183</text:p>
          </table:table-cell>
          <table:table-cell/>
          <table:table-cell office:value-type="string">
            <text:p>allée de l'Aquedu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5">
            <text:p>95</text:p>
          </table:table-cell>
          <table:table-cell office:value-type="string">
            <text:p>Ecoles élémentaires</text:p>
          </table:table-cell>
          <table:table-cell office:value-type="string">
            <text:p>Ecole élémentaire Joseph Delteil</text:p>
          </table:table-cell>
          <table:table-cell office:value-type="string">
            <text:p>Les Cévennes</text:p>
          </table:table-cell>
          <table:table-cell/>
          <table:table-cell office:value-type="string">
            <text:p>04 67 10 05 76</text:p>
          </table:table-cell>
          <table:table-cell table:number-columns-repeated="4"/>
          <table:table-cell office:value-type="string">
            <text:p>1495</text:p>
          </table:table-cell>
          <table:table-cell office:value-type="string">
            <text:p>43.6160577433</text:p>
          </table:table-cell>
          <table:table-cell office:value-type="string">
            <text:p>3.83903643765</text:p>
          </table:table-cell>
          <table:table-cell table:number-columns-repeated="2"/>
          <table:table-cell office:value-type="string">
            <text:p>Rue des Araucari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6">
            <text:p>96</text:p>
          </table:table-cell>
          <table:table-cell office:value-type="string">
            <text:p>Ecoles élémentaires</text:p>
          </table:table-cell>
          <table:table-cell office:value-type="string">
            <text:p>Ecole élémentaire Paul Langevin</text:p>
          </table:table-cell>
          <table:table-cell office:value-type="string">
            <text:p>Les Cévennes</text:p>
          </table:table-cell>
          <table:table-cell/>
          <table:table-cell office:value-type="string">
            <text:p>04 67 92 85 70</text:p>
          </table:table-cell>
          <table:table-cell table:number-columns-repeated="4"/>
          <table:table-cell office:value-type="string">
            <text:p>965</text:p>
          </table:table-cell>
          <table:table-cell office:value-type="string">
            <text:p>43.6108135321</text:p>
          </table:table-cell>
          <table:table-cell office:value-type="string">
            <text:p>3.85413292601</text:p>
          </table:table-cell>
          <table:table-cell office:value-type="string">
            <text:p>5</text:p>
          </table:table-cell>
          <table:table-cell/>
          <table:table-cell office:value-type="string">
            <text:p>rue de Clémentv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7">
            <text:p>97</text:p>
          </table:table-cell>
          <table:table-cell office:value-type="string">
            <text:p>Ecoles élémentaires</text:p>
          </table:table-cell>
          <table:table-cell office:value-type="string">
            <text:p>Ecole élémentaire Spinoza</text:p>
          </table:table-cell>
          <table:table-cell office:value-type="string">
            <text:p>Les Cévennes</text:p>
          </table:table-cell>
          <table:table-cell/>
          <table:table-cell office:value-type="string">
            <text:p>04 67 75 34 63</text:p>
          </table:table-cell>
          <table:table-cell table:number-columns-repeated="4"/>
          <table:table-cell office:value-type="string">
            <text:p>1093</text:p>
          </table:table-cell>
          <table:table-cell office:value-type="string">
            <text:p>43.6083752356</text:p>
          </table:table-cell>
          <table:table-cell office:value-type="string">
            <text:p>3.83710725486</text:p>
          </table:table-cell>
          <table:table-cell office:value-type="string">
            <text:p>110</text:p>
          </table:table-cell>
          <table:table-cell/>
          <table:table-cell office:value-type="string">
            <text:p>rue Viollet-Le-Du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8">
            <text:p>98</text:p>
          </table:table-cell>
          <table:table-cell office:value-type="string">
            <text:p>Ecoles élémentaires</text:p>
          </table:table-cell>
          <table:table-cell office:value-type="string">
            <text:p>Ecole élémentaire Sun Yat Sen</text:p>
          </table:table-cell>
          <table:table-cell office:value-type="string">
            <text:p>Les Cévennes</text:p>
          </table:table-cell>
          <table:table-cell/>
          <table:table-cell office:value-type="string">
            <text:p>04 67 75 58 32</text:p>
          </table:table-cell>
          <table:table-cell table:number-columns-repeated="4"/>
          <table:table-cell office:value-type="string">
            <text:p>1337</text:p>
          </table:table-cell>
          <table:table-cell office:value-type="string">
            <text:p>43.6040296113</text:p>
          </table:table-cell>
          <table:table-cell office:value-type="string">
            <text:p>3.84434317255</text:p>
          </table:table-cell>
          <table:table-cell office:value-type="string">
            <text:p>803</text:p>
          </table:table-cell>
          <table:table-cell/>
          <table:table-cell office:value-type="string">
            <text:p>rue de la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99">
            <text:p>99</text:p>
          </table:table-cell>
          <table:table-cell office:value-type="string">
            <text:p>Ecoles élémentaires</text:p>
          </table:table-cell>
          <table:table-cell office:value-type="string">
            <text:p>Ecole élémentaire Jeanne d'Arc</text:p>
          </table:table-cell>
          <table:table-cell office:value-type="string">
            <text:p>Montpellier Centre</text:p>
          </table:table-cell>
          <table:table-cell/>
          <table:table-cell office:value-type="string">
            <text:p>04 67 92 35 72</text:p>
          </table:table-cell>
          <table:table-cell table:number-columns-repeated="4"/>
          <table:table-cell office:value-type="string">
            <text:p>959</text:p>
          </table:table-cell>
          <table:table-cell office:value-type="string">
            <text:p>43.6113402679</text:p>
          </table:table-cell>
          <table:table-cell office:value-type="string">
            <text:p>3.86596437310</text:p>
          </table:table-cell>
          <table:table-cell office:value-type="string">
            <text:p>9</text:p>
          </table:table-cell>
          <table:table-cell/>
          <table:table-cell office:value-type="string">
            <text:p>boulevard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0">
            <text:p>100</text:p>
          </table:table-cell>
          <table:table-cell office:value-type="string">
            <text:p>Ecoles élémentaires</text:p>
          </table:table-cell>
          <table:table-cell office:value-type="string">
            <text:p>Ecole élémentaire Frédéric Bazille</text:p>
          </table:table-cell>
          <table:table-cell office:value-type="string">
            <text:p>Montpellier Centre</text:p>
          </table:table-cell>
          <table:table-cell/>
          <table:table-cell office:value-type="string">
            <text:p>04 67 42 67 64</text:p>
          </table:table-cell>
          <table:table-cell table:number-columns-repeated="4"/>
          <table:table-cell office:value-type="string">
            <text:p>1018</text:p>
          </table:table-cell>
          <table:table-cell office:value-type="string">
            <text:p>43.6054958573</text:p>
          </table:table-cell>
          <table:table-cell office:value-type="string">
            <text:p>3.85767440578</text:p>
          </table:table-cell>
          <table:table-cell office:value-type="string">
            <text:p>146</text:p>
          </table:table-cell>
          <table:table-cell/>
          <table:table-cell office:value-type="string">
            <text:p>rue du Mas de Merl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1">
            <text:p>101</text:p>
          </table:table-cell>
          <table:table-cell office:value-type="string">
            <text:p>Ecoles élémentaires</text:p>
          </table:table-cell>
          <table:table-cell office:value-type="string">
            <text:p>Ecole élémentaire Paul Bert- Victor Hugo</text:p>
          </table:table-cell>
          <table:table-cell office:value-type="string">
            <text:p>Montpellier Centre</text:p>
          </table:table-cell>
          <table:table-cell/>
          <table:table-cell office:value-type="string">
            <text:p>04 67 65 64 80</text:p>
          </table:table-cell>
          <table:table-cell table:number-columns-repeated="4"/>
          <table:table-cell office:value-type="string">
            <text:p>1263</text:p>
          </table:table-cell>
          <table:table-cell office:value-type="string">
            <text:p>43.6036976869</text:p>
          </table:table-cell>
          <table:table-cell office:value-type="string">
            <text:p>3.88107857343</text:p>
          </table:table-cell>
          <table:table-cell office:value-type="string">
            <text:p>19</text:p>
          </table:table-cell>
          <table:table-cell/>
          <table:table-cell office:value-type="string">
            <text:p>rue du Général Ri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
            <text:p>103</text:p>
          </table:table-cell>
          <table:table-cell office:value-type="string">
            <text:p>Ecoles élémentaires</text:p>
          </table:table-cell>
          <table:table-cell office:value-type="string">
            <text:p>Ecole élémentaire Auguste Comte</text:p>
          </table:table-cell>
          <table:table-cell office:value-type="string">
            <text:p>Montpellier Centre</text:p>
          </table:table-cell>
          <table:table-cell/>
          <table:table-cell office:value-type="string">
            <text:p>04 67 92 35 52</text:p>
          </table:table-cell>
          <table:table-cell table:number-columns-repeated="4"/>
          <table:table-cell office:value-type="string">
            <text:p>906</text:p>
          </table:table-cell>
          <table:table-cell office:value-type="string">
            <text:p>43.6101549830</text:p>
          </table:table-cell>
          <table:table-cell office:value-type="string">
            <text:p>3.86851099511</text:p>
          </table:table-cell>
          <table:table-cell office:value-type="string">
            <text:p>2</text:p>
          </table:table-cell>
          <table:table-cell/>
          <table:table-cell office:value-type="string">
            <text:p>rue Emile Zol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4">
            <text:p>104</text:p>
          </table:table-cell>
          <table:table-cell office:value-type="string">
            <text:p>Ecoles élémentaires</text:p>
          </table:table-cell>
          <table:table-cell office:value-type="string">
            <text:p>Ecole élémentaire Condorcet</text:p>
          </table:table-cell>
          <table:table-cell office:value-type="string">
            <text:p>Montpellier Centre</text:p>
          </table:table-cell>
          <table:table-cell/>
          <table:table-cell office:value-type="string">
            <text:p>04 67 63 19 98</text:p>
          </table:table-cell>
          <table:table-cell table:number-columns-repeated="4"/>
          <table:table-cell office:value-type="string">
            <text:p>995</text:p>
          </table:table-cell>
          <table:table-cell office:value-type="string">
            <text:p>43.6170476104</text:p>
          </table:table-cell>
          <table:table-cell office:value-type="string">
            <text:p>3.87449334852</text:p>
          </table:table-cell>
          <table:table-cell office:value-type="string">
            <text:p>13</text:p>
          </table:table-cell>
          <table:table-cell/>
          <table:table-cell office:value-type="string">
            <text:p>rue du Faubourg Bout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5">
            <text:p>105</text:p>
          </table:table-cell>
          <table:table-cell office:value-type="string">
            <text:p>Ecoles élémentaires</text:p>
          </table:table-cell>
          <table:table-cell office:value-type="string">
            <text:p>Ecole élémentaire Charles Daviler</text:p>
          </table:table-cell>
          <table:table-cell office:value-type="string">
            <text:p>Montpellier Centre</text:p>
          </table:table-cell>
          <table:table-cell/>
          <table:table-cell office:value-type="string">
            <text:p>04 67 63 52 50</text:p>
          </table:table-cell>
          <table:table-cell table:number-columns-repeated="4"/>
          <table:table-cell office:value-type="string">
            <text:p>892</text:p>
          </table:table-cell>
          <table:table-cell office:value-type="string">
            <text:p>43.6223334729</text:p>
          </table:table-cell>
          <table:table-cell office:value-type="string">
            <text:p>3.87046739550</text:p>
          </table:table-cell>
          <table:table-cell office:value-type="string">
            <text:p>5</text:p>
          </table:table-cell>
          <table:table-cell/>
          <table:table-cell office:value-type="string">
            <text:p><text:s/>rue Colonel March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6">
            <text:p>106</text:p>
          </table:table-cell>
          <table:table-cell office:value-type="string">
            <text:p>Ecoles élémentaires</text:p>
          </table:table-cell>
          <table:table-cell office:value-type="string">
            <text:p>Ecole élémentaire Gambetta</text:p>
          </table:table-cell>
          <table:table-cell office:value-type="string">
            <text:p>Montpellier Centre</text:p>
          </table:table-cell>
          <table:table-cell/>
          <table:table-cell office:value-type="string">
            <text:p>04 67 92 35 53</text:p>
          </table:table-cell>
          <table:table-cell table:number-columns-repeated="4"/>
          <table:table-cell office:value-type="string">
            <text:p>1026</text:p>
          </table:table-cell>
          <table:table-cell office:value-type="string">
            <text:p>43.6076265466</text:p>
          </table:table-cell>
          <table:table-cell office:value-type="string">
            <text:p>3.87114716279</text:p>
          </table:table-cell>
          <table:table-cell office:value-type="string">
            <text:p>20</text:p>
          </table:table-cell>
          <table:table-cell/>
          <table:table-cell office:value-type="string">
            <text:p>rue des soldat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7">
            <text:p>107</text:p>
          </table:table-cell>
          <table:table-cell office:value-type="string">
            <text:p>Ecoles élémentaires</text:p>
          </table:table-cell>
          <table:table-cell office:value-type="string">
            <text:p>Ecole élémentaire Lamartine</text:p>
          </table:table-cell>
          <table:table-cell office:value-type="string">
            <text:p>Montpellier Centre</text:p>
          </table:table-cell>
          <table:table-cell/>
          <table:table-cell office:value-type="string">
            <text:p>04 67 60 62 05</text:p>
          </table:table-cell>
          <table:table-cell table:number-columns-repeated="4"/>
          <table:table-cell office:value-type="string">
            <text:p>1104</text:p>
          </table:table-cell>
          <table:table-cell office:value-type="string">
            <text:p>43.6093965066</text:p>
          </table:table-cell>
          <table:table-cell office:value-type="string">
            <text:p>3.87378631832</text:p>
          </table:table-cell>
          <table:table-cell office:value-type="string">
            <text:p>30</text:p>
          </table:table-cell>
          <table:table-cell/>
          <table:table-cell office:value-type="string">
            <text:p>rue de la Valfé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8">
            <text:p>108</text:p>
          </table:table-cell>
          <table:table-cell office:value-type="string">
            <text:p>Ecoles élémentaires</text:p>
          </table:table-cell>
          <table:table-cell office:value-type="string">
            <text:p>Ecole élémentaire Jean Mermoz</text:p>
          </table:table-cell>
          <table:table-cell office:value-type="string">
            <text:p>Montpellier Centre</text:p>
          </table:table-cell>
          <table:table-cell/>
          <table:table-cell office:value-type="string">
            <text:p>04 67 65 04 66</text:p>
          </table:table-cell>
          <table:table-cell table:number-columns-repeated="4"/>
          <table:table-cell office:value-type="string">
            <text:p>1044</text:p>
          </table:table-cell>
          <table:table-cell office:value-type="string">
            <text:p>43.6139729248</text:p>
          </table:table-cell>
          <table:table-cell office:value-type="string">
            <text:p>3.89205733823</text:p>
          </table:table-cell>
          <table:table-cell office:value-type="string">
            <text:p>196</text:p>
          </table:table-cell>
          <table:table-cell/>
          <table:table-cell office:value-type="string">
            <text:p>rue de la Croix du S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9">
            <text:p>109</text:p>
          </table:table-cell>
          <table:table-cell office:value-type="string">
            <text:p>Ecoles élémentaires</text:p>
          </table:table-cell>
          <table:table-cell office:value-type="string">
            <text:p>Ecole élémentaire Berthe Morisot</text:p>
          </table:table-cell>
          <table:table-cell office:value-type="string">
            <text:p>Montpellier Centre</text:p>
          </table:table-cell>
          <table:table-cell/>
          <table:table-cell office:value-type="string">
            <text:p>04 67 63 03 37</text:p>
          </table:table-cell>
          <table:table-cell table:number-columns-repeated="4"/>
          <table:table-cell office:value-type="string">
            <text:p>899</text:p>
          </table:table-cell>
          <table:table-cell office:value-type="string">
            <text:p>43.6164778100</text:p>
          </table:table-cell>
          <table:table-cell office:value-type="string">
            <text:p>3.86244579954</text:p>
          </table:table-cell>
          <table:table-cell office:value-type="string">
            <text:p>60</text:p>
          </table:table-cell>
          <table:table-cell/>
          <table:table-cell office:value-type="string">
            <text:p>avenue d'Ass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0">
            <text:p>110</text:p>
          </table:table-cell>
          <table:table-cell office:value-type="string">
            <text:p>Ecoles élémentaires</text:p>
          </table:table-cell>
          <table:table-cell office:value-type="string">
            <text:p>Ecole élémentaire Jean Moulin</text:p>
          </table:table-cell>
          <table:table-cell office:value-type="string">
            <text:p>Montpellier Centre</text:p>
          </table:table-cell>
          <table:table-cell/>
          <table:table-cell office:value-type="string">
            <text:p>04 67 72 68 17</text:p>
          </table:table-cell>
          <table:table-cell table:number-columns-repeated="4"/>
          <table:table-cell office:value-type="string">
            <text:p>1062</text:p>
          </table:table-cell>
          <table:table-cell office:value-type="string">
            <text:p>43.6190012723</text:p>
          </table:table-cell>
          <table:table-cell office:value-type="string">
            <text:p>3.89115955325</text:p>
          </table:table-cell>
          <table:table-cell office:value-type="string">
            <text:p>20</text:p>
          </table:table-cell>
          <table:table-cell/>
          <table:table-cell office:value-type="string">
            <text:p>boulevard Mouni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1">
            <text:p>111</text:p>
          </table:table-cell>
          <table:table-cell office:value-type="string">
            <text:p>Ecoles élémentaires</text:p>
          </table:table-cell>
          <table:table-cell office:value-type="string">
            <text:p>Ecole élémentaire Péricles</text:p>
          </table:table-cell>
          <table:table-cell office:value-type="string">
            <text:p>Montpellier Centre</text:p>
          </table:table-cell>
          <table:table-cell/>
          <table:table-cell office:value-type="string">
            <text:p>04 67 65 49 69</text:p>
          </table:table-cell>
          <table:table-cell table:number-columns-repeated="4"/>
          <table:table-cell office:value-type="string">
            <text:p>896</text:p>
          </table:table-cell>
          <table:table-cell office:value-type="string">
            <text:p>43.6088666697</text:p>
          </table:table-cell>
          <table:table-cell office:value-type="string">
            <text:p>3.88910216415</text:p>
          </table:table-cell>
          <table:table-cell office:value-type="string">
            <text:p>528</text:p>
          </table:table-cell>
          <table:table-cell/>
          <table:table-cell office:value-type="string">
            <text:p>boulevard d'Anti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2">
            <text:p>112</text:p>
          </table:table-cell>
          <table:table-cell office:value-type="string">
            <text:p>Ecoles élémentaires</text:p>
          </table:table-cell>
          <table:table-cell office:value-type="string">
            <text:p>Ecole élémentaire Sévigné</text:p>
          </table:table-cell>
          <table:table-cell office:value-type="string">
            <text:p>Montpellier Centre</text:p>
          </table:table-cell>
          <table:table-cell/>
          <table:table-cell office:value-type="string">
            <text:p>04 67 92 35 48</text:p>
          </table:table-cell>
          <table:table-cell table:number-columns-repeated="4"/>
          <table:table-cell office:value-type="string">
            <text:p>1279</text:p>
          </table:table-cell>
          <table:table-cell office:value-type="string">
            <text:p>43.6059864280</text:p>
          </table:table-cell>
          <table:table-cell office:value-type="string">
            <text:p>3.86975474677</text:p>
          </table:table-cell>
          <table:table-cell office:value-type="string">
            <text:p>5</text:p>
          </table:table-cell>
          <table:table-cell/>
          <table:table-cell office:value-type="string">
            <text:p>rue Bernard de Trév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3">
            <text:p>113</text:p>
          </table:table-cell>
          <table:table-cell office:value-type="string">
            <text:p>Ecoles élémentaires</text:p>
          </table:table-cell>
          <table:table-cell office:value-type="string">
            <text:p>Ecole élémentaire Jules Simon</text:p>
          </table:table-cell>
          <table:table-cell office:value-type="string">
            <text:p>Montpellier Centre</text:p>
          </table:table-cell>
          <table:table-cell/>
          <table:table-cell office:value-type="string">
            <text:p>04 67 65 60 54</text:p>
          </table:table-cell>
          <table:table-cell table:number-columns-repeated="4"/>
          <table:table-cell office:value-type="string">
            <text:p>1077</text:p>
          </table:table-cell>
          <table:table-cell office:value-type="string">
            <text:p>43.6050331354</text:p>
          </table:table-cell>
          <table:table-cell office:value-type="string">
            <text:p>3.88596987264</text:p>
          </table:table-cell>
          <table:table-cell office:value-type="string">
            <text:p>45</text:p>
          </table:table-cell>
          <table:table-cell/>
          <table:table-cell office:value-type="string">
            <text:p>rue de la Méditerrané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4">
            <text:p>114</text:p>
          </table:table-cell>
          <table:table-cell office:value-type="string">
            <text:p>Ecoles élémentaires</text:p>
          </table:table-cell>
          <table:table-cell office:value-type="string">
            <text:p>Ecole élémentaire Antoine Balard</text:p>
          </table:table-cell>
          <table:table-cell office:value-type="string">
            <text:p>Mosson</text:p>
          </table:table-cell>
          <table:table-cell/>
          <table:table-cell office:value-type="string">
            <text:p>04 67 75 43 01</text:p>
          </table:table-cell>
          <table:table-cell table:number-columns-repeated="4"/>
          <table:table-cell office:value-type="string">
            <text:p>1284</text:p>
          </table:table-cell>
          <table:table-cell office:value-type="string">
            <text:p>43.6238178889</text:p>
          </table:table-cell>
          <table:table-cell office:value-type="string">
            <text:p>3.81839247129</text:p>
          </table:table-cell>
          <table:table-cell office:value-type="string">
            <text:p>123</text:p>
          </table:table-cell>
          <table:table-cell/>
          <table:table-cell office:value-type="string">
            <text:p><text:s/>rue de Salamanqu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5">
            <text:p>115</text:p>
          </table:table-cell>
          <table:table-cell office:value-type="string">
            <text:p>Ecoles élémentaires</text:p>
          </table:table-cell>
          <table:table-cell office:value-type="string">
            <text:p>Ecole élémentaire Marc Bloch</text:p>
          </table:table-cell>
          <table:table-cell office:value-type="string">
            <text:p>Mosson</text:p>
          </table:table-cell>
          <table:table-cell/>
          <table:table-cell office:value-type="string">
            <text:p>04 67 75 13 87</text:p>
          </table:table-cell>
          <table:table-cell table:number-columns-repeated="4"/>
          <table:table-cell office:value-type="string">
            <text:p>1161</text:p>
          </table:table-cell>
          <table:table-cell office:value-type="string">
            <text:p>43.6397084372</text:p>
          </table:table-cell>
          <table:table-cell office:value-type="string">
            <text:p>3.81211776189</text:p>
          </table:table-cell>
          <table:table-cell office:value-type="string">
            <text:p>135</text:p>
          </table:table-cell>
          <table:table-cell/>
          <table:table-cell office:value-type="string">
            <text:p>allée des hauts de Montpellier</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6">
            <text:p>116</text:p>
          </table:table-cell>
          <table:table-cell office:value-type="string">
            <text:p>Ecoles élémentaires</text:p>
          </table:table-cell>
          <table:table-cell office:value-type="string">
            <text:p>Ecole élémentaire Simon Bolivar</text:p>
          </table:table-cell>
          <table:table-cell office:value-type="string">
            <text:p>Mosson</text:p>
          </table:table-cell>
          <table:table-cell/>
          <table:table-cell office:value-type="string">
            <text:p>04 67 75 34 69</text:p>
          </table:table-cell>
          <table:table-cell table:number-columns-repeated="4"/>
          <table:table-cell office:value-type="string">
            <text:p>912</text:p>
          </table:table-cell>
          <table:table-cell office:value-type="string">
            <text:p>43.6234301280</text:p>
          </table:table-cell>
          <table:table-cell office:value-type="string">
            <text:p>3.81775238669</text:p>
          </table:table-cell>
          <table:table-cell office:value-type="string">
            <text:p>300</text:p>
          </table:table-cell>
          <table:table-cell/>
          <table:table-cell office:value-type="string">
            <text:p>avenue de Barcelo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7">
            <text:p>117</text:p>
          </table:table-cell>
          <table:table-cell office:value-type="string">
            <text:p>Ecoles élémentaires</text:p>
          </table:table-cell>
          <table:table-cell office:value-type="string">
            <text:p>Ecole élémentaire André <text:s/>Boulloche</text:p>
          </table:table-cell>
          <table:table-cell office:value-type="string">
            <text:p>Mosson</text:p>
          </table:table-cell>
          <table:table-cell/>
          <table:table-cell office:value-type="string">
            <text:p>04 67 75 37 33</text:p>
          </table:table-cell>
          <table:table-cell table:number-columns-repeated="4"/>
          <table:table-cell office:value-type="string">
            <text:p>927</text:p>
          </table:table-cell>
          <table:table-cell office:value-type="string">
            <text:p>43.6278589816</text:p>
          </table:table-cell>
          <table:table-cell office:value-type="string">
            <text:p>3.81962091482</text:p>
          </table:table-cell>
          <table:table-cell office:value-type="string">
            <text:p>123</text:p>
          </table:table-cell>
          <table:table-cell/>
          <table:table-cell office:value-type="string">
            <text:p>rue de <text:s/>Lausan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8">
            <text:p>118</text:p>
          </table:table-cell>
          <table:table-cell office:value-type="string">
            <text:p>Ecoles élémentaires</text:p>
          </table:table-cell>
          <table:table-cell office:value-type="string">
            <text:p>Ecole élémentaire Galilée</text:p>
          </table:table-cell>
          <table:table-cell office:value-type="string">
            <text:p>Mosson</text:p>
          </table:table-cell>
          <table:table-cell/>
          <table:table-cell office:value-type="string">
            <text:p>04 67 75 34 59</text:p>
          </table:table-cell>
          <table:table-cell table:number-columns-repeated="4"/>
          <table:table-cell office:value-type="string">
            <text:p>1169</text:p>
          </table:table-cell>
          <table:table-cell office:value-type="string">
            <text:p>43.6380102325</text:p>
          </table:table-cell>
          <table:table-cell office:value-type="string">
            <text:p>3.81973650903</text:p>
          </table:table-cell>
          <table:table-cell office:value-type="string">
            <text:p>47</text:p>
          </table:table-cell>
          <table:table-cell/>
          <table:table-cell office:value-type="string">
            <text:p><text:s/>rue Jaufré Rude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9">
            <text:p>119</text:p>
          </table:table-cell>
          <table:table-cell office:value-type="string">
            <text:p>Ecoles élémentaires</text:p>
          </table:table-cell>
          <table:table-cell office:value-type="string">
            <text:p>Ecole élémentaire Heidelberg</text:p>
          </table:table-cell>
          <table:table-cell office:value-type="string">
            <text:p>Mosson</text:p>
          </table:table-cell>
          <table:table-cell/>
          <table:table-cell office:value-type="string">
            <text:p>04 67 75 42 07</text:p>
          </table:table-cell>
          <table:table-cell table:number-columns-repeated="4"/>
          <table:table-cell office:value-type="string">
            <text:p>1031</text:p>
          </table:table-cell>
          <table:table-cell office:value-type="string">
            <text:p>43.6251026850</text:p>
          </table:table-cell>
          <table:table-cell office:value-type="string">
            <text:p>3.81375906111</text:p>
          </table:table-cell>
          <table:table-cell office:value-type="string">
            <text:p>310</text:p>
          </table:table-cell>
          <table:table-cell/>
          <table:table-cell office:value-type="string">
            <text:p>rue de Lièg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0">
            <text:p>120</text:p>
          </table:table-cell>
          <table:table-cell office:value-type="string">
            <text:p>Ecoles élémentaires</text:p>
          </table:table-cell>
          <table:table-cell office:value-type="string">
            <text:p>Ecole élémentaire Kurosawa</text:p>
          </table:table-cell>
          <table:table-cell office:value-type="string">
            <text:p>Mosson</text:p>
          </table:table-cell>
          <table:table-cell/>
          <table:table-cell office:value-type="string">
            <text:p>04 67 75 28 34</text:p>
          </table:table-cell>
          <table:table-cell table:number-columns-repeated="4"/>
          <table:table-cell office:value-type="string">
            <text:p>1140</text:p>
          </table:table-cell>
          <table:table-cell office:value-type="string">
            <text:p>43.6403964902</text:p>
          </table:table-cell>
          <table:table-cell office:value-type="string">
            <text:p>3.81972307148</text:p>
          </table:table-cell>
          <table:table-cell office:value-type="string">
            <text:p>400</text:p>
          </table:table-cell>
          <table:table-cell/>
          <table:table-cell office:value-type="string">
            <text:p>rue Pierre Cardena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1">
            <text:p>121</text:p>
          </table:table-cell>
          <table:table-cell office:value-type="string">
            <text:p>Ecoles élémentaires</text:p>
          </table:table-cell>
          <table:table-cell office:value-type="string">
            <text:p>Ecole élémentaire Louisville</text:p>
          </table:table-cell>
          <table:table-cell office:value-type="string">
            <text:p>Mosson</text:p>
          </table:table-cell>
          <table:table-cell/>
          <table:table-cell office:value-type="string">
            <text:p>04 67 75 36 01</text:p>
          </table:table-cell>
          <table:table-cell table:number-columns-repeated="4"/>
          <table:table-cell office:value-type="string">
            <text:p>1192</text:p>
          </table:table-cell>
          <table:table-cell office:value-type="string">
            <text:p>43.6251180550</text:p>
          </table:table-cell>
          <table:table-cell office:value-type="string">
            <text:p>3.81534343397</text:p>
          </table:table-cell>
          <table:table-cell office:value-type="string">
            <text:p>431</text:p>
          </table:table-cell>
          <table:table-cell/>
          <table:table-cell office:value-type="string">
            <text:p>avenue de Louisvill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2">
            <text:p>122</text:p>
          </table:table-cell>
          <table:table-cell office:value-type="string">
            <text:p>Ecoles élémentaires</text:p>
          </table:table-cell>
          <table:table-cell office:value-type="string">
            <text:p>Ecole élémentaire Léo Malet</text:p>
          </table:table-cell>
          <table:table-cell office:value-type="string">
            <text:p>Mosson</text:p>
          </table:table-cell>
          <table:table-cell/>
          <table:table-cell office:value-type="string">
            <text:p>04 67 75 46 45</text:p>
          </table:table-cell>
          <table:table-cell table:number-columns-repeated="4"/>
          <table:table-cell office:value-type="string">
            <text:p>954</text:p>
          </table:table-cell>
          <table:table-cell office:value-type="string">
            <text:p>43.6125068347</text:p>
          </table:table-cell>
          <table:table-cell office:value-type="string">
            <text:p>3.83101950740</text:p>
          </table:table-cell>
          <table:table-cell office:value-type="string">
            <text:p>5</text:p>
          </table:table-cell>
          <table:table-cell/>
          <table:table-cell office:value-type="string">
            <text:p>allée Pierre Carabass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3">
            <text:p>123</text:p>
          </table:table-cell>
          <table:table-cell office:value-type="string">
            <text:p>Ecoles élémentaires</text:p>
          </table:table-cell>
          <table:table-cell office:value-type="string">
            <text:p>Ecole élémentaire Roosevelt</text:p>
          </table:table-cell>
          <table:table-cell office:value-type="string">
            <text:p>Mosson</text:p>
          </table:table-cell>
          <table:table-cell/>
          <table:table-cell office:value-type="string">
            <text:p>04 67 75 42 88</text:p>
          </table:table-cell>
          <table:table-cell table:number-columns-repeated="4"/>
          <table:table-cell office:value-type="string">
            <text:p>1231</text:p>
          </table:table-cell>
          <table:table-cell office:value-type="string">
            <text:p>43.6273446281</text:p>
          </table:table-cell>
          <table:table-cell office:value-type="string">
            <text:p>3.81961856741</text:p>
          </table:table-cell>
          <table:table-cell office:value-type="string">
            <text:p>25</text:p>
          </table:table-cell>
          <table:table-cell/>
          <table:table-cell office:value-type="string">
            <text:p><text:s/>rue de Lausan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4">
            <text:p>124</text:p>
          </table:table-cell>
          <table:table-cell office:value-type="string">
            <text:p>Ecoles élémentaires</text:p>
          </table:table-cell>
          <table:table-cell office:value-type="string">
            <text:p>Ecole élémentaire Léopold Sedar Senghor</text:p>
          </table:table-cell>
          <table:table-cell office:value-type="string">
            <text:p>Mosson</text:p>
          </table:table-cell>
          <table:table-cell/>
          <table:table-cell office:value-type="string">
            <text:p>04 67 75 34 79</text:p>
          </table:table-cell>
          <table:table-cell table:number-columns-repeated="7"/>
          <table:table-cell office:value-type="string">
            <text:p>26</text:p>
          </table:table-cell>
          <table:table-cell/>
          <table:table-cell office:value-type="string">
            <text:p>rue de Bolog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25">
            <text:p>125</text:p>
          </table:table-cell>
          <table:table-cell office:value-type="string">
            <text:p>Ecoles élémentaires</text:p>
          </table:table-cell>
          <table:table-cell office:value-type="string">
            <text:p>Ecole élémentaire Jean Jaurès</text:p>
          </table:table-cell>
          <table:table-cell office:value-type="string">
            <text:p>Port Marianne</text:p>
          </table:table-cell>
          <table:table-cell/>
          <table:table-cell office:value-type="string">
            <text:p>04 99 92 22 46</text:p>
          </table:table-cell>
          <table:table-cell table:number-columns-repeated="4"/>
          <table:table-cell office:value-type="string">
            <text:p>1588</text:p>
          </table:table-cell>
          <table:table-cell office:value-type="string">
            <text:p>43.6042964112</text:p>
          </table:table-cell>
          <table:table-cell office:value-type="string">
            <text:p>3.89391198011</text:p>
          </table:table-cell>
          <table:table-cell office:value-type="string">
            <text:p>12</text:p>
          </table:table-cell>
          <table:table-cell/>
          <table:table-cell office:value-type="string">
            <text:p>chemin des Bar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6">
            <text:p>126</text:p>
          </table:table-cell>
          <table:table-cell office:value-type="string">
            <text:p>Ecoles élémentaires</text:p>
          </table:table-cell>
          <table:table-cell office:value-type="string">
            <text:p>Ecole élémentaire Painlevé</text:p>
          </table:table-cell>
          <table:table-cell office:value-type="string">
            <text:p>Port Marianne</text:p>
          </table:table-cell>
          <table:table-cell/>
          <table:table-cell office:value-type="string">
            <text:p>04 67 65 85 35</text:p>
          </table:table-cell>
          <table:table-cell table:number-columns-repeated="4"/>
          <table:table-cell office:value-type="string">
            <text:p>1245</text:p>
          </table:table-cell>
          <table:table-cell office:value-type="string">
            <text:p>43.6104422070</text:p>
          </table:table-cell>
          <table:table-cell office:value-type="string">
            <text:p>3.89819738724</text:p>
          </table:table-cell>
          <table:table-cell office:value-type="string">
            <text:p>501</text:p>
          </table:table-cell>
          <table:table-cell/>
          <table:table-cell office:value-type="string">
            <text:p>avenue de la Pompigna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7">
            <text:p>127</text:p>
          </table:table-cell>
          <table:table-cell office:value-type="string">
            <text:p>Ecoles élémentaires</text:p>
          </table:table-cell>
          <table:table-cell office:value-type="string">
            <text:p>Ecole élémentaire Blaise Pascal</text:p>
          </table:table-cell>
          <table:table-cell office:value-type="string">
            <text:p>Port Marianne</text:p>
          </table:table-cell>
          <table:table-cell/>
          <table:table-cell office:value-type="string">
            <text:p>04 67 22 11 72</text:p>
          </table:table-cell>
          <table:table-cell table:number-columns-repeated="4"/>
          <table:table-cell office:value-type="string">
            <text:p>1474</text:p>
          </table:table-cell>
          <table:table-cell office:value-type="string">
            <text:p>43.6120638763</text:p>
          </table:table-cell>
          <table:table-cell office:value-type="string">
            <text:p>3.90742675661</text:p>
          </table:table-cell>
          <table:table-cell office:value-type="string">
            <text:p>100</text:p>
          </table:table-cell>
          <table:table-cell/>
          <table:table-cell office:value-type="string">
            <text:p>rue Louis Lép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8">
            <text:p>128</text:p>
          </table:table-cell>
          <table:table-cell office:value-type="string">
            <text:p>Ecoles élémentaires</text:p>
          </table:table-cell>
          <table:table-cell office:value-type="string">
            <text:p>Ecole élémentaire Jean Zay</text:p>
          </table:table-cell>
          <table:table-cell office:value-type="string">
            <text:p>Port Marianne</text:p>
          </table:table-cell>
          <table:table-cell/>
          <table:table-cell office:value-type="string">
            <text:p>04 67 02 66 36</text:p>
          </table:table-cell>
          <table:table-cell table:number-columns-repeated="4"/>
          <table:table-cell office:value-type="string">
            <text:p>1122</text:p>
          </table:table-cell>
          <table:table-cell office:value-type="string">
            <text:p>43.6187910483</text:p>
          </table:table-cell>
          <table:table-cell office:value-type="string">
            <text:p>3.89783876924</text:p>
          </table:table-cell>
          <table:table-cell office:value-type="string">
            <text:p>85</text:p>
          </table:table-cell>
          <table:table-cell/>
          <table:table-cell office:value-type="string">
            <text:p>avenue Alphonse 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29">
            <text:p>129</text:p>
          </table:table-cell>
          <table:table-cell office:value-type="string">
            <text:p>Ecoles élémentaires</text:p>
          </table:table-cell>
          <table:table-cell office:value-type="string">
            <text:p>Ecole élémentaire Jacques Brel</text:p>
          </table:table-cell>
          <table:table-cell office:value-type="string">
            <text:p>Prés d'Arènes</text:p>
          </table:table-cell>
          <table:table-cell/>
          <table:table-cell office:value-type="string">
            <text:p>04 67 64 08 74</text:p>
          </table:table-cell>
          <table:table-cell table:number-columns-repeated="4"/>
          <table:table-cell office:value-type="string">
            <text:p>978</text:p>
          </table:table-cell>
          <table:table-cell office:value-type="string">
            <text:p>43.5978443872</text:p>
          </table:table-cell>
          <table:table-cell office:value-type="string">
            <text:p>3.88202823788</text:p>
          </table:table-cell>
          <table:table-cell office:value-type="string">
            <text:p>5</text:p>
          </table:table-cell>
          <table:table-cell/>
          <table:table-cell office:value-type="string">
            <text:p>impasse des Marmouset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
            <text:p>130</text:p>
          </table:table-cell>
          <table:table-cell office:value-type="string">
            <text:p>Ecoles élémentaires</text:p>
          </table:table-cell>
          <table:table-cell office:value-type="string">
            <text:p>Ecole élémentaire Charles Dickens</text:p>
          </table:table-cell>
          <table:table-cell office:value-type="string">
            <text:p>Prés d'Arènes</text:p>
          </table:table-cell>
          <table:table-cell/>
          <table:table-cell office:value-type="string">
            <text:p>04 67 65 47 86</text:p>
          </table:table-cell>
          <table:table-cell table:number-columns-repeated="4"/>
          <table:table-cell office:value-type="string">
            <text:p>876</text:p>
          </table:table-cell>
          <table:table-cell office:value-type="string">
            <text:p>43.5968551232</text:p>
          </table:table-cell>
          <table:table-cell office:value-type="string">
            <text:p>3.89222302947</text:p>
          </table:table-cell>
          <table:table-cell office:value-type="string">
            <text:p>686</text:p>
          </table:table-cell>
          <table:table-cell/>
          <table:table-cell office:value-type="string">
            <text:p>avenue du pont Trinqu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1">
            <text:p>131</text:p>
          </table:table-cell>
          <table:table-cell office:value-type="string">
            <text:p>Ecoles élémentaires</text:p>
          </table:table-cell>
          <table:table-cell office:value-type="string">
            <text:p>Ecole élémentaire Diderot</text:p>
          </table:table-cell>
          <table:table-cell office:value-type="string">
            <text:p>Prés d'Arènes</text:p>
          </table:table-cell>
          <table:table-cell/>
          <table:table-cell office:value-type="string">
            <text:p>04 67 92 35 63</text:p>
          </table:table-cell>
          <table:table-cell table:number-columns-repeated="4"/>
          <table:table-cell office:value-type="string">
            <text:p>1271</text:p>
          </table:table-cell>
          <table:table-cell office:value-type="string">
            <text:p>43.5918129528</text:p>
          </table:table-cell>
          <table:table-cell office:value-type="string">
            <text:p>3.88695424852</text:p>
          </table:table-cell>
          <table:table-cell office:value-type="string">
            <text:p>16 bis</text:p>
          </table:table-cell>
          <table:table-cell/>
          <table:table-cell office:value-type="string">
            <text:p>rue de la Bandid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2">
            <text:p>132</text:p>
          </table:table-cell>
          <table:table-cell office:value-type="string">
            <text:p>Ecoles élémentaires</text:p>
          </table:table-cell>
          <table:table-cell office:value-type="string">
            <text:p>Ecole élémentaire Jean Macé</text:p>
          </table:table-cell>
          <table:table-cell office:value-type="string">
            <text:p>Prés d'Arènes</text:p>
          </table:table-cell>
          <table:table-cell/>
          <table:table-cell office:value-type="string">
            <text:p>04 67 64 40 60</text:p>
          </table:table-cell>
          <table:table-cell table:number-columns-repeated="4"/>
          <table:table-cell office:value-type="string">
            <text:p>1101</text:p>
          </table:table-cell>
          <table:table-cell office:value-type="string">
            <text:p>43.5929306189</text:p>
          </table:table-cell>
          <table:table-cell office:value-type="string">
            <text:p>3.89578755813</text:p>
          </table:table-cell>
          <table:table-cell office:value-type="string">
            <text:p>289</text:p>
          </table:table-cell>
          <table:table-cell/>
          <table:table-cell office:value-type="string">
            <text:p>rue de Saint-Hilai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3">
            <text:p>133</text:p>
          </table:table-cell>
          <table:table-cell office:value-type="string">
            <text:p>Halle</text:p>
          </table:table-cell>
          <table:table-cell office:value-type="string">
            <text:p>Halles Castellane</text:p>
          </table:table-cell>
          <table:table-cell office:value-type="string">
            <text:p>Montpellier Centre</text:p>
          </table:table-cell>
          <table:table-cell/>
          <table:table-cell office:value-type="string">
            <text:p>04 67 66 29 92</text:p>
          </table:table-cell>
          <table:table-cell table:number-columns-repeated="3"/>
          <table:table-cell office:value-type="string">
            <text:p>Parking Préfecture 690 places</text:p>
          </table:table-cell>
          <table:table-cell office:value-type="string">
            <text:p>291500</text:p>
          </table:table-cell>
          <table:table-cell office:value-type="string">
            <text:p>43.6102219051</text:p>
          </table:table-cell>
          <table:table-cell office:value-type="string">
            <text:p>3.87665174099</text:p>
          </table:table-cell>
          <table:table-cell table:number-columns-repeated="2"/>
          <table:table-cell office:value-type="string">
            <text:p>Rue </text:p>
          </table:table-cell>
          <table:table-cell office:value-type="string">
            <text:p>de la Loge</text:p>
          </table:table-cell>
          <table:table-cell/>
          <table:table-cell office:value-type="string">
            <text:p>34000</text:p>
          </table:table-cell>
          <table:table-cell office:value-type="string">
            <text:p>Montpellier</text:p>
          </table:table-cell>
          <table:table-cell office:value-type="string">
            <text:p>00008200</text:p>
          </table:table-cell>
          <table:table-cell/>
          <table:table-cell office:value-type="float" office:value="0">
            <text:p>0</text:p>
          </table:table-cell>
          <table:table-cell table:number-columns-repeated="5"/>
          <table:table-cell office:value-type="string">
            <text:p>Station Comédie</text:p>
          </table:table-cell>
          <table:table-cell/>
          <table:table-cell office:value-type="string">
            <text:p>&lt;ul&gt; &lt;li&gt;26&amp;#160;commer&amp;#231;ants &lt;/li&gt; &lt;li&gt;Ouvert tous les jours&lt;br&gt;Du&amp;#160;lundi au samedi de&amp;#160;de 7h30 &amp;#224; 19h30,&amp;#160;&lt;br&gt;Dimanche et jours f&amp;#233;ri&amp;#233;s&amp;#160;de 7h30 &amp;#224; 14h.&amp;#160;&amp;#160;&lt;/li&gt; &lt;/ul&gt;</text:p>
          </table:table-cell>
          <table:table-cell/>
        </table:table-row>
        <table:table-row table:style-name="ro1">
          <table:table-cell office:value-type="float" office:value="134">
            <text:p>134</text:p>
          </table:table-cell>
          <table:table-cell office:value-type="string">
            <text:p>Halle</text:p>
          </table:table-cell>
          <table:table-cell office:value-type="string">
            <text:p>Halles Laissac</text:p>
          </table:table-cell>
          <table:table-cell office:value-type="string">
            <text:p>Montpellier Centre</text:p>
          </table:table-cell>
          <table:table-cell/>
          <table:table-cell office:value-type="string">
            <text:p>04 67 92 41 17</text:p>
          </table:table-cell>
          <table:table-cell table:number-columns-repeated="3"/>
          <table:table-cell office:value-type="string">
            <text:p>Parking Laissac 250 places</text:p>
          </table:table-cell>
          <table:table-cell office:value-type="string">
            <text:p>00051100</text:p>
          </table:table-cell>
          <table:table-cell office:value-type="string">
            <text:p>43.6061166515</text:p>
          </table:table-cell>
          <table:table-cell office:value-type="string">
            <text:p>3.87664908859</text:p>
          </table:table-cell>
          <table:table-cell table:number-columns-repeated="2"/>
          <table:table-cell office:value-type="string">
            <text:p>Place </text:p>
          </table:table-cell>
          <table:table-cell office:value-type="string">
            <text:p>Alexandre Laissac</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office:value-type="string">
            <text:p>lignes 4,5,6,7 et 16 arrêts Observatoire et/ou Anatole France </text:p>
          </table:table-cell>
          <table:table-cell office:value-type="string">
            <text:p>&lt;p&gt;&amp;#160;24 commer&amp;#231;ants&lt;/p&gt; &lt;ul&gt; &lt;li&gt;Ouverture&lt;br&gt;Tous les jours &lt;br&gt;Du dimanche au vendredi de 7h &amp;#224; 13h, &lt;br&gt;Samedi de 7h &amp;#224; 15h. &lt;/li&gt; &lt;/ul&gt;</text:p>
          </table:table-cell>
          <table:table-cell/>
        </table:table-row>
        <table:table-row table:style-name="ro1">
          <table:table-cell office:value-type="float" office:value="138">
            <text:p>138</text:p>
          </table:table-cell>
          <table:table-cell office:value-type="string">
            <text:p>Marchés thématiques</text:p>
          </table:table-cell>
          <table:table-cell office:value-type="string">
            <text:p>Marché Paysan</text:p>
          </table:table-cell>
          <table:table-cell office:value-type="string">
            <text:p>Montpellier Centre</text:p>
          </table:table-cell>
          <table:table-cell table:number-columns-repeated="4"/>
          <table:table-cell office:value-type="string">
            <text:p>marchepaysanantigone.free.fr/</text:p>
          </table:table-cell>
          <table:table-cell office:value-type="string">
            <text:p>Parking du Nombre d'Or - Parking Europa</text:p>
          </table:table-cell>
          <table:table-cell office:value-type="string">
            <text:p>160300</text:p>
          </table:table-cell>
          <table:table-cell office:value-type="string">
            <text:p>43.6070628809</text:p>
          </table:table-cell>
          <table:table-cell office:value-type="string">
            <text:p>3.88912648203</text:p>
          </table:table-cell>
          <table:table-cell table:number-columns-repeated="2"/>
          <table:table-cell office:value-type="string">
            <text:p>Avenue</text:p>
          </table:table-cell>
          <table:table-cell office:value-type="string">
            <text:p><text:s/>Samuel-Champlain</text:p>
          </table:table-cell>
          <table:table-cell office:value-type="string">
            <text:p>Près de l'église Dom Bosco</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n°1 station Antigone</text:p>
          </table:table-cell>
          <table:table-cell office:value-type="string">
            <text:p>lignes n°8, 12 arrêt Dom-Bosco</text:p>
          </table:table-cell>
          <table:table-cell office:value-type="string">
            <text:p>&lt;ul&gt; &lt;li&gt;Tous les dimanches de 8h &amp;#224; 13h&lt;/li&gt; &lt;li&gt;52 producteurs&lt;/li&gt; &lt;/ul&gt;</text:p>
          </table:table-cell>
          <table:table-cell/>
        </table:table-row>
        <table:table-row table:style-name="ro1">
          <table:table-cell office:value-type="float" office:value="139">
            <text:p>139</text:p>
          </table:table-cell>
          <table:table-cell office:value-type="string">
            <text:p>Marchés de quartiers</text:p>
          </table:table-cell>
          <table:table-cell office:value-type="string">
            <text:p>Marché d'Antigone</text:p>
          </table:table-cell>
          <table:table-cell office:value-type="string">
            <text:p>Montpellier Centre</text:p>
          </table:table-cell>
          <table:table-cell table:number-columns-repeated="5"/>
          <table:table-cell office:value-type="string">
            <text:p>Parking Nombre d'Or ou Europa</text:p>
          </table:table-cell>
          <table:table-cell office:value-type="string">
            <text:p>00160700</text:p>
          </table:table-cell>
          <table:table-cell office:value-type="string">
            <text:p>43.6081311890</text:p>
          </table:table-cell>
          <table:table-cell office:value-type="string">
            <text:p>3.88737393916</text:p>
          </table:table-cell>
          <table:table-cell table:number-columns-repeated="2"/>
          <table:table-cell office:value-type="string">
            <text:p>Place </text:p>
          </table:table-cell>
          <table:table-cell office:value-type="string">
            <text:p>du Nombre d'O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Antigone</text:p>
          </table:table-cell>
          <table:table-cell/>
          <table:table-cell office:value-type="string">
            <text:p>&lt;ul&gt; &lt;li&gt;Tous les mercredis de 7h &amp;#224; 13h&lt;/li&gt; &lt;li&gt;30 commer&amp;#231;ants&lt;/li&gt; &lt;/ul&gt;</text:p>
          </table:table-cell>
          <table:table-cell/>
        </table:table-row>
        <table:table-row table:style-name="ro1">
          <table:table-cell office:value-type="float" office:value="141">
            <text:p>141</text:p>
          </table:table-cell>
          <table:table-cell office:value-type="string">
            <text:p>Marchés de quartiers</text:p>
          </table:table-cell>
          <table:table-cell office:value-type="string">
            <text:p>Marché des Beaux-Arts</text:p>
          </table:table-cell>
          <table:table-cell office:value-type="string">
            <text:p>Montpellier Centre</text:p>
          </table:table-cell>
          <table:table-cell table:number-columns-repeated="6"/>
          <table:table-cell office:value-type="string">
            <text:p>00160400</text:p>
          </table:table-cell>
          <table:table-cell office:value-type="string">
            <text:p>43.6158834806</text:p>
          </table:table-cell>
          <table:table-cell office:value-type="string">
            <text:p>3.88137451234</text:p>
          </table:table-cell>
          <table:table-cell table:number-columns-repeated="2"/>
          <table:table-cell office:value-type="string">
            <text:p>Place </text:p>
          </table:table-cell>
          <table:table-cell office:value-type="string">
            <text:p>des Beaux-Art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rum</text:p>
          </table:table-cell>
          <table:table-cell office:value-type="string">
            <text:p>lignes 4 et 9 arrêt Bernard Délicieux</text:p>
          </table:table-cell>
          <table:table-cell office:value-type="string">
            <text:p>&lt;ul&gt; &lt;li&gt;&amp;#160;Jusqu'&amp;#224; 7 commer&amp;#231;ants selon les jours.&amp;#160;&lt;/li&gt; &lt;/ul&gt; &lt;ul&gt; &lt;li&gt;Ouverture&lt;br&gt;Du lundi au samedi de 7h &amp;#224; 13h&amp;#160;&lt;br&gt;&lt;br&gt;&amp;#160;&lt;/li&gt; &lt;/ul&gt;</text:p>
          </table:table-cell>
          <table:table-cell/>
        </table:table-row>
        <table:table-row table:style-name="ro1">
          <table:table-cell office:value-type="float" office:value="142">
            <text:p>142</text:p>
          </table:table-cell>
          <table:table-cell office:value-type="string">
            <text:p>Marchés thématiques</text:p>
          </table:table-cell>
          <table:table-cell office:value-type="string">
            <text:p>Marché aux Fleurs</text:p>
          </table:table-cell>
          <table:table-cell office:value-type="string">
            <text:p>Montpellier Centre</text:p>
          </table:table-cell>
          <table:table-cell table:number-columns-repeated="5"/>
          <table:table-cell office:value-type="string">
            <text:p>Parking Comédie ou Corum</text:p>
          </table:table-cell>
          <table:table-cell office:value-type="string">
            <text:p>160600</text:p>
          </table:table-cell>
          <table:table-cell office:value-type="string">
            <text:p>43.6101103339</text:p>
          </table:table-cell>
          <table:table-cell office:value-type="string">
            <text:p>3.87425834359</text:p>
          </table:table-cell>
          <table:table-cell table:number-columns-repeated="2"/>
          <table:table-cell office:value-type="string">
            <text:p>Esplanade </text:p>
          </table:table-cell>
          <table:table-cell office:value-type="string">
            <text:p>Charles-de-Gaulle</text:p>
          </table:table-cell>
          <table:table-cell office:value-type="string">
            <text:p>Allée Paul-Boule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table:table-cell office:value-type="string">
            <text:p>&lt;ul&gt; &lt;li&gt;Tous les jours de 8h &amp;#224; 20h&lt;/li&gt; &lt;li&gt;Le dimanche de 8h &amp;#224; 14h&amp;#160;&lt;/li&gt; &lt;li&gt;6 &amp;#233;choppes de fleuristes&lt;/li&gt; &lt;/ul&gt;</text:p>
          </table:table-cell>
          <table:table-cell/>
        </table:table-row>
        <table:table-row table:style-name="ro1">
          <table:table-cell office:value-type="float" office:value="143">
            <text:p>143</text:p>
          </table:table-cell>
          <table:table-cell office:value-type="string">
            <text:p>Halle</text:p>
          </table:table-cell>
          <table:table-cell office:value-type="string">
            <text:p>Halles des quatre saisons</text:p>
          </table:table-cell>
          <table:table-cell office:value-type="string">
            <text:p>Mosson</text:p>
          </table:table-cell>
          <table:table-cell/>
          <table:table-cell office:value-type="string">
            <text:p>04 67 75 76 81</text:p>
          </table:table-cell>
          <table:table-cell table:number-columns-repeated="3"/>
          <table:table-cell office:value-type="string">
            <text:p>Parkings de l'Espace Mosson 75 places</text:p>
          </table:table-cell>
          <table:table-cell office:value-type="string">
            <text:p>00049100</text:p>
          </table:table-cell>
          <table:table-cell office:value-type="string">
            <text:p>43.6276148865</text:p>
          </table:table-cell>
          <table:table-cell office:value-type="string">
            <text:p>3.81717820750</text:p>
          </table:table-cell>
          <table:table-cell table:number-columns-repeated="2"/>
          <table:table-cell office:value-type="string">
            <text:p>Avenue d'Heidelberg</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Halles de la Paillade</text:p>
          </table:table-cell>
          <table:table-cell office:value-type="string">
            <text:p>ligne 15 arrêt Barcelone </text:p>
          </table:table-cell>
          <table:table-cell office:value-type="string">
            <text:p>&lt;ul&gt;&lt;li&gt;38 commerçants &lt;/li&gt;&lt;li&gt;Ouverture&lt;br /&gt;Tous les jours de 7h à 13h.&lt;/li&gt;&lt;/ul&gt;</text:p>
          </table:table-cell>
          <table:table-cell/>
        </table:table-row>
        <table:table-row table:style-name="ro1">
          <table:table-cell office:value-type="float" office:value="144">
            <text:p>144</text:p>
          </table:table-cell>
          <table:table-cell office:value-type="string">
            <text:p>Marchés thématiques</text:p>
          </table:table-cell>
          <table:table-cell office:value-type="string">
            <text:p>Marché aux Puces et à la Brocante</text:p>
          </table:table-cell>
          <table:table-cell office:value-type="string">
            <text:p>Mosson</text:p>
          </table:table-cell>
          <table:table-cell/>
          <table:table-cell office:value-type="string">
            <text:p>04 67 75 40 45</text:p>
          </table:table-cell>
          <table:table-cell table:number-columns-repeated="3"/>
          <table:table-cell office:value-type="string">
            <text:p>Parking gratuit Espace Mosson</text:p>
          </table:table-cell>
          <table:table-cell office:value-type="string">
            <text:p>TA185</text:p>
          </table:table-cell>
          <table:table-cell table:number-columns-repeated="4"/>
          <table:table-cell office:value-type="string">
            <text:p>Espace </text:p>
          </table:table-cell>
          <table:table-cell office:value-type="string">
            <text:p>mosso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1 station Mosson</text:p>
          </table:table-cell>
          <table:table-cell office:value-type="string">
            <text:p>ligne 15 arrêt Europe</text:p>
          </table:table-cell>
          <table:table-cell office:value-type="string">
            <text:p>&lt;p&gt;P&amp;#233;riodicit&amp;#233;&lt;/p&gt; &lt;ul&gt; &lt;li&gt;&lt;strong&gt;tous les dimanches de 6h &amp;#224; 13h&lt;/strong&gt;&lt;/li&gt; &lt;li&gt;jusqu'&amp;#224; 600 exposants (brocanteurs, soldeurs professionnels et vendeurs occasionnels)&lt;/li&gt; &lt;/ul&gt; &lt;p class="AccueilTitre"&gt;&lt;strong&gt;&lt;/strong&gt;&lt;/p&gt; &lt;p class="AccueilTitre"&gt;&lt;strong&gt;Location d'un emplacement&lt;/strong&gt;&lt;/p&gt; &lt;ul&gt; &lt;li&gt;s'inscrire &lt;strong&gt;le mardi&lt;/strong&gt;, &amp;#224; la guichetterie situ&amp;#233;e sur place, entre 9h et 14h&lt;/li&gt; &lt;li&gt;fournir une pi&amp;#232;ce d'identit&amp;#233;, lors de la premi&amp;#232;re inscription&lt;/li&gt; &lt;/ul&gt;</text:p>
          </table:table-cell>
          <table:table-cell/>
        </table:table-row>
        <table:table-row table:style-name="ro1">
          <table:table-cell office:value-type="float" office:value="145">
            <text:p>145</text:p>
          </table:table-cell>
          <table:table-cell office:value-type="string">
            <text:p>Marchés de quartiers</text:p>
          </table:table-cell>
          <table:table-cell office:value-type="string">
            <text:p>Marché St-Clément</text:p>
          </table:table-cell>
          <table:table-cell office:value-type="string">
            <text:p>Les Cévennes</text:p>
          </table:table-cell>
          <table:table-cell table:number-columns-repeated="6"/>
          <table:table-cell office:value-type="string">
            <text:p>296700</text:p>
          </table:table-cell>
          <table:table-cell office:value-type="string">
            <text:p>43.6170150958</text:p>
          </table:table-cell>
          <table:table-cell office:value-type="string">
            <text:p>3.84537195658</text:p>
          </table:table-cell>
          <table:table-cell table:number-columns-repeated="2"/>
          <table:table-cell office:value-type="string">
            <text:p>Parc </text:p>
          </table:table-cell>
          <table:table-cell office:value-type="string">
            <text:p>Bartolomé de Las Caza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12 commer&amp;#231;ants exclusivement alimentaires&lt;/li&gt; &lt;li&gt;Dimanche de 7h30 &amp;#224; 13h. &lt;/li&gt; &lt;li&gt;Jeudi en nocturne de 16h &amp;#224; 19h et les mardis et dimanches en &amp;#233;t&amp;#233;&lt;/li&gt; &lt;/ul&gt;</text:p>
          </table:table-cell>
          <table:table-cell/>
        </table:table-row>
        <table:table-row table:style-name="ro1">
          <table:table-cell office:value-type="float" office:value="146">
            <text:p>146</text:p>
          </table:table-cell>
          <table:table-cell office:value-type="string">
            <text:p>Marchés de quartiers</text:p>
          </table:table-cell>
          <table:table-cell office:value-type="string">
            <text:p>Marché Tastavin</text:p>
          </table:table-cell>
          <table:table-cell office:value-type="string">
            <text:p>Croix d'Argent</text:p>
          </table:table-cell>
          <table:table-cell office:value-type="string">
            <text:p>Mas Drevon</text:p>
          </table:table-cell>
          <table:table-cell table:number-columns-repeated="5"/>
          <table:table-cell office:value-type="string">
            <text:p>133400</text:p>
          </table:table-cell>
          <table:table-cell office:value-type="string">
            <text:p>43.5957796224</text:p>
          </table:table-cell>
          <table:table-cell office:value-type="string">
            <text:p>3.86880526202</text:p>
          </table:table-cell>
          <table:table-cell table:number-columns-repeated="2"/>
          <table:table-cell office:value-type="string">
            <text:p>Avenue </text:p>
          </table:table-cell>
          <table:table-cell office:value-type="string">
            <text:p>Pedro de Luna</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 ou La Ronde arrêt Mas Drevon</text:p>
          </table:table-cell>
          <table:table-cell office:value-type="string">
            <text:p>&lt;ul&gt; &lt;li&gt;Jusqu'&amp;#224; 38 commer&amp;#231;ants selon les jours &lt;/li&gt; &lt;/ul&gt; &lt;ul&gt; &lt;li&gt;du mardi au samedi de 7h &amp;#224; 13h&lt;/li&gt; &lt;/ul&gt;</text:p>
          </table:table-cell>
          <table:table-cell/>
        </table:table-row>
        <table:table-row table:style-name="ro1">
          <table:table-cell office:value-type="float" office:value="147">
            <text:p>147</text:p>
          </table:table-cell>
          <table:table-cell office:value-type="string">
            <text:p>Marchés de quartiers</text:p>
          </table:table-cell>
          <table:table-cell office:value-type="string">
            <text:p>Marché du Plan des 4 Seigneurs</text:p>
          </table:table-cell>
          <table:table-cell office:value-type="string">
            <text:p>Hôpitaux - Facultés</text:p>
          </table:table-cell>
          <table:table-cell table:number-columns-repeated="6"/>
          <table:table-cell office:value-type="string">
            <text:p>160500</text:p>
          </table:table-cell>
          <table:table-cell office:value-type="string">
            <text:p>43.6406159079</text:p>
          </table:table-cell>
          <table:table-cell office:value-type="string">
            <text:p>3.85793079879</text:p>
          </table:table-cell>
          <table:table-cell table:number-columns-repeated="2"/>
          <table:table-cell office:value-type="string">
            <text:p>Place</text:p>
          </table:table-cell>
          <table:table-cell office:value-type="string">
            <text:p><text:s/>Jean Baumel</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3, La Navette arrêt Plan des 4 Seigneurs</text:p>
          </table:table-cell>
          <table:table-cell office:value-type="string">
            <text:p>&lt;ul&gt; &lt;li&gt;Jusqu'&amp;#224; 9 commer&amp;#231;ants selon les jours &lt;br&gt;&lt;br&gt;&lt;/li&gt; &lt;li&gt;Ouverture&lt;br&gt;Mardi, vendredi, samedi de 7h &amp;#224; 13h &lt;/li&gt; &lt;/ul&gt;</text:p>
          </table:table-cell>
          <table:table-cell/>
        </table:table-row>
        <table:table-row table:style-name="ro1">
          <table:table-cell office:value-type="float" office:value="148">
            <text:p>148</text:p>
          </table:table-cell>
          <table:table-cell office:value-type="string">
            <text:p>Auto modélisme</text:p>
          </table:table-cell>
          <table:table-cell office:value-type="string">
            <text:p>Centre d'auto modélisme de Grammont</text:p>
          </table:table-cell>
          <table:table-cell office:value-type="string">
            <text:p>Port Marianne</text:p>
          </table:table-cell>
          <table:table-cell office:value-type="string">
            <text:p>Grammont</text:p>
          </table:table-cell>
          <table:table-cell table:number-columns-repeated="10"/>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150">
            <text:p>150</text:p>
          </table:table-cell>
          <table:table-cell office:value-type="string">
            <text:p>Bases nautiques</text:p>
          </table:table-cell>
          <table:table-cell office:value-type="string">
            <text:p>Base nautique La Valette</text:p>
          </table:table-cell>
          <table:table-cell office:value-type="string">
            <text:p>Hôpitaux - Facultés</text:p>
          </table:table-cell>
          <table:table-cell/>
          <table:table-cell office:value-type="string">
            <text:p>04 67 86 62 35</text:p>
          </table:table-cell>
          <table:table-cell table:number-columns-repeated="9"/>
          <table:table-cell office:value-type="string">
            <text:p>Rue <text:s/></text:p>
          </table:table-cell>
          <table:table-cell office:value-type="string">
            <text:p>Jean-François Breton</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a Navette, arrêt Val de Montferrand</text:p>
            <text:p/>
          </table:table-cell>
          <table:table-cell office:value-type="string">
            <text:p>&lt;ul&gt; &lt;li&gt;cano&amp;#235; - kayak&lt;/li&gt; &lt;li&gt;&amp;#233;quipement&amp;#160;g&amp;#233;r&amp;#233; par&amp;#160;&lt;a id="310" href="#" title="Lien vers Montpellier Agglom&amp;#233;ration" typelien="LienExterne"&gt;Montpellier Agglom&amp;#233;ration&lt;/a&gt;&lt;/li&gt; &lt;/ul&gt;</text:p>
          </table:table-cell>
          <table:table-cell/>
        </table:table-row>
        <table:table-row table:style-name="ro1">
          <table:table-cell office:value-type="float" office:value="151">
            <text:p>151</text:p>
          </table:table-cell>
          <table:table-cell office:value-type="string">
            <text:p>Bases nautiques</text:p>
          </table:table-cell>
          <table:table-cell office:value-type="string">
            <text:p>Base nautique Les Garrigues</text:p>
          </table:table-cell>
          <table:table-cell office:value-type="string">
            <text:p>Mosson</text:p>
          </table:table-cell>
          <table:table-cell/>
          <table:table-cell office:value-type="string">
            <text:p>04 67 40 55 82</text:p>
          </table:table-cell>
          <table:table-cell table:number-columns-repeated="4"/>
          <table:table-cell office:value-type="string">
            <text:p>742</text:p>
          </table:table-cell>
          <table:table-cell office:value-type="string">
            <text:p>43.6374321284</text:p>
          </table:table-cell>
          <table:table-cell office:value-type="string">
            <text:p>3.81574133728</text:p>
          </table:table-cell>
          <table:table-cell table:number-columns-repeated="2"/>
          <table:table-cell office:value-type="string">
            <text:p>Avenue Guilhem de Poit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ul&gt;&lt;li&gt;Installation sportive municipale &lt;/li&gt;&lt;/ul&gt;</text:p>
          </table:table-cell>
          <table:table-cell/>
        </table:table-row>
        <table:table-row table:style-name="ro1">
          <table:table-cell office:value-type="float" office:value="156">
            <text:p>156</text:p>
          </table:table-cell>
          <table:table-cell office:value-type="string">
            <text:p>Boulodromes de Pétanque</text:p>
          </table:table-cell>
          <table:table-cell office:value-type="string">
            <text:p>Boulodrome Albert-Dubout</text:p>
          </table:table-cell>
          <table:table-cell office:value-type="string">
            <text:p>Prés d'Arènes</text:p>
          </table:table-cell>
          <table:table-cell office:value-type="string">
            <text:p>Saint Martin</text:p>
          </table:table-cell>
          <table:table-cell table:number-columns-repeated="5"/>
          <table:table-cell office:value-type="string">
            <text:p>1445</text:p>
          </table:table-cell>
          <table:table-cell office:value-type="string">
            <text:p>43.5974552994</text:p>
          </table:table-cell>
          <table:table-cell office:value-type="string">
            <text:p>3.88258988379</text:p>
          </table:table-cell>
          <table:table-cell table:number-columns-repeated="2"/>
          <table:table-cell office:value-type="string">
            <text:p>Rue des Marronn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57">
            <text:p>157</text:p>
          </table:table-cell>
          <table:table-cell office:value-type="string">
            <text:p>Boulodromes de Pétanque</text:p>
          </table:table-cell>
          <table:table-cell office:value-type="string">
            <text:p>Boulodrome des Arceaux</text:p>
          </table:table-cell>
          <table:table-cell office:value-type="string">
            <text:p>Montpellier Centre</text:p>
          </table:table-cell>
          <table:table-cell office:value-type="string">
            <text:p>Les Arceaux</text:p>
          </table:table-cell>
          <table:table-cell table:number-columns-repeated="5"/>
          <table:table-cell office:value-type="string">
            <text:p>763</text:p>
          </table:table-cell>
          <table:table-cell office:value-type="string">
            <text:p>43.6116754215</text:p>
          </table:table-cell>
          <table:table-cell office:value-type="string">
            <text:p>3.86548487971</text:p>
          </table:table-cell>
          <table:table-cell table:number-columns-repeated="2"/>
          <table:table-cell office:value-type="string">
            <text:p>Boulevard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58">
            <text:p>158</text:p>
          </table:table-cell>
          <table:table-cell office:value-type="string">
            <text:p>Boulodromes de Pétanque</text:p>
          </table:table-cell>
          <table:table-cell office:value-type="string">
            <text:p>Boulodrome Astruc</text:p>
          </table:table-cell>
          <table:table-cell office:value-type="string">
            <text:p>Les Cévennes</text:p>
          </table:table-cell>
          <table:table-cell table:number-columns-repeated="6"/>
          <table:table-cell office:value-type="string">
            <text:p>1578</text:p>
          </table:table-cell>
          <table:table-cell office:value-type="string">
            <text:p>43.6114987950</text:p>
          </table:table-cell>
          <table:table-cell office:value-type="string">
            <text:p>3.85420266558</text:p>
          </table:table-cell>
          <table:table-cell table:number-columns-repeated="2"/>
          <table:table-cell office:value-type="string">
            <text:p>Rue des Coroni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59">
            <text:p>159</text:p>
          </table:table-cell>
          <table:table-cell office:value-type="string">
            <text:p>Boulodromes de Pétanque</text:p>
          </table:table-cell>
          <table:table-cell office:value-type="string">
            <text:p>Boulodrome Celleneuve</text:p>
          </table:table-cell>
          <table:table-cell office:value-type="string">
            <text:p>Mosson</text:p>
          </table:table-cell>
          <table:table-cell office:value-type="string">
            <text:p>Celleneuve</text:p>
          </table:table-cell>
          <table:table-cell table:number-columns-repeated="5"/>
          <table:table-cell office:value-type="string">
            <text:p>758</text:p>
          </table:table-cell>
          <table:table-cell office:value-type="string">
            <text:p>43.6132938329</text:p>
          </table:table-cell>
          <table:table-cell office:value-type="string">
            <text:p>3.83060557209</text:p>
          </table:table-cell>
          <table:table-cell table:number-columns-repeated="2"/>
          <table:table-cell office:value-type="string">
            <text:p>Esplanade de Celleneuv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60">
            <text:p>160</text:p>
          </table:table-cell>
          <table:table-cell office:value-type="string">
            <text:p>Boulodromes de Pétanque</text:p>
          </table:table-cell>
          <table:table-cell office:value-type="string">
            <text:p>Boulodrome Pierre Lange</text:p>
          </table:table-cell>
          <table:table-cell office:value-type="string">
            <text:p>Montpellier Centre</text:p>
          </table:table-cell>
          <table:table-cell office:value-type="string">
            <text:p>Antigone</text:p>
          </table:table-cell>
          <table:table-cell table:number-columns-repeated="10"/>
          <table:table-cell office:value-type="string">
            <text:p>Place du Père-Loui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61">
            <text:p>161</text:p>
          </table:table-cell>
          <table:table-cell office:value-type="string">
            <text:p>Boulodromes de Pétanque</text:p>
          </table:table-cell>
          <table:table-cell office:value-type="string">
            <text:p>Boulodrome Croix d'Argent</text:p>
          </table:table-cell>
          <table:table-cell office:value-type="string">
            <text:p>Croix d'Argent</text:p>
          </table:table-cell>
          <table:table-cell table:number-columns-repeated="6"/>
          <table:table-cell office:value-type="string">
            <text:p>1647</text:p>
          </table:table-cell>
          <table:table-cell office:value-type="string">
            <text:p>43.5945822688</text:p>
          </table:table-cell>
          <table:table-cell office:value-type="string">
            <text:p>3.86257046638</text:p>
          </table:table-cell>
          <table:table-cell table:number-columns-repeated="2"/>
          <table:table-cell office:value-type="string">
            <text:p>HLM Croix d'Argen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62">
            <text:p>162</text:p>
          </table:table-cell>
          <table:table-cell office:value-type="string">
            <text:p>Boulodromes de Pétanque</text:p>
          </table:table-cell>
          <table:table-cell office:value-type="string">
            <text:p>Boulodrome Ernest-Onillon</text:p>
          </table:table-cell>
          <table:table-cell office:value-type="string">
            <text:p>Prés d'Arènes</text:p>
          </table:table-cell>
          <table:table-cell office:value-type="string">
            <text:p>Saint Martin</text:p>
          </table:table-cell>
          <table:table-cell table:number-columns-repeated="5"/>
          <table:table-cell office:value-type="string">
            <text:p>780</text:p>
          </table:table-cell>
          <table:table-cell office:value-type="string">
            <text:p>43.5901730834</text:p>
          </table:table-cell>
          <table:table-cell office:value-type="string">
            <text:p>3.88974698540</text:p>
          </table:table-cell>
          <table:table-cell table:number-columns-repeated="2"/>
          <table:table-cell office:value-type="string">
            <text:p>Impasse du Mas-d'Argellier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63">
            <text:p>163</text:p>
          </table:table-cell>
          <table:table-cell office:value-type="string">
            <text:p>Boulodromes de Pétanque</text:p>
          </table:table-cell>
          <table:table-cell office:value-type="string">
            <text:p>Boulodrome Figuerolles</text:p>
          </table:table-cell>
          <table:table-cell office:value-type="string">
            <text:p>Montpellier Centre</text:p>
          </table:table-cell>
          <table:table-cell office:value-type="string">
            <text:p>Figuerolles</text:p>
          </table:table-cell>
          <table:table-cell table:number-columns-repeated="5"/>
          <table:table-cell office:value-type="string">
            <text:p>765</text:p>
          </table:table-cell>
          <table:table-cell office:value-type="string">
            <text:p>43.6062499429</text:p>
          </table:table-cell>
          <table:table-cell office:value-type="string">
            <text:p>3.86144877890</text:p>
          </table:table-cell>
          <table:table-cell table:number-columns-repeated="2"/>
          <table:table-cell office:value-type="string">
            <text:p>Rue de la Commune-Clôtu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64">
            <text:p>164</text:p>
          </table:table-cell>
          <table:table-cell office:value-type="string">
            <text:p>Boulodromes de Pétanque</text:p>
          </table:table-cell>
          <table:table-cell office:value-type="string">
            <text:p>Boulodrome Hortus</text:p>
          </table:table-cell>
          <table:table-cell office:value-type="string">
            <text:p>Mosson</text:p>
          </table:table-cell>
          <table:table-cell table:number-columns-repeated="6"/>
          <table:table-cell office:value-type="string">
            <text:p>769</text:p>
          </table:table-cell>
          <table:table-cell office:value-type="string">
            <text:p>43.6284330410</text:p>
          </table:table-cell>
          <table:table-cell office:value-type="string">
            <text:p>3.81825355544</text:p>
          </table:table-cell>
          <table:table-cell table:number-columns-repeated="2"/>
          <table:table-cell office:value-type="string">
            <text:p>Rue de Bari</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65">
            <text:p>165</text:p>
          </table:table-cell>
          <table:table-cell office:value-type="string">
            <text:p>Boulodromes de Pétanque</text:p>
          </table:table-cell>
          <table:table-cell office:value-type="string">
            <text:p>Boulodrome La Martelle</text:p>
          </table:table-cell>
          <table:table-cell office:value-type="string">
            <text:p>Les Cévennes</text:p>
          </table:table-cell>
          <table:table-cell office:value-type="string">
            <text:p>La Martelle</text:p>
          </table:table-cell>
          <table:table-cell table:number-columns-repeated="5"/>
          <table:table-cell office:value-type="string">
            <text:p>1579</text:p>
          </table:table-cell>
          <table:table-cell office:value-type="string">
            <text:p>43.6081756464</text:p>
          </table:table-cell>
          <table:table-cell office:value-type="string">
            <text:p>3.83999668879</text:p>
          </table:table-cell>
          <table:table-cell table:number-columns-repeated="2"/>
          <table:table-cell office:value-type="string">
            <text:p>Rue du Pont-de-Lavé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66">
            <text:p>166</text:p>
          </table:table-cell>
          <table:table-cell office:value-type="string">
            <text:p>Boulodromes de Pétanque</text:p>
          </table:table-cell>
          <table:table-cell office:value-type="string">
            <text:p>Boulodrome La Pompignane</text:p>
          </table:table-cell>
          <table:table-cell office:value-type="string">
            <text:p>Port Marianne</text:p>
          </table:table-cell>
          <table:table-cell office:value-type="string">
            <text:p>La Pompignane</text:p>
          </table:table-cell>
          <table:table-cell table:number-columns-repeated="5"/>
          <table:table-cell office:value-type="string">
            <text:p>TA111</text:p>
          </table:table-cell>
          <table:table-cell table:number-columns-repeated="4"/>
          <table:table-cell office:value-type="string">
            <text:p>Avenue Alphonse 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67">
            <text:p>167</text:p>
          </table:table-cell>
          <table:table-cell office:value-type="string">
            <text:p>Boulodromes de Pétanque</text:p>
          </table:table-cell>
          <table:table-cell office:value-type="string">
            <text:p>Boulodrome Yvan Velay</text:p>
          </table:table-cell>
          <table:table-cell office:value-type="string">
            <text:p>Croix d'Argent</text:p>
          </table:table-cell>
          <table:table-cell office:value-type="string">
            <text:p>Lemasson</text:p>
          </table:table-cell>
          <table:table-cell table:number-columns-repeated="10"/>
          <table:table-cell office:value-type="string">
            <text:p>Avenue de Maur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68">
            <text:p>168</text:p>
          </table:table-cell>
          <table:table-cell office:value-type="string">
            <text:p>Boulodromes de Pétanque</text:p>
          </table:table-cell>
          <table:table-cell office:value-type="string">
            <text:p>Boulodrome Leenhardt</text:p>
          </table:table-cell>
          <table:table-cell office:value-type="string">
            <text:p>Hôpitaux - Facultés</text:p>
          </table:table-cell>
          <table:table-cell table:number-columns-repeated="6"/>
          <table:table-cell office:value-type="string">
            <text:p>775</text:p>
          </table:table-cell>
          <table:table-cell office:value-type="string">
            <text:p>43.6289302056</text:p>
          </table:table-cell>
          <table:table-cell office:value-type="string">
            <text:p>3.85747372638</text:p>
          </table:table-cell>
          <table:table-cell table:number-columns-repeated="2"/>
          <table:table-cell office:value-type="string">
            <text:p>Allée des Magnolia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69">
            <text:p>169</text:p>
          </table:table-cell>
          <table:table-cell office:value-type="string">
            <text:p>Boulodromes de Pétanque</text:p>
          </table:table-cell>
          <table:table-cell office:value-type="string">
            <text:p>Boulodrome Les Arts</text:p>
          </table:table-cell>
          <table:table-cell office:value-type="string">
            <text:p>Montpellier Centre</text:p>
          </table:table-cell>
          <table:table-cell office:value-type="string">
            <text:p>Les Beaux-Arts</text:p>
          </table:table-cell>
          <table:table-cell table:number-columns-repeated="10"/>
          <table:table-cell office:value-type="string">
            <text:p>Rue de la Caval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a id="5946" href="#" typelien="LienDocument"&gt; Dossier de Presse&lt;/a&gt;&lt;/p&gt;</text:p>
          </table:table-cell>
          <table:table-cell/>
        </table:table-row>
        <table:table-row table:style-name="ro1">
          <table:table-cell office:value-type="float" office:value="170">
            <text:p>170</text:p>
          </table:table-cell>
          <table:table-cell office:value-type="string">
            <text:p>Boulodromes de Pétanque</text:p>
          </table:table-cell>
          <table:table-cell office:value-type="string">
            <text:p>Boulodrome Léon-Cazal</text:p>
          </table:table-cell>
          <table:table-cell office:value-type="string">
            <text:p>Port Marianne</text:p>
          </table:table-cell>
          <table:table-cell table:number-columns-repeated="6"/>
          <table:table-cell office:value-type="string">
            <text:p>1641</text:p>
          </table:table-cell>
          <table:table-cell office:value-type="string">
            <text:p>43.6061036603</text:p>
          </table:table-cell>
          <table:table-cell office:value-type="string">
            <text:p>3.90574388864</text:p>
          </table:table-cell>
          <table:table-cell office:value-type="string">
            <text:p>237</text:p>
          </table:table-cell>
          <table:table-cell/>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71">
            <text:p>171</text:p>
          </table:table-cell>
          <table:table-cell office:value-type="string">
            <text:p>Boulodromes de Pétanque</text:p>
          </table:table-cell>
          <table:table-cell office:value-type="string">
            <text:p>Boulodrome Les Tritons</text:p>
          </table:table-cell>
          <table:table-cell office:value-type="string">
            <text:p>Mosson</text:p>
          </table:table-cell>
          <table:table-cell office:value-type="string">
            <text:p>Les Hauts de Massane</text:p>
          </table:table-cell>
          <table:table-cell table:number-columns-repeated="5"/>
          <table:table-cell office:value-type="string">
            <text:p>776</text:p>
          </table:table-cell>
          <table:table-cell office:value-type="string">
            <text:p>43.6406880525</text:p>
          </table:table-cell>
          <table:table-cell office:value-type="string">
            <text:p>3.81293492207</text:p>
          </table:table-cell>
          <table:table-cell table:number-columns-repeated="2"/>
          <table:table-cell office:value-type="string">
            <text:p>Rue de Gên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72">
            <text:p>172</text:p>
          </table:table-cell>
          <table:table-cell office:value-type="string">
            <text:p>Boulodromes de Pétanque</text:p>
          </table:table-cell>
          <table:table-cell office:value-type="string">
            <text:p>Boulodrome Mas de Neuville</text:p>
          </table:table-cell>
          <table:table-cell office:value-type="string">
            <text:p>Hôpitaux - Facultés</text:p>
          </table:table-cell>
          <table:table-cell table:number-columns-repeated="11"/>
          <table:table-cell office:value-type="string">
            <text:p>Avenue du Château d'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73">
            <text:p>173</text:p>
          </table:table-cell>
          <table:table-cell office:value-type="string">
            <text:p>Boulodromes de Pétanque</text:p>
          </table:table-cell>
          <table:table-cell office:value-type="string">
            <text:p>Boulodrome Parc de Montmaur</text:p>
          </table:table-cell>
          <table:table-cell office:value-type="string">
            <text:p>Hôpitaux - Facultés</text:p>
          </table:table-cell>
          <table:table-cell table:number-columns-repeated="11"/>
          <table:table-cell office:value-type="string">
            <text:p>Route de Men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74">
            <text:p>174</text:p>
          </table:table-cell>
          <table:table-cell office:value-type="string">
            <text:p>Boulodromes de Pétanque</text:p>
          </table:table-cell>
          <table:table-cell office:value-type="string">
            <text:p>Boulodrome Parc Rimbaud</text:p>
          </table:table-cell>
          <table:table-cell office:value-type="string">
            <text:p>Montpellier Centre</text:p>
          </table:table-cell>
          <table:table-cell office:value-type="string">
            <text:p>Les Aubes</text:p>
          </table:table-cell>
          <table:table-cell table:number-columns-repeated="5"/>
          <table:table-cell office:value-type="string">
            <text:p>777</text:p>
          </table:table-cell>
          <table:table-cell office:value-type="string">
            <text:p>43.6180870751</text:p>
          </table:table-cell>
          <table:table-cell office:value-type="string">
            <text:p>3.89370836673</text:p>
          </table:table-cell>
          <table:table-cell table:number-columns-repeated="2"/>
          <table:table-cell office:value-type="string">
            <text:p>Avenue de Saint-Ma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75">
            <text:p>175</text:p>
          </table:table-cell>
          <table:table-cell office:value-type="string">
            <text:p>Boulodromes de Pétanque</text:p>
          </table:table-cell>
          <table:table-cell office:value-type="string">
            <text:p>Boulodrome Paul-Valéry</text:p>
          </table:table-cell>
          <table:table-cell office:value-type="string">
            <text:p>Croix d'Argent</text:p>
          </table:table-cell>
          <table:table-cell office:value-type="string">
            <text:p>Pas du Loup</text:p>
          </table:table-cell>
          <table:table-cell table:number-columns-repeated="5"/>
          <table:table-cell office:value-type="string">
            <text:p>778</text:p>
          </table:table-cell>
          <table:table-cell office:value-type="string">
            <text:p>43.5988942970</text:p>
          </table:table-cell>
          <table:table-cell office:value-type="string">
            <text:p>3.84501897169</text:p>
          </table:table-cell>
          <table:table-cell table:number-columns-repeated="2"/>
          <table:table-cell office:value-type="string">
            <text:p>Rue du Pas du Loup</text:p>
          </table:table-cell>
          <table:table-cell/>
          <table:table-cell office:value-type="string">
            <text:p>Cité Paul Valéry</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76">
            <text:p>176</text:p>
          </table:table-cell>
          <table:table-cell office:value-type="string">
            <text:p>Boulodromes de Pétanque</text:p>
          </table:table-cell>
          <table:table-cell office:value-type="string">
            <text:p>Boulodrome René-Bessières</text:p>
          </table:table-cell>
          <table:table-cell office:value-type="string">
            <text:p>Mosson</text:p>
          </table:table-cell>
          <table:table-cell table:number-columns-repeated="6"/>
          <table:table-cell office:value-type="string">
            <text:p>767</text:p>
          </table:table-cell>
          <table:table-cell office:value-type="string">
            <text:p>43.6245813375</text:p>
          </table:table-cell>
          <table:table-cell office:value-type="string">
            <text:p>3.81541379201</text:p>
          </table:table-cell>
          <table:table-cell table:number-columns-repeated="2"/>
          <table:table-cell office:value-type="string">
            <text:p>Avenue de Louisvill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77">
            <text:p>177</text:p>
          </table:table-cell>
          <table:table-cell office:value-type="string">
            <text:p>Boulodromes de Pétanque</text:p>
          </table:table-cell>
          <table:table-cell office:value-type="string">
            <text:p>Boulodrome Reyne</text:p>
          </table:table-cell>
          <table:table-cell office:value-type="string">
            <text:p>Mosson</text:p>
          </table:table-cell>
          <table:table-cell table:number-columns-repeated="6"/>
          <table:table-cell office:value-type="string">
            <text:p>783</text:p>
          </table:table-cell>
          <table:table-cell office:value-type="string">
            <text:p>43.6201653559</text:p>
          </table:table-cell>
          <table:table-cell office:value-type="string">
            <text:p>3.81621926300</text:p>
          </table:table-cell>
          <table:table-cell table:number-columns-repeated="2"/>
          <table:table-cell office:value-type="string">
            <text:p>Place Robert-Shuman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78">
            <text:p>178</text:p>
          </table:table-cell>
          <table:table-cell office:value-type="string">
            <text:p>Boulodromes de Pétanque</text:p>
          </table:table-cell>
          <table:table-cell office:value-type="string">
            <text:p>Boulodrome Robert-Lopez</text:p>
          </table:table-cell>
          <table:table-cell office:value-type="string">
            <text:p>Montpellier Centre</text:p>
          </table:table-cell>
          <table:table-cell office:value-type="string">
            <text:p>Gares</text:p>
          </table:table-cell>
          <table:table-cell table:number-columns-repeated="5"/>
          <table:table-cell office:value-type="string">
            <text:p>771</text:p>
          </table:table-cell>
          <table:table-cell office:value-type="string">
            <text:p>43.6028662873</text:p>
          </table:table-cell>
          <table:table-cell office:value-type="string">
            <text:p>3.88674320684</text:p>
          </table:table-cell>
          <table:table-cell table:number-columns-repeated="2"/>
          <table:table-cell office:value-type="string">
            <text:p>Boulevard d'Orie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79">
            <text:p>179</text:p>
          </table:table-cell>
          <table:table-cell office:value-type="string">
            <text:p>Boulodromes de Pétanque</text:p>
          </table:table-cell>
          <table:table-cell office:value-type="string">
            <text:p>Boulodrome Saint-Priest</text:p>
          </table:table-cell>
          <table:table-cell office:value-type="string">
            <text:p>Hôpitaux - Facultés</text:p>
          </table:table-cell>
          <table:table-cell table:number-columns-repeated="6"/>
          <table:table-cell office:value-type="string">
            <text:p>1653</text:p>
          </table:table-cell>
          <table:table-cell office:value-type="string">
            <text:p>43.6379809682</text:p>
          </table:table-cell>
          <table:table-cell office:value-type="string">
            <text:p>3.83537228849</text:p>
          </table:table-cell>
          <table:table-cell table:number-columns-repeated="2"/>
          <table:table-cell office:value-type="string">
            <text:p>Rue Billie-Holliday</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80">
            <text:p>180</text:p>
          </table:table-cell>
          <table:table-cell office:value-type="string">
            <text:p>Boulodromes de Pétanque</text:p>
          </table:table-cell>
          <table:table-cell office:value-type="string">
            <text:p>Boulodrome Tastavin</text:p>
          </table:table-cell>
          <table:table-cell office:value-type="string">
            <text:p>Croix d'Argent</text:p>
          </table:table-cell>
          <table:table-cell office:value-type="string">
            <text:p>Lemasson</text:p>
          </table:table-cell>
          <table:table-cell table:number-columns-repeated="5"/>
          <table:table-cell office:value-type="string">
            <text:p>1577</text:p>
          </table:table-cell>
          <table:table-cell office:value-type="string">
            <text:p>43.5964247685</text:p>
          </table:table-cell>
          <table:table-cell office:value-type="string">
            <text:p>3.86938178929</text:p>
          </table:table-cell>
          <table:table-cell table:number-columns-repeated="2"/>
          <table:table-cell office:value-type="string">
            <text:p>Avenue Villeneuve-d'Angoulême</text:p>
          </table:table-cell>
          <table:table-cell/>
          <table:table-cell office:value-type="string">
            <text:p>Parc Tastavin</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81">
            <text:p>181</text:p>
          </table:table-cell>
          <table:table-cell office:value-type="string">
            <text:p>Boulodromes de Pétanque</text:p>
          </table:table-cell>
          <table:table-cell office:value-type="string">
            <text:p>Boulodrome Tournezy</text:p>
          </table:table-cell>
          <table:table-cell office:value-type="string">
            <text:p>Prés d'Arènes</text:p>
          </table:table-cell>
          <table:table-cell office:value-type="string">
            <text:p>Tournezy</text:p>
          </table:table-cell>
          <table:table-cell table:number-columns-repeated="5"/>
          <table:table-cell office:value-type="string">
            <text:p>1647</text:p>
          </table:table-cell>
          <table:table-cell office:value-type="string">
            <text:p>43.5808451031</text:p>
          </table:table-cell>
          <table:table-cell office:value-type="string">
            <text:p>3.87712549478</text:p>
          </table:table-cell>
          <table:table-cell table:number-columns-repeated="2"/>
          <table:table-cell office:value-type="string">
            <text:p>Avenue de Maur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82">
            <text:p>182</text:p>
          </table:table-cell>
          <table:table-cell office:value-type="string">
            <text:p>Centre équestre</text:p>
          </table:table-cell>
          <table:table-cell office:value-type="string">
            <text:p>Centre équestre municipal - Domaine de Grammont</text:p>
          </table:table-cell>
          <table:table-cell office:value-type="string">
            <text:p>Port Marianne</text:p>
          </table:table-cell>
          <table:table-cell office:value-type="string">
            <text:p>Grammont</text:p>
          </table:table-cell>
          <table:table-cell table:number-columns-repeated="2"/>
          <table:table-cell office:value-type="string">
            <text:p>c.e.m.g@wanadoo.fr</text:p>
          </table:table-cell>
          <table:table-cell office:value-type="string">
            <text:p>perso.orange.fr/cemg/</text:p>
          </table:table-cell>
          <table:table-cell/>
          <table:table-cell office:value-type="string">
            <text:p>215</text:p>
          </table:table-cell>
          <table:table-cell office:value-type="string">
            <text:p>43.6172271217</text:p>
          </table:table-cell>
          <table:table-cell office:value-type="string">
            <text:p>3.92883962828</text:p>
          </table:table-cell>
          <table:table-cell table:number-columns-repeated="2"/>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p&gt;Afin de développer l'équitation, grande pourvoyeuse de médailles aux jeux olympiques, la ville de Montpellier s'est dotée d'un outil performant répondant à plusieurs objectifs : &lt;br /&gt;- Centre de loisirs, il permet aux amoureux du cheval de découvrir un moyen privilégié de détente et de contact avec la nature. &lt;br /&gt;- Centre sportif : il est le lieu de manifestations et de compétitions de hauts niveau. &lt;br /&gt;- Ensemble de formation et d'instruction, il assure la formation d'enseignants diplômés.&lt;br /&gt; &lt;/p&gt;&lt;p&gt;&lt;strong&gt;Année de réalisation&lt;/strong&gt;&lt;br /&gt;Début des travaux : juin 1991 &lt;br /&gt;Fin des travaux : novembre 1991&lt;br /&gt; &lt;/p&gt;&lt;p&gt;&lt;strong&gt;Équipements&lt;/strong&gt;&lt;/p&gt;&lt;ul&gt;&lt;li&gt;1 club house&lt;/li&gt;&lt;li&gt;1 vestiaire sanitaire&lt;/li&gt;&lt;li&gt;1 écurie de 55 box &lt;/li&gt;&lt;li&gt;1 manège couvert&lt;/li&gt;&lt;li&gt;2 carrières découvertes&lt;/li&gt;&lt;li&gt;1 paillère &lt;/li&gt;&lt;/ul&gt;&lt;p&gt;&lt;br /&gt;&lt;strong&gt;Principales disciplines&lt;/strong&gt;&lt;/p&gt;&lt;ul&gt;&lt;li&gt;Équitation&lt;/li&gt;&lt;li&gt;Dressage &lt;/li&gt;&lt;li&gt;Sauts d'obstacles&lt;/li&gt;&lt;li&gt;Initiation au poney &lt;/li&gt;&lt;/ul&gt;&lt;p&gt;&lt;br /&gt;&lt;strong&gt; Locaux annexes&lt;/strong&gt;&lt;/p&gt;&lt;ul&gt;&lt;li&gt;Fumière &lt;/li&gt;&lt;li&gt;Silo à granulés&lt;/li&gt;&lt;li&gt;Enclos à poneys &lt;/li&gt;&lt;li&gt;1 box atelier &lt;/li&gt;&lt;li&gt;1 box à pharmacie &lt;/li&gt;&lt;li&gt;1 box préparation des repas &lt;/li&gt;&lt;li&gt;1 box de stockage orge &lt;/li&gt;&lt;li&gt;1 box de stockage avoine et maïs &lt;/li&gt;&lt;/ul&gt;&lt;p&gt;  &lt;br /&gt;&lt;strong&gt;Caractéristiques techniques&lt;/strong&gt;&lt;/p&gt;&lt;ul&gt;&lt;li&gt;Éclairage du manège couvert &lt;/li&gt;&lt;li&gt;Manège constitué en copeaux de bois &lt;/li&gt;&lt;li&gt;Arrosage automatique du manège&lt;/li&gt;&lt;li&gt;Carrière constitué en sable + couche drainante + arrosage automatique&lt;br /&gt; &lt;/li&gt;&lt;/ul&gt;&lt;p&gt;&lt;strong&gt;Horaires et tarifs&lt;/strong&gt;&lt;br /&gt;Contacter le Centre Équestre&lt;/p&gt;</text:p>
          </table:table-cell>
          <table:table-cell/>
        </table:table-row>
        <table:table-row table:style-name="ro1">
          <table:table-cell office:value-type="float" office:value="183">
            <text:p>183</text:p>
          </table:table-cell>
          <table:table-cell office:value-type="string">
            <text:p>Escalade</text:p>
          </table:table-cell>
          <table:table-cell office:value-type="string">
            <text:p>Mur d'escalade Alain-Achille</text:p>
          </table:table-cell>
          <table:table-cell office:value-type="string">
            <text:p>Montpellier Centre</text:p>
          </table:table-cell>
          <table:table-cell office:value-type="string">
            <text:p>Boutonnet</text:p>
          </table:table-cell>
          <table:table-cell table:number-columns-repeated="5"/>
          <table:table-cell office:value-type="string">
            <text:p>123</text:p>
          </table:table-cell>
          <table:table-cell table:number-columns-repeated="2"/>
          <table:table-cell office:value-type="string">
            <text:p>1</text:p>
          </table:table-cell>
          <table:table-cell/>
          <table:table-cell office:value-type="string">
            <text:p>place Marcel-Godecho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84">
            <text:p>184</text:p>
          </table:table-cell>
          <table:table-cell office:value-type="string">
            <text:p>Escalade</text:p>
          </table:table-cell>
          <table:table-cell office:value-type="string">
            <text:p>Mur d'escalade Les Garrigues</text:p>
          </table:table-cell>
          <table:table-cell office:value-type="string">
            <text:p>Mosson</text:p>
          </table:table-cell>
          <table:table-cell office:value-type="string">
            <text:p>La Paillade</text:p>
          </table:table-cell>
          <table:table-cell table:number-columns-repeated="5"/>
          <table:table-cell office:value-type="string">
            <text:p>743</text:p>
          </table:table-cell>
          <table:table-cell office:value-type="string">
            <text:p>43.6422669773</text:p>
          </table:table-cell>
          <table:table-cell office:value-type="string">
            <text:p>3.81718546969</text:p>
          </table:table-cell>
          <table:table-cell table:number-columns-repeated="2"/>
          <table:table-cell office:value-type="string">
            <text:p>Avenue de Naples</text:p>
          </table:table-cell>
          <table:table-cell/>
          <table:table-cell office:value-type="string">
            <text:p>Lac des Garrigues</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85">
            <text:p>185</text:p>
          </table:table-cell>
          <table:table-cell office:value-type="string">
            <text:p>Escalade</text:p>
          </table:table-cell>
          <table:table-cell office:value-type="string">
            <text:p>Mur d'escalade Paul-Rocca</text:p>
          </table:table-cell>
          <table:table-cell office:value-type="string">
            <text:p>Les Cévennes</text:p>
          </table:table-cell>
          <table:table-cell office:value-type="string">
            <text:p>Alco</text:p>
          </table:table-cell>
          <table:table-cell table:number-columns-repeated="5"/>
          <table:table-cell office:value-type="string">
            <text:p>1576</text:p>
          </table:table-cell>
          <table:table-cell table:number-columns-repeated="4"/>
          <table:table-cell office:value-type="string">
            <text:p>Avenue Paul-Rimbaud</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88">
            <text:p>188</text:p>
          </table:table-cell>
          <table:table-cell office:value-type="string">
            <text:p>Gymnases</text:p>
          </table:table-cell>
          <table:table-cell office:value-type="string">
            <text:p>Gymnase Albert Batteux</text:p>
          </table:table-cell>
          <table:table-cell office:value-type="string">
            <text:p>Croix d'Argent</text:p>
          </table:table-cell>
          <table:table-cell table:number-columns-repeated="9"/>
          <table:table-cell office:value-type="string">
            <text:p>150</text:p>
          </table:table-cell>
          <table:table-cell/>
          <table:table-cell office:value-type="string">
            <text:p>rue François-Joseph-Gosse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89">
            <text:p>189</text:p>
          </table:table-cell>
          <table:table-cell office:value-type="string">
            <text:p>Gymnases</text:p>
          </table:table-cell>
          <table:table-cell office:value-type="string">
            <text:p>Gymnase Arthur Rimbaud</text:p>
          </table:table-cell>
          <table:table-cell office:value-type="string">
            <text:p>Mosson</text:p>
          </table:table-cell>
          <table:table-cell table:number-columns-repeated="6"/>
          <table:table-cell office:value-type="string">
            <text:p>1646</text:p>
          </table:table-cell>
          <table:table-cell office:value-type="string">
            <text:p>43.6161523748</text:p>
          </table:table-cell>
          <table:table-cell office:value-type="string">
            <text:p>3.82157165071</text:p>
          </table:table-cell>
          <table:table-cell office:value-type="string">
            <text:p>2</text:p>
          </table:table-cell>
          <table:table-cell/>
          <table:table-cell office:value-type="string">
            <text:p>rue Marius-Petipa</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 Clubs sportifs et disciplines&lt;br /&gt; &lt;/h5&gt;&lt;ul&gt;&lt;li&gt;Come on Volley : Volley (04 67 66 01 34)&lt;/li&gt;&lt;li&gt;AS Sourds de Montpellier Volley : Volley Télécopie  (04 67 20 89 69) &lt;/li&gt;&lt;li&gt;Montpellier Basket : Mosson Basket (06 20 77 24 03)&lt;/li&gt;&lt;li&gt;ISIM Ominisports (04 67 14 30 97) &lt;/li&gt;&lt;/ul&gt;&lt;h5&gt;Horaires&lt;/h5&gt;&lt;ul&gt;&lt;li&gt;8h - 18h : collège Arthur Rimbaud &lt;/li&gt;&lt;li&gt;18h - 22h : clubs&lt;/li&gt;&lt;/ul&gt;&lt;h5&gt;  &lt;br /&gt;Tarifs&lt;/h5&gt;&lt;ul&gt;&lt;li&gt;&lt;p&gt;Sous convention avec le Conseil Général &lt;/p&gt;&lt;/li&gt;&lt;li&gt;&lt;p&gt;Gratuit pour les clubs sportifs&lt;/p&gt;&lt;/li&gt;&lt;/ul&gt;</text:p>
          </table:table-cell>
          <table:table-cell/>
        </table:table-row>
        <table:table-row table:style-name="ro1">
          <table:table-cell office:value-type="float" office:value="191">
            <text:p>191</text:p>
          </table:table-cell>
          <table:table-cell office:value-type="string">
            <text:p>Gymnases</text:p>
          </table:table-cell>
          <table:table-cell office:value-type="string">
            <text:p>Gymnase Emmanuel Gambardella</text:p>
          </table:table-cell>
          <table:table-cell office:value-type="string">
            <text:p>Montpellier Centre</text:p>
          </table:table-cell>
          <table:table-cell table:number-columns-repeated="6"/>
          <table:table-cell office:value-type="string">
            <text:p>1507</text:p>
          </table:table-cell>
          <table:table-cell office:value-type="string">
            <text:p>43.6029433427</text:p>
          </table:table-cell>
          <table:table-cell office:value-type="string">
            <text:p>3.86939688351</text:p>
          </table:table-cell>
          <table:table-cell table:number-columns-repeated="2"/>
          <table:table-cell office:value-type="string">
            <text:p>Rue Bourrel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 Clubs sportifs et disciplines&lt;br /&gt; &lt;/h5&gt;&lt;ul&gt;&lt;li&gt;Association étudiants Réunionnais Omnisports &lt;br /&gt;(04 67 65 25 85)&lt;/li&gt;&lt;li&gt;Croix d'Argent Volley (04 67 58 62 00) &lt;/li&gt;&lt;li&gt;Croix d'Argent Basket (04 67 42 89 88) &lt;/li&gt;&lt;li&gt;V.L.C.A. Volley (04 67 72 56 71) &lt;/li&gt;&lt;li&gt;MUC Basket 06 64 10 68 94 &lt;/li&gt;&lt;/ul&gt;&lt;h5&gt; &lt;br /&gt;Horaires&lt;/h5&gt;&lt;ul&gt;&lt;li&gt;dans la journée : écoles primaires &lt;/li&gt;&lt;li&gt;18h - 22h : clubs &lt;/li&gt;&lt;/ul&gt;&lt;p&gt;Dans tous les cas, une demande de créneaux devra être faite auprès du service des Sports.&lt;br /&gt; &lt;/p&gt;&lt;h5&gt; Tarifs&lt;/h5&gt;&lt;ul&gt;&lt;li&gt;Gratuit pour les écoles primaires et clubs sportifs. &lt;/li&gt;&lt;li&gt;Sous convention pour les collèges et les lycées.&lt;/li&gt;&lt;/ul&gt;</text:p>
          </table:table-cell>
          <table:table-cell/>
        </table:table-row>
        <table:table-row table:style-name="ro1">
          <table:table-cell office:value-type="float" office:value="193">
            <text:p>193</text:p>
          </table:table-cell>
          <table:table-cell office:value-type="string">
            <text:p>Gymnases</text:p>
          </table:table-cell>
          <table:table-cell office:value-type="string">
            <text:p>Gymnase Henri-Ferrari</text:p>
          </table:table-cell>
          <table:table-cell office:value-type="string">
            <text:p>Prés d'Arènes</text:p>
          </table:table-cell>
          <table:table-cell table:number-columns-repeated="6"/>
          <table:table-cell office:value-type="string">
            <text:p>819</text:p>
          </table:table-cell>
          <table:table-cell office:value-type="string">
            <text:p>43.5921120952</text:p>
          </table:table-cell>
          <table:table-cell office:value-type="string">
            <text:p>3.89622981234</text:p>
          </table:table-cell>
          <table:table-cell office:value-type="string">
            <text:p>419</text:p>
          </table:table-cell>
          <table:table-cell/>
          <table:table-cell office:value-type="string">
            <text:p>avenue du Docteur Jacques-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ul&gt;&lt;li&gt;&lt;h5&gt;Clubs sportifs et disciplines&lt;br /&gt; &lt;/h5&gt;&lt;/li&gt;&lt;li&gt;Montpellier Handball (04 99 61 44 55) &lt;/li&gt;&lt;li&gt;Montpellier Arc : Club Tir à l'arc (04 67 22 23 40) &lt;/li&gt;&lt;li&gt;MUC Handball (04 67 79 13 25) &lt;/li&gt;&lt;/ul&gt;&lt;h5&gt;&lt;br /&gt; &lt;br /&gt;Horaires&lt;/h5&gt;&lt;ul&gt;&lt;li&gt;dans la journée : écoles, collèges&lt;/li&gt;&lt;li&gt; 18h - 22h : clubs &lt;/li&gt;&lt;/ul&gt;&lt;p&gt;Dans tous les cas, une demande de créneaux devra être faite auprès du service des Sports. &lt;/p&gt;&lt;h5&gt;  &lt;br /&gt;Tarifs&lt;/h5&gt;&lt;ul&gt;&lt;li&gt;Gratuit pour les écoles primaires et clubs sportifs.&lt;/li&gt;&lt;li&gt; Sous convention pour les collèges et les lycées.&lt;br /&gt; &lt;/li&gt;&lt;/ul&gt;&lt;p&gt;&lt;br /&gt; &lt;/p&gt;</text:p>
          </table:table-cell>
          <table:table-cell/>
        </table:table-row>
        <table:table-row table:style-name="ro1">
          <table:table-cell office:value-type="float" office:value="194">
            <text:p>194</text:p>
          </table:table-cell>
          <table:table-cell office:value-type="string">
            <text:p>Gymnases</text:p>
          </table:table-cell>
          <table:table-cell office:value-type="string">
            <text:p>Gymnase Jean-Bouin</text:p>
          </table:table-cell>
          <table:table-cell office:value-type="string">
            <text:p>Mosson</text:p>
          </table:table-cell>
          <table:table-cell table:number-columns-repeated="6"/>
          <table:table-cell office:value-type="string">
            <text:p>1321</text:p>
          </table:table-cell>
          <table:table-cell office:value-type="string">
            <text:p>43.6328788430</text:p>
          </table:table-cell>
          <table:table-cell office:value-type="string">
            <text:p>3.82093278016</text:p>
          </table:table-cell>
          <table:table-cell table:number-columns-repeated="2"/>
          <table:table-cell office:value-type="string">
            <text:p>Avenue du Bitter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 Clubs sportifs et disciplines&lt;br /&gt; &lt;/h5&gt;&lt;ul&gt;&lt;li&gt;ACEP Omnisports (06 23 81 42 72)&lt;/li&gt;&lt;li&gt;AS Paillade Volley (04 67 07 96 09)&lt;/li&gt;&lt;li&gt;Majorettes Impériales Paillade (04 67 75 07 22)&lt;/li&gt;&lt;li&gt; ISIM Omnisports (04 67 14 30 97) &lt;/li&gt;&lt;li&gt; Mayouri Omnisports (04 67 52 96 35) &lt;/li&gt;&lt;li&gt; Montpellier Agglo Futsal &lt;/li&gt;&lt;/ul&gt;&lt;h5&gt;&lt;br /&gt; &lt;br /&gt;Horaires&lt;/h5&gt;&lt;ul&gt;&lt;li&gt;Dans la journée : collèges&lt;/li&gt;&lt;li&gt; 18h - 22h : clubs &lt;/li&gt;&lt;/ul&gt;&lt;p&gt;Dans tous les cas, une demande de créneaux devra être faite auprès du service des Sports.&lt;br /&gt; &lt;/p&gt;&lt;h5&gt;&lt;br /&gt; &lt;br /&gt;Tarifs&lt;/h5&gt;&lt;ul&gt;&lt;li&gt;Gratuit pour les clubs sportifs&lt;/li&gt;&lt;li&gt;Sous convention pour les collèges et les lycées.&lt;br /&gt; &lt;/li&gt;&lt;/ul&gt;</text:p>
          </table:table-cell>
          <table:table-cell/>
        </table:table-row>
        <table:table-row table:style-name="ro1">
          <table:table-cell office:value-type="float" office:value="196">
            <text:p>196</text:p>
          </table:table-cell>
          <table:table-cell office:value-type="string">
            <text:p>Gymnases</text:p>
          </table:table-cell>
          <table:table-cell office:value-type="string">
            <text:p>Gymnase Les Arts</text:p>
          </table:table-cell>
          <table:table-cell office:value-type="string">
            <text:p>Montpellier Centre</text:p>
          </table:table-cell>
          <table:table-cell table:number-columns-repeated="6"/>
          <table:table-cell office:value-type="string">
            <text:p>1326</text:p>
          </table:table-cell>
          <table:table-cell office:value-type="string">
            <text:p>43.6179394284</text:p>
          </table:table-cell>
          <table:table-cell office:value-type="string">
            <text:p>3.88255718317</text:p>
          </table:table-cell>
          <table:table-cell table:number-columns-repeated="2"/>
          <table:table-cell office:value-type="string">
            <text:p>Rue de la Caval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Clubs sportifs et disciplines&lt;br /&gt; &lt;/h5&gt;&lt;ul&gt;&lt;li&gt;Agropolis Volley loisir (04 67 04 63 86) &lt;/li&gt;&lt;li&gt;A.M.R.S Gymnastique loisir 04 67 04 59 47&lt;/li&gt;&lt;li&gt;A.S.B.A.M Volley 04 67 72 32 87 &lt;/li&gt;&lt;/ul&gt;&lt;h5&gt;&lt;br /&gt; &lt;br /&gt;Horaires&lt;/h5&gt;&lt;ul&gt;&lt;li&gt;Dans la journée : écoles, universités&lt;/li&gt;&lt;li&gt;18h - 22h : clubs &lt;/li&gt;&lt;/ul&gt;&lt;p&gt;Dans tous les cas, une demande de créneaux devra être faite auprès du service des Sports.&lt;br /&gt; &lt;/p&gt;&lt;h5&gt;&lt;br /&gt; &lt;br /&gt;Tarifs&lt;/h5&gt;&lt;ul&gt;&lt;li&gt;Gratuit pour les écoles primaires et clubs sportifs. &lt;/li&gt;&lt;li&gt;Sous convention pour les lycées et les collèges. &lt;br /&gt; &lt;/li&gt;&lt;/ul&gt;</text:p>
          </table:table-cell>
          <table:table-cell/>
        </table:table-row>
        <table:table-row table:style-name="ro1">
          <table:table-cell office:value-type="float" office:value="197">
            <text:p>197</text:p>
          </table:table-cell>
          <table:table-cell office:value-type="string">
            <text:p>Gymnases</text:p>
          </table:table-cell>
          <table:table-cell office:value-type="string">
            <text:p>Gymnase Les Garrigues</text:p>
          </table:table-cell>
          <table:table-cell office:value-type="string">
            <text:p>Mosson</text:p>
          </table:table-cell>
          <table:table-cell table:number-columns-repeated="6"/>
          <table:table-cell office:value-type="string">
            <text:p>1645</text:p>
          </table:table-cell>
          <table:table-cell office:value-type="string">
            <text:p>43.6420903565</text:p>
          </table:table-cell>
          <table:table-cell office:value-type="string">
            <text:p>3.81597492342</text:p>
          </table:table-cell>
          <table:table-cell office:value-type="string">
            <text:p>145</text:p>
          </table:table-cell>
          <table:table-cell/>
          <table:table-cell office:value-type="string">
            <text:p>avenue du Comté-de-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 Clubs sportifs et disciplines&lt;br /&gt; &lt;/h5&gt;&lt;ul&gt;&lt;li&gt;Montpellier Badminton (04 67 84 01 19) &lt;/li&gt;&lt;li&gt;Mosson Full Contact (06 60 05 36 00) &lt;/li&gt;&lt;li&gt;AS Agropolis Volley (04 67 04 63 86) &lt;/li&gt;&lt;li&gt;Come on Volley (04 67 66 01 34) &lt;/li&gt;&lt;li&gt; Montpellier Volley  (04 67 45 77 77) &lt;/li&gt;&lt;/ul&gt;&lt;h5&gt;&lt;br /&gt; &lt;br /&gt;Horaires&lt;/h5&gt;&lt;ul&gt;&lt;li&gt;8h - 18h : collège les Garrigues &lt;/li&gt;&lt;li&gt;18h - 22h : clubs&lt;br /&gt; &lt;/li&gt;&lt;/ul&gt;&lt;h5&gt;&lt;br /&gt; &lt;br /&gt;Tarifs&lt;/h5&gt;&lt;ul&gt;&lt;li&gt;Sous convention avec le Conseil Général &lt;/li&gt;&lt;li&gt;Gratuit pour les clubs sportifs&lt;br /&gt; &lt;/li&gt;&lt;/ul&gt;</text:p>
          </table:table-cell>
          <table:table-cell/>
        </table:table-row>
        <table:table-row table:style-name="ro1">
          <table:table-cell office:value-type="float" office:value="198">
            <text:p>198</text:p>
          </table:table-cell>
          <table:table-cell office:value-type="string">
            <text:p>Gymnases</text:p>
          </table:table-cell>
          <table:table-cell office:value-type="string">
            <text:p>Gymnase Marcel Cerdan</text:p>
          </table:table-cell>
          <table:table-cell office:value-type="string">
            <text:p>Croix d'Argent</text:p>
          </table:table-cell>
          <table:table-cell table:number-columns-repeated="6"/>
          <table:table-cell office:value-type="string">
            <text:p>1344</text:p>
          </table:table-cell>
          <table:table-cell office:value-type="string">
            <text:p>43.5997264112</text:p>
          </table:table-cell>
          <table:table-cell office:value-type="string">
            <text:p>3.84717202789</text:p>
          </table:table-cell>
          <table:table-cell office:value-type="string">
            <text:p>260</text:p>
          </table:table-cell>
          <table:table-cell/>
          <table:table-cell office:value-type="string">
            <text:p>rue du Pas-du-Loup</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Clubs sportifs et disciplines&lt;br /&gt; &lt;/h5&gt;&lt;ul&gt;&lt;li&gt;VLM Volley loisir (04 67 40 40 69) &lt;/li&gt;&lt;li&gt;Montpellier Basket Club (04 67 59 91 34)&lt;/li&gt;&lt;li&gt;Montpellier Chamberte Handball (04 67 42 59 12) &lt;/li&gt;&lt;li&gt;ASPTT Basket 04 99 52 60 70&lt;/li&gt;&lt;li&gt;Association Étudiants Polynésie Française  Omnisports (04 67 02 45 54)&lt;/li&gt;&lt;li&gt;Montpellier Basket Handisports 04 67 75 86 70 &lt;/li&gt;&lt;/ul&gt;&lt;h5&gt;&lt;br /&gt; &lt;br /&gt;Horaires&lt;/h5&gt;&lt;ul&gt;&lt;li&gt;dans la journée : écoles, collèges &lt;/li&gt;&lt;li&gt;18h - 22h : clubs &lt;/li&gt;&lt;/ul&gt;&lt;p&gt;Dans tous les cas, une demande de créneaux devra être faite auprès du service des Sports.&lt;br /&gt; &lt;/p&gt;&lt;h5&gt; &lt;br /&gt;Tarifs&lt;/h5&gt;&lt;ul&gt;&lt;li&gt;Gratuit pour les écoles primaires et clubs sportifs. &lt;/li&gt;&lt;li&gt;Sous convention pour les collèges et les lycées.&lt;/li&gt;&lt;/ul&gt;</text:p>
          </table:table-cell>
          <table:table-cell/>
        </table:table-row>
        <table:table-row table:style-name="ro1">
          <table:table-cell office:value-type="float" office:value="199">
            <text:p>199</text:p>
          </table:table-cell>
          <table:table-cell office:value-type="string">
            <text:p>Gymnases</text:p>
          </table:table-cell>
          <table:table-cell office:value-type="string">
            <text:p>Gymnase Micheline Ostermeyer</text:p>
          </table:table-cell>
          <table:table-cell office:value-type="string">
            <text:p>Les Cévennes</text:p>
          </table:table-cell>
          <table:table-cell/>
          <table:table-cell office:value-type="string">
            <text:p>04 67 54 69 15</text:p>
          </table:table-cell>
          <table:table-cell table:number-columns-repeated="4"/>
          <table:table-cell office:value-type="string">
            <text:p>790</text:p>
          </table:table-cell>
          <table:table-cell office:value-type="string">
            <text:p>43.6132649180</text:p>
          </table:table-cell>
          <table:table-cell office:value-type="string">
            <text:p>3.84999888914</text:p>
          </table:table-cell>
          <table:table-cell table:number-columns-repeated="2"/>
          <table:table-cell office:value-type="string">
            <text:p>Rue de Las-Sorb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Clubs sportifs et disciplines&lt;br /&gt; &lt;/h5&gt;&lt;ul&gt;&lt;li&gt;FFEPGV Tesse Gymnastique Loisir (04 67 75 42 49)&lt;/li&gt;&lt;li&gt;MUC Handball (04 67 79 13 25) &lt;/li&gt;&lt;li&gt;V.L.M Volley (04 67 40 40 69) &lt;/li&gt;&lt;/ul&gt;&lt;h5&gt; &lt;br /&gt;Horaires&lt;/h5&gt;&lt;ul&gt;&lt;li&gt;dans la journée : lycées&lt;/li&gt;&lt;li&gt;18h - 22h : clubs &lt;/li&gt;&lt;/ul&gt;&lt;p&gt;Dans tous les cas, une demande de créneaux devra être faite auprès du service des Sports.&lt;br /&gt; &lt;/p&gt;&lt;h5&gt;Tarifs&lt;/h5&gt;&lt;ul&gt;&lt;li&gt;Gratuit pour les clubs sportifs.&lt;/li&gt;&lt;li&gt;Sous convention pour les lycées et les collèges .&lt;br /&gt;&lt;/li&gt;&lt;/ul&gt;</text:p>
          </table:table-cell>
          <table:table-cell/>
        </table:table-row>
        <table:table-row table:style-name="ro1">
          <table:table-cell office:value-type="float" office:value="200">
            <text:p>200</text:p>
          </table:table-cell>
          <table:table-cell office:value-type="string">
            <text:p>Gymnases</text:p>
          </table:table-cell>
          <table:table-cell office:value-type="string">
            <text:p>Gymnase Mireille Bessières</text:p>
          </table:table-cell>
          <table:table-cell office:value-type="string">
            <text:p>Port Marianne</text:p>
          </table:table-cell>
          <table:table-cell table:number-columns-repeated="6"/>
          <table:table-cell office:value-type="string">
            <text:p>1572</text:p>
          </table:table-cell>
          <table:table-cell office:value-type="string">
            <text:p>43.6121113501</text:p>
          </table:table-cell>
          <table:table-cell office:value-type="string">
            <text:p>3.90833864970</text:p>
          </table:table-cell>
          <table:table-cell office:value-type="string">
            <text:p>175</text:p>
          </table:table-cell>
          <table:table-cell/>
          <table:table-cell office:value-type="string">
            <text:p>rue Edouard-Villalong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Clubs sportifs et disciplines &lt;br /&gt; &lt;/h5&gt;&lt;ul&gt;&lt;li&gt;Chemin des Cîmes Volley (04 67 52 31 68)&lt;/li&gt;&lt;li&gt;Communauté d'Agglomération de Montpellier Volley (04 6713 61 28)&lt;/li&gt;&lt;li&gt;IBM Volley (04 67 34 49 76) &lt;/li&gt;&lt;li&gt;Majorettes de Montpellier  (04 67 45 65 87) &lt;br /&gt;Montpellier Volley (04 67 45 77 77)&lt;/li&gt;&lt;li&gt;Montpellier VBA Volley loisirs (04 67 40 05 72) &lt;/li&gt;&lt;li&gt;ASPTT Volley (04 99 52 60 70)&lt;/li&gt;&lt;li&gt;ASPTT Aïkido (04 99 52 60 70)&lt;/li&gt;&lt;li&gt;ASPTT Gymnastique (04 99 52 60 70) &lt;/li&gt;&lt;li&gt;ASPTT Judo (04 99 52 60 70)&lt;/li&gt;&lt;li&gt;Do Contact Taekwondo (04 67 79 59 34)&lt;/li&gt;&lt;li&gt;IBM Gymnastique Yoga (04 67 34 49 76)&lt;/li&gt;&lt;li&gt;IBM Judo (04 67 34 49 76)&lt;/li&gt;&lt;li&gt;Viet Vo Dao Judo (04 67 10 99 65)&lt;/li&gt;&lt;/ul&gt;&lt;h5&gt; &lt;br /&gt;Horaires&lt;/h5&gt;&lt;ul&gt;&lt;li&gt;dans la journée : écoles, collèges &lt;/li&gt;&lt;li&gt;18h-22h : clubs &lt;/li&gt;&lt;/ul&gt;&lt;p&gt;Dans tous les cas, une demande de créneaux devra être faite auprès du service des Sports.&lt;br /&gt; &lt;/p&gt;&lt;h5&gt; &lt;br /&gt;Tarifs&lt;/h5&gt;&lt;ul&gt;&lt;li&gt;Gratuit pour les écoles primaires et clubs sportifs,&lt;/li&gt;&lt;li&gt;Sous convention pour les collèges et les lycées.&lt;br /&gt; &lt;/li&gt;&lt;/ul&gt;</text:p>
          </table:table-cell>
          <table:table-cell/>
        </table:table-row>
        <table:table-row table:style-name="ro1">
          <table:table-cell office:value-type="float" office:value="201">
            <text:p>201</text:p>
          </table:table-cell>
          <table:table-cell office:value-type="string">
            <text:p>Gymnases</text:p>
          </table:table-cell>
          <table:table-cell office:value-type="string">
            <text:p>Gymnase Olympie</text:p>
          </table:table-cell>
          <table:table-cell office:value-type="string">
            <text:p>Montpellier Centre</text:p>
          </table:table-cell>
          <table:table-cell table:number-columns-repeated="6"/>
          <table:table-cell office:value-type="string">
            <text:p>1540</text:p>
          </table:table-cell>
          <table:table-cell office:value-type="string">
            <text:p>43.6073737590</text:p>
          </table:table-cell>
          <table:table-cell office:value-type="string">
            <text:p>3.89379233085</text:p>
          </table:table-cell>
          <table:table-cell table:number-columns-repeated="2"/>
          <table:table-cell office:value-type="string">
            <text:p>Avenue Jacques-Cart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Clubs sportifs et disciplines&lt;br /&gt; &lt;/h5&gt;&lt;ul&gt;&lt;li&gt;Communauté d'Agglomération de Montpellier Volley (04 67 13 61 28) &lt;/li&gt;&lt;li&gt;Majorettes de Montpellier (04 67 45 65 87)&lt;/li&gt;&lt;li&gt;Montpellier Handball (04 99 61 44 55)&lt;/li&gt;&lt;li&gt; V.L.C.A Volley (04 67 70 89 88)&lt;/li&gt;&lt;li&gt;MUC Handball (04 67 79 13 25) )&lt;/li&gt;&lt;/ul&gt;&lt;h5&gt;&lt;br /&gt; &lt;br /&gt;Horaires&lt;/h5&gt;&lt;ul&gt;&lt;li&gt;dans la journée : écoles, collèges, lycées&lt;/li&gt;&lt;li&gt;18h - 22h : clubs &lt;/li&gt;&lt;/ul&gt;&lt;p&gt;Dans tous les cas, une demande de créneaux devra être faite auprès du service des Sports.&lt;br /&gt; &lt;/p&gt;&lt;h5&gt; &lt;br /&gt;Tarifs&lt;/h5&gt;&lt;ul&gt;&lt;li&gt;Gratuit pour les écoles primaires et clubs sportifs.&lt;/li&gt;&lt;li&gt;Sous convention pour les collèges et lycées.&lt;br /&gt; &lt;/li&gt;&lt;/ul&gt;</text:p>
          </table:table-cell>
          <table:table-cell/>
        </table:table-row>
        <table:table-row table:style-name="ro1">
          <table:table-cell office:value-type="float" office:value="202">
            <text:p>202</text:p>
          </table:table-cell>
          <table:table-cell office:value-type="string">
            <text:p>Gymnases</text:p>
          </table:table-cell>
          <table:table-cell office:value-type="string">
            <text:p>Gymnase Paul-Rocca</text:p>
          </table:table-cell>
          <table:table-cell office:value-type="string">
            <text:p>Les Cévennes</text:p>
          </table:table-cell>
          <table:table-cell table:number-columns-repeated="6"/>
          <table:table-cell office:value-type="string">
            <text:p>1345</text:p>
          </table:table-cell>
          <table:table-cell table:number-columns-repeated="4"/>
          <table:table-cell office:value-type="string">
            <text:p>Avenue Paul-Rimb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a Ronde" </text:p>
          </table:table-cell>
          <table:table-cell office:value-type="string">
            <text:p>&lt;h5&gt;Clubs sportifs et disciplines&lt;/h5&gt;&lt;ul&gt;&lt;li&gt;Montpellier Basket Club (04 67 59 91 34)&lt;/li&gt;&lt;li&gt;AS Police Volley (04 99 13 55 71)&lt;/li&gt;&lt;li&gt;MUC Basket (04 99 58 35 35)&lt;/li&gt;&lt;li&gt;MUC Handball (04 67 79 13 25)&lt;/li&gt;&lt;li&gt;Étudiants Calédoniens Omnisports (04 67 75 62 31) &lt;/li&gt;&lt;/ul&gt;&lt;h5&gt;&lt;br /&gt; &lt;br /&gt;Horaires&lt;/h5&gt;&lt;ul&gt;&lt;li&gt;dans la journée : écoles&lt;/li&gt;&lt;li&gt;18h - 22h : clubs &lt;/li&gt;&lt;/ul&gt;&lt;p&gt;Dans tous les cas, une demande de créneaux devra être faite auprès du service des Sports.&lt;br /&gt; &lt;/p&gt;&lt;h5&gt; &lt;br /&gt;Tarifs&lt;/h5&gt;&lt;ul&gt;&lt;li&gt;Gratuit pour les écoles primaires et clubs sportifs.&lt;/li&gt;&lt;li&gt;Sous convention pour les collèges et les lycées. &lt;/li&gt;&lt;/ul&gt;</text:p>
          </table:table-cell>
          <table:table-cell/>
        </table:table-row>
        <table:table-row table:style-name="ro1">
          <table:table-cell office:value-type="float" office:value="203">
            <text:p>203</text:p>
          </table:table-cell>
          <table:table-cell office:value-type="string">
            <text:p>Gymnases</text:p>
          </table:table-cell>
          <table:table-cell office:value-type="string">
            <text:p>Gymnase Roger Couderc</text:p>
          </table:table-cell>
          <table:table-cell office:value-type="string">
            <text:p>Croix d'Argent</text:p>
          </table:table-cell>
          <table:table-cell table:number-columns-repeated="6"/>
          <table:table-cell office:value-type="string">
            <text:p>795</text:p>
          </table:table-cell>
          <table:table-cell office:value-type="string">
            <text:p>43.5972646853</text:p>
          </table:table-cell>
          <table:table-cell office:value-type="string">
            <text:p>3.86960550193</text:p>
          </table:table-cell>
          <table:table-cell table:number-columns-repeated="2"/>
          <table:table-cell office:value-type="string">
            <text:p>Rue du Mas de Lemass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 </text:p>
          </table:table-cell>
          <table:table-cell office:value-type="string">
            <text:p>&lt;h5&gt;Clubs sportifs et disciplines&lt;br /&gt; &lt;/h5&gt;&lt;ul&gt;&lt;li&gt;Croix d'Argent Basket (04 67 42 89 88) &lt;/li&gt;&lt;/ul&gt;&lt;h5&gt; &lt;br /&gt;Horaires&lt;/h5&gt;&lt;ul&gt;&lt;li&gt;dans la journée : écoles, collèges, lycées&lt;/li&gt;&lt;li&gt;18h - 22h : Clubs &lt;/li&gt;&lt;/ul&gt;&lt;p&gt;Dans tous les cas, une demande de créneaux devra être faite auprès du service des Sports.&lt;br /&gt; &lt;/p&gt;&lt;h5&gt; &lt;br /&gt;Tarifs&lt;/h5&gt;&lt;ul&gt;&lt;li&gt;Gratuit pour les écoles primaires et clubs sportifs. &lt;/li&gt;&lt;li&gt;Sous convention pour les collèges et lycées.&lt;br /&gt; &lt;/li&gt;&lt;/ul&gt;</text:p>
          </table:table-cell>
          <table:table-cell/>
        </table:table-row>
        <table:table-row table:style-name="ro1">
          <table:table-cell office:value-type="float" office:value="204">
            <text:p>204</text:p>
          </table:table-cell>
          <table:table-cell office:value-type="string">
            <text:p>Multisports</text:p>
          </table:table-cell>
          <table:table-cell office:value-type="string">
            <text:p>Terrain multisports Bernard Jouanique</text:p>
          </table:table-cell>
          <table:table-cell office:value-type="string">
            <text:p>Les Cévennes</text:p>
          </table:table-cell>
          <table:table-cell table:number-columns-repeated="6"/>
          <table:table-cell office:value-type="string">
            <text:p>1664</text:p>
          </table:table-cell>
          <table:table-cell office:value-type="string">
            <text:p>43.6208034162</text:p>
          </table:table-cell>
          <table:table-cell office:value-type="string">
            <text:p>3.84718715289</text:p>
          </table:table-cell>
          <table:table-cell table:number-columns-repeated="2"/>
          <table:table-cell office:value-type="string">
            <text:p>Rue Calv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05">
            <text:p>205</text:p>
          </table:table-cell>
          <table:table-cell office:value-type="string">
            <text:p>Multisports</text:p>
          </table:table-cell>
          <table:table-cell office:value-type="string">
            <text:p>Terrain multisports Celleneuve</text:p>
          </table:table-cell>
          <table:table-cell office:value-type="string">
            <text:p>Mosson</text:p>
          </table:table-cell>
          <table:table-cell table:number-columns-repeated="6"/>
          <table:table-cell office:value-type="string">
            <text:p>1665</text:p>
          </table:table-cell>
          <table:table-cell office:value-type="string">
            <text:p>43.6143667747</text:p>
          </table:table-cell>
          <table:table-cell office:value-type="string">
            <text:p>3.82239418995</text:p>
          </table:table-cell>
          <table:table-cell table:number-columns-repeated="2"/>
          <table:table-cell office:value-type="string">
            <text:p>Quai Louis Le V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06">
            <text:p>206</text:p>
          </table:table-cell>
          <table:table-cell office:value-type="string">
            <text:p>Multisports</text:p>
          </table:table-cell>
          <table:table-cell office:value-type="string">
            <text:p>Terrain multisports Chély</text:p>
          </table:table-cell>
          <table:table-cell office:value-type="string">
            <text:p>Croix d'Argent</text:p>
          </table:table-cell>
          <table:table-cell table:number-columns-repeated="6"/>
          <table:table-cell office:value-type="string">
            <text:p>738</text:p>
          </table:table-cell>
          <table:table-cell office:value-type="string">
            <text:p>43.5977927395</text:p>
          </table:table-cell>
          <table:table-cell office:value-type="string">
            <text:p>3.85971310605</text:p>
          </table:table-cell>
          <table:table-cell office:value-type="string">
            <text:p>Square Chély</text:p>
          </table:table-cell>
          <table:table-cell/>
          <table:table-cell office:value-type="string">
            <text:p>Square Chél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li&gt;&lt;/ul&gt;&lt;p&gt;Football &lt;br /&gt;Handball &lt;br /&gt;Volley ball &lt;br /&gt;Basket ball&lt;br /&gt; &lt;/p&gt;&lt;ul&gt;&lt;li&gt;Horaires : 8h à 22h&lt;br /&gt; &lt;/li&gt;&lt;li&gt;Tarifs :gratuit&lt;/li&gt;&lt;/ul&gt;</text:p>
          </table:table-cell>
          <table:table-cell/>
        </table:table-row>
        <table:table-row table:style-name="ro1">
          <table:table-cell office:value-type="float" office:value="207">
            <text:p>207</text:p>
          </table:table-cell>
          <table:table-cell office:value-type="string">
            <text:p>Multisports</text:p>
          </table:table-cell>
          <table:table-cell office:value-type="string">
            <text:p>Terrain multisports Figuerolles</text:p>
          </table:table-cell>
          <table:table-cell office:value-type="string">
            <text:p>Montpellier Centre</text:p>
          </table:table-cell>
          <table:table-cell table:number-columns-repeated="6"/>
          <table:table-cell office:value-type="string">
            <text:p>1661</text:p>
          </table:table-cell>
          <table:table-cell office:value-type="string">
            <text:p>43.6061065771</text:p>
          </table:table-cell>
          <table:table-cell office:value-type="string">
            <text:p>3.86154290247</text:p>
          </table:table-cell>
          <table:table-cell table:number-columns-repeated="2"/>
          <table:table-cell office:value-type="string">
            <text:p>Rue de la Commune Clôtu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08">
            <text:p>208</text:p>
          </table:table-cell>
          <table:table-cell office:value-type="string">
            <text:p>Multisports</text:p>
          </table:table-cell>
          <table:table-cell office:value-type="string">
            <text:p>Terrain multisports Heidelberg</text:p>
          </table:table-cell>
          <table:table-cell office:value-type="string">
            <text:p>Mosson</text:p>
          </table:table-cell>
          <table:table-cell table:number-columns-repeated="6"/>
          <table:table-cell office:value-type="string">
            <text:p>1663</text:p>
          </table:table-cell>
          <table:table-cell office:value-type="string">
            <text:p>43.6267211227</text:p>
          </table:table-cell>
          <table:table-cell office:value-type="string">
            <text:p>3.81308787439</text:p>
          </table:table-cell>
          <table:table-cell table:number-columns-repeated="2"/>
          <table:table-cell office:value-type="string">
            <text:p>Avenue d'Heidelberg</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09">
            <text:p>209</text:p>
          </table:table-cell>
          <table:table-cell office:value-type="string">
            <text:p>Multisports</text:p>
          </table:table-cell>
          <table:table-cell office:value-type="string">
            <text:p>Terrain multisports La Paillade</text:p>
          </table:table-cell>
          <table:table-cell office:value-type="string">
            <text:p>Mosson</text:p>
          </table:table-cell>
          <table:table-cell table:number-columns-repeated="11"/>
          <table:table-cell office:value-type="string">
            <text:p>Avenue du Professeur Blaya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10">
            <text:p>210</text:p>
          </table:table-cell>
          <table:table-cell office:value-type="string">
            <text:p>Multisports</text:p>
          </table:table-cell>
          <table:table-cell office:value-type="string">
            <text:p>Terrain multisports La Rauze</text:p>
          </table:table-cell>
          <table:table-cell office:value-type="string">
            <text:p>Prés d'Arènes</text:p>
          </table:table-cell>
          <table:table-cell table:number-columns-repeated="6"/>
          <table:table-cell office:value-type="string">
            <text:p>1452</text:p>
          </table:table-cell>
          <table:table-cell office:value-type="string">
            <text:p>43.5920787369</text:p>
          </table:table-cell>
          <table:table-cell office:value-type="string">
            <text:p>3.89518906614</text:p>
          </table:table-cell>
          <table:table-cell office:value-type="string">
            <text:p>419</text:p>
          </table:table-cell>
          <table:table-cell/>
          <table:table-cell office:value-type="string">
            <text:p>avenue du Dr Jacques 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11">
            <text:p>211</text:p>
          </table:table-cell>
          <table:table-cell office:value-type="string">
            <text:p>Multisports</text:p>
          </table:table-cell>
          <table:table-cell office:value-type="string">
            <text:p>Terrain multisports Les Sabines</text:p>
          </table:table-cell>
          <table:table-cell office:value-type="string">
            <text:p>Croix d'Argent</text:p>
          </table:table-cell>
          <table:table-cell table:number-columns-repeated="6"/>
          <table:table-cell office:value-type="string">
            <text:p>1584</text:p>
          </table:table-cell>
          <table:table-cell office:value-type="string">
            <text:p>43.5890304785</text:p>
          </table:table-cell>
          <table:table-cell office:value-type="string">
            <text:p>3.86771544195</text:p>
          </table:table-cell>
          <table:table-cell table:number-columns-repeated="2"/>
          <table:table-cell office:value-type="string">
            <text:p>Rue Michel Collucci</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tivités proposées&lt;br /&gt;Ces équipements de proximité sont accessibles à tout public. &lt;br /&gt;Football &lt;br /&gt;Handball &lt;br /&gt;Volley ball &lt;br /&gt;Basket ball&lt;br /&gt; &lt;/li&gt;&lt;li&gt;Horaires : 8h à 22h&lt;/li&gt;&lt;li&gt;Tarifs :gratuit&lt;/li&gt;&lt;/ul&gt;</text:p>
          </table:table-cell>
          <table:table-cell/>
        </table:table-row>
        <table:table-row table:style-name="ro1">
          <table:table-cell office:value-type="float" office:value="212">
            <text:p>212</text:p>
          </table:table-cell>
          <table:table-cell office:value-type="string">
            <text:p>Multisports</text:p>
          </table:table-cell>
          <table:table-cell office:value-type="string">
            <text:p>Terrain multisports Saint-Martin</text:p>
          </table:table-cell>
          <table:table-cell office:value-type="string">
            <text:p>Prés d'Arènes</text:p>
          </table:table-cell>
          <table:table-cell table:number-columns-repeated="6"/>
          <table:table-cell office:value-type="string">
            <text:p>1649</text:p>
          </table:table-cell>
          <table:table-cell office:value-type="string">
            <text:p>43.5920135309</text:p>
          </table:table-cell>
          <table:table-cell office:value-type="string">
            <text:p>3.88528398262</text:p>
          </table:table-cell>
          <table:table-cell table:number-columns-repeated="2"/>
          <table:table-cell office:value-type="string">
            <text:p>Rue Jean Vach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13">
            <text:p>213</text:p>
          </table:table-cell>
          <table:table-cell office:value-type="string">
            <text:p>Multisports</text:p>
          </table:table-cell>
          <table:table-cell office:value-type="string">
            <text:p>Terrain multisports Paul Valéry</text:p>
          </table:table-cell>
          <table:table-cell office:value-type="string">
            <text:p>Hôpitaux - Facultés</text:p>
          </table:table-cell>
          <table:table-cell table:number-columns-repeated="6"/>
          <table:table-cell office:value-type="string">
            <text:p>TA169</text:p>
          </table:table-cell>
          <table:table-cell table:number-columns-repeated="4"/>
          <table:table-cell office:value-type="string">
            <text:p>Rue du Pas du Loup</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14">
            <text:p>214</text:p>
          </table:table-cell>
          <table:table-cell office:value-type="string">
            <text:p>Multisports</text:p>
          </table:table-cell>
          <table:table-cell office:value-type="string">
            <text:p>Terrain multisports Petit Bard</text:p>
          </table:table-cell>
          <table:table-cell office:value-type="string">
            <text:p>Mosson</text:p>
          </table:table-cell>
          <table:table-cell table:number-columns-repeated="6"/>
          <table:table-cell office:value-type="string">
            <text:p>1662</text:p>
          </table:table-cell>
          <table:table-cell office:value-type="string">
            <text:p>43.6157625623</text:p>
          </table:table-cell>
          <table:table-cell office:value-type="string">
            <text:p>3.83967398465</text:p>
          </table:table-cell>
          <table:table-cell table:number-columns-repeated="2"/>
          <table:table-cell office:value-type="string">
            <text:p>Rue du Lyci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15">
            <text:p>215</text:p>
          </table:table-cell>
          <table:table-cell office:value-type="string">
            <text:p>Multisports</text:p>
          </table:table-cell>
          <table:table-cell office:value-type="string">
            <text:p>Terrain multisports La Pompignane</text:p>
          </table:table-cell>
          <table:table-cell office:value-type="string">
            <text:p>Montpellier Centre</text:p>
          </table:table-cell>
          <table:table-cell table:number-columns-repeated="6"/>
          <table:table-cell office:value-type="string">
            <text:p>TA166</text:p>
          </table:table-cell>
          <table:table-cell table:number-columns-repeated="4"/>
          <table:table-cell office:value-type="string">
            <text:p>Avenue Alphone 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16">
            <text:p>216</text:p>
          </table:table-cell>
          <table:table-cell office:value-type="string">
            <text:p>Multisports</text:p>
          </table:table-cell>
          <table:table-cell office:value-type="string">
            <text:p>Terrain multisports Tournezy</text:p>
          </table:table-cell>
          <table:table-cell office:value-type="string">
            <text:p>Croix d'Argent</text:p>
          </table:table-cell>
          <table:table-cell table:number-columns-repeated="6"/>
          <table:table-cell office:value-type="string">
            <text:p>1568</text:p>
          </table:table-cell>
          <table:table-cell office:value-type="string">
            <text:p>43.5783726041</text:p>
          </table:table-cell>
          <table:table-cell office:value-type="string">
            <text:p>3.87575921596</text:p>
          </table:table-cell>
          <table:table-cell table:number-columns-repeated="2"/>
          <table:table-cell office:value-type="string">
            <text:p>Avenue de Maur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17">
            <text:p>217</text:p>
          </table:table-cell>
          <table:table-cell office:value-type="string">
            <text:p>Multisports</text:p>
          </table:table-cell>
          <table:table-cell office:value-type="string">
            <text:p>Terrain multisports Val de Croze</text:p>
          </table:table-cell>
          <table:table-cell office:value-type="string">
            <text:p>Croix d'Argent</text:p>
          </table:table-cell>
          <table:table-cell table:number-columns-repeated="6"/>
          <table:table-cell office:value-type="string">
            <text:p>1660</text:p>
          </table:table-cell>
          <table:table-cell office:value-type="string">
            <text:p>43.5947316374</text:p>
          </table:table-cell>
          <table:table-cell office:value-type="string">
            <text:p>3.84521190348</text:p>
          </table:table-cell>
          <table:table-cell table:number-columns-repeated="2"/>
          <table:table-cell office:value-type="string">
            <text:p>Rue Gustave Flauber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18">
            <text:p>218</text:p>
          </table:table-cell>
          <table:table-cell office:value-type="string">
            <text:p>Palais des sports</text:p>
          </table:table-cell>
          <table:table-cell office:value-type="string">
            <text:p>Palais des sports Pierre-de-Coubertin</text:p>
          </table:table-cell>
          <table:table-cell office:value-type="string">
            <text:p>Mosson</text:p>
          </table:table-cell>
          <table:table-cell/>
          <table:table-cell office:value-type="string">
            <text:p>04 67 03 02 24</text:p>
          </table:table-cell>
          <table:table-cell table:number-columns-repeated="3"/>
          <table:table-cell office:value-type="string">
            <text:p>Abords 400 places</text:p>
          </table:table-cell>
          <table:table-cell office:value-type="string">
            <text:p>1388</text:p>
          </table:table-cell>
          <table:table-cell office:value-type="string">
            <text:p>43.6380808121</text:p>
          </table:table-cell>
          <table:table-cell office:value-type="string">
            <text:p>3.81415817350</text:p>
          </table:table-cell>
          <table:table-cell table:number-columns-repeated="2"/>
          <table:table-cell office:value-type="string">
            <text:p>Avenue de Nap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table:number-columns-repeated="2"/>
        </table:table-row>
        <table:table-row table:style-name="ro1">
          <table:table-cell office:value-type="float" office:value="222">
            <text:p>222</text:p>
          </table:table-cell>
          <table:table-cell office:value-type="string">
            <text:p>Parcours sportifs</text:p>
          </table:table-cell>
          <table:table-cell office:value-type="string">
            <text:p>Parcours sportif Lac des Garrigues</text:p>
          </table:table-cell>
          <table:table-cell office:value-type="string">
            <text:p>Mosson</text:p>
          </table:table-cell>
          <table:table-cell table:number-columns-repeated="11"/>
          <table:table-cell office:value-type="string">
            <text:p>Avenue de Nap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30">
            <text:p>230</text:p>
          </table:table-cell>
          <table:table-cell office:value-type="string">
            <text:p>Plateaux sportifs</text:p>
          </table:table-cell>
          <table:table-cell office:value-type="string">
            <text:p>Plateau sportif - Domaine de Grammont</text:p>
          </table:table-cell>
          <table:table-cell office:value-type="string">
            <text:p>Port Marianne</text:p>
          </table:table-cell>
          <table:table-cell office:value-type="string">
            <text:p>Grammont</text:p>
          </table:table-cell>
          <table:table-cell table:number-columns-repeated="10"/>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table:number-columns-repeated="2"/>
        </table:table-row>
        <table:table-row table:style-name="ro2">
          <table:table-cell office:value-type="float" office:value="231">
            <text:p>231</text:p>
          </table:table-cell>
          <table:table-cell office:value-type="string">
            <text:p>Plateaux sportifs</text:p>
          </table:table-cell>
          <table:table-cell office:value-type="string">
            <text:p>Plateau sportif Estanove</text:p>
          </table:table-cell>
          <table:table-cell office:value-type="string">
            <text:p>Croix d'Argent</text:p>
          </table:table-cell>
          <table:table-cell table:number-columns-repeated="11"/>
          <table:table-cell office:value-type="string">
            <text:p>Rue du Lavand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ext:p/>
          </table:table-cell>
          <table:table-cell table:number-columns-repeated="2"/>
        </table:table-row>
        <table:table-row table:style-name="ro1">
          <table:table-cell office:value-type="float" office:value="235">
            <text:p>235</text:p>
          </table:table-cell>
          <table:table-cell office:value-type="string">
            <text:p>Plateaux sportifs</text:p>
          </table:table-cell>
          <table:table-cell office:value-type="string">
            <text:p>Plateau sportif La Martelle</text:p>
          </table:table-cell>
          <table:table-cell office:value-type="string">
            <text:p>Montpellier Centre</text:p>
          </table:table-cell>
          <table:table-cell table:number-columns-repeated="11"/>
          <table:table-cell office:value-type="string">
            <text:p>Rue Viollet Ledu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37">
            <text:p>237</text:p>
          </table:table-cell>
          <table:table-cell office:value-type="string">
            <text:p>Plateaux sportifs</text:p>
          </table:table-cell>
          <table:table-cell office:value-type="string">
            <text:p>Plateau sportif Le Lez</text:p>
          </table:table-cell>
          <table:table-cell office:value-type="string">
            <text:p>Port Marianne</text:p>
          </table:table-cell>
          <table:table-cell table:number-columns-repeated="11"/>
          <table:table-cell office:value-type="string">
            <text:p>Avenue Alphone 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 </text:p>
          </table:table-cell>
          <table:table-cell table:number-columns-repeated="2"/>
        </table:table-row>
        <table:table-row table:style-name="ro1">
          <table:table-cell office:value-type="float" office:value="238">
            <text:p>238</text:p>
          </table:table-cell>
          <table:table-cell office:value-type="string">
            <text:p>Plateaux sportifs</text:p>
          </table:table-cell>
          <table:table-cell office:value-type="string">
            <text:p>Plateau sportif Léon-Cazal</text:p>
          </table:table-cell>
          <table:table-cell office:value-type="string">
            <text:p>Port Marianne</text:p>
          </table:table-cell>
          <table:table-cell table:number-columns-repeated="11"/>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41">
            <text:p>241</text:p>
          </table:table-cell>
          <table:table-cell office:value-type="string">
            <text:p>Plateaux sportifs</text:p>
          </table:table-cell>
          <table:table-cell office:value-type="string">
            <text:p>Plateau sportif Les Troubadours</text:p>
          </table:table-cell>
          <table:table-cell office:value-type="string">
            <text:p>Mosson</text:p>
          </table:table-cell>
          <table:table-cell table:number-columns-repeated="11"/>
          <table:table-cell office:value-type="string">
            <text:p>Rue Pierre-Cardena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ul&gt;&lt;li&gt;Installation sportive municipale &lt;/li&gt;&lt;/ul&gt;</text:p>
          </table:table-cell>
          <table:table-cell/>
        </table:table-row>
        <table:table-row table:style-name="ro1">
          <table:table-cell office:value-type="float" office:value="246">
            <text:p>246</text:p>
          </table:table-cell>
          <table:table-cell office:value-type="string">
            <text:p>Plateaux sportifs</text:p>
          </table:table-cell>
          <table:table-cell office:value-type="string">
            <text:p>Plateau sportif Mas de Tesse</text:p>
          </table:table-cell>
          <table:table-cell office:value-type="string">
            <text:p>Montpellier Centre</text:p>
          </table:table-cell>
          <table:table-cell/>
          <table:table-cell office:value-type="string">
            <text:p>04 67 63 53 96</text:p>
          </table:table-cell>
          <table:table-cell table:number-columns-repeated="7"/>
          <table:table-cell office:value-type="string">
            <text:p>1473</text:p>
          </table:table-cell>
          <table:table-cell/>
          <table:table-cell office:value-type="string">
            <text:p>Rue de Las Sorb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51">
            <text:p>251</text:p>
          </table:table-cell>
          <table:table-cell office:value-type="string">
            <text:p>Plateaux sportifs</text:p>
          </table:table-cell>
          <table:table-cell office:value-type="string">
            <text:p>Plateau sportif Paul-Valéry</text:p>
          </table:table-cell>
          <table:table-cell office:value-type="string">
            <text:p>Croix d'Argent</text:p>
          </table:table-cell>
          <table:table-cell table:number-columns-repeated="11"/>
          <table:table-cell office:value-type="string">
            <text:p>Rue Camille-Desmoulin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able:table-cell>
          <table:table-cell table:number-columns-repeated="2"/>
        </table:table-row>
        <table:table-row table:style-name="ro1">
          <table:table-cell office:value-type="float" office:value="254">
            <text:p>254</text:p>
          </table:table-cell>
          <table:table-cell office:value-type="string">
            <text:p>Quillodrome</text:p>
          </table:table-cell>
          <table:table-cell office:value-type="string">
            <text:p>Quillodrome La Paillade</text:p>
          </table:table-cell>
          <table:table-cell office:value-type="string">
            <text:p>Mosson</text:p>
          </table:table-cell>
          <table:table-cell table:number-columns-repeated="11"/>
          <table:table-cell office:value-type="string">
            <text:p>Place Robert-Shumann</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255">
            <text:p>255</text:p>
          </table:table-cell>
          <table:table-cell office:value-type="string">
            <text:p>Salles de sports</text:p>
          </table:table-cell>
          <table:table-cell office:value-type="string">
            <text:p>Salle de sports Alain Achille</text:p>
          </table:table-cell>
          <table:table-cell office:value-type="string">
            <text:p>Montpellier Centre</text:p>
          </table:table-cell>
          <table:table-cell/>
          <table:table-cell office:value-type="string">
            <text:p>04 67 64 18 12</text:p>
          </table:table-cell>
          <table:table-cell table:number-columns-repeated="4"/>
          <table:table-cell office:value-type="string">
            <text:p>1315</text:p>
          </table:table-cell>
          <table:table-cell office:value-type="string">
            <text:p>43.6186255157</text:p>
          </table:table-cell>
          <table:table-cell office:value-type="string">
            <text:p>3.86915058236</text:p>
          </table:table-cell>
          <table:table-cell office:value-type="string">
            <text:p>1</text:p>
          </table:table-cell>
          <table:table-cell/>
          <table:table-cell office:value-type="string">
            <text:p>place Marcel-Godecho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1 : Station "Saint Eloi", La Ronde, La Navette </text:p>
            <text:p/>
          </table:table-cell>
          <table:table-cell table:number-columns-repeated="3"/>
        </table:table-row>
        <table:table-row table:style-name="ro1">
          <table:table-cell office:value-type="float" office:value="256">
            <text:p>256</text:p>
          </table:table-cell>
          <table:table-cell office:value-type="string">
            <text:p>Salles de sports</text:p>
          </table:table-cell>
          <table:table-cell office:value-type="string">
            <text:p>Salle de sports Albert Batteux</text:p>
          </table:table-cell>
          <table:table-cell office:value-type="string">
            <text:p>Croix d'Argent</text:p>
          </table:table-cell>
          <table:table-cell table:number-columns-repeated="11"/>
          <table:table-cell office:value-type="string">
            <text:p>Rue François-Joseph-Gosse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 Roller&lt;/li&gt;&lt;li&gt;Foot en salle&lt;/li&gt;&lt;/ul&gt;</text:p>
          </table:table-cell>
          <table:table-cell/>
        </table:table-row>
        <table:table-row table:style-name="ro2">
          <table:table-cell office:value-type="float" office:value="257">
            <text:p>257</text:p>
          </table:table-cell>
          <table:table-cell office:value-type="string">
            <text:p>Salles de sports</text:p>
          </table:table-cell>
          <table:table-cell office:value-type="string">
            <text:p>Salle de sports Amélie Blanchard</text:p>
          </table:table-cell>
          <table:table-cell office:value-type="string">
            <text:p>Montpellier Centre</text:p>
          </table:table-cell>
          <table:table-cell/>
          <table:table-cell office:value-type="string">
            <text:p>04 67 92 30 24</text:p>
          </table:table-cell>
          <table:table-cell table:number-columns-repeated="4"/>
          <table:table-cell office:value-type="string">
            <text:p>1318</text:p>
          </table:table-cell>
          <table:table-cell office:value-type="string">
            <text:p>43.6030132389</text:p>
          </table:table-cell>
          <table:table-cell office:value-type="string">
            <text:p>3.87324558493</text:p>
          </table:table-cell>
          <table:table-cell table:number-columns-repeated="2"/>
          <table:table-cell office:value-type="string">
            <text:p>Rue de Berc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5, 6, 7, 14, 20, 26, 27</text:p>
            <text:p/>
          </table:table-cell>
          <table:table-cell office:value-type="string">
            <text:p>&lt;h5&gt;Clubs sportifs et disciplines&lt;br /&gt;  &lt;/h5&gt;&lt;ul&gt;&lt;li&gt;AS Académique M.TKD Taekwondo (06 86 31 62 57) &lt;/li&gt;&lt;li&gt;Croix d'Argent Volley (04 67 58 62 00) &lt;/li&gt;&lt;li&gt;La Garriga Danse folklorique (04 67 13 72 04 HB)&lt;/li&gt;&lt;li&gt;Montpellier Taekwondo (04 67 54 17 37&lt;/li&gt;&lt;/ul&gt;&lt;h5&gt; &lt;br /&gt;Horaires&lt;/h5&gt;&lt;ul&gt;&lt;li&gt;Dans la journée : collèges, lycées&lt;/li&gt;&lt;li&gt; 18h - 22h : Clubs &lt;/li&gt;&lt;/ul&gt;&lt;p&gt;Dans tous les cas, une demande de créneaux devra être faite auprès du service des Sports.&lt;br /&gt; &lt;/p&gt;&lt;h5&gt;Tarifs&lt;/h5&gt;&lt;ul&gt;&lt;li&gt;Gratuit pour les clubs sportifs&lt;/li&gt;&lt;li&gt;Sous convention pour les collèges et lycées.&lt;/li&gt;&lt;/ul&gt;</text:p>
          </table:table-cell>
          <table:table-cell/>
        </table:table-row>
        <table:table-row table:style-name="ro1">
          <table:table-cell office:value-type="float" office:value="258">
            <text:p>258</text:p>
          </table:table-cell>
          <table:table-cell office:value-type="string">
            <text:p>Salles de sports</text:p>
          </table:table-cell>
          <table:table-cell office:value-type="string">
            <text:p>Salle de sports Jacques Brel</text:p>
          </table:table-cell>
          <table:table-cell office:value-type="string">
            <text:p>Montpellier Centre</text:p>
          </table:table-cell>
          <table:table-cell table:number-columns-repeated="9"/>
          <table:table-cell office:value-type="string">
            <text:p>Avenue de Naples</text:p>
          </table:table-cell>
          <table:table-cell/>
          <table:table-cell office:value-type="string">
            <text:p>Avenue de Nap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59">
            <text:p>259</text:p>
          </table:table-cell>
          <table:table-cell office:value-type="string">
            <text:p>Salles de sports</text:p>
          </table:table-cell>
          <table:table-cell office:value-type="string">
            <text:p>Salle de sports Auguste Caulet</text:p>
          </table:table-cell>
          <table:table-cell office:value-type="string">
            <text:p>Montpellier Centre</text:p>
          </table:table-cell>
          <table:table-cell table:number-columns-repeated="11"/>
          <table:table-cell office:value-type="string">
            <text:p>Rue de Tarra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de bus N° 12, 8</text:p>
          </table:table-cell>
          <table:table-cell office:value-type="string">
            <text:p>&lt;h5&gt; Horaires et tarifs&lt;/h5&gt;&lt;ul&gt;&lt;li&gt;Se renseigner directement auprès du club (04 67 64 42 96)&lt;/li&gt;&lt;/ul&gt;</text:p>
          </table:table-cell>
          <table:table-cell/>
        </table:table-row>
        <table:table-row table:style-name="ro1">
          <table:table-cell office:value-type="float" office:value="260">
            <text:p>260</text:p>
          </table:table-cell>
          <table:table-cell office:value-type="string">
            <text:p>Salles de sports</text:p>
          </table:table-cell>
          <table:table-cell office:value-type="string">
            <text:p>Salle de sports Bernard Jouanique</text:p>
          </table:table-cell>
          <table:table-cell office:value-type="string">
            <text:p>Les Cévennes</text:p>
          </table:table-cell>
          <table:table-cell table:number-columns-repeated="11"/>
          <table:table-cell office:value-type="string">
            <text:p>Rue Jacques Dalcroz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61">
            <text:p>261</text:p>
          </table:table-cell>
          <table:table-cell office:value-type="string">
            <text:p>Salles de sports</text:p>
          </table:table-cell>
          <table:table-cell office:value-type="string">
            <text:p>Salle de sports Charles Rigoulot</text:p>
          </table:table-cell>
          <table:table-cell office:value-type="string">
            <text:p>Croix d'Argent</text:p>
          </table:table-cell>
          <table:table-cell/>
          <table:table-cell office:value-type="string">
            <text:p>04 67 69 98 90</text:p>
          </table:table-cell>
          <table:table-cell table:number-columns-repeated="4"/>
          <table:table-cell office:value-type="string">
            <text:p>1532</text:p>
          </table:table-cell>
          <table:table-cell office:value-type="string">
            <text:p>43.5972898865</text:p>
          </table:table-cell>
          <table:table-cell office:value-type="string">
            <text:p>3.84583446636</text:p>
          </table:table-cell>
          <table:table-cell table:number-columns-repeated="2"/>
          <table:table-cell office:value-type="string">
            <text:p>Rue du Pas du Loup</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de bus : 6,11</text:p>
          </table:table-cell>
          <table:table-cell office:value-type="string">
            <text:p>&lt;h5&gt;Activité proposée&lt;/h5&gt;&lt;ul&gt;&lt;li&gt;Musculation (réservée uniquement aux clubs et associations du quartier) &lt;/li&gt;&lt;/ul&gt;&lt;h5&gt; &lt;br /&gt; &lt;br /&gt;Horaires&lt;/h5&gt;&lt;ul&gt;&lt;li&gt;Se renseigner auprès des clubs et associations. &lt;/li&gt;&lt;/ul&gt;&lt;p&gt;Une demande de créneaux devra être faite auprès du service des Sports.&lt;/p&gt;&lt;p&gt;Pour en savoir plus : Service des Sports  &lt;/p&gt;&lt;h5&gt; &lt;br /&gt;Tarifs&lt;/h5&gt;&lt;ul&gt;&lt;li&gt;Se renseigner auprès des clubs et associations.&lt;/li&gt;&lt;/ul&gt;</text:p>
          </table:table-cell>
          <table:table-cell/>
        </table:table-row>
        <table:table-row table:style-name="ro1">
          <table:table-cell office:value-type="float" office:value="262">
            <text:p>262</text:p>
          </table:table-cell>
          <table:table-cell office:value-type="string">
            <text:p>Salles de sports</text:p>
          </table:table-cell>
          <table:table-cell office:value-type="string">
            <text:p>Salle de boxe Jean Farre</text:p>
          </table:table-cell>
          <table:table-cell office:value-type="string">
            <text:p>Montpellier Centre</text:p>
          </table:table-cell>
          <table:table-cell/>
          <table:table-cell office:value-type="string">
            <text:p>04 67 69 94 51</text:p>
          </table:table-cell>
          <table:table-cell table:number-columns-repeated="4"/>
          <table:table-cell office:value-type="string">
            <text:p>1325</text:p>
          </table:table-cell>
          <table:table-cell office:value-type="string">
            <text:p>43.6055812471</text:p>
          </table:table-cell>
          <table:table-cell office:value-type="string">
            <text:p>3.85637936824</text:p>
          </table:table-cell>
          <table:table-cell table:number-columns-repeated="2"/>
          <table:table-cell office:value-type="string">
            <text:p>Rue José-Maria-de-Heredi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 </text:p>
          </table:table-cell>
          <table:table-cell office:value-type="string">
            <text:p>&lt;h5&gt;Horaires et tarifs &lt;/h5&gt;&lt;ul&gt;&lt;li&gt;Se renseigner directement auprès du club (04 67 69 94 51) &lt;/li&gt;&lt;/ul&gt;</text:p>
          </table:table-cell>
          <table:table-cell/>
        </table:table-row>
        <table:table-row table:style-name="ro1">
          <table:table-cell office:value-type="float" office:value="263">
            <text:p>263</text:p>
          </table:table-cell>
          <table:table-cell office:value-type="string">
            <text:p>Salles de sports</text:p>
          </table:table-cell>
          <table:table-cell office:value-type="string">
            <text:p>Salle de sports Isadora Duncan</text:p>
          </table:table-cell>
          <table:table-cell office:value-type="string">
            <text:p>Les Cévennes</text:p>
          </table:table-cell>
          <table:table-cell/>
          <table:table-cell office:value-type="string">
            <text:p>04 67 64 79 24</text:p>
          </table:table-cell>
          <table:table-cell table:number-columns-repeated="4"/>
          <table:table-cell office:value-type="string">
            <text:p>1320</text:p>
          </table:table-cell>
          <table:table-cell office:value-type="string">
            <text:p>43.6223023910</text:p>
          </table:table-cell>
          <table:table-cell office:value-type="string">
            <text:p>3.84197865038</text:p>
          </table:table-cell>
          <table:table-cell table:number-columns-repeated="2"/>
          <table:table-cell office:value-type="string">
            <text:p>Rue des Avants Mont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6</text:p>
          </table:table-cell>
          <table:table-cell office:value-type="string">
            <text:p>&lt;h5&gt;Clubs sportifs et disciplines&lt;br /&gt; &lt;/h5&gt;&lt;ul&gt;&lt;li&gt; FFEPGV Les Cévennes Gymnastique loisir (04 67 63 43 74) &lt;/li&gt;&lt;li&gt;Montpellier GRS Rythmique et Sportive (04 67 63 04 26)&lt;/li&gt;&lt;li&gt;AS Montpellier Full Contact (06 25 70 65 31)&lt;/li&gt;&lt;li&gt;Harmonie de Soi Sports de Combat (04 67 68 15 14) &lt;/li&gt;&lt;/ul&gt;&lt;h5&gt;&lt;br /&gt; &lt;br /&gt;Horaires&lt;/h5&gt;&lt;ul&gt;&lt;li&gt;Dans la journée : écoles primaires&lt;/li&gt;&lt;li&gt;18h - 22h : Clubs &lt;/li&gt;&lt;/ul&gt;&lt;p&gt;Une demande de créneaux devra être faite auprès du service des Sports.&lt;br /&gt; &lt;/p&gt;&lt;h5&gt;Tarifs &lt;/h5&gt;&lt;ul&gt;&lt;li&gt;Gratuit pour les écoles primaires et les clubs sportifs.&lt;/li&gt;&lt;/ul&gt;</text:p>
          </table:table-cell>
          <table:table-cell/>
        </table:table-row>
        <table:table-row table:style-name="ro2">
          <table:table-cell office:value-type="float" office:value="264">
            <text:p>264</text:p>
          </table:table-cell>
          <table:table-cell office:value-type="string">
            <text:p>Salles de sports</text:p>
          </table:table-cell>
          <table:table-cell office:value-type="string">
            <text:p>Salle de sports La Babotte</text:p>
          </table:table-cell>
          <table:table-cell office:value-type="string">
            <text:p>Montpellier Centre</text:p>
          </table:table-cell>
          <table:table-cell/>
          <table:table-cell office:value-type="string">
            <text:p>04 67 92 93 44</text:p>
          </table:table-cell>
          <table:table-cell table:number-columns-repeated="4"/>
          <table:table-cell office:value-type="string">
            <text:p>1402</text:p>
          </table:table-cell>
          <table:table-cell office:value-type="string">
            <text:p>43.6051556774</text:p>
          </table:table-cell>
          <table:table-cell office:value-type="string">
            <text:p>3.87724420764</text:p>
          </table:table-cell>
          <table:table-cell table:number-columns-repeated="2"/>
          <table:table-cell office:value-type="string">
            <text:p>Rue Parl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station Comédie" ou "Gares"</text:p>
            <text:p/>
          </table:table-cell>
          <table:table-cell office:value-type="string">
            <text:p>Ligne de bus n° 4, 5, 6, 7, 8, 11, 14, 15, 16</text:p>
          </table:table-cell>
          <table:table-cell office:value-type="string">
            <text:p>&lt;h5&gt;Clubs sportifs et disciplines&lt;br /&gt; &lt;/h5&gt;&lt;ul&gt;&lt;li&gt;AS Senzala Capoeira (04 67 99 39 10)&lt;/li&gt;&lt;li&gt;Cercle Artistique Danse Orientale (06 65 70 33 74)&lt;/li&gt;&lt;li&gt;Gazelles d'Orient Danse Orientale (04 67 58 60 54)&lt;/li&gt;&lt;li&gt;Axe Bahia Capoeira (06 63 46 50 11) &lt;/li&gt;&lt;li&gt;CAC St François Gymnastique loisir (04 67 65 95 18)&lt;/li&gt;&lt;li&gt;Cercle d'Aïkido Montpelliérain (04 67 69 99 46)&lt;/li&gt;&lt;li&gt;Bujinkan Ninjutsu/budôTaïjutsu (04 67 40 58 25)&lt;/li&gt;&lt;li&gt; Gym Relax Gymnastique Loisir &lt;/li&gt;&lt;li&gt; Timan'Maye  Danse  (04 67 07 38 28)&lt;/li&gt;&lt;li&gt;  Arte Progresso Capoeira (04 67 92 31 76) &lt;/li&gt;&lt;/ul&gt;&lt;h5&gt;&lt;br /&gt; Horaires&lt;/h5&gt;&lt;ul&gt;&lt;li&gt;de 8h à 22h &lt;/li&gt;&lt;/ul&gt;&lt;p&gt;Une demande de créneaux devra être faite auprès du service des Sports.&lt;/p&gt;&lt;h5&gt;Tarifs&lt;/h5&gt;&lt;ul&gt;&lt;li&gt;Gratuit pour les clubs sportifs.&lt;/li&gt;&lt;/ul&gt;</text:p>
          </table:table-cell>
          <table:table-cell/>
        </table:table-row>
        <table:table-row table:style-name="ro2">
          <table:table-cell office:value-type="float" office:value="265">
            <text:p>265</text:p>
          </table:table-cell>
          <table:table-cell office:value-type="string">
            <text:p>Salles de sports</text:p>
          </table:table-cell>
          <table:table-cell office:value-type="string">
            <text:p>Salle de sports Louis Lachenal</text:p>
          </table:table-cell>
          <table:table-cell office:value-type="string">
            <text:p>Croix d'Argent</text:p>
          </table:table-cell>
          <table:table-cell/>
          <table:table-cell office:value-type="string">
            <text:p>04 67 45 49 90</text:p>
          </table:table-cell>
          <table:table-cell table:number-columns-repeated="4"/>
          <table:table-cell office:value-type="string">
            <text:p>1342</text:p>
          </table:table-cell>
          <table:table-cell office:value-type="string">
            <text:p>43.6033608033</text:p>
          </table:table-cell>
          <table:table-cell office:value-type="string">
            <text:p>3.84467142337</text:p>
          </table:table-cell>
          <table:table-cell table:number-columns-repeated="2"/>
          <table:table-cell office:value-type="string">
            <text:p>Rue croix-de-Figuero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Bus N° 11</text:p>
            <text:p/>
          </table:table-cell>
          <table:table-cell office:value-type="string">
            <text:p>&lt;h5&gt;Clubs sportifs et disciplines&lt;br /&gt; &lt;/h5&gt;&lt;ul&gt;&lt;li&gt;CEP Montpellier Gymnastique Sportive (04 67 63 82 02) &lt;/li&gt;&lt;/ul&gt;&lt;h5&gt; &lt;br /&gt;Horaires&lt;/h5&gt;&lt;ul&gt;&lt;li&gt;8h00 - 22h00 &lt;/li&gt;&lt;/ul&gt;&lt;p&gt;Dans tous les cas, une demande de créneaux devra être faite auprès du Service des Sports.&lt;/p&gt;&lt;p&gt;Pour en savoir plus : Service des Sports  &lt;/p&gt;&lt;h5&gt; &lt;br /&gt;Tarifs&lt;/h5&gt;&lt;ul&gt;&lt;li&gt;Gratuit pour les écoles primaires et les clubs.&lt;br /&gt; &lt;/li&gt;&lt;/ul&gt;&lt;p&gt;&lt;table cellspacing="0" cellpadding="2" width="460" align="center" border="0"&gt;&lt;tbody&gt;&lt;/tbody&gt;&lt;/table&gt;&lt;/p&gt;&lt;p&gt;&lt;table cellspacing="2" cellpadding="2" width="460" align="center" border="0"&gt;&lt;tbody&gt;&lt;/tbody&gt;&lt;/table&gt;&lt;/p&gt;&lt;p&gt;&lt;table cellspacing="2" cellpadding="2" width="460" align="center" border="0"&gt;&lt;tbody&gt;&lt;/tbody&gt;&lt;/table&gt;&lt;/p&gt;&lt;p&gt;&lt;table cellspacing="0" cellpadding="2" width="460" align="center" border="0"&gt;&lt;tbody&gt;&lt;tr&gt;&lt;td width="460"&gt; &lt;/td&gt;&lt;/tr&gt;&lt;/tbody&gt;&lt;/table&gt;&lt;/p&gt;&lt;p&gt;&lt;table cellspacing="0" cellpadding="2" width="460" align="center" border="0"&gt;&lt;tbody&gt;&lt;/tbody&gt;&lt;/table&gt;&lt;/p&gt;&lt;p&gt;&lt;table cellspacing="0" cellpadding="2" width="460" align="center" border="0"&gt;&lt;tbody&gt;&lt;tr&gt;&lt;td width="460"&gt; &lt;/td&gt;&lt;/tr&gt;&lt;/tbody&gt;&lt;/table&gt;&lt;/p&gt;&lt;p&gt;&lt;table cellspacing="0" cellpadding="2" width="460" align="center" border="0"&gt;&lt;tbody&gt;&lt;/tbody&gt;&lt;/table&gt;&lt;/p&gt;</text:p>
          </table:table-cell>
          <table:table-cell/>
        </table:table-row>
        <table:table-row table:style-name="ro1">
          <table:table-cell office:value-type="float" office:value="266">
            <text:p>266</text:p>
          </table:table-cell>
          <table:table-cell office:value-type="string">
            <text:p>Salles de sports</text:p>
          </table:table-cell>
          <table:table-cell office:value-type="string">
            <text:p>Salle de sports Louis Nègre</text:p>
          </table:table-cell>
          <table:table-cell office:value-type="string">
            <text:p>Les Cévennes</text:p>
          </table:table-cell>
          <table:table-cell/>
          <table:table-cell office:value-type="string">
            <text:p>04 67 54 70 21</text:p>
          </table:table-cell>
          <table:table-cell table:number-columns-repeated="4"/>
          <table:table-cell office:value-type="string">
            <text:p>1343</text:p>
          </table:table-cell>
          <table:table-cell office:value-type="string">
            <text:p>43.6186315510</text:p>
          </table:table-cell>
          <table:table-cell office:value-type="string">
            <text:p>3.84722408543</text:p>
          </table:table-cell>
          <table:table-cell table:number-columns-repeated="2"/>
          <table:table-cell office:value-type="string">
            <text:p>Rue Paul Rimb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 La Ronde</text:p>
          </table:table-cell>
          <table:table-cell office:value-type="string">
            <text:p>&lt;h5&gt;Clubs sportifs et disciplines&lt;/h5&gt;&lt;ul&gt;&lt;li&gt;CEP Montpellier Gymnastique sportive (04 67 63 82 02) &lt;/li&gt;&lt;li&gt;Gymnastique sportive 04 67 92 43 32 &lt;/li&gt;&lt;/ul&gt;&lt;h5&gt; &lt;br /&gt;Horaires&lt;/h5&gt;&lt;ul&gt;&lt;li&gt;Dans la journée : écoles, collèges, Universités&lt;/li&gt;&lt;li&gt;18h - 22h : clubs &lt;/li&gt;&lt;/ul&gt;&lt;p&gt;Dans tous les cas, une demande de créneaux devra être faite auprès du service des Sports. &lt;/p&gt;&lt;h5&gt;  &lt;br /&gt;Tarifs&lt;/h5&gt;&lt;ul&gt;&lt;li&gt;Gratuit pour les écoles primaires et clubs sportifs&lt;/li&gt;&lt;li&gt;Sous convention pour les collèges et les lycées. &lt;/li&gt;&lt;/ul&gt;</text:p>
          </table:table-cell>
          <table:table-cell/>
        </table:table-row>
        <table:table-row table:style-name="ro1">
          <table:table-cell office:value-type="float" office:value="267">
            <text:p>267</text:p>
          </table:table-cell>
          <table:table-cell office:value-type="string">
            <text:p>Salles de sports</text:p>
          </table:table-cell>
          <table:table-cell office:value-type="string">
            <text:p>Salle de sports Mireille Bessière</text:p>
          </table:table-cell>
          <table:table-cell office:value-type="string">
            <text:p>Montpellier Centre</text:p>
          </table:table-cell>
          <table:table-cell table:number-columns-repeated="11"/>
          <table:table-cell office:value-type="string">
            <text:p>Rue Edouard Villalong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268">
            <text:p>268</text:p>
          </table:table-cell>
          <table:table-cell office:value-type="string">
            <text:p>Salles de sports</text:p>
          </table:table-cell>
          <table:table-cell office:value-type="string">
            <text:p>Salle de sports Peyrou</text:p>
          </table:table-cell>
          <table:table-cell office:value-type="string">
            <text:p>Montpellier Centre</text:p>
          </table:table-cell>
          <table:table-cell/>
          <table:table-cell office:value-type="string">
            <text:p>04 67 63 59 53</text:p>
          </table:table-cell>
          <table:table-cell table:number-columns-repeated="7"/>
          <table:table-cell office:value-type="string">
            <text:p>1</text:p>
          </table:table-cell>
          <table:table-cell/>
          <table:table-cell office:value-type="string">
            <text:p>place Jacques-Mirouz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de bus : N° 6, 7, 16</text:p>
            <text:p/>
          </table:table-cell>
          <table:table-cell office:value-type="string">
            <text:p>&lt;h5&gt;Clubs sportifs et disciplines&lt;/h5&gt;&lt;ul&gt;&lt;li&gt;MUC Escrime Tél. &lt;strong&gt;06 10 37 14 02&lt;/strong&gt; ou bien le &lt;strong&gt;04 67 63 39 53&lt;/strong&gt; à partir de 17h30 &lt;/li&gt;&lt;/ul&gt;&lt;h5&gt; &lt;br /&gt;Horaires&lt;/h5&gt;&lt;ul&gt;&lt;li&gt;&lt;p&gt;Se renseigner auprès du club. &lt;/p&gt;&lt;/li&gt;&lt;/ul&gt;&lt;h5&gt; <text:s/>&lt;br /&gt;Tarifs&lt;/h5&gt;&lt;ul&gt;&lt;li&gt;Se renseigner auprès du club.&lt;/li&gt;&lt;/ul&gt;</text:p>
          </table:table-cell>
          <table:table-cell/>
        </table:table-row>
        <table:table-row table:style-name="ro1">
          <table:table-cell office:value-type="float" office:value="270">
            <text:p>270</text:p>
          </table:table-cell>
          <table:table-cell office:value-type="string">
            <text:p>Skate board</text:p>
          </table:table-cell>
          <table:table-cell office:value-type="string">
            <text:p>Piste de skate board La Paillade</text:p>
          </table:table-cell>
          <table:table-cell office:value-type="string">
            <text:p>Mosson</text:p>
          </table:table-cell>
          <table:table-cell table:number-columns-repeated="11"/>
          <table:table-cell office:value-type="string">
            <text:p>Avenue du Professeur-Blaya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able:table-cell>
          <table:table-cell office:value-type="string">
            <text:p>&lt;p&gt;&lt;strong&gt;Activité proposée&lt;/strong&gt;&lt;/p&gt;&lt;ul&gt;&lt;li&gt;Skateboard&lt;/li&gt;&lt;li&gt;Cette activité est ouverte aux clubs et au public &lt;/li&gt;&lt;/ul&gt;&lt;p&gt; &lt;br /&gt;&lt;strong&gt;Horaires&lt;/strong&gt;&lt;/p&gt;&lt;ul&gt;&lt;li&gt;8h à 22h &lt;br /&gt;Pas d'autorisation nécessaire&lt;br /&gt; &lt;/li&gt;&lt;/ul&gt;&lt;p&gt;&lt;strong&gt;Sécurité&lt;/strong&gt;&lt;/p&gt;&lt;ul&gt;&lt;li&gt;Se conformer au réglement intérieur affiché sur le site&lt;/li&gt;&lt;/ul&gt;&lt;p&gt;&lt;strong&gt;Tarifs&lt;/strong&gt;&lt;/p&gt;&lt;ul&gt;&lt;li&gt;Gratuit &lt;/li&gt;&lt;/ul&gt;</text:p>
          </table:table-cell>
          <table:table-cell/>
        </table:table-row>
        <table:table-row table:style-name="ro1">
          <table:table-cell office:value-type="float" office:value="271">
            <text:p>271</text:p>
          </table:table-cell>
          <table:table-cell office:value-type="string">
            <text:p>Stades</text:p>
          </table:table-cell>
          <table:table-cell office:value-type="string">
            <text:p>Stade Alain-Delylle</text:p>
          </table:table-cell>
          <table:table-cell table:number-columns-repeated="2" office:value-type="string">
            <text:p>Les Cévennes</text:p>
          </table:table-cell>
          <table:table-cell table:number-columns-repeated="5"/>
          <table:table-cell office:value-type="string">
            <text:p>791</text:p>
          </table:table-cell>
          <table:table-cell office:value-type="string">
            <text:p>43.6124321378</text:p>
          </table:table-cell>
          <table:table-cell office:value-type="string">
            <text:p>3.85033792969</text:p>
          </table:table-cell>
          <table:table-cell table:number-columns-repeated="2"/>
          <table:table-cell office:value-type="string">
            <text:p>Rue de Las Sorb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72">
            <text:p>272</text:p>
          </table:table-cell>
          <table:table-cell office:value-type="string">
            <text:p>Stades</text:p>
          </table:table-cell>
          <table:table-cell office:value-type="string">
            <text:p>Stade Claude-Béal</text:p>
          </table:table-cell>
          <table:table-cell office:value-type="string">
            <text:p>Prés d'Arènes</text:p>
          </table:table-cell>
          <table:table-cell/>
          <table:table-cell office:value-type="string">
            <text:p>04 67 65 70 86</text:p>
          </table:table-cell>
          <table:table-cell table:number-columns-repeated="4"/>
          <table:table-cell office:value-type="string">
            <text:p>00018304</text:p>
          </table:table-cell>
          <table:table-cell table:number-columns-repeated="2"/>
          <table:table-cell office:value-type="string">
            <text:p>419</text:p>
          </table:table-cell>
          <table:table-cell/>
          <table:table-cell office:value-type="string">
            <text:p>avenue du Dr Jacques 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text:p>
          </table:table-cell>
          <table:table-cell office:value-type="string">
            <text:p>&lt;ul&gt;&lt;li&gt;&lt;strong&gt;Activité proposée&lt;/strong&gt;&lt;br /&gt;Football, utilisation par les clubs de quartier pour les entraînements et les matchs du week end.&lt;br /&gt;&lt;br /&gt; &lt;/li&gt;&lt;li&gt;&lt;strong&gt;Équipements&lt;/strong&gt;&lt;br /&gt;Terrain de football pelousé. &lt;br /&gt;Tribune couverte de 200 places.&lt;br /&gt;&lt;br /&gt;&lt;/li&gt;&lt;li&gt;&lt;strong&gt;Horaires et tarifs&lt;/strong&gt;&lt;br /&gt;Se renseigner auprès des clubs. &lt;/li&gt;&lt;/ul&gt;</text:p>
          </table:table-cell>
          <table:table-cell/>
        </table:table-row>
        <table:table-row table:style-name="ro1">
          <table:table-cell office:value-type="float" office:value="273">
            <text:p>273</text:p>
          </table:table-cell>
          <table:table-cell office:value-type="string">
            <text:p>Stades</text:p>
          </table:table-cell>
          <table:table-cell office:value-type="string">
            <text:p>Stade Philippidès</text:p>
          </table:table-cell>
          <table:table-cell office:value-type="string">
            <text:p>Montpellier Centre</text:p>
          </table:table-cell>
          <table:table-cell office:value-type="string">
            <text:p>Boutonnet</text:p>
          </table:table-cell>
          <table:table-cell table:number-columns-repeated="5"/>
          <table:table-cell office:value-type="string">
            <text:p>88</text:p>
          </table:table-cell>
          <table:table-cell office:value-type="string">
            <text:p>43.6179878384</text:p>
          </table:table-cell>
          <table:table-cell office:value-type="string">
            <text:p>3.86837138157</text:p>
          </table:table-cell>
          <table:table-cell table:number-columns-repeated="2"/>
          <table:table-cell office:value-type="string">
            <text:p>Rue Auguste Brouss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74">
            <text:p>274</text:p>
          </table:table-cell>
          <table:table-cell office:value-type="string">
            <text:p>Stades</text:p>
          </table:table-cell>
          <table:table-cell office:value-type="string">
            <text:p>Stade Sabathé</text:p>
          </table:table-cell>
          <table:table-cell office:value-type="string">
            <text:p>Croix d'Argent</text:p>
          </table:table-cell>
          <table:table-cell office:value-type="string">
            <text:p>Lemasson</text:p>
          </table:table-cell>
          <table:table-cell table:number-columns-repeated="8"/>
          <table:table-cell office:value-type="string">
            <text:p>18</text:p>
          </table:table-cell>
          <table:table-cell/>
          <table:table-cell office:value-type="string">
            <text:p>rue Mas de Lemasso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5 arrêt Sabathé et lignes 6, 20, 26, 33 arrêt Saint-Cléophas</text:p>
          </table:table-cell>
          <table:table-cell/>
          <table:table-cell office:value-type="string">
            <text:p>Ce stade de rugby, géré par &lt;a id="310" title="Montpellier Agglomération" href="#" typelien="LienExterne"&gt;Montpellier Agglomération&lt;/a&gt;, peut accueillir 8 000 spectateurs.</text:p>
          </table:table-cell>
          <table:table-cell/>
        </table:table-row>
        <table:table-row table:style-name="ro1">
          <table:table-cell office:value-type="float" office:value="277">
            <text:p>277</text:p>
          </table:table-cell>
          <table:table-cell office:value-type="string">
            <text:p>Tennis</text:p>
          </table:table-cell>
          <table:table-cell office:value-type="string">
            <text:p>Tennis Léon Cazal</text:p>
          </table:table-cell>
          <table:table-cell office:value-type="string">
            <text:p>Port Marianne</text:p>
          </table:table-cell>
          <table:table-cell table:number-columns-repeated="11"/>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278">
            <text:p>278</text:p>
          </table:table-cell>
          <table:table-cell office:value-type="string">
            <text:p>Tennis</text:p>
          </table:table-cell>
          <table:table-cell office:value-type="string">
            <text:p>Tennis Les Garrigues</text:p>
          </table:table-cell>
          <table:table-cell office:value-type="string">
            <text:p>Mosson</text:p>
          </table:table-cell>
          <table:table-cell table:number-columns-repeated="9"/>
          <table:table-cell office:value-type="string">
            <text:p>100</text:p>
          </table:table-cell>
          <table:table-cell/>
          <table:table-cell office:value-type="string">
            <text:p>avenue de Nap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280">
            <text:p>280</text:p>
          </table:table-cell>
          <table:table-cell office:value-type="string">
            <text:p>Terrains de foot</text:p>
          </table:table-cell>
          <table:table-cell office:value-type="string">
            <text:p>Terrain de foot Alain Delylle</text:p>
          </table:table-cell>
          <table:table-cell office:value-type="string">
            <text:p>Les Cévennes</text:p>
          </table:table-cell>
          <table:table-cell/>
          <table:table-cell office:value-type="string">
            <text:p>04 67 63 53 96</text:p>
          </table:table-cell>
          <table:table-cell table:number-columns-repeated="9"/>
          <table:table-cell office:value-type="string">
            <text:p>Rue de Las Sorb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ext:p/>
          </table:table-cell>
          <table:table-cell office:value-type="string">
            <text:p>&lt;h5&gt;Équipements&lt;/h5&gt;&lt;ul&gt;&lt;li&gt;Terrain de football stabilisé&lt;/li&gt;&lt;li&gt; Piste d'atlhétisme&lt;/li&gt;&lt;/ul&gt;&lt;h5&gt; Horaires&lt;/h5&gt;&lt;ul&gt;&lt;li&gt; Dans la journée : écoles, collèges, lycées&lt;/li&gt;&lt;li&gt;18h - 22h : clubs &lt;/li&gt;&lt;/ul&gt;&lt;h5&gt;Tarifs &lt;/h5&gt;&lt;ul&gt;&lt;li&gt;Gratuit pour les écoles primaires et les clubs sportifs&lt;/li&gt;&lt;li&gt;Payant pour les collèges, lycées et les universités. &lt;/li&gt;&lt;/ul&gt;&lt;p&gt;Dans tous les cas, une demande de créneaux devra être faite auprès du service des sports. &lt;/p&gt;&lt;ul&gt;&lt;li&gt;Pour en savoir plus : Le service municipal des Sports &lt;/li&gt;&lt;/ul&gt;</text:p>
          </table:table-cell>
          <table:table-cell/>
        </table:table-row>
        <table:table-row table:style-name="ro1">
          <table:table-cell office:value-type="float" office:value="281">
            <text:p>281</text:p>
          </table:table-cell>
          <table:table-cell office:value-type="string">
            <text:p>Terrains de foot</text:p>
          </table:table-cell>
          <table:table-cell office:value-type="string">
            <text:p>Terrain de foot Alain-Hernandez</text:p>
          </table:table-cell>
          <table:table-cell office:value-type="string">
            <text:p>Montpellier Centre</text:p>
          </table:table-cell>
          <table:table-cell table:number-columns-repeated="6"/>
          <table:table-cell office:value-type="string">
            <text:p>1424</text:p>
          </table:table-cell>
          <table:table-cell office:value-type="string">
            <text:p>43.6065289063</text:p>
          </table:table-cell>
          <table:table-cell office:value-type="string">
            <text:p>3.85553075695</text:p>
          </table:table-cell>
          <table:table-cell table:number-columns-repeated="2"/>
          <table:table-cell office:value-type="string">
            <text:p>Rue José-Maria-de-Heredi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able:table-cell>
          <table:table-cell office:value-type="string">
            <text:p>&lt;h5&gt;Horaires&lt;/h5&gt;&lt;ul&gt;&lt;li&gt; Dans la journée : écoles, collèges, lycées&lt;/li&gt;&lt;li&gt;18h - 22h : clubs &lt;/li&gt;&lt;/ul&gt;&lt;h5&gt;Tarifs &lt;/h5&gt;&lt;ul&gt;&lt;li&gt;Gratuit pour les écoles primaires et les clubs sportifs&lt;/li&gt;&lt;li&gt;Payant pour collèges, lycées et universités. &lt;/li&gt;&lt;/ul&gt;&lt;p&gt;Dans tous les cas, une demande de créneaux devra être faite auprès du service des Sports. &lt;/p&gt;</text:p>
          </table:table-cell>
          <table:table-cell/>
        </table:table-row>
        <table:table-row table:style-name="ro1">
          <table:table-cell office:value-type="float" office:value="282">
            <text:p>282</text:p>
          </table:table-cell>
          <table:table-cell office:value-type="string">
            <text:p>Terrains de foot</text:p>
          </table:table-cell>
          <table:table-cell office:value-type="string">
            <text:p>Terrain de foot Astruc</text:p>
          </table:table-cell>
          <table:table-cell office:value-type="string">
            <text:p>Les Cévennes</text:p>
          </table:table-cell>
          <table:table-cell table:number-columns-repeated="6"/>
          <table:table-cell office:value-type="string">
            <text:p>1425</text:p>
          </table:table-cell>
          <table:table-cell office:value-type="string">
            <text:p>43.6116726321</text:p>
          </table:table-cell>
          <table:table-cell office:value-type="string">
            <text:p>3.85327847902</text:p>
          </table:table-cell>
          <table:table-cell table:number-columns-repeated="2"/>
          <table:table-cell office:value-type="string">
            <text:p>Rue des Coroni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h5&gt;Horaires&lt;/h5&gt;&lt;ul&gt;&lt;li&gt;Dans la journée : écoles, collèges, lycées&lt;/li&gt;&lt;li&gt; 18h - 22h : clubs &lt;/li&gt;&lt;/ul&gt;&lt;h5&gt;Tarifs&lt;/h5&gt;&lt;ul&gt;&lt;li&gt;Gratuit pour les écoles primaires et les clubs sportifs&lt;/li&gt;&lt;li&gt;Payant pour les collèges, lycées, universités. &lt;/li&gt;&lt;/ul&gt;&lt;p&gt;Dans tous les cas, une demande de créneaux devra être faite auprès du service des Sports &lt;/p&gt;</text:p>
          </table:table-cell>
          <table:table-cell/>
        </table:table-row>
        <table:table-row table:style-name="ro1">
          <table:table-cell office:value-type="float" office:value="283">
            <text:p>283</text:p>
          </table:table-cell>
          <table:table-cell office:value-type="string">
            <text:p>Terrains de foot</text:p>
          </table:table-cell>
          <table:table-cell office:value-type="string">
            <text:p>Terrain de foot Bel Air</text:p>
          </table:table-cell>
          <table:table-cell office:value-type="string">
            <text:p>Les Cévennes</text:p>
          </table:table-cell>
          <table:table-cell table:number-columns-repeated="6"/>
          <table:table-cell office:value-type="string">
            <text:p>1428</text:p>
          </table:table-cell>
          <table:table-cell office:value-type="string">
            <text:p>43.6186904225</text:p>
          </table:table-cell>
          <table:table-cell office:value-type="string">
            <text:p>3.84008244531</text:p>
          </table:table-cell>
          <table:table-cell office:value-type="string">
            <text:p>874</text:p>
          </table:table-cell>
          <table:table-cell/>
          <table:table-cell office:value-type="string">
            <text:p>rue Paul Rimba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able:table-cell>
          <table:table-cell office:value-type="string">
            <text:p>&lt;h5&gt; Horaires&lt;/h5&gt;&lt;ul&gt;&lt;li&gt;Dans la journée : écoles, collèges, lycées&lt;/li&gt;&lt;li&gt;18h - 22h : clubs&lt;br /&gt; &lt;/li&gt;&lt;/ul&gt;&lt;h5&gt; &lt;br /&gt;Tarifs&lt;/h5&gt;&lt;ul&gt;&lt;li&gt;Gratuit pour les écoles primaires et les clubs sportifs&lt;/li&gt;&lt;li&gt;Payant pour collèges, lycées et universités. &lt;/li&gt;&lt;/ul&gt;&lt;p&gt;Dans tous les cas, une demande de créneaux devra être faite auprès du service des Sports &lt;/p&gt;</text:p>
          </table:table-cell>
          <table:table-cell/>
        </table:table-row>
        <table:table-row table:style-name="ro1">
          <table:table-cell office:value-type="float" office:value="284">
            <text:p>284</text:p>
          </table:table-cell>
          <table:table-cell office:value-type="string">
            <text:p>Terrains de foot</text:p>
          </table:table-cell>
          <table:table-cell office:value-type="string">
            <text:p>Terrain de foot Bernard Giambrone</text:p>
          </table:table-cell>
          <table:table-cell office:value-type="string">
            <text:p>Croix d'Argent</text:p>
          </table:table-cell>
          <table:table-cell table:number-columns-repeated="6"/>
          <table:table-cell office:value-type="string">
            <text:p>1426</text:p>
          </table:table-cell>
          <table:table-cell office:value-type="string">
            <text:p>43.5911090680</text:p>
          </table:table-cell>
          <table:table-cell office:value-type="string">
            <text:p>3.87097974084</text:p>
          </table:table-cell>
          <table:table-cell table:number-columns-repeated="2"/>
          <table:table-cell office:value-type="string">
            <text:p>Rue de Montjuich</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7</text:p>
          </table:table-cell>
          <table:table-cell office:value-type="string">
            <text:p>&lt;h5&gt; Horaires&lt;/h5&gt;&lt;ul&gt;&lt;li&gt;Dans la journée : écoles, collèges, lycées&lt;/li&gt;&lt;li&gt;18h - 22h : clubs&lt;br /&gt; &lt;/li&gt;&lt;/ul&gt;&lt;h5&gt; &lt;br /&gt;Tarifs&lt;/h5&gt;&lt;ul&gt;&lt;li&gt;Gratuit pour les écoles primaires et les clubs sportifs&lt;/li&gt;&lt;li&gt;Payant pour collèges, lycées et universités. &lt;/li&gt;&lt;/ul&gt;&lt;p&gt;Dans tous les cas, une demande de créneaux devra être faite auprès du service des Sports.&lt;/p&gt;</text:p>
          </table:table-cell>
          <table:table-cell/>
        </table:table-row>
        <table:table-row table:style-name="ro1">
          <table:table-cell office:value-type="float" office:value="285">
            <text:p>285</text:p>
          </table:table-cell>
          <table:table-cell office:value-type="string">
            <text:p>Terrains de foot</text:p>
          </table:table-cell>
          <table:table-cell office:value-type="string">
            <text:p>Terrain de foot Cholet</text:p>
          </table:table-cell>
          <table:table-cell office:value-type="string">
            <text:p>Prés d'Arènes</text:p>
          </table:table-cell>
          <table:table-cell table:number-columns-repeated="6"/>
          <table:table-cell office:value-type="string">
            <text:p>1510</text:p>
          </table:table-cell>
          <table:table-cell office:value-type="string">
            <text:p>43.5866830633</text:p>
          </table:table-cell>
          <table:table-cell office:value-type="string">
            <text:p>3.87442430177</text:p>
          </table:table-cell>
          <table:table-cell table:number-columns-repeated="2"/>
          <table:table-cell office:value-type="string">
            <text:p>Rue du Mas Saint Pier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Horaires&lt;/h5&gt;&lt;ul&gt;&lt;li&gt; Dans la journée : écoles, collèges, lycées&lt;/li&gt;&lt;li&gt; 18h - 22h : clubs &lt;/li&gt;&lt;/ul&gt;&lt;h5&gt;Tarifs &lt;/h5&gt;&lt;ul&gt;&lt;li&gt;Gratuit pour les écoles primaires et les clubs sportifs&lt;/li&gt;&lt;li&gt;Payant pour collèges, lycées et universités. &lt;/li&gt;&lt;/ul&gt;&lt;p&gt;Dans tous les cas, une demande de créneaux devra être faite auprès du service des sports. &lt;/p&gt;</text:p>
          </table:table-cell>
          <table:table-cell/>
        </table:table-row>
        <table:table-row table:style-name="ro1">
          <table:table-cell office:value-type="float" office:value="286">
            <text:p>286</text:p>
          </table:table-cell>
          <table:table-cell office:value-type="string">
            <text:p>Terrains de foot</text:p>
          </table:table-cell>
          <table:table-cell office:value-type="string">
            <text:p>Terrain de foot Gil Fayard</text:p>
          </table:table-cell>
          <table:table-cell office:value-type="string">
            <text:p>Croix d'Argent</text:p>
          </table:table-cell>
          <table:table-cell table:number-columns-repeated="6"/>
          <table:table-cell office:value-type="string">
            <text:p>1429</text:p>
          </table:table-cell>
          <table:table-cell office:value-type="string">
            <text:p>43.5878458063</text:p>
          </table:table-cell>
          <table:table-cell office:value-type="string">
            <text:p>3.86307475419</text:p>
          </table:table-cell>
          <table:table-cell table:number-columns-repeated="2"/>
          <table:table-cell office:value-type="string">
            <text:p>Rue Bourvi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text:p>
          </table:table-cell>
          <table:table-cell office:value-type="string">
            <text:p>&lt;h5&gt;Horaires&lt;/h5&gt;&lt;ul&gt;&lt;li&gt; Dans la journée : écoles, collèges, lycées &lt;/li&gt;&lt;li&gt;18h - 22h : clubs &lt;/li&gt;&lt;/ul&gt;&lt;h5&gt;Tarifs&lt;/h5&gt;&lt;ul&gt;&lt;li&gt;Gratuit pour les écoles primaires et les clubs sportifs&lt;/li&gt;&lt;li&gt;Payant pour les collèges, lycées et les universités. &lt;/li&gt;&lt;/ul&gt;&lt;p&gt;Dans tous les cas, une demande de créneaux devra être faite auprès du service des sports. &lt;/p&gt;</text:p>
          </table:table-cell>
          <table:table-cell/>
        </table:table-row>
        <table:table-row table:style-name="ro3">
          <table:table-cell office:value-type="float" office:value="287">
            <text:p>287</text:p>
          </table:table-cell>
          <table:table-cell office:value-type="string">
            <text:p>Terrains de foot</text:p>
          </table:table-cell>
          <table:table-cell office:value-type="string">
            <text:p>Terrain de foot Docteur Fourcade</text:p>
          </table:table-cell>
          <table:table-cell office:value-type="string">
            <text:p>Les Cévennes</text:p>
          </table:table-cell>
          <table:table-cell table:number-columns-repeated="6"/>
          <table:table-cell office:value-type="string">
            <text:p>1430</text:p>
          </table:table-cell>
          <table:table-cell office:value-type="string">
            <text:p>43.5972632304</text:p>
          </table:table-cell>
          <table:table-cell office:value-type="string">
            <text:p>3.83468606924</text:p>
          </table:table-cell>
          <table:table-cell table:number-columns-repeated="2"/>
          <table:table-cell office:value-type="string">
            <text:p>Rue des Bouiss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7, 11 </text:p>
            <text:p>La Ronde </text:p>
            <text:p/>
          </table:table-cell>
          <table:table-cell office:value-type="string">
            <text:p>&lt;h5&gt; Horaires&lt;/h5&gt;&lt;ul&gt;&lt;li&gt;Dans la journée : écoles, collèges, lycées&lt;/li&gt;&lt;li&gt;18h - 22h : clubs&lt;br /&gt; &lt;/li&gt;&lt;/ul&gt;&lt;h5&gt; &lt;br /&gt;Tarifs&lt;/h5&gt;&lt;ul&gt;&lt;li&gt;Gratuit pour les écoles primaires et les clubs sportifs&lt;/li&gt;&lt;li&gt;Payant pour les collèges, lycées, universités. &lt;/li&gt;&lt;/ul&gt;&lt;p&gt;Dans tous les cas, une demande de créneaux devra être faite auprès du service des Sports.&lt;/p&gt;</text:p>
          </table:table-cell>
          <table:table-cell/>
        </table:table-row>
        <table:table-row table:style-name="ro1">
          <table:table-cell office:value-type="float" office:value="288">
            <text:p>288</text:p>
          </table:table-cell>
          <table:table-cell office:value-type="string">
            <text:p>Terrains de foot</text:p>
          </table:table-cell>
          <table:table-cell office:value-type="string">
            <text:p>Terrain de foot Domaine de Grammont</text:p>
          </table:table-cell>
          <table:table-cell office:value-type="string">
            <text:p>Port Marianne</text:p>
          </table:table-cell>
          <table:table-cell/>
          <table:table-cell office:value-type="string">
            <text:p>04 67 64 29 55</text:p>
          </table:table-cell>
          <table:table-cell table:number-columns-repeated="4"/>
          <table:table-cell office:value-type="string">
            <text:p>796</text:p>
          </table:table-cell>
          <table:table-cell office:value-type="string">
            <text:p>43.6133254399</text:p>
          </table:table-cell>
          <table:table-cell office:value-type="string">
            <text:p>3.92491671917</text:p>
          </table:table-cell>
          <table:table-cell table:number-columns-repeated="2"/>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ul&gt;&lt;li&gt;&lt;h5&gt;Équipements&lt;/h5&gt;&lt;/li&gt;&lt;li&gt;Terrains 1 et 2 stabilisés&lt;/li&gt;&lt;li&gt;Terrains 3, 4, 6, 7 pelousés&lt;/li&gt;&lt;li&gt;Terrains 5 et 8 synthétiques.&lt;br /&gt; &lt;/li&gt;&lt;/ul&gt;&lt;h5&gt; &lt;br /&gt;Horaires&lt;/h5&gt;&lt;ul&gt;&lt;li&gt;Terrains 1, 2, 8 dans la journée : collèges, lycées&lt;/li&gt;&lt;li&gt;Terrains 3, 4, 5, 6, 7 réservés exclusivement aux clubs.&lt;br /&gt; &lt;/li&gt;&lt;/ul&gt;&lt;h5&gt; &lt;br /&gt;Tarifs&lt;/h5&gt;&lt;ul&gt;&lt;li&gt;Gratuit pour les clubs sportifs&lt;/li&gt;&lt;li&gt;Payant pour collèges, lycées et universités. &lt;/li&gt;&lt;/ul&gt;&lt;p&gt;Dans tous les cas, une demande de créneaux devra être faite auprès du service des Sports.&lt;/p&gt;&lt;p&gt;Pour en savoir plus : Le service municipal des Sports  &lt;/p&gt;</text:p>
          </table:table-cell>
          <table:table-cell/>
        </table:table-row>
        <table:table-row table:style-name="ro1">
          <table:table-cell office:value-type="float" office:value="289">
            <text:p>289</text:p>
          </table:table-cell>
          <table:table-cell office:value-type="string">
            <text:p>Terrains de foot</text:p>
          </table:table-cell>
          <table:table-cell office:value-type="string">
            <text:p>Terrain de foot Jeannot Véga</text:p>
          </table:table-cell>
          <table:table-cell office:value-type="string">
            <text:p>Hôpitaux - Facultés</text:p>
          </table:table-cell>
          <table:table-cell table:number-columns-repeated="6"/>
          <table:table-cell office:value-type="string">
            <text:p>1431</text:p>
          </table:table-cell>
          <table:table-cell office:value-type="string">
            <text:p>43.6369921728</text:p>
          </table:table-cell>
          <table:table-cell office:value-type="string">
            <text:p>3.87440511622</text:p>
          </table:table-cell>
          <table:table-cell table:number-columns-repeated="2"/>
          <table:table-cell office:value-type="string">
            <text:p>rue Antoine Laurens Jussieu</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text:p>
          </table:table-cell>
          <table:table-cell office:value-type="string">
            <text:p>&lt;h5&gt;Horaires&lt;/h5&gt;&lt;ul&gt;&lt;li&gt;Dans la journée : écoles, collèges, lycées&lt;/li&gt;&lt;li&gt;18h - 22h : clubs &lt;/li&gt;&lt;/ul&gt;&lt;h5&gt;Tarifs &lt;/h5&gt;&lt;ul&gt;&lt;li&gt;Gratuit pour les écoles primaires et les clubs sportifs&lt;/li&gt;&lt;li&gt;Payant pour les collèges, lycées et les universités. &lt;/li&gt;&lt;/ul&gt;&lt;p&gt;Dans tout les cas, une demande de créneaux devra être faite auprés du service des Sports. &lt;/p&gt;</text:p>
          </table:table-cell>
          <table:table-cell/>
        </table:table-row>
        <table:table-row table:style-name="ro2">
          <table:table-cell office:value-type="float" office:value="290">
            <text:p>290</text:p>
          </table:table-cell>
          <table:table-cell office:value-type="string">
            <text:p>Terrains de foot</text:p>
          </table:table-cell>
          <table:table-cell office:value-type="string">
            <text:p>Terrain de foot Jeu de Mail</text:p>
          </table:table-cell>
          <table:table-cell office:value-type="string">
            <text:p>Hôpitaux - Facultés</text:p>
          </table:table-cell>
          <table:table-cell table:number-columns-repeated="6"/>
          <table:table-cell office:value-type="string">
            <text:p>1433</text:p>
          </table:table-cell>
          <table:table-cell office:value-type="string">
            <text:p>43.6274470669</text:p>
          </table:table-cell>
          <table:table-cell office:value-type="string">
            <text:p>3.86389930370</text:p>
          </table:table-cell>
          <table:table-cell table:number-columns-repeated="2"/>
          <table:table-cell office:value-type="string">
            <text:p>Rue de la Jala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St Éloi </text:p>
            <text:p/>
          </table:table-cell>
          <table:table-cell office:value-type="string">
            <text:p>La Navette</text:p>
          </table:table-cell>
          <table:table-cell office:value-type="string">
            <text:p>&lt;h5&gt;Horaires&lt;/h5&gt;&lt;ul&gt;&lt;li&gt;Dans la journée : écoles, collèges, lycées, universités&lt;/li&gt;&lt;li&gt;18h - 22h : clubs &lt;br /&gt; &lt;/li&gt;&lt;/ul&gt;&lt;h5&gt; &lt;br /&gt;Tarifs&lt;/h5&gt;&lt;ul&gt;&lt;li&gt;Gratuit pour les écoles primaires et les clubs sportifs&lt;/li&gt;&lt;li&gt;Payant pour les collèges, les lycées et les universités. &lt;/li&gt;&lt;/ul&gt;&lt;p&gt;Dans tout les cas, une demande de créneaux devra être faite auprès du &lt;a id="TPL_ANNUAIRE" title="Lien vers fiche service des sports" href="#" typelien="LienTemplate" ancre="441"&gt;service des Sports&lt;/a&gt;  &lt;/p&gt;</text:p>
          </table:table-cell>
          <table:table-cell/>
        </table:table-row>
        <table:table-row table:style-name="ro1">
          <table:table-cell office:value-type="float" office:value="291">
            <text:p>291</text:p>
          </table:table-cell>
          <table:table-cell office:value-type="string">
            <text:p>Terrains de foot</text:p>
          </table:table-cell>
          <table:table-cell office:value-type="string">
            <text:p>Terrain de foot La Mosson</text:p>
          </table:table-cell>
          <table:table-cell office:value-type="string">
            <text:p>Mosson</text:p>
          </table:table-cell>
          <table:table-cell table:number-columns-repeated="6"/>
          <table:table-cell office:value-type="string">
            <text:p>822</text:p>
          </table:table-cell>
          <table:table-cell office:value-type="string">
            <text:p>43.6238832334</text:p>
          </table:table-cell>
          <table:table-cell office:value-type="string">
            <text:p>3.80933453595</text:p>
          </table:table-cell>
          <table:table-cell table:number-columns-repeated="2"/>
          <table:table-cell office:value-type="string">
            <text:p>Avenue de Heidelberg</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Mosson</text:p>
          </table:table-cell>
          <table:table-cell office:value-type="string">
            <text:p>lignes 14, 25</text:p>
          </table:table-cell>
          <table:table-cell office:value-type="string">
            <text:p>&lt;h5&gt;Équipements&lt;/h5&gt;&lt;ul&gt;&lt;li&gt;Terrains 1, 2, 3, stabilisés&lt;/li&gt;&lt;li&gt;Terrain 4, pelousé (réservé exclusivement pour les matchs)&lt;/li&gt;&lt;/ul&gt;&lt;h5&gt; Horaires&lt;/h5&gt;&lt;ul&gt;&lt;li&gt; Dans la journée : écoles, collèges, lycées&lt;/li&gt;&lt;li&gt;18h - 22h : les clubs &lt;/li&gt;&lt;/ul&gt;&lt;h5&gt;Tarifs&lt;/h5&gt;&lt;ul&gt;&lt;li&gt;Gratuit pour les écoles primaires et les clubs sportifs&lt;/li&gt;&lt;li&gt;Payant pour les collèges, lycées et les universités. &lt;/li&gt;&lt;/ul&gt;&lt;p&gt;Dans tous les cas, une demande de créneaux devra être faite auprès du service des Sports. &lt;/p&gt;&lt;p&gt;Pour en savoir plus : Le service municipal des Sports &lt;/p&gt;</text:p>
          </table:table-cell>
          <table:table-cell/>
        </table:table-row>
        <table:table-row table:style-name="ro1">
          <table:table-cell office:value-type="float" office:value="292">
            <text:p>292</text:p>
          </table:table-cell>
          <table:table-cell office:value-type="string">
            <text:p>Terrains de foot</text:p>
          </table:table-cell>
          <table:table-cell office:value-type="string">
            <text:p>Terrain de foot Le Mail des Abbés</text:p>
          </table:table-cell>
          <table:table-cell office:value-type="string">
            <text:p>Montpellier Centre</text:p>
          </table:table-cell>
          <table:table-cell table:number-columns-repeated="6"/>
          <table:table-cell office:value-type="string">
            <text:p>1436</text:p>
          </table:table-cell>
          <table:table-cell office:value-type="string">
            <text:p>43.6221472372</text:p>
          </table:table-cell>
          <table:table-cell office:value-type="string">
            <text:p>3.88560142166</text:p>
          </table:table-cell>
          <table:table-cell table:number-columns-repeated="2"/>
          <table:table-cell office:value-type="string">
            <text:p>Rue du Mail des Abbé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93">
            <text:p>293</text:p>
          </table:table-cell>
          <table:table-cell office:value-type="string">
            <text:p>Terrains de foot</text:p>
          </table:table-cell>
          <table:table-cell office:value-type="string">
            <text:p>Terrain de foot Les Tritons</text:p>
          </table:table-cell>
          <table:table-cell office:value-type="string">
            <text:p>Mosson</text:p>
          </table:table-cell>
          <table:table-cell table:number-columns-repeated="6"/>
          <table:table-cell office:value-type="string">
            <text:p>1421</text:p>
          </table:table-cell>
          <table:table-cell office:value-type="string">
            <text:p>43.6404060951</text:p>
          </table:table-cell>
          <table:table-cell office:value-type="string">
            <text:p>3.81257620357</text:p>
          </table:table-cell>
          <table:table-cell table:number-columns-repeated="2"/>
          <table:table-cell office:value-type="string">
            <text:p>Allée des Hauts-de-Montpellier</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h5&gt;Horaires&lt;/h5&gt;&lt;ul&gt;&lt;li&gt; Dans la journée : écoles, collèges, lycées&lt;/li&gt;&lt;li&gt;18h - 22h : clubs&lt;/li&gt;&lt;/ul&gt;&lt;h5&gt;Tarifs &lt;/h5&gt;&lt;ul&gt;&lt;li&gt;Gratuit pour les écoles primaires et les clubs sportifs&lt;/li&gt;&lt;li&gt;Payant pour les collèges, lycées et les universités. &lt;/li&gt;&lt;/ul&gt;&lt;p&gt;Dans tous les cas, une demande de créneaux devra être faite auprès du service des Sports. &lt;/p&gt;</text:p>
          </table:table-cell>
          <table:table-cell/>
        </table:table-row>
        <table:table-row table:style-name="ro1">
          <table:table-cell office:value-type="float" office:value="294">
            <text:p>294</text:p>
          </table:table-cell>
          <table:table-cell office:value-type="string">
            <text:p>Terrains de foot</text:p>
          </table:table-cell>
          <table:table-cell office:value-type="string">
            <text:p>Terrain de foot Les Gémeaux</text:p>
          </table:table-cell>
          <table:table-cell office:value-type="string">
            <text:p>Mosson</text:p>
          </table:table-cell>
          <table:table-cell table:number-columns-repeated="11"/>
          <table:table-cell office:value-type="string">
            <text:p>Rue de l'Agathoi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95">
            <text:p>295</text:p>
          </table:table-cell>
          <table:table-cell office:value-type="string">
            <text:p>Terrains de foot</text:p>
          </table:table-cell>
          <table:table-cell office:value-type="string">
            <text:p>Terrain de foot Louis Combette</text:p>
          </table:table-cell>
          <table:table-cell office:value-type="string">
            <text:p>Mosson</text:p>
          </table:table-cell>
          <table:table-cell table:number-columns-repeated="11"/>
          <table:table-cell office:value-type="string">
            <text:p>Rue du Pilor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96">
            <text:p>296</text:p>
          </table:table-cell>
          <table:table-cell office:value-type="string">
            <text:p>Terrains de foot</text:p>
          </table:table-cell>
          <table:table-cell office:value-type="string">
            <text:p>Terrain de foot Paul Valéry</text:p>
          </table:table-cell>
          <table:table-cell office:value-type="string">
            <text:p>Croix d'Argent</text:p>
          </table:table-cell>
          <table:table-cell table:number-columns-repeated="6"/>
          <table:table-cell office:value-type="string">
            <text:p>1438</text:p>
          </table:table-cell>
          <table:table-cell office:value-type="string">
            <text:p>43.5974192998</text:p>
          </table:table-cell>
          <table:table-cell office:value-type="string">
            <text:p>3.84464637226</text:p>
          </table:table-cell>
          <table:table-cell table:number-columns-repeated="2"/>
          <table:table-cell office:value-type="string">
            <text:p>Rue du Pas-du-Loup</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able:table-cell>
          <table:table-cell office:value-type="string">
            <text:p>&lt;h5&gt;Horaires&lt;/h5&gt;&lt;ul&gt;&lt;li&gt;Dans la journée : écoles, collèges, lycées&lt;/li&gt;&lt;li&gt;18h - 22h : clubs&lt;/li&gt;&lt;/ul&gt;&lt;h5&gt;Tarifs&lt;/h5&gt;&lt;ul&gt;&lt;li&gt;Gratuit pour les écoles primaires et les clubs sportifs&lt;/li&gt;&lt;li&gt;Payant pour collèges, lycées et universités. &lt;/li&gt;&lt;/ul&gt;&lt;p&gt;Dans tous les cas, une demande de créneaux devra être faite auprès du service des sports. &lt;/p&gt;</text:p>
          </table:table-cell>
          <table:table-cell/>
        </table:table-row>
        <table:table-row table:style-name="ro1">
          <table:table-cell office:value-type="float" office:value="297">
            <text:p>297</text:p>
          </table:table-cell>
          <table:table-cell office:value-type="string">
            <text:p>Terrains de foot</text:p>
          </table:table-cell>
          <table:table-cell office:value-type="string">
            <text:p>Terrain de foot Père Prévost</text:p>
          </table:table-cell>
          <table:table-cell office:value-type="string">
            <text:p>Montpellier Centre</text:p>
          </table:table-cell>
          <table:table-cell office:value-type="string">
            <text:p>Les Beaux-Arts</text:p>
          </table:table-cell>
          <table:table-cell table:number-columns-repeated="5"/>
          <table:table-cell office:value-type="string">
            <text:p>1460</text:p>
          </table:table-cell>
          <table:table-cell office:value-type="string">
            <text:p>43.6189108275</text:p>
          </table:table-cell>
          <table:table-cell office:value-type="string">
            <text:p>3.88526360161</text:p>
          </table:table-cell>
          <table:table-cell table:number-columns-repeated="2"/>
          <table:table-cell office:value-type="string">
            <text:p>Rue Beauséjo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4 et 9</text:p>
          </table:table-cell>
          <table:table-cell office:value-type="string">
            <text:p>&lt;p&gt;&lt;strong&gt;Équipement&lt;/strong&gt;&lt;/p&gt;&lt;ul&gt;&lt;li&gt;1 Terrain de foot stabilisé. &lt;/li&gt;&lt;/ul&gt;&lt;p&gt;&lt;br /&gt;&lt;strong&gt;Horaires&lt;/strong&gt;&lt;/p&gt;&lt;ul&gt;&lt;li&gt;dans la journée : collèges &lt;/li&gt;&lt;li&gt;18h - 22h : clubs &lt;/li&gt;&lt;/ul&gt;&lt;p&gt;&lt;br /&gt; &lt;br /&gt;&lt;strong&gt;Tarifs&lt;/strong&gt;&lt;/p&gt;&lt;ul&gt;&lt;li&gt;Gratuit pour les collèges et les clubs sportifs. &lt;/li&gt;&lt;/ul&gt;&lt;p&gt;&lt;br /&gt;Dans tous les cas, une demande de créneaux devra être faite auprès du service des Sports. &lt;/p&gt;</text:p>
          </table:table-cell>
          <table:table-cell/>
        </table:table-row>
        <table:table-row table:style-name="ro1">
          <table:table-cell office:value-type="float" office:value="298">
            <text:p>298</text:p>
          </table:table-cell>
          <table:table-cell office:value-type="string">
            <text:p>Terrains de foot</text:p>
          </table:table-cell>
          <table:table-cell office:value-type="string">
            <text:p>Terrain de foot Pompignane le Lez</text:p>
          </table:table-cell>
          <table:table-cell office:value-type="string">
            <text:p>Port Marianne</text:p>
          </table:table-cell>
          <table:table-cell office:value-type="string">
            <text:p>La Pompignane</text:p>
          </table:table-cell>
          <table:table-cell table:number-columns-repeated="5"/>
          <table:table-cell office:value-type="string">
            <text:p>1441</text:p>
          </table:table-cell>
          <table:table-cell office:value-type="string">
            <text:p>43.6196146470</text:p>
          </table:table-cell>
          <table:table-cell office:value-type="string">
            <text:p>3.89955246055</text:p>
          </table:table-cell>
          <table:table-cell table:number-columns-repeated="2"/>
          <table:table-cell office:value-type="string">
            <text:p>Avenue Alphonse-Ju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299">
            <text:p>299</text:p>
          </table:table-cell>
          <table:table-cell office:value-type="string">
            <text:p>Terrains de foot</text:p>
          </table:table-cell>
          <table:table-cell office:value-type="string">
            <text:p>Terrain de foot Robert-Granier</text:p>
          </table:table-cell>
          <table:table-cell office:value-type="string">
            <text:p>Prés d'Arènes</text:p>
          </table:table-cell>
          <table:table-cell office:value-type="string">
            <text:p>Les Aiguerelles</text:p>
          </table:table-cell>
          <table:table-cell table:number-columns-repeated="5"/>
          <table:table-cell office:value-type="string">
            <text:p>1552</text:p>
          </table:table-cell>
          <table:table-cell office:value-type="string">
            <text:p>43.5933647761</text:p>
          </table:table-cell>
          <table:table-cell office:value-type="string">
            <text:p>3.90154731792</text:p>
          </table:table-cell>
          <table:table-cell table:number-columns-repeated="2"/>
          <table:table-cell office:value-type="string">
            <text:p>Avenue du Pont Trinqu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00">
            <text:p>300</text:p>
          </table:table-cell>
          <table:table-cell office:value-type="string">
            <text:p>Maisons pour tous</text:p>
          </table:table-cell>
          <table:table-cell office:value-type="string">
            <text:p>Maison pour tous Michel Colucci</text:p>
          </table:table-cell>
          <table:table-cell office:value-type="string">
            <text:p>Croix d'Argent</text:p>
          </table:table-cell>
          <table:table-cell office:value-type="string">
            <text:p>Bagatelle</text:p>
          </table:table-cell>
          <table:table-cell office:value-type="string">
            <text:p>04 67 42 52 85</text:p>
          </table:table-cell>
          <table:table-cell office:value-type="string">
            <text:p>04 67 42 44 24</text:p>
          </table:table-cell>
          <table:table-cell office:value-type="string">
            <text:p>mpt.m.colucci@wanadoo.fr</text:p>
          </table:table-cell>
          <table:table-cell/>
          <table:table-cell office:value-type="string">
            <text:p>Stationnement tout public</text:p>
          </table:table-cell>
          <table:table-cell office:value-type="string">
            <text:p>1702</text:p>
          </table:table-cell>
          <table:table-cell office:value-type="string">
            <text:p>43.5936428447</text:p>
          </table:table-cell>
          <table:table-cell office:value-type="string">
            <text:p>3.84011718228</text:p>
          </table:table-cell>
          <table:table-cell office:value-type="string">
            <text:p>205</text:p>
          </table:table-cell>
          <table:table-cell/>
          <table:table-cell office:value-type="string">
            <text:p>rue </text:p>
          </table:table-cell>
          <table:table-cell office:value-type="string">
            <text:p>de Chengdu</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1 ou la Ronde arrêt Rouget de Lisle</text:p>
          </table:table-cell>
          <table:table-cell office:value-type="string">
            <text:p>&lt;p&gt;&lt;strong&gt;Accueil et renseignements&lt;/strong&gt;&lt;br&gt;du lundi au vendredi de 9h &amp;#224; 12h et de 14h &amp;#224; 19h15&lt;/p&gt;</text:p>
          </table:table-cell>
          <table:table-cell/>
        </table:table-row>
        <table:table-row table:style-name="ro1">
          <table:table-cell office:value-type="float" office:value="301">
            <text:p>301</text:p>
          </table:table-cell>
          <table:table-cell office:value-type="string">
            <text:p>Maisons pour tous</text:p>
          </table:table-cell>
          <table:table-cell office:value-type="string">
            <text:p>Maison pour tous Albert Camus</text:p>
          </table:table-cell>
          <table:table-cell office:value-type="string">
            <text:p>Croix d'Argent</text:p>
          </table:table-cell>
          <table:table-cell office:value-type="string">
            <text:p>Lemasson</text:p>
          </table:table-cell>
          <table:table-cell office:value-type="string">
            <text:p>04 67 27 33 41</text:p>
          </table:table-cell>
          <table:table-cell office:value-type="string">
            <text:p>04 67 27 99 24</text:p>
          </table:table-cell>
          <table:table-cell office:value-type="string">
            <text:p>mptcamus@mpt.ville-montpellier.fr</text:p>
          </table:table-cell>
          <table:table-cell table:number-columns-repeated="2"/>
          <table:table-cell office:value-type="string">
            <text:p>1410</text:p>
          </table:table-cell>
          <table:table-cell office:value-type="string">
            <text:p>43.5967868931</text:p>
          </table:table-cell>
          <table:table-cell office:value-type="string">
            <text:p>3.86997468673</text:p>
          </table:table-cell>
          <table:table-cell office:value-type="string">
            <text:p>118</text:p>
          </table:table-cell>
          <table:table-cell/>
          <table:table-cell office:value-type="string">
            <text:p>allée </text:p>
          </table:table-cell>
          <table:table-cell office:value-type="string">
            <text:p>Maurice Bonafos</text:p>
          </table:table-cell>
          <table:table-cell office:value-type="string">
            <text:p>BP8006</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Mas Drevon</text:p>
          </table:table-cell>
          <table:table-cell office:value-type="string">
            <text:p>5 arrêt Stade Sabathé</text:p>
          </table:table-cell>
          <table:table-cell office:value-type="string">
            <text:p>&lt;p&gt;&lt;strong&gt;Accueil et renseignements&lt;/strong&gt;&lt;br&gt;du lundi au vendredi de 9h &amp;#224; 12h15 et de 13h15 &amp;#224;&amp;#160;19h&lt;/p&gt;</text:p>
          </table:table-cell>
          <table:table-cell/>
        </table:table-row>
        <table:table-row table:style-name="ro1">
          <table:table-cell office:value-type="float" office:value="302">
            <text:p>302</text:p>
          </table:table-cell>
          <table:table-cell office:value-type="string">
            <text:p>Maisons pour tous</text:p>
          </table:table-cell>
          <table:table-cell office:value-type="string">
            <text:p>Maison de quartier Pauline Lafont</text:p>
          </table:table-cell>
          <table:table-cell office:value-type="string">
            <text:p>Croix d'Argent</text:p>
          </table:table-cell>
          <table:table-cell office:value-type="string">
            <text:p>Lemasson</text:p>
          </table:table-cell>
          <table:table-cell office:value-type="string">
            <text:p>04 67 27 33 41</text:p>
          </table:table-cell>
          <table:table-cell office:value-type="string">
            <text:p>04 67 27 99 24</text:p>
          </table:table-cell>
          <table:table-cell office:value-type="string">
            <text:p>mptcamus@mpt.ville-montpellier.fr</text:p>
          </table:table-cell>
          <table:table-cell table:number-columns-repeated="2"/>
          <table:table-cell office:value-type="string">
            <text:p>1709</text:p>
          </table:table-cell>
          <table:table-cell office:value-type="string">
            <text:p>43.5889321635</text:p>
          </table:table-cell>
          <table:table-cell office:value-type="string">
            <text:p>3.86430993225</text:p>
          </table:table-cell>
          <table:table-cell office:value-type="string">
            <text:p>635</text:p>
          </table:table-cell>
          <table:table-cell/>
          <table:table-cell office:value-type="string">
            <text:p>rue </text:p>
          </table:table-cell>
          <table:table-cell office:value-type="string">
            <text:p>Jacques-Bouni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Villeneuve d'Angoulême</text:p>
          </table:table-cell>
          <table:table-cell/>
          <table:table-cell office:value-type="string">
            <text:p>&lt;p&gt;&lt;strong&gt;Accueil et renseignements&lt;/strong&gt;&lt;br&gt;Annexe de la &lt;a id="TPL_ANNUAIRE" href="#" title="Maison pour tous Albert-Camus" ancre="301" typelien="LienTemplate"&gt;Maison pour tous Albert-Camus&lt;/a&gt;&lt;/p&gt;</text:p>
          </table:table-cell>
          <table:table-cell/>
        </table:table-row>
        <table:table-row table:style-name="ro1">
          <table:table-cell office:value-type="float" office:value="303">
            <text:p>303</text:p>
          </table:table-cell>
          <table:table-cell office:value-type="string">
            <text:p>Maisons pour tous</text:p>
          </table:table-cell>
          <table:table-cell office:value-type="string">
            <text:p>Maison pour tous Albert Dubout</text:p>
          </table:table-cell>
          <table:table-cell office:value-type="string">
            <text:p>Hôpitaux - Facultés</text:p>
          </table:table-cell>
          <table:table-cell office:value-type="string">
            <text:p>Aiguelongue</text:p>
          </table:table-cell>
          <table:table-cell office:value-type="string">
            <text:p>04 67 02 68 58</text:p>
          </table:table-cell>
          <table:table-cell office:value-type="string">
            <text:p>04 67 79 81 54</text:p>
          </table:table-cell>
          <table:table-cell office:value-type="string">
            <text:p>mptdubout@mpt.ville-montpellier.fr</text:p>
          </table:table-cell>
          <table:table-cell table:number-columns-repeated="2"/>
          <table:table-cell office:value-type="string">
            <text:p>1359</text:p>
          </table:table-cell>
          <table:table-cell office:value-type="string">
            <text:p>43.6263469418</text:p>
          </table:table-cell>
          <table:table-cell office:value-type="string">
            <text:p>3.88253701780</text:p>
          </table:table-cell>
          <table:table-cell office:value-type="string">
            <text:p>1071</text:p>
          </table:table-cell>
          <table:table-cell/>
          <table:table-cell office:value-type="string">
            <text:p>avenue </text:p>
          </table:table-cell>
          <table:table-cell office:value-type="string">
            <text:p>de la Justice de Castelnau</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Aiguelongue</text:p>
          </table:table-cell>
          <table:table-cell office:value-type="string">
            <text:p>La Ronde ou 5 arrêt Aiguelongue</text:p>
          </table:table-cell>
          <table:table-cell office:value-type="string">
            <text:p>&lt;p&gt;&lt;strong&gt;Accueil et renseignements&lt;/strong&gt;&lt;br&gt;Du lundi au vendredi de 9h &amp;#224; 18h30&lt;/p&gt;</text:p>
          </table:table-cell>
          <table:table-cell/>
        </table:table-row>
        <table:table-row table:style-name="ro1">
          <table:table-cell office:value-type="float" office:value="304">
            <text:p>304</text:p>
          </table:table-cell>
          <table:table-cell office:value-type="string">
            <text:p>Maisons pour tous</text:p>
          </table:table-cell>
          <table:table-cell office:value-type="string">
            <text:p>Maison de quartier Emma Calvé</text:p>
          </table:table-cell>
          <table:table-cell office:value-type="string">
            <text:p>Hôpitaux - Facultés</text:p>
          </table:table-cell>
          <table:table-cell office:value-type="string">
            <text:p>Hôpitaux-Facultés</text:p>
          </table:table-cell>
          <table:table-cell table:number-columns-repeated="2" office:value-type="string">
            <text:p>04 67 04 08 42</text:p>
          </table:table-cell>
          <table:table-cell office:value-type="string">
            <text:p>mptdubout@mpt.ville-montpellier.fr</text:p>
          </table:table-cell>
          <table:table-cell/>
          <table:table-cell office:value-type="string">
            <text:p>Stationnement possible à l'intérieur de l'enceinte</text:p>
          </table:table-cell>
          <table:table-cell office:value-type="string">
            <text:p>1703</text:p>
          </table:table-cell>
          <table:table-cell office:value-type="string">
            <text:p>43.6306322830</text:p>
          </table:table-cell>
          <table:table-cell office:value-type="string">
            <text:p>3.85588050986</text:p>
          </table:table-cell>
          <table:table-cell table:number-columns-repeated="2"/>
          <table:table-cell office:value-type="string">
            <text:p>Impasse</text:p>
          </table:table-cell>
          <table:table-cell office:value-type="string">
            <text:p>des Acacia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Lapeyronnie</text:p>
          </table:table-cell>
          <table:table-cell/>
          <table:table-cell office:value-type="string">
            <text:p>&lt;p&gt;&lt;strong&gt;Accueil et renseignements&lt;/strong&gt;&lt;br&gt;Du lundi au vendredi de 9h &amp;#224; 12h et de 13h30 &amp;#224; 17h45&lt;/p&gt;</text:p>
          </table:table-cell>
          <table:table-cell/>
        </table:table-row>
        <table:table-row table:style-name="ro1">
          <table:table-cell office:value-type="float" office:value="305">
            <text:p>305</text:p>
          </table:table-cell>
          <table:table-cell office:value-type="string">
            <text:p>Maisons pour tous</text:p>
          </table:table-cell>
          <table:table-cell office:value-type="string">
            <text:p>Maison pour tous François Villon</text:p>
          </table:table-cell>
          <table:table-cell office:value-type="string">
            <text:p>Les Cévennes</text:p>
          </table:table-cell>
          <table:table-cell office:value-type="string">
            <text:p>Alco</text:p>
          </table:table-cell>
          <table:table-cell office:value-type="string">
            <text:p>04 67 45 04 57</text:p>
          </table:table-cell>
          <table:table-cell office:value-type="string">
            <text:p>04 67 40 12 52</text:p>
          </table:table-cell>
          <table:table-cell office:value-type="string">
            <text:p>mpt.f.villon@wanadoo.fr</text:p>
          </table:table-cell>
          <table:table-cell table:number-columns-repeated="2"/>
          <table:table-cell office:value-type="string">
            <text:p>1687</text:p>
          </table:table-cell>
          <table:table-cell office:value-type="string">
            <text:p>43.6153222380</text:p>
          </table:table-cell>
          <table:table-cell office:value-type="string">
            <text:p>3.83929175904</text:p>
          </table:table-cell>
          <table:table-cell table:number-columns-repeated="2"/>
          <table:table-cell office:value-type="string">
            <text:p>Rue </text:p>
          </table:table-cell>
          <table:table-cell office:value-type="string">
            <text:p>des Araucarias</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6 arrêt Pergola / 15 ou La Ronde arrêt Les Tonnelles / 16 arrêt Le Belvédère</text:p>
          </table:table-cell>
          <table:table-cell office:value-type="string">
            <text:p>&lt;p&gt;&lt;strong&gt;Accueil et renseignements&lt;/strong&gt;&lt;br&gt;Du lundi au vendredi de 9h &amp;#224; 12h et de 14h &amp;#224; 19h&lt;/p&gt; &lt;p&gt;Vendredi fermeture &amp;#224; 18h&lt;br&gt;Vacances scolaires fermeture &amp;#224; 18h15&lt;/p&gt;</text:p>
          </table:table-cell>
          <table:table-cell/>
        </table:table-row>
        <table:table-row table:style-name="ro1">
          <table:table-cell office:value-type="float" office:value="306">
            <text:p>306</text:p>
          </table:table-cell>
          <table:table-cell office:value-type="string">
            <text:p>Maisons pour tous</text:p>
          </table:table-cell>
          <table:table-cell office:value-type="string">
            <text:p>Maison pour tous Fanfonne Guillierme</text:p>
          </table:table-cell>
          <table:table-cell office:value-type="string">
            <text:p>Les Cévennes</text:p>
          </table:table-cell>
          <table:table-cell office:value-type="string">
            <text:p>Alco</text:p>
          </table:table-cell>
          <table:table-cell office:value-type="string">
            <text:p>04 67 04 23 10</text:p>
          </table:table-cell>
          <table:table-cell office:value-type="string">
            <text:p>04 67 04 03 10</text:p>
          </table:table-cell>
          <table:table-cell office:value-type="string">
            <text:p>mptguillierme@mpt.ville-montpellier.fr</text:p>
          </table:table-cell>
          <table:table-cell/>
          <table:table-cell office:value-type="string">
            <text:p>1 place réservée</text:p>
          </table:table-cell>
          <table:table-cell office:value-type="string">
            <text:p>1688</text:p>
          </table:table-cell>
          <table:table-cell office:value-type="string">
            <text:p>43.6224312070</text:p>
          </table:table-cell>
          <table:table-cell office:value-type="string">
            <text:p>3.84166316561</text:p>
          </table:table-cell>
          <table:table-cell table:number-columns-repeated="2"/>
          <table:table-cell office:value-type="string">
            <text:p>Rue</text:p>
          </table:table-cell>
          <table:table-cell office:value-type="string">
            <text:p>des Avant-Monts</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6 arrêts Sainte Geneviève ou Cévennes</text:p>
          </table:table-cell>
          <table:table-cell office:value-type="string">
            <text:p>&lt;p&gt;&lt;strong&gt;Accueil et renseignements&lt;/strong&gt;&lt;br&gt;du lundi au vendredi de 9h &amp;#224; 12h et de 14h &amp;#224; 19h&lt;/p&gt;</text:p>
          </table:table-cell>
          <table:table-cell/>
        </table:table-row>
        <table:table-row table:style-name="ro1">
          <table:table-cell office:value-type="float" office:value="307">
            <text:p>307</text:p>
          </table:table-cell>
          <table:table-cell office:value-type="string">
            <text:p>Maisons pour tous</text:p>
          </table:table-cell>
          <table:table-cell office:value-type="string">
            <text:p>Maison de quartier Jacques Prévert</text:p>
          </table:table-cell>
          <table:table-cell office:value-type="string">
            <text:p>Les Cévennes</text:p>
          </table:table-cell>
          <table:table-cell office:value-type="string">
            <text:p>Alco</text:p>
          </table:table-cell>
          <table:table-cell office:value-type="string">
            <text:p>04 67 04 23 10</text:p>
          </table:table-cell>
          <table:table-cell office:value-type="string">
            <text:p>04 67 04 03 10</text:p>
          </table:table-cell>
          <table:table-cell office:value-type="string">
            <text:p>mptguillierme@mpt.ville-montpellier.fr</text:p>
          </table:table-cell>
          <table:table-cell table:number-columns-repeated="2"/>
          <table:table-cell office:value-type="string">
            <text:p>1689</text:p>
          </table:table-cell>
          <table:table-cell office:value-type="string">
            <text:p>43.6122059176</text:p>
          </table:table-cell>
          <table:table-cell office:value-type="string">
            <text:p>3.85503324878</text:p>
          </table:table-cell>
          <table:table-cell office:value-type="string">
            <text:p>14</text:p>
          </table:table-cell>
          <table:table-cell/>
          <table:table-cell office:value-type="string">
            <text:p>rue </text:p>
          </table:table-cell>
          <table:table-cell office:value-type="string">
            <text:p>des Sureaux</text:p>
          </table:table-cell>
          <table:table-cell office:value-type="string">
            <text:p>Cité Astruc</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5 arrêt Cité Astruc</text:p>
          </table:table-cell>
          <table:table-cell office:value-type="string">
            <text:p>&lt;p&gt;&lt;strong&gt;Accueil et renseignements&lt;/strong&gt;&lt;br&gt;&lt;a id="523" href="#" title="Maison pour tous Fanfonne Guillierme " typelien="LienInterne" libelle_ancre="undefined"&gt;Maison pour tous Fanfonne Guillierme&lt;/a&gt;&lt;/p&gt;</text:p>
          </table:table-cell>
          <table:table-cell/>
        </table:table-row>
        <table:table-row table:style-name="ro1">
          <table:table-cell office:value-type="float" office:value="308">
            <text:p>308</text:p>
          </table:table-cell>
          <table:table-cell office:value-type="string">
            <text:p>Maisons pour tous</text:p>
          </table:table-cell>
          <table:table-cell office:value-type="string">
            <text:p>Maison pour tous Paul-Emile Victor</text:p>
          </table:table-cell>
          <table:table-cell office:value-type="string">
            <text:p>Les Cévennes</text:p>
          </table:table-cell>
          <table:table-cell office:value-type="string">
            <text:p>Alco</text:p>
          </table:table-cell>
          <table:table-cell office:value-type="string">
            <text:p>04 99 58 13 58</text:p>
          </table:table-cell>
          <table:table-cell office:value-type="string">
            <text:p>04 99 58 13 60</text:p>
          </table:table-cell>
          <table:table-cell office:value-type="string">
            <text:p>mpt.p.e.victor@wanadoo.fr</text:p>
          </table:table-cell>
          <table:table-cell table:number-columns-repeated="2"/>
          <table:table-cell office:value-type="string">
            <text:p>1700</text:p>
          </table:table-cell>
          <table:table-cell office:value-type="string">
            <text:p>43.6240649143</text:p>
          </table:table-cell>
          <table:table-cell office:value-type="string">
            <text:p>3.84289303227</text:p>
          </table:table-cell>
          <table:table-cell office:value-type="string">
            <text:p>1247</text:p>
          </table:table-cell>
          <table:table-cell/>
          <table:table-cell office:value-type="string">
            <text:p>avenue </text:p>
          </table:table-cell>
          <table:table-cell office:value-type="string">
            <text:p>du Professeur Louis Ravaz</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hâteau d'Ô</text:p>
          </table:table-cell>
          <table:table-cell office:value-type="string">
            <text:p>16 arrêt Sainte Geneviève / 7 arrêt Hôtel du Département</text:p>
          </table:table-cell>
          <table:table-cell office:value-type="string">
            <text:p>&lt;p&gt;&lt;strong&gt;Accueil et renseignements&lt;/strong&gt;&lt;br&gt;du lundi au jeudi de 9h &amp;#224; 12h30 et de 14h &amp;#224; 19h&lt;br&gt;Fermeture le vendredi &amp;#224; 18h&lt;/p&gt;</text:p>
          </table:table-cell>
          <table:table-cell/>
        </table:table-row>
        <table:table-row table:style-name="ro1">
          <table:table-cell office:value-type="float" office:value="309">
            <text:p>309</text:p>
          </table:table-cell>
          <table:table-cell office:value-type="string">
            <text:p>Maisons pour tous</text:p>
          </table:table-cell>
          <table:table-cell office:value-type="string">
            <text:p>Maison de quartier Jean-Pierre Chabrol</text:p>
          </table:table-cell>
          <table:table-cell office:value-type="string">
            <text:p>Les Cévennes</text:p>
          </table:table-cell>
          <table:table-cell office:value-type="string">
            <text:p>Alco</text:p>
          </table:table-cell>
          <table:table-cell office:value-type="string">
            <text:p>04 67 57 56 67</text:p>
          </table:table-cell>
          <table:table-cell office:value-type="string">
            <text:p>04 99 58 13 60</text:p>
          </table:table-cell>
          <table:table-cell office:value-type="string">
            <text:p>mpt.p.e.victor@wanadoo.fr</text:p>
          </table:table-cell>
          <table:table-cell table:number-columns-repeated="2"/>
          <table:table-cell office:value-type="string">
            <text:p>635</text:p>
          </table:table-cell>
          <table:table-cell office:value-type="string">
            <text:p>43.6227032854</text:p>
          </table:table-cell>
          <table:table-cell office:value-type="string">
            <text:p>3.84547728615</text:p>
          </table:table-cell>
          <table:table-cell office:value-type="string">
            <text:p>921</text:p>
          </table:table-cell>
          <table:table-cell/>
          <table:table-cell office:value-type="string">
            <text:p>avenue </text:p>
          </table:table-cell>
          <table:table-cell office:value-type="string">
            <text:p>du Professeur Louis Ravaz</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6 arrêt Cévennes</text:p>
          </table:table-cell>
          <table:table-cell office:value-type="string">
            <text:p>&lt;p&gt;&lt;strong&gt;Accueil et renseignements&lt;/strong&gt;&lt;br&gt;du lundi au vendredi de 9h &amp;#224; 12h et de 14h &amp;#224; 18h (sauf mardi matin)&lt;/p&gt;</text:p>
          </table:table-cell>
          <table:table-cell/>
        </table:table-row>
        <table:table-row table:style-name="ro1">
          <table:table-cell office:value-type="float" office:value="310">
            <text:p>310</text:p>
          </table:table-cell>
          <table:table-cell office:value-type="string">
            <text:p>Maisons pour tous</text:p>
          </table:table-cell>
          <table:table-cell office:value-type="string">
            <text:p>Maison pour tous Marcel Pagnol</text:p>
          </table:table-cell>
          <table:table-cell office:value-type="string">
            <text:p>Les Cévennes</text:p>
          </table:table-cell>
          <table:table-cell office:value-type="string">
            <text:p>La Chamberte</text:p>
          </table:table-cell>
          <table:table-cell office:value-type="string">
            <text:p>04 67 42 98 51</text:p>
          </table:table-cell>
          <table:table-cell office:value-type="string">
            <text:p>04 67 42 52 38</text:p>
          </table:table-cell>
          <table:table-cell office:value-type="string">
            <text:p>mptmpagnol@orange.fr</text:p>
          </table:table-cell>
          <table:table-cell table:number-columns-repeated="2"/>
          <table:table-cell office:value-type="string">
            <text:p>1691</text:p>
          </table:table-cell>
          <table:table-cell office:value-type="string">
            <text:p>43.6014084486</text:p>
          </table:table-cell>
          <table:table-cell office:value-type="string">
            <text:p>3.85048657842</text:p>
          </table:table-cell>
          <table:table-cell office:value-type="string">
            <text:p>64</text:p>
          </table:table-cell>
          <table:table-cell/>
          <table:table-cell office:value-type="string">
            <text:p>route </text:p>
          </table:table-cell>
          <table:table-cell office:value-type="string">
            <text:p>de Lavérune</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6 arrêt Terminus / 11 arrêt Cité Valette</text:p>
          </table:table-cell>
          <table:table-cell office:value-type="string">
            <text:p>&lt;p&gt;&lt;strong&gt;Accueil et renseignements&lt;/strong&gt;&lt;br&gt;Du lundi au vendredi de 8h45 &amp;#224;&amp;#160;20h&lt;/p&gt;</text:p>
          </table:table-cell>
          <table:table-cell/>
        </table:table-row>
        <table:table-row table:style-name="ro1">
          <table:table-cell office:value-type="float" office:value="311">
            <text:p>311</text:p>
          </table:table-cell>
          <table:table-cell office:value-type="string">
            <text:p>Maisons pour tous</text:p>
          </table:table-cell>
          <table:table-cell office:value-type="string">
            <text:p>Maison pour tous André Chamson</text:p>
          </table:table-cell>
          <table:table-cell office:value-type="string">
            <text:p>Les Cévennes</text:p>
          </table:table-cell>
          <table:table-cell office:value-type="string">
            <text:p>La Martelle</text:p>
          </table:table-cell>
          <table:table-cell office:value-type="string">
            <text:p>04 67 75 10 55</text:p>
          </table:table-cell>
          <table:table-cell office:value-type="string">
            <text:p>04 67 75 09 60</text:p>
          </table:table-cell>
          <table:table-cell office:value-type="string">
            <text:p>mpt.a.chamson@wanadoo.fr</text:p>
          </table:table-cell>
          <table:table-cell/>
          <table:table-cell office:value-type="string">
            <text:p>stationnement tout public</text:p>
          </table:table-cell>
          <table:table-cell office:value-type="string">
            <text:p>593</text:p>
          </table:table-cell>
          <table:table-cell office:value-type="string">
            <text:p>43.6092636044</text:p>
          </table:table-cell>
          <table:table-cell office:value-type="string">
            <text:p>3.83528421130</text:p>
          </table:table-cell>
          <table:table-cell office:value-type="string">
            <text:p>105</text:p>
          </table:table-cell>
          <table:table-cell/>
          <table:table-cell office:value-type="string">
            <text:p>rue </text:p>
          </table:table-cell>
          <table:table-cell office:value-type="string">
            <text:p>Gustave Eiffel</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7 arrêts M. Teste ou La Martellière</text:p>
          </table:table-cell>
          <table:table-cell office:value-type="string">
            <text:p>&lt;p&gt;&lt;strong&gt;Accueil et renseignements&lt;/strong&gt;&lt;br&gt;Lundi, mardi et jeudi de 9h &amp;#224; 12h et de 14h &amp;#224; 20h30&lt;br&gt;mercredi de 9h &amp;#224; 20h30&lt;br&gt;vendredi de 9h &amp;#224; 12h et de 14h &amp;#224; 19h&lt;/p&gt;</text:p>
          </table:table-cell>
          <table:table-cell/>
        </table:table-row>
        <table:table-row table:style-name="ro1">
          <table:table-cell office:value-type="float" office:value="312">
            <text:p>312</text:p>
          </table:table-cell>
          <table:table-cell office:value-type="string">
            <text:p>Maisons pour tous</text:p>
          </table:table-cell>
          <table:table-cell office:value-type="string">
            <text:p>Maison de quartier Antoine de Saint Exupéry</text:p>
          </table:table-cell>
          <table:table-cell office:value-type="string">
            <text:p>Les Cévennes</text:p>
          </table:table-cell>
          <table:table-cell office:value-type="string">
            <text:p>La Martelle</text:p>
          </table:table-cell>
          <table:table-cell office:value-type="string">
            <text:p>04 67 47 30 90</text:p>
          </table:table-cell>
          <table:table-cell office:value-type="string">
            <text:p>04 67 07 98 32</text:p>
          </table:table-cell>
          <table:table-cell office:value-type="string">
            <text:p>mpt.saint.exupery@wanadoo.fr</text:p>
          </table:table-cell>
          <table:table-cell/>
          <table:table-cell office:value-type="string">
            <text:p>Stationnement tout public</text:p>
          </table:table-cell>
          <table:table-cell office:value-type="string">
            <text:p>1692</text:p>
          </table:table-cell>
          <table:table-cell office:value-type="string">
            <text:p>43.5979090243</text:p>
          </table:table-cell>
          <table:table-cell office:value-type="string">
            <text:p>3.83884469638</text:p>
          </table:table-cell>
          <table:table-cell office:value-type="string">
            <text:p>130</text:p>
          </table:table-cell>
          <table:table-cell/>
          <table:table-cell office:value-type="string">
            <text:p>allée </text:p>
          </table:table-cell>
          <table:table-cell office:value-type="string">
            <text:p>du Briol</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7, 11 et La Ronde arrêt Les Bouisses / 11 <text:s/>et la Ronde arrêt Paul Fajon</text:p>
          </table:table-cell>
          <table:table-cell office:value-type="string">
            <text:p>&lt;p&gt;&lt;strong&gt;Accueil et renseignements&lt;/strong&gt;&lt;br&gt;du lundi au vendredi de 9h &amp;#224; 12h et de 14h &amp;#224; 19h&lt;/p&gt;</text:p>
          </table:table-cell>
          <table:table-cell/>
        </table:table-row>
        <table:table-row table:style-name="ro2">
          <table:table-cell office:value-type="float" office:value="313">
            <text:p>313</text:p>
          </table:table-cell>
          <table:table-cell office:value-type="string">
            <text:p>Maisons pour tous</text:p>
          </table:table-cell>
          <table:table-cell office:value-type="string">
            <text:p>Maison pour tous Joseph Ricôme</text:p>
          </table:table-cell>
          <table:table-cell office:value-type="string">
            <text:p>Montpellier Centre</text:p>
          </table:table-cell>
          <table:table-cell office:value-type="string">
            <text:p>Les Arceaux</text:p>
          </table:table-cell>
          <table:table-cell office:value-type="string">
            <text:p>04 67 58 71 96</text:p>
          </table:table-cell>
          <table:table-cell office:value-type="string">
            <text:p>04 67 58 23 99</text:p>
          </table:table-cell>
          <table:table-cell office:value-type="string">
            <text:p>mpt.j.ricome@wanadoo.fr</text:p>
          </table:table-cell>
          <table:table-cell table:number-columns-repeated="2"/>
          <table:table-cell office:value-type="string">
            <text:p>1699</text:p>
          </table:table-cell>
          <table:table-cell office:value-type="string">
            <text:p>43.6084823442</text:p>
          </table:table-cell>
          <table:table-cell office:value-type="string">
            <text:p>3.86644361593</text:p>
          </table:table-cell>
          <table:table-cell office:value-type="string">
            <text:p>7</text:p>
          </table:table-cell>
          <table:table-cell/>
          <table:table-cell office:value-type="string">
            <text:p>rue </text:p>
          </table:table-cell>
          <table:table-cell office:value-type="string">
            <text:p>Pagès</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1 arrêt Renouvier / 15 arrêt Plan Cabanes</text:p>
            <text:p/>
          </table:table-cell>
          <table:table-cell office:value-type="string">
            <text:p>&lt;p&gt;&lt;strong&gt;Accueil et renseignements&lt;/strong&gt;&lt;br&gt;du lundi au vendredi de 9h &amp;#224; 19h&lt;/p&gt;</text:p>
          </table:table-cell>
          <table:table-cell/>
        </table:table-row>
        <table:table-row table:style-name="ro1">
          <table:table-cell office:value-type="float" office:value="314">
            <text:p>314</text:p>
          </table:table-cell>
          <table:table-cell office:value-type="string">
            <text:p>Maisons pour tous</text:p>
          </table:table-cell>
          <table:table-cell office:value-type="string">
            <text:p>Maison de quartier Frédéric Chopin</text:p>
          </table:table-cell>
          <table:table-cell office:value-type="string">
            <text:p>Montpellier Centre</text:p>
          </table:table-cell>
          <table:table-cell office:value-type="string">
            <text:p>Les Beaux-Arts</text:p>
          </table:table-cell>
          <table:table-cell office:value-type="string">
            <text:p>04 67 72 61 83</text:p>
          </table:table-cell>
          <table:table-cell office:value-type="string">
            <text:p>04 67 72 61 61</text:p>
          </table:table-cell>
          <table:table-cell office:value-type="string">
            <text:p>mpt.f.chopin@wanadoo.fr</text:p>
          </table:table-cell>
          <table:table-cell table:number-columns-repeated="2"/>
          <table:table-cell office:value-type="string">
            <text:p>746</text:p>
          </table:table-cell>
          <table:table-cell office:value-type="string">
            <text:p>43.6161723445</text:p>
          </table:table-cell>
          <table:table-cell office:value-type="string">
            <text:p>3.88404682445</text:p>
          </table:table-cell>
          <table:table-cell office:value-type="string">
            <text:p>1</text:p>
          </table:table-cell>
          <table:table-cell/>
          <table:table-cell office:value-type="string">
            <text:p>rue </text:p>
          </table:table-cell>
          <table:table-cell office:value-type="string">
            <text:p>du Marché aux Bestiaux</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rum / ligne 2 station Beaux-Arts</text:p>
          </table:table-cell>
          <table:table-cell/>
          <table:table-cell office:value-type="string">
            <text:p>&lt;p&gt;&lt;strong&gt;Accueil et renseignements&lt;/strong&gt;&lt;br&gt;Du lundi au vendredi de 9h &amp;#224; 12h et de 14h &amp;#224; 19h&lt;/p&gt;</text:p>
          </table:table-cell>
          <table:table-cell/>
        </table:table-row>
        <table:table-row table:style-name="ro1">
          <table:table-cell office:value-type="float" office:value="315">
            <text:p>315</text:p>
          </table:table-cell>
          <table:table-cell office:value-type="string">
            <text:p>Maisons pour tous</text:p>
          </table:table-cell>
          <table:table-cell office:value-type="string">
            <text:p>Maison pour tous Albertine Sarrazin</text:p>
          </table:table-cell>
          <table:table-cell office:value-type="string">
            <text:p>Montpellier Centre</text:p>
          </table:table-cell>
          <table:table-cell office:value-type="string">
            <text:p>Figuerolles</text:p>
          </table:table-cell>
          <table:table-cell office:value-type="string">
            <text:p>04 67 27 24 66</text:p>
          </table:table-cell>
          <table:table-cell office:value-type="string">
            <text:p>04 67 69 48 72</text:p>
          </table:table-cell>
          <table:table-cell office:value-type="string">
            <text:p>mpt.f.malherbe@wanadoo.fr</text:p>
          </table:table-cell>
          <table:table-cell table:number-columns-repeated="2"/>
          <table:table-cell office:value-type="string">
            <text:p>1705</text:p>
          </table:table-cell>
          <table:table-cell office:value-type="string">
            <text:p>43.6053044434</text:p>
          </table:table-cell>
          <table:table-cell office:value-type="string">
            <text:p>3.85946169556</text:p>
          </table:table-cell>
          <table:table-cell office:value-type="string">
            <text:p>43</text:p>
          </table:table-cell>
          <table:table-cell/>
          <table:table-cell office:value-type="string">
            <text:p>rue</text:p>
          </table:table-cell>
          <table:table-cell office:value-type="string">
            <text:p>Tour Gayraud</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1 arrêt Claret</text:p>
          </table:table-cell>
          <table:table-cell office:value-type="string">
            <text:p>&lt;p&gt;&lt;strong&gt;Accueil et renseignements&lt;/strong&gt;&lt;br&gt;du lundi au vendredi de 9h &amp;#224; 12h et de 14h &amp;#224; 18h&lt;/p&gt;</text:p>
          </table:table-cell>
          <table:table-cell/>
        </table:table-row>
        <table:table-row table:style-name="ro1">
          <table:table-cell office:value-type="float" office:value="316">
            <text:p>316</text:p>
          </table:table-cell>
          <table:table-cell office:value-type="string">
            <text:p>Maisons pour tous</text:p>
          </table:table-cell>
          <table:table-cell office:value-type="string">
            <text:p>Maison pour tous Voltaire</text:p>
          </table:table-cell>
          <table:table-cell office:value-type="string">
            <text:p>Montpellier Centre</text:p>
          </table:table-cell>
          <table:table-cell office:value-type="string">
            <text:p>Gares</text:p>
          </table:table-cell>
          <table:table-cell office:value-type="string">
            <text:p>04 99 52 68 45</text:p>
          </table:table-cell>
          <table:table-cell office:value-type="string">
            <text:p>04 99 52 68 46</text:p>
          </table:table-cell>
          <table:table-cell office:value-type="string">
            <text:p>mpt.voltaire@numericable.fr</text:p>
          </table:table-cell>
          <table:table-cell table:number-columns-repeated="2"/>
          <table:table-cell office:value-type="string">
            <text:p>1704</text:p>
          </table:table-cell>
          <table:table-cell office:value-type="string">
            <text:p>43.6041871129</text:p>
          </table:table-cell>
          <table:table-cell office:value-type="string">
            <text:p>3.88875067640</text:p>
          </table:table-cell>
          <table:table-cell office:value-type="string">
            <text:p>3</text:p>
          </table:table-cell>
          <table:table-cell/>
          <table:table-cell office:value-type="string">
            <text:p>Square </text:p>
          </table:table-cell>
          <table:table-cell office:value-type="string">
            <text:p>Jean Monnet</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Voltaire</text:p>
          </table:table-cell>
          <table:table-cell/>
          <table:table-cell office:value-type="string">
            <text:p>&lt;p&gt;&lt;strong&gt;Accueil et renseignements&lt;/strong&gt;&lt;br&gt;du lundi au vendredi de 9h &amp;#224; 19h&lt;br&gt;vendredi fermeture &amp;#224; 18h&amp;#160;&lt;/p&gt;</text:p>
          </table:table-cell>
          <table:table-cell/>
        </table:table-row>
        <table:table-row table:style-name="ro1">
          <table:table-cell office:value-type="float" office:value="317">
            <text:p>317</text:p>
          </table:table-cell>
          <table:table-cell office:value-type="string">
            <text:p>Maisons pour tous</text:p>
          </table:table-cell>
          <table:table-cell office:value-type="string">
            <text:p>Maison pour tous George Sand</text:p>
          </table:table-cell>
          <table:table-cell office:value-type="string">
            <text:p>Montpellier Centre</text:p>
          </table:table-cell>
          <table:table-cell office:value-type="string">
            <text:p>Les Aubes</text:p>
          </table:table-cell>
          <table:table-cell office:value-type="string">
            <text:p>04 67 79 22 18</text:p>
          </table:table-cell>
          <table:table-cell office:value-type="string">
            <text:p>04 67 79 71 64</text:p>
          </table:table-cell>
          <table:table-cell office:value-type="string">
            <text:p>mpt.sand@wanadoo.fr</text:p>
          </table:table-cell>
          <table:table-cell table:number-columns-repeated="2"/>
          <table:table-cell office:value-type="string">
            <text:p>1701</text:p>
          </table:table-cell>
          <table:table-cell office:value-type="string">
            <text:p>43.6188500475</text:p>
          </table:table-cell>
          <table:table-cell office:value-type="string">
            <text:p>3.89401291396</text:p>
          </table:table-cell>
          <table:table-cell office:value-type="string">
            <text:p>25</text:p>
          </table:table-cell>
          <table:table-cell office:value-type="string">
            <text:p>Bis</text:p>
          </table:table-cell>
          <table:table-cell office:value-type="string">
            <text:p>avenue </text:p>
          </table:table-cell>
          <table:table-cell office:value-type="string">
            <text:p>Saint André de Novigen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Les Aubes / Correspondance tramway ligne 1 station Léon Blum</text:p>
          </table:table-cell>
          <table:table-cell office:value-type="string">
            <text:p>14 arrêts Rimbaud ou Palombes</text:p>
          </table:table-cell>
          <table:table-cell office:value-type="string">
            <text:p>&lt;p&gt;&lt;strong&gt;Accueil et renseignements&lt;/strong&gt;&lt;br&gt;du lundi au vendredi de 9h &amp;#224; 12h et de 14h &amp;#224; 19h&lt;/p&gt;</text:p>
          </table:table-cell>
          <table:table-cell/>
        </table:table-row>
        <table:table-row table:style-name="ro1">
          <table:table-cell office:value-type="float" office:value="318">
            <text:p>318</text:p>
          </table:table-cell>
          <table:table-cell office:value-type="string">
            <text:p>Maisons pour tous</text:p>
          </table:table-cell>
          <table:table-cell office:value-type="string">
            <text:p>Maison pour tous Marie Curie</text:p>
          </table:table-cell>
          <table:table-cell office:value-type="string">
            <text:p>Mosson</text:p>
          </table:table-cell>
          <table:table-cell office:value-type="string">
            <text:p>Celleneuve</text:p>
          </table:table-cell>
          <table:table-cell office:value-type="string">
            <text:p>04 67 75 10 34</text:p>
          </table:table-cell>
          <table:table-cell office:value-type="string">
            <text:p>04 67 75 36 19</text:p>
          </table:table-cell>
          <table:table-cell office:value-type="string">
            <text:p>mptmcurie@mpt.ville-montpellier.fr</text:p>
          </table:table-cell>
          <table:table-cell table:number-columns-repeated="2"/>
          <table:table-cell office:value-type="string">
            <text:p>1729</text:p>
          </table:table-cell>
          <table:table-cell office:value-type="string">
            <text:p>43.6126493760</text:p>
          </table:table-cell>
          <table:table-cell office:value-type="string">
            <text:p>3.83057738457</text:p>
          </table:table-cell>
          <table:table-cell office:value-type="string">
            <text:p>13</text:p>
          </table:table-cell>
          <table:table-cell/>
          <table:table-cell office:value-type="string">
            <text:p>allée </text:p>
          </table:table-cell>
          <table:table-cell office:value-type="string">
            <text:p>Antonin Chauliac</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5 et 25 arrêt Marie Curie</text:p>
          </table:table-cell>
          <table:table-cell office:value-type="string">
            <text:p>&lt;p&gt;&lt;strong&gt;Accueil et renseignements&lt;/strong&gt;&lt;br&gt;Du lundi au vendredi de 9h &amp;#224; 12h30 et de 13h30 &amp;#224; 19h&lt;/p&gt;</text:p>
          </table:table-cell>
          <table:table-cell/>
        </table:table-row>
        <table:table-row table:style-name="ro1">
          <table:table-cell office:value-type="float" office:value="319">
            <text:p>319</text:p>
          </table:table-cell>
          <table:table-cell office:value-type="string">
            <text:p>Maisons pour tous</text:p>
          </table:table-cell>
          <table:table-cell office:value-type="string">
            <text:p>Maison pour tous Georges Brassens</text:p>
          </table:table-cell>
          <table:table-cell office:value-type="string">
            <text:p>Mosson</text:p>
          </table:table-cell>
          <table:table-cell office:value-type="string">
            <text:p>Les Hauts de Massane</text:p>
          </table:table-cell>
          <table:table-cell office:value-type="string">
            <text:p>04 67 40 40 11</text:p>
          </table:table-cell>
          <table:table-cell office:value-type="string">
            <text:p>04 67 45 18 88</text:p>
          </table:table-cell>
          <table:table-cell office:value-type="string">
            <text:p>mptbrassens@mpt.ville-montpellier.fr</text:p>
          </table:table-cell>
          <table:table-cell/>
          <table:table-cell office:value-type="string">
            <text:p>Parking tout public</text:p>
          </table:table-cell>
          <table:table-cell office:value-type="string">
            <text:p>1492</text:p>
          </table:table-cell>
          <table:table-cell office:value-type="string">
            <text:p>43.6421885569</text:p>
          </table:table-cell>
          <table:table-cell office:value-type="string">
            <text:p>3.81800071487</text:p>
          </table:table-cell>
          <table:table-cell table:number-columns-repeated="2"/>
          <table:table-cell office:value-type="string">
            <text:p>Place</text:p>
          </table:table-cell>
          <table:table-cell office:value-type="string">
            <text:p>Jacques-Brel</text:p>
          </table:table-cell>
          <table:table-cell office:value-type="string">
            <text:p>Les Hauts de Massan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office:value-type="string">
            <text:p>AUX_NORMES</text:p>
          </table:table-cell>
          <table:table-cell table:number-columns-repeated="4"/>
          <table:table-cell office:value-type="string">
            <text:p>ligne 1 station Hauts de Massane</text:p>
          </table:table-cell>
          <table:table-cell office:value-type="string">
            <text:p>15 arrêt Place d'Italie</text:p>
          </table:table-cell>
          <table:table-cell office:value-type="string">
            <text:p>&lt;p&gt;&lt;strong&gt;Accueil et renseignement &lt;/strong&gt;&lt;br&gt;du lundi au vendredi de 9h &amp;#224; 19h30&lt;/p&gt;</text:p>
          </table:table-cell>
          <table:table-cell/>
        </table:table-row>
        <table:table-row table:style-name="ro1">
          <table:table-cell office:value-type="float" office:value="320">
            <text:p>320</text:p>
          </table:table-cell>
          <table:table-cell office:value-type="string">
            <text:p>Maisons pour tous</text:p>
          </table:table-cell>
          <table:table-cell office:value-type="string">
            <text:p>Maison pour tous Léo Lagrange</text:p>
          </table:table-cell>
          <table:table-cell office:value-type="string">
            <text:p>Mosson</text:p>
          </table:table-cell>
          <table:table-cell office:value-type="string">
            <text:p>Mosson</text:p>
          </table:table-cell>
          <table:table-cell office:value-type="string">
            <text:p>04 67 40 33 57</text:p>
          </table:table-cell>
          <table:table-cell office:value-type="string">
            <text:p>04 67 40 13 69</text:p>
          </table:table-cell>
          <table:table-cell office:value-type="string">
            <text:p>mptlagrange@mpt.ville-montpellier.fr</text:p>
          </table:table-cell>
          <table:table-cell/>
          <table:table-cell office:value-type="string">
            <text:p>Parking tout public</text:p>
          </table:table-cell>
          <table:table-cell office:value-type="string">
            <text:p>1685</text:p>
          </table:table-cell>
          <table:table-cell office:value-type="string">
            <text:p>43.6284160621</text:p>
          </table:table-cell>
          <table:table-cell office:value-type="string">
            <text:p>3.81663097976</text:p>
          </table:table-cell>
          <table:table-cell office:value-type="string">
            <text:p>155</text:p>
          </table:table-cell>
          <table:table-cell/>
          <table:table-cell office:value-type="string">
            <text:p>avenue </text:p>
          </table:table-cell>
          <table:table-cell office:value-type="string">
            <text:p>de Bologne</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Halles de la Paillade</text:p>
          </table:table-cell>
          <table:table-cell office:value-type="string">
            <text:p>15 arrêt Halles de la Paillade</text:p>
          </table:table-cell>
          <table:table-cell office:value-type="string">
            <text:p>&lt;p&gt;&lt;strong&gt;Accueil et renseignements&lt;/strong&gt;&lt;br&gt;du lundi au vendredi de 9h &amp;#224; 12h30 et de 13h30 &amp;#224; 22h&lt;/p&gt;</text:p>
          </table:table-cell>
          <table:table-cell/>
        </table:table-row>
        <table:table-row table:style-name="ro1">
          <table:table-cell office:value-type="float" office:value="321">
            <text:p>321</text:p>
          </table:table-cell>
          <table:table-cell office:value-type="string">
            <text:p>Maisons pour tous</text:p>
          </table:table-cell>
          <table:table-cell office:value-type="string">
            <text:p>Maison pour tous Mélina Mercouri</text:p>
          </table:table-cell>
          <table:table-cell office:value-type="string">
            <text:p>Port Marianne</text:p>
          </table:table-cell>
          <table:table-cell office:value-type="string">
            <text:p>Millénaire</text:p>
          </table:table-cell>
          <table:table-cell office:value-type="string">
            <text:p>04 99 92 23 80</text:p>
          </table:table-cell>
          <table:table-cell office:value-type="string">
            <text:p>04 99 92 23 81</text:p>
          </table:table-cell>
          <table:table-cell office:value-type="string">
            <text:p>mpt.mercouri@wanadoo.fr</text:p>
          </table:table-cell>
          <table:table-cell table:number-columns-repeated="2"/>
          <table:table-cell office:value-type="string">
            <text:p>1707</text:p>
          </table:table-cell>
          <table:table-cell office:value-type="string">
            <text:p>43.6136894469</text:p>
          </table:table-cell>
          <table:table-cell office:value-type="string">
            <text:p>3.90831993964</text:p>
          </table:table-cell>
          <table:table-cell office:value-type="string">
            <text:p>842</text:p>
          </table:table-cell>
          <table:table-cell/>
          <table:table-cell office:value-type="string">
            <text:p>rue</text:p>
          </table:table-cell>
          <table:table-cell office:value-type="string">
            <text:p>de la Vieille Post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9 ou La Ronde arrêt Pinville</text:p>
          </table:table-cell>
          <table:table-cell office:value-type="string">
            <text:p>&lt;p&gt;&lt;strong&gt;Accueil et renseignements&lt;/strong&gt;&lt;br&gt;Du lundi au vendredi de 9h &amp;#224; 12h30 et de 14h &amp;#224; 19h30&lt;/p&gt; &lt;p&gt;Vendredi fermeture &amp;#224; 18h30&lt;/p&gt;</text:p>
          </table:table-cell>
          <table:table-cell/>
        </table:table-row>
        <table:table-row table:style-name="ro1">
          <table:table-cell office:value-type="float" office:value="322">
            <text:p>322</text:p>
          </table:table-cell>
          <table:table-cell office:value-type="string">
            <text:p>Maisons pour tous</text:p>
          </table:table-cell>
          <table:table-cell office:value-type="string">
            <text:p>Maison de quartier Pierre Azéma</text:p>
          </table:table-cell>
          <table:table-cell office:value-type="string">
            <text:p>Port Marianne</text:p>
          </table:table-cell>
          <table:table-cell office:value-type="string">
            <text:p>La Pompignane</text:p>
          </table:table-cell>
          <table:table-cell office:value-type="string">
            <text:p>04 67 02 48 52</text:p>
          </table:table-cell>
          <table:table-cell office:value-type="string">
            <text:p>04 67 02 12 89</text:p>
          </table:table-cell>
          <table:table-cell office:value-type="string">
            <text:p>mpt.azema@wanadoo.fr</text:p>
          </table:table-cell>
          <table:table-cell table:number-columns-repeated="2"/>
          <table:table-cell office:value-type="string">
            <text:p>1697</text:p>
          </table:table-cell>
          <table:table-cell office:value-type="string">
            <text:p>43.6192482846</text:p>
          </table:table-cell>
          <table:table-cell office:value-type="string">
            <text:p>3.90030697259</text:p>
          </table:table-cell>
          <table:table-cell office:value-type="string">
            <text:p>35</text:p>
          </table:table-cell>
          <table:table-cell/>
          <table:table-cell office:value-type="string">
            <text:p>rue </text:p>
          </table:table-cell>
          <table:table-cell office:value-type="string">
            <text:p>André Malraux</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9 arrêt André Malraux / La Ronde arrêt Sémard</text:p>
          </table:table-cell>
          <table:table-cell office:value-type="string">
            <text:p>&lt;p&gt;&lt;strong&gt;Accueil et renseignements&lt;/strong&gt;&lt;br&gt;du lundi au&amp;#160;jeudi de 9h &amp;#224; 12h et de 14h &amp;#224; 19h &lt;br&gt;vendredi de 9h &amp;#224; 12h et de 14h &amp;#224; 18h&lt;/p&gt;</text:p>
          </table:table-cell>
          <table:table-cell/>
        </table:table-row>
        <table:table-row table:style-name="ro1">
          <table:table-cell office:value-type="float" office:value="323">
            <text:p>323</text:p>
          </table:table-cell>
          <table:table-cell office:value-type="string">
            <text:p>Maisons pour tous</text:p>
          </table:table-cell>
          <table:table-cell office:value-type="string">
            <text:p>Maison pour tous Boris Vian</text:p>
          </table:table-cell>
          <table:table-cell office:value-type="string">
            <text:p>Prés d'Arènes</text:p>
          </table:table-cell>
          <table:table-cell office:value-type="string">
            <text:p>Les Aiguerelles</text:p>
          </table:table-cell>
          <table:table-cell office:value-type="string">
            <text:p>04 67 64 14 67</text:p>
          </table:table-cell>
          <table:table-cell office:value-type="string">
            <text:p>04 67 22 51 30</text:p>
          </table:table-cell>
          <table:table-cell office:value-type="string">
            <text:p>mpt.b.vian@wanadoo.fr</text:p>
          </table:table-cell>
          <table:table-cell table:number-columns-repeated="2"/>
          <table:table-cell office:value-type="string">
            <text:p>1696</text:p>
          </table:table-cell>
          <table:table-cell office:value-type="string">
            <text:p>43.5965611721</text:p>
          </table:table-cell>
          <table:table-cell office:value-type="string">
            <text:p>3.89105120385</text:p>
          </table:table-cell>
          <table:table-cell office:value-type="string">
            <text:p>14</text:p>
          </table:table-cell>
          <table:table-cell/>
          <table:table-cell office:value-type="string">
            <text:p>rue </text:p>
          </table:table-cell>
          <table:table-cell office:value-type="string">
            <text:p>de l'Améthyste</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Moularès</text:p>
          </table:table-cell>
          <table:table-cell office:value-type="string">
            <text:p>8 arrêt Jean Mirailhet ou Collège les Aiguerelles</text:p>
          </table:table-cell>
          <table:table-cell office:value-type="string">
            <text:p>&lt;p&gt;&lt;strong&gt;Accueil et renseignements&lt;/strong&gt;&lt;br&gt;Du lundi au&amp;#160;jeudi&amp;#160;de 9h &amp;#224; 12h et de 14h &amp;#224; 19h&lt;br&gt;Vendredi fermeture &amp;#224; 18h&lt;/p&gt;</text:p>
          </table:table-cell>
          <table:table-cell/>
        </table:table-row>
        <table:table-row table:style-name="ro3">
          <table:table-cell office:value-type="float" office:value="324">
            <text:p>324</text:p>
          </table:table-cell>
          <table:table-cell office:value-type="string">
            <text:p>Maisons pour tous</text:p>
          </table:table-cell>
          <table:table-cell office:value-type="string">
            <text:p>Maison pour tous L'Escoutaïre</text:p>
          </table:table-cell>
          <table:table-cell office:value-type="string">
            <text:p>Prés d'Arènes</text:p>
          </table:table-cell>
          <table:table-cell office:value-type="string">
            <text:p>Saint Martin</text:p>
          </table:table-cell>
          <table:table-cell office:value-type="string">
            <text:p>04 67 65 32 70</text:p>
          </table:table-cell>
          <table:table-cell office:value-type="string">
            <text:p>04 67 22 52 45</text:p>
          </table:table-cell>
          <table:table-cell office:value-type="string">
            <text:p>mpt.escoutaire@wanadoo.fr</text:p>
          </table:table-cell>
          <table:table-cell table:number-columns-repeated="2"/>
          <table:table-cell office:value-type="string">
            <text:p>1393</text:p>
          </table:table-cell>
          <table:table-cell office:value-type="string">
            <text:p>43.5953126608</text:p>
          </table:table-cell>
          <table:table-cell office:value-type="string">
            <text:p>3.88462633887</text:p>
          </table:table-cell>
          <table:table-cell office:value-type="string">
            <text:p>67</text:p>
          </table:table-cell>
          <table:table-cell/>
          <table:table-cell office:value-type="string">
            <text:p>rue </text:p>
          </table:table-cell>
          <table:table-cell office:value-type="string">
            <text:p>des Razeteurs</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2 arrêt Razeteurs</text:p>
            <text:p>16 arrêt Lucullus</text:p>
            <text:p/>
          </table:table-cell>
          <table:table-cell office:value-type="string">
            <text:p>&lt;p&gt;&lt;strong&gt;Accueil et renseignements&lt;/strong&gt;&lt;br&gt;Du lundi au jeudi de 9h &amp;#224; 19h&lt;br&gt;vendredi de 9h &amp;#224; 18h&lt;/p&gt;</text:p>
          </table:table-cell>
          <table:table-cell/>
        </table:table-row>
        <table:table-row table:style-name="ro1">
          <table:table-cell office:value-type="float" office:value="325">
            <text:p>325</text:p>
          </table:table-cell>
          <table:table-cell office:value-type="string">
            <text:p>Maisons pour tous</text:p>
          </table:table-cell>
          <table:table-cell office:value-type="string">
            <text:p>Maison de quartier Jean-Pierre Caillens</text:p>
          </table:table-cell>
          <table:table-cell office:value-type="string">
            <text:p>Prés d'Arènes</text:p>
          </table:table-cell>
          <table:table-cell office:value-type="string">
            <text:p>Tournezy</text:p>
          </table:table-cell>
          <table:table-cell office:value-type="string">
            <text:p>04 67 42 63 04</text:p>
          </table:table-cell>
          <table:table-cell office:value-type="string">
            <text:p>04 67 27 62 08</text:p>
          </table:table-cell>
          <table:table-cell office:value-type="string">
            <text:p>mpt.caillens@wanadoo.fr</text:p>
          </table:table-cell>
          <table:table-cell table:number-columns-repeated="2"/>
          <table:table-cell office:value-type="string">
            <text:p>1695</text:p>
          </table:table-cell>
          <table:table-cell office:value-type="string">
            <text:p>43.5809853269</text:p>
          </table:table-cell>
          <table:table-cell office:value-type="string">
            <text:p>3.87698848944</text:p>
          </table:table-cell>
          <table:table-cell table:number-columns-repeated="2"/>
          <table:table-cell office:value-type="string">
            <text:p>Place </text:p>
          </table:table-cell>
          <table:table-cell office:value-type="string">
            <text:p>de Tibériade</text:p>
          </table:table-cell>
          <table:table-cell office:value-type="string">
            <text:p>Tournezy</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6 arrêts Mas Saint Pierre ou Montels l'Eglise</text:p>
          </table:table-cell>
          <table:table-cell office:value-type="string">
            <text:p>&lt;p&gt;&lt;strong&gt;Accueil et renseignements&lt;/strong&gt;&lt;br&gt;du lundi au vendredi de 9h &amp;#224; 12h et de 14h &amp;#224; 18h&lt;/p&gt;</text:p>
          </table:table-cell>
          <table:table-cell/>
        </table:table-row>
        <table:table-row table:style-name="ro1">
          <table:table-cell office:value-type="float" office:value="327">
            <text:p>327</text:p>
          </table:table-cell>
          <table:table-cell office:value-type="string">
            <text:p>Collèges</text:p>
          </table:table-cell>
          <table:table-cell office:value-type="string">
            <text:p>Collège Joffre</text:p>
          </table:table-cell>
          <table:table-cell office:value-type="string">
            <text:p>Montpellier Centre</text:p>
          </table:table-cell>
          <table:table-cell office:value-type="string">
            <text:p>Antigone</text:p>
          </table:table-cell>
          <table:table-cell office:value-type="string">
            <text:p>04 67 15 95 40</text:p>
          </table:table-cell>
          <table:table-cell office:value-type="string">
            <text:p>04 67 64 47 61</text:p>
          </table:table-cell>
          <table:table-cell/>
          <table:table-cell office:value-type="string">
            <text:p>212.44.228.14/websig/plan.asp?functions=localisationEquip&amp;id=70011500_batiment&amp;divers=&amp;actionPlan=&amp;LastactionPlan=zoomAvant&amp;LastScale=1&amp;scale=2</text:p>
          </table:table-cell>
          <table:table-cell/>
          <table:table-cell office:value-type="string">
            <text:p>39124</text:p>
          </table:table-cell>
          <table:table-cell office:value-type="string">
            <text:p>43.6110390211</text:p>
          </table:table-cell>
          <table:table-cell office:value-type="string">
            <text:p>3.88803861083</text:p>
          </table:table-cell>
          <table:table-cell table:number-columns-repeated="2"/>
          <table:table-cell office:value-type="string">
            <text:p>Allée Henri II de Montmorenc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sans internat&lt;/li&gt;&lt;li&gt;avec demi-prension&lt;/li&gt;&lt;/ul&gt;</text:p>
          </table:table-cell>
          <table:table-cell/>
        </table:table-row>
        <table:table-row table:style-name="ro1">
          <table:table-cell office:value-type="float" office:value="328">
            <text:p>328</text:p>
          </table:table-cell>
          <table:table-cell office:value-type="string">
            <text:p>Services municipaux</text:p>
          </table:table-cell>
          <table:table-cell office:value-type="string">
            <text:p>Service communal d'hygiène et de santé</text:p>
          </table:table-cell>
          <table:table-cell office:value-type="string">
            <text:p>Montpellier Centre</text:p>
          </table:table-cell>
          <table:table-cell office:value-type="string">
            <text:p>Comédie</text:p>
          </table:table-cell>
          <table:table-cell office:value-type="string">
            <text:p>04 67 34 73 41</text:p>
          </table:table-cell>
          <table:table-cell office:value-type="string">
            <text:p>04 67 34 59 16</text:p>
          </table:table-cell>
          <table:table-cell table:number-columns-repeated="2"/>
          <table:table-cell office:value-type="string">
            <text:p>Antigone</text:p>
          </table:table-cell>
          <table:table-cell office:value-type="string">
            <text:p>TA14</text:p>
          </table:table-cell>
          <table:table-cell table:number-columns-repeated="4"/>
          <table:table-cell office:value-type="string">
            <text:p>Cour</text:p>
          </table:table-cell>
          <table:table-cell office:value-type="string">
            <text:p>du Raisin</text:p>
          </table:table-cell>
          <table:table-cell/>
          <table:table-cell office:value-type="string">
            <text:p>34064</text:p>
          </table:table-cell>
          <table:table-cell office:value-type="string">
            <text:p>Montpellier</text:p>
          </table:table-cell>
          <table:table-cell office:value-type="string">
            <text:p>2</text:p>
          </table:table-cell>
          <table:table-cell office:value-type="string">
            <text:p>PRATICABLE</text:p>
          </table:table-cell>
          <table:table-cell office:value-type="float" office:value="0">
            <text:p>0</text:p>
          </table:table-cell>
          <table:table-cell table:number-columns-repeated="5"/>
          <table:table-cell office:value-type="string">
            <text:p><text:s/>Ligne 1 Station Hôtel de Ville</text:p>
          </table:table-cell>
          <table:table-cell/>
          <table:table-cell office:value-type="string">
            <text:p>&lt;p&gt;Le service communal d'hygi&amp;#232;ne et de sant&amp;#233; se situe &lt;em&gt;Cour du raisin&lt;/em&gt; &amp;#224; Montpellier.&lt;/p&gt; &lt;p&gt;Situation : face &amp;#224; l&amp;#8217;h&amp;#244;tel de ville, descendre les escaliers sur votre droite, le service se trouve&amp;#160;dans la cour, au bas des escaliers.&amp;#160;&lt;/p&gt; &lt;p&gt;&amp;#160;&lt;/p&gt; &lt;p&gt;Le service est ouvert au public, du lundi au vendredi, &lt;strong&gt;de 8h30 &amp;#224; 12h00 et de 13h00 &amp;#224; 17h00&lt;/strong&gt;, une permanence t&amp;#233;l&amp;#233;phonique est assur&amp;#233;e de 17h00 &amp;#224; 17h30&lt;/p&gt; &lt;ul&gt; &lt;li&gt;standard : 04 67 34 73 41&lt;/li&gt; &lt;li&gt;&lt;a id="1923" href="#" ancre="24915" typelien="LienInterne" libelle_ancre="undefined"&gt;vaccinations&lt;/a&gt; : 04 67&amp;#160;02 26 63 &lt;/li&gt; &lt;li&gt;d&amp;#233;sinfection, d&amp;#233;sinsectisation, d&amp;#233;ratisation : 04 67 34&amp;#160;71 88&amp;#160;&lt;/li&gt; &lt;/ul&gt;</text:p>
          </table:table-cell>
          <table:table-cell/>
        </table:table-row>
        <table:table-row table:style-name="ro1">
          <table:table-cell office:value-type="float" office:value="329">
            <text:p>329</text:p>
          </table:table-cell>
          <table:table-cell office:value-type="string">
            <text:p>Adresses utiles</text:p>
          </table:table-cell>
          <table:table-cell office:value-type="string">
            <text:p>Dépistages 34</text:p>
          </table:table-cell>
          <table:table-cell office:value-type="string">
            <text:p>Hôpitaux - Facultés</text:p>
          </table:table-cell>
          <table:table-cell/>
          <table:table-cell office:value-type="string">
            <text:p>04 99 23 33 53</text:p>
          </table:table-cell>
          <table:table-cell/>
          <table:table-cell office:value-type="string">
            <text:p>secretariat@depistages34.asso.fr</text:p>
          </table:table-cell>
          <table:table-cell office:value-type="string">
            <text:p>www.depistages34.asso.fr</text:p>
          </table:table-cell>
          <table:table-cell table:number-columns-repeated="4"/>
          <table:table-cell office:value-type="string">
            <text:p>209</text:p>
          </table:table-cell>
          <table:table-cell/>
          <table:table-cell office:value-type="string">
            <text:p>rue des Apothicaires</text:p>
          </table:table-cell>
          <table:table-cell/>
          <table:table-cell office:value-type="string">
            <text:p>Parc Euromédecine</text:p>
          </table:table-cell>
          <table:table-cell office:value-type="string">
            <text:p>34196</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N° Vert : 0 800 801 301&lt;/p&gt;</text:p>
          </table:table-cell>
          <table:table-cell/>
        </table:table-row>
        <table:table-row table:style-name="ro1">
          <table:table-cell office:value-type="float" office:value="330">
            <text:p>330</text:p>
          </table:table-cell>
          <table:table-cell office:value-type="string">
            <text:p>Services municipaux</text:p>
          </table:table-cell>
          <table:table-cell office:value-type="string">
            <text:p>Centre communal d'action sociale (CCAS)</text:p>
          </table:table-cell>
          <table:table-cell office:value-type="string">
            <text:p>Port Marianne</text:p>
          </table:table-cell>
          <table:table-cell office:value-type="string">
            <text:p>Richter</text:p>
          </table:table-cell>
          <table:table-cell office:value-type="string">
            <text:p>04 99 52 77 00</text:p>
          </table:table-cell>
          <table:table-cell office:value-type="string">
            <text:p>04 99 52 77 01</text:p>
          </table:table-cell>
          <table:table-cell table:number-columns-repeated="3"/>
          <table:table-cell office:value-type="string">
            <text:p>2153</text:p>
          </table:table-cell>
          <table:table-cell office:value-type="string">
            <text:p>43.6023848954</text:p>
          </table:table-cell>
          <table:table-cell office:value-type="string">
            <text:p>3.90009848033</text:p>
          </table:table-cell>
          <table:table-cell office:value-type="string">
            <text:p>125</text:p>
          </table:table-cell>
          <table:table-cell/>
          <table:table-cell office:value-type="string">
            <text:p>place</text:p>
          </table:table-cell>
          <table:table-cell office:value-type="string">
            <text:p>Thermidor</text:p>
          </table:table-cell>
          <table:table-cell office:value-type="string">
            <text:p>BP 9511</text:p>
          </table:table-cell>
          <table:table-cell office:value-type="string">
            <text:p>34045</text:p>
          </table:table-cell>
          <table:table-cell office:value-type="string">
            <text:p>Montpellier</text:p>
          </table:table-cell>
          <table:table-cell office:value-type="string">
            <text:p>01</text:p>
          </table:table-cell>
          <table:table-cell office:value-type="string">
            <text:p>AUX_NORMES</text:p>
          </table:table-cell>
          <table:table-cell office:value-type="float" office:value="0">
            <text:p>0</text:p>
          </table:table-cell>
          <table:table-cell table:number-columns-repeated="2" office:value-type="string">
            <text:p>AUX_NORMES</text:p>
          </table:table-cell>
          <table:table-cell office:value-type="string">
            <text:p>2</text:p>
          </table:table-cell>
          <table:table-cell office:value-type="string">
            <text:p>AUX_NORMES</text:p>
          </table:table-cell>
          <table:table-cell/>
          <table:table-cell office:value-type="string">
            <text:p>ligne 1, station Port-Marianne</text:p>
          </table:table-cell>
          <table:table-cell/>
          <table:table-cell office:value-type="string">
            <text:p>&lt;p&gt;Ouvert au public du lundi au vendredi, &lt;br&gt;de 8h30 &amp;#224; 12h30 et de 13h30 &amp;#224; 17h.&lt;/p&gt; &lt;ul&gt; &lt;li&gt;Accueil g&amp;#233;n&amp;#233;ral&lt;br&gt;T&amp;#233;l. 04 99 52 77 00&lt;/li&gt; &lt;/ul&gt; &lt;ul&gt; &lt;li&gt;Service de l'Age d'Or &lt;br&gt;T&amp;#233;l. 04 99 52 77 99&lt;/li&gt; &lt;/ul&gt; &lt;ul&gt; &lt;li&gt;Service d'aide-m&amp;#233;nag&amp;#232;re&lt;br&gt;T&amp;#233;l. 04 99 52 77 00&lt;/li&gt; &lt;/ul&gt; &lt;ul&gt; &lt;li&gt;Service de soins &amp;#224; domicile&lt;br&gt;T&amp;#233;l. 04 99 52 77 77&lt;/li&gt; &lt;/ul&gt; &lt;ul&gt; &lt;li&gt;Service T&amp;#233;l&amp;#233;alarme&lt;br&gt;T&amp;#233;l. 04 99 52 77 47&lt;/li&gt; &lt;/ul&gt;</text:p>
          </table:table-cell>
          <table:table-cell/>
        </table:table-row>
        <table:table-row table:style-name="ro1">
          <table:table-cell office:value-type="float" office:value="332">
            <text:p>332</text:p>
          </table:table-cell>
          <table:table-cell office:value-type="string">
            <text:p>Collèges</text:p>
          </table:table-cell>
          <table:table-cell office:value-type="string">
            <text:p>Collège Clémence-Royer</text:p>
          </table:table-cell>
          <table:table-cell office:value-type="string">
            <text:p>Montpellier Centre</text:p>
          </table:table-cell>
          <table:table-cell office:value-type="string">
            <text:p>Centre historique</text:p>
          </table:table-cell>
          <table:table-cell office:value-type="string">
            <text:p>04 67 79 61 87</text:p>
          </table:table-cell>
          <table:table-cell office:value-type="string">
            <text:p>04 67 79 94 28</text:p>
          </table:table-cell>
          <table:table-cell table:number-columns-repeated="3"/>
          <table:table-cell office:value-type="string">
            <text:p>39510</text:p>
          </table:table-cell>
          <table:table-cell office:value-type="string">
            <text:p>43.6152673610</text:p>
          </table:table-cell>
          <table:table-cell office:value-type="string">
            <text:p>3.87636648723</text:p>
          </table:table-cell>
          <table:table-cell office:value-type="string">
            <text:p>17</text:p>
          </table:table-cell>
          <table:table-cell/>
          <table:table-cell office:value-type="string">
            <text:p>bd Paste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ans internat - avec demi pension&lt;/p&gt;</text:p>
          </table:table-cell>
          <table:table-cell/>
        </table:table-row>
        <table:table-row table:style-name="ro1">
          <table:table-cell office:value-type="float" office:value="333">
            <text:p>333</text:p>
          </table:table-cell>
          <table:table-cell office:value-type="string">
            <text:p>Collèges</text:p>
          </table:table-cell>
          <table:table-cell office:value-type="string">
            <text:p>Collège Georges-Clemenceau</text:p>
          </table:table-cell>
          <table:table-cell office:value-type="string">
            <text:p>Montpellier Centre</text:p>
          </table:table-cell>
          <table:table-cell office:value-type="string">
            <text:p>Gambetta</text:p>
          </table:table-cell>
          <table:table-cell office:value-type="string">
            <text:p>04 67 06 03 33</text:p>
          </table:table-cell>
          <table:table-cell office:value-type="string">
            <text:p>04 67 92 84 19</text:p>
          </table:table-cell>
          <table:table-cell table:number-columns-repeated="3"/>
          <table:table-cell office:value-type="string">
            <text:p>70010200</text:p>
          </table:table-cell>
          <table:table-cell office:value-type="string">
            <text:p>43.6023024749</text:p>
          </table:table-cell>
          <table:table-cell office:value-type="string">
            <text:p>3.87377204222</text:p>
          </table:table-cell>
          <table:table-cell office:value-type="string">
            <text:p>31</text:p>
          </table:table-cell>
          <table:table-cell/>
          <table:table-cell office:value-type="string">
            <text:p>avenue Georges-Clemenceau</text:p>
          </table:table-cell>
          <table:table-cell table:number-columns-repeated="2"/>
          <table:table-cell office:value-type="string">
            <text:p>3406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34">
            <text:p>334</text:p>
          </table:table-cell>
          <table:table-cell office:value-type="string">
            <text:p>Collèges</text:p>
          </table:table-cell>
          <table:table-cell office:value-type="string">
            <text:p>Collège Camille-Claudel</text:p>
          </table:table-cell>
          <table:table-cell office:value-type="string">
            <text:p>Montpellier Centre</text:p>
          </table:table-cell>
          <table:table-cell office:value-type="string">
            <text:p>Boutonnet</text:p>
          </table:table-cell>
          <table:table-cell office:value-type="string">
            <text:p>04 67 63 09 72</text:p>
          </table:table-cell>
          <table:table-cell office:value-type="string">
            <text:p>04 67 41 47 49</text:p>
          </table:table-cell>
          <table:table-cell table:number-columns-repeated="3"/>
          <table:table-cell office:value-type="string">
            <text:p>39750</text:p>
          </table:table-cell>
          <table:table-cell office:value-type="string">
            <text:p>43.6167853971</text:p>
          </table:table-cell>
          <table:table-cell office:value-type="string">
            <text:p>3.86263159479</text:p>
          </table:table-cell>
          <table:table-cell office:value-type="string">
            <text:p>5</text:p>
          </table:table-cell>
          <table:table-cell/>
          <table:table-cell office:value-type="string">
            <text:p>rue Louis-Roumie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35">
            <text:p>335</text:p>
          </table:table-cell>
          <table:table-cell office:value-type="string">
            <text:p>Collèges</text:p>
          </table:table-cell>
          <table:table-cell office:value-type="string">
            <text:p>Collège Fontcarrade</text:p>
          </table:table-cell>
          <table:table-cell office:value-type="string">
            <text:p>Les Cévennes</text:p>
          </table:table-cell>
          <table:table-cell office:value-type="string">
            <text:p>La Chamberte</text:p>
          </table:table-cell>
          <table:table-cell office:value-type="string">
            <text:p>04 67 06 88 11</text:p>
          </table:table-cell>
          <table:table-cell office:value-type="string">
            <text:p>04 67 06 88 19</text:p>
          </table:table-cell>
          <table:table-cell table:number-columns-repeated="3"/>
          <table:table-cell office:value-type="string">
            <text:p>39350</text:p>
          </table:table-cell>
          <table:table-cell office:value-type="string">
            <text:p>43.6077224798</text:p>
          </table:table-cell>
          <table:table-cell office:value-type="string">
            <text:p>3.85369137773</text:p>
          </table:table-cell>
          <table:table-cell office:value-type="string">
            <text:p>653</text:p>
          </table:table-cell>
          <table:table-cell/>
          <table:table-cell office:value-type="string">
            <text:p>rue Fontcarra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36">
            <text:p>336</text:p>
          </table:table-cell>
          <table:table-cell office:value-type="string">
            <text:p>Collèges</text:p>
          </table:table-cell>
          <table:table-cell office:value-type="string">
            <text:p>Collège Las Cazes</text:p>
          </table:table-cell>
          <table:table-cell office:value-type="string">
            <text:p>Les Cévennes</text:p>
          </table:table-cell>
          <table:table-cell/>
          <table:table-cell office:value-type="string">
            <text:p>04 67 04 39 39</text:p>
          </table:table-cell>
          <table:table-cell office:value-type="string">
            <text:p>04 67 04 39 30</text:p>
          </table:table-cell>
          <table:table-cell table:number-columns-repeated="3"/>
          <table:table-cell office:value-type="string">
            <text:p>38930</text:p>
          </table:table-cell>
          <table:table-cell office:value-type="string">
            <text:p>43.6177731051</text:p>
          </table:table-cell>
          <table:table-cell office:value-type="string">
            <text:p>3.84803304001</text:p>
          </table:table-cell>
          <table:table-cell office:value-type="string">
            <text:p>125</text:p>
          </table:table-cell>
          <table:table-cell/>
          <table:table-cell office:value-type="string">
            <text:p>rue de Cante-Gril</text:p>
          </table:table-cell>
          <table:table-cell table:number-columns-repeated="2"/>
          <table:table-cell office:value-type="string">
            <text:p>3403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37">
            <text:p>337</text:p>
          </table:table-cell>
          <table:table-cell office:value-type="string">
            <text:p>Collèges</text:p>
          </table:table-cell>
          <table:table-cell office:value-type="string">
            <text:p>Collège Les Escholiers de la Mosson</text:p>
          </table:table-cell>
          <table:table-cell office:value-type="string">
            <text:p>Mosson</text:p>
          </table:table-cell>
          <table:table-cell/>
          <table:table-cell office:value-type="string">
            <text:p>04 67 10 47 30</text:p>
          </table:table-cell>
          <table:table-cell office:value-type="string">
            <text:p>04 67 10 47 36</text:p>
          </table:table-cell>
          <table:table-cell table:number-columns-repeated="3"/>
          <table:table-cell office:value-type="string">
            <text:p>70011600</text:p>
          </table:table-cell>
          <table:table-cell office:value-type="string">
            <text:p>43.6333614839</text:p>
          </table:table-cell>
          <table:table-cell office:value-type="string">
            <text:p>3.82109310282</text:p>
          </table:table-cell>
          <table:table-cell office:value-type="string">
            <text:p>70</text:p>
          </table:table-cell>
          <table:table-cell/>
          <table:table-cell office:value-type="string">
            <text:p>avenue du Biterrois</text:p>
          </table:table-cell>
          <table:table-cell table:number-columns-repeated="2"/>
          <table:table-cell office:value-type="string">
            <text:p>34184</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38">
            <text:p>338</text:p>
          </table:table-cell>
          <table:table-cell office:value-type="string">
            <text:p>Collèges</text:p>
          </table:table-cell>
          <table:table-cell office:value-type="string">
            <text:p>Collège Les Garrigues</text:p>
          </table:table-cell>
          <table:table-cell office:value-type="string">
            <text:p>Mosson</text:p>
          </table:table-cell>
          <table:table-cell office:value-type="string">
            <text:p>Les Hauts de Massane</text:p>
          </table:table-cell>
          <table:table-cell office:value-type="string">
            <text:p>04 67 10 73 00</text:p>
          </table:table-cell>
          <table:table-cell office:value-type="string">
            <text:p>04 67 10 73 04</text:p>
          </table:table-cell>
          <table:table-cell table:number-columns-repeated="3"/>
          <table:table-cell office:value-type="string">
            <text:p>70010500</text:p>
          </table:table-cell>
          <table:table-cell office:value-type="string">
            <text:p>43.6426324254</text:p>
          </table:table-cell>
          <table:table-cell office:value-type="string">
            <text:p>3.81710132197</text:p>
          </table:table-cell>
          <table:table-cell office:value-type="string">
            <text:p>145</text:p>
          </table:table-cell>
          <table:table-cell/>
          <table:table-cell office:value-type="string">
            <text:p>avenue du Comté-de-Nice</text:p>
          </table:table-cell>
          <table:table-cell table:number-columns-repeated="2"/>
          <table:table-cell office:value-type="string">
            <text:p>34085</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Sans internat - avec demi pension</text:p>
          </table:table-cell>
          <table:table-cell/>
        </table:table-row>
        <table:table-row table:style-name="ro1">
          <table:table-cell office:value-type="float" office:value="339">
            <text:p>339</text:p>
          </table:table-cell>
          <table:table-cell office:value-type="string">
            <text:p>Collèges</text:p>
          </table:table-cell>
          <table:table-cell office:value-type="string">
            <text:p>Collège Arthur Rimbaud</text:p>
          </table:table-cell>
          <table:table-cell office:value-type="string">
            <text:p>Mosson</text:p>
          </table:table-cell>
          <table:table-cell/>
          <table:table-cell office:value-type="string">
            <text:p>04 67 75 43 90</text:p>
          </table:table-cell>
          <table:table-cell office:value-type="string">
            <text:p>04 67 75 61 17</text:p>
          </table:table-cell>
          <table:table-cell table:number-columns-repeated="3"/>
          <table:table-cell office:value-type="string">
            <text:p>70011200</text:p>
          </table:table-cell>
          <table:table-cell office:value-type="string">
            <text:p>43.6170065358</text:p>
          </table:table-cell>
          <table:table-cell office:value-type="string">
            <text:p>3.82155090755</text:p>
          </table:table-cell>
          <table:table-cell office:value-type="string">
            <text:p>2</text:p>
          </table:table-cell>
          <table:table-cell/>
          <table:table-cell office:value-type="string">
            <text:p>rue Marius-Petipa</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ans internat - avec demi pension&lt;/p&gt;</text:p>
          </table:table-cell>
          <table:table-cell/>
        </table:table-row>
        <table:table-row table:style-name="ro1">
          <table:table-cell office:value-type="float" office:value="340">
            <text:p>340</text:p>
          </table:table-cell>
          <table:table-cell office:value-type="string">
            <text:p>Collèges</text:p>
          </table:table-cell>
          <table:table-cell office:value-type="string">
            <text:p>Collège des Aiguerelles</text:p>
          </table:table-cell>
          <table:table-cell office:value-type="string">
            <text:p>Prés d'Arènes</text:p>
          </table:table-cell>
          <table:table-cell office:value-type="string">
            <text:p>Les Aiguerelles</text:p>
          </table:table-cell>
          <table:table-cell office:value-type="string">
            <text:p>04 67 65 64 64</text:p>
          </table:table-cell>
          <table:table-cell office:value-type="string">
            <text:p>04 67 65 39 45</text:p>
          </table:table-cell>
          <table:table-cell table:number-columns-repeated="3"/>
          <table:table-cell office:value-type="string">
            <text:p>39358</text:p>
          </table:table-cell>
          <table:table-cell office:value-type="string">
            <text:p>43.5972037231</text:p>
          </table:table-cell>
          <table:table-cell office:value-type="string">
            <text:p>3.89117328116</text:p>
          </table:table-cell>
          <table:table-cell office:value-type="string">
            <text:p>686</text:p>
          </table:table-cell>
          <table:table-cell/>
          <table:table-cell office:value-type="string">
            <text:p>avenue du Pont-Trinqua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ans internat - avec demi pension&lt;/p&gt;</text:p>
          </table:table-cell>
          <table:table-cell/>
        </table:table-row>
        <table:table-row table:style-name="ro1">
          <table:table-cell office:value-type="float" office:value="341">
            <text:p>341</text:p>
          </table:table-cell>
          <table:table-cell office:value-type="string">
            <text:p>Collèges</text:p>
          </table:table-cell>
          <table:table-cell office:value-type="string">
            <text:p>Collège Gérard-Philipe</text:p>
          </table:table-cell>
          <table:table-cell office:value-type="string">
            <text:p>Prés d'Arènes</text:p>
          </table:table-cell>
          <table:table-cell office:value-type="string">
            <text:p>Saint Martin</text:p>
          </table:table-cell>
          <table:table-cell office:value-type="string">
            <text:p>04 67 64 66 54</text:p>
          </table:table-cell>
          <table:table-cell office:value-type="string">
            <text:p>04 67 65 29 25</text:p>
          </table:table-cell>
          <table:table-cell table:number-columns-repeated="3"/>
          <table:table-cell office:value-type="string">
            <text:p>38923</text:p>
          </table:table-cell>
          <table:table-cell office:value-type="string">
            <text:p>43.5974424262</text:p>
          </table:table-cell>
          <table:table-cell office:value-type="string">
            <text:p>3.88425328262</text:p>
          </table:table-cell>
          <table:table-cell office:value-type="string">
            <text:p>2</text:p>
          </table:table-cell>
          <table:table-cell/>
          <table:table-cell office:value-type="string">
            <text:p>rue des Marronn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Sans internat - avec demi pension</text:p>
          </table:table-cell>
          <table:table-cell/>
        </table:table-row>
        <table:table-row table:style-name="ro1">
          <table:table-cell office:value-type="float" office:value="342">
            <text:p>342</text:p>
          </table:table-cell>
          <table:table-cell office:value-type="string">
            <text:p>Collèges</text:p>
          </table:table-cell>
          <table:table-cell office:value-type="string">
            <text:p>Collège Marcel-Pagnol</text:p>
          </table:table-cell>
          <table:table-cell office:value-type="string">
            <text:p>Croix d'Argent</text:p>
          </table:table-cell>
          <table:table-cell office:value-type="string">
            <text:p>Pas du Loup</text:p>
          </table:table-cell>
          <table:table-cell office:value-type="string">
            <text:p>04 67 27 42 09</text:p>
          </table:table-cell>
          <table:table-cell office:value-type="string">
            <text:p>04 67 27 11 37</text:p>
          </table:table-cell>
          <table:table-cell table:number-columns-repeated="3"/>
          <table:table-cell office:value-type="string">
            <text:p>38944</text:p>
          </table:table-cell>
          <table:table-cell office:value-type="string">
            <text:p>43.5961725096</text:p>
          </table:table-cell>
          <table:table-cell office:value-type="string">
            <text:p>3.84757665325</text:p>
          </table:table-cell>
          <table:table-cell office:value-type="string">
            <text:p>95</text:p>
          </table:table-cell>
          <table:table-cell/>
          <table:table-cell office:value-type="string">
            <text:p>rue Topaz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ans internat - avec demi pension&lt;/p&gt;</text:p>
          </table:table-cell>
          <table:table-cell/>
        </table:table-row>
        <table:table-row table:style-name="ro1">
          <table:table-cell office:value-type="float" office:value="343">
            <text:p>343</text:p>
          </table:table-cell>
          <table:table-cell office:value-type="string">
            <text:p>Collèges</text:p>
          </table:table-cell>
          <table:table-cell office:value-type="string">
            <text:p>Collège Croix d'Argent</text:p>
          </table:table-cell>
          <table:table-cell office:value-type="string">
            <text:p>Croix d'Argent</text:p>
          </table:table-cell>
          <table:table-cell office:value-type="string">
            <text:p>Lemasson</text:p>
          </table:table-cell>
          <table:table-cell office:value-type="string">
            <text:p>04 67 42 94 15</text:p>
          </table:table-cell>
          <table:table-cell office:value-type="string">
            <text:p>04 67 69 92 56</text:p>
          </table:table-cell>
          <table:table-cell table:number-columns-repeated="3"/>
          <table:table-cell office:value-type="string">
            <text:p>39427</text:p>
          </table:table-cell>
          <table:table-cell office:value-type="string">
            <text:p>43.5900830019</text:p>
          </table:table-cell>
          <table:table-cell office:value-type="string">
            <text:p>3.86664439212</text:p>
          </table:table-cell>
          <table:table-cell office:value-type="string">
            <text:p>361</text:p>
          </table:table-cell>
          <table:table-cell/>
          <table:table-cell office:value-type="string">
            <text:p>rue de l'Arn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ans internat - avec demi pension &lt;/p&gt;</text:p>
          </table:table-cell>
          <table:table-cell/>
        </table:table-row>
        <table:table-row table:style-name="ro1">
          <table:table-cell office:value-type="float" office:value="344">
            <text:p>344</text:p>
          </table:table-cell>
          <table:table-cell office:value-type="string">
            <text:p>Collèges</text:p>
          </table:table-cell>
          <table:table-cell office:value-type="string">
            <text:p>Collège Jeu de Mail</text:p>
          </table:table-cell>
          <table:table-cell office:value-type="string">
            <text:p>Hôpitaux - Facultés</text:p>
          </table:table-cell>
          <table:table-cell/>
          <table:table-cell office:value-type="string">
            <text:p>04 67 52 11 50</text:p>
          </table:table-cell>
          <table:table-cell office:value-type="string">
            <text:p>04 67 52 30 82</text:p>
          </table:table-cell>
          <table:table-cell table:number-columns-repeated="3"/>
          <table:table-cell office:value-type="string">
            <text:p>39747</text:p>
          </table:table-cell>
          <table:table-cell office:value-type="string">
            <text:p>43.6274213564</text:p>
          </table:table-cell>
          <table:table-cell office:value-type="string">
            <text:p>3.86436689444</text:p>
          </table:table-cell>
          <table:table-cell office:value-type="string">
            <text:p>5</text:p>
          </table:table-cell>
          <table:table-cell/>
          <table:table-cell office:value-type="string">
            <text:p>avenue Bertin-San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ans internat - avec demi pension&lt;/p&gt;</text:p>
          </table:table-cell>
          <table:table-cell/>
        </table:table-row>
        <table:table-row table:style-name="ro1">
          <table:table-cell office:value-type="float" office:value="345">
            <text:p>345</text:p>
          </table:table-cell>
          <table:table-cell office:value-type="string">
            <text:p>Collèges</text:p>
          </table:table-cell>
          <table:table-cell office:value-type="string">
            <text:p>Collège La Providence</text:p>
          </table:table-cell>
          <table:table-cell office:value-type="string">
            <text:p>Montpellier Centre</text:p>
          </table:table-cell>
          <table:table-cell office:value-type="string">
            <text:p>Gambetta</text:p>
          </table:table-cell>
          <table:table-cell office:value-type="string">
            <text:p>04 67 92 59 47</text:p>
          </table:table-cell>
          <table:table-cell office:value-type="string">
            <text:p>04 67 06 57 55</text:p>
          </table:table-cell>
          <table:table-cell table:number-columns-repeated="6"/>
          <table:table-cell office:value-type="string">
            <text:p>22</text:p>
          </table:table-cell>
          <table:table-cell/>
          <table:table-cell office:value-type="string">
            <text:p>avenue Georges-Clémenc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46">
            <text:p>346</text:p>
          </table:table-cell>
          <table:table-cell office:value-type="string">
            <text:p>Collèges</text:p>
          </table:table-cell>
          <table:table-cell office:value-type="string">
            <text:p>Collège Sainte-Marie</text:p>
          </table:table-cell>
          <table:table-cell office:value-type="string">
            <text:p>Les Cévennes</text:p>
          </table:table-cell>
          <table:table-cell office:value-type="string">
            <text:p>La Chamberte</text:p>
          </table:table-cell>
          <table:table-cell office:value-type="string">
            <text:p>04 67 03 45 00</text:p>
          </table:table-cell>
          <table:table-cell office:value-type="string">
            <text:p>04 67 40 37 33</text:p>
          </table:table-cell>
          <table:table-cell table:number-columns-repeated="6"/>
          <table:table-cell office:value-type="string">
            <text:p>255</text:p>
          </table:table-cell>
          <table:table-cell/>
          <table:table-cell office:value-type="string">
            <text:p>rue de la Croix-de-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ollège privé &lt;br /&gt;sans internat - avec demi pension</text:p>
          </table:table-cell>
          <table:table-cell/>
        </table:table-row>
        <table:table-row table:style-name="ro1">
          <table:table-cell office:value-type="float" office:value="347">
            <text:p>347</text:p>
          </table:table-cell>
          <table:table-cell office:value-type="string">
            <text:p>Résidences-foyers</text:p>
          </table:table-cell>
          <table:table-cell office:value-type="string">
            <text:p>Les Aubes</text:p>
          </table:table-cell>
          <table:table-cell office:value-type="string">
            <text:p>Port Marianne</text:p>
          </table:table-cell>
          <table:table-cell table:number-columns-repeated="6"/>
          <table:table-cell office:value-type="string">
            <text:p>70017300</text:p>
          </table:table-cell>
          <table:table-cell office:value-type="string">
            <text:p>43.6188312068</text:p>
          </table:table-cell>
          <table:table-cell office:value-type="string">
            <text:p>3.89491839707</text:p>
          </table:table-cell>
          <table:table-cell office:value-type="string">
            <text:p>119</text:p>
          </table:table-cell>
          <table:table-cell/>
          <table:table-cell office:value-type="string">
            <text:p>avenue Saint-André-de-Novig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8 et 9</text:p>
          </table:table-cell>
          <table:table-cell office:value-type="string">
            <text:p>&lt;p&gt;Elle est située au sein d’un parc arboré de deux hectares, à cinq minutes du centre-ville, dans un quartier très bien desservi (bus, équipements de loisirs, espaces verts, commerces).&lt;/p&gt;&lt;p&gt;C’est un établissement de 96 places dont 39 lits médicalisés. Il est agréé au titre de l’aide sociale et de l’aide personnalisée au logement (APL). &lt;/p&gt;&lt;p&gt;Les logements sont de type individuel ou F2.&lt;/p&gt;&lt;p&gt;Un animateur de loisirs propose aux résidants un ensemble varié d’activités. &lt;/p&gt;</text:p>
          </table:table-cell>
          <table:table-cell/>
        </table:table-row>
        <table:table-row table:style-name="ro1">
          <table:table-cell office:value-type="float" office:value="348">
            <text:p>348</text:p>
          </table:table-cell>
          <table:table-cell office:value-type="string">
            <text:p>Collèges</text:p>
          </table:table-cell>
          <table:table-cell office:value-type="string">
            <text:p>Collège de l'Assomption</text:p>
          </table:table-cell>
          <table:table-cell office:value-type="string">
            <text:p>Montpellier Centre</text:p>
          </table:table-cell>
          <table:table-cell office:value-type="string">
            <text:p>Les Arceaux</text:p>
          </table:table-cell>
          <table:table-cell office:value-type="string">
            <text:p>04 67 63 14 35 + 04 67 63 68 16</text:p>
          </table:table-cell>
          <table:table-cell office:value-type="string">
            <text:p>04 67 63 58 58</text:p>
          </table:table-cell>
          <table:table-cell table:number-columns-repeated="6"/>
          <table:table-cell office:value-type="string">
            <text:p>24</text:p>
          </table:table-cell>
          <table:table-cell/>
          <table:table-cell office:value-type="string">
            <text:p>rue du Carré-du-Roi</text:p>
          </table:table-cell>
          <table:table-cell table:number-columns-repeated="2"/>
          <table:table-cell office:value-type="string">
            <text:p>34967</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49">
            <text:p>349</text:p>
          </table:table-cell>
          <table:table-cell office:value-type="string">
            <text:p>Collèges</text:p>
          </table:table-cell>
          <table:table-cell office:value-type="string">
            <text:p>Collège Saint-François-Régis</text:p>
          </table:table-cell>
          <table:table-cell office:value-type="string">
            <text:p>Montpellier Centre</text:p>
          </table:table-cell>
          <table:table-cell office:value-type="string">
            <text:p>Centre historique</text:p>
          </table:table-cell>
          <table:table-cell office:value-type="string">
            <text:p>04 67 92 80 46</text:p>
          </table:table-cell>
          <table:table-cell office:value-type="string">
            <text:p>04 67 58 83 01</text:p>
          </table:table-cell>
          <table:table-cell table:number-columns-repeated="6"/>
          <table:table-cell office:value-type="string">
            <text:p>4</text:p>
          </table:table-cell>
          <table:table-cell/>
          <table:table-cell office:value-type="string">
            <text:p>enclos Tissié-Sarru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50">
            <text:p>350</text:p>
          </table:table-cell>
          <table:table-cell office:value-type="string">
            <text:p>Résidences-foyers</text:p>
          </table:table-cell>
          <table:table-cell office:value-type="string">
            <text:p>Françoise Gauffier</text:p>
          </table:table-cell>
          <table:table-cell office:value-type="string">
            <text:p>Croix d'Argent</text:p>
          </table:table-cell>
          <table:table-cell/>
          <table:table-cell office:value-type="string">
            <text:p>04 99 54 96 70</text:p>
          </table:table-cell>
          <table:table-cell table:number-columns-repeated="4"/>
          <table:table-cell office:value-type="string">
            <text:p>39084</text:p>
          </table:table-cell>
          <table:table-cell office:value-type="string">
            <text:p>43.6212512563</text:p>
          </table:table-cell>
          <table:table-cell office:value-type="string">
            <text:p>3.86527122736</text:p>
          </table:table-cell>
          <table:table-cell office:value-type="string">
            <text:p>13</text:p>
          </table:table-cell>
          <table:table-cell/>
          <table:table-cell office:value-type="string">
            <text:p>rue</text:p>
          </table:table-cell>
          <table:table-cell office:value-type="string">
            <text:p>André Puig-Auber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51">
            <text:p>351</text:p>
          </table:table-cell>
          <table:table-cell office:value-type="string">
            <text:p>Collèges</text:p>
          </table:table-cell>
          <table:table-cell office:value-type="string">
            <text:p>Collège de la Sainte-Famille</text:p>
          </table:table-cell>
          <table:table-cell office:value-type="string">
            <text:p>Montpellier Centre</text:p>
          </table:table-cell>
          <table:table-cell office:value-type="string">
            <text:p>Les Arceaux</text:p>
          </table:table-cell>
          <table:table-cell office:value-type="string">
            <text:p><text:s/>04 67 92 65 42</text:p>
          </table:table-cell>
          <table:table-cell office:value-type="string">
            <text:p>04 67 58 60 44</text:p>
          </table:table-cell>
          <table:table-cell table:number-columns-repeated="6"/>
          <table:table-cell office:value-type="string">
            <text:p>10</text:p>
          </table:table-cell>
          <table:table-cell/>
          <table:table-cell office:value-type="string">
            <text:p>place Roger-Salengr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52">
            <text:p>352</text:p>
          </table:table-cell>
          <table:table-cell office:value-type="string">
            <text:p>Collèges</text:p>
          </table:table-cell>
          <table:table-cell office:value-type="string">
            <text:p>Collège de la Salle</text:p>
          </table:table-cell>
          <table:table-cell office:value-type="string">
            <text:p>Montpellier Centre</text:p>
          </table:table-cell>
          <table:table-cell office:value-type="string">
            <text:p>Les Beaux-Arts</text:p>
          </table:table-cell>
          <table:table-cell office:value-type="string">
            <text:p>04 67 79 63 97</text:p>
          </table:table-cell>
          <table:table-cell office:value-type="string">
            <text:p>04 67 02 01 59</text:p>
          </table:table-cell>
          <table:table-cell table:number-columns-repeated="6"/>
          <table:table-cell office:value-type="string">
            <text:p>29 bis</text:p>
          </table:table-cell>
          <table:table-cell/>
          <table:table-cell office:value-type="string">
            <text:p>quai du Verdanson</text:p>
          </table:table-cell>
          <table:table-cell table:number-columns-repeated="2"/>
          <table:table-cell office:value-type="string">
            <text:p>340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53">
            <text:p>353</text:p>
          </table:table-cell>
          <table:table-cell office:value-type="string">
            <text:p>Collèges</text:p>
          </table:table-cell>
          <table:table-cell office:value-type="string">
            <text:p>Collège Nazareth</text:p>
          </table:table-cell>
          <table:table-cell office:value-type="string">
            <text:p>Montpellier Centre</text:p>
          </table:table-cell>
          <table:table-cell office:value-type="string">
            <text:p>Les Beaux-Arts</text:p>
          </table:table-cell>
          <table:table-cell office:value-type="string">
            <text:p>04 99 58 21 21</text:p>
          </table:table-cell>
          <table:table-cell office:value-type="string">
            <text:p>04 99 58 21 12</text:p>
          </table:table-cell>
          <table:table-cell table:number-columns-repeated="6"/>
          <table:table-cell office:value-type="string">
            <text:p>13</text:p>
          </table:table-cell>
          <table:table-cell/>
          <table:table-cell office:value-type="string">
            <text:p>rue de Nazareth</text:p>
          </table:table-cell>
          <table:table-cell table:number-columns-repeated="2"/>
          <table:table-cell office:value-type="string">
            <text:p>34091</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54">
            <text:p>354</text:p>
          </table:table-cell>
          <table:table-cell office:value-type="string">
            <text:p>Résidences-foyers</text:p>
          </table:table-cell>
          <table:table-cell office:value-type="string">
            <text:p>Montpellieret</text:p>
          </table:table-cell>
          <table:table-cell office:value-type="string">
            <text:p>Montpellier Centre</text:p>
          </table:table-cell>
          <table:table-cell/>
          <table:table-cell office:value-type="string">
            <text:p>04 67 66 14 98</text:p>
          </table:table-cell>
          <table:table-cell table:number-columns-repeated="3"/>
          <table:table-cell office:value-type="string">
            <text:p>Comédie et Le Corum</text:p>
          </table:table-cell>
          <table:table-cell office:value-type="string">
            <text:p>39085</text:p>
          </table:table-cell>
          <table:table-cell office:value-type="string">
            <text:p>43.6109383383</text:p>
          </table:table-cell>
          <table:table-cell office:value-type="string">
            <text:p>3.87958035869</text:p>
          </table:table-cell>
          <table:table-cell office:value-type="string">
            <text:p>3</text:p>
          </table:table-cell>
          <table:table-cell/>
          <table:table-cell office:value-type="string">
            <text:p>rue Fab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Comédie</text:p>
          </table:table-cell>
          <table:table-cell office:value-type="string">
            <text:p>tous les bus du centre-ville</text:p>
          </table:table-cell>
          <table:table-cell office:value-type="string">
            <text:p>&lt;p&gt;Cet établissement, situé en plein centre-ville, peut accueillir 81 résidants qui ont à leur portée toutes les distractions que peut offrir une grande ville comme Montpellier : théâtre, commerces, opéras, jardins de l’Esplanade, musées…&lt;/p&gt;&lt;p&gt;Trois salles de télévision sont à la disposition des résidants ainsi que des jeux de cartes, dominos, échecs, bibliothèque.&lt;/p&gt;&lt;p&gt;Différents ateliers fonctionnent régulièrement et des animations ponctuelles et diverses sont proposées (concerts, fêtes, sorties...) par un animateur. &lt;/p&gt;</text:p>
          </table:table-cell>
          <table:table-cell/>
        </table:table-row>
        <table:table-row table:style-name="ro1">
          <table:table-cell office:value-type="float" office:value="355">
            <text:p>355</text:p>
          </table:table-cell>
          <table:table-cell office:value-type="string">
            <text:p>Collèges</text:p>
          </table:table-cell>
          <table:table-cell office:value-type="string">
            <text:p>Collège Saint-François-d'Assise</text:p>
          </table:table-cell>
          <table:table-cell office:value-type="string">
            <text:p>Montpellier Centre</text:p>
          </table:table-cell>
          <table:table-cell office:value-type="string">
            <text:p>Gares</text:p>
          </table:table-cell>
          <table:table-cell office:value-type="string">
            <text:p>04 67 64 83 73</text:p>
          </table:table-cell>
          <table:table-cell office:value-type="string">
            <text:p>04 67 64 97 97</text:p>
          </table:table-cell>
          <table:table-cell table:number-columns-repeated="6"/>
          <table:table-cell office:value-type="string">
            <text:p>24</text:p>
          </table:table-cell>
          <table:table-cell/>
          <table:table-cell office:value-type="string">
            <text:p>boulevard de Strasbourg</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llège privé&lt;br /&gt;sans internat - avec demi pension&lt;/p&gt;</text:p>
          </table:table-cell>
          <table:table-cell/>
        </table:table-row>
        <table:table-row table:style-name="ro1">
          <table:table-cell office:value-type="float" office:value="356">
            <text:p>356</text:p>
          </table:table-cell>
          <table:table-cell office:value-type="string">
            <text:p>Collèges</text:p>
          </table:table-cell>
          <table:table-cell office:value-type="string">
            <text:p>Collège Saint-Roch</text:p>
          </table:table-cell>
          <table:table-cell office:value-type="string">
            <text:p>Hôpitaux - Facultés</text:p>
          </table:table-cell>
          <table:table-cell/>
          <table:table-cell office:value-type="string">
            <text:p>04 67 75 46 41</text:p>
          </table:table-cell>
          <table:table-cell office:value-type="string">
            <text:p>04 67 75 12 85</text:p>
          </table:table-cell>
          <table:table-cell table:number-columns-repeated="6"/>
          <table:table-cell office:value-type="string">
            <text:p>2958</text:p>
          </table:table-cell>
          <table:table-cell/>
          <table:table-cell office:value-type="string">
            <text:p>avenue </text:p>
          </table:table-cell>
          <table:table-cell office:value-type="string">
            <text:p>des Moulins</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Coll&amp;#232;ge priv&amp;#233;&lt;/li&gt; &lt;li&gt;Demi pension&lt;/li&gt; &lt;/ul&gt;</text:p>
          </table:table-cell>
          <table:table-cell/>
        </table:table-row>
        <table:table-row table:style-name="ro1">
          <table:table-cell office:value-type="float" office:value="357">
            <text:p>357</text:p>
          </table:table-cell>
          <table:table-cell office:value-type="string">
            <text:p>Résidences-foyers</text:p>
          </table:table-cell>
          <table:table-cell office:value-type="string">
            <text:p>Simone-Gillet-Demangel</text:p>
          </table:table-cell>
          <table:table-cell office:value-type="string">
            <text:p>Croix d'Argent</text:p>
          </table:table-cell>
          <table:table-cell/>
          <table:table-cell office:value-type="string">
            <text:p>04 67 42 80 33</text:p>
          </table:table-cell>
          <table:table-cell table:number-columns-repeated="4"/>
          <table:table-cell office:value-type="string">
            <text:p>39236</text:p>
          </table:table-cell>
          <table:table-cell office:value-type="string">
            <text:p>43.5933431464</text:p>
          </table:table-cell>
          <table:table-cell office:value-type="string">
            <text:p>3.83827566518</text:p>
          </table:table-cell>
          <table:table-cell office:value-type="string">
            <text:p>570</text:p>
          </table:table-cell>
          <table:table-cell/>
          <table:table-cell office:value-type="string">
            <text:p>rue</text:p>
          </table:table-cell>
          <table:table-cell office:value-type="string">
            <text:p>Rouget de Lisle</text:p>
          </table:table-cell>
          <table:table-cell/>
          <table:table-cell office:value-type="string">
            <text:p>34</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4 La Ronde</text:p>
          </table:table-cell>
          <table:table-cell office:value-type="string">
            <text:p>&lt;p&gt;La r&amp;#233;sidence jouxte le parc centenaire de Bagatelle et accueille 82 r&amp;#233;sidants (valides, semi-valides, d&amp;#233;pendants). Elle est agr&amp;#233;&amp;#233;e au titre de l&amp;#8217;aide sociale et de l&amp;#8217;&lt;acronym title="aide perspnnamis&amp;#233;e au logement" lang="fr"&gt;APL&lt;/acronym&gt;.&lt;/p&gt; &lt;p&gt;Une unit&amp;#233; d&amp;#8217;accueil prot&amp;#233;g&amp;#233; de dix lits et deux places d&amp;#8217;accueil de jour sont r&amp;#233;serv&amp;#233;es aux malades d&amp;#8217;Alzheimer.&lt;br&gt;Cet &amp;#233;tablissement m&amp;#233;dicalis&amp;#233; comporte un plateau technique de r&amp;#233;&amp;#233;ducation (kin&amp;#233;sith&amp;#233;rapie, ergoth&amp;#233;rapie, musicoth&amp;#233;rapie).&lt;/p&gt; &lt;p&gt;Les services de restauration, blanchissage et entretien m&amp;#233;nager sont assur&amp;#233;s par le personnel de l&amp;#8217;&amp;#233;tablissement.&lt;/p&gt; &lt;p&gt;Un animateur de loisirs propose aux r&amp;#233;sidants un ensemble d&amp;#8217;activit&amp;#233;s vari&amp;#233;es.&amp;#160;&lt;/p&gt;</text:p>
          </table:table-cell>
          <table:table-cell/>
        </table:table-row>
        <table:table-row table:style-name="ro1">
          <table:table-cell office:value-type="float" office:value="358">
            <text:p>358</text:p>
          </table:table-cell>
          <table:table-cell office:value-type="string">
            <text:p>Résidences-foyers</text:p>
          </table:table-cell>
          <table:table-cell office:value-type="string">
            <text:p>Michel-Belorgeot</text:p>
          </table:table-cell>
          <table:table-cell office:value-type="string">
            <text:p>Les Cévennes</text:p>
          </table:table-cell>
          <table:table-cell/>
          <table:table-cell office:value-type="string">
            <text:p>04 67 40 04 44</text:p>
          </table:table-cell>
          <table:table-cell table:number-columns-repeated="4"/>
          <table:table-cell office:value-type="string">
            <text:p>70018000</text:p>
          </table:table-cell>
          <table:table-cell office:value-type="string">
            <text:p>43.6172282188</text:p>
          </table:table-cell>
          <table:table-cell office:value-type="string">
            <text:p>3.83208763440</text:p>
          </table:table-cell>
          <table:table-cell office:value-type="string">
            <text:p>41</text:p>
          </table:table-cell>
          <table:table-cell/>
          <table:table-cell office:value-type="string">
            <text:p>impasse des Moulin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able:table-cell>
          <table:table-cell office:value-type="string">
            <text:p>&lt;p&gt;La résidence est implantée dans le grand parc du domaine de Bel-Juel, lieu protégé du bruit mais ouvert sur la vie du quartier de Celleneuve.&lt;br /&gt;La maison constituée de trois lieux de vie est adaptée à l’évolution possible de l’autonomie des résidants.&lt;/p&gt;&lt;p&gt;Sa capacité d’accueil est de 83 lits dont 58 en secteur de cure médicale. &lt;br /&gt;Un lieu de vie, ouvert sur le parc, a été conçu pour les personnes à mobilité réduite, avec une architecture spécifique et un mobilier ergonomique. &lt;br /&gt;Un autre accueille les personnes présentant des troubles liés à la mémoire.&lt;/p&gt;&lt;p&gt;Les trois unités s’articulent autour d’un espace de vie commun, rassemblant les activités de tous les résidants.&lt;/p&gt;&lt;p&gt;L’établissement est équipé d’un centre de prévention de la dépendance, axé sur la balnéothérapie, l’ergothérapie, la musicothérapie.&lt;/p&gt;</text:p>
          </table:table-cell>
          <table:table-cell/>
        </table:table-row>
        <table:table-row table:style-name="ro1">
          <table:table-cell office:value-type="float" office:value="359">
            <text:p>359</text:p>
          </table:table-cell>
          <table:table-cell office:value-type="string">
            <text:p>Résidences-foyers</text:p>
          </table:table-cell>
          <table:table-cell office:value-type="string">
            <text:p>Campériols</text:p>
          </table:table-cell>
          <table:table-cell office:value-type="string">
            <text:p>Les Cévennes</text:p>
          </table:table-cell>
          <table:table-cell/>
          <table:table-cell office:value-type="string">
            <text:p>04 67 10 46 10</text:p>
          </table:table-cell>
          <table:table-cell table:number-columns-repeated="7"/>
          <table:table-cell office:value-type="string">
            <text:p>16</text:p>
          </table:table-cell>
          <table:table-cell/>
          <table:table-cell office:value-type="string">
            <text:p>rue des Avelaniers</text:p>
          </table:table-cell>
          <table:table-cell table:number-columns-repeated="2"/>
          <table:table-cell office:value-type="string">
            <text:p>34080</text:p>
          </table:table-cell>
          <table:table-cell office:value-type="string">
            <text:p>Montpellie</text:p>
          </table:table-cell>
          <table:table-cell table:number-columns-repeated="2"/>
          <table:table-cell office:value-type="float" office:value="0">
            <text:p>0</text:p>
          </table:table-cell>
          <table:table-cell table:number-columns-repeated="6"/>
          <table:table-cell office:value-type="string">
            <text:p>lignes 6 et 15</text:p>
          </table:table-cell>
          <table:table-cell office:value-type="string">
            <text:p>&lt;p&gt;La résidence est située dans le quartier de Celleneuve, à deux pas du parc Bel-Juel et desservie par deux lignes de bus.&lt;/p&gt;&lt;p&gt;Les logements sont de type F1 et F2. Un appartement est réservé pour des séjours d’hébergement temporaire.&lt;/p&gt;&lt;p&gt;Les soins paramédicaux sont effectués par le personnel de l’établissement. &lt;br /&gt;Les résidants conservent le choix de leur médecin traitant.&lt;br /&gt;Une surveillance paramédicale est assurée 24h sur 24.&lt;/p&gt;&lt;p&gt;Un animateur de loisirs propose aux résidants un ensemble d’activités variées. &lt;/p&gt;&lt;p&gt;Cet établissement est en cours de restructuration. &lt;br /&gt;Une nouvelle maison de retraite va être construite en remplacement au Domaine de la Pompignane fin 2006, d’une capacité de 60 lits et accueillera des personnes très dépendantes. &lt;/p&gt;</text:p>
          </table:table-cell>
          <table:table-cell/>
        </table:table-row>
        <table:table-row table:style-name="ro1">
          <table:table-cell office:value-type="float" office:value="360">
            <text:p>360</text:p>
          </table:table-cell>
          <table:table-cell office:value-type="string">
            <text:p>Résidences-foyers</text:p>
          </table:table-cell>
          <table:table-cell office:value-type="string">
            <text:p>La Carrièra</text:p>
          </table:table-cell>
          <table:table-cell office:value-type="string">
            <text:p>Mosson</text:p>
          </table:table-cell>
          <table:table-cell/>
          <table:table-cell office:value-type="string">
            <text:p>04 67 75 25 70</text:p>
          </table:table-cell>
          <table:table-cell table:number-columns-repeated="4"/>
          <table:table-cell office:value-type="string">
            <text:p>70018100</text:p>
          </table:table-cell>
          <table:table-cell office:value-type="string">
            <text:p>43.6412560245</text:p>
          </table:table-cell>
          <table:table-cell office:value-type="string">
            <text:p>3.81771342051</text:p>
          </table:table-cell>
          <table:table-cell office:value-type="string">
            <text:p>50</text:p>
          </table:table-cell>
          <table:table-cell/>
          <table:table-cell office:value-type="string">
            <text:p>rue Louis-Perg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p&gt;Située sur les Hauts de Massane, elle peut accueillir 83 résidants dont 50 lits médicalisés.&lt;/p&gt;&lt;p&gt;Les logements sont de type F1 avec loggia.&lt;/p&gt;&lt;p&gt;La surveillance paramédicale est effectuée par le personnel de l’établissement 24h sur 24. Chaque résidant peut disposer d’un appel malade portable. &lt;/p&gt;&lt;p&gt;Le choix d’animation est grand : ergothérapie, atelier mémoire et gymnastique,&lt;br /&gt;participation à la vie de l’établissement, comité de lecture avec deux écoles élémentaires du quartier, sorties, bibliothèque et vidéothèque, culte religieux... &lt;/p&gt;</text:p>
          </table:table-cell>
          <table:table-cell/>
        </table:table-row>
        <table:table-row table:style-name="ro1">
          <table:table-cell office:value-type="float" office:value="361">
            <text:p>361</text:p>
          </table:table-cell>
          <table:table-cell office:value-type="string">
            <text:p>Services municipaux</text:p>
          </table:table-cell>
          <table:table-cell office:value-type="string">
            <text:p>Maison des seniors</text:p>
          </table:table-cell>
          <table:table-cell office:value-type="string">
            <text:p>Montpellier Centre</text:p>
          </table:table-cell>
          <table:table-cell office:value-type="string">
            <text:p>Les Beaux-Arts</text:p>
          </table:table-cell>
          <table:table-cell office:value-type="string">
            <text:p>04 67 63 67 10</text:p>
          </table:table-cell>
          <table:table-cell office:value-type="string">
            <text:p>04 67 63 67 17</text:p>
          </table:table-cell>
          <table:table-cell table:number-columns-repeated="6"/>
          <table:table-cell office:value-type="string">
            <text:p>16</text:p>
          </table:table-cell>
          <table:table-cell/>
          <table:table-cell office:value-type="string">
            <text:p>rue Ferdinand-Fab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2">
            <text:p>2</text:p>
          </table:table-cell>
          <table:table-cell table:number-columns-repeated="2" office:value-type="string">
            <text:p>AUX_NORMES</text:p>
          </table:table-cell>
          <table:table-cell table:number-columns-repeated="5"/>
          <table:table-cell office:value-type="string">
            <text:p>Située en plein cœur de la ville, la Maison des seniors accueille toute personne à la recherche d’une information complète sur les services et l’hébergement destinés aux personnes de plus de 60 ans.&lt;p&gt;Elle a pour vocation de faciliter la coordination entre les services existants sur la ville puisqu’elle rassemble toutes les institutions, les services et les bénévoles qui apportent conseils et soutien aux seniors.&lt;/p&gt;&lt;p&gt;Elle est financée par le &lt;acronym lang="fr" title="centre communal d'action sociale"&gt;CCAS&lt;/acronym&gt; avec l’aide de l'Etat, du Conseil général de l’Hérault, de la &lt;acronym lang="fr" title="caisse régionale d'assurance maladie"&gt;CRAM&lt;/acronym&gt; Languedoc-Roussillon et de caisses de retraite.&lt;/p&gt;&lt;p&gt;Horaires d'ouverture de 9h à 12h et de 14h à 17h&lt;/p&gt;</text:p>
          </table:table-cell>
          <table:table-cell/>
        </table:table-row>
        <table:table-row table:style-name="ro1">
          <table:table-cell office:value-type="float" office:value="362">
            <text:p>362</text:p>
          </table:table-cell>
          <table:table-cell office:value-type="string">
            <text:p>Restos du Coeur</text:p>
          </table:table-cell>
          <table:table-cell office:value-type="string">
            <text:p>Resto du Cœur Georges-Brassens</text:p>
          </table:table-cell>
          <table:table-cell office:value-type="string">
            <text:p>Mosson</text:p>
          </table:table-cell>
          <table:table-cell/>
          <table:table-cell office:value-type="string">
            <text:p>04 67 10 89 07</text:p>
          </table:table-cell>
          <table:table-cell table:number-columns-repeated="9"/>
          <table:table-cell office:value-type="string">
            <text:p>Place </text:p>
          </table:table-cell>
          <table:table-cell office:value-type="string">
            <text:p>Jacques-Brel</text:p>
          </table:table-cell>
          <table:table-cell office:value-type="string">
            <text:p>Maison pour tous Georges-Brassens</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Distribution les lundis et&amp;#160;mardis de 9h &amp;#224; 11h30&lt;/li&gt; &lt;/ul&gt; &lt;p&gt;&lt;span style="font-size: 10pt; font-family: &amp;quot;Arial&amp;quot;,&amp;quot;sans-serif&amp;quot;; mso-fareast-font-family: 'Times New Roman'; mso-ansi-language: FR; mso-fareast-language: FR; mso-bidi-language: AR-SA;"&gt;&lt;span style="color: #000000;"&gt;&lt;/span&gt;&lt;/span&gt;&lt;/p&gt;</text:p>
          </table:table-cell>
          <table:table-cell/>
        </table:table-row>
        <table:table-row table:style-name="ro1">
          <table:table-cell office:value-type="float" office:value="363">
            <text:p>363</text:p>
          </table:table-cell>
          <table:table-cell office:value-type="string">
            <text:p>Services municipaux</text:p>
          </table:table-cell>
          <table:table-cell office:value-type="string">
            <text:p>Espace Montpellier Jeunesse</text:p>
          </table:table-cell>
          <table:table-cell office:value-type="string">
            <text:p>Montpellier Centre</text:p>
          </table:table-cell>
          <table:table-cell office:value-type="string">
            <text:p>Comédie</text:p>
          </table:table-cell>
          <table:table-cell office:value-type="string">
            <text:p>04 67 92 30 50</text:p>
          </table:table-cell>
          <table:table-cell office:value-type="string">
            <text:p>04 67 92 36 82</text:p>
          </table:table-cell>
          <table:table-cell office:value-type="string">
            <text:p>sej.dj@ville-montpellier.fr</text:p>
          </table:table-cell>
          <table:table-cell office:value-type="string">
            <text:p>www.tiptop.montpellier.fr</text:p>
          </table:table-cell>
          <table:table-cell office:value-type="string">
            <text:p>Comédie</text:p>
          </table:table-cell>
          <table:table-cell office:value-type="string">
            <text:p>TA180</text:p>
          </table:table-cell>
          <table:table-cell table:number-columns-repeated="2"/>
          <table:table-cell office:value-type="string">
            <text:p>6</text:p>
          </table:table-cell>
          <table:table-cell/>
          <table:table-cell office:value-type="string">
            <text:p>rue</text:p>
          </table:table-cell>
          <table:table-cell office:value-type="string">
            <text:p>Maguelo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s 1 <text:s/>station Comédie</text:p>
          </table:table-cell>
          <table:table-cell/>
          <table:table-cell office:value-type="string">
            <text:p>&lt;h5&gt;L'Espace Montpellier Jeunesse est ouvert &amp;#224; tous les jeunes, qu'ils soient lyc&amp;#233;ens, &amp;#233;tudiants, apprentis, stagiaires, jeunes actifs ou sans emploi.&lt;/h5&gt; &lt;p&gt;Vous y trouverez :&amp;#160;&lt;/p&gt; &lt;ul&gt; &lt;li&gt;un&amp;#160; centre de documentation concernant le logement, l'orientation, la formation, l'emploi, les voyages &amp;#224; l'&amp;#233;tranger, les loisirs, des info sur la cr&amp;#233;ation d'association, ...&amp;#160;&lt;/li&gt; &lt;li&gt;&amp;#160;un kiosque &amp;#224; journaux avec la presse nationale et r&amp;#233;gionale.&amp;#160;&lt;/li&gt; &lt;li&gt;des publications concernant l'orientation scolaire et professionnelle (ONISEP, l'Etudiant...).&amp;#160;&lt;/li&gt; &lt;li&gt;un p&amp;#244;le Internet avec acc&amp;#232;s gratuit pour vos recherches d'emplois, de logements,...&amp;#160;&lt;/li&gt; &lt;li&gt;un poste informatique et une imprimante pour la r&amp;#233;daction de CV.&amp;#160;&lt;/li&gt; &lt;li&gt;des animations et des rencontres sur les m&amp;#233;tiers, pour partir &amp;#224; l'&amp;#233;tranger,...&amp;#160;&lt;/li&gt; &lt;li&gt;des aides financi&amp;#232;res pour vos projets associatifs ou individuels, pour le BAFA.&amp;#160;&lt;/li&gt; &lt;li&gt;des permanences hebdomadaires : aide juridique, coaching, r&amp;#233;alisation de CV et lettres de motivation, b&amp;#233;n&amp;#233;volat... &lt;/li&gt; &lt;/ul&gt;</text:p>
          </table:table-cell>
          <table:table-cell office:value-type="string">
            <text:p>&lt;h5&gt;Horaires&lt;/h5&gt; &lt;p&gt;Ouvert au public du lundi au vendredi de 12h &amp;#224; 18h&lt;/p&gt; &lt;p&gt;et de 12h &amp;#224; 17h pendant les vacances scolaires.&lt;/p&gt; &lt;p&gt;&amp;#160;&lt;/p&gt; &lt;h5&gt;Renseignements t&amp;#233;l&amp;#233;phoniques&lt;/h5&gt; &lt;p&gt;de 9h &amp;#224; 18h et&amp;#160; de 9h &amp;#224; 17h pendant les vacances scolaires.&lt;/p&gt;</text:p>
          </table:table-cell>
        </table:table-row>
        <table:table-row table:style-name="ro1">
          <table:table-cell office:value-type="float" office:value="364">
            <text:p>364</text:p>
          </table:table-cell>
          <table:table-cell office:value-type="string">
            <text:p>Gymnases</text:p>
          </table:table-cell>
          <table:table-cell office:value-type="string">
            <text:p>Gymnase Alain Colas</text:p>
          </table:table-cell>
          <table:table-cell office:value-type="string">
            <text:p>Croix d'Argent</text:p>
          </table:table-cell>
          <table:table-cell table:number-columns-repeated="6"/>
          <table:table-cell office:value-type="string">
            <text:p>1597</text:p>
          </table:table-cell>
          <table:table-cell office:value-type="string">
            <text:p>43.5899110597</text:p>
          </table:table-cell>
          <table:table-cell office:value-type="string">
            <text:p>3.86825564461</text:p>
          </table:table-cell>
          <table:table-cell office:value-type="string">
            <text:p>222</text:p>
          </table:table-cell>
          <table:table-cell/>
          <table:table-cell office:value-type="string">
            <text:p>rue de l'Arn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text:p>
          </table:table-cell>
          <table:table-cell office:value-type="string">
            <text:p>&lt;h5&gt;Clubs sportifs et disciplines&lt;br /&gt; &lt;/h5&gt;&lt;ul&gt;&lt;li&gt;Croix d'Argent Volley (04 67 58 62 00) &lt;/li&gt;&lt;/ul&gt;&lt;h5&gt; &lt;br /&gt;Horaires&lt;/h5&gt;&lt;ul&gt;&lt;li&gt;Dans la journée : écoles, collèges&lt;/li&gt;&lt;li&gt;18h - 22h : clubs &lt;/li&gt;&lt;/ul&gt;&lt;p&gt;Dans tous les cas, une demande de créneaux devra être faite auprès du service des Sports.&lt;br /&gt; &lt;/p&gt;&lt;h5&gt; Tarifs&lt;/h5&gt;&lt;ul&gt;&lt;li&gt;Gratuit pour les écoles primaires et clubs sportifs. &lt;/li&gt;&lt;li&gt;Sous convention pour les collèges et les lycées.&lt;/li&gt;&lt;/ul&gt;</text:p>
          </table:table-cell>
          <table:table-cell/>
        </table:table-row>
        <table:table-row table:style-name="ro1">
          <table:table-cell office:value-type="float" office:value="365">
            <text:p>365</text:p>
          </table:table-cell>
          <table:table-cell office:value-type="string">
            <text:p>Adresses utiles</text:p>
          </table:table-cell>
          <table:table-cell office:value-type="string">
            <text:p>MLJAM</text:p>
          </table:table-cell>
          <table:table-cell office:value-type="string">
            <text:p>Montpellier Centre</text:p>
          </table:table-cell>
          <table:table-cell office:value-type="string">
            <text:p>Antigone</text:p>
          </table:table-cell>
          <table:table-cell office:value-type="string">
            <text:p>04 99 52 69 29</text:p>
          </table:table-cell>
          <table:table-cell office:value-type="string">
            <text:p>04 99 52 69 10</text:p>
          </table:table-cell>
          <table:table-cell table:number-columns-repeated="6"/>
          <table:table-cell office:value-type="string">
            <text:p>1</text:p>
          </table:table-cell>
          <table:table-cell/>
          <table:table-cell office:value-type="string">
            <text:p>place Paul Bec</text:p>
          </table:table-cell>
          <table:table-cell/>
          <table:table-cell office:value-type="string">
            <text:p>Les Echelles de la 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img alt="Logo Montpellier Agglomération " src="/uploads/WEB_CHEMIN_586_1127669193.gif" align="left" idtf="586" /&gt;Les services de la mission locale, soutenus par &lt;a id="310" title="Montpellier Agglomération" href="#" typelien="LienExterne"&gt;Montpellier Agglomération&lt;/a&gt; dans le cadre de sa compétence &amp;quot;Insertion par l'économique&amp;quot;, sont accessibles à tous les jeunes de 16 à 25 ans quel que soit leur lieu de résidence sur les communes de l'agglomération. </text:p>
          </table:table-cell>
          <table:table-cell/>
        </table:table-row>
        <table:table-row table:style-name="ro1">
          <table:table-cell office:value-type="float" office:value="366">
            <text:p>366</text:p>
          </table:table-cell>
          <table:table-cell office:value-type="string">
            <text:p>Services municipaux</text:p>
          </table:table-cell>
          <table:table-cell office:value-type="string">
            <text:p>Maison des relations internationales</text:p>
          </table:table-cell>
          <table:table-cell office:value-type="string">
            <text:p>Montpellier Centre</text:p>
          </table:table-cell>
          <table:table-cell office:value-type="string">
            <text:p>Les Beaux-Arts</text:p>
          </table:table-cell>
          <table:table-cell office:value-type="string">
            <text:p>04 67 34 70 11</text:p>
          </table:table-cell>
          <table:table-cell office:value-type="string">
            <text:p>04 67 34 59 02</text:p>
          </table:table-cell>
          <table:table-cell table:number-columns-repeated="2"/>
          <table:table-cell office:value-type="string">
            <text:p>Le Corum</text:p>
          </table:table-cell>
          <table:table-cell table:number-columns-repeated="3"/>
          <table:table-cell office:value-type="string">
            <text:p>14</text:p>
          </table:table-cell>
          <table:table-cell/>
          <table:table-cell office:value-type="string">
            <text:p>rue </text:p>
          </table:table-cell>
          <table:table-cell office:value-type="string">
            <text:p>Descente en Barrat</text:p>
          </table:table-cell>
          <table:table-cell office:value-type="string">
            <text:p>(au bout de l'esplanade Charles-de-Gau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 ou Le Corum</text:p>
          </table:table-cell>
          <table:table-cell/>
          <table:table-cell office:value-type="string">
            <text:p>&lt;ul&gt; &lt;li&gt;Heures d'ouverture&lt;br&gt;du lundi au vendredi, &lt;em&gt;de 8h45 &amp;#224; 12h et de 13h45 &amp;#224; 18h&lt;/em&gt;&lt;/li&gt; &lt;/ul&gt; &lt;p&gt;&amp;#160;&lt;/p&gt; &lt;ul&gt; &lt;li&gt;Adresse postale&lt;br&gt;Mairie de Montpellier&lt;br&gt;Direction des relations internationales&lt;br&gt;1 place Francis-Ponge&lt;br&gt;34064 Montpellier Cedex 2&lt;/li&gt; &lt;/ul&gt;</text:p>
          </table:table-cell>
          <table:table-cell/>
        </table:table-row>
        <table:table-row table:style-name="ro1">
          <table:table-cell office:value-type="float" office:value="370">
            <text:p>370</text:p>
          </table:table-cell>
          <table:table-cell office:value-type="string">
            <text:p>Salles d'expo</text:p>
          </table:table-cell>
          <table:table-cell office:value-type="string">
            <text:p>Galerie Saint Ravy</text:p>
          </table:table-cell>
          <table:table-cell office:value-type="string">
            <text:p>Montpellier Centre</text:p>
          </table:table-cell>
          <table:table-cell/>
          <table:table-cell office:value-type="string">
            <text:p>04 34 88 76 68 (admin.) - 04 67 60 61 66 (galerie)</text:p>
          </table:table-cell>
          <table:table-cell office:value-type="string">
            <text:p>04 67 34 88 90</text:p>
          </table:table-cell>
          <table:table-cell office:value-type="string">
            <text:p>galerie.saint-ravy@ville-montpellier.fr</text:p>
          </table:table-cell>
          <table:table-cell table:number-columns-repeated="7"/>
          <table:table-cell office:value-type="string">
            <text:p>Place</text:p>
          </table:table-cell>
          <table:table-cell office:value-type="string">
            <text:p>Saint Ravy</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0">
            <text:p>0</text:p>
          </table:table-cell>
          <table:table-cell office:value-type="string">
            <text:p>PRATICABLE</text:p>
          </table:table-cell>
          <table:table-cell table:number-columns-repeated="6"/>
          <table:table-cell office:value-type="string">
            <text:p>&lt;p&gt;La Galerie Saint Ravy est une salle d&amp;#8217;exposition municipale situ&amp;#233;e en plein c&amp;#339;ur de l&amp;#8217;&amp;#233;cusson. Ses vo&amp;#251;tes anciennes et ses murs en pierre de Castries en font un lieu appr&amp;#233;ci&amp;#233;. L&amp;#8217;entr&amp;#233;e en est libre.&lt;/p&gt; &lt;p&gt;Elle est ouverte, de 13h &amp;#224; 19h tous les jours, sauf le lundi.&lt;/p&gt; &lt;p&gt;Une vingtaine d&amp;#8217;expositions par an y sont propos&amp;#233;es. La programmation m&amp;#234;le des activit&amp;#233;s culturelles, des manifestations telles que &lt;em&gt;Le Printemps des po&amp;#232;tes&lt;/em&gt; ou &lt;em&gt;La Com&amp;#233;die du Livre&lt;/em&gt;, &amp;#224; des expositions d&amp;#8217;artistes locaux (15 &amp;#224; 20 expositions par an).&lt;/p&gt; &lt;p&gt;Ces artistes sont choisis par une commission compos&amp;#233;e d&amp;#8217;artistes, de professionnels, pilot&amp;#233;e par Micha&amp;#235;l Delafosse, adjoint au Maire d&amp;#233;l&amp;#233;gu&amp;#233; &amp;#224; la culture. La galerie leur est pr&amp;#234;t&amp;#233;e gracieusement pour une dur&amp;#233;e de quinze jours. Toutes les formes d&amp;#8217;arts visuels peuvent y &amp;#234;tre propos&amp;#233;es.&lt;/p&gt; &lt;p&gt;Pour participer &amp;#224; la s&amp;#233;lection, les artistes, seuls ou en collectif, professionnels comme amateurs, doivent respecter les r&amp;#232;gles de l&amp;#8217;appel &amp;#224; candidature. Il est ouvert en priorit&amp;#233; aux personnes ou associations culturelles domicili&amp;#233;es dans l&amp;#8217;agglom&amp;#233;ration de Montpellier. Cet appel &amp;#224; candidature est lanc&amp;#233; chaque ann&amp;#233;e, pour la s&amp;#233;lection de l'ann&amp;#233;e suivante.&lt;/p&gt; &lt;p&gt;L'appel &amp;#224; candidature est t&amp;#233;l&amp;#233;chargeable sur ce site d&amp;#232;s sa sortie et le temps de sa validit&amp;#233;. Si vous souhaitez le recevoir personnellement lors de sa sortie, envoyez vos coordonn&amp;#233;es &amp;#233;lectronique et/ou postales par courriel &amp;#224; la Galerie Saint Ravy.&lt;/p&gt;</text:p>
          </table:table-cell>
          <table:table-cell/>
        </table:table-row>
        <table:table-row table:style-name="ro1">
          <table:table-cell office:value-type="float" office:value="371">
            <text:p>371</text:p>
          </table:table-cell>
          <table:table-cell office:value-type="string">
            <text:p>Galeries d'art</text:p>
          </table:table-cell>
          <table:table-cell office:value-type="string">
            <text:p>AL/MA</text:p>
          </table:table-cell>
          <table:table-cell office:value-type="string">
            <text:p>Montpellier Centre</text:p>
          </table:table-cell>
          <table:table-cell/>
          <table:table-cell office:value-type="string">
            <text:p>04 67 60 48 03</text:p>
          </table:table-cell>
          <table:table-cell/>
          <table:table-cell office:value-type="string">
            <text:p>allaire.jean-marc@idenix.com</text:p>
          </table:table-cell>
          <table:table-cell table:number-columns-repeated="5"/>
          <table:table-cell office:value-type="string">
            <text:p>35,</text:p>
          </table:table-cell>
          <table:table-cell/>
          <table:table-cell office:value-type="string">
            <text:p>rue de la Valfè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72">
            <text:p>372</text:p>
          </table:table-cell>
          <table:table-cell office:value-type="string">
            <text:p>Galeries d'art</text:p>
          </table:table-cell>
          <table:table-cell office:value-type="string">
            <text:p>Aperto</text:p>
          </table:table-cell>
          <table:table-cell office:value-type="string">
            <text:p>Montpellier Centre</text:p>
          </table:table-cell>
          <table:table-cell/>
          <table:table-cell office:value-type="string">
            <text:p>04 67 72 57 41</text:p>
          </table:table-cell>
          <table:table-cell/>
          <table:table-cell office:value-type="string">
            <text:p>asso_aperto@yahoo.fr</text:p>
          </table:table-cell>
          <table:table-cell office:value-type="string">
            <text:p>aperto.free.fr</text:p>
          </table:table-cell>
          <table:table-cell table:number-columns-repeated="4"/>
          <table:table-cell office:value-type="string">
            <text:p>1</text:p>
          </table:table-cell>
          <table:table-cell/>
          <table:table-cell office:value-type="string">
            <text:p>rue Etienne-Carda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373">
            <text:p>373</text:p>
          </table:table-cell>
          <table:table-cell office:value-type="string">
            <text:p>Galeries d'art</text:p>
          </table:table-cell>
          <table:table-cell office:value-type="string">
            <text:p>Art en thèse</text:p>
          </table:table-cell>
          <table:table-cell office:value-type="string">
            <text:p>Mosson</text:p>
          </table:table-cell>
          <table:table-cell/>
          <table:table-cell office:value-type="string">
            <text:p>04 67 60 57 18</text:p>
          </table:table-cell>
          <table:table-cell table:number-columns-repeated="7"/>
          <table:table-cell office:value-type="string">
            <text:p>23,</text:p>
          </table:table-cell>
          <table:table-cell/>
          <table:table-cell office:value-type="string">
            <text:p>allée d'Irland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74">
            <text:p>374</text:p>
          </table:table-cell>
          <table:table-cell office:value-type="string">
            <text:p>Galeries d'art</text:p>
          </table:table-cell>
          <table:table-cell office:value-type="string">
            <text:p>Galerie de l'Ancien Courrier</text:p>
          </table:table-cell>
          <table:table-cell office:value-type="string">
            <text:p>Montpellier Centre</text:p>
          </table:table-cell>
          <table:table-cell/>
          <table:table-cell office:value-type="string">
            <text:p>04 67 60 71 88</text:p>
          </table:table-cell>
          <table:table-cell office:value-type="string">
            <text:p>04 67 63 33 00</text:p>
          </table:table-cell>
          <table:table-cell office:value-type="string">
            <text:p>galerieanciencourrier@yahoo.fr</text:p>
          </table:table-cell>
          <table:table-cell office:value-type="string">
            <text:p>WWW.galerieanciencourrier.com</text:p>
          </table:table-cell>
          <table:table-cell office:value-type="string">
            <text:p>Préfecture</text:p>
          </table:table-cell>
          <table:table-cell table:number-columns-repeated="3"/>
          <table:table-cell office:value-type="string">
            <text:p>3</text:p>
          </table:table-cell>
          <table:table-cell/>
          <table:table-cell office:value-type="string">
            <text:p>rue de l'Ancien Courr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uvert tous les jours de 10h à 12h et de 15h à 19h, sauf dimanche et lundi matin.&lt;/p&gt;&lt;p&gt;Danielle Benzimra et Martine Mongin présentent : &lt;/p&gt;&lt;ul&gt;&lt;li&gt;AGATE &lt;/li&gt;&lt;li&gt;BEVAN Oliver &lt;/li&gt;&lt;li&gt;BONNIN Gilles &lt;/li&gt;&lt;li&gt;CALVET Bernard &lt;/li&gt;&lt;li&gt;COSSONET Elisa &lt;/li&gt;&lt;li&gt;DEZEUZE Georges &lt;/li&gt;&lt;li&gt;FERRIS René &lt;/li&gt;&lt;li&gt;HUGO Jean &lt;/li&gt;&lt;li&gt;JORDAN Lorraine &lt;/li&gt;&lt;li&gt;LOPART Jacques &lt;/li&gt;&lt;li&gt;LORINCZ Peter &lt;/li&gt;&lt;li&gt;MANGUIN PFUND Nicole &lt;/li&gt;&lt;li&gt;PIERSON Jean &lt;/li&gt;&lt;li&gt;PUIG Magi &lt;/li&gt;&lt;li&gt;RIGAIL Celeste &lt;/li&gt;&lt;li&gt;ROBINSON Barbara &lt;/li&gt;&lt;li&gt;RUDEL Jean Aristide &lt;/li&gt;&lt;li&gt;SAUZE &lt;/li&gt;&lt;li&gt;VERCELLOTTI Philippe &lt;/li&gt;&lt;li&gt;VIDAL Yves &lt;/li&gt;&lt;/ul&gt;</text:p>
          </table:table-cell>
          <table:table-cell/>
        </table:table-row>
        <table:table-row table:style-name="ro1">
          <table:table-cell office:value-type="float" office:value="376">
            <text:p>376</text:p>
          </table:table-cell>
          <table:table-cell office:value-type="string">
            <text:p>Galeries d'art</text:p>
          </table:table-cell>
          <table:table-cell office:value-type="string">
            <text:p>Galerie Hélène Trintignan</text:p>
          </table:table-cell>
          <table:table-cell office:value-type="string">
            <text:p>Montpellier Centre</text:p>
          </table:table-cell>
          <table:table-cell/>
          <table:table-cell office:value-type="string">
            <text:p>04 67 60 57 18</text:p>
          </table:table-cell>
          <table:table-cell office:value-type="string">
            <text:p>04 67 60 52 03</text:p>
          </table:table-cell>
          <table:table-cell office:value-type="string">
            <text:p>contact@galerietrintignan.com</text:p>
          </table:table-cell>
          <table:table-cell office:value-type="string">
            <text:p>www.galerietrintignan.com</text:p>
          </table:table-cell>
          <table:table-cell table:number-columns-repeated="4"/>
          <table:table-cell office:value-type="string">
            <text:p>21</text:p>
          </table:table-cell>
          <table:table-cell/>
          <table:table-cell office:value-type="string">
            <text:p>rue </text:p>
          </table:table-cell>
          <table:table-cell office:value-type="string">
            <text:p>Saint-Guilhem</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r&amp;#233;&amp;#233;e en 1974, la Galerie part d'un r&amp;#233;seau de peintres amis comme Richardguy, G&amp;#233;rard Barth&amp;#233;l&amp;#233;my, Henri Goetz et Orlando Pelayo.&lt;/p&gt; &lt;p&gt;&lt;em&gt;La Galerie reste associ&amp;#233;e aux noms de Henri Goetz et de sa femme Christine Boumeester, amis de Picasso et des surr&amp;#233;alistes...&lt;/em&gt; (Olivier Billiard dans le Bill'Art 2004).&lt;/p&gt; &lt;p&gt;A eux s'ajoutent des peintres abstraits des ann&amp;#233;es cinquante comme Lad Kijno, Jean Miotte, Chu Teh Chun, Olivier Debr&amp;#233;, le sculpteur Albert F&amp;#233;raud et surtout le peintre expressionniste espagnol Orlando Pelayo qu'elle expose de 1976 &amp;#224; 1990, date de son d&amp;#233;c&amp;#232;s.&lt;/p&gt; &lt;p&gt;La galerie est ouverte du mardi au samedi, de 10h30- &amp;#224; 12h30 et de 15h &amp;#224; 19h.&lt;/p&gt;</text:p>
          </table:table-cell>
          <table:table-cell/>
        </table:table-row>
        <table:table-row table:style-name="ro1">
          <table:table-cell office:value-type="float" office:value="377">
            <text:p>377</text:p>
          </table:table-cell>
          <table:table-cell office:value-type="string">
            <text:p>Galeries d'art</text:p>
          </table:table-cell>
          <table:table-cell office:value-type="string">
            <text:p>Galerie Jacques Cœur</text:p>
          </table:table-cell>
          <table:table-cell office:value-type="string">
            <text:p>Montpellier Centre</text:p>
          </table:table-cell>
          <table:table-cell/>
          <table:table-cell office:value-type="string">
            <text:p>04 99 61 12 54</text:p>
          </table:table-cell>
          <table:table-cell table:number-columns-repeated="7"/>
          <table:table-cell office:value-type="string">
            <text:p>7,</text:p>
          </table:table-cell>
          <table:table-cell/>
          <table:table-cell office:value-type="string">
            <text:p>rue Jacques Cœ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80">
            <text:p>380</text:p>
          </table:table-cell>
          <table:table-cell office:value-type="string">
            <text:p>Galeries d'art</text:p>
          </table:table-cell>
          <table:table-cell office:value-type="string">
            <text:p>Galerie Place des Arts</text:p>
          </table:table-cell>
          <table:table-cell office:value-type="string">
            <text:p>Montpellier Centre</text:p>
          </table:table-cell>
          <table:table-cell/>
          <table:table-cell office:value-type="string">
            <text:p>04 67 66 05 08</text:p>
          </table:table-cell>
          <table:table-cell table:number-columns-repeated="2"/>
          <table:table-cell office:value-type="string">
            <text:p>www.place-des-arts.fr</text:p>
          </table:table-cell>
          <table:table-cell table:number-columns-repeated="4"/>
          <table:table-cell office:value-type="string">
            <text:p>8</text:p>
          </table:table-cell>
          <table:table-cell/>
          <table:table-cell office:value-type="string">
            <text:p>rue de l'Argent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Galerie spécialisée dans le verre contemporain, où Françoise Polack vous propose une exposition permanente des plus grands artistes verriers contemporains&lt;/p&gt;&lt;p&gt;Située en plein cœur du centre historique de Montpellier, à 100 mètres de la place de la Comédie, la galerie est ouverte du mardi au samedi, de 10h à 12h et de 15h à 19h.&lt;/p&gt;</text:p>
          </table:table-cell>
          <table:table-cell/>
        </table:table-row>
        <table:table-row table:style-name="ro1">
          <table:table-cell office:value-type="float" office:value="381">
            <text:p>381</text:p>
          </table:table-cell>
          <table:table-cell office:value-type="string">
            <text:p>Galeries d'art</text:p>
          </table:table-cell>
          <table:table-cell office:value-type="string">
            <text:p>Iconoscope</text:p>
          </table:table-cell>
          <table:table-cell office:value-type="string">
            <text:p>Montpellier Centre</text:p>
          </table:table-cell>
          <table:table-cell/>
          <table:table-cell office:value-type="string">
            <text:p>06 20 36 57 47 - 04 67 63 03 84</text:p>
          </table:table-cell>
          <table:table-cell/>
          <table:table-cell office:value-type="string">
            <text:p>iconoscope@wanadoo.fr</text:p>
          </table:table-cell>
          <table:table-cell office:value-type="string">
            <text:p>www.iconoscope.fr</text:p>
          </table:table-cell>
          <table:table-cell table:number-columns-repeated="4"/>
          <table:table-cell office:value-type="string">
            <text:p>25,</text:p>
          </table:table-cell>
          <table:table-cell/>
          <table:table-cell table:number-columns-repeated="2" office:value-type="string">
            <text:p>rue du Faubourg du Courreau</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0">
            <text:p>0</text:p>
          </table:table-cell>
          <table:table-cell office:value-type="string">
            <text:p>PRATICABLE</text:p>
          </table:table-cell>
          <table:table-cell table:number-columns-repeated="8"/>
        </table:table-row>
        <table:table-row table:style-name="ro1">
          <table:table-cell office:value-type="float" office:value="382">
            <text:p>382</text:p>
          </table:table-cell>
          <table:table-cell office:value-type="string">
            <text:p>Galeries d'art</text:p>
          </table:table-cell>
          <table:table-cell office:value-type="string">
            <text:p>Medamothi-Artistic Cockpit</text:p>
          </table:table-cell>
          <table:table-cell office:value-type="string">
            <text:p>Montpellier Centre</text:p>
          </table:table-cell>
          <table:table-cell/>
          <table:table-cell office:value-type="string">
            <text:p>04 67 60 34 49</text:p>
          </table:table-cell>
          <table:table-cell table:number-columns-repeated="7"/>
          <table:table-cell office:value-type="string">
            <text:p>3,</text:p>
          </table:table-cell>
          <table:table-cell/>
          <table:table-cell office:value-type="string">
            <text:p>rue Urbain V</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83">
            <text:p>383</text:p>
          </table:table-cell>
          <table:table-cell office:value-type="string">
            <text:p>Galeries d'art</text:p>
          </table:table-cell>
          <table:table-cell office:value-type="string">
            <text:p>Vasistas Galerie</text:p>
          </table:table-cell>
          <table:table-cell office:value-type="string">
            <text:p>Montpellier Centre</text:p>
          </table:table-cell>
          <table:table-cell/>
          <table:table-cell office:value-type="string">
            <text:p>04 67 52 47 37</text:p>
          </table:table-cell>
          <table:table-cell table:number-columns-repeated="2"/>
          <table:table-cell office:value-type="string">
            <text:p>www.vasistas.org</text:p>
          </table:table-cell>
          <table:table-cell table:number-columns-repeated="4"/>
          <table:table-cell office:value-type="string">
            <text:p>37,</text:p>
          </table:table-cell>
          <table:table-cell/>
          <table:table-cell office:value-type="string">
            <text:p>avenue Bouisson Bertran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384">
            <text:p>384</text:p>
          </table:table-cell>
          <table:table-cell office:value-type="string">
            <text:p>Etat</text:p>
          </table:table-cell>
          <table:table-cell office:value-type="string">
            <text:p>CNFPT Languedoc Roussillon</text:p>
          </table:table-cell>
          <table:table-cell office:value-type="string">
            <text:p>Hôpitaux - Facultés</text:p>
          </table:table-cell>
          <table:table-cell/>
          <table:table-cell office:value-type="string">
            <text:p>04 67 61 77 77</text:p>
          </table:table-cell>
          <table:table-cell table:number-columns-repeated="2"/>
          <table:table-cell office:value-type="string">
            <text:p>www.lr.cnfpt.fr</text:p>
          </table:table-cell>
          <table:table-cell/>
          <table:table-cell office:value-type="string">
            <text:p>38967</text:p>
          </table:table-cell>
          <table:table-cell office:value-type="string">
            <text:p>43.6430916727</text:p>
          </table:table-cell>
          <table:table-cell office:value-type="string">
            <text:p>3.83969126057</text:p>
          </table:table-cell>
          <table:table-cell office:value-type="string">
            <text:p>337</text:p>
          </table:table-cell>
          <table:table-cell/>
          <table:table-cell office:value-type="string">
            <text:p>rue des Apothicaires</text:p>
          </table:table-cell>
          <table:table-cell/>
          <table:table-cell office:value-type="string">
            <text:p>Parc Euromédecine</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ntre nationale de la fonction publique territoriale du Languedoc-Roussillon</text:p>
          </table:table-cell>
          <table:table-cell/>
        </table:table-row>
        <table:table-row table:style-name="ro1">
          <table:table-cell office:value-type="float" office:value="385">
            <text:p>385</text:p>
          </table:table-cell>
          <table:table-cell office:value-type="string">
            <text:p>Etat</text:p>
          </table:table-cell>
          <table:table-cell office:value-type="string">
            <text:p>CDG 34</text:p>
          </table:table-cell>
          <table:table-cell office:value-type="string">
            <text:p>Les Cévennes</text:p>
          </table:table-cell>
          <table:table-cell office:value-type="string">
            <text:p>Alco</text:p>
          </table:table-cell>
          <table:table-cell office:value-type="string">
            <text:p>04 67 04 38 80</text:p>
          </table:table-cell>
          <table:table-cell office:value-type="string">
            <text:p>04 67 52 43 82</text:p>
          </table:table-cell>
          <table:table-cell/>
          <table:table-cell office:value-type="string">
            <text:p>www.cdg34.fr</text:p>
          </table:table-cell>
          <table:table-cell table:number-columns-repeated="4"/>
          <table:table-cell office:value-type="string">
            <text:p>254</text:p>
          </table:table-cell>
          <table:table-cell/>
          <table:table-cell office:value-type="string">
            <text:p>rue Michel-Teule</text:p>
          </table:table-cell>
          <table:table-cell table:number-columns-repeated="2"/>
          <table:table-cell office:value-type="string">
            <text:p>34184</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img align="left" src="/uploads/WEB_CHEMIN_760_1127973896.gif" idtf="760" alt=" " /&gt;Centre de gestion de la fonction publique territoriale de l'Hérault&lt;p&gt;Pour en savoir plus, consultez l'annuaire des centres de gestion&lt;/p&gt;&lt;p&gt;&lt;a href="#" typelien="LienExterne" id="319"&gt;Département de l'hérault&lt;/a&gt;&lt;/p&gt;</text:p>
          </table:table-cell>
          <table:table-cell/>
        </table:table-row>
        <table:table-row table:style-name="ro1">
          <table:table-cell office:value-type="float" office:value="386">
            <text:p>386</text:p>
          </table:table-cell>
          <table:table-cell office:value-type="string">
            <text:p>Services municipaux</text:p>
          </table:table-cell>
          <table:table-cell office:value-type="string">
            <text:p>Direction des marchés publics</text:p>
          </table:table-cell>
          <table:table-cell office:value-type="string">
            <text:p>Montpellier Centre</text:p>
          </table:table-cell>
          <table:table-cell office:value-type="string">
            <text:p>Comédie</text:p>
          </table:table-cell>
          <table:table-cell office:value-type="string">
            <text:p>04 67 34 87 63</text:p>
          </table:table-cell>
          <table:table-cell office:value-type="string">
            <text:p>04 67 34 59 04</text:p>
          </table:table-cell>
          <table:table-cell table:number-columns-repeated="6"/>
          <table:table-cell office:value-type="string">
            <text:p>1</text:p>
          </table:table-cell>
          <table:table-cell/>
          <table:table-cell office:value-type="string">
            <text:p>place Francis-Ponge</text:p>
          </table:table-cell>
          <table:table-cell table:number-columns-repeated="2"/>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p&gt; horaires d'ouverture de 8h30 à 12h30 et de 13h30 à 17h30&lt;/p&gt;</text:p>
          </table:table-cell>
          <table:table-cell/>
        </table:table-row>
        <table:table-row table:style-name="ro1">
          <table:table-cell office:value-type="float" office:value="387">
            <text:p>387</text:p>
          </table:table-cell>
          <table:table-cell office:value-type="string">
            <text:p>Département</text:p>
          </table:table-cell>
          <table:table-cell office:value-type="string">
            <text:p>Hôtel du département</text:p>
          </table:table-cell>
          <table:table-cell office:value-type="string">
            <text:p>Les Cévennes</text:p>
          </table:table-cell>
          <table:table-cell office:value-type="string">
            <text:p>Alco</text:p>
          </table:table-cell>
          <table:table-cell office:value-type="string">
            <text:p>04 67 67 67 67</text:p>
          </table:table-cell>
          <table:table-cell/>
          <table:table-cell office:value-type="string">
            <text:p>herault@cg34.fr</text:p>
          </table:table-cell>
          <table:table-cell office:value-type="string">
            <text:p>www.cg34.fr</text:p>
          </table:table-cell>
          <table:table-cell/>
          <table:table-cell office:value-type="string">
            <text:p>39050</text:p>
          </table:table-cell>
          <table:table-cell office:value-type="string">
            <text:p>43.6229807019</text:p>
          </table:table-cell>
          <table:table-cell office:value-type="string">
            <text:p>3.83824187834</text:p>
          </table:table-cell>
          <table:table-cell office:value-type="string">
            <text:p>1 000</text:p>
          </table:table-cell>
          <table:table-cell/>
          <table:table-cell office:value-type="string">
            <text:p>rue d'Alco</text:p>
          </table:table-cell>
          <table:table-cell table:number-columns-repeated="2"/>
          <table:table-cell office:value-type="string">
            <text:p>34087</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9"/>
        </table:table-row>
        <table:table-row table:style-name="ro1">
          <table:table-cell office:value-type="float" office:value="388">
            <text:p>388</text:p>
          </table:table-cell>
          <table:table-cell office:value-type="string">
            <text:p>Agglomération</text:p>
          </table:table-cell>
          <table:table-cell office:value-type="string">
            <text:p>Hôtel de la Communauté d'Agglomération de Montpellier</text:p>
          </table:table-cell>
          <table:table-cell office:value-type="string">
            <text:p>Montpellier Centre</text:p>
          </table:table-cell>
          <table:table-cell office:value-type="string">
            <text:p>Antigone</text:p>
          </table:table-cell>
          <table:table-cell office:value-type="string">
            <text:p>04 67 13 60 00</text:p>
          </table:table-cell>
          <table:table-cell office:value-type="string">
            <text:p>04 67 13 61 01</text:p>
          </table:table-cell>
          <table:table-cell office:value-type="string">
            <text:p>contact@montpellier-agglo.com</text:p>
          </table:table-cell>
          <table:table-cell office:value-type="string">
            <text:p>www.montpellier-agglo.com</text:p>
          </table:table-cell>
          <table:table-cell/>
          <table:table-cell office:value-type="string">
            <text:p>39283</text:p>
          </table:table-cell>
          <table:table-cell office:value-type="string">
            <text:p>43.6075438330</text:p>
          </table:table-cell>
          <table:table-cell office:value-type="string">
            <text:p>3.89082085621</text:p>
          </table:table-cell>
          <table:table-cell office:value-type="string">
            <text:p>50</text:p>
          </table:table-cell>
          <table:table-cell/>
          <table:table-cell office:value-type="string">
            <text:p>place Zeus</text:p>
          </table:table-cell>
          <table:table-cell/>
          <table:table-cell office:value-type="string">
            <text:p>BP 9531</text:p>
          </table:table-cell>
          <table:table-cell office:value-type="string">
            <text:p>34045</text:p>
          </table:table-cell>
          <table:table-cell office:value-type="string">
            <text:p>Montpellier</text:p>
          </table:table-cell>
          <table:table-cell office:value-type="string">
            <text:p>Cedex 01</text:p>
          </table:table-cell>
          <table:table-cell/>
          <table:table-cell office:value-type="float" office:value="0">
            <text:p>0</text:p>
          </table:table-cell>
          <table:table-cell table:number-columns-repeated="5"/>
          <table:table-cell office:value-type="string">
            <text:p>ligne 1 station Léon-Blum</text:p>
          </table:table-cell>
          <table:table-cell/>
          <table:table-cell office:value-type="string">
            <text:p>&lt;p&gt; &lt;/p&gt;</text:p>
          </table:table-cell>
          <table:table-cell/>
        </table:table-row>
        <table:table-row table:style-name="ro1">
          <table:table-cell office:value-type="float" office:value="389">
            <text:p>389</text:p>
          </table:table-cell>
          <table:table-cell office:value-type="string">
            <text:p>Région</text:p>
          </table:table-cell>
          <table:table-cell office:value-type="string">
            <text:p>Hôtel de région</text:p>
          </table:table-cell>
          <table:table-cell office:value-type="string">
            <text:p>Port Marianne</text:p>
          </table:table-cell>
          <table:table-cell/>
          <table:table-cell office:value-type="string">
            <text:p>04 67 22 80 00</text:p>
          </table:table-cell>
          <table:table-cell office:value-type="string">
            <text:p>04 67 22 81 92</text:p>
          </table:table-cell>
          <table:table-cell/>
          <table:table-cell office:value-type="string">
            <text:p>www.laregion.fr</text:p>
          </table:table-cell>
          <table:table-cell/>
          <table:table-cell office:value-type="string">
            <text:p>39051</text:p>
          </table:table-cell>
          <table:table-cell office:value-type="string">
            <text:p>43.6075218680</text:p>
          </table:table-cell>
          <table:table-cell office:value-type="string">
            <text:p>3.89766403249</text:p>
          </table:table-cell>
          <table:table-cell office:value-type="string">
            <text:p>201</text:p>
          </table:table-cell>
          <table:table-cell/>
          <table:table-cell office:value-type="string">
            <text:p>avenue de la Pompignane</text:p>
          </table:table-cell>
          <table:table-cell table:number-columns-repeated="2"/>
          <table:table-cell office:value-type="string">
            <text:p>34064</text:p>
          </table:table-cell>
          <table:table-cell office:value-type="string">
            <text:p>Montpellier</text:p>
          </table:table-cell>
          <table:table-cell office:value-type="string">
            <text:p>Cedex 02</text:p>
          </table:table-cell>
          <table:table-cell/>
          <table:table-cell office:value-type="float" office:value="0">
            <text:p>0</text:p>
          </table:table-cell>
          <table:table-cell table:number-columns-repeated="9"/>
        </table:table-row>
        <table:table-row table:style-name="ro1">
          <table:table-cell office:value-type="float" office:value="390">
            <text:p>390</text:p>
          </table:table-cell>
          <table:table-cell office:value-type="string">
            <text:p>Services municipaux</text:p>
          </table:table-cell>
          <table:table-cell office:value-type="string">
            <text:p>Hôtel de ville</text:p>
          </table:table-cell>
          <table:table-cell office:value-type="string">
            <text:p>Montpellier Centre</text:p>
          </table:table-cell>
          <table:table-cell office:value-type="string">
            <text:p>Comédie</text:p>
          </table:table-cell>
          <table:table-cell office:value-type="string">
            <text:p>04 67 34 70 00</text:p>
          </table:table-cell>
          <table:table-cell office:value-type="string">
            <text:p>04 67 34 59 80</text:p>
          </table:table-cell>
          <table:table-cell table:number-columns-repeated="2"/>
          <table:table-cell office:value-type="string">
            <text:p>Antigone</text:p>
          </table:table-cell>
          <table:table-cell office:value-type="string">
            <text:p>1361</text:p>
          </table:table-cell>
          <table:table-cell office:value-type="string">
            <text:p>43.6093206038</text:p>
          </table:table-cell>
          <table:table-cell office:value-type="string">
            <text:p>3.88466191925</text:p>
          </table:table-cell>
          <table:table-cell office:value-type="string">
            <text:p>1</text:p>
          </table:table-cell>
          <table:table-cell/>
          <table:table-cell office:value-type="string">
            <text:p>place </text:p>
          </table:table-cell>
          <table:table-cell office:value-type="string">
            <text:p>Francis-Ponge</text:p>
          </table:table-cell>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table-cell office:value-type="string">
            <text:p>PRATICABLE</text:p>
          </table:table-cell>
          <table:table-cell table:number-columns-repeated="3"/>
          <table:table-cell office:value-type="string">
            <text:p>ligne 1, station Hôtel de ville</text:p>
          </table:table-cell>
          <table:table-cell/>
          <table:table-cell office:value-type="string">
            <text:p>&lt;p&gt;Ouvert du lundi au vendredi, de 8h30 &amp;#224; 17h30, sans interruption.&lt;br&gt;Certains services ne sont pas ouverts entre 12h et 14h.&lt;/p&gt;</text:p>
          </table:table-cell>
          <table:table-cell/>
        </table:table-row>
        <table:table-row table:style-name="ro1">
          <table:table-cell office:value-type="float" office:value="391">
            <text:p>391</text:p>
          </table:table-cell>
          <table:table-cell office:value-type="string">
            <text:p>Etat</text:p>
          </table:table-cell>
          <table:table-cell office:value-type="string">
            <text:p>Préfecture de l'Hérault</text:p>
          </table:table-cell>
          <table:table-cell office:value-type="string">
            <text:p>Montpellier Centre</text:p>
          </table:table-cell>
          <table:table-cell office:value-type="string">
            <text:p>Centre historique</text:p>
          </table:table-cell>
          <table:table-cell office:value-type="string">
            <text:p>04 67 61 61 61</text:p>
          </table:table-cell>
          <table:table-cell office:value-type="string">
            <text:p>04 67 02 25 79</text:p>
          </table:table-cell>
          <table:table-cell/>
          <table:table-cell office:value-type="string">
            <text:p>www.herault.pref.gouv.fr</text:p>
          </table:table-cell>
          <table:table-cell table:number-columns-repeated="6"/>
          <table:table-cell office:value-type="string">
            <text:p>Place des Martyrs-de-la-Résistance</text:p>
          </table:table-cell>
          <table:table-cell table:number-columns-repeated="2"/>
          <table:table-cell office:value-type="string">
            <text:p>34062</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Heures d'ouverture : du lundi au vendredi, de 8h30 à 16h30&lt;/p&gt;</text:p>
          </table:table-cell>
          <table:table-cell/>
        </table:table-row>
        <table:table-row table:style-name="ro1">
          <table:table-cell office:value-type="float" office:value="392">
            <text:p>392</text:p>
          </table:table-cell>
          <table:table-cell office:value-type="string">
            <text:p>Services municipaux</text:p>
          </table:table-cell>
          <table:table-cell office:value-type="string">
            <text:p>Direction aménagement et programmation (DAP)</text:p>
          </table:table-cell>
          <table:table-cell office:value-type="string">
            <text:p>Montpellier Centre</text:p>
          </table:table-cell>
          <table:table-cell office:value-type="string">
            <text:p>Antigone</text:p>
          </table:table-cell>
          <table:table-cell office:value-type="string">
            <text:p>04 67 34 70 21</text:p>
          </table:table-cell>
          <table:table-cell office:value-type="string">
            <text:p>04 67 34 87 61</text:p>
          </table:table-cell>
          <table:table-cell table:number-columns-repeated="6"/>
          <table:table-cell office:value-type="string">
            <text:p>474</text:p>
          </table:table-cell>
          <table:table-cell/>
          <table:table-cell office:value-type="string">
            <text:p>allée Henri II de Montmorency</text:p>
          </table:table-cell>
          <table:table-cell/>
          <table:table-cell office:value-type="string">
            <text:p>(anciens locaux France Télécom). troisième étage</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AUX_NORMES</text:p>
          </table:table-cell>
          <table:table-cell table:number-columns-repeated="3"/>
          <table:table-cell office:value-type="string">
            <text:p>ligne 1, station Antigone ou Léon-Blum</text:p>
          </table:table-cell>
          <table:table-cell/>
          <table:table-cell office:value-type="string">
            <text:p>&lt;p&gt;Adresse postale&lt;br /&gt;Direction aménagement et programmation (DAP)&lt;br /&gt;Mairie de Montpellier&lt;br /&gt;1 place Francis-Ponge&lt;br /&gt;34064 Montpellier Cedex 2&lt;/p&gt;&lt;ul&gt;&lt;li&gt;Horaires d'ouverture de 8h30 à 12h00 et de 13h30 à 17h00&lt;/li&gt;&lt;/ul&gt;</text:p>
          </table:table-cell>
          <table:table-cell/>
        </table:table-row>
        <table:table-row table:style-name="ro1">
          <table:table-cell office:value-type="float" office:value="393">
            <text:p>393</text:p>
          </table:table-cell>
          <table:table-cell office:value-type="string">
            <text:p>Conseils de quartier</text:p>
          </table:table-cell>
          <table:table-cell office:value-type="string">
            <text:p>Conseil de quartier Montpellier Centre</text:p>
          </table:table-cell>
          <table:table-cell office:value-type="string">
            <text:p>Montpellier Centre</text:p>
          </table:table-cell>
          <table:table-cell/>
          <table:table-cell office:value-type="string">
            <text:p>04 67 34 71 94</text:p>
          </table:table-cell>
          <table:table-cell table:number-columns-repeated="7"/>
          <table:table-cell office:value-type="string">
            <text:p>16</text:p>
          </table:table-cell>
          <table:table-cell/>
          <table:table-cell office:value-type="string">
            <text:p>rue de la République</text:p>
          </table:table-cell>
          <table:table-cell/>
          <table:table-cell office:value-type="string">
            <text:p>Maison de la Démocrati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Boutonnet - Les Beaux-Arts - Les Aubes - Antigone - Gares - Comédie - Gambetta - Figuerolles - Les Arceaux - Centre historique &lt;/p&gt;</text:p>
          </table:table-cell>
          <table:table-cell/>
        </table:table-row>
        <table:table-row table:style-name="ro1">
          <table:table-cell office:value-type="float" office:value="394">
            <text:p>394</text:p>
          </table:table-cell>
          <table:table-cell office:value-type="string">
            <text:p>Lycées</text:p>
          </table:table-cell>
          <table:table-cell office:value-type="string">
            <text:p>Lycée Joffre</text:p>
          </table:table-cell>
          <table:table-cell office:value-type="string">
            <text:p>Montpellier Centre</text:p>
          </table:table-cell>
          <table:table-cell office:value-type="string">
            <text:p>Antigone</text:p>
          </table:table-cell>
          <table:table-cell office:value-type="string">
            <text:p>04 67 14 84 84</text:p>
          </table:table-cell>
          <table:table-cell office:value-type="string">
            <text:p>04 67 14 84 60</text:p>
          </table:table-cell>
          <table:table-cell/>
          <table:table-cell office:value-type="string">
            <text:p>www.lyceejoffre.net</text:p>
          </table:table-cell>
          <table:table-cell/>
          <table:table-cell office:value-type="string">
            <text:p>38928</text:p>
          </table:table-cell>
          <table:table-cell office:value-type="string">
            <text:p>43.6117587359</text:p>
          </table:table-cell>
          <table:table-cell office:value-type="string">
            <text:p>3.88544131879</text:p>
          </table:table-cell>
          <table:table-cell office:value-type="string">
            <text:p>150</text:p>
          </table:table-cell>
          <table:table-cell/>
          <table:table-cell office:value-type="string">
            <text:p><text:s/>allée de la Citadelle</text:p>
          </table:table-cell>
          <table:table-cell table:number-columns-repeated="2"/>
          <table:table-cell office:value-type="string">
            <text:p>34060</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ul&gt;&lt;li&gt;Lycée général &lt;/li&gt;&lt;li&gt;Avec internat et demi-pension &lt;/li&gt;&lt;/ul&gt;</text:p>
          </table:table-cell>
          <table:table-cell/>
        </table:table-row>
        <table:table-row table:style-name="ro1">
          <table:table-cell office:value-type="float" office:value="395">
            <text:p>395</text:p>
          </table:table-cell>
          <table:table-cell office:value-type="string">
            <text:p>Lycées</text:p>
          </table:table-cell>
          <table:table-cell office:value-type="string">
            <text:p>Lycée Georges Clemenceau</text:p>
          </table:table-cell>
          <table:table-cell office:value-type="string">
            <text:p>Montpellier Centre</text:p>
          </table:table-cell>
          <table:table-cell office:value-type="string">
            <text:p>Gambetta</text:p>
          </table:table-cell>
          <table:table-cell office:value-type="string">
            <text:p>04 67 06 03 33</text:p>
          </table:table-cell>
          <table:table-cell office:value-type="string">
            <text:p><text:s/>04 67 92 84 19</text:p>
          </table:table-cell>
          <table:table-cell table:number-columns-repeated="3"/>
          <table:table-cell office:value-type="string">
            <text:p>70009500</text:p>
          </table:table-cell>
          <table:table-cell office:value-type="string">
            <text:p>43.6024189258</text:p>
          </table:table-cell>
          <table:table-cell office:value-type="string">
            <text:p>3.87315095936</text:p>
          </table:table-cell>
          <table:table-cell office:value-type="string">
            <text:p>31</text:p>
          </table:table-cell>
          <table:table-cell/>
          <table:table-cell office:value-type="string">
            <text:p>avenue Georges Clemenceau</text:p>
          </table:table-cell>
          <table:table-cell table:number-columns-repeated="2"/>
          <table:table-cell office:value-type="string">
            <text:p>3406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ul&gt;&lt;li&gt;Lycée général &lt;/li&gt;&lt;li&gt;Sans internat - avec demi-pension &lt;/li&gt;&lt;/ul&gt;</text:p>
          </table:table-cell>
          <table:table-cell/>
        </table:table-row>
        <table:table-row table:style-name="ro1">
          <table:table-cell office:value-type="float" office:value="396">
            <text:p>396</text:p>
          </table:table-cell>
          <table:table-cell office:value-type="string">
            <text:p>Lycées</text:p>
          </table:table-cell>
          <table:table-cell office:value-type="string">
            <text:p>Lycée Jean Mermoz</text:p>
          </table:table-cell>
          <table:table-cell office:value-type="string">
            <text:p>Montpellier Centre</text:p>
          </table:table-cell>
          <table:table-cell office:value-type="string">
            <text:p>Antigone</text:p>
          </table:table-cell>
          <table:table-cell office:value-type="string">
            <text:p><text:s/>04 67 20 60 00</text:p>
          </table:table-cell>
          <table:table-cell office:value-type="string">
            <text:p><text:s/>04 67 20 60 07</text:p>
          </table:table-cell>
          <table:table-cell/>
          <table:table-cell office:value-type="string">
            <text:p>www.lycee-mermoz.net</text:p>
          </table:table-cell>
          <table:table-cell/>
          <table:table-cell office:value-type="string">
            <text:p>38934</text:p>
          </table:table-cell>
          <table:table-cell office:value-type="string">
            <text:p>43.6113915874</text:p>
          </table:table-cell>
          <table:table-cell office:value-type="string">
            <text:p>3.89121971005</text:p>
          </table:table-cell>
          <table:table-cell office:value-type="string">
            <text:p>717</text:p>
          </table:table-cell>
          <table:table-cell/>
          <table:table-cell office:value-type="string">
            <text:p>avenue Jean Mermoz</text:p>
          </table:table-cell>
          <table:table-cell table:number-columns-repeated="2"/>
          <table:table-cell office:value-type="string">
            <text:p>3406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 &lt;ul&gt;&lt;li&gt;Lycée polyvalent &lt;/li&gt;&lt;li&gt;Avec internat et demi-pension &lt;/li&gt;&lt;/ul&gt;</text:p>
          </table:table-cell>
          <table:table-cell/>
        </table:table-row>
        <table:table-row table:style-name="ro1">
          <table:table-cell office:value-type="float" office:value="397">
            <text:p>397</text:p>
          </table:table-cell>
          <table:table-cell office:value-type="string">
            <text:p>Lycées</text:p>
          </table:table-cell>
          <table:table-cell office:value-type="string">
            <text:p>Lycée Pierre Mendès France</text:p>
          </table:table-cell>
          <table:table-cell office:value-type="string">
            <text:p>Port Marianne</text:p>
          </table:table-cell>
          <table:table-cell/>
          <table:table-cell office:value-type="string">
            <text:p><text:s/>04 67 06 19 35</text:p>
          </table:table-cell>
          <table:table-cell office:value-type="string">
            <text:p><text:s/>04 67 58 02 88</text:p>
          </table:table-cell>
          <table:table-cell table:number-columns-repeated="3"/>
          <table:table-cell office:value-type="string">
            <text:p>39696</text:p>
          </table:table-cell>
          <table:table-cell office:value-type="string">
            <text:p>43.6015489910</text:p>
          </table:table-cell>
          <table:table-cell office:value-type="string">
            <text:p>3.87090955880</text:p>
          </table:table-cell>
          <table:table-cell office:value-type="string">
            <text:p>49 </text:p>
          </table:table-cell>
          <table:table-cell office:value-type="string">
            <text:p>Bis</text:p>
          </table:table-cell>
          <table:table-cell office:value-type="string">
            <text:p>avenue </text:p>
          </table:table-cell>
          <table:table-cell office:value-type="string">
            <text:p>Georges-Clémencea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Lyc&amp;#233;e professionnel &lt;/li&gt; &lt;li&gt;avec internat et demi-pension &lt;/li&gt; &lt;/ul&gt;</text:p>
          </table:table-cell>
          <table:table-cell office:value-type="string">
            <text:p>&lt;p&gt;La R&amp;#233;gion a engag&amp;#233; 66,1 millions d'euros pour la reconstruction et l'extension du lyc&amp;#233;e professionnel Pierre Mend&amp;#232;s-France de Montpellier qui accueillera 1 550 &amp;#233;l&amp;#232;ves, soit 500 places de plus que dans l'actuel lyc&amp;#233;e.&lt;/p&gt; &lt;p&gt;&lt;br&gt;Le lyc&amp;#233;e Pierre Mend&amp;#232;s-France se compose de 7 b&amp;#226;timents parall&amp;#232;les, s&amp;#233;par&amp;#233;s par des espaces plant&amp;#233;s :&lt;/p&gt; &lt;p&gt;un b&amp;#226;timent atelier regroupant sur deux &amp;#233;tages les p&amp;#244;les m&amp;#233;canique auto-moto, v&amp;#233;hicules de loisirs, carrosserie, peinture, les p&amp;#244;les pilotage des syst&amp;#232;mes de production industrialis&amp;#233;e et maintenance de syst&amp;#232;mes m&amp;#233;caniques automatis&amp;#233;s, les p&amp;#244;les &amp;#233;lectrotechniques, un b&amp;#226;timent en R + 1 regroupant les fonctions d'accueil, le CDI, la vie scolaire, l'internat de 99 places avec salles de d&amp;#233;tente, salles de travail, salles informatique, un b&amp;#226;timent restauration en rez-de-chauss&amp;#233;e comprenant une salle de 670 m2 pour les &amp;#233;l&amp;#232;ves et de 68 m2 pour les professeurs, trois b&amp;#226;timents d'enseignement professionnel (p&amp;#244;le logistique et transport, enseignement tertiaire et enseignement g&amp;#233;n&amp;#233;ral), douze logements de fonction.&lt;/p&gt; &lt;p&gt;&amp;#160;&lt;/p&gt;</text:p>
          </table:table-cell>
        </table:table-row>
        <table:table-row table:style-name="ro1">
          <table:table-cell office:value-type="float" office:value="398">
            <text:p>398</text:p>
          </table:table-cell>
          <table:table-cell office:value-type="string">
            <text:p>Lycées</text:p>
          </table:table-cell>
          <table:table-cell office:value-type="string">
            <text:p>Lycée Jean Monnet</text:p>
          </table:table-cell>
          <table:table-cell office:value-type="string">
            <text:p>Mosson</text:p>
          </table:table-cell>
          <table:table-cell/>
          <table:table-cell office:value-type="string">
            <text:p>04 67 10 36 00</text:p>
          </table:table-cell>
          <table:table-cell office:value-type="string">
            <text:p>04 67 10 36 06</text:p>
          </table:table-cell>
          <table:table-cell/>
          <table:table-cell office:value-type="string">
            <text:p>www.lyc-monnet-montpellier.ac-montpellier.fr</text:p>
          </table:table-cell>
          <table:table-cell/>
          <table:table-cell office:value-type="string">
            <text:p>39237</text:p>
          </table:table-cell>
          <table:table-cell office:value-type="string">
            <text:p>43.6243968028</text:p>
          </table:table-cell>
          <table:table-cell office:value-type="string">
            <text:p>3.83190586339</text:p>
          </table:table-cell>
          <table:table-cell table:number-columns-repeated="2"/>
          <table:table-cell office:value-type="string">
            <text:p>Rue de Malbosc</text:p>
          </table:table-cell>
          <table:table-cell table:number-columns-repeated="2"/>
          <table:table-cell office:value-type="string">
            <text:p>34088</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ul&gt;&lt;li&gt;lycée général et technologique &lt;/li&gt;&lt;li&gt;avec internat et demi-pension &lt;/li&gt;&lt;/ul&gt;</text:p>
          </table:table-cell>
          <table:table-cell/>
        </table:table-row>
        <table:table-row table:style-name="ro1">
          <table:table-cell office:value-type="float" office:value="399">
            <text:p>399</text:p>
          </table:table-cell>
          <table:table-cell office:value-type="string">
            <text:p>Lycées</text:p>
          </table:table-cell>
          <table:table-cell office:value-type="string">
            <text:p>Lycée Léonard de Vinci</text:p>
          </table:table-cell>
          <table:table-cell office:value-type="string">
            <text:p>Mosson</text:p>
          </table:table-cell>
          <table:table-cell/>
          <table:table-cell office:value-type="string">
            <text:p>04 67 10 40 10</text:p>
          </table:table-cell>
          <table:table-cell office:value-type="string">
            <text:p>04 67 45 65 41</text:p>
          </table:table-cell>
          <table:table-cell table:number-columns-repeated="3"/>
          <table:table-cell office:value-type="string">
            <text:p>38931</text:p>
          </table:table-cell>
          <table:table-cell office:value-type="string">
            <text:p>43.6271304407</text:p>
          </table:table-cell>
          <table:table-cell office:value-type="string">
            <text:p>3.82393076623</text:p>
          </table:table-cell>
          <table:table-cell table:number-columns-repeated="2"/>
          <table:table-cell office:value-type="string">
            <text:p>Rue du Professeur Blayac</text:p>
          </table:table-cell>
          <table:table-cell table:number-columns-repeated="2"/>
          <table:table-cell office:value-type="string">
            <text:p>34085</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ul&gt;&lt;li&gt;lycée professionnel &lt;/li&gt;&lt;li&gt;avec internat et demi-pension &lt;/li&gt;&lt;/ul&gt;</text:p>
          </table:table-cell>
          <table:table-cell/>
        </table:table-row>
        <table:table-row table:style-name="ro1">
          <table:table-cell office:value-type="float" office:value="400">
            <text:p>400</text:p>
          </table:table-cell>
          <table:table-cell office:value-type="string">
            <text:p>Lycées</text:p>
          </table:table-cell>
          <table:table-cell office:value-type="string">
            <text:p>Lycée Jules Guesdes</text:p>
          </table:table-cell>
          <table:table-cell office:value-type="string">
            <text:p>Les Cévennes</text:p>
          </table:table-cell>
          <table:table-cell/>
          <table:table-cell office:value-type="string">
            <text:p>04 67 10 33 70</text:p>
          </table:table-cell>
          <table:table-cell office:value-type="string">
            <text:p>04 67 10 33 99</text:p>
          </table:table-cell>
          <table:table-cell/>
          <table:table-cell office:value-type="string">
            <text:p>www.masdetesse.com</text:p>
          </table:table-cell>
          <table:table-cell/>
          <table:table-cell office:value-type="string">
            <text:p>38933</text:p>
          </table:table-cell>
          <table:table-cell office:value-type="string">
            <text:p>43.6126178930</text:p>
          </table:table-cell>
          <table:table-cell office:value-type="string">
            <text:p>3.84845499403</text:p>
          </table:table-cell>
          <table:table-cell office:value-type="string">
            <text:p>110</text:p>
          </table:table-cell>
          <table:table-cell/>
          <table:table-cell office:value-type="string">
            <text:p>avenue de Lodève</text:p>
          </table:table-cell>
          <table:table-cell table:number-columns-repeated="2"/>
          <table:table-cell office:value-type="string">
            <text:p>34060</text:p>
          </table:table-cell>
          <table:table-cell office:value-type="string">
            <text:p>Montpellier</text:p>
          </table:table-cell>
          <table:table-cell office:value-type="string">
            <text:p><text:s/>Cedex 1</text:p>
          </table:table-cell>
          <table:table-cell/>
          <table:table-cell office:value-type="float" office:value="0">
            <text:p>0</text:p>
          </table:table-cell>
          <table:table-cell table:number-columns-repeated="7"/>
          <table:table-cell office:value-type="string">
            <text:p>&lt;ul&gt;&lt;li&gt;lycée polyvalent &lt;/li&gt;&lt;li&gt;Sans internat - avec demi-pension &lt;/li&gt;&lt;/ul&gt;</text:p>
          </table:table-cell>
          <table:table-cell/>
        </table:table-row>
        <table:table-row table:style-name="ro4">
          <table:table-cell office:value-type="float" office:value="401">
            <text:p>401</text:p>
          </table:table-cell>
          <table:table-cell office:value-type="string">
            <text:p>Services municipaux</text:p>
          </table:table-cell>
          <table:table-cell office:value-type="string">
            <text:p>Cuisine centrale des restaurants scolaires</text:p>
          </table:table-cell>
          <table:table-cell office:value-type="string">
            <text:p>Les Cévennes</text:p>
          </table:table-cell>
          <table:table-cell office:value-type="string">
            <text:p>La Martelle</text:p>
          </table:table-cell>
          <table:table-cell office:value-type="string">
            <text:p>04 67 27 81 00</text:p>
          </table:table-cell>
          <table:table-cell office:value-type="string">
            <text:p>04 67 47 55 11</text:p>
          </table:table-cell>
          <table:table-cell table:number-columns-repeated="2"/>
          <table:table-cell office:value-type="string">
            <text:p>oui</text:p>
          </table:table-cell>
          <table:table-cell office:value-type="string">
            <text:p>850</text:p>
          </table:table-cell>
          <table:table-cell office:value-type="string">
            <text:p>43.5993840948</text:p>
          </table:table-cell>
          <table:table-cell office:value-type="string">
            <text:p>3.84166511509</text:p>
          </table:table-cell>
          <table:table-cell office:value-type="string">
            <text:p>950</text:p>
          </table:table-cell>
          <table:table-cell/>
          <table:table-cell office:value-type="string">
            <text:p>allée </text:p>
          </table:table-cell>
          <table:table-cell office:value-type="string">
            <text:p>de la Martelle</text:p>
          </table:table-cell>
          <table:table-cell/>
          <table:table-cell office:value-type="string">
            <text:p>3407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AUX_NORMES</text:p>
          </table:table-cell>
          <table:table-cell table:number-columns-repeated="4"/>
          <table:table-cell office:value-type="string">
            <text:p>- ligne 11 arrêt collège Marcel-Pagnol.</text:p>
            <text:p>- ligne 6 arrêt terminus Pas du Loup.</text:p>
            <text:p>- bus La Ronde arrêt Paul Fajon.</text:p>
            <text:p/>
          </table:table-cell>
          <table:table-cell office:value-type="string">
            <text:p>&lt;ul&gt; &lt;li&gt;bureaux ouverts du lundi au vendredi de 8h00 &amp;#224; 17h00, toute l'ann&amp;#233;e.&amp;#160;&amp;#160;&lt;/li&gt; &lt;/ul&gt;</text:p>
          </table:table-cell>
          <table:table-cell/>
        </table:table-row>
        <table:table-row table:style-name="ro1">
          <table:table-cell office:value-type="float" office:value="402">
            <text:p>402</text:p>
          </table:table-cell>
          <table:table-cell office:value-type="string">
            <text:p>Lycées</text:p>
          </table:table-cell>
          <table:table-cell office:value-type="string">
            <text:p>Lycée Jules Ferry - La Colline</text:p>
          </table:table-cell>
          <table:table-cell office:value-type="string">
            <text:p>Les Cévennes</text:p>
          </table:table-cell>
          <table:table-cell office:value-type="string">
            <text:p>La Chamberte</text:p>
          </table:table-cell>
          <table:table-cell office:value-type="string">
            <text:p>04 67 10 74 01</text:p>
          </table:table-cell>
          <table:table-cell office:value-type="string">
            <text:p>04 67 10 74 00</text:p>
          </table:table-cell>
          <table:table-cell/>
          <table:table-cell office:value-type="string">
            <text:p>lyceejulesferry-lacolline.com</text:p>
          </table:table-cell>
          <table:table-cell/>
          <table:table-cell office:value-type="string">
            <text:p>70009300</text:p>
          </table:table-cell>
          <table:table-cell office:value-type="string">
            <text:p>43.6054997349</text:p>
          </table:table-cell>
          <table:table-cell office:value-type="string">
            <text:p>3.84213560339</text:p>
          </table:table-cell>
          <table:table-cell office:value-type="string">
            <text:p>270</text:p>
          </table:table-cell>
          <table:table-cell/>
          <table:table-cell office:value-type="string">
            <text:p>avenue</text:p>
          </table:table-cell>
          <table:table-cell office:value-type="string">
            <text:p>de la Colline</text:p>
          </table:table-cell>
          <table:table-cell/>
          <table:table-cell office:value-type="string">
            <text:p>34071</text:p>
          </table:table-cell>
          <table:table-cell office:value-type="string">
            <text:p>Montpellier</text:p>
          </table:table-cell>
          <table:table-cell office:value-type="string">
            <text:p>Cedex 3</text:p>
          </table:table-cell>
          <table:table-cell/>
          <table:table-cell office:value-type="float" office:value="0">
            <text:p>0</text:p>
          </table:table-cell>
          <table:table-cell table:number-columns-repeated="7"/>
          <table:table-cell office:value-type="string">
            <text:p>&lt;ul&gt; &lt;li&gt;lyc&amp;#233;e professionnel &lt;/li&gt; &lt;li&gt;Avec internat et demi-pension&lt;/li&gt; &lt;/ul&gt;</text:p>
          </table:table-cell>
          <table:table-cell/>
        </table:table-row>
        <table:table-row table:style-name="ro1">
          <table:table-cell office:value-type="float" office:value="403">
            <text:p>403</text:p>
          </table:table-cell>
          <table:table-cell office:value-type="string">
            <text:p>Lycées</text:p>
          </table:table-cell>
          <table:table-cell office:value-type="string">
            <text:p>Etablissement régional d'enseignement adapté Jean-Jacques-Rousseau</text:p>
          </table:table-cell>
          <table:table-cell office:value-type="string">
            <text:p>Les Cévennes</text:p>
          </table:table-cell>
          <table:table-cell office:value-type="string">
            <text:p>La Chamberte</text:p>
          </table:table-cell>
          <table:table-cell office:value-type="string">
            <text:p>04 67 10 41 41</text:p>
          </table:table-cell>
          <table:table-cell office:value-type="string">
            <text:p>04 67 45 49 89</text:p>
          </table:table-cell>
          <table:table-cell table:number-columns-repeated="8"/>
          <table:table-cell office:value-type="string">
            <text:p>Rue de la Colline</text:p>
          </table:table-cell>
          <table:table-cell table:number-columns-repeated="2"/>
          <table:table-cell office:value-type="string">
            <text:p>3403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ul&gt;&lt;li&gt; Avec internat et demi-pension&lt;/li&gt;&lt;/ul&gt;</text:p>
          </table:table-cell>
          <table:table-cell/>
        </table:table-row>
        <table:table-row table:style-name="ro1">
          <table:table-cell office:value-type="float" office:value="404">
            <text:p>404</text:p>
          </table:table-cell>
          <table:table-cell office:value-type="string">
            <text:p>Lycées</text:p>
          </table:table-cell>
          <table:table-cell office:value-type="string">
            <text:p>Lycée Agropolis</text:p>
          </table:table-cell>
          <table:table-cell office:value-type="string">
            <text:p>Hôpitaux - Facultés</text:p>
          </table:table-cell>
          <table:table-cell/>
          <table:table-cell office:value-type="string">
            <text:p>04 67 63 89 89</text:p>
          </table:table-cell>
          <table:table-cell office:value-type="string">
            <text:p>04 67 63 26 36</text:p>
          </table:table-cell>
          <table:table-cell table:number-columns-repeated="3"/>
          <table:table-cell office:value-type="string">
            <text:p>70009600</text:p>
          </table:table-cell>
          <table:table-cell office:value-type="string">
            <text:p>43.6465099873</text:p>
          </table:table-cell>
          <table:table-cell office:value-type="string">
            <text:p>3.86416642895</text:p>
          </table:table-cell>
          <table:table-cell office:value-type="string">
            <text:p>3224</text:p>
          </table:table-cell>
          <table:table-cell/>
          <table:table-cell office:value-type="string">
            <text:p>route de Mende</text:p>
          </table:table-cell>
          <table:table-cell table:number-columns-repeated="2"/>
          <table:table-cell office:value-type="string">
            <text:p>340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ul&gt;&lt;li&gt;Section enseignement général et technologique &lt;/li&gt;&lt;li&gt;Avec internat et demi-pension&lt;/li&gt;&lt;/ul&gt;</text:p>
          </table:table-cell>
          <table:table-cell/>
        </table:table-row>
        <table:table-row table:style-name="ro1">
          <table:table-cell office:value-type="float" office:value="405">
            <text:p>405</text:p>
          </table:table-cell>
          <table:table-cell office:value-type="string">
            <text:p>Lycées</text:p>
          </table:table-cell>
          <table:table-cell office:value-type="string">
            <text:p>Lycée Notre-Dame-de-la-Merci</text:p>
          </table:table-cell>
          <table:table-cell office:value-type="string">
            <text:p>Montpellier Centre</text:p>
          </table:table-cell>
          <table:table-cell office:value-type="string">
            <text:p>Gambetta</text:p>
          </table:table-cell>
          <table:table-cell office:value-type="string">
            <text:p><text:s/>04 67 06 11 30</text:p>
          </table:table-cell>
          <table:table-cell office:value-type="string">
            <text:p>04 67 06 11 31</text:p>
          </table:table-cell>
          <table:table-cell/>
          <table:table-cell office:value-type="string">
            <text:p>www.lamerci.com</text:p>
          </table:table-cell>
          <table:table-cell table:number-columns-repeated="4"/>
          <table:table-cell office:value-type="string">
            <text:p>62</text:p>
          </table:table-cell>
          <table:table-cell/>
          <table:table-cell office:value-type="string">
            <text:p>cours Gambetta</text:p>
          </table:table-cell>
          <table:table-cell table:number-columns-repeated="2"/>
          <table:table-cell office:value-type="string">
            <text:p>34965</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ul&gt;&lt;li&gt;lycée général et technologique privé&lt;/li&gt;&lt;li&gt;Avec internat et demi-pension&lt;/li&gt;&lt;/ul&gt;</text:p>
          </table:table-cell>
          <table:table-cell/>
        </table:table-row>
        <table:table-row table:style-name="ro1">
          <table:table-cell office:value-type="float" office:value="406">
            <text:p>406</text:p>
          </table:table-cell>
          <table:table-cell office:value-type="string">
            <text:p>Lycées</text:p>
          </table:table-cell>
          <table:table-cell office:value-type="string">
            <text:p>Lycée Pierre-Rouge</text:p>
          </table:table-cell>
          <table:table-cell office:value-type="string">
            <text:p>Montpellier Centre</text:p>
          </table:table-cell>
          <table:table-cell office:value-type="string">
            <text:p>Les Beaux-Arts</text:p>
          </table:table-cell>
          <table:table-cell office:value-type="string">
            <text:p>04 99 58 33 40</text:p>
          </table:table-cell>
          <table:table-cell office:value-type="string">
            <text:p>04 99 58 33 41</text:p>
          </table:table-cell>
          <table:table-cell office:value-type="string">
            <text:p>administration@pierrerouge.com</text:p>
          </table:table-cell>
          <table:table-cell office:value-type="string">
            <text:p>www.pierrerouge.com</text:p>
          </table:table-cell>
          <table:table-cell table:number-columns-repeated="4"/>
          <table:table-cell office:value-type="string">
            <text:p>85</text:p>
          </table:table-cell>
          <table:table-cell/>
          <table:table-cell office:value-type="string">
            <text:p>rue Lunare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lycée général et technologique privé &lt;/li&gt;&lt;li&gt;Avec internat et demi-pension &lt;/li&gt;&lt;/ul&gt;</text:p>
          </table:table-cell>
          <table:table-cell/>
        </table:table-row>
        <table:table-row table:style-name="ro1">
          <table:table-cell office:value-type="float" office:value="407">
            <text:p>407</text:p>
          </table:table-cell>
          <table:table-cell office:value-type="string">
            <text:p>Ecoles d'enseignement supérieur</text:p>
          </table:table-cell>
          <table:table-cell office:value-type="string">
            <text:p>Cours Alphonse-Daudet</text:p>
          </table:table-cell>
          <table:table-cell office:value-type="string">
            <text:p>Montpellier Centre</text:p>
          </table:table-cell>
          <table:table-cell office:value-type="string">
            <text:p>Gambetta</text:p>
          </table:table-cell>
          <table:table-cell office:value-type="string">
            <text:p>04 67 58 83 63</text:p>
          </table:table-cell>
          <table:table-cell office:value-type="string">
            <text:p>04 67 58 77 82</text:p>
          </table:table-cell>
          <table:table-cell table:number-columns-repeated="6"/>
          <table:table-cell office:value-type="string">
            <text:p>18-20</text:p>
          </table:table-cell>
          <table:table-cell/>
          <table:table-cell office:value-type="string">
            <text:p>rue Ernest Mich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lycée général privé &lt;/li&gt;&lt;li&gt;sans internat - avec demi-pension &lt;/li&gt;&lt;/ul&gt;</text:p>
          </table:table-cell>
          <table:table-cell/>
        </table:table-row>
        <table:table-row table:style-name="ro1">
          <table:table-cell office:value-type="float" office:value="408">
            <text:p>408</text:p>
          </table:table-cell>
          <table:table-cell office:value-type="string">
            <text:p>Lycées</text:p>
          </table:table-cell>
          <table:table-cell office:value-type="string">
            <text:p>Lycée Nevers</text:p>
          </table:table-cell>
          <table:table-cell office:value-type="string">
            <text:p>Montpellier Centre</text:p>
          </table:table-cell>
          <table:table-cell office:value-type="string">
            <text:p>Boutonnet</text:p>
          </table:table-cell>
          <table:table-cell office:value-type="string">
            <text:p>04 67 63 55 75</text:p>
          </table:table-cell>
          <table:table-cell office:value-type="string">
            <text:p>04 67 54 49 64</text:p>
          </table:table-cell>
          <table:table-cell/>
          <table:table-cell office:value-type="string">
            <text:p>lycee-nevers.com</text:p>
          </table:table-cell>
          <table:table-cell table:number-columns-repeated="4"/>
          <table:table-cell office:value-type="string">
            <text:p>18</text:p>
          </table:table-cell>
          <table:table-cell/>
          <table:table-cell office:value-type="string">
            <text:p>rue de la Garenn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lycée polyvalent privé&lt;/li&gt;&lt;li&gt;Sans internat - avec demi-pension&lt;/li&gt;&lt;/ul&gt;</text:p>
          </table:table-cell>
          <table:table-cell/>
        </table:table-row>
        <table:table-row table:style-name="ro1">
          <table:table-cell office:value-type="float" office:value="409">
            <text:p>409</text:p>
          </table:table-cell>
          <table:table-cell office:value-type="string">
            <text:p>Lycées</text:p>
          </table:table-cell>
          <table:table-cell office:value-type="string">
            <text:p>Lycée Turgot</text:p>
          </table:table-cell>
          <table:table-cell office:value-type="string">
            <text:p>Hôpitaux - Facultés</text:p>
          </table:table-cell>
          <table:table-cell/>
          <table:table-cell office:value-type="string">
            <text:p><text:s/>04 67 10 42 00</text:p>
          </table:table-cell>
          <table:table-cell office:value-type="string">
            <text:p>04 67 10 42 01</text:p>
          </table:table-cell>
          <table:table-cell table:number-columns-repeated="6"/>
          <table:table-cell office:value-type="string">
            <text:p>94</text:p>
          </table:table-cell>
          <table:table-cell/>
          <table:table-cell office:value-type="string">
            <text:p>rue Pierre-Flourens</text:p>
          </table:table-cell>
          <table:table-cell table:number-columns-repeated="2"/>
          <table:table-cell office:value-type="string">
            <text:p>34098</text:p>
          </table:table-cell>
          <table:table-cell office:value-type="string">
            <text:p>Montpellier</text:p>
          </table:table-cell>
          <table:table-cell office:value-type="string">
            <text:p>Cedex 05</text:p>
          </table:table-cell>
          <table:table-cell/>
          <table:table-cell office:value-type="float" office:value="0">
            <text:p>0</text:p>
          </table:table-cell>
          <table:table-cell table:number-columns-repeated="7"/>
          <table:table-cell office:value-type="string">
            <text:p>&lt;ul&gt;&lt;li&gt;lycée professionnel privé &lt;/li&gt;&lt;li&gt;Sans internat ni demi-pension &lt;/li&gt;&lt;/ul&gt;</text:p>
          </table:table-cell>
          <table:table-cell/>
        </table:table-row>
        <table:table-row table:style-name="ro1">
          <table:table-cell office:value-type="float" office:value="410">
            <text:p>410</text:p>
          </table:table-cell>
          <table:table-cell office:value-type="string">
            <text:p>Services municipaux</text:p>
          </table:table-cell>
          <table:table-cell office:value-type="string">
            <text:p>Service de l'éducation</text:p>
          </table:table-cell>
          <table:table-cell office:value-type="string">
            <text:p>Montpellier Centre</text:p>
          </table:table-cell>
          <table:table-cell office:value-type="string">
            <text:p>Comédie</text:p>
          </table:table-cell>
          <table:table-cell office:value-type="string">
            <text:p>04 67 34 70 64</text:p>
          </table:table-cell>
          <table:table-cell office:value-type="string">
            <text:p>04 67 34 72 58</text:p>
          </table:table-cell>
          <table:table-cell table:number-columns-repeated="6"/>
          <table:table-cell office:value-type="string">
            <text:p>2</text:p>
          </table:table-cell>
          <table:table-cell/>
          <table:table-cell office:value-type="string">
            <text:p>Place Paul Bec</text:p>
          </table:table-cell>
          <table:table-cell/>
          <table:table-cell office:value-type="string">
            <text:p>Immeuble des échelles de la Ville</text:p>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office:value-type="string">
            <text:p>PRATICABLE</text:p>
          </table:table-cell>
          <table:table-cell office:value-type="string">
            <text:p>AUX_NORMES</text:p>
          </table:table-cell>
          <table:table-cell table:number-columns-repeated="3"/>
          <table:table-cell office:value-type="string">
            <text:p>ligne 1, station Antigone</text:p>
          </table:table-cell>
          <table:table-cell/>
          <table:table-cell office:value-type="string">
            <text:p>&lt;p&gt;Ouvert du lundi au vendredi, de 8h30 à 17h. &lt;/p&gt;</text:p>
          </table:table-cell>
          <table:table-cell/>
        </table:table-row>
        <table:table-row table:style-name="ro1">
          <table:table-cell office:value-type="float" office:value="412">
            <text:p>412</text:p>
          </table:table-cell>
          <table:table-cell office:value-type="string">
            <text:p>Services municipaux</text:p>
          </table:table-cell>
          <table:table-cell office:value-type="string">
            <text:p>Service Population</text:p>
          </table:table-cell>
          <table:table-cell office:value-type="string">
            <text:p>Montpellier Centre</text:p>
          </table:table-cell>
          <table:table-cell/>
          <table:table-cell office:value-type="string">
            <text:p>04 67 34 71 22</text:p>
          </table:table-cell>
          <table:table-cell office:value-type="string">
            <text:p>04 67 34 59 94</text:p>
          </table:table-cell>
          <table:table-cell table:number-columns-repeated="2"/>
          <table:table-cell office:value-type="string">
            <text:p>Antigone ou Polygone</text:p>
          </table:table-cell>
          <table:table-cell office:value-type="string">
            <text:p>00053500</text:p>
          </table:table-cell>
          <table:table-cell table:number-columns-repeated="2"/>
          <table:table-cell office:value-type="string">
            <text:p>1</text:p>
          </table:table-cell>
          <table:table-cell/>
          <table:table-cell office:value-type="string">
            <text:p>place Francis-Ponge</text:p>
          </table:table-cell>
          <table:table-cell table:number-columns-repeated="2"/>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ul&gt;&lt;li&gt;Horaires d'ouverture &lt;br /&gt;du lundi au vendredi de 8h30 à 17h30&lt;/li&gt;&lt;/ul&gt;</text:p>
          </table:table-cell>
          <table:table-cell/>
        </table:table-row>
        <table:table-row table:style-name="ro1">
          <table:table-cell office:value-type="float" office:value="414">
            <text:p>414</text:p>
          </table:table-cell>
          <table:table-cell office:value-type="string">
            <text:p>Services municipaux</text:p>
          </table:table-cell>
          <table:table-cell office:value-type="string">
            <text:p>Service de l'état civil</text:p>
          </table:table-cell>
          <table:table-cell office:value-type="string">
            <text:p>Montpellier Centre</text:p>
          </table:table-cell>
          <table:table-cell/>
          <table:table-cell office:value-type="string">
            <text:p>04 67 34 70 00</text:p>
          </table:table-cell>
          <table:table-cell office:value-type="string">
            <text:p>04 67 34 59 06</text:p>
          </table:table-cell>
          <table:table-cell table:number-columns-repeated="2"/>
          <table:table-cell office:value-type="string">
            <text:p>Polygone ou Antigone</text:p>
          </table:table-cell>
          <table:table-cell table:number-columns-repeated="3"/>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p&gt;Le service Etat civil permet d’effectuer les démarches liées aux naissances, mariages, décès.&lt;br /&gt;Vous pourrez ainsi effectuer auprès de ce service les démarches suivantes :&lt;/p&gt;&lt;p&gt;- demandes d’Actes de l’état civil (copies intégrales, extraits avec ou sans filiation des actes de naissance et de mariage et copies intégrales des actes de décès)&lt;br /&gt;- ouverture et suivi du livret de famille &lt;br /&gt;- mise à jour du livret de famille lors d’une naissance et/ou d’un décès&lt;br /&gt;- déclaration de naissance &lt;br /&gt;- reconnaissance de naissance&lt;br /&gt;- remise et dépôt des dossiers de mariages&lt;br /&gt;- célébration des cérémonies de mariages, de PACS et de parrainages civils&lt;br /&gt;- renseignements et orientations concernant toutes les questions état civil&lt;/p&gt;&lt;p class="normalweb1" style="BACKGROUND: white; MARGIN: auto 0cm; TEXT-ALIGN: justify"&gt;Ouvert du lundi au vendredi, de 8h30 à 17h30&lt;/p&gt;</text:p>
          </table:table-cell>
          <table:table-cell/>
        </table:table-row>
        <table:table-row table:style-name="ro1">
          <table:table-cell office:value-type="float" office:value="415">
            <text:p>415</text:p>
          </table:table-cell>
          <table:table-cell office:value-type="string">
            <text:p>Services municipaux</text:p>
          </table:table-cell>
          <table:table-cell office:value-type="string">
            <text:p>Service des affaires commerciales</text:p>
          </table:table-cell>
          <table:table-cell office:value-type="string">
            <text:p>Montpellier Centre</text:p>
          </table:table-cell>
          <table:table-cell/>
          <table:table-cell office:value-type="string">
            <text:p>04 67 34 73 25</text:p>
          </table:table-cell>
          <table:table-cell office:value-type="string">
            <text:p>04 67 34 74 45</text:p>
          </table:table-cell>
          <table:table-cell table:number-columns-repeated="2"/>
          <table:table-cell office:value-type="string">
            <text:p>Polygone ou Antigone</text:p>
          </table:table-cell>
          <table:table-cell office:value-type="string">
            <text:p>00053500</text:p>
          </table:table-cell>
          <table:table-cell table:number-columns-repeated="2"/>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ul&gt;&lt;li&gt;Ouvert du lundi au vendredi, de 8h30 à 12h30 et de 13h30 à 17h30  &lt;/li&gt;&lt;/ul&gt;</text:p>
          </table:table-cell>
          <table:table-cell/>
        </table:table-row>
        <table:table-row table:style-name="ro1">
          <table:table-cell office:value-type="float" office:value="416">
            <text:p>416</text:p>
          </table:table-cell>
          <table:table-cell office:value-type="string">
            <text:p>Services municipaux</text:p>
          </table:table-cell>
          <table:table-cell office:value-type="string">
            <text:p>Service Vie quotidienne</text:p>
          </table:table-cell>
          <table:table-cell office:value-type="string">
            <text:p>Montpellier Centre</text:p>
          </table:table-cell>
          <table:table-cell/>
          <table:table-cell office:value-type="string">
            <text:p>04 67 34 71 23</text:p>
          </table:table-cell>
          <table:table-cell office:value-type="string">
            <text:p>04 67 34 74 45</text:p>
          </table:table-cell>
          <table:table-cell table:number-columns-repeated="2"/>
          <table:table-cell office:value-type="string">
            <text:p>Polygone ou Antigone</text:p>
          </table:table-cell>
          <table:table-cell office:value-type="string">
            <text:p>00053500</text:p>
          </table:table-cell>
          <table:table-cell table:number-columns-repeated="2"/>
          <table:table-cell office:value-type="string">
            <text:p>1</text:p>
          </table:table-cell>
          <table:table-cell/>
          <table:table-cell office:value-type="string">
            <text:p>place </text:p>
          </table:table-cell>
          <table:table-cell office:value-type="string">
            <text:p>Francis Ponge</text:p>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ul&gt; &lt;li&gt;Ouvert du lundi au vendredi de 8h30 &amp;#224; 17h30&amp;#160;&lt;/li&gt; &lt;li&gt;&lt;a id="11313" href="#" typelien="LienDocument"&gt;Horaires des Mairies Annexes et des Mairies de Proximit&amp;#233;&lt;/a&gt;&lt;/li&gt; &lt;/ul&gt;</text:p>
          </table:table-cell>
          <table:table-cell/>
        </table:table-row>
        <table:table-row table:style-name="ro1">
          <table:table-cell office:value-type="float" office:value="417">
            <text:p>417</text:p>
          </table:table-cell>
          <table:table-cell office:value-type="string">
            <text:p>Services municipaux</text:p>
          </table:table-cell>
          <table:table-cell office:value-type="string">
            <text:p>Service Gestion prévionnelle des postes et des emplois - Recrutement</text:p>
          </table:table-cell>
          <table:table-cell office:value-type="string">
            <text:p>Montpellier Centre</text:p>
          </table:table-cell>
          <table:table-cell/>
          <table:table-cell office:value-type="string">
            <text:p>04.67.34.72.69</text:p>
          </table:table-cell>
          <table:table-cell office:value-type="string">
            <text:p>04.67.34.59.45</text:p>
          </table:table-cell>
          <table:table-cell table:number-columns-repeated="2"/>
          <table:table-cell office:value-type="string">
            <text:p>Polygone ou Antigone</text:p>
          </table:table-cell>
          <table:table-cell table:number-columns-repeated="3"/>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p&gt; Bureaux ouverts de 8h30 à 17h00&lt;/p&gt;</text:p>
          </table:table-cell>
          <table:table-cell/>
        </table:table-row>
        <table:table-row table:style-name="ro1">
          <table:table-cell office:value-type="float" office:value="418">
            <text:p>418</text:p>
          </table:table-cell>
          <table:table-cell office:value-type="string">
            <text:p>Services municipaux</text:p>
          </table:table-cell>
          <table:table-cell office:value-type="string">
            <text:p>Maison de la Démocratie</text:p>
          </table:table-cell>
          <table:table-cell office:value-type="string">
            <text:p>Montpellier Centre</text:p>
          </table:table-cell>
          <table:table-cell office:value-type="string">
            <text:p>Comédie</text:p>
          </table:table-cell>
          <table:table-cell office:value-type="string">
            <text:p>04 67 34 88 00</text:p>
          </table:table-cell>
          <table:table-cell office:value-type="string">
            <text:p>04 67 34 88 10</text:p>
          </table:table-cell>
          <table:table-cell table:number-columns-repeated="3"/>
          <table:table-cell office:value-type="string">
            <text:p>1563</text:p>
          </table:table-cell>
          <table:table-cell office:value-type="string">
            <text:p>43.6051151283</text:p>
          </table:table-cell>
          <table:table-cell office:value-type="string">
            <text:p>3.87879915816</text:p>
          </table:table-cell>
          <table:table-cell office:value-type="string">
            <text:p>16,</text:p>
          </table:table-cell>
          <table:table-cell/>
          <table:table-cell office:value-type="string">
            <text:p>rue </text:p>
          </table:table-cell>
          <table:table-cell office:value-type="string">
            <text:p>de la République</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table:number-columns-repeated="2" office:value-type="string">
            <text:p>AUX_NORMES</text:p>
          </table:table-cell>
          <table:table-cell table:number-columns-repeated="3"/>
          <table:table-cell office:value-type="string">
            <text:p>ligne 1 et 2, station Gare Saint-Roch</text:p>
          </table:table-cell>
          <table:table-cell office:value-type="string">
            <text:p>tous les bus du centre-ville</text:p>
          </table:table-cell>
          <table:table-cell office:value-type="string">
            <text:p>&lt;h5&gt;La Maison de la D&amp;#233;mocratie est une structure mise au service des citoyennes et citoyens de la ville.&lt;/h5&gt; &lt;p&gt;Elle abrite la Direction de l'Action Territoriale, le service de la D&amp;#233;mocratie de proximit&amp;#233; et de la vie associative, le service des Maisons pour tous et de la coordination territoriale, la Direction Culture et Patrimoine, le service des journaux municipaux, les services de Montpellier au quotidien de Patrick Vignal et le secr&amp;#233;tariat permanent des conseils consultatifs de quartier.&lt;/p&gt; &lt;p&gt;C'est l&amp;#224; &amp;#233;galement que se situent les bureaux des adjointes au maire pour le quartier Montpellier Centre, les bureaux des six autres adjoints au maire d&amp;#233;l&amp;#233;gu&amp;#233;s dans les quartiers &amp;#233;tant situ&amp;#233;s dans les maisons pour tous de leur secteur respectif.&lt;/p&gt; &lt;p&gt;La Maison de la d&amp;#233;mocratie pr&amp;#233;sente l'avantage d'offrir dans un seul lieu, les moyens techniques, m&amp;#233;diatiques et des salles de r&amp;#233;unions pour permettre aux membres b&amp;#233;n&amp;#233;voles des conseils consultatifs de quartier de mieux faire vivre la d&amp;#233;mocratie de proximit&amp;#233;.&lt;/p&gt;</text:p>
          </table:table-cell>
          <table:table-cell office:value-type="string">
            <text:p>&lt;p&gt;&amp;#160;Ouverte&lt;/p&gt; &lt;ul&gt; &lt;li&gt; &lt;p align="left"&gt;du lundi au vendredi, de 9h30 &amp;#224; 12h et de 14h &amp;#224; 17h30&lt;/p&gt; &lt;/li&gt; &lt;/ul&gt; &lt;h5&gt;Contacts&lt;/h5&gt; &lt;ul&gt; &lt;li&gt;Fanny Dombre-Coste&lt;br&gt;Adjointe au maire d&amp;#233;l&amp;#233;gu&amp;#233;e au quartier Montpellier centre et &amp;#224; la vie associative&lt;br&gt;Tel.&amp;#160;04 67 34 88 02&lt;br&gt;&lt;/li&gt; &lt;li&gt;Patrick Vignal, &lt;br&gt;Adjoint au maire d&amp;#233;l&amp;#233;gu&amp;#233; &amp;#224; la d&amp;#233;mocratie de proximit&amp;#233; &lt;br&gt;T&amp;#233;l. 04 67 34 88 27&lt;/li&gt; &lt;li&gt; &lt;p&gt;Direction de l'Action Territoriale&lt;br&gt;&amp;#160;&amp;#160;&amp;#160; T&amp;#233;l. 04 67 34 88 60&lt;/p&gt; &lt;/li&gt; &lt;/ul&gt; &lt;p&gt;&amp;#160;&amp;#160;&amp;#160;&amp;#160;&amp;#160;&amp;#160;&amp;#160; &lt;em&gt;Service de la D&amp;#233;mocratie de proximit&amp;#233; et de la vie associative&lt;/em&gt;&lt;/p&gt; &lt;p&gt;&amp;#160;&amp;#160;&amp;#160;&amp;#160;&amp;#160;&amp;#160;&amp;#160;&amp;#160;Secr&amp;#233;tariat permanent des conseils consultatifs de quartier&lt;br&gt;&amp;#160;&amp;#160;&amp;#160;&amp;#160;&amp;#160;&amp;#160;&amp;#160;&amp;#160;T&amp;#233;l. 04 34 88 75 20&lt;/p&gt; &lt;p&gt;&amp;#160;&amp;#160;&amp;#160;&amp;#160;&amp;#160;&amp;#160;&amp;#160;&amp;#160;Vie associative&amp;#160;&lt;br&gt;&amp;#160;&amp;#160;&amp;#160;&amp;#160;&amp;#160;&amp;#160;&amp;#160;&amp;#160;T&amp;#233;l. 04 67 34 71 36&lt;/p&gt; &lt;p&gt;&amp;#160;&amp;#160;&amp;#160;&amp;#160;&amp;#160;&amp;#160;&amp;#160;&lt;em&gt; Service des Maisons pour tous et de la coordination territoriale&lt;/em&gt;&lt;/p&gt; &lt;p&gt;&amp;#160;&amp;#160;&amp;#160;&amp;#160;&amp;#160;&amp;#160;&amp;#160; T&amp;#233;l. 04 67 34 88 78&lt;/p&gt; &lt;ul&gt; &lt;li&gt;Direction Culture et Patrimoine&lt;br&gt;T&amp;#233;l. 04 67 34 88 80&lt;/li&gt; &lt;li&gt;Journaux municipaux&lt;br&gt;T&amp;#233;l. 04 67 34 88 08&lt;/li&gt; &lt;/ul&gt;</text:p>
          </table:table-cell>
        </table:table-row>
        <table:table-row table:style-name="ro1">
          <table:table-cell office:value-type="float" office:value="420">
            <text:p>420</text:p>
          </table:table-cell>
          <table:table-cell office:value-type="string">
            <text:p>Mairies annexes</text:p>
          </table:table-cell>
          <table:table-cell office:value-type="string">
            <text:p>Mairie annexe des Hauts de Massane</text:p>
          </table:table-cell>
          <table:table-cell office:value-type="string">
            <text:p>Mosson</text:p>
          </table:table-cell>
          <table:table-cell office:value-type="string">
            <text:p>Les Hauts de Massane</text:p>
          </table:table-cell>
          <table:table-cell office:value-type="string">
            <text:p>04 67 45 45 09 - 04 67 40 40 11</text:p>
          </table:table-cell>
          <table:table-cell table:number-columns-repeated="4"/>
          <table:table-cell office:value-type="string">
            <text:p>1780</text:p>
          </table:table-cell>
          <table:table-cell office:value-type="string">
            <text:p>43.6424014680</text:p>
          </table:table-cell>
          <table:table-cell office:value-type="string">
            <text:p>3.81824229991</text:p>
          </table:table-cell>
          <table:table-cell table:number-columns-repeated="2"/>
          <table:table-cell office:value-type="string">
            <text:p>Place </text:p>
          </table:table-cell>
          <table:table-cell office:value-type="string">
            <text:p>Jacques Brel</text:p>
          </table:table-cell>
          <table:table-cell office:value-type="string">
            <text:p>Les Hauts de Massane - Maison pour tous Georges-Brassens</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 arrêt place d'Italie</text:p>
          </table:table-cell>
          <table:table-cell office:value-type="string">
            <text:p>&lt;ul&gt; &lt;li&gt;&amp;#160;Heures d&amp;#8217;ouverture : de 8h45 &amp;#224; 12h15 et de 13h00 &amp;#224; 16h30&lt;/li&gt; &lt;li&gt;&amp;#160;&lt;a id="11312" href="#" typelien="LienDocument"&gt;Modalit&amp;#233; de d&amp;#233;livrance des Passeports biom&amp;#233;triques&lt;/a&gt;&lt;/li&gt; &lt;/ul&gt; &lt;ul&gt; &lt;li&gt;Dans les locaux de la &lt;a id="518" href="#" title="Lien vers la Maison pour tous Georges Brassens" typelien="LienInterne"&gt;Maison pour tous Georges-Brassens&lt;/a&gt; &lt;/li&gt; &lt;/ul&gt;</text:p>
          </table:table-cell>
          <table:table-cell/>
        </table:table-row>
        <table:table-row table:style-name="ro1">
          <table:table-cell office:value-type="float" office:value="421">
            <text:p>421</text:p>
          </table:table-cell>
          <table:table-cell office:value-type="string">
            <text:p>Mairies annexes</text:p>
          </table:table-cell>
          <table:table-cell office:value-type="string">
            <text:p>Mairie annexe de proximité Mosson</text:p>
          </table:table-cell>
          <table:table-cell office:value-type="string">
            <text:p>Mosson</text:p>
          </table:table-cell>
          <table:table-cell office:value-type="string">
            <text:p>La Paillade</text:p>
          </table:table-cell>
          <table:table-cell office:value-type="string">
            <text:p>04 67 75 19 10</text:p>
          </table:table-cell>
          <table:table-cell table:number-columns-repeated="4"/>
          <table:table-cell office:value-type="string">
            <text:p>1719</text:p>
          </table:table-cell>
          <table:table-cell office:value-type="string">
            <text:p>43.6280216784</text:p>
          </table:table-cell>
          <table:table-cell office:value-type="string">
            <text:p>3.81636021936</text:p>
          </table:table-cell>
          <table:table-cell office:value-type="string">
            <text:p>111</text:p>
          </table:table-cell>
          <table:table-cell/>
          <table:table-cell office:value-type="string">
            <text:p>place </text:p>
          </table:table-cell>
          <table:table-cell office:value-type="string">
            <text:p>de Tipasa</text:p>
          </table:table-cell>
          <table:table-cell office:value-type="string">
            <text:p>Mas de la Paillad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1, station Halles de la Paillade</text:p>
          </table:table-cell>
          <table:table-cell/>
          <table:table-cell office:value-type="string">
            <text:p>&lt;ul&gt; &lt;li&gt;Heures d&amp;#8217;ouverture : de 8h30 &amp;#224; 17h30&lt;/li&gt; &lt;li&gt;&lt;a id="11312" href="#" typelien="LienDocument"&gt;Modalit&amp;#233; de d&amp;#233;livrance des passeports biom&amp;#233;triques&lt;/a&gt;&lt;/li&gt; &lt;/ul&gt;</text:p>
          </table:table-cell>
          <table:table-cell/>
        </table:table-row>
        <table:table-row table:style-name="ro1">
          <table:table-cell office:value-type="float" office:value="422">
            <text:p>422</text:p>
          </table:table-cell>
          <table:table-cell office:value-type="string">
            <text:p>Mairies annexes</text:p>
          </table:table-cell>
          <table:table-cell office:value-type="string">
            <text:p>Mairie annexe Celleneuve</text:p>
          </table:table-cell>
          <table:table-cell office:value-type="string">
            <text:p>Mosson</text:p>
          </table:table-cell>
          <table:table-cell office:value-type="string">
            <text:p>Celleneuve</text:p>
          </table:table-cell>
          <table:table-cell office:value-type="string">
            <text:p>04 67 75 63 23 - 04 67 75 10 34</text:p>
          </table:table-cell>
          <table:table-cell table:number-columns-repeated="4"/>
          <table:table-cell office:value-type="string">
            <text:p>00057401</text:p>
          </table:table-cell>
          <table:table-cell office:value-type="string">
            <text:p>43.6126729878</text:p>
          </table:table-cell>
          <table:table-cell office:value-type="string">
            <text:p>3.83070918877</text:p>
          </table:table-cell>
          <table:table-cell office:value-type="string">
            <text:p>13</text:p>
          </table:table-cell>
          <table:table-cell/>
          <table:table-cell office:value-type="string">
            <text:p>allée </text:p>
          </table:table-cell>
          <table:table-cell office:value-type="string">
            <text:p>Antonin Chauliac</text:p>
          </table:table-cell>
          <table:table-cell office:value-type="string">
            <text:p>Maison pour tous Marie Curi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 arrêt Marie Curie</text:p>
          </table:table-cell>
          <table:table-cell office:value-type="string">
            <text:p>&lt;ul&gt; &lt;li&gt;Heures d&amp;#8217;ouverture : de&amp;#160;8h45 &amp;#224; 12h15 et de 13h00&amp;#160;&amp;#224; 16h30&lt;/li&gt; &lt;li&gt;&lt;a id="11312" href="#" typelien="LienDocument"&gt;Modalit&amp;#233; de d&amp;#233;livrance des Passeports biom&amp;#233;triques&lt;/a&gt;&lt;/li&gt; &lt;/ul&gt; &lt;ul&gt; &lt;li&gt;Situ&amp;#233;e&amp;#160;dans les locaux de la &lt;a id="520" href="#" title="Maison pour tous Marie Curie" typelien="LienInterne"&gt;Maison pour tous Marie-Curie&lt;/a&gt; &lt;/li&gt; &lt;/ul&gt;</text:p>
          </table:table-cell>
          <table:table-cell/>
        </table:table-row>
        <table:table-row table:style-name="ro1">
          <table:table-cell office:value-type="float" office:value="423">
            <text:p>423</text:p>
          </table:table-cell>
          <table:table-cell office:value-type="string">
            <text:p>Mairies annexes</text:p>
          </table:table-cell>
          <table:table-cell office:value-type="string">
            <text:p>Mairie annexe Les Cévennes</text:p>
          </table:table-cell>
          <table:table-cell office:value-type="string">
            <text:p>Les Cévennes</text:p>
          </table:table-cell>
          <table:table-cell/>
          <table:table-cell office:value-type="string">
            <text:p>04 67 60 23 76</text:p>
          </table:table-cell>
          <table:table-cell table:number-columns-repeated="4"/>
          <table:table-cell office:value-type="string">
            <text:p>1794</text:p>
          </table:table-cell>
          <table:table-cell office:value-type="string">
            <text:p>43.6243833777</text:p>
          </table:table-cell>
          <table:table-cell office:value-type="string">
            <text:p>3.84256419509</text:p>
          </table:table-cell>
          <table:table-cell office:value-type="string">
            <text:p>1247</text:p>
          </table:table-cell>
          <table:table-cell/>
          <table:table-cell office:value-type="string">
            <text:p>avenue </text:p>
          </table:table-cell>
          <table:table-cell office:value-type="string">
            <text:p>Professeur Louis-Ravaz</text:p>
          </table:table-cell>
          <table:table-cell office:value-type="string">
            <text:p>Maison pour tous Paul-Emile-Victor</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Château d'Ô</text:p>
          </table:table-cell>
          <table:table-cell office:value-type="string">
            <text:p>ligne 16 arrêt Sainte Genviève</text:p>
          </table:table-cell>
          <table:table-cell office:value-type="string">
            <text:p>&lt;ul&gt; &lt;li&gt;&amp;#160;Horaires : de 8h45 &amp;#224; 12h15 et de 13h &amp;#224; 16h30&lt;/li&gt; &lt;li&gt;&lt;a id="11312" href="#" typelien="LienDocument"&gt;Modalit&amp;#233; de d&amp;#233;livrance des Passeports biom&amp;#233;triques&lt;/a&gt;&lt;/li&gt; &lt;li&gt;Situ&amp;#233;e dans les locaux de la &lt;a id="521" href="#" title="Lien vers la Maison pour tous Paul-Emile Victor" typelien="LienInterne"&gt;Maison pour tous Paul-Emile-Victor&lt;/a&gt;&lt;/li&gt; &lt;/ul&gt;</text:p>
          </table:table-cell>
          <table:table-cell/>
        </table:table-row>
        <table:table-row table:style-name="ro1">
          <table:table-cell office:value-type="float" office:value="424">
            <text:p>424</text:p>
          </table:table-cell>
          <table:table-cell office:value-type="string">
            <text:p>Mairies annexes</text:p>
          </table:table-cell>
          <table:table-cell office:value-type="string">
            <text:p>Mairie annexe La Chamberte</text:p>
          </table:table-cell>
          <table:table-cell office:value-type="string">
            <text:p>Les Cévennes</text:p>
          </table:table-cell>
          <table:table-cell/>
          <table:table-cell office:value-type="string">
            <text:p>04 67 42 99 50</text:p>
          </table:table-cell>
          <table:table-cell table:number-columns-repeated="4"/>
          <table:table-cell office:value-type="string">
            <text:p>1783</text:p>
          </table:table-cell>
          <table:table-cell office:value-type="string">
            <text:p>43.6014711787</text:p>
          </table:table-cell>
          <table:table-cell office:value-type="string">
            <text:p>3.85009015284</text:p>
          </table:table-cell>
          <table:table-cell office:value-type="string">
            <text:p>64</text:p>
          </table:table-cell>
          <table:table-cell/>
          <table:table-cell office:value-type="string">
            <text:p>route </text:p>
          </table:table-cell>
          <table:table-cell office:value-type="string">
            <text:p>de Lavérune</text:p>
          </table:table-cell>
          <table:table-cell office:value-type="string">
            <text:p>Maison pour tous Marcel-Pagnol</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 arrêt Terminus ou ligne 11 arrêt Cité Valette</text:p>
          </table:table-cell>
          <table:table-cell office:value-type="string">
            <text:p>&lt;ul&gt; &lt;li&gt;&amp;#160;Horaires : de 8h45 &amp;#224; 12h15 et de 13h00 &amp;#224; 16h30&lt;/li&gt; &lt;li&gt;&lt;a id="11312" href="#" typelien="LienDocument"&gt;Modalit&amp;#233; de d&amp;#233;livrance des passeports biom&amp;#233;triques&lt;/a&gt;&lt;/li&gt; &lt;li&gt;Situ&amp;#233;e dans les locaux de la &lt;a id="696" href="#" title="Maison pour tous Marcel Pagnol" typelien="LienInterne"&gt;Maison pour tous Marcel-Pagnol&lt;/a&gt; &lt;/li&gt; &lt;/ul&gt;</text:p>
          </table:table-cell>
          <table:table-cell/>
        </table:table-row>
        <table:table-row table:style-name="ro1">
          <table:table-cell office:value-type="float" office:value="425">
            <text:p>425</text:p>
          </table:table-cell>
          <table:table-cell office:value-type="string">
            <text:p>Mairies annexes</text:p>
          </table:table-cell>
          <table:table-cell office:value-type="string">
            <text:p>Mairie annexe Tastavin</text:p>
          </table:table-cell>
          <table:table-cell office:value-type="string">
            <text:p>Croix d'Argent</text:p>
          </table:table-cell>
          <table:table-cell/>
          <table:table-cell office:value-type="string">
            <text:p>04 67 27 33 31</text:p>
          </table:table-cell>
          <table:table-cell table:number-columns-repeated="4"/>
          <table:table-cell office:value-type="string">
            <text:p>1779</text:p>
          </table:table-cell>
          <table:table-cell office:value-type="string">
            <text:p>43.5968224840</text:p>
          </table:table-cell>
          <table:table-cell office:value-type="string">
            <text:p>3.86990436535</text:p>
          </table:table-cell>
          <table:table-cell office:value-type="string">
            <text:p>112</text:p>
          </table:table-cell>
          <table:table-cell/>
          <table:table-cell office:value-type="string">
            <text:p>allée </text:p>
          </table:table-cell>
          <table:table-cell office:value-type="string">
            <text:p>Maurice-Bonafos</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Mas drevon</text:p>
          </table:table-cell>
          <table:table-cell office:value-type="string">
            <text:p>ligne 5 arrêt Stade Sabathé</text:p>
          </table:table-cell>
          <table:table-cell office:value-type="string">
            <text:p>&lt;ul&gt; &lt;li&gt;&amp;#160;Horaires : de 8h45 &amp;#224; 12h15 et de 13h00 &amp;#224; 16h30&lt;/li&gt; &lt;li&gt;&lt;a id="11312" href="#" typelien="LienDocument"&gt;Modalit&amp;#233; de d&amp;#233;livrance des Passeports Biom&amp;#233;triques&lt;/a&gt;&lt;/li&gt; &lt;li&gt;Situ&amp;#233;e dans les locaux de la&amp;#160;&lt;a id="529" href="#" title="Maison pour tous Albert Camus" typelien="LienInterne"&gt;Maison pour tous Albert-Camus&lt;/a&gt;&lt;/li&gt; &lt;/ul&gt;</text:p>
          </table:table-cell>
          <table:table-cell/>
        </table:table-row>
        <table:table-row table:style-name="ro1">
          <table:table-cell office:value-type="float" office:value="426">
            <text:p>426</text:p>
          </table:table-cell>
          <table:table-cell office:value-type="string">
            <text:p>Mairies annexes</text:p>
          </table:table-cell>
          <table:table-cell office:value-type="string">
            <text:p>Mairie annexe Saint Martin</text:p>
          </table:table-cell>
          <table:table-cell office:value-type="string">
            <text:p>Prés d'Arènes</text:p>
          </table:table-cell>
          <table:table-cell office:value-type="string">
            <text:p>Saint Martin</text:p>
          </table:table-cell>
          <table:table-cell office:value-type="string">
            <text:p>04 67 65 32 73</text:p>
          </table:table-cell>
          <table:table-cell table:number-columns-repeated="4"/>
          <table:table-cell office:value-type="string">
            <text:p>1781</text:p>
          </table:table-cell>
          <table:table-cell office:value-type="string">
            <text:p>43.5954602792</text:p>
          </table:table-cell>
          <table:table-cell office:value-type="string">
            <text:p>3.88436460756</text:p>
          </table:table-cell>
          <table:table-cell office:value-type="string">
            <text:p>67</text:p>
          </table:table-cell>
          <table:table-cell/>
          <table:table-cell office:value-type="string">
            <text:p>rue </text:p>
          </table:table-cell>
          <table:table-cell office:value-type="string">
            <text:p>des Razeteurs</text:p>
          </table:table-cell>
          <table:table-cell office:value-type="string">
            <text:p>Maison pour tous l’Escoutaïr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6 arrêt Lucullus ou ligne 12 arrêt Razeteurs</text:p>
          </table:table-cell>
          <table:table-cell office:value-type="string">
            <text:p>&lt;ul&gt; &lt;li&gt;Horaires d'ouverture : de 8h45 &amp;#224; 12h15 et de 13h00 &amp;#224; 16h30&lt;/li&gt; &lt;li&gt;&lt;a id="11312" href="#" typelien="LienDocument"&gt;Modalit&amp;#233; de d&amp;#233;livrance des Passeports biom&amp;#233;triques&lt;/a&gt;&lt;/li&gt; &lt;li&gt;Situ&amp;#233;e dans les locaux de la &lt;a id="532" href="#" title="Lien vers Maison pour tous l&amp;#8217;Escouta&amp;#239;re" typelien="LienInterne"&gt;Maison pour tous l&amp;#8217;Escouta&amp;#239;re&lt;/a&gt;&lt;/li&gt; &lt;/ul&gt;</text:p>
          </table:table-cell>
          <table:table-cell/>
        </table:table-row>
        <table:table-row table:style-name="ro1">
          <table:table-cell office:value-type="float" office:value="427">
            <text:p>427</text:p>
          </table:table-cell>
          <table:table-cell office:value-type="string">
            <text:p>Mairies annexes</text:p>
          </table:table-cell>
          <table:table-cell office:value-type="string">
            <text:p>Mairie annexe Aiguelongue</text:p>
          </table:table-cell>
          <table:table-cell office:value-type="string">
            <text:p>Hôpitaux - Facultés</text:p>
          </table:table-cell>
          <table:table-cell/>
          <table:table-cell office:value-type="string">
            <text:p>04 67 72 63 27</text:p>
          </table:table-cell>
          <table:table-cell table:number-columns-repeated="4"/>
          <table:table-cell office:value-type="string">
            <text:p>00052201</text:p>
          </table:table-cell>
          <table:table-cell office:value-type="string">
            <text:p>43.6263799645</text:p>
          </table:table-cell>
          <table:table-cell office:value-type="string">
            <text:p>3.88275630746</text:p>
          </table:table-cell>
          <table:table-cell office:value-type="string">
            <text:p>1071</text:p>
          </table:table-cell>
          <table:table-cell/>
          <table:table-cell office:value-type="string">
            <text:p>avenue</text:p>
          </table:table-cell>
          <table:table-cell office:value-type="string">
            <text:p>de la Justice de Castelnau</text:p>
          </table:table-cell>
          <table:table-cell office:value-type="string">
            <text:p>Maison pour tous Albert-Dubout</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Mas Drevon</text:p>
          </table:table-cell>
          <table:table-cell office:value-type="string">
            <text:p>La Ronde ou ligne 9 arrêt Montasinos</text:p>
          </table:table-cell>
          <table:table-cell office:value-type="string">
            <text:p>&lt;ul&gt; &lt;li&gt;Horaires d'ouverture : de 8h45 &amp;#224; 12h15 et de 13h00 &amp;#224; 16h30&lt;/li&gt; &lt;li&gt;&lt;a id="11312" href="#" typelien="LienDocument"&gt;Modalit&amp;#233; de d&amp;#233;livrance des passeports biom&amp;#233;triques&lt;/a&gt;&lt;/li&gt; &lt;li&gt;Situ&amp;#233;e dans les locaux de la Maison pour tous &lt;a id="1024" href="#" typelien="LienInterne"&gt;Albert-Dubout&lt;/a&gt;&lt;/li&gt; &lt;/ul&gt;</text:p>
          </table:table-cell>
          <table:table-cell/>
        </table:table-row>
        <table:table-row table:style-name="ro1">
          <table:table-cell office:value-type="float" office:value="428">
            <text:p>428</text:p>
          </table:table-cell>
          <table:table-cell office:value-type="string">
            <text:p>Mairies annexes</text:p>
          </table:table-cell>
          <table:table-cell office:value-type="string">
            <text:p>Mairie annexe Costebelle</text:p>
          </table:table-cell>
          <table:table-cell office:value-type="string">
            <text:p>Port Marianne</text:p>
          </table:table-cell>
          <table:table-cell/>
          <table:table-cell office:value-type="string">
            <text:p>04 99 92 21 65 - 04 99 92 23 80</text:p>
          </table:table-cell>
          <table:table-cell table:number-columns-repeated="4"/>
          <table:table-cell office:value-type="string">
            <text:p>TA187</text:p>
          </table:table-cell>
          <table:table-cell table:number-columns-repeated="2"/>
          <table:table-cell office:value-type="string">
            <text:p>842</text:p>
          </table:table-cell>
          <table:table-cell/>
          <table:table-cell office:value-type="string">
            <text:p>rue </text:p>
          </table:table-cell>
          <table:table-cell office:value-type="string">
            <text:p>de la Vieille Poste</text:p>
          </table:table-cell>
          <table:table-cell office:value-type="string">
            <text:p>Maison pour tous Melina-Mercouri</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 arrêt Pinville</text:p>
          </table:table-cell>
          <table:table-cell office:value-type="string">
            <text:p>&lt;ul&gt; &lt;li&gt;&amp;#160;Heures d'ouverture : de 8h45 &amp;#224; 12h15 et de 13h00 &amp;#224; 16h30&lt;/li&gt; &lt;li&gt;&lt;a id="11312" href="#" typelien="LienDocument"&gt;Modalit&amp;#233; de d&amp;#233;livrance des Passeports biom&amp;#233;triques&lt;/a&gt;&lt;/li&gt; &lt;li&gt;Situ&amp;#233;e dans les locaux de la &lt;a id="535" href="#" title="lien vers Maison pour tous Melina Mercouri" typelien="LienInterne"&gt;Maison pour tous Melina Mercouri&lt;/a&gt; &lt;/li&gt; &lt;/ul&gt;</text:p>
          </table:table-cell>
          <table:table-cell/>
        </table:table-row>
        <table:table-row table:style-name="ro1">
          <table:table-cell office:value-type="float" office:value="429">
            <text:p>429</text:p>
          </table:table-cell>
          <table:table-cell office:value-type="string">
            <text:p>Services municipaux</text:p>
          </table:table-cell>
          <table:table-cell office:value-type="string">
            <text:p>Service réceptions protocole</text:p>
          </table:table-cell>
          <table:table-cell office:value-type="string">
            <text:p>Montpellier Centre</text:p>
          </table:table-cell>
          <table:table-cell/>
          <table:table-cell office:value-type="string">
            <text:p>04 67 34 71 33</text:p>
          </table:table-cell>
          <table:table-cell table:number-columns-repeated="3"/>
          <table:table-cell office:value-type="string">
            <text:p>Polygone ou Antigone</text:p>
          </table:table-cell>
          <table:table-cell office:value-type="string">
            <text:p>1361</text:p>
          </table:table-cell>
          <table:table-cell office:value-type="string">
            <text:p>43.6093206038</text:p>
          </table:table-cell>
          <table:table-cell office:value-type="string">
            <text:p>3.88466191925</text:p>
          </table:table-cell>
          <table:table-cell office:value-type="string">
            <text:p>1</text:p>
          </table:table-cell>
          <table:table-cell/>
          <table:table-cell office:value-type="string">
            <text:p>place</text:p>
          </table:table-cell>
          <table:table-cell office:value-type="string">
            <text:p>Francis-Ponge</text:p>
          </table:table-cell>
          <table:table-cell/>
          <table:table-cell office:value-type="string">
            <text:p>34064</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5"/>
          <table:table-cell office:value-type="string">
            <text:p>ligne 1, station Hôtel de ville</text:p>
          </table:table-cell>
          <table:table-cell/>
          <table:table-cell office:value-type="string">
            <text:p>&lt;p&gt;Le service r&amp;#233;ception protocole est charg&amp;#233; de l'organisation des manifestations officielles de la Ville de Montpellier.&lt;/p&gt; &lt;p&gt;Pour assurer ses missions il dispose d'un certain nombre de moyens techniques (salles et mat&amp;#233;riels) qui peuvent &amp;#234;tre mis &amp;#224; la disposition de particuliers et d'organismes ext&amp;#233;rieurs.&lt;/p&gt;</text:p>
          </table:table-cell>
          <table:table-cell/>
        </table:table-row>
        <table:table-row table:style-name="ro1">
          <table:table-cell office:value-type="float" office:value="430">
            <text:p>430</text:p>
          </table:table-cell>
          <table:table-cell office:value-type="string">
            <text:p>Clubs de loisirs</text:p>
          </table:table-cell>
          <table:table-cell office:value-type="string">
            <text:p>Club de loisirs Aiguelongue</text:p>
          </table:table-cell>
          <table:table-cell office:value-type="string">
            <text:p>Hôpitaux - Facultés</text:p>
          </table:table-cell>
          <table:table-cell/>
          <table:table-cell office:value-type="string">
            <text:p>04 67 54 53 72</text:p>
          </table:table-cell>
          <table:table-cell table:number-columns-repeated="4"/>
          <table:table-cell office:value-type="string">
            <text:p>39633</text:p>
          </table:table-cell>
          <table:table-cell office:value-type="string">
            <text:p>43.6268266289</text:p>
          </table:table-cell>
          <table:table-cell office:value-type="string">
            <text:p>3.87639287441</text:p>
          </table:table-cell>
          <table:table-cell office:value-type="string">
            <text:p>158</text:p>
          </table:table-cell>
          <table:table-cell/>
          <table:table-cell office:value-type="string">
            <text:p>Rue Raoul Follereau</text:p>
          </table:table-cell>
          <table:table-cell office:value-type="string">
            <text:p>Raoul Follereau</text:p>
          </table:table-cell>
          <table:table-cell office:value-type="string">
            <text:p>Cité de la Justice - Escalier 21</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de bus N° 9 - La Ronde</text:p>
          </table:table-cell>
          <table:table-cell office:value-type="string">
            <text:p>&lt;ul&gt; &lt;li&gt;&lt;strong&gt;Inscriptions&lt;/strong&gt;&lt;br&gt;Se renseigner aupr&amp;#232;s du secr&amp;#233;tariat. &lt;br&gt;Service gratuit pour les d&amp;#233;tenteurs de la carte Age d'Or. &lt;/li&gt; &lt;li&gt;&lt;strong&gt;Ouverture&lt;/strong&gt;&lt;br&gt;du lundi au vendredi, de 11h &amp;#224; 18h.&lt;/li&gt; &lt;li&gt;&lt;strong&gt;Les animations&lt;/strong&gt;&lt;br&gt;Jeux de soci&amp;#233;t&amp;#233;, Images 3 D, patchwork sur cartons , lotos, bals, sorties, f&amp;#234;tes ...&lt;/li&gt; &lt;/ul&gt;</text:p>
          </table:table-cell>
          <table:table-cell/>
        </table:table-row>
        <table:table-row table:style-name="ro1">
          <table:table-cell office:value-type="float" office:value="431">
            <text:p>431</text:p>
          </table:table-cell>
          <table:table-cell office:value-type="string">
            <text:p>Clubs de loisirs</text:p>
          </table:table-cell>
          <table:table-cell office:value-type="string">
            <text:p>Espace Antonin Balmés</text:p>
          </table:table-cell>
          <table:table-cell office:value-type="string">
            <text:p>Montpellier Centre</text:p>
          </table:table-cell>
          <table:table-cell/>
          <table:table-cell office:value-type="string">
            <text:p>04 67 22 48 56</text:p>
          </table:table-cell>
          <table:table-cell table:number-columns-repeated="4"/>
          <table:table-cell office:value-type="string">
            <text:p>2152</text:p>
          </table:table-cell>
          <table:table-cell office:value-type="string">
            <text:p>43.6065405294</text:p>
          </table:table-cell>
          <table:table-cell office:value-type="string">
            <text:p>3.89570257887</text:p>
          </table:table-cell>
          <table:table-cell table:number-columns-repeated="2"/>
          <table:table-cell table:number-columns-repeated="2" office:value-type="string">
            <text:p>Esplanade de l'Europ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table-cell office:value-type="string">
            <text:p>AUX_NORMES</text:p>
          </table:table-cell>
          <table:table-cell table:number-columns-repeated="3"/>
          <table:table-cell office:value-type="string">
            <text:p>ligne 1 station Piscine olympique ou Tramway 2</text:p>
          </table:table-cell>
          <table:table-cell/>
          <table:table-cell office:value-type="string">
            <text:p>&lt;ul&gt; &lt;li&gt;&lt;strong&gt;Inscriptions&lt;/strong&gt;&lt;br&gt;Se renseigner aupr&amp;#232;s du secr&amp;#233;tariat. &lt;/li&gt; &lt;/ul&gt; &lt;ul&gt; &lt;li&gt;&lt;strong&gt;Ouverture&lt;/strong&gt;&lt;br&gt;du lundi au vendredi, de 9h &amp;#224; 12h - 14h &amp;#224; 17h30&lt;/li&gt; &lt;/ul&gt; &lt;ul&gt; &lt;li&gt;&lt;strong&gt;Les animations&lt;/strong&gt;&lt;br&gt;Jeux de soci&amp;#233;t&amp;#233; (scrabble, bridge, tarot, pyramide...), yoga relaxation, th&amp;#233;&amp;#226;tre, sculpture- modelage, arts plastiques, broderie, peinture sur soie, couture, patchwork, Chorale gospels et Bossa- Nova, langue et culture occitane, sophrologie...&lt;/li&gt; &lt;/ul&gt;</text:p>
          </table:table-cell>
          <table:table-cell/>
        </table:table-row>
        <table:table-row table:style-name="ro1">
          <table:table-cell office:value-type="float" office:value="432">
            <text:p>432</text:p>
          </table:table-cell>
          <table:table-cell office:value-type="string">
            <text:p>Clubs de loisirs</text:p>
          </table:table-cell>
          <table:table-cell office:value-type="string">
            <text:p>Club de loisirs Baroncelli</text:p>
          </table:table-cell>
          <table:table-cell office:value-type="string">
            <text:p>Mosson</text:p>
          </table:table-cell>
          <table:table-cell/>
          <table:table-cell office:value-type="string">
            <text:p>04 67 75 65 83</text:p>
          </table:table-cell>
          <table:table-cell table:number-columns-repeated="4"/>
          <table:table-cell office:value-type="string">
            <text:p>TA98</text:p>
          </table:table-cell>
          <table:table-cell table:number-columns-repeated="2"/>
          <table:table-cell office:value-type="string">
            <text:p>155</text:p>
          </table:table-cell>
          <table:table-cell/>
          <table:table-cell table:number-columns-repeated="2" office:value-type="string">
            <text:p>Avenue de Bologne</text:p>
          </table:table-cell>
          <table:table-cell office:value-type="string">
            <text:p>Maison pour tous Léo Lagrang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de tramway n° 1 </text:p>
          </table:table-cell>
          <table:table-cell office:value-type="string">
            <text:p>&lt;ul&gt; &lt;li&gt;&lt;strong&gt;Inscriptions&lt;/strong&gt;&lt;br&gt;Se renseigner aupr&amp;#232;s du secr&amp;#233;tariat. &lt;br&gt;Service gratuit pour les d&amp;#233;tenteurs de la carte Age d'Or. &lt;/li&gt; &lt;li&gt;&lt;strong&gt;Horaires d'ouverture&lt;/strong&gt;&lt;br&gt;du lundi au vendredi, de 11h &amp;#224; 18h et le samedi de 13h &amp;#224; 17h&lt;/li&gt; &lt;li&gt;&lt;strong&gt;Les animations&lt;/strong&gt;&lt;br&gt;Jeux de soci&amp;#233;t&amp;#233;, lotos, bals, gymnastique, sorties,&amp;#160;chorale... &lt;/li&gt; &lt;/ul&gt;</text:p>
          </table:table-cell>
          <table:table-cell/>
        </table:table-row>
        <table:table-row table:style-name="ro1">
          <table:table-cell office:value-type="float" office:value="433">
            <text:p>433</text:p>
          </table:table-cell>
          <table:table-cell office:value-type="string">
            <text:p>Clubs de loisirs</text:p>
          </table:table-cell>
          <table:table-cell office:value-type="string">
            <text:p>Club de loisirs Paul Boulet</text:p>
          </table:table-cell>
          <table:table-cell office:value-type="string">
            <text:p>Les Cévennes</text:p>
          </table:table-cell>
          <table:table-cell/>
          <table:table-cell office:value-type="string">
            <text:p>04 67 40 43 87</text:p>
          </table:table-cell>
          <table:table-cell table:number-columns-repeated="4"/>
          <table:table-cell office:value-type="string">
            <text:p>00053001</text:p>
          </table:table-cell>
          <table:table-cell office:value-type="string">
            <text:p>43.6153010057</text:p>
          </table:table-cell>
          <table:table-cell office:value-type="string">
            <text:p>3.83917355546</text:p>
          </table:table-cell>
          <table:table-cell office:value-type="string">
            <text:p>4</text:p>
          </table:table-cell>
          <table:table-cell/>
          <table:table-cell office:value-type="string">
            <text:p>square Appolinaire</text:p>
          </table:table-cell>
          <table:table-cell office:value-type="string">
            <text:p>rue des Araucarias</text:p>
          </table:table-cell>
          <table:table-cell office:value-type="string">
            <text:p>MPT François VILLON</text:p>
          </table:table-cell>
          <table:table-cell office:value-type="string">
            <text:p>3403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n° 15 et 6</text:p>
          </table:table-cell>
          <table:table-cell office:value-type="string">
            <text:p>&lt;ul&gt; &lt;li&gt;&lt;strong&gt;Inscriptions&lt;/strong&gt;&lt;br&gt;Se renseigner aupr&amp;#232;s du secr&amp;#233;tariat. &lt;br&gt;Service gratuit pour les d&amp;#233;tenteurs de la carte Age d'Or. &lt;/li&gt; &lt;li&gt;&lt;strong&gt;Horaires d'ouverture&lt;/strong&gt; &lt;br&gt;du lundi au vendredi, de 11h &amp;#224; 18h.&amp;#160;&lt;/li&gt; &lt;li&gt;&lt;strong&gt;Les animations&lt;/strong&gt;&lt;br&gt;Jeux de soci&amp;#233;t&amp;#233;, lotos, bals, sorties, f&amp;#234;tes, gymnastique, conf&amp;#233;rences,&lt;br&gt;atelier d'expression... &lt;/li&gt; &lt;/ul&gt;</text:p>
          </table:table-cell>
          <table:table-cell/>
        </table:table-row>
        <table:table-row table:style-name="ro3">
          <table:table-cell office:value-type="float" office:value="434">
            <text:p>434</text:p>
          </table:table-cell>
          <table:table-cell office:value-type="string">
            <text:p>Clubs de loisirs</text:p>
          </table:table-cell>
          <table:table-cell office:value-type="string">
            <text:p>Club de loisirs Cavalerie</text:p>
          </table:table-cell>
          <table:table-cell office:value-type="string">
            <text:p>Montpellier Centre</text:p>
          </table:table-cell>
          <table:table-cell/>
          <table:table-cell office:value-type="string">
            <text:p>04 67 79 09 81</text:p>
          </table:table-cell>
          <table:table-cell table:number-columns-repeated="4"/>
          <table:table-cell office:value-type="string">
            <text:p>70025300</text:p>
          </table:table-cell>
          <table:table-cell office:value-type="string">
            <text:p>43.6172888209</text:p>
          </table:table-cell>
          <table:table-cell office:value-type="string">
            <text:p>3.88130856200</text:p>
          </table:table-cell>
          <table:table-cell office:value-type="string">
            <text:p>28</text:p>
          </table:table-cell>
          <table:table-cell/>
          <table:table-cell office:value-type="string">
            <text:p>rue</text:p>
          </table:table-cell>
          <table:table-cell office:value-type="string">
            <text:p>de la Cavalerie</text:p>
          </table:table-cell>
          <table:table-cell office:value-type="string">
            <text:p>Beaux art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rum</text:p>
            <text:p>ligne 2 </text:p>
            <text:p/>
          </table:table-cell>
          <table:table-cell office:value-type="string">
            <text:p>lignes 4 et 9 </text:p>
          </table:table-cell>
          <table:table-cell office:value-type="string">
            <text:p>&lt;ul&gt; &lt;li&gt;&lt;strong&gt;Inscriptions&lt;/strong&gt;&lt;br&gt;Se renseigner aupr&amp;#232;s du secr&amp;#233;tariat. &lt;br&gt;Service gratuit pour les d&amp;#233;tenteurs de la carte Age d'Or. &lt;/li&gt; &lt;/ul&gt; &lt;ul&gt; &lt;li&gt;&lt;strong&gt;Horaires d'ouverture&lt;/strong&gt;&lt;br&gt;Ouvert du lundi au vendredi, de 11h00 &amp;#224; 18h00 et le samedi de 13h00 &amp;#224; 17h00 &lt;/li&gt; &lt;/ul&gt; &lt;ul&gt; &lt;li&gt;&lt;strong&gt;Les animations&lt;/strong&gt;&lt;br&gt;- tango argentin, peinture sur verre et porcelaine, italien,&amp;#160;ta&amp;#238; - chi,&amp;#160; gym, jeux de soci&amp;#233;t&amp;#233;, lotos, bals, sorties&amp;#160; &amp;#8230;&amp;#160;&lt;/li&gt; &lt;/ul&gt; &lt;ul&gt; &lt;li&gt;&lt;strong&gt;Centre de Ressources Informatiques&lt;/strong&gt;&lt;br&gt;Initiation, perfectionnement &amp;#224; l'outil informatique (Windows, Word ... ) et &amp;#224; la d&amp;#233;couverte d'internet.&lt;br&gt;Animateur : Michel Larrieu &lt;/li&gt; &lt;/ul&gt; &lt;p&gt;* &amp;#160;Horaires : &lt;br&gt;- 10h00 &amp;#224; 12h00 pour la consultation en libre acc&amp;#232;s ( lundi, mardi, jeudi et vendredi) &lt;br&gt;- 14h00 &amp;#224; 16h00 pour les modules de formation ( lundi, mardi, jeudi et vendredi)&lt;/p&gt; &lt;p&gt;* Inscription aux cours : &lt;br&gt;Tous les jours de 16h30 &amp;#224; 17h30 au n&amp;#176; de t&amp;#233;l&amp;#233;phone : 04 67 10 98 50&lt;/p&gt; &lt;p&gt;* Tarifs &lt;br&gt;Libre acc&amp;#232;s&amp;#160; : 10 &amp;#8364; pour 8 heures&lt;br&gt;Module&amp;#160;de&amp;#160;4 heures&amp;#160;:&amp;#160;20 &amp;#8364; ou de 8 heures (sur 2 semaines, 4 fois 2h) : 40&amp;#8364;&lt;/p&gt;</text:p>
          </table:table-cell>
          <table:table-cell/>
        </table:table-row>
        <table:table-row table:style-name="ro2">
          <table:table-cell office:value-type="float" office:value="435">
            <text:p>435</text:p>
          </table:table-cell>
          <table:table-cell office:value-type="string">
            <text:p>Clubs de loisirs</text:p>
          </table:table-cell>
          <table:table-cell office:value-type="string">
            <text:p>Club de loisirs docteur Bonnet</text:p>
          </table:table-cell>
          <table:table-cell office:value-type="string">
            <text:p>Montpellier Centre</text:p>
          </table:table-cell>
          <table:table-cell/>
          <table:table-cell office:value-type="string">
            <text:p>04 67 60 76 02</text:p>
          </table:table-cell>
          <table:table-cell table:number-columns-repeated="4"/>
          <table:table-cell office:value-type="string">
            <text:p>70025400</text:p>
          </table:table-cell>
          <table:table-cell office:value-type="string">
            <text:p>43.6069084870</text:p>
          </table:table-cell>
          <table:table-cell office:value-type="string">
            <text:p>3.87667953126</text:p>
          </table:table-cell>
          <table:table-cell office:value-type="string">
            <text:p>34</text:p>
          </table:table-cell>
          <table:table-cell/>
          <table:table-cell office:value-type="string">
            <text:p>rue des Étuves</text:p>
          </table:table-cell>
          <table:table-cell office:value-type="string">
            <text:p>CENTRE VIL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office:value-type="string">
            <text:p>lignes 4, 5, 6, 7, 14, 15 et 16 </text:p>
            <text:p/>
          </table:table-cell>
          <table:table-cell office:value-type="string">
            <text:p>&lt;ul&gt; &lt;li&gt;&lt;strong&gt;&amp;#160;Inscriptions&lt;/strong&gt;&lt;br&gt;Se renseigner aupr&amp;#232;s du secr&amp;#233;tariat. &lt;br&gt;Service gratuit pour les d&amp;#233;tenteurs de la carte Age d'Or. &lt;/li&gt; &lt;/ul&gt; &lt;ul&gt; &lt;li&gt;&lt;strong&gt;Horaire d'ouverture&lt;/strong&gt;du lundi au vendredi, de 11h &amp;#224; 18h et le samedi de 13h &amp;#224; 17h. &lt;/li&gt; &lt;/ul&gt; &lt;ul&gt; &lt;li&gt;&lt;strong&gt;Les animations&lt;/strong&gt;&lt;br&gt;Jeux de soci&amp;#233;t&amp;#233;, scrabble, bridge, lotos, bals, sorties, f&amp;#234;tes, conf&amp;#233;rences, esth&amp;#233;tique, &amp;#233;criture,&amp;#160;atelier M&amp;#233;moire et de la peinture sur verre...&lt;/li&gt; &lt;/ul&gt; &lt;p&gt;Sous le th&amp;#232;me du partage et dans le cadre de l'atelier d' Ecriture, les adh&amp;#233;rents de cet atelier iront 1 fois par trimestre faire des lectures de leurs &amp;#233;crits &amp;#224; la R&amp;#233;sidence Foyer Montpelli&amp;#233;ret.&amp;#160;&lt;/p&gt;</text:p>
          </table:table-cell>
          <table:table-cell/>
        </table:table-row>
        <table:table-row table:style-name="ro1">
          <table:table-cell office:value-type="float" office:value="436">
            <text:p>436</text:p>
          </table:table-cell>
          <table:table-cell office:value-type="string">
            <text:p>Clubs de loisirs</text:p>
          </table:table-cell>
          <table:table-cell office:value-type="string">
            <text:p>Club de loisirs Jeanne Galzy</text:p>
          </table:table-cell>
          <table:table-cell office:value-type="string">
            <text:p>Les Cévennes</text:p>
          </table:table-cell>
          <table:table-cell/>
          <table:table-cell office:value-type="string">
            <text:p>04 67 92 03 25</text:p>
          </table:table-cell>
          <table:table-cell table:number-columns-repeated="4"/>
          <table:table-cell office:value-type="string">
            <text:p>2154</text:p>
          </table:table-cell>
          <table:table-cell office:value-type="string">
            <text:p>43.6119834432</text:p>
          </table:table-cell>
          <table:table-cell office:value-type="string">
            <text:p>3.85455886801</text:p>
          </table:table-cell>
          <table:table-cell office:value-type="string">
            <text:p>14</text:p>
          </table:table-cell>
          <table:table-cell/>
          <table:table-cell office:value-type="string">
            <text:p>allée </text:p>
          </table:table-cell>
          <table:table-cell office:value-type="string">
            <text:p>de Clémenville</text:p>
          </table:table-cell>
          <table:table-cell office:value-type="string">
            <text:p>Cité Astruc</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6 et 15</text:p>
          </table:table-cell>
          <table:table-cell office:value-type="string">
            <text:p>&lt;ul&gt; &lt;li&gt;Inscriptions&lt;br&gt;Se renseigner aupr&amp;#232;s du secr&amp;#233;tariat. &lt;br&gt;Service gratuit pour les d&amp;#233;tenteurs de la carte Age d'Or. &lt;/li&gt; &lt;/ul&gt; &lt;ul&gt; &lt;li&gt;Horaires d'ouverture&lt;br&gt;du lundi au vendredi, de 11h &amp;#224; 18h et le samedi de 13h &amp;#224; 17h. &lt;/li&gt; &lt;/ul&gt; &lt;ul&gt; &lt;li&gt;&amp;#160;Les animations&lt;br&gt;Jeux de soci&amp;#233;t&amp;#233;, lotos, bals, gymnastique, couture, les &amp;#233;maux sur cuivre, sorties, f&amp;#234;tes,&amp;#160;danse de salon ( Rock) ... &lt;/li&gt; &lt;/ul&gt;</text:p>
          </table:table-cell>
          <table:table-cell/>
        </table:table-row>
        <table:table-row table:style-name="ro1">
          <table:table-cell office:value-type="float" office:value="437">
            <text:p>437</text:p>
          </table:table-cell>
          <table:table-cell office:value-type="string">
            <text:p>Clubs de loisirs</text:p>
          </table:table-cell>
          <table:table-cell office:value-type="string">
            <text:p>Club de loisirs Paul Valéry</text:p>
          </table:table-cell>
          <table:table-cell office:value-type="string">
            <text:p>Les Cévennes</text:p>
          </table:table-cell>
          <table:table-cell/>
          <table:table-cell office:value-type="string">
            <text:p>04 67 27 35 96</text:p>
          </table:table-cell>
          <table:table-cell table:number-columns-repeated="4"/>
          <table:table-cell office:value-type="string">
            <text:p>70020800</text:p>
          </table:table-cell>
          <table:table-cell office:value-type="string">
            <text:p>43.6014193303</text:p>
          </table:table-cell>
          <table:table-cell office:value-type="string">
            <text:p>3.85027730713</text:p>
          </table:table-cell>
          <table:table-cell office:value-type="string">
            <text:p>64</text:p>
          </table:table-cell>
          <table:table-cell/>
          <table:table-cell office:value-type="string">
            <text:p>route de Lavérune</text:p>
          </table:table-cell>
          <table:table-cell/>
          <table:table-cell office:value-type="string">
            <text:p>Maison pour tous Marcel Pagnol</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4 arrêt Marcel Pagnol </text:p>
          </table:table-cell>
          <table:table-cell office:value-type="string">
            <text:p>&lt;ul&gt;&lt;li&gt;&lt;strong&gt;Inscriptions&lt;/strong&gt;Se renseigner auprès du secrétariat. &lt;br /&gt;Service gratuit pour les détenteurs de la carte Age d'Or. &lt;br /&gt;&lt;/li&gt;&lt;li&gt;&lt;strong&gt;Horaires d'ouverture&lt;/strong&gt;&lt;br /&gt; du lundi au vendredi, de 11h à 18h et le samedi de 13h à 17h. &lt;/li&gt;&lt;/ul&gt;&lt;ul&gt;&lt;li&gt;&lt;strong&gt;Les animations&lt;/strong&gt;Jeux de société, lotos, bals, gymnastique, sorties, fêtes, conférences, espagnol, sculpture-poterie, danses latines...&lt;/li&gt;&lt;/ul&gt;</text:p>
          </table:table-cell>
          <table:table-cell/>
        </table:table-row>
        <table:table-row table:style-name="ro1">
          <table:table-cell office:value-type="float" office:value="438">
            <text:p>438</text:p>
          </table:table-cell>
          <table:table-cell office:value-type="string">
            <text:p>Clubs de loisirs</text:p>
          </table:table-cell>
          <table:table-cell office:value-type="string">
            <text:p>Club de loisirs Luis Mariano</text:p>
          </table:table-cell>
          <table:table-cell office:value-type="string">
            <text:p>Montpellier Centre</text:p>
          </table:table-cell>
          <table:table-cell/>
          <table:table-cell office:value-type="string">
            <text:p>04 67 58 88 64</text:p>
          </table:table-cell>
          <table:table-cell table:number-columns-repeated="4"/>
          <table:table-cell office:value-type="string">
            <text:p>1804</text:p>
          </table:table-cell>
          <table:table-cell office:value-type="string">
            <text:p>43.6068483924</text:p>
          </table:table-cell>
          <table:table-cell office:value-type="string">
            <text:p>3.85979734265</text:p>
          </table:table-cell>
          <table:table-cell table:number-columns-repeated="2"/>
          <table:table-cell office:value-type="string">
            <text:p>Place Agrippa d'Aubigné</text:p>
          </table:table-cell>
          <table:table-cell/>
          <table:table-cell office:value-type="string">
            <text:p>Cité Gély - Parc de la Guirland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4</text:p>
          </table:table-cell>
          <table:table-cell office:value-type="string">
            <text:p>&lt;ul&gt;&lt;li&gt;&lt;strong&gt;Inscriptions&lt;/strong&gt;&lt;/li&gt;&lt;/ul&gt;&lt;p&gt;Se renseigner auprès du secrétariat. &lt;br /&gt;Service gratuit pour les détenteurs de la carte Age d'Or. &lt;/p&gt;&lt;ul&gt;&lt;li&gt;&lt;strong&gt;Horaires d'ouverture&lt;/strong&gt;&lt;br /&gt;du lundi au vendredi, de 11h à 18h.&lt;/li&gt;&lt;/ul&gt;&lt;ul&gt;&lt;li&gt;&lt;strong&gt;Les animations&lt;/strong&gt;&lt;br /&gt;Jeux de carte, lotos, bals, sorties, fêtes, conférences, lectures, anglais , ilalien, mémoire, sophrologie, Taï-chi, dessin-aquarelle, décoration intérieure, lectures/contes et poésies, gouters littéraires, films CD Room... &lt;br /&gt;- Rencontres inter - générations&lt;/li&gt;&lt;/ul&gt;&lt;ul&gt;&lt;li&gt;&lt;strong&gt;Centre de Ressources Informatiques&lt;/strong&gt;&lt;br /&gt;Initiation, perfectionnement à l'outil informatique (les logiciels Windows, Word...)  et à la découverte d'internet&lt;br /&gt;Animateur : Philippe PELERIN&lt;/li&gt;&lt;/ul&gt;&lt;p&gt;* Horaires : &lt;br /&gt;- 10h00 à 12h00 tous les jours &lt;/p&gt;&lt;p&gt;* Inscription aux cours : &lt;br /&gt;Tous les jours dans le club aux n° de téléphone : 09 64 03 51 29 ou 04 67 58 88 64&lt;/p&gt;&lt;p&gt;* Tarifs &lt;br /&gt;Module de 8 heures (sur 2 semaines, 4 fois 2h) : 40€ &lt;/p&gt;</text:p>
          </table:table-cell>
          <table:table-cell/>
        </table:table-row>
        <table:table-row table:style-name="ro1">
          <table:table-cell office:value-type="float" office:value="440">
            <text:p>440</text:p>
          </table:table-cell>
          <table:table-cell office:value-type="string">
            <text:p>Collèges</text:p>
          </table:table-cell>
          <table:table-cell office:value-type="string">
            <text:p>Collège d'Alco</text:p>
          </table:table-cell>
          <table:table-cell table:number-columns-repeated="2" office:value-type="string">
            <text:p>Mosson</text:p>
          </table:table-cell>
          <table:table-cell office:value-type="string">
            <text:p>04 99 77 21 21</text:p>
          </table:table-cell>
          <table:table-cell table:number-columns-repeated="4"/>
          <table:table-cell office:value-type="string">
            <text:p>40658</text:p>
          </table:table-cell>
          <table:table-cell office:value-type="string">
            <text:p>43.6254860169</text:p>
          </table:table-cell>
          <table:table-cell office:value-type="string">
            <text:p>3.83396247612</text:p>
          </table:table-cell>
          <table:table-cell office:value-type="string">
            <text:p>200</text:p>
          </table:table-cell>
          <table:table-cell/>
          <table:table-cell office:value-type="string">
            <text:p>rue de Malbosc</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2">
          <table:table-cell office:value-type="float" office:value="441">
            <text:p>441</text:p>
          </table:table-cell>
          <table:table-cell office:value-type="string">
            <text:p>Services municipaux</text:p>
          </table:table-cell>
          <table:table-cell office:value-type="string">
            <text:p>Service des sports</text:p>
          </table:table-cell>
          <table:table-cell office:value-type="string">
            <text:p>Montpellier Centre</text:p>
          </table:table-cell>
          <table:table-cell/>
          <table:table-cell office:value-type="string">
            <text:p>04 67 34 72 73</text:p>
          </table:table-cell>
          <table:table-cell table:number-columns-repeated="3"/>
          <table:table-cell office:value-type="string">
            <text:p>Antigone, Polygone, Triangle</text:p>
          </table:table-cell>
          <table:table-cell table:number-columns-repeated="3"/>
          <table:table-cell office:value-type="string">
            <text:p>18</text:p>
          </table:table-cell>
          <table:table-cell/>
          <table:table-cell office:value-type="string">
            <text:p>avenue </text:p>
          </table:table-cell>
          <table:table-cell office:value-type="string">
            <text:p>Frédéric Mistral</text:p>
          </table:table-cell>
          <table:table-cell office:value-type="string">
            <text:p>Mairie de Montpellier</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PRATICABLE</text:p>
          </table:table-cell>
          <table:table-cell table:number-columns-repeated="3"/>
          <table:table-cell office:value-type="string">
            <text:p>ligne 1 station Comédie</text:p>
            <text:p/>
          </table:table-cell>
          <table:table-cell/>
          <table:table-cell office:value-type="string">
            <text:p>&lt;h5&gt;Horaires d'ouverture&lt;/h5&gt; &lt;ul&gt; &lt;li&gt;lundi, mardi, mercredi, jeudi de 8h30 &amp;#224; 12h00 et de 13h00 &amp;#224; 17h,&lt;/li&gt; &lt;li&gt;Vendredi, de 8h30 &amp;#224; 12h.&lt;/li&gt; &lt;/ul&gt;</text:p>
          </table:table-cell>
          <table:table-cell/>
        </table:table-row>
        <table:table-row table:style-name="ro1">
          <table:table-cell office:value-type="float" office:value="442">
            <text:p>442</text:p>
          </table:table-cell>
          <table:table-cell office:value-type="string">
            <text:p>Clubs de loisirs</text:p>
          </table:table-cell>
          <table:table-cell office:value-type="string">
            <text:p>Club de loisirs Le Lac</text:p>
          </table:table-cell>
          <table:table-cell office:value-type="string">
            <text:p>Mosson</text:p>
          </table:table-cell>
          <table:table-cell/>
          <table:table-cell office:value-type="string">
            <text:p>04 67 45 11 60</text:p>
          </table:table-cell>
          <table:table-cell table:number-columns-repeated="4"/>
          <table:table-cell office:value-type="string">
            <text:p>70021300</text:p>
          </table:table-cell>
          <table:table-cell office:value-type="string">
            <text:p>43.6425476290</text:p>
          </table:table-cell>
          <table:table-cell office:value-type="string">
            <text:p>3.81808011412</text:p>
          </table:table-cell>
          <table:table-cell table:number-columns-repeated="2"/>
          <table:table-cell office:value-type="string">
            <text:p>Rue Louis Pergaud</text:p>
          </table:table-cell>
          <table:table-cell/>
          <table:table-cell office:value-type="string">
            <text:p>Les Hauts de Massan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text:p>
          </table:table-cell>
          <table:table-cell office:value-type="string">
            <text:p>&lt;ul&gt;&lt;li&gt; &lt;strong&gt;Inscriptions&lt;/strong&gt;&lt;br /&gt;Se renseigner auprès du bureau Age d'Or, au CCAS ou directement dans les clubs. Service gratuit pour les détenteurs de la carte Age d'Or. &lt;/li&gt;&lt;/ul&gt;&lt;ul&gt;&lt;li&gt;&lt;strong&gt;Horaires d'ouverture&lt;/strong&gt;&lt;br /&gt;du lundi au vendredi, de 11h à 18h. &lt;/li&gt;&lt;/ul&gt;&lt;ul&gt;&lt;li&gt;&lt;strong&gt;Animations&lt;/strong&gt;Jeux de société, lotos, bals,Chorale,  peinture sur verre/porcelaine , gymnastique, sorties, fêtes, conférences, théâtre,Lecture/Parole/Ecriture, tennis de table. &lt;br /&gt;&lt;br /&gt;Rencontres inter-générations &lt;br /&gt;Jardin inter-générations&lt;br /&gt; &lt;/li&gt;&lt;/ul&gt;</text:p>
          </table:table-cell>
          <table:table-cell/>
        </table:table-row>
        <table:table-row table:style-name="ro1">
          <table:table-cell office:value-type="float" office:value="443">
            <text:p>443</text:p>
          </table:table-cell>
          <table:table-cell office:value-type="string">
            <text:p>Clubs de loisirs</text:p>
          </table:table-cell>
          <table:table-cell office:value-type="string">
            <text:p>Club de loisirs Vincent Scotto</text:p>
          </table:table-cell>
          <table:table-cell office:value-type="string">
            <text:p>Mosson</text:p>
          </table:table-cell>
          <table:table-cell/>
          <table:table-cell office:value-type="string">
            <text:p>04 67 45 53 86</text:p>
          </table:table-cell>
          <table:table-cell table:number-columns-repeated="4"/>
          <table:table-cell office:value-type="string">
            <text:p>70021200</text:p>
          </table:table-cell>
          <table:table-cell office:value-type="string">
            <text:p>43.6128531977</text:p>
          </table:table-cell>
          <table:table-cell office:value-type="string">
            <text:p>3.83069742533</text:p>
          </table:table-cell>
          <table:table-cell table:number-columns-repeated="2"/>
          <table:table-cell office:value-type="string">
            <text:p>Rue Jacques Lemercier</text:p>
          </table:table-cell>
          <table:table-cell/>
          <table:table-cell office:value-type="string">
            <text:p>Le Clos de la Fontaine Cour Liberal Bruant</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15 et 14 </text:p>
          </table:table-cell>
          <table:table-cell office:value-type="string">
            <text:p>&lt;ul&gt;&lt;li&gt;&lt;strong&gt;Inscriptions&lt;/strong&gt;&lt;br /&gt;Se renseigner auprès du secrétariat. &lt;br /&gt;Service gratuit pour les détenteurs de la carte Age d'Or. &lt;/li&gt;&lt;/ul&gt;&lt;ul&gt;&lt;li&gt;&lt;strong&gt;Horaires d'o&lt;/font /&gt;uverture&lt;/strong&gt;&lt;br /&gt;du lundi au vendredi, de 11h à 18h&lt;/li&gt;&lt;/ul&gt;&lt;ul&gt;&lt;li&gt;&lt;strong&gt;Les animations&lt;/strong&gt;&lt;br /&gt;Jeux de société, tarot, bidge, scrabble, peinture sur verre, lotos, bals, sorties, fêtes,  patchwork sur carton appliqué sur tissus, peinture sur soie, conférences, gymnastique, Goûter littéraire ...&lt;br /&gt; &lt;/li&gt;&lt;/ul&gt;</text:p>
          </table:table-cell>
          <table:table-cell/>
        </table:table-row>
        <table:table-row table:style-name="ro2">
          <table:table-cell office:value-type="float" office:value="444">
            <text:p>444</text:p>
          </table:table-cell>
          <table:table-cell office:value-type="string">
            <text:p>Clubs de loisirs</text:p>
          </table:table-cell>
          <table:table-cell office:value-type="string">
            <text:p>Club de loisirs Laure Moulin</text:p>
          </table:table-cell>
          <table:table-cell office:value-type="string">
            <text:p>Prés d'Arènes</text:p>
          </table:table-cell>
          <table:table-cell/>
          <table:table-cell office:value-type="string">
            <text:p>04 67 65 48 60</text:p>
          </table:table-cell>
          <table:table-cell table:number-columns-repeated="4"/>
          <table:table-cell office:value-type="string">
            <text:p>70018500</text:p>
          </table:table-cell>
          <table:table-cell office:value-type="string">
            <text:p>43.6011632915</text:p>
          </table:table-cell>
          <table:table-cell office:value-type="string">
            <text:p>3.88339637827</text:p>
          </table:table-cell>
          <table:table-cell office:value-type="string">
            <text:p>45</text:p>
          </table:table-cell>
          <table:table-cell/>
          <table:table-cell office:value-type="string">
            <text:p>rue Frédéric Bazille</text:p>
          </table:table-cell>
          <table:table-cell/>
          <table:table-cell office:value-type="string">
            <text:p>Avenue de Palavas</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8, 12 et 16</text:p>
            <text:p/>
          </table:table-cell>
          <table:table-cell office:value-type="string">
            <text:p>&lt;ul&gt;&lt;li&gt;&lt;strong&gt;Inscriptions&lt;/strong&gt;&lt;br /&gt;Se renseigner auprès du secrétariat. &lt;br /&gt;Service gratuit pour les détenteurs de la carte Age d'Or. &lt;/li&gt;&lt;/ul&gt;&lt;ul&gt;&lt;li&gt;&lt;strong&gt;Horaires d'ouverture&lt;/strong&gt; &lt;br /&gt;du lundi au vendredi, de 11h à 18h et le samedi de 13h à 17h. &lt;/li&gt;&lt;/ul&gt;&lt;ul&gt;&lt;li&gt;&lt;strong&gt; Les animations&lt;/strong&gt;Jeux de société, lotos, bals, pétanque, yoga-relaxation, gymnastique, sorties,fêtes,conférences,Anglais,Sévillanne/ Flamenco, Sophrologie, sculpture - modelage, loisirs créatifs... &lt;br /&gt;&lt;/li&gt;&lt;/ul&gt;</text:p>
          </table:table-cell>
          <table:table-cell/>
        </table:table-row>
        <table:table-row table:style-name="ro1">
          <table:table-cell office:value-type="float" office:value="445">
            <text:p>445</text:p>
          </table:table-cell>
          <table:table-cell office:value-type="string">
            <text:p>Autres contacts utiles</text:p>
          </table:table-cell>
          <table:table-cell office:value-type="string">
            <text:p>Action Musique Opéra Junior</text:p>
          </table:table-cell>
          <table:table-cell office:value-type="string">
            <text:p>Montpellier Centre</text:p>
          </table:table-cell>
          <table:table-cell office:value-type="string">
            <text:p>Antigone</text:p>
          </table:table-cell>
          <table:table-cell office:value-type="string">
            <text:p>04 67 58 04 89</text:p>
          </table:table-cell>
          <table:table-cell office:value-type="string">
            <text:p>04 67 58 36 54</text:p>
          </table:table-cell>
          <table:table-cell office:value-type="string">
            <text:p>info@opera-junior.com</text:p>
          </table:table-cell>
          <table:table-cell office:value-type="string">
            <text:p>www.opera-junior.com</text:p>
          </table:table-cell>
          <table:table-cell table:number-columns-repeated="4"/>
          <table:table-cell office:value-type="string">
            <text:p>43</text:p>
          </table:table-cell>
          <table:table-cell/>
          <table:table-cell office:value-type="string">
            <text:p>place</text:p>
          </table:table-cell>
          <table:table-cell office:value-type="string">
            <text:p>Vauban</text:p>
          </table:table-cell>
          <table:table-cell office:value-type="string">
            <text:p>Les portes d'Antigon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ntre de cr&amp;#233;ation et de formation artistique de 6 &amp;#224; 25 ans.&lt;/p&gt; &lt;p&gt;Objectif : former les jeunes au th&amp;#233;&amp;#226;tre lyrique en les int&amp;#233;grant, en tant que chanteurs / acteurs interpr&amp;#232;tes, &amp;#224; des r&amp;#233;alisations de spectacles.&lt;/p&gt;</text:p>
          </table:table-cell>
          <table:table-cell/>
        </table:table-row>
        <table:table-row table:style-name="ro1">
          <table:table-cell office:value-type="float" office:value="446">
            <text:p>446</text:p>
          </table:table-cell>
          <table:table-cell office:value-type="string">
            <text:p>Clubs de loisirs</text:p>
          </table:table-cell>
          <table:table-cell office:value-type="string">
            <text:p>Club de loisirs Lemasson</text:p>
          </table:table-cell>
          <table:table-cell office:value-type="string">
            <text:p>Croix d'Argent</text:p>
          </table:table-cell>
          <table:table-cell/>
          <table:table-cell office:value-type="string">
            <text:p>04 67 42 80 81</text:p>
          </table:table-cell>
          <table:table-cell table:number-columns-repeated="4"/>
          <table:table-cell office:value-type="string">
            <text:p>70018700</text:p>
          </table:table-cell>
          <table:table-cell office:value-type="string">
            <text:p>43.5924970589</text:p>
          </table:table-cell>
          <table:table-cell office:value-type="string">
            <text:p>3.87187668984</text:p>
          </table:table-cell>
          <table:table-cell office:value-type="string">
            <text:p>8</text:p>
          </table:table-cell>
          <table:table-cell/>
          <table:table-cell office:value-type="string">
            <text:p>rue Ripol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12 et 16</text:p>
          </table:table-cell>
          <table:table-cell office:value-type="string">
            <text:p>&lt;ul&gt;&lt;li&gt;&lt;strong&gt;Inscriptions&lt;/strong&gt;&lt;br /&gt;Se renseigner auprès du secrétariat. &lt;br /&gt;Service gratuit pour les détenteurs de la carte Age d'Or. &lt;/li&gt;&lt;/ul&gt;&lt;ul&gt;&lt;li&gt;&lt;strong&gt;Horaires d'ouverture&lt;/strong&gt;&lt;br /&gt;du lundi au vendredi, de 11h à 18h et le samedi de 13h à 17h. &lt;/li&gt;&lt;/ul&gt;&lt;ul&gt;&lt;li&gt; &lt;strong&gt;Les animations&lt;/strong&gt;Jeux de société, lotos, bals, pétanque, scrabble, tarot, belote, gymnastique, sorties,fêtes, dessin-aquarelle, conférences,pâtisserie, sophrologie ... &lt;/li&gt;&lt;/ul&gt;</text:p>
          </table:table-cell>
          <table:table-cell/>
        </table:table-row>
        <table:table-row table:style-name="ro1">
          <table:table-cell office:value-type="float" office:value="447">
            <text:p>447</text:p>
          </table:table-cell>
          <table:table-cell office:value-type="string">
            <text:p>Clubs de loisirs</text:p>
          </table:table-cell>
          <table:table-cell office:value-type="string">
            <text:p>Club de loisirs Jacqueline-Maillan</text:p>
          </table:table-cell>
          <table:table-cell office:value-type="string">
            <text:p>Croix d'Argent</text:p>
          </table:table-cell>
          <table:table-cell/>
          <table:table-cell office:value-type="string">
            <text:p>04 67 42 43 07</text:p>
          </table:table-cell>
          <table:table-cell table:number-columns-repeated="4"/>
          <table:table-cell office:value-type="string">
            <text:p>70018600</text:p>
          </table:table-cell>
          <table:table-cell office:value-type="string">
            <text:p>43.5950665012</text:p>
          </table:table-cell>
          <table:table-cell office:value-type="string">
            <text:p>3.86293801220</text:p>
          </table:table-cell>
          <table:table-cell office:value-type="string">
            <text:p>123</text:p>
          </table:table-cell>
          <table:table-cell/>
          <table:table-cell office:value-type="string">
            <text:p>rue Georges-Brassen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5 et 6</text:p>
          </table:table-cell>
          <table:table-cell office:value-type="string">
            <text:p>&lt;ul&gt;&lt;li&gt;&lt;strong&gt;Inscriptions&lt;/strong&gt;&lt;br /&gt;Se renseigner auprès du secrétariat. &lt;br /&gt;Service gratuit pour les détenteurs de la carte Age d'Or. &lt;/li&gt;&lt;/ul&gt;&lt;ul&gt;&lt;li&gt;&lt;strong&gt;Horaires d'ouverture&lt;/strong&gt;&lt;br /&gt;du lundi au vendredi, de 11h à 18h. &lt;/li&gt;&lt;/ul&gt;&lt;ul&gt;&lt;li&gt;&lt;strong&gt;Les animations&lt;/strong&gt;Jeux de société, tarot, scrabble, lotos, bals, gymnastique, peinture sur soie, peinture sur verre, sorties, fêtes, conférences, couture/patchwork, sculpture... &lt;/li&gt;&lt;/ul&gt;&lt;p&gt;Nouvel atelier : images en 3 D&lt;/font&gt;&lt;/p&gt;</text:p>
          </table:table-cell>
          <table:table-cell/>
        </table:table-row>
        <table:table-row table:style-name="ro1">
          <table:table-cell office:value-type="float" office:value="449">
            <text:p>449</text:p>
          </table:table-cell>
          <table:table-cell office:value-type="string">
            <text:p>Clubs de loisirs</text:p>
          </table:table-cell>
          <table:table-cell office:value-type="string">
            <text:p>Club de loisirs Les Aubes</text:p>
          </table:table-cell>
          <table:table-cell office:value-type="string">
            <text:p>Montpellier Centre</text:p>
          </table:table-cell>
          <table:table-cell/>
          <table:table-cell office:value-type="string">
            <text:p>04 67 72 98 83</text:p>
          </table:table-cell>
          <table:table-cell table:number-columns-repeated="4"/>
          <table:table-cell office:value-type="string">
            <text:p>70025600</text:p>
          </table:table-cell>
          <table:table-cell office:value-type="string">
            <text:p>43.6187555398</text:p>
          </table:table-cell>
          <table:table-cell office:value-type="string">
            <text:p>3.89518362905</text:p>
          </table:table-cell>
          <table:table-cell table:number-columns-repeated="2"/>
          <table:table-cell office:value-type="string">
            <text:p>Avenue St André de Novigens</text:p>
          </table:table-cell>
          <table:table-cell table:number-columns-repeated="2"/>
          <table:table-cell office:value-type="string">
            <text:p>34054</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5 et 6</text:p>
          </table:table-cell>
          <table:table-cell office:value-type="string">
            <text:p>&lt;ul&gt;&lt;li&gt;&lt;strong&gt;Inscriptions&lt;/strong&gt;&lt;br /&gt;Se renseigner auprès du secrétariat. &lt;br /&gt;Service gratuit pour les détenteurs de la carte Age d'Or. &lt;/li&gt;&lt;/ul&gt;&lt;ul&gt;&lt;li&gt;&lt;strong&gt;Horaires d'ouverture&lt;/strong&gt;du lundi au vendredi, de 11h à 18h. &lt;/li&gt;&lt;/ul&gt;&lt;ul&gt;&lt;li&gt; &lt;strong&gt;Les animations&lt;/strong&gt;Jeux de société, tarot, scrabble, lotos, bals, gymnastique,  sorties, fêtes, conférences, couture, sculpture, groupe vocal... &lt;br /&gt;Jardin inter-générations&lt;/li&gt;&lt;/ul&gt;</text:p>
          </table:table-cell>
          <table:table-cell/>
        </table:table-row>
        <table:table-row table:style-name="ro1">
          <table:table-cell office:value-type="float" office:value="450">
            <text:p>450</text:p>
          </table:table-cell>
          <table:table-cell office:value-type="string">
            <text:p>Halle</text:p>
          </table:table-cell>
          <table:table-cell office:value-type="string">
            <text:p>Halles Jacques Coeur</text:p>
          </table:table-cell>
          <table:table-cell office:value-type="string">
            <text:p>Montpellier Centre</text:p>
          </table:table-cell>
          <table:table-cell table:number-columns-repeated="5"/>
          <table:table-cell office:value-type="string">
            <text:p>Parking halles Jacques-Coeur - 75 places</text:p>
          </table:table-cell>
          <table:table-cell office:value-type="string">
            <text:p>40350</text:p>
          </table:table-cell>
          <table:table-cell office:value-type="string">
            <text:p>43.6092177636</text:p>
          </table:table-cell>
          <table:table-cell office:value-type="string">
            <text:p>3.88955021395</text:p>
          </table:table-cell>
          <table:table-cell table:number-columns-repeated="2"/>
          <table:table-cell office:value-type="string">
            <text:p>Boulevard </text:p>
          </table:table-cell>
          <table:table-cell office:value-type="string">
            <text:p>d'Antigo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Léon Blum. </text:p>
          </table:table-cell>
          <table:table-cell/>
          <table:table-cell office:value-type="string">
            <text:p>&lt;p&gt;29&amp;#160;&amp;#233;tals&lt;/p&gt; &lt;ul&gt; &lt;li&gt;Ouverture&lt;br&gt;- du lundi au samedi de 8h &amp;#224; 21h &lt;br&gt;- dimanches et jours f&amp;#233;ri&amp;#233;s de 8h &amp;#224; 15h30.&lt;/li&gt; &lt;/ul&gt;</text:p>
          </table:table-cell>
          <table:table-cell/>
        </table:table-row>
        <table:table-row table:style-name="ro1">
          <table:table-cell office:value-type="float" office:value="451">
            <text:p>451</text:p>
          </table:table-cell>
          <table:table-cell office:value-type="string">
            <text:p>Centres de loisirs municipaux</text:p>
          </table:table-cell>
          <table:table-cell office:value-type="string">
            <text:p>Centre de loisirs Astérix</text:p>
          </table:table-cell>
          <table:table-cell office:value-type="string">
            <text:p>Port Marianne</text:p>
          </table:table-cell>
          <table:table-cell office:value-type="string">
            <text:p>Grammont</text:p>
          </table:table-cell>
          <table:table-cell office:value-type="string">
            <text:p>04 67 65 72 87</text:p>
          </table:table-cell>
          <table:table-cell table:number-columns-repeated="9"/>
          <table:table-cell office:value-type="string">
            <text:p>Avenue Albert 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ntre primaire et maternel pour enfants de 4 à 12 ans Effectif : 100 enfants (30 enfants de moins de 6 ans et 70 enfants de plus de 6 ans) Ouvert de 7h30 à 18h</text:p>
          </table:table-cell>
          <table:table-cell/>
        </table:table-row>
        <table:table-row table:style-name="ro1">
          <table:table-cell office:value-type="float" office:value="453">
            <text:p>453</text:p>
          </table:table-cell>
          <table:table-cell office:value-type="string">
            <text:p>Grands marchés</text:p>
          </table:table-cell>
          <table:table-cell office:value-type="string">
            <text:p>Marché Salengro</text:p>
          </table:table-cell>
          <table:table-cell office:value-type="string">
            <text:p>Montpellier Centre</text:p>
          </table:table-cell>
          <table:table-cell table:number-columns-repeated="11"/>
          <table:table-cell office:value-type="string">
            <text:p>place Salengr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12 commerçants &lt;br /&gt;Ouverture &lt;br /&gt;Tous les jours de 7h à 13h &lt;/li&gt;&lt;/ul&gt;</text:p>
          </table:table-cell>
          <table:table-cell/>
        </table:table-row>
        <table:table-row table:style-name="ro2">
          <table:table-cell office:value-type="float" office:value="454">
            <text:p>454</text:p>
          </table:table-cell>
          <table:table-cell office:value-type="string">
            <text:p>Grands marchés</text:p>
          </table:table-cell>
          <table:table-cell office:value-type="string">
            <text:p>Marché des Arceaux</text:p>
          </table:table-cell>
          <table:table-cell office:value-type="string">
            <text:p>Montpellier Centre</text:p>
          </table:table-cell>
          <table:table-cell table:number-columns-repeated="5"/>
          <table:table-cell office:value-type="string">
            <text:p>Parking des Arceaux : 210 places</text:p>
          </table:table-cell>
          <table:table-cell office:value-type="string">
            <text:p>00056600</text:p>
          </table:table-cell>
          <table:table-cell office:value-type="string">
            <text:p>43.6114265584</text:p>
          </table:table-cell>
          <table:table-cell office:value-type="string">
            <text:p>3.86479878285</text:p>
          </table:table-cell>
          <table:table-cell table:number-columns-repeated="2"/>
          <table:table-cell office:value-type="string">
            <text:p>Boulevard </text:p>
          </table:table-cell>
          <table:table-cell office:value-type="string">
            <text:p>des Arceaux</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6 et 16 arrêt Arceaux </text:p>
            <text:p/>
          </table:table-cell>
          <table:table-cell office:value-type="string">
            <text:p>&lt;ul&gt; &lt;li&gt;Jusqu'&amp;#224; 80 commer&amp;#231;ants selon les jours &lt;/li&gt; &lt;li&gt;Ouverture le lundi&amp;#160;: un mara&amp;#238;cher&lt;/li&gt; &lt;li&gt;Ouverture le&amp;#160;mardi et le&amp;#160;samedi de 7h &amp;#224; 13h &lt;/li&gt; &lt;/ul&gt;</text:p>
          </table:table-cell>
          <table:table-cell/>
        </table:table-row>
        <table:table-row table:style-name="ro2">
          <table:table-cell office:value-type="float" office:value="455">
            <text:p>455</text:p>
          </table:table-cell>
          <table:table-cell office:value-type="string">
            <text:p>Grands marchés</text:p>
          </table:table-cell>
          <table:table-cell office:value-type="string">
            <text:p>Marché de l'Esplanade - Comédie</text:p>
          </table:table-cell>
          <table:table-cell office:value-type="string">
            <text:p>Montpellier Centre</text:p>
          </table:table-cell>
          <table:table-cell table:number-columns-repeated="5"/>
          <table:table-cell office:value-type="string">
            <text:p>Parking Comédie Parkings du Polygone et du Triangle</text:p>
          </table:table-cell>
          <table:table-cell office:value-type="string">
            <text:p>00229900</text:p>
          </table:table-cell>
          <table:table-cell office:value-type="string">
            <text:p>43.6101955093</text:p>
          </table:table-cell>
          <table:table-cell office:value-type="string">
            <text:p>3.88124085120</text:p>
          </table:table-cell>
          <table:table-cell table:number-columns-repeated="2"/>
          <table:table-cell office:value-type="string">
            <text:p>Allée </text:p>
          </table:table-cell>
          <table:table-cell office:value-type="string">
            <text:p>Jean de Lattre de Tassigny</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 </text:p>
            <text:p/>
          </table:table-cell>
          <table:table-cell/>
          <table:table-cell office:value-type="string">
            <text:p>&lt;ul&gt; &lt;li&gt;Jusqu'&amp;#224; 44 commer&amp;#231;ants selon les jours &lt;/li&gt; &lt;li&gt;Ouverture&lt;br&gt;&lt;/li&gt; &lt;li&gt;&lt;strong&gt;Du 1er septembre au 30 juin&lt;/strong&gt; : du mardi au jeudi&amp;#160;de 7h &amp;#224; 13h30&lt;br&gt;Vendredi et samedi de 7h &amp;#224; 19h&lt;br&gt;&lt;/li&gt; &lt;li&gt;&lt;strong&gt;Du 1er juillet au 31 ao&amp;#251;t&lt;/strong&gt; : du mardi au samedi de 5h &amp;#224; 13h30&lt;/li&gt; &lt;/ul&gt;</text:p>
          </table:table-cell>
          <table:table-cell/>
        </table:table-row>
        <table:table-row table:style-name="ro2">
          <table:table-cell office:value-type="float" office:value="456">
            <text:p>456</text:p>
          </table:table-cell>
          <table:table-cell office:value-type="string">
            <text:p>Grands marchés</text:p>
          </table:table-cell>
          <table:table-cell office:value-type="string">
            <text:p>Marché de Mosson</text:p>
          </table:table-cell>
          <table:table-cell office:value-type="string">
            <text:p>Mosson</text:p>
          </table:table-cell>
          <table:table-cell/>
          <table:table-cell office:value-type="string">
            <text:p>04 67 75 76 81</text:p>
          </table:table-cell>
          <table:table-cell table:number-columns-repeated="3"/>
          <table:table-cell office:value-type="string">
            <text:p>Parking de l'Espace Mosson</text:p>
          </table:table-cell>
          <table:table-cell office:value-type="string">
            <text:p>00056500</text:p>
          </table:table-cell>
          <table:table-cell office:value-type="string">
            <text:p>43.6281579978</text:p>
          </table:table-cell>
          <table:table-cell office:value-type="string">
            <text:p>3.81695229351</text:p>
          </table:table-cell>
          <table:table-cell table:number-columns-repeated="2"/>
          <table:table-cell office:value-type="string">
            <text:p>Avenue </text:p>
          </table:table-cell>
          <table:table-cell office:value-type="string">
            <text:p>d'Heidelberg</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Halles </text:p>
          </table:table-cell>
          <table:table-cell office:value-type="string">
            <text:p>ligne 15 arrêt Barcelone </text:p>
            <text:p/>
          </table:table-cell>
          <table:table-cell office:value-type="string">
            <text:p>&lt;ul&gt; &lt;li&gt;160 commer&amp;#231;ants selon les jours &lt;/li&gt; &lt;/ul&gt; &lt;ul&gt; &lt;li&gt;March&amp;#233; non alimentaire &lt;/li&gt; &lt;/ul&gt; &lt;ul&gt; &lt;li&gt;Ouverture&lt;br&gt;Du lundi au samedi de 7h &amp;#224; 13h &lt;/li&gt; &lt;/ul&gt;</text:p>
          </table:table-cell>
          <table:table-cell/>
        </table:table-row>
        <table:table-row table:style-name="ro1">
          <table:table-cell office:value-type="float" office:value="457">
            <text:p>457</text:p>
          </table:table-cell>
          <table:table-cell office:value-type="string">
            <text:p>Marchés de quartiers</text:p>
          </table:table-cell>
          <table:table-cell office:value-type="string">
            <text:p>Marché Albert 1er</text:p>
          </table:table-cell>
          <table:table-cell office:value-type="string">
            <text:p>Montpellier Centre</text:p>
          </table:table-cell>
          <table:table-cell table:number-columns-repeated="11"/>
          <table:table-cell office:value-type="string">
            <text:p>Place </text:p>
          </table:table-cell>
          <table:table-cell office:value-type="string">
            <text:p>Albert 1e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Albert 1er</text:p>
          </table:table-cell>
          <table:table-cell/>
          <table:table-cell office:value-type="string">
            <text:p>&lt;ul&gt; &lt;li&gt;Les mercredis, vendredis et samedis&amp;#160;de 7h &amp;#224; 13h&lt;/li&gt; &lt;/ul&gt;</text:p>
          </table:table-cell>
          <table:table-cell/>
        </table:table-row>
        <table:table-row table:style-name="ro1">
          <table:table-cell office:value-type="float" office:value="458">
            <text:p>458</text:p>
          </table:table-cell>
          <table:table-cell office:value-type="string">
            <text:p>Marchés thématiques</text:p>
          </table:table-cell>
          <table:table-cell office:value-type="string">
            <text:p>Marché aux Plants</text:p>
          </table:table-cell>
          <table:table-cell office:value-type="string">
            <text:p>Mosson</text:p>
          </table:table-cell>
          <table:table-cell table:number-columns-repeated="5"/>
          <table:table-cell office:value-type="string">
            <text:p>Parking gratuit Espace Mosson</text:p>
          </table:table-cell>
          <table:table-cell office:value-type="string">
            <text:p>00022500</text:p>
          </table:table-cell>
          <table:table-cell office:value-type="string">
            <text:p>43.6174173105</text:p>
          </table:table-cell>
          <table:table-cell office:value-type="string">
            <text:p>3.81767558524</text:p>
          </table:table-cell>
          <table:table-cell table:number-columns-repeated="2"/>
          <table:table-cell office:value-type="string">
            <text:p>Espace </text:p>
          </table:table-cell>
          <table:table-cell office:value-type="string">
            <text:p>Mosso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Mosson</text:p>
          </table:table-cell>
          <table:table-cell office:value-type="string">
            <text:p>ligne 15 arrêt Europe</text:p>
          </table:table-cell>
          <table:table-cell office:value-type="string">
            <text:p>&lt;p&gt;Tous les mardis de 7h &amp;#224; 19h (producteurs exclusivement)&lt;/p&gt;</text:p>
          </table:table-cell>
          <table:table-cell/>
        </table:table-row>
        <table:table-row table:style-name="ro1">
          <table:table-cell office:value-type="float" office:value="459">
            <text:p>459</text:p>
          </table:table-cell>
          <table:table-cell office:value-type="string">
            <text:p>Marchés thématiques</text:p>
          </table:table-cell>
          <table:table-cell office:value-type="string">
            <text:p>Comédie des Bouquinistes</text:p>
          </table:table-cell>
          <table:table-cell office:value-type="string">
            <text:p>Montpellier Centre</text:p>
          </table:table-cell>
          <table:table-cell table:number-columns-repeated="11"/>
          <table:table-cell office:value-type="string">
            <text:p>Esplanade Charles de Gau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Tous les 4ème samedis du mois, toute la journée&lt;/li&gt;&lt;li&gt;10 commerçants&lt;/li&gt;&lt;/ul&gt;</text:p>
          </table:table-cell>
          <table:table-cell/>
        </table:table-row>
        <table:table-row table:style-name="ro1">
          <table:table-cell office:value-type="float" office:value="460">
            <text:p>460</text:p>
          </table:table-cell>
          <table:table-cell office:value-type="string">
            <text:p>Adresses utiles</text:p>
          </table:table-cell>
          <table:table-cell office:value-type="string">
            <text:p>Service aux étrangers</text:p>
          </table:table-cell>
          <table:table-cell office:value-type="string">
            <text:p>Montpellier Centre</text:p>
          </table:table-cell>
          <table:table-cell office:value-type="string">
            <text:p>Centre historique</text:p>
          </table:table-cell>
          <table:table-cell office:value-type="string">
            <text:p>04 67 61 61 61 (stand+ 04 67 61 62 40 (serveur vocal)</text:p>
          </table:table-cell>
          <table:table-cell table:number-columns-repeated="2"/>
          <table:table-cell office:value-type="string">
            <text:p>www.herault.pref.gouv.fr</text:p>
          </table:table-cell>
          <table:table-cell office:value-type="string">
            <text:p>Préfecture</text:p>
          </table:table-cell>
          <table:table-cell table:number-columns-repeated="3"/>
          <table:table-cell office:value-type="string">
            <text:p>34</text:p>
          </table:table-cell>
          <table:table-cell/>
          <table:table-cell office:value-type="string">
            <text:p>place des Martyrs-de-la Résistance</text:p>
          </table:table-cell>
          <table:table-cell/>
          <table:table-cell office:value-type="string">
            <text:p>Préfecture de l'Hérault - Bureau des étrangers</text:p>
          </table:table-cell>
          <table:table-cell office:value-type="string">
            <text:p>34062</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5"/>
          <table:table-cell office:value-type="string">
            <text:p>ligne 1 station Comédie</text:p>
          </table:table-cell>
          <table:table-cell/>
          <table:table-cell office:value-type="string">
            <text:p>&lt;p&gt;Les étrangers résidant hors de Montpellier doivent s'adresser à la mairie de leur domicile. &lt;br /&gt;Les étrangers résidant à Montpellier doivent se présenter à la Préfecture. &lt;/p&gt;&lt;p&gt;Heures d'ouverture : du lundi au vendredi, de 8h30 à 11h45 &lt;br /&gt;Certains guichets spécialisés ont des horaires différents : &lt;/p&gt;&lt;ul&gt;&lt;li&gt;guichet asile : les lundis et mercredis, de 14h à 16h,  &lt;/li&gt;&lt;li&gt;guichet étudiants : les mardis, jeudis et vendredis, de 14h à 16h,  &lt;/li&gt;&lt;li&gt;guichet &lt;acronym lang="fr" title="Union européenne"&gt;UE&lt;/acronym&gt; - &lt;acronym lang="fr" title="Espace économique européen"&gt;EEE&lt;/acronym&gt; : du lundi au vendredi, de 14h à 16h30. &lt;/li&gt;&lt;/ul&gt;&lt;p&gt;Tous les renseignements concernant les demandes des étudiants preuvent aussi être donnés au &lt;a id="250" title="Pôle Universitaire Européen de Montpellier" href="#" typelien="LienExterne"&gt;Pôle universitaire européen de Montpellier&lt;/a&gt;.&lt;/p&gt;</text:p>
          </table:table-cell>
          <table:table-cell/>
        </table:table-row>
        <table:table-row table:style-name="ro1">
          <table:table-cell office:value-type="float" office:value="461">
            <text:p>461</text:p>
          </table:table-cell>
          <table:table-cell office:value-type="string">
            <text:p>Adresses utiles</text:p>
          </table:table-cell>
          <table:table-cell office:value-type="string">
            <text:p>Comité éducation santé migration (Cesam)</text:p>
          </table:table-cell>
          <table:table-cell office:value-type="string">
            <text:p>Mosson</text:p>
          </table:table-cell>
          <table:table-cell/>
          <table:table-cell office:value-type="string">
            <text:p>04 67 40 55 96</text:p>
          </table:table-cell>
          <table:table-cell table:number-columns-repeated="4"/>
          <table:table-cell office:value-type="string">
            <text:p>00001002</text:p>
          </table:table-cell>
          <table:table-cell office:value-type="string">
            <text:p>43.5995638203</text:p>
          </table:table-cell>
          <table:table-cell office:value-type="string">
            <text:p>3.85455149907</text:p>
          </table:table-cell>
          <table:table-cell office:value-type="string">
            <text:p>111</text:p>
          </table:table-cell>
          <table:table-cell/>
          <table:table-cell office:value-type="string">
            <text:p>rue de Tipasa</text:p>
          </table:table-cell>
          <table:table-cell/>
          <table:table-cell office:value-type="string">
            <text:p>Mairie annexe La Paillad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62">
            <text:p>462</text:p>
          </table:table-cell>
          <table:table-cell office:value-type="string">
            <text:p>Foyers d'hébergement</text:p>
          </table:table-cell>
          <table:table-cell office:value-type="string">
            <text:p>Foyer Sonacotra</text:p>
          </table:table-cell>
          <table:table-cell office:value-type="string">
            <text:p>Hôpitaux - Facultés</text:p>
          </table:table-cell>
          <table:table-cell/>
          <table:table-cell office:value-type="string">
            <text:p>04 67 63 03 55</text:p>
          </table:table-cell>
          <table:table-cell table:number-columns-repeated="7"/>
          <table:table-cell office:value-type="string">
            <text:p>534</text:p>
          </table:table-cell>
          <table:table-cell/>
          <table:table-cell office:value-type="string">
            <text:p>avenue du Père-Soula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Foyer d'accueil de personnes migrantes</text:p>
          </table:table-cell>
          <table:table-cell/>
        </table:table-row>
        <table:table-row table:style-name="ro1">
          <table:table-cell office:value-type="float" office:value="463">
            <text:p>463</text:p>
          </table:table-cell>
          <table:table-cell office:value-type="string">
            <text:p>Foyers d'hébergement</text:p>
          </table:table-cell>
          <table:table-cell office:value-type="string">
            <text:p>Foyer Sonacotra</text:p>
          </table:table-cell>
          <table:table-cell office:value-type="string">
            <text:p>Mosson</text:p>
          </table:table-cell>
          <table:table-cell office:value-type="string">
            <text:p>La Paillade</text:p>
          </table:table-cell>
          <table:table-cell office:value-type="string">
            <text:p>04 67 10 78 90</text:p>
          </table:table-cell>
          <table:table-cell table:number-columns-repeated="7"/>
          <table:table-cell office:value-type="string">
            <text:p>1</text:p>
          </table:table-cell>
          <table:table-cell/>
          <table:table-cell office:value-type="string">
            <text:p>rue de l'Agath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Foyer d'accueil de personnes migrantes</text:p>
          </table:table-cell>
          <table:table-cell/>
        </table:table-row>
        <table:table-row table:style-name="ro1">
          <table:table-cell office:value-type="float" office:value="464">
            <text:p>464</text:p>
          </table:table-cell>
          <table:table-cell office:value-type="string">
            <text:p>Adresses utiles</text:p>
          </table:table-cell>
          <table:table-cell office:value-type="string">
            <text:p>Association solidarité avec les travailleurs migrants (ASTM)</text:p>
          </table:table-cell>
          <table:table-cell office:value-type="string">
            <text:p>Montpellier Centre</text:p>
          </table:table-cell>
          <table:table-cell office:value-type="string">
            <text:p>Gambetta</text:p>
          </table:table-cell>
          <table:table-cell office:value-type="string">
            <text:p>04 67 06 80 30</text:p>
          </table:table-cell>
          <table:table-cell table:number-columns-repeated="7"/>
          <table:table-cell office:value-type="string">
            <text:p>17</text:p>
          </table:table-cell>
          <table:table-cell/>
          <table:table-cell office:value-type="string">
            <text:p>rue Marc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465">
            <text:p>465</text:p>
          </table:table-cell>
          <table:table-cell office:value-type="string">
            <text:p>Adresses utiles</text:p>
          </table:table-cell>
          <table:table-cell office:value-type="string">
            <text:p>A cœur ouvert</text:p>
          </table:table-cell>
          <table:table-cell office:value-type="string">
            <text:p>Montpellier Centre</text:p>
          </table:table-cell>
          <table:table-cell office:value-type="string">
            <text:p>Centre historique</text:p>
          </table:table-cell>
          <table:table-cell office:value-type="string">
            <text:p>04 67 66 12 30</text:p>
          </table:table-cell>
          <table:table-cell table:number-columns-repeated="9"/>
          <table:table-cell office:value-type="string">
            <text:p>7</text:p>
          </table:table-cell>
          <table:table-cell/>
          <table:table-cell office:value-type="string">
            <text:p>rue de Cando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rmanences le lundi, mardi, jeudi et vendredi de 17h30 à 19h30&lt;/p&gt;</text:p>
          </table:table-cell>
          <table:table-cell/>
        </table:table-row>
        <table:table-row table:style-name="ro1">
          <table:table-cell office:value-type="float" office:value="466">
            <text:p>466</text:p>
          </table:table-cell>
          <table:table-cell office:value-type="string">
            <text:p>Adresses utiles</text:p>
          </table:table-cell>
          <table:table-cell office:value-type="string">
            <text:p>Médecins du monde</text:p>
          </table:table-cell>
          <table:table-cell office:value-type="string">
            <text:p>Hôpitaux - Facultés</text:p>
          </table:table-cell>
          <table:table-cell/>
          <table:table-cell office:value-type="string">
            <text:p>04 99 23 27 17</text:p>
          </table:table-cell>
          <table:table-cell table:number-columns-repeated="7"/>
          <table:table-cell office:value-type="string">
            <text:p>18</text:p>
          </table:table-cell>
          <table:table-cell/>
          <table:table-cell office:value-type="string">
            <text:p>rue Henri-Duna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Soins dentaires&lt;br /&gt;jeudi de 14h à 18h&lt;/li&gt;&lt;/ul&gt;&lt;ul&gt;&lt;li&gt;Soins généralistes, accueil social&lt;br /&gt;lundi, mercredi et vendredi de 14h à 18h&lt;br /&gt;Tél. 04 99 23 27 10 &lt;/li&gt;&lt;/ul&gt;</text:p>
          </table:table-cell>
          <table:table-cell/>
        </table:table-row>
        <table:table-row table:style-name="ro1">
          <table:table-cell office:value-type="float" office:value="467">
            <text:p>467</text:p>
          </table:table-cell>
          <table:table-cell office:value-type="string">
            <text:p>Adresses utiles</text:p>
          </table:table-cell>
          <table:table-cell office:value-type="string">
            <text:p>Vieillesse maltraitée Alma Hérault</text:p>
          </table:table-cell>
          <table:table-cell office:value-type="string">
            <text:p>Montpellier Centre</text:p>
          </table:table-cell>
          <table:table-cell office:value-type="string">
            <text:p>Boutonnet</text:p>
          </table:table-cell>
          <table:table-cell office:value-type="string">
            <text:p>04 67 04 28 50</text:p>
          </table:table-cell>
          <table:table-cell table:number-columns-repeated="7"/>
          <table:table-cell office:value-type="string">
            <text:p>1</text:p>
          </table:table-cell>
          <table:table-cell/>
          <table:table-cell office:value-type="string">
            <text:p>rue Turgo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Lundi, de 14h à 17h&lt;/li&gt;&lt;li&gt;Jeudi, de 9h à 12h &lt;/li&gt;&lt;/ul&gt;</text:p>
          </table:table-cell>
          <table:table-cell/>
        </table:table-row>
        <table:table-row table:style-name="ro1">
          <table:table-cell office:value-type="float" office:value="468">
            <text:p>468</text:p>
          </table:table-cell>
          <table:table-cell office:value-type="string">
            <text:p>Sociétés d'HLM</text:p>
          </table:table-cell>
          <table:table-cell office:value-type="string">
            <text:p>ACM (siège social)</text:p>
          </table:table-cell>
          <table:table-cell office:value-type="string">
            <text:p>Montpellier Centre</text:p>
          </table:table-cell>
          <table:table-cell office:value-type="string">
            <text:p>Antigone</text:p>
          </table:table-cell>
          <table:table-cell office:value-type="string">
            <text:p>04 99 52 75 00</text:p>
          </table:table-cell>
          <table:table-cell office:value-type="string">
            <text:p>04 67 22 15 50</text:p>
          </table:table-cell>
          <table:table-cell/>
          <table:table-cell office:value-type="string">
            <text:p>www.opac-montpellier.fr</text:p>
          </table:table-cell>
          <table:table-cell table:number-columns-repeated="4"/>
          <table:table-cell office:value-type="string">
            <text:p>407</text:p>
          </table:table-cell>
          <table:table-cell/>
          <table:table-cell office:value-type="string">
            <text:p>avenue du professeur Etienne-Antonelli</text:p>
          </table:table-cell>
          <table:table-cell/>
          <table:table-cell office:value-type="string">
            <text:p>BP 75590</text:p>
          </table:table-cell>
          <table:table-cell office:value-type="string">
            <text:p>34071</text:p>
          </table:table-cell>
          <table:table-cell office:value-type="string">
            <text:p>Montpellier</text:p>
          </table:table-cell>
          <table:table-cell office:value-type="string">
            <text:p>Cedex 3</text:p>
          </table:table-cell>
          <table:table-cell/>
          <table:table-cell office:value-type="float" office:value="0">
            <text:p>0</text:p>
          </table:table-cell>
          <table:table-cell table:number-columns-repeated="7"/>
          <table:table-cell office:value-type="string">
            <text:p>&lt;p&gt;Office Public de l'Habitat de la Communauté d'Agglomération de Montpellier &lt;/p&gt;</text:p>
          </table:table-cell>
          <table:table-cell/>
        </table:table-row>
        <table:table-row table:style-name="ro1">
          <table:table-cell office:value-type="float" office:value="470">
            <text:p>470</text:p>
          </table:table-cell>
          <table:table-cell office:value-type="string">
            <text:p>Sociétés d'HLM</text:p>
          </table:table-cell>
          <table:table-cell office:value-type="string">
            <text:p>Nouveau logis méridional</text:p>
          </table:table-cell>
          <table:table-cell office:value-type="string">
            <text:p>Croix d'Argent</text:p>
          </table:table-cell>
          <table:table-cell office:value-type="string">
            <text:p>Lemasson</text:p>
          </table:table-cell>
          <table:table-cell office:value-type="string">
            <text:p>04 99 74 21 50</text:p>
          </table:table-cell>
          <table:table-cell office:value-type="string">
            <text:p>04 67 92 48 31</text:p>
          </table:table-cell>
          <table:table-cell/>
          <table:table-cell office:value-type="string">
            <text:p>www.nouveaulogismeridional-hlm.fr</text:p>
          </table:table-cell>
          <table:table-cell table:number-columns-repeated="4"/>
          <table:table-cell office:value-type="string">
            <text:p>25</text:p>
          </table:table-cell>
          <table:table-cell/>
          <table:table-cell office:value-type="string">
            <text:p>avenue de Maurin</text:p>
          </table:table-cell>
          <table:table-cell/>
          <table:table-cell office:value-type="string">
            <text:p>Agence Languedoc-Roussillon</text:p>
          </table:table-cell>
          <table:table-cell office:value-type="string">
            <text:p>34961</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Cette société d'&lt;acronym lang="fr" title="habiations à loyers modérés"&gt;HLM&lt;/acronym&gt; associe les groupes SCIC et Caisse des Dépôts à de grands partenaires régionaux : la Chambre de commerce et d'industrie de Toulouse, la Caisse d'épargne de Midi-Pyrénées, le Pact-Arim de la Haute Garonne, l'Institution des retraites du Sud-Ouest, la Mutualité de l'Hérault et le GIC, collecteur 1 %.&lt;/font /&gt;&lt;/p&gt;&lt;p&gt;Elle développe l'habitat social principalement dans les agglomérations de Toulouse et de Montpellier,&lt;/font /&gt; et dispose d'une agence locale dans chacune de ces deux métropoles.&lt;/font /&gt;&lt;/p&gt;</text:p>
          </table:table-cell>
          <table:table-cell/>
        </table:table-row>
        <table:table-row table:style-name="ro1">
          <table:table-cell office:value-type="float" office:value="471">
            <text:p>471</text:p>
          </table:table-cell>
          <table:table-cell office:value-type="string">
            <text:p>Centres de loisirs des Maisons pour tous</text:p>
          </table:table-cell>
          <table:table-cell office:value-type="string">
            <text:p>Accueil Sans Hébergement maternel de la Maison pour tous Georges-Brassens</text:p>
          </table:table-cell>
          <table:table-cell office:value-type="string">
            <text:p>Mosson</text:p>
          </table:table-cell>
          <table:table-cell office:value-type="string">
            <text:p>Les Hauts de Massane</text:p>
          </table:table-cell>
          <table:table-cell office:value-type="string">
            <text:p>04 67 40 40 11</text:p>
          </table:table-cell>
          <table:table-cell table:number-columns-repeated="7"/>
          <table:table-cell office:value-type="string">
            <text:p>297</text:p>
          </table:table-cell>
          <table:table-cell/>
          <table:table-cell office:value-type="string">
            <text:p>avenue du Comté-de-Nice</text:p>
          </table:table-cell>
          <table:table-cell/>
          <table:table-cell office:value-type="string">
            <text:p>Ecole maternelle Jacques-Prévert</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2 ans 1/2 à 6 ans&lt;/li&gt;&lt;li&gt;ouvert les mercredis et vacances scolaires de 8h à 18h&lt;/li&gt;&lt;/ul&gt;&lt;p&gt;Pour en savoir plus : &lt;a id="518" href="#" typelien="LienInterne"&gt;Maison pour tous Georges-Brassens&lt;/a&gt;&lt;/p&gt;</text:p>
          </table:table-cell>
          <table:table-cell/>
        </table:table-row>
        <table:table-row table:style-name="ro1">
          <table:table-cell office:value-type="float" office:value="472">
            <text:p>472</text:p>
          </table:table-cell>
          <table:table-cell office:value-type="string">
            <text:p>Centres de loisirs des Maisons pour tous</text:p>
          </table:table-cell>
          <table:table-cell office:value-type="string">
            <text:p>Accueil Sans Hébergement maternel de la Maison pour tous Marie-Curie</text:p>
          </table:table-cell>
          <table:table-cell office:value-type="string">
            <text:p>Mosson</text:p>
          </table:table-cell>
          <table:table-cell office:value-type="string">
            <text:p>Celleneuve</text:p>
          </table:table-cell>
          <table:table-cell office:value-type="string">
            <text:p>04 67 75 10 34</text:p>
          </table:table-cell>
          <table:table-cell table:number-columns-repeated="7"/>
          <table:table-cell office:value-type="string">
            <text:p>12</text:p>
          </table:table-cell>
          <table:table-cell/>
          <table:table-cell office:value-type="string">
            <text:p>rue des Ecoles</text:p>
          </table:table-cell>
          <table:table-cell/>
          <table:table-cell office:value-type="string">
            <text:p>Ecole maternelle Pape-Carpantier</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6 ans&lt;/li&gt;&lt;li&gt;ouvert les mercredis et vacances scolaires de 8 à 18h&lt;/li&gt;&lt;/ul&gt;&lt;p&gt;Pour en savoir plus : &lt;a id="520" title="Maison pour tous Marie-Curie" href="#" typelien="LienInterne"&gt;Maison pour tous Marie-Curie&lt;/a&gt;&lt;/p&gt;</text:p>
          </table:table-cell>
          <table:table-cell/>
        </table:table-row>
        <table:table-row table:style-name="ro1">
          <table:table-cell office:value-type="float" office:value="473">
            <text:p>473</text:p>
          </table:table-cell>
          <table:table-cell office:value-type="string">
            <text:p>Centres de loisirs des Maisons pour tous</text:p>
          </table:table-cell>
          <table:table-cell office:value-type="string">
            <text:p>Accueil Sans Hébergement maternel de la Maison pour tous Léo-Lagrange</text:p>
          </table:table-cell>
          <table:table-cell table:number-columns-repeated="2" office:value-type="string">
            <text:p>Mosson</text:p>
          </table:table-cell>
          <table:table-cell office:value-type="string">
            <text:p>04 67 40 33 57</text:p>
          </table:table-cell>
          <table:table-cell table:number-columns-repeated="7"/>
          <table:table-cell office:value-type="string">
            <text:p>122</text:p>
          </table:table-cell>
          <table:table-cell/>
          <table:table-cell office:value-type="string">
            <text:p>rue de Bologne</text:p>
          </table:table-cell>
          <table:table-cell/>
          <table:table-cell office:value-type="string">
            <text:p>Ecole maternelle James-Joyc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5 ans&lt;/li&gt;&lt;li&gt;ouvert les mercredis et vacances scolaires de 8h à 18h&lt;/li&gt;&lt;/ul&gt;&lt;p&gt;Pour en savoir plus : &lt;a id="519" title="maison pour tous Léo-Lagrange" href="#" typelien="LienInterne"&gt;Maison pour tous Léo-Lagrange&lt;/a&gt;&lt;/p&gt;</text:p>
          </table:table-cell>
          <table:table-cell/>
        </table:table-row>
        <table:table-row table:style-name="ro1">
          <table:table-cell office:value-type="float" office:value="474">
            <text:p>474</text:p>
          </table:table-cell>
          <table:table-cell office:value-type="string">
            <text:p>Centres de loisirs des Maisons pour tous</text:p>
          </table:table-cell>
          <table:table-cell office:value-type="string">
            <text:p>Accueil Sans Hébergement primaire de la Maison pour tous Georges-Brassens</text:p>
          </table:table-cell>
          <table:table-cell office:value-type="string">
            <text:p>Mosson</text:p>
          </table:table-cell>
          <table:table-cell office:value-type="string">
            <text:p>Les Hauts de Massane</text:p>
          </table:table-cell>
          <table:table-cell office:value-type="string">
            <text:p>04 67 40 40 11</text:p>
          </table:table-cell>
          <table:table-cell table:number-columns-repeated="9"/>
          <table:table-cell office:value-type="string">
            <text:p>Place Jacques-Bre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518" title="maison pour tous Georges Brassens" href="#" typelien="LienInterne"&gt;Maison pour tous Georges-Brassens&lt;/a&gt;&lt;/p&gt;</text:p>
          </table:table-cell>
          <table:table-cell/>
        </table:table-row>
        <table:table-row table:style-name="ro1">
          <table:table-cell office:value-type="float" office:value="475">
            <text:p>475</text:p>
          </table:table-cell>
          <table:table-cell office:value-type="string">
            <text:p>Centres de loisirs des Maisons pour tous</text:p>
          </table:table-cell>
          <table:table-cell office:value-type="string">
            <text:p>Accueil Sans Hébergement primaire de la Maison pour tous Marie-Curie</text:p>
          </table:table-cell>
          <table:table-cell office:value-type="string">
            <text:p>Mosson</text:p>
          </table:table-cell>
          <table:table-cell office:value-type="string">
            <text:p>Celleneuve</text:p>
          </table:table-cell>
          <table:table-cell office:value-type="string">
            <text:p>04 67 75 10 34</text:p>
          </table:table-cell>
          <table:table-cell table:number-columns-repeated="7"/>
          <table:table-cell office:value-type="string">
            <text:p>13</text:p>
          </table:table-cell>
          <table:table-cell/>
          <table:table-cell office:value-type="string">
            <text:p>allée Antonin-Chaulia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 &lt;/li&gt;&lt;/ul&gt;&lt;p&gt;Pour en savoir plus : &lt;a id="520" title="maison pour tous Marie-Curie" href="#" typelien="LienInterne"&gt;Maison pour tous Marie-Curie&lt;/a&gt;&lt;/p&gt;</text:p>
          </table:table-cell>
          <table:table-cell/>
        </table:table-row>
        <table:table-row table:style-name="ro1">
          <table:table-cell office:value-type="float" office:value="476">
            <text:p>476</text:p>
          </table:table-cell>
          <table:table-cell office:value-type="string">
            <text:p>Centres de loisirs des Maisons pour tous</text:p>
          </table:table-cell>
          <table:table-cell office:value-type="string">
            <text:p>Accueil Sans Hébergement primaire de la Maison pour tous Léo-Lagrange</text:p>
          </table:table-cell>
          <table:table-cell table:number-columns-repeated="2" office:value-type="string">
            <text:p>Mosson</text:p>
          </table:table-cell>
          <table:table-cell office:value-type="string">
            <text:p>04 67 40 33 57</text:p>
          </table:table-cell>
          <table:table-cell table:number-columns-repeated="7"/>
          <table:table-cell office:value-type="string">
            <text:p>155</text:p>
          </table:table-cell>
          <table:table-cell/>
          <table:table-cell office:value-type="string">
            <text:p>rue de Bolog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 &lt;/li&gt;&lt;/ul&gt;&lt;p&gt;Pour en savoir plus : &lt;a id="519" title="maison pour tous Léo-Lagrange" href="#" typelien="LienInterne"&gt;Maison pour tous Léo-Lagrange&lt;/a&gt;&lt;/p&gt;</text:p>
          </table:table-cell>
          <table:table-cell/>
        </table:table-row>
        <table:table-row table:style-name="ro1">
          <table:table-cell office:value-type="float" office:value="477">
            <text:p>477</text:p>
          </table:table-cell>
          <table:table-cell office:value-type="string">
            <text:p>Centres de loisirs des Maisons pour tous</text:p>
          </table:table-cell>
          <table:table-cell office:value-type="string">
            <text:p>Accueil Sans Hébergement maternel de la Maison pour tous Albert-Camus</text:p>
          </table:table-cell>
          <table:table-cell office:value-type="string">
            <text:p>Croix d'Argent</text:p>
          </table:table-cell>
          <table:table-cell office:value-type="string">
            <text:p>Lemasson</text:p>
          </table:table-cell>
          <table:table-cell office:value-type="string">
            <text:p>04 67 27 33 41</text:p>
          </table:table-cell>
          <table:table-cell table:number-columns-repeated="7"/>
          <table:table-cell office:value-type="string">
            <text:p>215</text:p>
          </table:table-cell>
          <table:table-cell/>
          <table:table-cell office:value-type="string">
            <text:p>avenue Pedro-de-Luna</text:p>
          </table:table-cell>
          <table:table-cell/>
          <table:table-cell office:value-type="string">
            <text:p>Ecole maternelle Robert Surcouf</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Centre maternel&lt;/p&gt;&lt;ul&gt;&lt;li&gt;pour les enfants de 3 à 5 ans&lt;/li&gt;&lt;li&gt;ouvert les mercredis et vacances scolaires de 8h à 18h&lt;/li&gt;&lt;/ul&gt;&lt;p&gt;Pour en savoir plus : &lt;a id="529" title="maison pour tous Albert-Camus" href="#" typelien="LienInterne"&gt;Maison pour tous Albert-Camus&lt;/a&gt;&lt;/p&gt;</text:p>
          </table:table-cell>
          <table:table-cell/>
        </table:table-row>
        <table:table-row table:style-name="ro1">
          <table:table-cell office:value-type="float" office:value="478">
            <text:p>478</text:p>
          </table:table-cell>
          <table:table-cell office:value-type="string">
            <text:p>Centres de loisirs des Maisons pour tous</text:p>
          </table:table-cell>
          <table:table-cell office:value-type="string">
            <text:p>Accueil Sans Hébergement primaire de la Maison pour tous Albert-Camus</text:p>
          </table:table-cell>
          <table:table-cell office:value-type="string">
            <text:p>Croix d'Argent</text:p>
          </table:table-cell>
          <table:table-cell office:value-type="string">
            <text:p>Lemasson</text:p>
          </table:table-cell>
          <table:table-cell office:value-type="string">
            <text:p>04 67 27 33 41</text:p>
          </table:table-cell>
          <table:table-cell table:number-columns-repeated="7"/>
          <table:table-cell office:value-type="string">
            <text:p>118</text:p>
          </table:table-cell>
          <table:table-cell/>
          <table:table-cell office:value-type="string">
            <text:p>allée Maurice-Bonnafos</text:p>
          </table:table-cell>
          <table:table-cell/>
          <table:table-cell office:value-type="string">
            <text:p>B.P. 8006</text:p>
          </table:table-cell>
          <table:table-cell office:value-type="string">
            <text:p>34037</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lt;a id="529" title="maison pour tous Albert-Camus" href="#" typelien="LienInterne"&gt;Maison pour tous Albert-Camus&lt;/a&gt;&lt;/p&gt;</text:p>
          </table:table-cell>
          <table:table-cell/>
        </table:table-row>
        <table:table-row table:style-name="ro1">
          <table:table-cell office:value-type="float" office:value="479">
            <text:p>479</text:p>
          </table:table-cell>
          <table:table-cell office:value-type="string">
            <text:p>Centres de loisirs des Maisons pour tous</text:p>
          </table:table-cell>
          <table:table-cell office:value-type="string">
            <text:p>Accueil Sans Hébergement maternel de la Maison de quartier Pierre-Azéma</text:p>
          </table:table-cell>
          <table:table-cell office:value-type="string">
            <text:p>Port Marianne</text:p>
          </table:table-cell>
          <table:table-cell office:value-type="string">
            <text:p>La Pompignane</text:p>
          </table:table-cell>
          <table:table-cell office:value-type="string">
            <text:p>04 67 02 48 52</text:p>
          </table:table-cell>
          <table:table-cell table:number-columns-repeated="7"/>
          <table:table-cell office:value-type="string">
            <text:p>35</text:p>
          </table:table-cell>
          <table:table-cell/>
          <table:table-cell office:value-type="string">
            <text:p>rue André-Malr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5 ans&lt;/li&gt;&lt;li&gt;ouvert les mercredis et vacances scolaires de 8h à 17h45&lt;/li&gt;&lt;/ul&gt;&lt;p&gt;Pour en savoir plus : &lt;a id="534" title="maison pour tous Pierre-Azéma" href="#" typelien="LienInterne"&gt;Maison de quartier Pierre-Azéma&lt;/a&gt;&lt;/p&gt;</text:p>
          </table:table-cell>
          <table:table-cell/>
        </table:table-row>
        <table:table-row table:style-name="ro1">
          <table:table-cell office:value-type="float" office:value="480">
            <text:p>480</text:p>
          </table:table-cell>
          <table:table-cell office:value-type="string">
            <text:p>Centres de loisirs des Maisons pour tous</text:p>
          </table:table-cell>
          <table:table-cell office:value-type="string">
            <text:p>Accueil Sans Hébergement maternel de la Maison pour tous André-Chamson</text:p>
          </table:table-cell>
          <table:table-cell office:value-type="string">
            <text:p>Les Cévennes</text:p>
          </table:table-cell>
          <table:table-cell office:value-type="string">
            <text:p>La Martelle</text:p>
          </table:table-cell>
          <table:table-cell office:value-type="string">
            <text:p>04 67 75 10 55</text:p>
          </table:table-cell>
          <table:table-cell table:number-columns-repeated="7"/>
          <table:table-cell office:value-type="string">
            <text:p>88</text:p>
          </table:table-cell>
          <table:table-cell/>
          <table:table-cell office:value-type="string">
            <text:p>rue Violet-le-Duc</text:p>
          </table:table-cell>
          <table:table-cell/>
          <table:table-cell office:value-type="string">
            <text:p>Ecole maternelle Jeanne-Deroin</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5 ans&lt;/li&gt;&lt;li&gt;ouvert les mercredis et vacances scolaires de 8 h à 18h30&lt;/li&gt;&lt;/ul&gt;&lt;p&gt;Pour en savoir plus : &lt;a id="526" title="maison pour tous André Chamson" href="#" typelien="LienInterne"&gt;Maison pour tous André-Chamson&lt;/a&gt;&lt;/p&gt;</text:p>
          </table:table-cell>
          <table:table-cell/>
        </table:table-row>
        <table:table-row table:style-name="ro1">
          <table:table-cell office:value-type="float" office:value="481">
            <text:p>481</text:p>
          </table:table-cell>
          <table:table-cell office:value-type="string">
            <text:p>Centres de loisirs des Maisons pour tous</text:p>
          </table:table-cell>
          <table:table-cell office:value-type="string">
            <text:p>Accueil Sans Hébergement primaire de la Maison pour tous André-Chamson</text:p>
          </table:table-cell>
          <table:table-cell office:value-type="string">
            <text:p>Les Cévennes</text:p>
          </table:table-cell>
          <table:table-cell office:value-type="string">
            <text:p>La Martelle</text:p>
          </table:table-cell>
          <table:table-cell office:value-type="string">
            <text:p>04 67 75 10 55</text:p>
          </table:table-cell>
          <table:table-cell table:number-columns-repeated="7"/>
          <table:table-cell office:value-type="string">
            <text:p>88</text:p>
          </table:table-cell>
          <table:table-cell/>
          <table:table-cell office:value-type="string">
            <text:p>rue Violet-le-Duc</text:p>
          </table:table-cell>
          <table:table-cell/>
          <table:table-cell office:value-type="string">
            <text:p>Ecole primaire Baruch-Spinoza</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526" title="maison pour tous André-Chamson" href="#" typelien="LienInterne"&gt;Maison pour tous André-Chamson&lt;/a&gt;&lt;/p&gt;</text:p>
          </table:table-cell>
          <table:table-cell/>
        </table:table-row>
        <table:table-row table:style-name="ro1">
          <table:table-cell office:value-type="float" office:value="482">
            <text:p>482</text:p>
          </table:table-cell>
          <table:table-cell office:value-type="string">
            <text:p>Centres de loisirs des Maisons pour tous</text:p>
          </table:table-cell>
          <table:table-cell office:value-type="string">
            <text:p>Accueil Sans Hébergement maternel de la Maison de quartier Antoine-de-Saint-Exupéry</text:p>
          </table:table-cell>
          <table:table-cell office:value-type="string">
            <text:p>Les Cévennes</text:p>
          </table:table-cell>
          <table:table-cell office:value-type="string">
            <text:p>La Martelle</text:p>
          </table:table-cell>
          <table:table-cell office:value-type="string">
            <text:p>04 67 47 30 90</text:p>
          </table:table-cell>
          <table:table-cell table:number-columns-repeated="7"/>
          <table:table-cell office:value-type="string">
            <text:p>240</text:p>
          </table:table-cell>
          <table:table-cell/>
          <table:table-cell office:value-type="string">
            <text:p>quai Flora-Tristan</text:p>
          </table:table-cell>
          <table:table-cell/>
          <table:table-cell office:value-type="string">
            <text:p>Ecole maternelle Hélène-Boucher</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 pour les enfants de 3 à 6 ans&lt;/li&gt;&lt;li&gt;ouvert les mercredis et vacances scolaires de 7h30 à 17h30&lt;/li&gt;&lt;/ul&gt;&lt;p&gt;Pour en savoir plus : &lt;a id="527" href="#" typelien="LienInterne"&gt;Maison de quartier Antoine-de-Saint-Exupéry&lt;/a&gt;&lt;/font /&gt;&lt;/p&gt;</text:p>
          </table:table-cell>
          <table:table-cell/>
        </table:table-row>
        <table:table-row table:style-name="ro1">
          <table:table-cell office:value-type="float" office:value="483">
            <text:p>483</text:p>
          </table:table-cell>
          <table:table-cell office:value-type="string">
            <text:p>Centres de loisirs des Maisons pour tous</text:p>
          </table:table-cell>
          <table:table-cell office:value-type="string">
            <text:p>Accueil Sans Hébergement primaire de la Maison de quartier Antoine-de-Saint-Exupéry</text:p>
          </table:table-cell>
          <table:table-cell office:value-type="string">
            <text:p>Les Cévennes</text:p>
          </table:table-cell>
          <table:table-cell office:value-type="string">
            <text:p>La Martelle</text:p>
          </table:table-cell>
          <table:table-cell office:value-type="string">
            <text:p>04 67 47 30 90</text:p>
          </table:table-cell>
          <table:table-cell table:number-columns-repeated="7"/>
          <table:table-cell office:value-type="string">
            <text:p>130</text:p>
          </table:table-cell>
          <table:table-cell/>
          <table:table-cell office:value-type="string">
            <text:p>allée du Brio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 &lt;/p&gt;&lt;ul&gt;&lt;li&gt;pour les enfants de 6 à 12 ans&lt;/li&gt;&lt;li&gt;ouvert les mercredis et vacances scolaires de 7h30 à 18h &lt;/li&gt;&lt;/ul&gt;&lt;p&gt;Pour en savoir plus : &lt;a id="527" title="maison de quartier St-Exupéry" href="#" typelien="LienInterne"&gt;Maison de quartier Antoine-de-Saint-Exupéry&lt;/a&gt; &lt;/p&gt;</text:p>
          </table:table-cell>
          <table:table-cell/>
        </table:table-row>
        <table:table-row table:style-name="ro1">
          <table:table-cell office:value-type="float" office:value="484">
            <text:p>484</text:p>
          </table:table-cell>
          <table:table-cell office:value-type="string">
            <text:p>Centres de loisirs des Maisons pour tous</text:p>
          </table:table-cell>
          <table:table-cell office:value-type="string">
            <text:p>Accueil Sans Hébergement maternel de la Maison pour tous Fanfonne-Guillierme</text:p>
          </table:table-cell>
          <table:table-cell office:value-type="string">
            <text:p>Les Cévennes</text:p>
          </table:table-cell>
          <table:table-cell office:value-type="string">
            <text:p>Alco</text:p>
          </table:table-cell>
          <table:table-cell office:value-type="string">
            <text:p>04 67 04 23 10</text:p>
          </table:table-cell>
          <table:table-cell table:number-columns-repeated="9"/>
          <table:table-cell office:value-type="string">
            <text:p>Rue des Avants-Mont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iel maternel&lt;/p&gt;&lt;ul&gt;&lt;li&gt;Pour les enfants de 3 à 6 ans&lt;/li&gt;&lt;li&gt;ouvert les mercredis et vacances scolaires de 8h à 18h&lt;/li&gt;&lt;/ul&gt;&lt;p&gt;Pour en savoir plus : &lt;a id="523" title="maison de quartier Fanfonne-Guillerme" href="#" typelien="LienInterne"&gt;Maison de quartier Fanfonne-Guillierme &lt;/a&gt;&lt;/p&gt;</text:p>
          </table:table-cell>
          <table:table-cell/>
        </table:table-row>
        <table:table-row table:style-name="ro1">
          <table:table-cell office:value-type="float" office:value="485">
            <text:p>485</text:p>
          </table:table-cell>
          <table:table-cell office:value-type="string">
            <text:p>Centres de loisirs des Maisons pour tous</text:p>
          </table:table-cell>
          <table:table-cell office:value-type="string">
            <text:p>Accueil Sans Hébergement primaire de la Maison pour tous Marcel-Pagnol</text:p>
          </table:table-cell>
          <table:table-cell office:value-type="string">
            <text:p>Les Cévennes</text:p>
          </table:table-cell>
          <table:table-cell office:value-type="string">
            <text:p>La Chamberte</text:p>
          </table:table-cell>
          <table:table-cell office:value-type="string">
            <text:p>04 67 42 98 51</text:p>
          </table:table-cell>
          <table:table-cell table:number-columns-repeated="7"/>
          <table:table-cell office:value-type="string">
            <text:p>64</text:p>
          </table:table-cell>
          <table:table-cell/>
          <table:table-cell office:value-type="string">
            <text:p>route de Lavé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 &lt;/li&gt;&lt;/ul&gt;&lt;p&gt;Pour en savoir plus : &lt;a id="696" title="maison pour tous Marcel-Pagnol" href="#" typelien="LienInterne"&gt;Maison pour tous Marcel-Pagnol&lt;/a&gt;&lt;/p&gt;</text:p>
          </table:table-cell>
          <table:table-cell/>
        </table:table-row>
        <table:table-row table:style-name="ro1">
          <table:table-cell office:value-type="float" office:value="486">
            <text:p>486</text:p>
          </table:table-cell>
          <table:table-cell office:value-type="string">
            <text:p>Centres de loisirs des Maisons pour tous</text:p>
          </table:table-cell>
          <table:table-cell office:value-type="string">
            <text:p>Accueil Sans Hébergement maternel de la Maison pour tous François-Villon</text:p>
          </table:table-cell>
          <table:table-cell office:value-type="string">
            <text:p>Les Cévennes</text:p>
          </table:table-cell>
          <table:table-cell office:value-type="string">
            <text:p>Alco</text:p>
          </table:table-cell>
          <table:table-cell office:value-type="string">
            <text:p>04 67 45 04 57</text:p>
          </table:table-cell>
          <table:table-cell table:number-columns-repeated="9"/>
          <table:table-cell office:value-type="string">
            <text:p>Rue des Araucarias</text:p>
          </table:table-cell>
          <table:table-cell/>
          <table:table-cell office:value-type="string">
            <text:p>Ecole maternelle Jules-Michelet</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6 ans&lt;/li&gt;&lt;li&gt;ouvert les mercredis et vacances scolaires de 8h à 18h&lt;/li&gt;&lt;/ul&gt;&lt;p&gt;Pour en savoir plus : &lt;a id="525" title="maison pour tous François-Villon" href="#" typelien="LienInterne"&gt;Maison pour tous François-Villon&lt;/a&gt;&lt;/p&gt;</text:p>
          </table:table-cell>
          <table:table-cell/>
        </table:table-row>
        <table:table-row table:style-name="ro1">
          <table:table-cell office:value-type="float" office:value="488">
            <text:p>488</text:p>
          </table:table-cell>
          <table:table-cell office:value-type="string">
            <text:p>Centres de loisirs des Maisons pour tous</text:p>
          </table:table-cell>
          <table:table-cell office:value-type="string">
            <text:p>Accueil Sans Hébergement primaire de la Maison pour tous Paul-Émile-Victor</text:p>
          </table:table-cell>
          <table:table-cell office:value-type="string">
            <text:p>Les Cévennes</text:p>
          </table:table-cell>
          <table:table-cell office:value-type="string">
            <text:p>Alco</text:p>
          </table:table-cell>
          <table:table-cell office:value-type="string">
            <text:p>04 99 58 13 58</text:p>
          </table:table-cell>
          <table:table-cell table:number-columns-repeated="7"/>
          <table:table-cell office:value-type="string">
            <text:p>1247</text:p>
          </table:table-cell>
          <table:table-cell/>
          <table:table-cell office:value-type="string">
            <text:p>avenue Louis-Rav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TPL_ANNUAIRE" title="maison pour tous Paul-Émile-Victor" href="#" ancre="308" typelien="LienTemplate"&gt;Maison pour tous Paul-Émile-Victor&lt;/a&gt;&lt;/p&gt;</text:p>
          </table:table-cell>
          <table:table-cell/>
        </table:table-row>
        <table:table-row table:style-name="ro1">
          <table:table-cell office:value-type="float" office:value="489">
            <text:p>489</text:p>
          </table:table-cell>
          <table:table-cell office:value-type="string">
            <text:p>Centres de loisirs des Maisons pour tous</text:p>
          </table:table-cell>
          <table:table-cell office:value-type="string">
            <text:p>Accueil Sans Hébergement maternel de la Maison pour tous Albert-Dubout</text:p>
          </table:table-cell>
          <table:table-cell office:value-type="string">
            <text:p>Hôpitaux - Facultés</text:p>
          </table:table-cell>
          <table:table-cell office:value-type="string">
            <text:p>Aiguelongue</text:p>
          </table:table-cell>
          <table:table-cell office:value-type="string">
            <text:p>04 67 02 68 58</text:p>
          </table:table-cell>
          <table:table-cell table:number-columns-repeated="7"/>
          <table:table-cell office:value-type="string">
            <text:p>2 bis</text:p>
          </table:table-cell>
          <table:table-cell/>
          <table:table-cell office:value-type="string">
            <text:p>rue des Tourterelles</text:p>
          </table:table-cell>
          <table:table-cell/>
          <table:table-cell office:value-type="string">
            <text:p>Ecole maternelle Luis-de-Camoens</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5 ans&lt;/li&gt;&lt;li&gt;ouvert les mercredis et vacances scolaires de 8 à 18 heures &lt;/li&gt;&lt;/ul&gt;&lt;p&gt;Pour en savoir plus : &lt;a id="536" title="maison pour tous Albert Dubout" href="#" typelien="LienInterne"&gt;Maison pour tous Albert-Dubout&lt;/a&gt;&lt;/p&gt;</text:p>
          </table:table-cell>
          <table:table-cell/>
        </table:table-row>
        <table:table-row table:style-name="ro1">
          <table:table-cell office:value-type="float" office:value="492">
            <text:p>492</text:p>
          </table:table-cell>
          <table:table-cell office:value-type="string">
            <text:p>Services municipaux</text:p>
          </table:table-cell>
          <table:table-cell office:value-type="string">
            <text:p>Direction Culture et Patrimoine</text:p>
          </table:table-cell>
          <table:table-cell office:value-type="string">
            <text:p>Montpellier Centre</text:p>
          </table:table-cell>
          <table:table-cell office:value-type="string">
            <text:p>Comédie</text:p>
          </table:table-cell>
          <table:table-cell office:value-type="string">
            <text:p>04 67 34 88 80</text:p>
          </table:table-cell>
          <table:table-cell office:value-type="string">
            <text:p>04 67 34 88 90</text:p>
          </table:table-cell>
          <table:table-cell office:value-type="string">
            <text:p>dac.secretariat@ville-montpellier.fr</text:p>
          </table:table-cell>
          <table:table-cell table:number-columns-repeated="5"/>
          <table:table-cell office:value-type="string">
            <text:p>16</text:p>
          </table:table-cell>
          <table:table-cell/>
          <table:table-cell office:value-type="string">
            <text:p>rue</text:p>
          </table:table-cell>
          <table:table-cell office:value-type="string">
            <text:p>de la République</text:p>
          </table:table-cell>
          <table:table-cell office:value-type="string">
            <text:p>Maison de la démocratie</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5"/>
          <table:table-cell office:value-type="string">
            <text:p>Ligne 1 station gare St Roch</text:p>
          </table:table-cell>
          <table:table-cell/>
          <table:table-cell office:value-type="string">
            <text:p>&lt;p&gt; Horaires d'ouverture de 9h à 12h et de 13h30 à 17h30&lt;/p&gt;</text:p>
          </table:table-cell>
          <table:table-cell/>
        </table:table-row>
        <table:table-row table:style-name="ro1">
          <table:table-cell office:value-type="float" office:value="493">
            <text:p>493</text:p>
          </table:table-cell>
          <table:table-cell office:value-type="string">
            <text:p>Centres de loisirs associatifs</text:p>
          </table:table-cell>
          <table:table-cell office:value-type="string">
            <text:p>Centre de loisirs MUC Vacances école élémentaire Jean-Sibelius</text:p>
          </table:table-cell>
          <table:table-cell office:value-type="string">
            <text:p>Hôpitaux - Facultés</text:p>
          </table:table-cell>
          <table:table-cell table:number-columns-repeated="9"/>
          <table:table-cell office:value-type="string">
            <text:p>120</text:p>
          </table:table-cell>
          <table:table-cell/>
          <table:table-cell office:value-type="string">
            <text:p>rue de la Jal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 Pour les enfants de 3 à 6 ans &lt;/li&gt;&lt;li&gt;40 enfants accueillis &lt;/li&gt;&lt;li&gt;demi journée: oui &lt;/li&gt;&lt;li&gt;repas: oui &lt;/li&gt;&lt;li&gt;ouvert les mercredis et vacances scolaires de 8h à 18h &lt;/li&gt;&lt;/ul&gt;&lt;p&gt;Pour en savoir plus : Ecole élementaire Jean Sibelius &lt;/p&gt;</text:p>
          </table:table-cell>
          <table:table-cell/>
        </table:table-row>
        <table:table-row table:style-name="ro1">
          <table:table-cell office:value-type="float" office:value="495">
            <text:p>495</text:p>
          </table:table-cell>
          <table:table-cell office:value-type="string">
            <text:p>Centres de loisirs associatifs</text:p>
          </table:table-cell>
          <table:table-cell office:value-type="string">
            <text:p>Centre de loisirs association Vacances Evasion école maternelle Mozart</text:p>
          </table:table-cell>
          <table:table-cell office:value-type="string">
            <text:p>Montpellier Centre</text:p>
          </table:table-cell>
          <table:table-cell/>
          <table:table-cell office:value-type="string">
            <text:p>04 99 13 71 10</text:p>
          </table:table-cell>
          <table:table-cell table:number-columns-repeated="7"/>
          <table:table-cell office:value-type="string">
            <text:p>60</text:p>
          </table:table-cell>
          <table:table-cell/>
          <table:table-cell office:value-type="string">
            <text:p>avenue d'Ass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3 à 6 ans&lt;/li&gt;&lt;li&gt;30 enfants accueillis&lt;/li&gt;&lt;li&gt;Demi-journée : oui&lt;/li&gt;&lt;li&gt;Repas : oui&lt;/li&gt;&lt;li&gt;ouvert les mercredis et vacances scolaires de 7h30 à 18h &lt;br /&gt;&lt;br /&gt;Pour en savoir plus : école maternelle Mozart&lt;/font /&gt; &lt;/li&gt;&lt;/ul&gt;</text:p>
          </table:table-cell>
          <table:table-cell/>
        </table:table-row>
        <table:table-row table:style-name="ro1">
          <table:table-cell office:value-type="float" office:value="496">
            <text:p>496</text:p>
          </table:table-cell>
          <table:table-cell office:value-type="string">
            <text:p>Centres de loisirs associatifs</text:p>
          </table:table-cell>
          <table:table-cell office:value-type="string">
            <text:p>Centre de loisirs association Vacances Evasion école élémentaire Berthe Morisot</text:p>
          </table:table-cell>
          <table:table-cell office:value-type="string">
            <text:p>Montpellier Centre</text:p>
          </table:table-cell>
          <table:table-cell/>
          <table:table-cell office:value-type="string">
            <text:p>04 99 13 71 10</text:p>
          </table:table-cell>
          <table:table-cell table:number-columns-repeated="7"/>
          <table:table-cell office:value-type="string">
            <text:p>60</text:p>
          </table:table-cell>
          <table:table-cell/>
          <table:table-cell office:value-type="string">
            <text:p>avenue d'Ass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0 ans&lt;/li&gt;&lt;li&gt;30 enfants accueillis&lt;/li&gt;&lt;li&gt;demi-journée: oui&lt;/li&gt;&lt;li&gt;repas: oui&lt;/li&gt;&lt;li&gt;ouvert les mercredis et vacances scolaires de 7h30 à 18h &lt;/li&gt;&lt;/ul&gt;&lt;p&gt;Pour en savoir plus : école élémentaire Berthe Morisot &lt;/p&gt;</text:p>
          </table:table-cell>
          <table:table-cell/>
        </table:table-row>
        <table:table-row table:style-name="ro1">
          <table:table-cell office:value-type="float" office:value="497">
            <text:p>497</text:p>
          </table:table-cell>
          <table:table-cell office:value-type="string">
            <text:p>Centres de loisirs des Maisons pour tous</text:p>
          </table:table-cell>
          <table:table-cell office:value-type="string">
            <text:p>Accueil Sans Hébergement primaire de la Maison pour tous Michel-Colucci</text:p>
          </table:table-cell>
          <table:table-cell office:value-type="string">
            <text:p>Croix d'Argent</text:p>
          </table:table-cell>
          <table:table-cell office:value-type="string">
            <text:p>Bagatelle</text:p>
          </table:table-cell>
          <table:table-cell office:value-type="string">
            <text:p>04 67 42 52 85</text:p>
          </table:table-cell>
          <table:table-cell table:number-columns-repeated="7"/>
          <table:table-cell office:value-type="string">
            <text:p>205</text:p>
          </table:table-cell>
          <table:table-cell/>
          <table:table-cell office:value-type="string">
            <text:p>rue de Cheng-Du</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528" title="maison pour tous Colucci" href="#" typelien="LienInterne"&gt;Maison pour tous Michel-Colucci&lt;/a&gt;&lt;/p&gt;</text:p>
          </table:table-cell>
          <table:table-cell/>
        </table:table-row>
        <table:table-row table:style-name="ro1">
          <table:table-cell office:value-type="float" office:value="498">
            <text:p>498</text:p>
          </table:table-cell>
          <table:table-cell office:value-type="string">
            <text:p>Centres de loisirs des Maisons pour tous</text:p>
          </table:table-cell>
          <table:table-cell office:value-type="string">
            <text:p>Accueil Sans Hébergement maternel de la Maison pour tous George-Sand</text:p>
          </table:table-cell>
          <table:table-cell office:value-type="string">
            <text:p>Montpellier Centre</text:p>
          </table:table-cell>
          <table:table-cell office:value-type="string">
            <text:p>Les Aubes</text:p>
          </table:table-cell>
          <table:table-cell office:value-type="string">
            <text:p>04 67 79 22 18</text:p>
          </table:table-cell>
          <table:table-cell table:number-columns-repeated="7"/>
          <table:table-cell office:value-type="string">
            <text:p>25 bis</text:p>
          </table:table-cell>
          <table:table-cell/>
          <table:table-cell office:value-type="string">
            <text:p>avenue Saint André-de-Novig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2 ans 1/2 à 5 ans&lt;/li&gt;&lt;li&gt;ouvert les mercredis et vacances scolaires de 8 à 18 heures &lt;/li&gt;&lt;/ul&gt;&lt;p&gt;Pour en savoir plus : &lt;a id="538" title="maison pour tous George Sand" href="#" typelien="LienInterne"&gt;Maison pour tous George-Sand&lt;/a&gt;&lt;/p&gt;</text:p>
          </table:table-cell>
          <table:table-cell/>
        </table:table-row>
        <table:table-row table:style-name="ro1">
          <table:table-cell office:value-type="float" office:value="499">
            <text:p>499</text:p>
          </table:table-cell>
          <table:table-cell office:value-type="string">
            <text:p>Centres de loisirs des Maisons pour tous</text:p>
          </table:table-cell>
          <table:table-cell office:value-type="string">
            <text:p>Accueil Sans Hébergement primaire de la Maison pour tous George-Sand</text:p>
          </table:table-cell>
          <table:table-cell office:value-type="string">
            <text:p>Montpellier Centre</text:p>
          </table:table-cell>
          <table:table-cell office:value-type="string">
            <text:p>Les Aubes</text:p>
          </table:table-cell>
          <table:table-cell office:value-type="string">
            <text:p>04 67 79 22 18</text:p>
          </table:table-cell>
          <table:table-cell table:number-columns-repeated="7"/>
          <table:table-cell office:value-type="string">
            <text:p>25 bis</text:p>
          </table:table-cell>
          <table:table-cell/>
          <table:table-cell office:value-type="string">
            <text:p>avenue Saint-André-de-Novig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 &lt;/li&gt;&lt;li&gt;ouvert les mercredis et vacances scolaires de 8h à 18h&lt;/li&gt;&lt;/ul&gt;&lt;p&gt;Pour en savoir plus : &lt;a id="TPL_ANNUAIRE" title="maison pour tous George-Sand" href="#" ancre="317" typelien="LienTemplate"&gt;Maison pour tous George-Sand&lt;/a&gt;&lt;/p&gt;</text:p>
          </table:table-cell>
          <table:table-cell/>
        </table:table-row>
        <table:table-row table:style-name="ro1">
          <table:table-cell office:value-type="float" office:value="500">
            <text:p>500</text:p>
          </table:table-cell>
          <table:table-cell office:value-type="string">
            <text:p>Centres de loisirs des Maisons pour tous</text:p>
          </table:table-cell>
          <table:table-cell office:value-type="string">
            <text:p>Accueil Sans Hébergement primaire de la Maison pour tous Voltaire</text:p>
          </table:table-cell>
          <table:table-cell office:value-type="string">
            <text:p>Montpellier Centre</text:p>
          </table:table-cell>
          <table:table-cell office:value-type="string">
            <text:p>Gares</text:p>
          </table:table-cell>
          <table:table-cell office:value-type="string">
            <text:p>04 99 52 68 45</text:p>
          </table:table-cell>
          <table:table-cell table:number-columns-repeated="7"/>
          <table:table-cell office:value-type="string">
            <text:p>3</text:p>
          </table:table-cell>
          <table:table-cell/>
          <table:table-cell office:value-type="string">
            <text:p>Square Jean-Monne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amp;nbsp;&lt;/p&gt;&lt;ul&gt;&lt;li&gt;Adresse de l'Accueil Sans Hébergement &lt;strong&gt;les mercredis&lt;/strong&gt; :&lt;br /&gt;Ecole Jules Simon&lt;br /&gt;45, rue de la Méditerranée - 34000 Montpellier&lt;br /&gt;06 70 40 21 57&lt;/li&gt;&lt;/ul&gt;&lt;p&gt;&lt;/p&gt;&lt;ul&gt;&lt;li&gt;Adresse de l'Accueil Sans Hébergement &lt;strong&gt;pendant les vacances scolaires&lt;/strong&gt;&lt;br /&gt;Maison pour tous Voltaire&lt;br /&gt;3, square Jean-Monnet - 34070 Montpellier&lt;br /&gt;04 99 52 68 45&lt;br /&gt;&lt;br /&gt;Pour en savoir plus : &lt;a id="540" title="maison pour tous Voltaire" href="#" typelien="LienInterne"&gt;Maison pour tous Voltaire&lt;/a&gt; &lt;/li&gt;&lt;/ul&gt;</text:p>
          </table:table-cell>
          <table:table-cell/>
        </table:table-row>
        <table:table-row table:style-name="ro1">
          <table:table-cell office:value-type="float" office:value="501">
            <text:p>501</text:p>
          </table:table-cell>
          <table:table-cell office:value-type="string">
            <text:p>Centres de loisirs des Maisons pour tous</text:p>
          </table:table-cell>
          <table:table-cell office:value-type="string">
            <text:p>Accueil Sans Hébergement maternel de la Maison de quartier Frédéric-Chopin</text:p>
          </table:table-cell>
          <table:table-cell office:value-type="string">
            <text:p>Montpellier Centre</text:p>
          </table:table-cell>
          <table:table-cell office:value-type="string">
            <text:p>Les Beaux-Arts</text:p>
          </table:table-cell>
          <table:table-cell office:value-type="string">
            <text:p>04 67 72 61 83</text:p>
          </table:table-cell>
          <table:table-cell table:number-columns-repeated="7"/>
          <table:table-cell office:value-type="string">
            <text:p>27</text:p>
          </table:table-cell>
          <table:table-cell/>
          <table:table-cell office:value-type="string">
            <text:p>Quai des tanneurs</text:p>
          </table:table-cell>
          <table:table-cell/>
          <table:table-cell office:value-type="string">
            <text:p>Ecole maternelle La-Fontain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6 ans&lt;/li&gt;&lt;li&gt;ouvert les mercredis et vacances scolaires de 8 à 18 heures &lt;/li&gt;&lt;/ul&gt;&lt;p&gt;Pour en savoir plus : &lt;a id="539" href="#" typelien="LienInterne"&gt;Maison de quartier Frédéric-Chopin&lt;/a&gt;&lt;/p&gt;</text:p>
          </table:table-cell>
          <table:table-cell/>
        </table:table-row>
        <table:table-row table:style-name="ro1">
          <table:table-cell office:value-type="float" office:value="502">
            <text:p>502</text:p>
          </table:table-cell>
          <table:table-cell office:value-type="string">
            <text:p>Centres de loisirs des Maisons pour tous</text:p>
          </table:table-cell>
          <table:table-cell office:value-type="string">
            <text:p>Accueil Sans Hébergement primaire de la Maison de quartier Frédéric-Chopin</text:p>
          </table:table-cell>
          <table:table-cell office:value-type="string">
            <text:p>Montpellier Centre</text:p>
          </table:table-cell>
          <table:table-cell office:value-type="string">
            <text:p>Les Beaux-Arts</text:p>
          </table:table-cell>
          <table:table-cell office:value-type="string">
            <text:p>04 67 72 61 83</text:p>
          </table:table-cell>
          <table:table-cell table:number-columns-repeated="7"/>
          <table:table-cell office:value-type="string">
            <text:p>1</text:p>
          </table:table-cell>
          <table:table-cell/>
          <table:table-cell office:value-type="string">
            <text:p>rue du Marché aux Besti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 à 18 heures &lt;/li&gt;&lt;/ul&gt;&lt;p&gt;Pour en savoir plus : &lt;a id="539" href="#" typelien="LienInterne"&gt;Maison de quartier Frédéric-Chopin&lt;/a&gt;&lt;/p&gt;</text:p>
          </table:table-cell>
          <table:table-cell/>
        </table:table-row>
        <table:table-row table:style-name="ro1">
          <table:table-cell office:value-type="float" office:value="503">
            <text:p>503</text:p>
          </table:table-cell>
          <table:table-cell office:value-type="string">
            <text:p>Centres de loisirs des Maisons pour tous</text:p>
          </table:table-cell>
          <table:table-cell office:value-type="string">
            <text:p>Accueil Sans Hébergement primaire de la Maison de quartier Jean-Pierre-Caillens</text:p>
          </table:table-cell>
          <table:table-cell office:value-type="string">
            <text:p>Prés d'Arènes</text:p>
          </table:table-cell>
          <table:table-cell office:value-type="string">
            <text:p>Tournezy</text:p>
          </table:table-cell>
          <table:table-cell office:value-type="string">
            <text:p>04 67 42 63 04</text:p>
          </table:table-cell>
          <table:table-cell table:number-columns-repeated="9"/>
          <table:table-cell office:value-type="string">
            <text:p>Place de Tibéria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531" title="maison de quartier Jean-Pierre-Caillens" href="#" typelien="LienInterne"&gt;Maison de quartier Jean-Pierre-Caillens &lt;/a&gt;&lt;/p&gt;</text:p>
          </table:table-cell>
          <table:table-cell/>
        </table:table-row>
        <table:table-row table:style-name="ro1">
          <table:table-cell office:value-type="float" office:value="504">
            <text:p>504</text:p>
          </table:table-cell>
          <table:table-cell office:value-type="string">
            <text:p>Centres de loisirs des Maisons pour tous</text:p>
          </table:table-cell>
          <table:table-cell office:value-type="string">
            <text:p>Accueil Sans Hébergement maternel de la Maison pour tous Boris-Vian</text:p>
          </table:table-cell>
          <table:table-cell office:value-type="string">
            <text:p>Prés d'Arènes</text:p>
          </table:table-cell>
          <table:table-cell office:value-type="string">
            <text:p>Les Aiguerelles</text:p>
          </table:table-cell>
          <table:table-cell office:value-type="string">
            <text:p>04 67 64 14 67</text:p>
          </table:table-cell>
          <table:table-cell table:number-columns-repeated="7"/>
          <table:table-cell office:value-type="string">
            <text:p>14</text:p>
          </table:table-cell>
          <table:table-cell/>
          <table:table-cell office:value-type="string">
            <text:p>rue de l'Améthyst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4 à 5 ans&lt;/li&gt;&lt;li&gt;ouvert les mercredis et vacances scolaires de 8h à 18h&lt;/li&gt;&lt;/ul&gt;&lt;p&gt;Pour en savoir plus : &lt;a id="TPL_ANNUAIRE" title="maison pour tous Boris-Vian" href="#" ancre="323" typelien="LienTemplate"&gt;Maison pour tous Boris-Vian&lt;/a&gt;&lt;/p&gt;</text:p>
          </table:table-cell>
          <table:table-cell/>
        </table:table-row>
        <table:table-row table:style-name="ro1">
          <table:table-cell office:value-type="float" office:value="505">
            <text:p>505</text:p>
          </table:table-cell>
          <table:table-cell office:value-type="string">
            <text:p>Centres de loisirs des Maisons pour tous</text:p>
          </table:table-cell>
          <table:table-cell office:value-type="string">
            <text:p>Accueil Sans Hébergement maternel de la Maison pour tous L'Escoutaïre</text:p>
          </table:table-cell>
          <table:table-cell office:value-type="string">
            <text:p>Prés d'Arènes</text:p>
          </table:table-cell>
          <table:table-cell office:value-type="string">
            <text:p>Saint Martin</text:p>
          </table:table-cell>
          <table:table-cell office:value-type="string">
            <text:p>04 67 65 32 70</text:p>
          </table:table-cell>
          <table:table-cell table:number-columns-repeated="7"/>
          <table:table-cell office:value-type="string">
            <text:p>67</text:p>
          </table:table-cell>
          <table:table-cell/>
          <table:table-cell office:value-type="string">
            <text:p>rue des Razeteur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6 ans &lt;/li&gt;&lt;li&gt;ouvert les mercredis et vacances scolaires de 8h à 18h&lt;/li&gt;&lt;/ul&gt;&lt;p&gt;Pour en savoir plus : &lt;a id="532" title="maison pour tous l'Escoutaïre" href="#" typelien="LienInterne"&gt;Maison pour tous l'Escoutaïre&lt;/a&gt;&lt;/p&gt;</text:p>
          </table:table-cell>
          <table:table-cell/>
        </table:table-row>
        <table:table-row table:style-name="ro1">
          <table:table-cell office:value-type="float" office:value="506">
            <text:p>506</text:p>
          </table:table-cell>
          <table:table-cell office:value-type="string">
            <text:p>Centres de loisirs associatifs</text:p>
          </table:table-cell>
          <table:table-cell office:value-type="string">
            <text:p>Centre de loisirs association Fabulos-Drolles</text:p>
          </table:table-cell>
          <table:table-cell office:value-type="string">
            <text:p>Hôpitaux - Facultés</text:p>
          </table:table-cell>
          <table:table-cell/>
          <table:table-cell office:value-type="string">
            <text:p>04 99 61 11 26</text:p>
          </table:table-cell>
          <table:table-cell/>
          <table:table-cell office:value-type="string">
            <text:p>fabulos-drolles@wanadoo.fr</text:p>
          </table:table-cell>
          <table:table-cell office:value-type="string">
            <text:p>www.alpj.org</text:p>
          </table:table-cell>
          <table:table-cell table:number-columns-repeated="4"/>
          <table:table-cell office:value-type="string">
            <text:p>147</text:p>
          </table:table-cell>
          <table:table-cell/>
          <table:table-cell office:value-type="string">
            <text:p>rue des 4 Seigneur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Informations complémentaires&lt;br /&gt;• Centre maternel : 40 enfants de 3 à 6 ans&lt;br /&gt;• Centre primaire : 30 enfants de 6 à 12 ans&lt;br /&gt;• Ouvert de 7h30 à 18h30&lt;br /&gt;• Demi journée : Oui&lt;br /&gt;• Repas : Oui&lt;/li&gt;&lt;/ul&gt;&lt;p&gt;&lt;br /&gt;Pour en savoir plus : école élémentaire Docteur-Calmette &lt;/p&gt;</text:p>
          </table:table-cell>
          <table:table-cell/>
        </table:table-row>
        <table:table-row table:style-name="ro1">
          <table:table-cell office:value-type="float" office:value="508">
            <text:p>508</text:p>
          </table:table-cell>
          <table:table-cell office:value-type="string">
            <text:p>Centres de loisirs associatifs</text:p>
          </table:table-cell>
          <table:table-cell office:value-type="string">
            <text:p>Centre de loisirs faculté des Sciences - USTL - Comité d'action sociale</text:p>
          </table:table-cell>
          <table:table-cell office:value-type="string">
            <text:p>Hôpitaux - Facultés</text:p>
          </table:table-cell>
          <table:table-cell/>
          <table:table-cell office:value-type="string">
            <text:p>04 67 14 30 99</text:p>
          </table:table-cell>
          <table:table-cell table:number-columns-repeated="9"/>
          <table:table-cell office:value-type="string">
            <text:p>Place Eugène-Bataillon</text:p>
          </table:table-cell>
          <table:table-cell/>
          <table:table-cell office:value-type="string">
            <text:p>Case courrier 098</text:p>
          </table:table-cell>
          <table:table-cell office:value-type="string">
            <text:p>34095</text:p>
          </table:table-cell>
          <table:table-cell office:value-type="string">
            <text:p>Montpellier Cedex</text:p>
          </table:table-cell>
          <table:table-cell table:number-columns-repeated="2"/>
          <table:table-cell office:value-type="float" office:value="0">
            <text:p>0</text:p>
          </table:table-cell>
          <table:table-cell table:number-columns-repeated="7"/>
          <table:table-cell office:value-type="string">
            <text:p>&lt;ul&gt;&lt;li&gt;centre maternel : 32 enfants de 3 à 6 ans&lt;/li&gt;&lt;li&gt;centre primaire : 20 enfants de  6 à 12 ans&lt;/li&gt;&lt;li&gt;ouvert de 8h à 18h30&lt;/li&gt;&lt;li&gt;demi-journée: non&lt;/li&gt;&lt;li&gt;repas: oui&lt;/li&gt;&lt;/ul&gt;</text:p>
          </table:table-cell>
          <table:table-cell/>
        </table:table-row>
        <table:table-row table:style-name="ro1">
          <table:table-cell office:value-type="float" office:value="509">
            <text:p>509</text:p>
          </table:table-cell>
          <table:table-cell office:value-type="string">
            <text:p>Centres de loisirs associatifs</text:p>
          </table:table-cell>
          <table:table-cell office:value-type="string">
            <text:p>Centre de loisirs MUC Vacances école Maternelle Charlie Chaplin</text:p>
          </table:table-cell>
          <table:table-cell office:value-type="string">
            <text:p>Hôpitaux - Facultés</text:p>
          </table:table-cell>
          <table:table-cell/>
          <table:table-cell office:value-type="string">
            <text:p>04 99 58 35 36</text:p>
          </table:table-cell>
          <table:table-cell table:number-columns-repeated="7"/>
          <table:table-cell office:value-type="string">
            <text:p>120</text:p>
          </table:table-cell>
          <table:table-cell/>
          <table:table-cell office:value-type="string">
            <text:p>rue de la Jala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3 à 6 ans &lt;/li&gt;&lt;li&gt;40 enfants accueillis&lt;/li&gt;&lt;li&gt;ouvert de  8 h à 18 h &lt;/li&gt;&lt;/ul&gt;&lt;p&gt;&lt;br /&gt;Pour en savoir plus : école maternelle Charlie-Chaplin &lt;/p&gt;</text:p>
          </table:table-cell>
          <table:table-cell/>
        </table:table-row>
        <table:table-row table:style-name="ro1">
          <table:table-cell office:value-type="float" office:value="510">
            <text:p>510</text:p>
          </table:table-cell>
          <table:table-cell office:value-type="string">
            <text:p>Centres de loisirs associatifs</text:p>
          </table:table-cell>
          <table:table-cell office:value-type="string">
            <text:p>Accueil sans hébergement primaire - Objectifs Animations Formations</text:p>
          </table:table-cell>
          <table:table-cell office:value-type="string">
            <text:p>Croix d'Argent</text:p>
          </table:table-cell>
          <table:table-cell/>
          <table:table-cell office:value-type="string">
            <text:p>04 67 58 71 98</text:p>
          </table:table-cell>
          <table:table-cell table:number-columns-repeated="7"/>
          <table:table-cell office:value-type="string">
            <text:p>2</text:p>
          </table:table-cell>
          <table:table-cell/>
          <table:table-cell office:value-type="string">
            <text:p>place Fontjun</text:p>
          </table:table-cell>
          <table:table-cell/>
          <table:table-cell office:value-type="string">
            <text:p>Ecole élémentaire Garibaldi</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br /&gt;&lt;ul&gt;&lt;li&gt;pour les enfants de 6 à 12ans&lt;/li&gt;&lt;li&gt;ouvert les mercredis et vacances scolaires de 7h30 à 18h30&lt;/li&gt;&lt;/ul&gt;</text:p>
          </table:table-cell>
          <table:table-cell/>
        </table:table-row>
        <table:table-row table:style-name="ro1">
          <table:table-cell office:value-type="float" office:value="512">
            <text:p>512</text:p>
          </table:table-cell>
          <table:table-cell office:value-type="string">
            <text:p>Centres de loisirs associatifs</text:p>
          </table:table-cell>
          <table:table-cell office:value-type="string">
            <text:p>Centre de loisirs Assocation Eveil en mouvement - Ecole maternelle Térésa - Ecole élémentaire Jules Ferry</text:p>
          </table:table-cell>
          <table:table-cell office:value-type="string">
            <text:p>Hôpitaux - Facultés</text:p>
          </table:table-cell>
          <table:table-cell/>
          <table:table-cell office:value-type="string">
            <text:p>04 67 52 01 32</text:p>
          </table:table-cell>
          <table:table-cell table:number-columns-repeated="7"/>
          <table:table-cell office:value-type="string">
            <text:p>88</text:p>
          </table:table-cell>
          <table:table-cell/>
          <table:table-cell office:value-type="string">
            <text:p>rue Antoine-Laurent-Jussieu</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trong&gt;Pour les enfants de 2 ½ à 6 ans&lt;/strong&gt;&lt;/p&gt;&lt;ul&gt;&lt;li&gt;35 enfants accueillis&lt;/li&gt;&lt;li&gt;ouvert de 7h50 à 18h &lt;/li&gt;&lt;/ul&gt;&lt;p&gt;Pour en savoir plus : &lt;a id="TPL_ANNUAIRE" title="Ecole maternelle Teresa" href="#" typelien="LienTemplate" ancre="33"&gt;école maternelle Térésa&lt;/a&gt; &lt;/p&gt;&lt;p&gt;&lt;strong&gt;Pour les enfants de 6 à 12 ans&lt;/strong&gt; &lt;/p&gt;&lt;ul&gt;&lt;li&gt;30 enfants accueillis &lt;/li&gt;&lt;li&gt;ouvert de 7h50 à 18h &lt;/li&gt;&lt;/ul&gt;&lt;p&gt;Pour en savoir plus : &lt;a id="TPL_ANNUAIRE" title="école élémentaire Jules-Ferry" href="#" typelien="LienTemplate" ancre="86"&gt;école élémentaire Jules-Ferry&lt;/a&gt; &lt;/p&gt;</text:p>
          </table:table-cell>
          <table:table-cell/>
        </table:table-row>
        <table:table-row table:style-name="ro1">
          <table:table-cell office:value-type="float" office:value="513">
            <text:p>513</text:p>
          </table:table-cell>
          <table:table-cell office:value-type="string">
            <text:p>Centres de loisirs associatifs</text:p>
          </table:table-cell>
          <table:table-cell office:value-type="string">
            <text:p>Centre de loisirs Les Cévennes - Association A.C.L.E</text:p>
          </table:table-cell>
          <table:table-cell office:value-type="string">
            <text:p>Les Cévennes</text:p>
          </table:table-cell>
          <table:table-cell/>
          <table:table-cell office:value-type="string">
            <text:p>04 67 52 80 97</text:p>
          </table:table-cell>
          <table:table-cell table:number-columns-repeated="7"/>
          <table:table-cell office:value-type="string">
            <text:p>183</text:p>
          </table:table-cell>
          <table:table-cell/>
          <table:table-cell office:value-type="string">
            <text:p>allée de l'Aquedu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2 ans&lt;/li&gt;&lt;li&gt;50 enfants accueillis&lt;/li&gt;&lt;li&gt;ouvert de 7h30 à 18h45&lt;/li&gt;&lt;/ul&gt;&lt;p&gt;Pour en savoir plus : école élémentaire Julie-Daubié &lt;/p&gt;</text:p>
          </table:table-cell>
          <table:table-cell/>
        </table:table-row>
        <table:table-row table:style-name="ro1">
          <table:table-cell office:value-type="float" office:value="514">
            <text:p>514</text:p>
          </table:table-cell>
          <table:table-cell office:value-type="string">
            <text:p>Centres de loisirs associatifs</text:p>
          </table:table-cell>
          <table:table-cell office:value-type="string">
            <text:p>Centre de loisirs association Vacances Evasion</text:p>
          </table:table-cell>
          <table:table-cell office:value-type="string">
            <text:p>Les Cévennes</text:p>
          </table:table-cell>
          <table:table-cell/>
          <table:table-cell office:value-type="string">
            <text:p>04 99 13 71 10</text:p>
          </table:table-cell>
          <table:table-cell table:number-columns-repeated="7"/>
          <table:table-cell office:value-type="string">
            <text:p>13</text:p>
          </table:table-cell>
          <table:table-cell/>
          <table:table-cell office:value-type="string">
            <text:p>rue Faubourg Bout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0 ans&lt;/li&gt;&lt;li&gt;40 enfants accueillis&lt;/li&gt;&lt;li&gt;ouvert de 7h30 à 18h &lt;/li&gt;&lt;/ul&gt;&lt;p&gt;Pour en savoir plus : école élémentaire Condorcet &lt;/p&gt;</text:p>
          </table:table-cell>
          <table:table-cell/>
        </table:table-row>
        <table:table-row table:style-name="ro1">
          <table:table-cell office:value-type="float" office:value="515">
            <text:p>515</text:p>
          </table:table-cell>
          <table:table-cell office:value-type="string">
            <text:p>Centres de loisirs associatifs</text:p>
          </table:table-cell>
          <table:table-cell office:value-type="string">
            <text:p>Centre de loisirs association LA CLAU - Groupe scolaire des Calendretas</text:p>
          </table:table-cell>
          <table:table-cell office:value-type="string">
            <text:p>Croix d'Argent</text:p>
          </table:table-cell>
          <table:table-cell/>
          <table:table-cell office:value-type="string">
            <text:p>04 67 07 93 75 / 04 67 27 75 76</text:p>
          </table:table-cell>
          <table:table-cell table:number-columns-repeated="7"/>
          <table:table-cell office:value-type="string">
            <text:p>146</text:p>
          </table:table-cell>
          <table:table-cell/>
          <table:table-cell office:value-type="string">
            <text:p>rue</text:p>
          </table:table-cell>
          <table:table-cell office:value-type="string">
            <text:p>du Mas de Mer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ntre maternel et primaire&lt;/p&gt; &lt;ul&gt; &lt;li&gt;Pour les enfants de 3 &amp;#224; 12 ans&lt;/li&gt; &lt;li&gt;70 enfants accueillis (30 - de 6 ans et&amp;#160;40 + de 6 ans)&lt;/li&gt; &lt;li&gt;Ouvert de 8h &amp;#224; 18h30 &lt;/li&gt; &lt;li&gt;Calandreta dau Clapas : ouvert du &lt;/li&gt; &lt;/ul&gt;</text:p>
          </table:table-cell>
          <table:table-cell/>
        </table:table-row>
        <table:table-row table:style-name="ro1">
          <table:table-cell office:value-type="float" office:value="516">
            <text:p>516</text:p>
          </table:table-cell>
          <table:table-cell office:value-type="string">
            <text:p>Centres de loisirs associatifs</text:p>
          </table:table-cell>
          <table:table-cell office:value-type="string">
            <text:p>Centre de loisirs La Gerbe</text:p>
          </table:table-cell>
          <table:table-cell office:value-type="string">
            <text:p>Montpellier Centre</text:p>
          </table:table-cell>
          <table:table-cell/>
          <table:table-cell office:value-type="string">
            <text:p>04 99 74 24 30</text:p>
          </table:table-cell>
          <table:table-cell table:number-columns-repeated="7"/>
          <table:table-cell office:value-type="string">
            <text:p>19</text:p>
          </table:table-cell>
          <table:table-cell/>
          <table:table-cell office:value-type="string">
            <text:p>rue Chapta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2 ans&lt;/li&gt;&lt;li&gt;30 enfants accueillis&lt;/li&gt;&lt;li&gt;ouvert de 8 à 18 heures&lt;/li&gt;&lt;/ul&gt;</text:p>
          </table:table-cell>
          <table:table-cell/>
        </table:table-row>
        <table:table-row table:style-name="ro1">
          <table:table-cell office:value-type="float" office:value="517">
            <text:p>517</text:p>
          </table:table-cell>
          <table:table-cell office:value-type="string">
            <text:p>Centres de loisirs associatifs</text:p>
          </table:table-cell>
          <table:table-cell office:value-type="string">
            <text:p>Centre de loisirs M.U.C. Vacances résidence Pierre Rouge</text:p>
          </table:table-cell>
          <table:table-cell office:value-type="string">
            <text:p>Les Cévennes</text:p>
          </table:table-cell>
          <table:table-cell table:number-columns-repeated="9"/>
          <table:table-cell office:value-type="string">
            <text:p>2</text:p>
          </table:table-cell>
          <table:table-cell/>
          <table:table-cell office:value-type="string">
            <text:p>rue Beauséjo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5 ans&lt;/li&gt;&lt;li&gt;190 enfants accueillis&lt;/li&gt;&lt;li&gt;ouvert de 9h à 17h &lt;br /&gt;(fonctionne en centre de loisirs à Pâques et l'été)&lt;/li&gt;&lt;/ul&gt;</text:p>
          </table:table-cell>
          <table:table-cell/>
        </table:table-row>
        <table:table-row table:style-name="ro1">
          <table:table-cell office:value-type="float" office:value="518">
            <text:p>518</text:p>
          </table:table-cell>
          <table:table-cell office:value-type="string">
            <text:p>Centres de loisirs associatifs</text:p>
          </table:table-cell>
          <table:table-cell office:value-type="string">
            <text:p>Centre de loisirs Le Relais des Enfants</text:p>
          </table:table-cell>
          <table:table-cell office:value-type="string">
            <text:p>Montpellier Centre</text:p>
          </table:table-cell>
          <table:table-cell/>
          <table:table-cell office:value-type="string">
            <text:p>04 67 66 21 30</text:p>
          </table:table-cell>
          <table:table-cell table:number-columns-repeated="2"/>
          <table:table-cell office:value-type="string">
            <text:p>relaisdesenfants.fr/blog/</text:p>
          </table:table-cell>
          <table:table-cell table:number-columns-repeated="4"/>
          <table:table-cell office:value-type="string">
            <text:p>1</text:p>
          </table:table-cell>
          <table:table-cell/>
          <table:table-cell office:value-type="string">
            <text:p>rue Embouque d'O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5 ans&lt;/li&gt;&lt;li&gt;70 enfants accueillis&lt;/li&gt;&lt;li&gt;mercredi et petites vacances de 8h30 à 19h&lt;/li&gt;&lt;li&gt;Accompagnement scolaire les mardi, jeudi, vendredi de 16h à 19h30 &lt;/li&gt;&lt;li&gt;Stages et séjours&lt;/li&gt;&lt;/ul&gt;</text:p>
          </table:table-cell>
          <table:table-cell/>
        </table:table-row>
        <table:table-row table:style-name="ro1">
          <table:table-cell office:value-type="float" office:value="519">
            <text:p>519</text:p>
          </table:table-cell>
          <table:table-cell office:value-type="string">
            <text:p>Centres de loisirs associatifs</text:p>
          </table:table-cell>
          <table:table-cell office:value-type="string">
            <text:p>Centre de loisirs Les-Lutins</text:p>
          </table:table-cell>
          <table:table-cell office:value-type="string">
            <text:p>Port Marianne</text:p>
          </table:table-cell>
          <table:table-cell/>
          <table:table-cell office:value-type="string">
            <text:p>04 67 20 26 00</text:p>
          </table:table-cell>
          <table:table-cell table:number-columns-repeated="7"/>
          <table:table-cell office:value-type="string">
            <text:p>1025</text:p>
          </table:table-cell>
          <table:table-cell/>
          <table:table-cell office:value-type="string">
            <text:p>rue Henri-Becquerel</text:p>
          </table:table-cell>
          <table:table-cell table:number-columns-repeated="2"/>
          <table:table-cell office:value-type="string">
            <text:p>3403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ul&gt;&lt;li&gt;Pour les enfants de 3 à 6 ans&lt;/li&gt;&lt;li&gt;25 enfants accueillis&lt;/li&gt;&lt;li&gt;ouvert de 7h30 à 18h30 &lt;/li&gt;&lt;/ul&gt;</text:p>
          </table:table-cell>
          <table:table-cell/>
        </table:table-row>
        <table:table-row table:style-name="ro1">
          <table:table-cell office:value-type="float" office:value="520">
            <text:p>520</text:p>
          </table:table-cell>
          <table:table-cell office:value-type="string">
            <text:p>Centres de loisirs associatifs</text:p>
          </table:table-cell>
          <table:table-cell office:value-type="string">
            <text:p>Centre de loisirs Mercredi Animé - Association Espace Parallèle</text:p>
          </table:table-cell>
          <table:table-cell office:value-type="string">
            <text:p>Port Marianne</text:p>
          </table:table-cell>
          <table:table-cell/>
          <table:table-cell office:value-type="string">
            <text:p>04 67 99 61 34</text:p>
          </table:table-cell>
          <table:table-cell table:number-columns-repeated="9"/>
          <table:table-cell office:value-type="string">
            <text:p>Rue Edouard-Villalong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2 à 6 ans&lt;/li&gt;&lt;li&gt;32 enfants accueillis&lt;/li&gt;&lt;li&gt;ouvert de 7h45 à 18h &lt;br /&gt;Le mercredi accueil à l'activité&lt;/li&gt;&lt;/ul&gt;&lt;p&gt;Pour en savoir plus : école maternelle Sarah-Bernhardt &lt;/p&gt;</text:p>
          </table:table-cell>
          <table:table-cell/>
        </table:table-row>
        <table:table-row table:style-name="ro1">
          <table:table-cell office:value-type="float" office:value="523">
            <text:p>523</text:p>
          </table:table-cell>
          <table:table-cell office:value-type="string">
            <text:p>Palais des sports</text:p>
          </table:table-cell>
          <table:table-cell office:value-type="string">
            <text:p>Palais des sports René-Bougnol</text:p>
          </table:table-cell>
          <table:table-cell office:value-type="string">
            <text:p>Hôpitaux - Facultés</text:p>
          </table:table-cell>
          <table:table-cell office:value-type="string">
            <text:p>Vert-Bois</text:p>
          </table:table-cell>
          <table:table-cell office:value-type="string">
            <text:p>04 67 52 76 14</text:p>
          </table:table-cell>
          <table:table-cell table:number-columns-repeated="3"/>
          <table:table-cell office:value-type="string">
            <text:p>Abords 600 places</text:p>
          </table:table-cell>
          <table:table-cell office:value-type="string">
            <text:p>1385</text:p>
          </table:table-cell>
          <table:table-cell office:value-type="string">
            <text:p>43.6381414444</text:p>
          </table:table-cell>
          <table:table-cell office:value-type="string">
            <text:p>3.87463299810</text:p>
          </table:table-cell>
          <table:table-cell office:value-type="string">
            <text:p>1 000</text:p>
          </table:table-cell>
          <table:table-cell/>
          <table:table-cell office:value-type="string">
            <text:p>avenue du Val-de-Monferran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2"/>
          <table:table-cell office:value-type="string">
            <text:p>600 places aux abords</text:p>
          </table:table-cell>
          <table:table-cell table:number-columns-repeated="3"/>
          <table:table-cell office:value-type="string">
            <text:p>ligne 9 arrêt René-Bougnol et Navette Agropolis Lavalette arrêt Zoo</text:p>
          </table:table-cell>
          <table:table-cell office:value-type="string">
            <text:p>&lt;p&gt;Le palais des sports René-Bougnol, géré par &lt;a id="310" title="Montpellier Agglomération" href="#" typelien="LienExterne"&gt;Montpellier Agglomération&lt;/a&gt;, a souvent été le théâtre des exploits du ‎Montpellier Handball (champions de France et d'Europe). Ses gradins accueillent 2 500 personnes. &lt;/p&gt;&lt;p&gt;L'équipement comprend également une salle de danse et deux salles de judo animées par 25 ‎associations sportives. &lt;/p&gt;</text:p>
          </table:table-cell>
          <table:table-cell/>
        </table:table-row>
        <table:table-row table:style-name="ro1">
          <table:table-cell office:value-type="float" office:value="524">
            <text:p>524</text:p>
          </table:table-cell>
          <table:table-cell office:value-type="string">
            <text:p>Stades</text:p>
          </table:table-cell>
          <table:table-cell office:value-type="string">
            <text:p>Stade de la Mosson "Mondial 98"</text:p>
          </table:table-cell>
          <table:table-cell office:value-type="string">
            <text:p>Mosson</text:p>
          </table:table-cell>
          <table:table-cell/>
          <table:table-cell office:value-type="string">
            <text:p>04 67 75 74 16</text:p>
          </table:table-cell>
          <table:table-cell table:number-columns-repeated="3"/>
          <table:table-cell office:value-type="string">
            <text:p>2450 places</text:p>
          </table:table-cell>
          <table:table-cell office:value-type="string">
            <text:p>827</text:p>
          </table:table-cell>
          <table:table-cell office:value-type="string">
            <text:p>43.6219415356</text:p>
          </table:table-cell>
          <table:table-cell office:value-type="string">
            <text:p>3.81188373492</text:p>
          </table:table-cell>
          <table:table-cell table:number-columns-repeated="2"/>
          <table:table-cell office:value-type="string">
            <text:p>Avenue de Heidelberg</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Mosson</text:p>
          </table:table-cell>
          <table:table-cell office:value-type="string">
            <text:p>ligne 15 arrêt Mosson</text:p>
          </table:table-cell>
          <table:table-cell office:value-type="string">
            <text:p>&lt;p&gt;Le stade, &lt;/font /&gt;géré par &lt;a id="310" title="Lien vers Montpellier Agglomération" href="#" typelien="LienExterne"&gt;Montpellier Agglomération&lt;/a&gt;, peut accueillir 35 500 spectateurs. &lt;/p&gt;</text:p>
          </table:table-cell>
          <table:table-cell/>
        </table:table-row>
        <table:table-row table:style-name="ro1">
          <table:table-cell office:value-type="float" office:value="525">
            <text:p>525</text:p>
          </table:table-cell>
          <table:table-cell office:value-type="string">
            <text:p>Plateaux sportifs</text:p>
          </table:table-cell>
          <table:table-cell office:value-type="string">
            <text:p>Stade d'Athlétisme Philippides</text:p>
          </table:table-cell>
          <table:table-cell office:value-type="string">
            <text:p>Montpellier Centre</text:p>
          </table:table-cell>
          <table:table-cell/>
          <table:table-cell office:value-type="string">
            <text:p>04 67 54 60 30</text:p>
          </table:table-cell>
          <table:table-cell table:number-columns-repeated="3"/>
          <table:table-cell office:value-type="string">
            <text:p>Abords 200 places</text:p>
          </table:table-cell>
          <table:table-cell office:value-type="string">
            <text:p>88</text:p>
          </table:table-cell>
          <table:table-cell office:value-type="string">
            <text:p>43.6179878384</text:p>
          </table:table-cell>
          <table:table-cell office:value-type="string">
            <text:p>3.86837138157</text:p>
          </table:table-cell>
          <table:table-cell office:value-type="string">
            <text:p>542</text:p>
          </table:table-cell>
          <table:table-cell/>
          <table:table-cell office:value-type="string">
            <text:p>rue Auguste Brouss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Stade Philippides</text:p>
          </table:table-cell>
          <table:table-cell/>
          <table:table-cell office:value-type="string">
            <text:p>&lt;p&gt;&lt;strong&gt; Horaires&lt;/strong&gt;&lt;/p&gt;&lt;ul&gt;&lt;li&gt;Dans la journée jusqu'à 17h : Université I &lt;/li&gt;&lt;li&gt;de 17h à 20h : clubs &lt;/li&gt;&lt;li&gt;de 20h à 22h : public&lt;br /&gt; &lt;/li&gt;&lt;/ul&gt;</text:p>
          </table:table-cell>
          <table:table-cell/>
        </table:table-row>
        <table:table-row table:style-name="ro1">
          <table:table-cell office:value-type="float" office:value="527">
            <text:p>527</text:p>
          </table:table-cell>
          <table:table-cell office:value-type="string">
            <text:p>Piscines</text:p>
          </table:table-cell>
          <table:table-cell office:value-type="string">
            <text:p>Piscine olympique d'Antigone</text:p>
          </table:table-cell>
          <table:table-cell office:value-type="string">
            <text:p>Montpellier Centre</text:p>
          </table:table-cell>
          <table:table-cell office:value-type="string">
            <text:p>Antigone</text:p>
          </table:table-cell>
          <table:table-cell office:value-type="string">
            <text:p>04 67 15 63 00</text:p>
          </table:table-cell>
          <table:table-cell office:value-type="string">
            <text:p>04 67 15 63 01</text:p>
          </table:table-cell>
          <table:table-cell table:number-columns-repeated="2"/>
          <table:table-cell office:value-type="string">
            <text:p>Parking "Europa" 300 places</text:p>
          </table:table-cell>
          <table:table-cell office:value-type="string">
            <text:p>70019100</text:p>
          </table:table-cell>
          <table:table-cell office:value-type="string">
            <text:p>43.6073174457</text:p>
          </table:table-cell>
          <table:table-cell office:value-type="string">
            <text:p>3.89298897207</text:p>
          </table:table-cell>
          <table:table-cell office:value-type="string">
            <text:p>195</text:p>
          </table:table-cell>
          <table:table-cell/>
          <table:table-cell office:value-type="string">
            <text:p>avenue</text:p>
          </table:table-cell>
          <table:table-cell office:value-type="string">
            <text:p>Jacques Cartie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s 1 et 2 - station Place de l'Europe</text:p>
          </table:table-cell>
          <table:table-cell office:value-type="string">
            <text:p>ligne 9 arrêt Place de l'Europe et ligne 12 arrêt Piscine olympique</text:p>
          </table:table-cell>
          <table:table-cell office:value-type="string">
            <text:p>&lt;p&gt;&lt;img src="/uploads/Image/7f/WEB_CHEMIN_929_1128952799.gif" alt="Photo piscine Olympique d'Antigone" align="left" idtf="929"&gt;&lt;/p&gt; &lt;ul&gt; &lt;li&gt;&amp;#233;quipement g&amp;#233;r&amp;#233; par &lt;a id="310" href="#" title="Lien vers Montpellier Agglom&amp;#233;ration" typelien="LienExterne"&gt;Montpellier Agglom&amp;#233;ration&lt;/a&gt;&amp;#160;&amp;#160;&lt;/li&gt; &lt;/ul&gt; &lt;p&gt;&lt;strong&gt;Horaires et tarifs&lt;/strong&gt;&lt;/p&gt; &lt;ul&gt; &lt;li&gt;sur le site de &lt;a id="310" href="#" typelien="LienExterne"&gt;Montpellier Agglom&amp;#233;ration&lt;/a&gt;&lt;/li&gt; &lt;/ul&gt; &lt;p&gt;&amp;#160;&lt;/p&gt;</text:p>
          </table:table-cell>
          <table:table-cell/>
        </table:table-row>
        <table:table-row table:style-name="ro1">
          <table:table-cell office:value-type="float" office:value="529">
            <text:p>529</text:p>
          </table:table-cell>
          <table:table-cell office:value-type="string">
            <text:p>Piscines</text:p>
          </table:table-cell>
          <table:table-cell office:value-type="string">
            <text:p>Centre Nautique Neptune</text:p>
          </table:table-cell>
          <table:table-cell office:value-type="string">
            <text:p>Mosson</text:p>
          </table:table-cell>
          <table:table-cell/>
          <table:table-cell office:value-type="string">
            <text:p>04 67 75 34 93</text:p>
          </table:table-cell>
          <table:table-cell table:number-columns-repeated="4"/>
          <table:table-cell office:value-type="string">
            <text:p>1467</text:p>
          </table:table-cell>
          <table:table-cell office:value-type="string">
            <text:p>43.6203171878</text:p>
          </table:table-cell>
          <table:table-cell office:value-type="string">
            <text:p>3.81475190189</text:p>
          </table:table-cell>
          <table:table-cell table:number-columns-repeated="2"/>
          <table:table-cell office:value-type="string">
            <text:p>Avenue de Heidelberg</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Mosson</text:p>
          </table:table-cell>
          <table:table-cell office:value-type="string">
            <text:p>Lignes 15, 14, 25</text:p>
          </table:table-cell>
          <table:table-cell office:value-type="string">
            <text:p>&lt;p&gt;&lt;img alt=" " src="/uploads/WEB_CHEMIN_905_1128605542.jpg" align="left" idtf="905" /&gt;&lt;/p&gt;&lt;ul&gt;&lt;li&gt;Equipement géré par &lt;a id="310" title="Lien vers Montpellier Agglomération" href="#" typelien="LienExterne"&gt;Montpellier Agglomération&lt;/a&gt;&lt;/li&gt;&lt;li&gt;&lt;strong&gt;Horaires et tarifs&lt;/strong&gt; &lt;br /&gt;sur le &lt;a id="310" title="Lien vers Montpellier Agglomération" href="#" typelien="LienExterne"&gt;site internet de Montpellier Agglomération&lt;/a&gt;&lt;/li&gt;&lt;/ul&gt;</text:p>
          </table:table-cell>
          <table:table-cell/>
        </table:table-row>
        <table:table-row table:style-name="ro1">
          <table:table-cell office:value-type="float" office:value="530">
            <text:p>530</text:p>
          </table:table-cell>
          <table:table-cell office:value-type="string">
            <text:p>Tir à l'arc</text:p>
          </table:table-cell>
          <table:table-cell office:value-type="string">
            <text:p>Pas de tir Claude-Béal</text:p>
          </table:table-cell>
          <table:table-cell office:value-type="string">
            <text:p>Prés d'Arènes</text:p>
          </table:table-cell>
          <table:table-cell table:number-columns-repeated="9"/>
          <table:table-cell office:value-type="string">
            <text:p>419</text:p>
          </table:table-cell>
          <table:table-cell/>
          <table:table-cell office:value-type="string">
            <text:p>avenue Dr Jacques-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31">
            <text:p>531</text:p>
          </table:table-cell>
          <table:table-cell office:value-type="string">
            <text:p>Musées</text:p>
          </table:table-cell>
          <table:table-cell office:value-type="string">
            <text:p>Hôtel de Cabrières Sabatier d'Espeyran</text:p>
          </table:table-cell>
          <table:table-cell office:value-type="string">
            <text:p>Montpellier Centre</text:p>
          </table:table-cell>
          <table:table-cell office:value-type="string">
            <text:p>Comédie</text:p>
          </table:table-cell>
          <table:table-cell office:value-type="string">
            <text:p>04 67 14 83 00</text:p>
          </table:table-cell>
          <table:table-cell table:number-columns-repeated="7"/>
          <table:table-cell office:value-type="string">
            <text:p>6 bis</text:p>
          </table:table-cell>
          <table:table-cell/>
          <table:table-cell office:value-type="string">
            <text:p>rue Montpelliér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Visites guidées proposées par le musée Fabre  &lt;/p&gt;</text:p>
          </table:table-cell>
          <table:table-cell/>
        </table:table-row>
        <table:table-row table:style-name="ro1">
          <table:table-cell office:value-type="float" office:value="532">
            <text:p>532</text:p>
          </table:table-cell>
          <table:table-cell office:value-type="string">
            <text:p>Clubs sportifs</text:p>
          </table:table-cell>
          <table:table-cell office:value-type="string">
            <text:p>Montpellier Hérault Sporting Club (MHSC)</text:p>
          </table:table-cell>
          <table:table-cell office:value-type="string">
            <text:p>Port Marianne</text:p>
          </table:table-cell>
          <table:table-cell office:value-type="string">
            <text:p>Grammont</text:p>
          </table:table-cell>
          <table:table-cell office:value-type="string">
            <text:p>04 67 15 46 00</text:p>
          </table:table-cell>
          <table:table-cell office:value-type="string">
            <text:p>04 67 15 46 15</text:p>
          </table:table-cell>
          <table:table-cell/>
          <table:table-cell office:value-type="string">
            <text:p>www.mhscfoot.com</text:p>
          </table:table-cell>
          <table:table-cell table:number-columns-repeated="6"/>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ieu des rencontres &lt;a id="TPL_ANNUAIRE" title="Stade de la Mosson" href="#" typelien="LienTemplate" ancre="524"&gt;Stade de la Mosson&lt;/a&gt;</text:p>
          </table:table-cell>
          <table:table-cell/>
        </table:table-row>
        <table:table-row table:style-name="ro1">
          <table:table-cell office:value-type="float" office:value="533">
            <text:p>533</text:p>
          </table:table-cell>
          <table:table-cell office:value-type="string">
            <text:p>Piscines</text:p>
          </table:table-cell>
          <table:table-cell office:value-type="string">
            <text:p>Piscine Jean-Taris</text:p>
          </table:table-cell>
          <table:table-cell office:value-type="string">
            <text:p>Port Marianne</text:p>
          </table:table-cell>
          <table:table-cell office:value-type="string">
            <text:p>La Pompignane</text:p>
          </table:table-cell>
          <table:table-cell office:value-type="string">
            <text:p>04 67 79 03 11</text:p>
          </table:table-cell>
          <table:table-cell table:number-columns-repeated="4"/>
          <table:table-cell office:value-type="string">
            <text:p>1391</text:p>
          </table:table-cell>
          <table:table-cell office:value-type="string">
            <text:p>43.6208517423</text:p>
          </table:table-cell>
          <table:table-cell office:value-type="string">
            <text:p>3.90127761747</text:p>
          </table:table-cell>
          <table:table-cell office:value-type="string">
            <text:p>67</text:p>
          </table:table-cell>
          <table:table-cell/>
          <table:table-cell office:value-type="string">
            <text:p>rue Louise-Mich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 arrêt André-Malraux <text:s/></text:p>
          </table:table-cell>
          <table:table-cell office:value-type="string">
            <text:p>&lt;p&gt;&lt;img alt="Photo de la piscine Jean Taris" src="/uploads/WEB_CHEMIN_930_1128953864.gif" align="left" idtf="930" /&gt;&lt;/p&gt;&lt;p&gt;Piscine de type «tournesol», gérée par &lt;a id="310" title="Montpellier Agglomération" href="#" typelien="LienExterne"&gt;Montpellier Agglomération&lt;/a&gt;.&lt;/p&gt;</text:p>
          </table:table-cell>
          <table:table-cell/>
        </table:table-row>
        <table:table-row table:style-name="ro1">
          <table:table-cell office:value-type="float" office:value="534">
            <text:p>534</text:p>
          </table:table-cell>
          <table:table-cell office:value-type="string">
            <text:p>Piscines</text:p>
          </table:table-cell>
          <table:table-cell office:value-type="string">
            <text:p>Piscine Jean-Vives</text:p>
          </table:table-cell>
          <table:table-cell office:value-type="string">
            <text:p>Croix d'Argent</text:p>
          </table:table-cell>
          <table:table-cell office:value-type="string">
            <text:p>Lemasson</text:p>
          </table:table-cell>
          <table:table-cell office:value-type="string">
            <text:p>04 67 27 74 79</text:p>
          </table:table-cell>
          <table:table-cell table:number-columns-repeated="4"/>
          <table:table-cell office:value-type="string">
            <text:p>1390</text:p>
          </table:table-cell>
          <table:table-cell office:value-type="string">
            <text:p>43.5877882153</text:p>
          </table:table-cell>
          <table:table-cell office:value-type="string">
            <text:p>3.87267205859</text:p>
          </table:table-cell>
          <table:table-cell office:value-type="string">
            <text:p>1 933</text:p>
          </table:table-cell>
          <table:table-cell/>
          <table:table-cell office:value-type="string">
            <text:p>avenue de Maur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35">
            <text:p>535</text:p>
          </table:table-cell>
          <table:table-cell office:value-type="string">
            <text:p>Piscines</text:p>
          </table:table-cell>
          <table:table-cell office:value-type="string">
            <text:p>Piscine Marcel-Spilliaert</text:p>
          </table:table-cell>
          <table:table-cell office:value-type="string">
            <text:p>Les Cévennes</text:p>
          </table:table-cell>
          <table:table-cell/>
          <table:table-cell office:value-type="string">
            <text:p>04 67 42 00 92</text:p>
          </table:table-cell>
          <table:table-cell table:number-columns-repeated="4"/>
          <table:table-cell office:value-type="string">
            <text:p>1484</text:p>
          </table:table-cell>
          <table:table-cell office:value-type="string">
            <text:p>43.5982658284</text:p>
          </table:table-cell>
          <table:table-cell office:value-type="string">
            <text:p>3.84327177352</text:p>
          </table:table-cell>
          <table:table-cell office:value-type="string">
            <text:p>154</text:p>
          </table:table-cell>
          <table:table-cell/>
          <table:table-cell office:value-type="string">
            <text:p>rue Camille-Desmouli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 arrêt Collège Marcel-Pagnol</text:p>
          </table:table-cell>
          <table:table-cell office:value-type="string">
            <text:p>&lt;p&gt;&lt;img alt="Photo piscine Marcel Spilliaert " src="/uploads/WEB_CHEMIN_927_1128951999.gif" align="left" idtf="927" /&gt;Agréable piscine avec un bassin sportif de 25 mètres (5 couloirs) et un petit bassin permettant l’apprentissage de la natation et l’accueil des bébés nageurs. &lt;/p&gt;&lt;p&gt;Equipement géré par &lt;a id="310" title="Montpellier Agglomération" href="#" typelien="LienExterne"&gt;Montpellier Agglomération&lt;/a&gt;. &lt;/p&gt;</text:p>
          </table:table-cell>
          <table:table-cell/>
        </table:table-row>
        <table:table-row table:style-name="ro1">
          <table:table-cell office:value-type="float" office:value="536">
            <text:p>536</text:p>
          </table:table-cell>
          <table:table-cell office:value-type="string">
            <text:p>Piscines</text:p>
          </table:table-cell>
          <table:table-cell office:value-type="string">
            <text:p>Piscine Nakache</text:p>
          </table:table-cell>
          <table:table-cell office:value-type="string">
            <text:p>Port Marianne</text:p>
          </table:table-cell>
          <table:table-cell/>
          <table:table-cell office:value-type="string">
            <text:p>04 67 22 57 05</text:p>
          </table:table-cell>
          <table:table-cell table:number-columns-repeated="4"/>
          <table:table-cell office:value-type="string">
            <text:p>TA156</text:p>
          </table:table-cell>
          <table:table-cell table:number-columns-repeated="2"/>
          <table:table-cell office:value-type="string">
            <text:p>237</text:p>
          </table:table-cell>
          <table:table-cell/>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Millénaire</text:p>
          </table:table-cell>
          <table:table-cell office:value-type="string">
            <text:p>lignes 9 et 12 arrêt Saint-Michel</text:p>
          </table:table-cell>
          <table:table-cell office:value-type="string">
            <text:p>&lt;p&gt;&lt;img alt="Photo de la piscine Nakache" src="/uploads/WEB_CHEMIN_924_1128950985.gif" align="left" idtf="924" /&gt;&lt;/p&gt;&lt;p&gt;Cette piscine, gérée par &lt;a id="310" title="Montpellier Agglomération" href="#" typelien="LienExterne"&gt;Montpellier Agglomération&lt;/a&gt;, est constituée d’un bassin couvert de 25 m x 12,5 m disposant de 5 couloirs, d’une profondeur constante de 2,15 m. &lt;/p&gt;&lt;p&gt;Elle est prioritairement réservée à l’apprentissage de la natation scolaire pour les cycles élémentaires. &lt;/p&gt;</text:p>
          </table:table-cell>
          <table:table-cell/>
        </table:table-row>
        <table:table-row table:style-name="ro1">
          <table:table-cell office:value-type="float" office:value="537">
            <text:p>537</text:p>
          </table:table-cell>
          <table:table-cell office:value-type="string">
            <text:p>Piscines</text:p>
          </table:table-cell>
          <table:table-cell office:value-type="string">
            <text:p>Piscine Pitot</text:p>
          </table:table-cell>
          <table:table-cell office:value-type="string">
            <text:p>Montpellier Centre</text:p>
          </table:table-cell>
          <table:table-cell office:value-type="string">
            <text:p>Centre historique</text:p>
          </table:table-cell>
          <table:table-cell office:value-type="string">
            <text:p>04 67 52 58 89</text:p>
          </table:table-cell>
          <table:table-cell table:number-columns-repeated="4"/>
          <table:table-cell office:value-type="string">
            <text:p>1463</text:p>
          </table:table-cell>
          <table:table-cell office:value-type="string">
            <text:p>43.6124878168</text:p>
          </table:table-cell>
          <table:table-cell office:value-type="string">
            <text:p>3.87031842074</text:p>
          </table:table-cell>
          <table:table-cell office:value-type="string">
            <text:p>40</text:p>
          </table:table-cell>
          <table:table-cell/>
          <table:table-cell office:value-type="string">
            <text:p>allée Jean-Raymo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6, 7 et 16 arrêt Pitot</text:p>
          </table:table-cell>
          <table:table-cell office:value-type="string">
            <text:p>&lt;p&gt;&lt;img alt="Photo piscine Pitot" src="/uploads/WEB_CHEMIN_926_1128951666.gif" align="left" idtf="926" /&gt;Cette piscine ‎couverte de 25 mètres et 5 couloirs, gérée par &lt;a id="310" title="Montpellier Agglomération" href="#" typelien="LienExterne"&gt;Montpellier Agglomération&lt;/a&gt;, est très fréquentée notamment par ‎les étudiants.‎ &lt;/p&gt;</text:p>
          </table:table-cell>
          <table:table-cell/>
        </table:table-row>
        <table:table-row table:style-name="ro1">
          <table:table-cell office:value-type="float" office:value="538">
            <text:p>538</text:p>
          </table:table-cell>
          <table:table-cell office:value-type="string">
            <text:p>Piscines</text:p>
          </table:table-cell>
          <table:table-cell office:value-type="string">
            <text:p>Piscine Suzanne-Berlioux</text:p>
          </table:table-cell>
          <table:table-cell office:value-type="string">
            <text:p>Prés d'Arènes</text:p>
          </table:table-cell>
          <table:table-cell office:value-type="string">
            <text:p>Les Aiguerelles</text:p>
          </table:table-cell>
          <table:table-cell office:value-type="string">
            <text:p>04 67 65 38 71</text:p>
          </table:table-cell>
          <table:table-cell table:number-columns-repeated="4"/>
          <table:table-cell office:value-type="string">
            <text:p>818</text:p>
          </table:table-cell>
          <table:table-cell office:value-type="string">
            <text:p>43.5905349049</text:p>
          </table:table-cell>
          <table:table-cell office:value-type="string">
            <text:p>3.89569791366</text:p>
          </table:table-cell>
          <table:table-cell table:number-columns-repeated="2"/>
          <table:table-cell office:value-type="string">
            <text:p>Rue Métairie-de-Sayss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 terminus La Rauze</text:p>
          </table:table-cell>
          <table:table-cell office:value-type="string">
            <text:p>&lt;p&gt;&lt;img alt="Photo piscine Suzanne Berlioux" src="/uploads/WEB_CHEMIN_925_1128951246.gif" align="left" idtf="925" /&gt;&lt;/p&gt;&lt;p&gt;Piscine de type « tournesol », gérée par &lt;a id="310" title="Montpellier Agglomération" href="#" typelien="LienExterne"&gt;Montpellier Agglomération&lt;/a&gt;. &lt;/p&gt;&lt;p&gt;Cette installation de proximité ‎propose un concept très apprécié en saison estivale avec une ‎ouverture de la coupole sur un espace pelousé (bassin de 25 mètres avec ‎‎4 couloirs).‎ &lt;/p&gt;</text:p>
          </table:table-cell>
          <table:table-cell/>
        </table:table-row>
        <table:table-row table:style-name="ro1">
          <table:table-cell office:value-type="float" office:value="539">
            <text:p>539</text:p>
          </table:table-cell>
          <table:table-cell office:value-type="string">
            <text:p>Gymnases</text:p>
          </table:table-cell>
          <table:table-cell office:value-type="string">
            <text:p>Gymnase Lou-Clapas</text:p>
          </table:table-cell>
          <table:table-cell office:value-type="string">
            <text:p>Mosson</text:p>
          </table:table-cell>
          <table:table-cell table:number-columns-repeated="11"/>
          <table:table-cell office:value-type="string">
            <text:p>Avenue </text:p>
          </table:table-cell>
          <table:table-cell office:value-type="string">
            <text:p>de Heildelberg</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implantation du gymnase Lou-Clapas &amp;#224; la Mosson permet de diversifier et completer l'offre sportive du quartier, par la GRS notamment.&lt;/p&gt; &lt;p&gt;Equipement g&amp;#233;r&amp;#233; par &lt;a id="310" href="#" title="Montpellier Agglom&amp;#233;ration" typelien="LienExterne"&gt;Montpellier Agglom&amp;#233;ration&lt;/a&gt;.&lt;/p&gt;</text:p>
          </table:table-cell>
          <table:table-cell/>
        </table:table-row>
        <table:table-row table:style-name="ro1">
          <table:table-cell office:value-type="float" office:value="540">
            <text:p>540</text:p>
          </table:table-cell>
          <table:table-cell office:value-type="string">
            <text:p>Clubs sportifs</text:p>
          </table:table-cell>
          <table:table-cell office:value-type="string">
            <text:p>ASA Hérault - Critérium des Cevennes</text:p>
          </table:table-cell>
          <table:table-cell office:value-type="string">
            <text:p>Les Cévennes</text:p>
          </table:table-cell>
          <table:table-cell office:value-type="string">
            <text:p>Alco</text:p>
          </table:table-cell>
          <table:table-cell office:value-type="string">
            <text:p>04 67 61 00 99</text:p>
          </table:table-cell>
          <table:table-cell table:number-columns-repeated="2"/>
          <table:table-cell office:value-type="string">
            <text:p>asa-herault.com</text:p>
          </table:table-cell>
          <table:table-cell table:number-columns-repeated="4"/>
          <table:table-cell office:value-type="string">
            <text:p>577</text:p>
          </table:table-cell>
          <table:table-cell/>
          <table:table-cell office:value-type="string">
            <text:p>avenue du Professeur-Louis-Ravaz</text:p>
          </table:table-cell>
          <table:table-cell/>
          <table:table-cell office:value-type="string">
            <text:p>Résidence le Rimbaud</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haque année, le Critérium des Cévennes attire des milliers de spectateurs sur le bord des routes.</text:p>
          </table:table-cell>
          <table:table-cell/>
        </table:table-row>
        <table:table-row table:style-name="ro1">
          <table:table-cell office:value-type="float" office:value="541">
            <text:p>541</text:p>
          </table:table-cell>
          <table:table-cell office:value-type="string">
            <text:p>Clubs sportifs</text:p>
          </table:table-cell>
          <table:table-cell office:value-type="string">
            <text:p>Club sportif bouliste de Montpellier</text:p>
          </table:table-cell>
          <table:table-cell office:value-type="string">
            <text:p>Montpellier Centre</text:p>
          </table:table-cell>
          <table:table-cell/>
          <table:table-cell table:number-columns-repeated="2" office:value-type="string">
            <text:p>04 67 41 01 39</text:p>
          </table:table-cell>
          <table:table-cell table:number-columns-repeated="6"/>
          <table:table-cell office:value-type="string">
            <text:p>6</text:p>
          </table:table-cell>
          <table:table-cell/>
          <table:table-cell office:value-type="string">
            <text:p>rue Boussinesq</text:p>
          </table:table-cell>
          <table:table-cell/>
          <table:table-cell office:value-type="string">
            <text:p>Boulodrome A. Perrier</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e Club sportif bouliste de Montpellier est l'école idéale pour se familiariser avec ce sport d'adresse et de précision.</text:p>
          </table:table-cell>
          <table:table-cell/>
        </table:table-row>
        <table:table-row table:style-name="ro1">
          <table:table-cell office:value-type="float" office:value="543">
            <text:p>543</text:p>
          </table:table-cell>
          <table:table-cell office:value-type="string">
            <text:p>Bibliothèques et médiathèques</text:p>
          </table:table-cell>
          <table:table-cell office:value-type="string">
            <text:p>Médiathèque centrale Émile Zola</text:p>
          </table:table-cell>
          <table:table-cell office:value-type="string">
            <text:p>Montpellier Centre</text:p>
          </table:table-cell>
          <table:table-cell office:value-type="string">
            <text:p>Antigone</text:p>
          </table:table-cell>
          <table:table-cell office:value-type="string">
            <text:p>04 67 34 87 00</text:p>
          </table:table-cell>
          <table:table-cell office:value-type="string">
            <text:p>04 67 34 87 01</text:p>
          </table:table-cell>
          <table:table-cell/>
          <table:table-cell office:value-type="string">
            <text:p>mediatheque.montpellier-agglo.com/</text:p>
          </table:table-cell>
          <table:table-cell/>
          <table:table-cell office:value-type="string">
            <text:p>40787</text:p>
          </table:table-cell>
          <table:table-cell office:value-type="string">
            <text:p>43.6084099727</text:p>
          </table:table-cell>
          <table:table-cell office:value-type="string">
            <text:p>3.89331047991</text:p>
          </table:table-cell>
          <table:table-cell office:value-type="string">
            <text:p>218</text:p>
          </table:table-cell>
          <table:table-cell/>
          <table:table-cell office:value-type="string">
            <text:p>boulevard</text:p>
          </table:table-cell>
          <table:table-cell office:value-type="string">
            <text:p>de l'Aéroport International</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Place de l'Europe</text:p>
          </table:table-cell>
          <table:table-cell office:value-type="string">
            <text:p>ligne 12 arrêt Piscine Olympique</text:p>
          </table:table-cell>
          <table:table-cell office:value-type="string">
            <text:p>&lt;p&gt;Capable d&amp;#8217;accueillir simultan&amp;#233;ment 2 300 personnes et offrant 1 400 places assises, cet &amp;#233;quipement,&amp;#160;est le centre du r&amp;#233;seau des m&amp;#233;diath&amp;#232;ques et biblioth&amp;#232;ques de &lt;a id="310" href="#" title="Acc&amp;#233;der au site web de Montpellier Agglom&amp;#233;ration" typelien="LienExterne"&gt;Montpellier Agglom&amp;#233;ration&lt;/a&gt;.&lt;/p&gt;</text:p>
          </table:table-cell>
          <table:table-cell/>
        </table:table-row>
        <table:table-row table:style-name="ro1">
          <table:table-cell office:value-type="float" office:value="544">
            <text:p>544</text:p>
          </table:table-cell>
          <table:table-cell office:value-type="string">
            <text:p>Bibliothèques et médiathèques</text:p>
          </table:table-cell>
          <table:table-cell office:value-type="string">
            <text:p>Médiathèque Federico Fellini</text:p>
          </table:table-cell>
          <table:table-cell office:value-type="string">
            <text:p>Montpellier Centre</text:p>
          </table:table-cell>
          <table:table-cell office:value-type="string">
            <text:p>Antigone</text:p>
          </table:table-cell>
          <table:table-cell office:value-type="string">
            <text:p>04 99 06 27 47</text:p>
          </table:table-cell>
          <table:table-cell office:value-type="string">
            <text:p>04 99 06 27 43</text:p>
          </table:table-cell>
          <table:table-cell/>
          <table:table-cell office:value-type="string">
            <text:p>mediatheque.montpellier-agglo.com/</text:p>
          </table:table-cell>
          <table:table-cell/>
          <table:table-cell office:value-type="string">
            <text:p>00022303</text:p>
          </table:table-cell>
          <table:table-cell office:value-type="string">
            <text:p>43.6085789909</text:p>
          </table:table-cell>
          <table:table-cell office:value-type="string">
            <text:p>3.88622786432</text:p>
          </table:table-cell>
          <table:table-cell table:number-columns-repeated="2"/>
          <table:table-cell office:value-type="string">
            <text:p>Place Paul-Be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Antigone</text:p>
          </table:table-cell>
          <table:table-cell office:value-type="string">
            <text:p>ligne 8 arrêt Hôtel de ville</text:p>
          </table:table-cell>
          <table:table-cell office:value-type="string">
            <text:p>&lt;p&gt;Créée en 1995 par la Ville de Montpellier, la médiathèque Federico Fellini est aujourd'hui un élément-clé du réseau des médiathèques de &lt;a id="310" title="Accéder au site web de Montpellier Agglomération" href="#" typelien="LienExterne"&gt;Montpellier Agglomération&lt;/a&gt;. &lt;/p&gt;&lt;p&gt;Elle constitue un lieu privilégié de connaissance et d’exploration de tous les cinémas. &lt;/p&gt;&lt;/font /&gt;</text:p>
          </table:table-cell>
          <table:table-cell/>
        </table:table-row>
        <table:table-row table:style-name="ro1">
          <table:table-cell office:value-type="float" office:value="545">
            <text:p>545</text:p>
          </table:table-cell>
          <table:table-cell office:value-type="string">
            <text:p>Bibliothèques et médiathèques</text:p>
          </table:table-cell>
          <table:table-cell office:value-type="string">
            <text:p>Médiathèque Victor Hugo</text:p>
          </table:table-cell>
          <table:table-cell office:value-type="string">
            <text:p>Croix d'Argent</text:p>
          </table:table-cell>
          <table:table-cell/>
          <table:table-cell office:value-type="string">
            <text:p>04 67 27 17 17</text:p>
          </table:table-cell>
          <table:table-cell office:value-type="string">
            <text:p>04 67 42 46 97</text:p>
          </table:table-cell>
          <table:table-cell/>
          <table:table-cell office:value-type="string">
            <text:p>mediatheque.montpellier-agglo.com</text:p>
          </table:table-cell>
          <table:table-cell/>
          <table:table-cell office:value-type="string">
            <text:p>575</text:p>
          </table:table-cell>
          <table:table-cell office:value-type="string">
            <text:p>43.5964754944</text:p>
          </table:table-cell>
          <table:table-cell office:value-type="string">
            <text:p>3.86527333869</text:p>
          </table:table-cell>
          <table:table-cell office:value-type="string">
            <text:p>207</text:p>
          </table:table-cell>
          <table:table-cell/>
          <table:table-cell office:value-type="string">
            <text:p>rue Guillaume Janvier</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arrêt Mas Drevon</text:p>
          </table:table-cell>
          <table:table-cell office:value-type="string">
            <text:p>ligne 6 arrêt Guillaume-Janvier et ligne 5 arrêt Villeneuve-d'Angoulême</text:p>
          </table:table-cell>
          <table:table-cell office:value-type="string">
            <text:p>&lt;p&gt;La médiathèque, géré par &lt;a id="310" title="Accès direct au site web de Montpellier Agglomération" href="#" typelien="LienExterne"&gt;Montpellier Agglomération&lt;/a&gt;, constitue un pôle culturel essentiel dans le quartier, desservi par la ligne 2 de tramway. &lt;/p&gt;</text:p>
          </table:table-cell>
          <table:table-cell/>
        </table:table-row>
        <table:table-row table:style-name="ro1">
          <table:table-cell office:value-type="float" office:value="546">
            <text:p>546</text:p>
          </table:table-cell>
          <table:table-cell office:value-type="string">
            <text:p>Bibliothèques et médiathèques</text:p>
          </table:table-cell>
          <table:table-cell office:value-type="string">
            <text:p>Médiathèque Jean-Jacques Rousseau</text:p>
          </table:table-cell>
          <table:table-cell office:value-type="string">
            <text:p>Mosson</text:p>
          </table:table-cell>
          <table:table-cell office:value-type="string">
            <text:p>Les Hauts de Massane</text:p>
          </table:table-cell>
          <table:table-cell office:value-type="string">
            <text:p>04 67 10 70 20</text:p>
          </table:table-cell>
          <table:table-cell office:value-type="string">
            <text:p>04 67 10 70 29</text:p>
          </table:table-cell>
          <table:table-cell/>
          <table:table-cell office:value-type="string">
            <text:p>mediatheque.montpellier-agglo.com</text:p>
          </table:table-cell>
          <table:table-cell/>
          <table:table-cell office:value-type="string">
            <text:p>616</text:p>
          </table:table-cell>
          <table:table-cell office:value-type="string">
            <text:p>43.6333123917</text:p>
          </table:table-cell>
          <table:table-cell office:value-type="string">
            <text:p>3.81933956735</text:p>
          </table:table-cell>
          <table:table-cell office:value-type="string">
            <text:p>230</text:p>
          </table:table-cell>
          <table:table-cell/>
          <table:table-cell office:value-type="string">
            <text:p>avenue du Biterr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Saint-Paul</text:p>
          </table:table-cell>
          <table:table-cell office:value-type="string">
            <text:p>ligne 15, arrêt Gémeaux</text:p>
          </table:table-cell>
          <table:table-cell office:value-type="string">
            <text:p>&lt;p&gt;La médiathèque, gérée par &lt;a id="310" title="Accéder au site de Montpellier Agglomération" href="#" typelien="LienExterne"&gt;Montpellier Agglomération&lt;/a&gt;, propose de nombreux espaces et services dédiés aux enfants. &lt;/p&gt;&lt;/font /&gt;</text:p>
          </table:table-cell>
          <table:table-cell/>
        </table:table-row>
        <table:table-row table:style-name="ro1">
          <table:table-cell office:value-type="float" office:value="547">
            <text:p>547</text:p>
          </table:table-cell>
          <table:table-cell office:value-type="string">
            <text:p>Bibliothèques et médiathèques</text:p>
          </table:table-cell>
          <table:table-cell office:value-type="string">
            <text:p>Médiathèque Federico-Garcia Lorca</text:p>
          </table:table-cell>
          <table:table-cell office:value-type="string">
            <text:p>Prés d'Arènes</text:p>
          </table:table-cell>
          <table:table-cell/>
          <table:table-cell office:value-type="string">
            <text:p>04 99 13 39 49</text:p>
          </table:table-cell>
          <table:table-cell office:value-type="string">
            <text:p>04 99 13 39 50</text:p>
          </table:table-cell>
          <table:table-cell/>
          <table:table-cell office:value-type="string">
            <text:p>mediatheque.montpellier-agglo.com</text:p>
          </table:table-cell>
          <table:table-cell/>
          <table:table-cell office:value-type="string">
            <text:p>70244200</text:p>
          </table:table-cell>
          <table:table-cell office:value-type="string">
            <text:p>43.5896435747</text:p>
          </table:table-cell>
          <table:table-cell office:value-type="string">
            <text:p>3.89100866653</text:p>
          </table:table-cell>
          <table:table-cell office:value-type="string">
            <text:p>162</text:p>
          </table:table-cell>
          <table:table-cell/>
          <table:table-cell office:value-type="string">
            <text:p>avenue de Palav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16 et 17, arrêt Garcia-Lorca</text:p>
          </table:table-cell>
          <table:table-cell office:value-type="string">
            <text:p>&lt;p&gt;L'architecture originale de cette médiathèque, gérée par &lt;a id="310" title="Accéder au site web de Montpellier Agglomération" href="#" typelien="LienExterne"&gt;Montpellier Agglomération&lt;/a&gt;, rend hommage aux formes expressives du poëte-musicien espagnol Federico Garcia Lorca. &lt;/p&gt;&lt;/font /&gt;</text:p>
          </table:table-cell>
          <table:table-cell/>
        </table:table-row>
        <table:table-row table:style-name="ro3">
          <table:table-cell office:value-type="float" office:value="548">
            <text:p>548</text:p>
          </table:table-cell>
          <table:table-cell office:value-type="string">
            <text:p>Bibliothèques et médiathèques</text:p>
          </table:table-cell>
          <table:table-cell office:value-type="string">
            <text:p>Médiathèque William Shakespeare</text:p>
          </table:table-cell>
          <table:table-cell office:value-type="string">
            <text:p>Les Cévennes</text:p>
          </table:table-cell>
          <table:table-cell/>
          <table:table-cell office:value-type="string">
            <text:p>04 67 16 34 20</text:p>
          </table:table-cell>
          <table:table-cell office:value-type="string">
            <text:p>04 67 16 34 21</text:p>
          </table:table-cell>
          <table:table-cell/>
          <table:table-cell office:value-type="string">
            <text:p>mediatheque.montpellier-agglo.com</text:p>
          </table:table-cell>
          <table:table-cell/>
          <table:table-cell office:value-type="string">
            <text:p>TA39</text:p>
          </table:table-cell>
          <table:table-cell table:number-columns-repeated="2"/>
          <table:table-cell office:value-type="string">
            <text:p>150</text:p>
          </table:table-cell>
          <table:table-cell/>
          <table:table-cell office:value-type="string">
            <text:p>avenue Paul-Bringuier</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2"/>
          <table:table-cell office:value-type="string">
            <text:p>Parking réservé à la médiathèque</text:p>
          </table:table-cell>
          <table:table-cell table:number-columns-repeated="3"/>
          <table:table-cell office:value-type="string">
            <text:p>lignes 15 et 25, arrêt Les Tonnelles</text:p>
            <text:p>ligne 6, arrêt Paul-Bringuier</text:p>
            <text:p>La Ronde, arrêts Belvédère ou Les Tonnelles</text:p>
          </table:table-cell>
          <table:table-cell office:value-type="string">
            <text:p>&lt;p&gt;Cette médiathèque, gérée par &lt;a id="310" title="Accéder au site web de Montpellier Agglomération" href="#" typelien="LienExterne"&gt;Montpellier Agglomération&lt;/a&gt;, dispose de 1 000 m², offre près de 31 000 documents en prêt, un espace d’animation, de formation aux nouvelles technologies et représente un lieu idéal de rencontres et de convivialité. &lt;/p&gt;&lt;/font /&gt;</text:p>
          </table:table-cell>
          <table:table-cell/>
        </table:table-row>
        <table:table-row table:style-name="ro2">
          <table:table-cell office:value-type="float" office:value="549">
            <text:p>549</text:p>
          </table:table-cell>
          <table:table-cell office:value-type="string">
            <text:p>Bibliothèques et médiathèques</text:p>
          </table:table-cell>
          <table:table-cell office:value-type="string">
            <text:p>Bibliothèque Paul Langevin</text:p>
          </table:table-cell>
          <table:table-cell office:value-type="string">
            <text:p>Hôpitaux - Facultés</text:p>
          </table:table-cell>
          <table:table-cell/>
          <table:table-cell office:value-type="string">
            <text:p>04 67 72 58 76</text:p>
          </table:table-cell>
          <table:table-cell office:value-type="string">
            <text:p>04 67 42 46 97</text:p>
          </table:table-cell>
          <table:table-cell/>
          <table:table-cell office:value-type="string">
            <text:p>mediatheque.montpellier-agglo.com/</text:p>
          </table:table-cell>
          <table:table-cell/>
          <table:table-cell office:value-type="string">
            <text:p>00052300</text:p>
          </table:table-cell>
          <table:table-cell office:value-type="string">
            <text:p>43.6266733882</text:p>
          </table:table-cell>
          <table:table-cell office:value-type="string">
            <text:p>3.88236497119</text:p>
          </table:table-cell>
          <table:table-cell office:value-type="string">
            <text:p>1071</text:p>
          </table:table-cell>
          <table:table-cell/>
          <table:table-cell office:value-type="string">
            <text:p>avenue </text:p>
          </table:table-cell>
          <table:table-cell office:value-type="string">
            <text:p>de la Justice-de-Castelnau</text:p>
          </table:table-cell>
          <table:table-cell office:value-type="string">
            <text:p>Maison pour tous Albert-Dubout</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arrêt Aiguelongue </text:p>
            <text:p/>
          </table:table-cell>
          <table:table-cell office:value-type="string">
            <text:p>ligne 9 et La Ronde, arrêt Montasinos </text:p>
          </table:table-cell>
          <table:table-cell office:value-type="string">
            <text:p>&lt;p&gt;La biblioth&amp;#232;que Paul Langevin, situ&amp;#233;e dans les b&amp;#226;timents de la &lt;a id="536" href="#" title="Acc&amp;#233;der &amp;#224; la page maison pour tous Albert-Dubout" typelien="LienInterne"&gt;maison pour tous Albert-Dubout&lt;/a&gt;, est g&amp;#233;r&amp;#233;e par &lt;a id="310" href="#" title="Acc&amp;#233;der au site de Montpellier Agglom&amp;#233;ration" typelien="LienExterne"&gt;Montpellier Agglom&amp;#233;ration&lt;/a&gt;.&amp;#160;&lt;/p&gt; &lt;p&gt;&amp;#160;&lt;/p&gt;</text:p>
          </table:table-cell>
          <table:table-cell/>
        </table:table-row>
        <table:table-row table:style-name="ro1">
          <table:table-cell office:value-type="float" office:value="550">
            <text:p>550</text:p>
          </table:table-cell>
          <table:table-cell office:value-type="string">
            <text:p>Bibliothèques et médiathèques</text:p>
          </table:table-cell>
          <table:table-cell office:value-type="string">
            <text:p>Bibliothèque Jean-Paul Sartre</text:p>
          </table:table-cell>
          <table:table-cell office:value-type="string">
            <text:p>Montpellier Centre</text:p>
          </table:table-cell>
          <table:table-cell office:value-type="string">
            <text:p>Figuerolles</text:p>
          </table:table-cell>
          <table:table-cell office:value-type="string">
            <text:p>04 67 07 92 86</text:p>
          </table:table-cell>
          <table:table-cell table:number-columns-repeated="2"/>
          <table:table-cell office:value-type="string">
            <text:p>mediatheque.montpellier-agglo.com/</text:p>
          </table:table-cell>
          <table:table-cell/>
          <table:table-cell office:value-type="string">
            <text:p>TA38</text:p>
          </table:table-cell>
          <table:table-cell table:number-columns-repeated="2"/>
          <table:table-cell office:value-type="string">
            <text:p>4</text:p>
          </table:table-cell>
          <table:table-cell/>
          <table:table-cell office:value-type="string">
            <text:p>rue Sama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 arrêt Mas de Merle et ligne 11, arrêt Cité Gély</text:p>
          </table:table-cell>
          <table:table-cell office:value-type="string">
            <text:p>&lt;p&gt;En plein cœur du quartier Figuerolles, un espace culturel ouvert à tous, géré par &lt;a id="310" title="Accéder au site web de Montpellier Agglomération" href="#" typelien="LienExterne"&gt;Montpellier Agglomération&lt;/a&gt;.   &lt;/p&gt;&lt;/font /&gt;</text:p>
          </table:table-cell>
          <table:table-cell/>
        </table:table-row>
        <table:table-row table:style-name="ro1">
          <table:table-cell office:value-type="float" office:value="552">
            <text:p>552</text:p>
          </table:table-cell>
          <table:table-cell office:value-type="string">
            <text:p>Services municipaux</text:p>
          </table:table-cell>
          <table:table-cell office:value-type="string">
            <text:p>Service des eaux</text:p>
          </table:table-cell>
          <table:table-cell office:value-type="string">
            <text:p>Montpellier Centre</text:p>
          </table:table-cell>
          <table:table-cell/>
          <table:table-cell office:value-type="string">
            <text:p>04 67 34 72 03</text:p>
          </table:table-cell>
          <table:table-cell office:value-type="string">
            <text:p>04 67 34 59 08</text:p>
          </table:table-cell>
          <table:table-cell table:number-columns-repeated="2"/>
          <table:table-cell office:value-type="string">
            <text:p>Parking Comédie</text:p>
          </table:table-cell>
          <table:table-cell office:value-type="string">
            <text:p>00053500</text:p>
          </table:table-cell>
          <table:table-cell table:number-columns-repeated="2"/>
          <table:table-cell office:value-type="string">
            <text:p>1</text:p>
          </table:table-cell>
          <table:table-cell/>
          <table:table-cell office:value-type="string">
            <text:p>place</text:p>
          </table:table-cell>
          <table:table-cell office:value-type="string">
            <text:p>Francis-Ponge</text:p>
          </table:table-cell>
          <table:table-cell office:value-type="string">
            <text:p>Mairie B</text:p>
          </table:table-cell>
          <table:table-cell office:value-type="string">
            <text:p>34064</text:p>
          </table:table-cell>
          <table:table-cell office:value-type="string">
            <text:p>Montpellier</text:p>
          </table:table-cell>
          <table:table-cell office:value-type="string">
            <text:p>Cedex 2</text:p>
          </table:table-cell>
          <table:table-cell office:value-type="string">
            <text:p>AUX_NORMES</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ul&gt; &lt;li&gt;1&lt;sup&gt;er&lt;/sup&gt; &amp;#233;tage de la Mairie B&lt;/li&gt; &lt;li&gt;Ouverture du lundi au vendredi de 8h30 &amp;#224; 12h00 et de 14h00 &amp;#224; 17h00&amp;#160;&lt;/li&gt; &lt;/ul&gt;</text:p>
          </table:table-cell>
          <table:table-cell/>
        </table:table-row>
        <table:table-row table:style-name="ro1">
          <table:table-cell office:value-type="float" office:value="553">
            <text:p>553</text:p>
          </table:table-cell>
          <table:table-cell office:value-type="string">
            <text:p>Services municipaux</text:p>
          </table:table-cell>
          <table:table-cell office:value-type="string">
            <text:p>Service enfance</text:p>
          </table:table-cell>
          <table:table-cell office:value-type="string">
            <text:p>Montpellier Centre</text:p>
          </table:table-cell>
          <table:table-cell table:number-columns-repeated="2"/>
          <table:table-cell office:value-type="string">
            <text:p>04 67 34 59 05</text:p>
          </table:table-cell>
          <table:table-cell table:number-columns-repeated="2"/>
          <table:table-cell office:value-type="string">
            <text:p>Antigone, Polygone, Triangle</text:p>
          </table:table-cell>
          <table:table-cell office:value-type="string">
            <text:p>657</text:p>
          </table:table-cell>
          <table:table-cell office:value-type="string">
            <text:p>43.6098322714</text:p>
          </table:table-cell>
          <table:table-cell office:value-type="string">
            <text:p>3.88308058403</text:p>
          </table:table-cell>
          <table:table-cell office:value-type="string">
            <text:p>18</text:p>
          </table:table-cell>
          <table:table-cell/>
          <table:table-cell office:value-type="string">
            <text:p>avenue</text:p>
          </table:table-cell>
          <table:table-cell office:value-type="string">
            <text:p>Frédéric-Mistral</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Hôtel de ville</text:p>
          </table:table-cell>
          <table:table-cell/>
          <table:table-cell office:value-type="string">
            <text:p>&lt;ul&gt; &lt;li&gt;Petite enfance : &lt;strong&gt;04 67 34 70 61 &lt;/strong&gt;&lt;br&gt;&lt;/li&gt; &lt;li&gt;Centres de loisirs : &lt;strong&gt;04 67 34 74 47&lt;/strong&gt;&lt;/li&gt; &lt;/ul&gt; &lt;ul&gt; &lt;li&gt;Horaires d'ouverture&lt;br&gt;Du lundi au vendredi de 8h 30 &amp;#224; 17h &lt;/li&gt; &lt;/ul&gt; &lt;ul&gt; &lt;li&gt;Horaires d'accueil de la section sociale&lt;br&gt;Du lundi au vendredi de 12h30 &amp;#224; 17h&lt;/li&gt; &lt;/ul&gt;</text:p>
          </table:table-cell>
          <table:table-cell/>
        </table:table-row>
        <table:table-row table:style-name="ro1">
          <table:table-cell office:value-type="float" office:value="554">
            <text:p>554</text:p>
          </table:table-cell>
          <table:table-cell office:value-type="string">
            <text:p>Postes de Police municipale</text:p>
          </table:table-cell>
          <table:table-cell office:value-type="string">
            <text:p>Poste de police municipale Aiguelongue</text:p>
          </table:table-cell>
          <table:table-cell office:value-type="string">
            <text:p>Hôpitaux - Facultés</text:p>
          </table:table-cell>
          <table:table-cell/>
          <table:table-cell office:value-type="string">
            <text:p>04 67 41 41 44</text:p>
          </table:table-cell>
          <table:table-cell table:number-columns-repeated="4"/>
          <table:table-cell office:value-type="string">
            <text:p>00089600</text:p>
          </table:table-cell>
          <table:table-cell office:value-type="string">
            <text:p>43.6274081675</text:p>
          </table:table-cell>
          <table:table-cell office:value-type="string">
            <text:p>3.87599807346</text:p>
          </table:table-cell>
          <table:table-cell table:number-columns-repeated="2"/>
          <table:table-cell office:value-type="string">
            <text:p>rue des Cétoin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lt;/li&gt;&lt;li&gt;Ce poste couvre les sous-quartiers: &lt;br /&gt;- Hôpitaux-Facultés, &lt;br /&gt;- Aiguelongue, &lt;br /&gt;- Plan des quatre seigneurs&lt;/li&gt;&lt;/ul&gt;</text:p>
          </table:table-cell>
          <table:table-cell/>
        </table:table-row>
        <table:table-row table:style-name="ro1">
          <table:table-cell office:value-type="float" office:value="555">
            <text:p>555</text:p>
          </table:table-cell>
          <table:table-cell office:value-type="string">
            <text:p>Salles d'expo</text:p>
          </table:table-cell>
          <table:table-cell office:value-type="string">
            <text:p>Le Pavillon Populaire</text:p>
          </table:table-cell>
          <table:table-cell office:value-type="string">
            <text:p>Montpellier Centre</text:p>
          </table:table-cell>
          <table:table-cell/>
          <table:table-cell office:value-type="string">
            <text:p>04 67 66 13 46</text:p>
          </table:table-cell>
          <table:table-cell table:number-columns-repeated="9"/>
          <table:table-cell table:number-columns-repeated="2" office:value-type="string">
            <text:p>Esplanade Charles-de-Gaulle</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AUX_NORMES</text:p>
          </table:table-cell>
          <table:table-cell table:number-columns-repeated="3"/>
          <table:table-cell office:value-type="string">
            <text:p>ligne 1, station Comédie</text:p>
          </table:table-cell>
          <table:table-cell/>
          <table:table-cell office:value-type="string">
            <text:p>&lt;p&gt;Ouvert du mardi au dimanche inclus, de 10h00 &amp;#224; 12h30 et de 13h30 &amp;#224;&amp;#160;18h00 durant les expositions&lt;br&gt;Entr&amp;#233;e libre&lt;/p&gt; &lt;p&gt;Visites guid&amp;#233;es gratuites chaque jours &amp;#224; 14h30 et 16h00 (sauf le lundi)&lt;br&gt;Possibilit&amp;#233; de visites de groupe sur demande&lt;/p&gt; &lt;p&gt;&lt;a id="506" href="#" typelien="LienInterne"&gt;&amp;gt;&amp;gt; exposition en cours&lt;/a&gt;&lt;/p&gt;</text:p>
          </table:table-cell>
          <table:table-cell/>
        </table:table-row>
        <table:table-row table:style-name="ro4">
          <table:table-cell office:value-type="float" office:value="556">
            <text:p>556</text:p>
          </table:table-cell>
          <table:table-cell office:value-type="string">
            <text:p>Salles d'expo</text:p>
          </table:table-cell>
          <table:table-cell office:value-type="string">
            <text:p>Le Carré Sainte-Anne</text:p>
          </table:table-cell>
          <table:table-cell office:value-type="string">
            <text:p>Montpellier Centre</text:p>
          </table:table-cell>
          <table:table-cell/>
          <table:table-cell office:value-type="string">
            <text:p>04 67 34 88 80 (admin.) - 04 67 60 82 11 (accueil)</text:p>
          </table:table-cell>
          <table:table-cell office:value-type="string">
            <text:p>04 67 34 88 90</text:p>
          </table:table-cell>
          <table:table-cell office:value-type="string">
            <text:p>madeline.faure@ville-montpellier.fr</text:p>
          </table:table-cell>
          <table:table-cell table:number-columns-repeated="2"/>
          <table:table-cell office:value-type="string">
            <text:p>1763</text:p>
          </table:table-cell>
          <table:table-cell office:value-type="string">
            <text:p>43.6101066603</text:p>
          </table:table-cell>
          <table:table-cell office:value-type="string">
            <text:p>3.87452928383</text:p>
          </table:table-cell>
          <table:table-cell office:value-type="string">
            <text:p>2</text:p>
          </table:table-cell>
          <table:table-cell/>
          <table:table-cell office:value-type="string">
            <text:p>Rue</text:p>
          </table:table-cell>
          <table:table-cell office:value-type="string">
            <text:p>Philippy </text:p>
          </table:table-cell>
          <table:table-cell office:value-type="string">
            <text:p>(Eglise)</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office:value-type="string">
            <text:p>AUX_NORMES</text:p>
          </table:table-cell>
          <table:table-cell table:number-columns-repeated="3"/>
          <table:table-cell office:value-type="string">
            <text:p>Centre historique piéton. Eglise désacralisée située sur la place du Petit-Scel. Deux accès visiteurs rue Philippy et rue Sainte Anne.</text:p>
            <text:p/>
            <text:p>Parking sous-sol le plus proche : parking de la préfecture</text:p>
            <text:p>Parking plein air le plus proche : parking des arceaux</text:p>
          </table:table-cell>
          <table:table-cell office:value-type="string">
            <text:p>Ligne 1 arrêt Albert 1er ou Comédie</text:p>
          </table:table-cell>
          <table:table-cell office:value-type="string">
            <text:p>Bus n° 6, 7 et 16 arrêt Peyrou. Arrêt tramway : Arrêt Albert 1er ou Comédie. </text:p>
          </table:table-cell>
          <table:table-cell office:value-type="string">
            <text:p>&lt;p&gt;Install&amp;#233; dans une &amp;#233;glise d&amp;#233;sacralis&amp;#233;e, cet espace d'exposition hors du commun offre ses cimaises &amp;#224; de fr&amp;#233;quentes expositions d'art contemporain et accueille des manifestations culturelles r&amp;#233;gionales.&lt;/p&gt; &lt;p&gt;Ouvert du mardi au dimanche inclus, en p&amp;#233;riode d'exposition, de 11h &amp;#224; 13h et de 14h &amp;#224; 19h. Entr&amp;#233;e libre. Possibilit&amp;#233;s de visites de groupes.&lt;/p&gt; &lt;ul&gt; &lt;li&gt;&lt;a id="505" href="#" title="Les expos du Carr&amp;#233; Sainte-Anne" typelien="LienInterne"&gt;Exposition en cours&lt;/a&gt;&lt;/li&gt; &lt;li&gt;&lt;a id="12198" href="#" title="Nouvelle programmation artistique du Carr&amp;#233; Saint-Anne" typelien="LienDocument"&gt;Nouvelle programmation artistique (dossier de presse pdf)&lt;/a&gt;&lt;/li&gt; &lt;/ul&gt;</text:p>
          </table:table-cell>
          <table:table-cell/>
        </table:table-row>
        <table:table-row table:style-name="ro1">
          <table:table-cell office:value-type="float" office:value="557">
            <text:p>557</text:p>
          </table:table-cell>
          <table:table-cell office:value-type="string">
            <text:p>Postes de Police municipale</text:p>
          </table:table-cell>
          <table:table-cell office:value-type="string">
            <text:p>Poste de police municipale Hauts de Massane</text:p>
          </table:table-cell>
          <table:table-cell office:value-type="string">
            <text:p>Mosson</text:p>
          </table:table-cell>
          <table:table-cell/>
          <table:table-cell office:value-type="string">
            <text:p>04 67 75 22 14</text:p>
          </table:table-cell>
          <table:table-cell table:number-columns-repeated="4"/>
          <table:table-cell office:value-type="string">
            <text:p>00225700</text:p>
          </table:table-cell>
          <table:table-cell office:value-type="string">
            <text:p>43.6419376543</text:p>
          </table:table-cell>
          <table:table-cell office:value-type="string">
            <text:p>3.81791082396</text:p>
          </table:table-cell>
          <table:table-cell office:value-type="string">
            <text:p>45</text:p>
          </table:table-cell>
          <table:table-cell/>
          <table:table-cell office:value-type="string">
            <text:p>avenue Guilhem de Poitiers</text:p>
          </table:table-cell>
          <table:table-cell/>
          <table:table-cell office:value-type="string">
            <text:p>Hauts de Massan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lt;/li&gt;&lt;li&gt;Ce poste couvre les sous-quartiers : &lt;br /&gt;- Les Hauts de Massane, &lt;br /&gt;- Mosson, &lt;br /&gt;- Celleneuve.&lt;/li&gt;&lt;/ul&gt;</text:p>
          </table:table-cell>
          <table:table-cell/>
        </table:table-row>
        <table:table-row table:style-name="ro1">
          <table:table-cell office:value-type="float" office:value="558">
            <text:p>558</text:p>
          </table:table-cell>
          <table:table-cell office:value-type="string">
            <text:p>Postes de Police municipale</text:p>
          </table:table-cell>
          <table:table-cell office:value-type="string">
            <text:p>Poste de police municipale Petit-Bard</text:p>
          </table:table-cell>
          <table:table-cell office:value-type="string">
            <text:p>Les Cévennes</text:p>
          </table:table-cell>
          <table:table-cell/>
          <table:table-cell office:value-type="string">
            <text:p>04 67 45 12 20</text:p>
          </table:table-cell>
          <table:table-cell table:number-columns-repeated="4"/>
          <table:table-cell office:value-type="string">
            <text:p>40818</text:p>
          </table:table-cell>
          <table:table-cell office:value-type="string">
            <text:p>43.6153475555</text:p>
          </table:table-cell>
          <table:table-cell office:value-type="string">
            <text:p>3.83899507962</text:p>
          </table:table-cell>
          <table:table-cell office:value-type="string">
            <text:p>14</text:p>
          </table:table-cell>
          <table:table-cell/>
          <table:table-cell office:value-type="string">
            <text:p>avenue du Petit-Bard</text:p>
          </table:table-cell>
          <table:table-cell table:number-columns-repeated="2"/>
          <table:table-cell office:value-type="string">
            <text:p>3403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lt;/li&gt;&lt;li&gt;Ce poste couvre les sous-quartiers : &lt;br /&gt;- Alco, &lt;br /&gt;- Les Cévennes, &lt;br /&gt;- La Martelle, &lt;br /&gt;- La Chamberte. &lt;/li&gt;&lt;/ul&gt;</text:p>
          </table:table-cell>
          <table:table-cell/>
        </table:table-row>
        <table:table-row table:style-name="ro1">
          <table:table-cell office:value-type="float" office:value="559">
            <text:p>559</text:p>
          </table:table-cell>
          <table:table-cell office:value-type="string">
            <text:p>Postes de Police municipale</text:p>
          </table:table-cell>
          <table:table-cell office:value-type="string">
            <text:p>Poste de police municipale Croix d'Argent</text:p>
          </table:table-cell>
          <table:table-cell office:value-type="string">
            <text:p>Croix d'Argent</text:p>
          </table:table-cell>
          <table:table-cell/>
          <table:table-cell office:value-type="string">
            <text:p>04 67 69 15 49</text:p>
          </table:table-cell>
          <table:table-cell table:number-columns-repeated="4"/>
          <table:table-cell office:value-type="string">
            <text:p>633</text:p>
          </table:table-cell>
          <table:table-cell office:value-type="string">
            <text:p>43.5884344758</text:p>
          </table:table-cell>
          <table:table-cell office:value-type="string">
            <text:p>3.86605186617</text:p>
          </table:table-cell>
          <table:table-cell office:value-type="string">
            <text:p>1523</text:p>
          </table:table-cell>
          <table:table-cell/>
          <table:table-cell office:value-type="string">
            <text:p>avenue Villeneuve d'Angoulêm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lt;/li&gt;&lt;li&gt;Ce poste couvre les sous-quartiers : &lt;br /&gt;- Estanove, &lt;br /&gt;- Lemasson, &lt;br /&gt;- Croix d'Argent, &lt;br /&gt;- Pas du Loup.&lt;/li&gt;&lt;/ul&gt;</text:p>
          </table:table-cell>
          <table:table-cell/>
        </table:table-row>
        <table:table-row table:style-name="ro1">
          <table:table-cell office:value-type="float" office:value="560">
            <text:p>560</text:p>
          </table:table-cell>
          <table:table-cell office:value-type="string">
            <text:p>Services municipaux</text:p>
          </table:table-cell>
          <table:table-cell office:value-type="string">
            <text:p>Service des associations</text:p>
          </table:table-cell>
          <table:table-cell office:value-type="string">
            <text:p>Montpellier Centre</text:p>
          </table:table-cell>
          <table:table-cell office:value-type="string">
            <text:p>Comédie</text:p>
          </table:table-cell>
          <table:table-cell office:value-type="string">
            <text:p>04 67 34 71 36</text:p>
          </table:table-cell>
          <table:table-cell table:number-columns-repeated="2"/>
          <table:table-cell office:value-type="string">
            <text:p>www.assos.montpellier.fr</text:p>
          </table:table-cell>
          <table:table-cell/>
          <table:table-cell office:value-type="string">
            <text:p>1563</text:p>
          </table:table-cell>
          <table:table-cell office:value-type="string">
            <text:p>43.6051151283</text:p>
          </table:table-cell>
          <table:table-cell office:value-type="string">
            <text:p>3.87879915816</text:p>
          </table:table-cell>
          <table:table-cell office:value-type="string">
            <text:p>16</text:p>
          </table:table-cell>
          <table:table-cell/>
          <table:table-cell office:value-type="string">
            <text:p>rue</text:p>
          </table:table-cell>
          <table:table-cell office:value-type="string">
            <text:p>de la République</text:p>
          </table:table-cell>
          <table:table-cell office:value-type="string">
            <text:p>Maison de la Démocratie</text:p>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office:value-type="string">
            <text:p>AUX_NORMES</text:p>
          </table:table-cell>
          <table:table-cell office:value-type="string">
            <text:p>PRATICABLE</text:p>
          </table:table-cell>
          <table:table-cell table:number-columns-repeated="3"/>
          <table:table-cell office:value-type="string">
            <text:p>Lignes 1 et 2, station Gare st Roch</text:p>
          </table:table-cell>
          <table:table-cell/>
          <table:table-cell office:value-type="string">
            <text:p>&lt;p&gt;Le service des associations, situ&amp;#233; &amp;#224; la Maison de la D&amp;#233;mocratie a pour principaux buts d'informer, d'assister les associations et le public. Il organise, chaque ann&amp;#233;e le 2e dimanche de septembre, l'Antigone des Associations.&lt;/p&gt; &lt;p&gt;Il &amp;#233;dite l'Annuaire des associations qui recense les associations en activit&amp;#233; sur la ville dans 17 domaines : culture, &amp;#233;ducation, loisirs, sciences...&lt;/p&gt; &lt;p&gt;&amp;#160;&lt;/p&gt;</text:p>
          </table:table-cell>
          <table:table-cell office:value-type="string">
            <text:p>&lt;h5&gt;Adresse postale&lt;/h5&gt; &lt;p&gt;Direction de la d&amp;#233;mocratie de proximit&amp;#233; et vie associative&lt;br&gt;Service des associations&lt;br&gt;Mairie de Montpellier&lt;br&gt;1 place Francis-Ponge&lt;br&gt;34064 Montpellier Cedex 2&lt;/p&gt;</text:p>
          </table:table-cell>
        </table:table-row>
        <table:table-row table:style-name="ro1">
          <table:table-cell office:value-type="float" office:value="561">
            <text:p>561</text:p>
          </table:table-cell>
          <table:table-cell office:value-type="string">
            <text:p>Postes de Police municipale</text:p>
          </table:table-cell>
          <table:table-cell office:value-type="string">
            <text:p>Poste police municipale Saint-Martin</text:p>
          </table:table-cell>
          <table:table-cell office:value-type="string">
            <text:p>Prés d'Arènes</text:p>
          </table:table-cell>
          <table:table-cell/>
          <table:table-cell office:value-type="string">
            <text:p>04 67 58 72 26</text:p>
          </table:table-cell>
          <table:table-cell table:number-columns-repeated="4"/>
          <table:table-cell office:value-type="string">
            <text:p>00013200</text:p>
          </table:table-cell>
          <table:table-cell office:value-type="string">
            <text:p>43.5923260256</text:p>
          </table:table-cell>
          <table:table-cell office:value-type="string">
            <text:p>3.88445696825</text:p>
          </table:table-cell>
          <table:table-cell office:value-type="string">
            <text:p>1</text:p>
          </table:table-cell>
          <table:table-cell/>
          <table:table-cell office:value-type="string">
            <text:p>rue Vache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lt;/li&gt;&lt;li&gt;Ce poste couvre aussi le quartier Port Marianne et les sous-quartiers : &lt;br /&gt;- Saint Martin, &lt;br /&gt;- Aiguerelles, &lt;br /&gt;- Prés d'Arènes, &lt;br /&gt;- Port Marianne, &lt;br /&gt;- Grammont, &lt;br /&gt;- La Pompignane,&lt;br /&gt;- Millénaire&lt;/li&gt;&lt;/ul&gt;</text:p>
          </table:table-cell>
          <table:table-cell/>
        </table:table-row>
        <table:table-row table:style-name="ro1">
          <table:table-cell office:value-type="float" office:value="563">
            <text:p>563</text:p>
          </table:table-cell>
          <table:table-cell office:value-type="string">
            <text:p>Postes de Police municipale</text:p>
          </table:table-cell>
          <table:table-cell office:value-type="string">
            <text:p>Poste de police municipale Hôtel de Ville</text:p>
          </table:table-cell>
          <table:table-cell office:value-type="string">
            <text:p>Montpellier Centre</text:p>
          </table:table-cell>
          <table:table-cell/>
          <table:table-cell office:value-type="string">
            <text:p>04 67 34 71 00</text:p>
          </table:table-cell>
          <table:table-cell table:number-columns-repeated="4"/>
          <table:table-cell office:value-type="string">
            <text:p>00053502</text:p>
          </table:table-cell>
          <table:table-cell office:value-type="string">
            <text:p>43.6092161472</text:p>
          </table:table-cell>
          <table:table-cell office:value-type="string">
            <text:p>3.88439980157</text:p>
          </table:table-cell>
          <table:table-cell office:value-type="string">
            <text:p>1</text:p>
          </table:table-cell>
          <table:table-cell/>
          <table:table-cell office:value-type="string">
            <text:p>Place Francis-Pong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 et le samedi de 8h15 à 19h.&lt;/li&gt;&lt;li&gt;Ce poste couvre les quartiers :&lt;br /&gt;- Boutonnet &lt;br /&gt;- Beaux-Arts &lt;br /&gt;- Les Aubes &lt;br /&gt;- Antigone. &lt;/li&gt;&lt;/ul&gt;</text:p>
          </table:table-cell>
          <table:table-cell/>
        </table:table-row>
        <table:table-row table:style-name="ro1">
          <table:table-cell office:value-type="float" office:value="564">
            <text:p>564</text:p>
          </table:table-cell>
          <table:table-cell office:value-type="string">
            <text:p>Postes de Police municipale</text:p>
          </table:table-cell>
          <table:table-cell office:value-type="string">
            <text:p>Poste de police municipale centre historique</text:p>
          </table:table-cell>
          <table:table-cell office:value-type="string">
            <text:p>Montpellier Centre</text:p>
          </table:table-cell>
          <table:table-cell/>
          <table:table-cell office:value-type="string">
            <text:p>04 99 61 02 72</text:p>
          </table:table-cell>
          <table:table-cell table:number-columns-repeated="4"/>
          <table:table-cell office:value-type="string">
            <text:p>00300600</text:p>
          </table:table-cell>
          <table:table-cell office:value-type="string">
            <text:p>43.6107548211</text:p>
          </table:table-cell>
          <table:table-cell office:value-type="string">
            <text:p>3.87718584779</text:p>
          </table:table-cell>
          <table:table-cell office:value-type="string">
            <text:p>28</text:p>
          </table:table-cell>
          <table:table-cell/>
          <table:table-cell office:value-type="string">
            <text:p>rue Foch</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30 à 20h.&lt;/li&gt;&lt;li&gt;Ce poste couvre les quartiers : &lt;br /&gt;- Centre historique &lt;br /&gt;- Comédie&lt;/li&gt;&lt;li&gt;Brigade V.T.T&lt;/li&gt;&lt;/ul&gt;</text:p>
          </table:table-cell>
          <table:table-cell/>
        </table:table-row>
        <table:table-row table:style-name="ro1">
          <table:table-cell office:value-type="float" office:value="565">
            <text:p>565</text:p>
          </table:table-cell>
          <table:table-cell office:value-type="string">
            <text:p>Postes de Police municipale</text:p>
          </table:table-cell>
          <table:table-cell office:value-type="string">
            <text:p>Poste de police municipale Cité Gély</text:p>
          </table:table-cell>
          <table:table-cell office:value-type="string">
            <text:p>Montpellier Centre</text:p>
          </table:table-cell>
          <table:table-cell/>
          <table:table-cell office:value-type="string">
            <text:p>04 67 47 48 27</text:p>
          </table:table-cell>
          <table:table-cell table:number-columns-repeated="4"/>
          <table:table-cell office:value-type="string">
            <text:p>1764</text:p>
          </table:table-cell>
          <table:table-cell office:value-type="string">
            <text:p>43.6049620792</text:p>
          </table:table-cell>
          <table:table-cell office:value-type="string">
            <text:p>3.85914470556</text:p>
          </table:table-cell>
          <table:table-cell office:value-type="string">
            <text:p>1</text:p>
          </table:table-cell>
          <table:table-cell/>
          <table:table-cell office:value-type="string">
            <text:p>route de Lavéru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eures d'ouverture : du lundi au vendredi de 7h à 21h.&lt;/li&gt;&lt;li&gt;Ce poste couvre les quartiers : &lt;br /&gt;- Arceaux &lt;br /&gt;- Figuerolles &lt;br /&gt;- Gambetta &lt;br /&gt;- Gares &lt;/li&gt;&lt;/ul&gt;</text:p>
          </table:table-cell>
          <table:table-cell/>
        </table:table-row>
        <table:table-row table:style-name="ro1">
          <table:table-cell office:value-type="float" office:value="566">
            <text:p>566</text:p>
          </table:table-cell>
          <table:table-cell office:value-type="string">
            <text:p>Adresses utiles</text:p>
          </table:table-cell>
          <table:table-cell office:value-type="string">
            <text:p>Centre de documentation Tiers Monde</text:p>
          </table:table-cell>
          <table:table-cell office:value-type="string">
            <text:p>Montpellier Centre</text:p>
          </table:table-cell>
          <table:table-cell office:value-type="string">
            <text:p>Les Beaux-Arts</text:p>
          </table:table-cell>
          <table:table-cell office:value-type="string">
            <text:p>04 67 02 40 79</text:p>
          </table:table-cell>
          <table:table-cell table:number-columns-repeated="7"/>
          <table:table-cell office:value-type="string">
            <text:p>27</text:p>
          </table:table-cell>
          <table:table-cell/>
          <table:table-cell office:value-type="string">
            <text:p>boulevard Louis-Blanc</text:p>
          </table:table-cell>
          <table:table-cell/>
          <table:table-cell office:value-type="string">
            <text:p>Espace Martin-Luther-King</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Ouvert du lundi au vendredi, de 14h30 à 18h30, accès libre.</text:p>
          </table:table-cell>
          <table:table-cell/>
        </table:table-row>
        <table:table-row table:style-name="ro1">
          <table:table-cell office:value-type="float" office:value="567">
            <text:p>567</text:p>
          </table:table-cell>
          <table:table-cell office:value-type="string">
            <text:p>Chorales</text:p>
          </table:table-cell>
          <table:table-cell office:value-type="string">
            <text:p>Nadalenca</text:p>
          </table:table-cell>
          <table:table-cell office:value-type="string">
            <text:p>Hôpitaux - Facultés</text:p>
          </table:table-cell>
          <table:table-cell/>
          <table:table-cell office:value-type="string">
            <text:p>04 67 64 28 29</text:p>
          </table:table-cell>
          <table:table-cell/>
          <table:table-cell office:value-type="string">
            <text:p>nadalenca@free.fr</text:p>
          </table:table-cell>
          <table:table-cell office:value-type="string">
            <text:p>nadalenca.org</text:p>
          </table:table-cell>
          <table:table-cell table:number-columns-repeated="4"/>
          <table:table-cell office:value-type="string">
            <text:p>12 bis</text:p>
          </table:table-cell>
          <table:table-cell/>
          <table:table-cell office:value-type="string">
            <text:p>rue de l’Abbé-de-l’Epée</text:p>
          </table:table-cell>
          <table:table-cell/>
          <table:table-cell office:value-type="string">
            <text:p>L’Orangeraie A</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568">
            <text:p>568</text:p>
          </table:table-cell>
          <table:table-cell office:value-type="string">
            <text:p>Salles de spectacle et concert</text:p>
          </table:table-cell>
          <table:table-cell office:value-type="string">
            <text:p>Théâtre Gérard Philipe</text:p>
          </table:table-cell>
          <table:table-cell office:value-type="string">
            <text:p>Montpellier Centre</text:p>
          </table:table-cell>
          <table:table-cell office:value-type="string">
            <text:p>Figuerolles</text:p>
          </table:table-cell>
          <table:table-cell office:value-type="string">
            <text:p>04 67 58 71 96</text:p>
          </table:table-cell>
          <table:table-cell office:value-type="string">
            <text:p>04 67 58 23 99</text:p>
          </table:table-cell>
          <table:table-cell office:value-type="string">
            <text:p>mtp.j.ricome@wanadoo.fr</text:p>
          </table:table-cell>
          <table:table-cell/>
          <table:table-cell office:value-type="string">
            <text:p>Arceaux et Gambetta</text:p>
          </table:table-cell>
          <table:table-cell office:value-type="string">
            <text:p>00052900</text:p>
          </table:table-cell>
          <table:table-cell table:number-columns-repeated="2"/>
          <table:table-cell office:value-type="string">
            <text:p>7</text:p>
          </table:table-cell>
          <table:table-cell/>
          <table:table-cell office:value-type="string">
            <text:p>rue</text:p>
          </table:table-cell>
          <table:table-cell office:value-type="string">
            <text:p>Pagès</text:p>
          </table:table-cell>
          <table:table-cell office:value-type="string">
            <text:p>Maison pour tous Joseph Ricôm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11 arrêt Renouvier / 15 arrêt Plan Cabannes</text:p>
            <text:p/>
          </table:table-cell>
          <table:table-cell table:number-columns-repeated="2"/>
        </table:table-row>
        <table:table-row table:style-name="ro1">
          <table:table-cell office:value-type="float" office:value="569">
            <text:p>569</text:p>
          </table:table-cell>
          <table:table-cell office:value-type="string">
            <text:p>Centres de loisirs des Maisons pour tous</text:p>
          </table:table-cell>
          <table:table-cell office:value-type="string">
            <text:p>Accueil Sans Hébergement primaire de la Maison pour tous Mélina-Mercouri</text:p>
          </table:table-cell>
          <table:table-cell office:value-type="string">
            <text:p>Port Marianne</text:p>
          </table:table-cell>
          <table:table-cell office:value-type="string">
            <text:p>Millénaire</text:p>
          </table:table-cell>
          <table:table-cell office:value-type="string">
            <text:p>04 99 92 23 80</text:p>
          </table:table-cell>
          <table:table-cell table:number-columns-repeated="7"/>
          <table:table-cell office:value-type="string">
            <text:p>842</text:p>
          </table:table-cell>
          <table:table-cell/>
          <table:table-cell office:value-type="string">
            <text:p>rue de la Vieille Post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iel primaire&lt;/p&gt;&lt;ul&gt;&lt;li&gt;pour les enfants de 6 à 12 ans  &lt;/li&gt;&lt;li&gt;ouvert les mercredis et vacances scolaires de 8 à 18h&lt;/li&gt;&lt;li&gt;stages à thème organisés durant les vacances scolaires&lt;/li&gt;&lt;/ul&gt;&lt;p&gt;Pour en savoir plus : &lt;a id="535" href="#" typelien="LienInterne"&gt;Maison pour tous Mélina-Mercouri&lt;/a&gt;&lt;/p&gt;</text:p>
          </table:table-cell>
          <table:table-cell/>
        </table:table-row>
        <table:table-row table:style-name="ro1">
          <table:table-cell office:value-type="float" office:value="570">
            <text:p>570</text:p>
          </table:table-cell>
          <table:table-cell office:value-type="string">
            <text:p>Centres de loisirs associatifs</text:p>
          </table:table-cell>
          <table:table-cell office:value-type="string">
            <text:p>Centre de loisirs vacances évasion - école maternelle Geneviève-de-Gaulle-Antonioz</text:p>
          </table:table-cell>
          <table:table-cell office:value-type="string">
            <text:p>Port Marianne</text:p>
          </table:table-cell>
          <table:table-cell/>
          <table:table-cell office:value-type="string">
            <text:p>04 99 92 21 70</text:p>
          </table:table-cell>
          <table:table-cell table:number-columns-repeated="7"/>
          <table:table-cell office:value-type="string">
            <text:p>10</text:p>
          </table:table-cell>
          <table:table-cell/>
          <table:table-cell office:value-type="string">
            <text:p>chemin des bar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3 à 6 ans  &lt;/li&gt;&lt;li&gt;30 enfants accueillis &lt;/li&gt;&lt;li&gt;ouvert les mercredis et vacances scolaires de 7h30 à 18h &lt;/li&gt;&lt;li&gt;demi-journée : oui&lt;/li&gt;&lt;li&gt;repas : oui&lt;/li&gt;&lt;/ul&gt;</text:p>
          </table:table-cell>
          <table:table-cell/>
        </table:table-row>
        <table:table-row table:style-name="ro1">
          <table:table-cell office:value-type="float" office:value="571">
            <text:p>571</text:p>
          </table:table-cell>
          <table:table-cell office:value-type="string">
            <text:p>Centres de loisirs associatifs</text:p>
          </table:table-cell>
          <table:table-cell office:value-type="string">
            <text:p>Centre de loisirs vacances évasion - école primaire Jean-Jaurès</text:p>
          </table:table-cell>
          <table:table-cell office:value-type="string">
            <text:p>Port Marianne</text:p>
          </table:table-cell>
          <table:table-cell/>
          <table:table-cell office:value-type="string">
            <text:p>04 99 13 71 10</text:p>
          </table:table-cell>
          <table:table-cell table:number-columns-repeated="7"/>
          <table:table-cell office:value-type="string">
            <text:p>10</text:p>
          </table:table-cell>
          <table:table-cell/>
          <table:table-cell office:value-type="string">
            <text:p>chemin des bar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6 à 12 ans  &lt;/li&gt;&lt;li&gt;ouvert les mercredis et vacances scolaires de 7h30 à 18h &lt;/li&gt;&lt;/ul&gt;&lt;p&gt;Ouverture janvier 2006&lt;/p&gt;</text:p>
          </table:table-cell>
          <table:table-cell/>
        </table:table-row>
        <table:table-row table:style-name="ro1">
          <table:table-cell office:value-type="float" office:value="572">
            <text:p>572</text:p>
          </table:table-cell>
          <table:table-cell office:value-type="string">
            <text:p>Centres de loisirs associatifs</text:p>
          </table:table-cell>
          <table:table-cell office:value-type="string">
            <text:p>Accueil sans hébergement maternel - Objectifs Animations Formations</text:p>
          </table:table-cell>
          <table:table-cell office:value-type="string">
            <text:p>Croix d'Argent</text:p>
          </table:table-cell>
          <table:table-cell/>
          <table:table-cell office:value-type="string">
            <text:p>04 67 58 71 98</text:p>
          </table:table-cell>
          <table:table-cell table:number-columns-repeated="7"/>
          <table:table-cell office:value-type="string">
            <text:p>1</text:p>
          </table:table-cell>
          <table:table-cell/>
          <table:table-cell office:value-type="string">
            <text:p>place Fontjun</text:p>
          </table:table-cell>
          <table:table-cell/>
          <table:table-cell office:value-type="string">
            <text:p>Ecole maternelle Bertie-Albrecht</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3 à 6 ans &lt;/li&gt;&lt;li&gt;ouvert les mercredis et vacances scolaires de 7h30 à 18h30&lt;/li&gt;&lt;/ul&gt;</text:p>
          </table:table-cell>
          <table:table-cell/>
        </table:table-row>
        <table:table-row table:style-name="ro1">
          <table:table-cell office:value-type="float" office:value="573">
            <text:p>573</text:p>
          </table:table-cell>
          <table:table-cell office:value-type="string">
            <text:p>Centres de loisirs associatifs</text:p>
          </table:table-cell>
          <table:table-cell office:value-type="string">
            <text:p>Centre de loisirs association UFOLEP - école Rudyard-Kipling</text:p>
          </table:table-cell>
          <table:table-cell office:value-type="string">
            <text:p>Les Cévennes</text:p>
          </table:table-cell>
          <table:table-cell/>
          <table:table-cell office:value-type="string">
            <text:p>04 67 54 02 02</text:p>
          </table:table-cell>
          <table:table-cell table:number-columns-repeated="7"/>
          <table:table-cell office:value-type="string">
            <text:p>311</text:p>
          </table:table-cell>
          <table:table-cell/>
          <table:table-cell office:value-type="string">
            <text:p>avenue Saint-Cléme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our les enfants de 3 à 6 ans&lt;/li&gt;&lt;li&gt;20 enfants accueillis&lt;/li&gt;&lt;li&gt;repas : oui &lt;/li&gt;&lt;/ul&gt;</text:p>
          </table:table-cell>
          <table:table-cell/>
        </table:table-row>
        <table:table-row table:style-name="ro1">
          <table:table-cell office:value-type="float" office:value="575">
            <text:p>575</text:p>
          </table:table-cell>
          <table:table-cell office:value-type="string">
            <text:p>Centres de loisirs des Maisons pour tous</text:p>
          </table:table-cell>
          <table:table-cell office:value-type="string">
            <text:p>Accueil Sans Hébergement primaire de la Maison pour tous Joseph-Ricôme</text:p>
          </table:table-cell>
          <table:table-cell office:value-type="string">
            <text:p>Montpellier Centre</text:p>
          </table:table-cell>
          <table:table-cell office:value-type="string">
            <text:p>Les Arceaux</text:p>
          </table:table-cell>
          <table:table-cell office:value-type="string">
            <text:p>04 67 58 71 96</text:p>
          </table:table-cell>
          <table:table-cell table:number-columns-repeated="7"/>
          <table:table-cell office:value-type="string">
            <text:p>7</text:p>
          </table:table-cell>
          <table:table-cell/>
          <table:table-cell office:value-type="string">
            <text:p>rue Pagè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 à 18 heures &lt;/li&gt;&lt;/ul&gt;&lt;p&gt;Pour en savoir plus : &lt;a id="541" href="#" typelien="LienInterne"&gt;Maison pour tous Joseph-Ricôme&lt;/a&gt;&lt;/p&gt;</text:p>
          </table:table-cell>
          <table:table-cell/>
        </table:table-row>
        <table:table-row table:style-name="ro1">
          <table:table-cell office:value-type="float" office:value="576">
            <text:p>576</text:p>
          </table:table-cell>
          <table:table-cell office:value-type="string">
            <text:p>Fontaines</text:p>
          </table:table-cell>
          <table:table-cell office:value-type="string">
            <text:p>Bassin Champ de Mars</text:p>
          </table:table-cell>
          <table:table-cell office:value-type="string">
            <text:p>Montpellier Centre</text:p>
          </table:table-cell>
          <table:table-cell table:number-columns-repeated="5"/>
          <table:table-cell office:value-type="string">
            <text:p>Comédie</text:p>
          </table:table-cell>
          <table:table-cell office:value-type="string">
            <text:p>356</text:p>
          </table:table-cell>
          <table:table-cell office:value-type="string">
            <text:p>43.6113484161</text:p>
          </table:table-cell>
          <table:table-cell office:value-type="string">
            <text:p>3.88120091343</text:p>
          </table:table-cell>
          <table:table-cell table:number-columns-repeated="2"/>
          <table:table-cell office:value-type="string">
            <text:p>Esplanade Charles de Gau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station Comédie</text:p>
          </table:table-cell>
          <table:table-cell/>
          <table:table-cell office:value-type="string">
            <text:p>&lt;h5&gt;Historique&lt;/h5&gt;&lt;ul&gt;&lt;li&gt;Créé en 1900&lt;/li&gt;&lt;/ul&gt;</text:p>
          </table:table-cell>
          <table:table-cell/>
        </table:table-row>
        <table:table-row table:style-name="ro1">
          <table:table-cell office:value-type="float" office:value="577">
            <text:p>577</text:p>
          </table:table-cell>
          <table:table-cell office:value-type="string">
            <text:p>Fontaines</text:p>
          </table:table-cell>
          <table:table-cell office:value-type="string">
            <text:p>Cascade du Champ de Mars</text:p>
          </table:table-cell>
          <table:table-cell office:value-type="string">
            <text:p>Montpellier Centre</text:p>
          </table:table-cell>
          <table:table-cell table:number-columns-repeated="5"/>
          <table:table-cell office:value-type="string">
            <text:p>Comédie</text:p>
          </table:table-cell>
          <table:table-cell office:value-type="string">
            <text:p>00159700</text:p>
          </table:table-cell>
          <table:table-cell table:number-columns-repeated="4"/>
          <table:table-cell office:value-type="string">
            <text:p>Esplanade Charles de Gau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 - station Comédie</text:p>
          </table:table-cell>
          <table:table-cell office:value-type="string">
            <text:p>&lt;h5&gt;Historique&lt;/h5&gt;&lt;ul&gt;&lt;li&gt;Créée en 1900&lt;/li&gt;&lt;/ul&gt;</text:p>
          </table:table-cell>
          <table:table-cell/>
        </table:table-row>
        <table:table-row table:style-name="ro1">
          <table:table-cell office:value-type="float" office:value="578">
            <text:p>578</text:p>
          </table:table-cell>
          <table:table-cell office:value-type="string">
            <text:p>Fontaines</text:p>
          </table:table-cell>
          <table:table-cell office:value-type="string">
            <text:p>Fontaine Aiguelongue</text:p>
          </table:table-cell>
          <table:table-cell office:value-type="string">
            <text:p>Hôpitaux - Facultés</text:p>
          </table:table-cell>
          <table:table-cell table:number-columns-repeated="11"/>
          <table:table-cell office:value-type="string">
            <text:p>Rue Montasino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5&gt;Historique&lt;/h5&gt;&lt;ul&gt;&lt;li&gt;Créée en 1989&lt;/li&gt;&lt;/ul&gt;</text:p>
          </table:table-cell>
          <table:table-cell/>
        </table:table-row>
        <table:table-row table:style-name="ro1">
          <table:table-cell office:value-type="float" office:value="579">
            <text:p>579</text:p>
          </table:table-cell>
          <table:table-cell office:value-type="string">
            <text:p>Fontaines</text:p>
          </table:table-cell>
          <table:table-cell office:value-type="string">
            <text:p>Fontaine Albert 1er</text:p>
          </table:table-cell>
          <table:table-cell office:value-type="string">
            <text:p>Montpellier Centre</text:p>
          </table:table-cell>
          <table:table-cell table:number-columns-repeated="11"/>
          <table:table-cell office:value-type="string">
            <text:p>place</text:p>
          </table:table-cell>
          <table:table-cell office:value-type="string">
            <text:p>Albert 1e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lt;span class="soustitrepara"&gt;Historique&lt;/span&gt;Cr&amp;#233;&amp;#233;e en 2000&lt;/li&gt; &lt;/ul&gt;</text:p>
          </table:table-cell>
          <table:table-cell/>
        </table:table-row>
        <table:table-row table:style-name="ro1">
          <table:table-cell office:value-type="float" office:value="580">
            <text:p>580</text:p>
          </table:table-cell>
          <table:table-cell office:value-type="string">
            <text:p>Fontaines</text:p>
          </table:table-cell>
          <table:table-cell office:value-type="string">
            <text:p>Fontaine de La Babotte (1)</text:p>
          </table:table-cell>
          <table:table-cell office:value-type="string">
            <text:p>Montpellier Centre</text:p>
          </table:table-cell>
          <table:table-cell table:number-columns-repeated="11"/>
          <table:table-cell office:value-type="string">
            <text:p>square</text:p>
          </table:table-cell>
          <table:table-cell office:value-type="string">
            <text:p>de La-Babott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lt;span class="soustitrepara"&gt;Historique&lt;/span&gt;&lt;/li&gt; &lt;/ul&gt; &lt;p&gt;R&amp;#233;am&amp;#233;nag&amp;#233;e en 1989&lt;/p&gt;</text:p>
          </table:table-cell>
          <table:table-cell/>
        </table:table-row>
        <table:table-row table:style-name="ro1">
          <table:table-cell office:value-type="float" office:value="581">
            <text:p>581</text:p>
          </table:table-cell>
          <table:table-cell office:value-type="string">
            <text:p>Fontaines</text:p>
          </table:table-cell>
          <table:table-cell office:value-type="string">
            <text:p>Fontaine de La-Babotte (2)</text:p>
          </table:table-cell>
          <table:table-cell office:value-type="string">
            <text:p>Montpellier Centre</text:p>
          </table:table-cell>
          <table:table-cell table:number-columns-repeated="11"/>
          <table:table-cell office:value-type="string">
            <text:p>square</text:p>
          </table:table-cell>
          <table:table-cell office:value-type="string">
            <text:p>de La-Babott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br&gt;R&amp;#233;am&amp;#233;nag&amp;#233;e en 1989&lt;/li&gt; &lt;/ul&gt;</text:p>
          </table:table-cell>
          <table:table-cell/>
        </table:table-row>
        <table:table-row table:style-name="ro1">
          <table:table-cell office:value-type="float" office:value="582">
            <text:p>582</text:p>
          </table:table-cell>
          <table:table-cell office:value-type="string">
            <text:p>Fontaines</text:p>
          </table:table-cell>
          <table:table-cell office:value-type="string">
            <text:p>Fontaine Baroncelli</text:p>
          </table:table-cell>
          <table:table-cell office:value-type="string">
            <text:p>Mosson</text:p>
          </table:table-cell>
          <table:table-cell table:number-columns-repeated="11"/>
          <table:table-cell office:value-type="string">
            <text:p>parc</text:p>
          </table:table-cell>
          <table:table-cell office:value-type="string">
            <text:p>de Baroncelli</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br&gt;R&amp;#233;am&amp;#233;nag&amp;#233;e en 1988&lt;/li&gt; &lt;/ul&gt;</text:p>
          </table:table-cell>
          <table:table-cell/>
        </table:table-row>
        <table:table-row table:style-name="ro1">
          <table:table-cell office:value-type="float" office:value="583">
            <text:p>583</text:p>
          </table:table-cell>
          <table:table-cell office:value-type="string">
            <text:p>Fontaines</text:p>
          </table:table-cell>
          <table:table-cell office:value-type="string">
            <text:p>Fontaine Baumel</text:p>
          </table:table-cell>
          <table:table-cell office:value-type="string">
            <text:p>Hôpitaux - Facultés</text:p>
          </table:table-cell>
          <table:table-cell table:number-columns-repeated="11"/>
          <table:table-cell office:value-type="string">
            <text:p>place</text:p>
          </table:table-cell>
          <table:table-cell office:value-type="string">
            <text:p>Jean-Baumel</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amp;#160;Historique&lt;/li&gt; &lt;/ul&gt; &lt;p&gt;&amp;#160;Fontaine cr&amp;#233;&amp;#233;e en 1988&lt;/p&gt;</text:p>
          </table:table-cell>
          <table:table-cell/>
        </table:table-row>
        <table:table-row table:style-name="ro1">
          <table:table-cell office:value-type="float" office:value="584">
            <text:p>584</text:p>
          </table:table-cell>
          <table:table-cell office:value-type="string">
            <text:p>Fontaines</text:p>
          </table:table-cell>
          <table:table-cell office:value-type="string">
            <text:p>Fontaine des Beaux-Arts</text:p>
          </table:table-cell>
          <table:table-cell office:value-type="string">
            <text:p>Montpellier Centre</text:p>
          </table:table-cell>
          <table:table-cell table:number-columns-repeated="11"/>
          <table:table-cell office:value-type="string">
            <text:p>rue</text:p>
          </table:table-cell>
          <table:table-cell office:value-type="string">
            <text:p>Jules-Grévy</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amp;#160;Historique&lt;/li&gt; &lt;/ul&gt; &lt;p&gt;Cr&amp;#233;&amp;#233;e en 1989&lt;/p&gt;</text:p>
          </table:table-cell>
          <table:table-cell/>
        </table:table-row>
        <table:table-row table:style-name="ro1">
          <table:table-cell office:value-type="float" office:value="585">
            <text:p>585</text:p>
          </table:table-cell>
          <table:table-cell office:value-type="string">
            <text:p>Fontaines</text:p>
          </table:table-cell>
          <table:table-cell office:value-type="string">
            <text:p>Fontaine Cavaillès</text:p>
          </table:table-cell>
          <table:table-cell office:value-type="string">
            <text:p>Mosson</text:p>
          </table:table-cell>
          <table:table-cell table:number-columns-repeated="11"/>
          <table:table-cell office:value-type="string">
            <text:p>Rue</text:p>
          </table:table-cell>
          <table:table-cell office:value-type="string">
            <text:p>Jean-Cavaillè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98&lt;/p&gt;</text:p>
          </table:table-cell>
          <table:table-cell/>
        </table:table-row>
        <table:table-row table:style-name="ro1">
          <table:table-cell office:value-type="float" office:value="586">
            <text:p>586</text:p>
          </table:table-cell>
          <table:table-cell office:value-type="string">
            <text:p>Fontaines</text:p>
          </table:table-cell>
          <table:table-cell office:value-type="string">
            <text:p>Fontaine Chabaneau</text:p>
          </table:table-cell>
          <table:table-cell office:value-type="string">
            <text:p>Montpellier Centre</text:p>
          </table:table-cell>
          <table:table-cell table:number-columns-repeated="11"/>
          <table:table-cell office:value-type="string">
            <text:p>Place</text:p>
          </table:table-cell>
          <table:table-cell office:value-type="string">
            <text:p>Chabanea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1770 : Juin, d&amp;#233;cision de dresser une fontaine place de l'Intendance (aujourd'hui place Chabaneau) &lt;br&gt;1773 : Journet, un sculpteur du Vigan est charg&amp;#233; de son ex&amp;#233;cution &lt;br&gt;1776 : elle est mise en place le 08 novembre &lt;br&gt;&lt;br&gt;Une figure f&amp;#233;minine assise tient un &amp;#233;cusson o&amp;#249; sont sculpt&amp;#233;es les armes de la ville de Montpellier ; dans son autre main, la femme tient une urne d'o&amp;#249; s'&amp;#233;coule l'eau en abondance, sous le regard d'un gar&amp;#231;onnet joufflu. Des t&amp;#234;tes de lions et des tritons crachent l'eau dans une vasque circulaire.&lt;/p&gt;</text:p>
          </table:table-cell>
          <table:table-cell/>
        </table:table-row>
        <table:table-row table:style-name="ro1">
          <table:table-cell office:value-type="float" office:value="587">
            <text:p>587</text:p>
          </table:table-cell>
          <table:table-cell office:value-type="string">
            <text:p>Fontaines</text:p>
          </table:table-cell>
          <table:table-cell office:value-type="string">
            <text:p>Fontaine Chambre-de-Commerce</text:p>
          </table:table-cell>
          <table:table-cell office:value-type="string">
            <text:p>Montpellier Centre</text:p>
          </table:table-cell>
          <table:table-cell table:number-columns-repeated="11"/>
          <table:table-cell office:value-type="string">
            <text:p>Grand-rue</text:p>
          </table:table-cell>
          <table:table-cell office:value-type="string">
            <text:p>Jean-Mouli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3 - R&amp;#233;am&amp;#233;nag&amp;#233;e depuis&lt;/p&gt;</text:p>
          </table:table-cell>
          <table:table-cell/>
        </table:table-row>
        <table:table-row table:style-name="ro1">
          <table:table-cell office:value-type="float" office:value="588">
            <text:p>588</text:p>
          </table:table-cell>
          <table:table-cell office:value-type="string">
            <text:p>Fontaines</text:p>
          </table:table-cell>
          <table:table-cell office:value-type="string">
            <text:p>Fontaine Chanzy</text:p>
          </table:table-cell>
          <table:table-cell office:value-type="string">
            <text:p>Montpellier Centre</text:p>
          </table:table-cell>
          <table:table-cell table:number-columns-repeated="11"/>
          <table:table-cell office:value-type="string">
            <text:p>Rue</text:p>
          </table:table-cell>
          <table:table-cell office:value-type="string">
            <text:p>de la Sauner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amp;#160;&lt;/li&gt; &lt;/ul&gt; &lt;p&gt;Cr&amp;#233;&amp;#233;e en 1990&lt;/p&gt;</text:p>
          </table:table-cell>
          <table:table-cell/>
        </table:table-row>
        <table:table-row table:style-name="ro1">
          <table:table-cell office:value-type="float" office:value="589">
            <text:p>589</text:p>
          </table:table-cell>
          <table:table-cell office:value-type="string">
            <text:p>Fontaines</text:p>
          </table:table-cell>
          <table:table-cell office:value-type="string">
            <text:p>Fontaine Chapelle-Neuve</text:p>
          </table:table-cell>
          <table:table-cell office:value-type="string">
            <text:p>Montpellier Centre</text:p>
          </table:table-cell>
          <table:table-cell table:number-columns-repeated="11"/>
          <table:table-cell office:value-type="string">
            <text:p>Place</text:p>
          </table:table-cell>
          <table:table-cell office:value-type="string">
            <text:p>de la Chapelle-Neuv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R&amp;#233;am&amp;#233;nag&amp;#233;e en 1988&lt;/p&gt;</text:p>
          </table:table-cell>
          <table:table-cell/>
        </table:table-row>
        <table:table-row table:style-name="ro1">
          <table:table-cell office:value-type="float" office:value="590">
            <text:p>590</text:p>
          </table:table-cell>
          <table:table-cell office:value-type="string">
            <text:p>Fontaines</text:p>
          </table:table-cell>
          <table:table-cell office:value-type="string">
            <text:p>Fontaine du Château-d'O</text:p>
          </table:table-cell>
          <table:table-cell office:value-type="string">
            <text:p>Hôpitaux - Facultés</text:p>
          </table:table-cell>
          <table:table-cell table:number-columns-repeated="11"/>
          <table:table-cell office:value-type="string">
            <text:p>Rond-point</text:p>
          </table:table-cell>
          <table:table-cell office:value-type="string">
            <text:p>du Château-d'O</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591">
            <text:p>591</text:p>
          </table:table-cell>
          <table:table-cell office:value-type="string">
            <text:p>Fontaines</text:p>
          </table:table-cell>
          <table:table-cell office:value-type="string">
            <text:p>Fontaine Cité-Gély</text:p>
          </table:table-cell>
          <table:table-cell office:value-type="string">
            <text:p>Montpellier Centre</text:p>
          </table:table-cell>
          <table:table-cell table:number-columns-repeated="11"/>
          <table:table-cell office:value-type="string">
            <text:p>Place</text:p>
          </table:table-cell>
          <table:table-cell office:value-type="string">
            <text:p>Etienne-Jodel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9&lt;/p&gt;</text:p>
          </table:table-cell>
          <table:table-cell/>
        </table:table-row>
        <table:table-row table:style-name="ro1">
          <table:table-cell office:value-type="float" office:value="592">
            <text:p>592</text:p>
          </table:table-cell>
          <table:table-cell office:value-type="string">
            <text:p>Fontaines</text:p>
          </table:table-cell>
          <table:table-cell office:value-type="string">
            <text:p>Fontaine Corum</text:p>
          </table:table-cell>
          <table:table-cell office:value-type="string">
            <text:p>Montpellier Centre</text:p>
          </table:table-cell>
          <table:table-cell table:number-columns-repeated="11"/>
          <table:table-cell office:value-type="string">
            <text:p>Place</text:p>
          </table:table-cell>
          <table:table-cell office:value-type="string">
            <text:p>de l'Esplanad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lt;/p&gt;</text:p>
          </table:table-cell>
          <table:table-cell/>
        </table:table-row>
        <table:table-row table:style-name="ro2">
          <table:table-cell office:value-type="float" office:value="593">
            <text:p>593</text:p>
          </table:table-cell>
          <table:table-cell office:value-type="string">
            <text:p>Services municipaux</text:p>
          </table:table-cell>
          <table:table-cell office:value-type="string">
            <text:p>Mission GrandCœur</text:p>
          </table:table-cell>
          <table:table-cell office:value-type="string">
            <text:p>Montpellier Centre</text:p>
          </table:table-cell>
          <table:table-cell office:value-type="string">
            <text:p>Centre historique</text:p>
          </table:table-cell>
          <table:table-cell office:value-type="string">
            <text:p>04 67 55 87 70</text:p>
          </table:table-cell>
          <table:table-cell office:value-type="string">
            <text:p>04 99 06 06 72</text:p>
          </table:table-cell>
          <table:table-cell office:value-type="string">
            <text:p>mission.grandcoeur@ville-montpellier.fr</text:p>
          </table:table-cell>
          <table:table-cell/>
          <table:table-cell office:value-type="string">
            <text:p>Parkings Laissac &amp; Gambetta</text:p>
          </table:table-cell>
          <table:table-cell office:value-type="string">
            <text:p>1590</text:p>
          </table:table-cell>
          <table:table-cell office:value-type="string">
            <text:p>43.6078786315</text:p>
          </table:table-cell>
          <table:table-cell office:value-type="string">
            <text:p>3.87418474237</text:p>
          </table:table-cell>
          <table:table-cell office:value-type="string">
            <text:p>17</text:p>
          </table:table-cell>
          <table:table-cell/>
          <table:table-cell office:value-type="string">
            <text:p>boulevard </text:p>
          </table:table-cell>
          <table:table-cell office:value-type="string">
            <text:p>du Jeu de Paume</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office:value-type="string">
            <text:p>PRATICABLE</text:p>
          </table:table-cell>
          <table:table-cell table:number-columns-repeated="4"/>
          <table:table-cell office:value-type="string">
            <text:p>Stations Comédie ou Gare Saint-Roch</text:p>
            <text:p/>
          </table:table-cell>
          <table:table-cell office:value-type="string">
            <text:p>Lignes 6,7 et 16 arrêts Observatoire ou Saint-Guilhem</text:p>
          </table:table-cell>
          <table:table-cell office:value-type="string">
            <text:p>&lt;p class="AccueilTitre"&gt;&lt;strong&gt;Adresse postale&lt;/strong&gt;&lt;/p&gt; &lt;p&gt;H&amp;#244;tel de ville&lt;br&gt;1 place Francis-Ponge&lt;br&gt;34064 Montpellier Cedex 2&lt;/p&gt; &lt;p&gt;&amp;#160;&lt;/p&gt;</text:p>
          </table:table-cell>
          <table:table-cell/>
        </table:table-row>
        <table:table-row table:style-name="ro1">
          <table:table-cell office:value-type="float" office:value="594">
            <text:p>594</text:p>
          </table:table-cell>
          <table:table-cell office:value-type="string">
            <text:p>Fontaines</text:p>
          </table:table-cell>
          <table:table-cell office:value-type="string">
            <text:p>Fontaire Corum (escalier)</text:p>
          </table:table-cell>
          <table:table-cell office:value-type="string">
            <text:p>Montpellier Centre</text:p>
          </table:table-cell>
          <table:table-cell table:number-columns-repeated="6"/>
          <table:table-cell office:value-type="string">
            <text:p>680_55plan</text:p>
          </table:table-cell>
          <table:table-cell table:number-columns-repeated="4"/>
          <table:table-cell office:value-type="string">
            <text:p>Rue du Pri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istorique&lt;/li&gt;&lt;/ul&gt;&lt;p&gt;Créée en 2000&lt;/p&gt;</text:p>
          </table:table-cell>
          <table:table-cell/>
        </table:table-row>
        <table:table-row table:style-name="ro1">
          <table:table-cell office:value-type="float" office:value="595">
            <text:p>595</text:p>
          </table:table-cell>
          <table:table-cell office:value-type="string">
            <text:p>Fontaines</text:p>
          </table:table-cell>
          <table:table-cell office:value-type="string">
            <text:p>Fontaine Edouard-Adam</text:p>
          </table:table-cell>
          <table:table-cell office:value-type="string">
            <text:p>Montpellier Centre</text:p>
          </table:table-cell>
          <table:table-cell table:number-columns-repeated="11"/>
          <table:table-cell office:value-type="string">
            <text:p>Place</text:p>
          </table:table-cell>
          <table:table-cell office:value-type="string">
            <text:p>Edouard-Adam</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lt;/p&gt;</text:p>
          </table:table-cell>
          <table:table-cell/>
        </table:table-row>
        <table:table-row table:style-name="ro1">
          <table:table-cell office:value-type="float" office:value="596">
            <text:p>596</text:p>
          </table:table-cell>
          <table:table-cell office:value-type="string">
            <text:p>Fontaines</text:p>
          </table:table-cell>
          <table:table-cell office:value-type="string">
            <text:p>Fontaine Emile-Martin</text:p>
          </table:table-cell>
          <table:table-cell office:value-type="string">
            <text:p>Hôpitaux - Facultés</text:p>
          </table:table-cell>
          <table:table-cell table:number-columns-repeated="11"/>
          <table:table-cell office:value-type="string">
            <text:p>Place</text:p>
          </table:table-cell>
          <table:table-cell office:value-type="string">
            <text:p>Emile-Marti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2000&lt;/p&gt;</text:p>
          </table:table-cell>
          <table:table-cell/>
        </table:table-row>
        <table:table-row table:style-name="ro1">
          <table:table-cell office:value-type="float" office:value="597">
            <text:p>597</text:p>
          </table:table-cell>
          <table:table-cell office:value-type="string">
            <text:p>Fontaines</text:p>
          </table:table-cell>
          <table:table-cell office:value-type="string">
            <text:p>Fontaine Galot</text:p>
          </table:table-cell>
          <table:table-cell office:value-type="string">
            <text:p>Les Cévennes</text:p>
          </table:table-cell>
          <table:table-cell table:number-columns-repeated="11"/>
          <table:table-cell office:value-type="string">
            <text:p>Place</text:p>
          </table:table-cell>
          <table:table-cell office:value-type="string">
            <text:p>Marcel-Galo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9&lt;/p&gt;</text:p>
          </table:table-cell>
          <table:table-cell/>
        </table:table-row>
        <table:table-row table:style-name="ro1">
          <table:table-cell office:value-type="float" office:value="598">
            <text:p>598</text:p>
          </table:table-cell>
          <table:table-cell office:value-type="string">
            <text:p>Fontaines</text:p>
          </table:table-cell>
          <table:table-cell office:value-type="string">
            <text:p>Fontaine Gaumont</text:p>
          </table:table-cell>
          <table:table-cell office:value-type="string">
            <text:p>Montpellier Centre</text:p>
          </table:table-cell>
          <table:table-cell table:number-columns-repeated="11"/>
          <table:table-cell office:value-type="string">
            <text:p>Place</text:p>
          </table:table-cell>
          <table:table-cell office:value-type="string">
            <text:p>de l'Esplanad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599">
            <text:p>599</text:p>
          </table:table-cell>
          <table:table-cell office:value-type="string">
            <text:p>Fontaines</text:p>
          </table:table-cell>
          <table:table-cell office:value-type="string">
            <text:p>Fontaire Godechot</text:p>
          </table:table-cell>
          <table:table-cell office:value-type="string">
            <text:p>Montpellier Centre</text:p>
          </table:table-cell>
          <table:table-cell table:number-columns-repeated="6"/>
          <table:table-cell office:value-type="string">
            <text:p>677_55plan</text:p>
          </table:table-cell>
          <table:table-cell table:number-columns-repeated="4"/>
          <table:table-cell office:value-type="string">
            <text:p>Place Marcel-Godecho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istorique&lt;/li&gt;&lt;/ul&gt;&lt;p&gt; Créée en 2000&lt;/p&gt;</text:p>
          </table:table-cell>
          <table:table-cell/>
        </table:table-row>
        <table:table-row table:style-name="ro1">
          <table:table-cell office:value-type="float" office:value="600">
            <text:p>600</text:p>
          </table:table-cell>
          <table:table-cell office:value-type="string">
            <text:p>Fontaines</text:p>
          </table:table-cell>
          <table:table-cell office:value-type="string">
            <text:p>Fontaine Grand-Bassin</text:p>
          </table:table-cell>
          <table:table-cell office:value-type="string">
            <text:p>Port Marianne</text:p>
          </table:table-cell>
          <table:table-cell table:number-columns-repeated="11"/>
          <table:table-cell office:value-type="string">
            <text:p>avenue</text:p>
          </table:table-cell>
          <table:table-cell office:value-type="string">
            <text:p>Albert-Einstein</text:p>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800&lt;/p&gt;</text:p>
          </table:table-cell>
          <table:table-cell/>
        </table:table-row>
        <table:table-row table:style-name="ro2">
          <table:table-cell office:value-type="float" office:value="601">
            <text:p>601</text:p>
          </table:table-cell>
          <table:table-cell office:value-type="string">
            <text:p>Services municipaux</text:p>
          </table:table-cell>
          <table:table-cell office:value-type="string">
            <text:p>Service des Maisons pour tous et de la coordination territoriale</text:p>
          </table:table-cell>
          <table:table-cell office:value-type="string">
            <text:p>Montpellier Centre</text:p>
          </table:table-cell>
          <table:table-cell/>
          <table:table-cell office:value-type="string">
            <text:p>04 67 34 88 00</text:p>
          </table:table-cell>
          <table:table-cell office:value-type="string">
            <text:p>04 67 34 88 70</text:p>
          </table:table-cell>
          <table:table-cell table:number-columns-repeated="2"/>
          <table:table-cell office:value-type="string">
            <text:p>Comédie</text:p>
          </table:table-cell>
          <table:table-cell office:value-type="string">
            <text:p>1563</text:p>
          </table:table-cell>
          <table:table-cell office:value-type="string">
            <text:p>43.6051151283</text:p>
          </table:table-cell>
          <table:table-cell office:value-type="string">
            <text:p>3.87879915816</text:p>
          </table:table-cell>
          <table:table-cell office:value-type="string">
            <text:p>16</text:p>
          </table:table-cell>
          <table:table-cell/>
          <table:table-cell office:value-type="string">
            <text:p>rue</text:p>
          </table:table-cell>
          <table:table-cell office:value-type="string">
            <text:p>de la République</text:p>
          </table:table-cell>
          <table:table-cell office:value-type="string">
            <text:p>Maison de la Démocratie</text:p>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office:value-type="string">
            <text:p>AUX_NORMES</text:p>
          </table:table-cell>
          <table:table-cell office:value-type="string">
            <text:p>PRATICABLE</text:p>
          </table:table-cell>
          <table:table-cell table:number-columns-repeated="3"/>
          <table:table-cell office:value-type="string">
            <text:p>ligne 1 - station Gare Saint-Roch</text:p>
            <text:p>ligne 2 - station Gare Saint-Roch</text:p>
          </table:table-cell>
          <table:table-cell/>
          <table:table-cell office:value-type="string">
            <text:p>&lt;p&gt;&amp;#160;Bureaux ouverts de 9h00 &amp;#224; 12h30 et de 14h00 &amp;#224; 17h30&lt;/p&gt;</text:p>
          </table:table-cell>
          <table:table-cell/>
        </table:table-row>
        <table:table-row table:style-name="ro1">
          <table:table-cell office:value-type="float" office:value="602">
            <text:p>602</text:p>
          </table:table-cell>
          <table:table-cell office:value-type="string">
            <text:p>Fontaines</text:p>
          </table:table-cell>
          <table:table-cell office:value-type="string">
            <text:p>Fontaine Grand-Mail</text:p>
          </table:table-cell>
          <table:table-cell office:value-type="string">
            <text:p>Mosson</text:p>
          </table:table-cell>
          <table:table-cell table:number-columns-repeated="11"/>
          <table:table-cell office:value-type="string">
            <text:p>Grand-Mail</text:p>
          </table:table-cell>
          <table:table-cell office:value-type="string">
            <text:p>-</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7&lt;/p&gt;</text:p>
          </table:table-cell>
          <table:table-cell/>
        </table:table-row>
        <table:table-row table:style-name="ro1">
          <table:table-cell office:value-type="float" office:value="603">
            <text:p>603</text:p>
          </table:table-cell>
          <table:table-cell office:value-type="string">
            <text:p>Fontaines</text:p>
          </table:table-cell>
          <table:table-cell office:value-type="string">
            <text:p>Fontaine Guirlande</text:p>
          </table:table-cell>
          <table:table-cell office:value-type="string">
            <text:p>Montpellier Centre</text:p>
          </table:table-cell>
          <table:table-cell table:number-columns-repeated="11"/>
          <table:table-cell office:value-type="string">
            <text:p>Parc</text:p>
          </table:table-cell>
          <table:table-cell office:value-type="string">
            <text:p>de la Guirland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850&lt;/p&gt;</text:p>
          </table:table-cell>
          <table:table-cell/>
        </table:table-row>
        <table:table-row table:style-name="ro1">
          <table:table-cell office:value-type="float" office:value="604">
            <text:p>604</text:p>
          </table:table-cell>
          <table:table-cell office:value-type="string">
            <text:p>Fontaines</text:p>
          </table:table-cell>
          <table:table-cell office:value-type="string">
            <text:p>Fontaine Hôtel d'Assas</text:p>
          </table:table-cell>
          <table:table-cell office:value-type="string">
            <text:p>Montpellier Centre</text:p>
          </table:table-cell>
          <table:table-cell table:number-columns-repeated="11"/>
          <table:table-cell office:value-type="string">
            <text:p>Rue</text:p>
          </table:table-cell>
          <table:table-cell office:value-type="string">
            <text:p>de la vieille-Aiguiller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750 - R&amp;#233;am&amp;#233;nag&amp;#233;e depuis&lt;/p&gt;</text:p>
          </table:table-cell>
          <table:table-cell/>
        </table:table-row>
        <table:table-row table:style-name="ro1">
          <table:table-cell office:value-type="float" office:value="605">
            <text:p>605</text:p>
          </table:table-cell>
          <table:table-cell office:value-type="string">
            <text:p>Fontaines</text:p>
          </table:table-cell>
          <table:table-cell office:value-type="string">
            <text:p>Fontaine Italie</text:p>
          </table:table-cell>
          <table:table-cell office:value-type="string">
            <text:p>Mosson</text:p>
          </table:table-cell>
          <table:table-cell table:number-columns-repeated="11"/>
          <table:table-cell office:value-type="string">
            <text:p>Place</text:p>
          </table:table-cell>
          <table:table-cell office:value-type="string">
            <text:p>d'Ital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2001. &lt;br&gt;La place d'Italie se situe dans le quartier de La Paillade, Hauts de Massane, quartier r&amp;#233;cent au nord de la ville en limite avec la commune de Grabels. &lt;br&gt;La fontaine consiste en une pyramide azt&amp;#232;que install&amp;#233;e en t&amp;#234;te du mail pi&amp;#233;tonnier. Elle est &amp;#233;quip&amp;#233;e, en son sommet, d'un jet bouillonnant dont les eaux ruissellent ensuite sur les parches de la pyramide. Ces derni&amp;#232;res sont r&amp;#233;alis&amp;#233;es en granit de couleur gris vert. &lt;br&gt;L'&amp;#233;clairage de la fontaine est assur&amp;#233; par des projecteurs encastr&amp;#233;s dans les margelles en b&amp;#233;ton blanc qui ceinturent la pyramide.&lt;/p&gt;</text:p>
          </table:table-cell>
          <table:table-cell/>
        </table:table-row>
        <table:table-row table:style-name="ro1">
          <table:table-cell office:value-type="float" office:value="606">
            <text:p>606</text:p>
          </table:table-cell>
          <table:table-cell office:value-type="string">
            <text:p>Fontaines</text:p>
          </table:table-cell>
          <table:table-cell office:value-type="string">
            <text:p>Fontaine Jacques-Coeur</text:p>
          </table:table-cell>
          <table:table-cell office:value-type="string">
            <text:p>Port Marianne</text:p>
          </table:table-cell>
          <table:table-cell table:number-columns-repeated="11"/>
          <table:table-cell office:value-type="string">
            <text:p>Avenue</text:p>
          </table:table-cell>
          <table:table-cell office:value-type="string">
            <text:p>de la me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99&lt;/p&gt;</text:p>
          </table:table-cell>
          <table:table-cell/>
        </table:table-row>
        <table:table-row table:style-name="ro1">
          <table:table-cell office:value-type="float" office:value="607">
            <text:p>607</text:p>
          </table:table-cell>
          <table:table-cell office:value-type="string">
            <text:p>Fontaines</text:p>
          </table:table-cell>
          <table:table-cell office:value-type="string">
            <text:p>Fontaine Jules-Ferry</text:p>
          </table:table-cell>
          <table:table-cell office:value-type="string">
            <text:p>Montpellier Centre</text:p>
          </table:table-cell>
          <table:table-cell table:number-columns-repeated="11"/>
          <table:table-cell office:value-type="string">
            <text:p>Rues </text:p>
          </table:table-cell>
          <table:table-cell office:value-type="string">
            <text:p>Jules Ferry / Verdu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08">
            <text:p>608</text:p>
          </table:table-cell>
          <table:table-cell office:value-type="string">
            <text:p>Fontaines</text:p>
          </table:table-cell>
          <table:table-cell office:value-type="string">
            <text:p>Fontaine La Danseuse</text:p>
          </table:table-cell>
          <table:table-cell office:value-type="string">
            <text:p>Montpellier Centre</text:p>
          </table:table-cell>
          <table:table-cell table:number-columns-repeated="11"/>
          <table:table-cell office:value-type="string">
            <text:p>Avenue</text:p>
          </table:table-cell>
          <table:table-cell office:value-type="string">
            <text:p>Jean-Mermoz</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4&lt;/p&gt;</text:p>
          </table:table-cell>
          <table:table-cell/>
        </table:table-row>
        <table:table-row table:style-name="ro1">
          <table:table-cell office:value-type="float" office:value="609">
            <text:p>609</text:p>
          </table:table-cell>
          <table:table-cell office:value-type="string">
            <text:p>Fontaines</text:p>
          </table:table-cell>
          <table:table-cell office:value-type="string">
            <text:p>Fontaine La Licorne</text:p>
          </table:table-cell>
          <table:table-cell office:value-type="string">
            <text:p>Montpellier Centre</text:p>
          </table:table-cell>
          <table:table-cell table:number-columns-repeated="11"/>
          <table:table-cell office:value-type="string">
            <text:p>Place</text:p>
          </table:table-cell>
          <table:table-cell office:value-type="string">
            <text:p>de la Canourgu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1770 : Juin, d&amp;#233;cision d'&amp;#233;lever une fontaine place de l'H&amp;#244;tel de Ville - place Jean Jaur&amp;#232;s actuelle. &lt;br&gt;1773 : son ex&amp;#233;cution est confi&amp;#233;e &amp;#224; D'Antoine, comme celle des Trois Gr&amp;#226;ces &lt;br&gt;1776 : 21 mai, la fontaine est mise en place &amp;#224; l'emplacement pr&amp;#233;vu &lt;br&gt;1865 : elle est d&amp;#233;plac&amp;#233;e place de la Canourgue o&amp;#249; elle se trouve encore. &lt;br&gt;&lt;br&gt;Elle repr&amp;#233;sente des chevaux marins ou licornes dress&amp;#233;es, au-dessus d'un bas-relief o&amp;#249; figure la bataille de Closterkamp, en l'honneur du mar&amp;#233;chal de Castries.&lt;/p&gt;</text:p>
          </table:table-cell>
          <table:table-cell/>
        </table:table-row>
        <table:table-row table:style-name="ro1">
          <table:table-cell office:value-type="float" office:value="610">
            <text:p>610</text:p>
          </table:table-cell>
          <table:table-cell office:value-type="string">
            <text:p>Fontaines</text:p>
          </table:table-cell>
          <table:table-cell office:value-type="string">
            <text:p>Fontaine Le Serpent</text:p>
          </table:table-cell>
          <table:table-cell office:value-type="string">
            <text:p>Croix d'Argent</text:p>
          </table:table-cell>
          <table:table-cell table:number-columns-repeated="11"/>
          <table:table-cell office:value-type="string">
            <text:p>Rue</text:p>
          </table:table-cell>
          <table:table-cell office:value-type="string">
            <text:p>Henri-Rosea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5&lt;/p&gt;</text:p>
          </table:table-cell>
          <table:table-cell/>
        </table:table-row>
        <table:table-row table:style-name="ro1">
          <table:table-cell office:value-type="float" office:value="611">
            <text:p>611</text:p>
          </table:table-cell>
          <table:table-cell office:value-type="string">
            <text:p>Fontaines</text:p>
          </table:table-cell>
          <table:table-cell office:value-type="string">
            <text:p>Fontaine Les Augustins</text:p>
          </table:table-cell>
          <table:table-cell office:value-type="string">
            <text:p>Montpellier Centre</text:p>
          </table:table-cell>
          <table:table-cell table:number-columns-repeated="11"/>
          <table:table-cell office:value-type="string">
            <text:p>Rue</text:p>
          </table:table-cell>
          <table:table-cell office:value-type="string">
            <text:p>des Augustin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R&amp;#233;am&amp;#233;nag&amp;#233;e en 1988&lt;/p&gt;</text:p>
          </table:table-cell>
          <table:table-cell/>
        </table:table-row>
        <table:table-row table:style-name="ro1">
          <table:table-cell office:value-type="float" office:value="612">
            <text:p>612</text:p>
          </table:table-cell>
          <table:table-cell office:value-type="string">
            <text:p>Fontaines</text:p>
          </table:table-cell>
          <table:table-cell office:value-type="string">
            <text:p>Fontaine les Trois-Grâces</text:p>
          </table:table-cell>
          <table:table-cell office:value-type="string">
            <text:p>Montpellier Centre</text:p>
          </table:table-cell>
          <table:table-cell table:number-columns-repeated="6"/>
          <table:table-cell office:value-type="string">
            <text:p>649_55plan</text:p>
          </table:table-cell>
          <table:table-cell table:number-columns-repeated="4"/>
          <table:table-cell office:value-type="string">
            <text:p>Place</text:p>
          </table:table-cell>
          <table:table-cell office:value-type="string">
            <text:p>de la Coméd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1770 : Juin, d&amp;#233;cision d'&amp;#233;lever une fontaine place de la Canourgue &lt;br&gt;1773 : D'Antoine, sculpteur Marseillais est choisi et passe commande de marbre &amp;#224; Carrare &lt;br&gt;1776 : la fontaine est achev&amp;#233;e, le travail est officiellement "re&amp;#231;u", mais la fontaine n'est pas install&amp;#233;e, la ville intente un proc&amp;#232;s &amp;#224; D'Antoine &lt;br&gt;1797 : la fontaine est install&amp;#233;e place de la Com&amp;#233;die, apr&amp;#232;s la d&amp;#233;molition de la porte de Lattes &lt;br&gt;&lt;br&gt;Les Trois Gr&amp;#226;ces restent sur la place de la Com&amp;#233;die diversement am&amp;#233;nag&amp;#233;e au cours du temps. &lt;br&gt;&lt;br&gt;1989 : les Trois Gr&amp;#226;ces sont d&amp;#233;plac&amp;#233;es pour proc&amp;#233;der &amp;#224; leur moulage ; elles sont moul&amp;#233;es en r&amp;#233;sine ; les statues originales sont en cours de restauration &lt;br&gt;Le 21 juin 1989, les statues &amp;#233;taient enlev&amp;#233;es pour le moulage et remises quelques semaines plus tard.&lt;/p&gt; &lt;p&gt;&lt;img src="/uploads/Image/00/WEB_CHEMIN_1022_1131354077.jpg" alt="Fontaine les Trois Gr&amp;#226;ces " align="left" idtf="1022"&gt;Janvier 2003 : les travaux de r&amp;#233;novation de la fonta&amp;#238;ne prennent fin. Deux bassins rev&amp;#234;tus de calandons rappellent l'aspect ant&amp;#233;rieur de la fontaine. Des effets d'eau constitu&amp;#233;s par un ruissellement sur les marches et des jets crois&amp;#233;s participent &amp;#233;galement &amp;#224; la mise en valeur et &amp;#224; l'agr&amp;#233;ment des trois Gr&amp;#226;ces. De plus, la mise en valeur nocturne, au moyen de lumi&amp;#232;res bleues, de la margelle de la fontaine, du caniveau ext&amp;#233;rieur et des angelots compl&amp;#232;tent cet am&amp;#233;nagement.&lt;/p&gt;</text:p>
          </table:table-cell>
          <table:table-cell/>
        </table:table-row>
        <table:table-row table:style-name="ro1">
          <table:table-cell office:value-type="float" office:value="613">
            <text:p>613</text:p>
          </table:table-cell>
          <table:table-cell office:value-type="string">
            <text:p>Fontaines</text:p>
          </table:table-cell>
          <table:table-cell office:value-type="string">
            <text:p>Fontaine Maison de l'Environnement</text:p>
          </table:table-cell>
          <table:table-cell office:value-type="string">
            <text:p>Montpellier Centre</text:p>
          </table:table-cell>
          <table:table-cell table:number-columns-repeated="11"/>
          <table:table-cell office:value-type="string">
            <text:p>Rue</text:p>
          </table:table-cell>
          <table:table-cell office:value-type="string">
            <text:p>Ferdinand-Fabr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R&amp;#233;am&amp;#233;nag&amp;#233;e en 1991&lt;/p&gt;</text:p>
          </table:table-cell>
          <table:table-cell/>
        </table:table-row>
        <table:table-row table:style-name="ro1">
          <table:table-cell office:value-type="float" office:value="614">
            <text:p>614</text:p>
          </table:table-cell>
          <table:table-cell office:value-type="string">
            <text:p>Fontaines</text:p>
          </table:table-cell>
          <table:table-cell office:value-type="string">
            <text:p>Fontaine Marché-aux-fleurs</text:p>
          </table:table-cell>
          <table:table-cell office:value-type="string">
            <text:p>Montpellier Centre</text:p>
          </table:table-cell>
          <table:table-cell table:number-columns-repeated="11"/>
          <table:table-cell office:value-type="string">
            <text:p>Place</text:p>
          </table:table-cell>
          <table:table-cell office:value-type="string">
            <text:p>du Marché-aux-fleur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4&lt;/p&gt;</text:p>
          </table:table-cell>
          <table:table-cell/>
        </table:table-row>
        <table:table-row table:style-name="ro1">
          <table:table-cell office:value-type="float" office:value="615">
            <text:p>615</text:p>
          </table:table-cell>
          <table:table-cell office:value-type="string">
            <text:p>Fontaines</text:p>
          </table:table-cell>
          <table:table-cell office:value-type="string">
            <text:p>Fontaine Jean-Monnet</text:p>
          </table:table-cell>
          <table:table-cell office:value-type="string">
            <text:p>Montpellier Centre</text:p>
          </table:table-cell>
          <table:table-cell table:number-columns-repeated="11"/>
          <table:table-cell office:value-type="string">
            <text:p>Square</text:p>
          </table:table-cell>
          <table:table-cell office:value-type="string">
            <text:p>Jean-Monne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16">
            <text:p>616</text:p>
          </table:table-cell>
          <table:table-cell office:value-type="string">
            <text:p>Fontaines</text:p>
          </table:table-cell>
          <table:table-cell office:value-type="string">
            <text:p>Fontaine Moulin-de-l'Evêque</text:p>
          </table:table-cell>
          <table:table-cell office:value-type="string">
            <text:p>Montpellier Centre</text:p>
          </table:table-cell>
          <table:table-cell table:number-columns-repeated="11"/>
          <table:table-cell office:value-type="string">
            <text:p>Avenue</text:p>
          </table:table-cell>
          <table:table-cell office:value-type="string">
            <text:p>Pierre-Mendès-Franc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1&lt;/p&gt;</text:p>
          </table:table-cell>
          <table:table-cell/>
        </table:table-row>
        <table:table-row table:style-name="ro1">
          <table:table-cell office:value-type="float" office:value="617">
            <text:p>617</text:p>
          </table:table-cell>
          <table:table-cell office:value-type="string">
            <text:p>Fontaines</text:p>
          </table:table-cell>
          <table:table-cell office:value-type="string">
            <text:p>Fontaine Nombre d'Or</text:p>
          </table:table-cell>
          <table:table-cell office:value-type="string">
            <text:p>Montpellier Centre</text:p>
          </table:table-cell>
          <table:table-cell table:number-columns-repeated="11"/>
          <table:table-cell office:value-type="string">
            <text:p>Place</text:p>
          </table:table-cell>
          <table:table-cell office:value-type="string">
            <text:p>du Nombre d'O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2000. &lt;br&gt;Afin de parfaire les am&amp;#233;nagements du quartier Antigone, la ville de Montpellier a souhait&amp;#233; r&amp;#233;aliser une fontaine au centre de la place du Nombre d'Or. Cette place, d'une superficie de 9000 m&amp;#178;, est bord&amp;#233;e d'environ 300 logements. Un axe pi&amp;#233;ton relie cette place au Lez vers l'est, au centre historique &amp;#224; l'ouest. &lt;br&gt;La fontaine est constitu&amp;#233;e par des lignes de jets jaillissant directement du sol. Elles sont inscrites dans un carr&amp;#233;, sans bassin ni construction selon le principe des fontaines "s&amp;#232;ches" ce qui permet de ne pas neutraliser la place. &lt;br&gt;Les jets, illumin&amp;#233;s en blanc, ont une hauteur variant de 0 &amp;#224; 15 m&amp;#232;tres. Ils sont en mouvement selon une chor&amp;#233;graphie changeante qui constitue un spectacle toujours renouvell&amp;#233; et modulable.&lt;/p&gt;</text:p>
          </table:table-cell>
          <table:table-cell/>
        </table:table-row>
        <table:table-row table:style-name="ro1">
          <table:table-cell office:value-type="float" office:value="618">
            <text:p>618</text:p>
          </table:table-cell>
          <table:table-cell office:value-type="string">
            <text:p>Fontaines</text:p>
          </table:table-cell>
          <table:table-cell office:value-type="string">
            <text:p>Fontaine Occitanie</text:p>
          </table:table-cell>
          <table:table-cell office:value-type="string">
            <text:p>Hôpitaux - Facultés</text:p>
          </table:table-cell>
          <table:table-cell table:number-columns-repeated="11"/>
          <table:table-cell office:value-type="string">
            <text:p>Avenue</text:p>
          </table:table-cell>
          <table:table-cell office:value-type="string">
            <text:p>du doyen Gaston-Giraud</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2000&lt;/p&gt;</text:p>
          </table:table-cell>
          <table:table-cell/>
        </table:table-row>
        <table:table-row table:style-name="ro1">
          <table:table-cell office:value-type="float" office:value="619">
            <text:p>619</text:p>
          </table:table-cell>
          <table:table-cell office:value-type="string">
            <text:p>Fontaines</text:p>
          </table:table-cell>
          <table:table-cell office:value-type="string">
            <text:p>Fontaine Olympie</text:p>
          </table:table-cell>
          <table:table-cell office:value-type="string">
            <text:p>Montpellier Centre</text:p>
          </table:table-cell>
          <table:table-cell table:number-columns-repeated="11"/>
          <table:table-cell office:value-type="string">
            <text:p>Place</text:p>
          </table:table-cell>
          <table:table-cell office:value-type="string">
            <text:p>de l'Olymp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20">
            <text:p>620</text:p>
          </table:table-cell>
          <table:table-cell office:value-type="string">
            <text:p>Fontaines</text:p>
          </table:table-cell>
          <table:table-cell office:value-type="string">
            <text:p>Fontaine Pagnol</text:p>
          </table:table-cell>
          <table:table-cell office:value-type="string">
            <text:p>Les Cévennes</text:p>
          </table:table-cell>
          <table:table-cell table:number-columns-repeated="11"/>
          <table:table-cell office:value-type="string">
            <text:p>Route</text:p>
          </table:table-cell>
          <table:table-cell office:value-type="string">
            <text:p>De Lavéru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5&lt;/p&gt;</text:p>
          </table:table-cell>
          <table:table-cell/>
        </table:table-row>
        <table:table-row table:style-name="ro1">
          <table:table-cell office:value-type="float" office:value="621">
            <text:p>621</text:p>
          </table:table-cell>
          <table:table-cell office:value-type="string">
            <text:p>Fontaines</text:p>
          </table:table-cell>
          <table:table-cell office:value-type="string">
            <text:p>Fontaine Pierre Paraf</text:p>
          </table:table-cell>
          <table:table-cell office:value-type="string">
            <text:p>Croix d'Argent</text:p>
          </table:table-cell>
          <table:table-cell table:number-columns-repeated="11"/>
          <table:table-cell office:value-type="string">
            <text:p>Esplanade</text:p>
          </table:table-cell>
          <table:table-cell office:value-type="string">
            <text:p>Pierre-Paraf</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5&lt;/p&gt;</text:p>
          </table:table-cell>
          <table:table-cell/>
        </table:table-row>
        <table:table-row table:style-name="ro1">
          <table:table-cell office:value-type="float" office:value="622">
            <text:p>622</text:p>
          </table:table-cell>
          <table:table-cell office:value-type="string">
            <text:p>Fontaines</text:p>
          </table:table-cell>
          <table:table-cell office:value-type="string">
            <text:p>Fontaine Parc de Bagatelle</text:p>
          </table:table-cell>
          <table:table-cell office:value-type="string">
            <text:p>Croix d'Argent</text:p>
          </table:table-cell>
          <table:table-cell table:number-columns-repeated="11"/>
          <table:table-cell office:value-type="string">
            <text:p>Rue</text:p>
          </table:table-cell>
          <table:table-cell office:value-type="string">
            <text:p>Rouget-de-Lis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0&lt;/p&gt;</text:p>
          </table:table-cell>
          <table:table-cell/>
        </table:table-row>
        <table:table-row table:style-name="ro1">
          <table:table-cell office:value-type="float" office:value="623">
            <text:p>623</text:p>
          </table:table-cell>
          <table:table-cell office:value-type="string">
            <text:p>Fontaines</text:p>
          </table:table-cell>
          <table:table-cell office:value-type="string">
            <text:p>Fontaine Parc Rimbaud</text:p>
          </table:table-cell>
          <table:table-cell office:value-type="string">
            <text:p>Montpellier Centre</text:p>
          </table:table-cell>
          <table:table-cell table:number-columns-repeated="11"/>
          <table:table-cell office:value-type="string">
            <text:p>Avenue</text:p>
          </table:table-cell>
          <table:table-cell office:value-type="string">
            <text:p>de Saint-Mau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7&lt;/p&gt;</text:p>
          </table:table-cell>
          <table:table-cell/>
        </table:table-row>
        <table:table-row table:style-name="ro1">
          <table:table-cell office:value-type="float" office:value="624">
            <text:p>624</text:p>
          </table:table-cell>
          <table:table-cell office:value-type="string">
            <text:p>Fontaines</text:p>
          </table:table-cell>
          <table:table-cell office:value-type="string">
            <text:p>Fontaine parc Sainte-Odile</text:p>
          </table:table-cell>
          <table:table-cell office:value-type="string">
            <text:p>Montpellier Centre</text:p>
          </table:table-cell>
          <table:table-cell table:number-columns-repeated="11"/>
          <table:table-cell office:value-type="string">
            <text:p>Route</text:p>
          </table:table-cell>
          <table:table-cell office:value-type="string">
            <text:p>de Mend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amp;#160;Historique&lt;/li&gt; &lt;/ul&gt; &lt;p&gt;Cr&amp;#233;&amp;#233;e en 1750&lt;/p&gt;</text:p>
          </table:table-cell>
          <table:table-cell/>
        </table:table-row>
        <table:table-row table:style-name="ro1">
          <table:table-cell office:value-type="float" office:value="625">
            <text:p>625</text:p>
          </table:table-cell>
          <table:table-cell office:value-type="string">
            <text:p>Fontaines</text:p>
          </table:table-cell>
          <table:table-cell office:value-type="string">
            <text:p>Fontaine Paul-Valéry</text:p>
          </table:table-cell>
          <table:table-cell office:value-type="string">
            <text:p>Croix d'Argent</text:p>
          </table:table-cell>
          <table:table-cell table:number-columns-repeated="11"/>
          <table:table-cell office:value-type="string">
            <text:p>Route</text:p>
          </table:table-cell>
          <table:table-cell office:value-type="string">
            <text:p>de Lavéru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amp;#160;&lt;/p&gt;</text:p>
          </table:table-cell>
          <table:table-cell/>
        </table:table-row>
        <table:table-row table:style-name="ro1">
          <table:table-cell office:value-type="float" office:value="626">
            <text:p>626</text:p>
          </table:table-cell>
          <table:table-cell office:value-type="string">
            <text:p>Fontaines</text:p>
          </table:table-cell>
          <table:table-cell office:value-type="string">
            <text:p>Fontaine Petit-Bard</text:p>
          </table:table-cell>
          <table:table-cell office:value-type="string">
            <text:p>Les Cévennes</text:p>
          </table:table-cell>
          <table:table-cell table:number-columns-repeated="11"/>
          <table:table-cell office:value-type="string">
            <text:p>Square</text:p>
          </table:table-cell>
          <table:table-cell office:value-type="string">
            <text:p>Guillaume-Apollinair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lt;/p&gt;</text:p>
          </table:table-cell>
          <table:table-cell/>
        </table:table-row>
        <table:table-row table:style-name="ro1">
          <table:table-cell office:value-type="float" office:value="627">
            <text:p>627</text:p>
          </table:table-cell>
          <table:table-cell office:value-type="string">
            <text:p>Fontaines</text:p>
          </table:table-cell>
          <table:table-cell office:value-type="string">
            <text:p>Fontaine Petit-Bassin</text:p>
          </table:table-cell>
          <table:table-cell office:value-type="string">
            <text:p>Port Marianne</text:p>
          </table:table-cell>
          <table:table-cell table:number-columns-repeated="11"/>
          <table:table-cell office:value-type="string">
            <text:p>Avenue</text:p>
          </table:table-cell>
          <table:table-cell office:value-type="string">
            <text:p>Albert-Einstein</text:p>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800&lt;/p&gt;</text:p>
          </table:table-cell>
          <table:table-cell/>
        </table:table-row>
        <table:table-row table:style-name="ro1">
          <table:table-cell office:value-type="float" office:value="628">
            <text:p>628</text:p>
          </table:table-cell>
          <table:table-cell office:value-type="string">
            <text:p>Fontaines</text:p>
          </table:table-cell>
          <table:table-cell office:value-type="string">
            <text:p>Fontaine du Peyrou</text:p>
          </table:table-cell>
          <table:table-cell office:value-type="string">
            <text:p>Montpellier Centre</text:p>
          </table:table-cell>
          <table:table-cell table:number-columns-repeated="11"/>
          <table:table-cell office:value-type="string">
            <text:p>Promenade</text:p>
          </table:table-cell>
          <table:table-cell office:value-type="string">
            <text:p>du Peyro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774&lt;/p&gt;</text:p>
          </table:table-cell>
          <table:table-cell/>
        </table:table-row>
        <table:table-row table:style-name="ro1">
          <table:table-cell office:value-type="float" office:value="629">
            <text:p>629</text:p>
          </table:table-cell>
          <table:table-cell office:value-type="string">
            <text:p>Fontaines</text:p>
          </table:table-cell>
          <table:table-cell office:value-type="string">
            <text:p>Fontaine du Peyrou (droite)</text:p>
          </table:table-cell>
          <table:table-cell office:value-type="string">
            <text:p>Montpellier Centre</text:p>
          </table:table-cell>
          <table:table-cell table:number-columns-repeated="11"/>
          <table:table-cell office:value-type="string">
            <text:p>Promenade</text:p>
          </table:table-cell>
          <table:table-cell office:value-type="string">
            <text:p>du Peyro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774&lt;/p&gt;</text:p>
          </table:table-cell>
          <table:table-cell/>
        </table:table-row>
        <table:table-row table:style-name="ro1">
          <table:table-cell office:value-type="float" office:value="630">
            <text:p>630</text:p>
          </table:table-cell>
          <table:table-cell office:value-type="string">
            <text:p>Fontaines</text:p>
          </table:table-cell>
          <table:table-cell office:value-type="string">
            <text:p>Fontaine du Peyrou (gauche)</text:p>
          </table:table-cell>
          <table:table-cell office:value-type="string">
            <text:p>Montpellier Centre</text:p>
          </table:table-cell>
          <table:table-cell table:number-columns-repeated="11"/>
          <table:table-cell office:value-type="string">
            <text:p>Promenade</text:p>
          </table:table-cell>
          <table:table-cell office:value-type="string">
            <text:p>du Peyro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774&lt;/p&gt;</text:p>
          </table:table-cell>
          <table:table-cell/>
        </table:table-row>
        <table:table-row table:style-name="ro1">
          <table:table-cell office:value-type="float" office:value="631">
            <text:p>631</text:p>
          </table:table-cell>
          <table:table-cell office:value-type="string">
            <text:p>Fontaines</text:p>
          </table:table-cell>
          <table:table-cell office:value-type="string">
            <text:p>Fontaine Pitot</text:p>
          </table:table-cell>
          <table:table-cell office:value-type="string">
            <text:p>Montpellier Centre</text:p>
          </table:table-cell>
          <table:table-cell table:number-columns-repeated="11"/>
          <table:table-cell office:value-type="string">
            <text:p>Espace</text:p>
          </table:table-cell>
          <table:table-cell office:value-type="string">
            <text:p>Pito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4&lt;/p&gt;</text:p>
          </table:table-cell>
          <table:table-cell/>
        </table:table-row>
        <table:table-row table:style-name="ro1">
          <table:table-cell office:value-type="float" office:value="632">
            <text:p>632</text:p>
          </table:table-cell>
          <table:table-cell office:value-type="string">
            <text:p>Fontaines</text:p>
          </table:table-cell>
          <table:table-cell office:value-type="string">
            <text:p>Fontaine Plan-de-l'Olivier</text:p>
          </table:table-cell>
          <table:table-cell office:value-type="string">
            <text:p>Montpellier Centre</text:p>
          </table:table-cell>
          <table:table-cell table:number-columns-repeated="11"/>
          <table:table-cell office:value-type="string">
            <text:p>Rue</text:p>
          </table:table-cell>
          <table:table-cell office:value-type="string">
            <text:p>de la Verrerie Bass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3&lt;/p&gt;</text:p>
          </table:table-cell>
          <table:table-cell/>
        </table:table-row>
        <table:table-row table:style-name="ro1">
          <table:table-cell office:value-type="float" office:value="633">
            <text:p>633</text:p>
          </table:table-cell>
          <table:table-cell office:value-type="string">
            <text:p>Fontaines</text:p>
          </table:table-cell>
          <table:table-cell office:value-type="string">
            <text:p>Fontaine Pompignane</text:p>
          </table:table-cell>
          <table:table-cell office:value-type="string">
            <text:p>Port Marianne</text:p>
          </table:table-cell>
          <table:table-cell table:number-columns-repeated="11"/>
          <table:table-cell office:value-type="string">
            <text:p>Avenue</text:p>
          </table:table-cell>
          <table:table-cell office:value-type="string">
            <text:p>Alphonse-Jui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lt;/p&gt;</text:p>
          </table:table-cell>
          <table:table-cell/>
        </table:table-row>
        <table:table-row table:style-name="ro1">
          <table:table-cell office:value-type="float" office:value="634">
            <text:p>634</text:p>
          </table:table-cell>
          <table:table-cell office:value-type="string">
            <text:p>Fontaines</text:p>
          </table:table-cell>
          <table:table-cell office:value-type="string">
            <text:p>Fontaine Porte-de-la-Blanquerie</text:p>
          </table:table-cell>
          <table:table-cell office:value-type="string">
            <text:p>Montpellier Centre</text:p>
          </table:table-cell>
          <table:table-cell table:number-columns-repeated="11"/>
          <table:table-cell office:value-type="string">
            <text:p>Rue</text:p>
          </table:table-cell>
          <table:table-cell office:value-type="string">
            <text:p>de l'Université</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9&lt;/p&gt;</text:p>
          </table:table-cell>
          <table:table-cell/>
        </table:table-row>
        <table:table-row table:style-name="ro1">
          <table:table-cell office:value-type="float" office:value="635">
            <text:p>635</text:p>
          </table:table-cell>
          <table:table-cell office:value-type="string">
            <text:p>Fontaines</text:p>
          </table:table-cell>
          <table:table-cell office:value-type="string">
            <text:p>Fontaine Préfecture</text:p>
          </table:table-cell>
          <table:table-cell office:value-type="string">
            <text:p>Montpellier Centre</text:p>
          </table:table-cell>
          <table:table-cell table:number-columns-repeated="11"/>
          <table:table-cell office:value-type="string">
            <text:p>Place</text:p>
          </table:table-cell>
          <table:table-cell office:value-type="string">
            <text:p>des Martyrs-de-la-Résistanc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75 - R&amp;#233;am&amp;#233;nag&amp;#233;e depuis&lt;/p&gt;</text:p>
          </table:table-cell>
          <table:table-cell/>
        </table:table-row>
        <table:table-row table:style-name="ro1">
          <table:table-cell office:value-type="float" office:value="636">
            <text:p>636</text:p>
          </table:table-cell>
          <table:table-cell office:value-type="string">
            <text:p>Fontaines</text:p>
          </table:table-cell>
          <table:table-cell office:value-type="string">
            <text:p>Fontaine Près-d'Arènes</text:p>
          </table:table-cell>
          <table:table-cell office:value-type="string">
            <text:p>Prés d'Arènes</text:p>
          </table:table-cell>
          <table:table-cell table:number-columns-repeated="11"/>
          <table:table-cell office:value-type="string">
            <text:p>Rond</text:p>
          </table:table-cell>
          <table:table-cell office:value-type="string">
            <text:p>Point des Près d'Arèn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2001. &lt;br&gt;Le Rond Point des Pr&amp;#232;s d'Ar&amp;#232;nes marque l'entr&amp;#233;e Sud de la ville et constitue le point de rencontre de deux axes de circulation importants que sont la route de Palavas et l'autoroute A9. &lt;br&gt;La fontaine est implant&amp;#233;e au centre du terre plein du giratoire et consiste en un bassin de 27m de diam&amp;#232;tre duquel jaillissent un jet d'eau de 25m de haut, 6 jets de 12m et 12 jets de 5m. Les eaux du bassin se d&amp;#233;versent via une cascade dans un deuxi&amp;#232;me bassin situ&amp;#233; 1m plus bas et large de 5m. L'&amp;#233;clairage nocturne de l'ouvrage est assur&amp;#233; par 51 projecteurs.&lt;/p&gt;</text:p>
          </table:table-cell>
          <table:table-cell/>
        </table:table-row>
        <table:table-row table:style-name="ro1">
          <table:table-cell office:value-type="float" office:value="637">
            <text:p>637</text:p>
          </table:table-cell>
          <table:table-cell office:value-type="string">
            <text:p>Fontaines</text:p>
          </table:table-cell>
          <table:table-cell office:value-type="string">
            <text:p>Fontaine Renaudel</text:p>
          </table:table-cell>
          <table:table-cell office:value-type="string">
            <text:p>Mosson</text:p>
          </table:table-cell>
          <table:table-cell table:number-columns-repeated="11"/>
          <table:table-cell office:value-type="string">
            <text:p>Place</text:p>
          </table:table-cell>
          <table:table-cell office:value-type="string">
            <text:p>Renaudel</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Dans le quartier de Celleneuve, la fontaine Renaudel situ&amp;#233;e sur la place du m&amp;#234;me nom a &amp;#233;t&amp;#233; r&amp;#233;nov&amp;#233;e en septembre 2003. &lt;br&gt;&lt;br&gt;Elle redonne &amp;#224; la place tout son charme.&lt;/p&gt;</text:p>
          </table:table-cell>
          <table:table-cell/>
        </table:table-row>
        <table:table-row table:style-name="ro1">
          <table:table-cell office:value-type="float" office:value="638">
            <text:p>638</text:p>
          </table:table-cell>
          <table:table-cell office:value-type="string">
            <text:p>Fontaines</text:p>
          </table:table-cell>
          <table:table-cell office:value-type="string">
            <text:p>Fontaine Saint-Cléophas</text:p>
          </table:table-cell>
          <table:table-cell office:value-type="string">
            <text:p>Croix d'Argent</text:p>
          </table:table-cell>
          <table:table-cell table:number-columns-repeated="11"/>
          <table:table-cell office:value-type="string">
            <text:p>Rue</text:p>
          </table:table-cell>
          <table:table-cell office:value-type="string">
            <text:p>du Mas Lemasso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39">
            <text:p>639</text:p>
          </table:table-cell>
          <table:table-cell office:value-type="string">
            <text:p>Fontaines</text:p>
          </table:table-cell>
          <table:table-cell office:value-type="string">
            <text:p>Fontaine Saint-Denis</text:p>
          </table:table-cell>
          <table:table-cell office:value-type="string">
            <text:p>Montpellier Centre</text:p>
          </table:table-cell>
          <table:table-cell table:number-columns-repeated="11"/>
          <table:table-cell office:value-type="string">
            <text:p>Place</text:p>
          </table:table-cell>
          <table:table-cell office:value-type="string">
            <text:p>Saint-Deni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7&lt;/p&gt;</text:p>
          </table:table-cell>
          <table:table-cell/>
        </table:table-row>
        <table:table-row table:style-name="ro1">
          <table:table-cell office:value-type="float" office:value="640">
            <text:p>640</text:p>
          </table:table-cell>
          <table:table-cell office:value-type="string">
            <text:p>Fontaines</text:p>
          </table:table-cell>
          <table:table-cell office:value-type="string">
            <text:p>Fontaine Saint-Martin</text:p>
          </table:table-cell>
          <table:table-cell office:value-type="string">
            <text:p>Prés d'Arènes</text:p>
          </table:table-cell>
          <table:table-cell table:number-columns-repeated="11"/>
          <table:table-cell office:value-type="string">
            <text:p>Avenue</text:p>
          </table:table-cell>
          <table:table-cell office:value-type="string">
            <text:p>du Maréchal-Leclerc</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8&lt;/p&gt;</text:p>
          </table:table-cell>
          <table:table-cell/>
        </table:table-row>
        <table:table-row table:style-name="ro1">
          <table:table-cell office:value-type="float" office:value="641">
            <text:p>641</text:p>
          </table:table-cell>
          <table:table-cell office:value-type="string">
            <text:p>Fontaines</text:p>
          </table:table-cell>
          <table:table-cell office:value-type="string">
            <text:p>Fontaine Saint-Ravy</text:p>
          </table:table-cell>
          <table:table-cell office:value-type="string">
            <text:p>Montpellier Centre</text:p>
          </table:table-cell>
          <table:table-cell table:number-columns-repeated="11"/>
          <table:table-cell office:value-type="string">
            <text:p>Place</text:p>
          </table:table-cell>
          <table:table-cell office:value-type="string">
            <text:p>Saint-Ravy</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75 - R&amp;#233;am&amp;#233;nag&amp;#233;e depuis&lt;/p&gt;</text:p>
          </table:table-cell>
          <table:table-cell/>
        </table:table-row>
        <table:table-row table:style-name="ro1">
          <table:table-cell office:value-type="float" office:value="642">
            <text:p>642</text:p>
          </table:table-cell>
          <table:table-cell office:value-type="string">
            <text:p>Fontaines</text:p>
          </table:table-cell>
          <table:table-cell office:value-type="string">
            <text:p>Fontaine Saint-Roch</text:p>
          </table:table-cell>
          <table:table-cell office:value-type="string">
            <text:p>Montpellier Centre</text:p>
          </table:table-cell>
          <table:table-cell table:number-columns-repeated="11"/>
          <table:table-cell office:value-type="string">
            <text:p>Place</text:p>
          </table:table-cell>
          <table:table-cell office:value-type="string">
            <text:p>Saint-Roch</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43">
            <text:p>643</text:p>
          </table:table-cell>
          <table:table-cell office:value-type="string">
            <text:p>Fontaines</text:p>
          </table:table-cell>
          <table:table-cell office:value-type="string">
            <text:p>Fontaine Sainte-Anne</text:p>
          </table:table-cell>
          <table:table-cell office:value-type="string">
            <text:p>Montpellier Centre</text:p>
          </table:table-cell>
          <table:table-cell table:number-columns-repeated="11"/>
          <table:table-cell office:value-type="string">
            <text:p>Place</text:p>
          </table:table-cell>
          <table:table-cell office:value-type="string">
            <text:p>Sainte-An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92&lt;/p&gt;</text:p>
          </table:table-cell>
          <table:table-cell/>
        </table:table-row>
        <table:table-row table:style-name="ro1">
          <table:table-cell office:value-type="float" office:value="644">
            <text:p>644</text:p>
          </table:table-cell>
          <table:table-cell office:value-type="string">
            <text:p>Fontaines</text:p>
          </table:table-cell>
          <table:table-cell office:value-type="string">
            <text:p>Fontaine square Planchon</text:p>
          </table:table-cell>
          <table:table-cell office:value-type="string">
            <text:p>Montpellier Centre</text:p>
          </table:table-cell>
          <table:table-cell table:number-columns-repeated="11"/>
          <table:table-cell office:value-type="string">
            <text:p>Place</text:p>
          </table:table-cell>
          <table:table-cell office:value-type="string">
            <text:p>Auguste-Giber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850&lt;/p&gt;</text:p>
          </table:table-cell>
          <table:table-cell/>
        </table:table-row>
        <table:table-row table:style-name="ro1">
          <table:table-cell office:value-type="float" office:value="645">
            <text:p>645</text:p>
          </table:table-cell>
          <table:table-cell office:value-type="string">
            <text:p>Fontaines</text:p>
          </table:table-cell>
          <table:table-cell office:value-type="string">
            <text:p>Fontaine Tastavin</text:p>
          </table:table-cell>
          <table:table-cell office:value-type="string">
            <text:p>Croix d'Argent</text:p>
          </table:table-cell>
          <table:table-cell table:number-columns-repeated="11"/>
          <table:table-cell office:value-type="string">
            <text:p>Parc</text:p>
          </table:table-cell>
          <table:table-cell office:value-type="string">
            <text:p>de Tastavi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7&lt;/p&gt;</text:p>
          </table:table-cell>
          <table:table-cell/>
        </table:table-row>
        <table:table-row table:style-name="ro1">
          <table:table-cell office:value-type="float" office:value="646">
            <text:p>646</text:p>
          </table:table-cell>
          <table:table-cell office:value-type="string">
            <text:p>Fontaines</text:p>
          </table:table-cell>
          <table:table-cell office:value-type="string">
            <text:p>Fontaine Thessalie</text:p>
          </table:table-cell>
          <table:table-cell office:value-type="string">
            <text:p>Montpellier Centre</text:p>
          </table:table-cell>
          <table:table-cell table:number-columns-repeated="11"/>
          <table:table-cell office:value-type="string">
            <text:p>Place</text:p>
          </table:table-cell>
          <table:table-cell office:value-type="string">
            <text:p>de Thessal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Pr&amp;#233;sentation&lt;/li&gt; &lt;/ul&gt; &lt;p&gt;Les travaux ont commenc&amp;#233; d&amp;#233;but janvier 2003 et se sont achev&amp;#233;s en mai 2003. &lt;br&gt;La fontaine comprend un bassin circulaire de 16 m de diam&amp;#232;tre incluant trois statues (les &amp;#233;ph&amp;#232;bes install&amp;#233;s auparavant sur la place de la Com&amp;#233;die), des margelles, une vasque en bronze patin&amp;#233;, 3 jets bouillonnants et 24 jets paraboliques. &lt;br&gt;Des &amp;#233;clairages la mettent en valeur la nuit.&lt;/p&gt;</text:p>
          </table:table-cell>
          <table:table-cell/>
        </table:table-row>
        <table:table-row table:style-name="ro1">
          <table:table-cell office:value-type="float" office:value="647">
            <text:p>647</text:p>
          </table:table-cell>
          <table:table-cell office:value-type="string">
            <text:p>Fontaines</text:p>
          </table:table-cell>
          <table:table-cell office:value-type="string">
            <text:p>Fontaine Tournezy</text:p>
          </table:table-cell>
          <table:table-cell office:value-type="string">
            <text:p>Prés d'Arènes</text:p>
          </table:table-cell>
          <table:table-cell table:number-columns-repeated="11"/>
          <table:table-cell office:value-type="string">
            <text:p>Place</text:p>
          </table:table-cell>
          <table:table-cell office:value-type="string">
            <text:p>Tibériad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amp;#160;Cr&amp;#233;&amp;#233;e en 1988&lt;/p&gt;</text:p>
          </table:table-cell>
          <table:table-cell/>
        </table:table-row>
        <table:table-row table:style-name="ro1">
          <table:table-cell office:value-type="float" office:value="648">
            <text:p>648</text:p>
          </table:table-cell>
          <table:table-cell office:value-type="string">
            <text:p>Fontaines</text:p>
          </table:table-cell>
          <table:table-cell office:value-type="string">
            <text:p>Fontaine Université</text:p>
          </table:table-cell>
          <table:table-cell office:value-type="string">
            <text:p>Montpellier Centre</text:p>
          </table:table-cell>
          <table:table-cell table:number-columns-repeated="11"/>
          <table:table-cell office:value-type="string">
            <text:p>Plan</text:p>
          </table:table-cell>
          <table:table-cell office:value-type="string">
            <text:p>de l'Université</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9&lt;/p&gt;</text:p>
          </table:table-cell>
          <table:table-cell/>
        </table:table-row>
        <table:table-row table:style-name="ro1">
          <table:table-cell office:value-type="float" office:value="649">
            <text:p>649</text:p>
          </table:table-cell>
          <table:table-cell office:value-type="string">
            <text:p>Fontaines</text:p>
          </table:table-cell>
          <table:table-cell office:value-type="string">
            <text:p>Fontaine Verdanson</text:p>
          </table:table-cell>
          <table:table-cell office:value-type="string">
            <text:p>Montpellier Centre</text:p>
          </table:table-cell>
          <table:table-cell table:number-columns-repeated="11"/>
          <table:table-cell office:value-type="string">
            <text:p>Place</text:p>
          </table:table-cell>
          <table:table-cell office:value-type="string">
            <text:p>du 11 novembr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85&lt;/p&gt;</text:p>
          </table:table-cell>
          <table:table-cell/>
        </table:table-row>
        <table:table-row table:style-name="ro1">
          <table:table-cell office:value-type="float" office:value="650">
            <text:p>650</text:p>
          </table:table-cell>
          <table:table-cell office:value-type="string">
            <text:p>Fontaines</text:p>
          </table:table-cell>
          <table:table-cell office:value-type="string">
            <text:p>Fontaine ZAC de la Fontaine</text:p>
          </table:table-cell>
          <table:table-cell office:value-type="string">
            <text:p>Mosson</text:p>
          </table:table-cell>
          <table:table-cell table:number-columns-repeated="11"/>
          <table:table-cell table:number-columns-repeated="2" office:value-type="string">
            <text:p>Celleneuv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e en 1991&lt;/p&gt;</text:p>
          </table:table-cell>
          <table:table-cell/>
        </table:table-row>
        <table:table-row table:style-name="ro1">
          <table:table-cell office:value-type="float" office:value="651">
            <text:p>651</text:p>
          </table:table-cell>
          <table:table-cell office:value-type="string">
            <text:p>Fontaines</text:p>
          </table:table-cell>
          <table:table-cell office:value-type="string">
            <text:p>Jet d'eau du Lez</text:p>
          </table:table-cell>
          <table:table-cell office:value-type="string">
            <text:p>Montpellier Centre</text:p>
          </table:table-cell>
          <table:table-cell table:number-columns-repeated="11"/>
          <table:table-cell office:value-type="string">
            <text:p>Avenue</text:p>
          </table:table-cell>
          <table:table-cell office:value-type="string">
            <text:p>du Piré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Historique&lt;/li&gt; &lt;/ul&gt; &lt;p&gt;Cr&amp;#233;&amp;#233; en 1988&lt;/p&gt;</text:p>
          </table:table-cell>
          <table:table-cell/>
        </table:table-row>
        <table:table-row table:style-name="ro1">
          <table:table-cell office:value-type="float" office:value="652">
            <text:p>652</text:p>
          </table:table-cell>
          <table:table-cell office:value-type="string">
            <text:p>Fontaines</text:p>
          </table:table-cell>
          <table:table-cell office:value-type="string">
            <text:p>Plan d'eau d'Alco</text:p>
          </table:table-cell>
          <table:table-cell office:value-type="string">
            <text:p>Mosson</text:p>
          </table:table-cell>
          <table:table-cell table:number-columns-repeated="11"/>
          <table:table-cell office:value-type="string">
            <text:p>Rond</text:p>
          </table:table-cell>
          <table:table-cell office:value-type="string">
            <text:p>Point d'Alco</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653">
            <text:p>653</text:p>
          </table:table-cell>
          <table:table-cell office:value-type="string">
            <text:p>Boule lyonnaise</text:p>
          </table:table-cell>
          <table:table-cell office:value-type="string">
            <text:p>Boule lyonnaise du Parc Rimbaud</text:p>
          </table:table-cell>
          <table:table-cell office:value-type="string">
            <text:p>Montpellier Centre</text:p>
          </table:table-cell>
          <table:table-cell table:number-columns-repeated="6"/>
          <table:table-cell office:value-type="string">
            <text:p>TA121</text:p>
          </table:table-cell>
          <table:table-cell table:number-columns-repeated="4"/>
          <table:table-cell office:value-type="string">
            <text:p>Avenue</text:p>
          </table:table-cell>
          <table:table-cell office:value-type="string">
            <text:p>de Saint Maur</text:p>
          </table:table-cell>
          <table:table-cell office:value-type="string">
            <text:p>Parc Rimbaud</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text:s/>Ligne 8, La Ronde</text:p>
            <text:p/>
          </table:table-cell>
          <table:table-cell table:number-columns-repeated="2"/>
        </table:table-row>
        <table:table-row table:style-name="ro1">
          <table:table-cell office:value-type="float" office:value="654">
            <text:p>654</text:p>
          </table:table-cell>
          <table:table-cell office:value-type="string">
            <text:p>Boule lyonnaise</text:p>
          </table:table-cell>
          <table:table-cell office:value-type="string">
            <text:p>Boule lyonnaise Lucien-Ferron</text:p>
          </table:table-cell>
          <table:table-cell office:value-type="string">
            <text:p>Croix d'Argent</text:p>
          </table:table-cell>
          <table:table-cell table:number-columns-repeated="6"/>
          <table:table-cell office:value-type="string">
            <text:p>TA120</text:p>
          </table:table-cell>
          <table:table-cell table:number-columns-repeated="4"/>
          <table:table-cell office:value-type="string">
            <text:p>Avenue</text:p>
          </table:table-cell>
          <table:table-cell office:value-type="string">
            <text:p>de Mauri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7</text:p>
          </table:table-cell>
          <table:table-cell office:value-type="string">
            <text:p>&lt;ul&gt; &lt;li&gt;&amp;#160;Boulodrome couvert &lt;/li&gt; &lt;/ul&gt;</text:p>
          </table:table-cell>
          <table:table-cell/>
        </table:table-row>
        <table:table-row table:style-name="ro1">
          <table:table-cell office:value-type="float" office:value="655">
            <text:p>655</text:p>
          </table:table-cell>
          <table:table-cell office:value-type="string">
            <text:p>Boule lyonnaise</text:p>
          </table:table-cell>
          <table:table-cell office:value-type="string">
            <text:p>Boule lyonnaise Antoine-Perrier</text:p>
          </table:table-cell>
          <table:table-cell office:value-type="string">
            <text:p>Les Cévennes</text:p>
          </table:table-cell>
          <table:table-cell table:number-columns-repeated="6"/>
          <table:table-cell office:value-type="string">
            <text:p>755</text:p>
          </table:table-cell>
          <table:table-cell office:value-type="string">
            <text:p>43.5965577103</text:p>
          </table:table-cell>
          <table:table-cell office:value-type="string">
            <text:p>3.84374337647</text:p>
          </table:table-cell>
          <table:table-cell office:value-type="string">
            <text:p>6</text:p>
          </table:table-cell>
          <table:table-cell/>
          <table:table-cell office:value-type="string">
            <text:p>rue</text:p>
          </table:table-cell>
          <table:table-cell office:value-type="string">
            <text:p>Boussinesq</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Boulodrome couvert&lt;/li&gt; &lt;/ul&gt;</text:p>
          </table:table-cell>
          <table:table-cell/>
        </table:table-row>
        <table:table-row table:style-name="ro1">
          <table:table-cell office:value-type="float" office:value="656">
            <text:p>656</text:p>
          </table:table-cell>
          <table:table-cell office:value-type="string">
            <text:p>Parcours sportifs</text:p>
          </table:table-cell>
          <table:table-cell office:value-type="string">
            <text:p>Parcours sportif domaine de Grammont</text:p>
          </table:table-cell>
          <table:table-cell office:value-type="string">
            <text:p>Port Marianne</text:p>
          </table:table-cell>
          <table:table-cell table:number-columns-repeated="6"/>
          <table:table-cell office:value-type="string">
            <text:p>330</text:p>
          </table:table-cell>
          <table:table-cell office:value-type="string">
            <text:p>43.6184608425</text:p>
          </table:table-cell>
          <table:table-cell office:value-type="string">
            <text:p>3.92710829902</text:p>
          </table:table-cell>
          <table:table-cell table:number-columns-repeated="2"/>
          <table:table-cell office:value-type="string">
            <text:p>Avenue Albert-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Distance : 2,5 Km &lt;br /&gt;Parcours éclairé jusqu'à 22h &lt;br /&gt;Accès libre</text:p>
          </table:table-cell>
          <table:table-cell/>
        </table:table-row>
        <table:table-row table:style-name="ro1">
          <table:table-cell office:value-type="float" office:value="657">
            <text:p>657</text:p>
          </table:table-cell>
          <table:table-cell office:value-type="string">
            <text:p>Parcours sportifs</text:p>
          </table:table-cell>
          <table:table-cell office:value-type="string">
            <text:p>Parcours sportif du Bois de Montmaur</text:p>
          </table:table-cell>
          <table:table-cell office:value-type="string">
            <text:p>Hôpitaux - Facultés</text:p>
          </table:table-cell>
          <table:table-cell table:number-columns-repeated="6"/>
          <table:table-cell office:value-type="string">
            <text:p>753</text:p>
          </table:table-cell>
          <table:table-cell office:value-type="string">
            <text:p>43.6409268143</text:p>
          </table:table-cell>
          <table:table-cell office:value-type="string">
            <text:p>3.86723682325</text:p>
          </table:table-cell>
          <table:table-cell table:number-columns-repeated="2"/>
          <table:table-cell office:value-type="string">
            <text:p>Chemin du Réservoir de Montmaur</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a Navette</text:p>
          </table:table-cell>
          <table:table-cell office:value-type="string">
            <text:p>&lt;p&gt;Distance : 1,3 Km &lt;br /&gt;Pas d'éclairage sur le parcours &lt;br /&gt;Accès libre&lt;/p&gt;</text:p>
          </table:table-cell>
          <table:table-cell/>
        </table:table-row>
        <table:table-row table:style-name="ro1">
          <table:table-cell office:value-type="float" office:value="658">
            <text:p>658</text:p>
          </table:table-cell>
          <table:table-cell office:value-type="string">
            <text:p>Parcours sportifs</text:p>
          </table:table-cell>
          <table:table-cell office:value-type="string">
            <text:p>Parcours sportif de La Rauze</text:p>
          </table:table-cell>
          <table:table-cell office:value-type="string">
            <text:p>Prés d'Arènes</text:p>
          </table:table-cell>
          <table:table-cell/>
          <table:table-cell office:value-type="string">
            <text:p>04 67 65 70 86</text:p>
          </table:table-cell>
          <table:table-cell table:number-columns-repeated="4"/>
          <table:table-cell office:value-type="string">
            <text:p>1476</text:p>
          </table:table-cell>
          <table:table-cell office:value-type="string">
            <text:p>43.5911141851</text:p>
          </table:table-cell>
          <table:table-cell office:value-type="string">
            <text:p>3.89537000238</text:p>
          </table:table-cell>
          <table:table-cell office:value-type="string">
            <text:p>419</text:p>
          </table:table-cell>
          <table:table-cell/>
          <table:table-cell office:value-type="string">
            <text:p>avenue du Docteur Jacques-Fourca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text:p>
          </table:table-cell>
          <table:table-cell office:value-type="string">
            <text:p>&lt;p&gt;Distance : 500 m &lt;br /&gt;Parcours éclairé jusqu'à 22h30 &lt;br /&gt;Accès libre &lt;/p&gt;</text:p>
          </table:table-cell>
          <table:table-cell/>
        </table:table-row>
        <table:table-row table:style-name="ro1">
          <table:table-cell office:value-type="float" office:value="660">
            <text:p>660</text:p>
          </table:table-cell>
          <table:table-cell office:value-type="string">
            <text:p>Parcours sportifs</text:p>
          </table:table-cell>
          <table:table-cell office:value-type="string">
            <text:p>Parcours sportif du Lac des Garrigues</text:p>
          </table:table-cell>
          <table:table-cell office:value-type="string">
            <text:p>Mosson</text:p>
          </table:table-cell>
          <table:table-cell table:number-columns-repeated="6"/>
          <table:table-cell office:value-type="string">
            <text:p>741</text:p>
          </table:table-cell>
          <table:table-cell office:value-type="string">
            <text:p>43.6389917496</text:p>
          </table:table-cell>
          <table:table-cell office:value-type="string">
            <text:p>3.81583010593</text:p>
          </table:table-cell>
          <table:table-cell table:number-columns-repeated="2"/>
          <table:table-cell office:value-type="string">
            <text:p>Avenue Guilhem-de-Poitier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istance : 3 Km &lt;br /&gt;Pas d'éclairage sur la parcours &lt;br /&gt;Accès libre&lt;/p&gt;</text:p>
          </table:table-cell>
          <table:table-cell/>
        </table:table-row>
        <table:table-row table:style-name="ro1">
          <table:table-cell office:value-type="float" office:value="661">
            <text:p>661</text:p>
          </table:table-cell>
          <table:table-cell office:value-type="string">
            <text:p>Parcours sportifs</text:p>
          </table:table-cell>
          <table:table-cell office:value-type="string">
            <text:p>Parcours sportif de La Colline</text:p>
          </table:table-cell>
          <table:table-cell office:value-type="string">
            <text:p>Les Cévennes</text:p>
          </table:table-cell>
          <table:table-cell table:number-columns-repeated="6"/>
          <table:table-cell office:value-type="string">
            <text:p>1389</text:p>
          </table:table-cell>
          <table:table-cell table:number-columns-repeated="4"/>
          <table:table-cell office:value-type="string">
            <text:p>Rue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 La Ronde </text:p>
          </table:table-cell>
          <table:table-cell office:value-type="string">
            <text:p>&lt;p&gt;Distance : 1 Km &lt;br /&gt;Pas d'éclairage sur le parcours &lt;br /&gt;Accès libre&lt;/p&gt;</text:p>
          </table:table-cell>
          <table:table-cell/>
        </table:table-row>
        <table:table-row table:style-name="ro1">
          <table:table-cell office:value-type="float" office:value="663">
            <text:p>663</text:p>
          </table:table-cell>
          <table:table-cell office:value-type="string">
            <text:p>Tennis</text:p>
          </table:table-cell>
          <table:table-cell office:value-type="string">
            <text:p>Tennis domaine de Grammont</text:p>
          </table:table-cell>
          <table:table-cell office:value-type="string">
            <text:p>Port Marianne</text:p>
          </table:table-cell>
          <table:table-cell/>
          <table:table-cell office:value-type="string">
            <text:p>04 67 64 29 55</text:p>
          </table:table-cell>
          <table:table-cell table:number-columns-repeated="4"/>
          <table:table-cell office:value-type="string">
            <text:p>811</text:p>
          </table:table-cell>
          <table:table-cell office:value-type="string">
            <text:p>43.6131247215</text:p>
          </table:table-cell>
          <table:table-cell office:value-type="string">
            <text:p>3.92406519847</text:p>
          </table:table-cell>
          <table:table-cell table:number-columns-repeated="2"/>
          <table:table-cell office:value-type="string">
            <text:p>Avenue Albert-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aractéristiques&lt;br /&gt;10 courts plein air &lt;br /&gt;1 court couvert&lt;/li&gt;&lt;li&gt; Horaires&lt;br /&gt;8h00 - 22h00&lt;/li&gt;&lt;li&gt;Tarifs&lt;br /&gt;Se renseigner auprès des clubs.&lt;br /&gt; &lt;/li&gt;&lt;/ul&gt;</text:p>
          </table:table-cell>
          <table:table-cell/>
        </table:table-row>
        <table:table-row table:style-name="ro1">
          <table:table-cell office:value-type="float" office:value="664">
            <text:p>664</text:p>
          </table:table-cell>
          <table:table-cell office:value-type="string">
            <text:p>Tennis</text:p>
          </table:table-cell>
          <table:table-cell office:value-type="string">
            <text:p>Tennis Les Garrigues 1 à 5</text:p>
          </table:table-cell>
          <table:table-cell office:value-type="string">
            <text:p>Mosson</text:p>
          </table:table-cell>
          <table:table-cell/>
          <table:table-cell office:value-type="string">
            <text:p>04 67 75 07 01</text:p>
          </table:table-cell>
          <table:table-cell table:number-columns-repeated="4"/>
          <table:table-cell office:value-type="string">
            <text:p>516</text:p>
          </table:table-cell>
          <table:table-cell office:value-type="string">
            <text:p>43.6369565327</text:p>
          </table:table-cell>
          <table:table-cell office:value-type="string">
            <text:p>3.81476800076</text:p>
          </table:table-cell>
          <table:table-cell office:value-type="string">
            <text:p>100</text:p>
          </table:table-cell>
          <table:table-cell/>
          <table:table-cell office:value-type="string">
            <text:p>avenue de Napl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office:value-type="string">
            <text:p>&lt;ul&gt;&lt;li&gt;Horaires et tarifs&lt;br /&gt;Se renseigner auprès de la Maison pour tous Georges Brassens.&lt;/li&gt;&lt;/ul&gt;</text:p>
          </table:table-cell>
          <table:table-cell/>
        </table:table-row>
        <table:table-row table:style-name="ro1">
          <table:table-cell office:value-type="float" office:value="665">
            <text:p>665</text:p>
          </table:table-cell>
          <table:table-cell office:value-type="string">
            <text:p>Tennis</text:p>
          </table:table-cell>
          <table:table-cell office:value-type="string">
            <text:p>Tennis Montpellier Village 1 et 2</text:p>
          </table:table-cell>
          <table:table-cell office:value-type="string">
            <text:p>Croix d'Argent</text:p>
          </table:table-cell>
          <table:table-cell table:number-columns-repeated="6"/>
          <table:table-cell office:value-type="string">
            <text:p>112200</text:p>
          </table:table-cell>
          <table:table-cell office:value-type="string">
            <text:p>43.5973262404</text:p>
          </table:table-cell>
          <table:table-cell office:value-type="string">
            <text:p>3.83809031072</text:p>
          </table:table-cell>
          <table:table-cell table:number-columns-repeated="2"/>
          <table:table-cell office:value-type="string">
            <text:p>Route de Laverune Cd5</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able:table-cell>
          <table:table-cell office:value-type="string">
            <text:p>&lt;ul&gt;&lt;li&gt;Horaires et Tarifs&lt;br /&gt;Se renseigner auprès de la Maison pour tous Antoine de Saint Exupéry.&lt;/li&gt;&lt;/ul&gt;&lt;p&gt;Pour en savoir plus : &lt;a id="527" href="#" typelien="LienInterne"&gt;Maison pour tous Antoine de Saint Exupéry &lt;/a&gt;&lt;/p&gt;</text:p>
          </table:table-cell>
          <table:table-cell/>
        </table:table-row>
        <table:table-row table:style-name="ro2">
          <table:table-cell office:value-type="float" office:value="666">
            <text:p>666</text:p>
          </table:table-cell>
          <table:table-cell office:value-type="string">
            <text:p>Tennis</text:p>
          </table:table-cell>
          <table:table-cell office:value-type="string">
            <text:p>Tennis Paillade de 1 à 7</text:p>
          </table:table-cell>
          <table:table-cell office:value-type="string">
            <text:p>Mosson</text:p>
          </table:table-cell>
          <table:table-cell/>
          <table:table-cell office:value-type="string">
            <text:p>04 67 03 08 09</text:p>
          </table:table-cell>
          <table:table-cell table:number-columns-repeated="4"/>
          <table:table-cell office:value-type="string">
            <text:p>1412</text:p>
          </table:table-cell>
          <table:table-cell office:value-type="string">
            <text:p>43.6211225159</text:p>
          </table:table-cell>
          <table:table-cell office:value-type="string">
            <text:p>3.81394157070</text:p>
          </table:table-cell>
          <table:table-cell table:number-columns-repeated="2"/>
          <table:table-cell office:value-type="string">
            <text:p>Avenue de Heidelberg</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Station " Mosson"</text:p>
          </table:table-cell>
          <table:table-cell office:value-type="string">
            <text:p>Lignes 14,24,15</text:p>
            <text:p/>
          </table:table-cell>
          <table:table-cell office:value-type="string">
            <text:p>&lt;ul&gt;&lt;li&gt;Horaires&lt;br /&gt;8h00 - 22h00&lt;br /&gt; &lt;/li&gt;&lt;li&gt;Tarifs&lt;br /&gt;Se renseigner auprès des clubs.&lt;/li&gt;&lt;/ul&gt;&lt;p&gt;Pour en savoir plus : &lt;a id="262" href="#" typelien="LienInterne"&gt;Annuaire des associations  &lt;/a&gt;&lt;/p&gt;</text:p>
          </table:table-cell>
          <table:table-cell/>
        </table:table-row>
        <table:table-row table:style-name="ro1">
          <table:table-cell office:value-type="float" office:value="667">
            <text:p>667</text:p>
          </table:table-cell>
          <table:table-cell office:value-type="string">
            <text:p>Salles de spectacle et concert</text:p>
          </table:table-cell>
          <table:table-cell office:value-type="string">
            <text:p>Théâtre Jean-Vilar</text:p>
          </table:table-cell>
          <table:table-cell office:value-type="string">
            <text:p>Mosson</text:p>
          </table:table-cell>
          <table:table-cell office:value-type="string">
            <text:p>La Paillade</text:p>
          </table:table-cell>
          <table:table-cell office:value-type="string">
            <text:p>04 67 40 41 39</text:p>
          </table:table-cell>
          <table:table-cell table:number-columns-repeated="2"/>
          <table:table-cell office:value-type="string">
            <text:p>theatrejeanvilar.montpellier.fr</text:p>
          </table:table-cell>
          <table:table-cell table:number-columns-repeated="4"/>
          <table:table-cell office:value-type="string">
            <text:p>155</text:p>
          </table:table-cell>
          <table:table-cell/>
          <table:table-cell office:value-type="string">
            <text:p>rue de Bologne</text:p>
          </table:table-cell>
          <table:table-cell table:number-columns-repeated="2"/>
          <table:table-cell office:value-type="string">
            <text:p>34184</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9"/>
        </table:table-row>
        <table:table-row table:style-name="ro1">
          <table:table-cell office:value-type="float" office:value="668">
            <text:p>668</text:p>
          </table:table-cell>
          <table:table-cell office:value-type="string">
            <text:p>Salles de spectacle et concert</text:p>
          </table:table-cell>
          <table:table-cell office:value-type="string">
            <text:p>Théâtre Iseïon</text:p>
          </table:table-cell>
          <table:table-cell office:value-type="string">
            <text:p>Montpellier Centre</text:p>
          </table:table-cell>
          <table:table-cell office:value-type="string">
            <text:p>Gambetta</text:p>
          </table:table-cell>
          <table:table-cell office:value-type="string">
            <text:p>04 67 58 15 45</text:p>
          </table:table-cell>
          <table:table-cell office:value-type="string">
            <text:p>04 67 58 90 78</text:p>
          </table:table-cell>
          <table:table-cell table:number-columns-repeated="6"/>
          <table:table-cell office:value-type="string">
            <text:p>18</text:p>
          </table:table-cell>
          <table:table-cell/>
          <table:table-cell office:value-type="string">
            <text:p>rue Fou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Salle de spectacles Ecole de danse</text:p>
          </table:table-cell>
          <table:table-cell/>
        </table:table-row>
        <table:table-row table:style-name="ro3">
          <table:table-cell office:value-type="float" office:value="669">
            <text:p>669</text:p>
          </table:table-cell>
          <table:table-cell office:value-type="string">
            <text:p>Salles de spectacle et concert</text:p>
          </table:table-cell>
          <table:table-cell office:value-type="string">
            <text:p>Théâtre Pierre Tabard - Lakanal</text:p>
          </table:table-cell>
          <table:table-cell office:value-type="string">
            <text:p>Montpellier Centre</text:p>
          </table:table-cell>
          <table:table-cell office:value-type="string">
            <text:p>Les Beaux-Arts</text:p>
          </table:table-cell>
          <table:table-cell office:value-type="string">
            <text:p>04 67 16 28 82</text:p>
          </table:table-cell>
          <table:table-cell office:value-type="string">
            <text:p>04 67 55 23 07</text:p>
          </table:table-cell>
          <table:table-cell/>
          <table:table-cell office:value-type="string">
            <text:p>theatreaupresent.free.fr</text:p>
          </table:table-cell>
          <table:table-cell table:number-columns-repeated="4"/>
          <table:table-cell office:value-type="string">
            <text:p>17</text:p>
          </table:table-cell>
          <table:table-cell/>
          <table:table-cell office:value-type="string">
            <text:p>rue Ferdinand-Fabre</text:p>
          </table:table-cell>
          <table:table-cell/>
          <table:table-cell office:value-type="string">
            <text:p>(angle 20 rue Lakanal)</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 1, station Louis-Blanc ou Corum </text:p>
          </table:table-cell>
          <table:table-cell/>
          <table:table-cell office:value-type="string">
            <text:p>Parking Corum à proximité </text:p>
            <text:p>Accès handicapés</text:p>
            <text:p>Salle climatisée</text:p>
          </table:table-cell>
          <table:table-cell/>
        </table:table-row>
        <table:table-row table:style-name="ro1">
          <table:table-cell office:value-type="float" office:value="670">
            <text:p>670</text:p>
          </table:table-cell>
          <table:table-cell office:value-type="string">
            <text:p>Salles de spectacle et concert</text:p>
          </table:table-cell>
          <table:table-cell office:value-type="string">
            <text:p>La Vista - Théâtre de la Méditerranée</text:p>
          </table:table-cell>
          <table:table-cell office:value-type="string">
            <text:p>Montpellier Centre</text:p>
          </table:table-cell>
          <table:table-cell office:value-type="string">
            <text:p>Gambetta</text:p>
          </table:table-cell>
          <table:table-cell office:value-type="string">
            <text:p>04 67 58 90 90</text:p>
          </table:table-cell>
          <table:table-cell office:value-type="string">
            <text:p>04 67 58 91 58</text:p>
          </table:table-cell>
          <table:table-cell/>
          <table:table-cell office:value-type="string">
            <text:p>theatrelavista.free.fr</text:p>
          </table:table-cell>
          <table:table-cell table:number-columns-repeated="4"/>
          <table:table-cell office:value-type="string">
            <text:p>42</text:p>
          </table:table-cell>
          <table:table-cell/>
          <table:table-cell office:value-type="string">
            <text:p>rue Adam-de-Crap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n° 11, arrêt Craponne</text:p>
          </table:table-cell>
          <table:table-cell office:value-type="string">
            <text:p>Parking Gambetta</text:p>
          </table:table-cell>
          <table:table-cell/>
        </table:table-row>
        <table:table-row table:style-name="ro1">
          <table:table-cell office:value-type="float" office:value="671">
            <text:p>671</text:p>
          </table:table-cell>
          <table:table-cell office:value-type="string">
            <text:p>Salles de spectacle et concert</text:p>
          </table:table-cell>
          <table:table-cell office:value-type="string">
            <text:p>Théâtre du Hangar</text:p>
          </table:table-cell>
          <table:table-cell office:value-type="string">
            <text:p>Montpellier Centre</text:p>
          </table:table-cell>
          <table:table-cell office:value-type="string">
            <text:p>Boutonnet</text:p>
          </table:table-cell>
          <table:table-cell office:value-type="string">
            <text:p>04 67 41 32 71</text:p>
          </table:table-cell>
          <table:table-cell table:number-columns-repeated="2"/>
          <table:table-cell office:value-type="string">
            <text:p>www.theatreduhangar.com</text:p>
          </table:table-cell>
          <table:table-cell table:number-columns-repeated="4"/>
          <table:table-cell office:value-type="string">
            <text:p>3</text:p>
          </table:table-cell>
          <table:table-cell/>
          <table:table-cell office:value-type="string">
            <text:p>rue</text:p>
          </table:table-cell>
          <table:table-cell office:value-type="string">
            <text:p>Nozera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Albert 1er ou Philippidès</text:p>
          </table:table-cell>
          <table:table-cell/>
          <table:table-cell office:value-type="string">
            <text:p>&lt;p&gt;C'est parce que le Th&amp;#233;&amp;#226;tre du Hangar-Compagnie Jacques Bioul&amp;#232;s aime l'&amp;#233;l&amp;#233;gance, la magie, les paradis des mots, ce qui s'affirme, ce qui s'interroge, tout ce qui est infini, tout ce qui est contraire &amp;#224; l'hypocrisie, qu'il demande, par un coup de baguette experte sur un chapeau, qu'un lapin, peut-&amp;#234;tre aussi un oiseau, (&amp;#224; moins que ce ne soit une boh&amp;#233;mienne), vienne nous lire dans les lignes de la main le nom de cette nouvelle saison : "Ses forces et ses pl&amp;#233;nitudes". &lt;br&gt;Voil&amp;#224;, c'est une saison l&amp;#233;g&amp;#232;re remplie d'inventions, de forces et de pl&amp;#233;nitudes. Parfaitement situ&amp;#233;e dans quinze cr&amp;#233;ations abondantes de questions bleues comme une orange, de conceptions et de suggestions. Quinze cr&amp;#233;ations qui tissent, dans l'obscurit&amp;#233;, des fils pour redevenir des enfants. Nous avons accept&amp;#233; qu'un aiguillon nous dicte de belles &amp;#233;ditions, de belles publications. Elles passent, ces d&amp;#233;clarations, par les bouches des com&amp;#233;diens, elles passent, ces proclamations, par leur diction et par leur imagination qui ne regrette rien de ce qu'ils disent et de ce que nous disons. &lt;br&gt;Ce n'est pas de jouer qui nous int&amp;#233;resse, ni de faire rire ou de vous amuser, mais de permettre aux mots de vous aimer, de vous respecter, d'&amp;#233;viter de vous coaguler, d'&amp;#233;viter de vous &amp;#233;chapper dans la mis&amp;#232;re du monde ; voil&amp;#224; ce qu'est aussi notre saison. &lt;br&gt;Et comme le dit Jacques Copeau : "Je crois que le th&amp;#233;&amp;#226;tre ne retrouvera sa grandeur que s'il cesse d'&amp;#234;tre une exploitation pour redevenir une solennit&amp;#233;."&lt;/p&gt; &lt;p&gt;Jacques Bioul&amp;#232;s&lt;/p&gt;</text:p>
          </table:table-cell>
          <table:table-cell office:value-type="string">
            <text:p>&lt;p&gt;&lt;strong&gt;La carte vertigineuse&lt;/strong&gt; est offerte d&amp;#232;s le premier billet... d&amp;#232;s le second, le tarif d&amp;#233;cro&amp;#238;t vertigineusement jusqu'&amp;#224; 00 euro ! Elle donne &amp;#233;galement la possibilit&amp;#233; de revenir voir un m&amp;#234;me spectacle gratuitement et de faire b&amp;#233;n&amp;#233;ficier d'un tarif r&amp;#233;duit la personne qui vous accompagne.&lt;/p&gt;</text:p>
          </table:table-cell>
        </table:table-row>
        <table:table-row table:style-name="ro3">
          <table:table-cell office:value-type="float" office:value="672">
            <text:p>672</text:p>
          </table:table-cell>
          <table:table-cell office:value-type="string">
            <text:p>Salles de spectacle et concert</text:p>
          </table:table-cell>
          <table:table-cell office:value-type="string">
            <text:p>Théâtre du Triolletto</text:p>
          </table:table-cell>
          <table:table-cell office:value-type="string">
            <text:p>Hôpitaux - Facultés</text:p>
          </table:table-cell>
          <table:table-cell office:value-type="string">
            <text:p>Hôpitaux-Facultés</text:p>
          </table:table-cell>
          <table:table-cell office:value-type="string">
            <text:p>04 67 41 50 76</text:p>
          </table:table-cell>
          <table:table-cell/>
          <table:table-cell office:value-type="string">
            <text:p>service.culturel@crous-montpellier.fr</text:p>
          </table:table-cell>
          <table:table-cell office:value-type="string">
            <text:p>www.crous-montpellier.fr</text:p>
          </table:table-cell>
          <table:table-cell table:number-columns-repeated="4"/>
          <table:table-cell office:value-type="string">
            <text:p>75</text:p>
          </table:table-cell>
          <table:table-cell/>
          <table:table-cell office:value-type="string">
            <text:p>avenue Augustin-Fliche</text:p>
          </table:table-cell>
          <table:table-cell table:number-columns-repeated="2"/>
          <table:table-cell office:value-type="string">
            <text:p>34096</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5"/>
          <table:table-cell office:value-type="string">
            <text:p>ligne 1, station Université des sciences et Lettres</text:p>
          </table:table-cell>
          <table:table-cell/>
          <table:table-cell office:value-type="string">
            <text:p>Salle de spectacle de 230 places configuration théâtre gérée par le service culturel du Crous de Montpellier.&lt;br&gt;</text:p>
            <text:p>Son action artistique se développe sur 3 temps : d'octobre à février une programmation professionnelle pluridisciplinaire, en mars un festival dans et hors des murs et d'avril à juin les scènes ouvertes aux étudiants.&lt;br&gt;</text:p>
            <text:p>Le Trioletto, par ses choix, défend la qualité, l'ouverture d'esprit, l'éclectisme, la nouveauté et la découverte.</text:p>
          </table:table-cell>
          <table:table-cell/>
        </table:table-row>
        <table:table-row table:style-name="ro4">
          <table:table-cell office:value-type="float" office:value="673">
            <text:p>673</text:p>
          </table:table-cell>
          <table:table-cell office:value-type="string">
            <text:p>Salles de spectacle et concert</text:p>
          </table:table-cell>
          <table:table-cell office:value-type="string">
            <text:p>Théâtre du Domaine d'Ô</text:p>
          </table:table-cell>
          <table:table-cell office:value-type="string">
            <text:p>Hôpitaux - Facultés</text:p>
          </table:table-cell>
          <table:table-cell office:value-type="string">
            <text:p>Hôpitaux-Facultés</text:p>
          </table:table-cell>
          <table:table-cell office:value-type="string">
            <text:p>0 800 200 165</text:p>
          </table:table-cell>
          <table:table-cell office:value-type="string">
            <text:p>04 67 67 73 74</text:p>
          </table:table-cell>
          <table:table-cell office:value-type="string">
            <text:p>billeterie@domaine-do-34.eu</text:p>
          </table:table-cell>
          <table:table-cell office:value-type="string">
            <text:p>www.domaine-do-34.eu</text:p>
          </table:table-cell>
          <table:table-cell table:number-columns-repeated="4"/>
          <table:table-cell office:value-type="string">
            <text:p>178</text:p>
          </table:table-cell>
          <table:table-cell/>
          <table:table-cell office:value-type="string">
            <text:p>rue </text:p>
          </table:table-cell>
          <table:table-cell office:value-type="string">
            <text:p>de la Carrièrasse</text:p>
          </table:table-cell>
          <table:table-cell office:value-type="string">
            <text:p>Domaine du chateau d'Ô</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4"/>
          <table:table-cell office:value-type="string">
            <text:p>Parking</text:p>
            <text:p>Accessible aux personnes handicapées</text:p>
            <text:p/>
          </table:table-cell>
          <table:table-cell office:value-type="string">
            <text:p>Accès</text:p>
            <text:p>Tramway : ligne 1, arrêt Château d'Ô ou Malbosc</text:p>
            <text:p/>
            <text:p/>
          </table:table-cell>
          <table:table-cell office:value-type="string">
            <text:p>ligne n° 7 ou n° 16</text:p>
          </table:table-cell>
          <table:table-cell office:value-type="string">
            <text:p>&lt;p&gt;Domaine d'O, th&amp;#233;&amp;#226;tre et spectacles&lt;br&gt;Domaine d&amp;#233;partemental d'art et de culture&amp;#160;&lt;/p&gt;</text:p>
          </table:table-cell>
          <table:table-cell office:value-type="string">
            <text:p>&lt;p&gt;&lt;strong&gt;Domaine d'O, th&amp;#233;&amp;#226;tre et spectacles&lt;br&gt;Domaine d&amp;#233;partemental d'art et de culture&lt;/strong&gt;&lt;br&gt;Structure relevant de la gestion du conseil g&amp;#233;n&amp;#233;ral de l'H&amp;#233;rault&lt;br&gt;&amp;#8226; t&amp;#233;l. administration : 0 800 200 165 &lt;br&gt;&amp;#8226; t&amp;#233;l. renseignements et r&amp;#233;servations : 0 800 200 165&lt;br&gt;&amp;#8226; la billetterie est ouverte 45 mn avant chaque repr&amp;#233;sentation&lt;br&gt;&amp;#8226; le bar est ouvert 45 mn avant chaque repr&amp;#233;sentation et une heure &amp;#224; l'issue de celle-ci (conform&amp;#233;ment &amp;#224; la loi l'espace public du bar est non-fumeur)&lt;br&gt;&amp;#8226; acc&amp;#232;s au th&amp;#233;&amp;#226;tre et au ch&amp;#226;teau, entr&amp;#233;e Sud du domaine : rond-point du Ch&amp;#226;teau d'O&lt;br&gt;&amp;#8226; acc&amp;#232;s aux chapiteaux et &amp;#224; l'amphith&amp;#233;&amp;#226;tre, entr&amp;#233;e Nord du domaine : 178 rue de la Carri&amp;#233;rasse&lt;br&gt;&amp;#8226; le parking est &amp;#224; l'int&amp;#233;rieur du parc&lt;/p&gt; &lt;p&gt;&amp;#160;&lt;/p&gt; &lt;p&gt;&lt;strong&gt;Coordonn&amp;#233;es&lt;/strong&gt;&lt;br&gt;H&amp;#244;pitaux-Facult&amp;#233;s&lt;br&gt;178 rue de la Carri&amp;#232;rasse &lt;br&gt;Domaine d'O&lt;br&gt;34090 Montpellier&lt;br&gt;T&amp;#233;l. 0 800 200 165&lt;br&gt;Fax 0 800 200 165&lt;br&gt;Courriel &amp;gt; billeterie@domaine-do-34.eu&lt;br&gt;Site web &amp;gt; http://www.domaine-do-34.eu&lt;/p&gt;</text:p>
          </table:table-cell>
        </table:table-row>
        <table:table-row table:style-name="ro1">
          <table:table-cell office:value-type="float" office:value="674">
            <text:p>674</text:p>
          </table:table-cell>
          <table:table-cell office:value-type="string">
            <text:p>Compagnies</text:p>
          </table:table-cell>
          <table:table-cell office:value-type="string">
            <text:p>Adesso e Sempre / Julien Bouffier</text:p>
          </table:table-cell>
          <table:table-cell office:value-type="string">
            <text:p>Montpellier Centre</text:p>
          </table:table-cell>
          <table:table-cell/>
          <table:table-cell office:value-type="string">
            <text:p>06 08 01 43 81</text:p>
          </table:table-cell>
          <table:table-cell/>
          <table:table-cell office:value-type="string">
            <text:p>fs@adessoesemrpe.com</text:p>
          </table:table-cell>
          <table:table-cell office:value-type="string">
            <text:p>www.adessoesemrpe.com</text:p>
          </table:table-cell>
          <table:table-cell table:number-columns-repeated="4"/>
          <table:table-cell office:value-type="string">
            <text:p>42</text:p>
          </table:table-cell>
          <table:table-cell/>
          <table:table-cell office:value-type="string">
            <text:p>rue Adam de Crapo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text:p>
          </table:table-cell>
          <table:table-cell/>
        </table:table-row>
        <table:table-row table:style-name="ro1">
          <table:table-cell office:value-type="float" office:value="675">
            <text:p>675</text:p>
          </table:table-cell>
          <table:table-cell office:value-type="string">
            <text:p>Compagnies</text:p>
          </table:table-cell>
          <table:table-cell office:value-type="string">
            <text:p>Atelier Théâtr'Elles</text:p>
          </table:table-cell>
          <table:table-cell office:value-type="string">
            <text:p>Montpellier Centre</text:p>
          </table:table-cell>
          <table:table-cell/>
          <table:table-cell office:value-type="string">
            <text:p>04 67 58 23 58</text:p>
          </table:table-cell>
          <table:table-cell table:number-columns-repeated="7"/>
          <table:table-cell office:value-type="string">
            <text:p>12</text:p>
          </table:table-cell>
          <table:table-cell/>
          <table:table-cell office:value-type="string">
            <text:p>rue Meyrueis</text:p>
          </table:table-cell>
          <table:table-cell/>
          <table:table-cell office:value-type="string">
            <text:p>Espace La Jeté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76">
            <text:p>676</text:p>
          </table:table-cell>
          <table:table-cell office:value-type="string">
            <text:p>Compagnies</text:p>
          </table:table-cell>
          <table:table-cell office:value-type="string">
            <text:p>Compagnie Labyrinthes</text:p>
          </table:table-cell>
          <table:table-cell office:value-type="string">
            <text:p>Montpellier Centre</text:p>
          </table:table-cell>
          <table:table-cell/>
          <table:table-cell office:value-type="string">
            <text:p>04 67 57 42 59</text:p>
          </table:table-cell>
          <table:table-cell/>
          <table:table-cell office:value-type="string">
            <text:p>labyrinthes@hotmail.fr</text:p>
          </table:table-cell>
          <table:table-cell table:number-columns-repeated="5"/>
          <table:table-cell office:value-type="string">
            <text:p>15</text:p>
          </table:table-cell>
          <table:table-cell/>
          <table:table-cell office:value-type="string">
            <text:p>rue Isidore-Girar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77">
            <text:p>677</text:p>
          </table:table-cell>
          <table:table-cell office:value-type="string">
            <text:p>Compagnies</text:p>
          </table:table-cell>
          <table:table-cell office:value-type="string">
            <text:p>Faux Magnifico</text:p>
          </table:table-cell>
          <table:table-cell office:value-type="string">
            <text:p>Montpellier Centre</text:p>
          </table:table-cell>
          <table:table-cell/>
          <table:table-cell office:value-type="string">
            <text:p>04 67 58 29 85</text:p>
          </table:table-cell>
          <table:table-cell/>
          <table:table-cell office:value-type="string">
            <text:p>fauxman@club-internet.com</text:p>
          </table:table-cell>
          <table:table-cell table:number-columns-repeated="5"/>
          <table:table-cell office:value-type="string">
            <text:p>8</text:p>
          </table:table-cell>
          <table:table-cell/>
          <table:table-cell office:value-type="string">
            <text:p>boulevard du Jeu-de-Paum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78">
            <text:p>678</text:p>
          </table:table-cell>
          <table:table-cell office:value-type="string">
            <text:p>Compagnies</text:p>
          </table:table-cell>
          <table:table-cell office:value-type="string">
            <text:p>Théâtre en l'R</text:p>
          </table:table-cell>
          <table:table-cell office:value-type="string">
            <text:p>Mosson</text:p>
          </table:table-cell>
          <table:table-cell/>
          <table:table-cell office:value-type="string">
            <text:p>04 67 75 60 21</text:p>
          </table:table-cell>
          <table:table-cell/>
          <table:table-cell office:value-type="string">
            <text:p>theatre.lr@free.fr</text:p>
          </table:table-cell>
          <table:table-cell table:number-columns-repeated="7"/>
          <table:table-cell office:value-type="string">
            <text:p>218</text:p>
          </table:table-cell>
          <table:table-cell/>
          <table:table-cell office:value-type="string">
            <text:p>rue de Leyd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 </text:p>
          </table:table-cell>
          <table:table-cell/>
        </table:table-row>
        <table:table-row table:style-name="ro1">
          <table:table-cell office:value-type="float" office:value="679">
            <text:p>679</text:p>
          </table:table-cell>
          <table:table-cell office:value-type="string">
            <text:p>Compagnies</text:p>
          </table:table-cell>
          <table:table-cell office:value-type="string">
            <text:p>ART Compagnie</text:p>
          </table:table-cell>
          <table:table-cell office:value-type="string">
            <text:p>Montpellier Centre</text:p>
          </table:table-cell>
          <table:table-cell/>
          <table:table-cell office:value-type="string">
            <text:p>04 67 65 76 59</text:p>
          </table:table-cell>
          <table:table-cell/>
          <table:table-cell office:value-type="string">
            <text:p>art-cie@wanadoo.fr</text:p>
          </table:table-cell>
          <table:table-cell table:number-columns-repeated="5"/>
          <table:table-cell office:value-type="string">
            <text:p>6</text:p>
          </table:table-cell>
          <table:table-cell/>
          <table:table-cell office:value-type="string">
            <text:p>rue </text:p>
          </table:table-cell>
          <table:table-cell office:value-type="string">
            <text:p>Gerhard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telier de Recherche Th&amp;#233;&amp;#226;trale&lt;/p&gt;</text:p>
          </table:table-cell>
          <table:table-cell/>
        </table:table-row>
        <table:table-row table:style-name="ro1">
          <table:table-cell office:value-type="float" office:value="680">
            <text:p>680</text:p>
          </table:table-cell>
          <table:table-cell office:value-type="string">
            <text:p>Compagnies</text:p>
          </table:table-cell>
          <table:table-cell office:value-type="string">
            <text:p>Outil Théâtre</text:p>
          </table:table-cell>
          <table:table-cell office:value-type="string">
            <text:p>Montpellier Centre</text:p>
          </table:table-cell>
          <table:table-cell/>
          <table:table-cell office:value-type="string">
            <text:p>04 67 15 04 03</text:p>
          </table:table-cell>
          <table:table-cell office:value-type="string">
            <text:p>04 67 15 08 11</text:p>
          </table:table-cell>
          <table:table-cell office:value-type="string">
            <text:p>outil.theatre@wanadoo.fr</text:p>
          </table:table-cell>
          <table:table-cell office:value-type="string">
            <text:p>www.outil-theatre.com</text:p>
          </table:table-cell>
          <table:table-cell table:number-columns-repeated="4"/>
          <table:table-cell office:value-type="string">
            <text:p>23 bis</text:p>
          </table:table-cell>
          <table:table-cell/>
          <table:table-cell office:value-type="string">
            <text:p>rue Boy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Outil théâtre est un projet pédagogique et artistique né d'une pratique de créations réalisées avec des jeunes, encadrés par des professionnels des arts du spectacle et recevant l'appui de structures culturelles existant à Montpellier.&lt;br /&gt;L'Outil théâtre développe son propre chemin de création artistique avec des jeunes (adolescents et pré-adolescents). &lt;/p&gt;</text:p>
          </table:table-cell>
          <table:table-cell/>
        </table:table-row>
        <table:table-row table:style-name="ro1">
          <table:table-cell office:value-type="float" office:value="681">
            <text:p>681</text:p>
          </table:table-cell>
          <table:table-cell office:value-type="string">
            <text:p>Compagnies</text:p>
          </table:table-cell>
          <table:table-cell office:value-type="string">
            <text:p>Centre des arts du cirque Balthazar</text:p>
          </table:table-cell>
          <table:table-cell office:value-type="string">
            <text:p>Montpellier Centre</text:p>
          </table:table-cell>
          <table:table-cell/>
          <table:table-cell office:value-type="string">
            <text:p>04 67 42 28 36</text:p>
          </table:table-cell>
          <table:table-cell office:value-type="string">
            <text:p>04 67 42 18 69</text:p>
          </table:table-cell>
          <table:table-cell office:value-type="string">
            <text:p>info@balthazar.asso.fr</text:p>
          </table:table-cell>
          <table:table-cell table:number-columns-repeated="5"/>
          <table:table-cell office:value-type="string">
            <text:p>16</text:p>
          </table:table-cell>
          <table:table-cell/>
          <table:table-cell office:value-type="string">
            <text:p>Rue</text:p>
          </table:table-cell>
          <table:table-cell office:value-type="string">
            <text:p>Toira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ntre des arts du cirque&lt;/p&gt; &lt;p&gt;La Compagnie - Ecole de Cirque Balthazar, cr&amp;#233;&amp;#233;e en 1990 et bas&amp;#233;e &amp;#224; Montpellier depuis 1996, est issue d'un mouvement qui, vers 1970, remet le cirque en question et, vers 1985, en r&amp;#233;nove les conceptions artistiques.&lt;/p&gt; &lt;p&gt;En 2000, la Compagnie - Ecole est reconnue comme l'une des six &amp;#233;coles de cirque &amp;#224; vocation professionnalisante sur le plan national.&lt;/p&gt; &lt;p&gt;Le centre des Arts du Cirque Balthazar, &amp;#233;cole d'art, est :&lt;/p&gt; &lt;ul&gt; &lt;li&gt;un centre de recherches artistiques et p&amp;#233;dagogiques, &lt;/li&gt; &lt;li&gt;un lieu de rencontres entre &amp;#233;l&amp;#232;ves, publics, enseignants et artistes de tous horizons, &lt;/li&gt; &lt;li&gt;un lieu de ressources accessibles aux amateurs et aux professionnels concern&amp;#233;s par les arts du cirque. &lt;/li&gt; &lt;/ul&gt;</text:p>
          </table:table-cell>
          <table:table-cell/>
        </table:table-row>
        <table:table-row table:style-name="ro1">
          <table:table-cell office:value-type="float" office:value="682">
            <text:p>682</text:p>
          </table:table-cell>
          <table:table-cell office:value-type="string">
            <text:p>Compagnies</text:p>
          </table:table-cell>
          <table:table-cell office:value-type="string">
            <text:p>Compagnie Myrtilles</text:p>
          </table:table-cell>
          <table:table-cell office:value-type="string">
            <text:p>Croix d'Argent</text:p>
          </table:table-cell>
          <table:table-cell/>
          <table:table-cell office:value-type="string">
            <text:p>04 67 42 44 60</text:p>
          </table:table-cell>
          <table:table-cell/>
          <table:table-cell office:value-type="string">
            <text:p>myrtilles@hotmail.com</text:p>
          </table:table-cell>
          <table:table-cell table:number-columns-repeated="5"/>
          <table:table-cell office:value-type="string">
            <text:p>55</text:p>
          </table:table-cell>
          <table:table-cell/>
          <table:table-cell office:value-type="string">
            <text:p>rue Saint-Cléoph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83">
            <text:p>683</text:p>
          </table:table-cell>
          <table:table-cell office:value-type="string">
            <text:p>Compagnies</text:p>
          </table:table-cell>
          <table:table-cell office:value-type="string">
            <text:p>Les Thélémites - Compagnie Pourquoi Pas</text:p>
          </table:table-cell>
          <table:table-cell office:value-type="string">
            <text:p>Montpellier Centre</text:p>
          </table:table-cell>
          <table:table-cell/>
          <table:table-cell office:value-type="string">
            <text:p>04 67 41 19 83</text:p>
          </table:table-cell>
          <table:table-cell office:value-type="string">
            <text:p>04 67 04 47 94</text:p>
          </table:table-cell>
          <table:table-cell office:value-type="string">
            <text:p>thelemites@thelemites.com</text:p>
          </table:table-cell>
          <table:table-cell office:value-type="string">
            <text:p>www.thelemites.com</text:p>
          </table:table-cell>
          <table:table-cell table:number-columns-repeated="4"/>
          <table:table-cell office:value-type="string">
            <text:p>3</text:p>
          </table:table-cell>
          <table:table-cell/>
          <table:table-cell office:value-type="string">
            <text:p>rue Lakanal</text:p>
          </table:table-cell>
          <table:table-cell/>
          <table:table-cell office:value-type="string">
            <text:p>Maison associative La Papeteri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uberge théâtrale itinérante &lt;/p&gt;&lt;p&gt;La Compagnie Pourquoi Pas est créée en août 1998 à Montpellier par de jeunes comédiens issus du Conservatoire d’art dramatique. &lt;br /&gt;L’objectif de l’association est d'ouvrir le théâtre au public le plus large possible, en misant sur la convivialité, la qualité et l’originalité.&lt;br /&gt;Elle investit des locaux de la rue de la Croix d'Or au centre de Montpellier et invente le concept « d’auberge théâtrale ». &lt;/p&gt;&lt;p&gt;Avec une grande énergie, la troupe fait revivre un lieu abandonné qui devient rapidement un endroit culturel dynamique et populaire. En référence à Rabelais, qui aurait fréquenté le Logis de la Croix d'Or lorsqu'il était étudiant, le lieu est baptisé Les Thélémites. Ainsi, le &amp;quot;fais ce que voudras&amp;quot; des gens de l'Abbaye de Thélème devient la ligne directrice de la Compagnie Pourquoi Pas. &lt;/p&gt;&lt;p&gt;La démarche de l’équipe repose sur des collaborations avec divers artistes, comédiens, musiciens, plasticiens, pour des spectacles croisant les disciplines. Il s’agit de renouveler les genres avec un travail rigoureux sur le son, l’image et l’espace. Cette approche permet de faire redécouvrir des auteurs classiques tout en s’ouvrant aux écritures contemporaines. &lt;/p&gt;&lt;p&gt;Le travail de l’association est soutenu par l’ensemble des collectivités territoriales, la Ville de Montpellier, la Communauté d’Agglomération, le Département de l’Hérault, la Région Languedoc-Roussillon, ainsi que par la &lt;acronym lang="fr" title="Direction régionale de l'action culturelle"&gt;DRAC&lt;/acronym&gt;. &lt;/p&gt;&lt;p&gt;Après deux années pendant lesquelles la &lt;em&gt;Compagnie Pourquoi Pas&lt;/em&gt; a été accueillie sur différentes scènes pour montrer ses créations et poursuivre ses ateliers, elle est depuis cette saison en résidence artistique et culturelle au &lt;a id="506" title="Théâtre Jean Vilar" href="#" typelien="LienExterne"&gt;Théâtre Jean-Vilar&lt;/a&gt; de Montpellier. &lt;br /&gt;La Compagnie étend parallèlement son réseau de diffusion ; notamment avec le spectacle &lt;em&gt;La contrebasse,&lt;/em&gt; de Süskind qui tourne régulièrement sur un plan national. Elle vient également de finaliser un partenariat (mis en œuvre de chantiers, productions, diffusion, formation) pour trois ans avec la Scène nationale de Sète. &lt;/p&gt;</text:p>
          </table:table-cell>
          <table:table-cell/>
        </table:table-row>
        <table:table-row table:style-name="ro1">
          <table:table-cell office:value-type="float" office:value="684">
            <text:p>684</text:p>
          </table:table-cell>
          <table:table-cell office:value-type="string">
            <text:p>Compagnies</text:p>
          </table:table-cell>
          <table:table-cell office:value-type="string">
            <text:p>Théâtre des Alentours</text:p>
          </table:table-cell>
          <table:table-cell office:value-type="string">
            <text:p>Montpellier Centre</text:p>
          </table:table-cell>
          <table:table-cell/>
          <table:table-cell office:value-type="string">
            <text:p>04 67 60 66 52</text:p>
          </table:table-cell>
          <table:table-cell/>
          <table:table-cell office:value-type="string">
            <text:p>theatredesalentours@free.fr</text:p>
          </table:table-cell>
          <table:table-cell office:value-type="string">
            <text:p>theatredesalentours.free.fr</text:p>
          </table:table-cell>
          <table:table-cell table:number-columns-repeated="4"/>
          <table:table-cell office:value-type="string">
            <text:p>16</text:p>
          </table:table-cell>
          <table:table-cell/>
          <table:table-cell office:value-type="string">
            <text:p>rue de la Fonta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 partir d'auteurs classiques ou contemporains, de créations collectives, en développant un goût particulier pour les coproductions avec d'autres compagnies et le métissage joyeux avec la musique, le Théâtre des Alentours propose des spectacles populaires, savoureux, largement diffusés en Languedoc-Roussillon et en France.&lt;/p&gt;&lt;p&gt;Exercices de style en chanson par &lt;em&gt;les Grandes Gueules&lt;/em&gt; ; &lt;em&gt;208 cabaret théâtral&lt;/em&gt;, création collective coproduction Théâtre du Maquis ; &lt;em&gt;La Locandiera,&lt;/em&gt; de Carlo Goldoni, comédie en musique ; &lt;em&gt;Le ratichon baigneur,&lt;/em&gt; de Boris Vian. &lt;/p&gt;</text:p>
          </table:table-cell>
          <table:table-cell/>
        </table:table-row>
        <table:table-row table:style-name="ro1">
          <table:table-cell office:value-type="float" office:value="685">
            <text:p>685</text:p>
          </table:table-cell>
          <table:table-cell office:value-type="string">
            <text:p>Compagnies</text:p>
          </table:table-cell>
          <table:table-cell office:value-type="string">
            <text:p>Compagnie Anabase</text:p>
          </table:table-cell>
          <table:table-cell office:value-type="string">
            <text:p>Montpellier Centre</text:p>
          </table:table-cell>
          <table:table-cell/>
          <table:table-cell office:value-type="string">
            <text:p>06 08 78 98 02</text:p>
          </table:table-cell>
          <table:table-cell/>
          <table:table-cell office:value-type="string">
            <text:p>contact@anabaz.com</text:p>
          </table:table-cell>
          <table:table-cell office:value-type="string">
            <text:p>www.anabaz.com</text:p>
          </table:table-cell>
          <table:table-cell table:number-columns-repeated="4"/>
          <table:table-cell office:value-type="string">
            <text:p>5</text:p>
          </table:table-cell>
          <table:table-cell/>
          <table:table-cell office:value-type="string">
            <text:p>rue Reynes</text:p>
          </table:table-cell>
          <table:table-cell/>
          <table:table-cell office:value-type="string">
            <text:p>Fabrique : LaSalle3</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nabase développe une recherche sur les écritures scéniques où le mouvement, l'image, la sphère sonore, la langue opèrent une dramaturgie de l'évènement... &lt;br /&gt;Théâtre bâtard… &lt;br /&gt;Espèce d'espace de rêveries scéniques. &lt;/p&gt;&lt;p&gt;La compagnie Anabase est soutenue la &lt;acronym lang="fr" title="Direction régionale de l'action culturelle"&gt;Drac&lt;/acronym&gt;, la Région Languedoc-Roussillon, le Conseil Général de l'Hérault , Montpeller Agglomération et la Ville de Montpellier. &lt;/p&gt;</text:p>
          </table:table-cell>
          <table:table-cell/>
        </table:table-row>
        <table:table-row table:style-name="ro1">
          <table:table-cell office:value-type="float" office:value="686">
            <text:p>686</text:p>
          </table:table-cell>
          <table:table-cell office:value-type="string">
            <text:p>Compagnies</text:p>
          </table:table-cell>
          <table:table-cell office:value-type="string">
            <text:p>Compagnie Zig Zags</text:p>
          </table:table-cell>
          <table:table-cell office:value-type="string">
            <text:p>Montpellier Centre</text:p>
          </table:table-cell>
          <table:table-cell/>
          <table:table-cell office:value-type="string">
            <text:p>04 67 22 15 42</text:p>
          </table:table-cell>
          <table:table-cell/>
          <table:table-cell office:value-type="string">
            <text:p>zigzags@libertysurf.fr</text:p>
          </table:table-cell>
          <table:table-cell table:number-columns-repeated="5"/>
          <table:table-cell office:value-type="string">
            <text:p>7</text:p>
          </table:table-cell>
          <table:table-cell/>
          <table:table-cell office:value-type="string">
            <text:p>quai Laur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Michel Arbatz et cie La Compagnie Zigzags, s'est créée en 1989 autour du travail de Michel Arbatz, chanteur, comédien et metteur en scène.&lt;br /&gt;Elle s'est donné pour but la création de spectacles au croisement du texte, de la musique et du geste. Ses domaines : le théâtre musical, la diffusion par le spectacle vivant de la chanson et de la poésie. &lt;/p&gt;&lt;p&gt;Outre les spectacles, Zigzags, produit des livres et des disques, met en place des ateliers de formation chanson et a créé depuis deux ans la BIP (Brigade d'intervention Poétique) qui intervient sur tout terrain pour diffuser oralement les poètes contemporains. &lt;/p&gt;</text:p>
          </table:table-cell>
          <table:table-cell/>
        </table:table-row>
        <table:table-row table:style-name="ro1">
          <table:table-cell office:value-type="float" office:value="687">
            <text:p>687</text:p>
          </table:table-cell>
          <table:table-cell office:value-type="string">
            <text:p>Compagnies</text:p>
          </table:table-cell>
          <table:table-cell office:value-type="string">
            <text:p>Taust</text:p>
          </table:table-cell>
          <table:table-cell office:value-type="string">
            <text:p>Hôpitaux - Facultés</text:p>
          </table:table-cell>
          <table:table-cell/>
          <table:table-cell office:value-type="string">
            <text:p>06 26 26 04 85</text:p>
          </table:table-cell>
          <table:table-cell table:number-columns-repeated="2"/>
          <table:table-cell office:value-type="string">
            <text:p>www.taust.online.fr</text:p>
          </table:table-cell>
          <table:table-cell table:number-columns-repeated="6"/>
          <table:table-cell office:value-type="string">
            <text:p>Place Eugène-Bataillon</text:p>
          </table:table-cell>
          <table:table-cell/>
          <table:table-cell office:value-type="string">
            <text:p>Université Montpellier II</text:p>
          </table:table-cell>
          <table:table-cell office:value-type="string">
            <text:p>34085</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 class="AccueilTitre"&gt;Théâtre amateur de l'Université Sciences Techniques &lt;/p&gt;&lt;p&gt;Cette troupe étudiante existe depuis 1990. &lt;br /&gt;Vivant dans un désir d'ouverture, le &lt;acronym lang="fr" title="Théâtre amateur de l'Université Sciences Techniques "&gt;Taust &lt;/acronym&gt;exploite l'opportunité d'échanges inter-universitaires avec notamment Nîmes et Toulouse, mais aussi avec d'autres compagnies amateurs montpelliéraines. &lt;/p&gt;</text:p>
          </table:table-cell>
          <table:table-cell/>
        </table:table-row>
        <table:table-row table:style-name="ro1">
          <table:table-cell office:value-type="float" office:value="688">
            <text:p>688</text:p>
          </table:table-cell>
          <table:table-cell office:value-type="string">
            <text:p>Compagnies</text:p>
          </table:table-cell>
          <table:table-cell office:value-type="string">
            <text:p>Compagnie Commune Scène</text:p>
          </table:table-cell>
          <table:table-cell office:value-type="string">
            <text:p>Montpellier Centre</text:p>
          </table:table-cell>
          <table:table-cell/>
          <table:table-cell office:value-type="string">
            <text:p>04 67 66 36 59</text:p>
          </table:table-cell>
          <table:table-cell/>
          <table:table-cell office:value-type="string">
            <text:p>communescene@altavista.fr</text:p>
          </table:table-cell>
          <table:table-cell table:number-columns-repeated="5"/>
          <table:table-cell office:value-type="string">
            <text:p>12</text:p>
          </table:table-cell>
          <table:table-cell/>
          <table:table-cell office:value-type="string">
            <text:p>rue Charles-Ama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689">
            <text:p>689</text:p>
          </table:table-cell>
          <table:table-cell office:value-type="string">
            <text:p>Compagnies</text:p>
          </table:table-cell>
          <table:table-cell office:value-type="string">
            <text:p>Compagnie Point du Jour</text:p>
          </table:table-cell>
          <table:table-cell office:value-type="string">
            <text:p>Montpellier Centre</text:p>
          </table:table-cell>
          <table:table-cell/>
          <table:table-cell office:value-type="string">
            <text:p>04 67 54 19 13</text:p>
          </table:table-cell>
          <table:table-cell/>
          <table:table-cell office:value-type="string">
            <text:p>compagniepointdujour@free.fr</text:p>
          </table:table-cell>
          <table:table-cell office:value-type="string">
            <text:p>www.compagniepointdujour.com</text:p>
          </table:table-cell>
          <table:table-cell table:number-columns-repeated="4"/>
          <table:table-cell office:value-type="string">
            <text:p>27</text:p>
          </table:table-cell>
          <table:table-cell/>
          <table:table-cell office:value-type="string">
            <text:p>rue de Villefranch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réations visuelles et sonores pour le jeune public&lt;/p&gt;</text:p>
          </table:table-cell>
          <table:table-cell/>
        </table:table-row>
        <table:table-row table:style-name="ro1">
          <table:table-cell office:value-type="float" office:value="690">
            <text:p>690</text:p>
          </table:table-cell>
          <table:table-cell office:value-type="string">
            <text:p>Compagnies</text:p>
          </table:table-cell>
          <table:table-cell office:value-type="string">
            <text:p>Compagnie Tire Pas la Nappe</text:p>
          </table:table-cell>
          <table:table-cell office:value-type="string">
            <text:p>Montpellier Centre</text:p>
          </table:table-cell>
          <table:table-cell/>
          <table:table-cell office:value-type="string">
            <text:p>06 29 84 19 85</text:p>
          </table:table-cell>
          <table:table-cell table:number-columns-repeated="7"/>
          <table:table-cell office:value-type="string">
            <text:p>5</text:p>
          </table:table-cell>
          <table:table-cell/>
          <table:table-cell office:value-type="string">
            <text:p><text:s/>rue de la Raffin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Depuis 2003, la Compagnie Tire pas la Nappe est en résidence au &lt;a typelien="LienExterne" href="#" title="Théâtre des Treize Vents" id="438"&gt;Théâtre des Treize Vents&lt;/a&gt;, &lt;acronym lang="fr" title="Centre dramatique national"&gt;CDN &lt;/acronym&gt;de Montpellier Languedoc-Roussillon.</text:p>
          </table:table-cell>
          <table:table-cell/>
        </table:table-row>
        <table:table-row table:style-name="ro1">
          <table:table-cell office:value-type="float" office:value="691">
            <text:p>691</text:p>
          </table:table-cell>
          <table:table-cell office:value-type="string">
            <text:p>Compagnies</text:p>
          </table:table-cell>
          <table:table-cell office:value-type="string">
            <text:p>Compagnie de l'Echarpe Blanche</text:p>
          </table:table-cell>
          <table:table-cell office:value-type="string">
            <text:p>Montpellier Centre</text:p>
          </table:table-cell>
          <table:table-cell/>
          <table:table-cell office:value-type="string">
            <text:p>04 67 54 74 52 / 06 12 13 87 11</text:p>
          </table:table-cell>
          <table:table-cell/>
          <table:table-cell office:value-type="string">
            <text:p>echarpe.sol@orange.fr</text:p>
          </table:table-cell>
          <table:table-cell office:value-type="string">
            <text:p>www.echarpeblanche.fr</text:p>
          </table:table-cell>
          <table:table-cell table:number-columns-repeated="4"/>
          <table:table-cell office:value-type="string">
            <text:p>43</text:p>
          </table:table-cell>
          <table:table-cell/>
          <table:table-cell office:value-type="string">
            <text:p>rue </text:p>
          </table:table-cell>
          <table:table-cell office:value-type="string">
            <text:p>de l'Université</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mpagnie de l'Echarpe blanche&lt;/p&gt; &lt;p&gt;C'est &amp;#224; Montpellier, en 1997, que la Compagnie de L'Echarpe blanche est n&amp;#233;e de la volont&amp;#233; du metteur en sc&amp;#232;ne, Jean-Louis Sol, entour&amp;#233; de jeunes com&amp;#233;diens.&lt;br&gt;L'objectif &amp;#233;tait alors d'amener le th&amp;#233;&amp;#226;tre o&amp;#249; on ne l'attendait pas, dans la campagne languedocienne ou au sein de l'Universit&amp;#233; de Montpellier 1, avec le grand r&amp;#233;pertoire: Moli&amp;#232;re Le Tartuffe, D&amp;#233;pit amoureux, Les Femmes Savantes; Shakespeare Le Songe d'une nuit d'&amp;#233;t&amp;#233;; Claudel L'Annonce faite &amp;#224; Marie; Giraudoux La Guerre de Troie n'aura pas lieu, Anouilh L'Alouette...&lt;/p&gt; &lt;p&gt;Tr&amp;#232;s vite, la Compagnie a ajout&amp;#233; &amp;#224; son r&amp;#233;pertoire des auteurs contemporains, privil&amp;#233;giant ceux de la r&amp;#233;gion: Max Rouquette Le Glossaire, Jean-Pierre P&amp;#233;laez Les Singes Savants, Lilian Bathelot Le Tr&amp;#233;sor des six reines.....et a fait conna&amp;#238;tre des auteurs &amp;#233;trangers, en particulier en cr&amp;#233;ant, pour la premi&amp;#232;re fois en France, M&amp;#233;moires d'une femme fatale de l'auteur portugais, Augusto Sobral.&lt;/p&gt; &lt;p&gt;Ses tourn&amp;#233;es l'ont amen&amp;#233;e dans une cinquantaine de lieux des r&amp;#233;gions Languedoc-Roussillon et PACA, mais aussi &amp;#224; Paris, au Festival off d' Avignon et &amp;#224; Lisbonne au Festival d' Almada.&lt;br&gt;&lt;br&gt;Aujourd'hui, elle pr&amp;#233;sente Qui a peur de Virginia Woolf ? du grand auteur am&amp;#233;ricain Edward Albee qui a donn&amp;#233; son plein accord &amp;#224; cette cr&amp;#233;ation.&lt;/p&gt; &lt;p&gt;&lt;br&gt;&amp;#160;&lt;/p&gt;</text:p>
          </table:table-cell>
          <table:table-cell office:value-type="string">
            <text:p>&lt;p&gt;&lt;strong&gt;Pour plus d'informations, nous vous invitons &amp;#224; consulter notre site :&lt;/strong&gt;&lt;/p&gt; &lt;p&gt;www.echarpeblanche.fr&lt;/p&gt; &lt;p&gt;Coordonn&amp;#233;es : 43, rue de l'universit&amp;#233;&lt;/p&gt; &lt;p&gt;34000 Montpellier Tel 0467547452 / 0612138711&lt;/p&gt;</text:p>
          </table:table-cell>
        </table:table-row>
        <table:table-row table:style-name="ro1">
          <table:table-cell office:value-type="float" office:value="692">
            <text:p>692</text:p>
          </table:table-cell>
          <table:table-cell office:value-type="string">
            <text:p>Compagnies</text:p>
          </table:table-cell>
          <table:table-cell office:value-type="string">
            <text:p>Compagnie Bagages d'acteurs</text:p>
          </table:table-cell>
          <table:table-cell office:value-type="string">
            <text:p>Montpellier Centre</text:p>
          </table:table-cell>
          <table:table-cell/>
          <table:table-cell office:value-type="string">
            <text:p>04 67 02 03 26 - 06 60 88 57 52</text:p>
          </table:table-cell>
          <table:table-cell office:value-type="string">
            <text:p>04 67 02 03 26</text:p>
          </table:table-cell>
          <table:table-cell office:value-type="string">
            <text:p>bagagesdacteurs@wanadoo.fr</text:p>
          </table:table-cell>
          <table:table-cell office:value-type="string">
            <text:p>www.bagagesdacteurs.com</text:p>
          </table:table-cell>
          <table:table-cell table:number-columns-repeated="4"/>
          <table:table-cell office:value-type="string">
            <text:p>22</text:p>
          </table:table-cell>
          <table:table-cell/>
          <table:table-cell office:value-type="string">
            <text:p>rue Ernest-Mich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Faire sonner les écritures et mettre des livres en scène&lt;/p&gt;&lt;p&gt;Depuis 10 ans la compagnie a bâti son activité autour de la littérature, en créant des spectacles : « livre en scène » et « lectures jouées ».    &lt;br /&gt;Nos créations, où la saveur des mots est primordiale sont conçues à la frontière entre l’acte de lire et l’acte de jouer.&lt;br /&gt;Les spectacles sont créés avec nos bagages d’acteurs :&lt;/p&gt;&lt;ul&gt;&lt;li&gt;la technesthésie, pour ce qui concerne l’acte de lire avec un corps présent, senti, engagé dans la relation et le geste de la parole ;&lt;/li&gt;&lt;li&gt;le théâtre, le mouvement pour ce qui concerne l’écoute, le jeu, l’espace, les images, et la mise en &lt;br /&gt;place d’une dramaturgie qui soutient notre statut de lecteur/acteur ;&lt;/li&gt;&lt;li&gt;le rythme, la musique, pour ce qui concerne l’alternance, la relation au monde sonore.&lt;/li&gt;&lt;/ul&gt;&lt;blockquote dir="ltr" style="MARGIN-RIGHT: 0px"&gt;&lt;p&gt;Adresse postale&lt;br /&gt;7 rue des Loriots&lt;br /&gt;34000 Montpellier&lt;/p&gt;&lt;/blockquote&gt;</text:p>
          </table:table-cell>
          <table:table-cell/>
        </table:table-row>
        <table:table-row table:style-name="ro1">
          <table:table-cell office:value-type="float" office:value="693">
            <text:p>693</text:p>
          </table:table-cell>
          <table:table-cell office:value-type="string">
            <text:p>Salles de spectacle et concert</text:p>
          </table:table-cell>
          <table:table-cell office:value-type="string">
            <text:p>Théâtre de la Plume</text:p>
          </table:table-cell>
          <table:table-cell office:value-type="string">
            <text:p>Montpellier Centre</text:p>
          </table:table-cell>
          <table:table-cell office:value-type="string">
            <text:p>Figuerolles</text:p>
          </table:table-cell>
          <table:table-cell office:value-type="string">
            <text:p>04 67 58 73 78</text:p>
          </table:table-cell>
          <table:table-cell/>
          <table:table-cell office:value-type="string">
            <text:p>plumetheatre@aol.com</text:p>
          </table:table-cell>
          <table:table-cell office:value-type="string">
            <text:p>www.plumetheatre.com</text:p>
          </table:table-cell>
          <table:table-cell office:value-type="string">
            <text:p>Parking Gambetta</text:p>
          </table:table-cell>
          <table:table-cell table:number-columns-repeated="3"/>
          <table:table-cell office:value-type="string">
            <text:p>6</text:p>
          </table:table-cell>
          <table:table-cell/>
          <table:table-cell office:value-type="string">
            <text:p>rue Guillaume-Péllicier</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allèlement à sa vocation de théâtre pour enfants, le Théâtre de la Plume propose des soirées en fin de semaine, du théâtre, du café théâtre, des chansons, de la musique classique…&lt;br /&gt;Soirées ludiques et diverses, de la magie au Rock'n Roll, de la poésie aux contes, du café théâtre à la comédie musicale, de l'opérette à l'opéra : un grand choix, une grande variété de spectacles pour votre plus grand plaisir… &lt;/p&gt;&lt;p&gt;Le théâtre de la Plume organise également&lt;/p&gt;&lt;ul&gt;&lt;li&gt;des anniversaires pour les enfants ou les parents…&lt;/li&gt;&lt;li&gt;des arbres de Noël,&lt;/li&gt;&lt;li&gt;des fêtes…&lt;/li&gt;&lt;/ul&gt;</text:p>
          </table:table-cell>
          <table:table-cell/>
        </table:table-row>
        <table:table-row table:style-name="ro1">
          <table:table-cell office:value-type="float" office:value="694">
            <text:p>694</text:p>
          </table:table-cell>
          <table:table-cell office:value-type="string">
            <text:p>Compagnies</text:p>
          </table:table-cell>
          <table:table-cell office:value-type="string">
            <text:p>Théâtre en Flammes / Danielle Temstet</text:p>
          </table:table-cell>
          <table:table-cell office:value-type="string">
            <text:p>Montpellier Centre</text:p>
          </table:table-cell>
          <table:table-cell/>
          <table:table-cell office:value-type="string">
            <text:p>04 67 06 94 99</text:p>
          </table:table-cell>
          <table:table-cell/>
          <table:table-cell office:value-type="string">
            <text:p>createf1@free.fr</text:p>
          </table:table-cell>
          <table:table-cell office:value-type="string">
            <text:p>www.theatre-en-flammes.com</text:p>
          </table:table-cell>
          <table:table-cell table:number-columns-repeated="4"/>
          <table:table-cell office:value-type="string">
            <text:p>42</text:p>
          </table:table-cell>
          <table:table-cell/>
          <table:table-cell office:value-type="string">
            <text:p>rue Adam-de-Crapo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Théâtre - musique &lt;/p&gt;&lt;p&gt;Le Théâtre en Flammes est une compagnie spécialisée dans le spectacle musico-théâtral destiné au jeune et tout public. &lt;br /&gt;C’est en 1982 que Georges Nounou (musicien, auteur, compositeur, interprète) et Danièle Temstet (comédienne, chanteuse, metteur en scène) attisent les premières braises du Théâtre en Flammes. &lt;/p&gt;&lt;p&gt;Depuis 1984, la Compagnie du Théâtre en Flammes travaille sur le conte en musique à destination du jeune et tout public.&lt;br /&gt;Le conte est multiplié en autant de voix que de comédiens sur scène, narration pure, séquences théâtrales et musiques jouées-chantées s'enchaînent créant ainsi la rencontre avec le public. &lt;/p&gt;</text:p>
          </table:table-cell>
          <table:table-cell/>
        </table:table-row>
        <table:table-row table:style-name="ro1">
          <table:table-cell office:value-type="float" office:value="695">
            <text:p>695</text:p>
          </table:table-cell>
          <table:table-cell office:value-type="string">
            <text:p>Compagnies</text:p>
          </table:table-cell>
          <table:table-cell office:value-type="string">
            <text:p>Compagnie Nocturne / Luc Sabot</text:p>
          </table:table-cell>
          <table:table-cell office:value-type="string">
            <text:p>Croix d'Argent</text:p>
          </table:table-cell>
          <table:table-cell/>
          <table:table-cell office:value-type="string">
            <text:p>06 89 33 08 17</text:p>
          </table:table-cell>
          <table:table-cell/>
          <table:table-cell office:value-type="string">
            <text:p>luc.sabot@laposte.net</text:p>
          </table:table-cell>
          <table:table-cell table:number-columns-repeated="5"/>
          <table:table-cell office:value-type="string">
            <text:p>15</text:p>
          </table:table-cell>
          <table:table-cell/>
          <table:table-cell office:value-type="string">
            <text:p>avenue de Toulous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 contemporain, théâtre classique</text:p>
          </table:table-cell>
          <table:table-cell/>
        </table:table-row>
        <table:table-row table:style-name="ro1">
          <table:table-cell office:value-type="float" office:value="696">
            <text:p>696</text:p>
          </table:table-cell>
          <table:table-cell office:value-type="string">
            <text:p>Compagnies</text:p>
          </table:table-cell>
          <table:table-cell office:value-type="string">
            <text:p>Théâtre de Mathieu <text:s/>/ Florence Thiebaut</text:p>
          </table:table-cell>
          <table:table-cell office:value-type="string">
            <text:p>Montpellier Centre</text:p>
          </table:table-cell>
          <table:table-cell/>
          <table:table-cell office:value-type="string">
            <text:p>04 67 55 23 56</text:p>
          </table:table-cell>
          <table:table-cell/>
          <table:table-cell office:value-type="string">
            <text:p>theatredemathieu@wanadoo.fr</text:p>
          </table:table-cell>
          <table:table-cell table:number-columns-repeated="5"/>
          <table:table-cell office:value-type="string">
            <text:p>3</text:p>
          </table:table-cell>
          <table:table-cell/>
          <table:table-cell office:value-type="string">
            <text:p>rue </text:p>
          </table:table-cell>
          <table:table-cell office:value-type="string">
            <text:p>Thérès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nte, marionettes&lt;/p&gt;</text:p>
          </table:table-cell>
          <table:table-cell/>
        </table:table-row>
        <table:table-row table:style-name="ro1">
          <table:table-cell office:value-type="float" office:value="697">
            <text:p>697</text:p>
          </table:table-cell>
          <table:table-cell office:value-type="string">
            <text:p>Compagnies</text:p>
          </table:table-cell>
          <table:table-cell office:value-type="string">
            <text:p>Compagnie Amadée / Flavio Polizzi</text:p>
          </table:table-cell>
          <table:table-cell office:value-type="string">
            <text:p>Montpellier Centre</text:p>
          </table:table-cell>
          <table:table-cell/>
          <table:table-cell table:number-columns-repeated="2" office:value-type="string">
            <text:p>04 67 58 92 00</text:p>
          </table:table-cell>
          <table:table-cell office:value-type="string">
            <text:p>amadee-theatre@wanadoo.fr</text:p>
          </table:table-cell>
          <table:table-cell table:number-columns-repeated="5"/>
          <table:table-cell office:value-type="string">
            <text:p>10</text:p>
          </table:table-cell>
          <table:table-cell/>
          <table:table-cell office:value-type="string">
            <text:p>rue Yva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Théâtre&lt;/p&gt;</text:p>
          </table:table-cell>
          <table:table-cell/>
        </table:table-row>
        <table:table-row table:style-name="ro1">
          <table:table-cell office:value-type="float" office:value="698">
            <text:p>698</text:p>
          </table:table-cell>
          <table:table-cell office:value-type="string">
            <text:p>Compagnies</text:p>
          </table:table-cell>
          <table:table-cell office:value-type="string">
            <text:p>L'Evènement Insolite</text:p>
          </table:table-cell>
          <table:table-cell office:value-type="string">
            <text:p>Croix d'Argent</text:p>
          </table:table-cell>
          <table:table-cell/>
          <table:table-cell office:value-type="string">
            <text:p>04 67 04 13 36 ou 06 81 42 04 14</text:p>
          </table:table-cell>
          <table:table-cell/>
          <table:table-cell office:value-type="string">
            <text:p>evinsol@wanadoo.fr</text:p>
          </table:table-cell>
          <table:table-cell table:number-columns-repeated="5"/>
          <table:table-cell office:value-type="string">
            <text:p>55</text:p>
          </table:table-cell>
          <table:table-cell/>
          <table:table-cell office:value-type="string">
            <text:p>rue Saint-Cléoph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vènement Insolite est une association 1901 à but culturel dont l'activité est centrée notamment sur Montpellier et l'Hérault, mais ayant contacts dans toute la région du Languedoc-Roussillon.&lt;/p&gt;&lt;p&gt;Elle partage ses activités en trois volets principaux, les cafés littéraires, dont le café poésie ; les stages de théâtre et d'expression créatrice avec des enfants, adolescents et adultes et les spectacles autour de la valorisation du patrimoine. &lt;/p&gt;&lt;p&gt;Par ailleurs l'Evènement Insolite se bat pour favoriser les échanges interculturels et contribuer ainsi, à sa façon, à une meilleure entente et à la paix entre les peuples. &lt;/p&gt;</text:p>
          </table:table-cell>
          <table:table-cell/>
        </table:table-row>
        <table:table-row table:style-name="ro1">
          <table:table-cell office:value-type="float" office:value="699">
            <text:p>699</text:p>
          </table:table-cell>
          <table:table-cell office:value-type="string">
            <text:p>Compagnies</text:p>
          </table:table-cell>
          <table:table-cell office:value-type="string">
            <text:p>Splash Théâtre / Jean Marc Dufour</text:p>
          </table:table-cell>
          <table:table-cell office:value-type="string">
            <text:p>Prés d'Arènes</text:p>
          </table:table-cell>
          <table:table-cell/>
          <table:table-cell office:value-type="string">
            <text:p>04 67 64 45 22</text:p>
          </table:table-cell>
          <table:table-cell/>
          <table:table-cell office:value-type="string">
            <text:p>splash.theatre@wanadoo.fr</text:p>
          </table:table-cell>
          <table:table-cell table:number-columns-repeated="5"/>
          <table:table-cell office:value-type="string">
            <text:p>208</text:p>
          </table:table-cell>
          <table:table-cell/>
          <table:table-cell office:value-type="string">
            <text:p>avenue du Pont-Trinqua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text:p>
          </table:table-cell>
          <table:table-cell/>
        </table:table-row>
        <table:table-row table:style-name="ro1">
          <table:table-cell office:value-type="float" office:value="700">
            <text:p>700</text:p>
          </table:table-cell>
          <table:table-cell office:value-type="string">
            <text:p>Compagnies</text:p>
          </table:table-cell>
          <table:table-cell office:value-type="string">
            <text:p>Théâtre Zô</text:p>
          </table:table-cell>
          <table:table-cell office:value-type="string">
            <text:p>Montpellier Centre</text:p>
          </table:table-cell>
          <table:table-cell/>
          <table:table-cell office:value-type="string">
            <text:p>04 67 58 08 46 - 06 07 24 64 52</text:p>
          </table:table-cell>
          <table:table-cell/>
          <table:table-cell office:value-type="string">
            <text:p>theatrezo@yahoo.fr</text:p>
          </table:table-cell>
          <table:table-cell office:value-type="string">
            <text:p>theatrezo.free.fr</text:p>
          </table:table-cell>
          <table:table-cell table:number-columns-repeated="4"/>
          <table:table-cell office:value-type="string">
            <text:p>20</text:p>
          </table:table-cell>
          <table:table-cell/>
          <table:table-cell office:value-type="string">
            <text:p>rue Riga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Mime, théâtre gestuel, masques, danse de Bali &lt;/p&gt;&lt;p&gt;Fondé en 1991, Théâtre Zô intervient dans les domaines du mime, du jeu masqué et de la danse balinaise. C'est un théâtre qui travaille sur l'image, un théâtre où le mouvement est parole.&lt;/p&gt;&lt;p&gt;La musicalité du mouvement, la théâtralité du geste sont les matières de sa recherche. &lt;/p&gt;</text:p>
          </table:table-cell>
          <table:table-cell/>
        </table:table-row>
        <table:table-row table:style-name="ro1">
          <table:table-cell office:value-type="float" office:value="701">
            <text:p>701</text:p>
          </table:table-cell>
          <table:table-cell office:value-type="string">
            <text:p>Compagnies</text:p>
          </table:table-cell>
          <table:table-cell office:value-type="string">
            <text:p>Vicomédie</text:p>
          </table:table-cell>
          <table:table-cell office:value-type="string">
            <text:p>Montpellier Centre</text:p>
          </table:table-cell>
          <table:table-cell/>
          <table:table-cell office:value-type="string">
            <text:p>04 67 60 26 65</text:p>
          </table:table-cell>
          <table:table-cell table:number-columns-repeated="7"/>
          <table:table-cell office:value-type="string">
            <text:p>3</text:p>
          </table:table-cell>
          <table:table-cell/>
          <table:table-cell office:value-type="string">
            <text:p>rue Saint-Côm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ompagnie théâtrale et artistique</text:p>
          </table:table-cell>
          <table:table-cell/>
        </table:table-row>
        <table:table-row table:style-name="ro1">
          <table:table-cell office:value-type="float" office:value="702">
            <text:p>702</text:p>
          </table:table-cell>
          <table:table-cell office:value-type="string">
            <text:p>Compagnies</text:p>
          </table:table-cell>
          <table:table-cell office:value-type="string">
            <text:p>Compagnie Pétrole / Edith Baldy</text:p>
          </table:table-cell>
          <table:table-cell office:value-type="string">
            <text:p>Montpellier Centre</text:p>
          </table:table-cell>
          <table:table-cell/>
          <table:table-cell office:value-type="string">
            <text:p>04 67 92 42 75</text:p>
          </table:table-cell>
          <table:table-cell table:number-columns-repeated="7"/>
          <table:table-cell office:value-type="string">
            <text:p>32</text:p>
          </table:table-cell>
          <table:table-cell/>
          <table:table-cell office:value-type="string">
            <text:p>boulevard du-Jeu-de-Paum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text:p>
          </table:table-cell>
          <table:table-cell/>
        </table:table-row>
        <table:table-row table:style-name="ro1">
          <table:table-cell office:value-type="float" office:value="703">
            <text:p>703</text:p>
          </table:table-cell>
          <table:table-cell office:value-type="string">
            <text:p>Compagnies</text:p>
          </table:table-cell>
          <table:table-cell office:value-type="string">
            <text:p>Compagnie du P'tit Atelier 3 / Juliette Mouchonnat</text:p>
          </table:table-cell>
          <table:table-cell office:value-type="string">
            <text:p>Montpellier Centre</text:p>
          </table:table-cell>
          <table:table-cell/>
          <table:table-cell office:value-type="string">
            <text:p>06 60 82 52 70</text:p>
          </table:table-cell>
          <table:table-cell table:number-columns-repeated="7"/>
          <table:table-cell office:value-type="string">
            <text:p>26</text:p>
          </table:table-cell>
          <table:table-cell/>
          <table:table-cell office:value-type="string">
            <text:p>rue du Faubourg Figuero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text:p>
          </table:table-cell>
          <table:table-cell/>
        </table:table-row>
        <table:table-row table:style-name="ro1">
          <table:table-cell office:value-type="float" office:value="704">
            <text:p>704</text:p>
          </table:table-cell>
          <table:table-cell office:value-type="string">
            <text:p>Compagnies</text:p>
          </table:table-cell>
          <table:table-cell office:value-type="string">
            <text:p>Les Perles de Verre</text:p>
          </table:table-cell>
          <table:table-cell office:value-type="string">
            <text:p>Montpellier Centre</text:p>
          </table:table-cell>
          <table:table-cell/>
          <table:table-cell office:value-type="string">
            <text:p>04 67 34 06 27</text:p>
          </table:table-cell>
          <table:table-cell table:number-columns-repeated="2"/>
          <table:table-cell office:value-type="string">
            <text:p>www.perlesdeverre.fr.st</text:p>
          </table:table-cell>
          <table:table-cell table:number-columns-repeated="6"/>
          <table:table-cell office:value-type="string">
            <text:p>18</text:p>
          </table:table-cell>
          <table:table-cell/>
          <table:table-cell office:value-type="string">
            <text:p>rue Dom Vaissett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Théâtre - Internet&lt;/p&gt;</text:p>
          </table:table-cell>
          <table:table-cell/>
        </table:table-row>
        <table:table-row table:style-name="ro1">
          <table:table-cell office:value-type="float" office:value="705">
            <text:p>705</text:p>
          </table:table-cell>
          <table:table-cell office:value-type="string">
            <text:p>Compagnies</text:p>
          </table:table-cell>
          <table:table-cell office:value-type="string">
            <text:p>Compagnie Grognon Frères</text:p>
          </table:table-cell>
          <table:table-cell office:value-type="string">
            <text:p>Prés d'Arènes</text:p>
          </table:table-cell>
          <table:table-cell/>
          <table:table-cell office:value-type="string">
            <text:p>06 10 84 56 35</text:p>
          </table:table-cell>
          <table:table-cell/>
          <table:table-cell office:value-type="string">
            <text:p>grognon.freres@free.fr</text:p>
          </table:table-cell>
          <table:table-cell table:number-columns-repeated="5"/>
          <table:table-cell office:value-type="string">
            <text:p>594</text:p>
          </table:table-cell>
          <table:table-cell/>
          <table:table-cell office:value-type="string">
            <text:p>rue de Centrayrargu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06">
            <text:p>706</text:p>
          </table:table-cell>
          <table:table-cell office:value-type="string">
            <text:p>Compagnies</text:p>
          </table:table-cell>
          <table:table-cell office:value-type="string">
            <text:p>Compagnie du Navigator</text:p>
          </table:table-cell>
          <table:table-cell office:value-type="string">
            <text:p>Montpellier Centre</text:p>
          </table:table-cell>
          <table:table-cell/>
          <table:table-cell office:value-type="string">
            <text:p>04 66 80 50 92</text:p>
          </table:table-cell>
          <table:table-cell table:number-columns-repeated="7"/>
          <table:table-cell office:value-type="string">
            <text:p>14</text:p>
          </table:table-cell>
          <table:table-cell/>
          <table:table-cell office:value-type="string">
            <text:p>rue des Ecoles Laï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07">
            <text:p>707</text:p>
          </table:table-cell>
          <table:table-cell office:value-type="string">
            <text:p>Compagnies</text:p>
          </table:table-cell>
          <table:table-cell office:value-type="string">
            <text:p>Compagnie El Baal</text:p>
          </table:table-cell>
          <table:table-cell office:value-type="string">
            <text:p>Croix d'Argent</text:p>
          </table:table-cell>
          <table:table-cell/>
          <table:table-cell office:value-type="string">
            <text:p>09 50 70 88 34</text:p>
          </table:table-cell>
          <table:table-cell/>
          <table:table-cell office:value-type="string">
            <text:p>elbaal@free.fr</text:p>
          </table:table-cell>
          <table:table-cell office:value-type="string">
            <text:p>www.elbaal.fr/</text:p>
          </table:table-cell>
          <table:table-cell table:number-columns-repeated="4"/>
          <table:table-cell office:value-type="string">
            <text:p>71</text:p>
          </table:table-cell>
          <table:table-cell/>
          <table:table-cell office:value-type="string">
            <text:p><text:s/>rue du Jardin Mart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Théâtre, contes, marionnettes, masques &lt;/p&gt;&lt;p&gt;La Compagnie El Baal et sa comédienne Isabelle Cancade, proposent un travail de création artistique autour des contes mythologiques. &lt;/p&gt;&lt;p&gt;Les spectacles sont destinés à un public d'enfants et d'adultes. &lt;/p&gt;&lt;p&gt;La Compagnie se produit dans différents lieux artistiques, notamment le Théâtre Gérard-Philipe. &lt;br /&gt;El Baal anime également des actions pédagogiques au sein des établissements scolaires et des maisons pour tous de Montpellier. &lt;/p&gt;</text:p>
          </table:table-cell>
          <table:table-cell/>
        </table:table-row>
        <table:table-row table:style-name="ro1">
          <table:table-cell office:value-type="float" office:value="708">
            <text:p>708</text:p>
          </table:table-cell>
          <table:table-cell office:value-type="string">
            <text:p>Compagnies</text:p>
          </table:table-cell>
          <table:table-cell office:value-type="string">
            <text:p>L'Îlot théâtre</text:p>
          </table:table-cell>
          <table:table-cell office:value-type="string">
            <text:p>Les Cévennes</text:p>
          </table:table-cell>
          <table:table-cell/>
          <table:table-cell office:value-type="string">
            <text:p>04 67 63 80 08</text:p>
          </table:table-cell>
          <table:table-cell table:number-columns-repeated="7"/>
          <table:table-cell office:value-type="string">
            <text:p>1 080</text:p>
          </table:table-cell>
          <table:table-cell/>
          <table:table-cell office:value-type="string">
            <text:p>avenue du Professeur-Louis-Rav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L'Îlot théâtre existe depuis 1989&lt;/p&gt;&lt;p&gt;La recherche artistique de la troupe est axée sur la transversalité de plusieurs disciplines (danse, chant, théâtre) dans un souci de cohésion des différentes sensibilités pour des spectacles vivants de qualité. &lt;/p&gt;</text:p>
          </table:table-cell>
          <table:table-cell/>
        </table:table-row>
        <table:table-row table:style-name="ro1">
          <table:table-cell office:value-type="float" office:value="709">
            <text:p>709</text:p>
          </table:table-cell>
          <table:table-cell office:value-type="string">
            <text:p>Compagnies</text:p>
          </table:table-cell>
          <table:table-cell office:value-type="string">
            <text:p>Compagnie Maritime</text:p>
          </table:table-cell>
          <table:table-cell office:value-type="string">
            <text:p>Montpellier Centre</text:p>
          </table:table-cell>
          <table:table-cell/>
          <table:table-cell office:value-type="string">
            <text:p>04 67 68 23 49</text:p>
          </table:table-cell>
          <table:table-cell table:number-columns-repeated="2"/>
          <table:table-cell office:value-type="string">
            <text:p>laciemaritime.com</text:p>
          </table:table-cell>
          <table:table-cell table:number-columns-repeated="4"/>
          <table:table-cell office:value-type="string">
            <text:p>19</text:p>
          </table:table-cell>
          <table:table-cell/>
          <table:table-cell office:value-type="string">
            <text:p>rue Chaptal</text:p>
          </table:table-cell>
          <table:table-cell/>
          <table:table-cell office:value-type="string">
            <text:p>La Gerb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ompagnie et école de théâtre</text:p>
          </table:table-cell>
          <table:table-cell/>
        </table:table-row>
        <table:table-row table:style-name="ro1">
          <table:table-cell office:value-type="float" office:value="710">
            <text:p>710</text:p>
          </table:table-cell>
          <table:table-cell office:value-type="string">
            <text:p>Compagnies</text:p>
          </table:table-cell>
          <table:table-cell office:value-type="string">
            <text:p>Compagnie la Traversée / Christine Darrigade</text:p>
          </table:table-cell>
          <table:table-cell office:value-type="string">
            <text:p>Montpellier Centre</text:p>
          </table:table-cell>
          <table:table-cell/>
          <table:table-cell table:number-columns-repeated="2" office:value-type="string">
            <text:p>04 67 88 01 96</text:p>
          </table:table-cell>
          <table:table-cell table:number-columns-repeated="6"/>
          <table:table-cell office:value-type="string">
            <text:p>5</text:p>
          </table:table-cell>
          <table:table-cell/>
          <table:table-cell office:value-type="string">
            <text:p>rue Alexandre-Caban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Théâtre</text:p>
          </table:table-cell>
          <table:table-cell/>
        </table:table-row>
        <table:table-row table:style-name="ro1">
          <table:table-cell office:value-type="float" office:value="711">
            <text:p>711</text:p>
          </table:table-cell>
          <table:table-cell office:value-type="string">
            <text:p>Compagnies</text:p>
          </table:table-cell>
          <table:table-cell office:value-type="string">
            <text:p>Compagnie Ohé Théâtre</text:p>
          </table:table-cell>
          <table:table-cell office:value-type="string">
            <text:p>Montpellier Centre</text:p>
          </table:table-cell>
          <table:table-cell/>
          <table:table-cell office:value-type="string">
            <text:p>04 67 64 36 09</text:p>
          </table:table-cell>
          <table:table-cell table:number-columns-repeated="7"/>
          <table:table-cell office:value-type="string">
            <text:p>115</text:p>
          </table:table-cell>
          <table:table-cell/>
          <table:table-cell office:value-type="string">
            <text:p>boulevard de l'Aéroport-International</text:p>
          </table:table-cell>
          <table:table-cell/>
          <table:table-cell office:value-type="string">
            <text:p>Résidence Atrium - Apartement 425</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Ohé Théâtre est une association dont le but et de promouvoir et de développer le goût et la pratique de la danse et du théâtre.</text:p>
          </table:table-cell>
          <table:table-cell/>
        </table:table-row>
        <table:table-row table:style-name="ro1">
          <table:table-cell office:value-type="float" office:value="712">
            <text:p>712</text:p>
          </table:table-cell>
          <table:table-cell office:value-type="string">
            <text:p>Région</text:p>
          </table:table-cell>
          <table:table-cell office:value-type="string">
            <text:p>Direction régionale des affaires culturelles L-R</text:p>
          </table:table-cell>
          <table:table-cell office:value-type="string">
            <text:p>Montpellier Centre</text:p>
          </table:table-cell>
          <table:table-cell office:value-type="string">
            <text:p>Comédie</text:p>
          </table:table-cell>
          <table:table-cell office:value-type="string">
            <text:p>04 67 02 32 00</text:p>
          </table:table-cell>
          <table:table-cell office:value-type="string">
            <text:p>04 67 02 32 04</text:p>
          </table:table-cell>
          <table:table-cell/>
          <table:table-cell office:value-type="string">
            <text:p>www.languedoc-roussillon.culture.gouv.fr</text:p>
          </table:table-cell>
          <table:table-cell office:value-type="string">
            <text:p>Le Corum et Comédie</text:p>
          </table:table-cell>
          <table:table-cell table:number-columns-repeated="3"/>
          <table:table-cell office:value-type="string">
            <text:p>5</text:p>
          </table:table-cell>
          <table:table-cell/>
          <table:table-cell office:value-type="string">
            <text:p>rue Salle-l'Evêque</text:p>
          </table:table-cell>
          <table:table-cell table:number-columns-repeated="2"/>
          <table:table-cell office:value-type="string">
            <text:p>34967</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5"/>
          <table:table-cell office:value-type="string">
            <text:p>ligne 1 : station Le Corum ou Comédie</text:p>
          </table:table-cell>
          <table:table-cell/>
          <table:table-cell office:value-type="string">
            <text:p>&lt;p&gt;La direction régionale des affaires culturelles, service déconcentré du ministère de la culture et de la communication, est chargée de mettre en œuvre sous l'autorité du préfet de région et des préfets de département, la politique culturelle définie par le gouvernement. &lt;/p&gt;&lt;p&gt;Face à l'évolution très rapide de l'ensemble du territoire régional et à l'implication croissante des collectivités locales (villes, départements, région), la &lt;acronym lang="fr" title="direction régionale des affaires culturelles"&gt;Drac &lt;/acronym&gt;s'efforce d'adapter son action par une meilleure prise en compte des territoires et de favoriser le rapprochement avec ses partenaires. &lt;/p&gt;</text:p>
          </table:table-cell>
          <table:table-cell/>
        </table:table-row>
        <table:table-row table:style-name="ro1">
          <table:table-cell office:value-type="float" office:value="713">
            <text:p>713</text:p>
          </table:table-cell>
          <table:table-cell office:value-type="string">
            <text:p>Skate board</text:p>
          </table:table-cell>
          <table:table-cell office:value-type="string">
            <text:p>Piste de skate board Blayac</text:p>
          </table:table-cell>
          <table:table-cell office:value-type="string">
            <text:p>Mosson</text:p>
          </table:table-cell>
          <table:table-cell table:number-columns-repeated="6"/>
          <table:table-cell office:value-type="string">
            <text:p>1593</text:p>
          </table:table-cell>
          <table:table-cell office:value-type="string">
            <text:p>43.6260590226</text:p>
          </table:table-cell>
          <table:table-cell office:value-type="string">
            <text:p>3.82473177688</text:p>
          </table:table-cell>
          <table:table-cell table:number-columns-repeated="2"/>
          <table:table-cell office:value-type="string">
            <text:p>Avenue du Professeur Blaya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able:table-cell>
          <table:table-cell office:value-type="string">
            <text:p>&lt;p&gt;Cette activité est ouverte aux clubs et au public &lt;/p&gt;&lt;p&gt;Pour en savoir plus : Annuaire des associations  &lt;/p&gt;&lt;ul&gt;&lt;li&gt; Horaires : 8h à 22h&lt;br /&gt;Pas d'autorisation nécessaire&lt;br /&gt;  &lt;/li&gt;&lt;li&gt;Sécurité&lt;br /&gt;Se conformer au réglement intérieur affiché sur le site&lt;br /&gt; &lt;br /&gt; &lt;/li&gt;&lt;li&gt;Tarifs : gratuit&lt;/li&gt;&lt;/ul&gt;</text:p>
          </table:table-cell>
          <table:table-cell/>
        </table:table-row>
        <table:table-row table:style-name="ro1">
          <table:table-cell office:value-type="float" office:value="714">
            <text:p>714</text:p>
          </table:table-cell>
          <table:table-cell office:value-type="string">
            <text:p>Skate board</text:p>
          </table:table-cell>
          <table:table-cell office:value-type="string">
            <text:p>Piste de skate board de Grammont</text:p>
          </table:table-cell>
          <table:table-cell office:value-type="string">
            <text:p>Port Marianne</text:p>
          </table:table-cell>
          <table:table-cell table:number-columns-repeated="6"/>
          <table:table-cell office:value-type="string">
            <text:p>739</text:p>
          </table:table-cell>
          <table:table-cell office:value-type="string">
            <text:p>43.6124722569</text:p>
          </table:table-cell>
          <table:table-cell office:value-type="string">
            <text:p>3.92862026435</text:p>
          </table:table-cell>
          <table:table-cell table:number-columns-repeated="2"/>
          <table:table-cell office:value-type="string">
            <text:p>Avenue Albert-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p&gt;Cette activité est ouverte aux clubs et au public &lt;/p&gt;&lt;p&gt;&lt;br /&gt;Pour en savoir plus : Annuaire des associations  &lt;/p&gt;&lt;ul&gt;&lt;li&gt; Horaires : 8h à 22h &lt;/li&gt;&lt;/ul&gt;&lt;p&gt;Pas d'autorisation nécessaire&lt;br /&gt; &lt;/p&gt;&lt;ul&gt;&lt;li&gt; Sécurité&lt;br /&gt;Se conformer au réglement intérieur affiché sur le site&lt;br /&gt; &lt;/li&gt;&lt;li&gt; Tarifs&lt;br /&gt;Gratuit&lt;/li&gt;&lt;/ul&gt;&lt;p&gt;Pour en savoir plus : Complexe sportif de Grammont&lt;/font /&gt; &lt;/p&gt;</text:p>
          </table:table-cell>
          <table:table-cell/>
        </table:table-row>
        <table:table-row table:style-name="ro1">
          <table:table-cell office:value-type="float" office:value="715">
            <text:p>715</text:p>
          </table:table-cell>
          <table:table-cell office:value-type="string">
            <text:p>Galeries d'art</text:p>
          </table:table-cell>
          <table:table-cell office:value-type="string">
            <text:p>RP-GA lerie</text:p>
          </table:table-cell>
          <table:table-cell office:value-type="string">
            <text:p>Montpellier Centre</text:p>
          </table:table-cell>
          <table:table-cell/>
          <table:table-cell office:value-type="string">
            <text:p>04 67 60 22 49</text:p>
          </table:table-cell>
          <table:table-cell table:number-columns-repeated="2"/>
          <table:table-cell office:value-type="string">
            <text:p>www.rp-galeriefr.st</text:p>
          </table:table-cell>
          <table:table-cell table:number-columns-repeated="4"/>
          <table:table-cell office:value-type="string">
            <text:p>1</text:p>
          </table:table-cell>
          <table:table-cell/>
          <table:table-cell office:value-type="string">
            <text:p>rue du Bras-de-F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sthétisme signifiant... le lien singulier entre créateur et amateur, entre artiste et collectionneur... l'unicité d'un lieu au centre de l'Ecusson... de cette consensuelle triade est née RP-GA lerie, un espace de découverte dédié à la création artistique.&lt;/font /&gt; &lt;/p&gt;&lt;p&gt;Richard Plaza et Georges Alcaraz aiment la peinture, la sculpture, l'art en général. Attentifs à tous les nouveaux talents, ils sont toujours à la recherche d'artistes à promouvoir... &lt;/p&gt;&lt;p&gt;La galerie est ouverte du mardi au samedi, de 11h à 13h et de 15h à 19h. &lt;br /&gt;Entrée libre.&lt;/font /&gt;&lt;/p&gt;</text:p>
          </table:table-cell>
          <table:table-cell/>
        </table:table-row>
        <table:table-row table:style-name="ro1">
          <table:table-cell office:value-type="float" office:value="716">
            <text:p>716</text:p>
          </table:table-cell>
          <table:table-cell office:value-type="string">
            <text:p>Terrains de rugby</text:p>
          </table:table-cell>
          <table:table-cell office:value-type="string">
            <text:p>Terrain de rugby domaine de Grammont</text:p>
          </table:table-cell>
          <table:table-cell office:value-type="string">
            <text:p>Port Marianne</text:p>
          </table:table-cell>
          <table:table-cell table:number-columns-repeated="6"/>
          <table:table-cell office:value-type="string">
            <text:p>803</text:p>
          </table:table-cell>
          <table:table-cell table:number-columns-repeated="4"/>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text:p>
          </table:table-cell>
          <table:table-cell office:value-type="string">
            <text:p>&lt;p&gt; &lt;/p&gt;</text:p>
          </table:table-cell>
          <table:table-cell/>
        </table:table-row>
        <table:table-row table:style-name="ro1">
          <table:table-cell office:value-type="float" office:value="717">
            <text:p>717</text:p>
          </table:table-cell>
          <table:table-cell office:value-type="string">
            <text:p>Terrains de rugby</text:p>
          </table:table-cell>
          <table:table-cell office:value-type="string">
            <text:p>Terrain de rugby domaine de Veyrassi</text:p>
          </table:table-cell>
          <table:table-cell office:value-type="string">
            <text:p>Hôpitaux - Facultés</text:p>
          </table:table-cell>
          <table:table-cell table:number-columns-repeated="6"/>
          <table:table-cell office:value-type="string">
            <text:p>1539</text:p>
          </table:table-cell>
          <table:table-cell office:value-type="string">
            <text:p>43.6410288094</text:p>
          </table:table-cell>
          <table:table-cell office:value-type="string">
            <text:p>3.85274677666</text:p>
          </table:table-cell>
          <table:table-cell table:number-columns-repeated="2"/>
          <table:table-cell office:value-type="string">
            <text:p>Rue des 4 vent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2, La Navette</text:p>
          </table:table-cell>
          <table:table-cell table:number-columns-repeated="2"/>
        </table:table-row>
        <table:table-row table:style-name="ro1">
          <table:table-cell office:value-type="float" office:value="718">
            <text:p>718</text:p>
          </table:table-cell>
          <table:table-cell office:value-type="string">
            <text:p>Tir aux armes</text:p>
          </table:table-cell>
          <table:table-cell office:value-type="string">
            <text:p>Pas de tir de Montmaur</text:p>
          </table:table-cell>
          <table:table-cell office:value-type="string">
            <text:p>Hôpitaux - Facultés</text:p>
          </table:table-cell>
          <table:table-cell table:number-columns-repeated="9"/>
          <table:table-cell office:value-type="string">
            <text:p>1914</text:p>
          </table:table-cell>
          <table:table-cell/>
          <table:table-cell office:value-type="string">
            <text:p>route de Men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a Navette</text:p>
          </table:table-cell>
          <table:table-cell office:value-type="string">
            <text:p>&lt;ul&gt;&lt;li&gt;Les clubs et disciplines &lt;br /&gt;Arquebusiers du midi Tir  - 04 67 64 13 78 &lt;br /&gt;AS Montpelliéraine Tir  -  04 67 40 15 16 &lt;br /&gt;Club Tir Sportif Montpelliérain Tir  - 04 99 06 01 38 &lt;br /&gt;Société de Tir Montpellier Tir - 04 67 41 38 90 &lt;br /&gt;Cercle des Tireurs Indépendants Tir   &lt;/li&gt;&lt;li&gt;Horaires : 8h à 22h &lt;/li&gt;&lt;/ul&gt;&lt;p&gt;Une demande de créneaux devra être faite auprès du service des Sports.&lt;/p&gt;&lt;ul&gt;&lt;li&gt;Tarifs : gratuit pour les clubs sportifs.&lt;/li&gt;&lt;/ul&gt;</text:p>
          </table:table-cell>
          <table:table-cell/>
        </table:table-row>
        <table:table-row table:style-name="ro1">
          <table:table-cell office:value-type="float" office:value="719">
            <text:p>719</text:p>
          </table:table-cell>
          <table:table-cell office:value-type="string">
            <text:p>Plateaux sportifs</text:p>
          </table:table-cell>
          <table:table-cell office:value-type="string">
            <text:p>Plateau sportif Aiguelongue</text:p>
          </table:table-cell>
          <table:table-cell office:value-type="string">
            <text:p>Hôpitaux - Facultés</text:p>
          </table:table-cell>
          <table:table-cell table:number-columns-repeated="11"/>
          <table:table-cell office:value-type="string">
            <text:p>Avenue de la Justice de Castelnau</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text:p>
          </table:table-cell>
          <table:table-cell table:number-columns-repeated="2"/>
        </table:table-row>
        <table:table-row table:style-name="ro1">
          <table:table-cell office:value-type="float" office:value="720">
            <text:p>720</text:p>
          </table:table-cell>
          <table:table-cell office:value-type="string">
            <text:p>Plateaux sportifs</text:p>
          </table:table-cell>
          <table:table-cell office:value-type="string">
            <text:p>Plateau sportif Arthur-Rimbaud</text:p>
          </table:table-cell>
          <table:table-cell office:value-type="string">
            <text:p>Mosson</text:p>
          </table:table-cell>
          <table:table-cell table:number-columns-repeated="11"/>
          <table:table-cell office:value-type="string">
            <text:p>Rue du Pilory</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text:p>
          </table:table-cell>
          <table:table-cell table:number-columns-repeated="2"/>
        </table:table-row>
        <table:table-row table:style-name="ro1">
          <table:table-cell office:value-type="float" office:value="721">
            <text:p>721</text:p>
          </table:table-cell>
          <table:table-cell office:value-type="string">
            <text:p>Plateaux sportifs</text:p>
          </table:table-cell>
          <table:table-cell office:value-type="string">
            <text:p>Plateau sportif des Cétoines</text:p>
          </table:table-cell>
          <table:table-cell office:value-type="string">
            <text:p>Hôpitaux - Facultés</text:p>
          </table:table-cell>
          <table:table-cell table:number-columns-repeated="11"/>
          <table:table-cell office:value-type="string">
            <text:p>Rue des Cétoin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9, la ronde</text:p>
          </table:table-cell>
          <table:table-cell table:number-columns-repeated="2"/>
        </table:table-row>
        <table:table-row table:style-name="ro1">
          <table:table-cell office:value-type="float" office:value="722">
            <text:p>722</text:p>
          </table:table-cell>
          <table:table-cell office:value-type="string">
            <text:p>Plateaux sportifs</text:p>
          </table:table-cell>
          <table:table-cell office:value-type="string">
            <text:p>Plateau sportif La Chamberte</text:p>
          </table:table-cell>
          <table:table-cell office:value-type="string">
            <text:p>Les Cévennes</text:p>
          </table:table-cell>
          <table:table-cell table:number-columns-repeated="11"/>
          <table:table-cell office:value-type="string">
            <text:p>Rue Croix-de-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text:p>
          </table:table-cell>
          <table:table-cell table:number-columns-repeated="2"/>
        </table:table-row>
        <table:table-row table:style-name="ro1">
          <table:table-cell office:value-type="float" office:value="723">
            <text:p>723</text:p>
          </table:table-cell>
          <table:table-cell office:value-type="string">
            <text:p>Plateaux sportifs</text:p>
          </table:table-cell>
          <table:table-cell office:value-type="string">
            <text:p>Plateau sportif Cité Mion</text:p>
          </table:table-cell>
          <table:table-cell office:value-type="string">
            <text:p>Prés d'Arènes</text:p>
          </table:table-cell>
          <table:table-cell table:number-columns-repeated="11"/>
          <table:table-cell office:value-type="string">
            <text:p>Rue des Groseill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8, 16, 17</text:p>
          </table:table-cell>
          <table:table-cell table:number-columns-repeated="2"/>
        </table:table-row>
        <table:table-row table:style-name="ro1">
          <table:table-cell office:value-type="float" office:value="724">
            <text:p>724</text:p>
          </table:table-cell>
          <table:table-cell office:value-type="string">
            <text:p>Plateaux sportifs</text:p>
          </table:table-cell>
          <table:table-cell office:value-type="string">
            <text:p>Plateau sportif Croix d'Argent 1 et 2</text:p>
          </table:table-cell>
          <table:table-cell office:value-type="string">
            <text:p>Croix d'Argent</text:p>
          </table:table-cell>
          <table:table-cell table:number-columns-repeated="11"/>
          <table:table-cell office:value-type="string">
            <text:p>Rue de l'Arn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text:p>
          </table:table-cell>
          <table:table-cell table:number-columns-repeated="2"/>
        </table:table-row>
        <table:table-row table:style-name="ro1">
          <table:table-cell office:value-type="float" office:value="725">
            <text:p>725</text:p>
          </table:table-cell>
          <table:table-cell office:value-type="string">
            <text:p>Plateaux sportifs</text:p>
          </table:table-cell>
          <table:table-cell office:value-type="string">
            <text:p>Plateau sportif Figuerolles</text:p>
          </table:table-cell>
          <table:table-cell office:value-type="string">
            <text:p>Montpellier Centre</text:p>
          </table:table-cell>
          <table:table-cell table:number-columns-repeated="11"/>
          <table:table-cell office:value-type="string">
            <text:p>Rue du Mas de Merl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text:p>
          </table:table-cell>
          <table:table-cell table:number-columns-repeated="2"/>
        </table:table-row>
        <table:table-row table:style-name="ro1">
          <table:table-cell office:value-type="float" office:value="726">
            <text:p>726</text:p>
          </table:table-cell>
          <table:table-cell office:value-type="string">
            <text:p>Plateaux sportifs</text:p>
          </table:table-cell>
          <table:table-cell office:value-type="string">
            <text:p>Plateau sportif Jean-Moulin</text:p>
          </table:table-cell>
          <table:table-cell office:value-type="string">
            <text:p>Montpellier Centre</text:p>
          </table:table-cell>
          <table:table-cell table:number-columns-repeated="11"/>
          <table:table-cell office:value-type="string">
            <text:p>Boulevard des Sport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text:p>
          </table:table-cell>
          <table:table-cell table:number-columns-repeated="2"/>
        </table:table-row>
        <table:table-row table:style-name="ro1">
          <table:table-cell office:value-type="float" office:value="727">
            <text:p>727</text:p>
          </table:table-cell>
          <table:table-cell office:value-type="string">
            <text:p>Plateaux sportifs</text:p>
          </table:table-cell>
          <table:table-cell office:value-type="string">
            <text:p>Plateau sportif Lantissargues</text:p>
          </table:table-cell>
          <table:table-cell office:value-type="string">
            <text:p>Croix d'Argent</text:p>
          </table:table-cell>
          <table:table-cell table:number-columns-repeated="11"/>
          <table:table-cell office:value-type="string">
            <text:p>Rue Alla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5, 27</text:p>
          </table:table-cell>
          <table:table-cell table:number-columns-repeated="2"/>
        </table:table-row>
        <table:table-row table:style-name="ro1">
          <table:table-cell office:value-type="float" office:value="728">
            <text:p>728</text:p>
          </table:table-cell>
          <table:table-cell office:value-type="string">
            <text:p>Plateaux sportifs</text:p>
          </table:table-cell>
          <table:table-cell office:value-type="string">
            <text:p>Plateau sportif La Rauze</text:p>
          </table:table-cell>
          <table:table-cell office:value-type="string">
            <text:p>Prés d'Arènes</text:p>
          </table:table-cell>
          <table:table-cell table:number-columns-repeated="9"/>
          <table:table-cell office:value-type="string">
            <text:p>419</text:p>
          </table:table-cell>
          <table:table-cell/>
          <table:table-cell office:value-type="string">
            <text:p>avenue du Docteur Jacques 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text:p>
          </table:table-cell>
          <table:table-cell table:number-columns-repeated="2"/>
        </table:table-row>
        <table:table-row table:style-name="ro1">
          <table:table-cell office:value-type="float" office:value="729">
            <text:p>729</text:p>
          </table:table-cell>
          <table:table-cell office:value-type="string">
            <text:p>Plateaux sportifs</text:p>
          </table:table-cell>
          <table:table-cell office:value-type="string">
            <text:p>Plateau sportif Les Escholiers de la Mosson</text:p>
          </table:table-cell>
          <table:table-cell office:value-type="string">
            <text:p>Mosson</text:p>
          </table:table-cell>
          <table:table-cell table:number-columns-repeated="11"/>
          <table:table-cell office:value-type="string">
            <text:p>Avenue du Biterr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text:p>
          </table:table-cell>
          <table:table-cell office:value-type="string">
            <text:p>Ligne 15</text:p>
          </table:table-cell>
          <table:table-cell table:number-columns-repeated="2"/>
        </table:table-row>
        <table:table-row table:style-name="ro1">
          <table:table-cell office:value-type="float" office:value="730">
            <text:p>730</text:p>
          </table:table-cell>
          <table:table-cell office:value-type="string">
            <text:p>Plateaux sportifs</text:p>
          </table:table-cell>
          <table:table-cell office:value-type="string">
            <text:p>Plateau sportif LEP Léonard-de-Vinci 1 et 2</text:p>
          </table:table-cell>
          <table:table-cell office:value-type="string">
            <text:p>Mosson</text:p>
          </table:table-cell>
          <table:table-cell table:number-columns-repeated="11"/>
          <table:table-cell office:value-type="string">
            <text:p>Rue du Professeur Blaya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Station "Halles de la Paillade"</text:p>
          </table:table-cell>
          <table:table-cell office:value-type="string">
            <text:p>Lignes 6, 15</text:p>
          </table:table-cell>
          <table:table-cell table:number-columns-repeated="2"/>
        </table:table-row>
        <table:table-row table:style-name="ro1">
          <table:table-cell office:value-type="float" office:value="731">
            <text:p>731</text:p>
          </table:table-cell>
          <table:table-cell office:value-type="string">
            <text:p>Plateaux sportifs</text:p>
          </table:table-cell>
          <table:table-cell office:value-type="string">
            <text:p>Plateau sportif Marcel-Bloch</text:p>
          </table:table-cell>
          <table:table-cell office:value-type="string">
            <text:p>Mosson</text:p>
          </table:table-cell>
          <table:table-cell table:number-columns-repeated="11"/>
          <table:table-cell office:value-type="string">
            <text:p>Rue Pierre-Nicol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table:number-columns-repeated="2"/>
        </table:table-row>
        <table:table-row table:style-name="ro1">
          <table:table-cell office:value-type="float" office:value="732">
            <text:p>732</text:p>
          </table:table-cell>
          <table:table-cell office:value-type="string">
            <text:p>Plateaux sportifs</text:p>
          </table:table-cell>
          <table:table-cell office:value-type="string">
            <text:p>Plateau sportif Louisville - Heidelberg</text:p>
          </table:table-cell>
          <table:table-cell office:value-type="string">
            <text:p>Mosson</text:p>
          </table:table-cell>
          <table:table-cell table:number-columns-repeated="11"/>
          <table:table-cell office:value-type="string">
            <text:p>Avenue de Lièg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text:p>
          </table:table-cell>
          <table:table-cell office:value-type="string">
            <text:p>Ligne 15</text:p>
          </table:table-cell>
          <table:table-cell table:number-columns-repeated="2"/>
        </table:table-row>
        <table:table-row table:style-name="ro1">
          <table:table-cell office:value-type="float" office:value="733">
            <text:p>733</text:p>
          </table:table-cell>
          <table:table-cell office:value-type="string">
            <text:p>Plateaux sportifs</text:p>
          </table:table-cell>
          <table:table-cell office:value-type="string">
            <text:p>Plateau sportif Léo-Mallet</text:p>
          </table:table-cell>
          <table:table-cell office:value-type="string">
            <text:p>Mosson</text:p>
          </table:table-cell>
          <table:table-cell table:number-columns-repeated="11"/>
          <table:table-cell office:value-type="string">
            <text:p>Allée de Par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15, 7</text:p>
          </table:table-cell>
          <table:table-cell table:number-columns-repeated="2"/>
        </table:table-row>
        <table:table-row table:style-name="ro1">
          <table:table-cell office:value-type="float" office:value="734">
            <text:p>734</text:p>
          </table:table-cell>
          <table:table-cell office:value-type="string">
            <text:p>Plateaux sportifs</text:p>
          </table:table-cell>
          <table:table-cell office:value-type="string">
            <text:p>Plateau sportif Alain-Delylle</text:p>
          </table:table-cell>
          <table:table-cell office:value-type="string">
            <text:p>Les Cévennes</text:p>
          </table:table-cell>
          <table:table-cell table:number-columns-repeated="11"/>
          <table:table-cell office:value-type="string">
            <text:p>Rue de Las-Sorbè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table:number-columns-repeated="2"/>
        </table:table-row>
        <table:table-row table:style-name="ro1">
          <table:table-cell office:value-type="float" office:value="735">
            <text:p>735</text:p>
          </table:table-cell>
          <table:table-cell office:value-type="string">
            <text:p>Plateaux sportifs</text:p>
          </table:table-cell>
          <table:table-cell office:value-type="string">
            <text:p>Plateau sportif Paul-Rocca</text:p>
          </table:table-cell>
          <table:table-cell office:value-type="string">
            <text:p>Les Cévennes</text:p>
          </table:table-cell>
          <table:table-cell table:number-columns-repeated="11"/>
          <table:table-cell office:value-type="string">
            <text:p>Avenue Paul-Rimb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5</text:p>
          </table:table-cell>
          <table:table-cell table:number-columns-repeated="2"/>
        </table:table-row>
        <table:table-row table:style-name="ro1">
          <table:table-cell office:value-type="float" office:value="736">
            <text:p>736</text:p>
          </table:table-cell>
          <table:table-cell office:value-type="string">
            <text:p>Plateaux sportifs</text:p>
          </table:table-cell>
          <table:table-cell office:value-type="string">
            <text:p>Plateau sportif Les Pins</text:p>
          </table:table-cell>
          <table:table-cell office:value-type="string">
            <text:p>Les Cévennes</text:p>
          </table:table-cell>
          <table:table-cell table:number-columns-repeated="11"/>
          <table:table-cell office:value-type="string">
            <text:p>Avenue St-Clémen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able:table-cell>
          <table:table-cell table:number-columns-repeated="2"/>
        </table:table-row>
        <table:table-row table:style-name="ro1">
          <table:table-cell office:value-type="float" office:value="737">
            <text:p>737</text:p>
          </table:table-cell>
          <table:table-cell office:value-type="string">
            <text:p>Plateaux sportifs</text:p>
          </table:table-cell>
          <table:table-cell office:value-type="string">
            <text:p>Plateau sportif Fontcarrade</text:p>
          </table:table-cell>
          <table:table-cell office:value-type="string">
            <text:p>Les Cévennes</text:p>
          </table:table-cell>
          <table:table-cell table:number-columns-repeated="11"/>
          <table:table-cell office:value-type="string">
            <text:p>Rue de Fontcarra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 14</text:p>
          </table:table-cell>
          <table:table-cell table:number-columns-repeated="2"/>
        </table:table-row>
        <table:table-row table:style-name="ro1">
          <table:table-cell office:value-type="float" office:value="738">
            <text:p>738</text:p>
          </table:table-cell>
          <table:table-cell office:value-type="string">
            <text:p>Plateaux sportifs</text:p>
          </table:table-cell>
          <table:table-cell office:value-type="string">
            <text:p>Plateau sportif Mas Drevon</text:p>
          </table:table-cell>
          <table:table-cell office:value-type="string">
            <text:p>Croix d'Argent</text:p>
          </table:table-cell>
          <table:table-cell table:number-columns-repeated="11"/>
          <table:table-cell office:value-type="string">
            <text:p>Place Fontju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7</text:p>
          </table:table-cell>
          <table:table-cell table:number-columns-repeated="2"/>
        </table:table-row>
        <table:table-row table:style-name="ro2">
          <table:table-cell office:value-type="float" office:value="739">
            <text:p>739</text:p>
          </table:table-cell>
          <table:table-cell office:value-type="string">
            <text:p>Plateaux sportifs</text:p>
          </table:table-cell>
          <table:table-cell office:value-type="string">
            <text:p>Plateau sportif Sabathé</text:p>
          </table:table-cell>
          <table:table-cell office:value-type="string">
            <text:p>Croix d'Argent</text:p>
          </table:table-cell>
          <table:table-cell table:number-columns-repeated="11"/>
          <table:table-cell office:value-type="string">
            <text:p>Avenue Villeneuve d'Angoulè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5 </text:p>
            <text:p/>
          </table:table-cell>
          <table:table-cell table:number-columns-repeated="2"/>
        </table:table-row>
        <table:table-row table:style-name="ro1">
          <table:table-cell office:value-type="float" office:value="740">
            <text:p>740</text:p>
          </table:table-cell>
          <table:table-cell office:value-type="string">
            <text:p>Plateaux sportifs</text:p>
          </table:table-cell>
          <table:table-cell office:value-type="string">
            <text:p>Plateau sportif Prés-d'Arènes</text:p>
          </table:table-cell>
          <table:table-cell office:value-type="string">
            <text:p>Prés d'Arènes</text:p>
          </table:table-cell>
          <table:table-cell table:number-columns-repeated="11"/>
          <table:table-cell office:value-type="string">
            <text:p>Impasse de l'avenue du Maréchal-Lecler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 </text:p>
          </table:table-cell>
          <table:table-cell table:number-columns-repeated="2"/>
        </table:table-row>
        <table:table-row table:style-name="ro1">
          <table:table-cell office:value-type="float" office:value="742">
            <text:p>742</text:p>
          </table:table-cell>
          <table:table-cell office:value-type="string">
            <text:p>Plateaux sportifs</text:p>
          </table:table-cell>
          <table:table-cell office:value-type="string">
            <text:p>Plateau sportif Jean-Mermoz</text:p>
          </table:table-cell>
          <table:table-cell office:value-type="string">
            <text:p>Montpellier Centre</text:p>
          </table:table-cell>
          <table:table-cell table:number-columns-repeated="11"/>
          <table:table-cell office:value-type="string">
            <text:p>Rue de la Croix du S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8, la ronde</text:p>
          </table:table-cell>
          <table:table-cell table:number-columns-repeated="2"/>
        </table:table-row>
        <table:table-row table:style-name="ro2">
          <table:table-cell office:value-type="float" office:value="743">
            <text:p>743</text:p>
          </table:table-cell>
          <table:table-cell office:value-type="string">
            <text:p>Plateaux sportifs</text:p>
          </table:table-cell>
          <table:table-cell office:value-type="string">
            <text:p>Plateau sportif Voltaire</text:p>
          </table:table-cell>
          <table:table-cell office:value-type="string">
            <text:p>Croix d'Argent</text:p>
          </table:table-cell>
          <table:table-cell table:number-columns-repeated="11"/>
          <table:table-cell office:value-type="string">
            <text:p>Rue Georges-Brassen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5, 6</text:p>
            <text:p/>
          </table:table-cell>
          <table:table-cell table:number-columns-repeated="2"/>
        </table:table-row>
        <table:table-row table:style-name="ro1">
          <table:table-cell office:value-type="float" office:value="744">
            <text:p>744</text:p>
          </table:table-cell>
          <table:table-cell office:value-type="string">
            <text:p>Plateaux sportifs</text:p>
          </table:table-cell>
          <table:table-cell office:value-type="string">
            <text:p>Plateau sportif Montpellier Village</text:p>
          </table:table-cell>
          <table:table-cell office:value-type="string">
            <text:p>Croix d'Argent</text:p>
          </table:table-cell>
          <table:table-cell table:number-columns-repeated="11"/>
          <table:table-cell office:value-type="string">
            <text:p>Route de Lavérune Cd5</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able:table-cell>
          <table:table-cell table:number-columns-repeated="2"/>
        </table:table-row>
        <table:table-row table:style-name="ro1">
          <table:table-cell office:value-type="float" office:value="745">
            <text:p>745</text:p>
          </table:table-cell>
          <table:table-cell office:value-type="string">
            <text:p>Plateaux sportifs</text:p>
          </table:table-cell>
          <table:table-cell office:value-type="string">
            <text:p>Plateau sportif Père Prevost</text:p>
          </table:table-cell>
          <table:table-cell office:value-type="string">
            <text:p>Montpellier Centre</text:p>
          </table:table-cell>
          <table:table-cell table:number-columns-repeated="11"/>
          <table:table-cell office:value-type="string">
            <text:p>Rue Beauséjo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4, 6</text:p>
          </table:table-cell>
          <table:table-cell table:number-columns-repeated="2"/>
        </table:table-row>
        <table:table-row table:style-name="ro1">
          <table:table-cell office:value-type="float" office:value="746">
            <text:p>746</text:p>
          </table:table-cell>
          <table:table-cell office:value-type="string">
            <text:p>Base ball</text:p>
          </table:table-cell>
          <table:table-cell office:value-type="string">
            <text:p>Baseball du domaine de Veyrassi</text:p>
          </table:table-cell>
          <table:table-cell office:value-type="string">
            <text:p>Hôpitaux - Facultés</text:p>
          </table:table-cell>
          <table:table-cell/>
          <table:table-cell office:value-type="string">
            <text:p>04 67 04 58 58</text:p>
          </table:table-cell>
          <table:table-cell table:number-columns-repeated="9"/>
          <table:table-cell office:value-type="string">
            <text:p>Rue</text:p>
          </table:table-cell>
          <table:table-cell office:value-type="string">
            <text:p>des 4 vent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22, La Navette</text:p>
          </table:table-cell>
          <table:table-cell table:number-columns-repeated="2"/>
        </table:table-row>
        <table:table-row table:style-name="ro2">
          <table:table-cell office:value-type="float" office:value="747">
            <text:p>747</text:p>
          </table:table-cell>
          <table:table-cell office:value-type="string">
            <text:p>Salles de sports</text:p>
          </table:table-cell>
          <table:table-cell office:value-type="string">
            <text:p>Salle de sports Lou Clapas</text:p>
          </table:table-cell>
          <table:table-cell office:value-type="string">
            <text:p>Mosson</text:p>
          </table:table-cell>
          <table:table-cell table:number-columns-repeated="6"/>
          <table:table-cell office:value-type="string">
            <text:p>1538</text:p>
          </table:table-cell>
          <table:table-cell office:value-type="string">
            <text:p>43.6232764605</text:p>
          </table:table-cell>
          <table:table-cell office:value-type="string">
            <text:p>3.81168970705</text:p>
          </table:table-cell>
          <table:table-cell table:number-columns-repeated="2"/>
          <table:table-cell office:value-type="string">
            <text:p>Avenue de Heidelberg</text:p>
          </table:table-cell>
          <table:table-cell office:value-type="string">
            <text:p>de Heidelberg</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Station "Mosson</text:p>
          </table:table-cell>
          <table:table-cell office:value-type="string">
            <text:p>Ligne 14, 25</text:p>
            <text:p/>
          </table:table-cell>
          <table:table-cell office:value-type="string">
            <text:p>&lt;ul&gt; &lt;li&gt;Transfert &amp;#224; la Communaut&amp;#233; d'agglom&amp;#233;ration&lt;/li&gt; &lt;/ul&gt; &lt;p&gt;&amp;#192; compter du 1er janvier 2003, la salle de sports Lou Clapas est transf&amp;#233;r&amp;#233;e &amp;#224; la communaut&amp;#233; d'agglom&amp;#233;ration de Montpellier pour lui permettre d'exercer ses comp&amp;#233;tences en mati&amp;#232;re sportive (cr&amp;#233;ation et gestion d'&amp;#233;quipements sportifs, animations sportives). Le fonctionnement de cet &amp;#233;quipement reste inchang&amp;#233; pour les usagers.&lt;br&gt;&lt;br&gt;Pour en savoir plus : Communaut&amp;#233; d'Agglom&amp;#233;ration de Montpellier&lt;/p&gt;</text:p>
          </table:table-cell>
          <table:table-cell/>
        </table:table-row>
        <table:table-row table:style-name="ro1">
          <table:table-cell office:value-type="float" office:value="748">
            <text:p>748</text:p>
          </table:table-cell>
          <table:table-cell office:value-type="string">
            <text:p>Terrains de rugby</text:p>
          </table:table-cell>
          <table:table-cell office:value-type="string">
            <text:p>Terrain de rugby de la Mosson</text:p>
          </table:table-cell>
          <table:table-cell office:value-type="string">
            <text:p>Mosson</text:p>
          </table:table-cell>
          <table:table-cell table:number-columns-repeated="6"/>
          <table:table-cell office:value-type="string">
            <text:p>825</text:p>
          </table:table-cell>
          <table:table-cell table:number-columns-repeated="4"/>
          <table:table-cell office:value-type="string">
            <text:p>Avenue d'Heidelberg</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 Mosson"</text:p>
          </table:table-cell>
          <table:table-cell office:value-type="string">
            <text:p>Ligne 14, 25</text:p>
          </table:table-cell>
          <table:table-cell table:number-columns-repeated="2"/>
        </table:table-row>
        <table:table-row table:style-name="ro1">
          <table:table-cell office:value-type="float" office:value="749">
            <text:p>749</text:p>
          </table:table-cell>
          <table:table-cell office:value-type="string">
            <text:p>Boule lyonnaise</text:p>
          </table:table-cell>
          <table:table-cell office:value-type="string">
            <text:p>Boule lyonnaise Bernard-Gasset</text:p>
          </table:table-cell>
          <table:table-cell office:value-type="string">
            <text:p>Croix d'Argent</text:p>
          </table:table-cell>
          <table:table-cell office:value-type="string">
            <text:p>Pas du Loup</text:p>
          </table:table-cell>
          <table:table-cell table:number-columns-repeated="8"/>
          <table:table-cell office:value-type="string">
            <text:p>122</text:p>
          </table:table-cell>
          <table:table-cell/>
          <table:table-cell office:value-type="string">
            <text:p>avenue Maurice Plan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0">
            <text:p>750</text:p>
          </table:table-cell>
          <table:table-cell office:value-type="string">
            <text:p>Terrains de rugby</text:p>
          </table:table-cell>
          <table:table-cell office:value-type="string">
            <text:p>Terrain de rugby La Lironde</text:p>
          </table:table-cell>
          <table:table-cell office:value-type="string">
            <text:p>Port Marianne</text:p>
          </table:table-cell>
          <table:table-cell table:number-columns-repeated="11"/>
          <table:table-cell office:value-type="string">
            <text:p>Avenue de Boirarg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1">
            <text:p>751</text:p>
          </table:table-cell>
          <table:table-cell office:value-type="string">
            <text:p>Crèches municipales</text:p>
          </table:table-cell>
          <table:table-cell office:value-type="string">
            <text:p>Crèche Antigone</text:p>
          </table:table-cell>
          <table:table-cell office:value-type="string">
            <text:p>Montpellier Centre</text:p>
          </table:table-cell>
          <table:table-cell/>
          <table:table-cell office:value-type="string">
            <text:p>04 67 64 28 15</text:p>
          </table:table-cell>
          <table:table-cell table:number-columns-repeated="4"/>
          <table:table-cell office:value-type="string">
            <text:p>835</text:p>
          </table:table-cell>
          <table:table-cell office:value-type="string">
            <text:p>43.6071467908</text:p>
          </table:table-cell>
          <table:table-cell office:value-type="string">
            <text:p>3.88453175252</text:p>
          </table:table-cell>
          <table:table-cell office:value-type="string">
            <text:p>10</text:p>
          </table:table-cell>
          <table:table-cell/>
          <table:table-cell office:value-type="string">
            <text:p>rue Jeanne d'Ar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2">
            <text:p>752</text:p>
          </table:table-cell>
          <table:table-cell office:value-type="string">
            <text:p>Crèches municipales</text:p>
          </table:table-cell>
          <table:table-cell office:value-type="string">
            <text:p>Crèche Agropolis</text:p>
          </table:table-cell>
          <table:table-cell office:value-type="string">
            <text:p>Hôpitaux - Facultés</text:p>
          </table:table-cell>
          <table:table-cell/>
          <table:table-cell office:value-type="string">
            <text:p>04 67 41 20 97</text:p>
          </table:table-cell>
          <table:table-cell table:number-columns-repeated="4"/>
          <table:table-cell office:value-type="string">
            <text:p>834</text:p>
          </table:table-cell>
          <table:table-cell office:value-type="string">
            <text:p>43.6446658852</text:p>
          </table:table-cell>
          <table:table-cell office:value-type="string">
            <text:p>3.87006461137</text:p>
          </table:table-cell>
          <table:table-cell office:value-type="string">
            <text:p>30</text:p>
          </table:table-cell>
          <table:table-cell/>
          <table:table-cell office:value-type="string">
            <text:p>rue Jean-François-Breton</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3">
            <text:p>753</text:p>
          </table:table-cell>
          <table:table-cell office:value-type="string">
            <text:p>Crèches municipales</text:p>
          </table:table-cell>
          <table:table-cell office:value-type="string">
            <text:p>Crèche Blanche Neige</text:p>
          </table:table-cell>
          <table:table-cell office:value-type="string">
            <text:p>Croix d'Argent</text:p>
          </table:table-cell>
          <table:table-cell/>
          <table:table-cell office:value-type="string">
            <text:p>04 67 47 17 44</text:p>
          </table:table-cell>
          <table:table-cell table:number-columns-repeated="4"/>
          <table:table-cell office:value-type="string">
            <text:p>836</text:p>
          </table:table-cell>
          <table:table-cell office:value-type="string">
            <text:p>43.5971989055</text:p>
          </table:table-cell>
          <table:table-cell office:value-type="string">
            <text:p>3.87018391741</text:p>
          </table:table-cell>
          <table:table-cell office:value-type="string">
            <text:p>17</text:p>
          </table:table-cell>
          <table:table-cell/>
          <table:table-cell office:value-type="string">
            <text:p>place Cardinal Verdier</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4">
            <text:p>754</text:p>
          </table:table-cell>
          <table:table-cell office:value-type="string">
            <text:p>Crèches municipales</text:p>
          </table:table-cell>
          <table:table-cell office:value-type="string">
            <text:p>Crèche Cléonice Pouzin</text:p>
          </table:table-cell>
          <table:table-cell office:value-type="string">
            <text:p>Montpellier Centre</text:p>
          </table:table-cell>
          <table:table-cell/>
          <table:table-cell office:value-type="string">
            <text:p>04 67 79 63 64</text:p>
          </table:table-cell>
          <table:table-cell table:number-columns-repeated="4"/>
          <table:table-cell office:value-type="string">
            <text:p>838</text:p>
          </table:table-cell>
          <table:table-cell office:value-type="string">
            <text:p>43.6184352951</text:p>
          </table:table-cell>
          <table:table-cell office:value-type="string">
            <text:p>3.88174089598</text:p>
          </table:table-cell>
          <table:table-cell office:value-type="string">
            <text:p>64</text:p>
          </table:table-cell>
          <table:table-cell/>
          <table:table-cell office:value-type="string">
            <text:p>rue Lunare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5">
            <text:p>755</text:p>
          </table:table-cell>
          <table:table-cell office:value-type="string">
            <text:p>Crèches municipales</text:p>
          </table:table-cell>
          <table:table-cell office:value-type="string">
            <text:p>Crèche Edelweiss</text:p>
          </table:table-cell>
          <table:table-cell office:value-type="string">
            <text:p>Montpellier Centre</text:p>
          </table:table-cell>
          <table:table-cell/>
          <table:table-cell office:value-type="string">
            <text:p>04 67 64 08 11</text:p>
          </table:table-cell>
          <table:table-cell table:number-columns-repeated="7"/>
          <table:table-cell office:value-type="string">
            <text:p>21</text:p>
          </table:table-cell>
          <table:table-cell/>
          <table:table-cell office:value-type="string">
            <text:p>rue </text:p>
          </table:table-cell>
          <table:table-cell office:value-type="string">
            <text:p>Général Ri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6">
            <text:p>756</text:p>
          </table:table-cell>
          <table:table-cell office:value-type="string">
            <text:p>Crèches municipales</text:p>
          </table:table-cell>
          <table:table-cell office:value-type="string">
            <text:p>Crèche Françoise Dolto</text:p>
          </table:table-cell>
          <table:table-cell office:value-type="string">
            <text:p>Les Cévennes</text:p>
          </table:table-cell>
          <table:table-cell/>
          <table:table-cell office:value-type="string">
            <text:p>04 67 69 94 41</text:p>
          </table:table-cell>
          <table:table-cell table:number-columns-repeated="4"/>
          <table:table-cell office:value-type="string">
            <text:p>1443</text:p>
          </table:table-cell>
          <table:table-cell office:value-type="string">
            <text:p>43.6023275510</text:p>
          </table:table-cell>
          <table:table-cell office:value-type="string">
            <text:p>3.84996233675</text:p>
          </table:table-cell>
          <table:table-cell office:value-type="string">
            <text:p>5</text:p>
          </table:table-cell>
          <table:table-cell/>
          <table:table-cell office:value-type="string">
            <text:p>rue du Père Cyprien Ro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57">
            <text:p>757</text:p>
          </table:table-cell>
          <table:table-cell office:value-type="string">
            <text:p>Crèches municipales</text:p>
          </table:table-cell>
          <table:table-cell office:value-type="string">
            <text:p>Crèche Galinéta</text:p>
          </table:table-cell>
          <table:table-cell office:value-type="string">
            <text:p>Les Cévennes</text:p>
          </table:table-cell>
          <table:table-cell/>
          <table:table-cell office:value-type="string">
            <text:p>04 67 54 56 20</text:p>
          </table:table-cell>
          <table:table-cell table:number-columns-repeated="4"/>
          <table:table-cell office:value-type="string">
            <text:p>841</text:p>
          </table:table-cell>
          <table:table-cell office:value-type="string">
            <text:p>43.6218997337</text:p>
          </table:table-cell>
          <table:table-cell office:value-type="string">
            <text:p>3.84233394366</text:p>
          </table:table-cell>
          <table:table-cell office:value-type="string">
            <text:p>31</text:p>
          </table:table-cell>
          <table:table-cell/>
          <table:table-cell office:value-type="string">
            <text:p>rue des Avants-Mont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8">
            <text:p>758</text:p>
          </table:table-cell>
          <table:table-cell office:value-type="string">
            <text:p>Crèches municipales</text:p>
          </table:table-cell>
          <table:table-cell office:value-type="string">
            <text:p>Crèche Louise-Guiraud</text:p>
          </table:table-cell>
          <table:table-cell office:value-type="string">
            <text:p>Mosson</text:p>
          </table:table-cell>
          <table:table-cell/>
          <table:table-cell office:value-type="string">
            <text:p><text:s/>4 67 75 42 50</text:p>
          </table:table-cell>
          <table:table-cell table:number-columns-repeated="4"/>
          <table:table-cell office:value-type="string">
            <text:p>845</text:p>
          </table:table-cell>
          <table:table-cell office:value-type="string">
            <text:p>43.6287696114</text:p>
          </table:table-cell>
          <table:table-cell office:value-type="string">
            <text:p>3.81699608746</text:p>
          </table:table-cell>
          <table:table-cell office:value-type="string">
            <text:p>35</text:p>
          </table:table-cell>
          <table:table-cell/>
          <table:table-cell office:value-type="string">
            <text:p>rue de Tipasa</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59">
            <text:p>759</text:p>
          </table:table-cell>
          <table:table-cell office:value-type="string">
            <text:p>Crèches municipales</text:p>
          </table:table-cell>
          <table:table-cell office:value-type="string">
            <text:p>Crèche Petit Prince de Boutonnet</text:p>
          </table:table-cell>
          <table:table-cell office:value-type="string">
            <text:p>Montpellier Centre</text:p>
          </table:table-cell>
          <table:table-cell/>
          <table:table-cell office:value-type="string">
            <text:p>04 67 72 13 12</text:p>
          </table:table-cell>
          <table:table-cell table:number-columns-repeated="4"/>
          <table:table-cell office:value-type="string">
            <text:p>1497</text:p>
          </table:table-cell>
          <table:table-cell office:value-type="string">
            <text:p>43.6250945684</text:p>
          </table:table-cell>
          <table:table-cell office:value-type="string">
            <text:p>3.87609169747</text:p>
          </table:table-cell>
          <table:table-cell office:value-type="string">
            <text:p>20</text:p>
          </table:table-cell>
          <table:table-cell/>
          <table:table-cell office:value-type="string">
            <text:p>rue Emile Littré</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60">
            <text:p>760</text:p>
          </table:table-cell>
          <table:table-cell office:value-type="string">
            <text:p>Crèches municipales</text:p>
          </table:table-cell>
          <table:table-cell office:value-type="string">
            <text:p>Crèche Pinocchio</text:p>
          </table:table-cell>
          <table:table-cell office:value-type="string">
            <text:p>Montpellier Centre</text:p>
          </table:table-cell>
          <table:table-cell/>
          <table:table-cell office:value-type="string">
            <text:p>04 67 41 48 40</text:p>
          </table:table-cell>
          <table:table-cell table:number-columns-repeated="7"/>
          <table:table-cell office:value-type="string">
            <text:p>16</text:p>
          </table:table-cell>
          <table:table-cell/>
          <table:table-cell office:value-type="string">
            <text:p>rue Ferdinand Fab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1">
            <text:p>761</text:p>
          </table:table-cell>
          <table:table-cell office:value-type="string">
            <text:p>Crèches municipales</text:p>
          </table:table-cell>
          <table:table-cell office:value-type="string">
            <text:p>Crèche Sophie-Lagrèze</text:p>
          </table:table-cell>
          <table:table-cell office:value-type="string">
            <text:p>Montpellier Centre</text:p>
          </table:table-cell>
          <table:table-cell/>
          <table:table-cell office:value-type="string">
            <text:p>04 67 92 24 66</text:p>
          </table:table-cell>
          <table:table-cell table:number-columns-repeated="7"/>
          <table:table-cell office:value-type="string">
            <text:p>8</text:p>
          </table:table-cell>
          <table:table-cell/>
          <table:table-cell office:value-type="string">
            <text:p>Rue</text:p>
          </table:table-cell>
          <table:table-cell office:value-type="string">
            <text:p><text:s/>Jacques Draparnaud</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62">
            <text:p>762</text:p>
          </table:table-cell>
          <table:table-cell office:value-type="string">
            <text:p>Crèches municipales</text:p>
          </table:table-cell>
          <table:table-cell office:value-type="string">
            <text:p>Crèche Sept Nains</text:p>
          </table:table-cell>
          <table:table-cell office:value-type="string">
            <text:p>Montpellier Centre</text:p>
          </table:table-cell>
          <table:table-cell/>
          <table:table-cell office:value-type="string">
            <text:p>04 67 60 30 67</text:p>
          </table:table-cell>
          <table:table-cell table:number-columns-repeated="7"/>
          <table:table-cell office:value-type="string">
            <text:p>2</text:p>
          </table:table-cell>
          <table:table-cell/>
          <table:table-cell office:value-type="string">
            <text:p>impasse Petite Corrat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3">
            <text:p>763</text:p>
          </table:table-cell>
          <table:table-cell office:value-type="string">
            <text:p>Crèches municipales</text:p>
          </table:table-cell>
          <table:table-cell office:value-type="string">
            <text:p>Crèche Thérèse-Sentis</text:p>
          </table:table-cell>
          <table:table-cell office:value-type="string">
            <text:p>Prés d'Arènes</text:p>
          </table:table-cell>
          <table:table-cell/>
          <table:table-cell office:value-type="string">
            <text:p>04 67 65 45 87</text:p>
          </table:table-cell>
          <table:table-cell table:number-columns-repeated="4"/>
          <table:table-cell office:value-type="string">
            <text:p>848</text:p>
          </table:table-cell>
          <table:table-cell office:value-type="string">
            <text:p>43.5947955405</text:p>
          </table:table-cell>
          <table:table-cell office:value-type="string">
            <text:p>3.88462671017</text:p>
          </table:table-cell>
          <table:table-cell office:value-type="string">
            <text:p>655</text:p>
          </table:table-cell>
          <table:table-cell/>
          <table:table-cell office:value-type="string">
            <text:p>avenue Maréchal Lecler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4">
            <text:p>764</text:p>
          </table:table-cell>
          <table:table-cell office:value-type="string">
            <text:p>Crèches familiales municipales</text:p>
          </table:table-cell>
          <table:table-cell office:value-type="string">
            <text:p>Crèche Les Elfes</text:p>
          </table:table-cell>
          <table:table-cell office:value-type="string">
            <text:p>Port Marianne</text:p>
          </table:table-cell>
          <table:table-cell/>
          <table:table-cell office:value-type="string">
            <text:p>04 67 15 65 43</text:p>
          </table:table-cell>
          <table:table-cell table:number-columns-repeated="4"/>
          <table:table-cell office:value-type="string">
            <text:p>00021000</text:p>
          </table:table-cell>
          <table:table-cell office:value-type="string">
            <text:p>43.6018337396</text:p>
          </table:table-cell>
          <table:table-cell office:value-type="string">
            <text:p>3.91574460468</text:p>
          </table:table-cell>
          <table:table-cell office:value-type="string">
            <text:p>280</text:p>
          </table:table-cell>
          <table:table-cell/>
          <table:table-cell office:value-type="string">
            <text:p>boulevard Pénélop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65">
            <text:p>765</text:p>
          </table:table-cell>
          <table:table-cell office:value-type="string">
            <text:p>Crèches familiales municipales</text:p>
          </table:table-cell>
          <table:table-cell office:value-type="string">
            <text:p>Crèche Les Petits Loups</text:p>
          </table:table-cell>
          <table:table-cell office:value-type="string">
            <text:p>Port Marianne</text:p>
          </table:table-cell>
          <table:table-cell/>
          <table:table-cell office:value-type="string">
            <text:p>04 67 15 65 44</text:p>
          </table:table-cell>
          <table:table-cell table:number-columns-repeated="9"/>
          <table:table-cell office:value-type="string">
            <text:p>280 Boulevard Pénélop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6">
            <text:p>766</text:p>
          </table:table-cell>
          <table:table-cell office:value-type="string">
            <text:p>Jardins d'enfants</text:p>
          </table:table-cell>
          <table:table-cell office:value-type="string">
            <text:p>Jardin d’enfants Les Boutons d’Or (municipal)</text:p>
          </table:table-cell>
          <table:table-cell office:value-type="string">
            <text:p>Montpellier Centre</text:p>
          </table:table-cell>
          <table:table-cell table:number-columns-repeated="9"/>
          <table:table-cell office:value-type="string">
            <text:p>42</text:p>
          </table:table-cell>
          <table:table-cell/>
          <table:table-cell office:value-type="string">
            <text:p>avenue St-Laza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7">
            <text:p>767</text:p>
          </table:table-cell>
          <table:table-cell office:value-type="string">
            <text:p>Espaces jeux</text:p>
          </table:table-cell>
          <table:table-cell office:value-type="string">
            <text:p>Multi Accueils André-Chamson</text:p>
          </table:table-cell>
          <table:table-cell office:value-type="string">
            <text:p>Les Cévennes</text:p>
          </table:table-cell>
          <table:table-cell/>
          <table:table-cell office:value-type="string">
            <text:p>04 67 45 10 34</text:p>
          </table:table-cell>
          <table:table-cell table:number-columns-repeated="7"/>
          <table:table-cell office:value-type="string">
            <text:p>105</text:p>
          </table:table-cell>
          <table:table-cell/>
          <table:table-cell office:value-type="string">
            <text:p>rue Gustave Eiff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68">
            <text:p>768</text:p>
          </table:table-cell>
          <table:table-cell office:value-type="string">
            <text:p>Multi-accueils municipaux</text:p>
          </table:table-cell>
          <table:table-cell office:value-type="string">
            <text:p>Multi accueils Europa Assas</text:p>
          </table:table-cell>
          <table:table-cell office:value-type="string">
            <text:p>Montpellier Centre</text:p>
          </table:table-cell>
          <table:table-cell/>
          <table:table-cell office:value-type="string">
            <text:p>04 67 52 00 76</text:p>
          </table:table-cell>
          <table:table-cell table:number-columns-repeated="7"/>
          <table:table-cell office:value-type="string">
            <text:p>79</text:p>
          </table:table-cell>
          <table:table-cell/>
          <table:table-cell office:value-type="string">
            <text:p>rue Eugène Labich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69">
            <text:p>769</text:p>
          </table:table-cell>
          <table:table-cell office:value-type="string">
            <text:p>Multi-accueils municipaux</text:p>
          </table:table-cell>
          <table:table-cell office:value-type="string">
            <text:p>Multi accueils La Coupole</text:p>
          </table:table-cell>
          <table:table-cell office:value-type="string">
            <text:p>Montpellier Centre</text:p>
          </table:table-cell>
          <table:table-cell/>
          <table:table-cell office:value-type="string">
            <text:p>04 67 64 06 62</text:p>
          </table:table-cell>
          <table:table-cell table:number-columns-repeated="7"/>
          <table:table-cell office:value-type="string">
            <text:p>45</text:p>
          </table:table-cell>
          <table:table-cell/>
          <table:table-cell office:value-type="string">
            <text:p>place Zeu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70">
            <text:p>770</text:p>
          </table:table-cell>
          <table:table-cell office:value-type="string">
            <text:p>Multi-accueils municipaux</text:p>
          </table:table-cell>
          <table:table-cell office:value-type="string">
            <text:p>Multi accueils La Maison des Enfants</text:p>
          </table:table-cell>
          <table:table-cell office:value-type="string">
            <text:p>Montpellier Centre</text:p>
          </table:table-cell>
          <table:table-cell/>
          <table:table-cell office:value-type="string">
            <text:p>04 67 60 71 93</text:p>
          </table:table-cell>
          <table:table-cell table:number-columns-repeated="7"/>
          <table:table-cell office:value-type="string">
            <text:p>1</text:p>
          </table:table-cell>
          <table:table-cell/>
          <table:table-cell office:value-type="string">
            <text:p>rue Embouque d'O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71">
            <text:p>771</text:p>
          </table:table-cell>
          <table:table-cell office:value-type="string">
            <text:p>Multi-accueils municipaux</text:p>
          </table:table-cell>
          <table:table-cell office:value-type="string">
            <text:p>Multi accueils Les Chats Bottés</text:p>
          </table:table-cell>
          <table:table-cell office:value-type="string">
            <text:p>Mosson</text:p>
          </table:table-cell>
          <table:table-cell/>
          <table:table-cell office:value-type="string">
            <text:p>04 67 75 45 79</text:p>
          </table:table-cell>
          <table:table-cell table:number-columns-repeated="7"/>
          <table:table-cell office:value-type="string">
            <text:p>24</text:p>
          </table:table-cell>
          <table:table-cell/>
          <table:table-cell office:value-type="string">
            <text:p>rue Jeanne de Charrin</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2">
            <text:p>772</text:p>
          </table:table-cell>
          <table:table-cell office:value-type="string">
            <text:p>Multi-accueils municipaux</text:p>
          </table:table-cell>
          <table:table-cell office:value-type="string">
            <text:p>Multi accueils Les Copains d'Abord</text:p>
          </table:table-cell>
          <table:table-cell office:value-type="string">
            <text:p>Mosson</text:p>
          </table:table-cell>
          <table:table-cell/>
          <table:table-cell office:value-type="string">
            <text:p>04 67 40 06 80</text:p>
          </table:table-cell>
          <table:table-cell table:number-columns-repeated="4"/>
          <table:table-cell office:value-type="string">
            <text:p>1504</text:p>
          </table:table-cell>
          <table:table-cell office:value-type="string">
            <text:p>43.6356898713</text:p>
          </table:table-cell>
          <table:table-cell office:value-type="string">
            <text:p>3.81804483340</text:p>
          </table:table-cell>
          <table:table-cell office:value-type="string">
            <text:p>1</text:p>
          </table:table-cell>
          <table:table-cell/>
          <table:table-cell office:value-type="string">
            <text:p>Place Jacques Bre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73">
            <text:p>773</text:p>
          </table:table-cell>
          <table:table-cell office:value-type="string">
            <text:p>Multi-accueils municipaux</text:p>
          </table:table-cell>
          <table:table-cell office:value-type="string">
            <text:p>Multi accueils Les Coquelicots</text:p>
          </table:table-cell>
          <table:table-cell office:value-type="string">
            <text:p>Montpellier Centre</text:p>
          </table:table-cell>
          <table:table-cell/>
          <table:table-cell office:value-type="string">
            <text:p>04 67 72 09 91</text:p>
          </table:table-cell>
          <table:table-cell table:number-columns-repeated="4"/>
          <table:table-cell office:value-type="string">
            <text:p>1354</text:p>
          </table:table-cell>
          <table:table-cell office:value-type="string">
            <text:p>43.6208762636</text:p>
          </table:table-cell>
          <table:table-cell office:value-type="string">
            <text:p>3.88761129380</text:p>
          </table:table-cell>
          <table:table-cell office:value-type="string">
            <text:p>151bis</text:p>
          </table:table-cell>
          <table:table-cell/>
          <table:table-cell office:value-type="string">
            <text:p>Rue Pablo Cazal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74">
            <text:p>774</text:p>
          </table:table-cell>
          <table:table-cell office:value-type="string">
            <text:p>Multi-accueils municipaux</text:p>
          </table:table-cell>
          <table:table-cell office:value-type="string">
            <text:p>Multi accueils Les Farfadets</text:p>
          </table:table-cell>
          <table:table-cell office:value-type="string">
            <text:p>Montpellier Centre</text:p>
          </table:table-cell>
          <table:table-cell/>
          <table:table-cell office:value-type="string">
            <text:p>04 67 27 69 46</text:p>
          </table:table-cell>
          <table:table-cell table:number-columns-repeated="4"/>
          <table:table-cell office:value-type="string">
            <text:p>1560</text:p>
          </table:table-cell>
          <table:table-cell office:value-type="string">
            <text:p>43.6056705109</text:p>
          </table:table-cell>
          <table:table-cell office:value-type="string">
            <text:p>3.85885615493</text:p>
          </table:table-cell>
          <table:table-cell office:value-type="string">
            <text:p>4-6</text:p>
          </table:table-cell>
          <table:table-cell/>
          <table:table-cell office:value-type="string">
            <text:p>rue</text:p>
          </table:table-cell>
          <table:table-cell office:value-type="string">
            <text:p>Albert Samai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5">
            <text:p>775</text:p>
          </table:table-cell>
          <table:table-cell office:value-type="string">
            <text:p>Multi-accueils municipaux</text:p>
          </table:table-cell>
          <table:table-cell office:value-type="string">
            <text:p>Multi accueils L’île au Trésor</text:p>
          </table:table-cell>
          <table:table-cell office:value-type="string">
            <text:p>Montpellier Centre</text:p>
          </table:table-cell>
          <table:table-cell/>
          <table:table-cell office:value-type="string">
            <text:p>04 67 41 48 41</text:p>
          </table:table-cell>
          <table:table-cell table:number-columns-repeated="7"/>
          <table:table-cell office:value-type="string">
            <text:p>18</text:p>
          </table:table-cell>
          <table:table-cell/>
          <table:table-cell office:value-type="string">
            <text:p>rue Ferdinand Fab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6">
            <text:p>776</text:p>
          </table:table-cell>
          <table:table-cell office:value-type="string">
            <text:p>Multi-accueils municipaux</text:p>
          </table:table-cell>
          <table:table-cell office:value-type="string">
            <text:p>Multi accueils L'Oustal dou Caganis</text:p>
          </table:table-cell>
          <table:table-cell office:value-type="string">
            <text:p>Prés d'Arènes</text:p>
          </table:table-cell>
          <table:table-cell/>
          <table:table-cell office:value-type="string">
            <text:p>04 67 65 32 72</text:p>
          </table:table-cell>
          <table:table-cell table:number-columns-repeated="4"/>
          <table:table-cell office:value-type="string">
            <text:p>1394</text:p>
          </table:table-cell>
          <table:table-cell office:value-type="string">
            <text:p>43.5950988238</text:p>
          </table:table-cell>
          <table:table-cell office:value-type="string">
            <text:p>3.88446287276</text:p>
          </table:table-cell>
          <table:table-cell office:value-type="string">
            <text:p>67</text:p>
          </table:table-cell>
          <table:table-cell/>
          <table:table-cell office:value-type="string">
            <text:p>rue</text:p>
          </table:table-cell>
          <table:table-cell office:value-type="string">
            <text:p>des Razeteurs</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8">
            <text:p>778</text:p>
          </table:table-cell>
          <table:table-cell office:value-type="string">
            <text:p>Multi-accueils municipaux</text:p>
          </table:table-cell>
          <table:table-cell office:value-type="string">
            <text:p>Multi accueils Mary Poppins</text:p>
          </table:table-cell>
          <table:table-cell office:value-type="string">
            <text:p>Croix d'Argent</text:p>
          </table:table-cell>
          <table:table-cell/>
          <table:table-cell office:value-type="string">
            <text:p>04 67 47 24 45</text:p>
          </table:table-cell>
          <table:table-cell table:number-columns-repeated="4"/>
          <table:table-cell office:value-type="string">
            <text:p>1444</text:p>
          </table:table-cell>
          <table:table-cell office:value-type="string">
            <text:p>43.5971295016</text:p>
          </table:table-cell>
          <table:table-cell office:value-type="string">
            <text:p>3.87009697522</text:p>
          </table:table-cell>
          <table:table-cell office:value-type="string">
            <text:p>82</text:p>
          </table:table-cell>
          <table:table-cell/>
          <table:table-cell office:value-type="string">
            <text:p>place</text:p>
          </table:table-cell>
          <table:table-cell office:value-type="string">
            <text:p>Cardinal Verdier</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79">
            <text:p>779</text:p>
          </table:table-cell>
          <table:table-cell office:value-type="string">
            <text:p>Multi-accueils municipaux</text:p>
          </table:table-cell>
          <table:table-cell office:value-type="string">
            <text:p>Multi accueils Pitchot Nanet</text:p>
          </table:table-cell>
          <table:table-cell office:value-type="string">
            <text:p>Hôpitaux - Facultés</text:p>
          </table:table-cell>
          <table:table-cell/>
          <table:table-cell office:value-type="string">
            <text:p>04 67 72 41 64</text:p>
          </table:table-cell>
          <table:table-cell table:number-columns-repeated="4"/>
          <table:table-cell office:value-type="string">
            <text:p>1348</text:p>
          </table:table-cell>
          <table:table-cell office:value-type="string">
            <text:p>43.6269251040</text:p>
          </table:table-cell>
          <table:table-cell office:value-type="string">
            <text:p>3.87908402689</text:p>
          </table:table-cell>
          <table:table-cell office:value-type="string">
            <text:p>11</text:p>
          </table:table-cell>
          <table:table-cell/>
          <table:table-cell office:value-type="string">
            <text:p>rue des Tourterell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80">
            <text:p>780</text:p>
          </table:table-cell>
          <table:table-cell office:value-type="string">
            <text:p>Multi-accueils municipaux</text:p>
          </table:table-cell>
          <table:table-cell office:value-type="string">
            <text:p>Multi accueils Villeneuve d'Angoulême</text:p>
          </table:table-cell>
          <table:table-cell office:value-type="string">
            <text:p>Croix d'Argent</text:p>
          </table:table-cell>
          <table:table-cell/>
          <table:table-cell office:value-type="string">
            <text:p>04 67 42 09 36</text:p>
          </table:table-cell>
          <table:table-cell table:number-columns-repeated="4"/>
          <table:table-cell office:value-type="string">
            <text:p>1498</text:p>
          </table:table-cell>
          <table:table-cell office:value-type="string">
            <text:p>43.5885837054</text:p>
          </table:table-cell>
          <table:table-cell office:value-type="string">
            <text:p>3.86444837128</text:p>
          </table:table-cell>
          <table:table-cell office:value-type="string">
            <text:p>328</text:p>
          </table:table-cell>
          <table:table-cell/>
          <table:table-cell office:value-type="string">
            <text:p>rue Fernand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81">
            <text:p>781</text:p>
          </table:table-cell>
          <table:table-cell office:value-type="string">
            <text:p>Crèches parentales et associatives</text:p>
          </table:table-cell>
          <table:table-cell office:value-type="string">
            <text:p>Crèche Gingko Biloba</text:p>
          </table:table-cell>
          <table:table-cell office:value-type="string">
            <text:p>Hôpitaux - Facultés</text:p>
          </table:table-cell>
          <table:table-cell/>
          <table:table-cell office:value-type="string">
            <text:p>04 67 63 72 22</text:p>
          </table:table-cell>
          <table:table-cell office:value-type="string">
            <text:p>04 67 63 72 21</text:p>
          </table:table-cell>
          <table:table-cell office:value-type="string">
            <text:p>ginkgobiloba@alpj.org</text:p>
          </table:table-cell>
          <table:table-cell table:number-columns-repeated="5"/>
          <table:table-cell office:value-type="string">
            <text:p>2256</text:p>
          </table:table-cell>
          <table:table-cell/>
          <table:table-cell office:value-type="string">
            <text:p>route de Men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782">
            <text:p>782</text:p>
          </table:table-cell>
          <table:table-cell office:value-type="string">
            <text:p>Crèches parentales et associatives</text:p>
          </table:table-cell>
          <table:table-cell office:value-type="string">
            <text:p>Crèche Accroche Cœur</text:p>
          </table:table-cell>
          <table:table-cell office:value-type="string">
            <text:p>Montpellier Centre</text:p>
          </table:table-cell>
          <table:table-cell/>
          <table:table-cell office:value-type="string">
            <text:p>04 67 72 62 82</text:p>
          </table:table-cell>
          <table:table-cell table:number-columns-repeated="7"/>
          <table:table-cell office:value-type="string">
            <text:p>34</text:p>
          </table:table-cell>
          <table:table-cell/>
          <table:table-cell office:value-type="string">
            <text:p>rue de la Cavalerie appt 47</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3">
            <text:p>783</text:p>
          </table:table-cell>
          <table:table-cell office:value-type="string">
            <text:p>Crèches parentales et associatives</text:p>
          </table:table-cell>
          <table:table-cell office:value-type="string">
            <text:p>Crèche Les Bambins du Lez</text:p>
          </table:table-cell>
          <table:table-cell office:value-type="string">
            <text:p>Montpellier Centre</text:p>
          </table:table-cell>
          <table:table-cell/>
          <table:table-cell office:value-type="string">
            <text:p>04 67 72 94 83</text:p>
          </table:table-cell>
          <table:table-cell table:number-columns-repeated="7"/>
          <table:table-cell office:value-type="string">
            <text:p>196</text:p>
          </table:table-cell>
          <table:table-cell/>
          <table:table-cell office:value-type="string">
            <text:p>rue des Paradisi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4">
            <text:p>784</text:p>
          </table:table-cell>
          <table:table-cell office:value-type="string">
            <text:p>Département</text:p>
          </table:table-cell>
          <table:table-cell office:value-type="string">
            <text:p>Direction de la solidarité départementale</text:p>
          </table:table-cell>
          <table:table-cell office:value-type="string">
            <text:p>Les Cévennes</text:p>
          </table:table-cell>
          <table:table-cell office:value-type="string">
            <text:p>Alco</text:p>
          </table:table-cell>
          <table:table-cell table:number-columns-repeated="8"/>
          <table:table-cell office:value-type="string">
            <text:p>1 000</text:p>
          </table:table-cell>
          <table:table-cell/>
          <table:table-cell office:value-type="string">
            <text:p>rue d’Alco</text:p>
          </table:table-cell>
          <table:table-cell/>
          <table:table-cell office:value-type="string">
            <text:p>Conseil général de l’Hérault</text:p>
          </table:table-cell>
          <table:table-cell office:value-type="string">
            <text:p>34087</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ul&gt;&lt;li&gt;Direction des établissements et prestations pour personnes âgées &lt;br /&gt;Tél. 04 67 67 66 13  ou 04 67 67 61 24  &lt;/li&gt;&lt;/ul&gt;</text:p>
          </table:table-cell>
          <table:table-cell/>
        </table:table-row>
        <table:table-row table:style-name="ro1">
          <table:table-cell office:value-type="float" office:value="785">
            <text:p>785</text:p>
          </table:table-cell>
          <table:table-cell office:value-type="string">
            <text:p>Crèches parentales et associatives</text:p>
          </table:table-cell>
          <table:table-cell office:value-type="string">
            <text:p>Crèche La Bambinerie</text:p>
          </table:table-cell>
          <table:table-cell office:value-type="string">
            <text:p>Les Cévennes</text:p>
          </table:table-cell>
          <table:table-cell/>
          <table:table-cell office:value-type="string">
            <text:p>04 67 58 21 05</text:p>
          </table:table-cell>
          <table:table-cell table:number-columns-repeated="7"/>
          <table:table-cell office:value-type="string">
            <text:p>11</text:p>
          </table:table-cell>
          <table:table-cell/>
          <table:table-cell office:value-type="string">
            <text:p>rue </text:p>
          </table:table-cell>
          <table:table-cell office:value-type="string">
            <text:p>des Sureaux</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6">
            <text:p>786</text:p>
          </table:table-cell>
          <table:table-cell office:value-type="string">
            <text:p>Crèches parentales et associatives</text:p>
          </table:table-cell>
          <table:table-cell office:value-type="string">
            <text:p>Crèche Bambobulle</text:p>
          </table:table-cell>
          <table:table-cell office:value-type="string">
            <text:p>Croix d'Argent</text:p>
          </table:table-cell>
          <table:table-cell/>
          <table:table-cell office:value-type="string">
            <text:p>04 67 47 14 07</text:p>
          </table:table-cell>
          <table:table-cell table:number-columns-repeated="7"/>
          <table:table-cell office:value-type="string">
            <text:p>241</text:p>
          </table:table-cell>
          <table:table-cell/>
          <table:table-cell office:value-type="string">
            <text:p>Rue Camille Desmoulins</text:p>
          </table:table-cell>
          <table:table-cell office:value-type="string">
            <text:p>Esc. 32 Cité Paul valéry</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7">
            <text:p>787</text:p>
          </table:table-cell>
          <table:table-cell office:value-type="string">
            <text:p>Crèches parentales et associatives</text:p>
          </table:table-cell>
          <table:table-cell office:value-type="string">
            <text:p>Crèche La Coccinelle</text:p>
          </table:table-cell>
          <table:table-cell office:value-type="string">
            <text:p>Les Cévennes</text:p>
          </table:table-cell>
          <table:table-cell/>
          <table:table-cell office:value-type="string">
            <text:p>04 67 03 06 32</text:p>
          </table:table-cell>
          <table:table-cell table:number-columns-repeated="7"/>
          <table:table-cell office:value-type="string">
            <text:p>194</text:p>
          </table:table-cell>
          <table:table-cell/>
          <table:table-cell office:value-type="string">
            <text:p>avenue de Lodèv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8">
            <text:p>788</text:p>
          </table:table-cell>
          <table:table-cell office:value-type="string">
            <text:p>Crèches parentales et associatives</text:p>
          </table:table-cell>
          <table:table-cell office:value-type="string">
            <text:p>Crèche Coste Belle</text:p>
          </table:table-cell>
          <table:table-cell office:value-type="string">
            <text:p>Port Marianne</text:p>
          </table:table-cell>
          <table:table-cell/>
          <table:table-cell office:value-type="string">
            <text:p>04 67 65 33 32</text:p>
          </table:table-cell>
          <table:table-cell table:number-columns-repeated="9"/>
          <table:table-cell office:value-type="string">
            <text:p>Rue </text:p>
          </table:table-cell>
          <table:table-cell office:value-type="string">
            <text:p>des Frères Lumièr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89">
            <text:p>789</text:p>
          </table:table-cell>
          <table:table-cell office:value-type="string">
            <text:p>Crèches parentales et associatives</text:p>
          </table:table-cell>
          <table:table-cell office:value-type="string">
            <text:p>Crèche La Gerbe</text:p>
          </table:table-cell>
          <table:table-cell office:value-type="string">
            <text:p>Montpellier Centre</text:p>
          </table:table-cell>
          <table:table-cell office:value-type="string">
            <text:p>Gambetta</text:p>
          </table:table-cell>
          <table:table-cell office:value-type="string">
            <text:p>04 99 74 24 32</text:p>
          </table:table-cell>
          <table:table-cell table:number-columns-repeated="7"/>
          <table:table-cell office:value-type="string">
            <text:p>19</text:p>
          </table:table-cell>
          <table:table-cell/>
          <table:table-cell office:value-type="string">
            <text:p>rue </text:p>
          </table:table-cell>
          <table:table-cell office:value-type="string">
            <text:p>Chaptal</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0">
            <text:p>790</text:p>
          </table:table-cell>
          <table:table-cell office:value-type="string">
            <text:p>Jardins d'enfants</text:p>
          </table:table-cell>
          <table:table-cell office:value-type="string">
            <text:p>Jardin d’enfants Les Lutins (associatif)</text:p>
          </table:table-cell>
          <table:table-cell office:value-type="string">
            <text:p>Port Marianne</text:p>
          </table:table-cell>
          <table:table-cell/>
          <table:table-cell office:value-type="string">
            <text:p>04 67 20 26 00</text:p>
          </table:table-cell>
          <table:table-cell table:number-columns-repeated="7"/>
          <table:table-cell office:value-type="string">
            <text:p>1025</text:p>
          </table:table-cell>
          <table:table-cell/>
          <table:table-cell office:value-type="string">
            <text:p>rue Henri Becquerel</text:p>
          </table:table-cell>
          <table:table-cell/>
          <table:table-cell office:value-type="string">
            <text:p>Parc Club du Millénaire, bât 5</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 Jardin d'enfants associatif&lt;/li&gt;&lt;/ul&gt;&lt;p&gt;à partir de 18 mois&lt;/font /&gt;&lt;/p&gt;</text:p>
          </table:table-cell>
          <table:table-cell/>
        </table:table-row>
        <table:table-row table:style-name="ro1">
          <table:table-cell office:value-type="float" office:value="791">
            <text:p>791</text:p>
          </table:table-cell>
          <table:table-cell office:value-type="string">
            <text:p>Jardins d'enfants</text:p>
          </table:table-cell>
          <table:table-cell office:value-type="string">
            <text:p>Jardin d’éveil franco-anglais Le Petit Home (associatif)</text:p>
          </table:table-cell>
          <table:table-cell office:value-type="string">
            <text:p>Montpellier Centre</text:p>
          </table:table-cell>
          <table:table-cell/>
          <table:table-cell office:value-type="string">
            <text:p>04 67 04 18 18</text:p>
          </table:table-cell>
          <table:table-cell table:number-columns-repeated="7"/>
          <table:table-cell office:value-type="string">
            <text:p>55</text:p>
          </table:table-cell>
          <table:table-cell/>
          <table:table-cell office:value-type="string">
            <text:p>avenue d’Ass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 Jardin d'enfants privé&lt;/li&gt;&lt;/ul&gt;</text:p>
          </table:table-cell>
          <table:table-cell/>
        </table:table-row>
        <table:table-row table:style-name="ro1">
          <table:table-cell office:value-type="float" office:value="792">
            <text:p>792</text:p>
          </table:table-cell>
          <table:table-cell office:value-type="string">
            <text:p>Crèches parentales et associatives</text:p>
          </table:table-cell>
          <table:table-cell office:value-type="string">
            <text:p>Crèche Les Moussaillons</text:p>
          </table:table-cell>
          <table:table-cell office:value-type="string">
            <text:p>Croix d'Argent</text:p>
          </table:table-cell>
          <table:table-cell/>
          <table:table-cell office:value-type="string">
            <text:p>04 67 58 13 86</text:p>
          </table:table-cell>
          <table:table-cell table:number-columns-repeated="7"/>
          <table:table-cell office:value-type="string">
            <text:p>156</text:p>
          </table:table-cell>
          <table:table-cell/>
          <table:table-cell office:value-type="string">
            <text:p>impasse Jean Bruller dit Vercors</text:p>
          </table:table-cell>
          <table:table-cell office:value-type="string">
            <text:p>Résidence La Guirlande</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3">
            <text:p>793</text:p>
          </table:table-cell>
          <table:table-cell office:value-type="string">
            <text:p>Crèches parentales et associatives</text:p>
          </table:table-cell>
          <table:table-cell office:value-type="string">
            <text:p>Crèche Tom Pouce</text:p>
          </table:table-cell>
          <table:table-cell office:value-type="string">
            <text:p>Hôpitaux - Facultés</text:p>
          </table:table-cell>
          <table:table-cell/>
          <table:table-cell office:value-type="string">
            <text:p>04 67 72 85 83</text:p>
          </table:table-cell>
          <table:table-cell table:number-columns-repeated="7"/>
          <table:table-cell office:value-type="string">
            <text:p>139</text:p>
          </table:table-cell>
          <table:table-cell/>
          <table:table-cell office:value-type="string">
            <text:p>Rue Philippe Castan - Bât 14</text:p>
          </table:table-cell>
          <table:table-cell office:value-type="string">
            <text:p>Rés. Les Picholine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4">
            <text:p>794</text:p>
          </table:table-cell>
          <table:table-cell office:value-type="string">
            <text:p>Crèches parentales et associatives</text:p>
          </table:table-cell>
          <table:table-cell office:value-type="string">
            <text:p>Crèche La Ribambelle</text:p>
          </table:table-cell>
          <table:table-cell office:value-type="string">
            <text:p>Croix d'Argent</text:p>
          </table:table-cell>
          <table:table-cell/>
          <table:table-cell office:value-type="string">
            <text:p>04 67 47 02 81</text:p>
          </table:table-cell>
          <table:table-cell table:number-columns-repeated="7"/>
          <table:table-cell office:value-type="string">
            <text:p>170</text:p>
          </table:table-cell>
          <table:table-cell/>
          <table:table-cell office:value-type="string">
            <text:p>place St-Simon</text:p>
          </table:table-cell>
          <table:table-cell office:value-type="string">
            <text:p>Val de Croze</text:p>
          </table:table-cell>
          <table:table-cell office:value-type="string">
            <text:p>appt 161</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5">
            <text:p>795</text:p>
          </table:table-cell>
          <table:table-cell office:value-type="string">
            <text:p>Crèches parentales et associatives</text:p>
          </table:table-cell>
          <table:table-cell office:value-type="string">
            <text:p>Crèche Ricochet</text:p>
          </table:table-cell>
          <table:table-cell office:value-type="string">
            <text:p>Port Marianne</text:p>
          </table:table-cell>
          <table:table-cell/>
          <table:table-cell office:value-type="string">
            <text:p>04 67 79 96 20</text:p>
          </table:table-cell>
          <table:table-cell table:number-columns-repeated="7"/>
          <table:table-cell office:value-type="string">
            <text:p>134</text:p>
          </table:table-cell>
          <table:table-cell/>
          <table:table-cell office:value-type="string">
            <text:p>rue d'Astier de la Vigerie</text:p>
          </table:table-cell>
          <table:table-cell/>
          <table:table-cell office:value-type="string">
            <text:p>escalier 3, appt. 64</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6">
            <text:p>796</text:p>
          </table:table-cell>
          <table:table-cell office:value-type="string">
            <text:p>Crèches parentales et associatives</text:p>
          </table:table-cell>
          <table:table-cell office:value-type="string">
            <text:p>Crèche Une Souris Verte</text:p>
          </table:table-cell>
          <table:table-cell office:value-type="string">
            <text:p>Hôpitaux - Facultés</text:p>
          </table:table-cell>
          <table:table-cell/>
          <table:table-cell office:value-type="string">
            <text:p>04 67 61 19 94</text:p>
          </table:table-cell>
          <table:table-cell table:number-columns-repeated="7"/>
          <table:table-cell office:value-type="string">
            <text:p>625</text:p>
          </table:table-cell>
          <table:table-cell/>
          <table:table-cell office:value-type="string">
            <text:p>Rue </text:p>
          </table:table-cell>
          <table:table-cell office:value-type="string">
            <text:p>de Saint-Priest</text:p>
          </table:table-cell>
          <table:table-cell office:value-type="string">
            <text:p>Les Garrigues de St Priest</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8">
            <text:p>798</text:p>
          </table:table-cell>
          <table:table-cell office:value-type="string">
            <text:p>Service d'accueil familial associatif</text:p>
          </table:table-cell>
          <table:table-cell office:value-type="string">
            <text:p>SARF du CHR</text:p>
          </table:table-cell>
          <table:table-cell office:value-type="string">
            <text:p>Hôpitaux - Facultés</text:p>
          </table:table-cell>
          <table:table-cell/>
          <table:table-cell office:value-type="string">
            <text:p>04 67 33 94 33</text:p>
          </table:table-cell>
          <table:table-cell table:number-columns-repeated="7"/>
          <table:table-cell office:value-type="string">
            <text:p>191</text:p>
          </table:table-cell>
          <table:table-cell/>
          <table:table-cell office:value-type="string">
            <text:p>avenue du Doyen-Gaston-Girau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799">
            <text:p>799</text:p>
          </table:table-cell>
          <table:table-cell office:value-type="string">
            <text:p>Autres multi-accueils</text:p>
          </table:table-cell>
          <table:table-cell office:value-type="string">
            <text:p>Multi accueils du Conseil général</text:p>
          </table:table-cell>
          <table:table-cell office:value-type="string">
            <text:p>Les Cévennes</text:p>
          </table:table-cell>
          <table:table-cell/>
          <table:table-cell office:value-type="string">
            <text:p>04 67 67 67 67</text:p>
          </table:table-cell>
          <table:table-cell table:number-columns-repeated="7"/>
          <table:table-cell office:value-type="string">
            <text:p>1000</text:p>
          </table:table-cell>
          <table:table-cell/>
          <table:table-cell office:value-type="string">
            <text:p>rue d'Alco</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01">
            <text:p>801</text:p>
          </table:table-cell>
          <table:table-cell office:value-type="string">
            <text:p>Relais assistantes maternelles indépendantes</text:p>
          </table:table-cell>
          <table:table-cell office:value-type="string">
            <text:p>Secteurs Val de Croze - Mas de Bagnères - Estanove - Croix d'Argent - Pas du Loup - Chamberte</text:p>
          </table:table-cell>
          <table:table-cell office:value-type="string">
            <text:p>Croix d'Argent</text:p>
          </table:table-cell>
          <table:table-cell/>
          <table:table-cell office:value-type="string">
            <text:p>04 67 27 72 19</text:p>
          </table:table-cell>
          <table:table-cell table:number-columns-repeated="7"/>
          <table:table-cell office:value-type="string">
            <text:p>635</text:p>
          </table:table-cell>
          <table:table-cell/>
          <table:table-cell office:value-type="string">
            <text:p>Rue </text:p>
          </table:table-cell>
          <table:table-cell office:value-type="string">
            <text:p>Jacques Bouni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02">
            <text:p>802</text:p>
          </table:table-cell>
          <table:table-cell office:value-type="string">
            <text:p>Relais assistantes maternelles indépendantes</text:p>
          </table:table-cell>
          <table:table-cell office:value-type="string">
            <text:p>Secteurs Mosson - Malbosc - Cévennes Alco - Celleneuve - Martelle Montpellier Village</text:p>
          </table:table-cell>
          <table:table-cell office:value-type="string">
            <text:p>Mosson</text:p>
          </table:table-cell>
          <table:table-cell/>
          <table:table-cell office:value-type="string">
            <text:p>04 99 77 14 94</text:p>
          </table:table-cell>
          <table:table-cell table:number-columns-repeated="7"/>
          <table:table-cell office:value-type="string">
            <text:p>476</text:p>
          </table:table-cell>
          <table:table-cell/>
          <table:table-cell office:value-type="string">
            <text:p>avenue </text:p>
          </table:table-cell>
          <table:table-cell office:value-type="string">
            <text:p>de Barcelone</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03">
            <text:p>803</text:p>
          </table:table-cell>
          <table:table-cell office:value-type="string">
            <text:p>Relais assistantes maternelles indépendantes</text:p>
          </table:table-cell>
          <table:table-cell office:value-type="string">
            <text:p>Secteurs Beaux arts et Coeur de Ville - Arceaux Antigone Gare - Gambetta Figuerolles - Saint Martin Tournezy</text:p>
          </table:table-cell>
          <table:table-cell office:value-type="string">
            <text:p>Montpellier Centre</text:p>
          </table:table-cell>
          <table:table-cell/>
          <table:table-cell office:value-type="string">
            <text:p>04 67 15 35 33</text:p>
          </table:table-cell>
          <table:table-cell table:number-columns-repeated="7"/>
          <table:table-cell office:value-type="string">
            <text:p>438</text:p>
          </table:table-cell>
          <table:table-cell/>
          <table:table-cell office:value-type="string">
            <text:p>boulevard d’Anti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05">
            <text:p>805</text:p>
          </table:table-cell>
          <table:table-cell office:value-type="string">
            <text:p>Lieux de rencontre parents / enfants</text:p>
          </table:table-cell>
          <table:table-cell office:value-type="string">
            <text:p>Le Baobab - rue Brueys</text:p>
          </table:table-cell>
          <table:table-cell office:value-type="string">
            <text:p>Montpellier Centre</text:p>
          </table:table-cell>
          <table:table-cell/>
          <table:table-cell office:value-type="string">
            <text:p>04 67 79 26 03</text:p>
          </table:table-cell>
          <table:table-cell table:number-columns-repeated="7"/>
          <table:table-cell office:value-type="string">
            <text:p>1 bis</text:p>
          </table:table-cell>
          <table:table-cell/>
          <table:table-cell office:value-type="string">
            <text:p>rue Bruey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06">
            <text:p>806</text:p>
          </table:table-cell>
          <table:table-cell office:value-type="string">
            <text:p>Lieux de rencontre parents / enfants</text:p>
          </table:table-cell>
          <table:table-cell office:value-type="string">
            <text:p>Le Baobab - rue Louis Aragon</text:p>
          </table:table-cell>
          <table:table-cell office:value-type="string">
            <text:p>Croix d'Argent</text:p>
          </table:table-cell>
          <table:table-cell/>
          <table:table-cell office:value-type="string">
            <text:p>04 67 27 43 92</text:p>
          </table:table-cell>
          <table:table-cell table:number-columns-repeated="7"/>
          <table:table-cell office:value-type="string">
            <text:p>191</text:p>
          </table:table-cell>
          <table:table-cell/>
          <table:table-cell office:value-type="string">
            <text:p>rue Louis Aragon</text:p>
          </table:table-cell>
          <table:table-cell/>
          <table:table-cell office:value-type="string">
            <text:p>HLM Croix d’Argent</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 Vendredi de 14h30 à 17h30&lt;/li&gt;&lt;/ul&gt;</text:p>
          </table:table-cell>
          <table:table-cell/>
        </table:table-row>
        <table:table-row table:style-name="ro1">
          <table:table-cell office:value-type="float" office:value="807">
            <text:p>807</text:p>
          </table:table-cell>
          <table:table-cell office:value-type="string">
            <text:p>Lieux de rencontre parents / enfants</text:p>
          </table:table-cell>
          <table:table-cell office:value-type="string">
            <text:p>Le Baobab - avenue de Barcelone</text:p>
          </table:table-cell>
          <table:table-cell office:value-type="string">
            <text:p>Mosson</text:p>
          </table:table-cell>
          <table:table-cell/>
          <table:table-cell office:value-type="string">
            <text:p>04 67 75 36 93</text:p>
          </table:table-cell>
          <table:table-cell table:number-columns-repeated="7"/>
          <table:table-cell office:value-type="string">
            <text:p>410</text:p>
          </table:table-cell>
          <table:table-cell/>
          <table:table-cell office:value-type="string">
            <text:p>avenue de Barcelo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entre Social CAF&lt;/li&gt;&lt;li&gt;Jeudi de 14h à 17h&lt;/li&gt;&lt;/ul&gt;</text:p>
          </table:table-cell>
          <table:table-cell/>
        </table:table-row>
        <table:table-row table:style-name="ro1">
          <table:table-cell office:value-type="float" office:value="808">
            <text:p>808</text:p>
          </table:table-cell>
          <table:table-cell office:value-type="string">
            <text:p>Lieux de rencontre parents / enfants</text:p>
          </table:table-cell>
          <table:table-cell office:value-type="string">
            <text:p>Le Baobab - place du Nombre d'Or</text:p>
          </table:table-cell>
          <table:table-cell office:value-type="string">
            <text:p>Montpellier Centre</text:p>
          </table:table-cell>
          <table:table-cell/>
          <table:table-cell office:value-type="string">
            <text:p>04 67 64 86 15</text:p>
          </table:table-cell>
          <table:table-cell table:number-columns-repeated="7"/>
          <table:table-cell office:value-type="string">
            <text:p>10-12</text:p>
          </table:table-cell>
          <table:table-cell/>
          <table:table-cell office:value-type="string">
            <text:p>place du Nombre d’O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Locaux de l’ADRA&lt;/li&gt;&lt;li&gt;Mardi de 14h à 17h&lt;/li&gt;&lt;/ul&gt;</text:p>
          </table:table-cell>
          <table:table-cell/>
        </table:table-row>
        <table:table-row table:style-name="ro1">
          <table:table-cell office:value-type="float" office:value="809">
            <text:p>809</text:p>
          </table:table-cell>
          <table:table-cell office:value-type="string">
            <text:p>Lieux de rencontre parents / enfants</text:p>
          </table:table-cell>
          <table:table-cell office:value-type="string">
            <text:p>Le Baobab La Ruche - rue des Abeilles</text:p>
          </table:table-cell>
          <table:table-cell office:value-type="string">
            <text:p>Montpellier Centre</text:p>
          </table:table-cell>
          <table:table-cell/>
          <table:table-cell office:value-type="string">
            <text:p>04 67 79 26 03</text:p>
          </table:table-cell>
          <table:table-cell table:number-columns-repeated="7"/>
          <table:table-cell office:value-type="string">
            <text:p>11</text:p>
          </table:table-cell>
          <table:table-cell/>
          <table:table-cell office:value-type="string">
            <text:p>rue des Abeill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Jeudi de 14h à 17h&lt;/li&gt;&lt;/ul&gt;</text:p>
          </table:table-cell>
          <table:table-cell/>
        </table:table-row>
        <table:table-row table:style-name="ro1">
          <table:table-cell office:value-type="float" office:value="810">
            <text:p>810</text:p>
          </table:table-cell>
          <table:table-cell office:value-type="string">
            <text:p>Lieux de rencontre parents / enfants</text:p>
          </table:table-cell>
          <table:table-cell office:value-type="string">
            <text:p>Pause Goûter (Maison Verte)</text:p>
          </table:table-cell>
          <table:table-cell office:value-type="string">
            <text:p>Hôpitaux - Facultés</text:p>
          </table:table-cell>
          <table:table-cell/>
          <table:table-cell office:value-type="string">
            <text:p>04 67 41 98 21</text:p>
          </table:table-cell>
          <table:table-cell/>
          <table:table-cell office:value-type="string">
            <text:p>spiratdichon@neuf.fr</text:p>
          </table:table-cell>
          <table:table-cell office:value-type="string">
            <text:p>pause.gouter.free.fr</text:p>
          </table:table-cell>
          <table:table-cell table:number-columns-repeated="4"/>
          <table:table-cell office:value-type="string">
            <text:p>2452</text:p>
          </table:table-cell>
          <table:table-cell/>
          <table:table-cell office:value-type="string">
            <text:p>avenue du Père Soulas</text:p>
          </table:table-cell>
          <table:table-cell/>
          <table:table-cell office:value-type="string">
            <text:p>Village du Père Soulas</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11">
            <text:p>811</text:p>
          </table:table-cell>
          <table:table-cell office:value-type="string">
            <text:p>Lieux de rencontre parents / enfants</text:p>
          </table:table-cell>
          <table:table-cell office:value-type="string">
            <text:p>L’école des Parents et des Educateurs</text:p>
          </table:table-cell>
          <table:table-cell office:value-type="string">
            <text:p>Mosson</text:p>
          </table:table-cell>
          <table:table-cell/>
          <table:table-cell office:value-type="string">
            <text:p>04 67 03 43 58</text:p>
          </table:table-cell>
          <table:table-cell table:number-columns-repeated="7"/>
          <table:table-cell office:value-type="string">
            <text:p>410</text:p>
          </table:table-cell>
          <table:table-cell/>
          <table:table-cell office:value-type="string">
            <text:p>avenue de Barcelo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entre social CAF&lt;/li&gt;&lt;/ul&gt;</text:p>
          </table:table-cell>
          <table:table-cell/>
        </table:table-row>
        <table:table-row table:style-name="ro1">
          <table:table-cell office:value-type="float" office:value="812">
            <text:p>812</text:p>
          </table:table-cell>
          <table:table-cell office:value-type="string">
            <text:p>Lieux de rencontre parents / enfants</text:p>
          </table:table-cell>
          <table:table-cell office:value-type="string">
            <text:p>Jouons en ludothèques</text:p>
          </table:table-cell>
          <table:table-cell office:value-type="string">
            <text:p>Les Cévennes</text:p>
          </table:table-cell>
          <table:table-cell/>
          <table:table-cell office:value-type="string">
            <text:p>04 67 69 00 81</text:p>
          </table:table-cell>
          <table:table-cell table:number-columns-repeated="7"/>
          <table:table-cell office:value-type="string">
            <text:p>74</text:p>
          </table:table-cell>
          <table:table-cell/>
          <table:table-cell office:value-type="string">
            <text:p>rue Danton</text:p>
          </table:table-cell>
          <table:table-cell/>
          <table:table-cell office:value-type="string">
            <text:p>Cité Paul Valéry</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15">
            <text:p>815</text:p>
          </table:table-cell>
          <table:table-cell office:value-type="string">
            <text:p>Agglomération</text:p>
          </table:table-cell>
          <table:table-cell office:value-type="string">
            <text:p>Cyber Base de Montpellier Agglomération</text:p>
          </table:table-cell>
          <table:table-cell office:value-type="string">
            <text:p>Montpellier Centre</text:p>
          </table:table-cell>
          <table:table-cell office:value-type="string">
            <text:p>Antigone</text:p>
          </table:table-cell>
          <table:table-cell office:value-type="string">
            <text:p>04 67 99 61 37</text:p>
          </table:table-cell>
          <table:table-cell/>
          <table:table-cell office:value-type="string">
            <text:p>contact@cyberbase-montpellier.com</text:p>
          </table:table-cell>
          <table:table-cell office:value-type="string">
            <text:p>www.cyberbase-montpellier.com/</text:p>
          </table:table-cell>
          <table:table-cell table:number-columns-repeated="4"/>
          <table:table-cell office:value-type="string">
            <text:p>275</text:p>
          </table:table-cell>
          <table:table-cell/>
          <table:table-cell office:value-type="string">
            <text:p>rue Léon-Blum</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Léon-Blum</text:p>
          </table:table-cell>
          <table:table-cell/>
          <table:table-cell office:value-type="string">
            <text:p>&lt;p&gt; Le site &lt;a id="2907" title="www.cyberbase-montpellier.com" href="#" typelien="LienExterne"&gt;www.cyberbase-montpellier.com&lt;/a&gt;, véritable portail de l'emploi et de l'entreprenariat&lt;/p&gt;</text:p>
          </table:table-cell>
          <table:table-cell/>
        </table:table-row>
        <table:table-row table:style-name="ro1">
          <table:table-cell office:value-type="float" office:value="817">
            <text:p>817</text:p>
          </table:table-cell>
          <table:table-cell office:value-type="string">
            <text:p>Espaces jeux</text:p>
          </table:table-cell>
          <table:table-cell office:value-type="string">
            <text:p>Ludothèque La Guirlande</text:p>
          </table:table-cell>
          <table:table-cell office:value-type="string">
            <text:p>Montpellier Centre</text:p>
          </table:table-cell>
          <table:table-cell/>
          <table:table-cell office:value-type="string">
            <text:p>04 67 58 17 16</text:p>
          </table:table-cell>
          <table:table-cell table:number-columns-repeated="7"/>
          <table:table-cell office:value-type="string">
            <text:p>2</text:p>
          </table:table-cell>
          <table:table-cell/>
          <table:table-cell office:value-type="string">
            <text:p>place Agrippa d’Aubign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18">
            <text:p>818</text:p>
          </table:table-cell>
          <table:table-cell office:value-type="string">
            <text:p>Services municipaux</text:p>
          </table:table-cell>
          <table:table-cell office:value-type="string">
            <text:p>Espace Martin-Luther-King</text:p>
          </table:table-cell>
          <table:table-cell office:value-type="string">
            <text:p>Montpellier Centre</text:p>
          </table:table-cell>
          <table:table-cell office:value-type="string">
            <text:p>Les Beaux-Arts</text:p>
          </table:table-cell>
          <table:table-cell office:value-type="string">
            <text:p>04 67 03 26 71 + 04 67 34 70 11</text:p>
          </table:table-cell>
          <table:table-cell office:value-type="string">
            <text:p>04 67 34 59 02</text:p>
          </table:table-cell>
          <table:table-cell office:value-type="string">
            <text:p>relations.internationales@ville-montpellier.fr</text:p>
          </table:table-cell>
          <table:table-cell table:number-columns-repeated="5"/>
          <table:table-cell office:value-type="string">
            <text:p>27</text:p>
          </table:table-cell>
          <table:table-cell/>
          <table:table-cell office:value-type="string">
            <text:p>boulevard Louis-Blan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2">
            <text:p>2</text:p>
          </table:table-cell>
          <table:table-cell table:number-columns-repeated="2" office:value-type="string">
            <text:p>AUX_NORMES</text:p>
          </table:table-cell>
          <table:table-cell table:number-columns-repeated="3"/>
          <table:table-cell office:value-type="string">
            <text:p>ligne 1, station Le Corum</text:p>
          </table:table-cell>
          <table:table-cell/>
          <table:table-cell office:value-type="string">
            <text:p>&lt;p class="AccueilTitre"&gt;Maison des relations internationales annexe&lt;/p&gt;&lt;p&gt;Située dans l'ancienne école Albert-Duruy, totalement rénovée et réhabilitée, l'Espace Martin-Luther-King, abrite de nombreuses associations à caractère international et de solidarité internationale, qui y assurent des réunions de travail et des permanences.&lt;br /&gt;&lt;br /&gt;Trois salles de réception, d'exposition et d'animation permettent d'accueillir de nombreuses manifestations culturelles : expositions thématiques ou animations culturelles en partenariat avec les associations internationales.&lt;/p&gt;&lt;ul&gt;&lt;li&gt;Adresse postale&lt;br /&gt;Mairie de Montpellier&lt;br /&gt;Direction des relations internationales&lt;br /&gt;1 place Francis-Ponge&lt;br /&gt;34064 Montpellier Cedex 2&lt;/li&gt;&lt;/ul&gt;&lt;p&gt;Horaires d'ouverture de 8h45 à 12h00 et de 13h45 à 18h00&lt;/font&gt;&lt;/p&gt;</text:p>
          </table:table-cell>
          <table:table-cell/>
        </table:table-row>
        <table:table-row table:style-name="ro1">
          <table:table-cell office:value-type="float" office:value="819">
            <text:p>819</text:p>
          </table:table-cell>
          <table:table-cell office:value-type="string">
            <text:p>Compagnies</text:p>
          </table:table-cell>
          <table:table-cell office:value-type="string">
            <text:p>Compagnie Anne-Marie Porras</text:p>
          </table:table-cell>
          <table:table-cell office:value-type="string">
            <text:p>Montpellier Centre</text:p>
          </table:table-cell>
          <table:table-cell/>
          <table:table-cell office:value-type="string">
            <text:p>04 67 92 59 03</text:p>
          </table:table-cell>
          <table:table-cell office:value-type="string">
            <text:p>04 67 58 97 40</text:p>
          </table:table-cell>
          <table:table-cell office:value-type="string">
            <text:p>contact@cie-porras.com</text:p>
          </table:table-cell>
          <table:table-cell office:value-type="string">
            <text:p>www.cie-porras.com*</text:p>
          </table:table-cell>
          <table:table-cell table:number-columns-repeated="4"/>
          <table:table-cell office:value-type="string">
            <text:p>54</text:p>
          </table:table-cell>
          <table:table-cell/>
          <table:table-cell office:value-type="string">
            <text:p>rue du Faubourg Figuero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ssociation Dansomania&lt;/li&gt;&lt;/ul&gt;&lt;p&gt;Basée sur des accents doux et présents, une énergie dense émergeant d'un chemin intérieur, trace une danse de contrastes et raconte à l'unisson la continuité. L'écho du mouvement dans la courbe...&lt;br /&gt;L'équilibre atteit dans l'arc de la spirale, dessine dans l'espace avec une liberté d'expression la poésie du ressenti.&lt;br /&gt;Marier les cultures est depuis longtemps un défi auquel Anne-Marie Porras s'affronte avec passion.&lt;br /&gt;Ainsi, son engagement passe par l'image, se traduit par des univers. Anne-Marie Porras s'associe pour la création musicale du compositeur Amand Amar.&lt;/p&gt;</text:p>
          </table:table-cell>
          <table:table-cell/>
        </table:table-row>
        <table:table-row table:style-name="ro1">
          <table:table-cell office:value-type="float" office:value="820">
            <text:p>820</text:p>
          </table:table-cell>
          <table:table-cell office:value-type="string">
            <text:p>Compagnies</text:p>
          </table:table-cell>
          <table:table-cell office:value-type="string">
            <text:p>Compagnie Didier Théron</text:p>
          </table:table-cell>
          <table:table-cell office:value-type="string">
            <text:p>Mosson</text:p>
          </table:table-cell>
          <table:table-cell/>
          <table:table-cell office:value-type="string">
            <text:p>04 67 03 38 22</text:p>
          </table:table-cell>
          <table:table-cell office:value-type="string">
            <text:p>04 67 03 38 37</text:p>
          </table:table-cell>
          <table:table-cell office:value-type="string">
            <text:p>communication@didiertheron.com</text:p>
          </table:table-cell>
          <table:table-cell office:value-type="string">
            <text:p>www.didiertheron.com</text:p>
          </table:table-cell>
          <table:table-cell table:number-columns-repeated="4"/>
          <table:table-cell office:value-type="string">
            <text:p>155</text:p>
          </table:table-cell>
          <table:table-cell/>
          <table:table-cell office:value-type="string">
            <text:p>rue de Bologne</text:p>
          </table:table-cell>
          <table:table-cell/>
          <table:table-cell office:value-type="string">
            <text:p>Espace Bernard Glandier</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Espace Bernard Glandier&lt;/li&gt;&lt;/ul&gt;&lt;p&gt;La Compagnie Didier Théron, créée en 1988 à Montpellier, installée depuis 1994 au Mas de la Paillade a pour principal objectif la recherche et la création chorégraphique, ainsi que sa diffusion et sa transmission auprès de publics variés, sous forme de spectacles, de cours et d’actions de sensibilisation. &lt;/p&gt;&lt;p&gt;Ses pièces ‘Ironworks’ ‘Les locataires’ ‘Autoportrait Raskolnikov’; ‘Assis debout en marche avec préambule et vestibule’ ‘ En forme’ connaissent une large diffusion en France et à l’étranger. Souvent inspiré par des univers romanesques et des écritures particulières (Dostoïevski, Beckett, Kafka), Didier Théron mène une recherche centrée sur le langage du corps, faisant appel à la pulsion maîtrisée, au trait brut épuré, à la composition graphique, pour révéler la danse comme une parole totale empreinte d’absurde et de burlesque.&lt;/p&gt;&lt;p&gt;&lt;br /&gt;En 2004 est inauguré l’Espace Bernard Glandier, lieu dédié à la recherche, la création, la formation chorégraphiques, en collaboration avec des artistes associés, pour 2005 Michèle Murray, Maya Brosch (Suisse), Rosalind Crisp (Australie). La compagnie propose un programme de cours réguliers pour danseurs avancés et professionnels, ainsi que des stages d’initiation à la danse contemporaine «Jeux Expérimentation Mouvement» pour les enfants de 6 à 12 ans pendant les vacances scolaires.&lt;/p&gt;</text:p>
          </table:table-cell>
          <table:table-cell/>
        </table:table-row>
        <table:table-row table:style-name="ro1">
          <table:table-cell office:value-type="float" office:value="821">
            <text:p>821</text:p>
          </table:table-cell>
          <table:table-cell office:value-type="string">
            <text:p>Compagnies</text:p>
          </table:table-cell>
          <table:table-cell office:value-type="string">
            <text:p>Compagnie patricebarthès &amp; Cie</text:p>
          </table:table-cell>
          <table:table-cell office:value-type="string">
            <text:p>Montpellier Centre</text:p>
          </table:table-cell>
          <table:table-cell/>
          <table:table-cell table:number-columns-repeated="2" office:value-type="string">
            <text:p>04 67 99 01 94</text:p>
          </table:table-cell>
          <table:table-cell office:value-type="string">
            <text:p>chicanes@wanadoo.fr</text:p>
          </table:table-cell>
          <table:table-cell office:value-type="string">
            <text:p>www.patricebarthes.com</text:p>
          </table:table-cell>
          <table:table-cell table:number-columns-repeated="4"/>
          <table:table-cell office:value-type="string">
            <text:p>7</text:p>
          </table:table-cell>
          <table:table-cell/>
          <table:table-cell office:value-type="string">
            <text:p>rue François Périer</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tricebarthès &amp;amp; Cie a été créée en 1992 à Montpellier.&lt;/p&gt;&lt;h4&gt;Créations chorégraphiques &lt;/h4&gt;&lt;p&gt;Jusqu’en 1999, la compagnie produira huit pièces dont quatre pour le Festival International Montpellier Danse : &lt;em&gt;D’ailleurs&lt;/em&gt; présentée sur la place de la Comédie, &lt;em&gt;Scène Blanche&lt;/em&gt; à l’Opéra sur le thème du Cinéma, &lt;em&gt;L’Echec des 12 travaux du Général Comix&lt;/em&gt; et enfin &lt;em&gt;Dry Wet,&lt;/em&gt; dix-neuf danseurs sur, sous dans et autour de l’eau pour l’ouverture du Festival à la Piscine Olympique d’Antigone l’année de la Coupe du Monde de football en France. &lt;br /&gt;En 2000, il crée le 1er volet du triptyque &lt;em&gt;Silence 1,2, 3&lt;/em&gt; présenté entre autres dans la Saison de Montpellier Danse, en Croatie et en Allemagne. Il est membre du collectif Changement De Propriétaire qui en 2002 investit un espace – outil de travail interdisciplinaire dans une friche industrielle à Montpellier. En 2003, la résidence de recherche au Centre Chorégraphique de Montpellier sur la notion de solo, “un pour…“, aboutira à la création de &lt;em&gt;Double Cue&lt;/em&gt; l’année suivante. Cette pièce est soutenue notamment par le DICREAM, et sélectionnée pour une présentation dans le cadre des appels à projets du Monaco Dance Forum 2004.&lt;br /&gt;Dans &lt;em&gt;Double Cue&lt;/em&gt;, le chorégraphe danse avec son double virtuel, un être numérique créé par l’artiste multimédia Fabrice Nourrichard , au plus près de son morphotype et de ses qualités de mouvement. Patrice Barthès questionne alors sa danse intime, son animalité. &lt;em&gt;Double Cue&lt;/em&gt; a été créé au Théâtre du Hangar à Montpellier en mai 2004. &lt;/p&gt;&lt;p&gt;En 2005, Patrice Barthès poursuit sa réflexion engagée sur le mouvement, sa genèse, sa transmission avec Quadre, une pièce pour quatre danseurs sur le flux, le jaillissement. Deux gros ventilateurs industriels sur scène, comme une possible métaphore de ce flux mais aussi d’une société qui parfois nous écrase, nous isole. Cette pièce a été créée en novembre 2005 à La Cigalière à Sérignan.&lt;br /&gt;Enfin la dernière création en date de la compagnie a été présentée en novembre 2006 à l’Ecole d’Architecture de Montpellier dans le cadre de la saison octobre – décembre 06 de Montpellier Danse. a-bloc, une pièce plastique et chorégraphique en deux parties de 27 minutes chacune, sur le thème de l’explosion.&lt;/p&gt;&lt;h4&gt;Implantation&lt;/h4&gt;&lt;p&gt;Parallèlement, la compagnie est en résidence pour trois ans, 2006 – 2007 – 2008, à La Cigalière de Sérignan. Outre des résidences de création, elle mène un travail d’approche et de sensibilisation de la population qui aboutira à la présentation d’un événement chorégraphique en juin 2008 sur le site créé par Daniel Buren “Rayonnant“et sur lequel est implantée la Cigalière.&lt;br /&gt;La sensibilisation du public à la danse contemporaine mais aussi de manière plus générale à la notion de représentation est une composante importante du projet artistique de la Compagnie. Elle prend la forme d’ateliers auprès de publics aussi divers que les étudiants et personnels de l’Ecole d’Architecture de Montpellier Agglomération, les élèves du Centre des Arts du Cirque Balthazar de Montpellier, avec en 2006 la “mise en piste“ de Fétichirque, spectacle de fin d’étude de la classe professionnelle, l’association à vocation sociale Via Voltaire, le milieu scolaire….&lt;/p&gt;&lt;h4&gt;Installations / performances&lt;/h4&gt;&lt;p&gt;Fortement préoccupé par la distinction des sens, thème souvent présent dans ses pièces chorégraphiques ou ses performances dansées comme &lt;em&gt;Entendre/Voir&lt;/em&gt; (un solo de danse de 15 minutes accompagné d’un musicien les yeux bandés), Patrice Barthès élargit son travail artistique à la vidéo et à des installations interactives : &lt;em&gt;son_ambulio&lt;/em&gt; (2002) en collaboration avec Stéphanie Thiersch et co-produit par Animax Multimediatheater Bonn Bad-Godesberg (www.mouvoir.de/videodance.html), &lt;em&gt;vidéo hot definition&lt;/em&gt; présentée au Baloard à Montpellier en 2002, &lt;em&gt;on marche sur la tête&lt;/em&gt;, créée au Théâtre de l’Arsenic à Lausanne, &lt;em&gt;l’eau de là&lt;/em&gt; ou encore &lt;em&gt;altération intime&lt;/em&gt;. Toutes ces propositions interrogent la perception et les sens, en rapport au mouvement. &lt;/p&gt;&lt;p&gt;En 2007, patricebarthès &amp;amp; Cie poursuit son travail de sensibilisation, de territoire… se consacre à la diffusion des oeuvres du répertoire, à la création d’une “danse de bienvenue“ avec plus de 200 collégiens du département de l’Hérault pour accueillir les équipes professionnelles lors de la Coupe du Monde de Rugby en septembre, à son travail sur la ville de Sérignan dans le cadre de sa résidence, à renforcer sa présence à l’Ecole d’Architecture de Montpellier avec des ateliers, des workshops et la préparation d’une exposition plastique pour l’automne … &lt;/p&gt;&lt;h4&gt;Répertoire&lt;/h4&gt;&lt;ul&gt;&lt;li&gt;1992 : Duo d’un Rêve et Sola – Biennale des Jeunes Créateurs à Valencia &lt;/li&gt;&lt;li&gt;1993 : D’ailleurs – Festival International Montpellier Danse &lt;/li&gt;&lt;li&gt;1994 : Scène Blanche – Festival International Montpellier Danse Inconter – Ballet National du Malawi&lt;/li&gt;&lt;li&gt;1995 : L’echec des 12 travaux du Général Comix – Festival International Montpellier Danse &lt;/li&gt;&lt;li&gt;1997 : Hoxcar – Le Théâtre* Scène Nationale de Narbonne&lt;/li&gt;&lt;li&gt;1998 : Dry Wet - Festival International Montpellier Danse&lt;/li&gt;&lt;li&gt;1999 : Silence 1 – Parfumerie  Monternier à Montpellier&lt;/li&gt;&lt;li&gt;2001 : Silence 2 – CCN de Belfort &lt;/li&gt;&lt;li&gt;2002 : Silence 3 – CCN de Montpellier &lt;/li&gt;&lt;li&gt;2003 : Silence 3 version “easy export“– Tanzhaus à Düsseldorf &lt;/li&gt;&lt;li&gt;2004 : Double Cue – Théâtre du Hangar à Montpellier &lt;/li&gt;&lt;li&gt;2005 : Quadre – Théâtre de la Cigalière à Sérignan &lt;/li&gt;&lt;li&gt;2006 : a-bloc – saison octobre décembre Montpellier Danse 06 à l’Ecole d’Architecture de Montpellier&lt;/li&gt;&lt;/ul&gt;</text:p>
          </table:table-cell>
          <table:table-cell/>
        </table:table-row>
        <table:table-row table:style-name="ro1">
          <table:table-cell office:value-type="float" office:value="822">
            <text:p>822</text:p>
          </table:table-cell>
          <table:table-cell office:value-type="string">
            <text:p>Compagnies</text:p>
          </table:table-cell>
          <table:table-cell office:value-type="string">
            <text:p>Compagnie Tang'Hérault</text:p>
          </table:table-cell>
          <table:table-cell office:value-type="string">
            <text:p>Mosson</text:p>
          </table:table-cell>
          <table:table-cell/>
          <table:table-cell office:value-type="string">
            <text:p>06 87 15 81 16</text:p>
          </table:table-cell>
          <table:table-cell table:number-columns-repeated="2"/>
          <table:table-cell office:value-type="string">
            <text:p>www.tangherault-montpellier.com*</text:p>
          </table:table-cell>
          <table:table-cell table:number-columns-repeated="4"/>
          <table:table-cell office:value-type="string">
            <text:p>40</text:p>
          </table:table-cell>
          <table:table-cell/>
          <table:table-cell office:value-type="string">
            <text:p>rue Favre de Saint Castor</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ompagnie de danse&lt;/li&gt;&lt;li&gt;Maison du Tango&lt;/li&gt;&lt;/ul&gt;</text:p>
          </table:table-cell>
          <table:table-cell/>
        </table:table-row>
        <table:table-row table:style-name="ro1">
          <table:table-cell office:value-type="float" office:value="823">
            <text:p>823</text:p>
          </table:table-cell>
          <table:table-cell office:value-type="string">
            <text:p>Compagnies</text:p>
          </table:table-cell>
          <table:table-cell office:value-type="string">
            <text:p>Compagnie Yann Lheureux</text:p>
          </table:table-cell>
          <table:table-cell office:value-type="string">
            <text:p>Montpellier Centre</text:p>
          </table:table-cell>
          <table:table-cell/>
          <table:table-cell office:value-type="string">
            <text:p>04 99 06 07 89</text:p>
          </table:table-cell>
          <table:table-cell/>
          <table:table-cell office:value-type="string">
            <text:p>danse.lheureux@wanadoo.fr</text:p>
          </table:table-cell>
          <table:table-cell office:value-type="string">
            <text:p>www.cie-yannlheureux.com</text:p>
          </table:table-cell>
          <table:table-cell table:number-columns-repeated="4"/>
          <table:table-cell office:value-type="string">
            <text:p>1 bis</text:p>
          </table:table-cell>
          <table:table-cell/>
          <table:table-cell office:value-type="string">
            <text:p>rue Etienne Anto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ssociation Être en scène&lt;/p&gt;&lt;p&gt;Créée en 1994, la compagnie, soute nue au titre de compagnie conventionnée, développe depuis ses débuts une recherche autour de l'improvisation et plus particulièrement sur le cheminement de l'improvisation à la composition instantanée. &lt;/p&gt;&lt;p&gt;Fort d'un répertoire de sept pièces dont deux &amp;quot;jeune public&amp;quot;, diffusé en France et à l'étranger, la compagnie renforce son ancrage locale à travers un nouveau lieu : l'Atelier, espace de création, de formation et de diffusion.&lt;/p&gt;</text:p>
          </table:table-cell>
          <table:table-cell/>
        </table:table-row>
        <table:table-row table:style-name="ro1">
          <table:table-cell office:value-type="float" office:value="824">
            <text:p>824</text:p>
          </table:table-cell>
          <table:table-cell office:value-type="string">
            <text:p>Compagnies</text:p>
          </table:table-cell>
          <table:table-cell office:value-type="string">
            <text:p>Compagnie Les Gens du Quai</text:p>
          </table:table-cell>
          <table:table-cell office:value-type="string">
            <text:p>Montpellier Centre</text:p>
          </table:table-cell>
          <table:table-cell/>
          <table:table-cell office:value-type="string">
            <text:p>04 67 65 96 42</text:p>
          </table:table-cell>
          <table:table-cell/>
          <table:table-cell office:value-type="string">
            <text:p>info@gensduquai.org</text:p>
          </table:table-cell>
          <table:table-cell office:value-type="string">
            <text:p>www.gensduquai.org</text:p>
          </table:table-cell>
          <table:table-cell table:number-columns-repeated="4"/>
          <table:table-cell office:value-type="string">
            <text:p>27</text:p>
          </table:table-cell>
          <table:table-cell/>
          <table:table-cell office:value-type="string">
            <text:p>quai Laur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 l’initiative de plusieurs artistes, l’association Les Gens du Quai cherche à favoriser le développement des échanges entre les différents arts, dans l’esprit Factory d’Andy Warhol, en ouvrant aux créateurs de tous horizons un espace de création, de rencontre et d’information. &lt;br /&gt;Elle réunit aujourd’hui des professionnels des métiers du spectacle : danseur, musicien, comédien, chorégraphe, concepteur lumière et son, plasticien, infographiste, photographe et critique. &lt;/p&gt;</text:p>
          </table:table-cell>
          <table:table-cell/>
        </table:table-row>
        <table:table-row table:style-name="ro1">
          <table:table-cell office:value-type="float" office:value="825">
            <text:p>825</text:p>
          </table:table-cell>
          <table:table-cell office:value-type="string">
            <text:p>Compagnies</text:p>
          </table:table-cell>
          <table:table-cell office:value-type="string">
            <text:p>Compagnie Michèle Murray</text:p>
          </table:table-cell>
          <table:table-cell office:value-type="string">
            <text:p>Les Cévennes</text:p>
          </table:table-cell>
          <table:table-cell/>
          <table:table-cell office:value-type="string">
            <text:p>04 67 58 85 80</text:p>
          </table:table-cell>
          <table:table-cell office:value-type="string">
            <text:p>04 67 06 57 10</text:p>
          </table:table-cell>
          <table:table-cell office:value-type="string">
            <text:p>cie.michelemurray@club-internet.fr</text:p>
          </table:table-cell>
          <table:table-cell office:value-type="string">
            <text:p>mailto:www.ciemichelemurray@club-internet.fr*</text:p>
          </table:table-cell>
          <table:table-cell table:number-columns-repeated="4"/>
          <table:table-cell office:value-type="string">
            <text:p>21</text:p>
          </table:table-cell>
          <table:table-cell/>
          <table:table-cell office:value-type="string">
            <text:p>rue Bacqué</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ssociation Stella&lt;/li&gt;&lt;/ul&gt;&lt;p&gt;Depuis 1999, la Compagnie Michèle Murray basée à Montpellier et Berlin, fait un travail de création artistique et de pédagogie au niveau national et international. Le travail du mouvement et d'acteur corporel constituent la base de recherche pour les créations, qui se font en étroite collaboration avec les interprètes.&lt;br /&gt;La base des créations reste l'investigation d'une atmosphère à la fois violente et jubilatoire, une sorte d'apocalypse joyeuse qui serait une façon d'envisager la création artistique et le monde d'aujourd'hui.&lt;/p&gt;</text:p>
          </table:table-cell>
          <table:table-cell/>
        </table:table-row>
        <table:table-row table:style-name="ro1">
          <table:table-cell office:value-type="float" office:value="826">
            <text:p>826</text:p>
          </table:table-cell>
          <table:table-cell office:value-type="string">
            <text:p>Compagnies</text:p>
          </table:table-cell>
          <table:table-cell office:value-type="string">
            <text:p>Compagnie Aurelia</text:p>
          </table:table-cell>
          <table:table-cell office:value-type="string">
            <text:p>Montpellier Centre</text:p>
          </table:table-cell>
          <table:table-cell/>
          <table:table-cell office:value-type="string">
            <text:p>04 67 06 52 44</text:p>
          </table:table-cell>
          <table:table-cell table:number-columns-repeated="2"/>
          <table:table-cell office:value-type="string">
            <text:p>compagnieaurelia.free.fr*</text:p>
          </table:table-cell>
          <table:table-cell table:number-columns-repeated="4"/>
          <table:table-cell office:value-type="string">
            <text:p>154</text:p>
          </table:table-cell>
          <table:table-cell/>
          <table:table-cell office:value-type="string">
            <text:p>rue Courte Ore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compagnie Aurélia, association loi 1901 fondée en juillet 1996, réunit des artistes provenant du monde de la danse, de la musique, des arts plastiques et de la vidéo. La production de spectacles en est l'activité principale, ainsi que toutes les actions qui peuvent promouvoir la danse ou développer sa pratique auprès d'un public le plus large possible. &lt;/p&gt;</text:p>
          </table:table-cell>
          <table:table-cell/>
        </table:table-row>
        <table:table-row table:style-name="ro1">
          <table:table-cell office:value-type="float" office:value="827">
            <text:p>827</text:p>
          </table:table-cell>
          <table:table-cell office:value-type="string">
            <text:p>Compagnies</text:p>
          </table:table-cell>
          <table:table-cell office:value-type="string">
            <text:p>Compagnie Lila Green</text:p>
          </table:table-cell>
          <table:table-cell office:value-type="string">
            <text:p>Hôpitaux - Facultés</text:p>
          </table:table-cell>
          <table:table-cell/>
          <table:table-cell office:value-type="string">
            <text:p>04 67 63 12 43</text:p>
          </table:table-cell>
          <table:table-cell table:number-columns-repeated="7"/>
          <table:table-cell office:value-type="string">
            <text:p>2903</text:p>
          </table:table-cell>
          <table:table-cell/>
          <table:table-cell office:value-type="string">
            <text:p>route de Mende</text:p>
          </table:table-cell>
          <table:table-cell/>
          <table:table-cell office:value-type="string">
            <text:p>Le Clos Jolival</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ssociation Sunsets&lt;/li&gt;&lt;li&gt;Compagnie de danse&lt;/li&gt;&lt;/ul&gt;</text:p>
          </table:table-cell>
          <table:table-cell/>
        </table:table-row>
        <table:table-row table:style-name="ro1">
          <table:table-cell office:value-type="float" office:value="828">
            <text:p>828</text:p>
          </table:table-cell>
          <table:table-cell office:value-type="string">
            <text:p>Compagnies</text:p>
          </table:table-cell>
          <table:table-cell office:value-type="string">
            <text:p>Association Temps Danse</text:p>
          </table:table-cell>
          <table:table-cell office:value-type="string">
            <text:p>Montpellier Centre</text:p>
          </table:table-cell>
          <table:table-cell/>
          <table:table-cell office:value-type="string">
            <text:p>04 67 66 62 94</text:p>
          </table:table-cell>
          <table:table-cell/>
          <table:table-cell office:value-type="string">
            <text:p>tempsdanse-contact@wanadoo.fr</text:p>
          </table:table-cell>
          <table:table-cell office:value-type="string">
            <text:p>www.zaziemusette.org*, www.zazielamuse.org*, www.pepimorena.org*</text:p>
          </table:table-cell>
          <table:table-cell table:number-columns-repeated="4"/>
          <table:table-cell office:value-type="string">
            <text:p>14</text:p>
          </table:table-cell>
          <table:table-cell/>
          <table:table-cell office:value-type="string">
            <text:p>boulevard Louis Blan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Professeur Sylvie Bousquet&lt;/p&gt;&lt;p&gt;- Cours et Ateliers de Danse (contemporaine, danse contact, improvisation, éveil corporel et musical).&lt;br /&gt;- Production et diffusion de spectacles interdisciplinaires:&lt;br /&gt;- Zazie MUSETTE l'esprit Guinguette et La Guinguette Mobile&lt;br /&gt;- Zazie LaMuse Chansons Intimes création 2004 et Le Cirque Intérieur&lt;br /&gt;- la Cie Pepi MORENA B.I.I.M. ! &lt;/p&gt;</text:p>
          </table:table-cell>
          <table:table-cell/>
        </table:table-row>
        <table:table-row table:style-name="ro1">
          <table:table-cell office:value-type="float" office:value="829">
            <text:p>829</text:p>
          </table:table-cell>
          <table:table-cell office:value-type="string">
            <text:p>Compagnies</text:p>
          </table:table-cell>
          <table:table-cell office:value-type="string">
            <text:p>Association Acta</text:p>
          </table:table-cell>
          <table:table-cell office:value-type="string">
            <text:p>Montpellier Centre</text:p>
          </table:table-cell>
          <table:table-cell/>
          <table:table-cell office:value-type="string">
            <text:p>04 67 60 49 34</text:p>
          </table:table-cell>
          <table:table-cell table:number-columns-repeated="7"/>
          <table:table-cell office:value-type="string">
            <text:p>4</text:p>
          </table:table-cell>
          <table:table-cell/>
          <table:table-cell office:value-type="string">
            <text:p>impasse Saint-Pau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ompagnie de danse&lt;/li&gt;&lt;/ul&gt;</text:p>
          </table:table-cell>
          <table:table-cell/>
        </table:table-row>
        <table:table-row table:style-name="ro1">
          <table:table-cell office:value-type="float" office:value="830">
            <text:p>830</text:p>
          </table:table-cell>
          <table:table-cell office:value-type="string">
            <text:p>Compagnies</text:p>
          </table:table-cell>
          <table:table-cell office:value-type="string">
            <text:p>Compagnie Autre Mi Na</text:p>
          </table:table-cell>
          <table:table-cell office:value-type="string">
            <text:p>Montpellier Centre</text:p>
          </table:table-cell>
          <table:table-cell/>
          <table:table-cell office:value-type="string">
            <text:p>04 67 60 84 22</text:p>
          </table:table-cell>
          <table:table-cell/>
          <table:table-cell office:value-type="string">
            <text:p>contacts@autremina.com</text:p>
          </table:table-cell>
          <table:table-cell office:value-type="string">
            <text:p>www.autremina.com*</text:p>
          </table:table-cell>
          <table:table-cell table:number-columns-repeated="4"/>
          <table:table-cell office:value-type="string">
            <text:p>17</text:p>
          </table:table-cell>
          <table:table-cell/>
          <table:table-cell office:value-type="string">
            <text:p>rue de l'universit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Cie Autre Mi Na considère sa place dans le monde chorégraphique comme un maillon entre l'Occident et les pays de l'Europe de l'Est, elle met l'accent sur une nouvelle dynamique de création qui permet d'aborder de nouvelles formes d'expression, d'élargir et de diversifier les contacts.&lt;br /&gt;Les recherches artistiques de la Compagnie ont pour but d'unir en une synthèse harmonieuse plusieurs éléments artistiques, ainsi que pratiquer l'enseignement en direction de professionnels du spectacle, amateurs et scolaires. &lt;/p&gt;</text:p>
          </table:table-cell>
          <table:table-cell/>
        </table:table-row>
        <table:table-row table:style-name="ro1">
          <table:table-cell office:value-type="float" office:value="831">
            <text:p>831</text:p>
          </table:table-cell>
          <table:table-cell office:value-type="string">
            <text:p>Compagnies</text:p>
          </table:table-cell>
          <table:table-cell office:value-type="string">
            <text:p>Compagnie MCR Danse</text:p>
          </table:table-cell>
          <table:table-cell office:value-type="string">
            <text:p>Mosson</text:p>
          </table:table-cell>
          <table:table-cell/>
          <table:table-cell office:value-type="string">
            <text:p>04 67 03 01 66</text:p>
          </table:table-cell>
          <table:table-cell/>
          <table:table-cell office:value-type="string">
            <text:p>contact@dansemcr.com</text:p>
          </table:table-cell>
          <table:table-cell office:value-type="string">
            <text:p>www.dansemcr.com</text:p>
          </table:table-cell>
          <table:table-cell table:number-columns-repeated="4"/>
          <table:table-cell office:value-type="string">
            <text:p>475</text:p>
          </table:table-cell>
          <table:table-cell/>
          <table:table-cell office:value-type="string">
            <text:p>avenue du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MCR Danse Compagnie est une compagnie montpelliéraine de Danses Urbaines et Hip-Hop; compagnie professionnelle créée en 1991, elle représente ses créations chorégraphiques en Europe, en France et en région. MCR Danse Cie c'est aussi l'Association MCR : les danseurs de la compagnie proposent des formations Hip-Hop pour les amateurs et pour les professionnels (cours, stages), et s'impliquent également dans les actions culturelles des écoles et des associations. A travers la Cie et l'Association , MCR contribue au développement et à la reconnaissance des cultures urbaines, avec pour objectif principal la rencontre entre des personnes d'environnements socioculturels différents, autour d'une même passion&lt;/p&gt;&lt;p&gt;&amp;nbsp;&lt;/p&gt;&lt;p&gt;Mobile: 06 61 88 27 28&lt;/p&gt;</text:p>
          </table:table-cell>
          <table:table-cell/>
        </table:table-row>
        <table:table-row table:style-name="ro1">
          <table:table-cell office:value-type="float" office:value="832">
            <text:p>832</text:p>
          </table:table-cell>
          <table:table-cell office:value-type="string">
            <text:p>Compagnies</text:p>
          </table:table-cell>
          <table:table-cell office:value-type="string">
            <text:p>Compagnie Ombre et Parenthèses / Laurence Saboye</text:p>
          </table:table-cell>
          <table:table-cell office:value-type="string">
            <text:p>Montpellier Centre</text:p>
          </table:table-cell>
          <table:table-cell/>
          <table:table-cell office:value-type="string">
            <text:p>04 67 58 92 26</text:p>
          </table:table-cell>
          <table:table-cell/>
          <table:table-cell office:value-type="string">
            <text:p>laurencesaboye@aol.com</text:p>
          </table:table-cell>
          <table:table-cell table:number-columns-repeated="5"/>
          <table:table-cell office:value-type="string">
            <text:p>15</text:p>
          </table:table-cell>
          <table:table-cell/>
          <table:table-cell office:value-type="string">
            <text:p>rue Poitev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epuis sa création en 1994 à l'occasion de l'Edifice de la rupture pour le festival Montpellier Danse, la compagnie Ombre &amp;amp; Parenthèses permet à des artistes de disciplines diverses de créer ensemble. Selon Laurence Saboye, chorégraphe et directrice artistique, son travail est souvent présenté avec d'autres expressions artistiques, qui participent à l'oeuvre tout en gardant leur identité. Il s'agit pour elle de mêler différents arts, différentes formes, les faire glisser les unes sur les autres.&lt;/p&gt;</text:p>
          </table:table-cell>
          <table:table-cell/>
        </table:table-row>
        <table:table-row table:style-name="ro1">
          <table:table-cell office:value-type="float" office:value="833">
            <text:p>833</text:p>
          </table:table-cell>
          <table:table-cell office:value-type="string">
            <text:p>Compagnies</text:p>
          </table:table-cell>
          <table:table-cell office:value-type="string">
            <text:p>Club de danse écossaise de Montpellier</text:p>
          </table:table-cell>
          <table:table-cell office:value-type="string">
            <text:p>Croix d'Argent</text:p>
          </table:table-cell>
          <table:table-cell/>
          <table:table-cell office:value-type="string">
            <text:p>04 67 42 66 11</text:p>
          </table:table-cell>
          <table:table-cell/>
          <table:table-cell office:value-type="string">
            <text:p>danseecossaisemtp@free.fr</text:p>
          </table:table-cell>
          <table:table-cell office:value-type="string">
            <text:p>danseecossaisemtp.free.fr*</text:p>
          </table:table-cell>
          <table:table-cell table:number-columns-repeated="4"/>
          <table:table-cell office:value-type="string">
            <text:p>2595</text:p>
          </table:table-cell>
          <table:table-cell/>
          <table:table-cell office:value-type="string">
            <text:p>boulevard Paul Valéry</text:p>
          </table:table-cell>
          <table:table-cell/>
          <table:table-cell office:value-type="string">
            <text:p>Bât. A Estanov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pratique de la danse écossaise par des cours réguliers hebdomadaires, des week-end ainsi que des rencontres avec les autres clubs sous forme de bal de danse écossaise. Les danseurs ont aussi la possibilité de s'inscrirent et de pratiquer la danse écossaise à la RDCDS sous forme de stage d'été en Ecosse à Saint Andrews.&lt;/p&gt;</text:p>
          </table:table-cell>
          <table:table-cell/>
        </table:table-row>
        <table:table-row table:style-name="ro1">
          <table:table-cell office:value-type="float" office:value="834">
            <text:p>834</text:p>
          </table:table-cell>
          <table:table-cell office:value-type="string">
            <text:p>Compagnies</text:p>
          </table:table-cell>
          <table:table-cell office:value-type="string">
            <text:p>Compagnie Les Tontons Swingueurs</text:p>
          </table:table-cell>
          <table:table-cell office:value-type="string">
            <text:p>Montpellier Centre</text:p>
          </table:table-cell>
          <table:table-cell/>
          <table:table-cell office:value-type="string">
            <text:p>06 17 70 28 36</text:p>
          </table:table-cell>
          <table:table-cell/>
          <table:table-cell office:value-type="string">
            <text:p>swing@lestontonsswingueurs.com</text:p>
          </table:table-cell>
          <table:table-cell office:value-type="string">
            <text:p>lestontonsswingueurs.com*</text:p>
          </table:table-cell>
          <table:table-cell table:number-columns-repeated="4"/>
          <table:table-cell office:value-type="string">
            <text:p>1</text:p>
          </table:table-cell>
          <table:table-cell/>
          <table:table-cell office:value-type="string">
            <text:p>square Jean M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Maison Pour Tous Voltaire &lt;/li&gt;&lt;/ul&gt;&lt;p&gt;Apprendre à danser le Swing, le lindy hop et le boogie woogie à Montpellier et en France... avec Les tontons Swingueurs !&lt;/p&gt;</text:p>
          </table:table-cell>
          <table:table-cell/>
        </table:table-row>
        <table:table-row table:style-name="ro1">
          <table:table-cell office:value-type="float" office:value="835">
            <text:p>835</text:p>
          </table:table-cell>
          <table:table-cell office:value-type="string">
            <text:p>Sociétés d'HLM</text:p>
          </table:table-cell>
          <table:table-cell office:value-type="string">
            <text:p>ACM (bureau central de la demande)</text:p>
          </table:table-cell>
          <table:table-cell office:value-type="string">
            <text:p>Croix d'Argent</text:p>
          </table:table-cell>
          <table:table-cell office:value-type="string">
            <text:p>Pas du Loup</text:p>
          </table:table-cell>
          <table:table-cell office:value-type="string">
            <text:p>04 99 51 20 80</text:p>
          </table:table-cell>
          <table:table-cell table:number-columns-repeated="7"/>
          <table:table-cell office:value-type="string">
            <text:p>24</text:p>
          </table:table-cell>
          <table:table-cell/>
          <table:table-cell office:value-type="string">
            <text:p>rue Robespierre</text:p>
          </table:table-cell>
          <table:table-cell/>
          <table:table-cell office:value-type="string">
            <text:p>Résidence Paul-Valéry</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ffice public d'aménagement et de construction de Montpellier &lt;/p&gt;</text:p>
          </table:table-cell>
          <table:table-cell/>
        </table:table-row>
        <table:table-row table:style-name="ro1">
          <table:table-cell office:value-type="float" office:value="837">
            <text:p>837</text:p>
          </table:table-cell>
          <table:table-cell office:value-type="string">
            <text:p>Sociétés d'HLM</text:p>
          </table:table-cell>
          <table:table-cell office:value-type="string">
            <text:p>Arcade promotion</text:p>
          </table:table-cell>
          <table:table-cell office:value-type="string">
            <text:p>Montpellier Centre</text:p>
          </table:table-cell>
          <table:table-cell office:value-type="string">
            <text:p>Antigone</text:p>
          </table:table-cell>
          <table:table-cell office:value-type="string">
            <text:p>04 67 15 68 40</text:p>
          </table:table-cell>
          <table:table-cell table:number-columns-repeated="7"/>
          <table:table-cell office:value-type="string">
            <text:p>974</text:p>
          </table:table-cell>
          <table:table-cell/>
          <table:table-cell office:value-type="string">
            <text:p>avenue du Piré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br /&gt; &lt;/p&gt;</text:p>
          </table:table-cell>
          <table:table-cell/>
        </table:table-row>
        <table:table-row table:style-name="ro1">
          <table:table-cell office:value-type="float" office:value="838">
            <text:p>838</text:p>
          </table:table-cell>
          <table:table-cell office:value-type="string">
            <text:p>Sociétés d'HLM</text:p>
          </table:table-cell>
          <table:table-cell office:value-type="string">
            <text:p>Hérault habitat</text:p>
          </table:table-cell>
          <table:table-cell office:value-type="string">
            <text:p>Les Cévennes</text:p>
          </table:table-cell>
          <table:table-cell office:value-type="string">
            <text:p>Alco</text:p>
          </table:table-cell>
          <table:table-cell office:value-type="string">
            <text:p>04 67 84 75 00</text:p>
          </table:table-cell>
          <table:table-cell table:number-columns-repeated="7"/>
          <table:table-cell office:value-type="string">
            <text:p>100</text:p>
          </table:table-cell>
          <table:table-cell/>
          <table:table-cell office:value-type="string">
            <text:p>rue de l'Oas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Hérault habitat est l'opérateur du Département pour gérer 276 résidences (8 608 familles sur 90 communes), 20 foyers pour personnes âgées et des centres d'hébergement pour personnes handicapées, des garages et des locaux commerciaux. &lt;br /&gt;&lt;br /&gt;Il participe aussi à l'aménagement d'équipement public.&lt;/font /&gt;</text:p>
          </table:table-cell>
          <table:table-cell/>
        </table:table-row>
        <table:table-row table:style-name="ro1">
          <table:table-cell office:value-type="float" office:value="840">
            <text:p>840</text:p>
          </table:table-cell>
          <table:table-cell office:value-type="string">
            <text:p>Compagnies</text:p>
          </table:table-cell>
          <table:table-cell office:value-type="string">
            <text:p>Compagnie Libertango</text:p>
          </table:table-cell>
          <table:table-cell office:value-type="string">
            <text:p>Croix d'Argent</text:p>
          </table:table-cell>
          <table:table-cell/>
          <table:table-cell office:value-type="string">
            <text:p>04 67 54 30 55</text:p>
          </table:table-cell>
          <table:table-cell/>
          <table:table-cell office:value-type="string">
            <text:p>ltango@free.fr</text:p>
          </table:table-cell>
          <table:table-cell office:value-type="string">
            <text:p>ltango.free.fr*</text:p>
          </table:table-cell>
          <table:table-cell table:number-columns-repeated="4"/>
          <table:table-cell office:value-type="string">
            <text:p>8</text:p>
          </table:table-cell>
          <table:table-cell/>
          <table:table-cell office:value-type="string">
            <text:p>square Cézanne</text:p>
          </table:table-cell>
          <table:table-cell/>
          <table:table-cell office:value-type="string">
            <text:p>Résidence Saint Clément</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romotion de la culture du tango argentin.&lt;br /&gt;Tango argentin dansé : stages tous niveaux, cours collectifs et cours particuliers toute l'année, démonstrations, spectacles, conférences, articles.&lt;br /&gt;Les cours sont dispensés par Roberto Romanelli et Betty Jorge, danseurs professionnels et professeurs de tango argentin.&lt;/p&gt;</text:p>
          </table:table-cell>
          <table:table-cell/>
        </table:table-row>
        <table:table-row table:style-name="ro1">
          <table:table-cell office:value-type="float" office:value="841">
            <text:p>841</text:p>
          </table:table-cell>
          <table:table-cell office:value-type="string">
            <text:p>Compagnies</text:p>
          </table:table-cell>
          <table:table-cell office:value-type="string">
            <text:p>Compagnie Artefact Danse</text:p>
          </table:table-cell>
          <table:table-cell office:value-type="string">
            <text:p>Montpellier Centre</text:p>
          </table:table-cell>
          <table:table-cell/>
          <table:table-cell office:value-type="string">
            <text:p>04 67 64 05 02</text:p>
          </table:table-cell>
          <table:table-cell/>
          <table:table-cell office:value-type="string">
            <text:p>artefactdanse@wanadoo.fr</text:p>
          </table:table-cell>
          <table:table-cell table:number-columns-repeated="5"/>
          <table:table-cell office:value-type="string">
            <text:p>17 bis</text:p>
          </table:table-cell>
          <table:table-cell/>
          <table:table-cell office:value-type="string">
            <text:p>rue Boy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Compagnie de danse&lt;/li&gt;&lt;/ul&gt;</text:p>
          </table:table-cell>
          <table:table-cell/>
        </table:table-row>
        <table:table-row table:style-name="ro1">
          <table:table-cell office:value-type="float" office:value="842">
            <text:p>842</text:p>
          </table:table-cell>
          <table:table-cell office:value-type="string">
            <text:p>Compagnies</text:p>
          </table:table-cell>
          <table:table-cell office:value-type="string">
            <text:p>Compagnie La Camionetta</text:p>
          </table:table-cell>
          <table:table-cell office:value-type="string">
            <text:p>Montpellier Centre</text:p>
          </table:table-cell>
          <table:table-cell/>
          <table:table-cell office:value-type="string">
            <text:p>04 99 06 07 71</text:p>
          </table:table-cell>
          <table:table-cell/>
          <table:table-cell office:value-type="string">
            <text:p>lacamionetta@wanadoo.fr</text:p>
          </table:table-cell>
          <table:table-cell table:number-columns-repeated="5"/>
          <table:table-cell office:value-type="string">
            <text:p>30</text:p>
          </table:table-cell>
          <table:table-cell/>
          <table:table-cell office:value-type="string">
            <text:p>cours Gambett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compagnie La Camionetta est une compagnie de danse contemporaine créée en 1993 par Fabrice Ramalingom et Hélène Cathala.&lt;br /&gt;Son travail est axé sur la création de pièces et d'événements chorégraphiques, et de leur diffusion en France et à l'étranger. Elle s'appuie également sur des projets de recherche et de formation (résidences, ateliers, stages.)&lt;br /&gt;La compagnie la Camionetta est subventionnée par la DRAC Languedoc-Roussillon, le Conseil Régional Languedoc-Roussillon, le Conseil Général de l'Hérault et la Ville de Montpellier.&lt;/p&gt;</text:p>
          </table:table-cell>
          <table:table-cell/>
        </table:table-row>
        <table:table-row table:style-name="ro1">
          <table:table-cell office:value-type="float" office:value="843">
            <text:p>843</text:p>
          </table:table-cell>
          <table:table-cell office:value-type="string">
            <text:p>Compagnies</text:p>
          </table:table-cell>
          <table:table-cell office:value-type="string">
            <text:p>Compagnie Comme ça</text:p>
          </table:table-cell>
          <table:table-cell office:value-type="string">
            <text:p>Montpellier Centre</text:p>
          </table:table-cell>
          <table:table-cell/>
          <table:table-cell office:value-type="string">
            <text:p>04 99 61 15 56</text:p>
          </table:table-cell>
          <table:table-cell/>
          <table:table-cell office:value-type="string">
            <text:p>mail.commeca@laposte.net</text:p>
          </table:table-cell>
          <table:table-cell table:number-columns-repeated="7"/>
          <table:table-cell office:value-type="string">
            <text:p>Boulevard Louis Blanc</text:p>
          </table:table-cell>
          <table:table-cell/>
          <table:table-cell office:value-type="string">
            <text:p>Les Ursuline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44">
            <text:p>844</text:p>
          </table:table-cell>
          <table:table-cell office:value-type="string">
            <text:p>Compagnies</text:p>
          </table:table-cell>
          <table:table-cell office:value-type="string">
            <text:p>Compagnie Tango Panaché</text:p>
          </table:table-cell>
          <table:table-cell office:value-type="string">
            <text:p>Montpellier Centre</text:p>
          </table:table-cell>
          <table:table-cell/>
          <table:table-cell office:value-type="string">
            <text:p>04 67 58 12 74 ou 06 87 53 75 63</text:p>
          </table:table-cell>
          <table:table-cell table:number-columns-repeated="2"/>
          <table:table-cell office:value-type="string">
            <text:p>mailto:tango.panaché@wanadoo.fr</text:p>
          </table:table-cell>
          <table:table-cell table:number-columns-repeated="4"/>
          <table:table-cell office:value-type="string">
            <text:p>17</text:p>
          </table:table-cell>
          <table:table-cell/>
          <table:table-cell office:value-type="string">
            <text:p>rue Tour Gayraud</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anse et culture argentine, apprentissage du tango argentin. Contact : M. N. Genlot&lt;br /&gt;Milonga tous les deuxièmes vendredis du mois au café de l'Esplanade boulevard Sarrail de 20 heures à minuit.&lt;br /&gt;Chaque vendredi en terrasse durant l'été et pendant Montpellier Danse. &lt;br /&gt;Possibilité de démonstrations (sur demande) par l'atelier de chorégraphie.&lt;/p&gt;</text:p>
          </table:table-cell>
          <table:table-cell/>
        </table:table-row>
        <table:table-row table:style-name="ro1">
          <table:table-cell office:value-type="float" office:value="845">
            <text:p>845</text:p>
          </table:table-cell>
          <table:table-cell office:value-type="string">
            <text:p>Compagnies</text:p>
          </table:table-cell>
          <table:table-cell office:value-type="string">
            <text:p>Compagnie O'Bal</text:p>
          </table:table-cell>
          <table:table-cell office:value-type="string">
            <text:p>Montpellier Centre</text:p>
          </table:table-cell>
          <table:table-cell/>
          <table:table-cell office:value-type="string">
            <text:p>04 67 52 85 35</text:p>
          </table:table-cell>
          <table:table-cell/>
          <table:table-cell office:value-type="string">
            <text:p>cie.obal@wanadoo.fr</text:p>
          </table:table-cell>
          <table:table-cell table:number-columns-repeated="5"/>
          <table:table-cell office:value-type="string">
            <text:p>21</text:p>
          </table:table-cell>
          <table:table-cell/>
          <table:table-cell office:value-type="string">
            <text:p>rue de Louva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 BAL, compagnie de danse contemporaine créée par Dominique Noel et Sonia Onckelinx, poursuit une recherche qui met en jeu d'autres corps que ceux des danseurs. Des débutants d'univers très variés s'engagent dans un processus de création.&lt;br /&gt;Le croisement de ces univers provoque un croisement des publics.&lt;br /&gt;Ce travail de création nous amène parallèlement à des propositions pédagogiques très variées.&lt;/p&gt;</text:p>
          </table:table-cell>
          <table:table-cell/>
        </table:table-row>
        <table:table-row table:style-name="ro1">
          <table:table-cell office:value-type="float" office:value="846">
            <text:p>846</text:p>
          </table:table-cell>
          <table:table-cell office:value-type="string">
            <text:p>Services municipaux</text:p>
          </table:table-cell>
          <table:table-cell office:value-type="string">
            <text:p>Service des journaux municipaux</text:p>
          </table:table-cell>
          <table:table-cell office:value-type="string">
            <text:p>Montpellier Centre</text:p>
          </table:table-cell>
          <table:table-cell office:value-type="string">
            <text:p>Comédie</text:p>
          </table:table-cell>
          <table:table-cell office:value-type="string">
            <text:p>04 67 34 88 08</text:p>
          </table:table-cell>
          <table:table-cell office:value-type="string">
            <text:p>04 67 34 88 10</text:p>
          </table:table-cell>
          <table:table-cell table:number-columns-repeated="6"/>
          <table:table-cell office:value-type="string">
            <text:p>16</text:p>
          </table:table-cell>
          <table:table-cell/>
          <table:table-cell office:value-type="string">
            <text:p>rue de la République</text:p>
          </table:table-cell>
          <table:table-cell/>
          <table:table-cell office:value-type="string">
            <text:p>Maison de la démocratie</text:p>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1">
            <text:p>1</text:p>
          </table:table-cell>
          <table:table-cell office:value-type="string">
            <text:p>AUX_NORMES</text:p>
          </table:table-cell>
          <table:table-cell office:value-type="string">
            <text:p>PRATICABLE</text:p>
          </table:table-cell>
          <table:table-cell table:number-columns-repeated="3"/>
          <table:table-cell office:value-type="string">
            <text:p>ligne 1, station gare Saint-Roch</text:p>
          </table:table-cell>
          <table:table-cell/>
          <table:table-cell office:value-type="string">
            <text:p>&lt;ul&gt;&lt;li&gt;Bureaux ouverts du lundi au vendredi, &lt;br /&gt;de 9h30 à 12h et de 14h à 17h30&lt;/li&gt;&lt;/ul&gt;&lt;ul&gt;&lt;li&gt;Adresse postale &lt;br /&gt;Direction de la communication &lt;br /&gt;Service des journaux municipaux &lt;br /&gt;Hôtel de ville &lt;br /&gt;1 place Francis-Ponge &lt;br /&gt;34064 Montpellier Cedex 2 &lt;/li&gt;&lt;/ul&gt;</text:p>
          </table:table-cell>
          <table:table-cell/>
        </table:table-row>
        <table:table-row table:style-name="ro1">
          <table:table-cell office:value-type="float" office:value="847">
            <text:p>847</text:p>
          </table:table-cell>
          <table:table-cell office:value-type="string">
            <text:p>Services municipaux</text:p>
          </table:table-cell>
          <table:table-cell office:value-type="string">
            <text:p>Service de presse</text:p>
          </table:table-cell>
          <table:table-cell office:value-type="string">
            <text:p>Montpellier Centre</text:p>
          </table:table-cell>
          <table:table-cell office:value-type="string">
            <text:p>Comédie</text:p>
          </table:table-cell>
          <table:table-cell office:value-type="string">
            <text:p>04 67 34 70 45</text:p>
          </table:table-cell>
          <table:table-cell table:number-columns-repeated="3"/>
          <table:table-cell office:value-type="string">
            <text:p>Le Polygone</text:p>
          </table:table-cell>
          <table:table-cell table:number-columns-repeated="3"/>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2</text:p>
          </table:table-cell>
          <table:table-cell office:value-type="string">
            <text:p>Montpellier</text:p>
          </table:table-cell>
          <table:table-cell office:value-type="string">
            <text:p>Cedex 2</text:p>
          </table:table-cell>
          <table:table-cell office:value-type="string">
            <text:p>NON_ACCESSIBLE</text:p>
          </table:table-cell>
          <table:table-cell office:value-type="float" office:value="1">
            <text:p>1</text:p>
          </table:table-cell>
          <table:table-cell table:number-columns-repeated="2" office:value-type="string">
            <text:p>AUX_NORMES</text:p>
          </table:table-cell>
          <table:table-cell table:number-columns-repeated="3"/>
          <table:table-cell office:value-type="string">
            <text:p>ligne 1, station Hôtel de ville</text:p>
          </table:table-cell>
          <table:table-cell/>
          <table:table-cell office:value-type="string">
            <text:p>&lt;ul&gt;&lt;li&gt;Direction de la communication &lt;br /&gt;Mairie A - 1er étage &lt;br /&gt;service ouvert de 9h30 à 12h et de 14h à 17h30 &lt;/li&gt;&lt;/ul&gt;</text:p>
          </table:table-cell>
          <table:table-cell/>
        </table:table-row>
        <table:table-row table:style-name="ro1">
          <table:table-cell office:value-type="float" office:value="848">
            <text:p>848</text:p>
          </table:table-cell>
          <table:table-cell office:value-type="string">
            <text:p>Compagnies</text:p>
          </table:table-cell>
          <table:table-cell office:value-type="string">
            <text:p>Groupe Noces</text:p>
          </table:table-cell>
          <table:table-cell office:value-type="string">
            <text:p>Montpellier Centre</text:p>
          </table:table-cell>
          <table:table-cell/>
          <table:table-cell office:value-type="string">
            <text:p>06 60 43 64 87</text:p>
          </table:table-cell>
          <table:table-cell table:number-columns-repeated="7"/>
          <table:table-cell office:value-type="string">
            <text:p>1 bis</text:p>
          </table:table-cell>
          <table:table-cell/>
          <table:table-cell office:value-type="string">
            <text:p>rue du Cheval Ver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49">
            <text:p>849</text:p>
          </table:table-cell>
          <table:table-cell office:value-type="string">
            <text:p>Compagnies</text:p>
          </table:table-cell>
          <table:table-cell office:value-type="string">
            <text:p>Compagnie Acanthe</text:p>
          </table:table-cell>
          <table:table-cell office:value-type="string">
            <text:p>Montpellier Centre</text:p>
          </table:table-cell>
          <table:table-cell/>
          <table:table-cell office:value-type="string">
            <text:p>04 67 42 40 51</text:p>
          </table:table-cell>
          <table:table-cell table:number-columns-repeated="7"/>
          <table:table-cell office:value-type="string">
            <text:p>30</text:p>
          </table:table-cell>
          <table:table-cell/>
          <table:table-cell office:value-type="string">
            <text:p>rue de la Paille</text:p>
          </table:table-cell>
          <table:table-cell/>
          <table:table-cell office:value-type="string">
            <text:p>Résidence La Paille - Esc. 7</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50">
            <text:p>850</text:p>
          </table:table-cell>
          <table:table-cell office:value-type="string">
            <text:p>Compagnies</text:p>
          </table:table-cell>
          <table:table-cell office:value-type="string">
            <text:p>Compagnie Sylvie Deluz</text:p>
          </table:table-cell>
          <table:table-cell office:value-type="string">
            <text:p>Montpellier Centre</text:p>
          </table:table-cell>
          <table:table-cell/>
          <table:table-cell office:value-type="string">
            <text:p>04 67 58 59 05</text:p>
          </table:table-cell>
          <table:table-cell/>
          <table:table-cell office:value-type="string">
            <text:p>deluz.sylvie@wanadoo.fr</text:p>
          </table:table-cell>
          <table:table-cell table:number-columns-repeated="5"/>
          <table:table-cell office:value-type="string">
            <text:p>5</text:p>
          </table:table-cell>
          <table:table-cell/>
          <table:table-cell office:value-type="string">
            <text:p>rue Fou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a Cie existe depuis 1986. Elle se produit en France et à l'étranger, et a mis en place plusieurs échanges culturels (Guyane, Bulgarie, USA, Caraïbes) Constituée de danseurs professionnels, elle travaille en permanence à des créations. Dans le cadre de l'Association IO et crée par Sylvie Deluz a eu lieu pendant 8 ans Le Festival d'Art Contemporain pour les enfants &amp;quot;L'Art au matin&amp;quot;, ainsi que de nombreuses prestations envers les enfants dans le cadre de l'école. La Cie et l'Association continue leur action de création et de diffusion de la danse contemporaine</text:p>
          </table:table-cell>
          <table:table-cell/>
        </table:table-row>
        <table:table-row table:style-name="ro1">
          <table:table-cell office:value-type="float" office:value="852">
            <text:p>852</text:p>
          </table:table-cell>
          <table:table-cell office:value-type="string">
            <text:p>Compagnies</text:p>
          </table:table-cell>
          <table:table-cell office:value-type="string">
            <text:p>Pena Flamenca Andaluza Hijos de Velez</text:p>
          </table:table-cell>
          <table:table-cell office:value-type="string">
            <text:p>Montpellier Centre</text:p>
          </table:table-cell>
          <table:table-cell/>
          <table:table-cell office:value-type="string">
            <text:p>04 67 06 95 36</text:p>
          </table:table-cell>
          <table:table-cell office:value-type="string">
            <text:p>04 67 40 09 11</text:p>
          </table:table-cell>
          <table:table-cell office:value-type="string">
            <text:p>penaflamenca@wanadoo.fr</text:p>
          </table:table-cell>
          <table:table-cell office:value-type="string">
            <text:p>www.asso34.com/flamenco*</text:p>
          </table:table-cell>
          <table:table-cell table:number-columns-repeated="4"/>
          <table:table-cell office:value-type="string">
            <text:p>3</text:p>
          </table:table-cell>
          <table:table-cell/>
          <table:table-cell office:value-type="string">
            <text:p>rue Nisso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st pour rendre hommage à sa terre d'origine, l'Andalousie, que l'association s'est donné pour but de promouvoir la culture Andalouse en organisant manifestions et spectacles de Flamenco et sévillanes, stages de danse, chant, guitare Flamenca, théâtre espagnol, conférences et soirée à thème.&lt;br /&gt;Pour développer ses activités l'Association bénéficie du concours de nombreux adhérents et artistes qui forment le Cuadro Candéla , groupe Flamenco et la buena Gente coro rociero&lt;/p&gt;</text:p>
          </table:table-cell>
          <table:table-cell/>
        </table:table-row>
        <table:table-row table:style-name="ro1">
          <table:table-cell office:value-type="float" office:value="853">
            <text:p>853</text:p>
          </table:table-cell>
          <table:table-cell office:value-type="string">
            <text:p>Compagnies</text:p>
          </table:table-cell>
          <table:table-cell office:value-type="string">
            <text:p>Compagnie Olivier Farge</text:p>
          </table:table-cell>
          <table:table-cell office:value-type="string">
            <text:p>Montpellier Centre</text:p>
          </table:table-cell>
          <table:table-cell/>
          <table:table-cell office:value-type="string">
            <text:p>04 67 99 94 79 ou 06 10 76 38 88</text:p>
          </table:table-cell>
          <table:table-cell table:number-columns-repeated="2"/>
          <table:table-cell office:value-type="string">
            <text:p>mailto:olivier.farge@wanadoo.fr*</text:p>
          </table:table-cell>
          <table:table-cell table:number-columns-repeated="4"/>
          <table:table-cell office:value-type="string">
            <text:p>9</text:p>
          </table:table-cell>
          <table:table-cell/>
          <table:table-cell office:value-type="string">
            <text:p>rue Lamartine</text:p>
          </table:table-cell>
          <table:table-cell/>
          <table:table-cell office:value-type="string">
            <text:p>Résidence Trianon</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br /&gt;Créé en 1988 à Montpellier par Olivier Farge avec le pari d'icare, on ne présente plus la danse-voltige. Elle fait maintenant partie du paysage des arts de l'aétien. La danse voltige, une discipline à part entière qui permet de développer le mouvement dans un nouvel espace-temps, de nouvelles écritures initiatrices d'un langage chorégraphique riche de toutes ses différentes qualités techniques et d'expression. La danse-voltige ne cesse d'évoluer à travers la pratique de ceux qui la choisissent pour son extraordinaire capacité d'adaptation à de nombreuses formes d'expression du spectacle vivant: la scène, la rue , la piste...&lt;br /&gt;La Compagnie Olivier Farge propose des spectacles, des stages, des performances événementielles.&lt;/p&gt;</text:p>
          </table:table-cell>
          <table:table-cell/>
        </table:table-row>
        <table:table-row table:style-name="ro1">
          <table:table-cell office:value-type="float" office:value="854">
            <text:p>854</text:p>
          </table:table-cell>
          <table:table-cell office:value-type="string">
            <text:p>Compagnies</text:p>
          </table:table-cell>
          <table:table-cell office:value-type="string">
            <text:p>Compagnie Ici et Maintenant</text:p>
          </table:table-cell>
          <table:table-cell office:value-type="string">
            <text:p>Montpellier Centre</text:p>
          </table:table-cell>
          <table:table-cell/>
          <table:table-cell office:value-type="string">
            <text:p>04 67 66 26 81</text:p>
          </table:table-cell>
          <table:table-cell table:number-columns-repeated="7"/>
          <table:table-cell office:value-type="string">
            <text:p>4</text:p>
          </table:table-cell>
          <table:table-cell/>
          <table:table-cell office:value-type="string">
            <text:p>rue Trésoriers de la Bours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mpagnie de danse contemporaine, dont les chorégraphies puisent leur force dans un lien vital : interdépendance créative musique-mouvement. Ce sont les œuvres musicales qui sont la base et l'essentielle inspiration du travail du groupe.&lt;br /&gt;La danse trouve sa plénitude dans l'espace et dans le temps quand corps et son s'unissent.&lt;/p&gt;</text:p>
          </table:table-cell>
          <table:table-cell/>
        </table:table-row>
        <table:table-row table:style-name="ro1">
          <table:table-cell office:value-type="float" office:value="855">
            <text:p>855</text:p>
          </table:table-cell>
          <table:table-cell office:value-type="string">
            <text:p>Compagnies</text:p>
          </table:table-cell>
          <table:table-cell office:value-type="string">
            <text:p>Compagnie Thierry Raymond</text:p>
          </table:table-cell>
          <table:table-cell office:value-type="string">
            <text:p>Montpellier Centre</text:p>
          </table:table-cell>
          <table:table-cell/>
          <table:table-cell office:value-type="string">
            <text:p>04 67 65 10 56 ou 06 63 82 14 18</text:p>
          </table:table-cell>
          <table:table-cell/>
          <table:table-cell office:value-type="string">
            <text:p>nef-atelier@wanadoo.fr</text:p>
          </table:table-cell>
          <table:table-cell table:number-columns-repeated="5"/>
          <table:table-cell office:value-type="string">
            <text:p>15</text:p>
          </table:table-cell>
          <table:table-cell/>
          <table:table-cell office:value-type="string">
            <text:p>rue Lamartine</text:p>
          </table:table-cell>
          <table:table-cell table:number-columns-repeated="2"/>
          <table:table-cell office:value-type="string">
            <text:p>34000 Montpellier</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ssociation Nef Atelier&lt;/li&gt;&lt;/ul&gt;&lt;p&gt;Pédagogie : Cours de danse adultes, enfants, valides/invalides;Conscience corporelle et analyse du mouvement;Yang Xing Do (art martial interne)&lt;br /&gt;Créations : Création pluridisciplinaire pour amateurs et professionnels (danseurs, musiciens, plasticiens etc...); Veillées contemporaines (soirée d'improvisation entre artistes de tout bord).&lt;/p&gt;</text:p>
          </table:table-cell>
          <table:table-cell/>
        </table:table-row>
        <table:table-row table:style-name="ro1">
          <table:table-cell office:value-type="float" office:value="856">
            <text:p>856</text:p>
          </table:table-cell>
          <table:table-cell office:value-type="string">
            <text:p>Compagnies</text:p>
          </table:table-cell>
          <table:table-cell office:value-type="string">
            <text:p>Vilcanota et Cie Bruno Pradet</text:p>
          </table:table-cell>
          <table:table-cell office:value-type="string">
            <text:p>Montpellier Centre</text:p>
          </table:table-cell>
          <table:table-cell table:number-columns-repeated="3"/>
          <table:table-cell office:value-type="string">
            <text:p>brunopr@club-internet.fr</text:p>
          </table:table-cell>
          <table:table-cell office:value-type="string">
            <text:p>www.eclatsdart.com*</text:p>
          </table:table-cell>
          <table:table-cell table:number-columns-repeated="4"/>
          <table:table-cell office:value-type="string">
            <text:p>56</text:p>
          </table:table-cell>
          <table:table-cell/>
          <table:table-cell office:value-type="string">
            <text:p>rue Tour Gayraud</text:p>
          </table:table-cell>
          <table:table-cell/>
          <table:table-cell office:value-type="string">
            <text:p>La Guirlande C</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ompagnie de danse installée à Montpellier en 2000.&lt;br /&gt;Création et diffusion de spectacles autour d'univers faisant cohabiter danse et théâtre.&lt;br /&gt;Pièces disponibles: Confessions-solo, Petit Air du Temps (solo), Chaos intime (duo), Décidément-création 2003 (quatuor).&lt;br /&gt;Formation et pédagogie: Stages, sensibilisation, formation autour d'un travail corporel et théâtral en direction de publics professionnels, amateurs, scolaires...&lt;/p&gt;</text:p>
          </table:table-cell>
          <table:table-cell/>
        </table:table-row>
        <table:table-row table:style-name="ro1">
          <table:table-cell office:value-type="float" office:value="857">
            <text:p>857</text:p>
          </table:table-cell>
          <table:table-cell office:value-type="string">
            <text:p>Autres contacts utiles</text:p>
          </table:table-cell>
          <table:table-cell office:value-type="string">
            <text:p>Bowling Montpellier</text:p>
          </table:table-cell>
          <table:table-cell office:value-type="string">
            <text:p>Port Marianne</text:p>
          </table:table-cell>
          <table:table-cell office:value-type="string">
            <text:p>La Pompignane</text:p>
          </table:table-cell>
          <table:table-cell table:number-columns-repeated="8"/>
          <table:table-cell office:value-type="string">
            <text:p>662</text:p>
          </table:table-cell>
          <table:table-cell/>
          <table:table-cell office:value-type="string">
            <text:p>avenue de la Pompigna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58">
            <text:p>858</text:p>
          </table:table-cell>
          <table:table-cell office:value-type="string">
            <text:p>Autres contacts utiles</text:p>
          </table:table-cell>
          <table:table-cell office:value-type="string">
            <text:p>Squash Country Club</text:p>
          </table:table-cell>
          <table:table-cell office:value-type="string">
            <text:p>Prés d'Arènes</text:p>
          </table:table-cell>
          <table:table-cell office:value-type="string">
            <text:p>Saint Martin</text:p>
          </table:table-cell>
          <table:table-cell office:value-type="string">
            <text:p>04 67 65 45 22</text:p>
          </table:table-cell>
          <table:table-cell table:number-columns-repeated="7"/>
          <table:table-cell office:value-type="string">
            <text:p>160</text:p>
          </table:table-cell>
          <table:table-cell/>
          <table:table-cell office:value-type="string">
            <text:p>avenue de Palavas</text:p>
          </table:table-cell>
          <table:table-cell table:number-columns-repeated="2"/>
          <table:table-cell office:value-type="string">
            <text:p>34070²</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59">
            <text:p>859</text:p>
          </table:table-cell>
          <table:table-cell office:value-type="string">
            <text:p>Autres contacts utiles</text:p>
          </table:table-cell>
          <table:table-cell office:value-type="string">
            <text:p>Spéléo club alpin languedocien - SCAL</text:p>
          </table:table-cell>
          <table:table-cell office:value-type="string">
            <text:p>Montpellier Centre</text:p>
          </table:table-cell>
          <table:table-cell office:value-type="string">
            <text:p>Les Beaux-Arts</text:p>
          </table:table-cell>
          <table:table-cell office:value-type="string">
            <text:p>04 67 02 05 30</text:p>
          </table:table-cell>
          <table:table-cell table:number-columns-repeated="7"/>
          <table:table-cell office:value-type="string">
            <text:p>6</text:p>
          </table:table-cell>
          <table:table-cell/>
          <table:table-cell office:value-type="string">
            <text:p>rue de la Poés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60">
            <text:p>860</text:p>
          </table:table-cell>
          <table:table-cell office:value-type="string">
            <text:p>Autres contacts utiles</text:p>
          </table:table-cell>
          <table:table-cell office:value-type="string">
            <text:p>Diabolo Squash</text:p>
          </table:table-cell>
          <table:table-cell office:value-type="string">
            <text:p>Montpellier Centre</text:p>
          </table:table-cell>
          <table:table-cell office:value-type="string">
            <text:p>Boutonnet</text:p>
          </table:table-cell>
          <table:table-cell office:value-type="string">
            <text:p>04 67 54 64 54</text:p>
          </table:table-cell>
          <table:table-cell table:number-columns-repeated="7"/>
          <table:table-cell office:value-type="string">
            <text:p>104</text:p>
          </table:table-cell>
          <table:table-cell/>
          <table:table-cell office:value-type="string">
            <text:p>rue du Faubourg-Boutonn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61">
            <text:p>861</text:p>
          </table:table-cell>
          <table:table-cell office:value-type="string">
            <text:p>Autres contacts utiles</text:p>
          </table:table-cell>
          <table:table-cell office:value-type="string">
            <text:p>Salle de musculation</text:p>
          </table:table-cell>
          <table:table-cell office:value-type="string">
            <text:p>Hôpitaux - Facultés</text:p>
          </table:table-cell>
          <table:table-cell office:value-type="string">
            <text:p>Hôpitaux-Facultés</text:p>
          </table:table-cell>
          <table:table-cell table:number-columns-repeated="8"/>
          <table:table-cell office:value-type="string">
            <text:p>6</text:p>
          </table:table-cell>
          <table:table-cell/>
          <table:table-cell office:value-type="string">
            <text:p>rue Robert Koch</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62">
            <text:p>862</text:p>
          </table:table-cell>
          <table:table-cell office:value-type="string">
            <text:p>Autres contacts utiles</text:p>
          </table:table-cell>
          <table:table-cell office:value-type="string">
            <text:p>Squash Club de Montpellier</text:p>
          </table:table-cell>
          <table:table-cell office:value-type="string">
            <text:p>Hôpitaux - Facultés</text:p>
          </table:table-cell>
          <table:table-cell office:value-type="string">
            <text:p>Hôpitaux-Facultés</text:p>
          </table:table-cell>
          <table:table-cell office:value-type="string">
            <text:p>04 67 54 46 20</text:p>
          </table:table-cell>
          <table:table-cell/>
          <table:table-cell office:value-type="string">
            <text:p>contact@squash-club-montpellier.fr</text:p>
          </table:table-cell>
          <table:table-cell office:value-type="string">
            <text:p>www.squash-club-montpellier.fr</text:p>
          </table:table-cell>
          <table:table-cell table:number-columns-repeated="6"/>
          <table:table-cell office:value-type="string">
            <text:p>Avenue des Apothicaires</text:p>
          </table:table-cell>
          <table:table-cell/>
          <table:table-cell office:value-type="string">
            <text:p>Parc Euromédecine</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ctivités : squash, gym, fitness, musculation, cardio training &lt;/p&gt;</text:p>
          </table:table-cell>
          <table:table-cell/>
        </table:table-row>
        <table:table-row table:style-name="ro1">
          <table:table-cell office:value-type="float" office:value="863">
            <text:p>863</text:p>
          </table:table-cell>
          <table:table-cell office:value-type="string">
            <text:p>Planetarium</text:p>
          </table:table-cell>
          <table:table-cell office:value-type="string">
            <text:p>Planétarium Galilée</text:p>
          </table:table-cell>
          <table:table-cell office:value-type="string">
            <text:p>Port Marianne</text:p>
          </table:table-cell>
          <table:table-cell office:value-type="string">
            <text:p>Odysseum</text:p>
          </table:table-cell>
          <table:table-cell office:value-type="string">
            <text:p>04 67 13 26 26</text:p>
          </table:table-cell>
          <table:table-cell office:value-type="string">
            <text:p>04 67 13 26 29</text:p>
          </table:table-cell>
          <table:table-cell office:value-type="string">
            <text:p>planetarium@montpellier-agglo.com</text:p>
          </table:table-cell>
          <table:table-cell office:value-type="string">
            <text:p>www.planetarium-galilee.com</text:p>
          </table:table-cell>
          <table:table-cell office:value-type="string">
            <text:p>Odysseum</text:p>
          </table:table-cell>
          <table:table-cell office:value-type="string">
            <text:p>TA37</text:p>
          </table:table-cell>
          <table:table-cell table:number-columns-repeated="2"/>
          <table:table-cell office:value-type="string">
            <text:p>100</text:p>
          </table:table-cell>
          <table:table-cell/>
          <table:table-cell office:value-type="string">
            <text:p>allée</text:p>
          </table:table-cell>
          <table:table-cell office:value-type="string">
            <text:p>Ulysse</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1, station Odysseum</text:p>
          </table:table-cell>
          <table:table-cell office:value-type="string">
            <text:p>Bus "La Ronde" et n°9 - arrêt Odysseum </text:p>
          </table:table-cell>
          <table:table-cell office:value-type="string">
            <text:p>&lt;p class="AccueilTitre"&gt;Au coeur d'Odysseum&lt;/p&gt; &lt;p&gt;Le plan&amp;#233;tarium Galil&amp;#233;e est un th&amp;#233;&amp;#226;tre des &amp;#233;toiles o&amp;#249; l'on peut r&amp;#234;ver, contempler et comprendre les merveilles du monde stellaire.&lt;/p&gt; &lt;p&gt;En franchissant la porte du hall d'accueil, vous p&amp;#233;n&amp;#233;trez dans un lieu magique incitant &amp;#224; l'exploration. Vous y d&amp;#233;couvrirez les pierres myst&amp;#233;rieuses, le mot crois&amp;#233; g&amp;#233;ant des &amp;#233;toiles, le mur des constellations, le syst&amp;#232;me solaire, des ast&amp;#233;ro&amp;#239;des flottant dans l'espace, une &amp;#233;chelle de lune, des m&amp;#233;t&amp;#233;orites &amp;#233;chou&amp;#233;es sur le sol...&lt;/p&gt; &lt;p&gt;Un &amp;#233;quipement de&amp;#160;&lt;a id="310" href="#" title="Montpellier Agglom&amp;#233;ration" typelien="LienExterne"&gt;Montpellier Agglom&amp;#233;ration&lt;/a&gt;&lt;/p&gt; &lt;p&gt;&lt;img src="/uploads/Image/60/WEB_CHEMIN_1555_1139646425.jpg" alt="Plan&amp;#233;tarium Galil&amp;#233;e " align="left" idtf="1555"&gt;&lt;/p&gt; &lt;p&gt;&lt;strong&gt;Acc&amp;#232;s&lt;/strong&gt;&lt;/p&gt; &lt;p&gt;- De Montpellier centre : Prendre la direction Port Marianne, puis "Odysseum". &lt;br&gt;- De l'autoroute A9 (La Languedocienne) : Prendre la sortie 29 "Montpellier Est", se diriger vers "Montpellier Centre" puis &amp;#224; la sortie du premier rond-point, prendre direction "Odysseum".&lt;/p&gt;</text:p>
          </table:table-cell>
          <table:table-cell/>
        </table:table-row>
        <table:table-row table:style-name="ro1">
          <table:table-cell office:value-type="float" office:value="864">
            <text:p>864</text:p>
          </table:table-cell>
          <table:table-cell office:value-type="string">
            <text:p>Galeries d'art</text:p>
          </table:table-cell>
          <table:table-cell office:value-type="string">
            <text:p>Galerie de l'Ecusson</text:p>
          </table:table-cell>
          <table:table-cell office:value-type="string">
            <text:p>Montpellier Centre</text:p>
          </table:table-cell>
          <table:table-cell/>
          <table:table-cell office:value-type="string">
            <text:p>04 67 52 80 14</text:p>
          </table:table-cell>
          <table:table-cell/>
          <table:table-cell office:value-type="string">
            <text:p>lecusson@wanadoo.fr</text:p>
          </table:table-cell>
          <table:table-cell office:value-type="string">
            <text:p>galerie.ecusson.free.fr</text:p>
          </table:table-cell>
          <table:table-cell table:number-columns-repeated="4"/>
          <table:table-cell office:value-type="string">
            <text:p>11</text:p>
          </table:table-cell>
          <table:table-cell/>
          <table:table-cell office:value-type="string">
            <text:p>rue de l'Ancien Courr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galerie se veut très éclectique dans ses choix, guidée avant tout par l'émotion et la qualité des œuvres qu'elle présente.&lt;br /&gt;Ses artistes ont tous une notoriété nationale et pour beaucoup internationale. &lt;/p&gt;&lt;p&gt;Ouverte du mardi au samedi de 11h à 19h. &lt;/p&gt;</text:p>
          </table:table-cell>
          <table:table-cell/>
        </table:table-row>
        <table:table-row table:style-name="ro1">
          <table:table-cell office:value-type="float" office:value="865">
            <text:p>865</text:p>
          </table:table-cell>
          <table:table-cell office:value-type="string">
            <text:p>Associations</text:p>
          </table:table-cell>
          <table:table-cell office:value-type="string">
            <text:p>Restaurants - Relais du Cœur</text:p>
          </table:table-cell>
          <table:table-cell office:value-type="string">
            <text:p>Les Cévennes</text:p>
          </table:table-cell>
          <table:table-cell office:value-type="string">
            <text:p>Alco</text:p>
          </table:table-cell>
          <table:table-cell office:value-type="string">
            <text:p>04 67 40 52 37</text:p>
          </table:table-cell>
          <table:table-cell office:value-type="string">
            <text:p>04 67 40 74 50</text:p>
          </table:table-cell>
          <table:table-cell/>
          <table:table-cell office:value-type="string">
            <text:p>www.restosducoeur34.org</text:p>
          </table:table-cell>
          <table:table-cell table:number-columns-repeated="4"/>
          <table:table-cell office:value-type="string">
            <text:p>51</text:p>
          </table:table-cell>
          <table:table-cell/>
          <table:table-cell office:value-type="string">
            <text:p>allée de la Massane</text:p>
          </table:table-cell>
          <table:table-cell/>
          <table:table-cell office:value-type="string">
            <text:p>Résidence La Pergola - Bâtiment G</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Délégation de l'Hérault &lt;/p&gt;&lt;ul&gt;&lt;li&gt;accueil du lundi au vendredi, &lt;br /&gt;de 9h à 12h30 et de 13h30 à 17h&lt;/li&gt;&lt;/ul&gt;</text:p>
          </table:table-cell>
          <table:table-cell/>
        </table:table-row>
        <table:table-row table:style-name="ro3">
          <table:table-cell office:value-type="float" office:value="866">
            <text:p>866</text:p>
          </table:table-cell>
          <table:table-cell office:value-type="string">
            <text:p>Galeries d'art</text:p>
          </table:table-cell>
          <table:table-cell office:value-type="string">
            <text:p>Galerie Jean-Claude Réno</text:p>
          </table:table-cell>
          <table:table-cell office:value-type="string">
            <text:p>Montpellier Centre</text:p>
          </table:table-cell>
          <table:table-cell/>
          <table:table-cell table:number-columns-repeated="2" office:value-type="string">
            <text:p>04 67 66 37 30</text:p>
          </table:table-cell>
          <table:table-cell office:value-type="string">
            <text:p>info@galerie-reno.com</text:p>
          </table:table-cell>
          <table:table-cell office:value-type="string">
            <text:p>www.galerie-reno.com</text:p>
          </table:table-cell>
          <table:table-cell office:value-type="string">
            <text:p>Arc de Triomphe et Préfecture</text:p>
          </table:table-cell>
          <table:table-cell table:number-columns-repeated="3"/>
          <table:table-cell office:value-type="string">
            <text:p>10</text:p>
          </table:table-cell>
          <table:table-cell/>
          <table:table-cell office:value-type="string">
            <text:p>rue Saint-Firm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rée en 1984, la galerie présente des artistes contemporains, figuratifs et coloristes, de renommée nationale et internationale. </text:p>
            <text:p>Peintres et sculpteurs. &lt;p&gt;</text:p>
            <text:p>Ouverte du mardi au samedi de 10h à 12h et de 15h à 19h.</text:p>
          </table:table-cell>
          <table:table-cell/>
        </table:table-row>
        <table:table-row table:style-name="ro1">
          <table:table-cell office:value-type="float" office:value="868">
            <text:p>868</text:p>
          </table:table-cell>
          <table:table-cell office:value-type="string">
            <text:p>Agglomération</text:p>
          </table:table-cell>
          <table:table-cell office:value-type="string">
            <text:p>Compagnie générale des eaux</text:p>
          </table:table-cell>
          <table:table-cell office:value-type="string">
            <text:p>Port Marianne</text:p>
          </table:table-cell>
          <table:table-cell office:value-type="string">
            <text:p>Millénaire</text:p>
          </table:table-cell>
          <table:table-cell office:value-type="string">
            <text:p>04 67 20 74 00</text:p>
          </table:table-cell>
          <table:table-cell table:number-columns-repeated="2"/>
          <table:table-cell office:value-type="string">
            <text:p>www.generale-des-eaux.com</text:p>
          </table:table-cell>
          <table:table-cell table:number-columns-repeated="4"/>
          <table:table-cell office:value-type="string">
            <text:p>765</text:p>
          </table:table-cell>
          <table:table-cell/>
          <table:table-cell office:value-type="string">
            <text:p>rue Henri-Becquerel - BP 1224</text:p>
          </table:table-cell>
          <table:table-cell/>
          <table:table-cell office:value-type="string">
            <text:p>Parc du Millénaire</text:p>
          </table:table-cell>
          <table:table-cell office:value-type="string">
            <text:p>3401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9"/>
        </table:table-row>
        <table:table-row table:style-name="ro1">
          <table:table-cell office:value-type="float" office:value="869">
            <text:p>869</text:p>
          </table:table-cell>
          <table:table-cell office:value-type="string">
            <text:p>Services municipaux</text:p>
          </table:table-cell>
          <table:table-cell office:value-type="string">
            <text:p>service droits des sols</text:p>
          </table:table-cell>
          <table:table-cell office:value-type="string">
            <text:p>Montpellier Centre</text:p>
          </table:table-cell>
          <table:table-cell office:value-type="string">
            <text:p>Comédie</text:p>
          </table:table-cell>
          <table:table-cell office:value-type="string">
            <text:p>04 67 34 74 55</text:p>
          </table:table-cell>
          <table:table-cell table:number-columns-repeated="7"/>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70">
            <text:p>870</text:p>
          </table:table-cell>
          <table:table-cell office:value-type="string">
            <text:p>Etat</text:p>
          </table:table-cell>
          <table:table-cell office:value-type="string">
            <text:p>Service départemental de l'architecture et du patrimoine</text:p>
          </table:table-cell>
          <table:table-cell office:value-type="string">
            <text:p>Montpellier Centre</text:p>
          </table:table-cell>
          <table:table-cell office:value-type="string">
            <text:p>Centre historique</text:p>
          </table:table-cell>
          <table:table-cell office:value-type="string">
            <text:p>04 67 06 81 21</text:p>
          </table:table-cell>
          <table:table-cell office:value-type="string">
            <text:p>04 67 06 81 22</text:p>
          </table:table-cell>
          <table:table-cell table:number-columns-repeated="6"/>
          <table:table-cell office:value-type="string">
            <text:p>5</text:p>
          </table:table-cell>
          <table:table-cell/>
          <table:table-cell office:value-type="string">
            <text:p>rue enclos Tissié-Sarrus</text:p>
          </table:table-cell>
          <table:table-cell table:number-columns-repeated="2"/>
          <table:table-cell office:value-type="string">
            <text:p>34961</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 </text:p>
          </table:table-cell>
          <table:table-cell/>
        </table:table-row>
        <table:table-row table:style-name="ro1">
          <table:table-cell office:value-type="float" office:value="871">
            <text:p>871</text:p>
          </table:table-cell>
          <table:table-cell office:value-type="string">
            <text:p>Parcs et jardins</text:p>
          </table:table-cell>
          <table:table-cell office:value-type="string">
            <text:p>Esplanade Charles-de-Gaulle</text:p>
          </table:table-cell>
          <table:table-cell office:value-type="string">
            <text:p>Montpellier Centre</text:p>
          </table:table-cell>
          <table:table-cell table:number-columns-repeated="5"/>
          <table:table-cell office:value-type="string">
            <text:p>Corum - Polygone</text:p>
          </table:table-cell>
          <table:table-cell office:value-type="string">
            <text:p>356</text:p>
          </table:table-cell>
          <table:table-cell office:value-type="string">
            <text:p>43.6113484161</text:p>
          </table:table-cell>
          <table:table-cell office:value-type="string">
            <text:p>3.88120091343</text:p>
          </table:table-cell>
          <table:table-cell table:number-columns-repeated="2"/>
          <table:table-cell office:value-type="string">
            <text:p>Boulevard Sarrai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s 1 ou 2, arrêts Comédie ou Corum</text:p>
          </table:table-cell>
          <table:table-cell/>
          <table:table-cell office:value-type="string">
            <text:p>&lt;p align="justify"&gt;Bordée de quatre rangées de platanes depuis le milieu du XIXè siècle, l’Esplanade Charles de Gaulle, promenade ombragée, égayée de guinguettes et de glaciers, constitue une étape rafraîchissante et reposante en lisière du centre historique. Ses pelouses aux plantations fleuries s’ornent de basins hexagonaux, reconstruits en 1988 à l’image des fontaines d’origine datant du XVIIIè siècle.&lt;/p&gt;</text:p>
          </table:table-cell>
          <table:table-cell/>
        </table:table-row>
        <table:table-row table:style-name="ro1">
          <table:table-cell office:value-type="float" office:value="872">
            <text:p>872</text:p>
          </table:table-cell>
          <table:table-cell office:value-type="string">
            <text:p>Parcs et jardins</text:p>
          </table:table-cell>
          <table:table-cell office:value-type="string">
            <text:p>Esplanade de l'Europe</text:p>
          </table:table-cell>
          <table:table-cell office:value-type="string">
            <text:p>Montpellier Centre</text:p>
          </table:table-cell>
          <table:table-cell table:number-columns-repeated="11"/>
          <table:table-cell office:value-type="string">
            <text:p>Esplanade de l'Europ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mmense amphithéâtre de verdure. L’endroit idéal pour admirer le feu d’artifice tiré au dessus du Lez.&lt;/p&gt;</text:p>
          </table:table-cell>
          <table:table-cell/>
        </table:table-row>
        <table:table-row table:style-name="ro1">
          <table:table-cell office:value-type="float" office:value="873">
            <text:p>873</text:p>
          </table:table-cell>
          <table:table-cell office:value-type="string">
            <text:p>Parcs et jardins</text:p>
          </table:table-cell>
          <table:table-cell office:value-type="string">
            <text:p>Guinguette du père Louis</text:p>
          </table:table-cell>
          <table:table-cell office:value-type="string">
            <text:p>Montpellier Centre</text:p>
          </table:table-cell>
          <table:table-cell table:number-columns-repeated="11"/>
          <table:table-cell office:value-type="string">
            <text:p>Avenue du Piré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romenade en barque ou aire de jeux, un endroit charmant sur les berges du Lez&lt;/p&gt;</text:p>
          </table:table-cell>
          <table:table-cell/>
        </table:table-row>
        <table:table-row table:style-name="ro1">
          <table:table-cell office:value-type="float" office:value="874">
            <text:p>874</text:p>
          </table:table-cell>
          <table:table-cell office:value-type="string">
            <text:p>Parcs et jardins</text:p>
          </table:table-cell>
          <table:table-cell office:value-type="string">
            <text:p>Jardin de la Canourgue</text:p>
          </table:table-cell>
          <table:table-cell office:value-type="string">
            <text:p>Montpellier Centre</text:p>
          </table:table-cell>
          <table:table-cell table:number-columns-repeated="11"/>
          <table:table-cell office:value-type="string">
            <text:p>rue Sainte Croi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Joli jardin de buis à la française réaménagé récemment, on peut également y admirer la Fontaine des Licornes qui est inscrite à l'inventaire des monuments historiques.&lt;/p&gt;</text:p>
          </table:table-cell>
          <table:table-cell/>
        </table:table-row>
        <table:table-row table:style-name="ro1">
          <table:table-cell office:value-type="float" office:value="875">
            <text:p>875</text:p>
          </table:table-cell>
          <table:table-cell office:value-type="string">
            <text:p>Parcs et jardins</text:p>
          </table:table-cell>
          <table:table-cell office:value-type="string">
            <text:p>Jardin des Plantes</text:p>
          </table:table-cell>
          <table:table-cell office:value-type="string">
            <text:p>Montpellier Centre</text:p>
          </table:table-cell>
          <table:table-cell table:number-columns-repeated="9"/>
          <table:table-cell office:value-type="string">
            <text:p>1</text:p>
          </table:table-cell>
          <table:table-cell/>
          <table:table-cell office:value-type="string">
            <text:p>Boulevard Henri IV</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réé en 1593 sous Henri IV, c'est le plus ancien jardin botanique en France. Pierre Richer de Belleval, premier directeur du jardin y présenta les premières collections. Les plus grands botanistes sont venus étudier dans ses allées. Aujourd'hui ce grand jardin conserve sa fonction scientifique, mais il offre également un cadre de verdure romantique incomparable pour tous les visiteurs.&lt;/p&gt;</text:p>
          </table:table-cell>
          <table:table-cell/>
        </table:table-row>
        <table:table-row table:style-name="ro1">
          <table:table-cell office:value-type="float" office:value="876">
            <text:p>876</text:p>
          </table:table-cell>
          <table:table-cell office:value-type="string">
            <text:p>Parcs et jardins</text:p>
          </table:table-cell>
          <table:table-cell office:value-type="string">
            <text:p>Jardin archéologique</text:p>
          </table:table-cell>
          <table:table-cell office:value-type="string">
            <text:p>Montpellier Centre</text:p>
          </table:table-cell>
          <table:table-cell table:number-columns-repeated="11"/>
          <table:table-cell office:value-type="string">
            <text:p>rue du faubourg de Nîm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u pied du Corum, ce jardin met en scène les superbes vestiges moyenâgeux des remparts de la ville. &lt;/p&gt;</text:p>
          </table:table-cell>
          <table:table-cell/>
        </table:table-row>
        <table:table-row table:style-name="ro1">
          <table:table-cell office:value-type="float" office:value="877">
            <text:p>877</text:p>
          </table:table-cell>
          <table:table-cell office:value-type="string">
            <text:p>Parcs et jardins</text:p>
          </table:table-cell>
          <table:table-cell office:value-type="string">
            <text:p>Jardin Hôtel de Sully</text:p>
          </table:table-cell>
          <table:table-cell office:value-type="string">
            <text:p>Montpellier Centre</text:p>
          </table:table-cell>
          <table:table-cell table:number-columns-repeated="11"/>
          <table:table-cell office:value-type="string">
            <text:p>Descente En Barr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Un jardin intime avec une terrasse qui surplombe les quartiers est de Montpellier&lt;/p&gt;</text:p>
          </table:table-cell>
          <table:table-cell/>
        </table:table-row>
        <table:table-row table:style-name="ro1">
          <table:table-cell office:value-type="float" office:value="878">
            <text:p>878</text:p>
          </table:table-cell>
          <table:table-cell office:value-type="string">
            <text:p>Parcs et jardins</text:p>
          </table:table-cell>
          <table:table-cell office:value-type="string">
            <text:p>Square Charles Flahaut</text:p>
          </table:table-cell>
          <table:table-cell office:value-type="string">
            <text:p>Montpellier Centre</text:p>
          </table:table-cell>
          <table:table-cell table:number-columns-repeated="11"/>
          <table:table-cell office:value-type="string">
            <text:p>Rue Ferdinand Fab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quare planté à la manière des jardins de curé avec des plantes médicinales et odorantes.&lt;/p&gt;</text:p>
          </table:table-cell>
          <table:table-cell/>
        </table:table-row>
        <table:table-row table:style-name="ro1">
          <table:table-cell office:value-type="float" office:value="879">
            <text:p>879</text:p>
          </table:table-cell>
          <table:table-cell office:value-type="string">
            <text:p>Parcs et jardins</text:p>
          </table:table-cell>
          <table:table-cell office:value-type="string">
            <text:p>Parc de la Guirlande</text:p>
          </table:table-cell>
          <table:table-cell office:value-type="string">
            <text:p>Montpellier Centre</text:p>
          </table:table-cell>
          <table:table-cell table:number-columns-repeated="6"/>
          <table:table-cell office:value-type="string">
            <text:p>00159300</text:p>
          </table:table-cell>
          <table:table-cell office:value-type="string">
            <text:p>43.6073798385</text:p>
          </table:table-cell>
          <table:table-cell office:value-type="string">
            <text:p>3.86044660729</text:p>
          </table:table-cell>
          <table:table-cell office:value-type="string">
            <text:p>2</text:p>
          </table:table-cell>
          <table:table-cell/>
          <table:table-cell office:value-type="string">
            <text:p>place Agrippa d'Aubigné</text:p>
          </table:table-cell>
          <table:table-cell/>
          <table:table-cell office:value-type="string">
            <text:p>Rue Tour Gayraud</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 ancien jardin privé du XVIIIè siècle, acquis par la Ville en 1978, multiplie les surprises : buffet d’eau incrusté de coquillages prolongé de parterres à la française, bassin orné d’une rocaille entouré de bosquets… Ce parc étonnant est inscrit à l’Inventaire des sites pittoresques de l’Hérault. &lt;/p&gt;</text:p>
          </table:table-cell>
          <table:table-cell/>
        </table:table-row>
        <table:table-row table:style-name="ro1">
          <table:table-cell office:value-type="float" office:value="880">
            <text:p>880</text:p>
          </table:table-cell>
          <table:table-cell office:value-type="string">
            <text:p>Parcs et jardins</text:p>
          </table:table-cell>
          <table:table-cell office:value-type="string">
            <text:p>Parc Edith Piaf</text:p>
          </table:table-cell>
          <table:table-cell office:value-type="string">
            <text:p>Montpellier Centre</text:p>
          </table:table-cell>
          <table:table-cell table:number-columns-repeated="6"/>
          <table:table-cell office:value-type="string">
            <text:p>00159100</text:p>
          </table:table-cell>
          <table:table-cell office:value-type="string">
            <text:p>43.6218740111</text:p>
          </table:table-cell>
          <table:table-cell office:value-type="string">
            <text:p>3.88836293601</text:p>
          </table:table-cell>
          <table:table-cell table:number-columns-repeated="2"/>
          <table:table-cell office:value-type="string">
            <text:p>Avenue St-Laza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te propriété ancienne, boisée de chênes verts et de grands pins, semée de bosquets et de clairières destinées aux jeux, n’a rien perdu de son charme mystérieux. Ouverte au public depuis 1989, elle abrite également la crèche des Boutons d’or.&lt;/p&gt;</text:p>
          </table:table-cell>
          <table:table-cell/>
        </table:table-row>
        <table:table-row table:style-name="ro1">
          <table:table-cell office:value-type="float" office:value="881">
            <text:p>881</text:p>
          </table:table-cell>
          <table:table-cell office:value-type="string">
            <text:p>Parcs et jardins</text:p>
          </table:table-cell>
          <table:table-cell office:value-type="string">
            <text:p>Parc Georges Clemenceau</text:p>
          </table:table-cell>
          <table:table-cell office:value-type="string">
            <text:p>Montpellier Centre</text:p>
          </table:table-cell>
          <table:table-cell table:number-columns-repeated="6"/>
          <table:table-cell office:value-type="string">
            <text:p>TA65</text:p>
          </table:table-cell>
          <table:table-cell table:number-columns-repeated="4"/>
          <table:table-cell office:value-type="string">
            <text:p>Avenue Georges Clemenc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une superficie totale de 1,1 hectares, comprenaient à l'origine un bosquet central (espace boisé classé) composé d'arbres exotiques comme des cèdres, des sapins pinsapos, des marroniers, des mûriers de Chine. Des arbres indigènes, comme des pins, des arbres de Judée, des micocouliers complètent également l'espace.&lt;/p&gt;</text:p>
          </table:table-cell>
          <table:table-cell/>
        </table:table-row>
        <table:table-row table:style-name="ro1">
          <table:table-cell office:value-type="float" office:value="882">
            <text:p>882</text:p>
          </table:table-cell>
          <table:table-cell office:value-type="string">
            <text:p>Parcs et jardins</text:p>
          </table:table-cell>
          <table:table-cell office:value-type="string">
            <text:p>Parc Magnol</text:p>
          </table:table-cell>
          <table:table-cell office:value-type="string">
            <text:p>Montpellier Centre</text:p>
          </table:table-cell>
          <table:table-cell table:number-columns-repeated="6"/>
          <table:table-cell office:value-type="string">
            <text:p>2056</text:p>
          </table:table-cell>
          <table:table-cell office:value-type="string">
            <text:p>43.6172467565</text:p>
          </table:table-cell>
          <table:table-cell office:value-type="string">
            <text:p>3.86313592691</text:p>
          </table:table-cell>
          <table:table-cell table:number-columns-repeated="2"/>
          <table:table-cell office:value-type="string">
            <text:p>Rue de Las Sorb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magnifique square de quartier offre dans un cadre boisé de parc ancien, avec une collection d'arbres rares et majestueux, un havre de verdure pour les amoureux de la nature et une aire de jeux pour les jeunes enfants.&lt;/p&gt;</text:p>
          </table:table-cell>
          <table:table-cell/>
        </table:table-row>
        <table:table-row table:style-name="ro1">
          <table:table-cell office:value-type="float" office:value="883">
            <text:p>883</text:p>
          </table:table-cell>
          <table:table-cell office:value-type="string">
            <text:p>Parcs et jardins</text:p>
          </table:table-cell>
          <table:table-cell office:value-type="string">
            <text:p>Parc Rimbaud</text:p>
          </table:table-cell>
          <table:table-cell office:value-type="string">
            <text:p>Montpellier Centre</text:p>
          </table:table-cell>
          <table:table-cell table:number-columns-repeated="11"/>
          <table:table-cell office:value-type="string">
            <text:p>Rue St-André-de-Novig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Platanes centenaires, vastes pelouses… ce parc, aménagé en 1980 sur l’emplacement d’un ancien camping municipal, constitue l’un des éléments majeurs de la coulée verte du Lez. Les rencontres entre générations s’y font au cours de sympathiques parties de pétanque. &lt;br /&gt;</text:p>
          </table:table-cell>
          <table:table-cell/>
        </table:table-row>
        <table:table-row table:style-name="ro1">
          <table:table-cell office:value-type="float" office:value="884">
            <text:p>884</text:p>
          </table:table-cell>
          <table:table-cell office:value-type="string">
            <text:p>Parcs et jardins</text:p>
          </table:table-cell>
          <table:table-cell office:value-type="string">
            <text:p>Parc Sainte-Odile</text:p>
          </table:table-cell>
          <table:table-cell office:value-type="string">
            <text:p>Montpellier Centre</text:p>
          </table:table-cell>
          <table:table-cell table:number-columns-repeated="11"/>
          <table:table-cell office:value-type="string">
            <text:p>route de Men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evenu propriété de la Ville en 1981, le parc de l’ancien château de Boutonnet marie pins d'Alep, cyprès de Provence et érables de Montpellier. Typiquement méditerranéen, agrémenté d’un bassin entouré de rocaille, il accorde une large place aux animations pour enfants : toboggans, cabanes, jeux à ressort…&lt;/p&gt;</text:p>
          </table:table-cell>
          <table:table-cell/>
        </table:table-row>
        <table:table-row table:style-name="ro1">
          <table:table-cell office:value-type="float" office:value="885">
            <text:p>885</text:p>
          </table:table-cell>
          <table:table-cell office:value-type="string">
            <text:p>Parcs et jardins</text:p>
          </table:table-cell>
          <table:table-cell office:value-type="string">
            <text:p>Place de Marathon</text:p>
          </table:table-cell>
          <table:table-cell office:value-type="string">
            <text:p>Montpellier Centre</text:p>
          </table:table-cell>
          <table:table-cell table:number-columns-repeated="6"/>
          <table:table-cell office:value-type="string">
            <text:p>TA74</text:p>
          </table:table-cell>
          <table:table-cell table:number-columns-repeated="4"/>
          <table:table-cell office:value-type="string">
            <text:p>rue de Thèb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te esplanade des cours intérieures d'Antigone est parallèle à la place du millénaire. Plus intime que celle-ci, elle propose aux enfants du quartier une aire de jeux aménagée&lt;/p&gt;</text:p>
          </table:table-cell>
          <table:table-cell/>
        </table:table-row>
        <table:table-row table:style-name="ro1">
          <table:table-cell office:value-type="float" office:value="886">
            <text:p>886</text:p>
          </table:table-cell>
          <table:table-cell office:value-type="string">
            <text:p>Parcs et jardins</text:p>
          </table:table-cell>
          <table:table-cell office:value-type="string">
            <text:p>Place du Millénaire</text:p>
          </table:table-cell>
          <table:table-cell office:value-type="string">
            <text:p>Montpellier Centre</text:p>
          </table:table-cell>
          <table:table-cell table:number-columns-repeated="11"/>
          <table:table-cell office:value-type="string">
            <text:p>Anti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Une longue esplanade ombragée bordée de cafés et restaurants, des échelles de la ville jusqu’au Lez.&lt;/p&gt;</text:p>
          </table:table-cell>
          <table:table-cell/>
        </table:table-row>
        <table:table-row table:style-name="ro1">
          <table:table-cell office:value-type="float" office:value="887">
            <text:p>887</text:p>
          </table:table-cell>
          <table:table-cell office:value-type="string">
            <text:p>Parcs et jardins</text:p>
          </table:table-cell>
          <table:table-cell office:value-type="string">
            <text:p>Plan Cavaillé-Coll</text:p>
          </table:table-cell>
          <table:table-cell office:value-type="string">
            <text:p>Montpellier Centre</text:p>
          </table:table-cell>
          <table:table-cell table:number-columns-repeated="6"/>
          <table:table-cell office:value-type="string">
            <text:p>TA80</text:p>
          </table:table-cell>
          <table:table-cell table:number-columns-repeated="4"/>
          <table:table-cell office:value-type="string">
            <text:p>rue de la Verrerie Bass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jardin du coeur de ville, du nom d'une célèbre famille de facteurs d'orgues, est inspiré des aménagements du moyen-âge avec des parterres de &amp;quot;simples&amp;quot; et de plantes aromatiques, odorantes et florifères.&lt;/p&gt;</text:p>
          </table:table-cell>
          <table:table-cell/>
        </table:table-row>
        <table:table-row table:style-name="ro1">
          <table:table-cell office:value-type="float" office:value="888">
            <text:p>888</text:p>
          </table:table-cell>
          <table:table-cell office:value-type="string">
            <text:p>Parcs et jardins</text:p>
          </table:table-cell>
          <table:table-cell office:value-type="string">
            <text:p>Promenade du Peyrou</text:p>
          </table:table-cell>
          <table:table-cell office:value-type="string">
            <text:p>Montpellier Centre</text:p>
          </table:table-cell>
          <table:table-cell table:number-columns-repeated="11"/>
          <table:table-cell office:value-type="string">
            <text:p>Rue François Franqu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te promenade dont la construction fut décidée à la fin du XVIIè siècle était destinée à recevoir une statue équestre de Louis XIV. &lt;br /&gt;Dessiné par l'architecte Daviler, les terrasses devaient permettre de contempler les Cévennes et les Pyrénées. Pitot y adjoint ensuite un aqueduc de 7 km destiné à alimenter Montpellier en eau depuis la source du Lez. &lt;br /&gt;Le réservoir surmonté d'un château d'eau monumental est l'oeuvre de Giral et Donnat dont le projet fut retenu en 1767. &lt;br /&gt;Plusieurs scuplteurs ont participé à la décoration du jardin, on remarque en particulier les oeuvres d'Injalbert &amp;quot;les enfants aux lions&amp;quot; qui montent la garde à l'entrée du jardin face à l'arc de triomphe.&lt;/p&gt;</text:p>
          </table:table-cell>
          <table:table-cell/>
        </table:table-row>
        <table:table-row table:style-name="ro1">
          <table:table-cell office:value-type="float" office:value="889">
            <text:p>889</text:p>
          </table:table-cell>
          <table:table-cell office:value-type="string">
            <text:p>Parcs et jardins</text:p>
          </table:table-cell>
          <table:table-cell office:value-type="string">
            <text:p>Square Abbé Coursindel</text:p>
          </table:table-cell>
          <table:table-cell office:value-type="string">
            <text:p>Montpellier Centre</text:p>
          </table:table-cell>
          <table:table-cell table:number-columns-repeated="11"/>
          <table:table-cell office:value-type="string">
            <text:p>Rue Saint-Etie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90">
            <text:p>890</text:p>
          </table:table-cell>
          <table:table-cell office:value-type="string">
            <text:p>Parcs et jardins</text:p>
          </table:table-cell>
          <table:table-cell office:value-type="string">
            <text:p>Square de la Tour des pins</text:p>
          </table:table-cell>
          <table:table-cell office:value-type="string">
            <text:p>Montpellier Centre</text:p>
          </table:table-cell>
          <table:table-cell table:number-columns-repeated="9"/>
          <table:table-cell office:value-type="string">
            <text:p>12</text:p>
          </table:table-cell>
          <table:table-cell/>
          <table:table-cell office:value-type="string">
            <text:p>Boulevard Henri IV</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un des plus anciens jardins publics de Montpellier réaménagé en 1995&lt;/p&gt;</text:p>
          </table:table-cell>
          <table:table-cell/>
        </table:table-row>
        <table:table-row table:style-name="ro1">
          <table:table-cell office:value-type="float" office:value="891">
            <text:p>891</text:p>
          </table:table-cell>
          <table:table-cell office:value-type="string">
            <text:p>Parcs et jardins</text:p>
          </table:table-cell>
          <table:table-cell office:value-type="string">
            <text:p>Square des Arceaux</text:p>
          </table:table-cell>
          <table:table-cell office:value-type="string">
            <text:p>Montpellier Centre</text:p>
          </table:table-cell>
          <table:table-cell table:number-columns-repeated="11"/>
          <table:table-cell office:value-type="string">
            <text:p>Boulevard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u croisement du boulevard des arceaux et de l’avenue de l’agriculture, un petit square de quartier charmant.&lt;/p&gt;</text:p>
          </table:table-cell>
          <table:table-cell/>
        </table:table-row>
        <table:table-row table:style-name="ro1">
          <table:table-cell office:value-type="float" office:value="892">
            <text:p>892</text:p>
          </table:table-cell>
          <table:table-cell office:value-type="string">
            <text:p>Parcs et jardins</text:p>
          </table:table-cell>
          <table:table-cell office:value-type="string">
            <text:p>Square Jean-Monnet</text:p>
          </table:table-cell>
          <table:table-cell office:value-type="string">
            <text:p>Montpellier Centre</text:p>
          </table:table-cell>
          <table:table-cell table:number-columns-repeated="11"/>
          <table:table-cell office:value-type="string">
            <text:p>Avenue Albert Dubou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93">
            <text:p>893</text:p>
          </table:table-cell>
          <table:table-cell office:value-type="string">
            <text:p>Parcs et jardins</text:p>
          </table:table-cell>
          <table:table-cell office:value-type="string">
            <text:p>Square Maquis Bir-Hakeim</text:p>
          </table:table-cell>
          <table:table-cell office:value-type="string">
            <text:p>Montpellier Centre</text:p>
          </table:table-cell>
          <table:table-cell table:number-columns-repeated="11"/>
          <table:table-cell office:value-type="string">
            <text:p>Boulevard Benjamin Milha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894">
            <text:p>894</text:p>
          </table:table-cell>
          <table:table-cell office:value-type="string">
            <text:p>Parcs et jardins</text:p>
          </table:table-cell>
          <table:table-cell office:value-type="string">
            <text:p>Square Planchon</text:p>
          </table:table-cell>
          <table:table-cell office:value-type="string">
            <text:p>Montpellier Centre</text:p>
          </table:table-cell>
          <table:table-cell table:number-columns-repeated="6"/>
          <table:table-cell office:value-type="string">
            <text:p>511</text:p>
          </table:table-cell>
          <table:table-cell office:value-type="string">
            <text:p>43.6055678642</text:p>
          </table:table-cell>
          <table:table-cell office:value-type="string">
            <text:p>3.87993204951</text:p>
          </table:table-cell>
          <table:table-cell table:number-columns-repeated="2"/>
          <table:table-cell office:value-type="string">
            <text:p>Rue de la Républiqu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895">
            <text:p>895</text:p>
          </table:table-cell>
          <table:table-cell office:value-type="string">
            <text:p>Parcs et jardins</text:p>
          </table:table-cell>
          <table:table-cell office:value-type="string">
            <text:p>Square de la Providence</text:p>
          </table:table-cell>
          <table:table-cell office:value-type="string">
            <text:p>Montpellier Centre</text:p>
          </table:table-cell>
          <table:table-cell table:number-columns-repeated="11"/>
          <table:table-cell office:value-type="string">
            <text:p>Rue de la Providenc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Un petit square au cœur de l’écusson, espace de détente et de verdure.&lt;/p&gt;</text:p>
          </table:table-cell>
          <table:table-cell/>
        </table:table-row>
        <table:table-row table:style-name="ro1">
          <table:table-cell office:value-type="float" office:value="896">
            <text:p>896</text:p>
          </table:table-cell>
          <table:table-cell office:value-type="string">
            <text:p>Parcs et jardins</text:p>
          </table:table-cell>
          <table:table-cell office:value-type="string">
            <text:p>Square Saint-Roch</text:p>
          </table:table-cell>
          <table:table-cell office:value-type="string">
            <text:p>Montpellier Centre</text:p>
          </table:table-cell>
          <table:table-cell table:number-columns-repeated="11"/>
          <table:table-cell office:value-type="string">
            <text:p>Place St-Roch</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n se croirait sur la place d’un village du Midi, et pourtant on se trouve au cœur de la capitale régionale, à Montpellier. On peut s’y reposer après la visite du quartier piétonnier. Des jeux d’enfants complètent ce petit jardin.&lt;/p&gt;</text:p>
          </table:table-cell>
          <table:table-cell/>
        </table:table-row>
        <table:table-row table:style-name="ro1">
          <table:table-cell office:value-type="float" office:value="897">
            <text:p>897</text:p>
          </table:table-cell>
          <table:table-cell office:value-type="string">
            <text:p>Parcs et jardins</text:p>
          </table:table-cell>
          <table:table-cell office:value-type="string">
            <text:p>Terrasse des Arceaux</text:p>
          </table:table-cell>
          <table:table-cell office:value-type="string">
            <text:p>Montpellier Centre</text:p>
          </table:table-cell>
          <table:table-cell table:number-columns-repeated="6"/>
          <table:table-cell office:value-type="string">
            <text:p>TA91</text:p>
          </table:table-cell>
          <table:table-cell table:number-columns-repeated="4"/>
          <table:table-cell office:value-type="string">
            <text:p>Place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ous les remparts du Peyrou, des tracés à la française prolongent la composition de la promenade royale et invitent les passants à la visite.&lt;/p&gt;</text:p>
          </table:table-cell>
          <table:table-cell/>
        </table:table-row>
        <table:table-row table:style-name="ro1">
          <table:table-cell office:value-type="float" office:value="898">
            <text:p>898</text:p>
          </table:table-cell>
          <table:table-cell office:value-type="string">
            <text:p>Parcs et jardins</text:p>
          </table:table-cell>
          <table:table-cell office:value-type="string">
            <text:p>Bassin Jacques Coeur</text:p>
          </table:table-cell>
          <table:table-cell office:value-type="string">
            <text:p>Port Marianne</text:p>
          </table:table-cell>
          <table:table-cell table:number-columns-repeated="11"/>
          <table:table-cell office:value-type="string">
            <text:p>Avenue de la M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bassin est l’un des points focal du nouveau quartier Port Marianne. On peut y admirer un grand jet d’eau qui peut dépasser les trente mètres de haut. Une Promenade plantée de palmiers « Washingtonia filifera » y est aménagée tout autour sur cet ensemble de 5 hectares.&lt;/p&gt;</text:p>
          </table:table-cell>
          <table:table-cell/>
        </table:table-row>
        <table:table-row table:style-name="ro1">
          <table:table-cell office:value-type="float" office:value="899">
            <text:p>899</text:p>
          </table:table-cell>
          <table:table-cell office:value-type="string">
            <text:p>Parcs et jardins</text:p>
          </table:table-cell>
          <table:table-cell office:value-type="string">
            <text:p>Parc du château de Grammont</text:p>
          </table:table-cell>
          <table:table-cell office:value-type="string">
            <text:p>Port Marianne</text:p>
          </table:table-cell>
          <table:table-cell table:number-columns-repeated="11"/>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90 hectares de forêt de cèdres, de bosquets semés d’une luxuriante végétation méditerranéenne et de vastes prairies fleuries font de ce domaine l’un des plus grands espaces naturels de la ville. Du monastère installé sur ces lieux au 12ème siècle, seule reste la salle capitulaire devenue récemment salle des mariages. Aménagé par la municipalité, le Domaine de Grammont abrite également le centre horticole municipal, de nombreux équipements sportifs, le Zénith, le Théâtre des Treize Vents et un vaste espace rock.&lt;/p&gt;</text:p>
          </table:table-cell>
          <table:table-cell/>
        </table:table-row>
        <table:table-row table:style-name="ro1">
          <table:table-cell office:value-type="float" office:value="900">
            <text:p>900</text:p>
          </table:table-cell>
          <table:table-cell office:value-type="string">
            <text:p>Parcs et jardins</text:p>
          </table:table-cell>
          <table:table-cell office:value-type="string">
            <text:p>Domaine de la Pompignane</text:p>
          </table:table-cell>
          <table:table-cell office:value-type="string">
            <text:p>Port Marianne</text:p>
          </table:table-cell>
          <table:table-cell table:number-columns-repeated="11"/>
          <table:table-cell office:value-type="string">
            <text:p>Rue du Salaiso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écemment acquis par la Ville, ce beau domaine de 11.000 m² a été réhabilité en 1996. C ‘est ainsi que l’on y a planté une bambouseraie exotique comprenant de nombreuses variétés.&lt;/p&gt;</text:p>
          </table:table-cell>
          <table:table-cell/>
        </table:table-row>
        <table:table-row table:style-name="ro1">
          <table:table-cell office:value-type="float" office:value="901">
            <text:p>901</text:p>
          </table:table-cell>
          <table:table-cell office:value-type="string">
            <text:p>Parcs et jardins</text:p>
          </table:table-cell>
          <table:table-cell office:value-type="string">
            <text:p>Parc de la Grande Lironde</text:p>
          </table:table-cell>
          <table:table-cell office:value-type="string">
            <text:p>Port Marianne</text:p>
          </table:table-cell>
          <table:table-cell table:number-columns-repeated="6"/>
          <table:table-cell office:value-type="string">
            <text:p>00191200</text:p>
          </table:table-cell>
          <table:table-cell office:value-type="string">
            <text:p>43.6083448502</text:p>
          </table:table-cell>
          <table:table-cell office:value-type="string">
            <text:p>3.90847474540</text:p>
          </table:table-cell>
          <table:table-cell table:number-columns-repeated="2"/>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e 4,5 hectares a été inauguré en 1995. Traversé entièrement par le ruisseau de la Lironde, cet espace naturel fait aussi office de bassin de rétention lors des gros orages. Planté d’espèces particulièrement adaptées au milieu, ce jardin présente un aspect naturel et nécessite peu d’eau en été. Dans la partie historique du parc on peut admirer près de l’ancienne glacière un magnifique chêne pubescent.&lt;/p&gt;</text:p>
          </table:table-cell>
          <table:table-cell/>
        </table:table-row>
        <table:table-row table:style-name="ro1">
          <table:table-cell office:value-type="float" office:value="902">
            <text:p>902</text:p>
          </table:table-cell>
          <table:table-cell office:value-type="string">
            <text:p>Parcs et jardins</text:p>
          </table:table-cell>
          <table:table-cell office:value-type="string">
            <text:p>Parc des Pastourelles</text:p>
          </table:table-cell>
          <table:table-cell office:value-type="string">
            <text:p>Port Marianne</text:p>
          </table:table-cell>
          <table:table-cell table:number-columns-repeated="6"/>
          <table:table-cell office:value-type="string">
            <text:p>00159900</text:p>
          </table:table-cell>
          <table:table-cell office:value-type="string">
            <text:p>43.6210569665</text:p>
          </table:table-cell>
          <table:table-cell office:value-type="string">
            <text:p>3.89950687259</text:p>
          </table:table-cell>
          <table:table-cell table:number-columns-repeated="2"/>
          <table:table-cell office:value-type="string">
            <text:p>Rue </text:p>
          </table:table-cell>
          <table:table-cell office:value-type="string">
            <text:p>Jules Isaac</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upliers, ch&amp;#234;nes verts et pins parasols majestueux conf&amp;#232;rent une ambiance tr&amp;#232;s particuli&amp;#232;re &amp;#224; ce jardin &amp;#171; double &amp;#187; dont les deux niveaux sont s&amp;#233;par&amp;#233;s par une falaise de gr&amp;#232;s. A l&amp;#8217;&amp;#233;tage inf&amp;#233;rieur, des agr&amp;#232;s en bois destin&amp;#233;s aux sportifs en herbe voisinent avec une accueillante aire de repos. Au sommet, une terrasse panoramique a &amp;#233;t&amp;#233; am&amp;#233;nag&amp;#233;e, ainsi que des jeux &amp;#224; ressorts pour les tout-petits.&lt;br&gt;&amp;#160;&lt;/p&gt;</text:p>
          </table:table-cell>
          <table:table-cell/>
        </table:table-row>
        <table:table-row table:style-name="ro1">
          <table:table-cell office:value-type="float" office:value="903">
            <text:p>903</text:p>
          </table:table-cell>
          <table:table-cell office:value-type="string">
            <text:p>Parcs et jardins</text:p>
          </table:table-cell>
          <table:table-cell office:value-type="string">
            <text:p>Parc du Mas de Costebelle</text:p>
          </table:table-cell>
          <table:table-cell office:value-type="string">
            <text:p>Port Marianne</text:p>
          </table:table-cell>
          <table:table-cell table:number-columns-repeated="6"/>
          <table:table-cell office:value-type="string">
            <text:p>00194100</text:p>
          </table:table-cell>
          <table:table-cell office:value-type="string">
            <text:p>43.6105607961</text:p>
          </table:table-cell>
          <table:table-cell office:value-type="string">
            <text:p>3.90187625064</text:p>
          </table:table-cell>
          <table:table-cell table:number-columns-repeated="2"/>
          <table:table-cell office:value-type="string">
            <text:p>Rue des frères Lumiè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etit jardin de buis de 2.000 m² date du 18ème siècle, la Ville l’a récupéré et ouvert au public en 1994 lors de la réalisation de la ZAC Blaize-Pascal. Véritable promontoire, ce petit square romantique domine la vallée du Lez.&lt;/p&gt;</text:p>
          </table:table-cell>
          <table:table-cell/>
        </table:table-row>
        <table:table-row table:style-name="ro1">
          <table:table-cell office:value-type="float" office:value="904">
            <text:p>904</text:p>
          </table:table-cell>
          <table:table-cell office:value-type="string">
            <text:p>Parcs et jardins</text:p>
          </table:table-cell>
          <table:table-cell office:value-type="string">
            <text:p>Parc Marianne</text:p>
          </table:table-cell>
          <table:table-cell office:value-type="string">
            <text:p>Port Marianne</text:p>
          </table:table-cell>
          <table:table-cell table:number-columns-repeated="11"/>
          <table:table-cell office:value-type="string">
            <text:p>Avenue de la m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futur grand parc urbain de plus de 10 hectares a été dessiné par Michel Desvignes. La première tranche déjà réalisée de 4 ha comporte déjà 555 arbres (saules blancs, chênes verts, chênes blancs et pins parasols). A terme le jardin sera constitué de plusieurs terrasses avec prairies, bassins et bosquets plantés. Arrosé par la Lironde, ce parc est conçu pour servir de bassin de rétention en cas de fortes crues.&lt;/p&gt;</text:p>
          </table:table-cell>
          <table:table-cell/>
        </table:table-row>
        <table:table-row table:style-name="ro1">
          <table:table-cell office:value-type="float" office:value="905">
            <text:p>905</text:p>
          </table:table-cell>
          <table:table-cell office:value-type="string">
            <text:p>Parcs et jardins</text:p>
          </table:table-cell>
          <table:table-cell office:value-type="string">
            <text:p>Parc Richter</text:p>
          </table:table-cell>
          <table:table-cell office:value-type="string">
            <text:p>Port Marianne</text:p>
          </table:table-cell>
          <table:table-cell table:number-columns-repeated="11"/>
          <table:table-cell office:value-type="string">
            <text:p>Rond-point Christophe Colomb</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Entre les nouvelles facultés de droit/sciences économiques et le Lez, ce joli parc urbain de 26.500 m² aménagé en 1994 est un lieu de détente et de rencontre.&lt;/p&gt;</text:p>
          </table:table-cell>
          <table:table-cell/>
        </table:table-row>
        <table:table-row table:style-name="ro1">
          <table:table-cell office:value-type="float" office:value="906">
            <text:p>906</text:p>
          </table:table-cell>
          <table:table-cell office:value-type="string">
            <text:p>Parcs et jardins</text:p>
          </table:table-cell>
          <table:table-cell office:value-type="string">
            <text:p>Square Blaise Pascal</text:p>
          </table:table-cell>
          <table:table-cell office:value-type="string">
            <text:p>Port Marianne</text:p>
          </table:table-cell>
          <table:table-cell table:number-columns-repeated="6"/>
          <table:table-cell office:value-type="string">
            <text:p>TA72</text:p>
          </table:table-cell>
          <table:table-cell table:number-columns-repeated="4"/>
          <table:table-cell office:value-type="string">
            <text:p>Rue Louis Lépi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square de proximité de 640 m² a été aménagé en 1996. On peut également profiter d’une aire de jeux pour enfants.&lt;/p&gt;</text:p>
          </table:table-cell>
          <table:table-cell/>
        </table:table-row>
        <table:table-row table:style-name="ro1">
          <table:table-cell office:value-type="float" office:value="907">
            <text:p>907</text:p>
          </table:table-cell>
          <table:table-cell office:value-type="string">
            <text:p>Parcs et jardins</text:p>
          </table:table-cell>
          <table:table-cell office:value-type="string">
            <text:p>Aire de jeux Vert-Bois</text:p>
          </table:table-cell>
          <table:table-cell office:value-type="string">
            <text:p>Hôpitaux - Facultés</text:p>
          </table:table-cell>
          <table:table-cell table:number-columns-repeated="11"/>
          <table:table-cell office:value-type="string">
            <text:p>Rue Ali Ben Checa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Vaste plaine de jeux de 5000 m² aménagée en 1985, cet équipement de proximité offre un espace d'épanouissement pour les enfants du quartier. Cet espace a été clôturé et réaménagé en 1998.&lt;/p&gt;</text:p>
          </table:table-cell>
          <table:table-cell/>
        </table:table-row>
        <table:table-row table:style-name="ro1">
          <table:table-cell office:value-type="float" office:value="908">
            <text:p>908</text:p>
          </table:table-cell>
          <table:table-cell office:value-type="string">
            <text:p>Parcs et jardins</text:p>
          </table:table-cell>
          <table:table-cell office:value-type="string">
            <text:p>Bois de Montmaur</text:p>
          </table:table-cell>
          <table:table-cell office:value-type="string">
            <text:p>Hôpitaux - Facultés</text:p>
          </table:table-cell>
          <table:table-cell table:number-columns-repeated="11"/>
          <table:table-cell office:value-type="string">
            <text:p>Rue Val de Montferran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Vieux fief médiéval, légué à la Ville par Henri de Lunaret en 1910, ce boisement de 27 ha est composé de chênes verts et de garrigue méditerranéenne. C'est le point de rencontre des coureurs à pieds qui peuvent s'entraîner sur 3 parcours différents dans un environnement valloné et magnifique.&lt;/p&gt;</text:p>
          </table:table-cell>
          <table:table-cell/>
        </table:table-row>
        <table:table-row table:style-name="ro1">
          <table:table-cell office:value-type="float" office:value="909">
            <text:p>909</text:p>
          </table:table-cell>
          <table:table-cell office:value-type="string">
            <text:p>Parcs et jardins</text:p>
          </table:table-cell>
          <table:table-cell office:value-type="string">
            <text:p>Domaine de Méric</text:p>
          </table:table-cell>
          <table:table-cell office:value-type="string">
            <text:p>Hôpitaux - Facultés</text:p>
          </table:table-cell>
          <table:table-cell table:number-columns-repeated="9"/>
          <table:table-cell office:value-type="string">
            <text:p>634</text:p>
          </table:table-cell>
          <table:table-cell/>
          <table:table-cell office:value-type="string">
            <text:p>Rue de Ferran</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cquis par la Ville en 1992, ce grand domaine de 12 ha au charme irrésistible, comporte de nombreux arbres remarquables. Le jardin à l'anglaise a été immortalisé par le peintre Frédéric Bazille. A découvrir également : le verger planté de variétés anciennes, la plaine de jeux pour enfants, la grande prairie fleurie...&lt;/p&gt;</text:p>
          </table:table-cell>
          <table:table-cell/>
        </table:table-row>
        <table:table-row table:style-name="ro1">
          <table:table-cell office:value-type="float" office:value="910">
            <text:p>910</text:p>
          </table:table-cell>
          <table:table-cell office:value-type="string">
            <text:p>Parcs et jardins</text:p>
          </table:table-cell>
          <table:table-cell office:value-type="string">
            <text:p>Parc de l'Aiguelongue</text:p>
          </table:table-cell>
          <table:table-cell office:value-type="string">
            <text:p>Hôpitaux - Facultés</text:p>
          </table:table-cell>
          <table:table-cell table:number-columns-repeated="6"/>
          <table:table-cell office:value-type="string">
            <text:p>00208300</text:p>
          </table:table-cell>
          <table:table-cell office:value-type="string">
            <text:p>43.6298284843</text:p>
          </table:table-cell>
          <table:table-cell office:value-type="string">
            <text:p>3.87386531237</text:p>
          </table:table-cell>
          <table:table-cell table:number-columns-repeated="2"/>
          <table:table-cell office:value-type="string">
            <text:p>Rue Major Flandr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cquis par la Ville dans le cadre d'une opération immobilière en 1995, ce parc de 10.000 m² est un espace très prisé des riverains. Il présente une large pinède au-dessous de laquelle se glisse des aires de repos et des jeux pour enfants. Un espace spécial pour les chiens a été aménagé en 2001.&lt;/p&gt;</text:p>
          </table:table-cell>
          <table:table-cell/>
        </table:table-row>
        <table:table-row table:style-name="ro1">
          <table:table-cell office:value-type="float" office:value="911">
            <text:p>911</text:p>
          </table:table-cell>
          <table:table-cell office:value-type="string">
            <text:p>Parcs et jardins</text:p>
          </table:table-cell>
          <table:table-cell office:value-type="string">
            <text:p>Zoo de Montpellier</text:p>
          </table:table-cell>
          <table:table-cell office:value-type="string">
            <text:p>Hôpitaux - Facultés</text:p>
          </table:table-cell>
          <table:table-cell/>
          <table:table-cell office:value-type="string">
            <text:p>04 67 54 45 23</text:p>
          </table:table-cell>
          <table:table-cell table:number-columns-repeated="2"/>
          <table:table-cell office:value-type="string">
            <text:p>www.zoo.montpellier.fr</text:p>
          </table:table-cell>
          <table:table-cell/>
          <table:table-cell office:value-type="string">
            <text:p>477</text:p>
          </table:table-cell>
          <table:table-cell office:value-type="string">
            <text:p>43.6426998691</text:p>
          </table:table-cell>
          <table:table-cell office:value-type="string">
            <text:p>3.87696267556</text:p>
          </table:table-cell>
          <table:table-cell office:value-type="string">
            <text:p>50</text:p>
          </table:table-cell>
          <table:table-cell/>
          <table:table-cell office:value-type="string">
            <text:p>Avenue </text:p>
          </table:table-cell>
          <table:table-cell office:value-type="string">
            <text:p>Val d'Agropoli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St Eloi</text:p>
          </table:table-cell>
          <table:table-cell office:value-type="string">
            <text:p>puis bus La Navette direction Agropolis Lavalette, arrêt devant l'entrée du zoo.</text:p>
          </table:table-cell>
          <table:table-cell office:value-type="string">
            <text:p>&lt;p style="MARGIN-RIGHT: 0px"&gt;Le zoo de Montpellier n'est pas un "poumon vert" comme les autres. Il est comme une formidable synth&amp;#232;se de toutes les esp&amp;#232;ces animales et v&amp;#233;g&amp;#233;tales que l'on peut trouver dans le milieu m&amp;#233;diterran&amp;#233;en au sens le plus large. &lt;br&gt;&lt;br&gt;Avec ses quatre vingts hectares, il est aujourd'hui l'espace vert le plus vaste de Montpellier et le lieu de promenade privil&amp;#233;gi&amp;#233; des Montpelli&amp;#233;rains. &lt;br&gt;&lt;br&gt;Il abrite, non seulement, le parc zoologique, mais aussi la r&amp;#233;serve naturelle du Lez, la ferme pour enfants et la serre amazonienne.&lt;/p&gt;</text:p>
          </table:table-cell>
          <table:table-cell office:value-type="string">
            <text:p>&lt;p&gt;Toutes les infos pratiques (horaires, tarifs ...) sont sur le site du zoo, consultez-le.&lt;/p&gt;</text:p>
          </table:table-cell>
        </table:table-row>
        <table:table-row table:style-name="ro1">
          <table:table-cell office:value-type="float" office:value="912">
            <text:p>912</text:p>
          </table:table-cell>
          <table:table-cell office:value-type="string">
            <text:p>Parcs et jardins</text:p>
          </table:table-cell>
          <table:table-cell office:value-type="string">
            <text:p>Parc Rachel</text:p>
          </table:table-cell>
          <table:table-cell office:value-type="string">
            <text:p>Hôpitaux - Facultés</text:p>
          </table:table-cell>
          <table:table-cell table:number-columns-repeated="11"/>
          <table:table-cell office:value-type="string">
            <text:p>Impasse ville Hardouin</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Acquis par la Ville dans le cadre d'une opération immobilière en 1996, ce joli parc classique de 7.000 m² ordonnancé en 3 terrasses, porte le nom de la célèbre tragédienne Rachel qui &amp;quot; aimait à venir dans le beau jardin &amp;quot; au cours de ses séjours montpelliérains au 19ème siècle.&lt;br /&gt;</text:p>
          </table:table-cell>
          <table:table-cell/>
        </table:table-row>
        <table:table-row table:style-name="ro1">
          <table:table-cell office:value-type="float" office:value="913">
            <text:p>913</text:p>
          </table:table-cell>
          <table:table-cell office:value-type="string">
            <text:p>Parcs et jardins</text:p>
          </table:table-cell>
          <table:table-cell office:value-type="string">
            <text:p>Square des Brusses</text:p>
          </table:table-cell>
          <table:table-cell office:value-type="string">
            <text:p>Hôpitaux - Facultés</text:p>
          </table:table-cell>
          <table:table-cell table:number-columns-repeated="11"/>
          <table:table-cell office:value-type="string">
            <text:p>Rue du Dauphiné</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square de proximité de 3.000 m² réaménagé en 1994 propose un ensemble de jeux pour tous petits.&lt;/p&gt;</text:p>
          </table:table-cell>
          <table:table-cell/>
        </table:table-row>
        <table:table-row table:style-name="ro1">
          <table:table-cell office:value-type="float" office:value="914">
            <text:p>914</text:p>
          </table:table-cell>
          <table:table-cell office:value-type="string">
            <text:p>Parcs et jardins</text:p>
          </table:table-cell>
          <table:table-cell office:value-type="string">
            <text:p>Square Jean Baumel</text:p>
          </table:table-cell>
          <table:table-cell office:value-type="string">
            <text:p>Hôpitaux - Facultés</text:p>
          </table:table-cell>
          <table:table-cell table:number-columns-repeated="11"/>
          <table:table-cell office:value-type="string">
            <text:p>Plan des 4 Seigneur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tit square de proximité de 600 m², il propose au coeur du Plan des quatre Seigneurs depuis 1998 une aire de jeux pour les enfants.&lt;/p&gt;</text:p>
          </table:table-cell>
          <table:table-cell/>
        </table:table-row>
        <table:table-row table:style-name="ro1">
          <table:table-cell office:value-type="float" office:value="915">
            <text:p>915</text:p>
          </table:table-cell>
          <table:table-cell office:value-type="string">
            <text:p>Parcs et jardins</text:p>
          </table:table-cell>
          <table:table-cell office:value-type="string">
            <text:p>Aire de jeux de Louisville</text:p>
          </table:table-cell>
          <table:table-cell office:value-type="string">
            <text:p>Mosson</text:p>
          </table:table-cell>
          <table:table-cell table:number-columns-repeated="11"/>
          <table:table-cell office:value-type="string">
            <text:p>Avenue de Louisvill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square de 4.000 m² a été ouvert au public en 1982. Réaménagé en 1997 et 1998, on y trouve aujourd’hui des jeux pour enfants en lisière d’un boisement. Un terrain de boules et un plateau sportif (terrain de foot) complètent cet équipement de proximité.&lt;/p&gt;</text:p>
          </table:table-cell>
          <table:table-cell/>
        </table:table-row>
        <table:table-row table:style-name="ro1">
          <table:table-cell office:value-type="float" office:value="916">
            <text:p>916</text:p>
          </table:table-cell>
          <table:table-cell office:value-type="string">
            <text:p>Parcs et jardins</text:p>
          </table:table-cell>
          <table:table-cell office:value-type="string">
            <text:p>Berges de la Mosson</text:p>
          </table:table-cell>
          <table:table-cell office:value-type="string">
            <text:p>Mosson</text:p>
          </table:table-cell>
          <table:table-cell table:number-columns-repeated="11"/>
          <table:table-cell office:value-type="string">
            <text:p>Avenue d'Heidelberg</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e fleuve, rafraîchissant, baigne les quartiers ouest de la ville. Véritable « rempart » aquatique, il serpente nonchalamment entre bâti et pinède. Ce sont 25 ha de boisement naturel et de rypisylve qui sont préservés le long de la Mosson pour le plaisir des habitants.</text:p>
          </table:table-cell>
          <table:table-cell/>
        </table:table-row>
        <table:table-row table:style-name="ro1">
          <table:table-cell office:value-type="float" office:value="917">
            <text:p>917</text:p>
          </table:table-cell>
          <table:table-cell office:value-type="string">
            <text:p>Parcs et jardins</text:p>
          </table:table-cell>
          <table:table-cell office:value-type="string">
            <text:p>Domaine Bonnier de la Mosson</text:p>
          </table:table-cell>
          <table:table-cell office:value-type="string">
            <text:p>Mosson</text:p>
          </table:table-cell>
          <table:table-cell table:number-columns-repeated="18"/>
          <table:table-cell office:value-type="float" office:value="0">
            <text:p>0</text:p>
          </table:table-cell>
          <table:table-cell table:number-columns-repeated="7"/>
          <table:table-cell office:value-type="string">
            <text:p>&lt;p&gt;Une somptueuse demeure vit le jour en ces lieux au début du 18ème siècle, elle fut démantelée à peine 30 années plus tard avec la ruine de son propriétaire. Seuls le pavillon central et le buffet d’eau, long de 100 m, témoignent encore du passé de cette « folie ». En cours de réhabilitation, ce domaine retrouve aujourd’hui, un véritable avenir. Ce sont en tout 16 ha d’espaces naturels qui sont ouverts au public depuis 1984.&lt;/p&gt;</text:p>
          </table:table-cell>
          <table:table-cell/>
        </table:table-row>
        <table:table-row table:style-name="ro1">
          <table:table-cell office:value-type="float" office:value="918">
            <text:p>918</text:p>
          </table:table-cell>
          <table:table-cell office:value-type="string">
            <text:p>Parcs et jardins</text:p>
          </table:table-cell>
          <table:table-cell office:value-type="string">
            <text:p>Esplanade de Celleneuve</text:p>
          </table:table-cell>
          <table:table-cell office:value-type="string">
            <text:p>Mosson</text:p>
          </table:table-cell>
          <table:table-cell table:number-columns-repeated="11"/>
          <table:table-cell office:value-type="string">
            <text:p>Allée Antonin Chaulia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une superficie de 4.700 m², l’Esplanade de Celleneuve est un lieu de convivialité. Aménagées en 1994, 2 aires de jeux pour enfants ainsi qu’un terrain de boules complètent l’animation de la promenade bordée de platanes. On y trouve également une Maison Pour Tous.&lt;/p&gt;</text:p>
          </table:table-cell>
          <table:table-cell/>
        </table:table-row>
        <table:table-row table:style-name="ro1">
          <table:table-cell office:value-type="float" office:value="919">
            <text:p>919</text:p>
          </table:table-cell>
          <table:table-cell office:value-type="string">
            <text:p>Parcs et jardins</text:p>
          </table:table-cell>
          <table:table-cell office:value-type="string">
            <text:p>Lac des Garrigues</text:p>
          </table:table-cell>
          <table:table-cell office:value-type="string">
            <text:p>Mosson</text:p>
          </table:table-cell>
          <table:table-cell table:number-columns-repeated="11"/>
          <table:table-cell office:value-type="string">
            <text:p>Avenue de Napl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itué au coeur du quartier, ce lac a été équipé d’une base nautique. Il constitue aujourd’hui une bienfaisante oasis de fraîcheur. Un boisement naturel de 9 ha encadre la retenue d’eau et propose un parcours de santé.&lt;/p&gt;</text:p>
          </table:table-cell>
          <table:table-cell/>
        </table:table-row>
        <table:table-row table:style-name="ro1">
          <table:table-cell office:value-type="float" office:value="920">
            <text:p>920</text:p>
          </table:table-cell>
          <table:table-cell office:value-type="string">
            <text:p>Parcs et jardins</text:p>
          </table:table-cell>
          <table:table-cell office:value-type="string">
            <text:p>Mail de la Paillade</text:p>
          </table:table-cell>
          <table:table-cell office:value-type="string">
            <text:p>Mosson</text:p>
          </table:table-cell>
          <table:table-cell table:number-columns-repeated="11"/>
          <table:table-cell office:value-type="string">
            <text:p>Grand Mai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Principale artère piétonnière qui relie l’espace Mosson, au sud, au parc du Mas de la Paillade, au nord, ce lieu de vie du quartier a fait l’objet de nombreux aménagements, en particulier depuis 1995. On peut y trouver en plus des plantations paysagères, une aire de jeux au pied de la tour d’Assas et une fontaine monumentale.</text:p>
          </table:table-cell>
          <table:table-cell/>
        </table:table-row>
        <table:table-row table:style-name="ro1">
          <table:table-cell office:value-type="float" office:value="921">
            <text:p>921</text:p>
          </table:table-cell>
          <table:table-cell office:value-type="string">
            <text:p>Parcs et jardins</text:p>
          </table:table-cell>
          <table:table-cell office:value-type="string">
            <text:p>Parc Azéma</text:p>
          </table:table-cell>
          <table:table-cell office:value-type="string">
            <text:p>Mosson</text:p>
          </table:table-cell>
          <table:table-cell table:number-columns-repeated="6"/>
          <table:table-cell office:value-type="string">
            <text:p>00164800</text:p>
          </table:table-cell>
          <table:table-cell office:value-type="string">
            <text:p>43.6160487309</text:p>
          </table:table-cell>
          <table:table-cell office:value-type="string">
            <text:p>3.82867921482</text:p>
          </table:table-cell>
          <table:table-cell table:number-columns-repeated="2"/>
          <table:table-cell office:value-type="string">
            <text:p>Rue des Communauté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ci encore, la végétation se veut résolument méditerranéenne. Cèdres, cyprès et bambous composent ce sous-bois original, ancien square du petit séminaire dédié à Pierre Azéma, « médecin des pauvres ».&lt;/p&gt;</text:p>
          </table:table-cell>
          <table:table-cell/>
        </table:table-row>
        <table:table-row table:style-name="ro1">
          <table:table-cell office:value-type="float" office:value="922">
            <text:p>922</text:p>
          </table:table-cell>
          <table:table-cell office:value-type="string">
            <text:p>Parcs et jardins</text:p>
          </table:table-cell>
          <table:table-cell office:value-type="string">
            <text:p>Parc Chico Mendès</text:p>
          </table:table-cell>
          <table:table-cell office:value-type="string">
            <text:p>Mosson</text:p>
          </table:table-cell>
          <table:table-cell table:number-columns-repeated="6"/>
          <table:table-cell office:value-type="string">
            <text:p>00178900</text:p>
          </table:table-cell>
          <table:table-cell office:value-type="string">
            <text:p>43.6317140716</text:p>
          </table:table-cell>
          <table:table-cell office:value-type="string">
            <text:p>3.82314921767</text:p>
          </table:table-cell>
          <table:table-cell table:number-columns-repeated="2"/>
          <table:table-cell office:value-type="string">
            <text:p>Rue de l'Agena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nauguré en 1991, cet espace vert a été créé sur un terrain vierge, aux abords de l’avenue de l’Europe. Ses pentes présentent maintenant des gradins en étages, structurés par des rondins de bois. Des plantations, des placettes de repos et des aire de jeux égaient ces terrasses. Des plantes méditerranéennes : grevillea, plumbago du cap, cistes, myrtes…, composent ce jardin.&lt;/p&gt;</text:p>
          </table:table-cell>
          <table:table-cell/>
        </table:table-row>
        <table:table-row table:style-name="ro1">
          <table:table-cell office:value-type="float" office:value="923">
            <text:p>923</text:p>
          </table:table-cell>
          <table:table-cell office:value-type="string">
            <text:p>Parcs et jardins</text:p>
          </table:table-cell>
          <table:table-cell office:value-type="string">
            <text:p>Parc du Mas de la Paillade</text:p>
          </table:table-cell>
          <table:table-cell office:value-type="string">
            <text:p>Mosson</text:p>
          </table:table-cell>
          <table:table-cell table:number-columns-repeated="6"/>
          <table:table-cell office:value-type="string">
            <text:p>TA69</text:p>
          </table:table-cell>
          <table:table-cell table:number-columns-repeated="2"/>
          <table:table-cell office:value-type="string">
            <text:p>1321</text:p>
          </table:table-cell>
          <table:table-cell/>
          <table:table-cell office:value-type="string">
            <text:p>Avenue d'Heidelberg</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parc du domaine de la Paillade de 2,5 ha a été acquis par la Ville en 1978. Cette belle propriété historique recèle de très beaux arbres, dont un séquoia géant et un cyprès chauve sur les bords de la Mosson. En plus des massifs aux couleurs chatoyantes, on peut profiter d’une grande fontaine ainsi que d’une aire de jeux pour enfants. La maison de maître a été transformée en mairie annexe. Elle est le siège de nombreuses associations et propose des activités tout au long de l’année.&lt;/p&gt;</text:p>
          </table:table-cell>
          <table:table-cell/>
        </table:table-row>
        <table:table-row table:style-name="ro1">
          <table:table-cell office:value-type="float" office:value="924">
            <text:p>924</text:p>
          </table:table-cell>
          <table:table-cell office:value-type="string">
            <text:p>Parcs et jardins</text:p>
          </table:table-cell>
          <table:table-cell office:value-type="string">
            <text:p>Parc Edouard André</text:p>
          </table:table-cell>
          <table:table-cell office:value-type="string">
            <text:p>Mosson</text:p>
          </table:table-cell>
          <table:table-cell table:number-columns-repeated="6"/>
          <table:table-cell office:value-type="string">
            <text:p>TA70</text:p>
          </table:table-cell>
          <table:table-cell table:number-columns-repeated="4"/>
          <table:table-cell office:value-type="string">
            <text:p>rue André Le Nôtr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e 8.000 m² a été inauguré en 2000. Il a été baptisé « Edouard André » pour honorer le paysagiste de renommée internationale, né à Bourges en 1840 qui a, en autres, signé le dessin du square Planchon. Ce jardin à l’anglaise accueille un plateau sportif paysager ainsi qu’une aire panoramique.&lt;/p&gt;</text:p>
          </table:table-cell>
          <table:table-cell/>
        </table:table-row>
        <table:table-row table:style-name="ro1">
          <table:table-cell office:value-type="float" office:value="925">
            <text:p>925</text:p>
          </table:table-cell>
          <table:table-cell office:value-type="string">
            <text:p>Parcs et jardins</text:p>
          </table:table-cell>
          <table:table-cell office:value-type="string">
            <text:p>Parc Georges-Brassens</text:p>
          </table:table-cell>
          <table:table-cell office:value-type="string">
            <text:p>Mosson</text:p>
          </table:table-cell>
          <table:table-cell table:number-columns-repeated="11"/>
          <table:table-cell office:value-type="string">
            <text:p>Rue du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réé en 1992, ce parc de 15.000 m² résolument contemporain, au mobilier de couleurs vives, multiplie les ambiances : pergolas couvertes de plantes grimpantes, talus boisés d’eucalyptus et de pins parasols, mails d’arbres boulodrome, jeux. Quelques vers, extraits des chansons de Brassens, sont gravés sur les rochers de granit qui émaillent le parc.</text:p>
          </table:table-cell>
          <table:table-cell/>
        </table:table-row>
        <table:table-row table:style-name="ro1">
          <table:table-cell office:value-type="float" office:value="926">
            <text:p>926</text:p>
          </table:table-cell>
          <table:table-cell office:value-type="string">
            <text:p>Parcs et jardins</text:p>
          </table:table-cell>
          <table:table-cell office:value-type="string">
            <text:p>Parc la Carriera</text:p>
          </table:table-cell>
          <table:table-cell office:value-type="string">
            <text:p>Mosson</text:p>
          </table:table-cell>
          <table:table-cell table:number-columns-repeated="11"/>
          <table:table-cell office:value-type="string">
            <text:p>Rue Louis Perg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un hectare a a été inauguré en 2000. Destiné à offrir un espace de qualité aux abords immédiats de la maternelle Picasso, on peut admirer une collection de mimosas et d’eucalyptus entre autres plantes du bassin méditerranéen. Une aire de jeux a également été installée pour les nombreux enfants du quartier.&lt;/p&gt;</text:p>
          </table:table-cell>
          <table:table-cell/>
        </table:table-row>
        <table:table-row table:style-name="ro1">
          <table:table-cell office:value-type="float" office:value="927">
            <text:p>927</text:p>
          </table:table-cell>
          <table:table-cell office:value-type="string">
            <text:p>Parcs et jardins</text:p>
          </table:table-cell>
          <table:table-cell office:value-type="string">
            <text:p>Square d'Ajaccio</text:p>
          </table:table-cell>
          <table:table-cell office:value-type="string">
            <text:p>Mosson</text:p>
          </table:table-cell>
          <table:table-cell table:number-columns-repeated="11"/>
          <table:table-cell office:value-type="string">
            <text:p>rue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 espace naturel de 3.500 m² a été aménagé en 1994. Il occupe un coteau abrupte et aride qui domine la vallée de la Mosson. On y trouve un boisement de frênes, figuiers, cèdres, pins et cyprès.&lt;/p&gt;</text:p>
          </table:table-cell>
          <table:table-cell/>
        </table:table-row>
        <table:table-row table:style-name="ro1">
          <table:table-cell office:value-type="float" office:value="928">
            <text:p>928</text:p>
          </table:table-cell>
          <table:table-cell office:value-type="string">
            <text:p>Parcs et jardins</text:p>
          </table:table-cell>
          <table:table-cell office:value-type="string">
            <text:p>Square du soleil levant</text:p>
          </table:table-cell>
          <table:table-cell office:value-type="string">
            <text:p>Mosson</text:p>
          </table:table-cell>
          <table:table-cell table:number-columns-repeated="11"/>
          <table:table-cell office:value-type="string">
            <text:p>Avenue du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Il s’agit d’un aménagement paysager en mail planté de mélias et d’une aire de repos. Il permet de relier à pied le parc Georges Brassens au centre commercial , rue des Baléares. Cette réhabilitation urbaine de 4.000 m² a été réalisée en 2001.</text:p>
          </table:table-cell>
          <table:table-cell/>
        </table:table-row>
        <table:table-row table:style-name="ro1">
          <table:table-cell office:value-type="float" office:value="929">
            <text:p>929</text:p>
          </table:table-cell>
          <table:table-cell office:value-type="string">
            <text:p>Parcs et jardins</text:p>
          </table:table-cell>
          <table:table-cell office:value-type="string">
            <text:p>Square Louis Carles</text:p>
          </table:table-cell>
          <table:table-cell office:value-type="string">
            <text:p>Mosson</text:p>
          </table:table-cell>
          <table:table-cell table:number-columns-repeated="11"/>
          <table:table-cell office:value-type="string">
            <text:p>Rue des Ecol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l s’agit d’un petit square de 700 m² inauguré en 1992. Il est planté de pins et de micocouliers. On y trouve également un jujubier. Situé devant l’école, il porte le nom de l’ancien directeur.&lt;/p&gt;</text:p>
          </table:table-cell>
          <table:table-cell/>
        </table:table-row>
        <table:table-row table:style-name="ro1">
          <table:table-cell office:value-type="float" office:value="930">
            <text:p>930</text:p>
          </table:table-cell>
          <table:table-cell office:value-type="string">
            <text:p>Parcs et jardins</text:p>
          </table:table-cell>
          <table:table-cell office:value-type="string">
            <text:p>Aire de jeux du Mas de Bagnières</text:p>
          </table:table-cell>
          <table:table-cell office:value-type="string">
            <text:p>Croix d'Argent</text:p>
          </table:table-cell>
          <table:table-cell table:number-columns-repeated="11"/>
          <table:table-cell office:value-type="string">
            <text:p>Chemin de Poutin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31">
            <text:p>931</text:p>
          </table:table-cell>
          <table:table-cell office:value-type="string">
            <text:p>Parcs et jardins</text:p>
          </table:table-cell>
          <table:table-cell office:value-type="string">
            <text:p>Esplanade Pierre Paraf</text:p>
          </table:table-cell>
          <table:table-cell office:value-type="string">
            <text:p>Croix d'Argent</text:p>
          </table:table-cell>
          <table:table-cell table:number-columns-repeated="11"/>
          <table:table-cell office:value-type="string">
            <text:p>Avenue Maurice Planè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Grand mail de 6.000 m² planté de micocouliers, l'Esplanade Pierre Paraf (ancien président du MRAP) comporte également un petit amphithéâtre de plein air et une aire de jeux pour enfants.&lt;/p&gt;</text:p>
          </table:table-cell>
          <table:table-cell/>
        </table:table-row>
        <table:table-row table:style-name="ro1">
          <table:table-cell office:value-type="float" office:value="932">
            <text:p>932</text:p>
          </table:table-cell>
          <table:table-cell office:value-type="string">
            <text:p>Parcs et jardins</text:p>
          </table:table-cell>
          <table:table-cell office:value-type="string">
            <text:p>Esplanade Paul Valéry</text:p>
          </table:table-cell>
          <table:table-cell office:value-type="string">
            <text:p>Croix d'Argent</text:p>
          </table:table-cell>
          <table:table-cell table:number-columns-repeated="11"/>
          <table:table-cell office:value-type="string">
            <text:p>Boulevard Paul Valéry</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te large esplanade de 12.000 m² a été aménagée en 1984. Implantée au coeur des résidences, elle propose un espace de loisirs et de détente. Un boulodrome et une aire de jeux complètent cet équipement.&lt;/p&gt;</text:p>
          </table:table-cell>
          <table:table-cell/>
        </table:table-row>
        <table:table-row table:style-name="ro1">
          <table:table-cell office:value-type="float" office:value="933">
            <text:p>933</text:p>
          </table:table-cell>
          <table:table-cell office:value-type="string">
            <text:p>Parcs et jardins</text:p>
          </table:table-cell>
          <table:table-cell office:value-type="string">
            <text:p>Parc de Bagatelle</text:p>
          </table:table-cell>
          <table:table-cell office:value-type="string">
            <text:p>Croix d'Argent</text:p>
          </table:table-cell>
          <table:table-cell table:number-columns-repeated="6"/>
          <table:table-cell office:value-type="string">
            <text:p>00168000</text:p>
          </table:table-cell>
          <table:table-cell office:value-type="string">
            <text:p>43.5940079739</text:p>
          </table:table-cell>
          <table:table-cell office:value-type="string">
            <text:p>3.83915620221</text:p>
          </table:table-cell>
          <table:table-cell table:number-columns-repeated="2"/>
          <table:table-cell office:value-type="string">
            <text:p>Rue de Cheng-du</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c d'une ancienne &amp;quot; folie &amp;quot; du 19ème siècle de 12.500 m², il a été acquis par la Ville en 1984. Ce jardin romantique, aux essences typiquement méditerranéennes, comporte notamment une orangeraie, une cascade de rocaille et un bassin orné d'une passerelle baroque ainsi que de très beaux cèdres. Une aire de jeux pour les enfants a également été aménagée.&lt;/p&gt;</text:p>
          </table:table-cell>
          <table:table-cell/>
        </table:table-row>
        <table:table-row table:style-name="ro1">
          <table:table-cell office:value-type="float" office:value="934">
            <text:p>934</text:p>
          </table:table-cell>
          <table:table-cell office:value-type="string">
            <text:p>Parcs et jardins</text:p>
          </table:table-cell>
          <table:table-cell office:value-type="string">
            <text:p>Parc de la Croix d’Argent</text:p>
          </table:table-cell>
          <table:table-cell office:value-type="string">
            <text:p>Croix d'Argent</text:p>
          </table:table-cell>
          <table:table-cell table:number-columns-repeated="6"/>
          <table:table-cell office:value-type="string">
            <text:p>00210300</text:p>
          </table:table-cell>
          <table:table-cell office:value-type="string">
            <text:p>43.5866694056</text:p>
          </table:table-cell>
          <table:table-cell office:value-type="string">
            <text:p>3.86341824489</text:p>
          </table:table-cell>
          <table:table-cell table:number-columns-repeated="2"/>
          <table:table-cell office:value-type="string">
            <text:p>Avenue Villeneuve d'Angoulê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boisé de 5.000 m² a été ouvert au public en 1989. Il comporte une aire de jeux pour enfants. Essentiellement boisé de cyprès, on y trouve également un bel oranger des osages.&lt;/p&gt;</text:p>
          </table:table-cell>
          <table:table-cell/>
        </table:table-row>
        <table:table-row table:style-name="ro1">
          <table:table-cell office:value-type="float" office:value="935">
            <text:p>935</text:p>
          </table:table-cell>
          <table:table-cell office:value-type="string">
            <text:p>Parcs et jardins</text:p>
          </table:table-cell>
          <table:table-cell office:value-type="string">
            <text:p>Parc des Sylvains</text:p>
          </table:table-cell>
          <table:table-cell office:value-type="string">
            <text:p>Croix d'Argent</text:p>
          </table:table-cell>
          <table:table-cell table:number-columns-repeated="6"/>
          <table:table-cell office:value-type="string">
            <text:p>00164400</text:p>
          </table:table-cell>
          <table:table-cell office:value-type="string">
            <text:p>43.5907826171</text:p>
          </table:table-cell>
          <table:table-cell office:value-type="string">
            <text:p>3.86817106182</text:p>
          </table:table-cell>
          <table:table-cell table:number-columns-repeated="2"/>
          <table:table-cell office:value-type="string">
            <text:p>Avenue Villeneuve d'Angoulê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parc de Richemont, 3.400 m² plantés au 19ème siècle, a été acquis par la Ville en 1983 dans le cadre d'une opération immobilière. On y trouve une flore méditerranéenne (pin d'Alep, laurier noble, arbre de Judée...). Quelques jeux pour les plus petits sont également disponibles.&lt;/p&gt;</text:p>
          </table:table-cell>
          <table:table-cell/>
        </table:table-row>
        <table:table-row table:style-name="ro2">
          <table:table-cell office:value-type="float" office:value="936">
            <text:p>936</text:p>
          </table:table-cell>
          <table:table-cell office:value-type="string">
            <text:p>Lieux d'accès multimédia</text:p>
          </table:table-cell>
          <table:table-cell office:value-type="string">
            <text:p>ECM Kawenga</text:p>
          </table:table-cell>
          <table:table-cell office:value-type="string">
            <text:p>Montpellier Centre</text:p>
          </table:table-cell>
          <table:table-cell/>
          <table:table-cell office:value-type="string">
            <text:p>04 67 06 51 66</text:p>
          </table:table-cell>
          <table:table-cell/>
          <table:table-cell office:value-type="string">
            <text:p>contact@kawenga.com</text:p>
          </table:table-cell>
          <table:table-cell office:value-type="string">
            <text:p>www.ecmkawenga.com</text:p>
          </table:table-cell>
          <table:table-cell office:value-type="string">
            <text:p>Parking du Corum</text:p>
          </table:table-cell>
          <table:table-cell table:number-columns-repeated="3"/>
          <table:table-cell office:value-type="string">
            <text:p>21</text:p>
          </table:table-cell>
          <table:table-cell/>
          <table:table-cell office:value-type="string">
            <text:p>Boulevard</text:p>
          </table:table-cell>
          <table:table-cell office:value-type="string">
            <text:p>Louis Blanc</text:p>
          </table:table-cell>
          <table:table-cell office:value-type="string">
            <text:p>Territoires numérique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s 1 et 2 : Corum</text:p>
            <text:p/>
          </table:table-cell>
          <table:table-cell/>
          <table:table-cell office:value-type="string">
            <text:p>&lt;p&gt;Kawenga est un centre ressources r&amp;#233;gional d&amp;#233;di&amp;#233; &amp;#224; l'appropriation, la formation, la m&amp;#233;diation, l'aide &amp;#224; la cr&amp;#233;ation et &amp;#224; la diffusion des arts num&amp;#233;riques. Kawenga investit plus particuli&amp;#232;rement les champs de l'image et de l'&amp;#233;ducation &amp;#224; l'image.&lt;/p&gt;</text:p>
          </table:table-cell>
          <table:table-cell/>
        </table:table-row>
        <table:table-row table:style-name="ro1">
          <table:table-cell office:value-type="float" office:value="937">
            <text:p>937</text:p>
          </table:table-cell>
          <table:table-cell office:value-type="string">
            <text:p>Parcs et jardins</text:p>
          </table:table-cell>
          <table:table-cell office:value-type="string">
            <text:p>Parc Enclava Del Lop</text:p>
          </table:table-cell>
          <table:table-cell office:value-type="string">
            <text:p>Croix d'Argent</text:p>
          </table:table-cell>
          <table:table-cell table:number-columns-repeated="11"/>
          <table:table-cell office:value-type="string">
            <text:p>Route de Lave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etit parc de 2.000 m² a été ouvert en 1989. Couvert d'une végétation typiquement méditerranéenne, il est équipé d'une aire de jeux pour enfants.&lt;/p&gt;</text:p>
          </table:table-cell>
          <table:table-cell/>
        </table:table-row>
        <table:table-row table:style-name="ro1">
          <table:table-cell office:value-type="float" office:value="938">
            <text:p>938</text:p>
          </table:table-cell>
          <table:table-cell office:value-type="string">
            <text:p>Parcs et jardins</text:p>
          </table:table-cell>
          <table:table-cell office:value-type="string">
            <text:p>Parc Tastavin</text:p>
          </table:table-cell>
          <table:table-cell office:value-type="string">
            <text:p>Croix d'Argent</text:p>
          </table:table-cell>
          <table:table-cell table:number-columns-repeated="11"/>
          <table:table-cell office:value-type="string">
            <text:p>Avenue Villeneuve d'Angoulê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Ville a acquis ce grand parc de 17.140 m² en 1979. Situé au coeur du quartier, il côtoie de nombreux équipements municipaux (la Maison Pour Tous Albert Camus, un marché, une crèche, le centre Rosechi...). Une aire de jeux ainsi qu'un boulodrome complètent ce jardin.&lt;/p&gt;</text:p>
          </table:table-cell>
          <table:table-cell/>
        </table:table-row>
        <table:table-row table:style-name="ro1">
          <table:table-cell office:value-type="float" office:value="939">
            <text:p>939</text:p>
          </table:table-cell>
          <table:table-cell office:value-type="string">
            <text:p>Parcs et jardins</text:p>
          </table:table-cell>
          <table:table-cell office:value-type="string">
            <text:p>Square de Diane</text:p>
          </table:table-cell>
          <table:table-cell office:value-type="string">
            <text:p>Croix d'Argent</text:p>
          </table:table-cell>
          <table:table-cell table:number-columns-repeated="11"/>
          <table:table-cell office:value-type="string">
            <text:p>rue des chasseur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l s'agit d'une aire de repos de 1.200 m² dessinée comme une proue de bateau en 1996. Cet espace assure également un passage piétonnier entre la rue des Chasseurs et la rue du 56ème Régiment.&lt;/p&gt;</text:p>
          </table:table-cell>
          <table:table-cell/>
        </table:table-row>
        <table:table-row table:style-name="ro1">
          <table:table-cell office:value-type="float" office:value="940">
            <text:p>940</text:p>
          </table:table-cell>
          <table:table-cell office:value-type="string">
            <text:p>Parcs et jardins</text:p>
          </table:table-cell>
          <table:table-cell office:value-type="string">
            <text:p>Square des Hibiscus</text:p>
          </table:table-cell>
          <table:table-cell office:value-type="string">
            <text:p>Croix d'Argent</text:p>
          </table:table-cell>
          <table:table-cell table:number-columns-repeated="11"/>
          <table:table-cell office:value-type="string">
            <text:p>Rue des hibiscu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Ville a aménagé ce square de 2.300 m² en 1995. Ombragé par des pins pignons et agrémenté de cerisiers à fleurs, il est situé entre les résidences &amp;quot;Turin&amp;quot; et &amp;quot;Capitole&amp;quot;.&lt;/p&gt;</text:p>
          </table:table-cell>
          <table:table-cell/>
        </table:table-row>
        <table:table-row table:style-name="ro1">
          <table:table-cell office:value-type="float" office:value="941">
            <text:p>941</text:p>
          </table:table-cell>
          <table:table-cell office:value-type="string">
            <text:p>Parcs et jardins</text:p>
          </table:table-cell>
          <table:table-cell office:value-type="string">
            <text:p>Square du chai Molière</text:p>
          </table:table-cell>
          <table:table-cell office:value-type="string">
            <text:p>Croix d'Argent</text:p>
          </table:table-cell>
          <table:table-cell table:number-columns-repeated="11"/>
          <table:table-cell office:value-type="string">
            <text:p>Rue des hibiscu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ous une pinède de 380 m², la Ville a aménagé cette aire de jeux pour les tous petits en 1995&lt;/p&gt;</text:p>
          </table:table-cell>
          <table:table-cell/>
        </table:table-row>
        <table:table-row table:style-name="ro1">
          <table:table-cell office:value-type="float" office:value="942">
            <text:p>942</text:p>
          </table:table-cell>
          <table:table-cell office:value-type="string">
            <text:p>Parcs et jardins</text:p>
          </table:table-cell>
          <table:table-cell office:value-type="string">
            <text:p>Square du Mas Drevon</text:p>
          </table:table-cell>
          <table:table-cell office:value-type="string">
            <text:p>Croix d'Argent</text:p>
          </table:table-cell>
          <table:table-cell table:number-columns-repeated="11"/>
          <table:table-cell office:value-type="string">
            <text:p>rue Henri Roseau</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D'une superficie de 5.300 m², le square se situe dans un quartier très dense, au centre de plusieurs résidences. Il est donc pourvu de cinq entrées. Entièrement réaménagé en 1993, il comporte 2 aires de jeux.</text:p>
          </table:table-cell>
          <table:table-cell/>
        </table:table-row>
        <table:table-row table:style-name="ro1">
          <table:table-cell office:value-type="float" office:value="943">
            <text:p>943</text:p>
          </table:table-cell>
          <table:table-cell office:value-type="string">
            <text:p>Parcs et jardins</text:p>
          </table:table-cell>
          <table:table-cell office:value-type="string">
            <text:p>Aqueduc Saint-Clément</text:p>
          </table:table-cell>
          <table:table-cell office:value-type="string">
            <text:p>Les Cévennes</text:p>
          </table:table-cell>
          <table:table-cell table:number-columns-repeated="9"/>
          <table:table-cell office:value-type="string">
            <text:p>461</text:p>
          </table:table-cell>
          <table:table-cell/>
          <table:table-cell office:value-type="string">
            <text:p>Rue de la croix de las Caz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ur le tracé de l’aqueduc qui alimentait jadis la ville en eau, un sentier champêtre de 2 km vous invite à découvrir un aspect inattendu mais charmant d’une « campagne » urbaine.&lt;/p&gt;</text:p>
          </table:table-cell>
          <table:table-cell/>
        </table:table-row>
        <table:table-row table:style-name="ro1">
          <table:table-cell office:value-type="float" office:value="944">
            <text:p>944</text:p>
          </table:table-cell>
          <table:table-cell office:value-type="string">
            <text:p>Parcs et jardins</text:p>
          </table:table-cell>
          <table:table-cell office:value-type="string">
            <text:p>Mail du Mas de Perrette</text:p>
          </table:table-cell>
          <table:table-cell office:value-type="string">
            <text:p>Les Cévennes</text:p>
          </table:table-cell>
          <table:table-cell table:number-columns-repeated="11"/>
          <table:table-cell office:value-type="string">
            <text:p>Route de Lave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mail de 7.000 m² a été ouvert au public en 1987. Un ensemble de jeux accueille les enfants&lt;/p&gt;</text:p>
          </table:table-cell>
          <table:table-cell/>
        </table:table-row>
        <table:table-row table:style-name="ro1">
          <table:table-cell office:value-type="float" office:value="945">
            <text:p>945</text:p>
          </table:table-cell>
          <table:table-cell office:value-type="string">
            <text:p>Parcs et jardins</text:p>
          </table:table-cell>
          <table:table-cell office:value-type="string">
            <text:p>Parc du Mas Prunet</text:p>
          </table:table-cell>
          <table:table-cell office:value-type="string">
            <text:p>Les Cévennes</text:p>
          </table:table-cell>
          <table:table-cell table:number-columns-repeated="6"/>
          <table:table-cell office:value-type="string">
            <text:p>00207900</text:p>
          </table:table-cell>
          <table:table-cell office:value-type="string">
            <text:p>43.5987034306</text:p>
          </table:table-cell>
          <table:table-cell office:value-type="string">
            <text:p>3.83222519935</text:p>
          </table:table-cell>
          <table:table-cell table:number-columns-repeated="2"/>
          <table:table-cell office:value-type="string">
            <text:p>Place de Lascaux</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u 18ème siècle de 9.000 m² a été ouvert au public en 1992. En plus des jeux dédiés aux plus petits, il comprend également un ensemble d’évolution pour les enfants jusqu’à 15 ans.&lt;/p&gt;</text:p>
          </table:table-cell>
          <table:table-cell/>
        </table:table-row>
        <table:table-row table:style-name="ro1">
          <table:table-cell office:value-type="float" office:value="946">
            <text:p>946</text:p>
          </table:table-cell>
          <table:table-cell office:value-type="string">
            <text:p>Parcs et jardins</text:p>
          </table:table-cell>
          <table:table-cell office:value-type="string">
            <text:p>Parc du Mas Vanneau</text:p>
          </table:table-cell>
          <table:table-cell office:value-type="string">
            <text:p>Les Cévennes</text:p>
          </table:table-cell>
          <table:table-cell table:number-columns-repeated="6"/>
          <table:table-cell office:value-type="string">
            <text:p>00140400</text:p>
          </table:table-cell>
          <table:table-cell office:value-type="string">
            <text:p>43.6241473537</text:p>
          </table:table-cell>
          <table:table-cell office:value-type="string">
            <text:p>3.84259630533</text:p>
          </table:table-cell>
          <table:table-cell table:number-columns-repeated="2"/>
          <table:table-cell office:value-type="string">
            <text:p>Avenue du professeur Louis Rav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joli petit square ancien de 1.000 m², planté de beaux arbres, accompagne depuis son ouverture au public en 1996 la Maison pour Tous aménagée dans le mas.&lt;/p&gt;</text:p>
          </table:table-cell>
          <table:table-cell/>
        </table:table-row>
        <table:table-row table:style-name="ro1">
          <table:table-cell office:value-type="float" office:value="947">
            <text:p>947</text:p>
          </table:table-cell>
          <table:table-cell office:value-type="string">
            <text:p>Parcs et jardins</text:p>
          </table:table-cell>
          <table:table-cell office:value-type="string">
            <text:p>Parc Jacques Roseau</text:p>
          </table:table-cell>
          <table:table-cell office:value-type="string">
            <text:p>Les Cévennes</text:p>
          </table:table-cell>
          <table:table-cell table:number-columns-repeated="11"/>
          <table:table-cell office:value-type="string">
            <text:p>route de Lave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récent de 2,5 ha, ouvert au en 1993, s’inspire du concept développé par le paysagiste Gilles Clément sur les jardins en mouvement : le jardinier intervient autant que nécessaire mais aussi peu que possible. &lt;/p&gt;</text:p>
          </table:table-cell>
          <table:table-cell/>
        </table:table-row>
        <table:table-row table:style-name="ro1">
          <table:table-cell office:value-type="float" office:value="948">
            <text:p>948</text:p>
          </table:table-cell>
          <table:table-cell office:value-type="string">
            <text:p>Parcs et jardins</text:p>
          </table:table-cell>
          <table:table-cell office:value-type="string">
            <text:p>Parc Mas de Neuville</text:p>
          </table:table-cell>
          <table:table-cell office:value-type="string">
            <text:p>Les Cévennes</text:p>
          </table:table-cell>
          <table:table-cell table:number-columns-repeated="11"/>
          <table:table-cell office:value-type="string">
            <text:p>Avenue du château d'Ô</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 parc a été ouvert en 1998. Il est planté de nombreux arbres d’essences variées (frênes, tilleuls, aulnes, peupliers blancs, jujubiers, chênes blancs, noisetiers, acacias…) ainsi que d’un verger de cerisiers, abricotiers et amandiers. On y trouve également une très belle aire de jeux pour enfants.</text:p>
          </table:table-cell>
          <table:table-cell/>
        </table:table-row>
        <table:table-row table:style-name="ro1">
          <table:table-cell office:value-type="float" office:value="949">
            <text:p>949</text:p>
          </table:table-cell>
          <table:table-cell office:value-type="string">
            <text:p>Parcs et jardins</text:p>
          </table:table-cell>
          <table:table-cell office:value-type="string">
            <text:p>Petit Bois de la Colline</text:p>
          </table:table-cell>
          <table:table-cell office:value-type="string">
            <text:p>Les Cévennes</text:p>
          </table:table-cell>
          <table:table-cell table:number-columns-repeated="6"/>
          <table:table-cell office:value-type="string">
            <text:p>21</text:p>
          </table:table-cell>
          <table:table-cell office:value-type="string">
            <text:p>43.6056607916</text:p>
          </table:table-cell>
          <table:table-cell office:value-type="string">
            <text:p>3.84085350694</text:p>
          </table:table-cell>
          <table:table-cell table:number-columns-repeated="2"/>
          <table:table-cell office:value-type="string">
            <text:p>Rue de la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Un vaste espace naturel de 2 ha ouvert au public en 1983, agréablement boisé de frênes, de pins et de chênes. Le parcours sportif et l’aire de jeux de ballons en font un lieu idéal pour les activités de plein-air.&lt;/p&gt;</text:p>
          </table:table-cell>
          <table:table-cell/>
        </table:table-row>
        <table:table-row table:style-name="ro1">
          <table:table-cell office:value-type="float" office:value="950">
            <text:p>950</text:p>
          </table:table-cell>
          <table:table-cell office:value-type="string">
            <text:p>Parcs et jardins</text:p>
          </table:table-cell>
          <table:table-cell office:value-type="string">
            <text:p>Square François Dezeuze</text:p>
          </table:table-cell>
          <table:table-cell office:value-type="string">
            <text:p>Les Cévennes</text:p>
          </table:table-cell>
          <table:table-cell table:number-columns-repeated="11"/>
          <table:table-cell office:value-type="string">
            <text:p>Rue François Dezeuz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 square de proximité de 2.000 m² a été réaménagé en 2000. Il comporte une aire de jeux pour enfants.</text:p>
          </table:table-cell>
          <table:table-cell/>
        </table:table-row>
        <table:table-row table:style-name="ro1">
          <table:table-cell office:value-type="float" office:value="951">
            <text:p>951</text:p>
          </table:table-cell>
          <table:table-cell office:value-type="string">
            <text:p>Parcs et jardins</text:p>
          </table:table-cell>
          <table:table-cell office:value-type="string">
            <text:p>Square Jouanique</text:p>
          </table:table-cell>
          <table:table-cell office:value-type="string">
            <text:p>Les Cévennes</text:p>
          </table:table-cell>
          <table:table-cell table:number-columns-repeated="11"/>
          <table:table-cell office:value-type="string">
            <text:p>Impasse Auguste Mourgu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square de 2.600 m² a été ouvert en 1982. Des installations pour les plus petits sont venus compléter l’aire de jeux existante depuis 1999.&lt;/p&gt;</text:p>
          </table:table-cell>
          <table:table-cell/>
        </table:table-row>
        <table:table-row table:style-name="ro1">
          <table:table-cell office:value-type="float" office:value="952">
            <text:p>952</text:p>
          </table:table-cell>
          <table:table-cell office:value-type="string">
            <text:p>Parcs et jardins</text:p>
          </table:table-cell>
          <table:table-cell office:value-type="string">
            <text:p>Square Vigne de la Vierge</text:p>
          </table:table-cell>
          <table:table-cell office:value-type="string">
            <text:p>Les Cévennes</text:p>
          </table:table-cell>
          <table:table-cell table:number-columns-repeated="11"/>
          <table:table-cell office:value-type="string">
            <text:p>Avenue de Lodèv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square de proximité de 1.000 m² offre un refuge de calme et de verdure en bordure de l’avenue de Lodève&lt;/p&gt;</text:p>
          </table:table-cell>
          <table:table-cell/>
        </table:table-row>
        <table:table-row table:style-name="ro1">
          <table:table-cell office:value-type="float" office:value="953">
            <text:p>953</text:p>
          </table:table-cell>
          <table:table-cell office:value-type="string">
            <text:p>Parcs et jardins</text:p>
          </table:table-cell>
          <table:table-cell office:value-type="string">
            <text:p>Aire de jeux Saint-Martin</text:p>
          </table:table-cell>
          <table:table-cell office:value-type="string">
            <text:p>Prés d'Arènes</text:p>
          </table:table-cell>
          <table:table-cell table:number-columns-repeated="11"/>
          <table:table-cell office:value-type="string">
            <text:p>Rue de la Chélia</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Une plaine de jeux vallonnée de 4.000 m² au cœur du quartier.</text:p>
          </table:table-cell>
          <table:table-cell/>
        </table:table-row>
        <table:table-row table:style-name="ro1">
          <table:table-cell office:value-type="float" office:value="954">
            <text:p>954</text:p>
          </table:table-cell>
          <table:table-cell office:value-type="string">
            <text:p>Parcs et jardins</text:p>
          </table:table-cell>
          <table:table-cell office:value-type="string">
            <text:p>Jardin de la Pépinière</text:p>
          </table:table-cell>
          <table:table-cell office:value-type="string">
            <text:p>Prés d'Arènes</text:p>
          </table:table-cell>
          <table:table-cell table:number-columns-repeated="9"/>
          <table:table-cell office:value-type="string">
            <text:p>418</text:p>
          </table:table-cell>
          <table:table-cell/>
          <table:table-cell office:value-type="string">
            <text:p>rue de Centrayrargu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ménagé en 1983 sur le site des anciennes pépinières municipales, ce parc de plus d’un hectare se compose d’une vaste pelouse et d’une spacieuse aire de jeux pour les petits&lt;/p&gt;</text:p>
          </table:table-cell>
          <table:table-cell/>
        </table:table-row>
        <table:table-row table:style-name="ro1">
          <table:table-cell office:value-type="float" office:value="955">
            <text:p>955</text:p>
          </table:table-cell>
          <table:table-cell office:value-type="string">
            <text:p>Parcs et jardins</text:p>
          </table:table-cell>
          <table:table-cell office:value-type="string">
            <text:p>Mail Saint-Martin</text:p>
          </table:table-cell>
          <table:table-cell office:value-type="string">
            <text:p>Prés d'Arènes</text:p>
          </table:table-cell>
          <table:table-cell table:number-columns-repeated="11"/>
          <table:table-cell office:value-type="string">
            <text:p>Avenue du Maréchal Lecler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lignements de pins et de magnolias, fontaines rafraîchissantes… On le traverse, on s’y attarde… Ce mail créé à la fin des années 80 vit au rythme du quartier.&lt;/p&gt;</text:p>
          </table:table-cell>
          <table:table-cell/>
        </table:table-row>
        <table:table-row table:style-name="ro1">
          <table:table-cell office:value-type="float" office:value="956">
            <text:p>956</text:p>
          </table:table-cell>
          <table:table-cell office:value-type="string">
            <text:p>Parcs et jardins</text:p>
          </table:table-cell>
          <table:table-cell office:value-type="string">
            <text:p>Parc de la Rauze</text:p>
          </table:table-cell>
          <table:table-cell office:value-type="string">
            <text:p>Prés d'Arènes</text:p>
          </table:table-cell>
          <table:table-cell table:number-columns-repeated="6"/>
          <table:table-cell office:value-type="string">
            <text:p>00161100</text:p>
          </table:table-cell>
          <table:table-cell office:value-type="string">
            <text:p>43.5912275134</text:p>
          </table:table-cell>
          <table:table-cell office:value-type="string">
            <text:p>3.89629462477</text:p>
          </table:table-cell>
          <table:table-cell table:number-columns-repeated="2"/>
          <table:table-cell office:value-type="string">
            <text:p>Rue du Docteur Fourcar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arc de détente de près de deux hectares constitue le cœur d’un vaste complexe sportif comprenant piscine, gymnase, centre de tir à l’arc et terrain de football.&lt;/p&gt;</text:p>
          </table:table-cell>
          <table:table-cell/>
        </table:table-row>
        <table:table-row table:style-name="ro1">
          <table:table-cell office:value-type="float" office:value="957">
            <text:p>957</text:p>
          </table:table-cell>
          <table:table-cell office:value-type="string">
            <text:p>Parcs et jardins</text:p>
          </table:table-cell>
          <table:table-cell office:value-type="string">
            <text:p>Parc des Aiguerelles</text:p>
          </table:table-cell>
          <table:table-cell office:value-type="string">
            <text:p>Prés d'Arènes</text:p>
          </table:table-cell>
          <table:table-cell table:number-columns-repeated="6"/>
          <table:table-cell office:value-type="string">
            <text:p>00164500</text:p>
          </table:table-cell>
          <table:table-cell office:value-type="string">
            <text:p>43.5986149561</text:p>
          </table:table-cell>
          <table:table-cell office:value-type="string">
            <text:p>3.89112746104</text:p>
          </table:table-cell>
          <table:table-cell office:value-type="string">
            <text:p>603</text:p>
          </table:table-cell>
          <table:table-cell/>
          <table:table-cell office:value-type="string">
            <text:p>avenue du pont Trinquat</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exotisme en faveur à la fin du 19ème siècle trouve ici sa parfaite illustration. Cet ancien parc, aménagé par la Ville à la fin des années 80, abrite palmiers, micocouliers, bosquets de lauriers et de viornes…</text:p>
          </table:table-cell>
          <table:table-cell/>
        </table:table-row>
        <table:table-row table:style-name="ro1">
          <table:table-cell office:value-type="float" office:value="958">
            <text:p>958</text:p>
          </table:table-cell>
          <table:table-cell office:value-type="string">
            <text:p>Parcs et jardins</text:p>
          </table:table-cell>
          <table:table-cell office:value-type="string">
            <text:p>Place de Tibériade</text:p>
          </table:table-cell>
          <table:table-cell office:value-type="string">
            <text:p>Prés d'Arènes</text:p>
          </table:table-cell>
          <table:table-cell table:number-columns-repeated="6"/>
          <table:table-cell office:value-type="string">
            <text:p>253</text:p>
          </table:table-cell>
          <table:table-cell office:value-type="string">
            <text:p>43.5810442536</text:p>
          </table:table-cell>
          <table:table-cell office:value-type="string">
            <text:p>3.87727425705</text:p>
          </table:table-cell>
          <table:table-cell table:number-columns-repeated="2"/>
          <table:table-cell office:value-type="string">
            <text:p>ZAC de Tournezy</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ménagé en 1989 avec la ZAC Tournezy, ce square de proximité de 5.900 m² propose des espaces de détente ainsi qu’une aire de jeux pour les enfants. On y trouve des pins, cyprès, érables et tulipiers.&lt;/p&gt;</text:p>
          </table:table-cell>
          <table:table-cell/>
        </table:table-row>
        <table:table-row table:style-name="ro1">
          <table:table-cell office:value-type="float" office:value="959">
            <text:p>959</text:p>
          </table:table-cell>
          <table:table-cell office:value-type="string">
            <text:p>Parcs et jardins</text:p>
          </table:table-cell>
          <table:table-cell office:value-type="string">
            <text:p>Square des près d’Arènes</text:p>
          </table:table-cell>
          <table:table-cell office:value-type="string">
            <text:p>Prés d'Arènes</text:p>
          </table:table-cell>
          <table:table-cell table:number-columns-repeated="11"/>
          <table:table-cell office:value-type="string">
            <text:p>Avenue de Palava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Sous une pinède de pins pignons, ce square de 5.000 m² propose une aire de jeux pour enfants ainsi qu’un boulodrome pour les plus grands. Ce bel espace vert est en face la médiathèque Garcia Lorca.</text:p>
          </table:table-cell>
          <table:table-cell/>
        </table:table-row>
        <table:table-row table:style-name="ro1">
          <table:table-cell office:value-type="float" office:value="960">
            <text:p>960</text:p>
          </table:table-cell>
          <table:table-cell office:value-type="string">
            <text:p>Parcs et jardins</text:p>
          </table:table-cell>
          <table:table-cell office:value-type="string">
            <text:p>Square Fabre de Morlhon</text:p>
          </table:table-cell>
          <table:table-cell office:value-type="string">
            <text:p>Prés d'Arènes</text:p>
          </table:table-cell>
          <table:table-cell table:number-columns-repeated="11"/>
          <table:table-cell office:value-type="string">
            <text:p>rue Fabre de Morlh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Ouvert au public en 1991, ce square de proximité de 3.500 m² est équipé d’une aire de jeux pour enfants depuis 1995.</text:p>
          </table:table-cell>
          <table:table-cell/>
        </table:table-row>
        <table:table-row table:style-name="ro1">
          <table:table-cell office:value-type="float" office:value="961">
            <text:p>961</text:p>
          </table:table-cell>
          <table:table-cell office:value-type="string">
            <text:p>Parcs et jardins</text:p>
          </table:table-cell>
          <table:table-cell office:value-type="string">
            <text:p>Square Hildevert</text:p>
          </table:table-cell>
          <table:table-cell office:value-type="string">
            <text:p>Prés d'Arènes</text:p>
          </table:table-cell>
          <table:table-cell table:number-columns-repeated="11"/>
          <table:table-cell office:value-type="string">
            <text:p>Rue Frédéric Fabrèg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etit square de 2.000 m² a été aménagé en 1984. Tulipiers, érables et cyprès ornent cet agréable petit jardin.&lt;/p&gt;</text:p>
          </table:table-cell>
          <table:table-cell/>
        </table:table-row>
        <table:table-row table:style-name="ro1">
          <table:table-cell office:value-type="float" office:value="962">
            <text:p>962</text:p>
          </table:table-cell>
          <table:table-cell office:value-type="string">
            <text:p>Autres lieux</text:p>
          </table:table-cell>
          <table:table-cell office:value-type="string">
            <text:p>Ecole supérieure des beaux-arts de Montpellier Agglomération</text:p>
          </table:table-cell>
          <table:table-cell office:value-type="string">
            <text:p>Montpellier Centre</text:p>
          </table:table-cell>
          <table:table-cell office:value-type="string">
            <text:p>Les Beaux-Arts</text:p>
          </table:table-cell>
          <table:table-cell office:value-type="string">
            <text:p>04 99 58 32 85</text:p>
          </table:table-cell>
          <table:table-cell office:value-type="string">
            <text:p>04 99 58 32 86</text:p>
          </table:table-cell>
          <table:table-cell office:value-type="string">
            <text:p>esbama@montpellier-agglo.com</text:p>
          </table:table-cell>
          <table:table-cell office:value-type="string">
            <text:p>esbama.free.fr</text:p>
          </table:table-cell>
          <table:table-cell/>
          <table:table-cell office:value-type="string">
            <text:p>39976</text:p>
          </table:table-cell>
          <table:table-cell office:value-type="string">
            <text:p>43.6174583279</text:p>
          </table:table-cell>
          <table:table-cell office:value-type="string">
            <text:p>3.88472375415</text:p>
          </table:table-cell>
          <table:table-cell office:value-type="string">
            <text:p>130</text:p>
          </table:table-cell>
          <table:table-cell/>
          <table:table-cell office:value-type="string">
            <text:p>rue Yehudi-Menuh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Station tramway ligne 2 : arrêt " Beaux-Arts "</text:p>
          </table:table-cell>
          <table:table-cell/>
          <table:table-cell office:value-type="string">
            <text:p>&lt;p&gt;L'Ecole Supérieure des Beaux-Arts de Montpellier-Agglomération (esbama) est placée sous contrôle pédagogique du Ministère de la Culture et de la Communication.&lt;/p&gt;&lt;p&gt;Elle dépend de la Communauté d'Agglomération de Montpellier pour sa gestion administrative.&lt;/p&gt;</text:p>
          </table:table-cell>
          <table:table-cell/>
        </table:table-row>
        <table:table-row table:style-name="ro1">
          <table:table-cell office:value-type="float" office:value="963">
            <text:p>963</text:p>
          </table:table-cell>
          <table:table-cell office:value-type="string">
            <text:p>Autres lieux</text:p>
          </table:table-cell>
          <table:table-cell office:value-type="string">
            <text:p>Conservatoire à rayonnement régional de Montpellier Agglomération</text:p>
          </table:table-cell>
          <table:table-cell office:value-type="string">
            <text:p>Montpellier Centre</text:p>
          </table:table-cell>
          <table:table-cell office:value-type="string">
            <text:p>Centre historique</text:p>
          </table:table-cell>
          <table:table-cell office:value-type="string">
            <text:p>04 67 66 88 40</text:p>
          </table:table-cell>
          <table:table-cell office:value-type="string">
            <text:p>04 67 66 88 59</text:p>
          </table:table-cell>
          <table:table-cell office:value-type="string">
            <text:p>conservatoire@montpellier-agglo.com</text:p>
          </table:table-cell>
          <table:table-cell office:value-type="string">
            <text:p>conservatoire.montpellier-agglo.com</text:p>
          </table:table-cell>
          <table:table-cell/>
          <table:table-cell office:value-type="string">
            <text:p>39764</text:p>
          </table:table-cell>
          <table:table-cell office:value-type="string">
            <text:p>43.6106183250</text:p>
          </table:table-cell>
          <table:table-cell office:value-type="string">
            <text:p>3.87363099604</text:p>
          </table:table-cell>
          <table:table-cell office:value-type="string">
            <text:p>14</text:p>
          </table:table-cell>
          <table:table-cell/>
          <table:table-cell office:value-type="string">
            <text:p>rue Eugène Lisbo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lignleft"&gt;Musique - Danse - Art dramatique &lt;/p&gt;</text:p>
          </table:table-cell>
          <table:table-cell/>
        </table:table-row>
        <table:table-row table:style-name="ro1">
          <table:table-cell office:value-type="float" office:value="964">
            <text:p>964</text:p>
          </table:table-cell>
          <table:table-cell office:value-type="string">
            <text:p>Etat</text:p>
          </table:table-cell>
          <table:table-cell office:value-type="string">
            <text:p>Institut Bouisson-Bertrand</text:p>
          </table:table-cell>
          <table:table-cell office:value-type="string">
            <text:p>Hôpitaux - Facultés</text:p>
          </table:table-cell>
          <table:table-cell/>
          <table:table-cell office:value-type="string">
            <text:p>04 99 77 01 48</text:p>
          </table:table-cell>
          <table:table-cell table:number-columns-repeated="7"/>
          <table:table-cell office:value-type="string">
            <text:p>778</text:p>
          </table:table-cell>
          <table:table-cell/>
          <table:table-cell office:value-type="string">
            <text:p>rue de la Croix-Verte</text:p>
          </table:table-cell>
          <table:table-cell/>
          <table:table-cell office:value-type="string">
            <text:p>Parc Euromédecine</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65">
            <text:p>965</text:p>
          </table:table-cell>
          <table:table-cell office:value-type="string">
            <text:p>Etat</text:p>
          </table:table-cell>
          <table:table-cell office:value-type="string">
            <text:p>Direction régionale de l'industrie, de la recherche et <text:s/>de l'environnement (Drire)</text:p>
          </table:table-cell>
          <table:table-cell office:value-type="string">
            <text:p>Montpellier Centre</text:p>
          </table:table-cell>
          <table:table-cell office:value-type="string">
            <text:p>Antigone</text:p>
          </table:table-cell>
          <table:table-cell office:value-type="string">
            <text:p>04 67 69 70 00</text:p>
          </table:table-cell>
          <table:table-cell table:number-columns-repeated="2"/>
          <table:table-cell office:value-type="string">
            <text:p>www.languedoc-roussillon.drire.gouv.fr</text:p>
          </table:table-cell>
          <table:table-cell office:value-type="string">
            <text:p>Antigone</text:p>
          </table:table-cell>
          <table:table-cell table:number-columns-repeated="3"/>
          <table:table-cell office:value-type="string">
            <text:p>3</text:p>
          </table:table-cell>
          <table:table-cell/>
          <table:table-cell office:value-type="string">
            <text:p>place Paul-Bec</text:p>
          </table:table-cell>
          <table:table-cell/>
          <table:table-cell office:value-type="string">
            <text:p>Les Echelles de la 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place Paul-Bec</text:p>
          </table:table-cell>
          <table:table-cell table:number-columns-repeated="3"/>
        </table:table-row>
        <table:table-row table:style-name="ro1">
          <table:table-cell office:value-type="float" office:value="966">
            <text:p>966</text:p>
          </table:table-cell>
          <table:table-cell office:value-type="string">
            <text:p>Etat</text:p>
          </table:table-cell>
          <table:table-cell office:value-type="string">
            <text:p>Direction départementale de la concurrence, de la consommation et de la répression des fraudes (DDCCRF)</text:p>
          </table:table-cell>
          <table:table-cell office:value-type="string">
            <text:p>Montpellier Centre</text:p>
          </table:table-cell>
          <table:table-cell office:value-type="string">
            <text:p>Antigone</text:p>
          </table:table-cell>
          <table:table-cell office:value-type="string">
            <text:p>04 67 20 89 00</text:p>
          </table:table-cell>
          <table:table-cell office:value-type="string">
            <text:p>04 67 20 89 69</text:p>
          </table:table-cell>
          <table:table-cell/>
          <table:table-cell office:value-type="string">
            <text:p>www.finances.gouv.fr/DGCCRF</text:p>
          </table:table-cell>
          <table:table-cell table:number-columns-repeated="4"/>
          <table:table-cell office:value-type="string">
            <text:p>43</text:p>
          </table:table-cell>
          <table:table-cell/>
          <table:table-cell office:value-type="string">
            <text:p>place Vauban</text:p>
          </table:table-cell>
          <table:table-cell/>
          <table:table-cell office:value-type="string">
            <text:p>Les Portes d'Antigone BP 9562</text:p>
          </table:table-cell>
          <table:table-cell office:value-type="string">
            <text:p>34045</text:p>
          </table:table-cell>
          <table:table-cell office:value-type="string">
            <text:p>Montpellier</text:p>
          </table:table-cell>
          <table:table-cell office:value-type="string">
            <text:p>Cedex 01</text:p>
          </table:table-cell>
          <table:table-cell/>
          <table:table-cell office:value-type="float" office:value="0">
            <text:p>0</text:p>
          </table:table-cell>
          <table:table-cell table:number-columns-repeated="9"/>
        </table:table-row>
        <table:table-row table:style-name="ro1">
          <table:table-cell office:value-type="float" office:value="967">
            <text:p>967</text:p>
          </table:table-cell>
          <table:table-cell office:value-type="string">
            <text:p>Etat</text:p>
          </table:table-cell>
          <table:table-cell office:value-type="string">
            <text:p>Direction Départementale de la Protection des Populations de l'Hérault </text:p>
          </table:table-cell>
          <table:table-cell office:value-type="string">
            <text:p>Les Cévennes</text:p>
          </table:table-cell>
          <table:table-cell/>
          <table:table-cell office:value-type="string">
            <text:p>04 99 74 31 50 </text:p>
          </table:table-cell>
          <table:table-cell office:value-type="string">
            <text:p>04 99 74 31 60</text:p>
          </table:table-cell>
          <table:table-cell/>
          <table:table-cell office:value-type="string">
            <text:p>www.languedoc-roussillon.pref.gouv.fr/serviceetat/reate/protection_des_populations.shtm</text:p>
          </table:table-cell>
          <table:table-cell table:number-columns-repeated="6"/>
          <table:table-cell office:value-type="string">
            <text:p>Rue </text:p>
          </table:table-cell>
          <table:table-cell office:value-type="string">
            <text:p>Serge Lifar </text:p>
          </table:table-cell>
          <table:table-cell office:value-type="string">
            <text:p>CS 87377 </text:p>
          </table:table-cell>
          <table:table-cell office:value-type="string">
            <text:p>34184 </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7"/>
          <table:table-cell office:value-type="string">
            <text:p>&lt;p&gt;&lt;span style="font-size: 12pt; font-family: &amp;quot;Times New Roman&amp;quot;,&amp;quot;serif&amp;quot;; mso-fareast-font-family: Calibri; mso-fareast-theme-font: minor-latin; mso-ansi-language: FR; mso-fareast-language: FR; mso-bidi-language: AR-SA;"&gt;&lt;span style="color: #000000;"&gt;Horaire public : 9h-11h30 &amp;amp; 14h-16h &lt;/span&gt;&lt;/span&gt;&lt;/p&gt;</text:p>
          </table:table-cell>
          <table:table-cell/>
        </table:table-row>
        <table:table-row table:style-name="ro1">
          <table:table-cell office:value-type="float" office:value="968">
            <text:p>968</text:p>
          </table:table-cell>
          <table:table-cell office:value-type="string">
            <text:p>Etat</text:p>
          </table:table-cell>
          <table:table-cell office:value-type="string">
            <text:p>Direction départementale des affaires sanitaires et sociales (DDASS)</text:p>
          </table:table-cell>
          <table:table-cell office:value-type="string">
            <text:p>Port Marianne</text:p>
          </table:table-cell>
          <table:table-cell/>
          <table:table-cell office:value-type="string">
            <text:p>04 67 07 20 07</text:p>
          </table:table-cell>
          <table:table-cell table:number-columns-repeated="7"/>
          <table:table-cell office:value-type="string">
            <text:p>28</text:p>
          </table:table-cell>
          <table:table-cell/>
          <table:table-cell office:value-type="string">
            <text:p>Parc Club du Millénaire 1025 rue Henri Becquerel</text:p>
          </table:table-cell>
          <table:table-cell table:number-columns-repeated="2"/>
          <table:table-cell office:value-type="string">
            <text:p>34067</text:p>
          </table:table-cell>
          <table:table-cell office:value-type="string">
            <text:p>Montpellier</text:p>
          </table:table-cell>
          <table:table-cell office:value-type="string">
            <text:p>Cedex</text:p>
          </table:table-cell>
          <table:table-cell/>
          <table:table-cell office:value-type="float" office:value="0">
            <text:p>0</text:p>
          </table:table-cell>
          <table:table-cell table:number-columns-repeated="9"/>
        </table:table-row>
        <table:table-row table:style-name="ro1">
          <table:table-cell office:value-type="float" office:value="970">
            <text:p>970</text:p>
          </table:table-cell>
          <table:table-cell office:value-type="string">
            <text:p>Services municipaux</text:p>
          </table:table-cell>
          <table:table-cell office:value-type="string">
            <text:p>Direction conseil en gestion organisation et méthode</text:p>
          </table:table-cell>
          <table:table-cell office:value-type="string">
            <text:p>Montpellier Centre</text:p>
          </table:table-cell>
          <table:table-cell office:value-type="string">
            <text:p>Comédie</text:p>
          </table:table-cell>
          <table:table-cell office:value-type="string">
            <text:p>04 67 34 70 00 (poste 46 37)</text:p>
          </table:table-cell>
          <table:table-cell table:number-columns-repeated="7"/>
          <table:table-cell office:value-type="string">
            <text:p>1</text:p>
          </table:table-cell>
          <table:table-cell/>
          <table:table-cell office:value-type="string">
            <text:p>place Francis-Ponge</text:p>
          </table:table-cell>
          <table:table-cell/>
          <table:table-cell office:value-type="string">
            <text:p>Hôtel de ville</text:p>
          </table:table-cell>
          <table:table-cell office:value-type="string">
            <text:p>34064</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5"/>
          <table:table-cell office:value-type="string">
            <text:p>ligne 1, station Hôtel de ville</text:p>
          </table:table-cell>
          <table:table-cell table:number-columns-repeated="3"/>
        </table:table-row>
        <table:table-row table:style-name="ro1">
          <table:table-cell office:value-type="float" office:value="971">
            <text:p>971</text:p>
          </table:table-cell>
          <table:table-cell office:value-type="string">
            <text:p>Etat</text:p>
          </table:table-cell>
          <table:table-cell office:value-type="string">
            <text:p>Centre des impôts</text:p>
          </table:table-cell>
          <table:table-cell office:value-type="string">
            <text:p>Montpellier Centre</text:p>
          </table:table-cell>
          <table:table-cell office:value-type="string">
            <text:p>Figuerolles</text:p>
          </table:table-cell>
          <table:table-cell office:value-type="string">
            <text:p>04 67 22 61 00</text:p>
          </table:table-cell>
          <table:table-cell table:number-columns-repeated="9"/>
          <table:table-cell office:value-type="string">
            <text:p>Place Chaptal</text:p>
          </table:table-cell>
          <table:table-cell/>
          <table:table-cell office:value-type="string">
            <text:p>BP 70001</text:p>
          </table:table-cell>
          <table:table-cell office:value-type="string">
            <text:p>34953</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9"/>
        </table:table-row>
        <table:table-row table:style-name="ro1">
          <table:table-cell office:value-type="float" office:value="972">
            <text:p>972</text:p>
          </table:table-cell>
          <table:table-cell office:value-type="string">
            <text:p>Agglomération</text:p>
          </table:table-cell>
          <table:table-cell office:value-type="string">
            <text:p>Services funéraires de Montpellier Agglomération</text:p>
          </table:table-cell>
          <table:table-cell office:value-type="string">
            <text:p>Port Marianne</text:p>
          </table:table-cell>
          <table:table-cell office:value-type="string">
            <text:p>Grammont</text:p>
          </table:table-cell>
          <table:table-cell office:value-type="string">
            <text:p>04 67 22 83 83 ou 06 11 51 42 45 (24h/24)</text:p>
          </table:table-cell>
          <table:table-cell office:value-type="string">
            <text:p>04 67 22 45 79</text:p>
          </table:table-cell>
          <table:table-cell/>
          <table:table-cell office:value-type="string">
            <text:p>www.montpellier-agglo.com</text:p>
          </table:table-cell>
          <table:table-cell table:number-columns-repeated="6"/>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2, arrêt cimetière Saint-Lazare</text:p>
          </table:table-cell>
          <table:table-cell office:value-type="string">
            <text:p>&lt;p&gt;Les services funéraires de Montpellier Agglomération apportent aux familles un acompagnement personnalisé et complet incluant l'ensemble des interventions consécutives au décès.&lt;/p&gt;&lt;ul&gt;&lt;li&gt;Prise en charge de toutes les démarches et déclarations administratives.&lt;/li&gt;&lt;li&gt;Organisation complète des obsèques, hommage civil ou cérémonie religieuse. &lt;/li&gt;&lt;li&gt;Transport de corps avant et après mise en bière, enFrance et rapatriement à l'étranger (service gratuit sur la zone de l'agglomération). &lt;/li&gt;&lt;li&gt;Mise en bière. &lt;/li&gt;&lt;li&gt;Soins de thanatopraxie. &lt;/li&gt;&lt;li&gt;Inhumation et crémation. &lt;/li&gt;&lt;li&gt;Compositions florales, articles funéraires. &lt;/li&gt;&lt;li&gt;Prévoyance funéraire, contrats obsèques. &lt;/li&gt;&lt;li&gt;Assistance gratuite et remise d'un guide, afin de vous aider à accomplir les différentes formalités après décès. &lt;/li&gt;&lt;/ul&gt;&lt;p&gt;Les services funéraires mettent également à votre disposition :&lt;/p&gt;&lt;ul&gt;&lt;li&gt;une salle omniculte d'une capacité de 250 personnes, &lt;/li&gt;&lt;li&gt;un crématorium,&lt;/li&gt;&lt;li&gt;12 salons de présentation et recueillement,&lt;/li&gt;&lt;li&gt;un salon d'honneur,&lt;/li&gt;&lt;li&gt;2 salles de toilettes cultuelles,&lt;/li&gt;&lt;li&gt;2 espaces de convivialité,&lt;/li&gt;&lt;/ul&gt;&lt;h5&gt;Les bureaux des services funéraires sont ouverts au public &lt;/h5&gt;&lt;ul&gt;&lt;li&gt;du lundi au vendredi de 8h à 18h sans interruption&lt;/li&gt;&lt;li&gt;les samedis, dimanches et jours fériés, de 8h30 à 12h (pour les bureaux)&lt;br /&gt;et de 8h à 12h et 14h à 18h (pour les visites)&lt;/li&gt;&lt;/ul&gt;</text:p>
          </table:table-cell>
          <table:table-cell/>
        </table:table-row>
        <table:table-row table:style-name="ro1">
          <table:table-cell office:value-type="float" office:value="973">
            <text:p>973</text:p>
          </table:table-cell>
          <table:table-cell office:value-type="string">
            <text:p>Santé, solidarité</text:p>
          </table:table-cell>
          <table:table-cell office:value-type="string">
            <text:p>Maison de la Prévention</text:p>
          </table:table-cell>
          <table:table-cell office:value-type="string">
            <text:p>Montpellier Centre</text:p>
          </table:table-cell>
          <table:table-cell/>
          <table:table-cell office:value-type="string">
            <text:p>04 67 60 61 78</text:p>
          </table:table-cell>
          <table:table-cell office:value-type="string">
            <text:p>04 67 60 26 33</text:p>
          </table:table-cell>
          <table:table-cell table:number-columns-repeated="6"/>
          <table:table-cell office:value-type="string">
            <text:p>56</text:p>
          </table:table-cell>
          <table:table-cell/>
          <table:table-cell office:value-type="string">
            <text:p>rue </text:p>
          </table:table-cell>
          <table:table-cell office:value-type="string">
            <text:p>de l'Université</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974">
            <text:p>974</text:p>
          </table:table-cell>
          <table:table-cell office:value-type="string">
            <text:p>Etat</text:p>
          </table:table-cell>
          <table:table-cell office:value-type="string">
            <text:p>Maison de la Justice et du Droit</text:p>
          </table:table-cell>
          <table:table-cell office:value-type="string">
            <text:p>Mosson</text:p>
          </table:table-cell>
          <table:table-cell office:value-type="string">
            <text:p>La Paillade</text:p>
          </table:table-cell>
          <table:table-cell office:value-type="string">
            <text:p>04 67 72 76 80</text:p>
          </table:table-cell>
          <table:table-cell office:value-type="string">
            <text:p>04 67 72 76 88</text:p>
          </table:table-cell>
          <table:table-cell table:number-columns-repeated="6"/>
          <table:table-cell office:value-type="string">
            <text:p>66</text:p>
          </table:table-cell>
          <table:table-cell/>
          <table:table-cell office:value-type="string">
            <text:p>rue de Bari</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Établissement rattaché au tribunal de grande instance.&lt;/p&gt;</text:p>
          </table:table-cell>
          <table:table-cell/>
        </table:table-row>
        <table:table-row table:style-name="ro1">
          <table:table-cell office:value-type="float" office:value="975">
            <text:p>975</text:p>
          </table:table-cell>
          <table:table-cell office:value-type="string">
            <text:p>Salles de spectacle et concert</text:p>
          </table:table-cell>
          <table:table-cell office:value-type="string">
            <text:p>Théâtre de Grammont</text:p>
          </table:table-cell>
          <table:table-cell office:value-type="string">
            <text:p>Port Marianne</text:p>
          </table:table-cell>
          <table:table-cell office:value-type="string">
            <text:p>Grammont</text:p>
          </table:table-cell>
          <table:table-cell office:value-type="string">
            <text:p>04 67 99 25 25</text:p>
          </table:table-cell>
          <table:table-cell office:value-type="string">
            <text:p>04 67 99 25 29</text:p>
          </table:table-cell>
          <table:table-cell/>
          <table:table-cell office:value-type="string">
            <text:p>www.theatre-13vents.com</text:p>
          </table:table-cell>
          <table:table-cell table:number-columns-repeated="6"/>
          <table:table-cell office:value-type="string">
            <text:p>Domaine de Grammont</text:p>
          </table:table-cell>
          <table:table-cell/>
          <table:table-cell office:value-type="string">
            <text:p>CS 69060</text:p>
          </table:table-cell>
          <table:table-cell office:value-type="string">
            <text:p>34965</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 class="AccueilTitre"&gt;Théâtre des Treize Vents&lt;/p&gt;&lt;p&gt;Le Centre dramatique national de Montpellier, Languedoc-Roussillon - Théâtre des Treize Vents, y est installé, propose une quinzaine de spectacles par an et mettant en œuvre des créations et des co-productions, dans des répertoires classiques et modernes.&lt;/p&gt;</text:p>
          </table:table-cell>
          <table:table-cell/>
        </table:table-row>
        <table:table-row table:style-name="ro1">
          <table:table-cell office:value-type="float" office:value="976">
            <text:p>976</text:p>
          </table:table-cell>
          <table:table-cell office:value-type="string">
            <text:p>Cinémas</text:p>
          </table:table-cell>
          <table:table-cell office:value-type="string">
            <text:p>Multiplexe Gaumont</text:p>
          </table:table-cell>
          <table:table-cell office:value-type="string">
            <text:p>Port Marianne</text:p>
          </table:table-cell>
          <table:table-cell office:value-type="string">
            <text:p>Odysseum</text:p>
          </table:table-cell>
          <table:table-cell office:value-type="string">
            <text:p>04 99 52 33 00</text:p>
          </table:table-cell>
          <table:table-cell table:number-columns-repeated="2"/>
          <table:table-cell office:value-type="string">
            <text:p>www.pathe.fr/cinema/gaumont/salles/montpellier_multiplexe/</text:p>
          </table:table-cell>
          <table:table-cell table:number-columns-repeated="4"/>
          <table:table-cell office:value-type="string">
            <text:p>235</text:p>
          </table:table-cell>
          <table:table-cell/>
          <table:table-cell office:value-type="string">
            <text:p>rue Georges-Méliès</text:p>
          </table:table-cell>
          <table:table-cell/>
          <table:table-cell office:value-type="string">
            <text:p>Odysseum</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Odysseum </text:p>
          </table:table-cell>
          <table:table-cell/>
          <table:table-cell office:value-type="string">
            <text:p>&lt;p&gt;17 salles de cinéma &lt;/p&gt;</text:p>
          </table:table-cell>
          <table:table-cell/>
        </table:table-row>
        <table:table-row table:style-name="ro1">
          <table:table-cell office:value-type="float" office:value="977">
            <text:p>977</text:p>
          </table:table-cell>
          <table:table-cell office:value-type="string">
            <text:p>Cinémas</text:p>
          </table:table-cell>
          <table:table-cell office:value-type="string">
            <text:p>Cinéma Royal</text:p>
          </table:table-cell>
          <table:table-cell office:value-type="string">
            <text:p>Montpellier Centre</text:p>
          </table:table-cell>
          <table:table-cell office:value-type="string">
            <text:p>Comédie</text:p>
          </table:table-cell>
          <table:table-cell office:value-type="string">
            <text:p>08 36 68 68 32 ( 0,34 € / min) - 04 67 92 71 59 (administration)</text:p>
          </table:table-cell>
          <table:table-cell/>
          <table:table-cell office:value-type="string">
            <text:p>cinema-leroyal@voila.fr</text:p>
          </table:table-cell>
          <table:table-cell office:value-type="string">
            <text:p>leroyal.montpellier.site.voila.fr</text:p>
          </table:table-cell>
          <table:table-cell office:value-type="string">
            <text:p>Comédie</text:p>
          </table:table-cell>
          <table:table-cell table:number-columns-repeated="3"/>
          <table:table-cell office:value-type="string">
            <text:p>13</text:p>
          </table:table-cell>
          <table:table-cell/>
          <table:table-cell office:value-type="string">
            <text:p>rue Boussairolles 34000</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table:table-cell office:value-type="string">
            <text:p>&lt;p&gt;5 salles de cinéma&lt;/p&gt;</text:p>
          </table:table-cell>
          <table:table-cell/>
        </table:table-row>
        <table:table-row table:style-name="ro1">
          <table:table-cell office:value-type="float" office:value="978">
            <text:p>978</text:p>
          </table:table-cell>
          <table:table-cell office:value-type="string">
            <text:p>Cinémas</text:p>
          </table:table-cell>
          <table:table-cell office:value-type="string">
            <text:p>Cinéma Gaumont</text:p>
          </table:table-cell>
          <table:table-cell office:value-type="string">
            <text:p>Montpellier Centre</text:p>
          </table:table-cell>
          <table:table-cell office:value-type="string">
            <text:p>Comédie</text:p>
          </table:table-cell>
          <table:table-cell office:value-type="string">
            <text:p>04 67 52 72 00</text:p>
          </table:table-cell>
          <table:table-cell table:number-columns-repeated="2"/>
          <table:table-cell office:value-type="string">
            <text:p>www.pathe.fr/cinema/gaumont/salles/montpellier_comedie/</text:p>
          </table:table-cell>
          <table:table-cell office:value-type="string">
            <text:p>Comédie</text:p>
          </table:table-cell>
          <table:table-cell table:number-columns-repeated="3"/>
          <table:table-cell office:value-type="string">
            <text:p>10</text:p>
          </table:table-cell>
          <table:table-cell/>
          <table:table-cell office:value-type="string">
            <text:p>place de la Coméd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table:number-columns-repeated="3"/>
        </table:table-row>
        <table:table-row table:style-name="ro1">
          <table:table-cell office:value-type="float" office:value="979">
            <text:p>979</text:p>
          </table:table-cell>
          <table:table-cell office:value-type="string">
            <text:p>Cinémas</text:p>
          </table:table-cell>
          <table:table-cell office:value-type="string">
            <text:p>Utopia Diagonal</text:p>
          </table:table-cell>
          <table:table-cell office:value-type="string">
            <text:p>Hôpitaux - Facultés</text:p>
          </table:table-cell>
          <table:table-cell office:value-type="string">
            <text:p>Hôpitaux-Facultés</text:p>
          </table:table-cell>
          <table:table-cell office:value-type="string">
            <text:p>04 67 87 91 85</text:p>
          </table:table-cell>
          <table:table-cell table:number-columns-repeated="2"/>
          <table:table-cell office:value-type="string">
            <text:p>www.cinemas-utopia.org/montpellier/</text:p>
          </table:table-cell>
          <table:table-cell table:number-columns-repeated="4"/>
          <table:table-cell office:value-type="string">
            <text:p>5</text:p>
          </table:table-cell>
          <table:table-cell/>
          <table:table-cell office:value-type="string">
            <text:p>avenue du Docteur Peze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Saint-Éloi</text:p>
          </table:table-cell>
          <table:table-cell office:value-type="string">
            <text:p>lignes 22, la Ronde et la Navette, station Saint-Éloi </text:p>
          </table:table-cell>
          <table:table-cell office:value-type="string">
            <text:p>&lt;p&gt;&lt;br /&gt;En voiture : suivre &amp;quot;Hôpitaux-Facultés&amp;quot; puis &amp;quot;Université Paul Valéry&amp;quot;&lt;/p&gt;&lt;p&gt;&amp;nbsp;&lt;/p&gt;&lt;p&gt;</text:p>
          </table:table-cell>
          <table:table-cell/>
        </table:table-row>
        <table:table-row table:style-name="ro1">
          <table:table-cell office:value-type="float" office:value="981">
            <text:p>981</text:p>
          </table:table-cell>
          <table:table-cell office:value-type="string">
            <text:p>Autres lieux</text:p>
          </table:table-cell>
          <table:table-cell office:value-type="string">
            <text:p>Centre communautaire et culturel juif</text:p>
          </table:table-cell>
          <table:table-cell office:value-type="string">
            <text:p>Montpellier Centre</text:p>
          </table:table-cell>
          <table:table-cell office:value-type="string">
            <text:p>Antigone</text:p>
          </table:table-cell>
          <table:table-cell office:value-type="string">
            <text:p>04 67 15 08 76</text:p>
          </table:table-cell>
          <table:table-cell office:value-type="string">
            <text:p>04 67 15 08 72</text:p>
          </table:table-cell>
          <table:table-cell office:value-type="string">
            <text:p>ccj34@wanadoo.fr</text:p>
          </table:table-cell>
          <table:table-cell table:number-columns-repeated="5"/>
          <table:table-cell office:value-type="string">
            <text:p>500</text:p>
          </table:table-cell>
          <table:table-cell/>
          <table:table-cell office:value-type="string">
            <text:p>boulevard d'Antig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 </text:p>
          </table:table-cell>
          <table:table-cell/>
        </table:table-row>
        <table:table-row table:style-name="ro1">
          <table:table-cell office:value-type="float" office:value="982">
            <text:p>982</text:p>
          </table:table-cell>
          <table:table-cell office:value-type="string">
            <text:p>Services municipaux</text:p>
          </table:table-cell>
          <table:table-cell office:value-type="string">
            <text:p>Montpellier au quotidien</text:p>
          </table:table-cell>
          <table:table-cell office:value-type="string">
            <text:p>Montpellier Centre</text:p>
          </table:table-cell>
          <table:table-cell office:value-type="string">
            <text:p>Gares</text:p>
          </table:table-cell>
          <table:table-cell office:value-type="string">
            <text:p>0 800 340 707 (appel gratuit d'un poste fixe)</text:p>
          </table:table-cell>
          <table:table-cell table:number-columns-repeated="9"/>
          <table:table-cell office:value-type="string">
            <text:p>Maison de la démocratie</text:p>
          </table:table-cell>
          <table:table-cell office:value-type="string">
            <text:p>rue de la Républiqu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Num&amp;#233;ro vert&lt;/p&gt; &lt;p&gt;Service ouvert du lundi au vendredi, de 9h00 &amp;#224; 12h30 et de 14h00 &amp;#224; 17h30.&lt;/p&gt;</text:p>
          </table:table-cell>
          <table:table-cell/>
        </table:table-row>
        <table:table-row table:style-name="ro1">
          <table:table-cell office:value-type="float" office:value="983">
            <text:p>983</text:p>
          </table:table-cell>
          <table:table-cell office:value-type="string">
            <text:p>Autres lieux</text:p>
          </table:table-cell>
          <table:table-cell office:value-type="string">
            <text:p>Comédie du Livre</text:p>
          </table:table-cell>
          <table:table-cell office:value-type="string">
            <text:p>Montpellier Centre</text:p>
          </table:table-cell>
          <table:table-cell office:value-type="string">
            <text:p>Comédie</text:p>
          </table:table-cell>
          <table:table-cell office:value-type="string">
            <text:p>04 67 29 74 99</text:p>
          </table:table-cell>
          <table:table-cell/>
          <table:table-cell office:value-type="string">
            <text:p>comediedulivre@wanadoo.fr</text:p>
          </table:table-cell>
          <table:table-cell office:value-type="string">
            <text:p>www.comediedulivre.montpellier.fr</text:p>
          </table:table-cell>
          <table:table-cell table:number-columns-repeated="4"/>
          <table:table-cell office:value-type="string">
            <text:p>19bis</text:p>
          </table:table-cell>
          <table:table-cell/>
          <table:table-cell office:value-type="string">
            <text:p>rue Dur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ssociation la Comédie du Livre&lt;/p&gt;&lt;ul&gt;&lt;li&gt;délégué général : Philippe Lapousterle &lt;/li&gt;&lt;/ul&gt;</text:p>
          </table:table-cell>
          <table:table-cell/>
        </table:table-row>
        <table:table-row table:style-name="ro1">
          <table:table-cell office:value-type="float" office:value="984">
            <text:p>984</text:p>
          </table:table-cell>
          <table:table-cell office:value-type="string">
            <text:p>Consulats</text:p>
          </table:table-cell>
          <table:table-cell office:value-type="string">
            <text:p>Conseil General d'Espagne</text:p>
          </table:table-cell>
          <table:table-cell office:value-type="string">
            <text:p>Montpellier Centre</text:p>
          </table:table-cell>
          <table:table-cell office:value-type="string">
            <text:p>Gambetta</text:p>
          </table:table-cell>
          <table:table-cell office:value-type="string">
            <text:p>04 67 58 20 21</text:p>
          </table:table-cell>
          <table:table-cell table:number-columns-repeated="7"/>
          <table:table-cell office:value-type="string">
            <text:p>24</text:p>
          </table:table-cell>
          <table:table-cell/>
          <table:table-cell office:value-type="string">
            <text:p>rue Marceau</text:p>
          </table:table-cell>
          <table:table-cell/>
          <table:table-cell office:value-type="string">
            <text:p>BP1221</text:p>
          </table:table-cell>
          <table:table-cell office:value-type="string">
            <text:p>3401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br /&gt;Du lundi au vendredi de 9h à 14h&lt;/span&gt;&lt;/p&gt;</text:p>
          </table:table-cell>
          <table:table-cell/>
        </table:table-row>
        <table:table-row table:style-name="ro1">
          <table:table-cell office:value-type="float" office:value="985">
            <text:p>985</text:p>
          </table:table-cell>
          <table:table-cell office:value-type="string">
            <text:p>Consulats</text:p>
          </table:table-cell>
          <table:table-cell office:value-type="string">
            <text:p>Representation Consulaire d'Italie</text:p>
          </table:table-cell>
          <table:table-cell office:value-type="string">
            <text:p>Montpellier Centre</text:p>
          </table:table-cell>
          <table:table-cell office:value-type="string">
            <text:p>Centre historique</text:p>
          </table:table-cell>
          <table:table-cell/>
          <table:table-cell office:value-type="string">
            <text:p>04 67 42 57 92</text:p>
          </table:table-cell>
          <table:table-cell table:number-columns-repeated="6"/>
          <table:table-cell office:value-type="string">
            <text:p>14</text:p>
          </table:table-cell>
          <table:table-cell/>
          <table:table-cell office:value-type="string">
            <text:p>descente en Barr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span&gt; : &lt;/p&gt;&lt;p&gt;Tous les 1er jeudi du mois de 15h à 18h&lt;/p&gt;</text:p>
          </table:table-cell>
          <table:table-cell/>
        </table:table-row>
        <table:table-row table:style-name="ro1">
          <table:table-cell office:value-type="float" office:value="986">
            <text:p>986</text:p>
          </table:table-cell>
          <table:table-cell office:value-type="string">
            <text:p>Consulats</text:p>
          </table:table-cell>
          <table:table-cell office:value-type="string">
            <text:p>Consulat de la Republique Democratique d’Algérie</text:p>
          </table:table-cell>
          <table:table-cell office:value-type="string">
            <text:p>Montpellier Centre</text:p>
          </table:table-cell>
          <table:table-cell office:value-type="string">
            <text:p>Les Arceaux</text:p>
          </table:table-cell>
          <table:table-cell office:value-type="string">
            <text:p>04 67 54 54 15</text:p>
          </table:table-cell>
          <table:table-cell table:number-columns-repeated="7"/>
          <table:table-cell office:value-type="string">
            <text:p>12</text:p>
          </table:table-cell>
          <table:table-cell/>
          <table:table-cell office:value-type="string">
            <text:p>Bd des Arce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span&gt; :&lt;/p&gt;&lt;p&gt;Du mardi au vendredi de 8h30 à 15 heures&lt;/p&gt;&lt;p&gt;Et le samedi de 8 heures à 14 heures&lt;/p&gt;</text:p>
          </table:table-cell>
          <table:table-cell/>
        </table:table-row>
        <table:table-row table:style-name="ro1">
          <table:table-cell office:value-type="float" office:value="987">
            <text:p>987</text:p>
          </table:table-cell>
          <table:table-cell office:value-type="string">
            <text:p>Consulats</text:p>
          </table:table-cell>
          <table:table-cell office:value-type="string">
            <text:p>Consulat Honoraire d’Allemagne</text:p>
          </table:table-cell>
          <table:table-cell office:value-type="string">
            <text:p>Montpellier Centre</text:p>
          </table:table-cell>
          <table:table-cell office:value-type="string">
            <text:p>Centre historique</text:p>
          </table:table-cell>
          <table:table-cell office:value-type="string">
            <text:p>04 67 60 75 46</text:p>
          </table:table-cell>
          <table:table-cell table:number-columns-repeated="7"/>
          <table:table-cell office:value-type="string">
            <text:p>14</text:p>
          </table:table-cell>
          <table:table-cell/>
          <table:table-cell office:value-type="string">
            <text:p>descente en Barr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rmanences :&lt;/p&gt;&lt;p&gt;Le lundi de 14h30 à 17 heures&lt;/p&gt;&lt;p&gt;Le mardi de 9h à 12h et de 14h30 à 17 h&lt;/p&gt;&lt;p&gt;Le mercredi de 14h30 à 17h&lt;/p&gt;&lt;p&gt;Le jeudi de 9h30 à 12h&lt;/p&gt;</text:p>
          </table:table-cell>
          <table:table-cell/>
        </table:table-row>
        <table:table-row table:style-name="ro1">
          <table:table-cell office:value-type="float" office:value="988">
            <text:p>988</text:p>
          </table:table-cell>
          <table:table-cell office:value-type="string">
            <text:p>Consulats</text:p>
          </table:table-cell>
          <table:table-cell office:value-type="string">
            <text:p>Bureau de l’Economie et du Commerce de Wallonie-Bruxelles</text:p>
          </table:table-cell>
          <table:table-cell office:value-type="string">
            <text:p>Montpellier Centre</text:p>
          </table:table-cell>
          <table:table-cell office:value-type="string">
            <text:p>Antigone</text:p>
          </table:table-cell>
          <table:table-cell office:value-type="string">
            <text:p>04 67 63 28 92</text:p>
          </table:table-cell>
          <table:table-cell table:number-columns-repeated="7"/>
          <table:table-cell office:value-type="string">
            <text:p>4</text:p>
          </table:table-cell>
          <table:table-cell/>
          <table:table-cell office:value-type="string">
            <text:p>rue Hotel de V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ur rendez vous uniquement&lt;/p&gt;</text:p>
          </table:table-cell>
          <table:table-cell/>
        </table:table-row>
        <table:table-row table:style-name="ro1">
          <table:table-cell office:value-type="float" office:value="989">
            <text:p>989</text:p>
          </table:table-cell>
          <table:table-cell office:value-type="string">
            <text:p>Consulats</text:p>
          </table:table-cell>
          <table:table-cell office:value-type="string">
            <text:p>Consulat Honoraire du Danemark</text:p>
          </table:table-cell>
          <table:table-cell office:value-type="string">
            <text:p>Montpellier Centre</text:p>
          </table:table-cell>
          <table:table-cell office:value-type="string">
            <text:p>Centre historique</text:p>
          </table:table-cell>
          <table:table-cell office:value-type="string">
            <text:p>04 67 04 32 18</text:p>
          </table:table-cell>
          <table:table-cell office:value-type="string">
            <text:p>04 67 04 32 19</text:p>
          </table:table-cell>
          <table:table-cell office:value-type="string">
            <text:p>aselarl.valett-berthelsen@wanadoo.fr</text:p>
          </table:table-cell>
          <table:table-cell table:number-columns-repeated="7"/>
          <table:table-cell office:value-type="string">
            <text:p>110</text:p>
          </table:table-cell>
          <table:table-cell/>
          <table:table-cell office:value-type="string">
            <text:p>place Jacques Mirouz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span&gt; : &lt;/p&gt;&lt;p&gt;Du mardi au vendredi de 9h du matin à 17h&lt;/p&gt;</text:p>
          </table:table-cell>
          <table:table-cell/>
        </table:table-row>
        <table:table-row table:style-name="ro1">
          <table:table-cell office:value-type="float" office:value="990">
            <text:p>990</text:p>
          </table:table-cell>
          <table:table-cell office:value-type="string">
            <text:p>Consulats</text:p>
          </table:table-cell>
          <table:table-cell office:value-type="string">
            <text:p>Consulat Honoraire de l'Ile de Malte</text:p>
          </table:table-cell>
          <table:table-cell office:value-type="string">
            <text:p>Croix d'Argent</text:p>
          </table:table-cell>
          <table:table-cell office:value-type="string">
            <text:p>Estanove</text:p>
          </table:table-cell>
          <table:table-cell office:value-type="string">
            <text:p>04 67 69 22 69</text:p>
          </table:table-cell>
          <table:table-cell table:number-columns-repeated="7"/>
          <table:table-cell office:value-type="string">
            <text:p>370</text:p>
          </table:table-cell>
          <table:table-cell/>
          <table:table-cell office:value-type="string">
            <text:p>rue du Lavandi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Sur rendez vous uniquement&lt;/p&gt;</text:p>
          </table:table-cell>
          <table:table-cell/>
        </table:table-row>
        <table:table-row table:style-name="ro1">
          <table:table-cell office:value-type="float" office:value="991">
            <text:p>991</text:p>
          </table:table-cell>
          <table:table-cell office:value-type="string">
            <text:p>Consulats</text:p>
          </table:table-cell>
          <table:table-cell office:value-type="string">
            <text:p>Consulat du Royaume du MAROC</text:p>
          </table:table-cell>
          <table:table-cell office:value-type="string">
            <text:p>Montpellier Centre</text:p>
          </table:table-cell>
          <table:table-cell office:value-type="string">
            <text:p>Figuerolles</text:p>
          </table:table-cell>
          <table:table-cell office:value-type="string">
            <text:p>04 67 06 88 30</text:p>
          </table:table-cell>
          <table:table-cell table:number-columns-repeated="7"/>
          <table:table-cell office:value-type="string">
            <text:p>16</text:p>
          </table:table-cell>
          <table:table-cell/>
          <table:table-cell office:value-type="string">
            <text:p>rue Rémy Bell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span&gt; :&lt;/p&gt;&lt;p&gt;Du lundi au vendredi de 9h à 14h&lt;/p&gt;</text:p>
          </table:table-cell>
          <table:table-cell/>
        </table:table-row>
        <table:table-row table:style-name="ro1">
          <table:table-cell office:value-type="float" office:value="992">
            <text:p>992</text:p>
          </table:table-cell>
          <table:table-cell office:value-type="string">
            <text:p>Consulats</text:p>
          </table:table-cell>
          <table:table-cell office:value-type="string">
            <text:p>Consulat Honoraire de Monaco</text:p>
          </table:table-cell>
          <table:table-cell office:value-type="string">
            <text:p>Montpellier Centre</text:p>
          </table:table-cell>
          <table:table-cell office:value-type="string">
            <text:p>Gares</text:p>
          </table:table-cell>
          <table:table-cell office:value-type="string">
            <text:p>04 99 61 83 52</text:p>
          </table:table-cell>
          <table:table-cell office:value-type="string">
            <text:p>04 99 06 00 94</text:p>
          </table:table-cell>
          <table:table-cell office:value-type="string">
            <text:p>consulat.monaco-montpellier@wanadoo.fr</text:p>
          </table:table-cell>
          <table:table-cell table:number-columns-repeated="5"/>
          <table:table-cell office:value-type="string">
            <text:p>3</text:p>
          </table:table-cell>
          <table:table-cell/>
          <table:table-cell office:value-type="string">
            <text:p>rue </text:p>
          </table:table-cell>
          <table:table-cell office:value-type="string">
            <text:p>Maguelo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lt;/span&gt;&amp;#160;:&lt;/p&gt; &lt;p&gt;Lundi, mardi et jeudi de 9h &amp;#224; 12h et de 14h &amp;#224; 18h&lt;/p&gt; &lt;p&gt;Le mercredi de 9h &amp;#224; 12h&lt;/p&gt;</text:p>
          </table:table-cell>
          <table:table-cell/>
        </table:table-row>
        <table:table-row table:style-name="ro1">
          <table:table-cell office:value-type="float" office:value="993">
            <text:p>993</text:p>
          </table:table-cell>
          <table:table-cell office:value-type="string">
            <text:p>Consulats</text:p>
          </table:table-cell>
          <table:table-cell office:value-type="string">
            <text:p>Consulat Honoraire des Pays-Bas</text:p>
          </table:table-cell>
          <table:table-cell office:value-type="string">
            <text:p>Montpellier Centre</text:p>
          </table:table-cell>
          <table:table-cell office:value-type="string">
            <text:p>Les Beaux-Arts</text:p>
          </table:table-cell>
          <table:table-cell office:value-type="string">
            <text:p>0033(0)4 67 60 90 20</text:p>
          </table:table-cell>
          <table:table-cell table:number-columns-repeated="7"/>
          <table:table-cell office:value-type="string">
            <text:p>14</text:p>
          </table:table-cell>
          <table:table-cell/>
          <table:table-cell office:value-type="string">
            <text:p>Descente en Barra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Permanences : &lt;/span&gt;&lt;/p&gt;&lt;p&gt;&lt;span class="texte"&gt;Lundi de 9h30 à 12h30 &lt;br /&gt;Mercredi de 9h30 à 12h30&lt;br /&gt;vendredi de 9h30 à 12h30&lt;/span&gt;&lt;/p&gt;</text:p>
          </table:table-cell>
          <table:table-cell/>
        </table:table-row>
        <table:table-row table:style-name="ro1">
          <table:table-cell office:value-type="float" office:value="994">
            <text:p>994</text:p>
          </table:table-cell>
          <table:table-cell office:value-type="string">
            <text:p>Consulats</text:p>
          </table:table-cell>
          <table:table-cell office:value-type="string">
            <text:p>Consulat Honoraire Britanique</text:p>
          </table:table-cell>
          <table:table-cell office:value-type="string">
            <text:p>Port Marianne</text:p>
          </table:table-cell>
          <table:table-cell office:value-type="string">
            <text:p>La Pompignane</text:p>
          </table:table-cell>
          <table:table-cell office:value-type="string">
            <text:p>04 67 15 52 07</text:p>
          </table:table-cell>
          <table:table-cell table:number-columns-repeated="7"/>
          <table:table-cell office:value-type="string">
            <text:p>64</text:p>
          </table:table-cell>
          <table:table-cell/>
          <table:table-cell office:value-type="string">
            <text:p>rue Alcyone</text:p>
          </table:table-cell>
          <table:table-cell/>
          <table:table-cell office:value-type="string">
            <text:p>271, Le Capitole - Bât. A</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Sur rendez-vous uniquement&lt;/p&gt;</text:p>
          </table:table-cell>
          <table:table-cell/>
        </table:table-row>
        <table:table-row table:style-name="ro1">
          <table:table-cell office:value-type="float" office:value="995">
            <text:p>995</text:p>
          </table:table-cell>
          <table:table-cell office:value-type="string">
            <text:p>Consulats</text:p>
          </table:table-cell>
          <table:table-cell office:value-type="string">
            <text:p>Consulat Honoraire de Suède</text:p>
          </table:table-cell>
          <table:table-cell office:value-type="string">
            <text:p>Montpellier Centre</text:p>
          </table:table-cell>
          <table:table-cell office:value-type="string">
            <text:p>Centre historique</text:p>
          </table:table-cell>
          <table:table-cell office:value-type="string">
            <text:p>04 67 66 14 90</text:p>
          </table:table-cell>
          <table:table-cell table:number-columns-repeated="7"/>
          <table:table-cell office:value-type="string">
            <text:p>2</text:p>
          </table:table-cell>
          <table:table-cell/>
          <table:table-cell office:value-type="string">
            <text:p>rue du Petit Sce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span class="texte"&gt;Sur rendez-vous uniquement&lt;/span&gt;&lt;/p&gt;</text:p>
          </table:table-cell>
          <table:table-cell/>
        </table:table-row>
        <table:table-row table:style-name="ro1">
          <table:table-cell office:value-type="float" office:value="996">
            <text:p>996</text:p>
          </table:table-cell>
          <table:table-cell office:value-type="string">
            <text:p>Consulats</text:p>
          </table:table-cell>
          <table:table-cell office:value-type="string">
            <text:p>Consulat Honoraire de Suisse</text:p>
          </table:table-cell>
          <table:table-cell office:value-type="string">
            <text:p>Hôpitaux - Facultés</text:p>
          </table:table-cell>
          <table:table-cell office:value-type="string">
            <text:p>Plan des Quatre Seigneurs</text:p>
          </table:table-cell>
          <table:table-cell office:value-type="string">
            <text:p>04 67 54 98 18</text:p>
          </table:table-cell>
          <table:table-cell/>
          <table:table-cell office:value-type="string">
            <text:p>aeschlim@wanadoo.fr</text:p>
          </table:table-cell>
          <table:table-cell table:number-columns-repeated="5"/>
          <table:table-cell office:value-type="string">
            <text:p>66</text:p>
          </table:table-cell>
          <table:table-cell/>
          <table:table-cell office:value-type="string">
            <text:p>allée Agnès Mac Laren</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texte"&gt;Sur rendez-vous uniquement&lt;/span&gt;&lt;/p&gt;</text:p>
          </table:table-cell>
          <table:table-cell/>
        </table:table-row>
        <table:table-row table:style-name="ro1">
          <table:table-cell office:value-type="float" office:value="997">
            <text:p>997</text:p>
          </table:table-cell>
          <table:table-cell office:value-type="string">
            <text:p>Compagnies</text:p>
          </table:table-cell>
          <table:table-cell office:value-type="string">
            <text:p>Compagnie Émeline Rieux / École de danse Boem</text:p>
          </table:table-cell>
          <table:table-cell office:value-type="string">
            <text:p>Montpellier Centre</text:p>
          </table:table-cell>
          <table:table-cell office:value-type="string">
            <text:p>Centre historique</text:p>
          </table:table-cell>
          <table:table-cell table:number-columns-repeated="2" office:value-type="string">
            <text:p>04 67 20 06 75</text:p>
          </table:table-cell>
          <table:table-cell office:value-type="string">
            <text:p>boem.danse@wanadoo.fr</text:p>
          </table:table-cell>
          <table:table-cell office:value-type="string">
            <text:p>www.boemdanse.fr</text:p>
          </table:table-cell>
          <table:table-cell table:number-columns-repeated="4"/>
          <table:table-cell office:value-type="string">
            <text:p>3</text:p>
          </table:table-cell>
          <table:table-cell/>
          <table:table-cell office:value-type="string">
            <text:p>Collot</text:p>
          </table:table-cell>
          <table:table-cell/>
          <table:table-cell office:value-type="string">
            <text:p>Hôtel Magny - salle Renaissanc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Émeline Rieux développe depuis son installation à Montpellier sa propre technique dans le cadre de sa compagnie, née en 2000, et de son école de danse. &lt;/p&gt;&lt;p&gt;Son travail chorégraphique basé sur l’émotion, s’appuie sur l’expressivité du visage, le corps théâtralisé, la danse théâtre, le corps expression sans jamais exclure le corps immédiat… &lt;/p&gt;&lt;p&gt;Danseuse pluridisciplinaire, elle obtient l’UV technique en classique, en jazz et en contemporain. &lt;br /&gt;Enseignante depuis quatorze ans, elle obtient le diplôme d’État de Professeur de danse en 1996. &lt;br /&gt;Médaillée d’or solo et duo en concours international.&lt;/p&gt;&lt;h5&gt;Les créations&lt;/h5&gt;&lt;ul&gt;&lt;li&gt;&lt;em&gt;Interieur-Exterieur&lt;/em&gt;, pièce pour 5 danseurs - 2001&lt;/li&gt;&lt;li&gt;&lt;em&gt;N’œuf moi&lt;/em&gt;, solo Émeline Rieux - 2002&lt;/li&gt;&lt;li&gt;&lt;em&gt;Pour le pire et le meilleur&lt;/em&gt;, solo Émeline Rieux - 2003&lt;/li&gt;&lt;li&gt;&lt;em&gt;Les déracinés&lt;/em&gt;, pièce pour 5 danseurs - 2003&lt;/li&gt;&lt;li&gt;&lt;em&gt;L’aéroport&lt;/em&gt;, pièce pour 4 danseurs – 2004 &lt;/li&gt;&lt;li&gt;&lt;em&gt;Tango&lt;/em&gt;, solo Émeline Rieux - 2005&lt;/li&gt;&lt;/ul&gt;</text:p>
          </table:table-cell>
          <table:table-cell/>
        </table:table-row>
        <table:table-row table:style-name="ro1">
          <table:table-cell office:value-type="float" office:value="998">
            <text:p>998</text:p>
          </table:table-cell>
          <table:table-cell office:value-type="string">
            <text:p>Compagnies</text:p>
          </table:table-cell>
          <table:table-cell office:value-type="string">
            <text:p>Compagnie Maripaule B. / Philippe Goudard</text:p>
          </table:table-cell>
          <table:table-cell office:value-type="string">
            <text:p>Montpellier Centre</text:p>
          </table:table-cell>
          <table:table-cell/>
          <table:table-cell table:number-columns-repeated="2" office:value-type="string">
            <text:p>04 67 63 96 37</text:p>
          </table:table-cell>
          <table:table-cell office:value-type="string">
            <text:p>ciegoudard@wanadoo.fr</text:p>
          </table:table-cell>
          <table:table-cell office:value-type="string">
            <text:p>ciegoudard.monsite.wanadoo.fr</text:p>
          </table:table-cell>
          <table:table-cell table:number-columns-repeated="4"/>
          <table:table-cell office:value-type="string">
            <text:p>6</text:p>
          </table:table-cell>
          <table:table-cell/>
          <table:table-cell office:value-type="string">
            <text:p>rue Saint-Alexi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Place Albert 1er</text:p>
          </table:table-cell>
          <table:table-cell/>
          <table:table-cell office:value-type="string">
            <text:p>&lt;p class="AccueilTitre"&gt;Cirque d'art et d'essai&lt;/p&gt;&lt;h5&gt;Artistes associés pour la recherche et l'innovation au cirque&lt;/h5&gt;&lt;p&gt;Créée en 1974, la Compagnie Maripaule B. - Philippe Goudard, Cirque d'art et d'essai, poursuit dans le sud de la France une recherche originale dans le domaine des arts du geste, au travers de nombreuses créations théâtrales et de cirque.&lt;/p&gt;</text:p>
          </table:table-cell>
          <table:table-cell/>
        </table:table-row>
        <table:table-row table:style-name="ro1">
          <table:table-cell office:value-type="float" office:value="999">
            <text:p>999</text:p>
          </table:table-cell>
          <table:table-cell office:value-type="string">
            <text:p>Autres lieux</text:p>
          </table:table-cell>
          <table:table-cell office:value-type="string">
            <text:p>Maison de Heidelberg</text:p>
          </table:table-cell>
          <table:table-cell office:value-type="string">
            <text:p>Montpellier Centre</text:p>
          </table:table-cell>
          <table:table-cell/>
          <table:table-cell office:value-type="string">
            <text:p>04 67 60 48 11</text:p>
          </table:table-cell>
          <table:table-cell office:value-type="string">
            <text:p>04 67 66 22 29</text:p>
          </table:table-cell>
          <table:table-cell office:value-type="string">
            <text:p>info@maison-de-heidelberg.org</text:p>
          </table:table-cell>
          <table:table-cell office:value-type="string">
            <text:p>www.maison-de-heidelberg.org</text:p>
          </table:table-cell>
          <table:table-cell office:value-type="string">
            <text:p>Préfecture, Comédie, Palais de Justice</text:p>
          </table:table-cell>
          <table:table-cell table:number-columns-repeated="3"/>
          <table:table-cell office:value-type="string">
            <text:p>4</text:p>
          </table:table-cell>
          <table:table-cell/>
          <table:table-cell office:value-type="string">
            <text:p>rue des Trésoriers de la Bourse</text:p>
          </table:table-cell>
          <table:table-cell/>
          <table:table-cell office:value-type="string">
            <text:p>BP 2077 Montpellier</text:p>
          </table:table-cell>
          <table:table-cell office:value-type="string">
            <text:p>34025</text:p>
          </table:table-cell>
          <table:table-cell office:value-type="string">
            <text:p>Montpellier</text:p>
          </table:table-cell>
          <table:table-cell office:value-type="string">
            <text:p>Cédex 1</text:p>
          </table:table-cell>
          <table:table-cell/>
          <table:table-cell office:value-type="float" office:value="0">
            <text:p>0</text:p>
          </table:table-cell>
          <table:table-cell table:number-columns-repeated="5"/>
          <table:table-cell office:value-type="string">
            <text:p>ligne 1, station Comédie</text:p>
          </table:table-cell>
          <table:table-cell/>
          <table:table-cell office:value-type="string">
            <text:p>&lt;p class="AccueilTitre"&gt;Centre culturel franco-allemand&lt;/p&gt;</text:p>
          </table:table-cell>
          <table:table-cell/>
        </table:table-row>
        <table:table-row table:style-name="ro1">
          <table:table-cell office:value-type="float" office:value="1000">
            <text:p>1000</text:p>
          </table:table-cell>
          <table:table-cell office:value-type="string">
            <text:p>Autres lieux</text:p>
          </table:table-cell>
          <table:table-cell office:value-type="string">
            <text:p>Maison Antoine-Vitez</text:p>
          </table:table-cell>
          <table:table-cell office:value-type="string">
            <text:p>Port Marianne</text:p>
          </table:table-cell>
          <table:table-cell office:value-type="string">
            <text:p>Grammont</text:p>
          </table:table-cell>
          <table:table-cell office:value-type="string">
            <text:p>04 67 22 43 05</text:p>
          </table:table-cell>
          <table:table-cell office:value-type="string">
            <text:p>04 67 22 48 34</text:p>
          </table:table-cell>
          <table:table-cell office:value-type="string">
            <text:p>contact@maisonantoinevitez.fr</text:p>
          </table:table-cell>
          <table:table-cell office:value-type="string">
            <text:p>www.maisonantoinevitez.fr</text:p>
          </table:table-cell>
          <table:table-cell table:number-columns-repeated="4"/>
          <table:table-cell office:value-type="string">
            <text:p>2733</text:p>
          </table:table-cell>
          <table:table-cell/>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Centre international de la traduction théâtrale&lt;/p&gt;</text:p>
          </table:table-cell>
          <table:table-cell/>
        </table:table-row>
        <table:table-row table:style-name="ro1">
          <table:table-cell office:value-type="float" office:value="1001">
            <text:p>1001</text:p>
          </table:table-cell>
          <table:table-cell office:value-type="string">
            <text:p>Monuments</text:p>
          </table:table-cell>
          <table:table-cell office:value-type="string">
            <text:p>Château de la Mogère</text:p>
          </table:table-cell>
          <table:table-cell office:value-type="string">
            <text:p>Port Marianne</text:p>
          </table:table-cell>
          <table:table-cell/>
          <table:table-cell table:number-columns-repeated="2" office:value-type="string">
            <text:p>04 67 65 72 01</text:p>
          </table:table-cell>
          <table:table-cell/>
          <table:table-cell office:value-type="string">
            <text:p>www.lamogere.fr</text:p>
          </table:table-cell>
          <table:table-cell table:number-columns-repeated="4"/>
          <table:table-cell office:value-type="string">
            <text:p>2 235</text:p>
          </table:table-cell>
          <table:table-cell/>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Propriétaires &lt;br /&gt;Gaston et Alix de Saporta &lt;/li&gt;&lt;/ul&gt;&lt;ul&gt;&lt;li&gt;Accès à la Mogère&lt;br /&gt;Le Château de la Mogère est à 4 km à l'Est de Montpellier. &lt;br /&gt;Depuis l'Autoroute A9, sortie n° 29, (Montpellier Est), direction, Centre par Odysseum, en suivant le fléchage conduisant au Château de la Mogère (D172).&lt;/li&gt;&lt;/ul&gt;</text:p>
          </table:table-cell>
          <table:table-cell/>
        </table:table-row>
        <table:table-row table:style-name="ro1">
          <table:table-cell office:value-type="float" office:value="1002">
            <text:p>1002</text:p>
          </table:table-cell>
          <table:table-cell office:value-type="string">
            <text:p>Lieux de rencontre parents / enfants</text:p>
          </table:table-cell>
          <table:table-cell office:value-type="string">
            <text:p>L'aile et la Plume</text:p>
          </table:table-cell>
          <table:table-cell office:value-type="string">
            <text:p>Prés d'Arènes</text:p>
          </table:table-cell>
          <table:table-cell office:value-type="string">
            <text:p>Tournezy</text:p>
          </table:table-cell>
          <table:table-cell table:number-columns-repeated="5"/>
          <table:table-cell office:value-type="string">
            <text:p>00089800</text:p>
          </table:table-cell>
          <table:table-cell table:number-columns-repeated="4"/>
          <table:table-cell office:value-type="string">
            <text:p>Place de Tibériade</text:p>
          </table:table-cell>
          <table:table-cell/>
          <table:table-cell office:value-type="string">
            <text:p>Maison de quartier Jean-Pierre-Caillens</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Horaires d'accueil&lt;/p&gt;&lt;ul&gt;&lt;li&gt;lundi de 14h à 18h&lt;/li&gt;&lt;li&gt;jeudi de 9h à 12h &lt;/li&gt;&lt;/ul&gt;</text:p>
          </table:table-cell>
          <table:table-cell/>
        </table:table-row>
        <table:table-row table:style-name="ro1">
          <table:table-cell office:value-type="float" office:value="1003">
            <text:p>1003</text:p>
          </table:table-cell>
          <table:table-cell office:value-type="string">
            <text:p>Agglomération</text:p>
          </table:table-cell>
          <table:table-cell office:value-type="string">
            <text:p>Parc des Expositions de Montpellier</text:p>
          </table:table-cell>
          <table:table-cell table:number-columns-repeated="2"/>
          <table:table-cell office:value-type="string">
            <text:p>04 67 17 67 17</text:p>
          </table:table-cell>
          <table:table-cell office:value-type="string">
            <text:p>04 67 17 67 00</text:p>
          </table:table-cell>
          <table:table-cell office:value-type="string">
            <text:p>parcexpo@enjoy-montpellier.com</text:p>
          </table:table-cell>
          <table:table-cell office:value-type="string">
            <text:p>www.enjoy-montpellier.com</text:p>
          </table:table-cell>
          <table:table-cell table:number-columns-repeated="6"/>
          <table:table-cell office:value-type="string">
            <text:p>Route de la Foire</text:p>
          </table:table-cell>
          <table:table-cell table:number-columns-repeated="2"/>
          <table:table-cell office:value-type="string">
            <text:p>34470</text:p>
          </table:table-cell>
          <table:table-cell office:value-type="string">
            <text:p>Pérols</text:p>
          </table:table-cell>
          <table:table-cell table:number-columns-repeated="2"/>
          <table:table-cell office:value-type="float" office:value="0">
            <text:p>0</text:p>
          </table:table-cell>
          <table:table-cell table:number-columns-repeated="7"/>
          <table:table-cell office:value-type="string">
            <text:p>&lt;p class="AccueilTitre"&gt;Centre de salons internationaux&lt;/p&gt;&lt;p&gt;Adresse postale : BP 2116 - 34026 Montpellier Cedex 1&lt;/p&gt;&lt;p&gt;Un domaine de 20 hectares… &lt;br /&gt;Sur la superficie totale du terrain (20 ha), la surface brute d'exposition du Parc des Expositions de Montpellier s'étend sur 120 000 m² dont : &lt;/p&gt;&lt;ul&gt;&lt;li&gt;55 000 m² couverts&lt;/li&gt;&lt;li&gt;70 000 m² à l'air libre&lt;/li&gt;&lt;li&gt;100 000 m² de parking. &lt;/li&gt;&lt;/ul&gt;&lt;p&gt;La répartition de la superficie et l'organisation des structures permettent l'accueil optimal de toutes manifestations professionnelles, grand public ou mixtes. &lt;/p&gt;&lt;p&gt;Le Parc des Expositions de Montpellier Fréjorgues offre au total 13 halls modulables de 1 800 à 6 600 m², 9 salles plénières, 15 bureaux… &lt;/p&gt;</text:p>
          </table:table-cell>
          <table:table-cell/>
        </table:table-row>
        <table:table-row table:style-name="ro1">
          <table:table-cell office:value-type="float" office:value="1004">
            <text:p>1004</text:p>
          </table:table-cell>
          <table:table-cell office:value-type="string">
            <text:p>Salles de spectacle et concert</text:p>
          </table:table-cell>
          <table:table-cell office:value-type="string">
            <text:p>Kawa Théâtre</text:p>
          </table:table-cell>
          <table:table-cell office:value-type="string">
            <text:p>Montpellier Centre</text:p>
          </table:table-cell>
          <table:table-cell office:value-type="string">
            <text:p>Gambetta</text:p>
          </table:table-cell>
          <table:table-cell office:value-type="string">
            <text:p>04 67 58 15 45</text:p>
          </table:table-cell>
          <table:table-cell table:number-columns-repeated="2"/>
          <table:table-cell office:value-type="string">
            <text:p>www.kawatheatre.com</text:p>
          </table:table-cell>
          <table:table-cell table:number-columns-repeated="4"/>
          <table:table-cell office:value-type="string">
            <text:p>18</text:p>
          </table:table-cell>
          <table:table-cell/>
          <table:table-cell office:value-type="string">
            <text:p>rue Fou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Théâtre comique&lt;/p&gt;&lt;p&gt;Une salle de spectacle dédiée à l’humour ! &lt;/p&gt;&lt;p&gt;Marie Jo, Bertrand et Tony vous souhaite la bienvenue au Kawa théâtre dans une ambiance conviviale et chaleureuse. Le Kawa théâtre est un lieu unique en son genre, composé d’un accueil avec bar où vous pourrez vous rafraîchir et vous détendre en attendant le spectacle, et d’une salle de 150 places divisées en gradins et chaises avec tables, où vous sera servi une restauration légère, si vous le souhaitez, avant ou après le spectacle . &lt;/p&gt;&lt;p&gt;Spectacles d'humour du jeudi au dimanche à 19h et 21h.&lt;/p&gt;</text:p>
          </table:table-cell>
          <table:table-cell/>
        </table:table-row>
        <table:table-row table:style-name="ro1">
          <table:table-cell office:value-type="float" office:value="1005">
            <text:p>1005</text:p>
          </table:table-cell>
          <table:table-cell office:value-type="string">
            <text:p>Salles de spectacle et concert</text:p>
          </table:table-cell>
          <table:table-cell office:value-type="string">
            <text:p>Rockstore Montpellier</text:p>
          </table:table-cell>
          <table:table-cell office:value-type="string">
            <text:p>Montpellier Centre</text:p>
          </table:table-cell>
          <table:table-cell office:value-type="string">
            <text:p>Comédie</text:p>
          </table:table-cell>
          <table:table-cell office:value-type="string">
            <text:p>04 67 06 80 00</text:p>
          </table:table-cell>
          <table:table-cell table:number-columns-repeated="2"/>
          <table:table-cell office:value-type="string">
            <text:p>www.rockstore.fr</text:p>
          </table:table-cell>
          <table:table-cell table:number-columns-repeated="4"/>
          <table:table-cell office:value-type="string">
            <text:p>20</text:p>
          </table:table-cell>
          <table:table-cell/>
          <table:table-cell office:value-type="string">
            <text:p>rue de Verdu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 ou Gare Saint-Roch</text:p>
          </table:table-cell>
          <table:table-cell/>
          <table:table-cell office:value-type="string">
            <text:p>&lt;p class="AccueilTitre"&gt;Salle de concerts - Discothèque&lt;/p&gt;&lt;p&gt;Lundi au samedi, de 23h à 4h&lt;br /&gt;café rock ouvert à partir de 18 heures&lt;/p&gt;</text:p>
          </table:table-cell>
          <table:table-cell/>
        </table:table-row>
        <table:table-row table:style-name="ro1">
          <table:table-cell office:value-type="float" office:value="1007">
            <text:p>1007</text:p>
          </table:table-cell>
          <table:table-cell office:value-type="string">
            <text:p>Salles de spectacle et concert</text:p>
          </table:table-cell>
          <table:table-cell office:value-type="string">
            <text:p>Le Jam</text:p>
          </table:table-cell>
          <table:table-cell table:number-columns-repeated="2" office:value-type="string">
            <text:p>Prés d'Arènes</text:p>
          </table:table-cell>
          <table:table-cell office:value-type="string">
            <text:p>04 67 58 30 30</text:p>
          </table:table-cell>
          <table:table-cell office:value-type="string">
            <text:p>04 67 58 48 88</text:p>
          </table:table-cell>
          <table:table-cell/>
          <table:table-cell office:value-type="string">
            <text:p>www.lejam.com</text:p>
          </table:table-cell>
          <table:table-cell table:number-columns-repeated="4"/>
          <table:table-cell office:value-type="string">
            <text:p>100</text:p>
          </table:table-cell>
          <table:table-cell/>
          <table:table-cell office:value-type="string">
            <text:p>rue Ferdinand-de-Lessep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École régionale de jazz, des musiques du monde&lt;/p&gt;&lt;p&gt;Les pratiques actuelles de la musique &lt;br /&gt;Salle de concert de 350 places&lt;/p&gt;</text:p>
          </table:table-cell>
          <table:table-cell/>
        </table:table-row>
        <table:table-row table:style-name="ro1">
          <table:table-cell office:value-type="float" office:value="1009">
            <text:p>1009</text:p>
          </table:table-cell>
          <table:table-cell office:value-type="string">
            <text:p>Salles de spectacle et concert</text:p>
          </table:table-cell>
          <table:table-cell office:value-type="string">
            <text:p>Le Zénith Sud</text:p>
          </table:table-cell>
          <table:table-cell office:value-type="string">
            <text:p>Port Marianne</text:p>
          </table:table-cell>
          <table:table-cell office:value-type="string">
            <text:p>Grammont</text:p>
          </table:table-cell>
          <table:table-cell office:value-type="string">
            <text:p>04 67 64 68 83</text:p>
          </table:table-cell>
          <table:table-cell office:value-type="string">
            <text:p>04 67 65 38 18</text:p>
          </table:table-cell>
          <table:table-cell office:value-type="string">
            <text:p>zenith@enjoy-montpellier.com</text:p>
          </table:table-cell>
          <table:table-cell office:value-type="string">
            <text:p>www.enjoy-montpellier.com</text:p>
          </table:table-cell>
          <table:table-cell table:number-columns-repeated="6"/>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7"/>
          <table:table-cell office:value-type="string">
            <text:p>&lt;p class="AccueilTitre"&gt;Une salle incontournable ! &lt;/p&gt;&lt;p&gt;Apprécié du public et des artistes, le Zénith a été construit sur son modèle parisien : espace scénique multiforme, grande modularité des espaces publics... &lt;/p&gt;&lt;p&gt;Première salle de ce type implantée en région, le Zénith de Montpellier a connu un large succès dès son inauguration en 1986.&lt;/p&gt;</text:p>
          </table:table-cell>
          <table:table-cell/>
        </table:table-row>
        <table:table-row table:style-name="ro1">
          <table:table-cell office:value-type="float" office:value="1010">
            <text:p>1010</text:p>
          </table:table-cell>
          <table:table-cell office:value-type="string">
            <text:p>Palais des congrès</text:p>
          </table:table-cell>
          <table:table-cell office:value-type="string">
            <text:p>Le Corum</text:p>
          </table:table-cell>
          <table:table-cell office:value-type="string">
            <text:p>Montpellier Centre</text:p>
          </table:table-cell>
          <table:table-cell office:value-type="string">
            <text:p>Les Beaux-Arts</text:p>
          </table:table-cell>
          <table:table-cell office:value-type="string">
            <text:p>04 67 61 67 61</text:p>
          </table:table-cell>
          <table:table-cell office:value-type="string">
            <text:p>04 67 61 67 00</text:p>
          </table:table-cell>
          <table:table-cell/>
          <table:table-cell office:value-type="string">
            <text:p>www.enjoy-montpellier.com</text:p>
          </table:table-cell>
          <table:table-cell table:number-columns-repeated="6"/>
          <table:table-cell office:value-type="string">
            <text:p>Esplanade Charles-de-Gaulle</text:p>
          </table:table-cell>
          <table:table-cell/>
          <table:table-cell office:value-type="string">
            <text:p>BP 2200</text:p>
          </table:table-cell>
          <table:table-cell office:value-type="string">
            <text:p>34027</text:p>
          </table:table-cell>
          <table:table-cell office:value-type="string">
            <text:p>Montpellier</text:p>
          </table:table-cell>
          <table:table-cell office:value-type="string">
            <text:p>Cedex 1</text:p>
          </table:table-cell>
          <table:table-cell office:value-type="string">
            <text:p>AUX_NORMES</text:p>
          </table:table-cell>
          <table:table-cell office:value-type="float" office:value="0">
            <text:p>0</text:p>
          </table:table-cell>
          <table:table-cell table:number-columns-repeated="5"/>
          <table:table-cell office:value-type="string">
            <text:p>ligne 1, Corum</text:p>
          </table:table-cell>
          <table:table-cell/>
          <table:table-cell office:value-type="string">
            <text:p>&lt;p class="AccueilTitre"&gt;Cet équipement&lt;/font /&gt; réunit en un site unique &lt;/p&gt;&lt;p&gt;Trois auditoriums &lt;/p&gt;&lt;ul&gt;&lt;li&gt;l'opéra Berlioz (2 010 places), &lt;/li&gt;&lt;li&gt;la salle Pasteur (745 places),&lt;/li&gt;&lt;li&gt;la salle Einstein (318 places)&lt;/li&gt;&lt;/ul&gt;&lt;p&gt;vingt salles de commissions, des espaces d'accueil, 6 000 m² d'espaces d'exposition et de réception...&lt;/p&gt;</text:p>
          </table:table-cell>
          <table:table-cell/>
        </table:table-row>
        <table:table-row table:style-name="ro1">
          <table:table-cell office:value-type="float" office:value="1011">
            <text:p>1011</text:p>
          </table:table-cell>
          <table:table-cell office:value-type="string">
            <text:p>Salles de spectacle et concert</text:p>
          </table:table-cell>
          <table:table-cell office:value-type="string">
            <text:p>Opéra Berlioz</text:p>
          </table:table-cell>
          <table:table-cell office:value-type="string">
            <text:p>Montpellier Centre</text:p>
          </table:table-cell>
          <table:table-cell office:value-type="string">
            <text:p>Les Beaux-Arts</text:p>
          </table:table-cell>
          <table:table-cell office:value-type="string">
            <text:p>04 67 61 67 61</text:p>
          </table:table-cell>
          <table:table-cell office:value-type="string">
            <text:p>04 67 61 67 00</text:p>
          </table:table-cell>
          <table:table-cell/>
          <table:table-cell office:value-type="string">
            <text:p>www.enjoy-montpellier.com</text:p>
          </table:table-cell>
          <table:table-cell table:number-columns-repeated="6"/>
          <table:table-cell office:value-type="string">
            <text:p>Esplanade Charles-de-Gau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rum</text:p>
          </table:table-cell>
          <table:table-cell/>
          <table:table-cell office:value-type="string">
            <text:p>&lt;p class="AccueilTitre"&gt;Auditorium de 1 000, 1 500 ou 2 010 places &lt;/p&gt;&lt;p&gt;Par ses proportions architecturales et sa conception technique, la salle Berlioz offre un cadre idéal et modulable pour les grands événements et manifestations : congrès, conventions, ou manifestations culturelles. &lt;/p&gt;</text:p>
          </table:table-cell>
          <table:table-cell/>
        </table:table-row>
        <table:table-row table:style-name="ro3">
          <table:table-cell office:value-type="float" office:value="1012">
            <text:p>1012</text:p>
          </table:table-cell>
          <table:table-cell office:value-type="string">
            <text:p>Salles de spectacle et concert</text:p>
          </table:table-cell>
          <table:table-cell office:value-type="string">
            <text:p>Opéra Comédie</text:p>
          </table:table-cell>
          <table:table-cell office:value-type="string">
            <text:p>Montpellier Centre</text:p>
          </table:table-cell>
          <table:table-cell office:value-type="string">
            <text:p>Comédie</text:p>
          </table:table-cell>
          <table:table-cell office:value-type="string">
            <text:p>04 67 60 19 80</text:p>
          </table:table-cell>
          <table:table-cell office:value-type="string">
            <text:p>04 67 60 19 90</text:p>
          </table:table-cell>
          <table:table-cell/>
          <table:table-cell office:value-type="string">
            <text:p>www.opera-montpellier.com</text:p>
          </table:table-cell>
          <table:table-cell/>
          <table:table-cell office:value-type="string">
            <text:p>2003</text:p>
          </table:table-cell>
          <table:table-cell office:value-type="string">
            <text:p>43.6078559565</text:p>
          </table:table-cell>
          <table:table-cell office:value-type="string">
            <text:p>3.87850738853</text:p>
          </table:table-cell>
          <table:table-cell table:number-columns-repeated="2"/>
          <table:table-cell office:value-type="string">
            <text:p>11</text:p>
          </table:table-cell>
          <table:table-cell/>
          <table:table-cell office:value-type="string">
            <text:p>boulevard Victor-Hugo</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Comédie </text:p>
            <text:p><text:s/></text:p>
            <text:p/>
          </table:table-cell>
          <table:table-cell/>
          <table:table-cell office:value-type="string">
            <text:p>Inauguré en 1888, l’Opéra Comédie, un grand théâtre à l’Italienne est l’œuvre de l’architecte Joseph-Marie Cassien-Bernard (1848 - 1926), élève de Charles Garnier. &lt;p&gt; &lt;/p&gt;</text:p>
          </table:table-cell>
          <table:table-cell/>
        </table:table-row>
        <table:table-row table:style-name="ro1">
          <table:table-cell office:value-type="float" office:value="1013">
            <text:p>1013</text:p>
          </table:table-cell>
          <table:table-cell office:value-type="string">
            <text:p>Autres lieux</text:p>
          </table:table-cell>
          <table:table-cell office:value-type="string">
            <text:p>Chai du Terral</text:p>
          </table:table-cell>
          <table:table-cell table:number-columns-repeated="2"/>
          <table:table-cell office:value-type="string">
            <text:p>04 67 47 15 87</text:p>
          </table:table-cell>
          <table:table-cell office:value-type="string">
            <text:p>04 67 27 64 50</text:p>
          </table:table-cell>
          <table:table-cell office:value-type="string">
            <text:p>theatre.terral@wanadoo.fr</text:p>
          </table:table-cell>
          <table:table-cell table:number-columns-repeated="7"/>
          <table:table-cell office:value-type="string">
            <text:p>Château du Terral</text:p>
          </table:table-cell>
          <table:table-cell table:number-columns-repeated="2"/>
          <table:table-cell office:value-type="string">
            <text:p>34430</text:p>
          </table:table-cell>
          <table:table-cell office:value-type="string">
            <text:p>Saint-Jean-de-Védas</text:p>
          </table:table-cell>
          <table:table-cell table:number-columns-repeated="2"/>
          <table:table-cell office:value-type="float" office:value="0">
            <text:p>0</text:p>
          </table:table-cell>
          <table:table-cell table:number-columns-repeated="7"/>
          <table:table-cell office:value-type="string">
            <text:p>Scène de l’Agglomération de Montpellier conventionnée Arts Mêlés, le Chai du Terral accueille des spectacles de théâtre, de cirque, de rue, de danse, de musique du monde sans oublier sa galerie ouverte aux plasticiens contemporains.</text:p>
          </table:table-cell>
          <table:table-cell/>
        </table:table-row>
        <table:table-row table:style-name="ro1">
          <table:table-cell office:value-type="float" office:value="1014">
            <text:p>1014</text:p>
          </table:table-cell>
          <table:table-cell office:value-type="string">
            <text:p>Agglomération</text:p>
          </table:table-cell>
          <table:table-cell office:value-type="string">
            <text:p>Maison de l’Agglomération Montpellier Centre</text:p>
          </table:table-cell>
          <table:table-cell office:value-type="string">
            <text:p>Montpellier Centre</text:p>
          </table:table-cell>
          <table:table-cell office:value-type="string">
            <text:p>Antigone</text:p>
          </table:table-cell>
          <table:table-cell office:value-type="string">
            <text:p>04 67 13 69 09</text:p>
          </table:table-cell>
          <table:table-cell office:value-type="string">
            <text:p>04 67 13 62 27</text:p>
          </table:table-cell>
          <table:table-cell table:number-columns-repeated="6"/>
          <table:table-cell office:value-type="string">
            <text:p>50</text:p>
          </table:table-cell>
          <table:table-cell/>
          <table:table-cell office:value-type="string">
            <text:p>place Zeus</text:p>
          </table:table-cell>
          <table:table-cell table:number-columns-repeated="2"/>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 1, station Léon-Blum</text:p>
          </table:table-cell>
          <table:table-cell/>
          <table:table-cell office:value-type="string">
            <text:p>&lt;ul&gt;&lt;li&gt;horaires d'ouverture&lt;br /&gt;du lundi au vendredi, de 9h à 19h sans interruption &lt;/li&gt;&lt;/ul&gt;</text:p>
          </table:table-cell>
          <table:table-cell/>
        </table:table-row>
        <table:table-row table:style-name="ro1">
          <table:table-cell office:value-type="float" office:value="1015">
            <text:p>1015</text:p>
          </table:table-cell>
          <table:table-cell office:value-type="string">
            <text:p>Agglomération</text:p>
          </table:table-cell>
          <table:table-cell office:value-type="string">
            <text:p>Maison de l'Agglomération Montpellier Port Marianne</text:p>
          </table:table-cell>
          <table:table-cell office:value-type="string">
            <text:p>Port Marianne</text:p>
          </table:table-cell>
          <table:table-cell office:value-type="string">
            <text:p>Odysseum</text:p>
          </table:table-cell>
          <table:table-cell office:value-type="string">
            <text:p>04 99 64 23 40</text:p>
          </table:table-cell>
          <table:table-cell office:value-type="string">
            <text:p>04 99 64 23 51</text:p>
          </table:table-cell>
          <table:table-cell table:number-columns-repeated="8"/>
          <table:table-cell office:value-type="string">
            <text:p>Place de France</text:p>
          </table:table-cell>
          <table:table-cell table:number-columns-repeated="2"/>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 1, station Odysseum</text:p>
          </table:table-cell>
          <table:table-cell/>
          <table:table-cell office:value-type="string">
            <text:p>&lt;ul&gt;&lt;li&gt;horaires d'ouverture&lt;br /&gt;du mardi au samedi, de 13h à 20h&lt;br /&gt;(fermé dimanche et lundi)&lt;/li&gt;&lt;/ul&gt;</text:p>
          </table:table-cell>
          <table:table-cell/>
        </table:table-row>
        <table:table-row table:style-name="ro1">
          <table:table-cell office:value-type="float" office:value="1017">
            <text:p>1017</text:p>
          </table:table-cell>
          <table:table-cell office:value-type="string">
            <text:p>Associations</text:p>
          </table:table-cell>
          <table:table-cell office:value-type="string">
            <text:p>Le Mouvement du Nid</text:p>
          </table:table-cell>
          <table:table-cell office:value-type="string">
            <text:p>Montpellier Centre</text:p>
          </table:table-cell>
          <table:table-cell office:value-type="string">
            <text:p>Centre historique</text:p>
          </table:table-cell>
          <table:table-cell table:number-columns-repeated="2" office:value-type="string">
            <text:p>04 67 02 01 23</text:p>
          </table:table-cell>
          <table:table-cell office:value-type="string">
            <text:p>lemouvementdunid.montpellier@wanadoo.fr</text:p>
          </table:table-cell>
          <table:table-cell office:value-type="string">
            <text:p>www.mouvementdunid.org</text:p>
          </table:table-cell>
          <table:table-cell table:number-columns-repeated="4"/>
          <table:table-cell office:value-type="string">
            <text:p>2</text:p>
          </table:table-cell>
          <table:table-cell/>
          <table:table-cell office:value-type="string">
            <text:p>rue Germain</text:p>
          </table:table-cell>
          <table:table-cell/>
          <table:table-cell office:value-type="string">
            <text:p>Hôtel de Géron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1, station Louis-Blanc</text:p>
          </table:table-cell>
          <table:table-cell/>
          <table:table-cell office:value-type="string">
            <text:p>&lt;p class="AccueilTitre"&gt;Délégation de Montpellier&lt;/p&gt;&lt;p class="AccueilTitre"&gt;Pour construire une société sans prostitution&lt;/p&gt;&lt;ul&gt;&lt;li&gt;Permanence : mardi et jeudi de 14h à 16h30&lt;/li&gt;&lt;/ul&gt;&lt;p&gt;Autre site web : &lt;a id="1596" title="www.prostitutions.info" href="#" typelien="LienExterne"&gt;www.prostitutions.info&lt;/a&gt;&lt;/p&gt;</text:p>
          </table:table-cell>
          <table:table-cell/>
        </table:table-row>
        <table:table-row table:style-name="ro1">
          <table:table-cell office:value-type="float" office:value="1018">
            <text:p>1018</text:p>
          </table:table-cell>
          <table:table-cell office:value-type="string">
            <text:p>Associations</text:p>
          </table:table-cell>
          <table:table-cell office:value-type="string">
            <text:p>Mouvement français pour le Planning Familial</text:p>
          </table:table-cell>
          <table:table-cell office:value-type="string">
            <text:p>Montpellier Centre</text:p>
          </table:table-cell>
          <table:table-cell office:value-type="string">
            <text:p>Gares</text:p>
          </table:table-cell>
          <table:table-cell office:value-type="string">
            <text:p>04 67 64 62 19</text:p>
          </table:table-cell>
          <table:table-cell office:value-type="string">
            <text:p>04 67 64 91 09</text:p>
          </table:table-cell>
          <table:table-cell office:value-type="string">
            <text:p>m-f-p-f.montpellier@wanadoo.fr</text:p>
          </table:table-cell>
          <table:table-cell office:value-type="string">
            <text:p>www.planning-familial.org</text:p>
          </table:table-cell>
          <table:table-cell table:number-columns-repeated="4"/>
          <table:table-cell office:value-type="string">
            <text:p>48</text:p>
          </table:table-cell>
          <table:table-cell/>
          <table:table-cell office:value-type="string">
            <text:p>boulevard Rabelai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Fil"&gt;Horaires&lt;/p&gt;&lt;ul&gt;&lt;li&gt;Accueil &lt;br /&gt;Sur rendez-vous &lt;br /&gt;Consultations - Entretiens collectifs avec équipe composée de médecins et de conseillers conjugaux&lt;br /&gt;&amp;gt; lundi 9h30 à 11h30 ou de 19h30 à 22h &lt;br /&gt;&amp;gt; mercredi de 14h à 17h &lt;br /&gt;&amp;gt; mercredi de 17h à 20h &lt;br /&gt;&amp;gt; jeudi de 19h à 22 h (tous les 15 jours) &lt;br /&gt;&amp;gt; vendredi de 12h à 14h &lt;/li&gt;&lt;/ul&gt;&lt;ul&gt;&lt;li&gt;Entretiens individuels avec conseillers et conseillères&lt;br /&gt;&amp;gt; mardi de 14h à 17h&lt;br /&gt;&amp;gt; jeudi de 18h à 20h (tous les 15 jours)&lt;br /&gt;&amp;gt; vendredi de 9 h à 12h &lt;/li&gt;&lt;/ul&gt;&lt;ul&gt;&lt;li&gt;Permanence régionale téléphonique d'information IVG région Languedoc-Roussillon tel 04 67 99 33 33&lt;/li&gt;&lt;/ul&gt;</text:p>
          </table:table-cell>
          <table:table-cell/>
        </table:table-row>
        <table:table-row table:style-name="ro1">
          <table:table-cell office:value-type="float" office:value="1019">
            <text:p>1019</text:p>
          </table:table-cell>
          <table:table-cell office:value-type="string">
            <text:p>Restos du Coeur</text:p>
          </table:table-cell>
          <table:table-cell office:value-type="string">
            <text:p>Resto du Coeur Léo-Lagrange</text:p>
          </table:table-cell>
          <table:table-cell office:value-type="string">
            <text:p>Mosson</text:p>
          </table:table-cell>
          <table:table-cell/>
          <table:table-cell office:value-type="string">
            <text:p>04 67 45 38 21</text:p>
          </table:table-cell>
          <table:table-cell table:number-columns-repeated="7"/>
          <table:table-cell office:value-type="string">
            <text:p>55</text:p>
          </table:table-cell>
          <table:table-cell/>
          <table:table-cell office:value-type="string">
            <text:p>avenue </text:p>
          </table:table-cell>
          <table:table-cell office:value-type="string">
            <text:p>de Bologne</text:p>
          </table:table-cell>
          <table:table-cell office:value-type="string">
            <text:p>Maison pour tous Léo-Lagrang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Distribution les lundis, mardis, jeudis et vendredis de 8h 30 &amp;#224; 11h&lt;/li&gt; &lt;/ul&gt;</text:p>
          </table:table-cell>
          <table:table-cell/>
        </table:table-row>
        <table:table-row table:style-name="ro1">
          <table:table-cell office:value-type="float" office:value="1020">
            <text:p>1020</text:p>
          </table:table-cell>
          <table:table-cell office:value-type="string">
            <text:p>Restos du Coeur</text:p>
          </table:table-cell>
          <table:table-cell office:value-type="string">
            <text:p>Resto du Coeur Paul Valéry</text:p>
          </table:table-cell>
          <table:table-cell office:value-type="string">
            <text:p>Croix d'Argent</text:p>
          </table:table-cell>
          <table:table-cell/>
          <table:table-cell office:value-type="string">
            <text:p>04 67 27 36 28</text:p>
          </table:table-cell>
          <table:table-cell table:number-columns-repeated="7"/>
          <table:table-cell office:value-type="string">
            <text:p>115</text:p>
          </table:table-cell>
          <table:table-cell/>
          <table:table-cell office:value-type="string">
            <text:p>rue Dant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Entrée BNF, rue Robespierre, face à  l'école.&lt;/p&gt;&lt;ul&gt;&lt;li&gt;Distribution les lundis, mardis, jeudis et vendredis de 9h à 11h30&lt;/li&gt;&lt;/ul&gt;</text:p>
          </table:table-cell>
          <table:table-cell/>
        </table:table-row>
        <table:table-row table:style-name="ro1">
          <table:table-cell office:value-type="float" office:value="1021">
            <text:p>1021</text:p>
          </table:table-cell>
          <table:table-cell office:value-type="string">
            <text:p>Restos du Coeur</text:p>
          </table:table-cell>
          <table:table-cell office:value-type="string">
            <text:p>Resto du Coeur l'Escoutaïre</text:p>
          </table:table-cell>
          <table:table-cell office:value-type="string">
            <text:p>Prés d'Arènes</text:p>
          </table:table-cell>
          <table:table-cell/>
          <table:table-cell office:value-type="string">
            <text:p>04 67 64 74 68</text:p>
          </table:table-cell>
          <table:table-cell table:number-columns-repeated="7"/>
          <table:table-cell office:value-type="string">
            <text:p>370</text:p>
          </table:table-cell>
          <table:table-cell/>
          <table:table-cell office:value-type="string">
            <text:p>Rue </text:p>
          </table:table-cell>
          <table:table-cell office:value-type="string">
            <text:p>de Centrayrargues</text:p>
          </table:table-cell>
          <table:table-cell office:value-type="string">
            <text:p>Annexe maison pour tous l'Escoutaïr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distribution les lundi, mardi, jeudi et vendredi de 9h00 &amp;#224; 11h 30&lt;/li&gt; &lt;/ul&gt;</text:p>
          </table:table-cell>
          <table:table-cell/>
        </table:table-row>
        <table:table-row table:style-name="ro1">
          <table:table-cell office:value-type="float" office:value="1022">
            <text:p>1022</text:p>
          </table:table-cell>
          <table:table-cell office:value-type="string">
            <text:p>Restos du Coeur</text:p>
          </table:table-cell>
          <table:table-cell office:value-type="string">
            <text:p>Resto du Coeur François-Villon</text:p>
          </table:table-cell>
          <table:table-cell office:value-type="string">
            <text:p>Les Cévennes</text:p>
          </table:table-cell>
          <table:table-cell/>
          <table:table-cell office:value-type="string">
            <text:p>04 67 75 68 70</text:p>
          </table:table-cell>
          <table:table-cell table:number-columns-repeated="7"/>
          <table:table-cell office:value-type="string">
            <text:p>4</text:p>
          </table:table-cell>
          <table:table-cell/>
          <table:table-cell office:value-type="string">
            <text:p>rue </text:p>
          </table:table-cell>
          <table:table-cell office:value-type="string">
            <text:p>des Aconits</text:p>
          </table:table-cell>
          <table:table-cell office:value-type="string">
            <text:p>Annexe maison pour tous François-Villon</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Ouvert les mardis, mercredis, jeudis et vendredis de 8h30 &amp;#224; 11h&lt;/li&gt; &lt;/ul&gt;</text:p>
          </table:table-cell>
          <table:table-cell/>
        </table:table-row>
        <table:table-row table:style-name="ro1">
          <table:table-cell office:value-type="float" office:value="1023">
            <text:p>1023</text:p>
          </table:table-cell>
          <table:table-cell office:value-type="string">
            <text:p>Restos du Coeur</text:p>
          </table:table-cell>
          <table:table-cell office:value-type="string">
            <text:p>Resto du Coeur François-de-Malherbe</text:p>
          </table:table-cell>
          <table:table-cell office:value-type="string">
            <text:p>Montpellier Centre</text:p>
          </table:table-cell>
          <table:table-cell/>
          <table:table-cell office:value-type="string">
            <text:p>04 67 27 22 30</text:p>
          </table:table-cell>
          <table:table-cell table:number-columns-repeated="9"/>
          <table:table-cell office:value-type="string">
            <text:p>Avenue</text:p>
          </table:table-cell>
          <table:table-cell office:value-type="string">
            <text:p>Albert-Samain</text:p>
          </table:table-cell>
          <table:table-cell office:value-type="string">
            <text:p>Maison pour tous François-de-Malherb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Ouvert lundi, mardi, jeudi et vendredi de 9H &amp;#224; 11H 30&lt;/li&gt; &lt;/ul&gt;</text:p>
          </table:table-cell>
          <table:table-cell/>
        </table:table-row>
        <table:table-row table:style-name="ro1">
          <table:table-cell office:value-type="float" office:value="1024">
            <text:p>1024</text:p>
          </table:table-cell>
          <table:table-cell office:value-type="string">
            <text:p>Restos du Coeur</text:p>
          </table:table-cell>
          <table:table-cell office:value-type="string">
            <text:p>Resto du Coeur Aiguelongue</text:p>
          </table:table-cell>
          <table:table-cell office:value-type="string">
            <text:p>Hôpitaux - Facultés</text:p>
          </table:table-cell>
          <table:table-cell/>
          <table:table-cell office:value-type="string">
            <text:p>04 67 02 46 12</text:p>
          </table:table-cell>
          <table:table-cell table:number-columns-repeated="7"/>
          <table:table-cell office:value-type="string">
            <text:p>675</text:p>
          </table:table-cell>
          <table:table-cell/>
          <table:table-cell office:value-type="string">
            <text:p>rue </text:p>
          </table:table-cell>
          <table:table-cell office:value-type="string">
            <text:p>de Montasinos</text:p>
          </table:table-cell>
          <table:table-cell office:value-type="string">
            <text:p>Résidence Aiguelongue - Bât.1 - Esc.A</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amp;#160;Ouvert les lundis et vendredis de 9h &amp;#224; 11h30&lt;/li&gt; &lt;/ul&gt;</text:p>
          </table:table-cell>
          <table:table-cell/>
        </table:table-row>
        <table:table-row table:style-name="ro1">
          <table:table-cell office:value-type="float" office:value="1025">
            <text:p>1025</text:p>
          </table:table-cell>
          <table:table-cell office:value-type="string">
            <text:p>Restos du Coeur</text:p>
          </table:table-cell>
          <table:table-cell office:value-type="string">
            <text:p>Resto du Coeur La Pompignane</text:p>
          </table:table-cell>
          <table:table-cell office:value-type="string">
            <text:p>Port Marianne</text:p>
          </table:table-cell>
          <table:table-cell/>
          <table:table-cell office:value-type="string">
            <text:p>04 99 58 18 39</text:p>
          </table:table-cell>
          <table:table-cell table:number-columns-repeated="7"/>
          <table:table-cell office:value-type="string">
            <text:p>1</text:p>
          </table:table-cell>
          <table:table-cell/>
          <table:table-cell office:value-type="string">
            <text:p>rue Marie Dur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Distribution les lundis, mardis, jeudis et vendredis de 8h30 à 11h00&lt;/li&gt;&lt;/ul&gt;</text:p>
          </table:table-cell>
          <table:table-cell/>
        </table:table-row>
        <table:table-row table:style-name="ro1">
          <table:table-cell office:value-type="float" office:value="1026">
            <text:p>1026</text:p>
          </table:table-cell>
          <table:table-cell office:value-type="string">
            <text:p>Restos du Coeur</text:p>
          </table:table-cell>
          <table:table-cell office:value-type="string">
            <text:p>Resto du Coeur Bébés sud</text:p>
          </table:table-cell>
          <table:table-cell office:value-type="string">
            <text:p>Prés d'Arènes</text:p>
          </table:table-cell>
          <table:table-cell/>
          <table:table-cell office:value-type="string">
            <text:p>04 67 65 88 19</text:p>
          </table:table-cell>
          <table:table-cell table:number-columns-repeated="7"/>
          <table:table-cell office:value-type="string">
            <text:p>370</text:p>
          </table:table-cell>
          <table:table-cell/>
          <table:table-cell office:value-type="string">
            <text:p>rue de Centrayrargues</text:p>
          </table:table-cell>
          <table:table-cell/>
          <table:table-cell office:value-type="string">
            <text:p>Annexe maison pour tous l'Escoutaïr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cueil les lundis et jeudis de 13h30 à 16h.&lt;/li&gt;&lt;/ul&gt;</text:p>
          </table:table-cell>
          <table:table-cell/>
        </table:table-row>
        <table:table-row table:style-name="ro1">
          <table:table-cell office:value-type="float" office:value="1027">
            <text:p>1027</text:p>
          </table:table-cell>
          <table:table-cell office:value-type="string">
            <text:p>Adresses utiles</text:p>
          </table:table-cell>
          <table:table-cell office:value-type="string">
            <text:p>Bibliothèque américaine de Montpellier</text:p>
          </table:table-cell>
          <table:table-cell office:value-type="string">
            <text:p>Port Marianne</text:p>
          </table:table-cell>
          <table:table-cell office:value-type="string">
            <text:p>Richter</text:p>
          </table:table-cell>
          <table:table-cell office:value-type="string">
            <text:p>04 67 13 43 99</text:p>
          </table:table-cell>
          <table:table-cell/>
          <table:table-cell office:value-type="string">
            <text:p>americanlibrary@hotmail.com</text:p>
          </table:table-cell>
          <table:table-cell office:value-type="string">
            <text:p>www.bibliotheque-americaine.com</text:p>
          </table:table-cell>
          <table:table-cell table:number-columns-repeated="4"/>
          <table:table-cell office:value-type="string">
            <text:p>60</text:p>
          </table:table-cell>
          <table:table-cell/>
          <table:table-cell office:value-type="string">
            <text:p>rue des Etats-Généraux</text:p>
          </table:table-cell>
          <table:table-cell table:number-columns-repeated="2"/>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1, station Les rives du Lez</text:p>
          </table:table-cell>
          <table:table-cell/>
          <table:table-cell office:value-type="string">
            <text:p>&lt;p class="AccueilTitre"&gt;Annexe de l'American Library de Paris&lt;/p&gt;&lt;p&gt;Bien que la collection se trouve dans des locaux universitaires, la Bibliothèque Américaine est indépendante et fonctionne commme une bibliothèque publique, ouverte à tous. &lt;/p&gt;&lt;p&gt;Enfants, adolescents, étudiants et adultes sont les bienvenus.&lt;/p&gt;&lt;p&gt;Il est possible de lire, de feuilletter les magazines et d'effectuer des recherches sur place. Le personnel est présent pour aider et répondre aux questions. Les enfants ont une salle à leur disposition ; ils peuvent y parler normalement, et on peut leur faire la lecture. &lt;/p&gt;&lt;p&gt;L'accès est libre et gratuit. La salle de lecture est spacieuse et très calme. &lt;/p&gt;</text:p>
          </table:table-cell>
          <table:table-cell/>
        </table:table-row>
        <table:table-row table:style-name="ro1">
          <table:table-cell office:value-type="float" office:value="1028">
            <text:p>1028</text:p>
          </table:table-cell>
          <table:table-cell office:value-type="string">
            <text:p>Restos du Coeur</text:p>
          </table:table-cell>
          <table:table-cell office:value-type="string">
            <text:p>Resto du Coeur Bébés nord</text:p>
          </table:table-cell>
          <table:table-cell office:value-type="string">
            <text:p>Mosson</text:p>
          </table:table-cell>
          <table:table-cell/>
          <table:table-cell office:value-type="string">
            <text:p>04 67 65 88 19</text:p>
          </table:table-cell>
          <table:table-cell table:number-columns-repeated="7"/>
          <table:table-cell office:value-type="string">
            <text:p>241</text:p>
          </table:table-cell>
          <table:table-cell/>
          <table:table-cell office:value-type="string">
            <text:p>avenue du Bitter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cueil les mardis et jeudis de 13h30 à 16h&lt;/li&gt;&lt;/ul&gt;</text:p>
          </table:table-cell>
          <table:table-cell/>
        </table:table-row>
        <table:table-row table:style-name="ro1">
          <table:table-cell office:value-type="float" office:value="1029">
            <text:p>1029</text:p>
          </table:table-cell>
          <table:table-cell office:value-type="string">
            <text:p>Restos du Coeur</text:p>
          </table:table-cell>
          <table:table-cell office:value-type="string">
            <text:p>Resto du Coeur Bébés centre</text:p>
          </table:table-cell>
          <table:table-cell office:value-type="string">
            <text:p>Montpellier Centre</text:p>
          </table:table-cell>
          <table:table-cell table:number-columns-repeated="9"/>
          <table:table-cell office:value-type="string">
            <text:p>94</text:p>
          </table:table-cell>
          <table:table-cell/>
          <table:table-cell office:value-type="string">
            <text:p>rue Danto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Accueil les mardis et jeudis, de 13h30 à 16h&lt;/li&gt;&lt;/ul&gt;</text:p>
          </table:table-cell>
          <table:table-cell/>
        </table:table-row>
        <table:table-row table:style-name="ro1">
          <table:table-cell office:value-type="float" office:value="1031">
            <text:p>1031</text:p>
          </table:table-cell>
          <table:table-cell office:value-type="string">
            <text:p>Lieux d'accès multimédia</text:p>
          </table:table-cell>
          <table:table-cell office:value-type="string">
            <text:p>LAM Montpellier Alco - Association NOUAS</text:p>
          </table:table-cell>
          <table:table-cell office:value-type="string">
            <text:p>Les Cévennes</text:p>
          </table:table-cell>
          <table:table-cell/>
          <table:table-cell office:value-type="string">
            <text:p>04 67 10 02 17</text:p>
          </table:table-cell>
          <table:table-cell office:value-type="string">
            <text:p>04 67 03 45 07</text:p>
          </table:table-cell>
          <table:table-cell office:value-type="string">
            <text:p>contact@nouas.org</text:p>
          </table:table-cell>
          <table:table-cell office:value-type="string">
            <text:p>www.nouas.org</text:p>
          </table:table-cell>
          <table:table-cell table:number-columns-repeated="4"/>
          <table:table-cell office:value-type="string">
            <text:p>720</text:p>
          </table:table-cell>
          <table:table-cell/>
          <table:table-cell office:value-type="string">
            <text:p>rue d’ Alco</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2">
            <text:p>1032</text:p>
          </table:table-cell>
          <table:table-cell office:value-type="string">
            <text:p>Lieux d'accès multimédia</text:p>
          </table:table-cell>
          <table:table-cell office:value-type="string">
            <text:p>LAM La Paillade - Association CASSIOPEE</text:p>
          </table:table-cell>
          <table:table-cell office:value-type="string">
            <text:p>Mosson</text:p>
          </table:table-cell>
          <table:table-cell/>
          <table:table-cell office:value-type="string">
            <text:p>04 67 72 82 82</text:p>
          </table:table-cell>
          <table:table-cell office:value-type="string">
            <text:p>04 67 03 09 33</text:p>
          </table:table-cell>
          <table:table-cell office:value-type="string">
            <text:p>lam.paillade@wanadoo.fr</text:p>
          </table:table-cell>
          <table:table-cell office:value-type="string">
            <text:p>cassiopee-association.blogspot.com</text:p>
          </table:table-cell>
          <table:table-cell table:number-columns-repeated="4"/>
          <table:table-cell office:value-type="string">
            <text:p>410</text:p>
          </table:table-cell>
          <table:table-cell/>
          <table:table-cell office:value-type="string">
            <text:p>avenue de Barcelone</text:p>
          </table:table-cell>
          <table:table-cell/>
          <table:table-cell office:value-type="string">
            <text:p>Centre social CAF (1er étag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3">
            <text:p>1033</text:p>
          </table:table-cell>
          <table:table-cell office:value-type="string">
            <text:p>Lieux d'accès multimédia</text:p>
          </table:table-cell>
          <table:table-cell office:value-type="string">
            <text:p>LAM Montpellier centre</text:p>
          </table:table-cell>
          <table:table-cell office:value-type="string">
            <text:p>Montpellier Centre</text:p>
          </table:table-cell>
          <table:table-cell/>
          <table:table-cell office:value-type="string">
            <text:p>04 67 79 95 95</text:p>
          </table:table-cell>
          <table:table-cell office:value-type="string">
            <text:p>04 67 79 08 98</text:p>
          </table:table-cell>
          <table:table-cell office:value-type="string">
            <text:p>lieu.ressources.mcv@free.fr</text:p>
          </table:table-cell>
          <table:table-cell office:value-type="string">
            <text:p>lam34.org/wakka.php?wiki=LamLieuRessourcesCentre</text:p>
          </table:table-cell>
          <table:table-cell table:number-columns-repeated="4"/>
          <table:table-cell office:value-type="string">
            <text:p>38</text:p>
          </table:table-cell>
          <table:table-cell/>
          <table:table-cell office:value-type="string">
            <text:p>rue Proudhon</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4">
            <text:p>1034</text:p>
          </table:table-cell>
          <table:table-cell office:value-type="string">
            <text:p>Lieux d'accès multimédia</text:p>
          </table:table-cell>
          <table:table-cell office:value-type="string">
            <text:p>LAM Montpellier-Cévennes - Association ACLE</text:p>
          </table:table-cell>
          <table:table-cell office:value-type="string">
            <text:p>Les Cévennes</text:p>
          </table:table-cell>
          <table:table-cell/>
          <table:table-cell office:value-type="string">
            <text:p>04 67 63 86 44</text:p>
          </table:table-cell>
          <table:table-cell/>
          <table:table-cell office:value-type="string">
            <text:p>assoacle@wanadoo.fr</text:p>
          </table:table-cell>
          <table:table-cell office:value-type="string">
            <text:p>lam34.org/wakka.php?wiki=LamAcle</text:p>
          </table:table-cell>
          <table:table-cell table:number-columns-repeated="4"/>
          <table:table-cell office:value-type="string">
            <text:p>921</text:p>
          </table:table-cell>
          <table:table-cell/>
          <table:table-cell office:value-type="string">
            <text:p>avenue Louis Ravas</text:p>
          </table:table-cell>
          <table:table-cell/>
          <table:table-cell office:value-type="string">
            <text:p>Maison de quartier Jean-Pierre Chabrol</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5">
            <text:p>1035</text:p>
          </table:table-cell>
          <table:table-cell office:value-type="string">
            <text:p>Lieux d'accès multimédia</text:p>
          </table:table-cell>
          <table:table-cell office:value-type="string">
            <text:p>LAM Montpellier-Draparnaud - Lieu Ressources Montpellier nord-ouest</text:p>
          </table:table-cell>
          <table:table-cell office:value-type="string">
            <text:p>Montpellier Centre</text:p>
          </table:table-cell>
          <table:table-cell/>
          <table:table-cell office:value-type="string">
            <text:p>04 67 92 43 33</text:p>
          </table:table-cell>
          <table:table-cell office:value-type="string">
            <text:p>04 67 92 11 37</text:p>
          </table:table-cell>
          <table:table-cell office:value-type="string">
            <text:p>lieu-ressources-no@wanadoo.fr</text:p>
          </table:table-cell>
          <table:table-cell office:value-type="string">
            <text:p>lam34.org/wakka.php?wiki=LamLieuRessources</text:p>
          </table:table-cell>
          <table:table-cell table:number-columns-repeated="4"/>
          <table:table-cell office:value-type="string">
            <text:p>15</text:p>
          </table:table-cell>
          <table:table-cell/>
          <table:table-cell office:value-type="string">
            <text:p>rue Jacques-Draparna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6">
            <text:p>1036</text:p>
          </table:table-cell>
          <table:table-cell office:value-type="string">
            <text:p>Lieux d'accès multimédia</text:p>
          </table:table-cell>
          <table:table-cell office:value-type="string">
            <text:p>LAM Montpellier-Les Beaux Arts - Association E3JD</text:p>
          </table:table-cell>
          <table:table-cell office:value-type="string">
            <text:p>Montpellier Centre</text:p>
          </table:table-cell>
          <table:table-cell/>
          <table:table-cell office:value-type="string">
            <text:p>04 67 54 31 98</text:p>
          </table:table-cell>
          <table:table-cell office:value-type="string">
            <text:p>04 67 54 37 75</text:p>
          </table:table-cell>
          <table:table-cell office:value-type="string">
            <text:p>e3jd@wanadoo.fr</text:p>
          </table:table-cell>
          <table:table-cell office:value-type="string">
            <text:p>www.e3jd.fr</text:p>
          </table:table-cell>
          <table:table-cell table:number-columns-repeated="4"/>
          <table:table-cell office:value-type="string">
            <text:p>6</text:p>
          </table:table-cell>
          <table:table-cell/>
          <table:table-cell office:value-type="string">
            <text:p>boulevard Louis Blanc</text:p>
          </table:table-cell>
          <table:table-cell/>
          <table:table-cell office:value-type="string">
            <text:p>Association E3JD</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37">
            <text:p>1037</text:p>
          </table:table-cell>
          <table:table-cell office:value-type="string">
            <text:p>Lieux d'accès multimédia</text:p>
          </table:table-cell>
          <table:table-cell office:value-type="string">
            <text:p>LAM Montpellier-Rondelet - IFAD Institut</text:p>
          </table:table-cell>
          <table:table-cell office:value-type="string">
            <text:p>Montpellier Centre</text:p>
          </table:table-cell>
          <table:table-cell/>
          <table:table-cell office:value-type="string">
            <text:p>04 99 13 30 50</text:p>
          </table:table-cell>
          <table:table-cell office:value-type="string">
            <text:p>04 99 13 30 60</text:p>
          </table:table-cell>
          <table:table-cell office:value-type="string">
            <text:p>ifadmtp@wanadoo.fr</text:p>
          </table:table-cell>
          <table:table-cell office:value-type="string">
            <text:p>ifadinst.free.fr</text:p>
          </table:table-cell>
          <table:table-cell table:number-columns-repeated="4"/>
          <table:table-cell office:value-type="string">
            <text:p>18</text:p>
          </table:table-cell>
          <table:table-cell/>
          <table:table-cell office:value-type="string">
            <text:p>avenue de Maurin</text:p>
          </table:table-cell>
          <table:table-cell/>
          <table:table-cell office:value-type="string">
            <text:p>IFAD Montpellier-Rondele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40">
            <text:p>1040</text:p>
          </table:table-cell>
          <table:table-cell office:value-type="string">
            <text:p>Salles de spectacle et concert</text:p>
          </table:table-cell>
          <table:table-cell office:value-type="string">
            <text:p>Salle Victoire 2</text:p>
          </table:table-cell>
          <table:table-cell table:number-columns-repeated="2"/>
          <table:table-cell office:value-type="string">
            <text:p>04 67 47 91 00</text:p>
          </table:table-cell>
          <table:table-cell/>
          <table:table-cell office:value-type="string">
            <text:p>contact@victoire.com</text:p>
          </table:table-cell>
          <table:table-cell office:value-type="string">
            <text:p>www.victoire2.com</text:p>
          </table:table-cell>
          <table:table-cell table:number-columns-repeated="6"/>
          <table:table-cell office:value-type="string">
            <text:p>Route de Sète</text:p>
          </table:table-cell>
          <table:table-cell/>
          <table:table-cell office:value-type="string">
            <text:p>Domaine du Mas de Grille</text:p>
          </table:table-cell>
          <table:table-cell office:value-type="string">
            <text:p>34430</text:p>
          </table:table-cell>
          <table:table-cell office:value-type="string">
            <text:p>Saint-Jean-de-Védas</text:p>
          </table:table-cell>
          <table:table-cell/>
          <table:table-cell office:value-type="string">
            <text:p>AUX_NORMES</text:p>
          </table:table-cell>
          <table:table-cell office:value-type="float" office:value="0">
            <text:p>0</text:p>
          </table:table-cell>
          <table:table-cell table:number-columns-repeated="7"/>
          <table:table-cell office:value-type="string">
            <text:p>&lt;p class="AccueilTitre"&gt;Scène et studios de musiques actuelles &lt;/p&gt;&lt;p&gt;Un équipement de &lt;a id="310" title="Montpellier Agglomération" href="#" typelien="LienExterne"&gt;Montpellier Agglomération&lt;/a&gt;&lt;/p&gt;</text:p>
          </table:table-cell>
          <table:table-cell/>
        </table:table-row>
        <table:table-row table:style-name="ro1">
          <table:table-cell office:value-type="float" office:value="1041">
            <text:p>1041</text:p>
          </table:table-cell>
          <table:table-cell office:value-type="string">
            <text:p>Centres de recherche</text:p>
          </table:table-cell>
          <table:table-cell office:value-type="string">
            <text:p>Centre national d’études agronomiques des régions chaudes (CNEARC)</text:p>
          </table:table-cell>
          <table:table-cell office:value-type="string">
            <text:p>Hôpitaux - Facultés</text:p>
          </table:table-cell>
          <table:table-cell office:value-type="string">
            <text:p>Hôpitaux-Facultés</text:p>
          </table:table-cell>
          <table:table-cell office:value-type="string">
            <text:p>04 67 61 70 00</text:p>
          </table:table-cell>
          <table:table-cell table:number-columns-repeated="2"/>
          <table:table-cell office:value-type="string">
            <text:p>www.cnearc.fr</text:p>
          </table:table-cell>
          <table:table-cell table:number-columns-repeated="4"/>
          <table:table-cell office:value-type="string">
            <text:p>1101</text:p>
          </table:table-cell>
          <table:table-cell/>
          <table:table-cell office:value-type="string">
            <text:p>avenue Agropolis</text:p>
          </table:table-cell>
          <table:table-cell/>
          <table:table-cell office:value-type="string">
            <text:p>BP 5098</text:p>
          </table:table-cell>
          <table:table-cell office:value-type="string">
            <text:p>34033</text:p>
          </table:table-cell>
          <table:table-cell office:value-type="string">
            <text:p>Montpellier</text:p>
          </table:table-cell>
          <table:table-cell office:value-type="string">
            <text:p>Cedex1</text:p>
          </table:table-cell>
          <table:table-cell/>
          <table:table-cell office:value-type="float" office:value="0">
            <text:p>0</text:p>
          </table:table-cell>
          <table:table-cell table:number-columns-repeated="7"/>
          <table:table-cell office:value-type="string">
            <text:p>Implanté à Montpellier depuis 1981, le &lt;acronym lang="fr" title="Centre national d’études agronomiques des régions chaudes"&gt;CNEARC&lt;/acronym&gt; est un établissement public d'enseignement supérieur membre du pôle international de recherche et d'enseignement supérieur agronomique Agropolis.&lt;p&gt; &lt;/p&gt;</text:p>
          </table:table-cell>
          <table:table-cell/>
        </table:table-row>
        <table:table-row table:style-name="ro1">
          <table:table-cell office:value-type="float" office:value="1042">
            <text:p>1042</text:p>
          </table:table-cell>
          <table:table-cell office:value-type="string">
            <text:p>Adresses utiles</text:p>
          </table:table-cell>
          <table:table-cell office:value-type="string">
            <text:p>Maison des personnes handicapées de l’Hérault</text:p>
          </table:table-cell>
          <table:table-cell office:value-type="string">
            <text:p>Hôpitaux - Facultés</text:p>
          </table:table-cell>
          <table:table-cell/>
          <table:table-cell office:value-type="string">
            <text:p>0810 811 059 (N° Azur - prix d’un appel local)</text:p>
          </table:table-cell>
          <table:table-cell table:number-columns-repeated="2"/>
          <table:table-cell office:value-type="string">
            <text:p>www.cg34.fr/accueil/pdf/maison_personnes_handicapees.pdf</text:p>
          </table:table-cell>
          <table:table-cell office:value-type="string">
            <text:p>Parking disponible</text:p>
          </table:table-cell>
          <table:table-cell table:number-columns-repeated="3"/>
          <table:table-cell office:value-type="string">
            <text:p>59</text:p>
          </table:table-cell>
          <table:table-cell/>
          <table:table-cell office:value-type="string">
            <text:p>avenue de Fès</text:p>
          </table:table-cell>
          <table:table-cell/>
          <table:table-cell office:value-type="string">
            <text:p>Bâtiment B</text:p>
          </table:table-cell>
          <table:table-cell office:value-type="string">
            <text:p>34087</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5"/>
          <table:table-cell office:value-type="string">
            <text:p>ligne1, station Malbosc</text:p>
          </table:table-cell>
          <table:table-cell office:value-type="string">
            <text:p>ligne 16, arrêt Appel du 18 juin</text:p>
          </table:table-cell>
          <table:table-cell office:value-type="string">
            <text:p>&lt;p class="AccueilTitre"&gt;Organisme sous la tutelle du Département &lt;/p&gt;&lt;p&gt;La loi du 11 février 2005 pour l’égalité des droits et des chances, la participation et la citoyenneté des personnes handicapées prévoit la mise en place dans chaque département, de cet organisme, créé sous la forme d’un Groupement d’intérêt public présidé par le président du conseil général.&lt;/p&gt;&lt;p&gt;Cette structure est ouverte depuis le 1er mars 2006&lt;/p&gt;&lt;ul&gt;&lt;li&gt;Heures d’ouverture&lt;br /&gt;du lundi au jeudi, de 8h30 à 12h et de 13h à 16h30&lt;br /&gt;vendredi, de 8h30 à 12h00 et de  13h  à 16h00&lt;/li&gt;&lt;/ul&gt;</text:p>
          </table:table-cell>
          <table:table-cell/>
        </table:table-row>
        <table:table-row table:style-name="ro1">
          <table:table-cell office:value-type="float" office:value="1043">
            <text:p>1043</text:p>
          </table:table-cell>
          <table:table-cell office:value-type="string">
            <text:p>Jardin-École</text:p>
          </table:table-cell>
          <table:table-cell office:value-type="string">
            <text:p>Parc Malbosc</text:p>
          </table:table-cell>
          <table:table-cell office:value-type="string">
            <text:p>Les Cévennes</text:p>
          </table:table-cell>
          <table:table-cell table:number-columns-repeated="6"/>
          <table:table-cell office:value-type="string">
            <text:p>641</text:p>
          </table:table-cell>
          <table:table-cell office:value-type="string">
            <text:p>43.6298498410</text:p>
          </table:table-cell>
          <table:table-cell office:value-type="string">
            <text:p>3.82800167023</text:p>
          </table:table-cell>
          <table:table-cell table:number-columns-repeated="2"/>
          <table:table-cell office:value-type="string">
            <text:p>Rue Sainte-Bard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nscriptions et informations, service des espaces verts : 04 67 20 99 00 &lt;/p&gt;</text:p>
          </table:table-cell>
          <table:table-cell/>
        </table:table-row>
        <table:table-row table:style-name="ro1">
          <table:table-cell office:value-type="float" office:value="1045">
            <text:p>1045</text:p>
          </table:table-cell>
          <table:table-cell office:value-type="string">
            <text:p>Jardins partagés</text:p>
          </table:table-cell>
          <table:table-cell office:value-type="string">
            <text:p>Parc Rimbaud</text:p>
          </table:table-cell>
          <table:table-cell office:value-type="string">
            <text:p>Montpellier Centre</text:p>
          </table:table-cell>
          <table:table-cell office:value-type="string">
            <text:p>Les Aubes</text:p>
          </table:table-cell>
          <table:table-cell office:value-type="string">
            <text:p>04 67 79 22 18</text:p>
          </table:table-cell>
          <table:table-cell table:number-columns-repeated="4"/>
          <table:table-cell office:value-type="string">
            <text:p>00159400</text:p>
          </table:table-cell>
          <table:table-cell office:value-type="string">
            <text:p>43.6179324131</text:p>
          </table:table-cell>
          <table:table-cell office:value-type="string">
            <text:p>3.89480979555</text:p>
          </table:table-cell>
          <table:table-cell table:number-columns-repeated="2"/>
          <table:table-cell office:value-type="string">
            <text:p>Rue Saint-André-de-Novig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pour tous George-Sand" href="#" typelien="LienTemplate" ancre="317"&gt;Maison pour tous George-Sand&lt;/a&gt;&lt;/p&gt;</text:p>
          </table:table-cell>
          <table:table-cell/>
        </table:table-row>
        <table:table-row table:style-name="ro1">
          <table:table-cell office:value-type="float" office:value="1046">
            <text:p>1046</text:p>
          </table:table-cell>
          <table:table-cell office:value-type="string">
            <text:p>Jardins partagés</text:p>
          </table:table-cell>
          <table:table-cell office:value-type="string">
            <text:p>Jardin de la Cavalerie</text:p>
          </table:table-cell>
          <table:table-cell office:value-type="string">
            <text:p>Montpellier Centre</text:p>
          </table:table-cell>
          <table:table-cell office:value-type="string">
            <text:p>Les Beaux-Arts</text:p>
          </table:table-cell>
          <table:table-cell office:value-type="string">
            <text:p>04 67 72 61 83</text:p>
          </table:table-cell>
          <table:table-cell table:number-columns-repeated="9"/>
          <table:table-cell office:value-type="string">
            <text:p>rue de la Caval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pour tous Frédéric-Chopin" href="#" ancre="314" typelien="LienTemplate"&gt;Maison pour tous Frédéric-Chopin&lt;/a&gt;&lt;/p&gt;</text:p>
          </table:table-cell>
          <table:table-cell/>
        </table:table-row>
        <table:table-row table:style-name="ro1">
          <table:table-cell office:value-type="float" office:value="1048">
            <text:p>1048</text:p>
          </table:table-cell>
          <table:table-cell office:value-type="string">
            <text:p>Jardins partagés</text:p>
          </table:table-cell>
          <table:table-cell office:value-type="string">
            <text:p>Parc Saint-Martin</text:p>
          </table:table-cell>
          <table:table-cell office:value-type="string">
            <text:p>Prés d'Arènes</text:p>
          </table:table-cell>
          <table:table-cell office:value-type="string">
            <text:p>Saint Martin</text:p>
          </table:table-cell>
          <table:table-cell office:value-type="string">
            <text:p>04 67 65 32 70</text:p>
          </table:table-cell>
          <table:table-cell table:number-columns-repeated="9"/>
          <table:table-cell office:value-type="string">
            <text:p>Avenue du Maréchal-Lecler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pour tous L'Ecoutaïre" href="#" typelien="LienTemplate" ancre="324"&gt;Maison pour tous L'Ecoutaïre&lt;/a&gt;&lt;/p&gt;</text:p>
          </table:table-cell>
          <table:table-cell/>
        </table:table-row>
        <table:table-row table:style-name="ro1">
          <table:table-cell office:value-type="float" office:value="1049">
            <text:p>1049</text:p>
          </table:table-cell>
          <table:table-cell office:value-type="string">
            <text:p>Jardins partagés</text:p>
          </table:table-cell>
          <table:table-cell office:value-type="string">
            <text:p>Parc de la Carriera et Lac des Garrigues</text:p>
          </table:table-cell>
          <table:table-cell office:value-type="string">
            <text:p>Mosson</text:p>
          </table:table-cell>
          <table:table-cell office:value-type="string">
            <text:p>Les Hauts de Massane</text:p>
          </table:table-cell>
          <table:table-cell office:value-type="string">
            <text:p>04 67 40 40 11</text:p>
          </table:table-cell>
          <table:table-cell table:number-columns-repeated="4"/>
          <table:table-cell office:value-type="string">
            <text:p>00187500</text:p>
          </table:table-cell>
          <table:table-cell office:value-type="string">
            <text:p>43.6412625745</text:p>
          </table:table-cell>
          <table:table-cell office:value-type="string">
            <text:p>3.81721152610</text:p>
          </table:table-cell>
          <table:table-cell table:number-columns-repeated="2"/>
          <table:table-cell office:value-type="string">
            <text:p>Rue Louis Pergaud</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pour tous Georges-Brassens" href="#" typelien="LienTemplate" ancre="319"&gt;Maison pour tous Georges-Brassens&lt;/a&gt;&lt;/p&gt;</text:p>
          </table:table-cell>
          <table:table-cell/>
        </table:table-row>
        <table:table-row table:style-name="ro1">
          <table:table-cell office:value-type="float" office:value="1050">
            <text:p>1050</text:p>
          </table:table-cell>
          <table:table-cell office:value-type="string">
            <text:p>Jardins partagés</text:p>
          </table:table-cell>
          <table:table-cell office:value-type="string">
            <text:p>Jardin de la résidence de la Pompignane</text:p>
          </table:table-cell>
          <table:table-cell office:value-type="string">
            <text:p>Port Marianne</text:p>
          </table:table-cell>
          <table:table-cell office:value-type="string">
            <text:p>La Pompignane</text:p>
          </table:table-cell>
          <table:table-cell office:value-type="string">
            <text:p>04 67 02 48 52</text:p>
          </table:table-cell>
          <table:table-cell table:number-columns-repeated="9"/>
          <table:table-cell office:value-type="string">
            <text:p>.</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de quartier Pierre-Azéma" href="#" typelien="LienTemplate" ancre="322"&gt;Maison de quartier Pierre-Azéma&lt;/a&gt; &lt;/p&gt;</text:p>
          </table:table-cell>
          <table:table-cell/>
        </table:table-row>
        <table:table-row table:style-name="ro1">
          <table:table-cell office:value-type="float" office:value="1051">
            <text:p>1051</text:p>
          </table:table-cell>
          <table:table-cell office:value-type="string">
            <text:p>Jardins partagés</text:p>
          </table:table-cell>
          <table:table-cell office:value-type="string">
            <text:p>Parc Mélina-Mercouri</text:p>
          </table:table-cell>
          <table:table-cell office:value-type="string">
            <text:p>Port Marianne</text:p>
          </table:table-cell>
          <table:table-cell office:value-type="string">
            <text:p>Millénaire</text:p>
          </table:table-cell>
          <table:table-cell office:value-type="string">
            <text:p>04 99 92 23 80</text:p>
          </table:table-cell>
          <table:table-cell table:number-columns-repeated="7"/>
          <table:table-cell office:value-type="string">
            <text:p>842</text:p>
          </table:table-cell>
          <table:table-cell/>
          <table:table-cell office:value-type="string">
            <text:p>rue de la Vielle-Post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Renseignements : &lt;a id="TPL_ANNUAIRE" title="Maison pour tous Mélina-Mercouri" href="#" typelien="LienTemplate" ancre="321"&gt;Maison pour tous Mélina-Mercouri&lt;/a&gt;&lt;/p&gt;</text:p>
          </table:table-cell>
          <table:table-cell/>
        </table:table-row>
        <table:table-row table:style-name="ro1">
          <table:table-cell office:value-type="float" office:value="1052">
            <text:p>1052</text:p>
          </table:table-cell>
          <table:table-cell office:value-type="string">
            <text:p>Etat</text:p>
          </table:table-cell>
          <table:table-cell office:value-type="string">
            <text:p>Délégation régionale aux droits des femmes et à l'égalité Languedoc-Roussillon</text:p>
          </table:table-cell>
          <table:table-cell office:value-type="string">
            <text:p>Montpellier Centre</text:p>
          </table:table-cell>
          <table:table-cell office:value-type="string">
            <text:p>Gares</text:p>
          </table:table-cell>
          <table:table-cell office:value-type="string">
            <text:p>04 67 64 83 01</text:p>
          </table:table-cell>
          <table:table-cell office:value-type="string">
            <text:p>04 67 22 56 09</text:p>
          </table:table-cell>
          <table:table-cell office:value-type="string">
            <text:p>drdf.lr@wanadoo.fr</text:p>
          </table:table-cell>
          <table:table-cell office:value-type="string">
            <text:p>www.droits-femmes-lr.fr</text:p>
          </table:table-cell>
          <table:table-cell table:number-columns-repeated="4"/>
          <table:table-cell office:value-type="string">
            <text:p>350</text:p>
          </table:table-cell>
          <table:table-cell/>
          <table:table-cell office:value-type="string">
            <text:p>avenue des Etats du Languedo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Antigone</text:p>
          </table:table-cell>
          <table:table-cell/>
          <table:table-cell office:value-type="string">
            <text:p>&lt;p&gt;&amp;nbsp;&lt;/p&gt;</text:p>
          </table:table-cell>
          <table:table-cell/>
        </table:table-row>
        <table:table-row table:style-name="ro1">
          <table:table-cell office:value-type="float" office:value="1053">
            <text:p>1053</text:p>
          </table:table-cell>
          <table:table-cell office:value-type="string">
            <text:p>Associations</text:p>
          </table:table-cell>
          <table:table-cell office:value-type="string">
            <text:p>Casa Amadis</text:p>
          </table:table-cell>
          <table:table-cell office:value-type="string">
            <text:p>Montpellier Centre</text:p>
          </table:table-cell>
          <table:table-cell office:value-type="string">
            <text:p>Comédie</text:p>
          </table:table-cell>
          <table:table-cell office:value-type="string">
            <text:p>04 67 63 59 58</text:p>
          </table:table-cell>
          <table:table-cell table:number-columns-repeated="7"/>
          <table:table-cell office:value-type="string">
            <text:p>30</text:p>
          </table:table-cell>
          <table:table-cell/>
          <table:table-cell office:value-type="string">
            <text:p>rue des Etuv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54">
            <text:p>1054</text:p>
          </table:table-cell>
          <table:table-cell office:value-type="string">
            <text:p>Associations</text:p>
          </table:table-cell>
          <table:table-cell office:value-type="string">
            <text:p>Amitié franco-vietnamienne</text:p>
          </table:table-cell>
          <table:table-cell office:value-type="string">
            <text:p>Hôpitaux - Facultés</text:p>
          </table:table-cell>
          <table:table-cell/>
          <table:table-cell table:number-columns-repeated="2" office:value-type="string">
            <text:p>04 67 52 46 31</text:p>
          </table:table-cell>
          <table:table-cell office:value-type="string">
            <text:p>aafv_34@yahoo.fr</text:p>
          </table:table-cell>
          <table:table-cell table:number-columns-repeated="5"/>
          <table:table-cell office:value-type="string">
            <text:p>398</text:p>
          </table:table-cell>
          <table:table-cell/>
          <table:table-cell office:value-type="string">
            <text:p>route de Gang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Comité Montpellier Hérault&lt;/p&gt;</text:p>
          </table:table-cell>
          <table:table-cell/>
        </table:table-row>
        <table:table-row table:style-name="ro1">
          <table:table-cell office:value-type="float" office:value="1055">
            <text:p>1055</text:p>
          </table:table-cell>
          <table:table-cell office:value-type="string">
            <text:p>Salles de spectacle et concert</text:p>
          </table:table-cell>
          <table:table-cell office:value-type="string">
            <text:p>La Chapelle Gely</text:p>
          </table:table-cell>
          <table:table-cell office:value-type="string">
            <text:p>Montpellier Centre</text:p>
          </table:table-cell>
          <table:table-cell office:value-type="string">
            <text:p>Figuerolles</text:p>
          </table:table-cell>
          <table:table-cell office:value-type="string">
            <text:p>04 67 42 08 95 <text:s text:c="13"/></text:p>
          </table:table-cell>
          <table:table-cell office:value-type="string">
            <text:p>04 67 64 07 54</text:p>
          </table:table-cell>
          <table:table-cell office:value-type="string">
            <text:p>music-events@cegetel.net</text:p>
          </table:table-cell>
          <table:table-cell office:value-type="string">
            <text:p>www.lachapelle-gely.com</text:p>
          </table:table-cell>
          <table:table-cell table:number-columns-repeated="4"/>
          <table:table-cell office:value-type="string">
            <text:p>170</text:p>
          </table:table-cell>
          <table:table-cell/>
          <table:table-cell office:value-type="string">
            <text:p>rue </text:p>
          </table:table-cell>
          <table:table-cell office:value-type="string">
            <text:p>Joachim-du-Bellay</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mp;#8217;association Music Events est install&amp;#233;e depuis 2001 &amp;#224; la Chapelle de la R&amp;#233;surrection, dans la cit&amp;#233; G&amp;#233;ly, territoire a forte population gitane. &lt;br&gt;Elle y d&amp;#233;veloppe de nombreuses activit&amp;#233;s artistiques telle que la diffusion, la r&amp;#233;sidence d&amp;#8217;artistes, la recherche et la cr&amp;#233;ation.&lt;/p&gt; &lt;p&gt;Music Events La Chapelle tisse des liens privil&amp;#233;gi&amp;#233;s avec les habitants du quartier mais &amp;#233;galement avec le public de la r&amp;#233;gion. Une id&amp;#233;e sous tend cette relation : le brassage de population avec le moteur artistique comme moyen de transcender les clivages.&lt;/p&gt;</text:p>
          </table:table-cell>
          <table:table-cell office:value-type="string">
            <text:p>&lt;p&gt;&lt;strong&gt;L'&amp;#233;quipe de la Chapelle :&lt;br&gt;&lt;/strong&gt;Direction : Etienne Schwarcz&lt;br&gt;Administration : Peggy Pirouelle, Souma&amp;#239;la Koly&lt;br&gt;Communication,Cr&amp;#233;ation Graphique : Sandrine Herpet&lt;br&gt;M&amp;#233;diateur territorial : Patrick Annex&lt;br&gt;Technique : Juan Carlos Medrano, Bruno Rey&lt;br&gt;Contact : Tel : 04 67 42 08 95 Fax : 04 67 64 07 54&lt;br&gt;Email : music-events@cegetel.net&lt;br&gt;www.lachapelle-gely.com&lt;/p&gt;</text:p>
          </table:table-cell>
        </table:table-row>
        <table:table-row table:style-name="ro1">
          <table:table-cell office:value-type="float" office:value="1056">
            <text:p>1056</text:p>
          </table:table-cell>
          <table:table-cell office:value-type="string">
            <text:p>Crèches municipales</text:p>
          </table:table-cell>
          <table:table-cell office:value-type="string">
            <text:p>Crèche Robin des Bois</text:p>
          </table:table-cell>
          <table:table-cell office:value-type="string">
            <text:p>Port Marianne</text:p>
          </table:table-cell>
          <table:table-cell/>
          <table:table-cell office:value-type="string">
            <text:p>04 99 64 22 50</text:p>
          </table:table-cell>
          <table:table-cell table:number-columns-repeated="7"/>
          <table:table-cell office:value-type="string">
            <text:p>280</text:p>
          </table:table-cell>
          <table:table-cell/>
          <table:table-cell office:value-type="string">
            <text:p>boulevard Pénélop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57">
            <text:p>1057</text:p>
          </table:table-cell>
          <table:table-cell office:value-type="string">
            <text:p>Multi-accueils municipaux</text:p>
          </table:table-cell>
          <table:table-cell office:value-type="string">
            <text:p>Multi accueils Mowgli</text:p>
          </table:table-cell>
          <table:table-cell office:value-type="string">
            <text:p>Port Marianne</text:p>
          </table:table-cell>
          <table:table-cell/>
          <table:table-cell office:value-type="string">
            <text:p>04 99 64 22 51</text:p>
          </table:table-cell>
          <table:table-cell table:number-columns-repeated="7"/>
          <table:table-cell office:value-type="string">
            <text:p>280</text:p>
          </table:table-cell>
          <table:table-cell/>
          <table:table-cell office:value-type="string">
            <text:p>boulevard</text:p>
          </table:table-cell>
          <table:table-cell office:value-type="string">
            <text:p>Pénélop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058">
            <text:p>1058</text:p>
          </table:table-cell>
          <table:table-cell office:value-type="string">
            <text:p>Missions locales des jeunes</text:p>
          </table:table-cell>
          <table:table-cell office:value-type="string">
            <text:p>Mission locale des jeunes - Siège social</text:p>
          </table:table-cell>
          <table:table-cell office:value-type="string">
            <text:p>Hôpitaux - Facultés</text:p>
          </table:table-cell>
          <table:table-cell/>
          <table:table-cell office:value-type="string">
            <text:p>04 99 52 23 33</text:p>
          </table:table-cell>
          <table:table-cell office:value-type="string">
            <text:p>04 99 52 26 30</text:p>
          </table:table-cell>
          <table:table-cell office:value-type="string">
            <text:p>courrier@mljam.fr</text:p>
          </table:table-cell>
          <table:table-cell office:value-type="string">
            <text:p>www.montpellier-jeunes-emploi.fr</text:p>
          </table:table-cell>
          <table:table-cell table:number-columns-repeated="4"/>
          <table:table-cell office:value-type="string">
            <text:p>704</text:p>
          </table:table-cell>
          <table:table-cell/>
          <table:table-cell office:value-type="string">
            <text:p>rue du Puech Villa</text:p>
          </table:table-cell>
          <table:table-cell/>
          <table:table-cell office:value-type="string">
            <text:p>Parc Euromédecine</text:p>
          </table:table-cell>
          <table:table-cell office:value-type="string">
            <text:p>34197</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59">
            <text:p>1059</text:p>
          </table:table-cell>
          <table:table-cell office:value-type="string">
            <text:p>Missions locales des jeunes</text:p>
          </table:table-cell>
          <table:table-cell office:value-type="string">
            <text:p>Mission locale des jeunes - Antenne Montpellier Centre</text:p>
          </table:table-cell>
          <table:table-cell office:value-type="string">
            <text:p>Montpellier Centre</text:p>
          </table:table-cell>
          <table:table-cell/>
          <table:table-cell office:value-type="string">
            <text:p>04 99 52 69 29</text:p>
          </table:table-cell>
          <table:table-cell office:value-type="string">
            <text:p>04 99 52 69 10</text:p>
          </table:table-cell>
          <table:table-cell office:value-type="string">
            <text:p>antenne.centre@mljam.fr</text:p>
          </table:table-cell>
          <table:table-cell office:value-type="string">
            <text:p>www.montpellier-jeunes-emploi.fr</text:p>
          </table:table-cell>
          <table:table-cell table:number-columns-repeated="4"/>
          <table:table-cell office:value-type="string">
            <text:p>1</text:p>
          </table:table-cell>
          <table:table-cell/>
          <table:table-cell office:value-type="string">
            <text:p>place Paul Bec</text:p>
          </table:table-cell>
          <table:table-cell/>
          <table:table-cell office:value-type="string">
            <text:p>Les Échelles de la 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60">
            <text:p>1060</text:p>
          </table:table-cell>
          <table:table-cell office:value-type="string">
            <text:p>Missions locales des jeunes</text:p>
          </table:table-cell>
          <table:table-cell office:value-type="string">
            <text:p>Mission locale des jeunes - Antenne Croix d'Argent</text:p>
          </table:table-cell>
          <table:table-cell office:value-type="string">
            <text:p>Croix d'Argent</text:p>
          </table:table-cell>
          <table:table-cell/>
          <table:table-cell office:value-type="string">
            <text:p>04 99 64 24 60</text:p>
          </table:table-cell>
          <table:table-cell office:value-type="string">
            <text:p>04 67 82 59 76</text:p>
          </table:table-cell>
          <table:table-cell office:value-type="string">
            <text:p>antenne.croixdargent@mljam.fr</text:p>
          </table:table-cell>
          <table:table-cell office:value-type="string">
            <text:p>www.montpellier-jeunes-emploi.fr</text:p>
          </table:table-cell>
          <table:table-cell table:number-columns-repeated="4"/>
          <table:table-cell office:value-type="string">
            <text:p>909</text:p>
          </table:table-cell>
          <table:table-cell/>
          <table:table-cell office:value-type="string">
            <text:p>avenue de Toulous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61">
            <text:p>1061</text:p>
          </table:table-cell>
          <table:table-cell office:value-type="string">
            <text:p>Missions locales des jeunes</text:p>
          </table:table-cell>
          <table:table-cell office:value-type="string">
            <text:p>Mission locale des jeunes - Antenne Mosson</text:p>
          </table:table-cell>
          <table:table-cell office:value-type="string">
            <text:p>Mosson</text:p>
          </table:table-cell>
          <table:table-cell/>
          <table:table-cell office:value-type="string">
            <text:p>04 67 75 29 67</text:p>
          </table:table-cell>
          <table:table-cell office:value-type="string">
            <text:p>04 67 03 13 02</text:p>
          </table:table-cell>
          <table:table-cell office:value-type="string">
            <text:p>antenne.mosson@mljam.fr</text:p>
          </table:table-cell>
          <table:table-cell office:value-type="string">
            <text:p>www.montpellier-jeunes-emploi.fr</text:p>
          </table:table-cell>
          <table:table-cell table:number-columns-repeated="4"/>
          <table:table-cell office:value-type="string">
            <text:p>524</text:p>
          </table:table-cell>
          <table:table-cell/>
          <table:table-cell office:value-type="string">
            <text:p>avenue de Louisville</text:p>
          </table:table-cell>
          <table:table-cell/>
          <table:table-cell office:value-type="string">
            <text:p>Résidence Cap Dou Mail - bâtiment 58B</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62">
            <text:p>1062</text:p>
          </table:table-cell>
          <table:table-cell office:value-type="string">
            <text:p>Etat</text:p>
          </table:table-cell>
          <table:table-cell office:value-type="string">
            <text:p>CAF Montpellier</text:p>
          </table:table-cell>
          <table:table-cell office:value-type="string">
            <text:p>Mosson</text:p>
          </table:table-cell>
          <table:table-cell office:value-type="string">
            <text:p>Celleneuve</text:p>
          </table:table-cell>
          <table:table-cell office:value-type="string">
            <text:p>0820 25 34 20 (0,112 € la 1ère mn puis 0,118 € les suivantes)</text:p>
          </table:table-cell>
          <table:table-cell table:number-columns-repeated="2"/>
          <table:table-cell office:value-type="string">
            <text:p>www.montpellier.caf.fr</text:p>
          </table:table-cell>
          <table:table-cell table:number-columns-repeated="4"/>
          <table:table-cell office:value-type="string">
            <text:p>139</text:p>
          </table:table-cell>
          <table:table-cell/>
          <table:table-cell office:value-type="string">
            <text:p>avenue de Lodève</text:p>
          </table:table-cell>
          <table:table-cell table:number-columns-repeated="2"/>
          <table:table-cell office:value-type="string">
            <text:p>34943</text:p>
          </table:table-cell>
          <table:table-cell office:value-type="string">
            <text:p>Montpellier</text:p>
          </table:table-cell>
          <table:table-cell office:value-type="string">
            <text:p>Cedex 9</text:p>
          </table:table-cell>
          <table:table-cell/>
          <table:table-cell office:value-type="float" office:value="0">
            <text:p>0</text:p>
          </table:table-cell>
          <table:table-cell table:number-columns-repeated="6"/>
          <table:table-cell office:value-type="string">
            <text:p>ligne 15, arrêt Marie Curie</text:p>
          </table:table-cell>
          <table:table-cell office:value-type="string">
            <text:p>&lt;p&gt;Offre d'accueil spécifique pour les personnes handicapées à partir du 8 février 2007.&lt;/p&gt;&lt;p&gt; &lt;/p&gt;</text:p>
          </table:table-cell>
          <table:table-cell/>
        </table:table-row>
        <table:table-row table:style-name="ro1">
          <table:table-cell office:value-type="float" office:value="1063">
            <text:p>1063</text:p>
          </table:table-cell>
          <table:table-cell office:value-type="string">
            <text:p>Etat</text:p>
          </table:table-cell>
          <table:table-cell office:value-type="string">
            <text:p>Adil de l'Hérault</text:p>
          </table:table-cell>
          <table:table-cell office:value-type="string">
            <text:p>Montpellier Centre</text:p>
          </table:table-cell>
          <table:table-cell office:value-type="string">
            <text:p>Gambetta</text:p>
          </table:table-cell>
          <table:table-cell office:value-type="string">
            <text:p>04 67 55 55 55</text:p>
          </table:table-cell>
          <table:table-cell/>
          <table:table-cell office:value-type="string">
            <text:p>adil34@adil.org</text:p>
          </table:table-cell>
          <table:table-cell table:number-columns-repeated="5"/>
          <table:table-cell office:value-type="string">
            <text:p>4 bis</text:p>
          </table:table-cell>
          <table:table-cell/>
          <table:table-cell office:value-type="string">
            <text:p>rue Rondel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gence départementale sur le logement&lt;/p&gt;</text:p>
          </table:table-cell>
          <table:table-cell/>
        </table:table-row>
        <table:table-row table:style-name="ro1">
          <table:table-cell office:value-type="float" office:value="1064">
            <text:p>1064</text:p>
          </table:table-cell>
          <table:table-cell office:value-type="string">
            <text:p>Salles d'expo</text:p>
          </table:table-cell>
          <table:table-cell office:value-type="string">
            <text:p>La Panacée</text:p>
          </table:table-cell>
          <table:table-cell office:value-type="string">
            <text:p>Montpellier Centre</text:p>
          </table:table-cell>
          <table:table-cell office:value-type="string">
            <text:p>Centre historique</text:p>
          </table:table-cell>
          <table:table-cell office:value-type="string">
            <text:p>04 67 34 88 80 (administration) </text:p>
          </table:table-cell>
          <table:table-cell office:value-type="string">
            <text:p>04 67 34 88 90</text:p>
          </table:table-cell>
          <table:table-cell table:number-columns-repeated="3"/>
          <table:table-cell office:value-type="string">
            <text:p>475</text:p>
          </table:table-cell>
          <table:table-cell office:value-type="string">
            <text:p>43.6126058828</text:p>
          </table:table-cell>
          <table:table-cell office:value-type="string">
            <text:p>3.87805650766</text:p>
          </table:table-cell>
          <table:table-cell office:value-type="string">
            <text:p>14</text:p>
          </table:table-cell>
          <table:table-cell/>
          <table:table-cell office:value-type="string">
            <text:p>rue </text:p>
          </table:table-cell>
          <table:table-cell office:value-type="string">
            <text:p>de l’école de pharmacie</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office:value-type="string">
            <text:p>AUX_NORMES</text:p>
          </table:table-cell>
          <table:table-cell table:number-columns-repeated="4"/>
          <table:table-cell office:value-type="string">
            <text:p>ligne 1, station Louis-Blanc</text:p>
          </table:table-cell>
          <table:table-cell/>
          <table:table-cell office:value-type="string">
            <text:p>&lt;p&gt;La Panac&amp;#233;e est l&amp;#8217;ancienne Universit&amp;#233; de M&amp;#233;decine, devenue tour &amp;#224; tour facult&amp;#233; de pharmacie, &amp;#233;cole de droit et laboratoire national de sant&amp;#233; au XX&lt;sup&gt;e &lt;/sup&gt;si&amp;#232;cle.&lt;/p&gt; &lt;h5&gt;Perspectives&lt;/h5&gt; &lt;p&gt;La Panac&amp;#233;e est en passe de devenir un lieu d&amp;#8217;art contemporain. Outre des expositions, il devrait s&amp;#8217;y d&amp;#233;rouler des cycles de conf&amp;#233;rences, des interventions autour des arts plastiques et des pratiques artistiques actuelles. Des ateliers ainsi que des r&amp;#233;sidences d&amp;#8217;artistes font partie du projet g&amp;#233;n&amp;#233;ral. Il s&amp;#8217;agit de cr&amp;#233;er un lieu vivant, ouvert &amp;#224; tous les publics, o&amp;#249; les diff&amp;#233;rentes formes d&amp;#8217;art pourraient se rencontrer, se croiser.&lt;/p&gt;</text:p>
          </table:table-cell>
          <table:table-cell/>
        </table:table-row>
        <table:table-row table:style-name="ro1">
          <table:table-cell office:value-type="float" office:value="1065">
            <text:p>1065</text:p>
          </table:table-cell>
          <table:table-cell office:value-type="string">
            <text:p>Services municipaux</text:p>
          </table:table-cell>
          <table:table-cell office:value-type="string">
            <text:p>Direction paysage et nature - Service des espaces verts</text:p>
          </table:table-cell>
          <table:table-cell office:value-type="string">
            <text:p>Port Marianne</text:p>
          </table:table-cell>
          <table:table-cell office:value-type="string">
            <text:p>Grammont</text:p>
          </table:table-cell>
          <table:table-cell office:value-type="string">
            <text:p>04 67 20 99 00</text:p>
          </table:table-cell>
          <table:table-cell office:value-type="string">
            <text:p>04 67 20 99 07</text:p>
          </table:table-cell>
          <table:table-cell table:number-columns-repeated="8"/>
          <table:table-cell office:value-type="string">
            <text:p>Avenue Albert Einstein</text:p>
          </table:table-cell>
          <table:table-cell/>
          <table:table-cell office:value-type="string">
            <text:p>Domaine municipal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066">
            <text:p>1066</text:p>
          </table:table-cell>
          <table:table-cell office:value-type="string">
            <text:p>Parcs et jardins</text:p>
          </table:table-cell>
          <table:table-cell office:value-type="string">
            <text:p>Centre horticole Pierre-Richer-de-Belleval</text:p>
          </table:table-cell>
          <table:table-cell office:value-type="string">
            <text:p>Port Marianne</text:p>
          </table:table-cell>
          <table:table-cell office:value-type="string">
            <text:p>Grammont</text:p>
          </table:table-cell>
          <table:table-cell office:value-type="string">
            <text:p>04 67 20 99 00</text:p>
          </table:table-cell>
          <table:table-cell office:value-type="string">
            <text:p>04 67 20 99 07</text:p>
          </table:table-cell>
          <table:table-cell table:number-columns-repeated="8"/>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u nom du fondateur du Jardin des Plantes de Montpellier sous le règne d'Henri IV, en 1593, le Centre horticole Pierre-Richer-de-Belleval a été inauguré le 25 février 1986. &lt;/p&gt;&lt;p&gt;Outre le centre de production horticole, on y trouve également les bureaux de la Direction paysage et nature - service des espaces verts. Situé dans le domaine de Grammont, il comprend une surface de trois hectares.&lt;/p&gt;&lt;h5&gt;Les moyens de productions &lt;/h5&gt;&lt;p&gt;Ils se composent de 2 300 m² de serres, 1 700 m² de tunnels, 600 m² de châssis et 400 m² d'ombrières. Toutes les plantes nécessaires à la composition des massifs y sont produites. Ce qui représente environ 350 000 plantes par an. &lt;/p&gt;&lt;h5&gt;Les Collections&lt;/h5&gt;&lt;p&gt;Le service des espaces verts de Montpellier présente également près de 500 variétés de plantes méditerranéennes dans son jardin didactique. Montpellier est aussi Conservatoire national du canna et dispose d'une collection de cannas de 130 variétés.&lt;/p&gt;</text:p>
          </table:table-cell>
          <table:table-cell/>
        </table:table-row>
        <table:table-row table:style-name="ro1">
          <table:table-cell office:value-type="float" office:value="1067">
            <text:p>1067</text:p>
          </table:table-cell>
          <table:table-cell office:value-type="string">
            <text:p>Pôles emploi</text:p>
          </table:table-cell>
          <table:table-cell office:value-type="string">
            <text:p>Pôle emploi - Montpellier Millénaire</text:p>
          </table:table-cell>
          <table:table-cell office:value-type="string">
            <text:p>Port Marianne</text:p>
          </table:table-cell>
          <table:table-cell office:value-type="string">
            <text:p>Millénaire</text:p>
          </table:table-cell>
          <table:table-cell office:value-type="string">
            <text:p>39 49</text:p>
          </table:table-cell>
          <table:table-cell office:value-type="string">
            <text:p>04 67 20 00 77</text:p>
          </table:table-cell>
          <table:table-cell/>
          <table:table-cell office:value-type="string">
            <text:p>www.anpe.fr/region/languedoc_roussillon/index.html</text:p>
          </table:table-cell>
          <table:table-cell table:number-columns-repeated="4"/>
          <table:table-cell office:value-type="string">
            <text:p>1350</text:p>
          </table:table-cell>
          <table:table-cell/>
          <table:table-cell office:value-type="string">
            <text:p>avenue Albert Einstein - Bâtiment 3</text:p>
          </table:table-cell>
          <table:table-cell table:number-columns-repeated="2"/>
          <table:table-cell office:value-type="string">
            <text:p>34961</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5"/>
          <table:table-cell office:value-type="string">
            <text:p>ligne 1 : arrêt Odysseum</text:p>
          </table:table-cell>
          <table:table-cell office:value-type="string">
            <text:p>bus n°9 (prendre le bus place de l’Europe) - arrêt Odysseum ou Marconi </text:p>
          </table:table-cell>
          <table:table-cell office:value-type="string">
            <text:p>&lt;p&gt; &lt;/p&gt;</text:p>
          </table:table-cell>
          <table:table-cell/>
        </table:table-row>
        <table:table-row table:style-name="ro1">
          <table:table-cell office:value-type="float" office:value="1068">
            <text:p>1068</text:p>
          </table:table-cell>
          <table:table-cell office:value-type="string">
            <text:p>Pôles emploi</text:p>
          </table:table-cell>
          <table:table-cell office:value-type="string">
            <text:p>Pôle emploi - Montpellier Croix d’Argent</text:p>
          </table:table-cell>
          <table:table-cell office:value-type="string">
            <text:p>Croix d'Argent</text:p>
          </table:table-cell>
          <table:table-cell/>
          <table:table-cell office:value-type="string">
            <text:p>39 49</text:p>
          </table:table-cell>
          <table:table-cell office:value-type="string">
            <text:p>04 67 42 24 93</text:p>
          </table:table-cell>
          <table:table-cell/>
          <table:table-cell office:value-type="string">
            <text:p>www.anpe.fr/region/languedoc_roussillon/index.html</text:p>
          </table:table-cell>
          <table:table-cell table:number-columns-repeated="4"/>
          <table:table-cell office:value-type="string">
            <text:p>1021</text:p>
          </table:table-cell>
          <table:table-cell/>
          <table:table-cell office:value-type="string">
            <text:p>avenue de Toulouse</text:p>
          </table:table-cell>
          <table:table-cell/>
          <table:table-cell office:value-type="string">
            <text:p>CS 25013</text:p>
          </table:table-cell>
          <table:table-cell office:value-type="string">
            <text:p>34076</text:p>
          </table:table-cell>
          <table:table-cell office:value-type="string">
            <text:p>Montpellier Cedex 3</text:p>
          </table:table-cell>
          <table:table-cell table:number-columns-repeated="2"/>
          <table:table-cell office:value-type="float" office:value="0">
            <text:p>0</text:p>
          </table:table-cell>
          <table:table-cell table:number-columns-repeated="6"/>
          <table:table-cell office:value-type="string">
            <text:p>bus n°6, arrêt Ronceray</text:p>
          </table:table-cell>
          <table:table-cell office:value-type="string">
            <text:p>&lt;p&gt; &lt;/p&gt;</text:p>
          </table:table-cell>
          <table:table-cell/>
        </table:table-row>
        <table:table-row table:style-name="ro1">
          <table:table-cell office:value-type="float" office:value="1069">
            <text:p>1069</text:p>
          </table:table-cell>
          <table:table-cell office:value-type="string">
            <text:p>Pôles emploi</text:p>
          </table:table-cell>
          <table:table-cell office:value-type="string">
            <text:p>Pôle emploi - Montpellier Euromédecine</text:p>
          </table:table-cell>
          <table:table-cell office:value-type="string">
            <text:p>Hôpitaux - Facultés</text:p>
          </table:table-cell>
          <table:table-cell/>
          <table:table-cell office:value-type="string">
            <text:p>39 49</text:p>
          </table:table-cell>
          <table:table-cell office:value-type="string">
            <text:p>04 67 04 50 70</text:p>
          </table:table-cell>
          <table:table-cell/>
          <table:table-cell office:value-type="string">
            <text:p>www.anpe.fr/region/languedoc_roussillon/index.html</text:p>
          </table:table-cell>
          <table:table-cell table:number-columns-repeated="6"/>
          <table:table-cell office:value-type="string">
            <text:p>Rue de la Croix Verte</text:p>
          </table:table-cell>
          <table:table-cell/>
          <table:table-cell office:value-type="string">
            <text:p>Mini parc Bât.5</text:p>
          </table:table-cell>
          <table:table-cell office:value-type="string">
            <text:p>34299</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6"/>
          <table:table-cell office:value-type="string">
            <text:p>bus n°16, arrêt Antennes</text:p>
          </table:table-cell>
          <table:table-cell office:value-type="string">
            <text:p>&lt;p&gt; &lt;/p&gt;</text:p>
          </table:table-cell>
          <table:table-cell/>
        </table:table-row>
        <table:table-row table:style-name="ro1">
          <table:table-cell office:value-type="float" office:value="1070">
            <text:p>1070</text:p>
          </table:table-cell>
          <table:table-cell office:value-type="string">
            <text:p>Pôles emploi</text:p>
          </table:table-cell>
          <table:table-cell office:value-type="string">
            <text:p>Pôle emploi - Montpellier Celleneuve</text:p>
          </table:table-cell>
          <table:table-cell office:value-type="string">
            <text:p>Mosson</text:p>
          </table:table-cell>
          <table:table-cell/>
          <table:table-cell office:value-type="string">
            <text:p>39 49</text:p>
          </table:table-cell>
          <table:table-cell office:value-type="string">
            <text:p>04 67 75 21 41</text:p>
          </table:table-cell>
          <table:table-cell/>
          <table:table-cell office:value-type="string">
            <text:p>www.anpe.fr/region/languedoc_roussillon/index.html</text:p>
          </table:table-cell>
          <table:table-cell table:number-columns-repeated="6"/>
          <table:table-cell office:value-type="string">
            <text:p>Quai Louis-le-Vau</text:p>
          </table:table-cell>
          <table:table-cell/>
          <table:table-cell office:value-type="string">
            <text:p>Zac la Fontaine</text:p>
          </table:table-cell>
          <table:table-cell office:value-type="string">
            <text:p>34184</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6"/>
          <table:table-cell office:value-type="string">
            <text:p>bus n°15, arrêt La Fontaine</text:p>
          </table:table-cell>
          <table:table-cell office:value-type="string">
            <text:p>&lt;p&gt; &lt;/p&gt;</text:p>
          </table:table-cell>
          <table:table-cell/>
        </table:table-row>
        <table:table-row table:style-name="ro1">
          <table:table-cell office:value-type="float" office:value="1071">
            <text:p>1071</text:p>
          </table:table-cell>
          <table:table-cell office:value-type="string">
            <text:p>Pôles emploi</text:p>
          </table:table-cell>
          <table:table-cell office:value-type="string">
            <text:p>Pôle emploi - Espace cadres</text:p>
          </table:table-cell>
          <table:table-cell office:value-type="string">
            <text:p>Mosson</text:p>
          </table:table-cell>
          <table:table-cell/>
          <table:table-cell office:value-type="string">
            <text:p>39 49</text:p>
          </table:table-cell>
          <table:table-cell office:value-type="string">
            <text:p>04 67 84 59 76</text:p>
          </table:table-cell>
          <table:table-cell/>
          <table:table-cell office:value-type="string">
            <text:p>www.apec.fr</text:p>
          </table:table-cell>
          <table:table-cell table:number-columns-repeated="6"/>
          <table:table-cell office:value-type="string">
            <text:p>Quai Louis-le-Vau</text:p>
          </table:table-cell>
          <table:table-cell/>
          <table:table-cell office:value-type="string">
            <text:p>Zac la Fontaine</text:p>
          </table:table-cell>
          <table:table-cell office:value-type="string">
            <text:p>34184</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6"/>
          <table:table-cell office:value-type="string">
            <text:p>bus n° 15, arrêt La Fontaine</text:p>
          </table:table-cell>
          <table:table-cell office:value-type="string">
            <text:p>&lt;p&gt;Le pôle emploi - cadres s’adresse exclusivement aux cadres confirmés et jeunes diplômés à partir de bac +4 validé.&lt;/p&gt;</text:p>
          </table:table-cell>
          <table:table-cell/>
        </table:table-row>
        <table:table-row table:style-name="ro1">
          <table:table-cell office:value-type="float" office:value="1072">
            <text:p>1072</text:p>
          </table:table-cell>
          <table:table-cell office:value-type="string">
            <text:p>Compagnies</text:p>
          </table:table-cell>
          <table:table-cell office:value-type="string">
            <text:p>Compagnie Théâtre au Présent</text:p>
          </table:table-cell>
          <table:table-cell office:value-type="string">
            <text:p>Montpellier Centre</text:p>
          </table:table-cell>
          <table:table-cell/>
          <table:table-cell office:value-type="string">
            <text:p>04 67 55 23 07</text:p>
          </table:table-cell>
          <table:table-cell office:value-type="string">
            <text:p>04 67 04 44 29</text:p>
          </table:table-cell>
          <table:table-cell office:value-type="string">
            <text:p>theatreaupresent@free.fr</text:p>
          </table:table-cell>
          <table:table-cell office:value-type="string">
            <text:p>theatreaupresent.free.fr</text:p>
          </table:table-cell>
          <table:table-cell table:number-columns-repeated="4"/>
          <table:table-cell office:value-type="string">
            <text:p>1 bis</text:p>
          </table:table-cell>
          <table:table-cell/>
          <table:table-cell office:value-type="string">
            <text:p>rue Arnaud-de-Villeneuv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s projets de Théâtre au Présent cherchent à développer surtout un questionnement burlesque sur la pratique du théâtre contemporain. La compagnie s'autorise aussi à mettre en scène le vieux et le nouveau répertoire dramatique. &lt;br /&gt;&lt;br /&gt;Yves Gourmelon est le directeur artistique de la compagnie depuis sa création en 1981. Il a réalisé la plupart des mises en scène. &lt;/p&gt;</text:p>
          </table:table-cell>
          <table:table-cell/>
        </table:table-row>
        <table:table-row table:style-name="ro1">
          <table:table-cell office:value-type="float" office:value="1073">
            <text:p>1073</text:p>
          </table:table-cell>
          <table:table-cell office:value-type="string">
            <text:p>Calandretas</text:p>
          </table:table-cell>
          <table:table-cell office:value-type="string">
            <text:p>Escòla Calandreta dau Clapàs</text:p>
          </table:table-cell>
          <table:table-cell office:value-type="string">
            <text:p>Montpellier Centre</text:p>
          </table:table-cell>
          <table:table-cell office:value-type="string">
            <text:p>Figuerolles</text:p>
          </table:table-cell>
          <table:table-cell office:value-type="string">
            <text:p>04 67 07 93 75</text:p>
          </table:table-cell>
          <table:table-cell/>
          <table:table-cell office:value-type="string">
            <text:p>calandreta.dau-clapas@laposte.net</text:p>
          </table:table-cell>
          <table:table-cell table:number-columns-repeated="5"/>
          <table:table-cell office:value-type="string">
            <text:p>146</text:p>
          </table:table-cell>
          <table:table-cell/>
          <table:table-cell office:value-type="string">
            <text:p>rue du Mas de Merl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160 élèves de la petite section au CME &lt;br /&gt;[ 160 escolans de la pichóta seccion al CM2]&lt;/p&gt;</text:p>
          </table:table-cell>
          <table:table-cell/>
        </table:table-row>
        <table:table-row table:style-name="ro1">
          <table:table-cell office:value-type="float" office:value="1074">
            <text:p>1074</text:p>
          </table:table-cell>
          <table:table-cell office:value-type="string">
            <text:p>Calandretas</text:p>
          </table:table-cell>
          <table:table-cell office:value-type="string">
            <text:p>Escòla Calandreta Peira Roja</text:p>
          </table:table-cell>
          <table:table-cell office:value-type="string">
            <text:p>Croix d'Argent</text:p>
          </table:table-cell>
          <table:table-cell office:value-type="string">
            <text:p>Estanove</text:p>
          </table:table-cell>
          <table:table-cell office:value-type="string">
            <text:p>04 67 27 43 66</text:p>
          </table:table-cell>
          <table:table-cell table:number-columns-repeated="7"/>
          <table:table-cell office:value-type="string">
            <text:p>33</text:p>
          </table:table-cell>
          <table:table-cell/>
          <table:table-cell office:value-type="string">
            <text:p>avenue Lepic</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80 élèves de la petite section au CM2&lt;br /&gt;[80 escolans de la pichóta seccion al CM2]&lt;/p&gt;</text:p>
          </table:table-cell>
          <table:table-cell/>
        </table:table-row>
        <table:table-row table:style-name="ro1">
          <table:table-cell office:value-type="float" office:value="1075">
            <text:p>1075</text:p>
          </table:table-cell>
          <table:table-cell office:value-type="string">
            <text:p>Calandretas</text:p>
          </table:table-cell>
          <table:table-cell office:value-type="string">
            <text:p>Escòla Calandreta Candòla</text:p>
          </table:table-cell>
          <table:table-cell office:value-type="string">
            <text:p>Montpellier Centre</text:p>
          </table:table-cell>
          <table:table-cell office:value-type="string">
            <text:p>Centre historique</text:p>
          </table:table-cell>
          <table:table-cell office:value-type="string">
            <text:p>04 67 60 98 80</text:p>
          </table:table-cell>
          <table:table-cell table:number-columns-repeated="7"/>
          <table:table-cell office:value-type="string">
            <text:p>2</text:p>
          </table:table-cell>
          <table:table-cell/>
          <table:table-cell office:value-type="string">
            <text:p>rue Aigrefeu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50 élèves de la petite section au CME &lt;br /&gt;[ 50 escolans de la pichóta seccion al CM1]&lt;/p&gt;</text:p>
          </table:table-cell>
          <table:table-cell/>
        </table:table-row>
        <table:table-row table:style-name="ro1">
          <table:table-cell office:value-type="float" office:value="1076">
            <text:p>1076</text:p>
          </table:table-cell>
          <table:table-cell office:value-type="string">
            <text:p>Région</text:p>
          </table:table-cell>
          <table:table-cell office:value-type="string">
            <text:p>Institut national de la propriété industrielle (Inpi)</text:p>
          </table:table-cell>
          <table:table-cell office:value-type="string">
            <text:p>Montpellier Centre</text:p>
          </table:table-cell>
          <table:table-cell office:value-type="string">
            <text:p>Antigone</text:p>
          </table:table-cell>
          <table:table-cell office:value-type="string">
            <text:p>04 67 85 74 64 + 06 60 69 51 33</text:p>
          </table:table-cell>
          <table:table-cell table:number-columns-repeated="2"/>
          <table:table-cell office:value-type="string">
            <text:p>www.inpi.fr</text:p>
          </table:table-cell>
          <table:table-cell table:number-columns-repeated="4"/>
          <table:table-cell office:value-type="string">
            <text:p>3</text:p>
          </table:table-cell>
          <table:table-cell/>
          <table:table-cell office:value-type="string">
            <text:p>place Paul Bec</text:p>
          </table:table-cell>
          <table:table-cell/>
          <table:table-cell office:value-type="string">
            <text:p>Locaux de la Drir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Antigone</text:p>
          </table:table-cell>
          <table:table-cell/>
          <table:table-cell office:value-type="string">
            <text:p>&lt;p class="AccueilTitre"&gt;Agence régionale&lt;/p&gt;&lt;ul&gt;&lt;li&gt;Chargé de mission : Michaël Touche&lt;br /&gt;Consultation sur rendez-vous uniquement&lt;/li&gt;&lt;/ul&gt;&lt;p&gt;&lt;/p&gt;&lt;ul&gt;&lt;li&gt;Pas de réception de dépôts&lt;/li&gt;&lt;/ul&gt;</text:p>
          </table:table-cell>
          <table:table-cell/>
        </table:table-row>
        <table:table-row table:style-name="ro1">
          <table:table-cell office:value-type="float" office:value="1077">
            <text:p>1077</text:p>
          </table:table-cell>
          <table:table-cell office:value-type="string">
            <text:p>Autres lieux</text:p>
          </table:table-cell>
          <table:table-cell office:value-type="string">
            <text:p>Centre Rabelais</text:p>
          </table:table-cell>
          <table:table-cell office:value-type="string">
            <text:p>Montpellier Centre</text:p>
          </table:table-cell>
          <table:table-cell office:value-type="string">
            <text:p>Comédie</text:p>
          </table:table-cell>
          <table:table-cell table:number-columns-repeated="8"/>
          <table:table-cell office:value-type="string">
            <text:p>29</text:p>
          </table:table-cell>
          <table:table-cell/>
          <table:table-cell office:value-type="string">
            <text:p>boulevard Sarrail</text:p>
          </table:table-cell>
          <table:table-cell/>
          <table:table-cell office:value-type="string">
            <text:p>Esplanade Charles-de-Gau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table:number-columns-repeated="3"/>
        </table:table-row>
        <table:table-row table:style-name="ro1">
          <table:table-cell office:value-type="float" office:value="1078">
            <text:p>1078</text:p>
          </table:table-cell>
          <table:table-cell office:value-type="string">
            <text:p>Cinémas</text:p>
          </table:table-cell>
          <table:table-cell office:value-type="string">
            <text:p>Le monoquini</text:p>
          </table:table-cell>
          <table:table-cell office:value-type="string">
            <text:p>Montpellier Centre</text:p>
          </table:table-cell>
          <table:table-cell office:value-type="string">
            <text:p>Gares</text:p>
          </table:table-cell>
          <table:table-cell table:number-columns-repeated="2" office:value-type="string">
            <text:p>04 67 42 79 44</text:p>
          </table:table-cell>
          <table:table-cell office:value-type="string">
            <text:p>info@monoquini.net</text:p>
          </table:table-cell>
          <table:table-cell office:value-type="string">
            <text:p>monoquini.over-blog.com/</text:p>
          </table:table-cell>
          <table:table-cell office:value-type="string">
            <text:p>Antigone</text:p>
          </table:table-cell>
          <table:table-cell table:number-columns-repeated="3"/>
          <table:table-cell office:value-type="string">
            <text:p>5</text:p>
          </table:table-cell>
          <table:table-cell/>
          <table:table-cell office:value-type="string">
            <text:p>rue Bayard</text:p>
          </table:table-cell>
          <table:table-cell table:number-columns-repeated="2"/>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table:number-columns-repeated="2"/>
          <table:table-cell office:value-type="string">
            <text:p>60</text:p>
          </table:table-cell>
          <table:table-cell table:number-columns-repeated="2"/>
          <table:table-cell office:value-type="string">
            <text:p>ligne 1, hôtel de ville ou Antigone</text:p>
          </table:table-cell>
          <table:table-cell/>
          <table:table-cell office:value-type="string">
            <text:p>&lt;h5&gt;Cinéma de poche&lt;/h5&gt;&lt;p&gt;Pocket cinema / Taschenkino / Cine de bolsa&lt;br /&gt;Association pour la diffusion des arts sonores et visuels&lt;/p&gt;&lt;p&gt;Le monoquini est une association de loi 1901 créée en 2002 dont la vocation est de promouvoir les arts audiovisuels et la création contemporaine. &lt;br /&gt;Le monoquini est aussi un espace d’une soixantaine de places, modulable selon les projets - un cinéma de poche où ont lieu des séances de cinéma expérimental, de films underground, de films et vidéos d’artistes, de films rares et oubliés, des curiosités d’origine et de nature diverses… ainsi que des concerts de musique expérimentale, des performances et des installations d’artistes. &lt;br /&gt;Le cadre convivial du monoquini (bar et petite restauration à prix modiques) privilégie la rencontre, et nombre d’artistes invités, cinéastes, vidéastes, chercheurs, auteurs, collectionneurs de tous horizons, nous ont fait profiter de leur présence. &lt;/p&gt;&lt;p&gt;L’adhésion pour l’année, de 2 euros, est obligatoire. Elle permet d’être informé régulièrement de la programmation et de bénéficier du tarif adhérent pour chaque événement. Le monoquini reçoit le soutien financier de la Ville de Montpellier.&lt;/p&gt;&lt;p&gt;Nombre de places limité ! Réservation conseillée&lt;br /&gt;Ouverture des portes à 20 heures&lt;/p&gt;</text:p>
          </table:table-cell>
          <table:table-cell/>
        </table:table-row>
        <table:table-row table:style-name="ro1">
          <table:table-cell office:value-type="float" office:value="1079">
            <text:p>1079</text:p>
          </table:table-cell>
          <table:table-cell office:value-type="string">
            <text:p>Autres contacts utiles</text:p>
          </table:table-cell>
          <table:table-cell office:value-type="string">
            <text:p>ESJ - Montpellier</text:p>
          </table:table-cell>
          <table:table-cell office:value-type="string">
            <text:p>Port Marianne</text:p>
          </table:table-cell>
          <table:table-cell office:value-type="string">
            <text:p>Grammont</text:p>
          </table:table-cell>
          <table:table-cell office:value-type="string">
            <text:p>04 67 65 67 97</text:p>
          </table:table-cell>
          <table:table-cell office:value-type="string">
            <text:p>04 67 65 67 63</text:p>
          </table:table-cell>
          <table:table-cell office:value-type="string">
            <text:p>esj-montpellier@esj-lille.fr</text:p>
          </table:table-cell>
          <table:table-cell office:value-type="string">
            <text:p>www.esj-lille.fr</text:p>
          </table:table-cell>
          <table:table-cell table:number-columns-repeated="6"/>
          <table:table-cell office:value-type="string">
            <text:p>Avenue Albert-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h3 class="AccueilTitre"&gt;L'École supérieure de journalisme de Lille&lt;br /&gt;antenne de Montpellier&lt;/h3&gt;&lt;p&gt;Créée en 1924, l'École supérieure de journalisme de Lille est une des premières écoles professionnelles de formation au journalisme en Europe. &lt;/p&gt;&lt;p&gt;En 2002, elle ouvre une antenne à Montpellier&lt;/p&gt;</text:p>
          </table:table-cell>
          <table:table-cell/>
        </table:table-row>
        <table:table-row table:style-name="ro1">
          <table:table-cell office:value-type="float" office:value="1080">
            <text:p>1080</text:p>
          </table:table-cell>
          <table:table-cell office:value-type="string">
            <text:p>Adresses utiles</text:p>
          </table:table-cell>
          <table:table-cell office:value-type="string">
            <text:p>Le club de la presse</text:p>
          </table:table-cell>
          <table:table-cell office:value-type="string">
            <text:p>Montpellier Centre</text:p>
          </table:table-cell>
          <table:table-cell office:value-type="string">
            <text:p>Antigone</text:p>
          </table:table-cell>
          <table:table-cell office:value-type="string">
            <text:p>04 67 65 39 09</text:p>
          </table:table-cell>
          <table:table-cell office:value-type="string">
            <text:p>04 67 64 59 40</text:p>
          </table:table-cell>
          <table:table-cell office:value-type="string">
            <text:p>contact@clubpresse.org</text:p>
          </table:table-cell>
          <table:table-cell office:value-type="string">
            <text:p>www.clubpresse.org</text:p>
          </table:table-cell>
          <table:table-cell table:number-columns-repeated="4"/>
          <table:table-cell office:value-type="string">
            <text:p>1</text:p>
          </table:table-cell>
          <table:table-cell/>
          <table:table-cell office:value-type="string">
            <text:p>place du Nombre d'O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Club de la Presse de Montpellier - Hérault - Languedoc-Roussillon&lt;/p&gt;&lt;p&gt;Fondé en 1984, le club vient de fêter ses 20 ans.&lt;br /&gt;Fort de son expérience, il s’affiche comme le lieu de rencontre, de débat et de solidarité pour les personnes travaillant dans le monde du journalisme et de la communication.&lt;br /&gt;Un simple but : mieux se connaître, mieux appréhender les pratiques de chacun des métiers, pour mieux travailler ensemble à servir l’information. Tous les médias de la région sont représentés au Club ainsi que de nombreuses institutions et entreprises régionales, également présentes par le biais de leurs responsables de communication. Tous contribuent à la vitalité du Club. &lt;/p&gt;&lt;ul&gt;&lt;li&gt;Ouvert du lundi au vendredi, de 10h à 17h, sans interruption&lt;/li&gt;&lt;/ul&gt;</text:p>
          </table:table-cell>
          <table:table-cell/>
        </table:table-row>
        <table:table-row table:style-name="ro1">
          <table:table-cell office:value-type="float" office:value="1081">
            <text:p>1081</text:p>
          </table:table-cell>
          <table:table-cell office:value-type="string">
            <text:p>Autres contacts utiles</text:p>
          </table:table-cell>
          <table:table-cell office:value-type="string">
            <text:p>L'Université du Tiers Temps</text:p>
          </table:table-cell>
          <table:table-cell office:value-type="string">
            <text:p>Montpellier Centre</text:p>
          </table:table-cell>
          <table:table-cell office:value-type="string">
            <text:p>Centre historique</text:p>
          </table:table-cell>
          <table:table-cell office:value-type="string">
            <text:p>04 67 60 66 73</text:p>
          </table:table-cell>
          <table:table-cell office:value-type="string">
            <text:p>04 67 60 89 93</text:p>
          </table:table-cell>
          <table:table-cell office:value-type="string">
            <text:p>utt@univ-montp3.fr</text:p>
          </table:table-cell>
          <table:table-cell office:value-type="string">
            <text:p>www.univ-montp3.fr/index.php?option=com_content&amp;task=view&amp;id=74&amp;Itemid=38</text:p>
          </table:table-cell>
          <table:table-cell table:number-columns-repeated="4"/>
          <table:table-cell office:value-type="string">
            <text:p>2</text:p>
          </table:table-cell>
          <table:table-cell/>
          <table:table-cell office:value-type="string">
            <text:p>place Pétrarqu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083">
            <text:p>1083</text:p>
          </table:table-cell>
          <table:table-cell office:value-type="string">
            <text:p>Services municipaux</text:p>
          </table:table-cell>
          <table:table-cell office:value-type="string">
            <text:p>Direction urbanisme opérationnel (DUOP)</text:p>
          </table:table-cell>
          <table:table-cell office:value-type="string">
            <text:p>Montpellier Centre</text:p>
          </table:table-cell>
          <table:table-cell office:value-type="string">
            <text:p>Antigone</text:p>
          </table:table-cell>
          <table:table-cell office:value-type="string">
            <text:p>04 67 34 74 55</text:p>
          </table:table-cell>
          <table:table-cell office:value-type="string">
            <text:p>04 67 34 74 05</text:p>
          </table:table-cell>
          <table:table-cell table:number-columns-repeated="6"/>
          <table:table-cell office:value-type="string">
            <text:p>474</text:p>
          </table:table-cell>
          <table:table-cell/>
          <table:table-cell office:value-type="string">
            <text:p>allée</text:p>
          </table:table-cell>
          <table:table-cell office:value-type="string">
            <text:p>Henri II de Montmorency</text:p>
          </table:table-cell>
          <table:table-cell office:value-type="string">
            <text:p>(anciens locaux France Télécom) au troisième étage</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2">
            <text:p>2</text:p>
          </table:table-cell>
          <table:table-cell table:number-columns-repeated="2" office:value-type="string">
            <text:p>AUX_NORMES</text:p>
          </table:table-cell>
          <table:table-cell table:number-columns-repeated="3"/>
          <table:table-cell office:value-type="string">
            <text:p>ligne 1, station Antigone ou Léon-Blum</text:p>
          </table:table-cell>
          <table:table-cell/>
          <table:table-cell office:value-type="string">
            <text:p>&lt;p&gt;Cette direction comprend 3 services (foncier op&amp;#233;rationnel, domanialit&amp;#233; publique, droit des sols) en charge&lt;/p&gt; &lt;p&gt;- de d&amp;#233;livrer des renseignements et actes directement li&amp;#233;s &amp;#224; l&amp;#8217;urbanisme ,&lt;/p&gt; &lt;p&gt;- de r&amp;#233;ceptionner les autorisations d&amp;#8217;occupation du sol pour instruction (permis de construire, de d&amp;#233;molir, d&amp;#233;claration pr&amp;#233;alable, &amp;#8230;),&lt;/p&gt; &lt;p&gt;- de traiter les d&amp;#233;clarations d&amp;#8217;intention d&amp;#8217;ali&amp;#233;ner notamment.&lt;/p&gt; &lt;p&gt;&amp;#160;&lt;/p&gt; &lt;p&gt;&lt;strong&gt;Horaires d'ouverture&lt;/strong&gt;&lt;/p&gt; &lt;p&gt;- de 8h30 &amp;#224; 12h00 et de 13 h30 &amp;#224; 17h00 : lundi, mardi, mercredi, vendredi&lt;/p&gt; &lt;p&gt;- de 8h30 &amp;#224; 12h et de 13h30 &lt;strong&gt;&amp;#224; 19h : le jeudi&lt;/strong&gt;&lt;/p&gt; &lt;p&gt;&amp;#160;&lt;/p&gt;</text:p>
          </table:table-cell>
          <table:table-cell office:value-type="string">
            <text:p>&lt;ul&gt; &lt;li&gt;Adresse postale&lt;br&gt;Direction urbanisme op&amp;#233;rationnelle (Duop)&lt;br&gt;Mairie de Montpellier&lt;br&gt;1 place Francis-Ponge&lt;br&gt;34064 Montpellier Cedex 2&lt;/li&gt; &lt;/ul&gt;</text:p>
          </table:table-cell>
        </table:table-row>
        <table:table-row table:style-name="ro1">
          <table:table-cell office:value-type="float" office:value="1084">
            <text:p>1084</text:p>
          </table:table-cell>
          <table:table-cell office:value-type="string">
            <text:p>Associations</text:p>
          </table:table-cell>
          <table:table-cell office:value-type="string">
            <text:p>Union des aveugles et handicapés de la vue de Montpellier et de la région</text:p>
          </table:table-cell>
          <table:table-cell office:value-type="string">
            <text:p>Montpellier Centre</text:p>
          </table:table-cell>
          <table:table-cell office:value-type="string">
            <text:p>Antigone</text:p>
          </table:table-cell>
          <table:table-cell office:value-type="string">
            <text:p>04 67 50 50 60</text:p>
          </table:table-cell>
          <table:table-cell office:value-type="string">
            <text:p>04 67 22 32 38</text:p>
          </table:table-cell>
          <table:table-cell office:value-type="string">
            <text:p>accueil@uahv-lr.com</text:p>
          </table:table-cell>
          <table:table-cell office:value-type="string">
            <text:p>www.uahv-lr.com</text:p>
          </table:table-cell>
          <table:table-cell table:number-columns-repeated="4"/>
          <table:table-cell office:value-type="string">
            <text:p>420</text:p>
          </table:table-cell>
          <table:table-cell/>
          <table:table-cell office:value-type="string">
            <text:p>allée Henri II de Montmorenc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085">
            <text:p>1085</text:p>
          </table:table-cell>
          <table:table-cell office:value-type="string">
            <text:p>Pôles emploi</text:p>
          </table:table-cell>
          <table:table-cell office:value-type="string">
            <text:p>Association pour l'emploi des cadres - Apec</text:p>
          </table:table-cell>
          <table:table-cell office:value-type="string">
            <text:p>Montpellier Centre</text:p>
          </table:table-cell>
          <table:table-cell office:value-type="string">
            <text:p>Antigone</text:p>
          </table:table-cell>
          <table:table-cell office:value-type="string">
            <text:p>0 810 805 805 (prix d'un appel local)</text:p>
          </table:table-cell>
          <table:table-cell office:value-type="string">
            <text:p>04 67 13 43 01</text:p>
          </table:table-cell>
          <table:table-cell/>
          <table:table-cell office:value-type="string">
            <text:p>www.apec.fr</text:p>
          </table:table-cell>
          <table:table-cell table:number-columns-repeated="4"/>
          <table:table-cell office:value-type="string">
            <text:p>170</text:p>
          </table:table-cell>
          <table:table-cell/>
          <table:table-cell office:value-type="string">
            <text:p>rue Léon-Blum</text:p>
          </table:table-cell>
          <table:table-cell/>
          <table:table-cell office:value-type="string">
            <text:p>Immeuble La Vigie - Bâtiment B - BP 1151</text:p>
          </table:table-cell>
          <table:table-cell office:value-type="string">
            <text:p>34009</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5"/>
          <table:table-cell office:value-type="string">
            <text:p>ligne 1, station Léon-Blum</text:p>
          </table:table-cell>
          <table:table-cell/>
          <table:table-cell office:value-type="string">
            <text:p>&lt;p&gt; &lt;/p&gt;</text:p>
          </table:table-cell>
          <table:table-cell/>
        </table:table-row>
        <table:table-row table:style-name="ro1">
          <table:table-cell office:value-type="float" office:value="1086">
            <text:p>1086</text:p>
          </table:table-cell>
          <table:table-cell office:value-type="string">
            <text:p>Salles de réunions</text:p>
          </table:table-cell>
          <table:table-cell office:value-type="string">
            <text:p>Maison des Syndicats</text:p>
          </table:table-cell>
          <table:table-cell office:value-type="string">
            <text:p>Montpellier Centre</text:p>
          </table:table-cell>
          <table:table-cell office:value-type="string">
            <text:p>Antigone</text:p>
          </table:table-cell>
          <table:table-cell table:number-columns-repeated="8"/>
          <table:table-cell office:value-type="string">
            <text:p>15</text:p>
          </table:table-cell>
          <table:table-cell/>
          <table:table-cell office:value-type="string">
            <text:p>place Zeu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Léon-Blum</text:p>
          </table:table-cell>
          <table:table-cell/>
          <table:table-cell office:value-type="string">
            <text:p>&lt;p&gt;Salle François Peloutier&lt;/p&gt;</text:p>
          </table:table-cell>
          <table:table-cell/>
        </table:table-row>
        <table:table-row table:style-name="ro1">
          <table:table-cell office:value-type="float" office:value="1087">
            <text:p>1087</text:p>
          </table:table-cell>
          <table:table-cell office:value-type="string">
            <text:p>Salles d'expo</text:p>
          </table:table-cell>
          <table:table-cell office:value-type="string">
            <text:p>Frac Languedoc-Roussillon</text:p>
          </table:table-cell>
          <table:table-cell office:value-type="string">
            <text:p>Montpellier Centre</text:p>
          </table:table-cell>
          <table:table-cell office:value-type="string">
            <text:p>Gambetta</text:p>
          </table:table-cell>
          <table:table-cell office:value-type="string">
            <text:p>04 99 74 20 35</text:p>
          </table:table-cell>
          <table:table-cell office:value-type="string">
            <text:p>04 99 74 00 49</text:p>
          </table:table-cell>
          <table:table-cell office:value-type="string">
            <text:p>frac@fraclr.org</text:p>
          </table:table-cell>
          <table:table-cell office:value-type="string">
            <text:p>www.fraclr.org</text:p>
          </table:table-cell>
          <table:table-cell office:value-type="string">
            <text:p>Gambetta</text:p>
          </table:table-cell>
          <table:table-cell table:number-columns-repeated="3"/>
          <table:table-cell office:value-type="string">
            <text:p>4</text:p>
          </table:table-cell>
          <table:table-cell/>
          <table:table-cell office:value-type="string">
            <text:p>rue Rambau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table-cell office:value-type="string">
            <text:p>PRATICABLE</text:p>
          </table:table-cell>
          <table:table-cell table:number-columns-repeated="4"/>
          <table:table-cell office:value-type="string">
            <text:p>ligne 15, arrêt Gambetta</text:p>
          </table:table-cell>
          <table:table-cell office:value-type="string">
            <text:p>&lt;p&gt; &lt;/p&gt;</text:p>
          </table:table-cell>
          <table:table-cell/>
        </table:table-row>
        <table:table-row table:style-name="ro1">
          <table:table-cell office:value-type="float" office:value="1088">
            <text:p>1088</text:p>
          </table:table-cell>
          <table:table-cell office:value-type="string">
            <text:p>Salles d'expo</text:p>
          </table:table-cell>
          <table:table-cell office:value-type="string">
            <text:p>Chapelle de la Miséricorde</text:p>
          </table:table-cell>
          <table:table-cell office:value-type="string">
            <text:p>Montpellier Centre</text:p>
          </table:table-cell>
          <table:table-cell office:value-type="string">
            <text:p>Centre historique</text:p>
          </table:table-cell>
          <table:table-cell table:number-columns-repeated="4"/>
          <table:table-cell office:value-type="string">
            <text:p>Le Corum</text:p>
          </table:table-cell>
          <table:table-cell table:number-columns-repeated="5"/>
          <table:table-cell office:value-type="string">
            <text:p>Rue de la Monna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text:p>
          </table:table-cell>
          <table:table-cell table:number-columns-repeated="3"/>
        </table:table-row>
        <table:table-row table:style-name="ro1">
          <table:table-cell office:value-type="float" office:value="1089">
            <text:p>1089</text:p>
          </table:table-cell>
          <table:table-cell office:value-type="string">
            <text:p>Salles d'expo</text:p>
          </table:table-cell>
          <table:table-cell office:value-type="string">
            <text:p>Galerie d’O</text:p>
          </table:table-cell>
          <table:table-cell office:value-type="string">
            <text:p>Les Cévennes</text:p>
          </table:table-cell>
          <table:table-cell office:value-type="string">
            <text:p>Alco</text:p>
          </table:table-cell>
          <table:table-cell office:value-type="string">
            <text:p>04 67 67 76 17</text:p>
          </table:table-cell>
          <table:table-cell/>
          <table:table-cell office:value-type="string">
            <text:p>espacedart-chateaudo@cg34.fr</text:p>
          </table:table-cell>
          <table:table-cell office:value-type="string">
            <text:p>www.cg34.fr/loisirs/culture/art/art.html</text:p>
          </table:table-cell>
          <table:table-cell table:number-columns-repeated="6"/>
          <table:table-cell office:value-type="string">
            <text:p>Avenue des Moulins</text:p>
          </table:table-cell>
          <table:table-cell/>
          <table:table-cell office:value-type="string">
            <text:p>Domaine d’O</text:p>
          </table:table-cell>
          <table:table-cell office:value-type="string">
            <text:p>34</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hâteau d’O</text:p>
          </table:table-cell>
          <table:table-cell office:value-type="string">
            <text:p>lignes 7 et 16</text:p>
          </table:table-cell>
          <table:table-cell office:value-type="string">
            <text:p>&lt;ul&gt;&lt;li&gt;accès (entrée rond-point du Château d’O)&lt;/li&gt;&lt;li&gt;accueil&lt;br /&gt;du mardi au dimanche de 14h à 17h15, sauf jours fériés. &lt;br /&gt;le mercredi de 10h à 12h et de 14h à 17h15&lt;/li&gt;&lt;li&gt;Visites commentées le dimanche à 15h30&lt;/li&gt;&lt;li&gt;entrée libre&lt;/li&gt;&lt;/ul&gt;&lt;p&gt;La Galerie d’O propose un dispositif pédagogique de sensibilisation à la création&lt;br /&gt;d’aujourd’hui à travers diverses actions en relation avec l’Education nationale et le réseau associatif du département. &lt;br /&gt;Du primaire à l’Université, des visites dialoguées ou commentées&lt;br /&gt;sont proposées par une médiatrice tout au long de l’année scolaire. Cette personne est&lt;br /&gt;également à la disposition du public adulte, des associations, des comités d’entreprises,&lt;br /&gt;de l’Université du tiers temps… &lt;br /&gt;Accueil des groupes sur réservation : Tél. : 04 67 67 69 83&lt;/p&gt;</text:p>
          </table:table-cell>
          <table:table-cell/>
        </table:table-row>
        <table:table-row table:style-name="ro1">
          <table:table-cell office:value-type="float" office:value="1091">
            <text:p>1091</text:p>
          </table:table-cell>
          <table:table-cell office:value-type="string">
            <text:p>Centres de loisirs des Maisons pour tous</text:p>
          </table:table-cell>
          <table:table-cell office:value-type="string">
            <text:p>Accueil Sans Hébergement adolescents de la Maison pour tous Georges-Brassens</text:p>
          </table:table-cell>
          <table:table-cell office:value-type="string">
            <text:p>Mosson</text:p>
          </table:table-cell>
          <table:table-cell office:value-type="string">
            <text:p>Les Hauts de Massane</text:p>
          </table:table-cell>
          <table:table-cell office:value-type="string">
            <text:p>04 67 40 40 11</text:p>
          </table:table-cell>
          <table:table-cell table:number-columns-repeated="9"/>
          <table:table-cell office:value-type="string">
            <text:p>Place Jacques-Bre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pour les enfants de 13 à 17 ans&lt;/li&gt;&lt;li&gt;les lundis, mardis, jeudi et vendredi de 17h à 19h&lt;/li&gt;&lt;li&gt;les mercredis de 10h à 12h et de 13h à 18h&lt;/li&gt;&lt;li&gt;les samedis de 14h à 22h&lt;/li&gt;&lt;li&gt;les dimanches de 14h à 18h (occasionnels lors d'organisation de stages, séjours, sorties et activités sportives)&lt;/li&gt;&lt;/ul&gt;&lt;p&gt;Pour en savoir plus : &lt;a id="518" href="#" typelien="LienInterne"&gt;Maison pour tous Georges-Brassens&lt;/a&gt;&lt;/p&gt;</text:p>
          </table:table-cell>
          <table:table-cell/>
        </table:table-row>
        <table:table-row table:style-name="ro1">
          <table:table-cell office:value-type="float" office:value="1092">
            <text:p>1092</text:p>
          </table:table-cell>
          <table:table-cell office:value-type="string">
            <text:p>Centres de loisirs des Maisons pour tous</text:p>
          </table:table-cell>
          <table:table-cell office:value-type="string">
            <text:p>Accueil Sans Hébergement primaire de la Maison pour tous François-Villon</text:p>
          </table:table-cell>
          <table:table-cell office:value-type="string">
            <text:p>Les Cévennes</text:p>
          </table:table-cell>
          <table:table-cell office:value-type="string">
            <text:p>Alco</text:p>
          </table:table-cell>
          <table:table-cell office:value-type="string">
            <text:p>04 67 45 04 57</text:p>
          </table:table-cell>
          <table:table-cell table:number-columns-repeated="9"/>
          <table:table-cell office:value-type="string">
            <text:p>Rue des Araucari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525" title="maison pour tous François-Villon" href="#" typelien="LienInterne"&gt;Maison pour tous François-Villon&lt;/a&gt;&lt;/p&gt;</text:p>
          </table:table-cell>
          <table:table-cell/>
        </table:table-row>
        <table:table-row table:style-name="ro1">
          <table:table-cell office:value-type="float" office:value="1093">
            <text:p>1093</text:p>
          </table:table-cell>
          <table:table-cell office:value-type="string">
            <text:p>Centres de loisirs des Maisons pour tous</text:p>
          </table:table-cell>
          <table:table-cell office:value-type="string">
            <text:p>Accueil Sans Hébergement adolescents de la Maison pour tous François-Villon</text:p>
          </table:table-cell>
          <table:table-cell office:value-type="string">
            <text:p>Les Cévennes</text:p>
          </table:table-cell>
          <table:table-cell office:value-type="string">
            <text:p>Alco</text:p>
          </table:table-cell>
          <table:table-cell office:value-type="string">
            <text:p>04 67 45 04 57</text:p>
          </table:table-cell>
          <table:table-cell table:number-columns-repeated="9"/>
          <table:table-cell office:value-type="string">
            <text:p>Rue des Araucari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pour les enfants de 12 à 15 ans&lt;/li&gt;&lt;li&gt;ouvert les mercredis de 14h à 18h et vacances scolaires de 8h à 18h&lt;/li&gt;&lt;/ul&gt;&lt;p&gt;Pour en savoir plus : &lt;a id="525" title="maison pour tous François-Villon" href="#" typelien="LienInterne"&gt;Maison pour tous François-Villon&lt;/a&gt;&lt;/p&gt;</text:p>
          </table:table-cell>
          <table:table-cell/>
        </table:table-row>
        <table:table-row table:style-name="ro1">
          <table:table-cell office:value-type="float" office:value="1094">
            <text:p>1094</text:p>
          </table:table-cell>
          <table:table-cell office:value-type="string">
            <text:p>Centres de loisirs des Maisons pour tous</text:p>
          </table:table-cell>
          <table:table-cell office:value-type="string">
            <text:p>Accueil Sans Hébergement adolescents de la Maison pour tous André-Chamson</text:p>
          </table:table-cell>
          <table:table-cell office:value-type="string">
            <text:p>Les Cévennes</text:p>
          </table:table-cell>
          <table:table-cell office:value-type="string">
            <text:p>La Martelle</text:p>
          </table:table-cell>
          <table:table-cell office:value-type="string">
            <text:p>04 67 75 10 55</text:p>
          </table:table-cell>
          <table:table-cell table:number-columns-repeated="7"/>
          <table:table-cell office:value-type="string">
            <text:p>105</text:p>
          </table:table-cell>
          <table:table-cell/>
          <table:table-cell office:value-type="string">
            <text:p>rue Gustave Eiff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à partir de 12 ans&lt;/li&gt;&lt;li&gt;ouvert les mercredis de 17h à 19h30 (sorties, mise en place de projets)&lt;/li&gt;&lt;li&gt;vacances scolaires journée ou demi-journée et séjours&lt;/li&gt;&lt;/ul&gt;&lt;p&gt;Pour en savoir plus : &lt;a id="526" title="maison pour tous André Chamson" href="#" typelien="LienInterne"&gt;Maison pour tous André-Chamson&lt;/a&gt;&lt;/p&gt;</text:p>
          </table:table-cell>
          <table:table-cell/>
        </table:table-row>
        <table:table-row table:style-name="ro1">
          <table:table-cell office:value-type="float" office:value="1095">
            <text:p>1095</text:p>
          </table:table-cell>
          <table:table-cell office:value-type="string">
            <text:p>Centres de loisirs des Maisons pour tous</text:p>
          </table:table-cell>
          <table:table-cell office:value-type="string">
            <text:p>Accueil Sans Hébergement maternel de la Maison pour tous Marcel-Pagnol</text:p>
          </table:table-cell>
          <table:table-cell office:value-type="string">
            <text:p>Les Cévennes</text:p>
          </table:table-cell>
          <table:table-cell office:value-type="string">
            <text:p>La Chamberte</text:p>
          </table:table-cell>
          <table:table-cell office:value-type="string">
            <text:p>04 67 42 98 51</text:p>
          </table:table-cell>
          <table:table-cell table:number-columns-repeated="7"/>
          <table:table-cell office:value-type="string">
            <text:p>64</text:p>
          </table:table-cell>
          <table:table-cell/>
          <table:table-cell office:value-type="string">
            <text:p>Route de Lavérun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maternel&lt;/p&gt;&lt;ul&gt;&lt;li&gt;Pour les enfants de 3 à 6 ans&lt;/li&gt;&lt;li&gt;ouvert les mercredis et vacances scolaires de 8h à 18h &lt;/li&gt;&lt;/ul&gt;&lt;p&gt;Pour en savoir plus : &lt;a id="696" title="maison pour tous Marcel-Pagnol" href="#" typelien="LienInterne"&gt;Maison pour tous Marcel-Pagnol&lt;/a&gt;&lt;/p&gt;</text:p>
          </table:table-cell>
          <table:table-cell/>
        </table:table-row>
        <table:table-row table:style-name="ro1">
          <table:table-cell office:value-type="float" office:value="1096">
            <text:p>1096</text:p>
          </table:table-cell>
          <table:table-cell office:value-type="string">
            <text:p>Centres de loisirs des Maisons pour tous</text:p>
          </table:table-cell>
          <table:table-cell office:value-type="string">
            <text:p>Accueil Sans Hébergement primaire de la Maison pour tous Boris-Vian</text:p>
          </table:table-cell>
          <table:table-cell office:value-type="string">
            <text:p>Prés d'Arènes</text:p>
          </table:table-cell>
          <table:table-cell office:value-type="string">
            <text:p>Les Aiguerelles</text:p>
          </table:table-cell>
          <table:table-cell office:value-type="string">
            <text:p>04 67 64 14 67</text:p>
          </table:table-cell>
          <table:table-cell table:number-columns-repeated="7"/>
          <table:table-cell office:value-type="string">
            <text:p>14</text:p>
          </table:table-cell>
          <table:table-cell/>
          <table:table-cell office:value-type="string">
            <text:p>rue de l'Améthyst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8h&lt;/li&gt;&lt;/ul&gt;&lt;p&gt;Pour en savoir plus : &lt;a id="TPL_ANNUAIRE" title="maison pour tous Boris-Vian" href="#" ancre="323" typelien="LienTemplate"&gt;Maison pour tous Boris-Vian&lt;/a&gt;&lt;/p&gt;</text:p>
          </table:table-cell>
          <table:table-cell/>
        </table:table-row>
        <table:table-row table:style-name="ro1">
          <table:table-cell office:value-type="float" office:value="1097">
            <text:p>1097</text:p>
          </table:table-cell>
          <table:table-cell office:value-type="string">
            <text:p>Centres de loisirs des Maisons pour tous</text:p>
          </table:table-cell>
          <table:table-cell office:value-type="string">
            <text:p>Accueil Sans Hébergement adolescents de la Maison de quartier Jean-Pierre-Caillens</text:p>
          </table:table-cell>
          <table:table-cell office:value-type="string">
            <text:p>Prés d'Arènes</text:p>
          </table:table-cell>
          <table:table-cell office:value-type="string">
            <text:p>Tournezy</text:p>
          </table:table-cell>
          <table:table-cell office:value-type="string">
            <text:p>04 67 42 63 04</text:p>
          </table:table-cell>
          <table:table-cell table:number-columns-repeated="9"/>
          <table:table-cell office:value-type="string">
            <text:p>Place de Tibéria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Pour les enfants de 12 à 16 ans&lt;/li&gt;&lt;li&gt;ouvert les mercredis et vacances scolaires de 8h à 18h&lt;/li&gt;&lt;/ul&gt;&lt;p&gt;Pour en savoir plus : &lt;a id="531" title="maison de quartier Jean-Pierre-Caillens" href="#" typelien="LienInterne"&gt;Maison de quartier Jean-Pierre-Caillens &lt;/a&gt;&lt;/p&gt;</text:p>
          </table:table-cell>
          <table:table-cell/>
        </table:table-row>
        <table:table-row table:style-name="ro1">
          <table:table-cell office:value-type="float" office:value="1098">
            <text:p>1098</text:p>
          </table:table-cell>
          <table:table-cell office:value-type="string">
            <text:p>Centres de loisirs des Maisons pour tous</text:p>
          </table:table-cell>
          <table:table-cell office:value-type="string">
            <text:p>Accueil Sans Hébergement primaire de la Maison pour tous L'Escoutaïre</text:p>
          </table:table-cell>
          <table:table-cell office:value-type="string">
            <text:p>Prés d'Arènes</text:p>
          </table:table-cell>
          <table:table-cell office:value-type="string">
            <text:p>Saint Martin</text:p>
          </table:table-cell>
          <table:table-cell office:value-type="string">
            <text:p>04 67 65 32 70</text:p>
          </table:table-cell>
          <table:table-cell table:number-columns-repeated="7"/>
          <table:table-cell office:value-type="string">
            <text:p>67</text:p>
          </table:table-cell>
          <table:table-cell/>
          <table:table-cell office:value-type="string">
            <text:p>rue des Razeteur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 &lt;/li&gt;&lt;li&gt;ouvert les mercredis et vacances scolaires de 8h à 18h&lt;/li&gt;&lt;/ul&gt;&lt;p&gt;Pour en savoir plus : &lt;a id="532" title="maison pour tous l'Escoutaïre" href="#" typelien="LienInterne"&gt;Maison pour tous l'Escoutaïre&lt;/a&gt;&lt;/p&gt;</text:p>
          </table:table-cell>
          <table:table-cell/>
        </table:table-row>
        <table:table-row table:style-name="ro1">
          <table:table-cell office:value-type="float" office:value="1099">
            <text:p>1099</text:p>
          </table:table-cell>
          <table:table-cell office:value-type="string">
            <text:p>Centres de loisirs des Maisons pour tous</text:p>
          </table:table-cell>
          <table:table-cell office:value-type="string">
            <text:p>Accueil Sans Hébergement primaire de la Maison de quartier Pierre-Azéma</text:p>
          </table:table-cell>
          <table:table-cell office:value-type="string">
            <text:p>Port Marianne</text:p>
          </table:table-cell>
          <table:table-cell office:value-type="string">
            <text:p>La Pompignane</text:p>
          </table:table-cell>
          <table:table-cell office:value-type="string">
            <text:p>04 67 02 48 52</text:p>
          </table:table-cell>
          <table:table-cell table:number-columns-repeated="7"/>
          <table:table-cell office:value-type="string">
            <text:p>35</text:p>
          </table:table-cell>
          <table:table-cell/>
          <table:table-cell office:value-type="string">
            <text:p>rue André-Malr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h à 17h45&lt;/li&gt;&lt;/ul&gt;&lt;p&gt;Pour en savoir plus : &lt;a id="534" title="maison pour tous Pierre-Azéma" href="#" typelien="LienInterne"&gt;Maison de quartier Pierre-Azéma&lt;/a&gt;&lt;/p&gt;</text:p>
          </table:table-cell>
          <table:table-cell/>
        </table:table-row>
        <table:table-row table:style-name="ro1">
          <table:table-cell office:value-type="float" office:value="1100">
            <text:p>1100</text:p>
          </table:table-cell>
          <table:table-cell office:value-type="string">
            <text:p>Centres de loisirs des Maisons pour tous</text:p>
          </table:table-cell>
          <table:table-cell office:value-type="string">
            <text:p>Accueil Sans Hébergement primaire de la Maison pour tous Albert-Dubout</text:p>
          </table:table-cell>
          <table:table-cell office:value-type="string">
            <text:p>Hôpitaux - Facultés</text:p>
          </table:table-cell>
          <table:table-cell office:value-type="string">
            <text:p>Aiguelongue</text:p>
          </table:table-cell>
          <table:table-cell office:value-type="string">
            <text:p>04 67 02 68 58</text:p>
          </table:table-cell>
          <table:table-cell table:number-columns-repeated="7"/>
          <table:table-cell office:value-type="string">
            <text:p>2 bis</text:p>
          </table:table-cell>
          <table:table-cell/>
          <table:table-cell office:value-type="string">
            <text:p>rue des Tourterelles</text:p>
          </table:table-cell>
          <table:table-cell/>
          <table:table-cell office:value-type="string">
            <text:p>Ecole maternelle Luis-de-Camoens</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primaire&lt;/p&gt;&lt;ul&gt;&lt;li&gt;pour les enfants de 6 à 12 ans&lt;/li&gt;&lt;li&gt;ouvert les mercredis et vacances scolaires de 8 à 18 heures &lt;/li&gt;&lt;/ul&gt;&lt;p&gt;Pour en savoir plus : &lt;a id="536" title="maison pour tous Albert Dubout" href="#" typelien="LienInterne"&gt;Maison pour tous Albert-Dubout&lt;/a&gt;&lt;/p&gt;</text:p>
          </table:table-cell>
          <table:table-cell/>
        </table:table-row>
        <table:table-row table:style-name="ro1">
          <table:table-cell office:value-type="float" office:value="1101">
            <text:p>1101</text:p>
          </table:table-cell>
          <table:table-cell office:value-type="string">
            <text:p>Centres de loisirs des Maisons pour tous</text:p>
          </table:table-cell>
          <table:table-cell office:value-type="string">
            <text:p>Accueil Sans Hébergement adolescents de la Maison pour tous Albert-Dubout</text:p>
          </table:table-cell>
          <table:table-cell office:value-type="string">
            <text:p>Hôpitaux - Facultés</text:p>
          </table:table-cell>
          <table:table-cell office:value-type="string">
            <text:p>Aiguelongue</text:p>
          </table:table-cell>
          <table:table-cell office:value-type="string">
            <text:p>04 67 02 68 58</text:p>
          </table:table-cell>
          <table:table-cell table:number-columns-repeated="7"/>
          <table:table-cell office:value-type="string">
            <text:p>1071</text:p>
          </table:table-cell>
          <table:table-cell/>
          <table:table-cell office:value-type="string">
            <text:p>avenue de la Justice de Castelnau</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pour les enfants de 12 à 16 ans&lt;/li&gt;&lt;li&gt;ouvert les vacances scolaires&lt;/li&gt;&lt;/ul&gt;&lt;p&gt;Pour en savoir plus : &lt;a id="536" title="maison pour tous Albert Dubout" href="#" typelien="LienInterne"&gt;Maison pour tous Albert-Dubout&lt;/a&gt;&lt;/p&gt;</text:p>
          </table:table-cell>
          <table:table-cell/>
        </table:table-row>
        <table:table-row table:style-name="ro1">
          <table:table-cell office:value-type="float" office:value="1102">
            <text:p>1102</text:p>
          </table:table-cell>
          <table:table-cell office:value-type="string">
            <text:p>Compagnies</text:p>
          </table:table-cell>
          <table:table-cell office:value-type="string">
            <text:p>Compagnie Les Boucans</text:p>
          </table:table-cell>
          <table:table-cell office:value-type="string">
            <text:p>Montpellier Centre</text:p>
          </table:table-cell>
          <table:table-cell/>
          <table:table-cell office:value-type="string">
            <text:p>04 67 66 49 13</text:p>
          </table:table-cell>
          <table:table-cell/>
          <table:table-cell office:value-type="string">
            <text:p>chris@lesboucans.com</text:p>
          </table:table-cell>
          <table:table-cell office:value-type="string">
            <text:p>www.lesboucans.com</text:p>
          </table:table-cell>
          <table:table-cell table:number-columns-repeated="4"/>
          <table:table-cell office:value-type="string">
            <text:p>2 ter</text:p>
          </table:table-cell>
          <table:table-cell/>
          <table:table-cell office:value-type="string">
            <text:p>rue Four des Flamm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08">
            <text:p>1108</text:p>
          </table:table-cell>
          <table:table-cell office:value-type="string">
            <text:p>Ecoles maternelles</text:p>
          </table:table-cell>
          <table:table-cell office:value-type="string">
            <text:p>Ecole maternelle Geneviève de Gaulle Anthonioz</text:p>
          </table:table-cell>
          <table:table-cell office:value-type="string">
            <text:p>Montpellier Centre</text:p>
          </table:table-cell>
          <table:table-cell/>
          <table:table-cell office:value-type="string">
            <text:p>04 99 92 21 70</text:p>
          </table:table-cell>
          <table:table-cell table:number-columns-repeated="7"/>
          <table:table-cell office:value-type="string">
            <text:p>10</text:p>
          </table:table-cell>
          <table:table-cell/>
          <table:table-cell office:value-type="string">
            <text:p>chemin des Bar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09">
            <text:p>1109</text:p>
          </table:table-cell>
          <table:table-cell office:value-type="string">
            <text:p>Gymnases</text:p>
          </table:table-cell>
          <table:table-cell office:value-type="string">
            <text:p>Salle de sports Lachenal</text:p>
          </table:table-cell>
          <table:table-cell office:value-type="string">
            <text:p>Les Cévennes</text:p>
          </table:table-cell>
          <table:table-cell table:number-columns-repeated="11"/>
          <table:table-cell office:value-type="string">
            <text:p>Rue de la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10">
            <text:p>1110</text:p>
          </table:table-cell>
          <table:table-cell office:value-type="string">
            <text:p>Boulodromes de Pétanque</text:p>
          </table:table-cell>
          <table:table-cell office:value-type="string">
            <text:p>Boulodrome Mas de Neuville</text:p>
          </table:table-cell>
          <table:table-cell office:value-type="string">
            <text:p>Les Cévennes</text:p>
          </table:table-cell>
          <table:table-cell table:number-columns-repeated="6"/>
          <table:table-cell office:value-type="string">
            <text:p>1581</text:p>
          </table:table-cell>
          <table:table-cell office:value-type="string">
            <text:p>43.6265942098</text:p>
          </table:table-cell>
          <table:table-cell office:value-type="string">
            <text:p>3.84091733074</text:p>
          </table:table-cell>
          <table:table-cell table:number-columns-repeated="2"/>
          <table:table-cell office:value-type="string">
            <text:p>Avenue du Château d'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11">
            <text:p>1111</text:p>
          </table:table-cell>
          <table:table-cell office:value-type="string">
            <text:p>Parcs et jardins</text:p>
          </table:table-cell>
          <table:table-cell office:value-type="string">
            <text:p>Aire de jeux Billie Holyday</text:p>
          </table:table-cell>
          <table:table-cell office:value-type="string">
            <text:p>Hôpitaux - Facultés</text:p>
          </table:table-cell>
          <table:table-cell table:number-columns-repeated="11"/>
          <table:table-cell office:value-type="string">
            <text:p>rue Billie Holiday</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12">
            <text:p>1112</text:p>
          </table:table-cell>
          <table:table-cell office:value-type="string">
            <text:p>Parcs et jardins</text:p>
          </table:table-cell>
          <table:table-cell office:value-type="string">
            <text:p>Square d'Arsonval</text:p>
          </table:table-cell>
          <table:table-cell office:value-type="string">
            <text:p>Croix d'Argent</text:p>
          </table:table-cell>
          <table:table-cell table:number-columns-repeated="9"/>
          <table:table-cell office:value-type="string">
            <text:p>193</text:p>
          </table:table-cell>
          <table:table-cell/>
          <table:table-cell office:value-type="string">
            <text:p>rue Georges Brasse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petit square de quartier a été inauguré en 1995. Il accompagne les abords du foyer de personnes âgées, mais il est également ouvert à tous les habitants des alentours. Ce jardin calme accueille aussi des jeux pour les tout-petits. &lt;/p&gt;</text:p>
          </table:table-cell>
          <table:table-cell/>
        </table:table-row>
        <table:table-row table:style-name="ro1">
          <table:table-cell office:value-type="float" office:value="1113">
            <text:p>1113</text:p>
          </table:table-cell>
          <table:table-cell office:value-type="string">
            <text:p>Parcs et jardins</text:p>
          </table:table-cell>
          <table:table-cell office:value-type="string">
            <text:p>Square du Clos des Orangers</text:p>
          </table:table-cell>
          <table:table-cell office:value-type="string">
            <text:p>Croix d'Argent</text:p>
          </table:table-cell>
          <table:table-cell table:number-columns-repeated="9"/>
          <table:table-cell office:value-type="string">
            <text:p>29</text:p>
          </table:table-cell>
          <table:table-cell/>
          <table:table-cell office:value-type="string">
            <text:p>rue de l'Escoutado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Réaménagé en 1992, ce square comporte une aire de jeux pour enfants&lt;/p&gt;</text:p>
          </table:table-cell>
          <table:table-cell/>
        </table:table-row>
        <table:table-row table:style-name="ro1">
          <table:table-cell office:value-type="float" office:value="1114">
            <text:p>1114</text:p>
          </table:table-cell>
          <table:table-cell office:value-type="string">
            <text:p>Clubs de loisirs</text:p>
          </table:table-cell>
          <table:table-cell office:value-type="string">
            <text:p>Club de loisirs Saint-Martin</text:p>
          </table:table-cell>
          <table:table-cell office:value-type="string">
            <text:p>Prés d'Arènes</text:p>
          </table:table-cell>
          <table:table-cell/>
          <table:table-cell office:value-type="string">
            <text:p>04 67 65 32 70</text:p>
          </table:table-cell>
          <table:table-cell table:number-columns-repeated="7"/>
          <table:table-cell office:value-type="string">
            <text:p>67</text:p>
          </table:table-cell>
          <table:table-cell/>
          <table:table-cell table:number-columns-repeated="2" office:value-type="string">
            <text:p>Rue des Razeteur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N°16 - Arrêt "Lucullus" ou le N° 12 - Arrêt "Razeteurs</text:p>
          </table:table-cell>
          <table:table-cell office:value-type="string">
            <text:p>&lt;p&gt;Ce club sera ouvert les mardis et les jeudis de 14h30 &amp;#224; 17h30.&lt;/p&gt; &lt;p&gt;Les activit&amp;#233;s :&lt;/p&gt; &lt;ul&gt; &lt;li&gt;Jeux de soci&amp;#233;t&amp;#233;&lt;/li&gt; &lt;li&gt;Bal&lt;/li&gt; &lt;li&gt;Loto&lt;/li&gt; &lt;li&gt;Scrabble les mardis &amp;#224; 14h&lt;/li&gt; &lt;/ul&gt;</text:p>
          </table:table-cell>
          <table:table-cell/>
        </table:table-row>
        <table:table-row table:style-name="ro1">
          <table:table-cell office:value-type="float" office:value="1116">
            <text:p>1116</text:p>
          </table:table-cell>
          <table:table-cell office:value-type="string">
            <text:p>Multisports</text:p>
          </table:table-cell>
          <table:table-cell office:value-type="string">
            <text:p>Plaine de jeux La Colline</text:p>
          </table:table-cell>
          <table:table-cell office:value-type="string">
            <text:p>Les Cévennes</text:p>
          </table:table-cell>
          <table:table-cell table:number-columns-repeated="11"/>
          <table:table-cell office:value-type="string">
            <text:p>Rue Croix de Figuerolles</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17">
            <text:p>1117</text:p>
          </table:table-cell>
          <table:table-cell office:value-type="string">
            <text:p>Multi-accueils municipaux</text:p>
          </table:table-cell>
          <table:table-cell office:value-type="string">
            <text:p>Multi accueils André Chamson</text:p>
          </table:table-cell>
          <table:table-cell office:value-type="string">
            <text:p>Les Cévennes</text:p>
          </table:table-cell>
          <table:table-cell/>
          <table:table-cell office:value-type="string">
            <text:p>04 67 45 10 34</text:p>
          </table:table-cell>
          <table:table-cell table:number-columns-repeated="7"/>
          <table:table-cell office:value-type="string">
            <text:p>105</text:p>
          </table:table-cell>
          <table:table-cell/>
          <table:table-cell office:value-type="string">
            <text:p>rue Gustave Eiffel</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18">
            <text:p>1118</text:p>
          </table:table-cell>
          <table:table-cell office:value-type="string">
            <text:p>Relais assistantes maternelles indépendantes</text:p>
          </table:table-cell>
          <table:table-cell office:value-type="string">
            <text:p>Secteurs Pompignane Millénaire - Aiguerelles Pont Trinquat - Aiguelongue</text:p>
          </table:table-cell>
          <table:table-cell office:value-type="string">
            <text:p>Port Marianne</text:p>
          </table:table-cell>
          <table:table-cell/>
          <table:table-cell office:value-type="string">
            <text:p>04 99 64 22 54</text:p>
          </table:table-cell>
          <table:table-cell table:number-columns-repeated="7"/>
          <table:table-cell office:value-type="string">
            <text:p>280</text:p>
          </table:table-cell>
          <table:table-cell/>
          <table:table-cell office:value-type="string">
            <text:p>Boulevard Pénélop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19">
            <text:p>1119</text:p>
          </table:table-cell>
          <table:table-cell office:value-type="string">
            <text:p>Lieux de rencontre parents / enfants</text:p>
          </table:table-cell>
          <table:table-cell office:value-type="string">
            <text:p>Le Baobab - Avenue de Saint Maur</text:p>
          </table:table-cell>
          <table:table-cell office:value-type="string">
            <text:p>Montpellier Centre</text:p>
          </table:table-cell>
          <table:table-cell/>
          <table:table-cell office:value-type="string">
            <text:p>04 67 79 26 03</text:p>
          </table:table-cell>
          <table:table-cell table:number-columns-repeated="7"/>
          <table:table-cell office:value-type="string">
            <text:p>594</text:p>
          </table:table-cell>
          <table:table-cell/>
          <table:table-cell office:value-type="string">
            <text:p>Avenue de Saint Ma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25">
            <text:p>1125</text:p>
          </table:table-cell>
          <table:table-cell office:value-type="string">
            <text:p>Galeries d'art</text:p>
          </table:table-cell>
          <table:table-cell office:value-type="string">
            <text:p>Galerie Chantiers Boite Noire</text:p>
          </table:table-cell>
          <table:table-cell office:value-type="string">
            <text:p>Montpellier Centre</text:p>
          </table:table-cell>
          <table:table-cell table:number-columns-repeated="3"/>
          <table:table-cell office:value-type="string">
            <text:p>boitenoire@wanadoo.fr</text:p>
          </table:table-cell>
          <table:table-cell office:value-type="string">
            <text:p>www.leschantiersboitenoire.com</text:p>
          </table:table-cell>
          <table:table-cell table:number-columns-repeated="4"/>
          <table:table-cell office:value-type="string">
            <text:p>1</text:p>
          </table:table-cell>
          <table:table-cell/>
          <table:table-cell office:value-type="string">
            <text:p>rue Carbonn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26">
            <text:p>1126</text:p>
          </table:table-cell>
          <table:table-cell office:value-type="string">
            <text:p>Services municipaux</text:p>
          </table:table-cell>
          <table:table-cell office:value-type="string">
            <text:p>Service Espace Urbain Propreté</text:p>
          </table:table-cell>
          <table:table-cell office:value-type="string">
            <text:p>Montpellier Centre</text:p>
          </table:table-cell>
          <table:table-cell/>
          <table:table-cell office:value-type="string">
            <text:p>04 67 34 70 00</text:p>
          </table:table-cell>
          <table:table-cell table:number-columns-repeated="3"/>
          <table:table-cell office:value-type="string">
            <text:p>Polygone</text:p>
          </table:table-cell>
          <table:table-cell table:number-columns-repeated="3"/>
          <table:table-cell office:value-type="string">
            <text:p>1</text:p>
          </table:table-cell>
          <table:table-cell/>
          <table:table-cell office:value-type="string">
            <text:p>Place Francis Ponge</text:p>
          </table:table-cell>
          <table:table-cell/>
          <table:table-cell office:value-type="string">
            <text:p>Hôtel de Ville</text:p>
          </table:table-cell>
          <table:table-cell office:value-type="string">
            <text:p>34064</text:p>
          </table:table-cell>
          <table:table-cell office:value-type="string">
            <text:p>Montpellier Cedex 2</text:p>
          </table:table-cell>
          <table:table-cell table:number-columns-repeated="2"/>
          <table:table-cell office:value-type="float" office:value="0">
            <text:p>0</text:p>
          </table:table-cell>
          <table:table-cell table:number-columns-repeated="5"/>
          <table:table-cell office:value-type="string">
            <text:p>Tramway : ligne 1 station Hôtel de Ville</text:p>
          </table:table-cell>
          <table:table-cell/>
          <table:table-cell office:value-type="string">
            <text:p>&lt;p&gt; &lt;/p&gt;</text:p>
          </table:table-cell>
          <table:table-cell/>
        </table:table-row>
        <table:table-row table:style-name="ro1">
          <table:table-cell office:value-type="float" office:value="1127">
            <text:p>1127</text:p>
          </table:table-cell>
          <table:table-cell office:value-type="string">
            <text:p>Espaces jeux</text:p>
          </table:table-cell>
          <table:table-cell office:value-type="string">
            <text:p>Médiathèque Jean Jacques Rousseau</text:p>
          </table:table-cell>
          <table:table-cell office:value-type="string">
            <text:p>Mosson</text:p>
          </table:table-cell>
          <table:table-cell/>
          <table:table-cell office:value-type="string">
            <text:p>04 67 10 70 20</text:p>
          </table:table-cell>
          <table:table-cell table:number-columns-repeated="7"/>
          <table:table-cell office:value-type="string">
            <text:p>230</text:p>
          </table:table-cell>
          <table:table-cell/>
          <table:table-cell office:value-type="string">
            <text:p>Avenue du Bitteroi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28">
            <text:p>1128</text:p>
          </table:table-cell>
          <table:table-cell office:value-type="string">
            <text:p>Musées</text:p>
          </table:table-cell>
          <table:table-cell office:value-type="string">
            <text:p>Musée Fabre de Montpellier Agglomération</text:p>
          </table:table-cell>
          <table:table-cell office:value-type="string">
            <text:p>Montpellier Centre</text:p>
          </table:table-cell>
          <table:table-cell/>
          <table:table-cell office:value-type="string">
            <text:p>04 67 14 83 00</text:p>
          </table:table-cell>
          <table:table-cell office:value-type="string">
            <text:p>04 67 66 09 20</text:p>
          </table:table-cell>
          <table:table-cell office:value-type="string">
            <text:p>musee.fabre@montpellier-agglo.com</text:p>
          </table:table-cell>
          <table:table-cell office:value-type="string">
            <text:p>museefabre.montpellier-agglo.com</text:p>
          </table:table-cell>
          <table:table-cell office:value-type="string">
            <text:p>Comédie</text:p>
          </table:table-cell>
          <table:table-cell table:number-columns-repeated="3"/>
          <table:table-cell office:value-type="string">
            <text:p>13</text:p>
          </table:table-cell>
          <table:table-cell/>
          <table:table-cell office:value-type="string">
            <text:p>rue </text:p>
          </table:table-cell>
          <table:table-cell office:value-type="string">
            <text:p>Montpelliéret</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2" office:value-type="string">
            <text:p>AUX_NORMES</text:p>
          </table:table-cell>
          <table:table-cell table:number-columns-repeated="3"/>
          <table:table-cell office:value-type="string">
            <text:p>lignes 1 et 2 - Stations Comédie et Corum</text:p>
          </table:table-cell>
          <table:table-cell/>
          <table:table-cell office:value-type="string">
            <text:p>&lt;p&gt;Le public peut&amp;#160;d&amp;#233;couvrir un mus&amp;#233;e enti&amp;#232;rement r&amp;#233;nov&amp;#233; et m&amp;#233;tamorphos&amp;#233;, avec une superficie de 9 200m&lt;sup&gt;2&lt;/sup&gt; et quelques 900 &amp;#339;uvres du XV&lt;sup&gt;e&lt;/sup&gt; au XXI&lt;sup&gt;e&lt;/sup&gt; si&amp;#232;cles int&amp;#233;gr&amp;#233;es au sein d&amp;#8217;un parcours th&amp;#233;matique et chronologique &amp;#224; la logique retrouv&amp;#233;e.&lt;/p&gt; &lt;p&gt;D&amp;#233;sireux de d&amp;#233;velopper des projets avec les plus prestigieux mus&amp;#233;es &amp;#224; travers le monde, le mus&amp;#233;e Fabre s'est dot&amp;#233; d'un plateau d'exposition temporaire de 1 000 m2.&lt;/p&gt; &lt;p&gt;&amp;#160;&lt;/p&gt; &lt;p&gt;&lt;strong&gt;Acc&amp;#232;s&lt;/strong&gt;&lt;/p&gt; &lt;p&gt;Le mus&amp;#233;e Fabre se situe sur l'Esplanade, &amp;#224; deux pas de la place de la Com&amp;#233;die.&lt;/p&gt; &lt;p&gt;&lt;strong&gt;&lt;br&gt;Entr&amp;#233;e du public&lt;/strong&gt;&lt;/p&gt; &lt;p&gt;39 boulevard Bonne Nouvelle&lt;/p&gt; &lt;p&gt;Accessibilit&amp;#233; compl&amp;#232;te aux personnes en situation de handicap.&lt;br&gt;&lt;br&gt;Depuis le 1&lt;sup&gt;er&lt;/sup&gt; janvier 2003, la gestion du mus&amp;#233;e Fabre rel&amp;#232;ve de la comp&amp;#233;tence de Montpellier Agglom&amp;#233;ration.&lt;/p&gt;</text:p>
          </table:table-cell>
          <table:table-cell/>
        </table:table-row>
        <table:table-row table:style-name="ro1">
          <table:table-cell office:value-type="float" office:value="1129">
            <text:p>1129</text:p>
          </table:table-cell>
          <table:table-cell office:value-type="string">
            <text:p>Parcs et jardins</text:p>
          </table:table-cell>
          <table:table-cell office:value-type="string">
            <text:p>Jardin du Champ de Mars</text:p>
          </table:table-cell>
          <table:table-cell office:value-type="string">
            <text:p>Montpellier Centre</text:p>
          </table:table-cell>
          <table:table-cell table:number-columns-repeated="11"/>
          <table:table-cell office:value-type="string">
            <text:p>Esplanade du Champ de Ma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Comédie</text:p>
          </table:table-cell>
          <table:table-cell/>
          <table:table-cell office:value-type="string">
            <text:p>&lt;p&gt; Situé au coeur de la ville, le Champ de Mars constitue une des richesses végétales des Montpelliérains.&lt;/p&gt;&lt;p&gt;Ouvert au public depuis 1900, le parc d'une superficie de 35 000 m2, fut aménagé par le célèbre architecte paysagiste de la fin du 19ème siècle, Edouard André (1840-1911) (Parc Montsouris, Parc des Buttes Chaumont à Paris).&lt;/p&gt;&lt;p&gt;Allées curvilignes, pièce d'eau centrale, cascade prouvent la conception classique de ce jardin. On y retrouve l'atmosphère du début du siècle où le jardin a pour fonction essentielle, la promenade et la découverte des éléments qui composent le parc : présence de l'eau, végétations recherchées...&lt;/p&gt;&lt;p&gt;Depuis plusieurs années, la ville de Montpellier a consenti un effort important pour la bonne conservation de ce parc, un des fleurons du patrimoine végétal&lt;/p&gt;</text:p>
          </table:table-cell>
          <table:table-cell/>
        </table:table-row>
        <table:table-row table:style-name="ro1">
          <table:table-cell office:value-type="float" office:value="1130">
            <text:p>1130</text:p>
          </table:table-cell>
          <table:table-cell office:value-type="string">
            <text:p>Baby sitting</text:p>
          </table:table-cell>
          <table:table-cell office:value-type="string">
            <text:p>Pléïades Services</text:p>
          </table:table-cell>
          <table:table-cell office:value-type="string">
            <text:p>Montpellier Centre</text:p>
          </table:table-cell>
          <table:table-cell/>
          <table:table-cell office:value-type="string">
            <text:p>04 67 54 05 40</text:p>
          </table:table-cell>
          <table:table-cell table:number-columns-repeated="7"/>
          <table:table-cell office:value-type="string">
            <text:p>3</text:p>
          </table:table-cell>
          <table:table-cell/>
          <table:table-cell office:value-type="string">
            <text:p>Avenue Saint Lazar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31">
            <text:p>1131</text:p>
          </table:table-cell>
          <table:table-cell office:value-type="string">
            <text:p>Baby sitting</text:p>
          </table:table-cell>
          <table:table-cell office:value-type="string">
            <text:p>A Domicile Hérault</text:p>
          </table:table-cell>
          <table:table-cell office:value-type="string">
            <text:p>Les Cévennes</text:p>
          </table:table-cell>
          <table:table-cell/>
          <table:table-cell office:value-type="string">
            <text:p>04 76 92 84 01</text:p>
          </table:table-cell>
          <table:table-cell table:number-columns-repeated="7"/>
          <table:table-cell office:value-type="string">
            <text:p>130</text:p>
          </table:table-cell>
          <table:table-cell/>
          <table:table-cell office:value-type="string">
            <text:p>Impasse Jean Brullet</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32">
            <text:p>1132</text:p>
          </table:table-cell>
          <table:table-cell office:value-type="string">
            <text:p>Crèches parentales et associatives</text:p>
          </table:table-cell>
          <table:table-cell office:value-type="string">
            <text:p>La Belle Journée</text:p>
          </table:table-cell>
          <table:table-cell office:value-type="string">
            <text:p>Croix d'Argent</text:p>
          </table:table-cell>
          <table:table-cell/>
          <table:table-cell office:value-type="string">
            <text:p>04 67 69 94 93</text:p>
          </table:table-cell>
          <table:table-cell table:number-columns-repeated="7"/>
          <table:table-cell office:value-type="string">
            <text:p>124</text:p>
          </table:table-cell>
          <table:table-cell/>
          <table:table-cell office:value-type="string">
            <text:p>Place de Chine -</text:p>
          </table:table-cell>
          <table:table-cell office:value-type="string">
            <text:p>236 Rue de Cheng D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33">
            <text:p>1133</text:p>
          </table:table-cell>
          <table:table-cell office:value-type="string">
            <text:p>Ecoles maternelles</text:p>
          </table:table-cell>
          <table:table-cell office:value-type="string">
            <text:p>Ecole maternelle Michel De L'Hospital</text:p>
          </table:table-cell>
          <table:table-cell office:value-type="string">
            <text:p>Port Marianne</text:p>
          </table:table-cell>
          <table:table-cell/>
          <table:table-cell office:value-type="string">
            <text:p>04 99 64 27 47</text:p>
          </table:table-cell>
          <table:table-cell table:number-columns-repeated="4"/>
          <table:table-cell office:value-type="string">
            <text:p>1571</text:p>
          </table:table-cell>
          <table:table-cell office:value-type="string">
            <text:p>43.6041130975</text:p>
          </table:table-cell>
          <table:table-cell office:value-type="string">
            <text:p>3.90735687901</text:p>
          </table:table-cell>
          <table:table-cell office:value-type="string">
            <text:p>380</text:p>
          </table:table-cell>
          <table:table-cell/>
          <table:table-cell office:value-type="string">
            <text:p>route de Vauguièr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Ouverture rentrée 2007/2008&lt;/p&gt;</text:p>
          </table:table-cell>
          <table:table-cell/>
        </table:table-row>
        <table:table-row table:style-name="ro1">
          <table:table-cell office:value-type="float" office:value="1135">
            <text:p>1135</text:p>
          </table:table-cell>
          <table:table-cell office:value-type="string">
            <text:p>Marchés de quartiers</text:p>
          </table:table-cell>
          <table:table-cell office:value-type="string">
            <text:p>Marché Hauts de Massane</text:p>
          </table:table-cell>
          <table:table-cell office:value-type="string">
            <text:p>Mosson</text:p>
          </table:table-cell>
          <table:table-cell office:value-type="string">
            <text:p>Les Hauts de Massane</text:p>
          </table:table-cell>
          <table:table-cell table:number-columns-repeated="10"/>
          <table:table-cell office:value-type="string">
            <text:p>Hauts </text:p>
          </table:table-cell>
          <table:table-cell office:value-type="string">
            <text:p>de Massan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 &lt;li&gt;10 commer&amp;#231;ants&lt;/li&gt; &lt;li&gt;Ouverture :&amp;#160; mercredi et samedi de 7h00 &amp;#224; 13h00 &lt;/li&gt; &lt;/ul&gt;</text:p>
          </table:table-cell>
          <table:table-cell/>
        </table:table-row>
        <table:table-row table:style-name="ro1">
          <table:table-cell office:value-type="float" office:value="1136">
            <text:p>1136</text:p>
          </table:table-cell>
          <table:table-cell office:value-type="string">
            <text:p>Compagnies</text:p>
          </table:table-cell>
          <table:table-cell office:value-type="string">
            <text:p>Association Phono.Graf</text:p>
          </table:table-cell>
          <table:table-cell office:value-type="string">
            <text:p>Montpellier Centre</text:p>
          </table:table-cell>
          <table:table-cell office:value-type="string">
            <text:p>Gares</text:p>
          </table:table-cell>
          <table:table-cell office:value-type="string">
            <text:p>06 13 34 28 00</text:p>
          </table:table-cell>
          <table:table-cell/>
          <table:table-cell office:value-type="string">
            <text:p>assophono.graf@yahoo.fr</text:p>
          </table:table-cell>
          <table:table-cell table:number-columns-repeated="7"/>
          <table:table-cell office:value-type="string">
            <text:p>20, rue des Aiguerel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Découvrir et valoriser de nouveaux genres artistiques émergents dans trois domaines que sont la musique, la danse et la peinture ; organisation de soirées musicales à thèmes, organisation de rencontres interdisciplinaires, d’exposition, de jam, animations d’ateliers de découvertes du turtablism (art des platines) et de créations de fresques murales au sein des établissements publics (lycées, collèges, maisons pour tous, médiathèques...) et privés (cours individuels et collectifs, prestation de services artistiques pour des tiers) ; organisation et participation aux festivals ; découvertes, valorisation et promotion de nouveaux talents, artistes et groupes locaux.&lt;/p&gt;</text:p>
          </table:table-cell>
          <table:table-cell/>
        </table:table-row>
        <table:table-row table:style-name="ro1">
          <table:table-cell office:value-type="float" office:value="1137">
            <text:p>1137</text:p>
          </table:table-cell>
          <table:table-cell office:value-type="string">
            <text:p>Autres contacts utiles</text:p>
          </table:table-cell>
          <table:table-cell office:value-type="string">
            <text:p>Association Body-fighting</text:p>
          </table:table-cell>
          <table:table-cell office:value-type="string">
            <text:p>Montpellier Centre</text:p>
          </table:table-cell>
          <table:table-cell office:value-type="string">
            <text:p>Centre historique</text:p>
          </table:table-cell>
          <table:table-cell office:value-type="string">
            <text:p>06 78 22 46 53</text:p>
          </table:table-cell>
          <table:table-cell/>
          <table:table-cell office:value-type="string">
            <text:p>ruddy@bodyfighting.com</text:p>
          </table:table-cell>
          <table:table-cell office:value-type="string">
            <text:p>www.bodyfighting.com</text:p>
          </table:table-cell>
          <table:table-cell table:number-columns-repeated="6"/>
          <table:table-cell office:value-type="string">
            <text:p>3, rue d l'Ecole de Pharmac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ratique d’arts martiaux et de sports de combats ; pratique de la savate boxe française et des disciplines associées ; pratique du body fighting et toutes actions visant au développement de ces disciplines (organisation de stages, de galas et de compétitions).&lt;/p&gt;</text:p>
          </table:table-cell>
          <table:table-cell/>
        </table:table-row>
        <table:table-row table:style-name="ro1">
          <table:table-cell office:value-type="float" office:value="1138">
            <text:p>1138</text:p>
          </table:table-cell>
          <table:table-cell office:value-type="string">
            <text:p>Autres contacts utiles</text:p>
          </table:table-cell>
          <table:table-cell office:value-type="string">
            <text:p>Hérault Sport</text:p>
          </table:table-cell>
          <table:table-cell office:value-type="string">
            <text:p>Hôpitaux - Facultés</text:p>
          </table:table-cell>
          <table:table-cell office:value-type="string">
            <text:p>Hôpitaux-Facultés</text:p>
          </table:table-cell>
          <table:table-cell office:value-type="string">
            <text:p>04 67 54 82 00</text:p>
          </table:table-cell>
          <table:table-cell office:value-type="string">
            <text:p>04 67 54 82 99</text:p>
          </table:table-cell>
          <table:table-cell office:value-type="string">
            <text:p>info@heraultsport.fr</text:p>
          </table:table-cell>
          <table:table-cell office:value-type="string">
            <text:p>www.heraultsport.fr</text:p>
          </table:table-cell>
          <table:table-cell table:number-columns-repeated="6"/>
          <table:table-cell office:value-type="string">
            <text:p>747, avenue des Apothicaires</text:p>
          </table:table-cell>
          <table:table-cell/>
          <table:table-cell office:value-type="string">
            <text:p>Parc Euromédecine - BP 24389</text:p>
          </table:table-cell>
          <table:table-cell office:value-type="string">
            <text:p>34196</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Outil d’animation sportive à l’échelon du territoire héraultais, cette association 1901 fonctionne sur le principe de l’action concertée et de la co-gestion.&lt;br /&gt;Forte de la pluralité exprimée par ses composantes, c’est le lieu d’un étroit partenariat établi avec le mouvement sportif fédéral – qui est majoritaire – et éducatif. Elle a pour mission essentielle de contribuer au soutien de bénévolat sportif et des enseignants des collèges et des écoles sur tout le territoire héraultais. Les Services de l’Etat prennent part également à son développement.&lt;br /&gt;Membre de la Fédération Nationale des Offices Municipaux des Sports, forte de plus d’un millier de structures territoriales affiliées au plan national, « Hérault Sport » s’inscrit pleinement dans la logique de cogestion propre au schéma général du sport français, à la fois élément essentiel de démocratie participative et d’intervention de proximité au quotidien.&lt;/p&gt;</text:p>
          </table:table-cell>
          <table:table-cell/>
        </table:table-row>
        <table:table-row table:style-name="ro1">
          <table:table-cell office:value-type="float" office:value="1139">
            <text:p>1139</text:p>
          </table:table-cell>
          <table:table-cell office:value-type="string">
            <text:p>Ecoles d'enseignement supérieur</text:p>
          </table:table-cell>
          <table:table-cell office:value-type="string">
            <text:p>Institut de Formation en soins infirmiers (IFSI)</text:p>
          </table:table-cell>
          <table:table-cell office:value-type="string">
            <text:p>Hôpitaux - Facultés</text:p>
          </table:table-cell>
          <table:table-cell/>
          <table:table-cell office:value-type="string">
            <text:p>04 67 33 88 44</text:p>
          </table:table-cell>
          <table:table-cell table:number-columns-repeated="2"/>
          <table:table-cell office:value-type="string">
            <text:p>www.touslesifsi.info/ifsi-montpellier.html</text:p>
          </table:table-cell>
          <table:table-cell table:number-columns-repeated="4"/>
          <table:table-cell office:value-type="string">
            <text:p>1146</text:p>
          </table:table-cell>
          <table:table-cell/>
          <table:table-cell office:value-type="string">
            <text:p>av P. Soula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7 _ Celleneuve - La Martelle/Les Bouisses</text:p>
          </table:table-cell>
          <table:table-cell office:value-type="string">
            <text:p>&lt;p&gt; &lt;/p&gt;</text:p>
          </table:table-cell>
          <table:table-cell/>
        </table:table-row>
        <table:table-row table:style-name="ro1">
          <table:table-cell office:value-type="float" office:value="1140">
            <text:p>1140</text:p>
          </table:table-cell>
          <table:table-cell office:value-type="string">
            <text:p>Ecoles d'enseignement supérieur</text:p>
          </table:table-cell>
          <table:table-cell office:value-type="string">
            <text:p>Institut régional du travail social (IRTS)</text:p>
          </table:table-cell>
          <table:table-cell office:value-type="string">
            <text:p>Les Cévennes</text:p>
          </table:table-cell>
          <table:table-cell office:value-type="string">
            <text:p>La Martelle</text:p>
          </table:table-cell>
          <table:table-cell office:value-type="string">
            <text:p>04 67 07 02 30</text:p>
          </table:table-cell>
          <table:table-cell office:value-type="string">
            <text:p>04 67 47 28 46</text:p>
          </table:table-cell>
          <table:table-cell office:value-type="string">
            <text:p>IRTSMTP@irts-lr.fr</text:p>
          </table:table-cell>
          <table:table-cell office:value-type="string">
            <text:p>www.irts-lr.fr/</text:p>
          </table:table-cell>
          <table:table-cell table:number-columns-repeated="4"/>
          <table:table-cell office:value-type="string">
            <text:p>1011</text:p>
          </table:table-cell>
          <table:table-cell/>
          <table:table-cell office:value-type="string">
            <text:p>rue du pont de Lavérune</text:p>
          </table:table-cell>
          <table:table-cell table:number-columns-repeated="2"/>
          <table:table-cell office:value-type="string">
            <text:p>34077</text:p>
          </table:table-cell>
          <table:table-cell office:value-type="string">
            <text:p>MONTPELLIER</text:p>
          </table:table-cell>
          <table:table-cell office:value-type="string">
            <text:p>CEDEX 3</text:p>
          </table:table-cell>
          <table:table-cell/>
          <table:table-cell office:value-type="float" office:value="0">
            <text:p>0</text:p>
          </table:table-cell>
          <table:table-cell table:number-columns-repeated="6"/>
          <table:table-cell office:value-type="string">
            <text:p>ligne 7, ligne 11, la ronde</text:p>
          </table:table-cell>
          <table:table-cell office:value-type="string">
            <text:p>&lt;p&gt; &lt;/p&gt;</text:p>
          </table:table-cell>
          <table:table-cell/>
        </table:table-row>
        <table:table-row table:style-name="ro1">
          <table:table-cell office:value-type="float" office:value="1141">
            <text:p>1141</text:p>
          </table:table-cell>
          <table:table-cell office:value-type="string">
            <text:p>Ecoles d'enseignement supérieur</text:p>
          </table:table-cell>
          <table:table-cell office:value-type="string">
            <text:p>IUFM de l'Académie de Montpellier</text:p>
          </table:table-cell>
          <table:table-cell office:value-type="string">
            <text:p>Montpellier Centre</text:p>
          </table:table-cell>
          <table:table-cell office:value-type="string">
            <text:p>Boutonnet</text:p>
          </table:table-cell>
          <table:table-cell office:value-type="string">
            <text:p>04 67 61 83 41</text:p>
          </table:table-cell>
          <table:table-cell office:value-type="string">
            <text:p>04 67 61 83 67</text:p>
          </table:table-cell>
          <table:table-cell office:value-type="string">
            <text:p>infocom@montpellier.iufm.fr</text:p>
          </table:table-cell>
          <table:table-cell office:value-type="string">
            <text:p>www.montpellier.iufm.fr/</text:p>
          </table:table-cell>
          <table:table-cell/>
          <table:table-cell office:value-type="string">
            <text:p>38927</text:p>
          </table:table-cell>
          <table:table-cell office:value-type="string">
            <text:p>43.6199950305</text:p>
          </table:table-cell>
          <table:table-cell office:value-type="string">
            <text:p>3.86763237344</text:p>
          </table:table-cell>
          <table:table-cell office:value-type="string">
            <text:p>2</text:p>
          </table:table-cell>
          <table:table-cell/>
          <table:table-cell office:value-type="string">
            <text:p>place Marcel Godechot</text:p>
          </table:table-cell>
          <table:table-cell/>
          <table:table-cell office:value-type="string">
            <text:p>BP 4152</text:p>
          </table:table-cell>
          <table:table-cell office:value-type="string">
            <text:p>34092</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5"/>
          <table:table-cell office:value-type="string">
            <text:p>ligne 1 - arrêt Stade Philippidès</text:p>
          </table:table-cell>
          <table:table-cell/>
          <table:table-cell office:value-type="string">
            <text:p>&lt;p&gt; Institut universitaire de formation des maîtres&lt;/p&gt;</text:p>
          </table:table-cell>
          <table:table-cell/>
        </table:table-row>
        <table:table-row table:style-name="ro1">
          <table:table-cell office:value-type="float" office:value="1142">
            <text:p>1142</text:p>
          </table:table-cell>
          <table:table-cell office:value-type="string">
            <text:p>Ecoles d'enseignement supérieur</text:p>
          </table:table-cell>
          <table:table-cell office:value-type="string">
            <text:p>CFA commerce et distribution - Groupe Sup de Co</text:p>
          </table:table-cell>
          <table:table-cell office:value-type="string">
            <text:p>Mosson</text:p>
          </table:table-cell>
          <table:table-cell/>
          <table:table-cell office:value-type="string">
            <text:p>04 67 10 25 00</text:p>
          </table:table-cell>
          <table:table-cell office:value-type="string">
            <text:p>04 67 45 13 56</text:p>
          </table:table-cell>
          <table:table-cell/>
          <table:table-cell office:value-type="string">
            <text:p>www.supdeco-montpellier.com/</text:p>
          </table:table-cell>
          <table:table-cell table:number-columns-repeated="4"/>
          <table:table-cell office:value-type="string">
            <text:p>2300</text:p>
          </table:table-cell>
          <table:table-cell/>
          <table:table-cell office:value-type="string">
            <text:p>av des Moulins</text:p>
          </table:table-cell>
          <table:table-cell table:number-columns-repeated="2"/>
          <table:table-cell office:value-type="string">
            <text:p>34185</text:p>
          </table:table-cell>
          <table:table-cell office:value-type="string">
            <text:p>Montpellier</text:p>
          </table:table-cell>
          <table:table-cell office:value-type="string">
            <text:p>4</text:p>
          </table:table-cell>
          <table:table-cell/>
          <table:table-cell office:value-type="float" office:value="0">
            <text:p>0</text:p>
          </table:table-cell>
          <table:table-cell table:number-columns-repeated="6"/>
          <table:table-cell office:value-type="string">
            <text:p>ligne 6, ligne 7 - arret: école de commerce</text:p>
          </table:table-cell>
          <table:table-cell office:value-type="string">
            <text:p>&lt;p&gt; &lt;/p&gt;</text:p>
          </table:table-cell>
          <table:table-cell/>
        </table:table-row>
        <table:table-row table:style-name="ro1">
          <table:table-cell office:value-type="float" office:value="1143">
            <text:p>1143</text:p>
          </table:table-cell>
          <table:table-cell office:value-type="string">
            <text:p>Ecoles d'enseignement supérieur</text:p>
          </table:table-cell>
          <table:table-cell office:value-type="string">
            <text:p>Centre de formation professionnelles des avocats (CFPA)</text:p>
          </table:table-cell>
          <table:table-cell office:value-type="string">
            <text:p>Montpellier Centre</text:p>
          </table:table-cell>
          <table:table-cell office:value-type="string">
            <text:p>Les Arceaux</text:p>
          </table:table-cell>
          <table:table-cell office:value-type="string">
            <text:p>04 67 61 72 80</text:p>
          </table:table-cell>
          <table:table-cell office:value-type="string">
            <text:p>04 67 52 97 79</text:p>
          </table:table-cell>
          <table:table-cell office:value-type="string">
            <text:p>montpellier@avocats-efacs.com</text:p>
          </table:table-cell>
          <table:table-cell office:value-type="string">
            <text:p>www.avocats-efacs.com/index.htm</text:p>
          </table:table-cell>
          <table:table-cell table:number-columns-repeated="4"/>
          <table:table-cell office:value-type="string">
            <text:p>14</text:p>
          </table:table-cell>
          <table:table-cell/>
          <table:table-cell office:value-type="string">
            <text:p>rue Marcel de Serres</text:p>
          </table:table-cell>
          <table:table-cell table:number-columns-repeated="2"/>
          <table:table-cell office:value-type="string">
            <text:p>34961</text:p>
          </table:table-cell>
          <table:table-cell office:value-type="string">
            <text:p>Montpellier</text:p>
          </table:table-cell>
          <table:table-cell office:value-type="string">
            <text:p>2</text:p>
          </table:table-cell>
          <table:table-cell/>
          <table:table-cell office:value-type="float" office:value="0">
            <text:p>0</text:p>
          </table:table-cell>
          <table:table-cell table:number-columns-repeated="6"/>
          <table:table-cell office:value-type="string">
            <text:p>Ligne 6- arret:Glycines</text:p>
          </table:table-cell>
          <table:table-cell office:value-type="string">
            <text:p>&lt;p&gt; &lt;/p&gt;</text:p>
          </table:table-cell>
          <table:table-cell/>
        </table:table-row>
        <table:table-row table:style-name="ro1">
          <table:table-cell office:value-type="float" office:value="1144">
            <text:p>1144</text:p>
          </table:table-cell>
          <table:table-cell office:value-type="string">
            <text:p>Ecoles d'enseignement supérieur</text:p>
          </table:table-cell>
          <table:table-cell office:value-type="string">
            <text:p>Conservatoire National des Arts et Metiers (CNAM)</text:p>
          </table:table-cell>
          <table:table-cell office:value-type="string">
            <text:p>Mosson</text:p>
          </table:table-cell>
          <table:table-cell/>
          <table:table-cell office:value-type="string">
            <text:p>04 67 63 40</text:p>
          </table:table-cell>
          <table:table-cell office:value-type="string">
            <text:p>04 67 54 08 36</text:p>
          </table:table-cell>
          <table:table-cell office:value-type="string">
            <text:p>cnamlr@cnam.fr</text:p>
          </table:table-cell>
          <table:table-cell office:value-type="string">
            <text:p>www.cnam.agropolis.fr/</text:p>
          </table:table-cell>
          <table:table-cell/>
          <table:table-cell office:value-type="string">
            <text:p>70012500</text:p>
          </table:table-cell>
          <table:table-cell office:value-type="string">
            <text:p>43.6353967767</text:p>
          </table:table-cell>
          <table:table-cell office:value-type="string">
            <text:p>3.84154314073</text:p>
          </table:table-cell>
          <table:table-cell office:value-type="string">
            <text:p>989</text:p>
          </table:table-cell>
          <table:table-cell/>
          <table:table-cell office:value-type="string">
            <text:p>rue de la croix verte</text:p>
          </table:table-cell>
          <table:table-cell/>
          <table:table-cell office:value-type="string">
            <text:p>Parc Euromédecine</text:p>
          </table:table-cell>
          <table:table-cell office:value-type="string">
            <text:p>34093</text:p>
          </table:table-cell>
          <table:table-cell office:value-type="string">
            <text:p>Montpellier</text:p>
          </table:table-cell>
          <table:table-cell office:value-type="string">
            <text:p>05</text:p>
          </table:table-cell>
          <table:table-cell/>
          <table:table-cell office:value-type="float" office:value="0">
            <text:p>0</text:p>
          </table:table-cell>
          <table:table-cell table:number-columns-repeated="6"/>
          <table:table-cell office:value-type="string">
            <text:p>Ligne 16- Euromédecine - Tournezy</text:p>
          </table:table-cell>
          <table:table-cell office:value-type="string">
            <text:p>&lt;p&gt; &lt;/p&gt;</text:p>
          </table:table-cell>
          <table:table-cell/>
        </table:table-row>
        <table:table-row table:style-name="ro1">
          <table:table-cell office:value-type="float" office:value="1145">
            <text:p>1145</text:p>
          </table:table-cell>
          <table:table-cell office:value-type="string">
            <text:p>Ecoles d'enseignement supérieur</text:p>
          </table:table-cell>
          <table:table-cell office:value-type="string">
            <text:p>Centre régional d'éducation physique et sportive (CREPS)</text:p>
          </table:table-cell>
          <table:table-cell office:value-type="string">
            <text:p>Montpellier Centre</text:p>
          </table:table-cell>
          <table:table-cell office:value-type="string">
            <text:p>Boutonnet</text:p>
          </table:table-cell>
          <table:table-cell office:value-type="string">
            <text:p>04 67 61 05 22</text:p>
          </table:table-cell>
          <table:table-cell office:value-type="string">
            <text:p>04 67 52 37 51</text:p>
          </table:table-cell>
          <table:table-cell office:value-type="string">
            <text:p>cr034@jeunesse-sports.gouv.fr</text:p>
          </table:table-cell>
          <table:table-cell office:value-type="string">
            <text:p>www.creps-montpellier.org/</text:p>
          </table:table-cell>
          <table:table-cell/>
          <table:table-cell office:value-type="string">
            <text:p>70000500</text:p>
          </table:table-cell>
          <table:table-cell office:value-type="string">
            <text:p>43.6197980690</text:p>
          </table:table-cell>
          <table:table-cell office:value-type="string">
            <text:p>3.86621617841</text:p>
          </table:table-cell>
          <table:table-cell office:value-type="string">
            <text:p>2</text:p>
          </table:table-cell>
          <table:table-cell/>
          <table:table-cell office:value-type="string">
            <text:p>Avenue Charles Flahaul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et: Stade Philippidès</text:p>
          </table:table-cell>
          <table:table-cell/>
          <table:table-cell office:value-type="string">
            <text:p>&lt;p&gt; &lt;/p&gt;</text:p>
          </table:table-cell>
          <table:table-cell/>
        </table:table-row>
        <table:table-row table:style-name="ro1">
          <table:table-cell office:value-type="float" office:value="1146">
            <text:p>1146</text:p>
          </table:table-cell>
          <table:table-cell office:value-type="string">
            <text:p>Ecoles d'enseignement supérieur</text:p>
          </table:table-cell>
          <table:table-cell office:value-type="string">
            <text:p>Ecole d'architecture LR</text:p>
          </table:table-cell>
          <table:table-cell office:value-type="string">
            <text:p>Hôpitaux - Facultés</text:p>
          </table:table-cell>
          <table:table-cell office:value-type="string">
            <text:p>Plan des Quatre Seigneurs</text:p>
          </table:table-cell>
          <table:table-cell office:value-type="string">
            <text:p>04 67 91 89 89</text:p>
          </table:table-cell>
          <table:table-cell office:value-type="string">
            <text:p>04 67 41 35 07</text:p>
          </table:table-cell>
          <table:table-cell/>
          <table:table-cell office:value-type="string">
            <text:p>www.montpellier.archi.fr/</text:p>
          </table:table-cell>
          <table:table-cell/>
          <table:table-cell office:value-type="string">
            <text:p>70012100</text:p>
          </table:table-cell>
          <table:table-cell office:value-type="string">
            <text:p>43.6365979955</text:p>
          </table:table-cell>
          <table:table-cell office:value-type="string">
            <text:p>3.85678660887</text:p>
          </table:table-cell>
          <table:table-cell office:value-type="string">
            <text:p>179</text:p>
          </table:table-cell>
          <table:table-cell/>
          <table:table-cell office:value-type="string">
            <text:p>rue de l'esperou</text:p>
          </table:table-cell>
          <table:table-cell table:number-columns-repeated="2"/>
          <table:table-cell office:value-type="string">
            <text:p>34093</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6"/>
          <table:table-cell office:value-type="string">
            <text:p>Ligne 13 - La Navette Agropolis</text:p>
          </table:table-cell>
          <table:table-cell office:value-type="string">
            <text:p>&lt;p&gt; &lt;/p&gt;</text:p>
          </table:table-cell>
          <table:table-cell/>
        </table:table-row>
        <table:table-row table:style-name="ro1">
          <table:table-cell office:value-type="float" office:value="1147">
            <text:p>1147</text:p>
          </table:table-cell>
          <table:table-cell office:value-type="string">
            <text:p>Ecoles d'enseignement supérieur</text:p>
          </table:table-cell>
          <table:table-cell office:value-type="string">
            <text:p>Ecole de Notariat</text:p>
          </table:table-cell>
          <table:table-cell office:value-type="string">
            <text:p>Mosson</text:p>
          </table:table-cell>
          <table:table-cell/>
          <table:table-cell office:value-type="string">
            <text:p>04 67 54 16 38</text:p>
          </table:table-cell>
          <table:table-cell table:number-columns-repeated="7"/>
          <table:table-cell office:value-type="string">
            <text:p>565</text:p>
          </table:table-cell>
          <table:table-cell/>
          <table:table-cell office:value-type="string">
            <text:p>Avenue Apothicair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6 - Euromédecine - Tournezy <text:s text:c="2"/></text:p>
          </table:table-cell>
          <table:table-cell office:value-type="string">
            <text:p>&lt;p&gt; &lt;/p&gt;</text:p>
          </table:table-cell>
          <table:table-cell/>
        </table:table-row>
        <table:table-row table:style-name="ro2">
          <table:table-cell office:value-type="float" office:value="1148">
            <text:p>1148</text:p>
          </table:table-cell>
          <table:table-cell office:value-type="string">
            <text:p>Ecoles d'enseignement supérieur</text:p>
          </table:table-cell>
          <table:table-cell office:value-type="string">
            <text:p>Ecole Nationale Superieure d'Agronomie <text:s/>(ENSAM)</text:p>
          </table:table-cell>
          <table:table-cell office:value-type="string">
            <text:p>Montpellier Centre</text:p>
          </table:table-cell>
          <table:table-cell office:value-type="string">
            <text:p>Les Arceaux</text:p>
          </table:table-cell>
          <table:table-cell office:value-type="string">
            <text:p>04 99 61 22 00</text:p>
          </table:table-cell>
          <table:table-cell office:value-type="string">
            <text:p>04 99 61 29 00</text:p>
          </table:table-cell>
          <table:table-cell/>
          <table:table-cell office:value-type="string">
            <text:p>www.agro-montpellier.fr/</text:p>
          </table:table-cell>
          <table:table-cell/>
          <table:table-cell office:value-type="string">
            <text:p>39049</text:p>
          </table:table-cell>
          <table:table-cell office:value-type="string">
            <text:p>43.6191692213</text:p>
          </table:table-cell>
          <table:table-cell office:value-type="string">
            <text:p>3.85405052757</text:p>
          </table:table-cell>
          <table:table-cell office:value-type="string">
            <text:p>2</text:p>
          </table:table-cell>
          <table:table-cell/>
          <table:table-cell office:value-type="string">
            <text:p>place Pierre Viala</text:p>
          </table:table-cell>
          <table:table-cell table:number-columns-repeated="2"/>
          <table:table-cell office:value-type="string">
            <text:p>34060</text:p>
          </table:table-cell>
          <table:table-cell office:value-type="string">
            <text:p>Montpellier</text:p>
          </table:table-cell>
          <table:table-cell office:value-type="string">
            <text:p>1</text:p>
          </table:table-cell>
          <table:table-cell/>
          <table:table-cell office:value-type="float" office:value="0">
            <text:p>0</text:p>
          </table:table-cell>
          <table:table-cell table:number-columns-repeated="6"/>
          <table:table-cell office:value-type="string">
            <text:p>Ligne 16 - Euromédecine - Tournezy</text:p>
            <text:p>Arret. PIERRE VIALA </text:p>
          </table:table-cell>
          <table:table-cell office:value-type="string">
            <text:p>&lt;p&gt; &lt;/p&gt;</text:p>
          </table:table-cell>
          <table:table-cell/>
        </table:table-row>
        <table:table-row table:style-name="ro1">
          <table:table-cell office:value-type="float" office:value="1149">
            <text:p>1149</text:p>
          </table:table-cell>
          <table:table-cell office:value-type="string">
            <text:p>Ecoles d'enseignement supérieur</text:p>
          </table:table-cell>
          <table:table-cell office:value-type="string">
            <text:p>Ecole Nationale Supérieure de Chimie (ENSCM)</text:p>
          </table:table-cell>
          <table:table-cell office:value-type="string">
            <text:p>Montpellier Centre</text:p>
          </table:table-cell>
          <table:table-cell office:value-type="string">
            <text:p>Boutonnet</text:p>
          </table:table-cell>
          <table:table-cell office:value-type="string">
            <text:p>04 67 14 43 00</text:p>
          </table:table-cell>
          <table:table-cell office:value-type="string">
            <text:p>04 67 14 43 53</text:p>
          </table:table-cell>
          <table:table-cell/>
          <table:table-cell office:value-type="string">
            <text:p>www.enscm.fr/</text:p>
          </table:table-cell>
          <table:table-cell/>
          <table:table-cell office:value-type="string">
            <text:p>70012000</text:p>
          </table:table-cell>
          <table:table-cell office:value-type="string">
            <text:p>43.6209974157</text:p>
          </table:table-cell>
          <table:table-cell office:value-type="string">
            <text:p>3.86807161866</text:p>
          </table:table-cell>
          <table:table-cell office:value-type="string">
            <text:p>8</text:p>
          </table:table-cell>
          <table:table-cell/>
          <table:table-cell office:value-type="string">
            <text:p>Rue de l'Ecole Normale</text:p>
          </table:table-cell>
          <table:table-cell table:number-columns-repeated="2"/>
          <table:table-cell office:value-type="string">
            <text:p>34296</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et Stade Philippidès</text:p>
          </table:table-cell>
          <table:table-cell/>
          <table:table-cell office:value-type="string">
            <text:p>&lt;p&gt; &lt;/p&gt;</text:p>
          </table:table-cell>
          <table:table-cell/>
        </table:table-row>
        <table:table-row table:style-name="ro2">
          <table:table-cell office:value-type="float" office:value="1150">
            <text:p>1150</text:p>
          </table:table-cell>
          <table:table-cell office:value-type="string">
            <text:p>Ecoles d'enseignement supérieur</text:p>
          </table:table-cell>
          <table:table-cell office:value-type="string">
            <text:p>GRETA</text:p>
          </table:table-cell>
          <table:table-cell office:value-type="string">
            <text:p>Montpellier Centre</text:p>
          </table:table-cell>
          <table:table-cell office:value-type="string">
            <text:p>Antigone</text:p>
          </table:table-cell>
          <table:table-cell office:value-type="string">
            <text:p>04 67 20 36 00</text:p>
          </table:table-cell>
          <table:table-cell office:value-type="string">
            <text:p>04 67 20 36 21</text:p>
          </table:table-cell>
          <table:table-cell office:value-type="string">
            <text:p>Greta-Montpellier@ac-montpellier.fr</text:p>
          </table:table-cell>
          <table:table-cell office:value-type="string">
            <text:p>www.gretalr.com/</text:p>
          </table:table-cell>
          <table:table-cell table:number-columns-repeated="4"/>
          <table:table-cell office:value-type="string">
            <text:p>717</text:p>
          </table:table-cell>
          <table:table-cell/>
          <table:table-cell office:value-type="string">
            <text:p>avenue Jean Mermoz</text:p>
          </table:table-cell>
          <table:table-cell table:number-columns-repeated="2"/>
          <table:table-cell office:value-type="string">
            <text:p>34060</text:p>
          </table:table-cell>
          <table:table-cell office:value-type="string">
            <text:p>MONTPELLIER</text:p>
          </table:table-cell>
          <table:table-cell office:value-type="string">
            <text:p>1</text:p>
          </table:table-cell>
          <table:table-cell/>
          <table:table-cell office:value-type="float" office:value="0">
            <text:p>0</text:p>
          </table:table-cell>
          <table:table-cell table:number-columns-repeated="5"/>
          <table:table-cell office:value-type="string">
            <text:p>Ligne 1 - arret: Léon Blum</text:p>
            <text:p>Ligne 2 - arret: Pompignane</text:p>
          </table:table-cell>
          <table:table-cell/>
          <table:table-cell office:value-type="string">
            <text:p>&lt;p&gt; &lt;/p&gt;</text:p>
          </table:table-cell>
          <table:table-cell/>
        </table:table-row>
        <table:table-row table:style-name="ro2">
          <table:table-cell office:value-type="float" office:value="1151">
            <text:p>1151</text:p>
          </table:table-cell>
          <table:table-cell office:value-type="string">
            <text:p>Ecoles d'enseignement supérieur</text:p>
          </table:table-cell>
          <table:table-cell office:value-type="string">
            <text:p>Centre d'Etudes Supérieures Industrielles (CESI)</text:p>
          </table:table-cell>
          <table:table-cell office:value-type="string">
            <text:p>Les Cévennes</text:p>
          </table:table-cell>
          <table:table-cell office:value-type="string">
            <text:p>La Chamberte</text:p>
          </table:table-cell>
          <table:table-cell office:value-type="string">
            <text:p>04 99 51 21 30</text:p>
          </table:table-cell>
          <table:table-cell office:value-type="string">
            <text:p>04 99 51 21 49</text:p>
          </table:table-cell>
          <table:table-cell/>
          <table:table-cell office:value-type="string">
            <text:p>www.eicesi.fr</text:p>
          </table:table-cell>
          <table:table-cell table:number-columns-repeated="4"/>
          <table:table-cell office:value-type="string">
            <text:p>69</text:p>
          </table:table-cell>
          <table:table-cell/>
          <table:table-cell office:value-type="string">
            <text:p>imp Mac Gaffey</text:p>
          </table:table-cell>
          <table:table-cell/>
          <table:table-cell office:value-type="string">
            <text:p>Val de Croz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1</text:p>
            <text:p>Ligne 6</text:p>
          </table:table-cell>
          <table:table-cell office:value-type="string">
            <text:p>&lt;p&gt; &lt;/p&gt;</text:p>
          </table:table-cell>
          <table:table-cell/>
        </table:table-row>
        <table:table-row table:style-name="ro1">
          <table:table-cell office:value-type="float" office:value="1153">
            <text:p>1153</text:p>
          </table:table-cell>
          <table:table-cell office:value-type="string">
            <text:p>Ecoles d'enseignement supérieur</text:p>
          </table:table-cell>
          <table:table-cell office:value-type="string">
            <text:p>Cours Galien</text:p>
          </table:table-cell>
          <table:table-cell office:value-type="string">
            <text:p>Montpellier Centre</text:p>
          </table:table-cell>
          <table:table-cell office:value-type="string">
            <text:p>Centre historique</text:p>
          </table:table-cell>
          <table:table-cell office:value-type="string">
            <text:p>04 67 61 95 42</text:p>
          </table:table-cell>
          <table:table-cell table:number-columns-repeated="9"/>
          <table:table-cell office:value-type="string">
            <text:p>place J. Mirouze</text:p>
          </table:table-cell>
          <table:table-cell/>
          <table:table-cell office:value-type="string">
            <text:p>Espace Pito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 / 7 / 16</text:p>
          </table:table-cell>
          <table:table-cell office:value-type="string">
            <text:p>&lt;p&gt; Prépa privée: médecine, pharmacie, paramédical, social, droit, sc po, BTS, professeur des écoles&lt;/p&gt;</text:p>
          </table:table-cell>
          <table:table-cell/>
        </table:table-row>
        <table:table-row table:style-name="ro1">
          <table:table-cell office:value-type="float" office:value="1154">
            <text:p>1154</text:p>
          </table:table-cell>
          <table:table-cell office:value-type="string">
            <text:p>Ecoles d'enseignement supérieur</text:p>
          </table:table-cell>
          <table:table-cell office:value-type="string">
            <text:p>Ecole Privée des Sciences Informatiques</text:p>
          </table:table-cell>
          <table:table-cell office:value-type="string">
            <text:p>Mosson</text:p>
          </table:table-cell>
          <table:table-cell office:value-type="string">
            <text:p>Les Hauts de Massane</text:p>
          </table:table-cell>
          <table:table-cell office:value-type="string">
            <text:p>04 67 04 20 01</text:p>
          </table:table-cell>
          <table:table-cell office:value-type="string">
            <text:p>04 67 63 90 83</text:p>
          </table:table-cell>
          <table:table-cell/>
          <table:table-cell office:value-type="string">
            <text:p>www.epsi.fr/ecole-ingenieur-informatique,montpellier,ville-intro,1.html</text:p>
          </table:table-cell>
          <table:table-cell table:number-columns-repeated="4"/>
          <table:table-cell office:value-type="string">
            <text:p>437</text:p>
          </table:table-cell>
          <table:table-cell/>
          <table:table-cell office:value-type="string">
            <text:p>rue des Apothicaire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16</text:p>
          </table:table-cell>
          <table:table-cell office:value-type="string">
            <text:p>&lt;p&gt; Cycle sup d'ingénérie informatique, BTS informatique et gestion, cucle préparatoire intégrée&lt;/p&gt;</text:p>
          </table:table-cell>
          <table:table-cell/>
        </table:table-row>
        <table:table-row table:style-name="ro1">
          <table:table-cell office:value-type="float" office:value="1155">
            <text:p>1155</text:p>
          </table:table-cell>
          <table:table-cell office:value-type="string">
            <text:p>Ecoles d'enseignement supérieur</text:p>
          </table:table-cell>
          <table:table-cell office:value-type="string">
            <text:p>Académie Mercure des Affaires Internationales</text:p>
          </table:table-cell>
          <table:table-cell office:value-type="string">
            <text:p>Mosson</text:p>
          </table:table-cell>
          <table:table-cell office:value-type="string">
            <text:p>Les Hauts de Massane</text:p>
          </table:table-cell>
          <table:table-cell office:value-type="string">
            <text:p>04 67 10 57 57</text:p>
          </table:table-cell>
          <table:table-cell office:value-type="string">
            <text:p>04 67 52 33 30</text:p>
          </table:table-cell>
          <table:table-cell office:value-type="string">
            <text:p>info@academiemercure.com</text:p>
          </table:table-cell>
          <table:table-cell office:value-type="string">
            <text:p>www.academie-mercure.com</text:p>
          </table:table-cell>
          <table:table-cell table:number-columns-repeated="4"/>
          <table:table-cell office:value-type="string">
            <text:p>1702</text:p>
          </table:table-cell>
          <table:table-cell/>
          <table:table-cell office:value-type="string">
            <text:p>rue St Priest</text:p>
          </table:table-cell>
          <table:table-cell/>
          <table:table-cell office:value-type="string">
            <text:p>Eurocampus</text:p>
          </table:table-cell>
          <table:table-cell office:value-type="string">
            <text:p>34097</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arrêt Malbosc</text:p>
          </table:table-cell>
          <table:table-cell/>
          <table:table-cell office:value-type="string">
            <text:p>&lt;p&gt; Cycle post Bac à Bac+5, titre homologué niveau 2&lt;/p&gt;</text:p>
          </table:table-cell>
          <table:table-cell/>
        </table:table-row>
        <table:table-row table:style-name="ro1">
          <table:table-cell office:value-type="float" office:value="1156">
            <text:p>1156</text:p>
          </table:table-cell>
          <table:table-cell office:value-type="string">
            <text:p>Ecoles d'enseignement supérieur</text:p>
          </table:table-cell>
          <table:table-cell office:value-type="string">
            <text:p>Institut Supérieur de Communication (ISCOM)</text:p>
          </table:table-cell>
          <table:table-cell office:value-type="string">
            <text:p>Mosson</text:p>
          </table:table-cell>
          <table:table-cell/>
          <table:table-cell office:value-type="string">
            <text:p>04 67 10 57 74</text:p>
          </table:table-cell>
          <table:table-cell office:value-type="string">
            <text:p>04 67 52 33 30</text:p>
          </table:table-cell>
          <table:table-cell office:value-type="string">
            <text:p>catherine.clair@cie-formation.com</text:p>
          </table:table-cell>
          <table:table-cell office:value-type="string">
            <text:p>www. iscom.fr</text:p>
          </table:table-cell>
          <table:table-cell table:number-columns-repeated="4"/>
          <table:table-cell office:value-type="string">
            <text:p>1702</text:p>
          </table:table-cell>
          <table:table-cell/>
          <table:table-cell office:value-type="string">
            <text:p>rue de Saint Priest Parc Euromédecine</text:p>
          </table:table-cell>
          <table:table-cell/>
          <table:table-cell office:value-type="string">
            <text:p>Euromédecine</text:p>
          </table:table-cell>
          <table:table-cell office:value-type="string">
            <text:p>34097</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7"/>
          <table:table-cell office:value-type="string">
            <text:p>&lt;p&gt; Communication des entreprises, publicité, relations publiques, relation presse, événementiel, communication globale&lt;/p&gt;&lt;p&gt;Bac+2, Bac+3, Bac+4, Communication internationale&lt;/p&gt;</text:p>
          </table:table-cell>
          <table:table-cell/>
        </table:table-row>
        <table:table-row table:style-name="ro1">
          <table:table-cell office:value-type="float" office:value="1157">
            <text:p>1157</text:p>
          </table:table-cell>
          <table:table-cell office:value-type="string">
            <text:p>Ecoles d'enseignement supérieur</text:p>
          </table:table-cell>
          <table:table-cell office:value-type="string">
            <text:p>ESICAD</text:p>
          </table:table-cell>
          <table:table-cell office:value-type="string">
            <text:p>Mosson</text:p>
          </table:table-cell>
          <table:table-cell/>
          <table:table-cell office:value-type="string">
            <text:p>04 67 10 57 56</text:p>
          </table:table-cell>
          <table:table-cell office:value-type="string">
            <text:p>04 67 52 33 30</text:p>
          </table:table-cell>
          <table:table-cell office:value-type="string">
            <text:p>montpellier@esicad.com</text:p>
          </table:table-cell>
          <table:table-cell office:value-type="string">
            <text:p>www.esicad.com/ecoles/montpellier.asp?dossier=ecoles&amp;fichier=montpellier</text:p>
          </table:table-cell>
          <table:table-cell table:number-columns-repeated="4"/>
          <table:table-cell office:value-type="string">
            <text:p>1702</text:p>
          </table:table-cell>
          <table:table-cell/>
          <table:table-cell office:value-type="string">
            <text:p>rue St Priest</text:p>
          </table:table-cell>
          <table:table-cell/>
          <table:table-cell office:value-type="string">
            <text:p>Eurocampus</text:p>
          </table:table-cell>
          <table:table-cell office:value-type="string">
            <text:p>34097</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Arrêt Malbosc</text:p>
          </table:table-cell>
          <table:table-cell/>
          <table:table-cell office:value-type="string">
            <text:p>&lt;p&gt; BTS MUC, commerce international, gestion, tourisme, Hôtellerie-restauration, assistant de direction, assistant de gestion, DECF.&lt;/p&gt;&lt;p&gt;Formation initiale ou en alternance&lt;/p&gt;</text:p>
          </table:table-cell>
          <table:table-cell/>
        </table:table-row>
        <table:table-row table:style-name="ro1">
          <table:table-cell office:value-type="float" office:value="1158">
            <text:p>1158</text:p>
          </table:table-cell>
          <table:table-cell office:value-type="string">
            <text:p>Ecoles d'enseignement supérieur</text:p>
          </table:table-cell>
          <table:table-cell office:value-type="string">
            <text:p>Ecole Supérieure des Métiers Artistiques (ESMA)</text:p>
          </table:table-cell>
          <table:table-cell office:value-type="string">
            <text:p>Les Cévennes</text:p>
          </table:table-cell>
          <table:table-cell/>
          <table:table-cell office:value-type="string">
            <text:p>04 67 63 01 80</text:p>
          </table:table-cell>
          <table:table-cell/>
          <table:table-cell office:value-type="string">
            <text:p>info@esma-montpellier.com</text:p>
          </table:table-cell>
          <table:table-cell office:value-type="string">
            <text:p>www.esma-montpellier.com/</text:p>
          </table:table-cell>
          <table:table-cell table:number-columns-repeated="4"/>
          <table:table-cell office:value-type="string">
            <text:p>140</text:p>
          </table:table-cell>
          <table:table-cell/>
          <table:table-cell office:value-type="string">
            <text:p>rue Robert Koch</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Malbosc</text:p>
          </table:table-cell>
          <table:table-cell/>
          <table:table-cell office:value-type="string">
            <text:p>&lt;p&gt; Formation a la communication visuelle, design d'espace, photo...&lt;/p&gt;</text:p>
          </table:table-cell>
          <table:table-cell/>
        </table:table-row>
        <table:table-row table:style-name="ro1">
          <table:table-cell office:value-type="float" office:value="1159">
            <text:p>1159</text:p>
          </table:table-cell>
          <table:table-cell office:value-type="string">
            <text:p>Ecoles d'enseignement supérieur</text:p>
          </table:table-cell>
          <table:table-cell office:value-type="string">
            <text:p>ETEC / FORMATEP</text:p>
          </table:table-cell>
          <table:table-cell office:value-type="string">
            <text:p>Port Marianne</text:p>
          </table:table-cell>
          <table:table-cell/>
          <table:table-cell office:value-type="string">
            <text:p>04 67 64 94 40</text:p>
          </table:table-cell>
          <table:table-cell office:value-type="string">
            <text:p>04 67 22 39 34</text:p>
          </table:table-cell>
          <table:table-cell office:value-type="string">
            <text:p>etec-formatep@wanadoo.fr</text:p>
          </table:table-cell>
          <table:table-cell office:value-type="string">
            <text:p>www.etec-formatep.com/</text:p>
          </table:table-cell>
          <table:table-cell table:number-columns-repeated="4"/>
          <table:table-cell office:value-type="string">
            <text:p>24-26</text:p>
          </table:table-cell>
          <table:table-cell/>
          <table:table-cell office:value-type="string">
            <text:p>avenue du Pont-Juvéna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et 2 - Arrêts: Place de l'Europe / Rives du Lez</text:p>
          </table:table-cell>
          <table:table-cell/>
          <table:table-cell office:value-type="string">
            <text:p>&lt;p&gt; Formation et préparation aux métiers de la coiffure, de l'esthétique et aux carrières sanitaires et sociales&lt;/p&gt;</text:p>
          </table:table-cell>
          <table:table-cell/>
        </table:table-row>
        <table:table-row table:style-name="ro1">
          <table:table-cell office:value-type="float" office:value="1160">
            <text:p>1160</text:p>
          </table:table-cell>
          <table:table-cell office:value-type="string">
            <text:p>Ecoles d'enseignement supérieur</text:p>
          </table:table-cell>
          <table:table-cell office:value-type="string">
            <text:p>Formathèmes</text:p>
          </table:table-cell>
          <table:table-cell office:value-type="string">
            <text:p>Port Marianne</text:p>
          </table:table-cell>
          <table:table-cell/>
          <table:table-cell office:value-type="string">
            <text:p>04 67 99 61 26</text:p>
          </table:table-cell>
          <table:table-cell table:number-columns-repeated="7"/>
          <table:table-cell office:value-type="string">
            <text:p>54</text:p>
          </table:table-cell>
          <table:table-cell/>
          <table:table-cell office:value-type="string">
            <text:p>av du Pont Juvéna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Préparation aux concours de l'enseignement, paramédicaux et sociaux&lt;/p&gt;</text:p>
          </table:table-cell>
          <table:table-cell/>
        </table:table-row>
        <table:table-row table:style-name="ro1">
          <table:table-cell office:value-type="float" office:value="1161">
            <text:p>1161</text:p>
          </table:table-cell>
          <table:table-cell office:value-type="string">
            <text:p>Ecoles d'enseignement supérieur</text:p>
          </table:table-cell>
          <table:table-cell office:value-type="string">
            <text:p>Giorgifont</text:p>
          </table:table-cell>
          <table:table-cell office:value-type="string">
            <text:p>Montpellier Centre</text:p>
          </table:table-cell>
          <table:table-cell office:value-type="string">
            <text:p>Les Arceaux</text:p>
          </table:table-cell>
          <table:table-cell office:value-type="string">
            <text:p>04 67 92 15 43</text:p>
          </table:table-cell>
          <table:table-cell office:value-type="string">
            <text:p>04 67 92 59 30</text:p>
          </table:table-cell>
          <table:table-cell table:number-columns-repeated="6"/>
          <table:table-cell office:value-type="string">
            <text:p>16/18</text:p>
          </table:table-cell>
          <table:table-cell/>
          <table:table-cell office:value-type="string">
            <text:p>rue Dur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Préparation à tous les métiers de la beauté (esthétique, coiffure, parfumerie)&lt;/p&gt;</text:p>
          </table:table-cell>
          <table:table-cell/>
        </table:table-row>
        <table:table-row table:style-name="ro1">
          <table:table-cell office:value-type="float" office:value="1162">
            <text:p>1162</text:p>
          </table:table-cell>
          <table:table-cell office:value-type="string">
            <text:p>Ecoles d'enseignement supérieur</text:p>
          </table:table-cell>
          <table:table-cell office:value-type="string">
            <text:p>Groupe Promotrans</text:p>
          </table:table-cell>
          <table:table-cell office:value-type="string">
            <text:p>Prés d'Arènes</text:p>
          </table:table-cell>
          <table:table-cell office:value-type="string">
            <text:p>Tournezy</text:p>
          </table:table-cell>
          <table:table-cell office:value-type="string">
            <text:p>04 67 20 20 00</text:p>
          </table:table-cell>
          <table:table-cell office:value-type="string">
            <text:p>04 67 20 20 01</text:p>
          </table:table-cell>
          <table:table-cell table:number-columns-repeated="6"/>
          <table:table-cell office:value-type="string">
            <text:p>1000</text:p>
          </table:table-cell>
          <table:table-cell/>
          <table:table-cell office:value-type="string">
            <text:p>rue de la Castelle</text:p>
          </table:table-cell>
          <table:table-cell table:number-columns-repeated="2"/>
          <table:table-cell office:value-type="string">
            <text:p>34007</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BTS transport, DU logistique&lt;/p&gt;</text:p>
          </table:table-cell>
          <table:table-cell/>
        </table:table-row>
        <table:table-row table:style-name="ro1">
          <table:table-cell office:value-type="float" office:value="1163">
            <text:p>1163</text:p>
          </table:table-cell>
          <table:table-cell office:value-type="string">
            <text:p>Ecoles d'enseignement supérieur</text:p>
          </table:table-cell>
          <table:table-cell office:value-type="string">
            <text:p>IDRAC</text:p>
          </table:table-cell>
          <table:table-cell office:value-type="string">
            <text:p>Mosson</text:p>
          </table:table-cell>
          <table:table-cell/>
          <table:table-cell office:value-type="string">
            <text:p>04 67 52 04 66</text:p>
          </table:table-cell>
          <table:table-cell office:value-type="string">
            <text:p>04 67 52 13 88</text:p>
          </table:table-cell>
          <table:table-cell office:value-type="string">
            <text:p>info@idracmontpellier.com</text:p>
          </table:table-cell>
          <table:table-cell office:value-type="string">
            <text:p>www.idrac-montpellier.com/</text:p>
          </table:table-cell>
          <table:table-cell table:number-columns-repeated="4"/>
          <table:table-cell office:value-type="string">
            <text:p>499</text:p>
          </table:table-cell>
          <table:table-cell/>
          <table:table-cell office:value-type="string">
            <text:p>rue de la Croix Verte</text:p>
          </table:table-cell>
          <table:table-cell/>
          <table:table-cell office:value-type="string">
            <text:p>Parc Euromédecine</text:p>
          </table:table-cell>
          <table:table-cell office:value-type="string">
            <text:p>34196</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 BTS MUC, com. international, NRC, assistant de gestion pour PME et PMI.&lt;/p&gt;&lt;p&gt;Formation classique ou en alternance&lt;/p&gt;</text:p>
          </table:table-cell>
          <table:table-cell/>
        </table:table-row>
        <table:table-row table:style-name="ro1">
          <table:table-cell office:value-type="float" office:value="1164">
            <text:p>1164</text:p>
          </table:table-cell>
          <table:table-cell office:value-type="string">
            <text:p>Ecoles d'enseignement supérieur</text:p>
          </table:table-cell>
          <table:table-cell office:value-type="string">
            <text:p>Institut de Formation Juridique et Economique (IFJE)</text:p>
          </table:table-cell>
          <table:table-cell office:value-type="string">
            <text:p>Montpellier Centre</text:p>
          </table:table-cell>
          <table:table-cell/>
          <table:table-cell office:value-type="string">
            <text:p>04 67 60 45 22</text:p>
          </table:table-cell>
          <table:table-cell table:number-columns-repeated="7"/>
          <table:table-cell office:value-type="string">
            <text:p>20</text:p>
          </table:table-cell>
          <table:table-cell/>
          <table:table-cell office:value-type="string">
            <text:p>rue du Carré du Roi</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Préparation aux examens de la faculté de droit et de Sc. Po&lt;/p&gt;&lt;p&gt;préparation aux concours d'entrée: ENM, CAPA, Sc. Po et écoles de journalisme&lt;/p&gt;</text:p>
          </table:table-cell>
          <table:table-cell/>
        </table:table-row>
        <table:table-row table:style-name="ro1">
          <table:table-cell office:value-type="float" office:value="1165">
            <text:p>1165</text:p>
          </table:table-cell>
          <table:table-cell office:value-type="string">
            <text:p>Ecoles d'enseignement supérieur</text:p>
          </table:table-cell>
          <table:table-cell office:value-type="string">
            <text:p>Institut Rabelais</text:p>
          </table:table-cell>
          <table:table-cell office:value-type="string">
            <text:p>Montpellier Centre</text:p>
          </table:table-cell>
          <table:table-cell office:value-type="string">
            <text:p>Gares</text:p>
          </table:table-cell>
          <table:table-cell office:value-type="string">
            <text:p>04 67 10 57 66</text:p>
          </table:table-cell>
          <table:table-cell office:value-type="string">
            <text:p>04.67.65.99.04</text:p>
          </table:table-cell>
          <table:table-cell/>
          <table:table-cell office:value-type="string">
            <text:p>www.institut-rabelais.net/</text:p>
          </table:table-cell>
          <table:table-cell table:number-columns-repeated="4"/>
          <table:table-cell office:value-type="string">
            <text:p>36-38</text:p>
          </table:table-cell>
          <table:table-cell/>
          <table:table-cell office:value-type="string">
            <text:p>rue des Aiguerel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 Arrêt: Place Carnot</text:p>
          </table:table-cell>
          <table:table-cell/>
          <table:table-cell office:value-type="string">
            <text:p>&lt;p&gt; BTS MUC, assurance, tourisme AGTL, assistant de gestion&lt;/p&gt;&lt;p&gt;Formation classique ou alternance&lt;/p&gt;</text:p>
          </table:table-cell>
          <table:table-cell/>
        </table:table-row>
        <table:table-row table:style-name="ro2">
          <table:table-cell office:value-type="float" office:value="1166">
            <text:p>1166</text:p>
          </table:table-cell>
          <table:table-cell office:value-type="string">
            <text:p>Ecoles d'enseignement supérieur</text:p>
          </table:table-cell>
          <table:table-cell office:value-type="string">
            <text:p>IPESUD</text:p>
          </table:table-cell>
          <table:table-cell office:value-type="string">
            <text:p>Les Cévennes</text:p>
          </table:table-cell>
          <table:table-cell office:value-type="string">
            <text:p>Alco</text:p>
          </table:table-cell>
          <table:table-cell office:value-type="string">
            <text:p>04 67 54 72 20</text:p>
          </table:table-cell>
          <table:table-cell/>
          <table:table-cell office:value-type="string">
            <text:p>contact@ipesud.com</text:p>
          </table:table-cell>
          <table:table-cell table:number-columns-repeated="5"/>
          <table:table-cell office:value-type="string">
            <text:p>81</text:p>
          </table:table-cell>
          <table:table-cell/>
          <table:table-cell office:value-type="string">
            <text:p>Rue Marius Carrieu</text:p>
          </table:table-cell>
          <table:table-cell/>
          <table:table-cell office:value-type="string">
            <text:p>Le Parc du Belvédère - Bât D</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ext:p>La ronde</text:p>
          </table:table-cell>
          <table:table-cell office:value-type="string">
            <text:p>&lt;p&gt; Préparations médicales, para-médicales et sociales, enseignement, mise à niveau scientifique. &lt;/p&gt;</text:p>
          </table:table-cell>
          <table:table-cell/>
        </table:table-row>
        <table:table-row table:style-name="ro2">
          <table:table-cell office:value-type="float" office:value="1167">
            <text:p>1167</text:p>
          </table:table-cell>
          <table:table-cell office:value-type="string">
            <text:p>Ecoles d'enseignement supérieur</text:p>
          </table:table-cell>
          <table:table-cell office:value-type="string">
            <text:p>IPESUD Arts appliqués</text:p>
          </table:table-cell>
          <table:table-cell office:value-type="string">
            <text:p>Mosson</text:p>
          </table:table-cell>
          <table:table-cell/>
          <table:table-cell office:value-type="string">
            <text:p>04 67 54 31 61</text:p>
          </table:table-cell>
          <table:table-cell office:value-type="string">
            <text:p>04 67 54 23 61</text:p>
          </table:table-cell>
          <table:table-cell/>
          <table:table-cell office:value-type="string">
            <text:p>www.ipesudartsappliques.com/</text:p>
          </table:table-cell>
          <table:table-cell table:number-columns-repeated="4"/>
          <table:table-cell office:value-type="string">
            <text:p>81</text:p>
          </table:table-cell>
          <table:table-cell/>
          <table:table-cell office:value-type="string">
            <text:p>rue Marcus Carrieu</text:p>
          </table:table-cell>
          <table:table-cell/>
          <table:table-cell office:value-type="string">
            <text:p>Parc du Belvedaire - Bat D</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ext:p>La ronde</text:p>
          </table:table-cell>
          <table:table-cell office:value-type="string">
            <text:p>&lt;p&gt; Classe de mise à niveau en arts appliqués, BTS desing d'espace, BTS communication visuelle&lt;/p&gt;</text:p>
          </table:table-cell>
          <table:table-cell/>
        </table:table-row>
        <table:table-row table:style-name="ro2">
          <table:table-cell office:value-type="float" office:value="1168">
            <text:p>1168</text:p>
          </table:table-cell>
          <table:table-cell office:value-type="string">
            <text:p>Ecoles d'enseignement supérieur</text:p>
          </table:table-cell>
          <table:table-cell office:value-type="string">
            <text:p>Objectif 3D</text:p>
          </table:table-cell>
          <table:table-cell office:value-type="string">
            <text:p>Port Marianne</text:p>
          </table:table-cell>
          <table:table-cell office:value-type="string">
            <text:p>Richter</text:p>
          </table:table-cell>
          <table:table-cell office:value-type="string">
            <text:p>04 67 15 01 66</text:p>
          </table:table-cell>
          <table:table-cell office:value-type="string">
            <text:p>04 67 99 52 20</text:p>
          </table:table-cell>
          <table:table-cell office:value-type="string">
            <text:p>objectif3d@objectif3d.com</text:p>
          </table:table-cell>
          <table:table-cell office:value-type="string">
            <text:p>www.objectif3d.com</text:p>
          </table:table-cell>
          <table:table-cell table:number-columns-repeated="4"/>
          <table:table-cell office:value-type="string">
            <text:p>110 bis</text:p>
          </table:table-cell>
          <table:table-cell/>
          <table:table-cell office:value-type="string">
            <text:p>avenue du Pont Juvénal</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et 2</text:p>
            <text:p>Arrêts: Place de l'Europe / Rives du Lez</text:p>
          </table:table-cell>
          <table:table-cell/>
          <table:table-cell office:value-type="string">
            <text:p>&lt;p&gt; Centre de formation: images de synthèse, PAO, internet , bureautique&lt;/p&gt;</text:p>
          </table:table-cell>
          <table:table-cell/>
        </table:table-row>
        <table:table-row table:style-name="ro2">
          <table:table-cell office:value-type="float" office:value="1169">
            <text:p>1169</text:p>
          </table:table-cell>
          <table:table-cell office:value-type="string">
            <text:p>Ecoles d'enseignement supérieur</text:p>
          </table:table-cell>
          <table:table-cell office:value-type="string">
            <text:p>Studio M</text:p>
          </table:table-cell>
          <table:table-cell office:value-type="string">
            <text:p>Croix d'Argent</text:p>
          </table:table-cell>
          <table:table-cell office:value-type="string">
            <text:p>Estanove</text:p>
          </table:table-cell>
          <table:table-cell office:value-type="string">
            <text:p>04 99 52 98 68</text:p>
          </table:table-cell>
          <table:table-cell office:value-type="string">
            <text:p>04 67 42 03 18</text:p>
          </table:table-cell>
          <table:table-cell/>
          <table:table-cell office:value-type="string">
            <text:p>www.studio-m.fr</text:p>
          </table:table-cell>
          <table:table-cell table:number-columns-repeated="4"/>
          <table:table-cell office:value-type="string">
            <text:p>3320</text:p>
          </table:table-cell>
          <table:table-cell/>
          <table:table-cell office:value-type="string">
            <text:p>boulevard Paul Valery</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 6</text:p>
            <text:p>La ronde</text:p>
          </table:table-cell>
          <table:table-cell office:value-type="string">
            <text:p>&lt;p&gt; Formation à l'image, à la communication, au son et aux arts graphiques&lt;/p&gt;</text:p>
          </table:table-cell>
          <table:table-cell/>
        </table:table-row>
        <table:table-row table:style-name="ro1">
          <table:table-cell office:value-type="float" office:value="1170">
            <text:p>1170</text:p>
          </table:table-cell>
          <table:table-cell office:value-type="string">
            <text:p>Ecoles d'enseignement supérieur</text:p>
          </table:table-cell>
          <table:table-cell office:value-type="string">
            <text:p>Cours diderot</text:p>
          </table:table-cell>
          <table:table-cell office:value-type="string">
            <text:p>Montpellier Centre</text:p>
          </table:table-cell>
          <table:table-cell/>
          <table:table-cell office:value-type="string">
            <text:p>04 67 04 01 55</text:p>
          </table:table-cell>
          <table:table-cell/>
          <table:table-cell office:value-type="string">
            <text:p>aa@coursdiderot.com</text:p>
          </table:table-cell>
          <table:table-cell office:value-type="string">
            <text:p>www.coursdiderot.com/</text:p>
          </table:table-cell>
          <table:table-cell table:number-columns-repeated="4"/>
          <table:table-cell office:value-type="string">
            <text:p>20</text:p>
          </table:table-cell>
          <table:table-cell/>
          <table:table-cell office:value-type="string">
            <text:p>rue du Carré du Roi</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ignes 6 / 7 / 16</text:p>
          </table:table-cell>
          <table:table-cell office:value-type="string">
            <text:p>&lt;p&gt; BTS tourisme, diététique, gestion et protection de la nature, hôtellerie-restauration&lt;/p&gt;&lt;p&gt;Prépa médicales, para-médicales et sociales&lt;/p&gt;</text:p>
          </table:table-cell>
          <table:table-cell/>
        </table:table-row>
        <table:table-row table:style-name="ro1">
          <table:table-cell office:value-type="float" office:value="1171">
            <text:p>1171</text:p>
          </table:table-cell>
          <table:table-cell office:value-type="string">
            <text:p>Ecoles d'enseignement supérieur</text:p>
          </table:table-cell>
          <table:table-cell office:value-type="string">
            <text:p>Ecole nationale supérieure agronomique de Montpellier</text:p>
          </table:table-cell>
          <table:table-cell office:value-type="string">
            <text:p>Les Cévennes</text:p>
          </table:table-cell>
          <table:table-cell office:value-type="string">
            <text:p>Alco</text:p>
          </table:table-cell>
          <table:table-cell office:value-type="string">
            <text:p>04 99 61 22 00</text:p>
          </table:table-cell>
          <table:table-cell office:value-type="string">
            <text:p>04 99 61 29 00</text:p>
          </table:table-cell>
          <table:table-cell office:value-type="string">
            <text:p>lavat@ensam.inra.fr</text:p>
          </table:table-cell>
          <table:table-cell office:value-type="string">
            <text:p>www.agro-montpellier.fr/</text:p>
          </table:table-cell>
          <table:table-cell table:number-columns-repeated="4"/>
          <table:table-cell office:value-type="string">
            <text:p>2</text:p>
          </table:table-cell>
          <table:table-cell/>
          <table:table-cell office:value-type="string">
            <text:p>Place Pierre Viala</text:p>
          </table:table-cell>
          <table:table-cell table:number-columns-repeated="2"/>
          <table:table-cell office:value-type="string">
            <text:p>34060</text:p>
          </table:table-cell>
          <table:table-cell office:value-type="string">
            <text:p>Montpellier</text:p>
          </table:table-cell>
          <table:table-cell office:value-type="string">
            <text:p>cedex 1</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72">
            <text:p>1172</text:p>
          </table:table-cell>
          <table:table-cell office:value-type="string">
            <text:p>Ecoles d'enseignement supérieur</text:p>
          </table:table-cell>
          <table:table-cell office:value-type="string">
            <text:p>Polytech' Montpellier</text:p>
          </table:table-cell>
          <table:table-cell office:value-type="string">
            <text:p>Hôpitaux - Facultés</text:p>
          </table:table-cell>
          <table:table-cell office:value-type="string">
            <text:p>Hôpitaux-Facultés</text:p>
          </table:table-cell>
          <table:table-cell office:value-type="string">
            <text:p>04 67 14 31 60</text:p>
          </table:table-cell>
          <table:table-cell office:value-type="string">
            <text:p>04 67 14 45 14</text:p>
          </table:table-cell>
          <table:table-cell office:value-type="string">
            <text:p>scola@polytech.univ-montp2.fr</text:p>
          </table:table-cell>
          <table:table-cell office:value-type="string">
            <text:p>www.polytech-montpellier.fr/</text:p>
          </table:table-cell>
          <table:table-cell table:number-columns-repeated="6"/>
          <table:table-cell office:value-type="string">
            <text:p>place eugène bataillon</text:p>
          </table:table-cell>
          <table:table-cell table:number-columns-repeated="2"/>
          <table:table-cell office:value-type="string">
            <text:p>34095</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Universités</text:p>
          </table:table-cell>
          <table:table-cell/>
          <table:table-cell office:value-type="string">
            <text:p>&lt;p&gt; &lt;/p&gt;</text:p>
          </table:table-cell>
          <table:table-cell/>
        </table:table-row>
        <table:table-row table:style-name="ro1">
          <table:table-cell office:value-type="float" office:value="1173">
            <text:p>1173</text:p>
          </table:table-cell>
          <table:table-cell office:value-type="string">
            <text:p>Ecoles d'enseignement supérieur</text:p>
          </table:table-cell>
          <table:table-cell office:value-type="string">
            <text:p>Groupe Sup de Co Montpellier</text:p>
          </table:table-cell>
          <table:table-cell office:value-type="string">
            <text:p>Mosson</text:p>
          </table:table-cell>
          <table:table-cell/>
          <table:table-cell office:value-type="string">
            <text:p>04 67 10 25 00</text:p>
          </table:table-cell>
          <table:table-cell office:value-type="string">
            <text:p>04 67 45 13 56</text:p>
          </table:table-cell>
          <table:table-cell/>
          <table:table-cell office:value-type="string">
            <text:p>www.supdeco-montpellier.com/</text:p>
          </table:table-cell>
          <table:table-cell table:number-columns-repeated="4"/>
          <table:table-cell office:value-type="string">
            <text:p>2300</text:p>
          </table:table-cell>
          <table:table-cell/>
          <table:table-cell office:value-type="string">
            <text:p>Avenue des Moulins</text:p>
          </table:table-cell>
          <table:table-cell table:number-columns-repeated="2"/>
          <table:table-cell office:value-type="string">
            <text:p>34185</text:p>
          </table:table-cell>
          <table:table-cell office:value-type="string">
            <text:p>Montpellier</text:p>
          </table:table-cell>
          <table:table-cell office:value-type="string">
            <text:p>cedex 4</text:p>
          </table:table-cell>
          <table:table-cell/>
          <table:table-cell office:value-type="float" office:value="0">
            <text:p>0</text:p>
          </table:table-cell>
          <table:table-cell table:number-columns-repeated="6"/>
          <table:table-cell office:value-type="string">
            <text:p>Ligne 6 / 7</text:p>
          </table:table-cell>
          <table:table-cell office:value-type="string">
            <text:p>&lt;p&gt; &lt;/p&gt;</text:p>
          </table:table-cell>
          <table:table-cell/>
        </table:table-row>
        <table:table-row table:style-name="ro1">
          <table:table-cell office:value-type="float" office:value="1174">
            <text:p>1174</text:p>
          </table:table-cell>
          <table:table-cell office:value-type="string">
            <text:p>Clubs de loisirs</text:p>
          </table:table-cell>
          <table:table-cell office:value-type="string">
            <text:p>Club de loisirs de La Treille</text:p>
          </table:table-cell>
          <table:table-cell office:value-type="string">
            <text:p>Montpellier Centre</text:p>
          </table:table-cell>
          <table:table-cell/>
          <table:table-cell office:value-type="string">
            <text:p>04 67 55 12 17</text:p>
          </table:table-cell>
          <table:table-cell table:number-columns-repeated="4"/>
          <table:table-cell office:value-type="string">
            <text:p>2157</text:p>
          </table:table-cell>
          <table:table-cell office:value-type="string">
            <text:p>43.6213112135</text:p>
          </table:table-cell>
          <table:table-cell office:value-type="string">
            <text:p>3.87300396920</text:p>
          </table:table-cell>
          <table:table-cell office:value-type="string">
            <text:p>8</text:p>
          </table:table-cell>
          <table:table-cell/>
          <table:table-cell office:value-type="string">
            <text:p>rue</text:p>
          </table:table-cell>
          <table:table-cell office:value-type="string">
            <text:p>Abbé de l'épé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Albert 1er puis 9 mm à pied</text:p>
          </table:table-cell>
          <table:table-cell/>
          <table:table-cell office:value-type="string">
            <text:p>&lt;ul&gt; &lt;li&gt;&lt;strong&gt;Inscriptions&lt;/strong&gt;&lt;br&gt;Se renseigner aupr&amp;#232;s du secr&amp;#233;tariat. &lt;br&gt;Service gratuit pour les d&amp;#233;tenteurs de la carte Age d'Or. &lt;/li&gt; &lt;/ul&gt; &lt;ul&gt; &lt;li&gt;&lt;strong&gt;Horaires d'ouverture&lt;/strong&gt;&lt;br&gt;Ouvert du lundi au vendredi, de 11h00 &amp;#224; 18h00 &lt;/li&gt; &lt;/ul&gt; &lt;ul&gt; &lt;li&gt;&lt;strong&gt;Les animations&lt;/strong&gt;&lt;br&gt;jeux de soci&amp;#233;t&amp;#233;, lotos, espagnol, sorties, bridge, esth&amp;#233;tique&amp;#160;&amp;#8230;&amp;#160;&lt;/li&gt; &lt;/ul&gt; &lt;ul&gt; &lt;li&gt;&lt;strong&gt;Centre de Ressources Informatiques&lt;/strong&gt;&lt;/li&gt; &lt;/ul&gt; &lt;p&gt;Stages de photo num&amp;#233;riques ainsi que l'Initiation, perfectionnement &amp;#224; l'outil informatique (windows, word...)&amp;#160;et &amp;#224; la d&amp;#233;couverte d'internet et de la messagerie instantann&amp;#233;e (MSN).&lt;br&gt;Animateur :&amp;#160;Philippe PELERIN&amp;#160;&lt;/p&gt; &lt;p&gt;* Horaires : &lt;br&gt;- 14h00 &amp;#224; 16h00&amp;#160; tous les jours&lt;/p&gt; &lt;p&gt;* Inscription aux cours : &lt;br&gt;- dans le club au 04 67 55 12 17&lt;/p&gt; &lt;p&gt;* Tarifs&lt;/p&gt; &lt;p&gt;- Module&amp;#160;de 8 heures (sur 2 semaines, 4 fois 2h) : 40&amp;#8364;&lt;/p&gt; &lt;p&gt;&amp;#160;&lt;/p&gt;</text:p>
          </table:table-cell>
          <table:table-cell/>
        </table:table-row>
        <table:table-row table:style-name="ro1">
          <table:table-cell office:value-type="float" office:value="1175">
            <text:p>1175</text:p>
          </table:table-cell>
          <table:table-cell office:value-type="string">
            <text:p>Galeries d'art</text:p>
          </table:table-cell>
          <table:table-cell office:value-type="string">
            <text:p>Galerie Hambursin-Boisanté</text:p>
          </table:table-cell>
          <table:table-cell office:value-type="string">
            <text:p>Montpellier Centre</text:p>
          </table:table-cell>
          <table:table-cell/>
          <table:table-cell office:value-type="string">
            <text:p>04 67 84 43 17</text:p>
          </table:table-cell>
          <table:table-cell table:number-columns-repeated="2"/>
          <table:table-cell office:value-type="string">
            <text:p>www.galeriehambursinboisante.com</text:p>
          </table:table-cell>
          <table:table-cell table:number-columns-repeated="4"/>
          <table:table-cell office:value-type="string">
            <text:p>15</text:p>
          </table:table-cell>
          <table:table-cell/>
          <table:table-cell office:value-type="string">
            <text:p>boulevard </text:p>
          </table:table-cell>
          <table:table-cell office:value-type="string">
            <text:p>du Jeu de Paum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76">
            <text:p>1176</text:p>
          </table:table-cell>
          <table:table-cell office:value-type="string">
            <text:p>Ecoles élémentaires</text:p>
          </table:table-cell>
          <table:table-cell office:value-type="string">
            <text:p>Ecole élémentaire Jules Verne</text:p>
          </table:table-cell>
          <table:table-cell office:value-type="string">
            <text:p>Montpellier Centre</text:p>
          </table:table-cell>
          <table:table-cell/>
          <table:table-cell office:value-type="string">
            <text:p>04 99 62 38 84</text:p>
          </table:table-cell>
          <table:table-cell table:number-columns-repeated="4"/>
          <table:table-cell office:value-type="string">
            <text:p>1565</text:p>
          </table:table-cell>
          <table:table-cell office:value-type="string">
            <text:p>43.6169697435</text:p>
          </table:table-cell>
          <table:table-cell office:value-type="string">
            <text:p>3.88376565715</text:p>
          </table:table-cell>
          <table:table-cell office:value-type="string">
            <text:p>127</text:p>
          </table:table-cell>
          <table:table-cell/>
          <table:table-cell office:value-type="string">
            <text:p>rue Yehudi Menuh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77">
            <text:p>1177</text:p>
          </table:table-cell>
          <table:table-cell office:value-type="string">
            <text:p>Centres de loisirs des Maisons pour tous</text:p>
          </table:table-cell>
          <table:table-cell office:value-type="string">
            <text:p>Accueil Sans Hébergement adolescents de la Maison pour tous Michel-Colucci</text:p>
          </table:table-cell>
          <table:table-cell office:value-type="string">
            <text:p>Croix d'Argent</text:p>
          </table:table-cell>
          <table:table-cell office:value-type="string">
            <text:p>Bagatelle</text:p>
          </table:table-cell>
          <table:table-cell office:value-type="string">
            <text:p>04 67 42 52 85</text:p>
          </table:table-cell>
          <table:table-cell table:number-columns-repeated="7"/>
          <table:table-cell office:value-type="string">
            <text:p>205</text:p>
          </table:table-cell>
          <table:table-cell/>
          <table:table-cell office:value-type="string">
            <text:p>rue de Chengdu</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Centre adolescents&lt;/p&gt;&lt;ul&gt;&lt;li&gt;pour les enfants de 13 à 15 ans &lt;/li&gt;&lt;li&gt;ouvert les mercredis d'aprés planning (se renseigner auprès de la Maison pour tous) et vacances scolaires d'hiver, de printemps et d'été&lt;/li&gt;&lt;/ul&gt;&lt;p&gt;Pour en savoir plus : &lt;a id="528" title="Maison pour tous Michel-Colucci" href="#" typelien="LienInterne"&gt;Maison pour tous Michel-Colucci&lt;/a&gt;&lt;/p&gt;</text:p>
          </table:table-cell>
          <table:table-cell/>
        </table:table-row>
        <table:table-row table:style-name="ro1">
          <table:table-cell office:value-type="float" office:value="1178">
            <text:p>1178</text:p>
          </table:table-cell>
          <table:table-cell office:value-type="string">
            <text:p>Centres de loisirs des Maisons pour tous</text:p>
          </table:table-cell>
          <table:table-cell office:value-type="string">
            <text:p>Accueil Sans Hébergement adolescents de la Maison pour tous Pierre-Azéma</text:p>
          </table:table-cell>
          <table:table-cell table:number-columns-repeated="2"/>
          <table:table-cell office:value-type="string">
            <text:p>04 67 02 48 52</text:p>
          </table:table-cell>
          <table:table-cell table:number-columns-repeated="7"/>
          <table:table-cell office:value-type="string">
            <text:p>35</text:p>
          </table:table-cell>
          <table:table-cell/>
          <table:table-cell office:value-type="string">
            <text:p>rue André Malr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lt;p&gt;Ouvert les mercredis et vacances scolaires de 8h à 18h&lt;/p&gt;&lt;p&gt;Pour les jeunes de 13 à 17 ans&lt;/p&gt;</text:p>
          </table:table-cell>
          <table:table-cell/>
        </table:table-row>
        <table:table-row table:style-name="ro1">
          <table:table-cell office:value-type="float" office:value="1179">
            <text:p>1179</text:p>
          </table:table-cell>
          <table:table-cell office:value-type="string">
            <text:p>Centres de loisirs des Maisons pour tous</text:p>
          </table:table-cell>
          <table:table-cell office:value-type="string">
            <text:p>Accueil Sans Hébergement adolescents de la Maison de quartier Pierre-Azéma</text:p>
          </table:table-cell>
          <table:table-cell office:value-type="string">
            <text:p>Port Marianne</text:p>
          </table:table-cell>
          <table:table-cell office:value-type="string">
            <text:p>Millénaire</text:p>
          </table:table-cell>
          <table:table-cell table:number-columns-repeated="8"/>
          <table:table-cell office:value-type="string">
            <text:p>35</text:p>
          </table:table-cell>
          <table:table-cell/>
          <table:table-cell office:value-type="string">
            <text:p>rue André Malraux</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 class="AccueilTitre"&gt;Accueil adolescents&lt;/p&gt;&lt;ul&gt;&lt;li&gt;pour les enfants de 13 à 17 ans &lt;/li&gt;&lt;li&gt;ouvert les mercredis et vacances scolaires de 8h à 18h&lt;/li&gt;&lt;/ul&gt;&lt;p&gt;Pour en savoir plus : &lt;a id="534" title="Maison de quartier Pierr-Azéma" href="#" typelien="LienInterne"&gt;Maison de quartier Pierre-Azéma&lt;/a&gt;&lt;/p&gt;</text:p>
          </table:table-cell>
          <table:table-cell/>
        </table:table-row>
        <table:table-row table:style-name="ro1">
          <table:table-cell office:value-type="float" office:value="1183">
            <text:p>1183</text:p>
          </table:table-cell>
          <table:table-cell office:value-type="string">
            <text:p>Service d'accueil familial associatif</text:p>
          </table:table-cell>
          <table:table-cell office:value-type="string">
            <text:p>Le SAF des Lilas</text:p>
          </table:table-cell>
          <table:table-cell office:value-type="string">
            <text:p>Croix d'Argent</text:p>
          </table:table-cell>
          <table:table-cell/>
          <table:table-cell office:value-type="string">
            <text:p>04 67 85 75 17</text:p>
          </table:table-cell>
          <table:table-cell table:number-columns-repeated="7"/>
          <table:table-cell office:value-type="string">
            <text:p>191</text:p>
          </table:table-cell>
          <table:table-cell/>
          <table:table-cell office:value-type="string">
            <text:p>Louis Ara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86">
            <text:p>1186</text:p>
          </table:table-cell>
          <table:table-cell office:value-type="string">
            <text:p>Service d'accueil familial associatif</text:p>
          </table:table-cell>
          <table:table-cell office:value-type="string">
            <text:p>Le SAF Ginkgo Biloba</text:p>
          </table:table-cell>
          <table:table-cell office:value-type="string">
            <text:p>Hôpitaux - Facultés</text:p>
          </table:table-cell>
          <table:table-cell/>
          <table:table-cell office:value-type="string">
            <text:p>04 67 63 72 22</text:p>
          </table:table-cell>
          <table:table-cell table:number-columns-repeated="7"/>
          <table:table-cell office:value-type="string">
            <text:p>2256</text:p>
          </table:table-cell>
          <table:table-cell/>
          <table:table-cell office:value-type="string">
            <text:p>Route de Mende</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87">
            <text:p>1187</text:p>
          </table:table-cell>
          <table:table-cell office:value-type="string">
            <text:p>Musées</text:p>
          </table:table-cell>
          <table:table-cell office:value-type="string">
            <text:p>Musée de l'histoire de Montpellier</text:p>
          </table:table-cell>
          <table:table-cell office:value-type="string">
            <text:p>Montpellier Centre</text:p>
          </table:table-cell>
          <table:table-cell office:value-type="string">
            <text:p>Centre historique</text:p>
          </table:table-cell>
          <table:table-cell office:value-type="string">
            <text:p>04 67 34 87 50</text:p>
          </table:table-cell>
          <table:table-cell office:value-type="string">
            <text:p>04 67 34 87 51</text:p>
          </table:table-cell>
          <table:table-cell office:value-type="string">
            <text:p>contact@ville-montpellier.fr</text:p>
          </table:table-cell>
          <table:table-cell table:number-columns-repeated="7"/>
          <table:table-cell office:value-type="string">
            <text:p>Place</text:p>
          </table:table-cell>
          <table:table-cell office:value-type="string">
            <text:p>Jean Jaurè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 ligne 1 station Comédie</text:p>
          </table:table-cell>
          <table:table-cell/>
          <table:table-cell office:value-type="string">
            <text:p>&lt;p&gt;Du mardi au dimanche de 10h 30 &amp;#224; 12h 30 et de 13h 30 &amp;#224; 18h&lt;br&gt;Dur&amp;#233;e de la visite : 40 mn&lt;/p&gt;</text:p>
          </table:table-cell>
          <table:table-cell/>
        </table:table-row>
        <table:table-row table:style-name="ro1">
          <table:table-cell office:value-type="float" office:value="1188">
            <text:p>1188</text:p>
          </table:table-cell>
          <table:table-cell office:value-type="string">
            <text:p>Musées</text:p>
          </table:table-cell>
          <table:table-cell office:value-type="string">
            <text:p>Musée du vieux Montpellier</text:p>
          </table:table-cell>
          <table:table-cell office:value-type="string">
            <text:p>Montpellier Centre</text:p>
          </table:table-cell>
          <table:table-cell/>
          <table:table-cell office:value-type="string">
            <text:p>04 67 66 02 94</text:p>
          </table:table-cell>
          <table:table-cell table:number-columns-repeated="4"/>
          <table:table-cell office:value-type="string">
            <text:p>00050000</text:p>
          </table:table-cell>
          <table:table-cell office:value-type="string">
            <text:p>43.6106628774</text:p>
          </table:table-cell>
          <table:table-cell office:value-type="string">
            <text:p>3.87865172901</text:p>
          </table:table-cell>
          <table:table-cell office:value-type="string">
            <text:p>2</text:p>
          </table:table-cell>
          <table:table-cell/>
          <table:table-cell office:value-type="string">
            <text:p>place</text:p>
          </table:table-cell>
          <table:table-cell office:value-type="string">
            <text:p>Pétrarque</text:p>
          </table:table-cell>
          <table:table-cell office:value-type="string">
            <text:p>Hôtel de Varennes</text:p>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2">
            <text:p>2</text:p>
          </table:table-cell>
          <table:table-cell table:number-columns-repeated="5"/>
          <table:table-cell office:value-type="string">
            <text:p>Ligne 1, arrêt Corum</text:p>
          </table:table-cell>
          <table:table-cell/>
          <table:table-cell office:value-type="string">
            <text:p>&lt;p&gt;Ouverture du mardi au dimanche de 10h30 &amp;#224; 12h30 et de 13h30 &amp;#224; 18h.&lt;br&gt;Fermeture&amp;#160;lundi et jours f&amp;#233;ri&amp;#233;s.&lt;/p&gt; &lt;p&gt;Ouverture lors des Journ&amp;#233;es europ&amp;#233;ennes du Patrimoine et la Nuit des Mus&amp;#233;es.&lt;/p&gt;</text:p>
          </table:table-cell>
          <table:table-cell office:value-type="string">
            <text:p>&lt;p&gt; &lt;p&gt;&amp;#160;&lt;/p&gt; &lt;/p&gt;</text:p>
          </table:table-cell>
        </table:table-row>
        <table:table-row table:style-name="ro2">
          <table:table-cell office:value-type="float" office:value="1189">
            <text:p>1189</text:p>
          </table:table-cell>
          <table:table-cell office:value-type="string">
            <text:p>Stades</text:p>
          </table:table-cell>
          <table:table-cell office:value-type="string">
            <text:p>Stade Yves du Manoir</text:p>
          </table:table-cell>
          <table:table-cell office:value-type="string">
            <text:p>Croix d'Argent</text:p>
          </table:table-cell>
          <table:table-cell office:value-type="string">
            <text:p>Pas du Loup</text:p>
          </table:table-cell>
          <table:table-cell office:value-type="string">
            <text:p>04 67 13 60 00</text:p>
          </table:table-cell>
          <table:table-cell table:number-columns-repeated="4"/>
          <table:table-cell office:value-type="string">
            <text:p>39618</text:p>
          </table:table-cell>
          <table:table-cell office:value-type="string">
            <text:p>43.5929917636</text:p>
          </table:table-cell>
          <table:table-cell office:value-type="string">
            <text:p>3.84991444356</text:p>
          </table:table-cell>
          <table:table-cell table:number-columns-repeated="2"/>
          <table:table-cell office:value-type="string">
            <text:p>Avenue de la Vannière</text:p>
          </table:table-cell>
          <table:table-cell table:number-columns-repeated="2"/>
          <table:table-cell office:value-type="string">
            <text:p>34085</text:p>
          </table:table-cell>
          <table:table-cell office:value-type="string">
            <text:p>Montpellier</text:p>
          </table:table-cell>
          <table:table-cell/>
          <table:table-cell office:value-type="string">
            <text:p>AUX_NORMES</text:p>
          </table:table-cell>
          <table:table-cell office:value-type="float" office:value="0">
            <text:p>0</text:p>
          </table:table-cell>
          <table:table-cell office:value-type="string">
            <text:p>PRATICABLE</text:p>
          </table:table-cell>
          <table:table-cell/>
          <table:table-cell office:value-type="string">
            <text:p>1 000 places voitures</text:p>
          </table:table-cell>
          <table:table-cell table:number-columns-repeated="2"/>
          <table:table-cell office:value-type="string">
            <text:p>Navettes depuis la station "Les Sabines" de la ligne 2 du tramway (à 800m)</text:p>
            <text:p/>
          </table:table-cell>
          <table:table-cell office:value-type="string">
            <text:p>Bus Ligne 6 : arrêts "Font Couverte" ou "Le Grand M"</text:p>
            <text:p>La Ronde : arrêt "Le Grand M" </text:p>
          </table:table-cell>
          <table:table-cell office:value-type="string">
            <text:p>&lt;p&gt; &lt;/p&gt;</text:p>
          </table:table-cell>
          <table:table-cell/>
        </table:table-row>
        <table:table-row table:style-name="ro1">
          <table:table-cell office:value-type="float" office:value="1191">
            <text:p>1191</text:p>
          </table:table-cell>
          <table:table-cell office:value-type="string">
            <text:p>Ecoles élémentaires</text:p>
          </table:table-cell>
          <table:table-cell office:value-type="string">
            <text:p>Ecole élémentaire François Rabelais</text:p>
          </table:table-cell>
          <table:table-cell office:value-type="string">
            <text:p>Hôpitaux - Facultés</text:p>
          </table:table-cell>
          <table:table-cell/>
          <table:table-cell office:value-type="string">
            <text:p>04 67 61 29 30</text:p>
          </table:table-cell>
          <table:table-cell table:number-columns-repeated="7"/>
          <table:table-cell office:value-type="string">
            <text:p>48</text:p>
          </table:table-cell>
          <table:table-cell/>
          <table:table-cell office:value-type="string">
            <text:p>rue Emmanuel Her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192">
            <text:p>1192</text:p>
          </table:table-cell>
          <table:table-cell office:value-type="string">
            <text:p>Associations</text:p>
          </table:table-cell>
          <table:table-cell office:value-type="string">
            <text:p>Le refuge</text:p>
          </table:table-cell>
          <table:table-cell office:value-type="string">
            <text:p>Montpellier Centre</text:p>
          </table:table-cell>
          <table:table-cell/>
          <table:table-cell office:value-type="string">
            <text:p>06 31 59 69 50</text:p>
          </table:table-cell>
          <table:table-cell table:number-columns-repeated="2"/>
          <table:table-cell office:value-type="string">
            <text:p>www.le-refuge.org</text:p>
          </table:table-cell>
          <table:table-cell table:number-columns-repeated="4"/>
          <table:table-cell office:value-type="string">
            <text:p>2</text:p>
          </table:table-cell>
          <table:table-cell/>
          <table:table-cell office:value-type="string">
            <text:p>Rue Germa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ébergement temporaire et accompagnement psychologique et social de jeunes victimes d'homophobie&lt;br /&gt;Association conventionnée par l'Etat&lt;br /&gt;Siège social : 2, Rue Germain - 34 000 Montpellier&lt;br /&gt;Permanences :&lt;br /&gt;Mardi et jeudi : 18h - 20h&lt;br /&gt;Samedi : 15h - 19h&lt;br /&gt;&lt;br /&gt;06 31 59 69 50&lt;br /&gt;Aidez-nous, vos dons bénéficient de la déduction fiscale prévue par la loi&lt;br /&gt;&lt;/p&gt;</text:p>
          </table:table-cell>
          <table:table-cell/>
        </table:table-row>
        <table:table-row table:style-name="ro1">
          <table:table-cell office:value-type="float" office:value="1194">
            <text:p>1194</text:p>
          </table:table-cell>
          <table:table-cell office:value-type="string">
            <text:p>Bases nautiques</text:p>
          </table:table-cell>
          <table:table-cell office:value-type="string">
            <text:p>Base nautique La Maison du Lez</text:p>
          </table:table-cell>
          <table:table-cell office:value-type="string">
            <text:p>Montpellier Centre</text:p>
          </table:table-cell>
          <table:table-cell/>
          <table:table-cell office:value-type="string">
            <text:p>04 67 50 97 32</text:p>
          </table:table-cell>
          <table:table-cell table:number-columns-repeated="4"/>
          <table:table-cell office:value-type="string">
            <text:p>744</text:p>
          </table:table-cell>
          <table:table-cell table:number-columns-repeated="4"/>
          <table:table-cell office:value-type="string">
            <text:p>Allée </text:p>
          </table:table-cell>
          <table:table-cell office:value-type="string">
            <text:p>Alégria de Béracasa</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Place de l'Europe - Ligne 2, arrêt Ponpignane</text:p>
          </table:table-cell>
          <table:table-cell/>
          <table:table-cell office:value-type="string">
            <text:p>&lt;p&gt;Base de pleine nature, la Maison du Lez accueille les associations dont les activit&amp;#233;s sont en rapport avec le Lez et la nature. Ce nouvel &amp;#233;quipement situ&amp;#233; en plein coeur de la ville propose aux Montpelli&amp;#233;rains des animations &amp;#224; destination des scolaires, des seniors, des adultes et des familles telles que le cano&amp;#235;, la voile, le VTT, la p&amp;#234;che, la randonn&amp;#233;e, le jogging (acc&amp;#232;s &amp;#224; des vestiaires avec &lt;a id="484" href="#" typelien="LienInterne" libelle_ancre="undefined"&gt;la carte Montpellier Sports&lt;/a&gt;), la course d'orientation, etc&amp;#8230; &lt;br&gt;La Maison du Lez peut &amp;#234;tre &amp;#233;galement utilis&amp;#233;e pour les r&amp;#233;unions de quartier.&lt;/p&gt; &lt;p align="center"&gt;&lt;img src="/uploads/Image/85/WEB_CHEMIN_6514_1234789909.jpg" alt=" " idtf="6514"&gt;&lt;/p&gt; &lt;p&gt;&amp;#160;&lt;/p&gt; &lt;p&gt;&amp;#160;&lt;/p&gt; &lt;p&gt;&amp;#160;&lt;/p&gt;</text:p>
          </table:table-cell>
          <table:table-cell/>
        </table:table-row>
        <table:table-row table:style-name="ro1">
          <table:table-cell office:value-type="float" office:value="1195">
            <text:p>1195</text:p>
          </table:table-cell>
          <table:table-cell office:value-type="string">
            <text:p>Logement</text:p>
          </table:table-cell>
          <table:table-cell office:value-type="string">
            <text:p>CAF de Montpellier</text:p>
          </table:table-cell>
          <table:table-cell office:value-type="string">
            <text:p>Mosson</text:p>
          </table:table-cell>
          <table:table-cell office:value-type="string">
            <text:p>Celleneuve</text:p>
          </table:table-cell>
          <table:table-cell office:value-type="string">
            <text:p>0820 25 34 20</text:p>
          </table:table-cell>
          <table:table-cell table:number-columns-repeated="2"/>
          <table:table-cell office:value-type="string">
            <text:p>www.montpellier.caf.fr/</text:p>
          </table:table-cell>
          <table:table-cell table:number-columns-repeated="4"/>
          <table:table-cell office:value-type="string">
            <text:p>139</text:p>
          </table:table-cell>
          <table:table-cell/>
          <table:table-cell office:value-type="string">
            <text:p>avenue de Lodèv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Accueil du public du Lindi au Vendredi de 8h à 16h sans interruption.&lt;/p&gt;</text:p>
          </table:table-cell>
          <table:table-cell/>
        </table:table-row>
        <table:table-row table:style-name="ro1">
          <table:table-cell office:value-type="float" office:value="1196">
            <text:p>1196</text:p>
          </table:table-cell>
          <table:table-cell office:value-type="string">
            <text:p>Sociétés d'HLM</text:p>
          </table:table-cell>
          <table:table-cell office:value-type="string">
            <text:p>ERILIA</text:p>
          </table:table-cell>
          <table:table-cell office:value-type="string">
            <text:p>Les Cévennes</text:p>
          </table:table-cell>
          <table:table-cell/>
          <table:table-cell office:value-type="string">
            <text:p>04 67 10 47 50</text:p>
          </table:table-cell>
          <table:table-cell table:number-columns-repeated="7"/>
          <table:table-cell office:value-type="string">
            <text:p>121</text:p>
          </table:table-cell>
          <table:table-cell/>
          <table:table-cell office:value-type="string">
            <text:p>Rue du Pont de Lavérune</text:p>
          </table:table-cell>
          <table:table-cell/>
          <table:table-cell office:value-type="string">
            <text:p>La Martelle</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197">
            <text:p>1197</text:p>
          </table:table-cell>
          <table:table-cell office:value-type="string">
            <text:p>Sociétés d'HLM</text:p>
          </table:table-cell>
          <table:table-cell office:value-type="string">
            <text:p>FDI Habitat</text:p>
          </table:table-cell>
          <table:table-cell office:value-type="string">
            <text:p>Prés d'Arènes</text:p>
          </table:table-cell>
          <table:table-cell/>
          <table:table-cell office:value-type="string">
            <text:p>04 67 69 66 60</text:p>
          </table:table-cell>
          <table:table-cell table:number-columns-repeated="7"/>
          <table:table-cell office:value-type="string">
            <text:p>123</text:p>
          </table:table-cell>
          <table:table-cell/>
          <table:table-cell office:value-type="string">
            <text:p><text:s/>bis avenue de Palavas</text:p>
          </table:table-cell>
          <table:table-cell/>
          <table:table-cell office:value-type="string">
            <text:p>CS10006</text:p>
          </table:table-cell>
          <table:table-cell office:value-type="string">
            <text:p>34078</text:p>
          </table:table-cell>
          <table:table-cell office:value-type="string">
            <text:p>Montpellier</text:p>
          </table:table-cell>
          <table:table-cell office:value-type="string">
            <text:p>cedex 3</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2">
          <table:table-cell office:value-type="float" office:value="1200">
            <text:p>1200</text:p>
          </table:table-cell>
          <table:table-cell office:value-type="string">
            <text:p>Services municipaux</text:p>
          </table:table-cell>
          <table:table-cell office:value-type="string">
            <text:p>Maison de la prévention santé</text:p>
          </table:table-cell>
          <table:table-cell office:value-type="string">
            <text:p>Montpellier Centre</text:p>
          </table:table-cell>
          <table:table-cell office:value-type="string">
            <text:p>Comédie</text:p>
          </table:table-cell>
          <table:table-cell office:value-type="string">
            <text:p>04 67 02 21 60</text:p>
          </table:table-cell>
          <table:table-cell office:value-type="string">
            <text:p>04 67 02 21 59</text:p>
          </table:table-cell>
          <table:table-cell office:value-type="string">
            <text:p>accueil-prevention@ville-montpellier.fr</text:p>
          </table:table-cell>
          <table:table-cell office:value-type="string">
            <text:p>www.montpellier.fr</text:p>
          </table:table-cell>
          <table:table-cell/>
          <table:table-cell office:value-type="string">
            <text:p>1742</text:p>
          </table:table-cell>
          <table:table-cell office:value-type="string">
            <text:p>43.6072680727</text:p>
          </table:table-cell>
          <table:table-cell office:value-type="string">
            <text:p>3.87952477281</text:p>
          </table:table-cell>
          <table:table-cell office:value-type="string">
            <text:p>6</text:p>
          </table:table-cell>
          <table:table-cell/>
          <table:table-cell office:value-type="string">
            <text:p>rue </text:p>
          </table:table-cell>
          <table:table-cell office:value-type="string">
            <text:p>Maguelone</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1">
            <text:p>1</text:p>
          </table:table-cell>
          <table:table-cell office:value-type="string">
            <text:p>AUX_NORMES</text:p>
          </table:table-cell>
          <table:table-cell table:number-columns-repeated="4"/>
          <table:table-cell office:value-type="string">
            <text:p>Ligne 1 : Comédie</text:p>
            <text:p>Ligne 2 : Gare St Roch</text:p>
          </table:table-cell>
          <table:table-cell office:value-type="string">
            <text:p>Lignes 6. 7. 8 . 11 . 12 . 15 . 16 Gare St Roch</text:p>
          </table:table-cell>
          <table:table-cell office:value-type="string">
            <text:p>&lt;p class="AccueilFil"&gt;Du Lundi au Vendredi de 10h &amp;#224; 17h&lt;/p&gt; &lt;p class="AccueilFil"&gt;1er et 3&amp;#232;me Samedi de chaque mois de 10h &amp;#224; 13h&lt;/p&gt; &lt;p class="AccueilFil"&gt;2&amp;#232;me Jeudi et 4&amp;#232;me Mardi de chaque mois jusqu'&amp;#224; 20h&lt;/p&gt;</text:p>
          </table:table-cell>
          <table:table-cell/>
        </table:table-row>
        <table:table-row table:style-name="ro1">
          <table:table-cell office:value-type="float" office:value="1201">
            <text:p>1201</text:p>
          </table:table-cell>
          <table:table-cell office:value-type="string">
            <text:p>Beach volley</text:p>
          </table:table-cell>
          <table:table-cell office:value-type="string">
            <text:p>Beach volley Mosson</text:p>
          </table:table-cell>
          <table:table-cell office:value-type="string">
            <text:p>Mosson</text:p>
          </table:table-cell>
          <table:table-cell office:value-type="string">
            <text:p>Les Hauts de Massane</text:p>
          </table:table-cell>
          <table:table-cell table:number-columns-repeated="10"/>
          <table:table-cell office:value-type="string">
            <text:p>Avenue de Naple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style="FONT-FAMILY: Arial"&gt;Cet espace situé en bordure de l’avenue de Naples, comprend 4 terrains aux normes officielles, chaque terrain mesurant 24 X 16 mètres pour un aire de jeu de 8X 16 mètres. Les aires de jeux sont composées de sable spécial adapté à la pratique de ce sport posé sur un sol drainé. Des pare ballons assure la séparation entre chaque jeu et un grillage général périphérique ferme complètement l’ensemble. La municipalité se doit de donner tous les moyens à ses sportifs pour qu’ils puissent s’entraîner, participer à des compétitions et se faire plaisir !&lt;/span&gt;&lt;/p&gt;&lt;p&gt;&lt;span style="FONT-FAMILY: Arial"&gt;&lt;a id="317" href="#" typelien="LienExterne"&gt;Accès TAM&lt;/font /&gt;&lt;/a&gt;&lt;/span&gt;&lt;/p&gt;</text:p>
          </table:table-cell>
          <table:table-cell/>
        </table:table-row>
        <table:table-row table:style-name="ro2">
          <table:table-cell office:value-type="float" office:value="1203">
            <text:p>1203</text:p>
          </table:table-cell>
          <table:table-cell office:value-type="string">
            <text:p>Associations</text:p>
          </table:table-cell>
          <table:table-cell office:value-type="string">
            <text:p>Sida info service</text:p>
          </table:table-cell>
          <table:table-cell office:value-type="string">
            <text:p>Montpellier Centre</text:p>
          </table:table-cell>
          <table:table-cell/>
          <table:table-cell office:value-type="string">
            <text:p>04 99 13 35 70</text:p>
          </table:table-cell>
          <table:table-cell office:value-type="string">
            <text:p>04 99 13 35 79</text:p>
          </table:table-cell>
          <table:table-cell office:value-type="string">
            <text:p>montpellier@sida-info-service.org</text:p>
          </table:table-cell>
          <table:table-cell office:value-type="string">
            <text:p>www.sida-info-service.org/sis/actions/montpellier.php4</text:p>
          </table:table-cell>
          <table:table-cell table:number-columns-repeated="4"/>
          <table:table-cell office:value-type="string">
            <text:p>205</text:p>
          </table:table-cell>
          <table:table-cell/>
          <table:table-cell office:value-type="string">
            <text:p>rue de l'Acropo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mp;nbsp;&lt;/p&gt;</text:p>
            <text:p>Numéro vert : 0800 840 800 (appel gratuit )</text:p>
          </table:table-cell>
          <table:table-cell/>
        </table:table-row>
        <table:table-row table:style-name="ro1">
          <table:table-cell office:value-type="float" office:value="1204">
            <text:p>1204</text:p>
          </table:table-cell>
          <table:table-cell office:value-type="string">
            <text:p>Associations</text:p>
          </table:table-cell>
          <table:table-cell office:value-type="string">
            <text:p>Association Alcool Action</text:p>
          </table:table-cell>
          <table:table-cell office:value-type="string">
            <text:p>Montpellier Centre</text:p>
          </table:table-cell>
          <table:table-cell office:value-type="string">
            <text:p>Les Aubes</text:p>
          </table:table-cell>
          <table:table-cell office:value-type="string">
            <text:p>04 67 27 07 84 /06 31 97 55 58</text:p>
          </table:table-cell>
          <table:table-cell/>
          <table:table-cell office:value-type="string">
            <text:p>assos.alcool.action@hotmail.fr</text:p>
          </table:table-cell>
          <table:table-cell table:number-columns-repeated="5"/>
          <table:table-cell office:value-type="string">
            <text:p>51</text:p>
          </table:table-cell>
          <table:table-cell/>
          <table:table-cell office:value-type="string">
            <text:p>Bb Ernest Rena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rmanences à la &lt;strong&gt;Maison de la Prévention Santé&lt;/strong&gt; tous les samedis de 10h à 12h &lt;br /&gt;au 6, rue de Maguelone 34000 Montpellier tel : 04 67 02 21 60 &lt;br /&gt;Tram 1 : Arrêt Comédie ou Gare St Roch Ligne 2 : Arrêt Gare St Roch&lt;/p&gt;</text:p>
          </table:table-cell>
          <table:table-cell/>
        </table:table-row>
        <table:table-row table:style-name="ro1">
          <table:table-cell office:value-type="float" office:value="1205">
            <text:p>1205</text:p>
          </table:table-cell>
          <table:table-cell office:value-type="string">
            <text:p>Associations</text:p>
          </table:table-cell>
          <table:table-cell office:value-type="string">
            <text:p>Association Al-Anon-Alateen</text:p>
          </table:table-cell>
          <table:table-cell table:number-columns-repeated="2"/>
          <table:table-cell office:value-type="string">
            <text:p>04 67 40 58 56 ou 04 67 40 57 30</text:p>
          </table:table-cell>
          <table:table-cell table:number-columns-repeated="2"/>
          <table:table-cell office:value-type="string">
            <text:p>al-anon-alateen.fr</text:p>
          </table:table-cell>
          <table:table-cell table:number-columns-repeated="4"/>
          <table:table-cell office:value-type="string">
            <text:p>51</text:p>
          </table:table-cell>
          <table:table-cell/>
          <table:table-cell office:value-type="string">
            <text:p>Bd Ernest Renan 34000</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t;span class="Apple-style-span" style="FONT-FAMILY: Geneva; BORDER-COLLAPSE: collapse"&gt;Une association de parents et d'amis d'alcooliques qui partagent leur expérience, leur force et leur espoir dans le but de résoudre les problèmes causés par la vie auprès d'un alcoolique.&lt;/span&gt;&lt;/p&gt;&lt;p&gt;Permanences :&lt;span class="Apple-style-span" style="COLOR: rgb(0,0,0); BORDER-COLLAPSE: collapse"&gt; Maison pour Tous Jaques Prévert Montpellier 13 rue des Sureaux le jeudi : 20h30 Hebdomadaire &lt;/span&gt;&lt;/p&gt;</text:p>
          </table:table-cell>
          <table:table-cell/>
        </table:table-row>
        <table:table-row table:style-name="ro1">
          <table:table-cell office:value-type="float" office:value="1206">
            <text:p>1206</text:p>
          </table:table-cell>
          <table:table-cell office:value-type="string">
            <text:p>Associations</text:p>
          </table:table-cell>
          <table:table-cell office:value-type="string">
            <text:p>Amicale Languedoc Roussillon des Insuffisants Respiratoires</text:p>
          </table:table-cell>
          <table:table-cell office:value-type="string">
            <text:p>Hôpitaux - Facultés</text:p>
          </table:table-cell>
          <table:table-cell office:value-type="string">
            <text:p>Hôpitaux-Facultés</text:p>
          </table:table-cell>
          <table:table-cell office:value-type="string">
            <text:p>04 67 41 06 49</text:p>
          </table:table-cell>
          <table:table-cell table:number-columns-repeated="7"/>
          <table:table-cell office:value-type="string">
            <text:p>36</text:p>
          </table:table-cell>
          <table:table-cell/>
          <table:table-cell office:value-type="string">
            <text:p>avenue Pierre D'adhémar</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1207">
            <text:p>1207</text:p>
          </table:table-cell>
          <table:table-cell office:value-type="string">
            <text:p>Associations</text:p>
          </table:table-cell>
          <table:table-cell office:value-type="string">
            <text:p>Association Aider</text:p>
          </table:table-cell>
          <table:table-cell table:number-columns-repeated="2"/>
          <table:table-cell office:value-type="string">
            <text:p>04 67 10 22 10</text:p>
          </table:table-cell>
          <table:table-cell/>
          <table:table-cell office:value-type="string">
            <text:p>gchavansot@chirripo.fr</text:p>
          </table:table-cell>
          <table:table-cell office:value-type="string">
            <text:p>www.aider.asso.fr</text:p>
          </table:table-cell>
          <table:table-cell table:number-columns-repeated="4"/>
          <table:table-cell office:value-type="string">
            <text:p>746</text:p>
          </table:table-cell>
          <table:table-cell/>
          <table:table-cell office:value-type="string">
            <text:p>rue de la Croix de Lavit</text:p>
          </table:table-cell>
          <table:table-cell table:number-columns-repeated="2"/>
          <table:table-cell office:value-type="string">
            <text:p>34192</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7"/>
          <table:table-cell office:value-type="string">
            <text:p>&lt;p&gt;&amp;nbsp;&lt;/p&gt;</text:p>
            <text:p>Association Installation à Domicile des Equations Rénales</text:p>
          </table:table-cell>
          <table:table-cell/>
        </table:table-row>
        <table:table-row table:style-name="ro5">
          <table:table-cell office:value-type="float" office:value="1208">
            <text:p>1208</text:p>
          </table:table-cell>
          <table:table-cell office:value-type="string">
            <text:p>Associations</text:p>
          </table:table-cell>
          <table:table-cell office:value-type="string">
            <text:p>Aides Montpellier</text:p>
          </table:table-cell>
          <table:table-cell office:value-type="string">
            <text:p>Montpellier Centre</text:p>
          </table:table-cell>
          <table:table-cell office:value-type="string">
            <text:p>Boutonnet</text:p>
          </table:table-cell>
          <table:table-cell office:value-type="string">
            <text:p>04 67 34 03 76 N° vert : 0805 160 011 (gratuit depuis un poste fixe)</text:p>
          </table:table-cell>
          <table:table-cell office:value-type="string">
            <text:p>04 67 34 03 78</text:p>
          </table:table-cell>
          <table:table-cell office:value-type="string">
            <text:p>aidesmontpellier@wanadoo.fr</text:p>
          </table:table-cell>
          <table:table-cell office:value-type="string">
            <text:p>aides.org</text:p>
          </table:table-cell>
          <table:table-cell table:number-columns-repeated="6"/>
          <table:table-cell office:value-type="string">
            <text:p>Espace Saint-Charles, Avenue St-Charles ou 300, rue Auguste Broussonnet</text:p>
          </table:table-cell>
          <table:table-cell/>
          <table:table-cell office:value-type="string">
            <text:p>Bâtiment B06 Etage ES</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 Stade Philippidès</text:p>
          </table:table-cell>
          <table:table-cell office:value-type="string">
            <text:p>N°7 – arrêt La Pile</text:p>
          </table:table-cell>
          <table:table-cell office:value-type="string">
            <text:p>&lt;p&gt;&amp;nbsp;&lt;/p&gt;</text:p>
            <text:p>Horaires d’accueil <text:s/>: Lundi, mercredi, vendredi : 14h30 – 17h30</text:p>
            <text:p/>
            <text:p/>
            <text:p>Permanences <text:s/>extérieures :</text:p>
            <text:p/>
            <text:p>Hôpital Gui de Chauliac – les lundis de 10 h à 12 h.</text:p>
            <text:p/>
            <text:p>Hôpital Saint-Eloi (Médecine F) – les vendredis de 10h à 12h.</text:p>
            <text:p/>
            <text:p>Hôpital de Lunel (au sein de l'espace santé) - chaque 1er mercredi du mois de 10h à 12h</text:p>
            <text:p/>
            <text:p/>
            <text:p>N° national AIDES 0805 160 011 (gratuit depuis un poste fixe)</text:p>
            <text:p/>
            <text:p>N° national Hépatites Info Service 0800 845 800 (prévention, information, soutien)</text:p>
            <text:p/>
            <text:p>N° national Santé info Droits 0810 004 333 (droits de personnes malades, usagers du système de santé, etc.) </text:p>
            <text:p/>
            <text:p>N° national Sida Info Droit <text:s/>0810 636 636 (droits sociaux, droits du travail, assurances, etc.)</text:p>
          </table:table-cell>
          <table:table-cell/>
        </table:table-row>
        <table:table-row table:style-name="ro1">
          <table:table-cell office:value-type="float" office:value="1209">
            <text:p>1209</text:p>
          </table:table-cell>
          <table:table-cell office:value-type="string">
            <text:p>Beach volley</text:p>
          </table:table-cell>
          <table:table-cell office:value-type="string">
            <text:p>Beach volley de la Rauze</text:p>
          </table:table-cell>
          <table:table-cell office:value-type="string">
            <text:p>Prés d'Arènes</text:p>
          </table:table-cell>
          <table:table-cell office:value-type="string">
            <text:p>La Rauze</text:p>
          </table:table-cell>
          <table:table-cell table:number-columns-repeated="5"/>
          <table:table-cell office:value-type="string">
            <text:p>TA101</text:p>
          </table:table-cell>
          <table:table-cell table:number-columns-repeated="4"/>
          <table:table-cell office:value-type="string">
            <text:p>avenue du Docteur Jacques Fourcad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a id="317" href="#" typelien="LienExterne"&gt;Accès TAM&lt;/a&gt;&lt;/p&gt;</text:p>
          </table:table-cell>
          <table:table-cell/>
        </table:table-row>
        <table:table-row table:style-name="ro1">
          <table:table-cell office:value-type="float" office:value="1210">
            <text:p>1210</text:p>
          </table:table-cell>
          <table:table-cell office:value-type="string">
            <text:p>Maîtrise de l'énergie</text:p>
          </table:table-cell>
          <table:table-cell office:value-type="string">
            <text:p>Agence locale de l'énergie</text:p>
          </table:table-cell>
          <table:table-cell office:value-type="string">
            <text:p>Montpellier Centre</text:p>
          </table:table-cell>
          <table:table-cell/>
          <table:table-cell office:value-type="string">
            <text:p>04 67 91 96 91</text:p>
          </table:table-cell>
          <table:table-cell/>
          <table:table-cell office:value-type="string">
            <text:p>eie@ale-montpellier.org</text:p>
          </table:table-cell>
          <table:table-cell office:value-type="string">
            <text:p>www.ale-montpellier.org</text:p>
          </table:table-cell>
          <table:table-cell office:value-type="string">
            <text:p>Corum - Polygone - Comédie</text:p>
          </table:table-cell>
          <table:table-cell office:value-type="string">
            <text:p>1977</text:p>
          </table:table-cell>
          <table:table-cell office:value-type="string">
            <text:p>43.6099606945</text:p>
          </table:table-cell>
          <table:table-cell office:value-type="string">
            <text:p>3.88177175524</text:p>
          </table:table-cell>
          <table:table-cell table:number-columns-repeated="2"/>
          <table:table-cell office:value-type="string">
            <text:p>Esplanade</text:p>
          </table:table-cell>
          <table:table-cell office:value-type="string">
            <text:p>Charles de Gaul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Comédie</text:p>
          </table:table-cell>
          <table:table-cell/>
          <table:table-cell office:value-type="string">
            <text:p>&lt;p&gt;L'Agence locale de l'&amp;#233;nergie de Montpellier&amp;#160;vous accompagne dans vos projets de construction, &amp;#233;quipements &amp;#233;conomes, isolation, chauffage.&lt;/p&gt; &lt;ul&gt; &lt;li&gt;conseils personnalis&amp;#233;s&lt;/li&gt; &lt;li&gt;accompagnement de projet&lt;/li&gt; &lt;li&gt;diagnostics&lt;/li&gt; &lt;li&gt;animations&lt;/li&gt; &lt;li&gt;documentation&lt;/li&gt; &lt;li&gt;pr&amp;#234;t de mat&amp;#233;riel&lt;/li&gt; &lt;li&gt;expositions&lt;/li&gt; &lt;/ul&gt; &lt;p&gt;ouvert du lundi au vendredi de 10h00 &amp;#224; 17h00&lt;/p&gt; &lt;p&gt;conseil personnalis&amp;#233; sur rendez-vous :&lt;br&gt;du mardi au vendredi de 13h00 &amp;#224; 17h00&lt;/p&gt;</text:p>
          </table:table-cell>
          <table:table-cell/>
        </table:table-row>
        <table:table-row table:style-name="ro1">
          <table:table-cell office:value-type="float" office:value="1211">
            <text:p>1211</text:p>
          </table:table-cell>
          <table:table-cell office:value-type="string">
            <text:p>Mairies annexes</text:p>
          </table:table-cell>
          <table:table-cell office:value-type="string">
            <text:p>Mairie annexe François Villon</text:p>
          </table:table-cell>
          <table:table-cell office:value-type="string">
            <text:p>Les Cévennes</text:p>
          </table:table-cell>
          <table:table-cell/>
          <table:table-cell office:value-type="string">
            <text:p>04 67 41 48 46 </text:p>
          </table:table-cell>
          <table:table-cell table:number-columns-repeated="4"/>
          <table:table-cell office:value-type="string">
            <text:p>TA186</text:p>
          </table:table-cell>
          <table:table-cell table:number-columns-repeated="4"/>
          <table:table-cell office:value-type="string">
            <text:p>Rue</text:p>
          </table:table-cell>
          <table:table-cell office:value-type="string">
            <text:p>des Araucarias</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La ronde ou ligne 15, arrêt les Tonnelles</text:p>
          </table:table-cell>
          <table:table-cell office:value-type="string">
            <text:p>&lt;ul&gt; &lt;li&gt;Horaires d'ouverture : de 8h45 &amp;#224; 12h15 et de 13h00 &amp;#224; 16h30 &lt;/li&gt; &lt;li&gt;&lt;a id="11312" href="#" typelien="LienDocument"&gt;Modalit&amp;#233; de d&amp;#233;livrance des Passeports biom&amp;#233;triques&lt;/a&gt;&lt;/li&gt; &lt;li&gt;Situ&amp;#233;e dans les locaux de la &lt;a id="TPL_ANNUAIRE" href="#" title="Maison pour tous Fran&amp;#231;ois Villon" ancre="305" typelien="LienTemplate"&gt;Maison pour tous Fran&amp;#231;ois Villon&lt;/a&gt;&amp;#160;&lt;/li&gt; &lt;/ul&gt;</text:p>
          </table:table-cell>
          <table:table-cell/>
        </table:table-row>
        <table:table-row table:style-name="ro1">
          <table:table-cell office:value-type="float" office:value="1212">
            <text:p>1212</text:p>
          </table:table-cell>
          <table:table-cell office:value-type="string">
            <text:p>Compagnies</text:p>
          </table:table-cell>
          <table:table-cell office:value-type="string">
            <text:p>Compagnie La Rampe TIO</text:p>
          </table:table-cell>
          <table:table-cell office:value-type="string">
            <text:p>Montpellier Centre</text:p>
          </table:table-cell>
          <table:table-cell table:number-columns-repeated="4"/>
          <table:table-cell office:value-type="string">
            <text:p>www.larampe-tio.org</text:p>
          </table:table-cell>
          <table:table-cell table:number-columns-repeated="4"/>
          <table:table-cell office:value-type="string">
            <text:p>42</text:p>
          </table:table-cell>
          <table:table-cell/>
          <table:table-cell office:value-type="string">
            <text:p>rue Adam de Crapo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Notre page Myspace : www.myspace.com/cielarampetio &lt;/p&gt;</text:p>
          </table:table-cell>
          <table:table-cell/>
        </table:table-row>
        <table:table-row table:style-name="ro1">
          <table:table-cell office:value-type="float" office:value="1213">
            <text:p>1213</text:p>
          </table:table-cell>
          <table:table-cell office:value-type="string">
            <text:p>Associations</text:p>
          </table:table-cell>
          <table:table-cell office:value-type="string">
            <text:p>Banque alimentaire de l'Hérault</text:p>
          </table:table-cell>
          <table:table-cell table:number-columns-repeated="2"/>
          <table:table-cell office:value-type="string">
            <text:p>04 67 12 01 10</text:p>
          </table:table-cell>
          <table:table-cell table:number-columns-repeated="9"/>
          <table:table-cell office:value-type="string">
            <text:p>Le mas neuf</text:p>
          </table:table-cell>
          <table:table-cell/>
          <table:table-cell office:value-type="string">
            <text:p>route de Saint-Aunès</text:p>
          </table:table-cell>
          <table:table-cell office:value-type="string">
            <text:p>34130</text:p>
          </table:table-cell>
          <table:table-cell office:value-type="string">
            <text:p>Mauguio</text:p>
          </table:table-cell>
          <table:table-cell table:number-columns-repeated="2"/>
          <table:table-cell office:value-type="float" office:value="0">
            <text:p>0</text:p>
          </table:table-cell>
          <table:table-cell table:number-columns-repeated="9"/>
        </table:table-row>
        <table:table-row table:style-name="ro1">
          <table:table-cell office:value-type="float" office:value="1214">
            <text:p>1214</text:p>
          </table:table-cell>
          <table:table-cell office:value-type="string">
            <text:p>Associations</text:p>
          </table:table-cell>
          <table:table-cell office:value-type="string">
            <text:p>Communauté Emmaus de Montpellier</text:p>
          </table:table-cell>
          <table:table-cell table:number-columns-repeated="2"/>
          <table:table-cell office:value-type="string">
            <text:p>04 99 77 23 60</text:p>
          </table:table-cell>
          <table:table-cell table:number-columns-repeated="9"/>
          <table:table-cell office:value-type="string">
            <text:p>La Vieille Cadoule</text:p>
          </table:table-cell>
          <table:table-cell table:number-columns-repeated="2"/>
          <table:table-cell office:value-type="string">
            <text:p>34130</text:p>
          </table:table-cell>
          <table:table-cell office:value-type="string">
            <text:p>Saint-Aunès</text:p>
          </table:table-cell>
          <table:table-cell table:number-columns-repeated="2"/>
          <table:table-cell office:value-type="float" office:value="0">
            <text:p>0</text:p>
          </table:table-cell>
          <table:table-cell table:number-columns-repeated="9"/>
        </table:table-row>
        <table:table-row table:style-name="ro1">
          <table:table-cell office:value-type="float" office:value="1215">
            <text:p>1215</text:p>
          </table:table-cell>
          <table:table-cell office:value-type="string">
            <text:p>Associations</text:p>
          </table:table-cell>
          <table:table-cell office:value-type="string">
            <text:p>Samu social</text:p>
          </table:table-cell>
          <table:table-cell office:value-type="string">
            <text:p>Montpellier Centre</text:p>
          </table:table-cell>
          <table:table-cell/>
          <table:table-cell office:value-type="string">
            <text:p>04 67 64 50 73 et le 115</text:p>
          </table:table-cell>
          <table:table-cell table:number-columns-repeated="7"/>
          <table:table-cell office:value-type="string">
            <text:p>1</text:p>
          </table:table-cell>
          <table:table-cell/>
          <table:table-cell office:value-type="string">
            <text:p>rue Col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216">
            <text:p>1216</text:p>
          </table:table-cell>
          <table:table-cell office:value-type="string">
            <text:p>Associations</text:p>
          </table:table-cell>
          <table:table-cell office:value-type="string">
            <text:p>Arc en ciel</text:p>
          </table:table-cell>
          <table:table-cell office:value-type="string">
            <text:p>Montpellier Centre</text:p>
          </table:table-cell>
          <table:table-cell/>
          <table:table-cell office:value-type="string">
            <text:p>04 67 92 19 00</text:p>
          </table:table-cell>
          <table:table-cell table:number-columns-repeated="7"/>
          <table:table-cell office:value-type="string">
            <text:p>10</text:p>
          </table:table-cell>
          <table:table-cell/>
          <table:table-cell office:value-type="string">
            <text:p>boulevard Victor Hug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utte contre la toxicomanie, notamment auprès des adolescents en rupture.&lt;p&gt; &lt;/p&gt;</text:p>
          </table:table-cell>
          <table:table-cell/>
        </table:table-row>
        <table:table-row table:style-name="ro1">
          <table:table-cell office:value-type="float" office:value="1217">
            <text:p>1217</text:p>
          </table:table-cell>
          <table:table-cell office:value-type="string">
            <text:p>Associations</text:p>
          </table:table-cell>
          <table:table-cell office:value-type="string">
            <text:p>A coeur ouvert</text:p>
          </table:table-cell>
          <table:table-cell office:value-type="string">
            <text:p>Montpellier Centre</text:p>
          </table:table-cell>
          <table:table-cell/>
          <table:table-cell office:value-type="string">
            <text:p>04 67066012030</text:p>
          </table:table-cell>
          <table:table-cell table:number-columns-repeated="7"/>
          <table:table-cell office:value-type="string">
            <text:p>7</text:p>
          </table:table-cell>
          <table:table-cell/>
          <table:table-cell office:value-type="string">
            <text:p>rue de Cando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es mardis, jeudis et vendredis, de 17h30 à 19h30&lt;br /&gt;Accueil et écoute d'un public marginal : rompre son isolement devant un café et un sandwich. Interventions de rue. Distribution des duvets, de préservatifs...&lt;/p&gt;</text:p>
          </table:table-cell>
          <table:table-cell/>
        </table:table-row>
        <table:table-row table:style-name="ro1">
          <table:table-cell office:value-type="float" office:value="1218">
            <text:p>1218</text:p>
          </table:table-cell>
          <table:table-cell office:value-type="string">
            <text:p>Associations</text:p>
          </table:table-cell>
          <table:table-cell office:value-type="string">
            <text:p>Solidarité Dom-Tom</text:p>
          </table:table-cell>
          <table:table-cell office:value-type="string">
            <text:p>Mosson</text:p>
          </table:table-cell>
          <table:table-cell/>
          <table:table-cell office:value-type="string">
            <text:p>04 67 72 03 16</text:p>
          </table:table-cell>
          <table:table-cell table:number-columns-repeated="7"/>
          <table:table-cell office:value-type="string">
            <text:p>216</text:p>
          </table:table-cell>
          <table:table-cell/>
          <table:table-cell office:value-type="string">
            <text:p>avenue de Louisvill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Accompagnement social (logement) épicerie en lien avec la Banque alimentaire et boutique vestimentaire.&lt;/p&gt;</text:p>
          </table:table-cell>
          <table:table-cell/>
        </table:table-row>
        <table:table-row table:style-name="ro1">
          <table:table-cell office:value-type="float" office:value="1219">
            <text:p>1219</text:p>
          </table:table-cell>
          <table:table-cell office:value-type="string">
            <text:p>Musées</text:p>
          </table:table-cell>
          <table:table-cell office:value-type="string">
            <text:p>Agropolis Museum</text:p>
          </table:table-cell>
          <table:table-cell office:value-type="string">
            <text:p>Hôpitaux - Facultés</text:p>
          </table:table-cell>
          <table:table-cell/>
          <table:table-cell office:value-type="string">
            <text:p>04 67 04 75 00</text:p>
          </table:table-cell>
          <table:table-cell/>
          <table:table-cell office:value-type="string">
            <text:p>museum@agropolis.fr</text:p>
          </table:table-cell>
          <table:table-cell office:value-type="string">
            <text:p>www.museum.agropolis.fr</text:p>
          </table:table-cell>
          <table:table-cell/>
          <table:table-cell office:value-type="string">
            <text:p>274</text:p>
          </table:table-cell>
          <table:table-cell office:value-type="string">
            <text:p>43.6462560065</text:p>
          </table:table-cell>
          <table:table-cell office:value-type="string">
            <text:p>3.86794968574</text:p>
          </table:table-cell>
          <table:table-cell office:value-type="string">
            <text:p>951</text:p>
          </table:table-cell>
          <table:table-cell/>
          <table:table-cell office:value-type="string">
            <text:p>avenue Agropolis</text:p>
          </table:table-cell>
          <table:table-cell table:number-columns-repeated="2"/>
          <table:table-cell office:value-type="string">
            <text:p>34394</text:p>
          </table:table-cell>
          <table:table-cell office:value-type="string">
            <text:p>Montpellier 5</text:p>
          </table:table-cell>
          <table:table-cell office:value-type="string">
            <text:p>5</text:p>
          </table:table-cell>
          <table:table-cell/>
          <table:table-cell office:value-type="float" office:value="0">
            <text:p>0</text:p>
          </table:table-cell>
          <table:table-cell table:number-columns-repeated="7"/>
          <table:table-cell office:value-type="string">
            <text:p>&lt;p&gt;Agropolis-Museum est un musée de science et de société, un lieu unique pour découvrir un autre monde à travers l'alimentation et les hommes qui la produisent. &lt;/p&gt;</text:p>
          </table:table-cell>
          <table:table-cell/>
        </table:table-row>
        <table:table-row table:style-name="ro1">
          <table:table-cell office:value-type="float" office:value="1220">
            <text:p>1220</text:p>
          </table:table-cell>
          <table:table-cell office:value-type="string">
            <text:p>Centres de recherche</text:p>
          </table:table-cell>
          <table:table-cell office:value-type="string">
            <text:p>Agropolis international</text:p>
          </table:table-cell>
          <table:table-cell office:value-type="string">
            <text:p>Hôpitaux - Facultés</text:p>
          </table:table-cell>
          <table:table-cell/>
          <table:table-cell office:value-type="string">
            <text:p><text:s/>+33 (0)4 67 04 75 75</text:p>
          </table:table-cell>
          <table:table-cell/>
          <table:table-cell office:value-type="string">
            <text:p>agropolis@agropolis.fr</text:p>
          </table:table-cell>
          <table:table-cell office:value-type="string">
            <text:p>www.agropolis.fr/</text:p>
          </table:table-cell>
          <table:table-cell table:number-columns-repeated="6"/>
          <table:table-cell office:value-type="string">
            <text:p>Avenue Agropolis</text:p>
          </table:table-cell>
          <table:table-cell table:number-columns-repeated="2"/>
          <table:table-cell office:value-type="string">
            <text:p>34394</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7"/>
          <table:table-cell office:value-type="string">
            <text:p>&lt;ul&gt;&lt;li&gt;Coordonnées GPS :N 43.645935 E 3.869505&lt;/li&gt;&lt;/ul&gt;&lt;ul&gt;&lt;li&gt;Un portail d'accès aux diverses compétences de la communauté scientifique&lt;/li&gt;&lt;li&gt;Un espace de construction de partenariats nationaux, européens et internationaux&lt;/li&gt;&lt;li&gt;Un outil de coordination fédérant ses membres &lt;/li&gt;&lt;li&gt;Un outil de promotion des compétences et savoir-faire de la communauté scientifique&lt;/li&gt;&lt;li&gt;Un outil de communication au service du dialogue &amp;quot;science/société&amp;quot; &lt;/li&gt;&lt;li&gt;Un lieu de création d'événements scientifiques&lt;/li&gt;&lt;/ul&gt;</text:p>
          </table:table-cell>
          <table:table-cell/>
        </table:table-row>
        <table:table-row table:style-name="ro2">
          <table:table-cell office:value-type="float" office:value="1221">
            <text:p>1221</text:p>
          </table:table-cell>
          <table:table-cell office:value-type="string">
            <text:p>Autres lieux</text:p>
          </table:table-cell>
          <table:table-cell office:value-type="string">
            <text:p>Aquarium Mare Nostrum</text:p>
          </table:table-cell>
          <table:table-cell office:value-type="string">
            <text:p>Port Marianne</text:p>
          </table:table-cell>
          <table:table-cell/>
          <table:table-cell office:value-type="string">
            <text:p>+33(0)4 67 13 05 50</text:p>
          </table:table-cell>
          <table:table-cell office:value-type="string">
            <text:p>+33(0)4 67 13 05 51</text:p>
          </table:table-cell>
          <table:table-cell/>
          <table:table-cell office:value-type="string">
            <text:p>www.aquariummarenostrum.fr/</text:p>
          </table:table-cell>
          <table:table-cell office:value-type="string">
            <text:p>Parking extérieur gratuit et dépose "minute"</text:p>
          </table:table-cell>
          <table:table-cell office:value-type="string">
            <text:p>40324</text:p>
          </table:table-cell>
          <table:table-cell office:value-type="string">
            <text:p>43.6027872617</text:p>
          </table:table-cell>
          <table:table-cell office:value-type="string">
            <text:p>3.91709691157</text:p>
          </table:table-cell>
          <table:table-cell table:number-columns-repeated="2"/>
          <table:table-cell office:value-type="string">
            <text:p>Allée </text:p>
          </table:table-cell>
          <table:table-cell office:value-type="string">
            <text:p>Ulysse</text:p>
          </table:table-cell>
          <table:table-cell office:value-type="string">
            <text:p>Odysseum Montpellier</text:p>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office:value-type="string">
            <text:p>AUX_NORMES</text:p>
          </table:table-cell>
          <table:table-cell table:number-columns-repeated="3"/>
          <table:table-cell office:value-type="string">
            <text:p>Autoroute A9, sortie "Montpellier Est", puis direction "Odysseum"</text:p>
            <text:p>Autoroute A75, sortie "St Jean de Védas", puis suivre A9 (direction Lyon) et sortie "Millénaire".</text:p>
          </table:table-cell>
          <table:table-cell office:value-type="string">
            <text:p>Ligne 1, terminus "Odysseum"</text:p>
          </table:table-cell>
          <table:table-cell office:value-type="string">
            <text:p>Ligne n°9 ou "La Ronde", arrêt "Odysseum" </text:p>
          </table:table-cell>
          <table:table-cell office:value-type="string">
            <text:p>&lt;p&gt;&lt;img src="/uploads/Image/df/WEB_CHEMIN_6440_1233671381.gif" alt=" " align="left" idtf="6440"&gt;Plonger parmi les merveilles de la M&amp;#233;diterran&amp;#233;e, passer le fameux D&amp;#233;troit de Gibraltar pour ensuite se laisser porter par les courants&lt;br&gt;oc&amp;#233;aniques et arriver dans les mers australes, descendre&lt;br&gt;dans les abysses inqui&amp;#233;tantes et secr&amp;#232;tes, puis contempler l&amp;#8217;immensit&amp;#233; oc&amp;#233;anique avant de remonter au coeur des mers chaudes et de la for&amp;#234;t tropicale.&lt;/p&gt; &lt;p&gt;&amp;#160;&lt;/p&gt; &lt;p&gt;&amp;#160;&lt;/p&gt; &lt;p&gt;&amp;#160;&lt;/p&gt; &lt;p&gt;V&amp;#233;ritable hymne &amp;#224; la vie marine, Mare Nostrum fait d&amp;#233;couvrir pendant pr&amp;#232;s de 2 heures la richesse des mers et des oc&amp;#233;ans avec plus de 300 esp&amp;#232;ces provenant des 4 coins du globe.&lt;br&gt;Parfois simple spectateur, le visiteur devient aussi acteur : il fait appel &amp;#224; ses &amp;#233;motions, &amp;#224; ses sens, et s&amp;#8217;informe afin de mieux comprendre la magie du monde sous-marin. Gr&amp;#226;ce &amp;#224; une mise en sc&amp;#232;ne unique et &amp;#224; une technologie de pointe, l&amp;#8217;aquarium Mare Nostrum ne se limite pas &amp;#224; un simple parcours contemplatif, mais propose une exp&amp;#233;rience ludique et p&amp;#233;dagogique inoubliable.&lt;/p&gt;</text:p>
          </table:table-cell>
          <table:table-cell office:value-type="string">
            <text:p>&lt;p&gt;V&amp;#233;loparc&lt;/p&gt; &lt;p&gt;Accessible aux personnes &amp;#224; mobilit&amp;#233; r&amp;#233;duite &lt;br&gt;Animaux interdits&lt;/p&gt;</text:p>
          </table:table-cell>
        </table:table-row>
        <table:table-row table:style-name="ro1">
          <table:table-cell office:value-type="float" office:value="1222">
            <text:p>1222</text:p>
          </table:table-cell>
          <table:table-cell office:value-type="string">
            <text:p>Logement</text:p>
          </table:table-cell>
          <table:table-cell office:value-type="string">
            <text:p>Auberge de jeunesse</text:p>
          </table:table-cell>
          <table:table-cell office:value-type="string">
            <text:p>Montpellier Centre</text:p>
          </table:table-cell>
          <table:table-cell/>
          <table:table-cell office:value-type="string">
            <text:p>(33)(0)4 67 60 32 22</text:p>
          </table:table-cell>
          <table:table-cell office:value-type="string">
            <text:p>(33)(0)4 67 60 32 30</text:p>
          </table:table-cell>
          <table:table-cell office:value-type="string">
            <text:p>montpellier@fuaj.org</text:p>
          </table:table-cell>
          <table:table-cell office:value-type="string">
            <text:p>www.fuaj.org/Montpellier#</text:p>
          </table:table-cell>
          <table:table-cell table:number-columns-repeated="6"/>
          <table:table-cell office:value-type="string">
            <text:p>Impasse Petit Corraterie</text:p>
          </table:table-cell>
          <table:table-cell/>
          <table:table-cell office:value-type="string">
            <text:p>rue des Ecoles Laïque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Ligne 1 direction "Mosson", arrêt "Louis Blanc" à 100 m</text:p>
          </table:table-cell>
          <table:table-cell/>
          <table:table-cell office:value-type="string">
            <text:p>&lt;p&gt;Infos pratiques :&lt;br /&gt; &lt;br /&gt;Comment accéder à l'Auberge ?&lt;/p&gt;&lt;ul&gt;&lt;li&gt;Route : A9 sortie &amp;quot;Est&amp;quot; - RN113&lt;/li&gt;&lt;li&gt;Aéroport : Montpellier à 10 km&lt;/li&gt;&lt;li&gt;Train : Montpellier à 1 km&lt;br /&gt; &lt;/li&gt;&lt;/ul&gt;&lt;p&gt;Cette Auberge de Jeunesse vous accueille au coeur d'une ville méditerranéenne riche d'histoire et d'animations festivalières tout au long de l'année.&lt;br /&gt;Non loin de là, les grandes plages de sable des stations balnéaires de Palavas-les-Flots, Carnon ou encore la Grande Motte.&lt;/p&gt;</text:p>
          </table:table-cell>
          <table:table-cell/>
        </table:table-row>
        <table:table-row table:style-name="ro1">
          <table:table-cell office:value-type="float" office:value="1224">
            <text:p>1224</text:p>
          </table:table-cell>
          <table:table-cell office:value-type="string">
            <text:p>Autres lieux</text:p>
          </table:table-cell>
          <table:table-cell office:value-type="string">
            <text:p>Cathédrale Saint-Pierre</text:p>
          </table:table-cell>
          <table:table-cell office:value-type="string">
            <text:p>Montpellier Centre</text:p>
          </table:table-cell>
          <table:table-cell office:value-type="string">
            <text:p>Centre historique</text:p>
          </table:table-cell>
          <table:table-cell office:value-type="string">
            <text:p>04 67 66 04 12</text:p>
          </table:table-cell>
          <table:table-cell table:number-columns-repeated="9"/>
          <table:table-cell office:value-type="string">
            <text:p>Place St-Pierre Montpell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tte église ressemble presque à une forteresse médiévale avec ces deux tours surplombées par un porche imposant. Elle a été commandée par le pape Urbain V à la fin du 14ème siècle, elle est devenue cathédrale au 16ème siècle lorsque l'archevêché a été transféré de Maguelone à Montpellier. &lt;/p&gt;</text:p>
          </table:table-cell>
          <table:table-cell/>
        </table:table-row>
        <table:table-row table:style-name="ro1">
          <table:table-cell office:value-type="float" office:value="1225">
            <text:p>1225</text:p>
          </table:table-cell>
          <table:table-cell office:value-type="string">
            <text:p>Salles d'expo</text:p>
          </table:table-cell>
          <table:table-cell office:value-type="string">
            <text:p>Centre d'art le FRUC</text:p>
          </table:table-cell>
          <table:table-cell office:value-type="string">
            <text:p>Montpellier Centre</text:p>
          </table:table-cell>
          <table:table-cell table:number-columns-repeated="3"/>
          <table:table-cell office:value-type="string">
            <text:p>sms@fruc.biz</text:p>
          </table:table-cell>
          <table:table-cell office:value-type="string">
            <text:p>www.fruc.biz</text:p>
          </table:table-cell>
          <table:table-cell table:number-columns-repeated="4"/>
          <table:table-cell office:value-type="string">
            <text:p>3</text:p>
          </table:table-cell>
          <table:table-cell/>
          <table:table-cell office:value-type="string">
            <text:p>biz rue Labbé</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e FRUC, un lieu artistique écologique ou un projet d'écologie urbaine. FRUC est un espace d'exposition de 100 m2 intégré à un lieu d'habitation qui se déploie autour d'un jardin naturel et évolutif d'où se dégage immédiatement une impression de &amp;quot;fraîcheur et de plaisir&amp;quot; &lt;/p&gt;</text:p>
          </table:table-cell>
          <table:table-cell/>
        </table:table-row>
        <table:table-row table:style-name="ro1">
          <table:table-cell office:value-type="float" office:value="1226">
            <text:p>1226</text:p>
          </table:table-cell>
          <table:table-cell office:value-type="string">
            <text:p>Autres lieux</text:p>
          </table:table-cell>
          <table:table-cell office:value-type="string">
            <text:p>Château de Flaugergues</text:p>
          </table:table-cell>
          <table:table-cell office:value-type="string">
            <text:p>Port Marianne</text:p>
          </table:table-cell>
          <table:table-cell office:value-type="string">
            <text:p>Millénaire</text:p>
          </table:table-cell>
          <table:table-cell office:value-type="string">
            <text:p>(33) 4 99 52 66 37</text:p>
          </table:table-cell>
          <table:table-cell office:value-type="string">
            <text:p>(33) 4 99 52 66 44</text:p>
          </table:table-cell>
          <table:table-cell office:value-type="string">
            <text:p>colbert@flaugergues.com</text:p>
          </table:table-cell>
          <table:table-cell office:value-type="string">
            <text:p>www.flaugergues.com/</text:p>
          </table:table-cell>
          <table:table-cell table:number-columns-repeated="4"/>
          <table:table-cell office:value-type="string">
            <text:p>1744</text:p>
          </table:table-cell>
          <table:table-cell/>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arrêt Odysseum (1,5 km)</text:p>
          </table:table-cell>
          <table:table-cell office:value-type="string">
            <text:p>n°9, direction Grammont ou Odyseum arrêt Evariste Gallois (200 m)</text:p>
          </table:table-cell>
          <table:table-cell office:value-type="string">
            <text:p>&lt;p&gt;Flaugergues est à : 3km du centre ville, 7 km de l'aéroport, 10 km de la mer. &lt;/p&gt;&lt;p&gt;Autoroute A9, sortie n°29 Montpellier-Est (2km)&lt;br /&gt;Aéroport Montpellier Méditerranée (6 km)&lt;br /&gt;Gare SNCF Montpellier (4km)&lt;br /&gt;&lt;/p&gt;</text:p>
          </table:table-cell>
          <table:table-cell/>
        </table:table-row>
        <table:table-row table:style-name="ro1">
          <table:table-cell office:value-type="float" office:value="1227">
            <text:p>1227</text:p>
          </table:table-cell>
          <table:table-cell office:value-type="string">
            <text:p>Autres contacts utiles</text:p>
          </table:table-cell>
          <table:table-cell office:value-type="string">
            <text:p>Centre Régional de Documentation Pédagogique</text:p>
          </table:table-cell>
          <table:table-cell office:value-type="string">
            <text:p>Montpellier Centre</text:p>
          </table:table-cell>
          <table:table-cell/>
          <table:table-cell office:value-type="string">
            <text:p>04 67 60 06 52</text:p>
          </table:table-cell>
          <table:table-cell office:value-type="string">
            <text:p>04 67 60 04 51</text:p>
          </table:table-cell>
          <table:table-cell/>
          <table:table-cell office:value-type="string">
            <text:p>www.crdp-montpellier.fr</text:p>
          </table:table-cell>
          <table:table-cell table:number-columns-repeated="6"/>
          <table:table-cell office:value-type="string">
            <text:p>Allée de la Citade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station Corum ou Comédie, puis à pied.</text:p>
          </table:table-cell>
          <table:table-cell/>
          <table:table-cell office:value-type="string">
            <text:p>&lt;p&gt; Le Centre Régional de Documentation Pédagogique (CRDP) est ouvert tous les jours de 8h à 18h, sauf le samedi, le dimanche, et les jours fériés.&lt;/p&gt;&lt;p&gt;La librairie et le centre de documentation sont ouverts au public : &lt;/p&gt;&lt;p&gt;le lundi de 13h à 17h30, &lt;br /&gt;le mardi, le jeudi et le vendredi de 10h à 12h et de 13h à 17h30 &lt;br /&gt;ainsi que le mercredi toute la journée de 8h45 à 17h30. &lt;br /&gt; &lt;/p&gt;&lt;p&gt; &lt;br /&gt;   &lt;/p&gt;</text:p>
          </table:table-cell>
          <table:table-cell/>
        </table:table-row>
        <table:table-row table:style-name="ro1">
          <table:table-cell office:value-type="float" office:value="1228">
            <text:p>1228</text:p>
          </table:table-cell>
          <table:table-cell office:value-type="string">
            <text:p>Autres contacts utiles</text:p>
          </table:table-cell>
          <table:table-cell office:value-type="string">
            <text:p>centre régional information jeunesse</text:p>
          </table:table-cell>
          <table:table-cell office:value-type="string">
            <text:p>Montpellier Centre</text:p>
          </table:table-cell>
          <table:table-cell/>
          <table:table-cell office:value-type="string">
            <text:p>04 67 04 36 66</text:p>
          </table:table-cell>
          <table:table-cell office:value-type="string">
            <text:p>04 67 54 66 71</text:p>
          </table:table-cell>
          <table:table-cell/>
          <table:table-cell office:value-type="string">
            <text:p>www.crij-montpellier.com/</text:p>
          </table:table-cell>
          <table:table-cell table:number-columns-repeated="4"/>
          <table:table-cell office:value-type="string">
            <text:p>3</text:p>
          </table:table-cell>
          <table:table-cell/>
          <table:table-cell office:value-type="string">
            <text:p>avenue Charles Flahault</text:p>
          </table:table-cell>
          <table:table-cell table:number-columns-repeated="2"/>
          <table:table-cell office:value-type="string">
            <text:p>34094</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7"/>
          <table:table-cell office:value-type="string">
            <text:p>&lt;p&gt;Horaires : &lt;br /&gt;Lundi: 10h-13h et 14h-18h&lt;br /&gt;Mardi, Mercredi, Jeudi: 9h-13h et 14h-18h&lt;br /&gt;Vendredi: 9h-13h et 14h-17h&lt;br /&gt; &lt;/p&gt;&lt;p&gt;&amp;nbsp;&lt;/p&gt;</text:p>
          </table:table-cell>
          <table:table-cell/>
        </table:table-row>
        <table:table-row table:style-name="ro1">
          <table:table-cell office:value-type="float" office:value="1229">
            <text:p>1229</text:p>
          </table:table-cell>
          <table:table-cell office:value-type="string">
            <text:p>Autres lieux</text:p>
          </table:table-cell>
          <table:table-cell office:value-type="string">
            <text:p>Direction Régionale des Affaires Culturelles</text:p>
          </table:table-cell>
          <table:table-cell office:value-type="string">
            <text:p>Montpellier Centre</text:p>
          </table:table-cell>
          <table:table-cell/>
          <table:table-cell office:value-type="string">
            <text:p>04 67 02 32 00</text:p>
          </table:table-cell>
          <table:table-cell office:value-type="string">
            <text:p>04 67 02 32 04</text:p>
          </table:table-cell>
          <table:table-cell/>
          <table:table-cell office:value-type="string">
            <text:p>www.languedoc-roussillon.culture.gouv.fr</text:p>
          </table:table-cell>
          <table:table-cell office:value-type="string">
            <text:p>Corum, Joffre, Préfecture</text:p>
          </table:table-cell>
          <table:table-cell table:number-columns-repeated="3"/>
          <table:table-cell office:value-type="string">
            <text:p>5</text:p>
          </table:table-cell>
          <table:table-cell/>
          <table:table-cell office:value-type="string">
            <text:p>rue de la Salle l'Evêque</text:p>
          </table:table-cell>
          <table:table-cell/>
          <table:table-cell office:value-type="string">
            <text:p>CS 49 020</text:p>
          </table:table-cell>
          <table:table-cell office:value-type="string">
            <text:p>34967</text:p>
          </table:table-cell>
          <table:table-cell office:value-type="string">
            <text:p>Montpellier</text:p>
          </table:table-cell>
          <table:table-cell office:value-type="string">
            <text:p>2</text:p>
          </table:table-cell>
          <table:table-cell/>
          <table:table-cell office:value-type="float" office:value="0">
            <text:p>0</text:p>
          </table:table-cell>
          <table:table-cell table:number-columns-repeated="5"/>
          <table:table-cell office:value-type="string">
            <text:p>Ligne 1 station Corum, Comédie</text:p>
          </table:table-cell>
          <table:table-cell/>
          <table:table-cell office:value-type="string">
            <text:p>&lt;p&gt;&amp;nbsp;&lt;/p&gt;</text:p>
          </table:table-cell>
          <table:table-cell/>
        </table:table-row>
        <table:table-row table:style-name="ro1">
          <table:table-cell office:value-type="float" office:value="1230">
            <text:p>1230</text:p>
          </table:table-cell>
          <table:table-cell office:value-type="string">
            <text:p>Salles de spectacle et concert</text:p>
          </table:table-cell>
          <table:table-cell office:value-type="string">
            <text:p>Espace Bernard Glandier</text:p>
          </table:table-cell>
          <table:table-cell office:value-type="string">
            <text:p>Mosson</text:p>
          </table:table-cell>
          <table:table-cell/>
          <table:table-cell office:value-type="string">
            <text:p>04 67 03 38 22</text:p>
          </table:table-cell>
          <table:table-cell office:value-type="string">
            <text:p>04 67 03 38 37</text:p>
          </table:table-cell>
          <table:table-cell office:value-type="string">
            <text:p>espace@didiertheron.com</text:p>
          </table:table-cell>
          <table:table-cell office:value-type="string">
            <text:p>www.didiertheron.com/experience.html</text:p>
          </table:table-cell>
          <table:table-cell table:number-columns-repeated="4"/>
          <table:table-cell office:value-type="string">
            <text:p>155</text:p>
          </table:table-cell>
          <table:table-cell/>
          <table:table-cell office:value-type="string">
            <text:p>rue de Bologn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way : Halles de la Paillade</text:p>
          </table:table-cell>
          <table:table-cell/>
          <table:table-cell office:value-type="string">
            <text:p>&lt;p&gt; &lt;/p&gt;</text:p>
          </table:table-cell>
          <table:table-cell/>
        </table:table-row>
        <table:table-row table:style-name="ro3">
          <table:table-cell office:value-type="float" office:value="1231">
            <text:p>1231</text:p>
          </table:table-cell>
          <table:table-cell office:value-type="string">
            <text:p>Autres lieux</text:p>
          </table:table-cell>
          <table:table-cell office:value-type="string">
            <text:p>Espace culturel du CHRU</text:p>
          </table:table-cell>
          <table:table-cell office:value-type="string">
            <text:p>Hôpitaux - Facultés</text:p>
          </table:table-cell>
          <table:table-cell office:value-type="string">
            <text:p>Hôpitaux-Facultés</text:p>
          </table:table-cell>
          <table:table-cell office:value-type="string">
            <text:p>04 67 33 94 70</text:p>
          </table:table-cell>
          <table:table-cell table:number-columns-repeated="2"/>
          <table:table-cell office:value-type="string">
            <text:p>www.chu-montpellier.fr/espace-culturel/</text:p>
          </table:table-cell>
          <table:table-cell table:number-columns-repeated="4"/>
          <table:table-cell office:value-type="string">
            <text:p>191</text:p>
          </table:table-cell>
          <table:table-cell/>
          <table:table-cell office:value-type="string">
            <text:p>avenue du Doyen Gaston Giraud</text:p>
          </table:table-cell>
          <table:table-cell/>
          <table:table-cell office:value-type="string">
            <text:p>Centre Administratif André Bénech</text:p>
          </table:table-cell>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direction <text:s/>Mosson</text:p>
            <text:p>Arrêts : Universités des Sciences et des Lettres ou Lapeyronie</text:p>
            <text:p/>
          </table:table-cell>
          <table:table-cell table:number-columns-repeated="3"/>
        </table:table-row>
        <table:table-row table:style-name="ro1">
          <table:table-cell office:value-type="float" office:value="1232">
            <text:p>1232</text:p>
          </table:table-cell>
          <table:table-cell office:value-type="string">
            <text:p>Autres lieux</text:p>
          </table:table-cell>
          <table:table-cell office:value-type="string">
            <text:p>Espace Grammont</text:p>
          </table:table-cell>
          <table:table-cell office:value-type="string">
            <text:p>Port Marianne</text:p>
          </table:table-cell>
          <table:table-cell office:value-type="string">
            <text:p>Grammont</text:p>
          </table:table-cell>
          <table:table-cell office:value-type="string">
            <text:p>04 67 64 32 90</text:p>
          </table:table-cell>
          <table:table-cell table:number-columns-repeated="9"/>
          <table:table-cell office:value-type="string">
            <text:p>Avenue Albert Einstein</text:p>
          </table:table-cell>
          <table:table-cell/>
          <table:table-cell office:value-type="string">
            <text:p>Domaine de Grammon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ieu de plein air d'une surface de 70.000 m2, l'espace Grammont a été aménagé en 1990 pour recevoir de 40 à 100.000 personnes lors des concerts d'été de tous styles (rock, musiques actuelles, festivals techno). Il a déjà accueilli les Rolling Stones, les Pink Floyd, U2 ou encore le festival Boréalis. &lt;/p&gt;&lt;p&gt;&amp;nbsp;&lt;/p&gt;</text:p>
          </table:table-cell>
          <table:table-cell/>
        </table:table-row>
        <table:table-row table:style-name="ro2">
          <table:table-cell office:value-type="float" office:value="1234">
            <text:p>1234</text:p>
          </table:table-cell>
          <table:table-cell office:value-type="string">
            <text:p>Universités</text:p>
          </table:table-cell>
          <table:table-cell office:value-type="string">
            <text:p>Université Montpellier II - Sciences et Techniques</text:p>
          </table:table-cell>
          <table:table-cell office:value-type="string">
            <text:p>Hôpitaux - Facultés</text:p>
          </table:table-cell>
          <table:table-cell office:value-type="string">
            <text:p>Hôpitaux-Facultés</text:p>
          </table:table-cell>
          <table:table-cell office:value-type="string">
            <text:p>04 67 14 30 30</text:p>
          </table:table-cell>
          <table:table-cell office:value-type="string">
            <text:p>04 67 14 30 31</text:p>
          </table:table-cell>
          <table:table-cell office:value-type="string">
            <text:p>presidence@univ-montp2.fr</text:p>
          </table:table-cell>
          <table:table-cell/>
          <table:table-cell office:value-type="string">
            <text:p>parking difficile</text:p>
          </table:table-cell>
          <table:table-cell office:value-type="string">
            <text:p>39202</text:p>
          </table:table-cell>
          <table:table-cell office:value-type="string">
            <text:p>43.6324954277</text:p>
          </table:table-cell>
          <table:table-cell office:value-type="string">
            <text:p>3.86462739731</text:p>
          </table:table-cell>
          <table:table-cell table:number-columns-repeated="2"/>
          <table:table-cell office:value-type="string">
            <text:p>place Eugène Bataillon</text:p>
          </table:table-cell>
          <table:table-cell table:number-columns-repeated="2"/>
          <table:table-cell office:value-type="string">
            <text:p>34095</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direction Mosson, arrêt universités des sciences et des lettres</text:p>
            <text:p/>
          </table:table-cell>
          <table:table-cell/>
          <table:table-cell office:value-type="string">
            <text:p>&lt;p&gt;L'Université Montpellier II, en s'appuyant sur les enseignants-chercheurs et les chercheurs de ses unités de recherche, propose un très large éventail de formations, aux niveaux Licence (L), Master (M) et Doctorat (D) ouvrant vers des métiers liés à : &lt;/p&gt;&lt;ul&gt;&lt;li&gt;à l'application des sciences et technologies en entreprise, &lt;/li&gt;&lt;li&gt;à la recherche scientifique publique ou privée, &lt;/li&gt;&lt;li&gt;à l'enseignement. &lt;/li&gt;&lt;/ul&gt;&lt;p&gt;&lt;br /&gt;Pour se rendre à l'Université Montpellier II :&lt;br /&gt;à partir de l'autoroute A9:&lt;br /&gt;En venant de Lyon, Marseille, prendre la sortie 28 (Vendargues), suivre Millau puis hôpitaux facultés.&lt;/p&gt;&lt;p&gt;En venant Perpignan, prendre la sortie 31 (Montpellier Ouest), suivre Croix d'argent, la Paillade, les Cévennes, Ganges puis hôpitaux facultés.&lt;/p&gt;&lt;p&gt;&lt;br /&gt;à partir de la gare SNCF :&lt;br /&gt;ligne 1 du tramway direction Mosson, descente à l'arrêt universités des sciences et des lettres&lt;/p&gt;&lt;p&gt;Il est vivement conseillé de prendre le tramway ou le bus : parking difficile autour de la fac&lt;/p&gt;</text:p>
          </table:table-cell>
          <table:table-cell/>
        </table:table-row>
        <table:table-row table:style-name="ro1">
          <table:table-cell office:value-type="float" office:value="1235">
            <text:p>1235</text:p>
          </table:table-cell>
          <table:table-cell office:value-type="string">
            <text:p>Universités</text:p>
          </table:table-cell>
          <table:table-cell office:value-type="string">
            <text:p>Université Montpellier III - Paul Valéry</text:p>
          </table:table-cell>
          <table:table-cell office:value-type="string">
            <text:p>Hôpitaux - Facultés</text:p>
          </table:table-cell>
          <table:table-cell office:value-type="string">
            <text:p>Hôpitaux-Facultés</text:p>
          </table:table-cell>
          <table:table-cell office:value-type="string">
            <text:p>+33 (0)4 67 14 20 00</text:p>
          </table:table-cell>
          <table:table-cell table:number-columns-repeated="2"/>
          <table:table-cell office:value-type="string">
            <text:p><text:s/>www.univ-montp3.fr/</text:p>
          </table:table-cell>
          <table:table-cell/>
          <table:table-cell office:value-type="string">
            <text:p>70013300</text:p>
          </table:table-cell>
          <table:table-cell office:value-type="string">
            <text:p>43.6328217915</text:p>
          </table:table-cell>
          <table:table-cell office:value-type="string">
            <text:p>3.86979818642</text:p>
          </table:table-cell>
          <table:table-cell table:number-columns-repeated="2"/>
          <table:table-cell office:value-type="string">
            <text:p>Route de Mende</text:p>
          </table:table-cell>
          <table:table-cell table:number-columns-repeated="2"/>
          <table:table-cell office:value-type="string">
            <text:p>34199</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7"/>
          <table:table-cell office:value-type="string">
            <text:p>&lt;p&gt;Arts, lettres, langues, sciences humaines et sociales&lt;/p&gt;</text:p>
          </table:table-cell>
          <table:table-cell/>
        </table:table-row>
        <table:table-row table:style-name="ro1">
          <table:table-cell office:value-type="float" office:value="1236">
            <text:p>1236</text:p>
          </table:table-cell>
          <table:table-cell office:value-type="string">
            <text:p>Hôpitaux</text:p>
          </table:table-cell>
          <table:table-cell office:value-type="string">
            <text:p>C.H.U Lapeyronie</text:p>
          </table:table-cell>
          <table:table-cell office:value-type="string">
            <text:p>Hôpitaux - Facultés</text:p>
          </table:table-cell>
          <table:table-cell office:value-type="string">
            <text:p>Hôpitaux-Facultés</text:p>
          </table:table-cell>
          <table:table-cell office:value-type="string">
            <text:p>04 67 33 67 33</text:p>
          </table:table-cell>
          <table:table-cell office:value-type="string">
            <text:p>04 67 33 89 63</text:p>
          </table:table-cell>
          <table:table-cell office:value-type="string">
            <text:p>hopital@fhf.fr</text:p>
          </table:table-cell>
          <table:table-cell office:value-type="string">
            <text:p>www.chu-montpellier.fr</text:p>
          </table:table-cell>
          <table:table-cell/>
          <table:table-cell office:value-type="string">
            <text:p>39081</text:p>
          </table:table-cell>
          <table:table-cell office:value-type="string">
            <text:p>43.6297559341</text:p>
          </table:table-cell>
          <table:table-cell office:value-type="string">
            <text:p>3.85139790262</text:p>
          </table:table-cell>
          <table:table-cell office:value-type="string">
            <text:p>371</text:p>
          </table:table-cell>
          <table:table-cell/>
          <table:table-cell office:value-type="string">
            <text:p>avenue du Doyen Gaston Giraud</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 direction Mosson - Arrêt Lapeyronie</text:p>
          </table:table-cell>
          <table:table-cell/>
          <table:table-cell office:value-type="string">
            <text:p>&lt;p&gt;L'Hôpital Lapeyronie a été terminé en 1983.&lt;br /&gt;Il comprend plus de 700 lits d'hospitalisation, desservis par un imposant plateau technique comportant :&lt;br /&gt;  -  un département d'imagerie médicale ultra moderne (une IRM, deux scanners, 16 salles de radiologie),&lt;br /&gt;  -  sept laboratoires d'analyses biologiques,&lt;br /&gt;  -  un service central de médecine nucléaire,&lt;br /&gt;   - deux blocs opératoires offrant 20 salles d'interventions,&lt;br /&gt;   -  un lithotripteur.&lt;br /&gt;40.000 personnes y sont hospitalisées chaque année et 120.000 viennent en consultations.&lt;/p&gt;</text:p>
          </table:table-cell>
          <table:table-cell/>
        </table:table-row>
        <table:table-row table:style-name="ro1">
          <table:table-cell office:value-type="float" office:value="1237">
            <text:p>1237</text:p>
          </table:table-cell>
          <table:table-cell office:value-type="string">
            <text:p>Hôpitaux</text:p>
          </table:table-cell>
          <table:table-cell office:value-type="string">
            <text:p>C.H.U Saint Eloi</text:p>
          </table:table-cell>
          <table:table-cell office:value-type="string">
            <text:p>Hôpitaux - Facultés</text:p>
          </table:table-cell>
          <table:table-cell office:value-type="string">
            <text:p>Hôpitaux-Facultés</text:p>
          </table:table-cell>
          <table:table-cell office:value-type="string">
            <text:p>04 67 33 67 33</text:p>
          </table:table-cell>
          <table:table-cell office:value-type="string">
            <text:p>04 67 33 76 23</text:p>
          </table:table-cell>
          <table:table-cell office:value-type="string">
            <text:p>fhf@fhf.fr</text:p>
          </table:table-cell>
          <table:table-cell office:value-type="string">
            <text:p>www.chu-montpellier.fr/fr/presentation_eloi.jsp</text:p>
          </table:table-cell>
          <table:table-cell/>
          <table:table-cell office:value-type="string">
            <text:p>39082</text:p>
          </table:table-cell>
          <table:table-cell office:value-type="string">
            <text:p>43.6289491484</text:p>
          </table:table-cell>
          <table:table-cell office:value-type="string">
            <text:p>3.86590248914</text:p>
          </table:table-cell>
          <table:table-cell office:value-type="string">
            <text:p>80</text:p>
          </table:table-cell>
          <table:table-cell/>
          <table:table-cell office:value-type="string">
            <text:p>avenue Augustin Fliche</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N°1 : Arrêt : Saint-Eloi ou Universités</text:p>
          </table:table-cell>
          <table:table-cell/>
          <table:table-cell office:value-type="string">
            <text:p>&lt;p&gt; &lt;/p&gt;</text:p>
          </table:table-cell>
          <table:table-cell/>
        </table:table-row>
        <table:table-row table:style-name="ro1">
          <table:table-cell office:value-type="float" office:value="1238">
            <text:p>1238</text:p>
          </table:table-cell>
          <table:table-cell office:value-type="string">
            <text:p>Salles de spectacle et concert</text:p>
          </table:table-cell>
          <table:table-cell office:value-type="string">
            <text:p>Kawa théâtre</text:p>
          </table:table-cell>
          <table:table-cell office:value-type="string">
            <text:p>Croix d'Argent</text:p>
          </table:table-cell>
          <table:table-cell/>
          <table:table-cell office:value-type="string">
            <text:p>04 67 58 15 45</text:p>
          </table:table-cell>
          <table:table-cell/>
          <table:table-cell office:value-type="string">
            <text:p>contact@kawatheatre.com</text:p>
          </table:table-cell>
          <table:table-cell office:value-type="string">
            <text:p>www.kawatheatre.com/</text:p>
          </table:table-cell>
          <table:table-cell table:number-columns-repeated="4"/>
          <table:table-cell office:value-type="string">
            <text:p>18</text:p>
          </table:table-cell>
          <table:table-cell/>
          <table:table-cell office:value-type="string">
            <text:p>rue Fou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 ligne 2 Arrêt Nouveau Saint-Roch (remonter le boulevard Berthelot)</text:p>
          </table:table-cell>
          <table:table-cell office:value-type="string">
            <text:p>Bus 6 ou 7 Arrêt Berthelot </text:p>
          </table:table-cell>
          <table:table-cell office:value-type="string">
            <text:p>&lt;p&gt;Enfin à Montpellier une salle de spectacle dédiée à l’humour !&lt;br /&gt;Marie Jo, Bertrand et Tony vous souhaitent la bienvenue au KAWA THEATRE dans une ambiance conviviale et chaleureuse.&lt;br /&gt;Le kawa théâtre est un lieu unique en son genre, composé d’un accueil avec bar où vous pourrez vous rafraîchir et vous détendre en attendant le spectacle, et d’une salle de 200 places divisées en gradins et chaises avec tables, où vous sera servie une restauration légère, si vous le souhaitez, après le spectacle du 21h.&lt;/p&gt;</text:p>
          </table:table-cell>
          <table:table-cell/>
        </table:table-row>
        <table:table-row table:style-name="ro1">
          <table:table-cell office:value-type="float" office:value="1239">
            <text:p>1239</text:p>
          </table:table-cell>
          <table:table-cell office:value-type="string">
            <text:p>Salles de spectacle et concert</text:p>
          </table:table-cell>
          <table:table-cell office:value-type="string">
            <text:p>L'Antirouille</text:p>
          </table:table-cell>
          <table:table-cell office:value-type="string">
            <text:p>Montpellier Centre</text:p>
          </table:table-cell>
          <table:table-cell/>
          <table:table-cell office:value-type="string">
            <text:p>04 67 06 51 68</text:p>
          </table:table-cell>
          <table:table-cell table:number-columns-repeated="2"/>
          <table:table-cell office:value-type="string">
            <text:p>www.anti-rouille.org</text:p>
          </table:table-cell>
          <table:table-cell table:number-columns-repeated="4"/>
          <table:table-cell office:value-type="string">
            <text:p>12</text:p>
          </table:table-cell>
          <table:table-cell/>
          <table:table-cell office:value-type="string">
            <text:p>rue Anatole Franc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Antirouille, petite salle qui compte près de 150 places, est un écrin accueillant et chaleureux. Musique, théâtre, danse, chanson ou humour, toutes les formes de spectacle s'y côtoient. Mais ce qui rend le lieu unique, c'est son esprit, à mi-chemin entre deux ambiances : l'Antirouille n'est ni vraiment un café-théâtre ni seulement un bar à concerts. L'espace joue en réalité sur le mélange de deux formes authentiques : c'est un bar traditionnel et une véritable scène. En plus de la programmation foisonnante, des soirées à thèmes et des projections de courts métrages y sont parfois organisées. En plein centre de Montpellier, c'est le rendez-vous de tous les étudiants. Toujours en mouvement, l'ambiance y est souvent chaude, voire effervescente.</text:p>
          </table:table-cell>
          <table:table-cell/>
        </table:table-row>
        <table:table-row table:style-name="ro1">
          <table:table-cell office:value-type="float" office:value="1240">
            <text:p>1240</text:p>
          </table:table-cell>
          <table:table-cell office:value-type="string">
            <text:p>Autres lieux</text:p>
          </table:table-cell>
          <table:table-cell office:value-type="string">
            <text:p>Le Baloard</text:p>
          </table:table-cell>
          <table:table-cell office:value-type="string">
            <text:p>Montpellier Centre</text:p>
          </table:table-cell>
          <table:table-cell/>
          <table:table-cell office:value-type="string">
            <text:p>04 67 79 36 68</text:p>
          </table:table-cell>
          <table:table-cell office:value-type="string">
            <text:p>04 67 79 65 53</text:p>
          </table:table-cell>
          <table:table-cell office:value-type="string">
            <text:p>com@baloard.com</text:p>
          </table:table-cell>
          <table:table-cell office:value-type="string">
            <text:p>www.baloard.com/</text:p>
          </table:table-cell>
          <table:table-cell table:number-columns-repeated="4"/>
          <table:table-cell office:value-type="string">
            <text:p>21</text:p>
          </table:table-cell>
          <table:table-cell/>
          <table:table-cell office:value-type="string">
            <text:p>Boulevard Louis Blanc</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 : Louis Blanc (L1) ou Corum (L1 et L2) /// </text:p>
          </table:table-cell>
          <table:table-cell/>
          <table:table-cell office:value-type="string">
            <text:p>&lt;p&gt;Le Baloard est un établissement hybride qui réunit un restaurant, une galerie d’Art et une salle de spectacle.&lt;/p&gt;&lt;p&gt;La salle de spectacle convient à toute forme légère de spectacle. Son caractère intimiste sert aussi bien d’illustres inconnus désirant se tester que les artistes reconnus préférant les petites jauges. Nous accueillons tout type de spectacles en nous efforçant de privilégier la qualité et la diversité.&lt;/p&gt;</text:p>
          </table:table-cell>
          <table:table-cell/>
        </table:table-row>
        <table:table-row table:style-name="ro3">
          <table:table-cell office:value-type="float" office:value="1241">
            <text:p>1241</text:p>
          </table:table-cell>
          <table:table-cell office:value-type="string">
            <text:p>Salles de spectacle et concert</text:p>
          </table:table-cell>
          <table:table-cell office:value-type="string">
            <text:p>Maison des Choeurs</text:p>
          </table:table-cell>
          <table:table-cell office:value-type="string">
            <text:p>Montpellier Centre</text:p>
          </table:table-cell>
          <table:table-cell table:number-columns-repeated="11"/>
          <table:table-cell office:value-type="string">
            <text:p>Place</text:p>
          </table:table-cell>
          <table:table-cell office:value-type="string">
            <text:p>Albert 1er</text:p>
          </table:table-cell>
          <table:table-cell office:value-type="string">
            <text:p>Chapelle St Charle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n° 1 <text:s/>Arrêt : Place Albert 1er</text:p>
            <text:p/>
            <text:p/>
          </table:table-cell>
          <table:table-cell/>
          <table:table-cell office:value-type="string">
            <text:p>&lt;p&gt;La "Maison des Ch&amp;#339;urs" (ancienne Chapelle Saint Charles), mise &amp;#224; disposition par la Mairie et g&amp;#233;r&amp;#233;e par l'Association des Ch&amp;#339;urs de Montpellier, est un lieu de concerts, de r&amp;#233;p&amp;#233;titions, de stages, de rencontres, destin&amp;#233; aux ch&amp;#339;urs de la ville de Montpellier.&lt;/p&gt; &lt;p&gt;&amp;#160;&lt;br&gt;L&amp;#8217;Association des ch&amp;#339;urs de Montpellier&lt;br&gt;Les chorales de Montpellier qui souhaitent se produire et r&amp;#233;p&amp;#233;ter &amp;#224; la Maison des Ch&amp;#339;urs se sont regroup&amp;#233;es au sein de &amp;#171; l&amp;#8217;Association des Ch&amp;#339;urs de Montpellier &amp;#187; et g&amp;#232;rent le lieu en lien avec la Direction Culture et Patrimoine de la Ville.&amp;#160;&lt;/p&gt; &lt;p&gt;Association loi 1901 cr&amp;#233;&amp;#233;e en 2004 par une vingtaine de ch&amp;#339;urs de Montpellier, elle est ouverte &amp;#224; tous les ch&amp;#339;urs et ensemble vocaux ayant leur si&amp;#232;ge &amp;#224; Montpellier.&amp;#160;&lt;/p&gt; &lt;p&gt;Elle a pour but de promouvoir le chant choral sous toutes ses formes et en particulier de prendre en charge la gestion et l&amp;#8217;animation de la Maison des Ch&amp;#339;urs.&amp;#160;&lt;/p&gt; &lt;p&gt;Son projet : &amp;#234;tre un lieu de rencontre avec le public, par l&amp;#8217;organisation de concerts, de stages et d&amp;#8217;activit&amp;#233;s reli&amp;#233;es &amp;#224; la pratique du chant choral, &amp;#234;tre un lieu de ressources pour les ensembles vocaux qui en sont membres.&amp;#160;&lt;/p&gt; &lt;p&gt;Son ambition : les ch&amp;#339;urs d&amp;#233;j&amp;#224; membres repr&amp;#233;sentent plusieurs centaines de choristes et un potentiel musical novateur. L&amp;#8217;Association des Ch&amp;#339;urs de Montpellier souhaite rassembler bien au-del&amp;#224;, afin que le chant choral devienne une composante reconnue de la vie musicale et culturelle de Montpellier.&amp;#160;&lt;/p&gt;</text:p>
          </table:table-cell>
          <table:table-cell/>
        </table:table-row>
        <table:table-row table:style-name="ro1">
          <table:table-cell office:value-type="float" office:value="1242">
            <text:p>1242</text:p>
          </table:table-cell>
          <table:table-cell office:value-type="string">
            <text:p>Autres contacts utiles</text:p>
          </table:table-cell>
          <table:table-cell office:value-type="string">
            <text:p>Maison des Etudiants</text:p>
          </table:table-cell>
          <table:table-cell office:value-type="string">
            <text:p>Hôpitaux - Facultés</text:p>
          </table:table-cell>
          <table:table-cell office:value-type="string">
            <text:p>Hôpitaux-Facultés</text:p>
          </table:table-cell>
          <table:table-cell office:value-type="string">
            <text:p>04 67 14 49 37</text:p>
          </table:table-cell>
          <table:table-cell/>
          <table:table-cell office:value-type="string">
            <text:p>mde@univ-montp2.fr</text:p>
          </table:table-cell>
          <table:table-cell office:value-type="string">
            <text:p>www.univ-montp2.fr/index.php?nivo0_id=5&amp;&amp;nivo1_id=25&amp;&amp;nivo2_id=&amp;&amp;nivo3_id=&amp;&amp;page_id=14&amp;&amp;nivo=1&amp;&amp;Tpage=mn</text:p>
          </table:table-cell>
          <table:table-cell table:number-columns-repeated="6"/>
          <table:table-cell office:value-type="string">
            <text:p>place Eugène Bataillon</text:p>
          </table:table-cell>
          <table:table-cell/>
          <table:table-cell office:value-type="string">
            <text:p>Case courrier : 436</text:p>
          </table:table-cell>
          <table:table-cell office:value-type="string">
            <text:p>34095</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eures d'ouverture du lundi au vendredi : 8h00-12h00 et 13h00-17h00&lt;br /&gt;&lt;br /&gt;Missions :&lt;br /&gt;La Maison des Etudiants, ouverte en février 1998 et située à l’entrée de l’Université, est destinée à l’ensemble des étudiants regroupés en association ou non. Elle met à disposition du service culturel une salle de réunion transformée en bureau, et travaille en étroite collaboration pour l’organisation d’évènements culturels.&lt;br /&gt;&lt;br /&gt;Elle est équipée dans sa salle principale :&lt;br /&gt;&lt;br /&gt;-  d’un vidéo projecteur permettant des projections de films vidéo, DVD ou documents informatiques lors de conférences ou forums,&lt;br /&gt;-  d’une petite estrade et spots lumineux permettant des interventions théâtrales ou concerts.&lt;br /&gt;Elle dispose d’une sonorisation et d’une pièce régie permettant de commander les équipements précités.&lt;br /&gt;Dans une salle spécifique, sont installés deux pianos de très bonne qualité dont le mécanisme acoustique est débrayable, permettant aux étudiants pianistes (et ils sont de plus en plus nombreux) de répéter avec casque quand des activités ont lieu dans les autres salles.&lt;/p&gt;&lt;p&gt; &lt;/p&gt;</text:p>
          </table:table-cell>
          <table:table-cell/>
        </table:table-row>
        <table:table-row table:style-name="ro1">
          <table:table-cell office:value-type="float" office:value="1243">
            <text:p>1243</text:p>
          </table:table-cell>
          <table:table-cell office:value-type="string">
            <text:p>Autres contacts utiles</text:p>
          </table:table-cell>
          <table:table-cell office:value-type="string">
            <text:p>Maison des Sports</text:p>
          </table:table-cell>
          <table:table-cell office:value-type="string">
            <text:p>Hôpitaux - Facultés</text:p>
          </table:table-cell>
          <table:table-cell/>
          <table:table-cell office:value-type="string">
            <text:p>04 67 41 78 57</text:p>
          </table:table-cell>
          <table:table-cell office:value-type="string">
            <text:p>04 67 41 78 73</text:p>
          </table:table-cell>
          <table:table-cell table:number-columns-repeated="6"/>
          <table:table-cell office:value-type="string">
            <text:p>200</text:p>
          </table:table-cell>
          <table:table-cell/>
          <table:table-cell office:value-type="string">
            <text:p>avenue du Père Soulas</text:p>
          </table:table-cell>
          <table:table-cell table:number-columns-repeated="2"/>
          <table:table-cell office:value-type="string">
            <text:p>34094</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9"/>
        </table:table-row>
        <table:table-row table:style-name="ro1">
          <table:table-cell office:value-type="float" office:value="1244">
            <text:p>1244</text:p>
          </table:table-cell>
          <table:table-cell office:value-type="string">
            <text:p>Musées</text:p>
          </table:table-cell>
          <table:table-cell office:value-type="string">
            <text:p>Musée Atger</text:p>
          </table:table-cell>
          <table:table-cell office:value-type="string">
            <text:p>Montpellier Centre</text:p>
          </table:table-cell>
          <table:table-cell/>
          <table:table-cell office:value-type="string">
            <text:p>04 67 41 76 40</text:p>
          </table:table-cell>
          <table:table-cell office:value-type="string">
            <text:p>04 67 66 19 24</text:p>
          </table:table-cell>
          <table:table-cell table:number-columns-repeated="6"/>
          <table:table-cell office:value-type="string">
            <text:p>2</text:p>
          </table:table-cell>
          <table:table-cell/>
          <table:table-cell office:value-type="string">
            <text:p>rue école de Médecine</text:p>
          </table:table-cell>
          <table:table-cell/>
          <table:table-cell office:value-type="string">
            <text:p>Faculté de Médecin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ul&gt;&lt;li&gt;Horaires d'ouverture : &lt;br /&gt;Lundi, mercredi et vendredi de 13h30 à 17h45 entrée gratuite.&lt;br /&gt;&lt;/li&gt;&lt;li&gt;Informations utiles&lt;/li&gt;&lt;/ul&gt;&lt;p&gt;Remarquable collection de dessins de maîtres régionaux, flamands de la Renaissance au XIXe siècle.&lt;br /&gt;Musée de dessins de XVI, XVII,XVIIIe , écoles française, italienne et nordique .&lt;/p&gt;&lt;p&gt;Il est composé d'une très riche collection de dessins des écoles flamandes, italiennes, hollandaises, allemandes et françaises, patiemment rassemblée par l'amateur d'art averti Xavier Atger qui l'a léguée au siècle dernier à la Faculté de Médecine.&lt;/p&gt;&lt;p&gt;La bibliothèque de cette faculté possède un nombre important de manuscrits précieux du VIIIe au XIXe siècle. &lt;/p&gt;</text:p>
          </table:table-cell>
          <table:table-cell/>
        </table:table-row>
        <table:table-row table:style-name="ro1">
          <table:table-cell office:value-type="float" office:value="1248">
            <text:p>1248</text:p>
          </table:table-cell>
          <table:table-cell office:value-type="string">
            <text:p>Musées</text:p>
          </table:table-cell>
          <table:table-cell office:value-type="string">
            <text:p>Musée de l'Infanterie</text:p>
          </table:table-cell>
          <table:table-cell office:value-type="string">
            <text:p>Croix d'Argent</text:p>
          </table:table-cell>
          <table:table-cell/>
          <table:table-cell table:number-columns-repeated="2" office:value-type="string">
            <text:p>04 67 16 50 43</text:p>
          </table:table-cell>
          <table:table-cell office:value-type="string">
            <text:p>museeinf@eai.terre.defense.gouv.fr</text:p>
          </table:table-cell>
          <table:table-cell office:value-type="string">
            <text:p>www.defense.gouv.fr/terre/enjeux_defense/patrimoine/musees_militaires/musee_de_l_infanterie</text:p>
          </table:table-cell>
          <table:table-cell office:value-type="string">
            <text:p>parking gratuit bus et voiture</text:p>
          </table:table-cell>
          <table:table-cell table:number-columns-repeated="5"/>
          <table:table-cell office:value-type="string">
            <text:p>Avenue Lepic</text:p>
          </table:table-cell>
          <table:table-cell/>
          <table:table-cell office:value-type="string">
            <text:p>entrée par la rue du 56e RA</text:p>
          </table:table-cell>
          <table:table-cell office:value-type="string">
            <text:p>34274</text:p>
          </table:table-cell>
          <table:table-cell office:value-type="string">
            <text:p>Montpellier</text:p>
          </table:table-cell>
          <table:table-cell office:value-type="string">
            <text:p>3</text:p>
          </table:table-cell>
          <table:table-cell/>
          <table:table-cell office:value-type="float" office:value="0">
            <text:p>0</text:p>
          </table:table-cell>
          <table:table-cell table:number-columns-repeated="7"/>
          <table:table-cell office:value-type="string">
            <text:p>&lt;p&gt;Le musée de l'Infanterie présente dans ses 14 salles d'exposition permanente l'histoire des troupes à pied de 1479 à nos jours au travers de plus de 15000 objets. Un espace est consacré à l'armée d'Afrique. Il comporte également un centre de documentation et d'information. &lt;/p&gt;&lt;p&gt;Heures et conditions d'ouverture : &lt;br /&gt;Tous les jours de 14h à 17h30 sauf le mardi &lt;br /&gt;&lt;br /&gt;Période de fermeture : &lt;br /&gt;Tous les jours fériés sauf le 8 mai et le 11 novembre &lt;/p&gt;&lt;p&gt;Prix des entrées : &lt;br /&gt;Gratuit pour les scolaires, les moins de 18 ans et les personnels de la Défense &lt;br /&gt;Adulte : 4 € &lt;br /&gt;Groupe de 10 et + : 2 € &lt;/p&gt;</text:p>
          </table:table-cell>
          <table:table-cell/>
        </table:table-row>
        <table:table-row table:style-name="ro1">
          <table:table-cell office:value-type="float" office:value="1249">
            <text:p>1249</text:p>
          </table:table-cell>
          <table:table-cell office:value-type="string">
            <text:p>Musées</text:p>
          </table:table-cell>
          <table:table-cell office:value-type="string">
            <text:p>Musée des Moulages</text:p>
          </table:table-cell>
          <table:table-cell office:value-type="string">
            <text:p>Hôpitaux - Facultés</text:p>
          </table:table-cell>
          <table:table-cell office:value-type="string">
            <text:p>Hôpitaux-Facultés</text:p>
          </table:table-cell>
          <table:table-cell office:value-type="string">
            <text:p>04 67 14 20 00</text:p>
          </table:table-cell>
          <table:table-cell table:number-columns-repeated="3"/>
          <table:table-cell office:value-type="string">
            <text:p>oui</text:p>
          </table:table-cell>
          <table:table-cell table:number-columns-repeated="5"/>
          <table:table-cell office:value-type="string">
            <text:p>Universite Paul Valer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n° 5</text:p>
          </table:table-cell>
          <table:table-cell office:value-type="string">
            <text:p>&lt;p&gt;Une collection sans cesse enrichie de moulages des plus belles sculptures depuis l'époque antique jusqu'au Moyen Age. &lt;/p&gt;&lt;p&gt;Entrée libre, visite du lundi au vendredi de 14h à 18h, fermé en août. &lt;/p&gt;&lt;p&gt; &lt;/p&gt;</text:p>
          </table:table-cell>
          <table:table-cell/>
        </table:table-row>
        <table:table-row table:style-name="ro1">
          <table:table-cell office:value-type="float" office:value="1250">
            <text:p>1250</text:p>
          </table:table-cell>
          <table:table-cell office:value-type="string">
            <text:p>Musées</text:p>
          </table:table-cell>
          <table:table-cell office:value-type="string">
            <text:p>Musée Languedocien</text:p>
          </table:table-cell>
          <table:table-cell office:value-type="string">
            <text:p>Montpellier Centre</text:p>
          </table:table-cell>
          <table:table-cell/>
          <table:table-cell office:value-type="string">
            <text:p>04 67 52 93 03</text:p>
          </table:table-cell>
          <table:table-cell/>
          <table:table-cell office:value-type="string">
            <text:p>museelanguedocien@wanadoo.fr</text:p>
          </table:table-cell>
          <table:table-cell office:value-type="string">
            <text:p>www.musee-languedocien.com/</text:p>
          </table:table-cell>
          <table:table-cell table:number-columns-repeated="4"/>
          <table:table-cell office:value-type="string">
            <text:p>7</text:p>
          </table:table-cell>
          <table:table-cell/>
          <table:table-cell office:value-type="string">
            <text:p>rue Jacques Coe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Comédie". </text:p>
          </table:table-cell>
          <table:table-cell/>
          <table:table-cell office:value-type="string">
            <text:p>&lt;p&gt;Musée d'Art, d'Histoire et d'Archéologie de Montpellier, le Musée Languedocien bénéficie du label Musée de France pour la richesse et la variété de ses collections qui s'étendent de la préhistoire au XIXème siècle et comptent nombre de chefs d'oeuvre. &lt;br /&gt;Il est installé dans la première demeure historique de Montpellier,l'ancien Palais construit par Jacques Coeur au milieu du XVème siècle, remodelé en somptueux Palais de pouvoir royal sous Louis XIV par les Trésoriers de France. &lt;/p&gt;&lt;p&gt;Horaires d'ouverture&lt;br /&gt;Le musée est ouvert tous les jours sauf les dimanches et jours fériés de 14h30 à 17h30&lt;br /&gt;et de 15h à 18h du 15 juin au 15 septembre.&lt;/p&gt;&lt;p&gt;&lt;br /&gt;Informations utiles&lt;br /&gt;Visite à thème&lt;br /&gt;Visite sur commande pour groupes &lt;br /&gt;Tarifs : 5 euros - 3 euros réduit &lt;/p&gt;</text:p>
          </table:table-cell>
          <table:table-cell/>
        </table:table-row>
        <table:table-row table:style-name="ro1">
          <table:table-cell office:value-type="float" office:value="1251">
            <text:p>1251</text:p>
          </table:table-cell>
          <table:table-cell office:value-type="string">
            <text:p>Universités</text:p>
          </table:table-cell>
          <table:table-cell office:value-type="string">
            <text:p>Université Montpellier I</text:p>
          </table:table-cell>
          <table:table-cell office:value-type="string">
            <text:p>Hôpitaux - Facultés</text:p>
          </table:table-cell>
          <table:table-cell/>
          <table:table-cell office:value-type="string">
            <text:p>04 67 41 74 00</text:p>
          </table:table-cell>
          <table:table-cell table:number-columns-repeated="2"/>
          <table:table-cell office:value-type="string">
            <text:p>www.univ-montp1.fr/</text:p>
          </table:table-cell>
          <table:table-cell table:number-columns-repeated="4"/>
          <table:table-cell office:value-type="string">
            <text:p>5</text:p>
          </table:table-cell>
          <table:table-cell/>
          <table:table-cell office:value-type="string">
            <text:p>boulevard Henri IV</text:p>
          </table:table-cell>
          <table:table-cell/>
          <table:table-cell office:value-type="string">
            <text:p>CS 19044</text:p>
          </table:table-cell>
          <table:table-cell office:value-type="string">
            <text:p>34967</text:p>
          </table:table-cell>
          <table:table-cell office:value-type="string">
            <text:p>Montpellier</text:p>
          </table:table-cell>
          <table:table-cell office:value-type="string">
            <text:p>2</text:p>
          </table:table-cell>
          <table:table-cell/>
          <table:table-cell office:value-type="float" office:value="0">
            <text:p>0</text:p>
          </table:table-cell>
          <table:table-cell table:number-columns-repeated="7"/>
          <table:table-cell office:value-type="string">
            <text:p>&lt;ul&gt;&lt;li&gt;Enseignement : &lt;/li&gt;&lt;li&gt;Activités physiques et sportives &lt;/li&gt;&lt;li&gt;Droit, science politique et administration &lt;/li&gt;&lt;li&gt;Economie, gestion, management &lt;/li&gt;&lt;li&gt;Santé&lt;/li&gt;&lt;/ul&gt;&lt;p&gt;Au centre ville : &lt;br /&gt;la Présidence de l'Université et les Services Centraux, &lt;br /&gt;les UFR &lt;a id="TPL_ANNUAIRE" href="#" typelien="LienTemplate" ancre="1295"&gt;Médecine&lt;/a&gt;, &lt;a id="TPL_ANNUAIRE" href="#" typelien="LienTemplate" ancre="1294"&gt;Droit&lt;/a&gt;, &lt;a id="TPL_ANNUAIRE" href="#" typelien="LienTemplate" ancre="1296"&gt;Sciences Pharmaceutiques et Biologiques&lt;/a&gt;, &lt;/p&gt;&lt;p&gt;Au Nord : &lt;br /&gt;les Unités de Formation et de Recherche (UFR) Médecine (Unité PédagogiqueMédicale), &lt;a id="TPL_ANNUAIRE" href="#" typelien="LienTemplate" ancre="1297"&gt;Odontologie&lt;/a&gt; et &lt;a id="TPL_ANNUAIRE" href="#" typelien="LienTemplate" ancre="1298"&gt;STAPS&lt;/a&gt; &lt;/p&gt;&lt;p&gt;Au Sud : &lt;br /&gt;les UFR &lt;a id="TPL_ANNUAIRE" href="#" typelien="LienTemplate" ancre="1299"&gt;Administration Economique et Sociale&lt;/a&gt;, &lt;a id="TPL_ANNUAIRE" href="#" typelien="LienTemplate" ancre="1300"&gt;Sciences Economiques&lt;/a&gt;, l’&lt;a id="TPL_ANNUAIRE" href="#" typelien="LienTemplate" ancre="1301"&gt;Institut des Sciences de l’Entreprise et du Management&lt;/a&gt; (ISEM), l’&lt;a id="TPL_ANNUAIRE" href="#" typelien="LienTemplate" ancre="1302"&gt;Institut de Préparation à l’Administration Générale&lt;/a&gt; (IPAG), &lt;br /&gt;DIDERIS, service de formation continue et d’apprentissage, le Service des relations internationales ainsi que la Direction des Systèmes d'Information (DSI) &lt;/p&gt;</text:p>
          </table:table-cell>
          <table:table-cell/>
        </table:table-row>
        <table:table-row table:style-name="ro1">
          <table:table-cell office:value-type="float" office:value="1252">
            <text:p>1252</text:p>
          </table:table-cell>
          <table:table-cell office:value-type="string">
            <text:p>Autres services publics</text:p>
          </table:table-cell>
          <table:table-cell office:value-type="string">
            <text:p>Office de tourisme de Montpellier</text:p>
          </table:table-cell>
          <table:table-cell office:value-type="string">
            <text:p>Montpellier Centre</text:p>
          </table:table-cell>
          <table:table-cell office:value-type="string">
            <text:p>Comédie</text:p>
          </table:table-cell>
          <table:table-cell office:value-type="string">
            <text:p>+33 (0)4 67 60 60 60</text:p>
          </table:table-cell>
          <table:table-cell office:value-type="string">
            <text:p>+33 (0)4 67 60 60 61</text:p>
          </table:table-cell>
          <table:table-cell office:value-type="string">
            <text:p>contact@ot-montpellier.fr</text:p>
          </table:table-cell>
          <table:table-cell office:value-type="string">
            <text:p>www.ot-montpellier.fr/</text:p>
          </table:table-cell>
          <table:table-cell/>
          <table:table-cell office:value-type="string">
            <text:p>1725</text:p>
          </table:table-cell>
          <table:table-cell office:value-type="string">
            <text:p>43.6096517648</text:p>
          </table:table-cell>
          <table:table-cell office:value-type="string">
            <text:p>3.88150327033</text:p>
          </table:table-cell>
          <table:table-cell office:value-type="string">
            <text:p>30</text:p>
          </table:table-cell>
          <table:table-cell/>
          <table:table-cell office:value-type="string">
            <text:p>allée</text:p>
          </table:table-cell>
          <table:table-cell office:value-type="string">
            <text:p>Jean de Lattre de Tassigny</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oraires d'ouverture&lt;br&gt;Ouvert 7 jours sur 7 : &lt;br&gt;Du Lundi au Vendredi : de 9h &amp;#224; 18h30 &lt;br&gt;Jeudi : de 10h &amp;#224; 18h30 &lt;br&gt;Samedi : de 10h &amp;#224; 18h &lt;br&gt;Dimanche et jours f&amp;#233;ri&amp;#233;s : de 10h-13h et 14h &amp;#224; 17h&lt;/p&gt;</text:p>
          </table:table-cell>
          <table:table-cell/>
        </table:table-row>
        <table:table-row table:style-name="ro1">
          <table:table-cell office:value-type="float" office:value="1253">
            <text:p>1253</text:p>
          </table:table-cell>
          <table:table-cell office:value-type="string">
            <text:p>Palais des sports</text:p>
          </table:table-cell>
          <table:table-cell office:value-type="string">
            <text:p>Palais universitaire des sports</text:p>
          </table:table-cell>
          <table:table-cell office:value-type="string">
            <text:p>Hôpitaux - Facultés</text:p>
          </table:table-cell>
          <table:table-cell/>
          <table:table-cell office:value-type="string">
            <text:p>04 67 60 38 57</text:p>
          </table:table-cell>
          <table:table-cell table:number-columns-repeated="7"/>
          <table:table-cell office:value-type="string">
            <text:p>700</text:p>
          </table:table-cell>
          <table:table-cell/>
          <table:table-cell office:value-type="string">
            <text:p>avenue pic St-Loup</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Inauguré en mars 2002, ce complexe sportif est équipé de salle de sports de combat, gymnastique, danse, musculation, salle polyvalente de sports collectifs, matériel pour les courses, sauts et lancers. On peut y pratiquer : athlétisme, gymnastique rythmique et sportive, danse, arts martiaux, basket, handball, volley-ball, badminton, escalade, musculation.&lt;br /&gt;Les locaux de la Plateforme Régionale d'Analyse du Mouvement y sont également installés.&lt;/p&gt;&lt;p&gt; &lt;/p&gt;</text:p>
          </table:table-cell>
          <table:table-cell/>
        </table:table-row>
        <table:table-row table:style-name="ro1">
          <table:table-cell office:value-type="float" office:value="1257">
            <text:p>1257</text:p>
          </table:table-cell>
          <table:table-cell office:value-type="string">
            <text:p>Patinoire</text:p>
          </table:table-cell>
          <table:table-cell office:value-type="string">
            <text:p>Patinoire Végapolis</text:p>
          </table:table-cell>
          <table:table-cell office:value-type="string">
            <text:p>Port Marianne</text:p>
          </table:table-cell>
          <table:table-cell/>
          <table:table-cell office:value-type="string">
            <text:p>04 99 52 26 00</text:p>
          </table:table-cell>
          <table:table-cell office:value-type="string">
            <text:p>04 99 52 26 01</text:p>
          </table:table-cell>
          <table:table-cell office:value-type="string">
            <text:p>contact@vegapolis.net</text:p>
          </table:table-cell>
          <table:table-cell office:value-type="string">
            <text:p>www.vegapolis.net/</text:p>
          </table:table-cell>
          <table:table-cell table:number-columns-repeated="6"/>
          <table:table-cell office:value-type="string">
            <text:p>BP71</text:p>
          </table:table-cell>
          <table:table-cell table:number-columns-repeated="2"/>
          <table:table-cell office:value-type="string">
            <text:p>34935</text:p>
          </table:table-cell>
          <table:table-cell office:value-type="string">
            <text:p>Montpellier</text:p>
          </table:table-cell>
          <table:table-cell office:value-type="string">
            <text:p>9</text:p>
          </table:table-cell>
          <table:table-cell/>
          <table:table-cell office:value-type="float" office:value="0">
            <text:p>0</text:p>
          </table:table-cell>
          <table:table-cell table:number-columns-repeated="5"/>
          <table:table-cell office:value-type="string">
            <text:p>Ligne n°1, direction Odysseum, terminus Odysseum <text:s/></text:p>
          </table:table-cell>
          <table:table-cell office:value-type="string">
            <text:p>Lignes 9, 29, 31 et La Ronde: arrêt Odysseum <text:s/></text:p>
          </table:table-cell>
          <table:table-cell office:value-type="string">
            <text:p>&lt;ul&gt;&lt;li&gt;De l'autoroute A9 sortie Montpellier Est, direction le Millénaire puis Odysseum &lt;/li&gt;&lt;li&gt;De Montpellier Direction les plages (vers A9), sortie le Millénaire puis Odysseum &lt;/li&gt;&lt;li&gt;Des plages direction Montpellier Centre par l'aéroport-Fréjorgues, sortie le Millénaire puis Odysseum &lt;/li&gt;&lt;/ul&gt;&lt;p&gt;&lt;br /&gt;Renseignements complémentaires et réservations INFOLINE : 04 99 52 26 00&lt;/p&gt;</text:p>
          </table:table-cell>
          <table:table-cell/>
        </table:table-row>
        <table:table-row table:style-name="ro1">
          <table:table-cell office:value-type="float" office:value="1258">
            <text:p>1258</text:p>
          </table:table-cell>
          <table:table-cell office:value-type="string">
            <text:p>Postes de Police municipale</text:p>
          </table:table-cell>
          <table:table-cell office:value-type="string">
            <text:p>Le service des objets trouvés</text:p>
          </table:table-cell>
          <table:table-cell office:value-type="string">
            <text:p>Montpellier Centre</text:p>
          </table:table-cell>
          <table:table-cell office:value-type="string">
            <text:p>Comédie</text:p>
          </table:table-cell>
          <table:table-cell office:value-type="string">
            <text:p>04 67 60 97 69</text:p>
          </table:table-cell>
          <table:table-cell table:number-columns-repeated="9"/>
          <table:table-cell office:value-type="string">
            <text:p>Boulevard Victor Hugo</text:p>
          </table:table-cell>
          <table:table-cell/>
          <table:table-cell office:value-type="string">
            <text:p>Immeuble de l'Opéra</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Comédie </text:p>
          </table:table-cell>
          <table:table-cell/>
          <table:table-cell office:value-type="string">
            <text:p>&lt;p&gt; Organisé par la Ville de Montpellier le service des Objets Trouvés, rattaché à la Police Municipale, peut faire le bonheur des plus distraits d'entre nous. &lt;br /&gt;Du plus insolite au plus indispensable, ce sont quelques milliers d'objets orphelins qui sont rapportés chaque année au bureau des objets trouvés et attendent d'être réclamés par leur propriétaire. &lt;br /&gt;Si ce dernier ne se fait pas connaître, au bout d'un an et un jour, la personne qui a déposé l'objet (appelée l'inventeur) peut faire valoir ses droits. &lt;br /&gt;&lt;br /&gt;Ouvert de 8h à 12h et de 13h15 à 16h30, du lundi au vendredi.&lt;/p&gt;</text:p>
          </table:table-cell>
          <table:table-cell/>
        </table:table-row>
        <table:table-row table:style-name="ro1">
          <table:table-cell office:value-type="float" office:value="1259">
            <text:p>1259</text:p>
          </table:table-cell>
          <table:table-cell office:value-type="string">
            <text:p>Postes de Police municipale</text:p>
          </table:table-cell>
          <table:table-cell office:value-type="string">
            <text:p>La fourrière municipale</text:p>
          </table:table-cell>
          <table:table-cell office:value-type="string">
            <text:p>Prés d'Arènes</text:p>
          </table:table-cell>
          <table:table-cell/>
          <table:table-cell office:value-type="string">
            <text:p>04 67 06 10 55</text:p>
          </table:table-cell>
          <table:table-cell office:value-type="string">
            <text:p>04 67 06 10 54</text:p>
          </table:table-cell>
          <table:table-cell office:value-type="string">
            <text:p>servicefourrieremontpellier@wanadoo.fr</text:p>
          </table:table-cell>
          <table:table-cell table:number-columns-repeated="5"/>
          <table:table-cell office:value-type="string">
            <text:p>690</text:p>
          </table:table-cell>
          <table:table-cell/>
          <table:table-cell office:value-type="string">
            <text:p>Bd Jacques Fabre de Morlho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service de la fourrière dépend de la Police municipale de Montpellier. &lt;br /&gt;Votre véhicule peut être enlevé par le service de la fourrière en cas de stationnement gênant ou abusif de plus de 7 jours. &lt;br /&gt;Pour récupérer votre véhicule, il faut vous munir de votre carte grise, de l’attestation d'assurance et de votre permis de conduire. &lt;br /&gt;&lt;br /&gt;Horaires d'ouverture : de 7h à 20h &lt;/p&gt;</text:p>
          </table:table-cell>
          <table:table-cell/>
        </table:table-row>
        <table:table-row table:style-name="ro2">
          <table:table-cell office:value-type="float" office:value="1260">
            <text:p>1260</text:p>
          </table:table-cell>
          <table:table-cell office:value-type="string">
            <text:p>Parcs et jardins</text:p>
          </table:table-cell>
          <table:table-cell office:value-type="string">
            <text:p>La Serre Amazonienne</text:p>
          </table:table-cell>
          <table:table-cell office:value-type="string">
            <text:p>Hôpitaux - Facultés</text:p>
          </table:table-cell>
          <table:table-cell/>
          <table:table-cell office:value-type="string">
            <text:p>04 67 54 45 23</text:p>
          </table:table-cell>
          <table:table-cell table:number-columns-repeated="2"/>
          <table:table-cell office:value-type="string">
            <text:p>www.zoo.montpellier.fr/</text:p>
          </table:table-cell>
          <table:table-cell/>
          <table:table-cell office:value-type="string">
            <text:p>477</text:p>
          </table:table-cell>
          <table:table-cell office:value-type="string">
            <text:p>43.6426998691</text:p>
          </table:table-cell>
          <table:table-cell office:value-type="string">
            <text:p>3.87696267556</text:p>
          </table:table-cell>
          <table:table-cell office:value-type="string">
            <text:p>50</text:p>
          </table:table-cell>
          <table:table-cell/>
          <table:table-cell office:value-type="string">
            <text:p>avenue </text:p>
          </table:table-cell>
          <table:table-cell office:value-type="string">
            <text:p>d'Agropoli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6"/>
          <table:table-cell office:value-type="string">
            <text:p>n°9 " la navette ", direction Agropolis, arrêt " zoo ".</text:p>
            <text:p/>
          </table:table-cell>
          <table:table-cell office:value-type="string">
            <text:p>&lt;p style="MARGIN-RIGHT: 0px"&gt;La Serre Amazonienne de la Ville de Montpellier est une r&amp;#233;alisation unique en France. Recr&amp;#233;ant toutes les caract&amp;#233;ristiques et sp&amp;#233;cificit&amp;#233;s de la for&amp;#234;t amazonienne, elle permet aux visiteurs de d&amp;#233;couvrir plus de 500 animaux et 3 500 v&amp;#233;g&amp;#233;taux. Elle a pour but de sensibiliser&amp;#160;le public&amp;#160;aux beaut&amp;#233;s et aux particularit&amp;#233;s de l'&amp;#233;cosyst&amp;#232;me amazonien et &amp;#224; la n&amp;#233;cessit&amp;#233; de sa pr&amp;#233;servation.&lt;br&gt;La serre amazonienne a &amp;#233;t&amp;#233; inaugur&amp;#233;e le &lt;strong&gt;30 juin 2007&lt;/strong&gt;.&lt;/p&gt; &lt;p style="MARGIN-RIGHT: 0px"&gt;&amp;#160;&lt;/p&gt; &lt;p style="MARGIN-RIGHT: 0px" align="center"&gt;&lt;img src="/uploads/Image/73/WEB_CHEMIN_6442_1233677404.gif" alt=" " width="357" height="236" align="left" idtf="6442"&gt;&lt;/p&gt;</text:p>
          </table:table-cell>
          <table:table-cell office:value-type="string">
            <text:p>&lt;p style="MARGIN-RIGHT: 0px"&gt;&lt;strong&gt;Toutes les infos pratiques (horaires, tarifs) sur le site zoo.montpellier.fr&lt;/strong&gt;&lt;/p&gt; &lt;p style="MARGIN-RIGHT: 0px"&gt;&lt;strong&gt;&lt;/strong&gt;&lt;/p&gt; &lt;p style="MARGIN-RIGHT: 0px"&gt;&lt;strong&gt;L'AMAZOONE le restaurant de la Serre Amazonienne&lt;/strong&gt; :&lt;/p&gt; &lt;p style="MARGIN-RIGHT: 0px"&gt;Sur deux niveaux, le restaurant permet d'avoir une vue panoramique sur l'ensemble de la serre et plus particuli&amp;#232;rement sur l'enclos des sakis &amp;#224; face blanche et des tamarins.&lt;br&gt;Il n'est pas rare que ces derniers s'installent derri&amp;#232;re les vitres pour regarder avec convoitise les assiettes des clients.&lt;br&gt;Le restaurant&amp;#160;a une capacit&amp;#233; de 96 places &amp;#224; l&amp;#8217;int&amp;#233;rieur et une terrasse ext&amp;#233;rieure de 80 places.&lt;br&gt;&lt;br&gt;Contact : 04 67 29 88 35&lt;/p&gt;</text:p>
          </table:table-cell>
        </table:table-row>
        <table:table-row table:style-name="ro1">
          <table:table-cell office:value-type="float" office:value="1261">
            <text:p>1261</text:p>
          </table:table-cell>
          <table:table-cell office:value-type="string">
            <text:p>Compagnies</text:p>
          </table:table-cell>
          <table:table-cell office:value-type="string">
            <text:p>Compagnie Zing'A'baT</text:p>
          </table:table-cell>
          <table:table-cell office:value-type="string">
            <text:p>Montpellier Centre</text:p>
          </table:table-cell>
          <table:table-cell/>
          <table:table-cell office:value-type="string">
            <text:p>04 99 61 09 74</text:p>
          </table:table-cell>
          <table:table-cell/>
          <table:table-cell office:value-type="string">
            <text:p>contact@zingabat.com</text:p>
          </table:table-cell>
          <table:table-cell office:value-type="string">
            <text:p>www.zingabat.com</text:p>
          </table:table-cell>
          <table:table-cell table:number-columns-repeated="4"/>
          <table:table-cell office:value-type="string">
            <text:p>4</text:p>
          </table:table-cell>
          <table:table-cell/>
          <table:table-cell office:value-type="string">
            <text:p>rue des Pin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Théâtre-musique et marionnettes&lt;/p&gt;</text:p>
          </table:table-cell>
          <table:table-cell/>
        </table:table-row>
        <table:table-row table:style-name="ro1">
          <table:table-cell office:value-type="float" office:value="1262">
            <text:p>1262</text:p>
          </table:table-cell>
          <table:table-cell office:value-type="string">
            <text:p>Galeries d'art</text:p>
          </table:table-cell>
          <table:table-cell office:value-type="string">
            <text:p>Galerie 13</text:p>
          </table:table-cell>
          <table:table-cell office:value-type="string">
            <text:p>Montpellier Centre</text:p>
          </table:table-cell>
          <table:table-cell/>
          <table:table-cell office:value-type="string">
            <text:p>06 08 84 81 45</text:p>
          </table:table-cell>
          <table:table-cell/>
          <table:table-cell office:value-type="string">
            <text:p>artgalerie13@gmail.com</text:p>
          </table:table-cell>
          <table:table-cell office:value-type="string">
            <text:p>www.artgalerie13.com/</text:p>
          </table:table-cell>
          <table:table-cell office:value-type="string">
            <text:p>Parking : Arceaux - <text:s/>Laissac</text:p>
          </table:table-cell>
          <table:table-cell table:number-columns-repeated="3"/>
          <table:table-cell office:value-type="string">
            <text:p>13</text:p>
          </table:table-cell>
          <table:table-cell/>
          <table:table-cell office:value-type="string">
            <text:p>boulevard </text:p>
          </table:table-cell>
          <table:table-cell office:value-type="string">
            <text:p>du Jeu de Paum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uvert du mardi au samedi&lt;br&gt;de 10h30 &amp;#224; 12h30 et de 14h30 &amp;#224; 19h00&lt;/p&gt; &lt;p&gt;&amp;#160;&lt;/p&gt;</text:p>
          </table:table-cell>
          <table:table-cell/>
        </table:table-row>
        <table:table-row table:style-name="ro1">
          <table:table-cell office:value-type="float" office:value="1263">
            <text:p>1263</text:p>
          </table:table-cell>
          <table:table-cell office:value-type="string">
            <text:p>Musées</text:p>
          </table:table-cell>
          <table:table-cell office:value-type="string">
            <text:p>Musée Fougau</text:p>
          </table:table-cell>
          <table:table-cell office:value-type="string">
            <text:p>Montpellier Centre</text:p>
          </table:table-cell>
          <table:table-cell/>
          <table:table-cell office:value-type="string">
            <text:p>04 67 84 31 58</text:p>
          </table:table-cell>
          <table:table-cell table:number-columns-repeated="7"/>
          <table:table-cell office:value-type="string">
            <text:p>2</text:p>
          </table:table-cell>
          <table:table-cell/>
          <table:table-cell office:value-type="string">
            <text:p>Place Pétrarque</text:p>
          </table:table-cell>
          <table:table-cell/>
          <table:table-cell office:value-type="string">
            <text:p>Hôtel de Varenne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e musée privé, d'art et traditions populaires, est consacré à la vie quotidienne dans le Montpellier d'autrefois. &lt;/p&gt;&lt;p&gt;Ouvert le mercredi et jeudi de 15h à 18h&lt;/p&gt;</text:p>
          </table:table-cell>
          <table:table-cell/>
        </table:table-row>
        <table:table-row table:style-name="ro1">
          <table:table-cell office:value-type="float" office:value="1264">
            <text:p>1264</text:p>
          </table:table-cell>
          <table:table-cell office:value-type="string">
            <text:p>Hôpitaux</text:p>
          </table:table-cell>
          <table:table-cell office:value-type="string">
            <text:p>C.H.U Arnaud de Villeneuve</text:p>
          </table:table-cell>
          <table:table-cell office:value-type="string">
            <text:p>Hôpitaux - Facultés</text:p>
          </table:table-cell>
          <table:table-cell/>
          <table:table-cell office:value-type="string">
            <text:p><text:s/>04 67 33 67 33</text:p>
          </table:table-cell>
          <table:table-cell office:value-type="string">
            <text:p>04 67 33 61 25</text:p>
          </table:table-cell>
          <table:table-cell office:value-type="string">
            <text:p>webmaster@chu-montpellier.fr</text:p>
          </table:table-cell>
          <table:table-cell office:value-type="string">
            <text:p>www.chu-montpellier.fr</text:p>
          </table:table-cell>
          <table:table-cell/>
          <table:table-cell office:value-type="string">
            <text:p>39078</text:p>
          </table:table-cell>
          <table:table-cell office:value-type="string">
            <text:p>43.6321932526</text:p>
          </table:table-cell>
          <table:table-cell office:value-type="string">
            <text:p>3.84955626187</text:p>
          </table:table-cell>
          <table:table-cell office:value-type="string">
            <text:p>371</text:p>
          </table:table-cell>
          <table:table-cell/>
          <table:table-cell office:value-type="string">
            <text:p>avenue du Doyen Gaston Giraud</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 Arrêt : Lapeyronie</text:p>
          </table:table-cell>
          <table:table-cell table:number-columns-repeated="3"/>
        </table:table-row>
        <table:table-row table:style-name="ro1">
          <table:table-cell office:value-type="float" office:value="1265">
            <text:p>1265</text:p>
          </table:table-cell>
          <table:table-cell office:value-type="string">
            <text:p>Hôpitaux</text:p>
          </table:table-cell>
          <table:table-cell office:value-type="string">
            <text:p>C.H.U Gui de Chauliac</text:p>
          </table:table-cell>
          <table:table-cell office:value-type="string">
            <text:p>Hôpitaux - Facultés</text:p>
          </table:table-cell>
          <table:table-cell/>
          <table:table-cell office:value-type="string">
            <text:p><text:s/>04 67 33 67 33</text:p>
          </table:table-cell>
          <table:table-cell office:value-type="string">
            <text:p>04 67 33 76 23</text:p>
          </table:table-cell>
          <table:table-cell office:value-type="string">
            <text:p>webmaster@chu-montpellier.fr</text:p>
          </table:table-cell>
          <table:table-cell office:value-type="string">
            <text:p>www.chu-montpellier.fr/</text:p>
          </table:table-cell>
          <table:table-cell/>
          <table:table-cell office:value-type="string">
            <text:p>39080</text:p>
          </table:table-cell>
          <table:table-cell office:value-type="string">
            <text:p>43.6304741558</text:p>
          </table:table-cell>
          <table:table-cell office:value-type="string">
            <text:p>3.86229675980</text:p>
          </table:table-cell>
          <table:table-cell office:value-type="string">
            <text:p>80</text:p>
          </table:table-cell>
          <table:table-cell/>
          <table:table-cell office:value-type="string">
            <text:p>avenue Augustin Fliche</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N°1 / ARRET : Saint-Eloi ou Universités</text:p>
          </table:table-cell>
          <table:table-cell/>
          <table:table-cell office:value-type="string">
            <text:p>&lt;p&gt; &lt;/p&gt;</text:p>
          </table:table-cell>
          <table:table-cell/>
        </table:table-row>
        <table:table-row table:style-name="ro1">
          <table:table-cell office:value-type="float" office:value="1266">
            <text:p>1266</text:p>
          </table:table-cell>
          <table:table-cell office:value-type="string">
            <text:p>Hôpitaux</text:p>
          </table:table-cell>
          <table:table-cell office:value-type="string">
            <text:p>C.H.U la Colombière</text:p>
          </table:table-cell>
          <table:table-cell office:value-type="string">
            <text:p>Hôpitaux - Facultés</text:p>
          </table:table-cell>
          <table:table-cell/>
          <table:table-cell office:value-type="string">
            <text:p>04 67 33 67 33</text:p>
          </table:table-cell>
          <table:table-cell office:value-type="string">
            <text:p>04 67 33 98 88</text:p>
          </table:table-cell>
          <table:table-cell office:value-type="string">
            <text:p>webmaster@chu-montpellier.fr</text:p>
          </table:table-cell>
          <table:table-cell office:value-type="string">
            <text:p>www.chu-montpellier.fr/</text:p>
          </table:table-cell>
          <table:table-cell/>
          <table:table-cell office:value-type="string">
            <text:p>39079</text:p>
          </table:table-cell>
          <table:table-cell office:value-type="string">
            <text:p>43.6272457521</text:p>
          </table:table-cell>
          <table:table-cell office:value-type="string">
            <text:p>3.85599126165</text:p>
          </table:table-cell>
          <table:table-cell office:value-type="string">
            <text:p>39</text:p>
          </table:table-cell>
          <table:table-cell/>
          <table:table-cell office:value-type="string">
            <text:p>avenue Charles Flahault</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N°1 / ARRET : Universités</text:p>
          </table:table-cell>
          <table:table-cell table:number-columns-repeated="3"/>
        </table:table-row>
        <table:table-row table:style-name="ro3">
          <table:table-cell office:value-type="float" office:value="1267">
            <text:p>1267</text:p>
          </table:table-cell>
          <table:table-cell office:value-type="string">
            <text:p>Hôpitaux</text:p>
          </table:table-cell>
          <table:table-cell office:value-type="string">
            <text:p>C.H.U Bellevue</text:p>
          </table:table-cell>
          <table:table-cell office:value-type="string">
            <text:p>Les Cévennes</text:p>
          </table:table-cell>
          <table:table-cell/>
          <table:table-cell office:value-type="string">
            <text:p>04 67 33 67 33</text:p>
          </table:table-cell>
          <table:table-cell office:value-type="string">
            <text:p>04 67 33 67 70</text:p>
          </table:table-cell>
          <table:table-cell office:value-type="string">
            <text:p>webmaster@chu-montpellier.fr</text:p>
          </table:table-cell>
          <table:table-cell office:value-type="string">
            <text:p>www.chu-montpellier.fr/</text:p>
          </table:table-cell>
          <table:table-cell/>
          <table:table-cell office:value-type="string">
            <text:p>39070</text:p>
          </table:table-cell>
          <table:table-cell office:value-type="string">
            <text:p>43.6403430949</text:p>
          </table:table-cell>
          <table:table-cell office:value-type="string">
            <text:p>3.85947650688</text:p>
          </table:table-cell>
          <table:table-cell office:value-type="string">
            <text:p>1</text:p>
          </table:table-cell>
          <table:table-cell/>
          <table:table-cell office:value-type="string">
            <text:p>place Jean Baumel</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6"/>
          <table:table-cell office:value-type="string">
            <text:p><text:s/>N°6 / ARRET : Plan des 4 Seigneurs</text:p>
          </table:table-cell>
          <table:table-cell office:value-type="string">
            <text:p>Centre de soins pour personnes agée Bellevue</text:p>
            <text:p/>
            <text:p>Il reçoit, depuis 1973, des personnes âgées nécessitant des soins médicaux. Situé sur une colline de la banlieue nord de Montpellier et sur un terrain de cinq hectares très boisé, il est composé d'une unité de moyen séjour qui accueille des personnes âgées nécessitant une rééducation, une réautonomisation et d'une unité de long séjour pour les personnes âgées ayant perdu leur autonomie et dont l'état de santé nécessite une surveillance médicale constante.</text:p>
          </table:table-cell>
          <table:table-cell/>
        </table:table-row>
        <table:table-row table:style-name="ro2">
          <table:table-cell office:value-type="float" office:value="1268">
            <text:p>1268</text:p>
          </table:table-cell>
          <table:table-cell office:value-type="string">
            <text:p>Hôpitaux</text:p>
          </table:table-cell>
          <table:table-cell office:value-type="string">
            <text:p>Centre Antonin Balmès</text:p>
          </table:table-cell>
          <table:table-cell office:value-type="string">
            <text:p>Hôpitaux - Facultés</text:p>
          </table:table-cell>
          <table:table-cell/>
          <table:table-cell office:value-type="string">
            <text:p>04 67 33 67 33</text:p>
          </table:table-cell>
          <table:table-cell/>
          <table:table-cell office:value-type="string">
            <text:p>webmaster@chu-montpellier.fr</text:p>
          </table:table-cell>
          <table:table-cell office:value-type="string">
            <text:p>www.chu-montpellier.fr/</text:p>
          </table:table-cell>
          <table:table-cell table:number-columns-repeated="4"/>
          <table:table-cell office:value-type="string">
            <text:p>39</text:p>
          </table:table-cell>
          <table:table-cell/>
          <table:table-cell office:value-type="string">
            <text:p>avenue Charles Flahaut</text:p>
          </table:table-cell>
          <table:table-cell table:number-columns-repeated="2"/>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N°1 / ARRET : Universités ou Lapeyronie</text:p>
            <text:p/>
          </table:table-cell>
          <table:table-cell/>
          <table:table-cell office:value-type="string">
            <text:p>Inauguré en 1997, il se situe entre l'hôpital la Colombière et l'hôpital Lapeyronie, dans un cadre de verdure agréable. Ce centre accueille les personnes âgées en court, moyen et long séjours.</text:p>
          </table:table-cell>
          <table:table-cell/>
        </table:table-row>
        <table:table-row table:style-name="ro1">
          <table:table-cell office:value-type="float" office:value="1269">
            <text:p>1269</text:p>
          </table:table-cell>
          <table:table-cell office:value-type="string">
            <text:p>Cliniques</text:p>
          </table:table-cell>
          <table:table-cell office:value-type="string">
            <text:p>Clinique Beau Soleil</text:p>
          </table:table-cell>
          <table:table-cell office:value-type="string">
            <text:p>Montpellier Centre</text:p>
          </table:table-cell>
          <table:table-cell/>
          <table:table-cell office:value-type="string">
            <text:p>04 67 75 99 99</text:p>
          </table:table-cell>
          <table:table-cell office:value-type="string">
            <text:p>04 67 75 97 65</text:p>
          </table:table-cell>
          <table:table-cell/>
          <table:table-cell office:value-type="string">
            <text:p>www.languedoc-mutualite.fr/</text:p>
          </table:table-cell>
          <table:table-cell/>
          <table:table-cell office:value-type="string">
            <text:p>39069</text:p>
          </table:table-cell>
          <table:table-cell office:value-type="string">
            <text:p>43.6095737330</text:p>
          </table:table-cell>
          <table:table-cell office:value-type="string">
            <text:p>3.84989663807</text:p>
          </table:table-cell>
          <table:table-cell office:value-type="string">
            <text:p>119</text:p>
          </table:table-cell>
          <table:table-cell/>
          <table:table-cell office:value-type="string">
            <text:p>avenue de Lodèv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Accréditée par la Haute Autorité de santé (HAS, ex ANAES), la clinique Beau-soleil est la plus ancienne clinique mutualiste de France (création en Juin 1935) .&lt;br /&gt;Equipée d'une imagerie par résonance magnétique, elle participe au service public hospitalier.&lt;/p&gt;&lt;p&gt; A ce titre, elle assure toutes les obligations incombant au service public de santé : accueil des urgences et non discrimination dans l'accueil des malades. Le respect des tarifs conventionnés fixés par les organismes sociaux y est pratiqué. &lt;/p&gt;&lt;p&gt;La clinique Beau Soleil est un établissement pilote pour une politique d'assurance qualité dans la prise en charge de la douleur.&lt;/p&gt;&lt;p&gt;Service d'accueil continu des patients&lt;br /&gt;7 jours/7 - 24 heures/24&lt;br /&gt;Outre son unité d'hospitalisation (171 lits), la clinique beau soleil accueille sur son site un pavillon de consultation externe de spécialités, un centre d'imagerie médicale, et un centre de gastro-entérologie.&lt;/p&gt;</text:p>
          </table:table-cell>
          <table:table-cell/>
        </table:table-row>
        <table:table-row table:style-name="ro1">
          <table:table-cell office:value-type="float" office:value="1270">
            <text:p>1270</text:p>
          </table:table-cell>
          <table:table-cell office:value-type="string">
            <text:p>Cliniques</text:p>
          </table:table-cell>
          <table:table-cell office:value-type="string">
            <text:p>Clinique Clémentville</text:p>
          </table:table-cell>
          <table:table-cell office:value-type="string">
            <text:p>Montpellier Centre</text:p>
          </table:table-cell>
          <table:table-cell/>
          <table:table-cell office:value-type="string">
            <text:p>04 67 06 70 00</text:p>
          </table:table-cell>
          <table:table-cell office:value-type="string">
            <text:p>04 67 06 70 01</text:p>
          </table:table-cell>
          <table:table-cell/>
          <table:table-cell office:value-type="string">
            <text:p>www.clinique-clementville.fr</text:p>
          </table:table-cell>
          <table:table-cell/>
          <table:table-cell office:value-type="string">
            <text:p>39074</text:p>
          </table:table-cell>
          <table:table-cell office:value-type="string">
            <text:p>43.6128953017</text:p>
          </table:table-cell>
          <table:table-cell office:value-type="string">
            <text:p>3.85195384678</text:p>
          </table:table-cell>
          <table:table-cell office:value-type="string">
            <text:p>25</text:p>
          </table:table-cell>
          <table:table-cell/>
          <table:table-cell office:value-type="string">
            <text:p>rue</text:p>
          </table:table-cell>
          <table:table-cell office:value-type="string">
            <text:p>de Clémentville</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Connexion avec le tramway, ligne 16 au Château d'O <text:s/></text:p>
          </table:table-cell>
          <table:table-cell office:value-type="string">
            <text:p>Les lignes : 1, 6 et 16 desservent la Clinique Clémentville</text:p>
          </table:table-cell>
          <table:table-cell office:value-type="string">
            <text:p>&lt;p&gt;M&amp;#233;decine, chirurgie, maternit&amp;#233;.&lt;/p&gt; &lt;p&gt;(Groupe OC Sant&amp;#233;)&lt;/p&gt;</text:p>
          </table:table-cell>
          <table:table-cell office:value-type="string">
            <text:p>&lt;p&gt;&lt;strong&gt;Pr&amp;#233;cision acc&amp;#232;s :&lt;/strong&gt;&lt;/p&gt; &lt;p&gt;Depuis l&amp;#8217;autoroute A 9&lt;br&gt;Sortie Montpellier Sud &lt;br&gt;Arriv&amp;#233; au Rond-point des Pr&amp;#233;s d'Ar&amp;#232;nes, prendre la rue de l'Abrivado (direction Pr&amp;#233;s d'Ar&amp;#232;nes) &lt;br&gt;Continuer avenue des Pr&amp;#233;s d'Ar&amp;#232;nes, avenue de la Libert&amp;#233; et prendre &amp;#224; droite rue du Professeur Forgues &lt;br&gt;Prendre &amp;#224; droite avenue de Lod&amp;#232;ve, &amp;#224; gauche rue de Cl&amp;#233;mentville, &amp;#224; droite rue des Sureaux et &amp;#224; nouveau rue de Cl&amp;#233;mentville.&lt;/p&gt;</text:p>
          </table:table-cell>
        </table:table-row>
        <table:table-row table:style-name="ro1">
          <table:table-cell office:value-type="float" office:value="1271">
            <text:p>1271</text:p>
          </table:table-cell>
          <table:table-cell office:value-type="string">
            <text:p>Cliniques</text:p>
          </table:table-cell>
          <table:table-cell office:value-type="string">
            <text:p>Clinique du Parc</text:p>
          </table:table-cell>
          <table:table-cell table:number-columns-repeated="2"/>
          <table:table-cell office:value-type="string">
            <text:p>04 67 331 331</text:p>
          </table:table-cell>
          <table:table-cell table:number-columns-repeated="2"/>
          <table:table-cell office:value-type="string">
            <text:p>www.clinique-du-parc.net</text:p>
          </table:table-cell>
          <table:table-cell table:number-columns-repeated="4"/>
          <table:table-cell office:value-type="string">
            <text:p>50</text:p>
          </table:table-cell>
          <table:table-cell/>
          <table:table-cell office:value-type="string">
            <text:p>rue</text:p>
          </table:table-cell>
          <table:table-cell office:value-type="string">
            <text:p>Emile Combes</text:p>
          </table:table-cell>
          <table:table-cell/>
          <table:table-cell office:value-type="string">
            <text:p>34170</text:p>
          </table:table-cell>
          <table:table-cell office:value-type="string">
            <text:p>Castelnau le Lez</text:p>
          </table:table-cell>
          <table:table-cell table:number-columns-repeated="2"/>
          <table:table-cell office:value-type="float" office:value="0">
            <text:p>0</text:p>
          </table:table-cell>
          <table:table-cell table:number-columns-repeated="7"/>
          <table:table-cell office:value-type="string">
            <text:p>&lt;p&gt;M&amp;#233;decine, chirurgie,&amp;#160;r&amp;#233;animation, imagerie m&amp;#233;dicale&lt;/p&gt;</text:p>
          </table:table-cell>
          <table:table-cell/>
        </table:table-row>
        <table:table-row table:style-name="ro1">
          <table:table-cell office:value-type="float" office:value="1272">
            <text:p>1272</text:p>
          </table:table-cell>
          <table:table-cell office:value-type="string">
            <text:p>Cliniques</text:p>
          </table:table-cell>
          <table:table-cell office:value-type="string">
            <text:p>Clinique du Millénaire</text:p>
          </table:table-cell>
          <table:table-cell office:value-type="string">
            <text:p>Port Marianne</text:p>
          </table:table-cell>
          <table:table-cell office:value-type="string">
            <text:p>Millénaire</text:p>
          </table:table-cell>
          <table:table-cell office:value-type="string">
            <text:p>04 99 53 60 00</text:p>
          </table:table-cell>
          <table:table-cell table:number-columns-repeated="2"/>
          <table:table-cell office:value-type="string">
            <text:p>www.oc-sante.fr</text:p>
          </table:table-cell>
          <table:table-cell office:value-type="string">
            <text:p>La clinique dispose d’un vaste parking, réservé aux patients et aux visiteurs</text:p>
          </table:table-cell>
          <table:table-cell office:value-type="string">
            <text:p>40439</text:p>
          </table:table-cell>
          <table:table-cell office:value-type="string">
            <text:p>43.6013535766</text:p>
          </table:table-cell>
          <table:table-cell office:value-type="string">
            <text:p>3.91347432188</text:p>
          </table:table-cell>
          <table:table-cell office:value-type="string">
            <text:p>220</text:p>
          </table:table-cell>
          <table:table-cell/>
          <table:table-cell office:value-type="string">
            <text:p>boulevard</text:p>
          </table:table-cell>
          <table:table-cell office:value-type="string">
            <text:p>Pénélope</text:p>
          </table:table-cell>
          <table:table-cell office:value-type="string">
            <text:p>CS 59523</text:p>
          </table:table-cell>
          <table:table-cell office:value-type="string">
            <text:p>34960</text:p>
          </table:table-cell>
          <table:table-cell office:value-type="string">
            <text:p>Montpellier</text:p>
          </table:table-cell>
          <table:table-cell office:value-type="string">
            <text:p>2</text:p>
          </table:table-cell>
          <table:table-cell/>
          <table:table-cell office:value-type="float" office:value="0">
            <text:p>0</text:p>
          </table:table-cell>
          <table:table-cell table:number-columns-repeated="5"/>
          <table:table-cell office:value-type="string">
            <text:p>Tramway : Ligne n° 1, terminus Odysseum. </text:p>
          </table:table-cell>
          <table:table-cell office:value-type="string">
            <text:p>Bus : ligne 29, arrêt Odysseum et la ligne "La Ronde Extérieure Nord Montpellier"</text:p>
          </table:table-cell>
          <table:table-cell office:value-type="string">
            <text:p>&lt;p&gt;M&amp;#233;decine, chirurgie (Groupe OC Sant&amp;#233;)&lt;/p&gt; &lt;p&gt;La Clinique du Mill&amp;#233;naire a ouvert ses portes en 2003, &amp;#224; l&amp;#8217;entr&amp;#233;e Sud Est de Montpellier, &amp;#224; proximit&amp;#233; du quartier Odyss&amp;#233;um et &amp;#224; quelques minutes du centre ville.&lt;/p&gt;</text:p>
          </table:table-cell>
          <table:table-cell office:value-type="string">
            <text:p>&lt;p&gt;Pr&amp;#233;cisions acc&amp;#232;s :&lt;/p&gt; &lt;p&gt;Depuis l&amp;#8217;autoroute A 9 : Sortie 29 Monpellier Est, prendre la direction de Montpellier centre, puis suivre la direction Odysseum.&lt;br&gt;Depuis Montpellier centre : Suivre la direction de l&amp;#8217;a&amp;#233;roport, puis Odysseum&lt;/p&gt;</text:p>
          </table:table-cell>
        </table:table-row>
        <table:table-row table:style-name="ro1">
          <table:table-cell office:value-type="float" office:value="1273">
            <text:p>1273</text:p>
          </table:table-cell>
          <table:table-cell office:value-type="string">
            <text:p>Commerce artisanat</text:p>
          </table:table-cell>
          <table:table-cell office:value-type="string">
            <text:p>Chambre de Commerce et d'Industrie</text:p>
          </table:table-cell>
          <table:table-cell office:value-type="string">
            <text:p>Montpellier Centre</text:p>
          </table:table-cell>
          <table:table-cell/>
          <table:table-cell office:value-type="string">
            <text:p>04 99 51 54 00</text:p>
          </table:table-cell>
          <table:table-cell office:value-type="string">
            <text:p>04 89 06 99 48</text:p>
          </table:table-cell>
          <table:table-cell office:value-type="string">
            <text:p>accueilst-come@montpellier.cci.fr</text:p>
          </table:table-cell>
          <table:table-cell office:value-type="string">
            <text:p>www.montpellier.cci.fr</text:p>
          </table:table-cell>
          <table:table-cell/>
          <table:table-cell office:value-type="string">
            <text:p>39984</text:p>
          </table:table-cell>
          <table:table-cell office:value-type="string">
            <text:p>43.6080178768</text:p>
          </table:table-cell>
          <table:table-cell office:value-type="string">
            <text:p>3.87719205392</text:p>
          </table:table-cell>
          <table:table-cell office:value-type="string">
            <text:p>32</text:p>
          </table:table-cell>
          <table:table-cell/>
          <table:table-cell office:value-type="string">
            <text:p>Grand rue Jean Moulin</text:p>
          </table:table-cell>
          <table:table-cell/>
          <table:table-cell office:value-type="string">
            <text:p>Hôtel Saint-Côme</text:p>
          </table:table-cell>
          <table:table-cell office:value-type="string">
            <text:p>34944</text:p>
          </table:table-cell>
          <table:table-cell office:value-type="string">
            <text:p>Montpellier</text:p>
          </table:table-cell>
          <table:table-cell office:value-type="string">
            <text:p>Cedex 9</text:p>
          </table:table-cell>
          <table:table-cell/>
          <table:table-cell office:value-type="float" office:value="0">
            <text:p>0</text:p>
          </table:table-cell>
          <table:table-cell table:number-columns-repeated="7"/>
          <table:table-cell office:value-type="string">
            <text:p>&lt;p&gt; Horaires d'ouverture : de 8h30 à 17h30 sans interruption&lt;/p&gt;</text:p>
          </table:table-cell>
          <table:table-cell/>
        </table:table-row>
        <table:table-row table:style-name="ro1">
          <table:table-cell office:value-type="float" office:value="1274">
            <text:p>1274</text:p>
          </table:table-cell>
          <table:table-cell office:value-type="string">
            <text:p>Commerce artisanat</text:p>
          </table:table-cell>
          <table:table-cell office:value-type="string">
            <text:p>Chambre de métiers et de l'artisanat de l'Hérault</text:p>
          </table:table-cell>
          <table:table-cell office:value-type="string">
            <text:p>Montpellier Centre</text:p>
          </table:table-cell>
          <table:table-cell/>
          <table:table-cell office:value-type="string">
            <text:p>04 67 72 72 00</text:p>
          </table:table-cell>
          <table:table-cell office:value-type="string">
            <text:p>04 67 72 72 23</text:p>
          </table:table-cell>
          <table:table-cell office:value-type="string">
            <text:p>chambredemetiers@cm-herault.fr</text:p>
          </table:table-cell>
          <table:table-cell office:value-type="string">
            <text:p>www.cma-herault.fr/Accueil/</text:p>
          </table:table-cell>
          <table:table-cell/>
          <table:table-cell office:value-type="string">
            <text:p>70002400</text:p>
          </table:table-cell>
          <table:table-cell office:value-type="string">
            <text:p>43.6230826103</text:p>
          </table:table-cell>
          <table:table-cell office:value-type="string">
            <text:p>3.88951661289</text:p>
          </table:table-cell>
          <table:table-cell office:value-type="string">
            <text:p>44</text:p>
          </table:table-cell>
          <table:table-cell/>
          <table:table-cell office:value-type="string">
            <text:p>Avenue Saint-Lazare</text:p>
          </table:table-cell>
          <table:table-cell table:number-columns-repeated="2"/>
          <table:table-cell office:value-type="string">
            <text:p>34965</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77">
            <text:p>1277</text:p>
          </table:table-cell>
          <table:table-cell office:value-type="string">
            <text:p>Commerce artisanat</text:p>
          </table:table-cell>
          <table:table-cell office:value-type="string">
            <text:p>Capreb Hérault</text:p>
          </table:table-cell>
          <table:table-cell office:value-type="string">
            <text:p>Montpellier Centre</text:p>
          </table:table-cell>
          <table:table-cell/>
          <table:table-cell office:value-type="string">
            <text:p>04 99 77 22 80</text:p>
          </table:table-cell>
          <table:table-cell office:value-type="string">
            <text:p>04 99 77 22 89</text:p>
          </table:table-cell>
          <table:table-cell office:value-type="string">
            <text:p>accueil@capeb-herault.fr</text:p>
          </table:table-cell>
          <table:table-cell office:value-type="string">
            <text:p>www.capeb-herault.fr</text:p>
          </table:table-cell>
          <table:table-cell/>
          <table:table-cell office:value-type="string">
            <text:p>70002400</text:p>
          </table:table-cell>
          <table:table-cell office:value-type="string">
            <text:p>43.6230826103</text:p>
          </table:table-cell>
          <table:table-cell office:value-type="string">
            <text:p>3.88951661289</text:p>
          </table:table-cell>
          <table:table-cell office:value-type="string">
            <text:p>44</text:p>
          </table:table-cell>
          <table:table-cell/>
          <table:table-cell office:value-type="string">
            <text:p>avenue Saint Lazare</text:p>
          </table:table-cell>
          <table:table-cell table:number-columns-repeated="2"/>
          <table:table-cell office:value-type="string">
            <text:p>34965</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La CAPEB (Confédération de l’Artisanat et des Petites Entreprises du Bâtiment) est le syndicat patronal de l’artisanat du bâtiment.&lt;/p&gt;&lt;p&gt;Horaires d'ouverture : &lt;br /&gt;Tous les jours : de 8h30 à 12h30 et de 14h00 à 17h30 &lt;br /&gt;Le vendredi : de 8h30 à 12h30 et de 14h à 16h40&lt;/p&gt;</text:p>
          </table:table-cell>
          <table:table-cell/>
        </table:table-row>
        <table:table-row table:style-name="ro1">
          <table:table-cell office:value-type="float" office:value="1278">
            <text:p>1278</text:p>
          </table:table-cell>
          <table:table-cell office:value-type="string">
            <text:p>Cliniques</text:p>
          </table:table-cell>
          <table:table-cell office:value-type="string">
            <text:p>Clinique Fontfroide</text:p>
          </table:table-cell>
          <table:table-cell office:value-type="string">
            <text:p>Mosson</text:p>
          </table:table-cell>
          <table:table-cell/>
          <table:table-cell office:value-type="string">
            <text:p>04 67 61 79 79</text:p>
          </table:table-cell>
          <table:table-cell office:value-type="string">
            <text:p>04 67 61 78 56</text:p>
          </table:table-cell>
          <table:table-cell table:number-columns-repeated="2"/>
          <table:table-cell office:value-type="string">
            <text:p>Un parking visiteur est <text:s/>à votre disposition de 8h à 21h.</text:p>
          </table:table-cell>
          <table:table-cell office:value-type="string">
            <text:p>39076</text:p>
          </table:table-cell>
          <table:table-cell office:value-type="string">
            <text:p>43.6394236820</text:p>
          </table:table-cell>
          <table:table-cell office:value-type="string">
            <text:p>3.83112401422</text:p>
          </table:table-cell>
          <table:table-cell office:value-type="string">
            <text:p>1800</text:p>
          </table:table-cell>
          <table:table-cell/>
          <table:table-cell office:value-type="string">
            <text:p>rue</text:p>
          </table:table-cell>
          <table:table-cell office:value-type="string">
            <text:p>Saint Priest</text:p>
          </table:table-cell>
          <table:table-cell office:value-type="string">
            <text:p>Parc Euromédecine</text:p>
          </table:table-cell>
          <table:table-cell office:value-type="string">
            <text:p>34 097</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Ligne 1/ Station Euromédecine</text:p>
          </table:table-cell>
          <table:table-cell office:value-type="string">
            <text:p>Ligne 16/ arrêt Euromédecine</text:p>
          </table:table-cell>
          <table:table-cell office:value-type="string">
            <text:p>&lt;p&gt;La Clinique Fontfroide est un &amp;#233;tablissement moderne de r&amp;#233;&amp;#233;ducation et r&amp;#233;adaptation fonctionnelles, dot&amp;#233;e d&amp;#8217;un secteur de r&amp;#233;adaptation cardiaque et d'une unit&amp;#233; des &amp;#233;tats v&amp;#233;g&amp;#233;tatifs chroniques.&amp;#160;&amp;#160;&lt;/p&gt;</text:p>
          </table:table-cell>
          <table:table-cell/>
        </table:table-row>
        <table:table-row table:style-name="ro1">
          <table:table-cell office:value-type="float" office:value="1279">
            <text:p>1279</text:p>
          </table:table-cell>
          <table:table-cell office:value-type="string">
            <text:p>Cliniques</text:p>
          </table:table-cell>
          <table:table-cell office:value-type="string">
            <text:p>Clinique Saint Jean</text:p>
          </table:table-cell>
          <table:table-cell office:value-type="string">
            <text:p>Montpellier Centre</text:p>
          </table:table-cell>
          <table:table-cell/>
          <table:table-cell office:value-type="string">
            <text:p>08 26 30 20 66</text:p>
          </table:table-cell>
          <table:table-cell office:value-type="string">
            <text:p>04 67 61 20 01</text:p>
          </table:table-cell>
          <table:table-cell office:value-type="string">
            <text:p>sylvie.pennequin@polyclinique-stjean.com</text:p>
          </table:table-cell>
          <table:table-cell office:value-type="string">
            <text:p>www.medi-partenaires.fr/groupe/clinique_saint_jean/</text:p>
          </table:table-cell>
          <table:table-cell/>
          <table:table-cell office:value-type="string">
            <text:p>39091</text:p>
          </table:table-cell>
          <table:table-cell office:value-type="string">
            <text:p>43.6191128037</text:p>
          </table:table-cell>
          <table:table-cell office:value-type="string">
            <text:p>3.87162558494</text:p>
          </table:table-cell>
          <table:table-cell office:value-type="string">
            <text:p>36</text:p>
          </table:table-cell>
          <table:table-cell/>
          <table:table-cell office:value-type="string">
            <text:p>avenue</text:p>
          </table:table-cell>
          <table:table-cell office:value-type="string">
            <text:p>Bouisson-Bertrand</text:p>
          </table:table-cell>
          <table:table-cell/>
          <table:table-cell office:value-type="string">
            <text:p>34093</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5"/>
          <table:table-cell office:value-type="string">
            <text:p>station Albert 1er ou station Stade Philippidès Ligne 1</text:p>
          </table:table-cell>
          <table:table-cell/>
          <table:table-cell office:value-type="string">
            <text:p>&lt;p&gt;M&amp;#233;decine, chirurgie, radiologie&lt;/p&gt;</text:p>
          </table:table-cell>
          <table:table-cell office:value-type="string">
            <text:p>&lt;p&gt;En voiture :&lt;br&gt;Depuis l'Autoroute A9, sortie Montpellier Est, suivre l'indication Centre Historique puis Ganges.&lt;/p&gt; &lt;p&gt;Un parking est &amp;#224; votre disposition dans l'enceinte de la Polyclinique, il est possible de se garer dans les rues proches de la Polyclinique. L&amp;#8217;acc&amp;#232;s des personnes handicap&amp;#233;s se fait &amp;#224; c&amp;#244;t&amp;#233; des urgences o&amp;#249; la Polyclinique dispose d&amp;#8217;un ascenseur adapt&amp;#233;.&lt;/p&gt;</text:p>
          </table:table-cell>
        </table:table-row>
        <table:table-row table:style-name="ro2">
          <table:table-cell office:value-type="float" office:value="1280">
            <text:p>1280</text:p>
          </table:table-cell>
          <table:table-cell office:value-type="string">
            <text:p>Cliniques</text:p>
          </table:table-cell>
          <table:table-cell office:value-type="string">
            <text:p>Polyclinique Saint-Roch</text:p>
          </table:table-cell>
          <table:table-cell office:value-type="string">
            <text:p>Montpellier Centre</text:p>
          </table:table-cell>
          <table:table-cell/>
          <table:table-cell office:value-type="string">
            <text:p>04 67 61 88 88</text:p>
          </table:table-cell>
          <table:table-cell table:number-columns-repeated="2"/>
          <table:table-cell office:value-type="string">
            <text:p>www.oc-sante.fr/etablissement/presentation-116.html</text:p>
          </table:table-cell>
          <table:table-cell/>
          <table:table-cell office:value-type="string">
            <text:p>39075</text:p>
          </table:table-cell>
          <table:table-cell office:value-type="string">
            <text:p>43.6156247288</text:p>
          </table:table-cell>
          <table:table-cell office:value-type="string">
            <text:p>3.86859085301</text:p>
          </table:table-cell>
          <table:table-cell office:value-type="string">
            <text:p>43</text:p>
          </table:table-cell>
          <table:table-cell/>
          <table:table-cell office:value-type="string">
            <text:p>rue</text:p>
          </table:table-cell>
          <table:table-cell office:value-type="string">
            <text:p>du faubourg Saint-Jaumes</text:p>
          </table:table-cell>
          <table:table-cell/>
          <table:table-cell office:value-type="string">
            <text:p>34 967</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station Stade Philippidès</text:p>
          </table:table-cell>
          <table:table-cell office:value-type="string">
            <text:p>Ligne 7, arrêt Saint-Roch.</text:p>
            <text:p/>
          </table:table-cell>
          <table:table-cell office:value-type="string">
            <text:p>&lt;p&gt;M&amp;#233;decine, chirurgie, maternit&amp;#233; (groupe OC Sant&amp;#233;)&lt;/p&gt; &lt;p&gt;&amp;#160;&lt;/p&gt;</text:p>
          </table:table-cell>
          <table:table-cell/>
        </table:table-row>
        <table:table-row table:style-name="ro1">
          <table:table-cell office:value-type="float" office:value="1281">
            <text:p>1281</text:p>
          </table:table-cell>
          <table:table-cell office:value-type="string">
            <text:p>Hôpitaux</text:p>
          </table:table-cell>
          <table:table-cell office:value-type="string">
            <text:p>Centre Val d'Aurelle-Paul Lamarque</text:p>
          </table:table-cell>
          <table:table-cell table:number-columns-repeated="2"/>
          <table:table-cell office:value-type="string">
            <text:p>04 67 61 31 00</text:p>
          </table:table-cell>
          <table:table-cell table:number-columns-repeated="2"/>
          <table:table-cell office:value-type="string">
            <text:p>www.valdorel.fnclcc.fr/</text:p>
          </table:table-cell>
          <table:table-cell/>
          <table:table-cell office:value-type="string">
            <text:p>39073</text:p>
          </table:table-cell>
          <table:table-cell office:value-type="string">
            <text:p>43.6435108463</text:p>
          </table:table-cell>
          <table:table-cell office:value-type="string">
            <text:p>3.83794994554</text:p>
          </table:table-cell>
          <table:table-cell office:value-type="string">
            <text:p>208</text:p>
          </table:table-cell>
          <table:table-cell/>
          <table:table-cell office:value-type="string">
            <text:p>rue</text:p>
          </table:table-cell>
          <table:table-cell office:value-type="string">
            <text:p>des Apothicaires</text:p>
          </table:table-cell>
          <table:table-cell office:value-type="string">
            <text:p>parc Euromédecin</text:p>
          </table:table-cell>
          <table:table-cell office:value-type="string">
            <text:p>34298</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1, descendre à la station "Occitanie" </text:p>
          </table:table-cell>
          <table:table-cell office:value-type="string">
            <text:p>bus n° 16, direction "Euromédecine", descendre à l'arrêt "Antennes" pour Val d'Aurelle A ou arrêt "Val d'Aurelle" pour Val d'Aurelle B.</text:p>
          </table:table-cell>
          <table:table-cell office:value-type="string">
            <text:p>&lt;p&gt;Le centre Val d'Aurelle-Paul Lamarque est le Centre R&amp;#233;gional de Lutte contre le Cancer (CRLC) de la r&amp;#233;gion Languedoc-Roussillon.&lt;/p&gt; &lt;p&gt;L'&amp;#233;tablissement, situ&amp;#233; &amp;#224; Montpellier, est sp&amp;#233;cialis&amp;#233; dans le traitement du cancer, la recherche, l' enseignement et la pr&amp;#233;vention.&lt;/p&gt; &lt;p&gt;Pr&amp;#232;s de 750 professionnels oeuvrent quotidiennement pour proposer des soins de qualit&amp;#233;.&lt;/p&gt;</text:p>
          </table:table-cell>
          <table:table-cell office:value-type="string">
            <text:p>&lt;p&gt;&lt;strong&gt;Pr&amp;#233;cisions acc&amp;#232;s :&lt;/strong&gt;&lt;/p&gt; &lt;ul&gt; &lt;li&gt;Par le train :&lt;br&gt;Depuis la gare, tramway ligne T1, direction "Mosson", descendre &amp;#224; la station "Occitanie" &lt;/li&gt; &lt;/ul&gt; &lt;p&gt;Continuer par le bus n&amp;#176; 16. direction "Eurom&amp;#233;decin", descendre &amp;#224; l'arr&amp;#234;t "Antennes" pour Val d'Aurelle A ou arr&amp;#234;t "Val d'Aurelle" pour Val d'Aurelle B.&lt;/p&gt; &lt;ul&gt; &lt;li&gt;En voiture :&lt;br&gt;Par l' Ouest (Itin&amp;#233;raire) : A9&lt;br&gt;Emprunter la sortie n&amp;#176; 32 : Saint Jean de V&amp;#233;das, suivre la direction Montpellier-Mosson, puis Ganges, Parc Eurom&amp;#233;decine. &lt;/li&gt; &lt;li&gt;Par l' Est (Itin&amp;#233;raire) : A9&lt;br&gt;Emprunter la sortie n&amp;#176; 29 : Montpellier Est, suivre la direction Antigone, puis Millau, H&amp;#244;pitaux-Facult&amp;#233;s, Ganges, Parc Eurom&amp;#233;decine. &lt;/li&gt; &lt;li&gt;Par le Nord : De Millau ou de Mende A75 (Itin&amp;#233;raire) : Entrer dans Montpellier, suivre la direction Mosson-Grabels, puis Parc Eurom&amp;#233;decine &lt;br&gt;Venir de Ganges (Itin&amp;#233;raire) : Entrer dans Montpellier par la route de Ganges D986, prendre &amp;#224; droite direction Parc Eurom&amp;#233;decine&lt;/li&gt; &lt;/ul&gt;</text:p>
          </table:table-cell>
        </table:table-row>
        <table:table-row table:style-name="ro1">
          <table:table-cell office:value-type="float" office:value="1282">
            <text:p>1282</text:p>
          </table:table-cell>
          <table:table-cell office:value-type="string">
            <text:p>Propreté</text:p>
          </table:table-cell>
          <table:table-cell office:value-type="string">
            <text:p>Centre de tri Demeter</text:p>
          </table:table-cell>
          <table:table-cell table:number-columns-repeated="2"/>
          <table:table-cell office:value-type="string">
            <text:p>04 67 47 11 43</text:p>
          </table:table-cell>
          <table:table-cell table:number-columns-repeated="7"/>
          <table:table-cell office:value-type="string">
            <text:p>2543</text:p>
          </table:table-cell>
          <table:table-cell/>
          <table:table-cell office:value-type="string">
            <text:p>avenue de Maurin</text:p>
          </table:table-cell>
          <table:table-cell/>
          <table:table-cell office:value-type="string">
            <text:p>ZAC Garosud</text:p>
          </table:table-cell>
          <table:table-cell office:value-type="string">
            <text:p>34 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83">
            <text:p>1283</text:p>
          </table:table-cell>
          <table:table-cell office:value-type="string">
            <text:p>Centres de recherche</text:p>
          </table:table-cell>
          <table:table-cell office:value-type="string">
            <text:p>Cemagref</text:p>
          </table:table-cell>
          <table:table-cell office:value-type="string">
            <text:p>Hôpitaux - Facultés</text:p>
          </table:table-cell>
          <table:table-cell/>
          <table:table-cell office:value-type="string">
            <text:p>04 67 04 63 00</text:p>
          </table:table-cell>
          <table:table-cell office:value-type="string">
            <text:p>04 67 16 64 40</text:p>
          </table:table-cell>
          <table:table-cell/>
          <table:table-cell office:value-type="string">
            <text:p>www.cemagref.fr/le-cemagref/lorganisation/les-centres/montpellier</text:p>
          </table:table-cell>
          <table:table-cell/>
          <table:table-cell office:value-type="string">
            <text:p>TA73</text:p>
          </table:table-cell>
          <table:table-cell table:number-columns-repeated="2"/>
          <table:table-cell office:value-type="string">
            <text:p>361</text:p>
          </table:table-cell>
          <table:table-cell/>
          <table:table-cell office:value-type="string">
            <text:p>rue J.F. Breton</text:p>
          </table:table-cell>
          <table:table-cell/>
          <table:table-cell office:value-type="string">
            <text:p>B.P. 5095</text:p>
          </table:table-cell>
          <table:table-cell office:value-type="string">
            <text:p>34196</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Organisme public de recherche finalisée, le Cemagref a pour mission de répondre à des questions concrètes de société dans le domaine de la gestion durable des eaux et des territoires en produisant des connaissances nouvelles et des innovations techniques utiles aux gestionnaires, aux décideurs et aux entreprises.</text:p>
          </table:table-cell>
          <table:table-cell/>
        </table:table-row>
        <table:table-row table:style-name="ro1">
          <table:table-cell office:value-type="float" office:value="1284">
            <text:p>1284</text:p>
          </table:table-cell>
          <table:table-cell office:value-type="string">
            <text:p>Centres de recherche</text:p>
          </table:table-cell>
          <table:table-cell office:value-type="string">
            <text:p>Centre informatique national de l'enseignement supérieur (CINES)</text:p>
          </table:table-cell>
          <table:table-cell office:value-type="string">
            <text:p>Hôpitaux - Facultés</text:p>
          </table:table-cell>
          <table:table-cell/>
          <table:table-cell office:value-type="string">
            <text:p>04 67 14 14 14</text:p>
          </table:table-cell>
          <table:table-cell office:value-type="string">
            <text:p>04 67 52 37 63</text:p>
          </table:table-cell>
          <table:table-cell office:value-type="string">
            <text:p>svp@cines.fr</text:p>
          </table:table-cell>
          <table:table-cell office:value-type="string">
            <text:p>www.cines.fr</text:p>
          </table:table-cell>
          <table:table-cell/>
          <table:table-cell office:value-type="string">
            <text:p>40253</text:p>
          </table:table-cell>
          <table:table-cell office:value-type="string">
            <text:p>43.6361823648</text:p>
          </table:table-cell>
          <table:table-cell office:value-type="string">
            <text:p>3.84204477831</text:p>
          </table:table-cell>
          <table:table-cell office:value-type="string">
            <text:p>950</text:p>
          </table:table-cell>
          <table:table-cell/>
          <table:table-cell office:value-type="string">
            <text:p>rue de Saint Priest</text:p>
          </table:table-cell>
          <table:table-cell table:number-columns-repeated="2"/>
          <table:table-cell office:value-type="string">
            <text:p>34097</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Etablissement public national qui met à la disposition de la communauté scientifique de l’Enseignement Supérieur et de la Recherche publique, des moyens informatiques exceptionnels pour le calcul de haute performance et l’archivage (conservation à long terme) de documents électroniques.</text:p>
          </table:table-cell>
          <table:table-cell/>
        </table:table-row>
        <table:table-row table:style-name="ro1">
          <table:table-cell office:value-type="float" office:value="1285">
            <text:p>1285</text:p>
          </table:table-cell>
          <table:table-cell office:value-type="string">
            <text:p>Centres de recherche</text:p>
          </table:table-cell>
          <table:table-cell office:value-type="string">
            <text:p>Centre de coopération internationale en recherche agronomique pour le développement (CIRAD)</text:p>
          </table:table-cell>
          <table:table-cell office:value-type="string">
            <text:p>Hôpitaux - Facultés</text:p>
          </table:table-cell>
          <table:table-cell/>
          <table:table-cell office:value-type="string">
            <text:p>04 67 61 58 00</text:p>
          </table:table-cell>
          <table:table-cell office:value-type="string">
            <text:p>04 67 61 59 86</text:p>
          </table:table-cell>
          <table:table-cell/>
          <table:table-cell office:value-type="string">
            <text:p>www.cirad.fr</text:p>
          </table:table-cell>
          <table:table-cell table:number-columns-repeated="6"/>
          <table:table-cell office:value-type="string">
            <text:p>Avenue Agropolis</text:p>
          </table:table-cell>
          <table:table-cell table:number-columns-repeated="2"/>
          <table:table-cell office:value-type="string">
            <text:p>34398</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La mission du Cirad est de contribuer au développement rural des régions chaudes, par des recherches et des réalisations expérimentales, principalement dans les secteurs agricoles, forestiers et agroalimentaires. &lt;/p&gt;</text:p>
          </table:table-cell>
          <table:table-cell/>
        </table:table-row>
        <table:table-row table:style-name="ro1">
          <table:table-cell office:value-type="float" office:value="1287">
            <text:p>1287</text:p>
          </table:table-cell>
          <table:table-cell office:value-type="string">
            <text:p>Centres de recherche</text:p>
          </table:table-cell>
          <table:table-cell office:value-type="string">
            <text:p>Centre national de la recherche scientifique Languedoc-Roussillon (CNRS)</text:p>
          </table:table-cell>
          <table:table-cell office:value-type="string">
            <text:p>Hôpitaux - Facultés</text:p>
          </table:table-cell>
          <table:table-cell/>
          <table:table-cell office:value-type="string">
            <text:p>04 67 61 34 34</text:p>
          </table:table-cell>
          <table:table-cell office:value-type="string">
            <text:p>04 67 04 32 36</text:p>
          </table:table-cell>
          <table:table-cell/>
          <table:table-cell office:value-type="string">
            <text:p>www.dr13.cnrs.fr</text:p>
          </table:table-cell>
          <table:table-cell/>
          <table:table-cell office:value-type="string">
            <text:p>40026</text:p>
          </table:table-cell>
          <table:table-cell office:value-type="string">
            <text:p>43.6377536011</text:p>
          </table:table-cell>
          <table:table-cell office:value-type="string">
            <text:p>3.86458740008</text:p>
          </table:table-cell>
          <table:table-cell office:value-type="string">
            <text:p>1919</text:p>
          </table:table-cell>
          <table:table-cell/>
          <table:table-cell office:value-type="string">
            <text:p>route de Mende</text:p>
          </table:table-cell>
          <table:table-cell table:number-columns-repeated="2"/>
          <table:table-cell office:value-type="string">
            <text:p>342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Le CNRS est l’un des principaux acteurs de la recherche scientifique en région Languedoc-Roussillon. Il intervient dans tous les champs disciplinaires de la recherche. &lt;/p&gt;</text:p>
          </table:table-cell>
          <table:table-cell/>
        </table:table-row>
        <table:table-row table:style-name="ro1">
          <table:table-cell office:value-type="float" office:value="1288">
            <text:p>1288</text:p>
          </table:table-cell>
          <table:table-cell office:value-type="string">
            <text:p>Centres de recherche</text:p>
          </table:table-cell>
          <table:table-cell office:value-type="string">
            <text:p>Geospace Hérault</text:p>
          </table:table-cell>
          <table:table-cell office:value-type="string">
            <text:p>Hôpitaux - Facultés</text:p>
          </table:table-cell>
          <table:table-cell table:number-columns-repeated="4"/>
          <table:table-cell office:value-type="string">
            <text:p>www.geospace-online.com</text:p>
          </table:table-cell>
          <table:table-cell table:number-columns-repeated="4"/>
          <table:table-cell office:value-type="string">
            <text:p>163</text:p>
          </table:table-cell>
          <table:table-cell/>
          <table:table-cell office:value-type="string">
            <text:p>rue Auguste Broussonne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89">
            <text:p>1289</text:p>
          </table:table-cell>
          <table:table-cell office:value-type="string">
            <text:p>Centres de recherche</text:p>
          </table:table-cell>
          <table:table-cell office:value-type="string">
            <text:p>Institut agronomique méditerranéen de Montpellier (IAMM)</text:p>
          </table:table-cell>
          <table:table-cell office:value-type="string">
            <text:p>Hôpitaux - Facultés</text:p>
          </table:table-cell>
          <table:table-cell/>
          <table:table-cell office:value-type="string">
            <text:p>04 67 04 60 00</text:p>
          </table:table-cell>
          <table:table-cell office:value-type="string">
            <text:p>04 67 54 25 27</text:p>
          </table:table-cell>
          <table:table-cell office:value-type="string">
            <text:p>iamm@iamm.fr</text:p>
          </table:table-cell>
          <table:table-cell office:value-type="string">
            <text:p>www.iamm.fr</text:p>
          </table:table-cell>
          <table:table-cell table:number-columns-repeated="4"/>
          <table:table-cell office:value-type="string">
            <text:p>3191</text:p>
          </table:table-cell>
          <table:table-cell/>
          <table:table-cell office:value-type="string">
            <text:p>route de Mende</text:p>
          </table:table-cell>
          <table:table-cell table:number-columns-repeated="2"/>
          <table:table-cell office:value-type="string">
            <text:p>340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Institut agronomique méditerranéen de Montpellier participe activement à l'existence d'un système euroméditerranéen d'enseignement supérieur et de recherche.</text:p>
          </table:table-cell>
          <table:table-cell/>
        </table:table-row>
        <table:table-row table:style-name="ro1">
          <table:table-cell office:value-type="float" office:value="1290">
            <text:p>1290</text:p>
          </table:table-cell>
          <table:table-cell office:value-type="string">
            <text:p>Centres de recherche</text:p>
          </table:table-cell>
          <table:table-cell office:value-type="string">
            <text:p>Institut national de la recherche agronomique de Montpellier (INRA)</text:p>
          </table:table-cell>
          <table:table-cell office:value-type="string">
            <text:p>Hôpitaux - Facultés</text:p>
          </table:table-cell>
          <table:table-cell/>
          <table:table-cell office:value-type="string">
            <text:p>04 99 61 22 00</text:p>
          </table:table-cell>
          <table:table-cell office:value-type="string">
            <text:p>04 67 54 32 01</text:p>
          </table:table-cell>
          <table:table-cell/>
          <table:table-cell office:value-type="string">
            <text:p>www.montpellier.inra.fr</text:p>
          </table:table-cell>
          <table:table-cell/>
          <table:table-cell office:value-type="string">
            <text:p>70012700</text:p>
          </table:table-cell>
          <table:table-cell office:value-type="string">
            <text:p>43.6173288629</text:p>
          </table:table-cell>
          <table:table-cell office:value-type="string">
            <text:p>3.85702276106</text:p>
          </table:table-cell>
          <table:table-cell office:value-type="string">
            <text:p>2</text:p>
          </table:table-cell>
          <table:table-cell/>
          <table:table-cell office:value-type="string">
            <text:p>place Pierre Viala</text:p>
          </table:table-cell>
          <table:table-cell table:number-columns-repeated="2"/>
          <table:table-cell office:value-type="string">
            <text:p>34060</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L'Inra mène des recherches finalisées pour une alimentation adaptée, pour un environnement préservé et pour une agriculture compétitive et durable.&lt;/p&gt;</text:p>
          </table:table-cell>
          <table:table-cell/>
        </table:table-row>
        <table:table-row table:style-name="ro1">
          <table:table-cell office:value-type="float" office:value="1291">
            <text:p>1291</text:p>
          </table:table-cell>
          <table:table-cell office:value-type="string">
            <text:p>Centres de recherche</text:p>
          </table:table-cell>
          <table:table-cell office:value-type="string">
            <text:p>Institut national de la santé et de la recherche médicale (INSERM)</text:p>
          </table:table-cell>
          <table:table-cell office:value-type="string">
            <text:p>Hôpitaux - Facultés</text:p>
          </table:table-cell>
          <table:table-cell/>
          <table:table-cell office:value-type="string">
            <text:p>04 67 63 61 30</text:p>
          </table:table-cell>
          <table:table-cell office:value-type="string">
            <text:p>04 67 63 70 84</text:p>
          </table:table-cell>
          <table:table-cell/>
          <table:table-cell office:value-type="string">
            <text:p>www.languedoc-roussillon.inserm.fr</text:p>
          </table:table-cell>
          <table:table-cell/>
          <table:table-cell office:value-type="string">
            <text:p>70006700</text:p>
          </table:table-cell>
          <table:table-cell office:value-type="string">
            <text:p>43.6360972490</text:p>
          </table:table-cell>
          <table:table-cell office:value-type="string">
            <text:p>3.84574113155</text:p>
          </table:table-cell>
          <table:table-cell office:value-type="string">
            <text:p>60</text:p>
          </table:table-cell>
          <table:table-cell/>
          <table:table-cell office:value-type="string">
            <text:p>rue de Navacelles</text:p>
          </table:table-cell>
          <table:table-cell table:number-columns-repeated="2"/>
          <table:table-cell office:value-type="string">
            <text:p>34394</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L'Inserm est le seul organisme public français entièrement dédié à la recherche biologique, médicale et en santé des populations.&lt;/p&gt;</text:p>
          </table:table-cell>
          <table:table-cell/>
        </table:table-row>
        <table:table-row table:style-name="ro1">
          <table:table-cell office:value-type="float" office:value="1292">
            <text:p>1292</text:p>
          </table:table-cell>
          <table:table-cell office:value-type="string">
            <text:p>Centres de recherche</text:p>
          </table:table-cell>
          <table:table-cell office:value-type="string">
            <text:p>Institut de recherche pour le développement (IRD)</text:p>
          </table:table-cell>
          <table:table-cell office:value-type="string">
            <text:p>Hôpitaux - Facultés</text:p>
          </table:table-cell>
          <table:table-cell/>
          <table:table-cell office:value-type="string">
            <text:p>04 67 41 61 00</text:p>
          </table:table-cell>
          <table:table-cell office:value-type="string">
            <text:p>04 67 41 63 30</text:p>
          </table:table-cell>
          <table:table-cell/>
          <table:table-cell office:value-type="string">
            <text:p>www.mpl.ird.fr</text:p>
          </table:table-cell>
          <table:table-cell/>
          <table:table-cell office:value-type="string">
            <text:p>39645</text:p>
          </table:table-cell>
          <table:table-cell office:value-type="string">
            <text:p>43.6451942948</text:p>
          </table:table-cell>
          <table:table-cell office:value-type="string">
            <text:p>3.86747599572</text:p>
          </table:table-cell>
          <table:table-cell office:value-type="string">
            <text:p>911</text:p>
          </table:table-cell>
          <table:table-cell/>
          <table:table-cell office:value-type="string">
            <text:p>avenue Agropolis</text:p>
          </table:table-cell>
          <table:table-cell table:number-columns-repeated="2"/>
          <table:table-cell office:value-type="string">
            <text:p>34394</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L'IRD a pour mission de développer des projets scientifiques centrés sur les relations entre l'homme et son environnement dans la zone intertropicale.&lt;/p&gt;</text:p>
          </table:table-cell>
          <table:table-cell/>
        </table:table-row>
        <table:table-row table:style-name="ro1">
          <table:table-cell office:value-type="float" office:value="1293">
            <text:p>1293</text:p>
          </table:table-cell>
          <table:table-cell office:value-type="string">
            <text:p>Centres de recherche</text:p>
          </table:table-cell>
          <table:table-cell office:value-type="string">
            <text:p>Montpellier SupAgro</text:p>
          </table:table-cell>
          <table:table-cell office:value-type="string">
            <text:p>Port Marianne</text:p>
          </table:table-cell>
          <table:table-cell/>
          <table:table-cell office:value-type="string">
            <text:p>04 99 61 22 00</text:p>
          </table:table-cell>
          <table:table-cell office:value-type="string">
            <text:p>04 99 61 29 00</text:p>
          </table:table-cell>
          <table:table-cell office:value-type="string">
            <text:p>contact@supagro.inra.fr</text:p>
          </table:table-cell>
          <table:table-cell office:value-type="string">
            <text:p>www.supagro.fr/web/</text:p>
          </table:table-cell>
          <table:table-cell table:number-columns-repeated="4"/>
          <table:table-cell office:value-type="string">
            <text:p>2</text:p>
          </table:table-cell>
          <table:table-cell/>
          <table:table-cell office:value-type="string">
            <text:p>place Pierre Viala</text:p>
          </table:table-cell>
          <table:table-cell/>
          <table:table-cell office:value-type="string">
            <text:p>Site de La Gaillarde</text:p>
          </table:table-cell>
          <table:table-cell office:value-type="string">
            <text:p>34060</text:p>
          </table:table-cell>
          <table:table-cell office:value-type="string">
            <text:p>Montpellier</text:p>
          </table:table-cell>
          <table:table-cell office:value-type="string">
            <text:p>Cedex 01</text:p>
          </table:table-cell>
          <table:table-cell/>
          <table:table-cell office:value-type="float" office:value="0">
            <text:p>0</text:p>
          </table:table-cell>
          <table:table-cell table:number-columns-repeated="7"/>
          <table:table-cell office:value-type="string">
            <text:p>&lt;p&gt; Montpellier SupAgro est un établissement d'enseignement supérieur et de recherche spécialisé en sciences agronomiques.&lt;/p&gt;</text:p>
          </table:table-cell>
          <table:table-cell/>
        </table:table-row>
        <table:table-row table:style-name="ro1">
          <table:table-cell office:value-type="float" office:value="1294">
            <text:p>1294</text:p>
          </table:table-cell>
          <table:table-cell office:value-type="string">
            <text:p>Autres contacts utiles</text:p>
          </table:table-cell>
          <table:table-cell office:value-type="string">
            <text:p>Université Montpellier I - UFR de Droit</text:p>
          </table:table-cell>
          <table:table-cell office:value-type="string">
            <text:p>Montpellier Centre</text:p>
          </table:table-cell>
          <table:table-cell/>
          <table:table-cell office:value-type="string">
            <text:p>04 67 61 54 00</text:p>
          </table:table-cell>
          <table:table-cell office:value-type="string">
            <text:p>04 67 60 42 31</text:p>
          </table:table-cell>
          <table:table-cell office:value-type="string">
            <text:p>sra@univ-montp1.fr</text:p>
          </table:table-cell>
          <table:table-cell office:value-type="string">
            <text:p>www.univ-montp1.fr/l_universite/ufr_et_instituts/ufr_droit</text:p>
          </table:table-cell>
          <table:table-cell/>
          <table:table-cell office:value-type="string">
            <text:p>39166</text:p>
          </table:table-cell>
          <table:table-cell office:value-type="string">
            <text:p>43.6138559265</text:p>
          </table:table-cell>
          <table:table-cell office:value-type="string">
            <text:p>3.87688156616</text:p>
          </table:table-cell>
          <table:table-cell office:value-type="string">
            <text:p>39</text:p>
          </table:table-cell>
          <table:table-cell/>
          <table:table-cell office:value-type="string">
            <text:p>rue de l'Université</text:p>
          </table:table-cell>
          <table:table-cell table:number-columns-repeated="2"/>
          <table:table-cell office:value-type="string">
            <text:p>3406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95">
            <text:p>1295</text:p>
          </table:table-cell>
          <table:table-cell office:value-type="string">
            <text:p>Autres contacts utiles</text:p>
          </table:table-cell>
          <table:table-cell office:value-type="string">
            <text:p>Université Montpellier I - UFR de Médecine</text:p>
          </table:table-cell>
          <table:table-cell office:value-type="string">
            <text:p>Montpellier Centre</text:p>
          </table:table-cell>
          <table:table-cell/>
          <table:table-cell office:value-type="string">
            <text:p>04 67 60 10 00</text:p>
          </table:table-cell>
          <table:table-cell office:value-type="string">
            <text:p>04 67 66 17 57</text:p>
          </table:table-cell>
          <table:table-cell office:value-type="string">
            <text:p>agmed@univ-montp1.fr</text:p>
          </table:table-cell>
          <table:table-cell office:value-type="string">
            <text:p>www.univ-montp1.fr/l_universite/ufr_et_instituts/ufr_medecine</text:p>
          </table:table-cell>
          <table:table-cell/>
          <table:table-cell office:value-type="string">
            <text:p>39170</text:p>
          </table:table-cell>
          <table:table-cell office:value-type="string">
            <text:p>43.6132905519</text:p>
          </table:table-cell>
          <table:table-cell office:value-type="string">
            <text:p>3.87365096811</text:p>
          </table:table-cell>
          <table:table-cell office:value-type="string">
            <text:p>2</text:p>
          </table:table-cell>
          <table:table-cell/>
          <table:table-cell office:value-type="string">
            <text:p>rue Ecole de Médecine</text:p>
          </table:table-cell>
          <table:table-cell/>
          <table:table-cell office:value-type="string">
            <text:p>CS 59001</text:p>
          </table:table-cell>
          <table:table-cell office:value-type="string">
            <text:p>34060</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96">
            <text:p>1296</text:p>
          </table:table-cell>
          <table:table-cell office:value-type="string">
            <text:p>Autres contacts utiles</text:p>
          </table:table-cell>
          <table:table-cell office:value-type="string">
            <text:p>Université Montpellier I - UFR de Pharmacie</text:p>
          </table:table-cell>
          <table:table-cell office:value-type="string">
            <text:p>Montpellier Centre</text:p>
          </table:table-cell>
          <table:table-cell/>
          <table:table-cell table:number-columns-repeated="2" office:value-type="string">
            <text:p>04 67 54 80 00</text:p>
          </table:table-cell>
          <table:table-cell/>
          <table:table-cell office:value-type="string">
            <text:p>www.univ-montp1.fr/l_universite/ufr_et_instituts/ufr_pharmacie</text:p>
          </table:table-cell>
          <table:table-cell/>
          <table:table-cell office:value-type="string">
            <text:p>39174</text:p>
          </table:table-cell>
          <table:table-cell office:value-type="string">
            <text:p>43.6224837028</text:p>
          </table:table-cell>
          <table:table-cell office:value-type="string">
            <text:p>3.86199696507</text:p>
          </table:table-cell>
          <table:table-cell office:value-type="string">
            <text:p>15</text:p>
          </table:table-cell>
          <table:table-cell/>
          <table:table-cell office:value-type="string">
            <text:p>avenue Charles Flahault</text:p>
          </table:table-cell>
          <table:table-cell/>
          <table:table-cell office:value-type="string">
            <text:p>BP 14491</text:p>
          </table:table-cell>
          <table:table-cell office:value-type="string">
            <text:p>340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97">
            <text:p>1297</text:p>
          </table:table-cell>
          <table:table-cell office:value-type="string">
            <text:p>Autres contacts utiles</text:p>
          </table:table-cell>
          <table:table-cell office:value-type="string">
            <text:p>Université Montpellier I - <text:s/>UFR d'Odontologie</text:p>
          </table:table-cell>
          <table:table-cell office:value-type="string">
            <text:p>Hôpitaux - Facultés</text:p>
          </table:table-cell>
          <table:table-cell/>
          <table:table-cell office:value-type="string">
            <text:p>04 67 10 44 70</text:p>
          </table:table-cell>
          <table:table-cell office:value-type="string">
            <text:p>04 67 10 45 82</text:p>
          </table:table-cell>
          <table:table-cell table:number-columns-repeated="3"/>
          <table:table-cell office:value-type="string">
            <text:p>39226</text:p>
          </table:table-cell>
          <table:table-cell office:value-type="string">
            <text:p>43.6363560095</text:p>
          </table:table-cell>
          <table:table-cell office:value-type="string">
            <text:p>3.82341408939</text:p>
          </table:table-cell>
          <table:table-cell office:value-type="string">
            <text:p>545</text:p>
          </table:table-cell>
          <table:table-cell/>
          <table:table-cell office:value-type="string">
            <text:p>Av du Prof J.L. Viala</text:p>
          </table:table-cell>
          <table:table-cell table:number-columns-repeated="2"/>
          <table:table-cell office:value-type="string">
            <text:p>34 193</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9"/>
        </table:table-row>
        <table:table-row table:style-name="ro1">
          <table:table-cell office:value-type="float" office:value="1298">
            <text:p>1298</text:p>
          </table:table-cell>
          <table:table-cell office:value-type="string">
            <text:p>Autres contacts utiles</text:p>
          </table:table-cell>
          <table:table-cell office:value-type="string">
            <text:p>Université Montpellier I - UFR STAPS</text:p>
          </table:table-cell>
          <table:table-cell office:value-type="string">
            <text:p>Hôpitaux - Facultés</text:p>
          </table:table-cell>
          <table:table-cell/>
          <table:table-cell office:value-type="string">
            <text:p>04 67 41 57 00</text:p>
          </table:table-cell>
          <table:table-cell office:value-type="string">
            <text:p>04 67 41 57 08</text:p>
          </table:table-cell>
          <table:table-cell/>
          <table:table-cell office:value-type="string">
            <text:p>www.univ-montp1.fr/l_universite/ufr_et_instituts/ufr_staps</text:p>
          </table:table-cell>
          <table:table-cell/>
          <table:table-cell office:value-type="string">
            <text:p>38954</text:p>
          </table:table-cell>
          <table:table-cell office:value-type="string">
            <text:p>43.6407563202</text:p>
          </table:table-cell>
          <table:table-cell office:value-type="string">
            <text:p>3.85395838552</text:p>
          </table:table-cell>
          <table:table-cell office:value-type="string">
            <text:p>700</text:p>
          </table:table-cell>
          <table:table-cell/>
          <table:table-cell office:value-type="string">
            <text:p>av du Pic Saint-Loup</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299">
            <text:p>1299</text:p>
          </table:table-cell>
          <table:table-cell office:value-type="string">
            <text:p>Autres contacts utiles</text:p>
          </table:table-cell>
          <table:table-cell office:value-type="string">
            <text:p>Université Montpellier I - UFR AES</text:p>
          </table:table-cell>
          <table:table-cell office:value-type="string">
            <text:p>Port Marianne</text:p>
          </table:table-cell>
          <table:table-cell/>
          <table:table-cell office:value-type="string">
            <text:p>04 67 15 84 60</text:p>
          </table:table-cell>
          <table:table-cell table:number-columns-repeated="2"/>
          <table:table-cell office:value-type="string">
            <text:p>www.univ-montp1.fr/l_universite/ufr_et_instituts/ufr_aes</text:p>
          </table:table-cell>
          <table:table-cell/>
          <table:table-cell office:value-type="string">
            <text:p>TA94</text:p>
          </table:table-cell>
          <table:table-cell table:number-columns-repeated="4"/>
          <table:table-cell office:value-type="string">
            <text:p>Avenue de la Mer CS 59640</text:p>
          </table:table-cell>
          <table:table-cell/>
          <table:table-cell office:value-type="string">
            <text:p>Espace Richter</text:p>
          </table:table-cell>
          <table:table-cell office:value-type="string">
            <text:p>34960</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9"/>
        </table:table-row>
        <table:table-row table:style-name="ro1">
          <table:table-cell office:value-type="float" office:value="1300">
            <text:p>1300</text:p>
          </table:table-cell>
          <table:table-cell office:value-type="string">
            <text:p>Autres contacts utiles</text:p>
          </table:table-cell>
          <table:table-cell office:value-type="string">
            <text:p>Université Montpellier I - UFR Sciences Economiques</text:p>
          </table:table-cell>
          <table:table-cell office:value-type="string">
            <text:p>Port Marianne</text:p>
          </table:table-cell>
          <table:table-cell/>
          <table:table-cell office:value-type="string">
            <text:p>04 67 15 84 50</text:p>
          </table:table-cell>
          <table:table-cell office:value-type="string">
            <text:p>04 67 15 84 86</text:p>
          </table:table-cell>
          <table:table-cell/>
          <table:table-cell office:value-type="string">
            <text:p>www.univ-montp1.fr/l_universite/ufr_et_instituts/ufr_sciences_economiques</text:p>
          </table:table-cell>
          <table:table-cell/>
          <table:table-cell office:value-type="string">
            <text:p>TA95</text:p>
          </table:table-cell>
          <table:table-cell table:number-columns-repeated="4"/>
          <table:table-cell office:value-type="string">
            <text:p>Avenue de la Mer CS 79606</text:p>
          </table:table-cell>
          <table:table-cell table:number-columns-repeated="2"/>
          <table:table-cell office:value-type="string">
            <text:p>34960</text:p>
          </table:table-cell>
          <table:table-cell office:value-type="string">
            <text:p>Montpellier</text:p>
          </table:table-cell>
          <table:table-cell office:value-type="string">
            <text:p>Cedex 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1">
            <text:p>1301</text:p>
          </table:table-cell>
          <table:table-cell office:value-type="string">
            <text:p>Autres contacts utiles</text:p>
          </table:table-cell>
          <table:table-cell office:value-type="string">
            <text:p>Université Montpellier I - ISEM</text:p>
          </table:table-cell>
          <table:table-cell office:value-type="string">
            <text:p>Port Marianne</text:p>
          </table:table-cell>
          <table:table-cell/>
          <table:table-cell office:value-type="string">
            <text:p>04 99 13 02 00</text:p>
          </table:table-cell>
          <table:table-cell office:value-type="string">
            <text:p>04 99 13 02 10</text:p>
          </table:table-cell>
          <table:table-cell office:value-type="string">
            <text:p>isem@univ-montp1.fr</text:p>
          </table:table-cell>
          <table:table-cell office:value-type="string">
            <text:p>www.univ-montp1.fr/l_universite/ufr_et_instituts/isem_management</text:p>
          </table:table-cell>
          <table:table-cell table:number-columns-repeated="6"/>
          <table:table-cell office:value-type="string">
            <text:p>Rue Vendémiaire CS 19519</text:p>
          </table:table-cell>
          <table:table-cell/>
          <table:table-cell office:value-type="string">
            <text:p>Espace Richter Bât. B</text:p>
          </table:table-cell>
          <table:table-cell office:value-type="string">
            <text:p>34960</text:p>
          </table:table-cell>
          <table:table-cell office:value-type="string">
            <text:p>Montpellier</text:p>
          </table:table-cell>
          <table:table-cell office:value-type="string">
            <text:p>Cedex 0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2">
            <text:p>1302</text:p>
          </table:table-cell>
          <table:table-cell office:value-type="string">
            <text:p>Autres contacts utiles</text:p>
          </table:table-cell>
          <table:table-cell office:value-type="string">
            <text:p>Université Montpellier I - IPAG</text:p>
          </table:table-cell>
          <table:table-cell office:value-type="string">
            <text:p>Port Marianne</text:p>
          </table:table-cell>
          <table:table-cell/>
          <table:table-cell office:value-type="string">
            <text:p>04 67 15 85 46</text:p>
          </table:table-cell>
          <table:table-cell office:value-type="string">
            <text:p>04 67 15 85 47</text:p>
          </table:table-cell>
          <table:table-cell office:value-type="string">
            <text:p>ipag@univ-montp1.fr</text:p>
          </table:table-cell>
          <table:table-cell office:value-type="string">
            <text:p>www.univ-montp1.fr/l_universite/ufr_et_instituts/ipag</text:p>
          </table:table-cell>
          <table:table-cell table:number-columns-repeated="6"/>
          <table:table-cell office:value-type="string">
            <text:p>Rue Vendémiaire CS 19519</text:p>
          </table:table-cell>
          <table:table-cell/>
          <table:table-cell office:value-type="string">
            <text:p>Espace Richter <text:s/>Bât. B</text:p>
          </table:table-cell>
          <table:table-cell office:value-type="string">
            <text:p>34960</text:p>
          </table:table-cell>
          <table:table-cell office:value-type="string">
            <text:p>Montpellier</text:p>
          </table:table-cell>
          <table:table-cell office:value-type="string">
            <text:p>Cedex 02</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3">
            <text:p>1303</text:p>
          </table:table-cell>
          <table:table-cell office:value-type="string">
            <text:p>Ecoles privées sous contrat</text:p>
          </table:table-cell>
          <table:table-cell office:value-type="string">
            <text:p>Ecole Sainte Famille</text:p>
          </table:table-cell>
          <table:table-cell office:value-type="string">
            <text:p>Montpellier Centre</text:p>
          </table:table-cell>
          <table:table-cell/>
          <table:table-cell office:value-type="string">
            <text:p>04 67 92 81 75</text:p>
          </table:table-cell>
          <table:table-cell office:value-type="string">
            <text:p>04 67 58 60 44</text:p>
          </table:table-cell>
          <table:table-cell office:value-type="string">
            <text:p>stefamille.ecole-college@wanadoo.fr</text:p>
          </table:table-cell>
          <table:table-cell table:number-columns-repeated="5"/>
          <table:table-cell office:value-type="string">
            <text:p>10</text:p>
          </table:table-cell>
          <table:table-cell/>
          <table:table-cell office:value-type="string">
            <text:p>Place Roger Salengro</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04">
            <text:p>1304</text:p>
          </table:table-cell>
          <table:table-cell office:value-type="string">
            <text:p>Ecoles privées sous contrat</text:p>
          </table:table-cell>
          <table:table-cell office:value-type="string">
            <text:p>Ecole Les Joncquilles</text:p>
          </table:table-cell>
          <table:table-cell office:value-type="string">
            <text:p>Les Cévennes</text:p>
          </table:table-cell>
          <table:table-cell/>
          <table:table-cell office:value-type="string">
            <text:p>04 67 03 45 00</text:p>
          </table:table-cell>
          <table:table-cell office:value-type="string">
            <text:p>04 67 40 37 33</text:p>
          </table:table-cell>
          <table:table-cell office:value-type="string">
            <text:p>ethimmer@saintemarie34.org</text:p>
          </table:table-cell>
          <table:table-cell table:number-columns-repeated="5"/>
          <table:table-cell office:value-type="string">
            <text:p>rue Croix-de-Figuerolles</text:p>
          </table:table-cell>
          <table:table-cell/>
          <table:table-cell office:value-type="string">
            <text:p>255</text:p>
          </table:table-cell>
          <table:table-cell table:number-columns-repeated="2"/>
          <table:table-cell office:value-type="string">
            <text:p>34071</text:p>
          </table:table-cell>
          <table:table-cell office:value-type="string">
            <text:p>Montpellier</text:p>
          </table:table-cell>
          <table:table-cell office:value-type="string">
            <text:p>Cedex 3</text:p>
          </table:table-cell>
          <table:table-cell/>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5">
            <text:p>1305</text:p>
          </table:table-cell>
          <table:table-cell office:value-type="string">
            <text:p>Ecoles privées sous contrat</text:p>
          </table:table-cell>
          <table:table-cell office:value-type="string">
            <text:p>Ecole Notre Dame de Bonne Nouvelle</text:p>
          </table:table-cell>
          <table:table-cell office:value-type="string">
            <text:p>Montpellier Centre</text:p>
          </table:table-cell>
          <table:table-cell/>
          <table:table-cell office:value-type="string">
            <text:p>04 67 58 59 62</text:p>
          </table:table-cell>
          <table:table-cell office:value-type="string">
            <text:p>04 67 06 56 85</text:p>
          </table:table-cell>
          <table:table-cell office:value-type="string">
            <text:p>ecolebonnenouvelle@voila.fr</text:p>
          </table:table-cell>
          <table:table-cell table:number-columns-repeated="5"/>
          <table:table-cell office:value-type="string">
            <text:p>3</text:p>
          </table:table-cell>
          <table:table-cell/>
          <table:table-cell office:value-type="string">
            <text:p>rue Aristide Ollivie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06">
            <text:p>1306</text:p>
          </table:table-cell>
          <table:table-cell office:value-type="string">
            <text:p>Ecoles privées sous contrat</text:p>
          </table:table-cell>
          <table:table-cell office:value-type="string">
            <text:p>Ecole Saint-Jean Baptiste de la Salle</text:p>
          </table:table-cell>
          <table:table-cell office:value-type="string">
            <text:p>Montpellier Centre</text:p>
          </table:table-cell>
          <table:table-cell/>
          <table:table-cell office:value-type="string">
            <text:p>04 67 79 96 23</text:p>
          </table:table-cell>
          <table:table-cell office:value-type="string">
            <text:p>04 67 79 24 66</text:p>
          </table:table-cell>
          <table:table-cell office:value-type="string">
            <text:p>ecole.lasalle34@wanadoo.fr</text:p>
          </table:table-cell>
          <table:table-cell table:number-columns-repeated="5"/>
          <table:table-cell office:value-type="string">
            <text:p>84</text:p>
          </table:table-cell>
          <table:table-cell/>
          <table:table-cell office:value-type="string">
            <text:p>rue du Lunare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07">
            <text:p>1307</text:p>
          </table:table-cell>
          <table:table-cell office:value-type="string">
            <text:p>Ecoles privées sous contrat</text:p>
          </table:table-cell>
          <table:table-cell office:value-type="string">
            <text:p>Ecole Sainte Thérèse</text:p>
          </table:table-cell>
          <table:table-cell office:value-type="string">
            <text:p>Montpellier Centre</text:p>
          </table:table-cell>
          <table:table-cell/>
          <table:table-cell office:value-type="string">
            <text:p>04 67 63 14 05</text:p>
          </table:table-cell>
          <table:table-cell office:value-type="string">
            <text:p>04 67 41 99 47</text:p>
          </table:table-cell>
          <table:table-cell office:value-type="string">
            <text:p>admin.ste.therese@orange.fr</text:p>
          </table:table-cell>
          <table:table-cell table:number-columns-repeated="5"/>
          <table:table-cell office:value-type="string">
            <text:p>2</text:p>
          </table:table-cell>
          <table:table-cell/>
          <table:table-cell office:value-type="string">
            <text:p>rue Portalière-des-Masqu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08">
            <text:p>1308</text:p>
          </table:table-cell>
          <table:table-cell office:value-type="string">
            <text:p>Ecoles privées sous contrat</text:p>
          </table:table-cell>
          <table:table-cell office:value-type="string">
            <text:p>Ecole Saint-Charles</text:p>
          </table:table-cell>
          <table:table-cell office:value-type="string">
            <text:p>Montpellier Centre</text:p>
          </table:table-cell>
          <table:table-cell/>
          <table:table-cell office:value-type="string">
            <text:p>04 67 92 97 97</text:p>
          </table:table-cell>
          <table:table-cell office:value-type="string">
            <text:p>04 67 92 98 00</text:p>
          </table:table-cell>
          <table:table-cell office:value-type="string">
            <text:p>ecolesaintcharles.montpellier@orange.fr</text:p>
          </table:table-cell>
          <table:table-cell table:number-columns-repeated="5"/>
          <table:table-cell office:value-type="string">
            <text:p>22</text:p>
          </table:table-cell>
          <table:table-cell/>
          <table:table-cell office:value-type="string">
            <text:p>avenue Georges Clémenc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09">
            <text:p>1309</text:p>
          </table:table-cell>
          <table:table-cell office:value-type="string">
            <text:p>Ecoles privées sous contrat</text:p>
          </table:table-cell>
          <table:table-cell office:value-type="string">
            <text:p>Ecole Sainte-Geneviève</text:p>
          </table:table-cell>
          <table:table-cell office:value-type="string">
            <text:p>Hôpitaux - Facultés</text:p>
          </table:table-cell>
          <table:table-cell/>
          <table:table-cell office:value-type="string">
            <text:p>04 99 23 32 00</text:p>
          </table:table-cell>
          <table:table-cell office:value-type="string">
            <text:p>04 99 23 32 01</text:p>
          </table:table-cell>
          <table:table-cell office:value-type="string">
            <text:p>direction.stegenevieve@wanadoo.fr</text:p>
          </table:table-cell>
          <table:table-cell table:number-columns-repeated="5"/>
          <table:table-cell office:value-type="string">
            <text:p>1093</text:p>
          </table:table-cell>
          <table:table-cell/>
          <table:table-cell office:value-type="string">
            <text:p>avenue Louis-Rava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10">
            <text:p>1310</text:p>
          </table:table-cell>
          <table:table-cell office:value-type="string">
            <text:p>Ecoles privées sous contrat</text:p>
          </table:table-cell>
          <table:table-cell office:value-type="string">
            <text:p>Ecole Saint-François Régis</text:p>
          </table:table-cell>
          <table:table-cell office:value-type="string">
            <text:p>Montpellier Centre</text:p>
          </table:table-cell>
          <table:table-cell/>
          <table:table-cell office:value-type="string">
            <text:p>04 67 58 59 92</text:p>
          </table:table-cell>
          <table:table-cell office:value-type="string">
            <text:p>04 67 92 82 75</text:p>
          </table:table-cell>
          <table:table-cell office:value-type="string">
            <text:p>ecole.sfregis@wanadoo.fr</text:p>
          </table:table-cell>
          <table:table-cell table:number-columns-repeated="5"/>
          <table:table-cell office:value-type="string">
            <text:p>3</text:p>
          </table:table-cell>
          <table:table-cell/>
          <table:table-cell office:value-type="string">
            <text:p>rue de la Merci</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11">
            <text:p>1311</text:p>
          </table:table-cell>
          <table:table-cell office:value-type="string">
            <text:p>Parcs et jardins</text:p>
          </table:table-cell>
          <table:table-cell office:value-type="string">
            <text:p>Square <text:s/>de l'Intendance du Languedoc</text:p>
          </table:table-cell>
          <table:table-cell office:value-type="string">
            <text:p>Montpellier Centre</text:p>
          </table:table-cell>
          <table:table-cell table:number-columns-repeated="6"/>
          <table:table-cell office:value-type="string">
            <text:p>TA86</text:p>
          </table:table-cell>
          <table:table-cell table:number-columns-repeated="2"/>
          <table:table-cell office:value-type="string">
            <text:p>6,8</text:p>
          </table:table-cell>
          <table:table-cell/>
          <table:table-cell office:value-type="string">
            <text:p>rue d'Aigrefeu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Conçu dans l'esprit du Moyen-Age, ce jardin suscite la promenade comtemplative avec ses plantes médicinales et leurs saveurs aromatiques, c'est un lieu tranquille où l'apaisement est roi.&lt;/p&gt;</text:p>
          </table:table-cell>
          <table:table-cell/>
        </table:table-row>
        <table:table-row table:style-name="ro1">
          <table:table-cell office:value-type="float" office:value="1312">
            <text:p>1312</text:p>
          </table:table-cell>
          <table:table-cell office:value-type="string">
            <text:p>Parcs et jardins</text:p>
          </table:table-cell>
          <table:table-cell office:value-type="string">
            <text:p>Parc Emmanuel Roblès</text:p>
          </table:table-cell>
          <table:table-cell office:value-type="string">
            <text:p>Montpellier Centre</text:p>
          </table:table-cell>
          <table:table-cell table:number-columns-repeated="6"/>
          <table:table-cell office:value-type="string">
            <text:p>TA71</text:p>
          </table:table-cell>
          <table:table-cell table:number-columns-repeated="2"/>
          <table:table-cell office:value-type="string">
            <text:p>13</text:p>
          </table:table-cell>
          <table:table-cell/>
          <table:table-cell office:value-type="string">
            <text:p>rue de la Républiqu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D'une surface de  3 300 m2, ce parc désormais ouvert au public, est un véritable poumon dans le centre-ville de Montpellier. La réhabilitation de ce parc a consisté à mettre en valeur les formes végétales existantes, héritage d'une plantation datant du XIXé siècle.&lt;/p&gt;</text:p>
          </table:table-cell>
          <table:table-cell/>
        </table:table-row>
        <table:table-row table:style-name="ro1">
          <table:table-cell office:value-type="float" office:value="1313">
            <text:p>1313</text:p>
          </table:table-cell>
          <table:table-cell office:value-type="string">
            <text:p>Parcs et jardins</text:p>
          </table:table-cell>
          <table:table-cell office:value-type="string">
            <text:p>Square Renaudot</text:p>
          </table:table-cell>
          <table:table-cell office:value-type="string">
            <text:p>Montpellier Centre</text:p>
          </table:table-cell>
          <table:table-cell table:number-columns-repeated="11"/>
          <table:table-cell office:value-type="string">
            <text:p>Boulevard Pasteu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Ce square de ville, d'une superficie de 500 m2 est planté d'Ormes de Samarie et de plantes méditerranéennes.&lt;/p&gt;</text:p>
          </table:table-cell>
          <table:table-cell/>
        </table:table-row>
        <table:table-row table:style-name="ro1">
          <table:table-cell office:value-type="float" office:value="1314">
            <text:p>1314</text:p>
          </table:table-cell>
          <table:table-cell office:value-type="string">
            <text:p>Parcs et jardins</text:p>
          </table:table-cell>
          <table:table-cell office:value-type="string">
            <text:p>Square Louis Boffet</text:p>
          </table:table-cell>
          <table:table-cell office:value-type="string">
            <text:p>Montpellier Centre</text:p>
          </table:table-cell>
          <table:table-cell table:number-columns-repeated="6"/>
          <table:table-cell office:value-type="string">
            <text:p>TA90</text:p>
          </table:table-cell>
          <table:table-cell table:number-columns-repeated="4"/>
          <table:table-cell office:value-type="string">
            <text:p>Rue Lalleman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D'une surface de 650 m2 environ, il est accolé à l'annexe du Conservatoire National de Région. Il ouvre sur la rue Lallemand.&lt;p&gt; &lt;/p&gt;</text:p>
          </table:table-cell>
          <table:table-cell/>
        </table:table-row>
        <table:table-row table:style-name="ro1">
          <table:table-cell office:value-type="float" office:value="1315">
            <text:p>1315</text:p>
          </table:table-cell>
          <table:table-cell office:value-type="string">
            <text:p>Parcs et jardins</text:p>
          </table:table-cell>
          <table:table-cell office:value-type="string">
            <text:p>Les Jardins d'Alco</text:p>
          </table:table-cell>
          <table:table-cell office:value-type="string">
            <text:p>Les Cévennes</text:p>
          </table:table-cell>
          <table:table-cell table:number-columns-repeated="6"/>
          <table:table-cell office:value-type="string">
            <text:p>TA61</text:p>
          </table:table-cell>
          <table:table-cell table:number-columns-repeated="4"/>
          <table:table-cell office:value-type="string">
            <text:p>Rue d'Alco</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Il s'agit d'un joli parc ancien de presque 4 hectares avec bosquets à la française, dans l'enceinte du Conseil Général de l'Hérault.&lt;p&gt; &lt;/p&gt;</text:p>
          </table:table-cell>
          <table:table-cell/>
        </table:table-row>
        <table:table-row table:style-name="ro1">
          <table:table-cell office:value-type="float" office:value="1316">
            <text:p>1316</text:p>
          </table:table-cell>
          <table:table-cell office:value-type="string">
            <text:p>Parcs et jardins</text:p>
          </table:table-cell>
          <table:table-cell office:value-type="string">
            <text:p>Parc Bartolomé de Las Casas</text:p>
          </table:table-cell>
          <table:table-cell office:value-type="string">
            <text:p>Les Cévennes</text:p>
          </table:table-cell>
          <table:table-cell table:number-columns-repeated="6"/>
          <table:table-cell office:value-type="string">
            <text:p>TA64</text:p>
          </table:table-cell>
          <table:table-cell table:number-columns-repeated="4"/>
          <table:table-cell office:value-type="string">
            <text:p>Avenue Saint-Clément</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Inauguré en 2004, ce parc de 5000 m2, situé avenue Saint-Clément, est un espace de proximité qui offre des aménagements pour les tout-petits, les promeneurs...&lt;p&gt; &lt;/p&gt;</text:p>
          </table:table-cell>
          <table:table-cell/>
        </table:table-row>
        <table:table-row table:style-name="ro1">
          <table:table-cell office:value-type="float" office:value="1317">
            <text:p>1317</text:p>
          </table:table-cell>
          <table:table-cell office:value-type="string">
            <text:p>Parcs et jardins</text:p>
          </table:table-cell>
          <table:table-cell office:value-type="string">
            <text:p>Parc Font-Colombe</text:p>
          </table:table-cell>
          <table:table-cell office:value-type="string">
            <text:p>Les Cévennes</text:p>
          </table:table-cell>
          <table:table-cell table:number-columns-repeated="6"/>
          <table:table-cell office:value-type="string">
            <text:p>TA66</text:p>
          </table:table-cell>
          <table:table-cell table:number-columns-repeated="4"/>
          <table:table-cell office:value-type="string">
            <text:p>Rue du Château Bon</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Situé à l'extrémité sud du quartier des Cévennes, c'est un très beau jardin romantique du XIXé siècle.&lt;p&gt; &lt;/p&gt;</text:p>
          </table:table-cell>
          <table:table-cell/>
        </table:table-row>
        <table:table-row table:style-name="ro1">
          <table:table-cell office:value-type="float" office:value="1318">
            <text:p>1318</text:p>
          </table:table-cell>
          <table:table-cell office:value-type="string">
            <text:p>Parcs et jardins</text:p>
          </table:table-cell>
          <table:table-cell office:value-type="string">
            <text:p>Parc Bel Juel</text:p>
          </table:table-cell>
          <table:table-cell office:value-type="string">
            <text:p>Les Cévennes</text:p>
          </table:table-cell>
          <table:table-cell table:number-columns-repeated="11"/>
          <table:table-cell office:value-type="string">
            <text:p>Avenue des Moulin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 petit parc de 3 800 m2 est très arboré. Il offre une oasis de fraîcheur pour les chaudes  journées d'été. Une petite aire de jeux pour enfants complète le jardin.&lt;p&gt; &lt;/p&gt;</text:p>
          </table:table-cell>
          <table:table-cell/>
        </table:table-row>
        <table:table-row table:style-name="ro1">
          <table:table-cell office:value-type="float" office:value="1319">
            <text:p>1319</text:p>
          </table:table-cell>
          <table:table-cell office:value-type="string">
            <text:p>Parcs et jardins</text:p>
          </table:table-cell>
          <table:table-cell office:value-type="string">
            <text:p>Parc du Château d'O</text:p>
          </table:table-cell>
          <table:table-cell office:value-type="string">
            <text:p>Hôpitaux - Facultés</text:p>
          </table:table-cell>
          <table:table-cell table:number-columns-repeated="6"/>
          <table:table-cell office:value-type="string">
            <text:p>39146</text:p>
          </table:table-cell>
          <table:table-cell office:value-type="string">
            <text:p>43.6329439123</text:p>
          </table:table-cell>
          <table:table-cell office:value-type="string">
            <text:p>3.83913649513</text:p>
          </table:table-cell>
          <table:table-cell table:number-columns-repeated="2"/>
          <table:table-cell office:value-type="string">
            <text:p>Rond-point</text:p>
          </table:table-cell>
          <table:table-cell office:value-type="string">
            <text:p>Rond-point du Château d'O</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mp;#160;Propri&amp;#233;t&amp;#233; du Conseil G&amp;#233;n&amp;#233;ral de l'H&amp;#233;rault, ce parc de 8 hectares date du XIX&amp;#232; si&amp;#232;cle. Une partie du jardin est compos&amp;#233;e &amp;#224; la fran&amp;#231;aise. Il est &amp;#233;galement le th&amp;#233;&amp;#226;tre de nombreuses manifestations culturelles.&lt;/p&gt;</text:p>
          </table:table-cell>
          <table:table-cell/>
        </table:table-row>
        <table:table-row table:style-name="ro1">
          <table:table-cell office:value-type="float" office:value="1320">
            <text:p>1320</text:p>
          </table:table-cell>
          <table:table-cell office:value-type="string">
            <text:p>Parcs et jardins</text:p>
          </table:table-cell>
          <table:table-cell office:value-type="string">
            <text:p>Parc Dioscoride</text:p>
          </table:table-cell>
          <table:table-cell office:value-type="string">
            <text:p>Mosson</text:p>
          </table:table-cell>
          <table:table-cell table:number-columns-repeated="6"/>
          <table:table-cell office:value-type="string">
            <text:p>TA67</text:p>
          </table:table-cell>
          <table:table-cell table:number-columns-repeated="4"/>
          <table:table-cell office:value-type="string">
            <text:p>Esplanade de Celleneuve</text:p>
          </table:table-cell>
          <table:table-cell/>
          <table:table-cell office:value-type="string">
            <text:p>Allée de Paris</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Inauguré en 2004, ce parc situé près de l'Esplanade de Celleneuve d'une superficie de 6 500 m2 vient compléter l'offre des espaces vertss de proximité déjà existants. &lt;p&gt; &lt;/p&gt;</text:p>
          </table:table-cell>
          <table:table-cell/>
        </table:table-row>
        <table:table-row table:style-name="ro1">
          <table:table-cell office:value-type="float" office:value="1321">
            <text:p>1321</text:p>
          </table:table-cell>
          <table:table-cell office:value-type="string">
            <text:p>Parcs et jardins</text:p>
          </table:table-cell>
          <table:table-cell office:value-type="string">
            <text:p>Square Saint-Martin</text:p>
          </table:table-cell>
          <table:table-cell office:value-type="string">
            <text:p>Prés d'Arènes</text:p>
          </table:table-cell>
          <table:table-cell table:number-columns-repeated="11"/>
          <table:table-cell office:value-type="string">
            <text:p>Rue de la Chélia</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Cet ancien jardin de l'évêché a été aménagé en 2004. Au coeur du quartier, cet espace comprend notamment une aire de jeux.&lt;/p&gt;</text:p>
          </table:table-cell>
          <table:table-cell/>
        </table:table-row>
        <table:table-row table:style-name="ro1">
          <table:table-cell office:value-type="float" office:value="1322">
            <text:p>1322</text:p>
          </table:table-cell>
          <table:table-cell office:value-type="string">
            <text:p>Ecoles privées sous contrat</text:p>
          </table:table-cell>
          <table:table-cell office:value-type="string">
            <text:p>Ecole Sainte Emilie</text:p>
          </table:table-cell>
          <table:table-cell office:value-type="string">
            <text:p>Croix d'Argent</text:p>
          </table:table-cell>
          <table:table-cell/>
          <table:table-cell office:value-type="string">
            <text:p>04 67 42 43 13</text:p>
          </table:table-cell>
          <table:table-cell table:number-columns-repeated="7"/>
          <table:table-cell office:value-type="string">
            <text:p>4</text:p>
          </table:table-cell>
          <table:table-cell/>
          <table:table-cell office:value-type="string">
            <text:p>rue de la Croix Bonhomm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23">
            <text:p>1323</text:p>
          </table:table-cell>
          <table:table-cell office:value-type="string">
            <text:p>Ecoles privées sous contrat</text:p>
          </table:table-cell>
          <table:table-cell office:value-type="string">
            <text:p>Ecole Sainte-Odile</text:p>
          </table:table-cell>
          <table:table-cell office:value-type="string">
            <text:p>Hôpitaux - Facultés</text:p>
          </table:table-cell>
          <table:table-cell/>
          <table:table-cell office:value-type="string">
            <text:p>04 67 72 86 86</text:p>
          </table:table-cell>
          <table:table-cell office:value-type="string">
            <text:p>04 67 72 97 43</text:p>
          </table:table-cell>
          <table:table-cell/>
          <table:table-cell office:value-type="string">
            <text:p>www.ecole-sainte-odile.fr/</text:p>
          </table:table-cell>
          <table:table-cell table:number-columns-repeated="4"/>
          <table:table-cell office:value-type="string">
            <text:p>80</text:p>
          </table:table-cell>
          <table:table-cell/>
          <table:table-cell office:value-type="string">
            <text:p>rue du Pré aux Clercs</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24">
            <text:p>1324</text:p>
          </table:table-cell>
          <table:table-cell office:value-type="string">
            <text:p>Ecoles privées sous contrat</text:p>
          </table:table-cell>
          <table:table-cell office:value-type="string">
            <text:p>Ecole Les Anges Gardiens</text:p>
          </table:table-cell>
          <table:table-cell office:value-type="string">
            <text:p>Hôpitaux - Facultés</text:p>
          </table:table-cell>
          <table:table-cell/>
          <table:table-cell office:value-type="string">
            <text:p>04 67 10 87 09</text:p>
          </table:table-cell>
          <table:table-cell office:value-type="string">
            <text:p>04 99 77 02 30</text:p>
          </table:table-cell>
          <table:table-cell office:value-type="string">
            <text:p>ecoleangesgardiens@orange.fr</text:p>
          </table:table-cell>
          <table:table-cell table:number-columns-repeated="5"/>
          <table:table-cell office:value-type="string">
            <text:p>2958</text:p>
          </table:table-cell>
          <table:table-cell/>
          <table:table-cell office:value-type="string">
            <text:p>avenue des Moulin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25">
            <text:p>1325</text:p>
          </table:table-cell>
          <table:table-cell office:value-type="string">
            <text:p>Ecoles privées sous contrat</text:p>
          </table:table-cell>
          <table:table-cell office:value-type="string">
            <text:p>Ecole Saint-Joseph</text:p>
          </table:table-cell>
          <table:table-cell office:value-type="string">
            <text:p>Montpellier Centre</text:p>
          </table:table-cell>
          <table:table-cell/>
          <table:table-cell office:value-type="string">
            <text:p>04 67 60 56 51</text:p>
          </table:table-cell>
          <table:table-cell table:number-columns-repeated="7"/>
          <table:table-cell office:value-type="string">
            <text:p>7</text:p>
          </table:table-cell>
          <table:table-cell/>
          <table:table-cell office:value-type="string">
            <text:p>rue du Chapeau Roug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26">
            <text:p>1326</text:p>
          </table:table-cell>
          <table:table-cell office:value-type="string">
            <text:p>Ecoles privées sous contrat</text:p>
          </table:table-cell>
          <table:table-cell office:value-type="string">
            <text:p>Ecole Sainte Jeanne d'Arc</text:p>
          </table:table-cell>
          <table:table-cell office:value-type="string">
            <text:p>Montpellier Centre</text:p>
          </table:table-cell>
          <table:table-cell/>
          <table:table-cell office:value-type="string">
            <text:p>04 67 79 03 10</text:p>
          </table:table-cell>
          <table:table-cell table:number-columns-repeated="7"/>
          <table:table-cell office:value-type="string">
            <text:p>51</text:p>
          </table:table-cell>
          <table:table-cell/>
          <table:table-cell office:value-type="string">
            <text:p>boulevard Ernest Rena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27">
            <text:p>1327</text:p>
          </table:table-cell>
          <table:table-cell office:value-type="string">
            <text:p>Ecoles privées sous contrat</text:p>
          </table:table-cell>
          <table:table-cell office:value-type="string">
            <text:p>Ecole juive Beit Yossef</text:p>
          </table:table-cell>
          <table:table-cell office:value-type="string">
            <text:p>Port Marianne</text:p>
          </table:table-cell>
          <table:table-cell/>
          <table:table-cell office:value-type="string">
            <text:p>04 67 22 56 68</text:p>
          </table:table-cell>
          <table:table-cell table:number-columns-repeated="7"/>
          <table:table-cell office:value-type="string">
            <text:p>rue</text:p>
          </table:table-cell>
          <table:table-cell/>
          <table:table-cell office:value-type="string">
            <text:p>E. Villalonga</text:p>
          </table:table-cell>
          <table:table-cell/>
          <table:table-cell office:value-type="string">
            <text:p>ZAC Blaise Pascal</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29">
            <text:p>1329</text:p>
          </table:table-cell>
          <table:table-cell office:value-type="string">
            <text:p>Services municipaux</text:p>
          </table:table-cell>
          <table:table-cell office:value-type="string">
            <text:p>Service de l'Assemblée</text:p>
          </table:table-cell>
          <table:table-cell office:value-type="string">
            <text:p>Montpellier Centre</text:p>
          </table:table-cell>
          <table:table-cell/>
          <table:table-cell office:value-type="string">
            <text:p>04 67 34 87 22</text:p>
          </table:table-cell>
          <table:table-cell table:number-columns-repeated="3"/>
          <table:table-cell office:value-type="string">
            <text:p>Antigone</text:p>
          </table:table-cell>
          <table:table-cell table:number-columns-repeated="3"/>
          <table:table-cell office:value-type="string">
            <text:p>1</text:p>
          </table:table-cell>
          <table:table-cell/>
          <table:table-cell office:value-type="string">
            <text:p>place Francis Ponge</text:p>
          </table:table-cell>
          <table:table-cell table:number-columns-repeated="2"/>
          <table:table-cell office:value-type="string">
            <text:p>34064</text:p>
          </table:table-cell>
          <table:table-cell office:value-type="string">
            <text:p>Montpellier</text:p>
          </table:table-cell>
          <table:table-cell office:value-type="string">
            <text:p>Cedex 2</text:p>
          </table:table-cell>
          <table:table-cell/>
          <table:table-cell office:value-type="float" office:value="0">
            <text:p>0</text:p>
          </table:table-cell>
          <table:table-cell/>
          <table:table-cell office:value-type="string">
            <text:p>AUX_NORMES</text:p>
          </table:table-cell>
          <table:table-cell table:number-columns-repeated="3"/>
          <table:table-cell office:value-type="string">
            <text:p>ligne 1, station Hôtel de Ville</text:p>
          </table:table-cell>
          <table:table-cell/>
          <table:table-cell office:value-type="string">
            <text:p>&lt;ul&gt;&lt;li&gt;Consultation sur place des actes : &lt;br /&gt;Prendre rendez-vous par téléphone.&lt;br /&gt;Hôtel de Ville - 5&lt;sup&gt;ème&lt;/sup&gt; étage : se présenter auprès des hôtesses d'accueil&lt;/li&gt;&lt;/ul&gt;&lt;p&gt;&lt;a id="2735" href="#" typelien="LienInterne"&gt;&amp;gt;&amp;gt; Effectuer une demande en ligne de communication des actes&lt;/font /&gt;&lt;/a&gt;&lt;/p&gt;</text:p>
          </table:table-cell>
          <table:table-cell/>
        </table:table-row>
        <table:table-row table:style-name="ro1">
          <table:table-cell office:value-type="float" office:value="1330">
            <text:p>1330</text:p>
          </table:table-cell>
          <table:table-cell office:value-type="string">
            <text:p>Lieux d'accès multimédia</text:p>
          </table:table-cell>
          <table:table-cell office:value-type="string">
            <text:p>LAM Montpellier Alco - Association AETE</text:p>
          </table:table-cell>
          <table:table-cell office:value-type="string">
            <text:p>Les Cévennes</text:p>
          </table:table-cell>
          <table:table-cell/>
          <table:table-cell office:value-type="string">
            <text:p>04 67 10 80 77</text:p>
          </table:table-cell>
          <table:table-cell office:value-type="string">
            <text:p>04 67 10 87 93</text:p>
          </table:table-cell>
          <table:table-cell office:value-type="string">
            <text:p>aete.psd@wanadoo.fr</text:p>
          </table:table-cell>
          <table:table-cell office:value-type="string">
            <text:p>lam34.org/wakka.php?wiki=LamAete</text:p>
          </table:table-cell>
          <table:table-cell table:number-columns-repeated="4"/>
          <table:table-cell office:value-type="string">
            <text:p>710</text:p>
          </table:table-cell>
          <table:table-cell/>
          <table:table-cell office:value-type="string">
            <text:p>rue d'Alco</text:p>
          </table:table-cell>
          <table:table-cell/>
          <table:table-cell office:value-type="string">
            <text:p>Les bureaux de passy I - Bat A</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32">
            <text:p>1332</text:p>
          </table:table-cell>
          <table:table-cell office:value-type="string">
            <text:p>Lieux d'accès multimédia</text:p>
          </table:table-cell>
          <table:table-cell office:value-type="string">
            <text:p>LAM Hauts de Massane - Association UNIS'ONS</text:p>
          </table:table-cell>
          <table:table-cell office:value-type="string">
            <text:p>Mosson</text:p>
          </table:table-cell>
          <table:table-cell/>
          <table:table-cell office:value-type="string">
            <text:p>04 67 10 06 79</text:p>
          </table:table-cell>
          <table:table-cell office:value-type="string">
            <text:p>04 67 40 50 62</text:p>
          </table:table-cell>
          <table:table-cell office:value-type="string">
            <text:p>uni-sons@wanadoo.fr</text:p>
          </table:table-cell>
          <table:table-cell office:value-type="string">
            <text:p>lam34.org/wakka.php?wiki=LamUnisons</text:p>
          </table:table-cell>
          <table:table-cell table:number-columns-repeated="4"/>
          <table:table-cell office:value-type="string">
            <text:p>475</text:p>
          </table:table-cell>
          <table:table-cell/>
          <table:table-cell office:value-type="string">
            <text:p>avenue du Comté de Nice</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33">
            <text:p>1333</text:p>
          </table:table-cell>
          <table:table-cell office:value-type="string">
            <text:p>Lieux d'accès multimédia</text:p>
          </table:table-cell>
          <table:table-cell office:value-type="string">
            <text:p>LAM La Paillade - Association GFEN</text:p>
          </table:table-cell>
          <table:table-cell office:value-type="string">
            <text:p>Mosson</text:p>
          </table:table-cell>
          <table:table-cell/>
          <table:table-cell table:number-columns-repeated="2" office:value-type="string">
            <text:p>04 67 79 09 47</text:p>
          </table:table-cell>
          <table:table-cell office:value-type="string">
            <text:p>gfen.34@wanadoo.fr</text:p>
          </table:table-cell>
          <table:table-cell office:value-type="string">
            <text:p>lam34.org/wakka.php?wiki=LamGfen</text:p>
          </table:table-cell>
          <table:table-cell table:number-columns-repeated="4"/>
          <table:table-cell office:value-type="string">
            <text:p>314-320</text:p>
          </table:table-cell>
          <table:table-cell/>
          <table:table-cell office:value-type="string">
            <text:p>Le grand Mail</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34">
            <text:p>1334</text:p>
          </table:table-cell>
          <table:table-cell office:value-type="string">
            <text:p>Services municipaux</text:p>
          </table:table-cell>
          <table:table-cell office:value-type="string">
            <text:p>Espace Jacques 1er d'Aragon</text:p>
          </table:table-cell>
          <table:table-cell office:value-type="string">
            <text:p>Port Marianne</text:p>
          </table:table-cell>
          <table:table-cell office:value-type="string">
            <text:p>Richter</text:p>
          </table:table-cell>
          <table:table-cell office:value-type="string">
            <text:p>04 67 83 71 86</text:p>
          </table:table-cell>
          <table:table-cell table:number-columns-repeated="3"/>
          <table:table-cell office:value-type="string">
            <text:p>parking à proximité</text:p>
          </table:table-cell>
          <table:table-cell table:number-columns-repeated="3"/>
          <table:table-cell office:value-type="string">
            <text:p>117</text:p>
          </table:table-cell>
          <table:table-cell/>
          <table:table-cell office:value-type="string">
            <text:p>rue des Etats Généraux</text:p>
          </table:table-cell>
          <table:table-cell/>
          <table:table-cell office:value-type="string">
            <text:p>Richter</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TRAM 1 : arrêt Port Mariane</text:p>
          </table:table-cell>
          <table:table-cell/>
          <table:table-cell office:value-type="string">
            <text:p>&lt;p&gt; &lt;/p&gt;</text:p>
          </table:table-cell>
          <table:table-cell/>
        </table:table-row>
        <table:table-row table:style-name="ro1">
          <table:table-cell office:value-type="float" office:value="1335">
            <text:p>1335</text:p>
          </table:table-cell>
          <table:table-cell office:value-type="string">
            <text:p>Jardins d'enfants</text:p>
          </table:table-cell>
          <table:table-cell office:value-type="string">
            <text:p>Jardin d'enfants Sur les Ailes des Lutins (associatif)</text:p>
          </table:table-cell>
          <table:table-cell office:value-type="string">
            <text:p>Les Cévennes</text:p>
          </table:table-cell>
          <table:table-cell/>
          <table:table-cell office:value-type="string">
            <text:p>04 67 54 31 58</text:p>
          </table:table-cell>
          <table:table-cell table:number-columns-repeated="7"/>
          <table:table-cell office:value-type="string">
            <text:p>1</text:p>
          </table:table-cell>
          <table:table-cell/>
          <table:table-cell office:value-type="string">
            <text:p>rue de la Goélette</text:p>
          </table:table-cell>
          <table:table-cell/>
          <table:table-cell office:value-type="string">
            <text:p>Mas de Neu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36">
            <text:p>1336</text:p>
          </table:table-cell>
          <table:table-cell office:value-type="string">
            <text:p>Jardins partagés</text:p>
          </table:table-cell>
          <table:table-cell office:value-type="string">
            <text:p>Parc Clemenceau</text:p>
          </table:table-cell>
          <table:table-cell office:value-type="string">
            <text:p>Montpellier Centre</text:p>
          </table:table-cell>
          <table:table-cell/>
          <table:table-cell office:value-type="string">
            <text:p>04 67 58 71 96</text:p>
          </table:table-cell>
          <table:table-cell table:number-columns-repeated="4"/>
          <table:table-cell office:value-type="string">
            <text:p>TA65</text:p>
          </table:table-cell>
          <table:table-cell table:number-columns-repeated="2"/>
          <table:table-cell office:value-type="string">
            <text:p>22</text:p>
          </table:table-cell>
          <table:table-cell/>
          <table:table-cell office:value-type="string">
            <text:p>rue Georges Clemenceau</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Renseignements : &lt;a id="TPL_ANNUAIRE" href="#" typelien="LienTemplate" ancre="313"&gt;Maison pour tous Joseph Ricôme&lt;/a&gt;&lt;p&gt; &lt;/p&gt;</text:p>
          </table:table-cell>
          <table:table-cell/>
        </table:table-row>
        <table:table-row table:style-name="ro1">
          <table:table-cell office:value-type="float" office:value="1337">
            <text:p>1337</text:p>
          </table:table-cell>
          <table:table-cell office:value-type="string">
            <text:p>Jardins partagés</text:p>
          </table:table-cell>
          <table:table-cell office:value-type="string">
            <text:p>Parc de Bagatelle</text:p>
          </table:table-cell>
          <table:table-cell office:value-type="string">
            <text:p>Croix d'Argent</text:p>
          </table:table-cell>
          <table:table-cell/>
          <table:table-cell office:value-type="string">
            <text:p>04 67 42 52 85</text:p>
          </table:table-cell>
          <table:table-cell table:number-columns-repeated="4"/>
          <table:table-cell office:value-type="string">
            <text:p>00168000</text:p>
          </table:table-cell>
          <table:table-cell office:value-type="string">
            <text:p>43.5940079739</text:p>
          </table:table-cell>
          <table:table-cell office:value-type="string">
            <text:p>3.83915620221</text:p>
          </table:table-cell>
          <table:table-cell table:number-columns-repeated="2"/>
          <table:table-cell office:value-type="string">
            <text:p>Rue Rouget-de-Lis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Renseignements : &lt;a id="TPL_ANNUAIRE" href="#" typelien="LienTemplate" ancre="300"&gt;Maison pour tous Michel Colucci&lt;/a&gt;&lt;/p&gt;</text:p>
          </table:table-cell>
          <table:table-cell/>
        </table:table-row>
        <table:table-row table:style-name="ro1">
          <table:table-cell office:value-type="float" office:value="1338">
            <text:p>1338</text:p>
          </table:table-cell>
          <table:table-cell office:value-type="string">
            <text:p>Centres de loisirs associatifs</text:p>
          </table:table-cell>
          <table:table-cell office:value-type="string">
            <text:p>Centre de loisirs le Relais des Petits</text:p>
          </table:table-cell>
          <table:table-cell office:value-type="string">
            <text:p>Montpellier Centre</text:p>
          </table:table-cell>
          <table:table-cell/>
          <table:table-cell office:value-type="string">
            <text:p>06 15 14 91 28</text:p>
          </table:table-cell>
          <table:table-cell table:number-columns-repeated="7"/>
          <table:table-cell office:value-type="string">
            <text:p>21</text:p>
          </table:table-cell>
          <table:table-cell/>
          <table:table-cell office:value-type="string">
            <text:p>rue d'Aigrefeui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ccueille les enfants de 3 à 6 ans sans hébergement tous les mercredis et pendant les vacances scolaires de 8h30 à 18h (capacité d'accueil 32 enfants)&lt;/p&gt;</text:p>
          </table:table-cell>
          <table:table-cell/>
        </table:table-row>
        <table:table-row table:style-name="ro1">
          <table:table-cell office:value-type="float" office:value="1340">
            <text:p>1340</text:p>
          </table:table-cell>
          <table:table-cell office:value-type="string">
            <text:p>Crèches municipales</text:p>
          </table:table-cell>
          <table:table-cell office:value-type="string">
            <text:p>La Petite Sirène</text:p>
          </table:table-cell>
          <table:table-cell office:value-type="string">
            <text:p>Hôpitaux - Facultés</text:p>
          </table:table-cell>
          <table:table-cell/>
          <table:table-cell office:value-type="string">
            <text:p>04 67 10 48 00</text:p>
          </table:table-cell>
          <table:table-cell table:number-columns-repeated="7"/>
          <table:table-cell office:value-type="string">
            <text:p>115</text:p>
          </table:table-cell>
          <table:table-cell/>
          <table:table-cell office:value-type="string">
            <text:p>Avenue de Fès</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41">
            <text:p>1341</text:p>
          </table:table-cell>
          <table:table-cell office:value-type="string">
            <text:p>Métiers Petite Enfance</text:p>
          </table:table-cell>
          <table:table-cell office:value-type="string">
            <text:p>IFSI école d'infirmière de Montpellier</text:p>
          </table:table-cell>
          <table:table-cell office:value-type="string">
            <text:p>Croix d'Argent</text:p>
          </table:table-cell>
          <table:table-cell/>
          <table:table-cell office:value-type="string">
            <text:p>04 67 33 88 45</text:p>
          </table:table-cell>
          <table:table-cell office:value-type="string">
            <text:p>04 67 33 88 36</text:p>
          </table:table-cell>
          <table:table-cell office:value-type="string">
            <text:p>cfph-ifsi@chu-montpellier.fr</text:p>
          </table:table-cell>
          <table:table-cell table:number-columns-repeated="5"/>
          <table:table-cell office:value-type="string">
            <text:p>1146</text:p>
          </table:table-cell>
          <table:table-cell/>
          <table:table-cell office:value-type="string">
            <text:p>avenue </text:p>
          </table:table-cell>
          <table:table-cell office:value-type="string">
            <text:p>Père Soulas</text:p>
          </table:table-cell>
          <table:table-cell/>
          <table:table-cell office:value-type="string">
            <text:p>34295</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9"/>
        </table:table-row>
        <table:table-row table:style-name="ro1">
          <table:table-cell office:value-type="float" office:value="1342">
            <text:p>1342</text:p>
          </table:table-cell>
          <table:table-cell office:value-type="string">
            <text:p>Métiers Petite Enfance</text:p>
          </table:table-cell>
          <table:table-cell office:value-type="string">
            <text:p>IFSI école infirmière de Castelnau Le Lez</text:p>
          </table:table-cell>
          <table:table-cell table:number-columns-repeated="2"/>
          <table:table-cell office:value-type="string">
            <text:p>04 67 13 89 35</text:p>
          </table:table-cell>
          <table:table-cell office:value-type="string">
            <text:p>04 67 13 89 36</text:p>
          </table:table-cell>
          <table:table-cell office:value-type="string">
            <text:p>ifsi.doc@wanadoo.fr</text:p>
          </table:table-cell>
          <table:table-cell office:value-type="string">
            <text:p>education.118000.fr/v_castelnau-le-lez_34/c_social-et-paramedical-enseignement/e_ecole-d-infirmieres-de-l-hospitalisation-privee_0467138935_C0001293540</text:p>
          </table:table-cell>
          <table:table-cell table:number-columns-repeated="4"/>
          <table:table-cell office:value-type="string">
            <text:p>55</text:p>
          </table:table-cell>
          <table:table-cell/>
          <table:table-cell office:value-type="string">
            <text:p>avenue </text:p>
          </table:table-cell>
          <table:table-cell office:value-type="string">
            <text:p>Clément Ader</text:p>
          </table:table-cell>
          <table:table-cell/>
          <table:table-cell office:value-type="string">
            <text:p>34174</text:p>
          </table:table-cell>
          <table:table-cell office:value-type="string">
            <text:p>Castelnau le Lez</text:p>
          </table:table-cell>
          <table:table-cell table:number-columns-repeated="2"/>
          <table:table-cell office:value-type="float" office:value="0">
            <text:p>0</text:p>
          </table:table-cell>
          <table:table-cell table:number-columns-repeated="9"/>
        </table:table-row>
        <table:table-row table:style-name="ro1">
          <table:table-cell office:value-type="float" office:value="1343">
            <text:p>1343</text:p>
          </table:table-cell>
          <table:table-cell office:value-type="string">
            <text:p>Services municipaux</text:p>
          </table:table-cell>
          <table:table-cell office:value-type="string">
            <text:p>Direction de la démocratie de proximité et de la vie associative</text:p>
          </table:table-cell>
          <table:table-cell office:value-type="string">
            <text:p>Montpellier Centre</text:p>
          </table:table-cell>
          <table:table-cell/>
          <table:table-cell office:value-type="string">
            <text:p>04 67 34 88 00</text:p>
          </table:table-cell>
          <table:table-cell table:number-columns-repeated="4"/>
          <table:table-cell office:value-type="string">
            <text:p>1563</text:p>
          </table:table-cell>
          <table:table-cell office:value-type="string">
            <text:p>43.6051151283</text:p>
          </table:table-cell>
          <table:table-cell office:value-type="string">
            <text:p>3.87879915816</text:p>
          </table:table-cell>
          <table:table-cell office:value-type="string">
            <text:p>16</text:p>
          </table:table-cell>
          <table:table-cell/>
          <table:table-cell office:value-type="string">
            <text:p>rue de la République</text:p>
          </table:table-cell>
          <table:table-cell table:number-columns-repeated="2"/>
          <table:table-cell office:value-type="string">
            <text:p>34000</text:p>
          </table:table-cell>
          <table:table-cell office:value-type="string">
            <text:p>Montpellier</text:p>
          </table:table-cell>
          <table:table-cell/>
          <table:table-cell office:value-type="string">
            <text:p>PRATICABLE</text:p>
          </table:table-cell>
          <table:table-cell office:value-type="float" office:value="0">
            <text:p>0</text:p>
          </table:table-cell>
          <table:table-cell table:number-columns-repeated="2" office:value-type="string">
            <text:p>AUX_NORMES</text:p>
          </table:table-cell>
          <table:table-cell/>
          <table:table-cell office:value-type="string">
            <text:p>AUX_NORMES</text:p>
          </table:table-cell>
          <table:table-cell/>
          <table:table-cell office:value-type="string">
            <text:p>lignes 1 et 2, station Gare St Roch</text:p>
          </table:table-cell>
          <table:table-cell/>
          <table:table-cell office:value-type="string">
            <text:p>&lt;h5 align="left"&gt;Horaires &lt;/h5&gt;&lt;ul&gt;&lt;li&gt;&lt;p align="left"&gt;du lundi au vendredi, de 9h30 à 12h et de 14h à 17h30 &lt;/p&gt;&lt;/li&gt;&lt;/ul&gt;&lt;h5&gt;Contacts&lt;/h5&gt;&lt;ul&gt;&lt;li&gt;Patrick Vignal, &lt;br /&gt;adjoint au maire délégué à la démocratie de proximité &lt;br /&gt;Tél. 04 67 34 74 50&lt;/li&gt;&lt;/ul&gt;&lt;ul&gt;&lt;li&gt;Secrétariat permanent des conseils consultatifs de quartier&lt;br /&gt;Tél. 04 67 34 71 94&lt;/li&gt;&lt;/ul&gt;&lt;ul&gt;&lt;li&gt;Service des associations &lt;br /&gt;Tél. 04 67 34 71 36&lt;/li&gt;&lt;/ul&gt;</text:p>
          </table:table-cell>
          <table:table-cell/>
        </table:table-row>
        <table:table-row table:style-name="ro1">
          <table:table-cell office:value-type="float" office:value="1344">
            <text:p>1344</text:p>
          </table:table-cell>
          <table:table-cell office:value-type="string">
            <text:p>Crèches à horaires atypiques</text:p>
          </table:table-cell>
          <table:table-cell office:value-type="string">
            <text:p>Crèche Les jardins de flore</text:p>
          </table:table-cell>
          <table:table-cell office:value-type="string">
            <text:p>Montpellier Centre</text:p>
          </table:table-cell>
          <table:table-cell/>
          <table:table-cell office:value-type="string">
            <text:p>06 43 34 37 03</text:p>
          </table:table-cell>
          <table:table-cell table:number-columns-repeated="9"/>
          <table:table-cell office:value-type="string">
            <text:p>rue du Faubourg St-Jaume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45">
            <text:p>1345</text:p>
          </table:table-cell>
          <table:table-cell office:value-type="string">
            <text:p>Crèches à horaires atypiques</text:p>
          </table:table-cell>
          <table:table-cell office:value-type="string">
            <text:p>Crèche Ginkgo Biloba</text:p>
          </table:table-cell>
          <table:table-cell office:value-type="string">
            <text:p>Hôpitaux - Facultés</text:p>
          </table:table-cell>
          <table:table-cell/>
          <table:table-cell office:value-type="string">
            <text:p>04 67 63 72 22</text:p>
          </table:table-cell>
          <table:table-cell table:number-columns-repeated="7"/>
          <table:table-cell office:value-type="string">
            <text:p>2256</text:p>
          </table:table-cell>
          <table:table-cell/>
          <table:table-cell office:value-type="string">
            <text:p>Route de Mende</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46">
            <text:p>1346</text:p>
          </table:table-cell>
          <table:table-cell office:value-type="string">
            <text:p>Centres d'accueil</text:p>
          </table:table-cell>
          <table:table-cell office:value-type="string">
            <text:p>Service d'accueil familial d'urgence</text:p>
          </table:table-cell>
          <table:table-cell office:value-type="string">
            <text:p>Croix d'Argent</text:p>
          </table:table-cell>
          <table:table-cell table:number-columns-repeated="11"/>
          <table:table-cell office:value-type="string">
            <text:p>fdfd</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48">
            <text:p>1348</text:p>
          </table:table-cell>
          <table:table-cell office:value-type="string">
            <text:p>Crèches parentales et associatives</text:p>
          </table:table-cell>
          <table:table-cell office:value-type="string">
            <text:p>SARF du CHR</text:p>
          </table:table-cell>
          <table:table-cell office:value-type="string">
            <text:p>Hôpitaux - Facultés</text:p>
          </table:table-cell>
          <table:table-cell office:value-type="string">
            <text:p>Hôpitaux-Facultés</text:p>
          </table:table-cell>
          <table:table-cell office:value-type="string">
            <text:p>04 67 33 94 33</text:p>
          </table:table-cell>
          <table:table-cell table:number-columns-repeated="7"/>
          <table:table-cell office:value-type="string">
            <text:p>191</text:p>
          </table:table-cell>
          <table:table-cell/>
          <table:table-cell office:value-type="string">
            <text:p>Avenue Doyen Gaston Girau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49">
            <text:p>1349</text:p>
          </table:table-cell>
          <table:table-cell office:value-type="string">
            <text:p>Crèches à horaires atypiques</text:p>
          </table:table-cell>
          <table:table-cell office:value-type="string">
            <text:p>Les Lilas-Espace Famille</text:p>
          </table:table-cell>
          <table:table-cell table:number-columns-repeated="2" office:value-type="string">
            <text:p>Croix d'Argent</text:p>
          </table:table-cell>
          <table:table-cell office:value-type="string">
            <text:p>04 67 85 75 15</text:p>
          </table:table-cell>
          <table:table-cell table:number-columns-repeated="7"/>
          <table:table-cell office:value-type="string">
            <text:p>191</text:p>
          </table:table-cell>
          <table:table-cell/>
          <table:table-cell office:value-type="string">
            <text:p>Rue </text:p>
          </table:table-cell>
          <table:table-cell office:value-type="string">
            <text:p>Louis Arago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52">
            <text:p>1352</text:p>
          </table:table-cell>
          <table:table-cell office:value-type="string">
            <text:p>Autres multi-accueils</text:p>
          </table:table-cell>
          <table:table-cell office:value-type="string">
            <text:p>Le Relais des Lilas - Espace Famille</text:p>
          </table:table-cell>
          <table:table-cell table:number-columns-repeated="2" office:value-type="string">
            <text:p>Croix d'Argent</text:p>
          </table:table-cell>
          <table:table-cell office:value-type="string">
            <text:p>04 67 85 75 15</text:p>
          </table:table-cell>
          <table:table-cell table:number-columns-repeated="7"/>
          <table:table-cell office:value-type="string">
            <text:p>191</text:p>
          </table:table-cell>
          <table:table-cell/>
          <table:table-cell office:value-type="string">
            <text:p>rue Louis Ara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54">
            <text:p>1354</text:p>
          </table:table-cell>
          <table:table-cell office:value-type="string">
            <text:p>Autres multi-accueils</text:p>
          </table:table-cell>
          <table:table-cell office:value-type="string">
            <text:p>SARF du CHU</text:p>
          </table:table-cell>
          <table:table-cell office:value-type="string">
            <text:p>Hôpitaux - Facultés</text:p>
          </table:table-cell>
          <table:table-cell office:value-type="string">
            <text:p>Hôpitaux-Facultés</text:p>
          </table:table-cell>
          <table:table-cell office:value-type="string">
            <text:p>04 67 33 94 33</text:p>
          </table:table-cell>
          <table:table-cell table:number-columns-repeated="7"/>
          <table:table-cell office:value-type="string">
            <text:p>191</text:p>
          </table:table-cell>
          <table:table-cell/>
          <table:table-cell office:value-type="string">
            <text:p>Avenue du Doyen Gaston Girau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55">
            <text:p>1355</text:p>
          </table:table-cell>
          <table:table-cell office:value-type="string">
            <text:p>Crèches parentales et associatives</text:p>
          </table:table-cell>
          <table:table-cell office:value-type="string">
            <text:p>Les Lilas - Espace Famille</text:p>
          </table:table-cell>
          <table:table-cell table:number-columns-repeated="2" office:value-type="string">
            <text:p>Croix d'Argent</text:p>
          </table:table-cell>
          <table:table-cell office:value-type="string">
            <text:p>04 67 85 75 17</text:p>
          </table:table-cell>
          <table:table-cell table:number-columns-repeated="7"/>
          <table:table-cell office:value-type="string">
            <text:p>191</text:p>
          </table:table-cell>
          <table:table-cell/>
          <table:table-cell office:value-type="string">
            <text:p>rue Louis Ara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58">
            <text:p>1358</text:p>
          </table:table-cell>
          <table:table-cell office:value-type="string">
            <text:p>Quartiers</text:p>
          </table:table-cell>
          <table:table-cell office:value-type="string">
            <text:p>Quartier Antigone</text:p>
          </table:table-cell>
          <table:table-cell office:value-type="string">
            <text:p>Montpellier Centre</text:p>
          </table:table-cell>
          <table:table-cell office:value-type="string">
            <text:p>Antigone</text:p>
          </table:table-cell>
          <table:table-cell table:number-columns-repeated="10"/>
          <table:table-cell office:value-type="string">
            <text:p>divers</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59">
            <text:p>1359</text:p>
          </table:table-cell>
          <table:table-cell office:value-type="string">
            <text:p>Places</text:p>
          </table:table-cell>
          <table:table-cell office:value-type="string">
            <text:p>Place de la Comédie</text:p>
          </table:table-cell>
          <table:table-cell office:value-type="string">
            <text:p>Montpellier Centre</text:p>
          </table:table-cell>
          <table:table-cell office:value-type="string">
            <text:p>Centre historique</text:p>
          </table:table-cell>
          <table:table-cell table:number-columns-repeated="10"/>
          <table:table-cell office:value-type="string">
            <text:p>place de la Coméd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60">
            <text:p>1360</text:p>
          </table:table-cell>
          <table:table-cell office:value-type="string">
            <text:p>Quartiers</text:p>
          </table:table-cell>
          <table:table-cell office:value-type="string">
            <text:p>Divers lieux</text:p>
          </table:table-cell>
          <table:table-cell table:number-columns-repeated="12"/>
          <table:table-cell office:value-type="string">
            <text:p>divers</text:p>
          </table:table-cell>
          <table:table-cell office:value-type="string">
            <text:p>vo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61">
            <text:p>1361</text:p>
          </table:table-cell>
          <table:table-cell office:value-type="string">
            <text:p>Parcs et jardins</text:p>
          </table:table-cell>
          <table:table-cell office:value-type="string">
            <text:p>Domaine de Grammont</text:p>
          </table:table-cell>
          <table:table-cell office:value-type="string">
            <text:p>Port Marianne</text:p>
          </table:table-cell>
          <table:table-cell office:value-type="string">
            <text:p>Grammont</text:p>
          </table:table-cell>
          <table:table-cell table:number-columns-repeated="10"/>
          <table:table-cell office:value-type="string">
            <text:p>avenue Albert Einstein</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4">
          <table:table-cell office:value-type="float" office:value="1362">
            <text:p>1362</text:p>
          </table:table-cell>
          <table:table-cell office:value-type="string">
            <text:p>Parcs et jardins</text:p>
          </table:table-cell>
          <table:table-cell office:value-type="string">
            <text:p>Domaine d'O</text:p>
          </table:table-cell>
          <table:table-cell office:value-type="string">
            <text:p>Hôpitaux - Facultés</text:p>
          </table:table-cell>
          <table:table-cell/>
          <table:table-cell office:value-type="string">
            <text:p>0800200165</text:p>
          </table:table-cell>
          <table:table-cell table:number-columns-repeated="2"/>
          <table:table-cell office:value-type="string">
            <text:p>www.domaine-do-34.eu</text:p>
          </table:table-cell>
          <table:table-cell/>
          <table:table-cell office:value-type="string">
            <text:p>39146</text:p>
          </table:table-cell>
          <table:table-cell office:value-type="string">
            <text:p>43.6329439123</text:p>
          </table:table-cell>
          <table:table-cell office:value-type="string">
            <text:p>3.83913649513</text:p>
          </table:table-cell>
          <table:table-cell table:number-columns-repeated="2"/>
          <table:table-cell office:value-type="string">
            <text:p>Rond-point</text:p>
          </table:table-cell>
          <table:table-cell office:value-type="string">
            <text:p>du Château d’O</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4"/>
          <table:table-cell office:value-type="string">
            <text:p>Parking</text:p>
            <text:p>Accessible aux personnes handicapées.</text:p>
            <text:p/>
            <text:p/>
          </table:table-cell>
          <table:table-cell office:value-type="string">
            <text:p>Accès</text:p>
            <text:p>Tramway : ligne 1, arrêt Château d'Ô </text:p>
            <text:p/>
          </table:table-cell>
          <table:table-cell office:value-type="string">
            <text:p>bus n°7 et n°16 arrêt Château d’O</text:p>
          </table:table-cell>
          <table:table-cell office:value-type="string">
            <text:p>&lt;p&gt;Propri&amp;#233;t&amp;#233; du Conseil G&amp;#233;n&amp;#233;ral de l'H&amp;#233;rault, ce parc de 8 hectares date du XIX&amp;#232; si&amp;#232;cle. Une partie du jardin est compos&amp;#233;e &amp;#224; la fran&amp;#231;aise. Il est &amp;#233;galement le th&amp;#233;&amp;#226;tre de nombreuses manifestations culturelles.&lt;br&gt;&lt;br&gt;Acc&amp;#232;s au parc, au th&amp;#233;&amp;#226;tre et au ch&amp;#226;teau d'O&lt;br&gt;Rond point du Ch&amp;#226;teau d'O (par l'avenue des Moulins)&lt;/p&gt; &lt;p&gt;Acc&amp;#232;s &amp;#224; l'amphith&amp;#233;&amp;#226;tre d'O et aux chapiteaux&lt;/p&gt; &lt;p&gt;&amp;#160;&lt;/p&gt; &lt;p&gt;Folie d'O&lt;br&gt;Tr&amp;#232;s caract&amp;#233;ristique de ces r&amp;#233;sidences proches des villes o&amp;#249; les privil&amp;#233;gi&amp;#233;s donnaient des f&amp;#234;tes, cette "folie" du 18&amp;#232;me si&amp;#232;cle a &amp;#233;t&amp;#233; &amp;#233;difi&amp;#233;e entre 1743 et 1750, par l'architecte Montpelli&amp;#233;rain, Charles Gabriel Le Blanc.&lt;/p&gt; &lt;p&gt;L'int&amp;#233;r&amp;#234;t de ce domaine r&amp;#233;side essentiellement dans ses ext&amp;#233;rieurs, avec ses jardins qui abritent des esp&amp;#232;ces v&amp;#233;g&amp;#233;tales m&amp;#233;diterran&amp;#233;ennes et les sculptures qui encadrent le grand bassin.&lt;/p&gt; &lt;p&gt;Visites possibles uniquement lors des expositions&lt;/p&gt;</text:p>
          </table:table-cell>
          <table:table-cell office:value-type="string">
            <text:p>&lt;p&gt;Les horaires d'ouverture du parc sont :&lt;/p&gt; &lt;ul&gt; &lt;li&gt;en &amp;#233;t&amp;#233;, du mardi au dimanche de 9h &amp;#224; 19h;&lt;/li&gt; &lt;li&gt;en hiver, du mardi au dimanche de 9h &amp;#224; 17h30.&lt;/li&gt; &lt;/ul&gt;</text:p>
          </table:table-cell>
        </table:table-row>
        <table:table-row table:style-name="ro1">
          <table:table-cell office:value-type="float" office:value="1363">
            <text:p>1363</text:p>
          </table:table-cell>
          <table:table-cell office:value-type="string">
            <text:p>Galeries d'art</text:p>
          </table:table-cell>
          <table:table-cell office:value-type="string">
            <text:p>Galerie Bourrely</text:p>
          </table:table-cell>
          <table:table-cell office:value-type="string">
            <text:p>Montpellier Centre</text:p>
          </table:table-cell>
          <table:table-cell table:number-columns-repeated="9"/>
          <table:table-cell office:value-type="string">
            <text:p>16</text:p>
          </table:table-cell>
          <table:table-cell/>
          <table:table-cell office:value-type="string">
            <text:p>rue Bourrely</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Cette galerie abrite des expositions et des oeuvres contemporaines d'artistes d'aujourd'hui</text:p>
          </table:table-cell>
          <table:table-cell/>
        </table:table-row>
        <table:table-row table:style-name="ro1">
          <table:table-cell office:value-type="float" office:value="1364">
            <text:p>1364</text:p>
          </table:table-cell>
          <table:table-cell office:value-type="string">
            <text:p>Universités</text:p>
          </table:table-cell>
          <table:table-cell office:value-type="string">
            <text:p>Institut de botanique</text:p>
          </table:table-cell>
          <table:table-cell office:value-type="string">
            <text:p>Montpellier Centre</text:p>
          </table:table-cell>
          <table:table-cell office:value-type="string">
            <text:p>Centre historique</text:p>
          </table:table-cell>
          <table:table-cell table:number-columns-repeated="8"/>
          <table:table-cell office:value-type="string">
            <text:p>163</text:p>
          </table:table-cell>
          <table:table-cell/>
          <table:table-cell office:value-type="string">
            <text:p>Rue Auguste Broussonnet</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Propriété de l'Université Montpellier II, c'est à la fin du 19ème siècle (1889) que l''institut de Botanique de la Faculté de Sciences est construite derrière le jardin des plantes ...</text:p>
          </table:table-cell>
          <table:table-cell/>
        </table:table-row>
        <table:table-row table:style-name="ro1">
          <table:table-cell office:value-type="float" office:value="1365">
            <text:p>1365</text:p>
          </table:table-cell>
          <table:table-cell office:value-type="string">
            <text:p>Autres lieux</text:p>
          </table:table-cell>
          <table:table-cell office:value-type="string">
            <text:p>Institut Maïmonide Universitaire Euro-Méditerranéen</text:p>
          </table:table-cell>
          <table:table-cell office:value-type="string">
            <text:p>Montpellier Centre</text:p>
          </table:table-cell>
          <table:table-cell/>
          <table:table-cell office:value-type="string">
            <text:p>04 67 02 70 11</text:p>
          </table:table-cell>
          <table:table-cell/>
          <table:table-cell office:value-type="string">
            <text:p>institut.maimonide@cegetel.net</text:p>
          </table:table-cell>
          <table:table-cell office:value-type="string">
            <text:p>www.maimonide-institut.com/</text:p>
          </table:table-cell>
          <table:table-cell table:number-columns-repeated="4"/>
          <table:table-cell office:value-type="string">
            <text:p>1</text:p>
          </table:table-cell>
          <table:table-cell/>
          <table:table-cell office:value-type="string">
            <text:p>rue de la Barraleri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Ouverture et permanence du lundi au vendredi&lt;/p&gt;</text:p>
          </table:table-cell>
          <table:table-cell/>
        </table:table-row>
        <table:table-row table:style-name="ro1">
          <table:table-cell office:value-type="float" office:value="1366">
            <text:p>1366</text:p>
          </table:table-cell>
          <table:table-cell office:value-type="string">
            <text:p>Palais des sports</text:p>
          </table:table-cell>
          <table:table-cell office:value-type="string">
            <text:p>Palais universitaire des sports Veyrassi</text:p>
          </table:table-cell>
          <table:table-cell office:value-type="string">
            <text:p>Hôpitaux - Facultés</text:p>
          </table:table-cell>
          <table:table-cell table:number-columns-repeated="9"/>
          <table:table-cell office:value-type="string">
            <text:p>700</text:p>
          </table:table-cell>
          <table:table-cell/>
          <table:table-cell office:value-type="string">
            <text:p>avenue du Pic Saint Loup</text:p>
          </table:table-cell>
          <table:table-cell/>
          <table:table-cell office:value-type="string">
            <text:p>Près du Rond-Point de la Lyre</text:p>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arrêt Occitanie</text:p>
          </table:table-cell>
          <table:table-cell/>
          <table:table-cell office:value-type="string">
            <text:p>&lt;p&gt; &lt;/p&gt;</text:p>
          </table:table-cell>
          <table:table-cell/>
        </table:table-row>
        <table:table-row table:style-name="ro1">
          <table:table-cell office:value-type="float" office:value="1367">
            <text:p>1367</text:p>
          </table:table-cell>
          <table:table-cell office:value-type="string">
            <text:p>Places</text:p>
          </table:table-cell>
          <table:table-cell office:value-type="string">
            <text:p>Place Dionysos</text:p>
          </table:table-cell>
          <table:table-cell office:value-type="string">
            <text:p>Montpellier Centre</text:p>
          </table:table-cell>
          <table:table-cell office:value-type="string">
            <text:p>Antigone</text:p>
          </table:table-cell>
          <table:table-cell table:number-columns-repeated="10"/>
          <table:table-cell office:value-type="string">
            <text:p>place Dyonisos</text:p>
          </table:table-cell>
          <table:table-cell/>
          <table:table-cell office:value-type="string">
            <text:p>derrière la bibliothèque Emile Zola</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68">
            <text:p>1368</text:p>
          </table:table-cell>
          <table:table-cell office:value-type="string">
            <text:p>Places</text:p>
          </table:table-cell>
          <table:table-cell office:value-type="string">
            <text:p>Place Paul Bec</text:p>
          </table:table-cell>
          <table:table-cell office:value-type="string">
            <text:p>Montpellier Centre</text:p>
          </table:table-cell>
          <table:table-cell office:value-type="string">
            <text:p>Antigone</text:p>
          </table:table-cell>
          <table:table-cell table:number-columns-repeated="10"/>
          <table:table-cell office:value-type="string">
            <text:p>Place Paul Bec</text:p>
          </table:table-cell>
          <table:table-cell/>
          <table:table-cell office:value-type="string">
            <text:p>Les Echelles de la 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69">
            <text:p>1369</text:p>
          </table:table-cell>
          <table:table-cell office:value-type="string">
            <text:p>Places</text:p>
          </table:table-cell>
          <table:table-cell office:value-type="string">
            <text:p>Place Sainte Anne</text:p>
          </table:table-cell>
          <table:table-cell office:value-type="string">
            <text:p>Montpellier Centre</text:p>
          </table:table-cell>
          <table:table-cell office:value-type="string">
            <text:p>Centre historique</text:p>
          </table:table-cell>
          <table:table-cell table:number-columns-repeated="10"/>
          <table:table-cell office:value-type="string">
            <text:p>Place Sainte An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0">
            <text:p>1370</text:p>
          </table:table-cell>
          <table:table-cell office:value-type="string">
            <text:p>salles</text:p>
          </table:table-cell>
          <table:table-cell office:value-type="string">
            <text:p>Salle des Rencontres</text:p>
          </table:table-cell>
          <table:table-cell office:value-type="string">
            <text:p>Montpellier Centre</text:p>
          </table:table-cell>
          <table:table-cell table:number-columns-repeated="9"/>
          <table:table-cell office:value-type="string">
            <text:p>1</text:p>
          </table:table-cell>
          <table:table-cell/>
          <table:table-cell office:value-type="string">
            <text:p>place Francis Ponge</text:p>
          </table:table-cell>
          <table:table-cell/>
          <table:table-cell office:value-type="string">
            <text:p>Hôtel de Ville</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1">
            <text:p>1371</text:p>
          </table:table-cell>
          <table:table-cell office:value-type="string">
            <text:p>salles</text:p>
          </table:table-cell>
          <table:table-cell office:value-type="string">
            <text:p>Salle Fernand-Pelloutier</text:p>
          </table:table-cell>
          <table:table-cell office:value-type="string">
            <text:p>Montpellier Centre</text:p>
          </table:table-cell>
          <table:table-cell office:value-type="string">
            <text:p>Antigone</text:p>
          </table:table-cell>
          <table:table-cell table:number-columns-repeated="10"/>
          <table:table-cell office:value-type="string">
            <text:p>Maison des Syndicats</text:p>
          </table:table-cell>
          <table:table-cell/>
          <table:table-cell office:value-type="string">
            <text:p>Place Zeus</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2">
            <text:p>1372</text:p>
          </table:table-cell>
          <table:table-cell office:value-type="string">
            <text:p>salles</text:p>
          </table:table-cell>
          <table:table-cell office:value-type="string">
            <text:p>Salle Guillaume-de-Nogaret</text:p>
          </table:table-cell>
          <table:table-cell office:value-type="string">
            <text:p>Montpellier Centre</text:p>
          </table:table-cell>
          <table:table-cell office:value-type="string">
            <text:p>Les Arceaux</text:p>
          </table:table-cell>
          <table:table-cell table:number-columns-repeated="8"/>
          <table:table-cell office:value-type="string">
            <text:p>Espace Pitot</text:p>
          </table:table-cell>
          <table:table-cell/>
          <table:table-cell office:value-type="string">
            <text:p>Place du Professeur Mirouz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3">
            <text:p>1373</text:p>
          </table:table-cell>
          <table:table-cell office:value-type="string">
            <text:p>salles</text:p>
          </table:table-cell>
          <table:table-cell office:value-type="string">
            <text:p>Salle Pétrarque</text:p>
          </table:table-cell>
          <table:table-cell office:value-type="string">
            <text:p>Montpellier Centre</text:p>
          </table:table-cell>
          <table:table-cell table:number-columns-repeated="9"/>
          <table:table-cell office:value-type="string">
            <text:p>2</text:p>
          </table:table-cell>
          <table:table-cell/>
          <table:table-cell office:value-type="string">
            <text:p>place Pétrarqu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4">
            <text:p>1374</text:p>
          </table:table-cell>
          <table:table-cell office:value-type="string">
            <text:p>Autres lieux</text:p>
          </table:table-cell>
          <table:table-cell office:value-type="string">
            <text:p>Salle Polyvalente Espace Jacques 1er d'Aragon</text:p>
          </table:table-cell>
          <table:table-cell office:value-type="string">
            <text:p>Port Marianne</text:p>
          </table:table-cell>
          <table:table-cell office:value-type="string">
            <text:p>Richter</text:p>
          </table:table-cell>
          <table:table-cell office:value-type="string">
            <text:p>04 67 83 71 86</text:p>
          </table:table-cell>
          <table:table-cell table:number-columns-repeated="3"/>
          <table:table-cell office:value-type="string">
            <text:p>oui</text:p>
          </table:table-cell>
          <table:table-cell table:number-columns-repeated="3"/>
          <table:table-cell office:value-type="string">
            <text:p>117</text:p>
          </table:table-cell>
          <table:table-cell/>
          <table:table-cell office:value-type="string">
            <text:p>rue des Etats Généraux</text:p>
          </table:table-cell>
          <table:table-cell/>
          <table:table-cell office:value-type="string">
            <text:p>Richter</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Port Mariane</text:p>
          </table:table-cell>
          <table:table-cell table:number-columns-repeated="3"/>
        </table:table-row>
        <table:table-row table:style-name="ro1">
          <table:table-cell office:value-type="float" office:value="1375">
            <text:p>1375</text:p>
          </table:table-cell>
          <table:table-cell office:value-type="string">
            <text:p>salles</text:p>
          </table:table-cell>
          <table:table-cell office:value-type="string">
            <text:p><text:s/>Salle Louis Feuillade</text:p>
          </table:table-cell>
          <table:table-cell office:value-type="string">
            <text:p>Mosson</text:p>
          </table:table-cell>
          <table:table-cell/>
          <table:table-cell office:value-type="string">
            <text:p>04 99 77 00 99</text:p>
          </table:table-cell>
          <table:table-cell table:number-columns-repeated="7"/>
          <table:table-cell office:value-type="string">
            <text:p>410</text:p>
          </table:table-cell>
          <table:table-cell/>
          <table:table-cell office:value-type="string">
            <text:p>avenue de Barcelon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1 - arrêt Mosson</text:p>
          </table:table-cell>
          <table:table-cell/>
          <table:table-cell office:value-type="string">
            <text:p>&lt;p&gt;Salle Louis Feuillade&lt;br /&gt;Salle Municipale gérée par le Théâtre Jean Vilar, sur le quartier Mosson. Plus de 20.000 spectateurs chaque année. Essentiellement pour le programme des projections aux scolaires. Projections grand public pour les assos et la programmation du Festival du Cinéma Méditerranéen.&lt;br /&gt;Info : Grand Mail – 04 99 77 00 99&lt;/p&gt;&lt;p&gt;&amp;nbsp;&lt;/p&gt;</text:p>
          </table:table-cell>
          <table:table-cell/>
        </table:table-row>
        <table:table-row table:style-name="ro1">
          <table:table-cell office:value-type="float" office:value="1376">
            <text:p>1376</text:p>
          </table:table-cell>
          <table:table-cell office:value-type="string">
            <text:p>Autres lieux</text:p>
          </table:table-cell>
          <table:table-cell office:value-type="string">
            <text:p>Couvent des Ursulines</text:p>
          </table:table-cell>
          <table:table-cell office:value-type="string">
            <text:p>Montpellier Centre</text:p>
          </table:table-cell>
          <table:table-cell office:value-type="string">
            <text:p>Centre historique</text:p>
          </table:table-cell>
          <table:table-cell office:value-type="string">
            <text:p>04 67 60 83 60</text:p>
          </table:table-cell>
          <table:table-cell table:number-columns-repeated="7"/>
          <table:table-cell office:value-type="string">
            <text:p>18</text:p>
          </table:table-cell>
          <table:table-cell/>
          <table:table-cell office:value-type="string">
            <text:p>Rue Sainte Ursu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Une œuvre de l'architecte Jean Bonnassier&lt;br /&gt;En 1641, la congrégation des Ursulines fait réaliser son couvent par l'architecte Jean Bonnassier. A la Révolution, le couvent est transformé en prison pour femmes, puis devient pendant quelques années caserne.&lt;br /&gt;Menacé un temps de destruction, le bâtiment est acquis par la Ville dans les années 1980. Il accueille désormais le Centre chorégraphique national et les bureaux de Montpellier Danse.&lt;/p&gt;&lt;p&gt;De nombreux spectacles se déroulent dans sa cour, à l'occasion des festivals d'été. &lt;/p&gt;&lt;p&gt;La porte de la Blanquerie, toute proche, est l'une des anciennes portes médiévale de la Commune Clôture, réaménagée en porte d'apparat.  &lt;/p&gt;</text:p>
          </table:table-cell>
          <table:table-cell/>
        </table:table-row>
        <table:table-row table:style-name="ro1">
          <table:table-cell office:value-type="float" office:value="1377">
            <text:p>1377</text:p>
          </table:table-cell>
          <table:table-cell office:value-type="string">
            <text:p>Autres lieux</text:p>
          </table:table-cell>
          <table:table-cell office:value-type="string">
            <text:p>Kiosque Bosc</text:p>
          </table:table-cell>
          <table:table-cell office:value-type="string">
            <text:p>Montpellier Centre</text:p>
          </table:table-cell>
          <table:table-cell office:value-type="string">
            <text:p>Comédie</text:p>
          </table:table-cell>
          <table:table-cell table:number-columns-repeated="10"/>
          <table:table-cell office:value-type="string">
            <text:p>Esplanade Charles De Gaulle</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78">
            <text:p>1378</text:p>
          </table:table-cell>
          <table:table-cell office:value-type="string">
            <text:p>Autres multi-accueils</text:p>
          </table:table-cell>
          <table:table-cell office:value-type="string">
            <text:p>SARF du CHR</text:p>
          </table:table-cell>
          <table:table-cell office:value-type="string">
            <text:p>Hôpitaux - Facultés</text:p>
          </table:table-cell>
          <table:table-cell office:value-type="string">
            <text:p>Hôpitaux-Facultés</text:p>
          </table:table-cell>
          <table:table-cell office:value-type="string">
            <text:p>04 67 33 94 33</text:p>
          </table:table-cell>
          <table:table-cell table:number-columns-repeated="7"/>
          <table:table-cell office:value-type="string">
            <text:p>191</text:p>
          </table:table-cell>
          <table:table-cell/>
          <table:table-cell office:value-type="string">
            <text:p>Avenue Doyen Gaston Girau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79">
            <text:p>1379</text:p>
          </table:table-cell>
          <table:table-cell office:value-type="string">
            <text:p>Autres multi-accueils</text:p>
          </table:table-cell>
          <table:table-cell office:value-type="string">
            <text:p>Le Relais des Lilas</text:p>
          </table:table-cell>
          <table:table-cell table:number-columns-repeated="2" office:value-type="string">
            <text:p>Croix d'Argent</text:p>
          </table:table-cell>
          <table:table-cell office:value-type="string">
            <text:p>04 67 85 75 15</text:p>
          </table:table-cell>
          <table:table-cell table:number-columns-repeated="7"/>
          <table:table-cell office:value-type="string">
            <text:p>191</text:p>
          </table:table-cell>
          <table:table-cell/>
          <table:table-cell office:value-type="string">
            <text:p>Rue Louis Aragon</text:p>
          </table:table-cell>
          <table:table-cell table:number-columns-repeated="2"/>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80">
            <text:p>1380</text:p>
          </table:table-cell>
          <table:table-cell office:value-type="string">
            <text:p>Crèches à horaires atypiques</text:p>
          </table:table-cell>
          <table:table-cell office:value-type="string">
            <text:p>SARF DU CHR</text:p>
          </table:table-cell>
          <table:table-cell office:value-type="string">
            <text:p>Hôpitaux - Facultés</text:p>
          </table:table-cell>
          <table:table-cell office:value-type="string">
            <text:p>Hôpitaux-Facultés</text:p>
          </table:table-cell>
          <table:table-cell office:value-type="string">
            <text:p>04 67 33 94 33</text:p>
          </table:table-cell>
          <table:table-cell table:number-columns-repeated="7"/>
          <table:table-cell office:value-type="string">
            <text:p>191</text:p>
          </table:table-cell>
          <table:table-cell/>
          <table:table-cell office:value-type="string">
            <text:p>Avenue du Doyen Gaston GIRAUD</text:p>
          </table:table-cell>
          <table:table-cell table:number-columns-repeated="2"/>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text:p>
          </table:table-cell>
          <table:table-cell/>
        </table:table-row>
        <table:table-row table:style-name="ro1">
          <table:table-cell office:value-type="float" office:value="1381">
            <text:p>1381</text:p>
          </table:table-cell>
          <table:table-cell office:value-type="string">
            <text:p>Crèches à horaires atypiques</text:p>
          </table:table-cell>
          <table:table-cell office:value-type="string">
            <text:p>Le Relais des Lilas</text:p>
          </table:table-cell>
          <table:table-cell table:number-columns-repeated="2" office:value-type="string">
            <text:p>Croix d'Argent</text:p>
          </table:table-cell>
          <table:table-cell office:value-type="string">
            <text:p>04 67 85 75 17</text:p>
          </table:table-cell>
          <table:table-cell table:number-columns-repeated="7"/>
          <table:table-cell office:value-type="string">
            <text:p>191</text:p>
          </table:table-cell>
          <table:table-cell/>
          <table:table-cell office:value-type="string">
            <text:p>Rue </text:p>
          </table:table-cell>
          <table:table-cell office:value-type="string">
            <text:p>Louis Aragon</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82">
            <text:p>1382</text:p>
          </table:table-cell>
          <table:table-cell office:value-type="string">
            <text:p>Crèches à horaires atypiques</text:p>
          </table:table-cell>
          <table:table-cell office:value-type="string">
            <text:p>Les Petits Chaperons Rouges</text:p>
          </table:table-cell>
          <table:table-cell office:value-type="string">
            <text:p>Hôpitaux - Facultés</text:p>
          </table:table-cell>
          <table:table-cell office:value-type="string">
            <text:p>Hôpitaux-Facultés</text:p>
          </table:table-cell>
          <table:table-cell office:value-type="string">
            <text:p>04 67 03 03 56</text:p>
          </table:table-cell>
          <table:table-cell table:number-columns-repeated="7"/>
          <table:table-cell office:value-type="string">
            <text:p>1722</text:p>
          </table:table-cell>
          <table:table-cell/>
          <table:table-cell office:value-type="string">
            <text:p>Rue Malbosc</text:p>
          </table:table-cell>
          <table:table-cell table:number-columns-repeated="2"/>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83">
            <text:p>1383</text:p>
          </table:table-cell>
          <table:table-cell office:value-type="string">
            <text:p>Crèches à horaires atypiques</text:p>
          </table:table-cell>
          <table:table-cell office:value-type="string">
            <text:p>Les Petits Chaperons Rouges</text:p>
          </table:table-cell>
          <table:table-cell office:value-type="string">
            <text:p>Port Marianne</text:p>
          </table:table-cell>
          <table:table-cell office:value-type="string">
            <text:p>Millénaire</text:p>
          </table:table-cell>
          <table:table-cell office:value-type="string">
            <text:p>04 34 22 11 50</text:p>
          </table:table-cell>
          <table:table-cell table:number-columns-repeated="9"/>
          <table:table-cell office:value-type="string">
            <text:p>Rue Thor</text:p>
          </table:table-cell>
          <table:table-cell table:number-columns-repeated="2"/>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85">
            <text:p>1385</text:p>
          </table:table-cell>
          <table:table-cell office:value-type="string">
            <text:p>Propreté</text:p>
          </table:table-cell>
          <table:table-cell office:value-type="string">
            <text:p>Point de propreté Les Cévennes</text:p>
          </table:table-cell>
          <table:table-cell office:value-type="string">
            <text:p>Les Cévennes</text:p>
          </table:table-cell>
          <table:table-cell/>
          <table:table-cell office:value-type="string">
            <text:p>04 67 47 10 20</text:p>
          </table:table-cell>
          <table:table-cell table:number-columns-repeated="2"/>
          <table:table-cell office:value-type="string">
            <text:p>www.montpellier-agglo.com</text:p>
          </table:table-cell>
          <table:table-cell table:number-columns-repeated="6"/>
          <table:table-cell office:value-type="string">
            <text:p>Allée</text:p>
          </table:table-cell>
          <table:table-cell office:value-type="string">
            <text:p>de la Martell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oraires &amp;#233;t&amp;#233;/hiver :&lt;/p&gt; &lt;ul&gt; &lt;li&gt;de 9h &amp;#224; 12h&amp;#160;du lundi au samedi&lt;/li&gt; &lt;li&gt;de 9h30 &amp;#224; 12h le dimanche&lt;/li&gt; &lt;li&gt;de 15h &amp;#224; 18h les lundi, mercredi, vendredi et samedi.&lt;/li&gt; &lt;/ul&gt; &lt;p class="lienFlecheBleu"&gt;&lt;a id="7557" href="#" title="Plaquette points de propret&amp;#233;" typelien="LienDocument"&gt;T&amp;#233;l&amp;#233;charger la plaquette&lt;/a&gt;&lt;/p&gt;</text:p>
          </table:table-cell>
          <table:table-cell office:value-type="string">
            <text:p>&lt;p&gt;Horaire d'&amp;#233;t&amp;#233; : du 1/04 au 30/09&lt;/p&gt; &lt;p&gt;Horaire d'hiver : du 1/10 au 31/03&lt;br&gt;L'acc&amp;#232;s au points propret&amp;#233; est r&amp;#233;serv&amp;#233; aux titulaires de la carte Pass'Agglo&lt;/p&gt; &lt;p&gt;Renseignements &amp;#224; la Maison de l'Agglom&amp;#233;ration la plus proche de votre domicile ou au 04 67 13 60 00&lt;/p&gt; &lt;p&gt;&amp;#160;&lt;/p&gt; &lt;h5&gt;Que pouvez-vous d&amp;#233;poser dans les Points Propret&amp;#233; ?&lt;/h5&gt; &lt;ul&gt; &lt;li&gt;objets encombrants,&lt;/li&gt; &lt;li&gt;huiles non v&amp;#233;g&amp;#233;tales,&lt;/li&gt; &lt;li&gt;v&amp;#233;g&amp;#233;taux,&lt;/li&gt; &lt;li&gt;piles,&lt;/li&gt; &lt;li&gt;batteries de voitures,&lt;/li&gt; &lt;li&gt;mat&amp;#233;riaux de construction et gravats,&lt;/li&gt; &lt;li&gt;d&amp;#233;chets toxiques m&amp;#233;nagers : solvants, peinture, tubes et lampes "n&amp;#233;on", textiles usag&amp;#233;s, appareils &amp;#233;lectriques...&lt;/li&gt; &lt;/ul&gt;</text:p>
          </table:table-cell>
        </table:table-row>
        <table:table-row table:style-name="ro1">
          <table:table-cell office:value-type="float" office:value="1386">
            <text:p>1386</text:p>
          </table:table-cell>
          <table:table-cell office:value-type="string">
            <text:p>Propreté</text:p>
          </table:table-cell>
          <table:table-cell office:value-type="string">
            <text:p>Point de propreté Hôpitaux Facultés</text:p>
          </table:table-cell>
          <table:table-cell office:value-type="string">
            <text:p>Hôpitaux - Facultés</text:p>
          </table:table-cell>
          <table:table-cell/>
          <table:table-cell office:value-type="string">
            <text:p>04 67 41 37 17</text:p>
          </table:table-cell>
          <table:table-cell table:number-columns-repeated="2"/>
          <table:table-cell office:value-type="string">
            <text:p>www.montpellier-agglo.com</text:p>
          </table:table-cell>
          <table:table-cell table:number-columns-repeated="6"/>
          <table:table-cell office:value-type="string">
            <text:p>Avenue</text:p>
          </table:table-cell>
          <table:table-cell office:value-type="string">
            <text:p>Val de Montferrand</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oraire d'&amp;#233;t&amp;#233; :&lt;/p&gt; &lt;ul&gt; &lt;li&gt;&amp;#160;de 9h30 &amp;#224; 12h du lundi au dimanche&lt;/li&gt; &lt;li&gt;de 15h &amp;#224; 18h les mardi, jeudi, vendredi et samedi.&lt;/li&gt; &lt;/ul&gt; &lt;p&gt;Horaire d'hiver :&lt;/p&gt; &lt;ul&gt; &lt;li&gt;&amp;#160;de 9h30 &amp;#224; 12h du landi au dimanche&lt;/li&gt; &lt;/ul&gt; &lt;p&gt;&amp;#160;&lt;/p&gt; &lt;p class="lienFlecheBleu"&gt;&lt;a id="7557" href="#" title="Plaquette points de propret&amp;#233;" typelien="LienDocument"&gt;t&amp;#233;l&amp;#233;charger la plaquette&lt;/a&gt;&lt;/p&gt; &lt;p&gt;&amp;#160;&lt;/p&gt; &lt;ul&gt; &lt;li&gt;de 15h &amp;#224; 17h les mardi, jeudi, vendredi et samedi.&lt;/li&gt; &lt;/ul&gt;</text:p>
          </table:table-cell>
          <table:table-cell office:value-type="string">
            <text:p>&lt;p&gt;Horaire d'&amp;#233;t&amp;#233; : du 1/04 au 30/09&lt;/p&gt; &lt;p&gt;Horaire d'hiver : du 1/10 au 31/03&lt;br&gt;L'acc&amp;#232;s au points propret&amp;#233; est r&amp;#233;serv&amp;#233; aux titulaires de la carte Pass'Agglo&lt;/p&gt; &lt;p&gt;Renseignements &amp;#224; la Maison de l'Agglom&amp;#233;ration la plus proche de votre domicile ou au 04 67 13 60 00&lt;/p&gt; &lt;p&gt;&amp;#160;&lt;/p&gt; &lt;h5&gt;Que pouvez-vous d&amp;#233;poser dans les Points Propret&amp;#233; ?&lt;/h5&gt; &lt;ul&gt; &lt;li&gt;objets encombrants,&lt;/li&gt; &lt;li&gt;huiles non v&amp;#233;g&amp;#233;tales,&lt;/li&gt; &lt;li&gt;v&amp;#233;g&amp;#233;taux,&lt;/li&gt; &lt;li&gt;piles,&lt;/li&gt; &lt;li&gt;batteries de voitures,&lt;/li&gt; &lt;li&gt;mat&amp;#233;riaux de construction et gravats,&lt;/li&gt; &lt;li&gt;d&amp;#233;chets toxiques m&amp;#233;nagers : solvants, peinture, tubes et lampes "n&amp;#233;on", textiles usag&amp;#233;s, appareils &amp;#233;lectriques...&lt;br&gt;&lt;/li&gt; &lt;/ul&gt;</text:p>
          </table:table-cell>
        </table:table-row>
        <table:table-row table:style-name="ro1">
          <table:table-cell office:value-type="float" office:value="1387">
            <text:p>1387</text:p>
          </table:table-cell>
          <table:table-cell office:value-type="string">
            <text:p>Propreté</text:p>
          </table:table-cell>
          <table:table-cell office:value-type="string">
            <text:p>Point de propreté Mosson</text:p>
          </table:table-cell>
          <table:table-cell office:value-type="string">
            <text:p>Mosson</text:p>
          </table:table-cell>
          <table:table-cell/>
          <table:table-cell office:value-type="string">
            <text:p>04 67 03 22 22</text:p>
          </table:table-cell>
          <table:table-cell table:number-columns-repeated="2"/>
          <table:table-cell office:value-type="string">
            <text:p>www.montpellier-agglo.com</text:p>
          </table:table-cell>
          <table:table-cell table:number-columns-repeated="6"/>
          <table:table-cell office:value-type="string">
            <text:p>Espace</text:p>
          </table:table-cell>
          <table:table-cell office:value-type="string">
            <text:p>Mosso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oraires &amp;#233;t&amp;#233; :&lt;/p&gt; &lt;ul&gt; &lt;li&gt;de 8h &amp;#224; 12h et de 14h &amp;#224; 19h du&amp;#160;lundi au samedi&lt;/li&gt; &lt;li&gt;de 8h &amp;#224; 13h le dimanche&lt;/li&gt; &lt;/ul&gt; &lt;p&gt;Horaire d'hiver :&lt;/p&gt; &lt;ul&gt; &lt;li&gt;de 8h &amp;#224; 12h et de 14h &amp;#224; 18h du&amp;#160;lundi au samedi&lt;/li&gt; &lt;li&gt;de 8h &amp;#224; 13h le dimanche&lt;br&gt;&lt;br&gt;&lt;/li&gt; &lt;/ul&gt; &lt;p class="lienFlecheBleu"&gt;&lt;a id="7557" href="#" title="Plaquette points de propret&amp;#233;" typelien="LienDocument"&gt;t&amp;#233;l&amp;#233;charger la plaquette&lt;/a&gt;&lt;/p&gt;</text:p>
          </table:table-cell>
          <table:table-cell office:value-type="string">
            <text:p>&lt;p&gt;Horaire d'&amp;#233;t&amp;#233; : du 1/04 au 30/09&lt;/p&gt; &lt;p&gt;Horaire d'hiver : du 1/10 au 31/03&lt;br&gt;&lt;strong&gt;L'acc&amp;#232;s au points propret&amp;#233; est r&amp;#233;serv&amp;#233; aux titulaires de la carte Pass'Agglo&lt;/strong&gt;&lt;/p&gt; &lt;p&gt;Renseignements &amp;#224; la Maison de l'Agglom&amp;#233;ration la plus proche de votre domicile ou au 04 67 13 60 00&lt;/p&gt; &lt;p&gt;&amp;#160;&lt;/p&gt; &lt;h5&gt;Que pouvez-vous d&amp;#233;poser dans les Points Propret&amp;#233; ?&lt;/h5&gt; &lt;ul&gt; &lt;li&gt;objets encombrants,&lt;/li&gt; &lt;li&gt;huiles non v&amp;#233;g&amp;#233;tales,&lt;/li&gt; &lt;li&gt;v&amp;#233;g&amp;#233;taux,&lt;/li&gt; &lt;li&gt;piles,&lt;/li&gt; &lt;li&gt;batteries de voitures,&lt;/li&gt; &lt;li&gt;mat&amp;#233;riaux de construction et gravats,&lt;/li&gt; &lt;li&gt;d&amp;#233;chets toxiques m&amp;#233;nagers : solvants, peinture, tubes et lampes "n&amp;#233;on", textiles usag&amp;#233;s, appareils &amp;#233;lectriques...&lt;br&gt;&lt;/li&gt; &lt;/ul&gt;</text:p>
          </table:table-cell>
        </table:table-row>
        <table:table-row table:style-name="ro1">
          <table:table-cell office:value-type="float" office:value="1388">
            <text:p>1388</text:p>
          </table:table-cell>
          <table:table-cell office:value-type="string">
            <text:p>Propreté</text:p>
          </table:table-cell>
          <table:table-cell office:value-type="string">
            <text:p>Point de propreté Près d'Arènes</text:p>
          </table:table-cell>
          <table:table-cell office:value-type="string">
            <text:p>Prés d'Arènes</text:p>
          </table:table-cell>
          <table:table-cell/>
          <table:table-cell office:value-type="string">
            <text:p>04 67 58 18 38</text:p>
          </table:table-cell>
          <table:table-cell table:number-columns-repeated="2"/>
          <table:table-cell office:value-type="string">
            <text:p>www.montpellier-agglo.com</text:p>
          </table:table-cell>
          <table:table-cell table:number-columns-repeated="6"/>
          <table:table-cell office:value-type="string">
            <text:p>Boulevard</text:p>
          </table:table-cell>
          <table:table-cell office:value-type="string">
            <text:p>Fabre de Morlhon</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Horaires &amp;#233;t&amp;#233;/hiver :&lt;/p&gt; &lt;ul&gt; &lt;li&gt;de 9h &amp;#224; 12h les lundi, mercredi, jeudi et samedi&lt;/li&gt; &lt;li&gt;de 9h30 &amp;#224; 12h le dimanche&lt;/li&gt; &lt;li&gt;de 15h &amp;#224; 18h&amp;#160;du lundi au samedi.&lt;/li&gt; &lt;/ul&gt; &lt;p&gt;&amp;#160;&lt;/p&gt; &lt;p class="lienFlecheBleu"&gt;&lt;a id="7557" href="#" title="Plaquette points de propret&amp;#233;" typelien="LienDocument"&gt;t&amp;#233;l&amp;#233;charger la plaquette&lt;br&gt;&lt;/a&gt;&lt;/p&gt;</text:p>
          </table:table-cell>
          <table:table-cell office:value-type="string">
            <text:p>&lt;p&gt;Horaire d'&amp;#233;t&amp;#233; : du 1/04 au 30/09&lt;/p&gt; &lt;p&gt;Horaire d'hiver : du 1/10 au 31/03&lt;br&gt;&lt;strong&gt;L'acc&amp;#232;s au points propret&amp;#233; est r&amp;#233;serv&amp;#233; aux titulaires de la carte Pass'Agglo&lt;/strong&gt;&lt;/p&gt; &lt;p&gt;Renseignements &amp;#224; la Maison de l'Agglom&amp;#233;ration la plus proche de votre domicile ou au 04 67 13 60 00&lt;/p&gt; &lt;p&gt;&amp;#160;&lt;/p&gt; &lt;h5&gt;Que pouvez-vous d&amp;#233;poser dans les Points Propret&amp;#233; ?&lt;/h5&gt; &lt;ul&gt; &lt;li&gt;objets encombrants,&lt;/li&gt; &lt;li&gt;huiles non v&amp;#233;g&amp;#233;tales,&lt;/li&gt; &lt;li&gt;v&amp;#233;g&amp;#233;taux,&lt;/li&gt; &lt;li&gt;piles,&lt;/li&gt; &lt;li&gt;batteries de voitures,&lt;/li&gt; &lt;li&gt;mat&amp;#233;riaux de construction et gravats,&lt;/li&gt; &lt;li&gt;d&amp;#233;chets toxiques m&amp;#233;nagers : solvants, peinture, tubes et lampes "n&amp;#233;on", textiles usag&amp;#233;s, appareils &amp;#233;lectriques...&lt;/li&gt; &lt;/ul&gt;</text:p>
          </table:table-cell>
        </table:table-row>
        <table:table-row table:style-name="ro1">
          <table:table-cell office:value-type="float" office:value="1389">
            <text:p>1389</text:p>
          </table:table-cell>
          <table:table-cell office:value-type="string">
            <text:p>Métiers Petite Enfance</text:p>
          </table:table-cell>
          <table:table-cell office:value-type="string">
            <text:p>Ecole de sages femmes</text:p>
          </table:table-cell>
          <table:table-cell table:number-columns-repeated="2"/>
          <table:table-cell office:value-type="string">
            <text:p>04 67 33 88 59</text:p>
          </table:table-cell>
          <table:table-cell/>
          <table:table-cell office:value-type="string">
            <text:p>ecole-sages-femmes@chu-montpellier.fr</text:p>
          </table:table-cell>
          <table:table-cell office:value-type="string">
            <text:p>www.chu-montpellier.fr/fr/ecole-sage-femme.jsp</text:p>
          </table:table-cell>
          <table:table-cell table:number-columns-repeated="4"/>
          <table:table-cell office:value-type="string">
            <text:p>1146</text:p>
          </table:table-cell>
          <table:table-cell/>
          <table:table-cell office:value-type="string">
            <text:p>Avenue</text:p>
          </table:table-cell>
          <table:table-cell office:value-type="string">
            <text:p>du Père-Soula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90">
            <text:p>1390</text:p>
          </table:table-cell>
          <table:table-cell office:value-type="string">
            <text:p>Métiers Petite Enfance</text:p>
          </table:table-cell>
          <table:table-cell office:value-type="string">
            <text:p>Ecole de Puéricultrices</text:p>
          </table:table-cell>
          <table:table-cell office:value-type="string">
            <text:p>Les Cévennes</text:p>
          </table:table-cell>
          <table:table-cell/>
          <table:table-cell office:value-type="string">
            <text:p>04 67 33 88 63</text:p>
          </table:table-cell>
          <table:table-cell/>
          <table:table-cell office:value-type="string">
            <text:p>cfph-pueri@chu-montpellier.fr</text:p>
          </table:table-cell>
          <table:table-cell office:value-type="string">
            <text:p>www.chu-montpellier.fr/fr/ecole-pueri.jsp</text:p>
          </table:table-cell>
          <table:table-cell table:number-columns-repeated="4"/>
          <table:table-cell office:value-type="string">
            <text:p>1146</text:p>
          </table:table-cell>
          <table:table-cell/>
          <table:table-cell office:value-type="string">
            <text:p>Avenue</text:p>
          </table:table-cell>
          <table:table-cell office:value-type="string">
            <text:p>du Père Soula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92">
            <text:p>1392</text:p>
          </table:table-cell>
          <table:table-cell office:value-type="string">
            <text:p>Métiers Petite Enfance</text:p>
          </table:table-cell>
          <table:table-cell office:value-type="string">
            <text:p>Centre d'Educateurs de Jeunes Enfants</text:p>
          </table:table-cell>
          <table:table-cell office:value-type="string">
            <text:p>Croix d'Argent</text:p>
          </table:table-cell>
          <table:table-cell/>
          <table:table-cell office:value-type="string">
            <text:p>04 67 07 02 45</text:p>
          </table:table-cell>
          <table:table-cell table:number-columns-repeated="2"/>
          <table:table-cell office:value-type="string">
            <text:p>www.irts-lr.fr/</text:p>
          </table:table-cell>
          <table:table-cell table:number-columns-repeated="4"/>
          <table:table-cell office:value-type="string">
            <text:p>1011</text:p>
          </table:table-cell>
          <table:table-cell/>
          <table:table-cell office:value-type="string">
            <text:p>rue</text:p>
          </table:table-cell>
          <table:table-cell office:value-type="string">
            <text:p>du Pont-de-Lavérune Les Chênes Verts - bâtiment B</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93">
            <text:p>1393</text:p>
          </table:table-cell>
          <table:table-cell office:value-type="string">
            <text:p>Métiers Petite Enfance</text:p>
          </table:table-cell>
          <table:table-cell office:value-type="string">
            <text:p>Ecole de service social</text:p>
          </table:table-cell>
          <table:table-cell office:value-type="string">
            <text:p>Croix d'Argent</text:p>
          </table:table-cell>
          <table:table-cell/>
          <table:table-cell office:value-type="string">
            <text:p>04 67 07 02 40</text:p>
          </table:table-cell>
          <table:table-cell table:number-columns-repeated="2"/>
          <table:table-cell office:value-type="string">
            <text:p>www.123boutchou.com/educateur_enfant_ecole.html</text:p>
          </table:table-cell>
          <table:table-cell table:number-columns-repeated="4"/>
          <table:table-cell office:value-type="string">
            <text:p>1011</text:p>
          </table:table-cell>
          <table:table-cell/>
          <table:table-cell office:value-type="string">
            <text:p>Rue</text:p>
          </table:table-cell>
          <table:table-cell office:value-type="string">
            <text:p>du Pont-de-Lavérune Les Chênes Verts Bâtiment C</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94">
            <text:p>1394</text:p>
          </table:table-cell>
          <table:table-cell office:value-type="string">
            <text:p>Métiers Petite Enfance</text:p>
          </table:table-cell>
          <table:table-cell office:value-type="string">
            <text:p>Ecole d'infirmières et d'auxiliaires de puériculture</text:p>
          </table:table-cell>
          <table:table-cell table:number-columns-repeated="2"/>
          <table:table-cell office:value-type="string">
            <text:p>04 67 35 70 33 ou 04 67 09 21 60</text:p>
          </table:table-cell>
          <table:table-cell/>
          <table:table-cell office:value-type="string">
            <text:p>contact@coursminerve.com </text:p>
          </table:table-cell>
          <table:table-cell office:value-type="string">
            <text:p>www.coursminerve.com/ecole.php</text:p>
          </table:table-cell>
          <table:table-cell table:number-columns-repeated="4"/>
          <table:table-cell office:value-type="string">
            <text:p>21</text:p>
          </table:table-cell>
          <table:table-cell/>
          <table:table-cell office:value-type="string">
            <text:p>Boulevard</text:p>
          </table:table-cell>
          <table:table-cell office:value-type="string">
            <text:p>Kennedy</text:p>
          </table:table-cell>
          <table:table-cell/>
          <table:table-cell office:value-type="string">
            <text:p>34500</text:p>
          </table:table-cell>
          <table:table-cell office:value-type="string">
            <text:p>Béziers</text:p>
          </table:table-cell>
          <table:table-cell table:number-columns-repeated="2"/>
          <table:table-cell office:value-type="float" office:value="0">
            <text:p>0</text:p>
          </table:table-cell>
          <table:table-cell table:number-columns-repeated="9"/>
        </table:table-row>
        <table:table-row table:style-name="ro1">
          <table:table-cell office:value-type="float" office:value="1395">
            <text:p>1395</text:p>
          </table:table-cell>
          <table:table-cell office:value-type="string">
            <text:p>Métiers Petite Enfance</text:p>
          </table:table-cell>
          <table:table-cell office:value-type="string">
            <text:p>Ecole de puéricultrices et auxiliaires de puériculture</text:p>
          </table:table-cell>
          <table:table-cell table:number-columns-repeated="2"/>
          <table:table-cell office:value-type="string">
            <text:p>04 66 68 69 05</text:p>
          </table:table-cell>
          <table:table-cell table:number-columns-repeated="2"/>
          <table:table-cell office:value-type="string">
            <text:p>www.ceepame.com/</text:p>
          </table:table-cell>
          <table:table-cell table:number-columns-repeated="6"/>
          <table:table-cell office:value-type="string">
            <text:p>Rue</text:p>
          </table:table-cell>
          <table:table-cell office:value-type="string">
            <text:p>Bis Kléber</text:p>
          </table:table-cell>
          <table:table-cell/>
          <table:table-cell office:value-type="string">
            <text:p>30000</text:p>
          </table:table-cell>
          <table:table-cell office:value-type="string">
            <text:p>Nîmes</text:p>
          </table:table-cell>
          <table:table-cell table:number-columns-repeated="2"/>
          <table:table-cell office:value-type="float" office:value="0">
            <text:p>0</text:p>
          </table:table-cell>
          <table:table-cell table:number-columns-repeated="9"/>
        </table:table-row>
        <table:table-row table:style-name="ro1">
          <table:table-cell office:value-type="float" office:value="1396">
            <text:p>1396</text:p>
          </table:table-cell>
          <table:table-cell office:value-type="string">
            <text:p>Métiers Petite Enfance</text:p>
          </table:table-cell>
          <table:table-cell office:value-type="string">
            <text:p>Lycée Professionnel du Pic saint Loup</text:p>
          </table:table-cell>
          <table:table-cell table:number-columns-repeated="2"/>
          <table:table-cell office:value-type="string">
            <text:p>04 67 63 61 50</text:p>
          </table:table-cell>
          <table:table-cell table:number-columns-repeated="9"/>
          <table:table-cell office:value-type="string">
            <text:p>Zone artisanale</text:p>
          </table:table-cell>
          <table:table-cell office:value-type="string">
            <text:p>du Pic Saint Sauveur</text:p>
          </table:table-cell>
          <table:table-cell/>
          <table:table-cell office:value-type="string">
            <text:p>34980 </text:p>
          </table:table-cell>
          <table:table-cell office:value-type="string">
            <text:p>Saint Clément de Rivière</text:p>
          </table:table-cell>
          <table:table-cell table:number-columns-repeated="2"/>
          <table:table-cell office:value-type="float" office:value="0">
            <text:p>0</text:p>
          </table:table-cell>
          <table:table-cell table:number-columns-repeated="9"/>
        </table:table-row>
        <table:table-row table:style-name="ro1">
          <table:table-cell office:value-type="float" office:value="1397">
            <text:p>1397</text:p>
          </table:table-cell>
          <table:table-cell office:value-type="string">
            <text:p>Métiers Petite Enfance</text:p>
          </table:table-cell>
          <table:table-cell office:value-type="string">
            <text:p>Ecole Préparatoire aux Carrières Sociales Lycée Privé Turgot</text:p>
          </table:table-cell>
          <table:table-cell office:value-type="string">
            <text:p>Hôpitaux - Facultés</text:p>
          </table:table-cell>
          <table:table-cell/>
          <table:table-cell office:value-type="string">
            <text:p>04 67 10 42 00</text:p>
          </table:table-cell>
          <table:table-cell/>
          <table:table-cell office:value-type="string">
            <text:p>info@crij-montpellier.com</text:p>
          </table:table-cell>
          <table:table-cell office:value-type="string">
            <text:p>lppturgot.com/</text:p>
          </table:table-cell>
          <table:table-cell table:number-columns-repeated="4"/>
          <table:table-cell office:value-type="string">
            <text:p>94</text:p>
          </table:table-cell>
          <table:table-cell/>
          <table:table-cell office:value-type="string">
            <text:p>Rue</text:p>
          </table:table-cell>
          <table:table-cell office:value-type="string">
            <text:p>Pierre Flourens</text:p>
          </table:table-cell>
          <table:table-cell/>
          <table:table-cell office:value-type="string">
            <text:p>34098</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398">
            <text:p>1398</text:p>
          </table:table-cell>
          <table:table-cell office:value-type="string">
            <text:p>Métiers Petite Enfance</text:p>
          </table:table-cell>
          <table:table-cell office:value-type="string">
            <text:p>CNFPT Délégation régionale Languedoc-Roussillon</text:p>
          </table:table-cell>
          <table:table-cell office:value-type="string">
            <text:p>Hôpitaux - Facultés</text:p>
          </table:table-cell>
          <table:table-cell/>
          <table:table-cell office:value-type="string">
            <text:p>04 67 61 77 77 </text:p>
          </table:table-cell>
          <table:table-cell office:value-type="string">
            <text:p>04 67 41 24 77</text:p>
          </table:table-cell>
          <table:table-cell/>
          <table:table-cell office:value-type="string">
            <text:p>www.lesocial.fr/</text:p>
          </table:table-cell>
          <table:table-cell table:number-columns-repeated="4"/>
          <table:table-cell office:value-type="string">
            <text:p>337 </text:p>
          </table:table-cell>
          <table:table-cell/>
          <table:table-cell office:value-type="string">
            <text:p>rue</text:p>
          </table:table-cell>
          <table:table-cell office:value-type="string">
            <text:p>des Apothicaires Parc Euromédecine</text:p>
          </table:table-cell>
          <table:table-cell/>
          <table:table-cell office:value-type="string">
            <text:p>34196 </text:p>
          </table:table-cell>
          <table:table-cell office:value-type="string">
            <text:p>Montpellier </text:p>
          </table:table-cell>
          <table:table-cell office:value-type="string">
            <text:p>5</text:p>
          </table:table-cell>
          <table:table-cell/>
          <table:table-cell office:value-type="float" office:value="0">
            <text:p>0</text:p>
          </table:table-cell>
          <table:table-cell table:number-columns-repeated="9"/>
        </table:table-row>
        <table:table-row table:style-name="ro1">
          <table:table-cell office:value-type="float" office:value="1399">
            <text:p>1399</text:p>
          </table:table-cell>
          <table:table-cell office:value-type="string">
            <text:p>Compagnies</text:p>
          </table:table-cell>
          <table:table-cell office:value-type="string">
            <text:p>Action d'Espace /Cie François Rascalou</text:p>
          </table:table-cell>
          <table:table-cell office:value-type="string">
            <text:p>Montpellier Centre</text:p>
          </table:table-cell>
          <table:table-cell/>
          <table:table-cell office:value-type="string">
            <text:p>06 71 26 77 39</text:p>
          </table:table-cell>
          <table:table-cell/>
          <table:table-cell office:value-type="string">
            <text:p>actiondespace@free.fr</text:p>
          </table:table-cell>
          <table:table-cell office:value-type="string">
            <text:p>rascalou.wordpress.com/</text:p>
          </table:table-cell>
          <table:table-cell table:number-columns-repeated="4"/>
          <table:table-cell office:value-type="string">
            <text:p>170</text:p>
          </table:table-cell>
          <table:table-cell/>
          <table:table-cell office:value-type="string">
            <text:p>rue</text:p>
          </table:table-cell>
          <table:table-cell office:value-type="string">
            <text:p>Joachim du Bellay </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Action d'Espace /Cie Fran&amp;#231;ois Rascalou&lt;br&gt;Avec le soutien de la R&amp;#233;gion Languedoc Roussillon, de la Chapelle, de la Caisse des D&amp;#233;p&amp;#244;ts, de la Ville de Montpellier,du D&amp;#233;partement de l'H&amp;#233;rault.&lt;br&gt;Fran&amp;#231;ois Rascalou est artiste en association avec la Chapelle-G&amp;#233;ly.&lt;br&gt;Fran&amp;#231;ois Rascalou : 06 71 26 77 39 &lt;br&gt;Peggy Pirouelle - admnistration : 06 84 21 22 76&lt;/p&gt;</text:p>
          </table:table-cell>
          <table:table-cell/>
        </table:table-row>
        <table:table-row table:style-name="ro1">
          <table:table-cell office:value-type="float" office:value="1400">
            <text:p>1400</text:p>
          </table:table-cell>
          <table:table-cell office:value-type="string">
            <text:p>Ecoles maternelles</text:p>
          </table:table-cell>
          <table:table-cell office:value-type="string">
            <text:p>Ecole maternelle Olympe-de-Gouges</text:p>
          </table:table-cell>
          <table:table-cell office:value-type="string">
            <text:p>Croix d'Argent</text:p>
          </table:table-cell>
          <table:table-cell office:value-type="string">
            <text:p>Pas du Loup</text:p>
          </table:table-cell>
          <table:table-cell office:value-type="string">
            <text:p>04 67 99 18 21 </text:p>
          </table:table-cell>
          <table:table-cell table:number-columns-repeated="9"/>
          <table:table-cell office:value-type="string">
            <text:p>rue </text:p>
          </table:table-cell>
          <table:table-cell office:value-type="string">
            <text:p>de Bugarel</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402">
            <text:p>1402</text:p>
          </table:table-cell>
          <table:table-cell office:value-type="string">
            <text:p>Gymnases</text:p>
          </table:table-cell>
          <table:table-cell office:value-type="string">
            <text:p>Gymnase Françoise Spinozi</text:p>
          </table:table-cell>
          <table:table-cell office:value-type="string">
            <text:p>Port Marianne</text:p>
          </table:table-cell>
          <table:table-cell/>
          <table:table-cell office:value-type="string">
            <text:p>04 67 15 90 35</text:p>
          </table:table-cell>
          <table:table-cell table:number-columns-repeated="9"/>
          <table:table-cell office:value-type="string">
            <text:p>rue </text:p>
          </table:table-cell>
          <table:table-cell office:value-type="string">
            <text:p>de la Cavalade</text:p>
          </table:table-cell>
          <table:table-cell/>
          <table:table-cell office:value-type="string">
            <text:p>34000</text:p>
          </table:table-cell>
          <table:table-cell office:value-type="string">
            <text:p>Montpellier</text:p>
          </table:table-cell>
          <table:table-cell/>
          <table:table-cell office:value-type="string">
            <text:p>AUX_NORMES</text:p>
          </table:table-cell>
          <table:table-cell office:value-type="float" office:value="0">
            <text:p>0</text:p>
          </table:table-cell>
          <table:table-cell office:value-type="string">
            <text:p>AUX_NORMES</text:p>
          </table:table-cell>
          <table:table-cell table:number-columns-repeated="6"/>
          <table:table-cell office:value-type="string">
            <text:p>&lt;p&gt;Le gymnase Fran&amp;#231;oise SPINOZI d&amp;#233;di&amp;#233; &amp;#224; la pratique du sport pour les &amp;#233;l&amp;#232;ves du lyc&amp;#233;e Pierre Mend&amp;#232;s-France,&amp;#160;est &amp;#233;galement utilis&amp;#233;, hors temps scolaire par les associations et les clubs sportifs Montpelli&amp;#233;rains. Il permet, en soir&amp;#233;e, d'accueillir les associations sportives montpelli&amp;#233;raines et d'organiser les week-ends les rencontres de championnats notamment de hand, de volley, de basket.&lt;/p&gt;</text:p>
          </table:table-cell>
          <table:table-cell office:value-type="string">
            <text:p>&lt;p&gt;Au rez-de-chauss&amp;#233;e :&lt;br&gt;Une grande salle multisports d'une superficie de 44 x 27 m pour une pratique des sports int&amp;#233;rieurs (handball, le basket, volley-ball, badminton, foot, judo, danses...),&lt;br&gt;- des gradins d'une capacit&amp;#233; de 114 places,&lt;br&gt;- des sanitaires et des vestiaires pour joueurs et arbitres adapt&amp;#233;s aux personnes &amp;#224; mobilit&amp;#233; r&amp;#233;duite,&lt;br&gt;- une infirmerie,&lt;br&gt;- un local anti dopage,&lt;br&gt;- une loge d'accueil,&lt;br&gt;- des locaux d'entretien et techniques.&lt;/p&gt; &lt;p&gt;A l'&amp;#233;tage :&lt;br&gt;- Une salle d'expression libre, dojo, de 17x17 m, permettant notamment la pratique de sports de combats,&lt;br&gt;- des vestiaires,&lt;br&gt;- des locaux de rangement &amp;#224; mat&amp;#233;riels et d'entretien.&lt;/p&gt;</text:p>
          </table:table-cell>
        </table:table-row>
        <table:table-row table:style-name="ro2">
          <table:table-cell office:value-type="float" office:value="1404">
            <text:p>1404</text:p>
          </table:table-cell>
          <table:table-cell office:value-type="string">
            <text:p>Département</text:p>
          </table:table-cell>
          <table:table-cell office:value-type="string">
            <text:p>Maison des personnes handicapées de l'Hérault</text:p>
          </table:table-cell>
          <table:table-cell office:value-type="string">
            <text:p>Mosson</text:p>
          </table:table-cell>
          <table:table-cell table:number-columns-repeated="4"/>
          <table:table-cell office:value-type="string">
            <text:p>www.cg34.fr/solidarite/handicapes/tourisme/hinfo.html</text:p>
          </table:table-cell>
          <table:table-cell table:number-columns-repeated="4"/>
          <table:table-cell office:value-type="string">
            <text:p>59</text:p>
          </table:table-cell>
          <table:table-cell/>
          <table:table-cell office:value-type="string">
            <text:p>Avenue</text:p>
          </table:table-cell>
          <table:table-cell office:value-type="string">
            <text:p>de Fès</text:p>
          </table:table-cell>
          <table:table-cell office:value-type="string">
            <text:p>BP 7353</text:p>
          </table:table-cell>
          <table:table-cell office:value-type="string">
            <text:p>34086</text:p>
          </table:table-cell>
          <table:table-cell office:value-type="string">
            <text:p>Montpellier</text:p>
          </table:table-cell>
          <table:table-cell office:value-type="string">
            <text:p>Cedex 4</text:p>
          </table:table-cell>
          <table:table-cell office:value-type="string">
            <text:p>AUX_NORMES</text:p>
          </table:table-cell>
          <table:table-cell office:value-type="float" office:value="0">
            <text:p>0</text:p>
          </table:table-cell>
          <table:table-cell table:number-columns-repeated="5"/>
          <table:table-cell office:value-type="string">
            <text:p>Tramway ligne 1, Arrêt Malbosc (450 m du site)</text:p>
            <text:p>Voiture : Parking</text:p>
          </table:table-cell>
          <table:table-cell office:value-type="string">
            <text:p>Ligne 16, Arrêt Appel du 18 juin </text:p>
            <text:p>(à ce jour, arrêt non aménagé pour les personnes à mobilité réduite - 150 m du site)</text:p>
          </table:table-cell>
          <table:table-cell office:value-type="string">
            <text:p>&lt;p&gt;La Maison des Personnes Handicap&amp;#233;es de l'H&amp;#233;rault associe le D&amp;#233;partement de l'H&amp;#233;rault, des associations repr&amp;#233;sentant les personnes handicap&amp;#233;es, les services de l'Etat, les caisses primaires d'assurance maladie et les caisses d'allocations familiales.&lt;/p&gt; &lt;p&gt;La Maison des Personnes Handicap&amp;#233;es de l'H&amp;#233;rault est un lieu qui offre un acc&amp;#232;s unique aux droits et prestations, facilite les d&amp;#233;marches des personnes handicap&amp;#233;es et de leur famille pour :&lt;/p&gt; &lt;p&gt;- s'informer sur leurs droits et prestations li&amp;#233;s aux situations de handicap ;&lt;br&gt;- &amp;#233;valuer les besoins des personnes handicap&amp;#233;es ;&lt;br&gt;- ouvrir les droits et aider dans leur mise en &amp;#339;uvre.&lt;/p&gt; &lt;p&gt;&amp;#160;&lt;/p&gt;</text:p>
          </table:table-cell>
          <table:table-cell office:value-type="string">
            <text:p>&lt;p&gt;Ouverture : Du lundi au jeudi de 8 h 30 &amp;#224; 12 h et de 13 h &amp;#224; 16 h 30 &lt;br&gt;et le vendredi de 8 h 30 &amp;#224; 12 h et de 13 h &amp;#224; 16 h&lt;/p&gt;</text:p>
          </table:table-cell>
        </table:table-row>
        <table:table-row table:style-name="ro1">
          <table:table-cell office:value-type="float" office:value="1405">
            <text:p>1405</text:p>
          </table:table-cell>
          <table:table-cell office:value-type="string">
            <text:p>Compagnies</text:p>
          </table:table-cell>
          <table:table-cell office:value-type="string">
            <text:p>Compagnie Machine Théâtre</text:p>
          </table:table-cell>
          <table:table-cell office:value-type="string">
            <text:p>Montpellier Centre</text:p>
          </table:table-cell>
          <table:table-cell/>
          <table:table-cell office:value-type="string">
            <text:p>04 67 06 57 34</text:p>
          </table:table-cell>
          <table:table-cell/>
          <table:table-cell office:value-type="string">
            <text:p>contact@machinetheatre.com</text:p>
          </table:table-cell>
          <table:table-cell office:value-type="string">
            <text:p>www.machinetheatre.com</text:p>
          </table:table-cell>
          <table:table-cell table:number-columns-repeated="4"/>
          <table:table-cell office:value-type="string">
            <text:p>5</text:p>
          </table:table-cell>
          <table:table-cell/>
          <table:table-cell office:value-type="string">
            <text:p>rue </text:p>
          </table:table-cell>
          <table:table-cell office:value-type="string">
            <text:p>de la raffiner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Machine Th&amp;#233;&amp;#226;tre est une &amp;#233;quipe d'acteurs, &amp;#171; un ch&amp;#339;ur de solistes &amp;#187; qui souhaite promouvoir les &amp;#339;uvres d'hier et de demain, en cherchant au plus pr&amp;#232;s comment et pourquoi les servir aujourd'hui. N'ayant de cesse de vouloir convoquer l'humain et l'&amp;#233;motion sur sc&amp;#232;ne.&lt;br&gt;Appliqu&amp;#233;e &amp;#224; l'artisanat et &amp;#224; l'exigence de la r&amp;#233;p&amp;#233;tition, Machine Th&amp;#233;&amp;#226;tre aiguise son obsession des rapports humains et de l'histoire des &amp;#234;tres.&lt;/p&gt; &lt;p&gt;&lt;em&gt;&amp;#171; Le collectif Machine Th&amp;#233;&amp;#226;tre est n&amp;#233; en 2001, autour de neuf &amp;#233;l&amp;#232;ves de l'&amp;#233;cole. Qui revendiquent &amp;#171;une croyance, par ces temps plut&amp;#244;t individualistes, en l'esprit de troupe en tant que force cr&amp;#233;atrice&amp;#187;. &amp;#171;L'esprit&amp;#187; en question se manifeste par le refus du vedettariat - pas de metteur en sc&amp;#232;ne attitr&amp;#233; mais un &amp;#171;porteur de projet&amp;#187;, qui change au gr&amp;#233; des spectacles -, et par une fa&amp;#231;on de partager le plateau. &amp;#187;&lt;br&gt;&lt;/em&gt;Ren&amp;#233; Solis - Lib&amp;#233;ration, janvier 2008&lt;/p&gt; &lt;p&gt;&amp;#160;&lt;/p&gt;</text:p>
          </table:table-cell>
          <table:table-cell/>
        </table:table-row>
        <table:table-row table:style-name="ro1">
          <table:table-cell office:value-type="float" office:value="1406">
            <text:p>1406</text:p>
          </table:table-cell>
          <table:table-cell office:value-type="string">
            <text:p>Musées</text:p>
          </table:table-cell>
          <table:table-cell office:value-type="string">
            <text:p>Pharmacie et Chapelle de l'Oeuvre de la Miséricorde</text:p>
          </table:table-cell>
          <table:table-cell office:value-type="string">
            <text:p>Montpellier Centre</text:p>
          </table:table-cell>
          <table:table-cell office:value-type="string">
            <text:p>Centre historique</text:p>
          </table:table-cell>
          <table:table-cell office:value-type="string">
            <text:p>0467679332</text:p>
          </table:table-cell>
          <table:table-cell table:number-columns-repeated="7"/>
          <table:table-cell office:value-type="string">
            <text:p>1</text:p>
          </table:table-cell>
          <table:table-cell/>
          <table:table-cell office:value-type="string">
            <text:p>rue</text:p>
          </table:table-cell>
          <table:table-cell office:value-type="string">
            <text:p>de la Monnaie</text:p>
          </table:table-cell>
          <table:table-cell/>
          <table:table-cell office:value-type="string">
            <text:p>34000</text:p>
          </table:table-cell>
          <table:table-cell office:value-type="string">
            <text:p>Montpellier</text:p>
          </table:table-cell>
          <table:table-cell/>
          <table:table-cell office:value-type="string">
            <text:p>PRATICABLE</text:p>
          </table:table-cell>
          <table:table-cell office:value-type="float" office:value="0">
            <text:p>0</text:p>
          </table:table-cell>
          <table:table-cell table:number-columns-repeated="9"/>
        </table:table-row>
        <table:table-row table:style-name="ro1">
          <table:table-cell office:value-type="float" office:value="1407">
            <text:p>1407</text:p>
          </table:table-cell>
          <table:table-cell office:value-type="string">
            <text:p>Maisons pour tous</text:p>
          </table:table-cell>
          <table:table-cell office:value-type="string">
            <text:p>Maison pour tous Rosa-Lee Parks</text:p>
          </table:table-cell>
          <table:table-cell office:value-type="string">
            <text:p>Hôpitaux - Facultés</text:p>
          </table:table-cell>
          <table:table-cell office:value-type="string">
            <text:p>Hôpitaux-Facultés</text:p>
          </table:table-cell>
          <table:table-cell office:value-type="string">
            <text:p>04 67 66 34 99</text:p>
          </table:table-cell>
          <table:table-cell office:value-type="string">
            <text:p>04 67 66 41 57</text:p>
          </table:table-cell>
          <table:table-cell office:value-type="string">
            <text:p>mpt.rosaparks@free.fr</text:p>
          </table:table-cell>
          <table:table-cell table:number-columns-repeated="5"/>
          <table:table-cell office:value-type="string">
            <text:p>10</text:p>
          </table:table-cell>
          <table:table-cell/>
          <table:table-cell office:value-type="string">
            <text:p>rue</text:p>
          </table:table-cell>
          <table:table-cell office:value-type="string">
            <text:p>François-Henri d'Harcourt</text:p>
          </table:table-cell>
          <table:table-cell office:value-type="string">
            <text:p>quartier Malbosc</text:p>
          </table:table-cell>
          <table:table-cell office:value-type="string">
            <text:p>34080</text:p>
          </table:table-cell>
          <table:table-cell office:value-type="string">
            <text:p>Montpellier</text:p>
          </table:table-cell>
          <table:table-cell/>
          <table:table-cell office:value-type="string">
            <text:p>AUX_NORMES</text:p>
          </table:table-cell>
          <table:table-cell office:value-type="float" office:value="0">
            <text:p>0</text:p>
          </table:table-cell>
          <table:table-cell table:number-columns-repeated="2" office:value-type="string">
            <text:p>AUX_NORMES</text:p>
          </table:table-cell>
          <table:table-cell table:number-columns-repeated="3"/>
          <table:table-cell office:value-type="string">
            <text:p>ligne 1 station Malbosc</text:p>
          </table:table-cell>
          <table:table-cell/>
          <table:table-cell office:value-type="string">
            <text:p>&lt;p&gt;&lt;strong&gt;Accueil et renseignements&lt;/strong&gt;&lt;/p&gt; &lt;p&gt;Lundi de 10h &amp;#224; 12h et de 14h &amp;#224; 19h30&lt;/p&gt; &lt;p&gt;Mardi, jeudi et vendredi de 9h &amp;#224; 13h et de 14h &amp;#224; 19h30&lt;/p&gt; &lt;p&gt;Mercredi de 9h &amp;#224; 19h30&lt;/p&gt;</text:p>
          </table:table-cell>
          <table:table-cell/>
        </table:table-row>
        <table:table-row table:style-name="ro1">
          <table:table-cell office:value-type="float" office:value="1408">
            <text:p>1408</text:p>
          </table:table-cell>
          <table:table-cell office:value-type="string">
            <text:p>Centres de loisirs associatifs</text:p>
          </table:table-cell>
          <table:table-cell office:value-type="string">
            <text:p>Centre de loisirs GFEN Languedoc</text:p>
          </table:table-cell>
          <table:table-cell office:value-type="string">
            <text:p>Mosson</text:p>
          </table:table-cell>
          <table:table-cell/>
          <table:table-cell office:value-type="string">
            <text:p>09 50 07 12 44</text:p>
          </table:table-cell>
          <table:table-cell/>
          <table:table-cell office:value-type="string">
            <text:p>gfen.34@education-nouvelle.org</text:p>
          </table:table-cell>
          <table:table-cell office:value-type="string">
            <text:p>www.education-nouvelle.org/</text:p>
          </table:table-cell>
          <table:table-cell table:number-columns-repeated="4"/>
          <table:table-cell office:value-type="string">
            <text:p>314-320</text:p>
          </table:table-cell>
          <table:table-cell/>
          <table:table-cell office:value-type="string">
            <text:p>avenue</text:p>
          </table:table-cell>
          <table:table-cell office:value-type="string">
            <text:p>du grand mail</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e GFEN est une association d'&amp;#233;ducation nouvelle (Groupe Fran&amp;#231;ais d'Education Nouvelle) qui intervient principalement sur le quartier de la Paillade &amp;#224; Montpellier.&lt;/p&gt;</text:p>
          </table:table-cell>
          <table:table-cell office:value-type="string">
            <text:p>&lt;p&gt;Elle participe, avec d'autre association, au renforcement du lien social et &amp;#224; la lutte contre toutes formes d'exclusions dans une logique d'&amp;#233;ducation populaire (c'est &amp;#224; dire comprendre les m&amp;#233;canismes sociaux et &amp;#233;conomiques pour en &amp;#234;tre moins "victimes").&lt;/p&gt;</text:p>
          </table:table-cell>
        </table:table-row>
        <table:table-row table:style-name="ro1">
          <table:table-cell office:value-type="float" office:value="1409">
            <text:p>1409</text:p>
          </table:table-cell>
          <table:table-cell office:value-type="string">
            <text:p>Relais assistantes maternelles indépendantes</text:p>
          </table:table-cell>
          <table:table-cell office:value-type="string">
            <text:p>Aiguelongue-Hôpitaux facultés-Boutonnet-Beaux Arts- Alco- Cévennes Nord</text:p>
          </table:table-cell>
          <table:table-cell office:value-type="string">
            <text:p>Hôpitaux - Facultés</text:p>
          </table:table-cell>
          <table:table-cell office:value-type="string">
            <text:p>Aiguelongue</text:p>
          </table:table-cell>
          <table:table-cell office:value-type="string">
            <text:p>04 67 54 45 13</text:p>
          </table:table-cell>
          <table:table-cell table:number-columns-repeated="7"/>
          <table:table-cell office:value-type="string">
            <text:p>2</text:p>
          </table:table-cell>
          <table:table-cell/>
          <table:table-cell office:value-type="string">
            <text:p>Rue</text:p>
          </table:table-cell>
          <table:table-cell office:value-type="string">
            <text:p>Tourterelles</text:p>
          </table:table-cell>
          <table:table-cell/>
          <table:table-cell office:value-type="string">
            <text:p>3409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2">
          <table:table-cell office:value-type="float" office:value="1410">
            <text:p>1410</text:p>
          </table:table-cell>
          <table:table-cell office:value-type="string">
            <text:p>Universités</text:p>
          </table:table-cell>
          <table:table-cell office:value-type="string">
            <text:p>Maison des Etudiants Aimé Schoenig</text:p>
          </table:table-cell>
          <table:table-cell office:value-type="string">
            <text:p>Port Marianne</text:p>
          </table:table-cell>
          <table:table-cell office:value-type="string">
            <text:p>Richter</text:p>
          </table:table-cell>
          <table:table-cell table:number-columns-repeated="3"/>
          <table:table-cell office:value-type="string">
            <text:p>www.univ-montp1.fr/la_vie_a_l_universite/vie_culturelle/la_maison_des_etudiants_aime_schoenig</text:p>
          </table:table-cell>
          <table:table-cell table:number-columns-repeated="6"/>
          <table:table-cell office:value-type="string">
            <text:p>Rue </text:p>
          </table:table-cell>
          <table:table-cell office:value-type="string">
            <text:p>Vendémiaire</text:p>
          </table:table-cell>
          <table:table-cell office:value-type="string">
            <text:p>Université Montpellier 1 – Espace Richter</text:p>
          </table:table-cell>
          <table:table-cell office:value-type="string">
            <text:p>3496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arrêt Port Marianne ou Rives du Lez </text:p>
            <text:p/>
          </table:table-cell>
          <table:table-cell/>
          <table:table-cell office:value-type="string">
            <text:p>&lt;p&gt;Construite en 2005 et inaugur&amp;#233; en d&amp;#233;cembre 2006, la Maison des Etudiants Aim&amp;#233; Schoenig est un lieu enti&amp;#232;rement consacr&amp;#233; &amp;#224; la vie &amp;#233;tudiante. Elle offre &amp;#224; l'ensemble des &amp;#233;tudiants de l'universit&amp;#233; un espace de vie convivial dot&amp;#233; et &amp;#233;quip&amp;#233; d'infrastructures n&amp;#233;cessaires &amp;#224; la r&amp;#233;alisation de nombreux projets pour les &amp;#233;tudiants. Bien que situ&amp;#233;e sur le site de Richter, elle reste &amp;#224; la disposition de tous les &amp;#233;tudiants de l'universit&amp;#233; quelle que soit leur composante. &lt;p&gt;&amp;#160;&lt;/p&gt; &lt;/p&gt;</text:p>
          </table:table-cell>
          <table:table-cell/>
        </table:table-row>
        <table:table-row table:style-name="ro6">
          <table:table-cell office:value-type="float" office:value="1411">
            <text:p>1411</text:p>
          </table:table-cell>
          <table:table-cell office:value-type="string">
            <text:p>Salles de spectacle et concert</text:p>
          </table:table-cell>
          <table:table-cell office:value-type="string">
            <text:p>Théâtre la Vignette</text:p>
          </table:table-cell>
          <table:table-cell office:value-type="string">
            <text:p>Hôpitaux - Facultés</text:p>
          </table:table-cell>
          <table:table-cell/>
          <table:table-cell office:value-type="string">
            <text:p>04 67 14 54 34 </text:p>
          </table:table-cell>
          <table:table-cell office:value-type="string">
            <text:p>04 67 14 55 97</text:p>
          </table:table-cell>
          <table:table-cell office:value-type="string">
            <text:p>resa.theatre@univ-montp3.fr</text:p>
          </table:table-cell>
          <table:table-cell office:value-type="string">
            <text:p>theatre.univ-montp3.fr</text:p>
          </table:table-cell>
          <table:table-cell table:number-columns-repeated="6"/>
          <table:table-cell office:value-type="string">
            <text:p>Route</text:p>
          </table:table-cell>
          <table:table-cell office:value-type="string">
            <text:p>de Mende</text:p>
          </table:table-cell>
          <table:table-cell/>
          <table:table-cell office:value-type="string">
            <text:p>34199</text:p>
          </table:table-cell>
          <table:table-cell office:value-type="string">
            <text:p>Montpellier</text:p>
          </table:table-cell>
          <table:table-cell office:value-type="string">
            <text:p>5</text:p>
          </table:table-cell>
          <table:table-cell/>
          <table:table-cell office:value-type="float" office:value="0">
            <text:p>0</text:p>
          </table:table-cell>
          <table:table-cell table:number-columns-repeated="4"/>
          <table:table-cell office:value-type="string">
            <text:p>Accès</text:p>
            <text:p>Entrée du Théâtre par le campus</text:p>
            <text:p>Bâtiment H du Théâtre de l’Université Paul-Valéry</text:p>
            <text:p/>
            <text:p>Entrée directe par l’avenue Val de Montferrand</text:p>
            <text:p/>
            <text:p>De l’autoroute</text:p>
            <text:p>Sortie Montpellier Ouest – Centre.</text:p>
            <text:p>Suivre centre ville.</text:p>
            <text:p/>
          </table:table-cell>
          <table:table-cell office:value-type="string">
            <text:p>ligne 1 Arrêt Saint Éloi</text:p>
            <text:p/>
          </table:table-cell>
          <table:table-cell/>
          <table:table-cell office:value-type="string">
            <text:p>&lt;p&gt;Conform&amp;#233;ment aux exigences de la communaut&amp;#233; universitaire le Th&amp;#233;&amp;#226;tre la Vignette est un outil professionnel qui articule son projet autour des missions fondamentales de l'universit&amp;#233; : la recherche et la transmission des savoirs.&lt;br&gt;Pr&amp;#233;sentant du th&amp;#233;&amp;#226;tre mais aussi de la musique et de la danse, sa programmation s'axe autour de deux p&amp;#244;les. D'une part des spectacles professionnels embl&amp;#233;matiques d'une certaine d&amp;#233;marche, pouvant questionner certains savoirs universitaires. D'autre part des spectacles &amp;#233;tudiants issus d'universit&amp;#233;s mais aussi d'&amp;#233;coles et de conservatoires, fran&amp;#231;ais et &amp;#233;trangers.&lt;/p&gt;</text:p>
          </table:table-cell>
          <table:table-cell/>
        </table:table-row>
        <table:table-row table:style-name="ro1">
          <table:table-cell office:value-type="float" office:value="1412">
            <text:p>1412</text:p>
          </table:table-cell>
          <table:table-cell office:value-type="string">
            <text:p>Marchés de quartiers</text:p>
          </table:table-cell>
          <table:table-cell office:value-type="string">
            <text:p>Marché du sud de Montpellier (Saint Martin)</text:p>
          </table:table-cell>
          <table:table-cell office:value-type="string">
            <text:p>Prés d'Arènes</text:p>
          </table:table-cell>
          <table:table-cell office:value-type="string">
            <text:p>Saint Martin</text:p>
          </table:table-cell>
          <table:table-cell table:number-columns-repeated="5"/>
          <table:table-cell office:value-type="string">
            <text:p>M49F3</text:p>
          </table:table-cell>
          <table:table-cell table:number-columns-repeated="4"/>
          <table:table-cell office:value-type="string">
            <text:p>Square</text:p>
          </table:table-cell>
          <table:table-cell office:value-type="string">
            <text:p>Alain Bashung</text:p>
          </table:table-cell>
          <table:table-cell office:value-type="string">
            <text:p>rue Jean Vachet</text:p>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4"/>
          <table:table-cell office:value-type="string">
            <text:p>face à la Maison Pour Tous l’Escoutaïre</text:p>
          </table:table-cell>
          <table:table-cell table:number-columns-repeated="2"/>
          <table:table-cell office:value-type="string">
            <text:p>&lt;p&gt;&amp;#160;&amp;#160; Ouvert tous les mercredis et dimanches, de 7h &amp;#224; 13h&lt;/p&gt; &lt;p&gt;&amp;#160;&lt;/p&gt;</text:p>
          </table:table-cell>
          <table:table-cell office:value-type="string">
            <text:p>&lt;p&gt;Tout type de commerce : textile, chaussures, bijoux, cosm&amp;#233;tiques, produits d'entretien, poissonnerie, coquillages, fruits et l&amp;#233;gumes, jouets, maroquinerie...&lt;/p&gt; &lt;p&gt;&lt;br&gt;Chaque semaine, pr&amp;#233;sence des associations de quartiers&lt;/p&gt; &lt;p&gt;&amp;#160;&lt;/p&gt; &lt;p style="text-align: left;"&gt;&lt;a id="8683" href="#" class="lienFlecheBleu" typelien="LienDocument"&gt;T&amp;#233;l&amp;#233;charger le flyer (pdf)&lt;/a&gt;&lt;/p&gt;</text:p>
          </table:table-cell>
        </table:table-row>
        <table:table-row table:style-name="ro1">
          <table:table-cell office:value-type="float" office:value="1413">
            <text:p>1413</text:p>
          </table:table-cell>
          <table:table-cell office:value-type="string">
            <text:p>Parkings du centre ville</text:p>
          </table:table-cell>
          <table:table-cell office:value-type="string">
            <text:p>Parking des Arceaux</text:p>
          </table:table-cell>
          <table:table-cell office:value-type="string">
            <text:p>Montpellier Centre</text:p>
          </table:table-cell>
          <table:table-cell office:value-type="string">
            <text:p>Les Arceaux</text:p>
          </table:table-cell>
          <table:table-cell office:value-type="string">
            <text:p>04 67 52 00 80</text:p>
          </table:table-cell>
          <table:table-cell table:number-columns-repeated="4"/>
          <table:table-cell office:value-type="string">
            <text:p>1767</text:p>
          </table:table-cell>
          <table:table-cell office:value-type="string">
            <text:p>43.6123553926</text:p>
          </table:table-cell>
          <table:table-cell office:value-type="string">
            <text:p>3.87068635490</text:p>
          </table:table-cell>
          <table:table-cell table:number-columns-repeated="2"/>
          <table:table-cell office:value-type="string">
            <text:p>Place</text:p>
          </table:table-cell>
          <table:table-cell office:value-type="string">
            <text:p>des Arceaux</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200 places g&amp;#233;r&amp;#233; par TaM&lt;br&gt;&lt;a id="196" href="#" typelien="LienInterne" libelle_ancre="undefined"&gt;Participe &amp;#224; l'op&amp;#233;ration "ch&amp;#232;que parking"&lt;/a&gt;&lt;/p&gt;</text:p>
          </table:table-cell>
          <table:table-cell office:value-type="string">
            <text:p>&lt;p&gt;Parking public de 200 places g&amp;#233;r&amp;#233; par TaM, offrant les services suivants : &lt;br&gt;- Lanceur de batterie &lt;br&gt;- R&amp;#233;cup&amp;#233;ration des piles usag&amp;#233;es et journaux &lt;br&gt;- Modulauto&lt;br&gt;- Velomagg'&lt;/p&gt; &lt;p&gt;&lt;strong&gt;Abonnements et forfaits propos&amp;#233;s : &lt;br&gt;&lt;/strong&gt;- Permanent r&amp;#233;sident&lt;br&gt;- Forfait Grand C&amp;#339;ur&lt;br&gt;- Nuit r&amp;#233;sident&lt;br&gt;- Nuit + week-end&lt;br&gt;- Permanent travail&lt;br&gt;- Multiparc&lt;br&gt;- Multiparc +&lt;br&gt;- Forfait entre 12h et 14h&lt;br&gt;- Forfait entre 20h et 7h&lt;/p&gt;</text:p>
          </table:table-cell>
        </table:table-row>
        <table:table-row table:style-name="ro1">
          <table:table-cell office:value-type="float" office:value="1414">
            <text:p>1414</text:p>
          </table:table-cell>
          <table:table-cell office:value-type="string">
            <text:p>Parkings du centre ville</text:p>
          </table:table-cell>
          <table:table-cell office:value-type="string">
            <text:p>Parking de la Comédie</text:p>
          </table:table-cell>
          <table:table-cell office:value-type="string">
            <text:p>Montpellier Centre</text:p>
          </table:table-cell>
          <table:table-cell office:value-type="string">
            <text:p>Comédie</text:p>
          </table:table-cell>
          <table:table-cell table:number-columns-repeated="5"/>
          <table:table-cell office:value-type="string">
            <text:p>39336</text:p>
          </table:table-cell>
          <table:table-cell office:value-type="string">
            <text:p>43.6089139527</text:p>
          </table:table-cell>
          <table:table-cell office:value-type="string">
            <text:p>3.88014998363</text:p>
          </table:table-cell>
          <table:table-cell table:number-columns-repeated="2"/>
          <table:table-cell office:value-type="string">
            <text:p>Place</text:p>
          </table:table-cell>
          <table:table-cell office:value-type="string">
            <text:p>de la Comédi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g&amp;#233;r&amp;#233; par TaM&lt;/p&gt; &lt;p&gt;914 places&lt;br&gt;&lt;a id="196" href="#" typelien="LienInterne" libelle_ancre="undefined"&gt;Participe &amp;#224; l'op&amp;#233;ration "ch&amp;#232;que parking"&lt;/a&gt;&lt;/p&gt;</text:p>
          </table:table-cell>
          <table:table-cell office:value-type="string">
            <text:p>&lt;p&gt;Parking public de 914 places g&amp;#233;r&amp;#233; par TaM, offrant les services suivants : &lt;br&gt;- WC public&lt;br&gt;- Consigne casques de moto&lt;br&gt;- Lavage de voiture (service payant)&lt;br&gt;- Lanceur de batterie &lt;br&gt;- Gonfleur pour pneu&lt;br&gt;- R&amp;#233;cup&amp;#233;ration des piles usag&amp;#233;es et journaux &lt;br&gt;- Places de courtoisie&lt;br&gt;- Modulauto&lt;br&gt;- Velomagg&lt;br&gt;- Prise pour v&amp;#233;hicule &amp;#233;lectrique&lt;br&gt;- Parc &amp;#224; v&amp;#233;los&lt;/p&gt; &lt;p&gt;&lt;strong&gt;Abonnements et tarif propos&amp;#233;s :&lt;/strong&gt; &lt;br&gt;- Tarif de nuit&lt;br&gt;- Permanent r&amp;#233;sident&lt;br&gt;- Forfait Grand C&amp;#339;ur&lt;br&gt;- Permanent travail&lt;br&gt;- Moto r&amp;#233;sident&lt;br&gt;- Moto travail&lt;br&gt;- Multiparc&lt;br&gt;- Multiparc +&lt;/p&gt;</text:p>
          </table:table-cell>
        </table:table-row>
        <table:table-row table:style-name="ro1">
          <table:table-cell office:value-type="float" office:value="1415">
            <text:p>1415</text:p>
          </table:table-cell>
          <table:table-cell office:value-type="string">
            <text:p>Parkings du centre ville</text:p>
          </table:table-cell>
          <table:table-cell office:value-type="string">
            <text:p>Parking du Corum</text:p>
          </table:table-cell>
          <table:table-cell office:value-type="string">
            <text:p>Montpellier Centre</text:p>
          </table:table-cell>
          <table:table-cell office:value-type="string">
            <text:p>Les Beaux-Arts</text:p>
          </table:table-cell>
          <table:table-cell office:value-type="string">
            <text:p>04 67 79 04 59</text:p>
          </table:table-cell>
          <table:table-cell table:number-columns-repeated="4"/>
          <table:table-cell office:value-type="string">
            <text:p>00020000</text:p>
          </table:table-cell>
          <table:table-cell office:value-type="string">
            <text:p>43.6136448134</text:p>
          </table:table-cell>
          <table:table-cell office:value-type="string">
            <text:p>3.88181235778</text:p>
          </table:table-cell>
          <table:table-cell table:number-columns-repeated="2"/>
          <table:table-cell office:value-type="string">
            <text:p>Avenue </text:p>
          </table:table-cell>
          <table:table-cell office:value-type="string">
            <text:p>de Nîm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Station Corum</text:p>
          </table:table-cell>
          <table:table-cell/>
          <table:table-cell office:value-type="string">
            <text:p>&lt;p&gt;Parking priv&amp;#233; de 500 places g&amp;#233;r&amp;#233; par TaM&lt;br&gt;&lt;a id="196" href="#" typelien="LienInterne" libelle_ancre="undefined"&gt;Participe &amp;#224; l'op&amp;#233;ration "ch&amp;#232;que parking"&lt;/a&gt;&lt;/p&gt;</text:p>
          </table:table-cell>
          <table:table-cell office:value-type="string">
            <text:p>&lt;p&gt;Parking priv&amp;#233; de 500 places g&amp;#233;r&amp;#233; par TaM, offrant les services suivants : &lt;br&gt;- Lanceur de batterie &lt;br&gt;- R&amp;#233;cup&amp;#233;ration des piles usag&amp;#233;es et journaux &lt;br&gt;- Places de courtoisie&lt;br&gt;- Modulauto&lt;br&gt;- Gonfleur pour pneu&lt;br&gt;- Velomagg'&lt;br&gt;- Parc &amp;#224; v&amp;#233;los&lt;br&gt;- Places familiales&lt;/p&gt; &lt;p&gt;&lt;strong&gt;&lt;br&gt;Abonnements et forfait propos&amp;#233;s :&lt;/strong&gt; &lt;br&gt;- Forfait Grand C&amp;#339;ur&lt;br&gt;- Abonnement r&amp;#233;sident&lt;br&gt;- Abonnement travail&lt;/p&gt;</text:p>
          </table:table-cell>
        </table:table-row>
        <table:table-row table:style-name="ro1">
          <table:table-cell office:value-type="float" office:value="1416">
            <text:p>1416</text:p>
          </table:table-cell>
          <table:table-cell office:value-type="string">
            <text:p>Parkings du centre ville</text:p>
          </table:table-cell>
          <table:table-cell office:value-type="string">
            <text:p>Parking Europa</text:p>
          </table:table-cell>
          <table:table-cell office:value-type="string">
            <text:p>Montpellier Centre</text:p>
          </table:table-cell>
          <table:table-cell office:value-type="string">
            <text:p>Antigone</text:p>
          </table:table-cell>
          <table:table-cell office:value-type="string">
            <text:p>04 67 20 22 13</text:p>
          </table:table-cell>
          <table:table-cell table:number-columns-repeated="4"/>
          <table:table-cell office:value-type="string">
            <text:p>39790</text:p>
          </table:table-cell>
          <table:table-cell office:value-type="string">
            <text:p>43.6070385947</text:p>
          </table:table-cell>
          <table:table-cell office:value-type="string">
            <text:p>3.89352492247</text:p>
          </table:table-cell>
          <table:table-cell table:number-columns-repeated="2"/>
          <table:table-cell office:value-type="string">
            <text:p>Place</text:p>
          </table:table-cell>
          <table:table-cell office:value-type="string">
            <text:p>de l'Europ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Station Place de l'Europe </text:p>
          </table:table-cell>
          <table:table-cell/>
          <table:table-cell office:value-type="string">
            <text:p>&lt;p&gt;Parking public de 600 places g&amp;#233;r&amp;#233; par TaM,&lt;/p&gt; &lt;p&gt;&lt;a id="196" href="#" typelien="LienInterne" libelle_ancre="undefined"&gt;Participe &amp;#224; l'op&amp;#233;ration "ch&amp;#232;que parking"&lt;/a&gt;&lt;/p&gt;</text:p>
          </table:table-cell>
          <table:table-cell office:value-type="string">
            <text:p>&lt;p&gt;Parking public de 600 places g&amp;#233;r&amp;#233; par TaM, offrant les services suivants : &lt;br&gt;- Lanceur de batterie &lt;br&gt;- R&amp;#233;cup&amp;#233;ration des piles usag&amp;#233;es et journaux &lt;br&gt;- Places de courtoisie&lt;br&gt;- Modulauto&lt;br&gt;- Velomagg'&lt;br&gt;- Parc &amp;#224; v&amp;#233;los&lt;br&gt;- Pompe &amp;#224; v&amp;#233;los&lt;br&gt;- Places familiales&lt;/p&gt; &lt;p&gt;&lt;strong&gt;Abonnements et forfait propos&amp;#233;s :&lt;/strong&gt; &lt;br&gt;- Forfait Grand C&amp;#339;ur&lt;br&gt;- Abonnement r&amp;#233;sident&lt;br&gt;- Abonnement travail&lt;/p&gt;</text:p>
          </table:table-cell>
        </table:table-row>
        <table:table-row table:style-name="ro1">
          <table:table-cell office:value-type="float" office:value="1417">
            <text:p>1417</text:p>
          </table:table-cell>
          <table:table-cell office:value-type="string">
            <text:p>Parkings du centre ville</text:p>
          </table:table-cell>
          <table:table-cell office:value-type="string">
            <text:p>Parking Gambetta</text:p>
          </table:table-cell>
          <table:table-cell office:value-type="string">
            <text:p>Montpellier Centre</text:p>
          </table:table-cell>
          <table:table-cell office:value-type="string">
            <text:p>Gambetta</text:p>
          </table:table-cell>
          <table:table-cell office:value-type="string">
            <text:p>04 67 92 72 64</text:p>
          </table:table-cell>
          <table:table-cell table:number-columns-repeated="4"/>
          <table:table-cell office:value-type="string">
            <text:p>00063800</text:p>
          </table:table-cell>
          <table:table-cell office:value-type="string">
            <text:p>43.6059875651</text:p>
          </table:table-cell>
          <table:table-cell office:value-type="string">
            <text:p>3.87289103404</text:p>
          </table:table-cell>
          <table:table-cell table:number-columns-repeated="2"/>
          <table:table-cell office:value-type="string">
            <text:p>Cours</text:p>
          </table:table-cell>
          <table:table-cell office:value-type="string">
            <text:p>Gambetta</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500 places g&amp;#233;r&amp;#233; par TaM&lt;/p&gt; &lt;p&gt;P&lt;a id="196" href="#" typelien="LienInterne" libelle_ancre="undefined"&gt;articipe &amp;#224; l'op&amp;#233;ration "ch&amp;#232;que parking"&lt;/a&gt;&lt;/p&gt;</text:p>
          </table:table-cell>
          <table:table-cell office:value-type="string">
            <text:p>&lt;p&gt;Parking public de 500 places g&amp;#233;r&amp;#233; par TaM, offrant les services suivants : &lt;br&gt;- WC public&lt;br&gt;- Lanceur de batterie &lt;br&gt;- R&amp;#233;cup&amp;#233;ration des piles usag&amp;#233;es et journaux &lt;br&gt;- Places de courtoisie&lt;br&gt;- Modulauto&lt;br&gt;- Gonfleur pour pneu&lt;br&gt;- Velomagg'&lt;br&gt;- Prise pour v&amp;#233;hicule &amp;#233;lectrique&lt;br&gt;- Parc &amp;#224; v&amp;#233;los&lt;br&gt;- Places familiales&lt;br&gt;- Pompe &amp;#224; v&amp;#233;los&lt;/p&gt; &lt;p&gt;&lt;strong&gt;Abonnements et tarif propos&amp;#233;s :&lt;/strong&gt; &lt;br&gt;- Tarif de nuit&lt;br&gt;- Tarif s&amp;#233;jour pr&amp;#233;f&amp;#233;rentiel pour les d&amp;#233;tenteurs d'un billet SNCF&lt;br&gt;- Permanent r&amp;#233;sident&lt;br&gt;- Nuit r&amp;#233;sident&lt;br&gt;- Forfait Grand C&amp;#339;ur&lt;br&gt;- Permanent travail&lt;br&gt;- Moto r&amp;#233;sident&lt;br&gt;- Moto travail&lt;br&gt;- Multiparc&lt;br&gt;- Multiparc +&lt;/p&gt;</text:p>
          </table:table-cell>
        </table:table-row>
        <table:table-row table:style-name="ro1">
          <table:table-cell office:value-type="float" office:value="1418">
            <text:p>1418</text:p>
          </table:table-cell>
          <table:table-cell office:value-type="string">
            <text:p>Parkings du centre ville</text:p>
          </table:table-cell>
          <table:table-cell office:value-type="string">
            <text:p>Parking du Nombre d'Or</text:p>
          </table:table-cell>
          <table:table-cell office:value-type="string">
            <text:p>Montpellier Centre</text:p>
          </table:table-cell>
          <table:table-cell office:value-type="string">
            <text:p>Antigone</text:p>
          </table:table-cell>
          <table:table-cell office:value-type="string">
            <text:p>04 67 65 20 29</text:p>
          </table:table-cell>
          <table:table-cell table:number-columns-repeated="4"/>
          <table:table-cell office:value-type="string">
            <text:p>00063400</text:p>
          </table:table-cell>
          <table:table-cell office:value-type="string">
            <text:p>43.6090087453</text:p>
          </table:table-cell>
          <table:table-cell office:value-type="string">
            <text:p>3.88903525251</text:p>
          </table:table-cell>
          <table:table-cell table:number-columns-repeated="2"/>
          <table:table-cell office:value-type="string">
            <text:p>Place</text:p>
          </table:table-cell>
          <table:table-cell office:value-type="string">
            <text:p>du Nombre d'Or</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StationsLéon-Blum &amp; Antigone </text:p>
          </table:table-cell>
          <table:table-cell/>
          <table:table-cell office:value-type="string">
            <text:p>&lt;p&gt;Parking public de 278 places g&amp;#233;r&amp;#233; par TaM&lt;br&gt;&lt;a id="196" href="#" typelien="LienInterne" libelle_ancre="undefined"&gt;Participe &amp;#224; l'op&amp;#233;ration "ch&amp;#232;que parking&lt;/a&gt;"&lt;/p&gt;</text:p>
          </table:table-cell>
          <table:table-cell office:value-type="string">
            <text:p>&lt;p&gt;Parking public de 278 places g&amp;#233;r&amp;#233; par TaM, offrant les services suivants : &lt;br&gt;- Lanceur de batterie &lt;br&gt;- R&amp;#233;cup&amp;#233;ration des piles usag&amp;#233;es et journaux &lt;br&gt;- Places de courtoisie&lt;br&gt;- Modulauto&lt;br&gt;- Velomagg'&lt;/p&gt; &lt;p&gt;&lt;strong&gt;Abonnements et tarif propos&amp;#233;s : &lt;br&gt;&lt;/strong&gt;- Tarif de nuit&lt;br&gt;- Permanent r&amp;#233;sident&lt;br&gt;- Nuit r&amp;#233;sident&lt;br&gt;- Forfait Grand C&amp;#339;ur&lt;br&gt;- Permanent travail&lt;br&gt;- Moto r&amp;#233;sident&lt;br&gt;- Moto travail&lt;br&gt;- Multiparc&lt;br&gt;- Multiparc +&lt;br&gt;- Petit rouleur (10 sorties autoris&amp;#233;es par mois, au-del&amp;#224; co&amp;#251;t suppl&amp;#233;mentaire par sortie) &lt;br&gt;- Petit rouleur + transport en commun&lt;/p&gt;</text:p>
          </table:table-cell>
        </table:table-row>
        <table:table-row table:style-name="ro1">
          <table:table-cell office:value-type="float" office:value="1419">
            <text:p>1419</text:p>
          </table:table-cell>
          <table:table-cell office:value-type="string">
            <text:p>Parkings du centre ville</text:p>
          </table:table-cell>
          <table:table-cell office:value-type="string">
            <text:p>Parking Laissac</text:p>
          </table:table-cell>
          <table:table-cell office:value-type="string">
            <text:p>Montpellier Centre</text:p>
          </table:table-cell>
          <table:table-cell office:value-type="string">
            <text:p>Gambetta</text:p>
          </table:table-cell>
          <table:table-cell office:value-type="string">
            <text:p>04 67 92 07 27</text:p>
          </table:table-cell>
          <table:table-cell table:number-columns-repeated="4"/>
          <table:table-cell office:value-type="string">
            <text:p>00051200</text:p>
          </table:table-cell>
          <table:table-cell office:value-type="string">
            <text:p>43.6060067421</text:p>
          </table:table-cell>
          <table:table-cell office:value-type="string">
            <text:p>3.87678718877</text:p>
          </table:table-cell>
          <table:table-cell table:number-columns-repeated="2"/>
          <table:table-cell office:value-type="string">
            <text:p>Place</text:p>
          </table:table-cell>
          <table:table-cell office:value-type="string">
            <text:p>Alexandre-Laissac </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250 places g&amp;#233;r&amp;#233; par TaM&lt;/p&gt; &lt;p&gt;&lt;a id="196" href="#" typelien="LienInterne" libelle_ancre="undefined"&gt;Participe &amp;#224; l'op&amp;#233;ration "ch&amp;#232;que parking"&lt;/a&gt;&lt;/p&gt;</text:p>
          </table:table-cell>
          <table:table-cell office:value-type="string">
            <text:p>&lt;p&gt;Parking public de 250 places g&amp;#233;r&amp;#233; par TaM, offrant les services suivants : &lt;br&gt;- Lanceur de batterie &lt;br&gt;- R&amp;#233;cup&amp;#233;ration des piles usag&amp;#233;es et journaux &lt;br&gt;- Places de courtoisie&lt;br&gt;- Modulauto&lt;br&gt;- Velomagg'&lt;br&gt;- Parc &amp;#224; v&amp;#233;los &lt;p&gt;&amp;#160;&lt;/p&gt; &lt;p&gt;&lt;strong&gt;Abonnements et tarif propos&amp;#233;s :&lt;/strong&gt; &lt;br&gt;- Abonnement r&amp;#233;sident&lt;br&gt;- Tarif s&amp;#233;jour pr&amp;#233;f&amp;#233;rentiel pour les d&amp;#233;tenteurs d'un billet SNCF&lt;br&gt;- Abonnement travail&lt;/p&gt; &lt;/p&gt;</text:p>
          </table:table-cell>
        </table:table-row>
        <table:table-row table:style-name="ro1">
          <table:table-cell office:value-type="float" office:value="1420">
            <text:p>1420</text:p>
          </table:table-cell>
          <table:table-cell office:value-type="string">
            <text:p>Parkings du centre ville</text:p>
          </table:table-cell>
          <table:table-cell office:value-type="string">
            <text:p>Parking Arc de Triomphe</text:p>
          </table:table-cell>
          <table:table-cell office:value-type="string">
            <text:p>Montpellier Centre</text:p>
          </table:table-cell>
          <table:table-cell office:value-type="string">
            <text:p>Centre historique</text:p>
          </table:table-cell>
          <table:table-cell office:value-type="string">
            <text:p>04 67 66 03 85</text:p>
          </table:table-cell>
          <table:table-cell table:number-columns-repeated="4"/>
          <table:table-cell office:value-type="string">
            <text:p>00063500</text:p>
          </table:table-cell>
          <table:table-cell office:value-type="string">
            <text:p>43.6109248173</text:p>
          </table:table-cell>
          <table:table-cell office:value-type="string">
            <text:p>3.87261741952</text:p>
          </table:table-cell>
          <table:table-cell table:number-columns-repeated="2"/>
          <table:table-cell office:value-type="string">
            <text:p>Avenue</text:p>
          </table:table-cell>
          <table:table-cell office:value-type="string">
            <text:p>Foch</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471 places g&amp;#233;r&amp;#233; par EFFIA&lt;br&gt;&lt;a id="196" href="#" typelien="LienInterne" libelle_ancre="undefined"&gt;Participe &amp;#224; l'op&amp;#233;ration "ch&amp;#232;que parking"&lt;/a&gt;&lt;/p&gt;</text:p>
          </table:table-cell>
          <table:table-cell office:value-type="string">
            <text:p>&lt;p&gt;Parking public de 471 places g&amp;#233;r&amp;#233; par EFFIA, offrant les services suivants : &lt;br&gt;- WC public&lt;br&gt;- Parc &amp;#224; v&amp;#233;lo &lt;br&gt;- Lanceur de batterie&lt;br&gt;- Prise pour voiture &amp;#233;lectrique&lt;br&gt;- Accompagnement des clients &amp;#224; leur voiture&lt;br&gt;- Lavage de voiture&lt;/p&gt; &lt;p&gt;&lt;strong&gt;&lt;br&gt;Abonnements propos&amp;#233;s :&lt;/strong&gt; &lt;br&gt;- Abonnement par internet &lt;br&gt;- Abonnement r&amp;#233;sident&lt;br&gt;- Abonnement travail&lt;/p&gt;</text:p>
          </table:table-cell>
        </table:table-row>
        <table:table-row table:style-name="ro1">
          <table:table-cell office:value-type="float" office:value="1421">
            <text:p>1421</text:p>
          </table:table-cell>
          <table:table-cell office:value-type="string">
            <text:p>Parkings du centre ville</text:p>
          </table:table-cell>
          <table:table-cell office:value-type="string">
            <text:p>Parking Pitot</text:p>
          </table:table-cell>
          <table:table-cell office:value-type="string">
            <text:p>Montpellier Centre</text:p>
          </table:table-cell>
          <table:table-cell office:value-type="string">
            <text:p>Les Arceaux</text:p>
          </table:table-cell>
          <table:table-cell table:number-columns-repeated="5"/>
          <table:table-cell office:value-type="string">
            <text:p>1767</text:p>
          </table:table-cell>
          <table:table-cell office:value-type="string">
            <text:p>43.6123553926</text:p>
          </table:table-cell>
          <table:table-cell office:value-type="string">
            <text:p>3.87068635490</text:p>
          </table:table-cell>
          <table:table-cell table:number-columns-repeated="2"/>
          <table:table-cell office:value-type="string">
            <text:p>Rue</text:p>
          </table:table-cell>
          <table:table-cell office:value-type="string">
            <text:p>Pito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519 places g&amp;#233;r&amp;#233; par VINCI PARK&lt;br&gt;&lt;a id="196" href="#" typelien="LienInterne" libelle_ancre="undefined"&gt;Participe &amp;#224; l'op&amp;#233;ration "ch&amp;#232;que parking"&lt;/a&gt;&lt;/p&gt;</text:p>
          </table:table-cell>
          <table:table-cell office:value-type="string">
            <text:p>&lt;p&gt;Parking public de 519 places g&amp;#233;r&amp;#233; par VINCI PARK, offrant les services suivants : &lt;br&gt;- Pr&amp;#234;t de cabas, parapluie, kit de d&amp;#233;pannage&lt;br&gt;- Consigne casques de moto&lt;br&gt;- Accompagnement des clients &amp;#224; leur voiture&lt;br&gt;- Stationnement offert aux &amp;#233;poux le jour de leur mariage&lt;br&gt;- Stationnement offert aux clients le jour de leur anniversaire&lt;br&gt;- Nombreux moyens de paiement&lt;/p&gt; &lt;p&gt;&lt;strong&gt;&lt;/strong&gt;&lt;/p&gt; &lt;p&gt;&lt;strong&gt;Abonnements propos&amp;#233;s :&lt;/strong&gt;&lt;br&gt;- Abonnement annuel longue dur&amp;#233;e&lt;br&gt;- Forfait de passage &amp;#224; partir de 3 jours&lt;/p&gt; &lt;p&gt;&amp;#160;&lt;/p&gt;</text:p>
          </table:table-cell>
        </table:table-row>
        <table:table-row table:style-name="ro1">
          <table:table-cell office:value-type="float" office:value="1422">
            <text:p>1422</text:p>
          </table:table-cell>
          <table:table-cell office:value-type="string">
            <text:p>Parkings du centre ville</text:p>
          </table:table-cell>
          <table:table-cell office:value-type="string">
            <text:p>Parking Foch Préfecture</text:p>
          </table:table-cell>
          <table:table-cell office:value-type="string">
            <text:p>Montpellier Centre</text:p>
          </table:table-cell>
          <table:table-cell table:number-columns-repeated="6"/>
          <table:table-cell office:value-type="string">
            <text:p>00063700</text:p>
          </table:table-cell>
          <table:table-cell office:value-type="string">
            <text:p>43.6106583989</text:p>
          </table:table-cell>
          <table:table-cell office:value-type="string">
            <text:p>3.87633075970</text:p>
          </table:table-cell>
          <table:table-cell table:number-columns-repeated="2"/>
          <table:table-cell office:value-type="string">
            <text:p>Rue </text:p>
          </table:table-cell>
          <table:table-cell office:value-type="string">
            <text:p>Foch</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 de 690 places g&amp;#233;r&amp;#233; par VINCI PARK&lt;/p&gt; &lt;p&gt;&lt;a id="196" href="#" typelien="LienInterne" libelle_ancre="undefined"&gt;Participe &amp;#224; l'op&amp;#233;ration "ch&amp;#232;que parking"&lt;/a&gt;&lt;/p&gt;</text:p>
          </table:table-cell>
          <table:table-cell office:value-type="string">
            <text:p>&lt;p&gt;Parking public de 690 places g&amp;#233;r&amp;#233; par VINCI PARK, offrant les services suivants : &lt;br&gt;- Pr&amp;#234;t de cabas, parapluie, &lt;br&gt;- Lanceur de batterie&lt;br&gt;- Accompagnement des clients &amp;#224; leur voiture&lt;br&gt;- Stationnement offert aux &amp;#233;poux le jour de leur mariage&lt;br&gt;- Stationnement offert aux clients le jour de leur anniversaire&lt;br&gt;- Nombreux moyens de paiement&lt;/p&gt; &lt;p&gt;&lt;strong&gt;Abonnements propos&amp;#233;s :&lt;/strong&gt;&lt;br&gt;- Abonnement annuel longue dur&amp;#233;e&lt;br&gt;- Forfait de passage &amp;#224; partir de 3 jours&lt;/p&gt;</text:p>
          </table:table-cell>
        </table:table-row>
        <table:table-row table:style-name="ro1">
          <table:table-cell office:value-type="float" office:value="1423">
            <text:p>1423</text:p>
          </table:table-cell>
          <table:table-cell office:value-type="string">
            <text:p>Parkings du centre ville</text:p>
          </table:table-cell>
          <table:table-cell office:value-type="string">
            <text:p>Parking du Triangle</text:p>
          </table:table-cell>
          <table:table-cell office:value-type="string">
            <text:p>Montpellier Centre</text:p>
          </table:table-cell>
          <table:table-cell/>
          <table:table-cell office:value-type="string">
            <text:p>04 67 58 19 66</text:p>
          </table:table-cell>
          <table:table-cell table:number-columns-repeated="9"/>
          <table:table-cell office:value-type="string">
            <text:p>Allée</text:p>
          </table:table-cell>
          <table:table-cell office:value-type="string">
            <text:p>Jules Milhau</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riv&amp;#233; de 450 places g&amp;#233;r&amp;#233; par VINCI PARK&lt;/p&gt; &lt;p&gt;&lt;a id="196" href="#" typelien="LienInterne" libelle_ancre="undefined"&gt;Participe &amp;#224; l'op&amp;#233;ration "ch&amp;#232;que parking"&lt;/a&gt;&lt;/p&gt;</text:p>
          </table:table-cell>
          <table:table-cell office:value-type="string">
            <text:p>&lt;p&gt;Parking priv&amp;#233; de 450 places g&amp;#233;r&amp;#233; par VINCI PARK, offrant les services suivants : &lt;br&gt;- Pr&amp;#234;t de cabas, parapluie, &lt;br&gt;- Lanceur de batterie&lt;br&gt;- Accompagnement des clients &amp;#224; leur voiture&lt;br&gt;- Stationnement offert aux &amp;#233;poux le jour de leur mariage&lt;br&gt;- Stationnement offert aux clients le jour de leur anniversaire&lt;br&gt;- Nombreux moyens de paiement&lt;/p&gt; &lt;p&gt;&lt;strong&gt;Abonnements propos&amp;#233;s :&lt;/strong&gt;&lt;br&gt;- Abonnement mensuel&lt;br&gt;- Abonnement trimestriel&lt;br&gt;- Abonnement annuel&lt;br&gt;- Abonnement nuit&lt;br&gt;- Abonnement par pr&amp;#233;l&amp;#232;vement&lt;br&gt;- Abonnement nuit&lt;/p&gt;</text:p>
          </table:table-cell>
        </table:table-row>
        <table:table-row table:style-name="ro1">
          <table:table-cell office:value-type="float" office:value="1424">
            <text:p>1424</text:p>
          </table:table-cell>
          <table:table-cell office:value-type="string">
            <text:p>Parkings du centre ville</text:p>
          </table:table-cell>
          <table:table-cell office:value-type="string">
            <text:p>Parking du Polygone</text:p>
          </table:table-cell>
          <table:table-cell office:value-type="string">
            <text:p>Montpellier Centre</text:p>
          </table:table-cell>
          <table:table-cell office:value-type="string">
            <text:p>Comédie</text:p>
          </table:table-cell>
          <table:table-cell office:value-type="string">
            <text:p>04 67 65 13 24</text:p>
          </table:table-cell>
          <table:table-cell table:number-columns-repeated="7"/>
          <table:table-cell office:value-type="string">
            <text:p>1</text:p>
          </table:table-cell>
          <table:table-cell/>
          <table:table-cell office:value-type="string">
            <text:p>Rue</text:p>
          </table:table-cell>
          <table:table-cell office:value-type="string">
            <text:p>des Pertuisan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arking public/priv&amp;#233; de 1974 places g&amp;#233;r&amp;#233; par SPP&lt;/p&gt; &lt;p&gt;Centre commercial du Polygone&lt;br&gt;&lt;a id="196" href="#" typelien="LienInterne" libelle_ancre="undefined"&gt;Participe &amp;#224; l'op&amp;#233;ration "ch&amp;#232;que parking"&lt;/a&gt;&lt;br&gt;&amp;#160;&lt;/p&gt;</text:p>
          </table:table-cell>
          <table:table-cell office:value-type="string">
            <text:p>&lt;p&gt;Parking public/priv&amp;#233; de 1974 places g&amp;#233;r&amp;#233; par SPP, offrant les services publics suivants : &lt;br&gt;- Lavage auto (payant)&lt;br&gt;- Places WIP (payant)&lt;/p&gt; &lt;p&gt;&lt;strong&gt;Abonnement propos&amp;#233; :&lt;/strong&gt; &lt;br&gt;- Abonnement trimestriel&lt;/p&gt;</text:p>
          </table:table-cell>
        </table:table-row>
        <table:table-row table:style-name="ro1">
          <table:table-cell office:value-type="float" office:value="1425">
            <text:p>1425</text:p>
          </table:table-cell>
          <table:table-cell office:value-type="string">
            <text:p>Ecoles d'enseignement supérieur</text:p>
          </table:table-cell>
          <table:table-cell office:value-type="string">
            <text:p>SUP' DE COM - Ecole de communication et de publicité </text:p>
          </table:table-cell>
          <table:table-cell office:value-type="string">
            <text:p>Hôpitaux - Facultés</text:p>
          </table:table-cell>
          <table:table-cell/>
          <table:table-cell office:value-type="string">
            <text:p>04 67 52 04 66</text:p>
          </table:table-cell>
          <table:table-cell office:value-type="string">
            <text:p>04 67 52 13 88 </text:p>
          </table:table-cell>
          <table:table-cell office:value-type="string">
            <text:p>montpellier@ecoles-supdecom.com</text:p>
          </table:table-cell>
          <table:table-cell office:value-type="string">
            <text:p>www.ecoles-supdecom.com</text:p>
          </table:table-cell>
          <table:table-cell table:number-columns-repeated="4"/>
          <table:table-cell office:value-type="string">
            <text:p>499</text:p>
          </table:table-cell>
          <table:table-cell/>
          <table:table-cell office:value-type="string">
            <text:p>rue </text:p>
          </table:table-cell>
          <table:table-cell office:value-type="string">
            <text:p>de la Croix Verte</text:p>
          </table:table-cell>
          <table:table-cell office:value-type="string">
            <text:p>Parc Euromédecine</text:p>
          </table:table-cell>
          <table:table-cell office:value-type="string">
            <text:p>34196</text:p>
          </table:table-cell>
          <table:table-cell office:value-type="string">
            <text:p>Montpellier</text:p>
          </table:table-cell>
          <table:table-cell office:value-type="string">
            <text:p>cedex 5</text:p>
          </table:table-cell>
          <table:table-cell/>
          <table:table-cell office:value-type="float" office:value="0">
            <text:p>0</text:p>
          </table:table-cell>
          <table:table-cell table:number-columns-repeated="9"/>
        </table:table-row>
        <table:table-row table:style-name="ro1">
          <table:table-cell office:value-type="float" office:value="1426">
            <text:p>1426</text:p>
          </table:table-cell>
          <table:table-cell office:value-type="string">
            <text:p>Marchés thématiques</text:p>
          </table:table-cell>
          <table:table-cell office:value-type="string">
            <text:p>Broc'art</text:p>
          </table:table-cell>
          <table:table-cell office:value-type="string">
            <text:p>Montpellier Centre</text:p>
          </table:table-cell>
          <table:table-cell table:number-columns-repeated="11"/>
          <table:table-cell office:value-type="string">
            <text:p>Plan</text:p>
          </table:table-cell>
          <table:table-cell office:value-type="string">
            <text:p>Caban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March&amp;#233; &amp;#224; la brocante&lt;/p&gt; &lt;p&gt;Tous les mercredis de 10h &amp;#224; 19h&lt;/p&gt;</text:p>
          </table:table-cell>
          <table:table-cell/>
        </table:table-row>
        <table:table-row table:style-name="ro1">
          <table:table-cell office:value-type="float" office:value="1427">
            <text:p>1427</text:p>
          </table:table-cell>
          <table:table-cell office:value-type="string">
            <text:p>Ecoles élémentaires</text:p>
          </table:table-cell>
          <table:table-cell office:value-type="string">
            <text:p>Ecole élementaire André Malraux</text:p>
          </table:table-cell>
          <table:table-cell office:value-type="string">
            <text:p>Port Marianne</text:p>
          </table:table-cell>
          <table:table-cell office:value-type="string">
            <text:p>Millénaire</text:p>
          </table:table-cell>
          <table:table-cell office:value-type="string">
            <text:p>04 99 64 27 41</text:p>
          </table:table-cell>
          <table:table-cell table:number-columns-repeated="7"/>
          <table:table-cell office:value-type="string">
            <text:p>380</text:p>
          </table:table-cell>
          <table:table-cell/>
          <table:table-cell office:value-type="string">
            <text:p>Route</text:p>
          </table:table-cell>
          <table:table-cell office:value-type="string">
            <text:p><text:s/>de Vauguière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428">
            <text:p>1428</text:p>
          </table:table-cell>
          <table:table-cell office:value-type="string">
            <text:p>Ecoles maternelles</text:p>
          </table:table-cell>
          <table:table-cell office:value-type="string">
            <text:p>Ecole maternelle Olympe de Gouges</text:p>
          </table:table-cell>
          <table:table-cell office:value-type="string">
            <text:p>Croix d'Argent</text:p>
          </table:table-cell>
          <table:table-cell office:value-type="string">
            <text:p>Estanove</text:p>
          </table:table-cell>
          <table:table-cell office:value-type="string">
            <text:p>04 67 99 18 21</text:p>
          </table:table-cell>
          <table:table-cell table:number-columns-repeated="7"/>
          <table:table-cell office:value-type="string">
            <text:p>1</text:p>
          </table:table-cell>
          <table:table-cell/>
          <table:table-cell office:value-type="string">
            <text:p>rue</text:p>
          </table:table-cell>
          <table:table-cell office:value-type="string">
            <text:p>de Bugarel</text:p>
          </table:table-cell>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429">
            <text:p>1429</text:p>
          </table:table-cell>
          <table:table-cell office:value-type="string">
            <text:p>Cliniques</text:p>
          </table:table-cell>
          <table:table-cell office:value-type="string">
            <text:p>Clinique Le Castelet</text:p>
          </table:table-cell>
          <table:table-cell table:number-columns-repeated="2"/>
          <table:table-cell office:value-type="string">
            <text:p>04 67 07 89 89</text:p>
          </table:table-cell>
          <table:table-cell table:number-columns-repeated="2"/>
          <table:table-cell office:value-type="string">
            <text:p>www.cliniquelecastelet.com/</text:p>
          </table:table-cell>
          <table:table-cell table:number-columns-repeated="4"/>
          <table:table-cell office:value-type="string">
            <text:p>18</text:p>
          </table:table-cell>
          <table:table-cell/>
          <table:table-cell office:value-type="string">
            <text:p>rue</text:p>
          </table:table-cell>
          <table:table-cell office:value-type="string">
            <text:p>Georges Clémenceau</text:p>
          </table:table-cell>
          <table:table-cell/>
          <table:table-cell office:value-type="string">
            <text:p>34 431</text:p>
          </table:table-cell>
          <table:table-cell office:value-type="string">
            <text:p>Saint Jean de Vedas</text:p>
          </table:table-cell>
          <table:table-cell table:number-columns-repeated="2"/>
          <table:table-cell office:value-type="float" office:value="0">
            <text:p>0</text:p>
          </table:table-cell>
          <table:table-cell table:number-columns-repeated="7"/>
          <table:table-cell office:value-type="string">
            <text:p>&lt;p&gt;Centre de r&amp;#233;&amp;#233;ducation et de r&amp;#233;adaptation fonctionnelles,&lt;/p&gt; &lt;p&gt;Clinique de convalescence sp&amp;#233;cialis&amp;#233;e&lt;/p&gt;</text:p>
          </table:table-cell>
          <table:table-cell/>
        </table:table-row>
        <table:table-row table:style-name="ro1">
          <table:table-cell office:value-type="float" office:value="1430">
            <text:p>1430</text:p>
          </table:table-cell>
          <table:table-cell office:value-type="string">
            <text:p>Cliniques</text:p>
          </table:table-cell>
          <table:table-cell office:value-type="string">
            <text:p>Institut Saint-Pierre</text:p>
          </table:table-cell>
          <table:table-cell table:number-columns-repeated="5"/>
          <table:table-cell office:value-type="string">
            <text:p>www.institut-st-pierre.com/</text:p>
          </table:table-cell>
          <table:table-cell table:number-columns-repeated="4"/>
          <table:table-cell office:value-type="string">
            <text:p>371</text:p>
          </table:table-cell>
          <table:table-cell/>
          <table:table-cell office:value-type="string">
            <text:p>avenue</text:p>
          </table:table-cell>
          <table:table-cell office:value-type="string">
            <text:p>de l'Eveché de Maguelone</text:p>
          </table:table-cell>
          <table:table-cell/>
          <table:table-cell office:value-type="string">
            <text:p>34250</text:p>
          </table:table-cell>
          <table:table-cell office:value-type="string">
            <text:p>Palavas-les-flots</text:p>
          </table:table-cell>
          <table:table-cell table:number-columns-repeated="2"/>
          <table:table-cell office:value-type="float" office:value="0">
            <text:p>0</text:p>
          </table:table-cell>
          <table:table-cell table:number-columns-repeated="7"/>
          <table:table-cell office:value-type="string">
            <text:p>&lt;p&gt;H&amp;#244;pital d'enfants&lt;/p&gt;</text:p>
          </table:table-cell>
          <table:table-cell/>
        </table:table-row>
        <table:table-row table:style-name="ro1">
          <table:table-cell office:value-type="float" office:value="1431">
            <text:p>1431</text:p>
          </table:table-cell>
          <table:table-cell office:value-type="string">
            <text:p>Don d'organes</text:p>
          </table:table-cell>
          <table:table-cell office:value-type="string">
            <text:p>FNAIR - Fédération Nationale d'Aide aux Insuffisants Rénaux</text:p>
          </table:table-cell>
          <table:table-cell table:number-columns-repeated="2"/>
          <table:table-cell office:value-type="string">
            <text:p>04 67 12 17 46</text:p>
          </table:table-cell>
          <table:table-cell/>
          <table:table-cell office:value-type="string">
            <text:p>jn.clapier@orange.fr</text:p>
          </table:table-cell>
          <table:table-cell office:value-type="string">
            <text:p>www.fnair.asso.fr/</text:p>
          </table:table-cell>
          <table:table-cell table:number-columns-repeated="4"/>
          <table:table-cell office:value-type="string">
            <text:p>75</text:p>
          </table:table-cell>
          <table:table-cell/>
          <table:table-cell office:value-type="string">
            <text:p>cours</text:p>
          </table:table-cell>
          <table:table-cell office:value-type="string">
            <text:p>Albert Thomas</text:p>
          </table:table-cell>
          <table:table-cell office:value-type="string">
            <text:p>Immeuble "6ème avenue"</text:p>
          </table:table-cell>
          <table:table-cell office:value-type="string">
            <text:p>69447</text:p>
          </table:table-cell>
          <table:table-cell office:value-type="string">
            <text:p>Lyon</text:p>
          </table:table-cell>
          <table:table-cell office:value-type="string">
            <text:p>cedex 3</text:p>
          </table:table-cell>
          <table:table-cell/>
          <table:table-cell office:value-type="float" office:value="0">
            <text:p>0</text:p>
          </table:table-cell>
          <table:table-cell table:number-columns-repeated="7"/>
          <table:table-cell office:value-type="string">
            <text:p>&lt;p&gt;La F&amp;#233;d&amp;#233;ration Nationale d'Aide aux Insuffisants R&amp;#233;naux se bat pour am&amp;#233;liorer les soins et la vie de tous les jours des personnes atteintes d'insuffisance r&amp;#233;nale, mais aussi pour tenter de diminuer, grace &amp;#224; des actions visant &amp;#224; promouvoir la pr&amp;#233;vention et la recherche sur les maladies r&amp;#233;nales, le nombre des personnes astreintes aux lourds traitements de l'insuffisance r&amp;#233;nale terminale.&lt;/p&gt;</text:p>
          </table:table-cell>
          <table:table-cell/>
        </table:table-row>
        <table:table-row table:style-name="ro1">
          <table:table-cell office:value-type="float" office:value="1432">
            <text:p>1432</text:p>
          </table:table-cell>
          <table:table-cell office:value-type="string">
            <text:p>Don d'organes</text:p>
          </table:table-cell>
          <table:table-cell office:value-type="string">
            <text:p>INFO DON 34</text:p>
          </table:table-cell>
          <table:table-cell table:number-columns-repeated="2"/>
          <table:table-cell office:value-type="string">
            <text:p>04 67 59 75 11 </text:p>
          </table:table-cell>
          <table:table-cell/>
          <table:table-cell office:value-type="string">
            <text:p>infodon34@laposte.net</text:p>
          </table:table-cell>
          <table:table-cell table:number-columns-repeated="7"/>
          <table:table-cell office:value-type="string">
            <text:p>Chemin </text:p>
          </table:table-cell>
          <table:table-cell office:value-type="string">
            <text:p>du Poulaillon</text:p>
          </table:table-cell>
          <table:table-cell/>
          <table:table-cell office:value-type="string">
            <text:p>34730 </text:p>
          </table:table-cell>
          <table:table-cell office:value-type="string">
            <text:p>St-Vincent de Barbeyrargues</text:p>
          </table:table-cell>
          <table:table-cell table:number-columns-repeated="2"/>
          <table:table-cell office:value-type="float" office:value="0">
            <text:p>0</text:p>
          </table:table-cell>
          <table:table-cell table:number-columns-repeated="7"/>
          <table:table-cell office:value-type="string">
            <text:p>&lt;p&gt;INFO DON 34 : Mr Vaneckaute Christian&lt;/p&gt; &lt;p&gt;04 67 59 75 11&lt;/p&gt;</text:p>
          </table:table-cell>
          <table:table-cell/>
        </table:table-row>
        <table:table-row table:style-name="ro1">
          <table:table-cell office:value-type="float" office:value="1433">
            <text:p>1433</text:p>
          </table:table-cell>
          <table:table-cell office:value-type="string">
            <text:p>Don d'organes</text:p>
          </table:table-cell>
          <table:table-cell office:value-type="string">
            <text:p>TRANSFORM ARD ROUSSILLON LANGUEDOC</text:p>
          </table:table-cell>
          <table:table-cell table:number-columns-repeated="2"/>
          <table:table-cell office:value-type="string">
            <text:p>06 17 24 61 27</text:p>
          </table:table-cell>
          <table:table-cell/>
          <table:table-cell office:value-type="string">
            <text:p>bobo.jojo@orange.fr</text:p>
          </table:table-cell>
          <table:table-cell table:number-columns-repeated="7"/>
          <table:table-cell office:value-type="string">
            <text:p>Adresse</text:p>
          </table:table-cell>
          <table:table-cell office:value-type="string">
            <text:p>non communiqué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TRANSFORM ARD ROUSSILLON LANGUEDOC&lt;br&gt;M. Alain BOBO&lt;/p&gt; &lt;p&gt;06 17 24 61 27&lt;/p&gt; &lt;p&gt;Contact mail : bobo.jojo@orange.fr ou transformeard@yahoo.fr&lt;/p&gt;</text:p>
          </table:table-cell>
          <table:table-cell/>
        </table:table-row>
        <table:table-row table:style-name="ro1">
          <table:table-cell office:value-type="float" office:value="1434">
            <text:p>1434</text:p>
          </table:table-cell>
          <table:table-cell office:value-type="string">
            <text:p>Don d'organes</text:p>
          </table:table-cell>
          <table:table-cell office:value-type="string">
            <text:p>FRANCE ADOT</text:p>
          </table:table-cell>
          <table:table-cell table:number-columns-repeated="4"/>
          <table:table-cell office:value-type="string">
            <text:p>jf.saury@free.fr </text:p>
          </table:table-cell>
          <table:table-cell office:value-type="string">
            <text:p>www.france-adot.org/</text:p>
          </table:table-cell>
          <table:table-cell table:number-columns-repeated="6"/>
          <table:table-cell office:value-type="string">
            <text:p>Adresse</text:p>
          </table:table-cell>
          <table:table-cell office:value-type="string">
            <text:p>non communiqué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FRANCE ADOT est une f&amp;#233;d&amp;#233;ration d'associations qui oeuvrent dans chaque d&amp;#233;partement pour informer et sensibiliser sur la cause du Don d'organes, de tissus et de moelle osseuse.&lt;/p&gt; &lt;p&gt;L'objectif de FRANCE ADOT est de vous amener d'une part &amp;#224; prendre position pour ou contre le Don d'organes et de tissus, d'autre part &amp;#224; vous porter volontaire au don de moelle osseuse.&lt;/p&gt;</text:p>
          </table:table-cell>
          <table:table-cell office:value-type="string">
            <text:p>&lt;p&gt;&amp;#160;&lt;/p&gt; &lt;ul&gt; &lt;li&gt;FRANCE ADOT jean fran&amp;#231;ois Saury, 06 03 50 66 05 jf.saury@free.fr&amp;#160;&lt;/li&gt; &lt;li&gt;ADOT&amp;#160;30 : Mr Burgarella , 06 08 07 36 62 franceadot30@orange.fr&lt;/li&gt; &lt;/ul&gt;</text:p>
          </table:table-cell>
        </table:table-row>
        <table:table-row table:style-name="ro1">
          <table:table-cell office:value-type="float" office:value="1435">
            <text:p>1435</text:p>
          </table:table-cell>
          <table:table-cell office:value-type="string">
            <text:p>Autres lieux</text:p>
          </table:table-cell>
          <table:table-cell office:value-type="string">
            <text:p>Maison de la Poésie</text:p>
          </table:table-cell>
          <table:table-cell office:value-type="string">
            <text:p>Montpellier Centre</text:p>
          </table:table-cell>
          <table:table-cell/>
          <table:table-cell office:value-type="string">
            <text:p>04 67 87 59 92</text:p>
          </table:table-cell>
          <table:table-cell/>
          <table:table-cell office:value-type="string">
            <text:p>maison-de-la-poesie-languedoc-roussillon.over-blog.com</text:p>
          </table:table-cell>
          <table:table-cell table:number-columns-repeated="5"/>
          <table:table-cell office:value-type="string">
            <text:p>78</text:p>
          </table:table-cell>
          <table:table-cell/>
          <table:table-cell office:value-type="string">
            <text:p>Moulin de l'Evêque</text:p>
          </table:table-cell>
          <table:table-cell office:value-type="string">
            <text:p>Place du Père Louis</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Maison de la Po&amp;#233;sie&lt;br&gt;Un lieu de d&amp;#233;couverte et de diffusion ouvert &amp;#224; tous les amoureux des mots&lt;/p&gt; &lt;p&gt;&lt;a id="9914" href="#" title="Dossier de presse (pdf)" typelien="LienDocument"&gt;En savoir plus&lt;/a&gt;&lt;/p&gt;</text:p>
          </table:table-cell>
          <table:table-cell/>
        </table:table-row>
        <table:table-row table:style-name="ro1">
          <table:table-cell office:value-type="float" office:value="1436">
            <text:p>1436</text:p>
          </table:table-cell>
          <table:table-cell office:value-type="string">
            <text:p>Marchés de quartiers</text:p>
          </table:table-cell>
          <table:table-cell office:value-type="string">
            <text:p>Marché de Malbosc</text:p>
          </table:table-cell>
          <table:table-cell office:value-type="string">
            <text:p>Mosson</text:p>
          </table:table-cell>
          <table:table-cell table:number-columns-repeated="11"/>
          <table:table-cell office:value-type="string">
            <text:p>Square</text:p>
          </table:table-cell>
          <table:table-cell office:value-type="string">
            <text:p>Fiacre</text:p>
          </table:table-cell>
          <table:table-cell office:value-type="string">
            <text:p>En bas de la coulée verte entre la pharmacie et la boulangerie</text:p>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 &lt;p&gt;Ouverture du march&amp;#233; de plein air Malbosc&amp;#160;tous les mercredis de 7h30 &amp;#224; 13h30.&lt;/p&gt; &lt;p&gt;&amp;#160;&lt;/p&gt; &lt;p&gt;6 commer&amp;#231;ants seront pr&amp;#233;sents au total : produits de l&amp;#8216;Aveyron, poissonnier / coquillages, primeur (agriculture biologique), &amp;#233;leveur de volailles / &amp;#339;ufs frais, fromager et p&amp;#226;tes fraiches, fabrication et vente de pizzas / plats cuisin&amp;#233;s &amp;#224; emporter.&lt;/p&gt; &lt;p&gt;&amp;#160;&lt;/p&gt; &lt;/p&gt;</text:p>
          </table:table-cell>
          <table:table-cell/>
        </table:table-row>
        <table:table-row table:style-name="ro1">
          <table:table-cell office:value-type="float" office:value="1437">
            <text:p>1437</text:p>
          </table:table-cell>
          <table:table-cell office:value-type="string">
            <text:p>Compagnies</text:p>
          </table:table-cell>
          <table:table-cell office:value-type="string">
            <text:p>Compagnie Caracol</text:p>
          </table:table-cell>
          <table:table-cell office:value-type="string">
            <text:p>Les Cévennes</text:p>
          </table:table-cell>
          <table:table-cell/>
          <table:table-cell office:value-type="string">
            <text:p>06 63 61 99 36 </text:p>
          </table:table-cell>
          <table:table-cell/>
          <table:table-cell office:value-type="string">
            <text:p>c.caracol@voila.fr</text:p>
          </table:table-cell>
          <table:table-cell table:number-columns-repeated="5"/>
          <table:table-cell office:value-type="string">
            <text:p>1250</text:p>
          </table:table-cell>
          <table:table-cell/>
          <table:table-cell office:value-type="string">
            <text:p>Rue</text:p>
          </table:table-cell>
          <table:table-cell office:value-type="string">
            <text:p>de Las Sorbes</text:p>
          </table:table-cell>
          <table:table-cell office:value-type="string">
            <text:p>Résidence Les Reinettes Bat. C</text:p>
          </table:table-cell>
          <table:table-cell office:value-type="string">
            <text:p>3407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Cie CARACOL : autrement d&amp;#238;te "CARACOL Th&amp;#233;&amp;#226;tre" a &amp;#233;t&amp;#233;&amp;#160;cr&amp;#233;&amp;#233;e en 2004. Cette compagnie, dirig&amp;#233;e par Alicia Le Breton, a trois spectacles &amp;#224; son actif : VOY VOY, NOUN puis "O". Ses spectacles m&amp;#234;lent plusieurs disciplines artistiques : Th&amp;#233;&amp;#226;tre, danse, clown, marionnettes.&lt;/p&gt;</text:p>
          </table:table-cell>
          <table:table-cell office:value-type="string">
            <text:p>&lt;p&gt;Cie CARACOL : autrement d&amp;#238;te "CARACOL Th&amp;#233;&amp;#226;tre" a &amp;#233;t&amp;#233;&amp;#160;cr&amp;#233;&amp;#233;e en 2004. Cette compagnie, dirig&amp;#233;e par Alicia Le Breton, a trois spectacles &amp;#224; son actif : VOY VOY, NOUN puis "O". Ses spectacles m&amp;#234;lent plusieurs disciplines artistiques : Th&amp;#233;&amp;#226;tre, danse, clown, marionnettes. Les th&amp;#232;mes favorisent l'ouverture au monde. Les derni&amp;#232;res cr&amp;#233;ations sont dirig&amp;#233;es vers le tr&amp;#232;s jeune public, mais d'autres projets &amp;#224; venir concernent un public adolescent-adulte. Elle re&amp;#231;oit le soutien de la Ville de Montpellier pour"O" et du Conseil G&amp;#233;n&amp;#233;ral de l'H&amp;#233;rault pour sa prochaine cr&amp;#233;ation&lt;/p&gt;</text:p>
          </table:table-cell>
        </table:table-row>
        <table:table-row table:style-name="ro1">
          <table:table-cell office:value-type="float" office:value="1438">
            <text:p>1438</text:p>
          </table:table-cell>
          <table:table-cell office:value-type="string">
            <text:p>Services municipaux</text:p>
          </table:table-cell>
          <table:table-cell office:value-type="string">
            <text:p>Service Médiation</text:p>
          </table:table-cell>
          <table:table-cell office:value-type="string">
            <text:p>Montpellier Centre</text:p>
          </table:table-cell>
          <table:table-cell/>
          <table:table-cell office:value-type="string">
            <text:p>04 67 34 70 09</text:p>
          </table:table-cell>
          <table:table-cell table:number-columns-repeated="9"/>
          <table:table-cell office:value-type="string">
            <text:p>place</text:p>
          </table:table-cell>
          <table:table-cell office:value-type="string">
            <text:p>Francis Pong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439">
            <text:p>1439</text:p>
          </table:table-cell>
          <table:table-cell office:value-type="string">
            <text:p>Services municipaux</text:p>
          </table:table-cell>
          <table:table-cell office:value-type="string">
            <text:p>Service Médiation</text:p>
          </table:table-cell>
          <table:table-cell office:value-type="string">
            <text:p>Montpellier Centre</text:p>
          </table:table-cell>
          <table:table-cell/>
          <table:table-cell office:value-type="string">
            <text:p>04 67 34 70 09</text:p>
          </table:table-cell>
          <table:table-cell/>
          <table:table-cell office:value-type="string">
            <text:p>Mission.MEDIATION@ville-montpellier.fr</text:p>
          </table:table-cell>
          <table:table-cell table:number-columns-repeated="5"/>
          <table:table-cell office:value-type="string">
            <text:p>1</text:p>
          </table:table-cell>
          <table:table-cell/>
          <table:table-cell office:value-type="string">
            <text:p>Place</text:p>
          </table:table-cell>
          <table:table-cell office:value-type="string">
            <text:p>Francis Pong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9"/>
        </table:table-row>
        <table:table-row table:style-name="ro1">
          <table:table-cell office:value-type="float" office:value="1440">
            <text:p>1440</text:p>
          </table:table-cell>
          <table:table-cell office:value-type="string">
            <text:p>Salles de spectacle et concert</text:p>
          </table:table-cell>
          <table:table-cell office:value-type="string">
            <text:p>Théâtre Le Carré Rondelet</text:p>
          </table:table-cell>
          <table:table-cell office:value-type="string">
            <text:p>Montpellier Centre</text:p>
          </table:table-cell>
          <table:table-cell office:value-type="string">
            <text:p>Gambetta</text:p>
          </table:table-cell>
          <table:table-cell office:value-type="string">
            <text:p>0467549419 <text:s/></text:p>
          </table:table-cell>
          <table:table-cell/>
          <table:table-cell office:value-type="string">
            <text:p>carrerondelet@gmail.com</text:p>
          </table:table-cell>
          <table:table-cell office:value-type="string">
            <text:p>carrerondelet.venez.fr</text:p>
          </table:table-cell>
          <table:table-cell table:number-columns-repeated="4"/>
          <table:table-cell office:value-type="string">
            <text:p>14</text:p>
          </table:table-cell>
          <table:table-cell/>
          <table:table-cell office:value-type="string">
            <text:p>rue</text:p>
          </table:table-cell>
          <table:table-cell office:value-type="string">
            <text:p>de Belfort</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Petit espace soigneusement am&amp;#233;nag&amp;#233;,&lt;/p&gt; &lt;p&gt;le Carr&amp;#233; se tourne r&amp;#233;solument vers les cr&amp;#233;ateurs qui font entendre la langue, le texte , le mouvement et la pr&amp;#233;sence incarn&amp;#233;s :du repertoire classique revisit&amp;#233;,aux &amp;#233;critures modernes et contemporaines, et cela, sur tous les registres.&lt;/p&gt; &lt;p&gt;Le Carr&amp;#233; Rondelet se veut l'un des lieux dans lequel il est propos&amp;#233; d'accueillir, d'ouvrir et d'&amp;#233;largir les horizons divers de la cr&amp;#233;ativit&amp;#233; th&amp;#233;&amp;#226;trale .&lt;/p&gt; &lt;p&gt;Ecoute, &amp;#233;change, confrontation des vues et des d&amp;#233;sirs de sc&amp;#232;ne, forum , jonction des app&amp;#233;tits de repr&amp;#233;sentations,&lt;/p&gt; &lt;p&gt;vari&amp;#233;t&amp;#233; des offres de dramarturgies aux aspects de petit format et aux grandes et fortes ambitions.&lt;/p&gt; &lt;p&gt;Le Carr&amp;#233; Rondelet se veut un espace tremplin qui permet de montrer des cr&amp;#233;ations ou des projets au public, &amp;#224; la presse, aux programmateurs : pi&amp;#232;ces, lectures, montages cr&amp;#233;atifs pr&amp;#233;sent&amp;#233;s achev&amp;#233;s ou au stade de recherche...&lt;/p&gt; &lt;p&gt;&amp;#160;&lt;/p&gt;</text:p>
          </table:table-cell>
          <table:table-cell/>
        </table:table-row>
        <table:table-row table:style-name="ro1">
          <table:table-cell office:value-type="float" office:value="1441">
            <text:p>1441</text:p>
          </table:table-cell>
          <table:table-cell office:value-type="string">
            <text:p>Cinémas</text:p>
          </table:table-cell>
          <table:table-cell office:value-type="string">
            <text:p>Cinéma municipal Nestor Burma</text:p>
          </table:table-cell>
          <table:table-cell office:value-type="string">
            <text:p>Mosson</text:p>
          </table:table-cell>
          <table:table-cell office:value-type="string">
            <text:p>Celleneuve</text:p>
          </table:table-cell>
          <table:table-cell table:number-columns-repeated="10"/>
          <table:table-cell office:value-type="string">
            <text:p>Place</text:p>
          </table:table-cell>
          <table:table-cell office:value-type="string">
            <text:p>Renaudel</text:p>
          </table:table-cell>
          <table:table-cell/>
          <table:table-cell office:value-type="string">
            <text:p>34080</text:p>
          </table:table-cell>
          <table:table-cell office:value-type="string">
            <text:p>Montpellier</text:p>
          </table:table-cell>
          <table:table-cell table:number-columns-repeated="2"/>
          <table:table-cell office:value-type="float" office:value="0">
            <text:p>0</text:p>
          </table:table-cell>
          <table:table-cell table:number-columns-repeated="7"/>
          <table:table-cell office:value-type="string">
            <text:p>&lt;p&gt;La Ville de Montpellier &lt;a id="TPL_BREVE" href="#" title="voir l'actualit&amp;#233; &amp;#224; ce sujet" ancre="703" typelien="LienTemplate" libelle_ancre="La Ville de Montpellier ouvre samedi 12 f&amp;#233;vrier le Cin&amp;#233;ma municipal Nestor Burma"&gt;a ouvert&lt;/a&gt;, &amp;#224; Celleneuve, apr&amp;#232;s plusieurs mois de travaux, le Cin&amp;#233;ma municipal Nestor Burma - en hommage &amp;#224; l'&amp;#233;crivain L&amp;#233;o MALET n&amp;#233; dans ce quartier de Montpellier&amp;#160;&lt;/p&gt; &lt;h5&gt;&lt;strong&gt;voir le programme ci-dessous&lt;/strong&gt;&lt;/h5&gt;</text:p>
          </table:table-cell>
          <table:table-cell/>
        </table:table-row>
        <table:table-row table:style-name="ro1">
          <table:table-cell office:value-type="float" office:value="1442">
            <text:p>1442</text:p>
          </table:table-cell>
          <table:table-cell office:value-type="string">
            <text:p>Parcs et jardins</text:p>
          </table:table-cell>
          <table:table-cell office:value-type="string">
            <text:p>Parc Montcalm</text:p>
          </table:table-cell>
          <table:table-cell office:value-type="string">
            <text:p>Croix d'Argent</text:p>
          </table:table-cell>
          <table:table-cell table:number-columns-repeated="11"/>
          <table:table-cell office:value-type="string">
            <text:p>Avenue</text:p>
          </table:table-cell>
          <table:table-cell office:value-type="string">
            <text:p>de Toulouse</text:p>
          </table:table-cell>
          <table:table-cell/>
          <table:table-cell office:value-type="string">
            <text:p>34000</text:p>
          </table:table-cell>
          <table:table-cell office:value-type="string">
            <text:p>Montpellier</text:p>
          </table:table-cell>
          <table:table-cell table:number-columns-repeated="2"/>
          <table:table-cell office:value-type="float" office:value="0">
            <text:p>0</text:p>
          </table:table-cell>
          <table:table-cell table:number-columns-repeated="5"/>
          <table:table-cell office:value-type="string">
            <text:p>Ligne 2, station Mas Drevon</text:p>
          </table:table-cell>
          <table:table-cell office:value-type="string">
            <text:p>Ligne 6 arrêt Georges Brassens</text:p>
          </table:table-cell>
          <table:table-cell office:value-type="string">
            <text:p>&lt;p&gt;Le parc Montcalm, initialement propri&amp;#233;t&amp;#233; de la Ville, fut acquis en 1888 par l'arm&amp;#233;e en &amp;#233;change du &amp;#171; Champs de Mars &amp;#187;, actuelle Esplanade Charles de Gaulle, o&amp;#249; la municipalit&amp;#233; engagea de grands travaux paysagers. Cet espace de 26 hectares, constitue un &amp;#233;l&amp;#233;ment essentiel du patrimoine naturel et paysager de Montpellier. Il est travers&amp;#233; par le Lantissargues, un ruisseau majoritairement souterrain qui coule &amp;#224; l'ouest du centre-ville et se jette plus au sud dans le Lez.&lt;/p&gt; &lt;p&gt;Ce site accueille &amp;#233;galement, au c&amp;#339;ur du parc arbor&amp;#233;, un important p&amp;#244;le sportif comprenant :&lt;br&gt;&amp;#160;- un stade enherb&amp;#233; entour&amp;#233; d'une piste d'athl&amp;#233;tisme de 7 couloirs,&lt;br&gt;&amp;#160;- 1 terrain de basket-ball, 1 terrain de handball et 3 terrains de volley-ball,&lt;br&gt;&amp;#160;- 5 terrains de tennis,&lt;br&gt;&amp;#160;- une piscine datant des ann&amp;#233;es 1972-1973 dont le bassin de 25m (4 couloirs de nage) a &amp;#233;t&amp;#233; r&amp;#233;nov&amp;#233; en juillet 2009.&lt;/p&gt;</text:p>
          </table:table-cell>
          <table:table-cell/>
        </table:table-row>
      </table:table>
      <table:table table:name="Métadonnées" table:style-name="ta1" table:print="false">
        <office:forms form:automatic-focus="false" form:apply-design-mode="false"/>
        <table:table-column table:style-name="co1" table:default-cell-style-name="Default"/>
        <table:table-row table:style-name="ro1">
          <table:table-cell office:value-type="string">
            <text:p>--------------------------------------------------</text:p>
          </table:table-cell>
        </table:table-row>
        <table:table-row table:style-name="ro1" table:number-rows-repeated="2">
          <table:table-cell/>
        </table:table-row>
        <table:table-row table:style-name="ro1">
          <table:table-cell office:value-type="string">
            <text:p>Montpellier Territoire Numérique</text:p>
          </table:table-cell>
        </table:table-row>
        <table:table-row table:style-name="ro1">
          <table:table-cell office:value-type="string">
            <text:p>--------------------------------------------------</text:p>
          </table:table-cell>
        </table:table-row>
        <table:table-row table:style-name="ro1">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Nom : Établissements publics</text:p>
          </table:table-cell>
        </table:table-row>
        <table:table-row table:style-name="ro1">
          <table:table-cell/>
        </table:table-row>
        <table:table-row table:style-name="ro1">
          <table:table-cell office:value-type="string">
            <text:p>*Date de publication : 10/05/2011</text:p>
          </table:table-cell>
        </table:table-row>
        <table:table-row table:style-name="ro1">
          <table:table-cell/>
        </table:table-row>
        <table:table-row table:style-name="ro1">
          <table:table-cell office:value-type="string">
            <text:p>*Identifiant : VilleMTP_MTP_EtabliPublic_v2_2011</text:p>
          </table:table-cell>
        </table:table-row>
        <table:table-row table:style-name="ro1">
          <table:table-cell/>
        </table:table-row>
        <table:table-row table:style-name="ro1">
          <table:table-cell office:value-type="string">
            <text:p>*Description : Ce jeu de données détient la liste de la majeure partie des établissements recevants du public dans la Ville de Montpellier. Par exemple, on y retrouve les hôpitaux, les maisons pour tous, les bibliothèques, etc.</text:p>
          </table:table-cell>
        </table:table-row>
        <table:table-row table:style-name="ro1">
          <table:table-cell/>
        </table:table-row>
        <table:table-row table:style-name="ro1">
          <table:table-cell office:value-type="string">
            <text:p>*Période de validité : Annuelle</text:p>
          </table:table-cell>
        </table:table-row>
        <table:table-row table:style-name="ro1">
          <table:table-cell/>
        </table:table-row>
        <table:table-row table:style-name="ro1">
          <table:table-cell office:value-type="string">
            <text:p>*Propriétaire : Ville de Montpellier</text:p>
          </table:table-cell>
        </table:table-row>
        <table:table-row table:style-name="ro1">
          <table:table-cell/>
        </table:table-row>
        <table:table-row table:style-name="ro1">
          <table:table-cell office:value-type="string">
            <text:p>*Diffuseur : Ville de Montpellier</text:p>
          </table:table-cell>
        </table:table-row>
        <table:table-row table:style-name="ro1">
          <table:table-cell/>
        </table:table-row>
        <table:table-row table:style-name="ro1">
          <table:table-cell office:value-type="string">
            <text:p>*Catégorie : Equipements</text:p>
          </table:table-cell>
        </table:table-row>
        <table:table-row table:style-name="ro1">
          <table:table-cell/>
        </table:table-row>
        <table:table-row table:style-name="ro1">
          <table:table-cell office:value-type="string">
            <text:p>*Thème INSPIRE : Localisation</text:p>
          </table:table-cell>
        </table:table-row>
        <table:table-row table:style-name="ro1">
          <table:table-cell/>
        </table:table-row>
        <table:table-row table:style-name="ro1">
          <table:table-cell office:value-type="string">
            <text:p>*Couverture géographique : Ville de Montpellier</text:p>
          </table:table-cell>
        </table:table-row>
        <table:table-row table:style-name="ro1">
          <table:table-cell/>
        </table:table-row>
        <table:table-row table:style-name="ro1">
          <table:table-cell office:value-type="string">
            <text:p>*Licence : LICENCE OUVERTE</text:p>
          </table:table-cell>
        </table:table-row>
        <table:table-row table:style-name="ro1">
          <table:table-cell/>
        </table:table-row>
        <table:table-row table:style-name="ro1">
          <table:table-cell office:value-type="string">
            <text:p>*Langue : Français</text:p>
          </table:table-cell>
        </table:table-row>
        <table:table-row table:style-name="ro1">
          <table:table-cell/>
        </table:table-row>
        <table:table-row table:style-name="ro1">
          <table:table-cell office:value-type="string">
            <text:p>*Mots clés : crèche ; piscine ; hôpital ; bibliothèque ; stade ; terrain ; sport ; médiathèque ; école ; collège ; montpellier</text:p>
          </table:table-cell>
        </table:table-row>
        <table:table-row table:style-name="ro1">
          <table:table-cell/>
        </table:table-row>
        <table:table-row table:style-name="ro1">
          <table:table-cell office:value-type="string">
            <text:p>*Tarification : Gratuite</text:p>
          </table:table-cell>
        </table:table-row>
        <table:table-row table:style-name="ro1">
          <table:table-cell/>
        </table:table-row>
        <table:table-row table:style-name="ro1">
          <table:table-cell office:value-type="string">
            <text:p>*Information complémentaire : http://www.montpellier.fr/</text:p>
          </table:table-cell>
        </table:table-row>
        <table:table-row table:style-name="ro1" table:number-rows-repeated="2">
          <table:table-cell/>
        </table:table-row>
        <table:table-row table:style-name="ro1">
          <table:table-cell office:value-type="string">
            <text:p>--------------------------------------------------</text:p>
          </table:table-cell>
        </table:table-row>
        <table:table-row table:style-name="ro1">
          <table:table-cell/>
        </table:table-row>
        <table:table-row table:style-name="ro1">
          <table:table-cell office:value-type="string">
            <text:p>Site : http://opendata.montpelliernumerique.fr</text:p>
          </table:table-cell>
        </table:table-row>
        <table:table-row table:style-name="ro1">
          <table:table-cell/>
        </table:table-row>
        <table:table-row table:style-name="ro1">
          <table:table-cell office:value-type="string">
            <text:p>Contact : opendata.montpelliernumerique@gmail.com</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22/12/2011</text:date>, <text:time>18:53:29</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hpMyAdmin 3.3.7deb5</meta:initial-creator>
    <meta:creation-date>2011-07-13T15:17:43</meta:creation-date>
    <dc:date>2011-12-22T18:53:29.81</dc:date>
    <meta:editing-duration>PT6M52S</meta:editing-duration>
    <meta:editing-cycles>3</meta:editing-cycles>
    <dc:creator>jérémie valentin</dc:creator>
    <meta:document-statistic meta:table-count="2" meta:cell-count="16826" meta:object-count="0"/>
  </office:meta>
</office:document-meta>
</file>